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>
      <style:table-cell-properties fo:border-bottom="2.01pt solid #000000" fo:border-left="none" fo:border-right="none" fo:border-top="none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7" table:default-cell-style-name="Default"/>
        <table:table-column table:style-name="co3" table:visibility="collapse" table:default-cell-style-name="Default"/>
        <table:table-column table:style-name="co2" table:number-columns-repeated="1011" table:default-cell-style-name="Default"/>
        <table:table-row table:style-name="ro1">
          <table:table-cell table:style-name="ce2" office:value-type="string" calcext:value-type="string">
            <text:p>Boarding pass</text:p>
          </table:table-cell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Row value</text:p>
          </table:table-cell>
          <table:table-cell table:style-name="ce2" office:value-type="string" calcext:value-type="string">
            <text:p>Seat value</text:p>
          </table:table-cell>
          <table:table-cell table:style-name="ce2" office:value-type="string" calcext:value-type="string">
            <text:p>Seat ID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able:cell-range-source table:name="CSV_all" xlink:type="simple" xlink:href="../input" table:filter-name="Text - txt - csv (StarCalc)" table:filter-options="9/59/44,34,76,1,,0,false,false,true,false,false" table:last-column-spanned="1" table:last-row-spanned="968"/>
            <text:p>BFFFFFFRLL</text:p>
          </table:table-cell>
          <table:table-cell table:formula="of:=BIN2DEC([.H2])" office:value-type="float" office:value="64" calcext:value-type="float">
            <text:p>64</text:p>
          </table:table-cell>
          <table:table-cell table:formula="of:=BIN2DEC([.I2])" office:value-type="float" office:value="4" calcext:value-type="float">
            <text:p>4</text:p>
          </table:table-cell>
          <table:table-cell table:formula="of:=SUBSTITUTE([.A2] ;&quot;F&quot;;&quot;0&quot;)" office:value-type="string" office:string-value="B000000RLL" calcext:value-type="string">
            <text:p>B000000RLL</text:p>
          </table:table-cell>
          <table:table-cell table:formula="of:=SUBSTITUTE([.D2];&quot;B&quot;;&quot;1&quot;)" office:value-type="string" office:string-value="1000000RLL" calcext:value-type="string">
            <text:p>1000000RLL</text:p>
          </table:table-cell>
          <table:table-cell table:formula="of:=SUBSTITUTE([.E2];&quot;L&quot;;&quot;0&quot;)" office:value-type="string" office:string-value="1000000R00" calcext:value-type="string">
            <text:p>1000000R00</text:p>
          </table:table-cell>
          <table:table-cell table:formula="of:=SUBSTITUTE([.F2];&quot;R&quot;;&quot;1&quot;)" office:value-type="string" office:string-value="1000000100" calcext:value-type="string">
            <text:p>1000000100</text:p>
          </table:table-cell>
          <table:table-cell table:formula="of:=MID([.G2];1;7)" office:value-type="string" office:string-value="1000000" calcext:value-type="string">
            <text:p>1000000</text:p>
          </table:table-cell>
          <table:table-cell table:formula="of:=MID([.G2];8;3)" office:value-type="string" office:string-value="100" calcext:value-type="string">
            <text:p>100</text:p>
          </table:table-cell>
          <table:table-cell table:formula="of:=BIN2DEC([.H2]) * 8" office:value-type="float" office:value="512" calcext:value-type="float">
            <text:p>512</text:p>
          </table:table-cell>
          <table:table-cell table:formula="of:=BIN2DEC([.I2])" office:value-type="float" office:value="4" calcext:value-type="float">
            <text:p>4</text:p>
          </table:table-cell>
          <table:table-cell table:formula="of:=[.J2]+[.K2]" office:value-type="float" office:value="516" calcext:value-type="float">
            <text:p>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BRLL</text:p>
          </table:table-cell>
          <table:table-cell table:formula="of:=BIN2DEC([.H3])" office:value-type="float" office:value="23" calcext:value-type="float">
            <text:p>23</text:p>
          </table:table-cell>
          <table:table-cell table:formula="of:=BIN2DEC([.I3])" office:value-type="float" office:value="4" calcext:value-type="float">
            <text:p>4</text:p>
          </table:table-cell>
          <table:table-cell table:formula="of:=SUBSTITUTE([.A3] ;&quot;F&quot;;&quot;0&quot;)" office:value-type="string" office:string-value="00B0BBBRLL" calcext:value-type="string">
            <text:p>00B0BBBRLL</text:p>
          </table:table-cell>
          <table:table-cell table:formula="of:=SUBSTITUTE([.D3];&quot;B&quot;;&quot;1&quot;)" office:value-type="string" office:string-value="0010111RLL" calcext:value-type="string">
            <text:p>0010111RLL</text:p>
          </table:table-cell>
          <table:table-cell table:formula="of:=SUBSTITUTE([.E3];&quot;L&quot;;&quot;0&quot;)" office:value-type="string" office:string-value="0010111R00" calcext:value-type="string">
            <text:p>0010111R00</text:p>
          </table:table-cell>
          <table:table-cell table:formula="of:=SUBSTITUTE([.F3];&quot;R&quot;;&quot;1&quot;)" office:value-type="string" office:string-value="0010111100" calcext:value-type="string">
            <text:p>0010111100</text:p>
          </table:table-cell>
          <table:table-cell table:formula="of:=MID([.G3];1;7)" office:value-type="string" office:string-value="0010111" calcext:value-type="string">
            <text:p>0010111</text:p>
          </table:table-cell>
          <table:table-cell table:formula="of:=MID([.G3];8;3)" office:value-type="string" office:string-value="100" calcext:value-type="string">
            <text:p>100</text:p>
          </table:table-cell>
          <table:table-cell table:formula="of:=BIN2DEC([.H3]) * 8" office:value-type="float" office:value="184" calcext:value-type="float">
            <text:p>184</text:p>
          </table:table-cell>
          <table:table-cell table:formula="of:=BIN2DEC([.I3])" office:value-type="float" office:value="4" calcext:value-type="float">
            <text:p>4</text:p>
          </table:table-cell>
          <table:table-cell table:formula="of:=[.J3]+[.K3]" office:value-type="float" office:value="188" calcext:value-type="float">
            <text:p>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BRLR</text:p>
          </table:table-cell>
          <table:table-cell table:formula="of:=BIN2DEC([.H4])" office:value-type="float" office:value="53" calcext:value-type="float">
            <text:p>53</text:p>
          </table:table-cell>
          <table:table-cell table:formula="of:=BIN2DEC([.I4])" office:value-type="float" office:value="5" calcext:value-type="float">
            <text:p>5</text:p>
          </table:table-cell>
          <table:table-cell table:formula="of:=SUBSTITUTE([.A4] ;&quot;F&quot;;&quot;0&quot;)" office:value-type="string" office:string-value="0BB0B0BRLR" calcext:value-type="string">
            <text:p>0BB0B0BRLR</text:p>
          </table:table-cell>
          <table:table-cell table:formula="of:=SUBSTITUTE([.D4];&quot;B&quot;;&quot;1&quot;)" office:value-type="string" office:string-value="0110101RLR" calcext:value-type="string">
            <text:p>0110101RLR</text:p>
          </table:table-cell>
          <table:table-cell table:formula="of:=SUBSTITUTE([.E4];&quot;L&quot;;&quot;0&quot;)" office:value-type="string" office:string-value="0110101R0R" calcext:value-type="string">
            <text:p>0110101R0R</text:p>
          </table:table-cell>
          <table:table-cell table:formula="of:=SUBSTITUTE([.F4];&quot;R&quot;;&quot;1&quot;)" office:value-type="string" office:string-value="0110101101" calcext:value-type="string">
            <text:p>0110101101</text:p>
          </table:table-cell>
          <table:table-cell table:formula="of:=MID([.G4];1;7)" office:value-type="string" office:string-value="0110101" calcext:value-type="string">
            <text:p>0110101</text:p>
          </table:table-cell>
          <table:table-cell table:formula="of:=MID([.G4];8;3)" office:value-type="string" office:string-value="101" calcext:value-type="string">
            <text:p>101</text:p>
          </table:table-cell>
          <table:table-cell table:formula="of:=BIN2DEC([.H4]) * 8" office:value-type="float" office:value="424" calcext:value-type="float">
            <text:p>424</text:p>
          </table:table-cell>
          <table:table-cell table:formula="of:=BIN2DEC([.I4])" office:value-type="float" office:value="5" calcext:value-type="float">
            <text:p>5</text:p>
          </table:table-cell>
          <table:table-cell table:formula="of:=[.J4]+[.K4]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BLLL</text:p>
          </table:table-cell>
          <table:table-cell table:formula="of:=BIN2DEC([.H5])" office:value-type="float" office:value="111" calcext:value-type="float">
            <text:p>111</text:p>
          </table:table-cell>
          <table:table-cell table:formula="of:=BIN2DEC([.I5])" office:value-type="float" office:value="0" calcext:value-type="float">
            <text:p>0</text:p>
          </table:table-cell>
          <table:table-cell table:formula="of:=SUBSTITUTE([.A5] ;&quot;F&quot;;&quot;0&quot;)" office:value-type="string" office:string-value="BB0BBBBLLL" calcext:value-type="string">
            <text:p>BB0BBBBLLL</text:p>
          </table:table-cell>
          <table:table-cell table:formula="of:=SUBSTITUTE([.D5];&quot;B&quot;;&quot;1&quot;)" office:value-type="string" office:string-value="1101111LLL" calcext:value-type="string">
            <text:p>1101111LLL</text:p>
          </table:table-cell>
          <table:table-cell table:formula="of:=SUBSTITUTE([.E5];&quot;L&quot;;&quot;0&quot;)" office:value-type="string" office:string-value="1101111000" calcext:value-type="string">
            <text:p>1101111000</text:p>
          </table:table-cell>
          <table:table-cell table:formula="of:=SUBSTITUTE([.F5];&quot;R&quot;;&quot;1&quot;)" office:value-type="string" office:string-value="1101111000" calcext:value-type="string">
            <text:p>1101111000</text:p>
          </table:table-cell>
          <table:table-cell table:formula="of:=MID([.G5];1;7)" office:value-type="string" office:string-value="1101111" calcext:value-type="string">
            <text:p>1101111</text:p>
          </table:table-cell>
          <table:table-cell table:formula="of:=MID([.G5];8;3)" office:value-type="string" office:string-value="000" calcext:value-type="string">
            <text:p>000</text:p>
          </table:table-cell>
          <table:table-cell table:formula="of:=BIN2DEC([.H5]) * 8" office:value-type="float" office:value="888" calcext:value-type="float">
            <text:p>888</text:p>
          </table:table-cell>
          <table:table-cell table:formula="of:=BIN2DEC([.I5])" office:value-type="float" office:value="0" calcext:value-type="float">
            <text:p>0</text:p>
          </table:table-cell>
          <table:table-cell table:formula="of:=[.J5]+[.K5]" office:value-type="float" office:value="888" calcext:value-type="float">
            <text:p>8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BLLR</text:p>
          </table:table-cell>
          <table:table-cell table:formula="of:=BIN2DEC([.H6])" office:value-type="float" office:value="111" calcext:value-type="float">
            <text:p>111</text:p>
          </table:table-cell>
          <table:table-cell table:formula="of:=BIN2DEC([.I6])" office:value-type="float" office:value="1" calcext:value-type="float">
            <text:p>1</text:p>
          </table:table-cell>
          <table:table-cell table:formula="of:=SUBSTITUTE([.A6] ;&quot;F&quot;;&quot;0&quot;)" office:value-type="string" office:string-value="BB0BBBBLLR" calcext:value-type="string">
            <text:p>BB0BBBBLLR</text:p>
          </table:table-cell>
          <table:table-cell table:formula="of:=SUBSTITUTE([.D6];&quot;B&quot;;&quot;1&quot;)" office:value-type="string" office:string-value="1101111LLR" calcext:value-type="string">
            <text:p>1101111LLR</text:p>
          </table:table-cell>
          <table:table-cell table:formula="of:=SUBSTITUTE([.E6];&quot;L&quot;;&quot;0&quot;)" office:value-type="string" office:string-value="110111100R" calcext:value-type="string">
            <text:p>110111100R</text:p>
          </table:table-cell>
          <table:table-cell table:formula="of:=SUBSTITUTE([.F6];&quot;R&quot;;&quot;1&quot;)" office:value-type="string" office:string-value="1101111001" calcext:value-type="string">
            <text:p>1101111001</text:p>
          </table:table-cell>
          <table:table-cell table:formula="of:=MID([.G6];1;7)" office:value-type="string" office:string-value="1101111" calcext:value-type="string">
            <text:p>1101111</text:p>
          </table:table-cell>
          <table:table-cell table:formula="of:=MID([.G6];8;3)" office:value-type="string" office:string-value="001" calcext:value-type="string">
            <text:p>001</text:p>
          </table:table-cell>
          <table:table-cell table:formula="of:=BIN2DEC([.H6]) * 8" office:value-type="float" office:value="888" calcext:value-type="float">
            <text:p>888</text:p>
          </table:table-cell>
          <table:table-cell table:formula="of:=BIN2DEC([.I6])" office:value-type="float" office:value="1" calcext:value-type="float">
            <text:p>1</text:p>
          </table:table-cell>
          <table:table-cell table:formula="of:=[.J6]+[.K6]" office:value-type="float" office:value="889" calcext:value-type="float">
            <text:p>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BLLR</text:p>
          </table:table-cell>
          <table:table-cell table:formula="of:=BIN2DEC([.H7])" office:value-type="float" office:value="119" calcext:value-type="float">
            <text:p>119</text:p>
          </table:table-cell>
          <table:table-cell table:formula="of:=BIN2DEC([.I7])" office:value-type="float" office:value="1" calcext:value-type="float">
            <text:p>1</text:p>
          </table:table-cell>
          <table:table-cell table:formula="of:=SUBSTITUTE([.A7] ;&quot;F&quot;;&quot;0&quot;)" office:value-type="string" office:string-value="BBB0BBBLLR" calcext:value-type="string">
            <text:p>BBB0BBBLLR</text:p>
          </table:table-cell>
          <table:table-cell table:formula="of:=SUBSTITUTE([.D7];&quot;B&quot;;&quot;1&quot;)" office:value-type="string" office:string-value="1110111LLR" calcext:value-type="string">
            <text:p>1110111LLR</text:p>
          </table:table-cell>
          <table:table-cell table:formula="of:=SUBSTITUTE([.E7];&quot;L&quot;;&quot;0&quot;)" office:value-type="string" office:string-value="111011100R" calcext:value-type="string">
            <text:p>111011100R</text:p>
          </table:table-cell>
          <table:table-cell table:formula="of:=SUBSTITUTE([.F7];&quot;R&quot;;&quot;1&quot;)" office:value-type="string" office:string-value="1110111001" calcext:value-type="string">
            <text:p>1110111001</text:p>
          </table:table-cell>
          <table:table-cell table:formula="of:=MID([.G7];1;7)" office:value-type="string" office:string-value="1110111" calcext:value-type="string">
            <text:p>1110111</text:p>
          </table:table-cell>
          <table:table-cell table:formula="of:=MID([.G7];8;3)" office:value-type="string" office:string-value="001" calcext:value-type="string">
            <text:p>001</text:p>
          </table:table-cell>
          <table:table-cell table:formula="of:=BIN2DEC([.H7]) * 8" office:value-type="float" office:value="952" calcext:value-type="float">
            <text:p>952</text:p>
          </table:table-cell>
          <table:table-cell table:formula="of:=BIN2DEC([.I7])" office:value-type="float" office:value="1" calcext:value-type="float">
            <text:p>1</text:p>
          </table:table-cell>
          <table:table-cell table:formula="of:=[.J7]+[.K7]" office:value-type="float" office:value="953" calcext:value-type="float">
            <text:p>9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BRLR</text:p>
          </table:table-cell>
          <table:table-cell table:formula="of:=BIN2DEC([.H8])" office:value-type="float" office:value="29" calcext:value-type="float">
            <text:p>29</text:p>
          </table:table-cell>
          <table:table-cell table:formula="of:=BIN2DEC([.I8])" office:value-type="float" office:value="5" calcext:value-type="float">
            <text:p>5</text:p>
          </table:table-cell>
          <table:table-cell table:formula="of:=SUBSTITUTE([.A8] ;&quot;F&quot;;&quot;0&quot;)" office:value-type="string" office:string-value="00BBB0BRLR" calcext:value-type="string">
            <text:p>00BBB0BRLR</text:p>
          </table:table-cell>
          <table:table-cell table:formula="of:=SUBSTITUTE([.D8];&quot;B&quot;;&quot;1&quot;)" office:value-type="string" office:string-value="0011101RLR" calcext:value-type="string">
            <text:p>0011101RLR</text:p>
          </table:table-cell>
          <table:table-cell table:formula="of:=SUBSTITUTE([.E8];&quot;L&quot;;&quot;0&quot;)" office:value-type="string" office:string-value="0011101R0R" calcext:value-type="string">
            <text:p>0011101R0R</text:p>
          </table:table-cell>
          <table:table-cell table:formula="of:=SUBSTITUTE([.F8];&quot;R&quot;;&quot;1&quot;)" office:value-type="string" office:string-value="0011101101" calcext:value-type="string">
            <text:p>0011101101</text:p>
          </table:table-cell>
          <table:table-cell table:formula="of:=MID([.G8];1;7)" office:value-type="string" office:string-value="0011101" calcext:value-type="string">
            <text:p>0011101</text:p>
          </table:table-cell>
          <table:table-cell table:formula="of:=MID([.G8];8;3)" office:value-type="string" office:string-value="101" calcext:value-type="string">
            <text:p>101</text:p>
          </table:table-cell>
          <table:table-cell table:formula="of:=BIN2DEC([.H8]) * 8" office:value-type="float" office:value="232" calcext:value-type="float">
            <text:p>232</text:p>
          </table:table-cell>
          <table:table-cell table:formula="of:=BIN2DEC([.I8])" office:value-type="float" office:value="5" calcext:value-type="float">
            <text:p>5</text:p>
          </table:table-cell>
          <table:table-cell table:formula="of:=[.J8]+[.K8]" office:value-type="float" office:value="237" calcext:value-type="float">
            <text:p>2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FLRL</text:p>
          </table:table-cell>
          <table:table-cell table:formula="of:=BIN2DEC([.H9])" office:value-type="float" office:value="106" calcext:value-type="float">
            <text:p>106</text:p>
          </table:table-cell>
          <table:table-cell table:formula="of:=BIN2DEC([.I9])" office:value-type="float" office:value="2" calcext:value-type="float">
            <text:p>2</text:p>
          </table:table-cell>
          <table:table-cell table:formula="of:=SUBSTITUTE([.A9] ;&quot;F&quot;;&quot;0&quot;)" office:value-type="string" office:string-value="BB0B0B0LRL" calcext:value-type="string">
            <text:p>BB0B0B0LRL</text:p>
          </table:table-cell>
          <table:table-cell table:formula="of:=SUBSTITUTE([.D9];&quot;B&quot;;&quot;1&quot;)" office:value-type="string" office:string-value="1101010LRL" calcext:value-type="string">
            <text:p>1101010LRL</text:p>
          </table:table-cell>
          <table:table-cell table:formula="of:=SUBSTITUTE([.E9];&quot;L&quot;;&quot;0&quot;)" office:value-type="string" office:string-value="11010100R0" calcext:value-type="string">
            <text:p>11010100R0</text:p>
          </table:table-cell>
          <table:table-cell table:formula="of:=SUBSTITUTE([.F9];&quot;R&quot;;&quot;1&quot;)" office:value-type="string" office:string-value="1101010010" calcext:value-type="string">
            <text:p>1101010010</text:p>
          </table:table-cell>
          <table:table-cell table:formula="of:=MID([.G9];1;7)" office:value-type="string" office:string-value="1101010" calcext:value-type="string">
            <text:p>1101010</text:p>
          </table:table-cell>
          <table:table-cell table:formula="of:=MID([.G9];8;3)" office:value-type="string" office:string-value="010" calcext:value-type="string">
            <text:p>010</text:p>
          </table:table-cell>
          <table:table-cell table:formula="of:=BIN2DEC([.H9]) * 8" office:value-type="float" office:value="848" calcext:value-type="float">
            <text:p>848</text:p>
          </table:table-cell>
          <table:table-cell table:formula="of:=BIN2DEC([.I9])" office:value-type="float" office:value="2" calcext:value-type="float">
            <text:p>2</text:p>
          </table:table-cell>
          <table:table-cell table:formula="of:=[.J9]+[.K9]" office:value-type="float" office:value="850" calcext:value-type="float">
            <text:p>8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BLRL</text:p>
          </table:table-cell>
          <table:table-cell table:formula="of:=BIN2DEC([.H10])" office:value-type="float" office:value="51" calcext:value-type="float">
            <text:p>51</text:p>
          </table:table-cell>
          <table:table-cell table:formula="of:=BIN2DEC([.I10])" office:value-type="float" office:value="2" calcext:value-type="float">
            <text:p>2</text:p>
          </table:table-cell>
          <table:table-cell table:formula="of:=SUBSTITUTE([.A10] ;&quot;F&quot;;&quot;0&quot;)" office:value-type="string" office:string-value="0BB00BBLRL" calcext:value-type="string">
            <text:p>0BB00BBLRL</text:p>
          </table:table-cell>
          <table:table-cell table:formula="of:=SUBSTITUTE([.D10];&quot;B&quot;;&quot;1&quot;)" office:value-type="string" office:string-value="0110011LRL" calcext:value-type="string">
            <text:p>0110011LRL</text:p>
          </table:table-cell>
          <table:table-cell table:formula="of:=SUBSTITUTE([.E10];&quot;L&quot;;&quot;0&quot;)" office:value-type="string" office:string-value="01100110R0" calcext:value-type="string">
            <text:p>01100110R0</text:p>
          </table:table-cell>
          <table:table-cell table:formula="of:=SUBSTITUTE([.F10];&quot;R&quot;;&quot;1&quot;)" office:value-type="string" office:string-value="0110011010" calcext:value-type="string">
            <text:p>0110011010</text:p>
          </table:table-cell>
          <table:table-cell table:formula="of:=MID([.G10];1;7)" office:value-type="string" office:string-value="0110011" calcext:value-type="string">
            <text:p>0110011</text:p>
          </table:table-cell>
          <table:table-cell table:formula="of:=MID([.G10];8;3)" office:value-type="string" office:string-value="010" calcext:value-type="string">
            <text:p>010</text:p>
          </table:table-cell>
          <table:table-cell table:formula="of:=BIN2DEC([.H10]) * 8" office:value-type="float" office:value="408" calcext:value-type="float">
            <text:p>408</text:p>
          </table:table-cell>
          <table:table-cell table:formula="of:=BIN2DEC([.I10])" office:value-type="float" office:value="2" calcext:value-type="float">
            <text:p>2</text:p>
          </table:table-cell>
          <table:table-cell table:formula="of:=[.J10]+[.K10]" office:value-type="float" office:value="410" calcext:value-type="float">
            <text:p>4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FRRL</text:p>
          </table:table-cell>
          <table:table-cell table:formula="of:=BIN2DEC([.H11])" office:value-type="float" office:value="118" calcext:value-type="float">
            <text:p>118</text:p>
          </table:table-cell>
          <table:table-cell table:formula="of:=BIN2DEC([.I11])" office:value-type="float" office:value="6" calcext:value-type="float">
            <text:p>6</text:p>
          </table:table-cell>
          <table:table-cell table:formula="of:=SUBSTITUTE([.A11] ;&quot;F&quot;;&quot;0&quot;)" office:value-type="string" office:string-value="BBB0BB0RRL" calcext:value-type="string">
            <text:p>BBB0BB0RRL</text:p>
          </table:table-cell>
          <table:table-cell table:formula="of:=SUBSTITUTE([.D11];&quot;B&quot;;&quot;1&quot;)" office:value-type="string" office:string-value="1110110RRL" calcext:value-type="string">
            <text:p>1110110RRL</text:p>
          </table:table-cell>
          <table:table-cell table:formula="of:=SUBSTITUTE([.E11];&quot;L&quot;;&quot;0&quot;)" office:value-type="string" office:string-value="1110110RR0" calcext:value-type="string">
            <text:p>1110110RR0</text:p>
          </table:table-cell>
          <table:table-cell table:formula="of:=SUBSTITUTE([.F11];&quot;R&quot;;&quot;1&quot;)" office:value-type="string" office:string-value="1110110110" calcext:value-type="string">
            <text:p>1110110110</text:p>
          </table:table-cell>
          <table:table-cell table:formula="of:=MID([.G11];1;7)" office:value-type="string" office:string-value="1110110" calcext:value-type="string">
            <text:p>1110110</text:p>
          </table:table-cell>
          <table:table-cell table:formula="of:=MID([.G11];8;3)" office:value-type="string" office:string-value="110" calcext:value-type="string">
            <text:p>110</text:p>
          </table:table-cell>
          <table:table-cell table:formula="of:=BIN2DEC([.H11]) * 8" office:value-type="float" office:value="944" calcext:value-type="float">
            <text:p>944</text:p>
          </table:table-cell>
          <table:table-cell table:formula="of:=BIN2DEC([.I11])" office:value-type="float" office:value="6" calcext:value-type="float">
            <text:p>6</text:p>
          </table:table-cell>
          <table:table-cell table:formula="of:=[.J11]+[.K11]" office:value-type="float" office:value="950" calcext:value-type="float">
            <text:p>9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FRRL</text:p>
          </table:table-cell>
          <table:table-cell table:formula="of:=BIN2DEC([.H12])" office:value-type="float" office:value="108" calcext:value-type="float">
            <text:p>108</text:p>
          </table:table-cell>
          <table:table-cell table:formula="of:=BIN2DEC([.I12])" office:value-type="float" office:value="6" calcext:value-type="float">
            <text:p>6</text:p>
          </table:table-cell>
          <table:table-cell table:formula="of:=SUBSTITUTE([.A12] ;&quot;F&quot;;&quot;0&quot;)" office:value-type="string" office:string-value="BB0BB00RRL" calcext:value-type="string">
            <text:p>BB0BB00RRL</text:p>
          </table:table-cell>
          <table:table-cell table:formula="of:=SUBSTITUTE([.D12];&quot;B&quot;;&quot;1&quot;)" office:value-type="string" office:string-value="1101100RRL" calcext:value-type="string">
            <text:p>1101100RRL</text:p>
          </table:table-cell>
          <table:table-cell table:formula="of:=SUBSTITUTE([.E12];&quot;L&quot;;&quot;0&quot;)" office:value-type="string" office:string-value="1101100RR0" calcext:value-type="string">
            <text:p>1101100RR0</text:p>
          </table:table-cell>
          <table:table-cell table:formula="of:=SUBSTITUTE([.F12];&quot;R&quot;;&quot;1&quot;)" office:value-type="string" office:string-value="1101100110" calcext:value-type="string">
            <text:p>1101100110</text:p>
          </table:table-cell>
          <table:table-cell table:formula="of:=MID([.G12];1;7)" office:value-type="string" office:string-value="1101100" calcext:value-type="string">
            <text:p>1101100</text:p>
          </table:table-cell>
          <table:table-cell table:formula="of:=MID([.G12];8;3)" office:value-type="string" office:string-value="110" calcext:value-type="string">
            <text:p>110</text:p>
          </table:table-cell>
          <table:table-cell table:formula="of:=BIN2DEC([.H12]) * 8" office:value-type="float" office:value="864" calcext:value-type="float">
            <text:p>864</text:p>
          </table:table-cell>
          <table:table-cell table:formula="of:=BIN2DEC([.I12])" office:value-type="float" office:value="6" calcext:value-type="float">
            <text:p>6</text:p>
          </table:table-cell>
          <table:table-cell table:formula="of:=[.J12]+[.K12]" office:value-type="float" office:value="870" calcext:value-type="float">
            <text:p>8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FLRL</text:p>
          </table:table-cell>
          <table:table-cell table:formula="of:=BIN2DEC([.H13])" office:value-type="float" office:value="90" calcext:value-type="float">
            <text:p>90</text:p>
          </table:table-cell>
          <table:table-cell table:formula="of:=BIN2DEC([.I13])" office:value-type="float" office:value="2" calcext:value-type="float">
            <text:p>2</text:p>
          </table:table-cell>
          <table:table-cell table:formula="of:=SUBSTITUTE([.A13] ;&quot;F&quot;;&quot;0&quot;)" office:value-type="string" office:string-value="B0BB0B0LRL" calcext:value-type="string">
            <text:p>B0BB0B0LRL</text:p>
          </table:table-cell>
          <table:table-cell table:formula="of:=SUBSTITUTE([.D13];&quot;B&quot;;&quot;1&quot;)" office:value-type="string" office:string-value="1011010LRL" calcext:value-type="string">
            <text:p>1011010LRL</text:p>
          </table:table-cell>
          <table:table-cell table:formula="of:=SUBSTITUTE([.E13];&quot;L&quot;;&quot;0&quot;)" office:value-type="string" office:string-value="10110100R0" calcext:value-type="string">
            <text:p>10110100R0</text:p>
          </table:table-cell>
          <table:table-cell table:formula="of:=SUBSTITUTE([.F13];&quot;R&quot;;&quot;1&quot;)" office:value-type="string" office:string-value="1011010010" calcext:value-type="string">
            <text:p>1011010010</text:p>
          </table:table-cell>
          <table:table-cell table:formula="of:=MID([.G13];1;7)" office:value-type="string" office:string-value="1011010" calcext:value-type="string">
            <text:p>1011010</text:p>
          </table:table-cell>
          <table:table-cell table:formula="of:=MID([.G13];8;3)" office:value-type="string" office:string-value="010" calcext:value-type="string">
            <text:p>010</text:p>
          </table:table-cell>
          <table:table-cell table:formula="of:=BIN2DEC([.H13]) * 8" office:value-type="float" office:value="720" calcext:value-type="float">
            <text:p>720</text:p>
          </table:table-cell>
          <table:table-cell table:formula="of:=BIN2DEC([.I13])" office:value-type="float" office:value="2" calcext:value-type="float">
            <text:p>2</text:p>
          </table:table-cell>
          <table:table-cell table:formula="of:=[.J13]+[.K13]" office:value-type="float" office:value="722" calcext:value-type="float">
            <text:p>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BRLL</text:p>
          </table:table-cell>
          <table:table-cell table:formula="of:=BIN2DEC([.H14])" office:value-type="float" office:value="99" calcext:value-type="float">
            <text:p>99</text:p>
          </table:table-cell>
          <table:table-cell table:formula="of:=BIN2DEC([.I14])" office:value-type="float" office:value="4" calcext:value-type="float">
            <text:p>4</text:p>
          </table:table-cell>
          <table:table-cell table:formula="of:=SUBSTITUTE([.A14] ;&quot;F&quot;;&quot;0&quot;)" office:value-type="string" office:string-value="BB000BBRLL" calcext:value-type="string">
            <text:p>BB000BBRLL</text:p>
          </table:table-cell>
          <table:table-cell table:formula="of:=SUBSTITUTE([.D14];&quot;B&quot;;&quot;1&quot;)" office:value-type="string" office:string-value="1100011RLL" calcext:value-type="string">
            <text:p>1100011RLL</text:p>
          </table:table-cell>
          <table:table-cell table:formula="of:=SUBSTITUTE([.E14];&quot;L&quot;;&quot;0&quot;)" office:value-type="string" office:string-value="1100011R00" calcext:value-type="string">
            <text:p>1100011R00</text:p>
          </table:table-cell>
          <table:table-cell table:formula="of:=SUBSTITUTE([.F14];&quot;R&quot;;&quot;1&quot;)" office:value-type="string" office:string-value="1100011100" calcext:value-type="string">
            <text:p>1100011100</text:p>
          </table:table-cell>
          <table:table-cell table:formula="of:=MID([.G14];1;7)" office:value-type="string" office:string-value="1100011" calcext:value-type="string">
            <text:p>1100011</text:p>
          </table:table-cell>
          <table:table-cell table:formula="of:=MID([.G14];8;3)" office:value-type="string" office:string-value="100" calcext:value-type="string">
            <text:p>100</text:p>
          </table:table-cell>
          <table:table-cell table:formula="of:=BIN2DEC([.H14]) * 8" office:value-type="float" office:value="792" calcext:value-type="float">
            <text:p>792</text:p>
          </table:table-cell>
          <table:table-cell table:formula="of:=BIN2DEC([.I14])" office:value-type="float" office:value="4" calcext:value-type="float">
            <text:p>4</text:p>
          </table:table-cell>
          <table:table-cell table:formula="of:=[.J14]+[.K14]" office:value-type="float" office:value="796" calcext:value-type="float">
            <text:p>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BLLR</text:p>
          </table:table-cell>
          <table:table-cell table:formula="of:=BIN2DEC([.H15])" office:value-type="float" office:value="35" calcext:value-type="float">
            <text:p>35</text:p>
          </table:table-cell>
          <table:table-cell table:formula="of:=BIN2DEC([.I15])" office:value-type="float" office:value="1" calcext:value-type="float">
            <text:p>1</text:p>
          </table:table-cell>
          <table:table-cell table:formula="of:=SUBSTITUTE([.A15] ;&quot;F&quot;;&quot;0&quot;)" office:value-type="string" office:string-value="0B000BBLLR" calcext:value-type="string">
            <text:p>0B000BBLLR</text:p>
          </table:table-cell>
          <table:table-cell table:formula="of:=SUBSTITUTE([.D15];&quot;B&quot;;&quot;1&quot;)" office:value-type="string" office:string-value="0100011LLR" calcext:value-type="string">
            <text:p>0100011LLR</text:p>
          </table:table-cell>
          <table:table-cell table:formula="of:=SUBSTITUTE([.E15];&quot;L&quot;;&quot;0&quot;)" office:value-type="string" office:string-value="010001100R" calcext:value-type="string">
            <text:p>010001100R</text:p>
          </table:table-cell>
          <table:table-cell table:formula="of:=SUBSTITUTE([.F15];&quot;R&quot;;&quot;1&quot;)" office:value-type="string" office:string-value="0100011001" calcext:value-type="string">
            <text:p>0100011001</text:p>
          </table:table-cell>
          <table:table-cell table:formula="of:=MID([.G15];1;7)" office:value-type="string" office:string-value="0100011" calcext:value-type="string">
            <text:p>0100011</text:p>
          </table:table-cell>
          <table:table-cell table:formula="of:=MID([.G15];8;3)" office:value-type="string" office:string-value="001" calcext:value-type="string">
            <text:p>001</text:p>
          </table:table-cell>
          <table:table-cell table:formula="of:=BIN2DEC([.H15]) * 8" office:value-type="float" office:value="280" calcext:value-type="float">
            <text:p>280</text:p>
          </table:table-cell>
          <table:table-cell table:formula="of:=BIN2DEC([.I15])" office:value-type="float" office:value="1" calcext:value-type="float">
            <text:p>1</text:p>
          </table:table-cell>
          <table:table-cell table:formula="of:=[.J15]+[.K15]" office:value-type="float" office:value="281" calcext:value-type="float">
            <text:p>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FLRR</text:p>
          </table:table-cell>
          <table:table-cell table:formula="of:=BIN2DEC([.H16])" office:value-type="float" office:value="42" calcext:value-type="float">
            <text:p>42</text:p>
          </table:table-cell>
          <table:table-cell table:formula="of:=BIN2DEC([.I16])" office:value-type="float" office:value="3" calcext:value-type="float">
            <text:p>3</text:p>
          </table:table-cell>
          <table:table-cell table:formula="of:=SUBSTITUTE([.A16] ;&quot;F&quot;;&quot;0&quot;)" office:value-type="string" office:string-value="0B0B0B0LRR" calcext:value-type="string">
            <text:p>0B0B0B0LRR</text:p>
          </table:table-cell>
          <table:table-cell table:formula="of:=SUBSTITUTE([.D16];&quot;B&quot;;&quot;1&quot;)" office:value-type="string" office:string-value="0101010LRR" calcext:value-type="string">
            <text:p>0101010LRR</text:p>
          </table:table-cell>
          <table:table-cell table:formula="of:=SUBSTITUTE([.E16];&quot;L&quot;;&quot;0&quot;)" office:value-type="string" office:string-value="01010100RR" calcext:value-type="string">
            <text:p>01010100RR</text:p>
          </table:table-cell>
          <table:table-cell table:formula="of:=SUBSTITUTE([.F16];&quot;R&quot;;&quot;1&quot;)" office:value-type="string" office:string-value="0101010011" calcext:value-type="string">
            <text:p>0101010011</text:p>
          </table:table-cell>
          <table:table-cell table:formula="of:=MID([.G16];1;7)" office:value-type="string" office:string-value="0101010" calcext:value-type="string">
            <text:p>0101010</text:p>
          </table:table-cell>
          <table:table-cell table:formula="of:=MID([.G16];8;3)" office:value-type="string" office:string-value="011" calcext:value-type="string">
            <text:p>011</text:p>
          </table:table-cell>
          <table:table-cell table:formula="of:=BIN2DEC([.H16]) * 8" office:value-type="float" office:value="336" calcext:value-type="float">
            <text:p>336</text:p>
          </table:table-cell>
          <table:table-cell table:formula="of:=BIN2DEC([.I16])" office:value-type="float" office:value="3" calcext:value-type="float">
            <text:p>3</text:p>
          </table:table-cell>
          <table:table-cell table:formula="of:=[.J16]+[.K16]" office:value-type="float" office:value="339" calcext:value-type="float">
            <text:p>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FRLL</text:p>
          </table:table-cell>
          <table:table-cell table:formula="of:=BIN2DEC([.H17])" office:value-type="float" office:value="52" calcext:value-type="float">
            <text:p>52</text:p>
          </table:table-cell>
          <table:table-cell table:formula="of:=BIN2DEC([.I17])" office:value-type="float" office:value="4" calcext:value-type="float">
            <text:p>4</text:p>
          </table:table-cell>
          <table:table-cell table:formula="of:=SUBSTITUTE([.A17] ;&quot;F&quot;;&quot;0&quot;)" office:value-type="string" office:string-value="0BB0B00RLL" calcext:value-type="string">
            <text:p>0BB0B00RLL</text:p>
          </table:table-cell>
          <table:table-cell table:formula="of:=SUBSTITUTE([.D17];&quot;B&quot;;&quot;1&quot;)" office:value-type="string" office:string-value="0110100RLL" calcext:value-type="string">
            <text:p>0110100RLL</text:p>
          </table:table-cell>
          <table:table-cell table:formula="of:=SUBSTITUTE([.E17];&quot;L&quot;;&quot;0&quot;)" office:value-type="string" office:string-value="0110100R00" calcext:value-type="string">
            <text:p>0110100R00</text:p>
          </table:table-cell>
          <table:table-cell table:formula="of:=SUBSTITUTE([.F17];&quot;R&quot;;&quot;1&quot;)" office:value-type="string" office:string-value="0110100100" calcext:value-type="string">
            <text:p>0110100100</text:p>
          </table:table-cell>
          <table:table-cell table:formula="of:=MID([.G17];1;7)" office:value-type="string" office:string-value="0110100" calcext:value-type="string">
            <text:p>0110100</text:p>
          </table:table-cell>
          <table:table-cell table:formula="of:=MID([.G17];8;3)" office:value-type="string" office:string-value="100" calcext:value-type="string">
            <text:p>100</text:p>
          </table:table-cell>
          <table:table-cell table:formula="of:=BIN2DEC([.H17]) * 8" office:value-type="float" office:value="416" calcext:value-type="float">
            <text:p>416</text:p>
          </table:table-cell>
          <table:table-cell table:formula="of:=BIN2DEC([.I17])" office:value-type="float" office:value="4" calcext:value-type="float">
            <text:p>4</text:p>
          </table:table-cell>
          <table:table-cell table:formula="of:=[.J17]+[.K17]" office:value-type="float" office:value="420" calcext:value-type="float">
            <text:p>4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FRRR</text:p>
          </table:table-cell>
          <table:table-cell table:formula="of:=BIN2DEC([.H18])" office:value-type="float" office:value="24" calcext:value-type="float">
            <text:p>24</text:p>
          </table:table-cell>
          <table:table-cell table:formula="of:=BIN2DEC([.I18])" office:value-type="float" office:value="7" calcext:value-type="float">
            <text:p>7</text:p>
          </table:table-cell>
          <table:table-cell table:formula="of:=SUBSTITUTE([.A18] ;&quot;F&quot;;&quot;0&quot;)" office:value-type="string" office:string-value="00BB000RRR" calcext:value-type="string">
            <text:p>00BB000RRR</text:p>
          </table:table-cell>
          <table:table-cell table:formula="of:=SUBSTITUTE([.D18];&quot;B&quot;;&quot;1&quot;)" office:value-type="string" office:string-value="0011000RRR" calcext:value-type="string">
            <text:p>0011000RRR</text:p>
          </table:table-cell>
          <table:table-cell table:formula="of:=SUBSTITUTE([.E18];&quot;L&quot;;&quot;0&quot;)" office:value-type="string" office:string-value="0011000RRR" calcext:value-type="string">
            <text:p>0011000RRR</text:p>
          </table:table-cell>
          <table:table-cell table:formula="of:=SUBSTITUTE([.F18];&quot;R&quot;;&quot;1&quot;)" office:value-type="string" office:string-value="0011000111" calcext:value-type="string">
            <text:p>0011000111</text:p>
          </table:table-cell>
          <table:table-cell table:formula="of:=MID([.G18];1;7)" office:value-type="string" office:string-value="0011000" calcext:value-type="string">
            <text:p>0011000</text:p>
          </table:table-cell>
          <table:table-cell table:formula="of:=MID([.G18];8;3)" office:value-type="string" office:string-value="111" calcext:value-type="string">
            <text:p>111</text:p>
          </table:table-cell>
          <table:table-cell table:formula="of:=BIN2DEC([.H18]) * 8" office:value-type="float" office:value="192" calcext:value-type="float">
            <text:p>192</text:p>
          </table:table-cell>
          <table:table-cell table:formula="of:=BIN2DEC([.I18])" office:value-type="float" office:value="7" calcext:value-type="float">
            <text:p>7</text:p>
          </table:table-cell>
          <table:table-cell table:formula="of:=[.J18]+[.K18]" office:value-type="float" office:value="199" calcext:value-type="float">
            <text:p>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BRLL</text:p>
          </table:table-cell>
          <table:table-cell table:formula="of:=BIN2DEC([.H19])" office:value-type="float" office:value="85" calcext:value-type="float">
            <text:p>85</text:p>
          </table:table-cell>
          <table:table-cell table:formula="of:=BIN2DEC([.I19])" office:value-type="float" office:value="4" calcext:value-type="float">
            <text:p>4</text:p>
          </table:table-cell>
          <table:table-cell table:formula="of:=SUBSTITUTE([.A19] ;&quot;F&quot;;&quot;0&quot;)" office:value-type="string" office:string-value="B0B0B0BRLL" calcext:value-type="string">
            <text:p>B0B0B0BRLL</text:p>
          </table:table-cell>
          <table:table-cell table:formula="of:=SUBSTITUTE([.D19];&quot;B&quot;;&quot;1&quot;)" office:value-type="string" office:string-value="1010101RLL" calcext:value-type="string">
            <text:p>1010101RLL</text:p>
          </table:table-cell>
          <table:table-cell table:formula="of:=SUBSTITUTE([.E19];&quot;L&quot;;&quot;0&quot;)" office:value-type="string" office:string-value="1010101R00" calcext:value-type="string">
            <text:p>1010101R00</text:p>
          </table:table-cell>
          <table:table-cell table:formula="of:=SUBSTITUTE([.F19];&quot;R&quot;;&quot;1&quot;)" office:value-type="string" office:string-value="1010101100" calcext:value-type="string">
            <text:p>1010101100</text:p>
          </table:table-cell>
          <table:table-cell table:formula="of:=MID([.G19];1;7)" office:value-type="string" office:string-value="1010101" calcext:value-type="string">
            <text:p>1010101</text:p>
          </table:table-cell>
          <table:table-cell table:formula="of:=MID([.G19];8;3)" office:value-type="string" office:string-value="100" calcext:value-type="string">
            <text:p>100</text:p>
          </table:table-cell>
          <table:table-cell table:formula="of:=BIN2DEC([.H19]) * 8" office:value-type="float" office:value="680" calcext:value-type="float">
            <text:p>680</text:p>
          </table:table-cell>
          <table:table-cell table:formula="of:=BIN2DEC([.I19])" office:value-type="float" office:value="4" calcext:value-type="float">
            <text:p>4</text:p>
          </table:table-cell>
          <table:table-cell table:formula="of:=[.J19]+[.K19]" office:value-type="float" office:value="684" calcext:value-type="float">
            <text:p>6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BRLL</text:p>
          </table:table-cell>
          <table:table-cell table:formula="of:=BIN2DEC([.H20])" office:value-type="float" office:value="51" calcext:value-type="float">
            <text:p>51</text:p>
          </table:table-cell>
          <table:table-cell table:formula="of:=BIN2DEC([.I20])" office:value-type="float" office:value="4" calcext:value-type="float">
            <text:p>4</text:p>
          </table:table-cell>
          <table:table-cell table:formula="of:=SUBSTITUTE([.A20] ;&quot;F&quot;;&quot;0&quot;)" office:value-type="string" office:string-value="0BB00BBRLL" calcext:value-type="string">
            <text:p>0BB00BBRLL</text:p>
          </table:table-cell>
          <table:table-cell table:formula="of:=SUBSTITUTE([.D20];&quot;B&quot;;&quot;1&quot;)" office:value-type="string" office:string-value="0110011RLL" calcext:value-type="string">
            <text:p>0110011RLL</text:p>
          </table:table-cell>
          <table:table-cell table:formula="of:=SUBSTITUTE([.E20];&quot;L&quot;;&quot;0&quot;)" office:value-type="string" office:string-value="0110011R00" calcext:value-type="string">
            <text:p>0110011R00</text:p>
          </table:table-cell>
          <table:table-cell table:formula="of:=SUBSTITUTE([.F20];&quot;R&quot;;&quot;1&quot;)" office:value-type="string" office:string-value="0110011100" calcext:value-type="string">
            <text:p>0110011100</text:p>
          </table:table-cell>
          <table:table-cell table:formula="of:=MID([.G20];1;7)" office:value-type="string" office:string-value="0110011" calcext:value-type="string">
            <text:p>0110011</text:p>
          </table:table-cell>
          <table:table-cell table:formula="of:=MID([.G20];8;3)" office:value-type="string" office:string-value="100" calcext:value-type="string">
            <text:p>100</text:p>
          </table:table-cell>
          <table:table-cell table:formula="of:=BIN2DEC([.H20]) * 8" office:value-type="float" office:value="408" calcext:value-type="float">
            <text:p>408</text:p>
          </table:table-cell>
          <table:table-cell table:formula="of:=BIN2DEC([.I20])" office:value-type="float" office:value="4" calcext:value-type="float">
            <text:p>4</text:p>
          </table:table-cell>
          <table:table-cell table:formula="of:=[.J20]+[.K20]" office:value-type="float" office:value="412" calcext:value-type="float">
            <text:p>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BRLL</text:p>
          </table:table-cell>
          <table:table-cell table:formula="of:=BIN2DEC([.H21])" office:value-type="float" office:value="115" calcext:value-type="float">
            <text:p>115</text:p>
          </table:table-cell>
          <table:table-cell table:formula="of:=BIN2DEC([.I21])" office:value-type="float" office:value="4" calcext:value-type="float">
            <text:p>4</text:p>
          </table:table-cell>
          <table:table-cell table:formula="of:=SUBSTITUTE([.A21] ;&quot;F&quot;;&quot;0&quot;)" office:value-type="string" office:string-value="BBB00BBRLL" calcext:value-type="string">
            <text:p>BBB00BBRLL</text:p>
          </table:table-cell>
          <table:table-cell table:formula="of:=SUBSTITUTE([.D21];&quot;B&quot;;&quot;1&quot;)" office:value-type="string" office:string-value="1110011RLL" calcext:value-type="string">
            <text:p>1110011RLL</text:p>
          </table:table-cell>
          <table:table-cell table:formula="of:=SUBSTITUTE([.E21];&quot;L&quot;;&quot;0&quot;)" office:value-type="string" office:string-value="1110011R00" calcext:value-type="string">
            <text:p>1110011R00</text:p>
          </table:table-cell>
          <table:table-cell table:formula="of:=SUBSTITUTE([.F21];&quot;R&quot;;&quot;1&quot;)" office:value-type="string" office:string-value="1110011100" calcext:value-type="string">
            <text:p>1110011100</text:p>
          </table:table-cell>
          <table:table-cell table:formula="of:=MID([.G21];1;7)" office:value-type="string" office:string-value="1110011" calcext:value-type="string">
            <text:p>1110011</text:p>
          </table:table-cell>
          <table:table-cell table:formula="of:=MID([.G21];8;3)" office:value-type="string" office:string-value="100" calcext:value-type="string">
            <text:p>100</text:p>
          </table:table-cell>
          <table:table-cell table:formula="of:=BIN2DEC([.H21]) * 8" office:value-type="float" office:value="920" calcext:value-type="float">
            <text:p>920</text:p>
          </table:table-cell>
          <table:table-cell table:formula="of:=BIN2DEC([.I21])" office:value-type="float" office:value="4" calcext:value-type="float">
            <text:p>4</text:p>
          </table:table-cell>
          <table:table-cell table:formula="of:=[.J21]+[.K21]" office:value-type="float" office:value="924" calcext:value-type="float">
            <text:p>9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FLLR</text:p>
          </table:table-cell>
          <table:table-cell table:formula="of:=BIN2DEC([.H22])" office:value-type="float" office:value="80" calcext:value-type="float">
            <text:p>80</text:p>
          </table:table-cell>
          <table:table-cell table:formula="of:=BIN2DEC([.I22])" office:value-type="float" office:value="1" calcext:value-type="float">
            <text:p>1</text:p>
          </table:table-cell>
          <table:table-cell table:formula="of:=SUBSTITUTE([.A22] ;&quot;F&quot;;&quot;0&quot;)" office:value-type="string" office:string-value="B0B0000LLR" calcext:value-type="string">
            <text:p>B0B0000LLR</text:p>
          </table:table-cell>
          <table:table-cell table:formula="of:=SUBSTITUTE([.D22];&quot;B&quot;;&quot;1&quot;)" office:value-type="string" office:string-value="1010000LLR" calcext:value-type="string">
            <text:p>1010000LLR</text:p>
          </table:table-cell>
          <table:table-cell table:formula="of:=SUBSTITUTE([.E22];&quot;L&quot;;&quot;0&quot;)" office:value-type="string" office:string-value="101000000R" calcext:value-type="string">
            <text:p>101000000R</text:p>
          </table:table-cell>
          <table:table-cell table:formula="of:=SUBSTITUTE([.F22];&quot;R&quot;;&quot;1&quot;)" office:value-type="string" office:string-value="1010000001" calcext:value-type="string">
            <text:p>1010000001</text:p>
          </table:table-cell>
          <table:table-cell table:formula="of:=MID([.G22];1;7)" office:value-type="string" office:string-value="1010000" calcext:value-type="string">
            <text:p>1010000</text:p>
          </table:table-cell>
          <table:table-cell table:formula="of:=MID([.G22];8;3)" office:value-type="string" office:string-value="001" calcext:value-type="string">
            <text:p>001</text:p>
          </table:table-cell>
          <table:table-cell table:formula="of:=BIN2DEC([.H22]) * 8" office:value-type="float" office:value="640" calcext:value-type="float">
            <text:p>640</text:p>
          </table:table-cell>
          <table:table-cell table:formula="of:=BIN2DEC([.I22])" office:value-type="float" office:value="1" calcext:value-type="float">
            <text:p>1</text:p>
          </table:table-cell>
          <table:table-cell table:formula="of:=[.J22]+[.K22]" office:value-type="float" office:value="641" calcext:value-type="float">
            <text:p>6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BRRR</text:p>
          </table:table-cell>
          <table:table-cell table:formula="of:=BIN2DEC([.H23])" office:value-type="float" office:value="61" calcext:value-type="float">
            <text:p>61</text:p>
          </table:table-cell>
          <table:table-cell table:formula="of:=BIN2DEC([.I23])" office:value-type="float" office:value="7" calcext:value-type="float">
            <text:p>7</text:p>
          </table:table-cell>
          <table:table-cell table:formula="of:=SUBSTITUTE([.A23] ;&quot;F&quot;;&quot;0&quot;)" office:value-type="string" office:string-value="0BBBB0BRRR" calcext:value-type="string">
            <text:p>0BBBB0BRRR</text:p>
          </table:table-cell>
          <table:table-cell table:formula="of:=SUBSTITUTE([.D23];&quot;B&quot;;&quot;1&quot;)" office:value-type="string" office:string-value="0111101RRR" calcext:value-type="string">
            <text:p>0111101RRR</text:p>
          </table:table-cell>
          <table:table-cell table:formula="of:=SUBSTITUTE([.E23];&quot;L&quot;;&quot;0&quot;)" office:value-type="string" office:string-value="0111101RRR" calcext:value-type="string">
            <text:p>0111101RRR</text:p>
          </table:table-cell>
          <table:table-cell table:formula="of:=SUBSTITUTE([.F23];&quot;R&quot;;&quot;1&quot;)" office:value-type="string" office:string-value="0111101111" calcext:value-type="string">
            <text:p>0111101111</text:p>
          </table:table-cell>
          <table:table-cell table:formula="of:=MID([.G23];1;7)" office:value-type="string" office:string-value="0111101" calcext:value-type="string">
            <text:p>0111101</text:p>
          </table:table-cell>
          <table:table-cell table:formula="of:=MID([.G23];8;3)" office:value-type="string" office:string-value="111" calcext:value-type="string">
            <text:p>111</text:p>
          </table:table-cell>
          <table:table-cell table:formula="of:=BIN2DEC([.H23]) * 8" office:value-type="float" office:value="488" calcext:value-type="float">
            <text:p>488</text:p>
          </table:table-cell>
          <table:table-cell table:formula="of:=BIN2DEC([.I23])" office:value-type="float" office:value="7" calcext:value-type="float">
            <text:p>7</text:p>
          </table:table-cell>
          <table:table-cell table:formula="of:=[.J23]+[.K23]" office:value-type="float" office:value="495" calcext:value-type="float">
            <text:p>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FLRR</text:p>
          </table:table-cell>
          <table:table-cell table:formula="of:=BIN2DEC([.H24])" office:value-type="float" office:value="108" calcext:value-type="float">
            <text:p>108</text:p>
          </table:table-cell>
          <table:table-cell table:formula="of:=BIN2DEC([.I24])" office:value-type="float" office:value="3" calcext:value-type="float">
            <text:p>3</text:p>
          </table:table-cell>
          <table:table-cell table:formula="of:=SUBSTITUTE([.A24] ;&quot;F&quot;;&quot;0&quot;)" office:value-type="string" office:string-value="BB0BB00LRR" calcext:value-type="string">
            <text:p>BB0BB00LRR</text:p>
          </table:table-cell>
          <table:table-cell table:formula="of:=SUBSTITUTE([.D24];&quot;B&quot;;&quot;1&quot;)" office:value-type="string" office:string-value="1101100LRR" calcext:value-type="string">
            <text:p>1101100LRR</text:p>
          </table:table-cell>
          <table:table-cell table:formula="of:=SUBSTITUTE([.E24];&quot;L&quot;;&quot;0&quot;)" office:value-type="string" office:string-value="11011000RR" calcext:value-type="string">
            <text:p>11011000RR</text:p>
          </table:table-cell>
          <table:table-cell table:formula="of:=SUBSTITUTE([.F24];&quot;R&quot;;&quot;1&quot;)" office:value-type="string" office:string-value="1101100011" calcext:value-type="string">
            <text:p>1101100011</text:p>
          </table:table-cell>
          <table:table-cell table:formula="of:=MID([.G24];1;7)" office:value-type="string" office:string-value="1101100" calcext:value-type="string">
            <text:p>1101100</text:p>
          </table:table-cell>
          <table:table-cell table:formula="of:=MID([.G24];8;3)" office:value-type="string" office:string-value="011" calcext:value-type="string">
            <text:p>011</text:p>
          </table:table-cell>
          <table:table-cell table:formula="of:=BIN2DEC([.H24]) * 8" office:value-type="float" office:value="864" calcext:value-type="float">
            <text:p>864</text:p>
          </table:table-cell>
          <table:table-cell table:formula="of:=BIN2DEC([.I24])" office:value-type="float" office:value="3" calcext:value-type="float">
            <text:p>3</text:p>
          </table:table-cell>
          <table:table-cell table:formula="of:=[.J24]+[.K24]" office:value-type="float" office:value="867" calcext:value-type="float">
            <text:p>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FRRR</text:p>
          </table:table-cell>
          <table:table-cell table:formula="of:=BIN2DEC([.H25])" office:value-type="float" office:value="74" calcext:value-type="float">
            <text:p>74</text:p>
          </table:table-cell>
          <table:table-cell table:formula="of:=BIN2DEC([.I25])" office:value-type="float" office:value="7" calcext:value-type="float">
            <text:p>7</text:p>
          </table:table-cell>
          <table:table-cell table:formula="of:=SUBSTITUTE([.A25] ;&quot;F&quot;;&quot;0&quot;)" office:value-type="string" office:string-value="B00B0B0RRR" calcext:value-type="string">
            <text:p>B00B0B0RRR</text:p>
          </table:table-cell>
          <table:table-cell table:formula="of:=SUBSTITUTE([.D25];&quot;B&quot;;&quot;1&quot;)" office:value-type="string" office:string-value="1001010RRR" calcext:value-type="string">
            <text:p>1001010RRR</text:p>
          </table:table-cell>
          <table:table-cell table:formula="of:=SUBSTITUTE([.E25];&quot;L&quot;;&quot;0&quot;)" office:value-type="string" office:string-value="1001010RRR" calcext:value-type="string">
            <text:p>1001010RRR</text:p>
          </table:table-cell>
          <table:table-cell table:formula="of:=SUBSTITUTE([.F25];&quot;R&quot;;&quot;1&quot;)" office:value-type="string" office:string-value="1001010111" calcext:value-type="string">
            <text:p>1001010111</text:p>
          </table:table-cell>
          <table:table-cell table:formula="of:=MID([.G25];1;7)" office:value-type="string" office:string-value="1001010" calcext:value-type="string">
            <text:p>1001010</text:p>
          </table:table-cell>
          <table:table-cell table:formula="of:=MID([.G25];8;3)" office:value-type="string" office:string-value="111" calcext:value-type="string">
            <text:p>111</text:p>
          </table:table-cell>
          <table:table-cell table:formula="of:=BIN2DEC([.H25]) * 8" office:value-type="float" office:value="592" calcext:value-type="float">
            <text:p>592</text:p>
          </table:table-cell>
          <table:table-cell table:formula="of:=BIN2DEC([.I25])" office:value-type="float" office:value="7" calcext:value-type="float">
            <text:p>7</text:p>
          </table:table-cell>
          <table:table-cell table:formula="of:=[.J25]+[.K25]" office:value-type="float" office:value="599" calcext:value-type="float">
            <text:p>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BRLR</text:p>
          </table:table-cell>
          <table:table-cell table:formula="of:=BIN2DEC([.H26])" office:value-type="float" office:value="47" calcext:value-type="float">
            <text:p>47</text:p>
          </table:table-cell>
          <table:table-cell table:formula="of:=BIN2DEC([.I26])" office:value-type="float" office:value="5" calcext:value-type="float">
            <text:p>5</text:p>
          </table:table-cell>
          <table:table-cell table:formula="of:=SUBSTITUTE([.A26] ;&quot;F&quot;;&quot;0&quot;)" office:value-type="string" office:string-value="0B0BBBBRLR" calcext:value-type="string">
            <text:p>0B0BBBBRLR</text:p>
          </table:table-cell>
          <table:table-cell table:formula="of:=SUBSTITUTE([.D26];&quot;B&quot;;&quot;1&quot;)" office:value-type="string" office:string-value="0101111RLR" calcext:value-type="string">
            <text:p>0101111RLR</text:p>
          </table:table-cell>
          <table:table-cell table:formula="of:=SUBSTITUTE([.E26];&quot;L&quot;;&quot;0&quot;)" office:value-type="string" office:string-value="0101111R0R" calcext:value-type="string">
            <text:p>0101111R0R</text:p>
          </table:table-cell>
          <table:table-cell table:formula="of:=SUBSTITUTE([.F26];&quot;R&quot;;&quot;1&quot;)" office:value-type="string" office:string-value="0101111101" calcext:value-type="string">
            <text:p>0101111101</text:p>
          </table:table-cell>
          <table:table-cell table:formula="of:=MID([.G26];1;7)" office:value-type="string" office:string-value="0101111" calcext:value-type="string">
            <text:p>0101111</text:p>
          </table:table-cell>
          <table:table-cell table:formula="of:=MID([.G26];8;3)" office:value-type="string" office:string-value="101" calcext:value-type="string">
            <text:p>101</text:p>
          </table:table-cell>
          <table:table-cell table:formula="of:=BIN2DEC([.H26]) * 8" office:value-type="float" office:value="376" calcext:value-type="float">
            <text:p>376</text:p>
          </table:table-cell>
          <table:table-cell table:formula="of:=BIN2DEC([.I26])" office:value-type="float" office:value="5" calcext:value-type="float">
            <text:p>5</text:p>
          </table:table-cell>
          <table:table-cell table:formula="of:=[.J26]+[.K26]" office:value-type="float" office:value="381" calcext:value-type="float">
            <text:p>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FRLL</text:p>
          </table:table-cell>
          <table:table-cell table:formula="of:=BIN2DEC([.H27])" office:value-type="float" office:value="84" calcext:value-type="float">
            <text:p>84</text:p>
          </table:table-cell>
          <table:table-cell table:formula="of:=BIN2DEC([.I27])" office:value-type="float" office:value="4" calcext:value-type="float">
            <text:p>4</text:p>
          </table:table-cell>
          <table:table-cell table:formula="of:=SUBSTITUTE([.A27] ;&quot;F&quot;;&quot;0&quot;)" office:value-type="string" office:string-value="B0B0B00RLL" calcext:value-type="string">
            <text:p>B0B0B00RLL</text:p>
          </table:table-cell>
          <table:table-cell table:formula="of:=SUBSTITUTE([.D27];&quot;B&quot;;&quot;1&quot;)" office:value-type="string" office:string-value="1010100RLL" calcext:value-type="string">
            <text:p>1010100RLL</text:p>
          </table:table-cell>
          <table:table-cell table:formula="of:=SUBSTITUTE([.E27];&quot;L&quot;;&quot;0&quot;)" office:value-type="string" office:string-value="1010100R00" calcext:value-type="string">
            <text:p>1010100R00</text:p>
          </table:table-cell>
          <table:table-cell table:formula="of:=SUBSTITUTE([.F27];&quot;R&quot;;&quot;1&quot;)" office:value-type="string" office:string-value="1010100100" calcext:value-type="string">
            <text:p>1010100100</text:p>
          </table:table-cell>
          <table:table-cell table:formula="of:=MID([.G27];1;7)" office:value-type="string" office:string-value="1010100" calcext:value-type="string">
            <text:p>1010100</text:p>
          </table:table-cell>
          <table:table-cell table:formula="of:=MID([.G27];8;3)" office:value-type="string" office:string-value="100" calcext:value-type="string">
            <text:p>100</text:p>
          </table:table-cell>
          <table:table-cell table:formula="of:=BIN2DEC([.H27]) * 8" office:value-type="float" office:value="672" calcext:value-type="float">
            <text:p>672</text:p>
          </table:table-cell>
          <table:table-cell table:formula="of:=BIN2DEC([.I27])" office:value-type="float" office:value="4" calcext:value-type="float">
            <text:p>4</text:p>
          </table:table-cell>
          <table:table-cell table:formula="of:=[.J27]+[.K27]" office:value-type="float" office:value="676" calcext:value-type="float">
            <text:p>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BRLL</text:p>
          </table:table-cell>
          <table:table-cell table:formula="of:=BIN2DEC([.H28])" office:value-type="float" office:value="65" calcext:value-type="float">
            <text:p>65</text:p>
          </table:table-cell>
          <table:table-cell table:formula="of:=BIN2DEC([.I28])" office:value-type="float" office:value="4" calcext:value-type="float">
            <text:p>4</text:p>
          </table:table-cell>
          <table:table-cell table:formula="of:=SUBSTITUTE([.A28] ;&quot;F&quot;;&quot;0&quot;)" office:value-type="string" office:string-value="B00000BRLL" calcext:value-type="string">
            <text:p>B00000BRLL</text:p>
          </table:table-cell>
          <table:table-cell table:formula="of:=SUBSTITUTE([.D28];&quot;B&quot;;&quot;1&quot;)" office:value-type="string" office:string-value="1000001RLL" calcext:value-type="string">
            <text:p>1000001RLL</text:p>
          </table:table-cell>
          <table:table-cell table:formula="of:=SUBSTITUTE([.E28];&quot;L&quot;;&quot;0&quot;)" office:value-type="string" office:string-value="1000001R00" calcext:value-type="string">
            <text:p>1000001R00</text:p>
          </table:table-cell>
          <table:table-cell table:formula="of:=SUBSTITUTE([.F28];&quot;R&quot;;&quot;1&quot;)" office:value-type="string" office:string-value="1000001100" calcext:value-type="string">
            <text:p>1000001100</text:p>
          </table:table-cell>
          <table:table-cell table:formula="of:=MID([.G28];1;7)" office:value-type="string" office:string-value="1000001" calcext:value-type="string">
            <text:p>1000001</text:p>
          </table:table-cell>
          <table:table-cell table:formula="of:=MID([.G28];8;3)" office:value-type="string" office:string-value="100" calcext:value-type="string">
            <text:p>100</text:p>
          </table:table-cell>
          <table:table-cell table:formula="of:=BIN2DEC([.H28]) * 8" office:value-type="float" office:value="520" calcext:value-type="float">
            <text:p>520</text:p>
          </table:table-cell>
          <table:table-cell table:formula="of:=BIN2DEC([.I28])" office:value-type="float" office:value="4" calcext:value-type="float">
            <text:p>4</text:p>
          </table:table-cell>
          <table:table-cell table:formula="of:=[.J28]+[.K28]" office:value-type="float" office:value="524" calcext:value-type="float">
            <text:p>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FLLR</text:p>
          </table:table-cell>
          <table:table-cell table:formula="of:=BIN2DEC([.H29])" office:value-type="float" office:value="58" calcext:value-type="float">
            <text:p>58</text:p>
          </table:table-cell>
          <table:table-cell table:formula="of:=BIN2DEC([.I29])" office:value-type="float" office:value="1" calcext:value-type="float">
            <text:p>1</text:p>
          </table:table-cell>
          <table:table-cell table:formula="of:=SUBSTITUTE([.A29] ;&quot;F&quot;;&quot;0&quot;)" office:value-type="string" office:string-value="0BBB0B0LLR" calcext:value-type="string">
            <text:p>0BBB0B0LLR</text:p>
          </table:table-cell>
          <table:table-cell table:formula="of:=SUBSTITUTE([.D29];&quot;B&quot;;&quot;1&quot;)" office:value-type="string" office:string-value="0111010LLR" calcext:value-type="string">
            <text:p>0111010LLR</text:p>
          </table:table-cell>
          <table:table-cell table:formula="of:=SUBSTITUTE([.E29];&quot;L&quot;;&quot;0&quot;)" office:value-type="string" office:string-value="011101000R" calcext:value-type="string">
            <text:p>011101000R</text:p>
          </table:table-cell>
          <table:table-cell table:formula="of:=SUBSTITUTE([.F29];&quot;R&quot;;&quot;1&quot;)" office:value-type="string" office:string-value="0111010001" calcext:value-type="string">
            <text:p>0111010001</text:p>
          </table:table-cell>
          <table:table-cell table:formula="of:=MID([.G29];1;7)" office:value-type="string" office:string-value="0111010" calcext:value-type="string">
            <text:p>0111010</text:p>
          </table:table-cell>
          <table:table-cell table:formula="of:=MID([.G29];8;3)" office:value-type="string" office:string-value="001" calcext:value-type="string">
            <text:p>001</text:p>
          </table:table-cell>
          <table:table-cell table:formula="of:=BIN2DEC([.H29]) * 8" office:value-type="float" office:value="464" calcext:value-type="float">
            <text:p>464</text:p>
          </table:table-cell>
          <table:table-cell table:formula="of:=BIN2DEC([.I29])" office:value-type="float" office:value="1" calcext:value-type="float">
            <text:p>1</text:p>
          </table:table-cell>
          <table:table-cell table:formula="of:=[.J29]+[.K29]" office:value-type="float" office:value="465" calcext:value-type="float">
            <text:p>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BRRR</text:p>
          </table:table-cell>
          <table:table-cell table:formula="of:=BIN2DEC([.H30])" office:value-type="float" office:value="75" calcext:value-type="float">
            <text:p>75</text:p>
          </table:table-cell>
          <table:table-cell table:formula="of:=BIN2DEC([.I30])" office:value-type="float" office:value="7" calcext:value-type="float">
            <text:p>7</text:p>
          </table:table-cell>
          <table:table-cell table:formula="of:=SUBSTITUTE([.A30] ;&quot;F&quot;;&quot;0&quot;)" office:value-type="string" office:string-value="B00B0BBRRR" calcext:value-type="string">
            <text:p>B00B0BBRRR</text:p>
          </table:table-cell>
          <table:table-cell table:formula="of:=SUBSTITUTE([.D30];&quot;B&quot;;&quot;1&quot;)" office:value-type="string" office:string-value="1001011RRR" calcext:value-type="string">
            <text:p>1001011RRR</text:p>
          </table:table-cell>
          <table:table-cell table:formula="of:=SUBSTITUTE([.E30];&quot;L&quot;;&quot;0&quot;)" office:value-type="string" office:string-value="1001011RRR" calcext:value-type="string">
            <text:p>1001011RRR</text:p>
          </table:table-cell>
          <table:table-cell table:formula="of:=SUBSTITUTE([.F30];&quot;R&quot;;&quot;1&quot;)" office:value-type="string" office:string-value="1001011111" calcext:value-type="string">
            <text:p>1001011111</text:p>
          </table:table-cell>
          <table:table-cell table:formula="of:=MID([.G30];1;7)" office:value-type="string" office:string-value="1001011" calcext:value-type="string">
            <text:p>1001011</text:p>
          </table:table-cell>
          <table:table-cell table:formula="of:=MID([.G30];8;3)" office:value-type="string" office:string-value="111" calcext:value-type="string">
            <text:p>111</text:p>
          </table:table-cell>
          <table:table-cell table:formula="of:=BIN2DEC([.H30]) * 8" office:value-type="float" office:value="600" calcext:value-type="float">
            <text:p>600</text:p>
          </table:table-cell>
          <table:table-cell table:formula="of:=BIN2DEC([.I30])" office:value-type="float" office:value="7" calcext:value-type="float">
            <text:p>7</text:p>
          </table:table-cell>
          <table:table-cell table:formula="of:=[.J30]+[.K30]" office:value-type="float" office:value="607" calcext:value-type="float">
            <text:p>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BLLR</text:p>
          </table:table-cell>
          <table:table-cell table:formula="of:=BIN2DEC([.H31])" office:value-type="float" office:value="77" calcext:value-type="float">
            <text:p>77</text:p>
          </table:table-cell>
          <table:table-cell table:formula="of:=BIN2DEC([.I31])" office:value-type="float" office:value="1" calcext:value-type="float">
            <text:p>1</text:p>
          </table:table-cell>
          <table:table-cell table:formula="of:=SUBSTITUTE([.A31] ;&quot;F&quot;;&quot;0&quot;)" office:value-type="string" office:string-value="B00BB0BLLR" calcext:value-type="string">
            <text:p>B00BB0BLLR</text:p>
          </table:table-cell>
          <table:table-cell table:formula="of:=SUBSTITUTE([.D31];&quot;B&quot;;&quot;1&quot;)" office:value-type="string" office:string-value="1001101LLR" calcext:value-type="string">
            <text:p>1001101LLR</text:p>
          </table:table-cell>
          <table:table-cell table:formula="of:=SUBSTITUTE([.E31];&quot;L&quot;;&quot;0&quot;)" office:value-type="string" office:string-value="100110100R" calcext:value-type="string">
            <text:p>100110100R</text:p>
          </table:table-cell>
          <table:table-cell table:formula="of:=SUBSTITUTE([.F31];&quot;R&quot;;&quot;1&quot;)" office:value-type="string" office:string-value="1001101001" calcext:value-type="string">
            <text:p>1001101001</text:p>
          </table:table-cell>
          <table:table-cell table:formula="of:=MID([.G31];1;7)" office:value-type="string" office:string-value="1001101" calcext:value-type="string">
            <text:p>1001101</text:p>
          </table:table-cell>
          <table:table-cell table:formula="of:=MID([.G31];8;3)" office:value-type="string" office:string-value="001" calcext:value-type="string">
            <text:p>001</text:p>
          </table:table-cell>
          <table:table-cell table:formula="of:=BIN2DEC([.H31]) * 8" office:value-type="float" office:value="616" calcext:value-type="float">
            <text:p>616</text:p>
          </table:table-cell>
          <table:table-cell table:formula="of:=BIN2DEC([.I31])" office:value-type="float" office:value="1" calcext:value-type="float">
            <text:p>1</text:p>
          </table:table-cell>
          <table:table-cell table:formula="of:=[.J31]+[.K31]" office:value-type="float" office:value="617" calcext:value-type="float">
            <text:p>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BLLL</text:p>
          </table:table-cell>
          <table:table-cell table:formula="of:=BIN2DEC([.H32])" office:value-type="float" office:value="57" calcext:value-type="float">
            <text:p>57</text:p>
          </table:table-cell>
          <table:table-cell table:formula="of:=BIN2DEC([.I32])" office:value-type="float" office:value="0" calcext:value-type="float">
            <text:p>0</text:p>
          </table:table-cell>
          <table:table-cell table:formula="of:=SUBSTITUTE([.A32] ;&quot;F&quot;;&quot;0&quot;)" office:value-type="string" office:string-value="0BBB00BLLL" calcext:value-type="string">
            <text:p>0BBB00BLLL</text:p>
          </table:table-cell>
          <table:table-cell table:formula="of:=SUBSTITUTE([.D32];&quot;B&quot;;&quot;1&quot;)" office:value-type="string" office:string-value="0111001LLL" calcext:value-type="string">
            <text:p>0111001LLL</text:p>
          </table:table-cell>
          <table:table-cell table:formula="of:=SUBSTITUTE([.E32];&quot;L&quot;;&quot;0&quot;)" office:value-type="string" office:string-value="0111001000" calcext:value-type="string">
            <text:p>0111001000</text:p>
          </table:table-cell>
          <table:table-cell table:formula="of:=SUBSTITUTE([.F32];&quot;R&quot;;&quot;1&quot;)" office:value-type="string" office:string-value="0111001000" calcext:value-type="string">
            <text:p>0111001000</text:p>
          </table:table-cell>
          <table:table-cell table:formula="of:=MID([.G32];1;7)" office:value-type="string" office:string-value="0111001" calcext:value-type="string">
            <text:p>0111001</text:p>
          </table:table-cell>
          <table:table-cell table:formula="of:=MID([.G32];8;3)" office:value-type="string" office:string-value="000" calcext:value-type="string">
            <text:p>000</text:p>
          </table:table-cell>
          <table:table-cell table:formula="of:=BIN2DEC([.H32]) * 8" office:value-type="float" office:value="456" calcext:value-type="float">
            <text:p>456</text:p>
          </table:table-cell>
          <table:table-cell table:formula="of:=BIN2DEC([.I32])" office:value-type="float" office:value="0" calcext:value-type="float">
            <text:p>0</text:p>
          </table:table-cell>
          <table:table-cell table:formula="of:=[.J32]+[.K32]" office:value-type="float" office:value="456" calcext:value-type="float">
            <text:p>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BLRR</text:p>
          </table:table-cell>
          <table:table-cell table:formula="of:=BIN2DEC([.H33])" office:value-type="float" office:value="69" calcext:value-type="float">
            <text:p>69</text:p>
          </table:table-cell>
          <table:table-cell table:formula="of:=BIN2DEC([.I33])" office:value-type="float" office:value="3" calcext:value-type="float">
            <text:p>3</text:p>
          </table:table-cell>
          <table:table-cell table:formula="of:=SUBSTITUTE([.A33] ;&quot;F&quot;;&quot;0&quot;)" office:value-type="string" office:string-value="B000B0BLRR" calcext:value-type="string">
            <text:p>B000B0BLRR</text:p>
          </table:table-cell>
          <table:table-cell table:formula="of:=SUBSTITUTE([.D33];&quot;B&quot;;&quot;1&quot;)" office:value-type="string" office:string-value="1000101LRR" calcext:value-type="string">
            <text:p>1000101LRR</text:p>
          </table:table-cell>
          <table:table-cell table:formula="of:=SUBSTITUTE([.E33];&quot;L&quot;;&quot;0&quot;)" office:value-type="string" office:string-value="10001010RR" calcext:value-type="string">
            <text:p>10001010RR</text:p>
          </table:table-cell>
          <table:table-cell table:formula="of:=SUBSTITUTE([.F33];&quot;R&quot;;&quot;1&quot;)" office:value-type="string" office:string-value="1000101011" calcext:value-type="string">
            <text:p>1000101011</text:p>
          </table:table-cell>
          <table:table-cell table:formula="of:=MID([.G33];1;7)" office:value-type="string" office:string-value="1000101" calcext:value-type="string">
            <text:p>1000101</text:p>
          </table:table-cell>
          <table:table-cell table:formula="of:=MID([.G33];8;3)" office:value-type="string" office:string-value="011" calcext:value-type="string">
            <text:p>011</text:p>
          </table:table-cell>
          <table:table-cell table:formula="of:=BIN2DEC([.H33]) * 8" office:value-type="float" office:value="552" calcext:value-type="float">
            <text:p>552</text:p>
          </table:table-cell>
          <table:table-cell table:formula="of:=BIN2DEC([.I33])" office:value-type="float" office:value="3" calcext:value-type="float">
            <text:p>3</text:p>
          </table:table-cell>
          <table:table-cell table:formula="of:=[.J33]+[.K33]" office:value-type="float" office:value="555" calcext:value-type="float">
            <text:p>5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FLRR</text:p>
          </table:table-cell>
          <table:table-cell table:formula="of:=BIN2DEC([.H34])" office:value-type="float" office:value="4" calcext:value-type="float">
            <text:p>4</text:p>
          </table:table-cell>
          <table:table-cell table:formula="of:=BIN2DEC([.I34])" office:value-type="float" office:value="3" calcext:value-type="float">
            <text:p>3</text:p>
          </table:table-cell>
          <table:table-cell table:formula="of:=SUBSTITUTE([.A34] ;&quot;F&quot;;&quot;0&quot;)" office:value-type="string" office:string-value="0000B00LRR" calcext:value-type="string">
            <text:p>0000B00LRR</text:p>
          </table:table-cell>
          <table:table-cell table:formula="of:=SUBSTITUTE([.D34];&quot;B&quot;;&quot;1&quot;)" office:value-type="string" office:string-value="0000100LRR" calcext:value-type="string">
            <text:p>0000100LRR</text:p>
          </table:table-cell>
          <table:table-cell table:formula="of:=SUBSTITUTE([.E34];&quot;L&quot;;&quot;0&quot;)" office:value-type="string" office:string-value="00001000RR" calcext:value-type="string">
            <text:p>00001000RR</text:p>
          </table:table-cell>
          <table:table-cell table:formula="of:=SUBSTITUTE([.F34];&quot;R&quot;;&quot;1&quot;)" office:value-type="string" office:string-value="0000100011" calcext:value-type="string">
            <text:p>0000100011</text:p>
          </table:table-cell>
          <table:table-cell table:formula="of:=MID([.G34];1;7)" office:value-type="string" office:string-value="0000100" calcext:value-type="string">
            <text:p>0000100</text:p>
          </table:table-cell>
          <table:table-cell table:formula="of:=MID([.G34];8;3)" office:value-type="string" office:string-value="011" calcext:value-type="string">
            <text:p>011</text:p>
          </table:table-cell>
          <table:table-cell table:formula="of:=BIN2DEC([.H34]) * 8" office:value-type="float" office:value="32" calcext:value-type="float">
            <text:p>32</text:p>
          </table:table-cell>
          <table:table-cell table:formula="of:=BIN2DEC([.I34])" office:value-type="float" office:value="3" calcext:value-type="float">
            <text:p>3</text:p>
          </table:table-cell>
          <table:table-cell table:formula="of:=[.J34]+[.K34]"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FLLR</text:p>
          </table:table-cell>
          <table:table-cell table:formula="of:=BIN2DEC([.H35])" office:value-type="float" office:value="98" calcext:value-type="float">
            <text:p>98</text:p>
          </table:table-cell>
          <table:table-cell table:formula="of:=BIN2DEC([.I35])" office:value-type="float" office:value="1" calcext:value-type="float">
            <text:p>1</text:p>
          </table:table-cell>
          <table:table-cell table:formula="of:=SUBSTITUTE([.A35] ;&quot;F&quot;;&quot;0&quot;)" office:value-type="string" office:string-value="BB000B0LLR" calcext:value-type="string">
            <text:p>BB000B0LLR</text:p>
          </table:table-cell>
          <table:table-cell table:formula="of:=SUBSTITUTE([.D35];&quot;B&quot;;&quot;1&quot;)" office:value-type="string" office:string-value="1100010LLR" calcext:value-type="string">
            <text:p>1100010LLR</text:p>
          </table:table-cell>
          <table:table-cell table:formula="of:=SUBSTITUTE([.E35];&quot;L&quot;;&quot;0&quot;)" office:value-type="string" office:string-value="110001000R" calcext:value-type="string">
            <text:p>110001000R</text:p>
          </table:table-cell>
          <table:table-cell table:formula="of:=SUBSTITUTE([.F35];&quot;R&quot;;&quot;1&quot;)" office:value-type="string" office:string-value="1100010001" calcext:value-type="string">
            <text:p>1100010001</text:p>
          </table:table-cell>
          <table:table-cell table:formula="of:=MID([.G35];1;7)" office:value-type="string" office:string-value="1100010" calcext:value-type="string">
            <text:p>1100010</text:p>
          </table:table-cell>
          <table:table-cell table:formula="of:=MID([.G35];8;3)" office:value-type="string" office:string-value="001" calcext:value-type="string">
            <text:p>001</text:p>
          </table:table-cell>
          <table:table-cell table:formula="of:=BIN2DEC([.H35]) * 8" office:value-type="float" office:value="784" calcext:value-type="float">
            <text:p>784</text:p>
          </table:table-cell>
          <table:table-cell table:formula="of:=BIN2DEC([.I35])" office:value-type="float" office:value="1" calcext:value-type="float">
            <text:p>1</text:p>
          </table:table-cell>
          <table:table-cell table:formula="of:=[.J35]+[.K35]" office:value-type="float" office:value="785" calcext:value-type="float">
            <text:p>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FLLR</text:p>
          </table:table-cell>
          <table:table-cell table:formula="of:=BIN2DEC([.H36])" office:value-type="float" office:value="40" calcext:value-type="float">
            <text:p>40</text:p>
          </table:table-cell>
          <table:table-cell table:formula="of:=BIN2DEC([.I36])" office:value-type="float" office:value="1" calcext:value-type="float">
            <text:p>1</text:p>
          </table:table-cell>
          <table:table-cell table:formula="of:=SUBSTITUTE([.A36] ;&quot;F&quot;;&quot;0&quot;)" office:value-type="string" office:string-value="0B0B000LLR" calcext:value-type="string">
            <text:p>0B0B000LLR</text:p>
          </table:table-cell>
          <table:table-cell table:formula="of:=SUBSTITUTE([.D36];&quot;B&quot;;&quot;1&quot;)" office:value-type="string" office:string-value="0101000LLR" calcext:value-type="string">
            <text:p>0101000LLR</text:p>
          </table:table-cell>
          <table:table-cell table:formula="of:=SUBSTITUTE([.E36];&quot;L&quot;;&quot;0&quot;)" office:value-type="string" office:string-value="010100000R" calcext:value-type="string">
            <text:p>010100000R</text:p>
          </table:table-cell>
          <table:table-cell table:formula="of:=SUBSTITUTE([.F36];&quot;R&quot;;&quot;1&quot;)" office:value-type="string" office:string-value="0101000001" calcext:value-type="string">
            <text:p>0101000001</text:p>
          </table:table-cell>
          <table:table-cell table:formula="of:=MID([.G36];1;7)" office:value-type="string" office:string-value="0101000" calcext:value-type="string">
            <text:p>0101000</text:p>
          </table:table-cell>
          <table:table-cell table:formula="of:=MID([.G36];8;3)" office:value-type="string" office:string-value="001" calcext:value-type="string">
            <text:p>001</text:p>
          </table:table-cell>
          <table:table-cell table:formula="of:=BIN2DEC([.H36]) * 8" office:value-type="float" office:value="320" calcext:value-type="float">
            <text:p>320</text:p>
          </table:table-cell>
          <table:table-cell table:formula="of:=BIN2DEC([.I36])" office:value-type="float" office:value="1" calcext:value-type="float">
            <text:p>1</text:p>
          </table:table-cell>
          <table:table-cell table:formula="of:=[.J36]+[.K36]" office:value-type="float" office:value="321" calcext:value-type="float">
            <text:p>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FLLL</text:p>
          </table:table-cell>
          <table:table-cell table:formula="of:=BIN2DEC([.H37])" office:value-type="float" office:value="32" calcext:value-type="float">
            <text:p>32</text:p>
          </table:table-cell>
          <table:table-cell table:formula="of:=BIN2DEC([.I37])" office:value-type="float" office:value="0" calcext:value-type="float">
            <text:p>0</text:p>
          </table:table-cell>
          <table:table-cell table:formula="of:=SUBSTITUTE([.A37] ;&quot;F&quot;;&quot;0&quot;)" office:value-type="string" office:string-value="0B00000LLL" calcext:value-type="string">
            <text:p>0B00000LLL</text:p>
          </table:table-cell>
          <table:table-cell table:formula="of:=SUBSTITUTE([.D37];&quot;B&quot;;&quot;1&quot;)" office:value-type="string" office:string-value="0100000LLL" calcext:value-type="string">
            <text:p>0100000LLL</text:p>
          </table:table-cell>
          <table:table-cell table:formula="of:=SUBSTITUTE([.E37];&quot;L&quot;;&quot;0&quot;)" office:value-type="string" office:string-value="0100000000" calcext:value-type="string">
            <text:p>0100000000</text:p>
          </table:table-cell>
          <table:table-cell table:formula="of:=SUBSTITUTE([.F37];&quot;R&quot;;&quot;1&quot;)" office:value-type="string" office:string-value="0100000000" calcext:value-type="string">
            <text:p>0100000000</text:p>
          </table:table-cell>
          <table:table-cell table:formula="of:=MID([.G37];1;7)" office:value-type="string" office:string-value="0100000" calcext:value-type="string">
            <text:p>0100000</text:p>
          </table:table-cell>
          <table:table-cell table:formula="of:=MID([.G37];8;3)" office:value-type="string" office:string-value="000" calcext:value-type="string">
            <text:p>000</text:p>
          </table:table-cell>
          <table:table-cell table:formula="of:=BIN2DEC([.H37]) * 8" office:value-type="float" office:value="256" calcext:value-type="float">
            <text:p>256</text:p>
          </table:table-cell>
          <table:table-cell table:formula="of:=BIN2DEC([.I37])" office:value-type="float" office:value="0" calcext:value-type="float">
            <text:p>0</text:p>
          </table:table-cell>
          <table:table-cell table:formula="of:=[.J37]+[.K37]" office:value-type="float" office:value="256" calcext:value-type="float">
            <text:p>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FBRLL</text:p>
          </table:table-cell>
          <table:table-cell table:formula="of:=BIN2DEC([.H38])" office:value-type="float" office:value="1" calcext:value-type="float">
            <text:p>1</text:p>
          </table:table-cell>
          <table:table-cell table:formula="of:=BIN2DEC([.I38])" office:value-type="float" office:value="4" calcext:value-type="float">
            <text:p>4</text:p>
          </table:table-cell>
          <table:table-cell table:formula="of:=SUBSTITUTE([.A38] ;&quot;F&quot;;&quot;0&quot;)" office:value-type="string" office:string-value="000000BRLL" calcext:value-type="string">
            <text:p>000000BRLL</text:p>
          </table:table-cell>
          <table:table-cell table:formula="of:=SUBSTITUTE([.D38];&quot;B&quot;;&quot;1&quot;)" office:value-type="string" office:string-value="0000001RLL" calcext:value-type="string">
            <text:p>0000001RLL</text:p>
          </table:table-cell>
          <table:table-cell table:formula="of:=SUBSTITUTE([.E38];&quot;L&quot;;&quot;0&quot;)" office:value-type="string" office:string-value="0000001R00" calcext:value-type="string">
            <text:p>0000001R00</text:p>
          </table:table-cell>
          <table:table-cell table:formula="of:=SUBSTITUTE([.F38];&quot;R&quot;;&quot;1&quot;)" office:value-type="string" office:string-value="0000001100" calcext:value-type="string">
            <text:p>0000001100</text:p>
          </table:table-cell>
          <table:table-cell table:formula="of:=MID([.G38];1;7)" office:value-type="string" office:string-value="0000001" calcext:value-type="string">
            <text:p>0000001</text:p>
          </table:table-cell>
          <table:table-cell table:formula="of:=MID([.G38];8;3)" office:value-type="string" office:string-value="100" calcext:value-type="string">
            <text:p>100</text:p>
          </table:table-cell>
          <table:table-cell table:formula="of:=BIN2DEC([.H38]) * 8" office:value-type="float" office:value="8" calcext:value-type="float">
            <text:p>8</text:p>
          </table:table-cell>
          <table:table-cell table:formula="of:=BIN2DEC([.I38])" office:value-type="float" office:value="4" calcext:value-type="float">
            <text:p>4</text:p>
          </table:table-cell>
          <table:table-cell table:formula="of:=[.J38]+[.K38]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BLRR</text:p>
          </table:table-cell>
          <table:table-cell table:formula="of:=BIN2DEC([.H39])" office:value-type="float" office:value="75" calcext:value-type="float">
            <text:p>75</text:p>
          </table:table-cell>
          <table:table-cell table:formula="of:=BIN2DEC([.I39])" office:value-type="float" office:value="3" calcext:value-type="float">
            <text:p>3</text:p>
          </table:table-cell>
          <table:table-cell table:formula="of:=SUBSTITUTE([.A39] ;&quot;F&quot;;&quot;0&quot;)" office:value-type="string" office:string-value="B00B0BBLRR" calcext:value-type="string">
            <text:p>B00B0BBLRR</text:p>
          </table:table-cell>
          <table:table-cell table:formula="of:=SUBSTITUTE([.D39];&quot;B&quot;;&quot;1&quot;)" office:value-type="string" office:string-value="1001011LRR" calcext:value-type="string">
            <text:p>1001011LRR</text:p>
          </table:table-cell>
          <table:table-cell table:formula="of:=SUBSTITUTE([.E39];&quot;L&quot;;&quot;0&quot;)" office:value-type="string" office:string-value="10010110RR" calcext:value-type="string">
            <text:p>10010110RR</text:p>
          </table:table-cell>
          <table:table-cell table:formula="of:=SUBSTITUTE([.F39];&quot;R&quot;;&quot;1&quot;)" office:value-type="string" office:string-value="1001011011" calcext:value-type="string">
            <text:p>1001011011</text:p>
          </table:table-cell>
          <table:table-cell table:formula="of:=MID([.G39];1;7)" office:value-type="string" office:string-value="1001011" calcext:value-type="string">
            <text:p>1001011</text:p>
          </table:table-cell>
          <table:table-cell table:formula="of:=MID([.G39];8;3)" office:value-type="string" office:string-value="011" calcext:value-type="string">
            <text:p>011</text:p>
          </table:table-cell>
          <table:table-cell table:formula="of:=BIN2DEC([.H39]) * 8" office:value-type="float" office:value="600" calcext:value-type="float">
            <text:p>600</text:p>
          </table:table-cell>
          <table:table-cell table:formula="of:=BIN2DEC([.I39])" office:value-type="float" office:value="3" calcext:value-type="float">
            <text:p>3</text:p>
          </table:table-cell>
          <table:table-cell table:formula="of:=[.J39]+[.K39]" office:value-type="float" office:value="603" calcext:value-type="float">
            <text:p>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BLRR</text:p>
          </table:table-cell>
          <table:table-cell table:formula="of:=BIN2DEC([.H40])" office:value-type="float" office:value="83" calcext:value-type="float">
            <text:p>83</text:p>
          </table:table-cell>
          <table:table-cell table:formula="of:=BIN2DEC([.I40])" office:value-type="float" office:value="3" calcext:value-type="float">
            <text:p>3</text:p>
          </table:table-cell>
          <table:table-cell table:formula="of:=SUBSTITUTE([.A40] ;&quot;F&quot;;&quot;0&quot;)" office:value-type="string" office:string-value="B0B00BBLRR" calcext:value-type="string">
            <text:p>B0B00BBLRR</text:p>
          </table:table-cell>
          <table:table-cell table:formula="of:=SUBSTITUTE([.D40];&quot;B&quot;;&quot;1&quot;)" office:value-type="string" office:string-value="1010011LRR" calcext:value-type="string">
            <text:p>1010011LRR</text:p>
          </table:table-cell>
          <table:table-cell table:formula="of:=SUBSTITUTE([.E40];&quot;L&quot;;&quot;0&quot;)" office:value-type="string" office:string-value="10100110RR" calcext:value-type="string">
            <text:p>10100110RR</text:p>
          </table:table-cell>
          <table:table-cell table:formula="of:=SUBSTITUTE([.F40];&quot;R&quot;;&quot;1&quot;)" office:value-type="string" office:string-value="1010011011" calcext:value-type="string">
            <text:p>1010011011</text:p>
          </table:table-cell>
          <table:table-cell table:formula="of:=MID([.G40];1;7)" office:value-type="string" office:string-value="1010011" calcext:value-type="string">
            <text:p>1010011</text:p>
          </table:table-cell>
          <table:table-cell table:formula="of:=MID([.G40];8;3)" office:value-type="string" office:string-value="011" calcext:value-type="string">
            <text:p>011</text:p>
          </table:table-cell>
          <table:table-cell table:formula="of:=BIN2DEC([.H40]) * 8" office:value-type="float" office:value="664" calcext:value-type="float">
            <text:p>664</text:p>
          </table:table-cell>
          <table:table-cell table:formula="of:=BIN2DEC([.I40])" office:value-type="float" office:value="3" calcext:value-type="float">
            <text:p>3</text:p>
          </table:table-cell>
          <table:table-cell table:formula="of:=[.J40]+[.K40]" office:value-type="float" office:value="667" calcext:value-type="float">
            <text:p>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BRLR</text:p>
          </table:table-cell>
          <table:table-cell table:formula="of:=BIN2DEC([.H41])" office:value-type="float" office:value="73" calcext:value-type="float">
            <text:p>73</text:p>
          </table:table-cell>
          <table:table-cell table:formula="of:=BIN2DEC([.I41])" office:value-type="float" office:value="5" calcext:value-type="float">
            <text:p>5</text:p>
          </table:table-cell>
          <table:table-cell table:formula="of:=SUBSTITUTE([.A41] ;&quot;F&quot;;&quot;0&quot;)" office:value-type="string" office:string-value="B00B00BRLR" calcext:value-type="string">
            <text:p>B00B00BRLR</text:p>
          </table:table-cell>
          <table:table-cell table:formula="of:=SUBSTITUTE([.D41];&quot;B&quot;;&quot;1&quot;)" office:value-type="string" office:string-value="1001001RLR" calcext:value-type="string">
            <text:p>1001001RLR</text:p>
          </table:table-cell>
          <table:table-cell table:formula="of:=SUBSTITUTE([.E41];&quot;L&quot;;&quot;0&quot;)" office:value-type="string" office:string-value="1001001R0R" calcext:value-type="string">
            <text:p>1001001R0R</text:p>
          </table:table-cell>
          <table:table-cell table:formula="of:=SUBSTITUTE([.F41];&quot;R&quot;;&quot;1&quot;)" office:value-type="string" office:string-value="1001001101" calcext:value-type="string">
            <text:p>1001001101</text:p>
          </table:table-cell>
          <table:table-cell table:formula="of:=MID([.G41];1;7)" office:value-type="string" office:string-value="1001001" calcext:value-type="string">
            <text:p>1001001</text:p>
          </table:table-cell>
          <table:table-cell table:formula="of:=MID([.G41];8;3)" office:value-type="string" office:string-value="101" calcext:value-type="string">
            <text:p>101</text:p>
          </table:table-cell>
          <table:table-cell table:formula="of:=BIN2DEC([.H41]) * 8" office:value-type="float" office:value="584" calcext:value-type="float">
            <text:p>584</text:p>
          </table:table-cell>
          <table:table-cell table:formula="of:=BIN2DEC([.I41])" office:value-type="float" office:value="5" calcext:value-type="float">
            <text:p>5</text:p>
          </table:table-cell>
          <table:table-cell table:formula="of:=[.J41]+[.K41]" office:value-type="float" office:value="589" calcext:value-type="float">
            <text:p>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BLLR</text:p>
          </table:table-cell>
          <table:table-cell table:formula="of:=BIN2DEC([.H42])" office:value-type="float" office:value="23" calcext:value-type="float">
            <text:p>23</text:p>
          </table:table-cell>
          <table:table-cell table:formula="of:=BIN2DEC([.I42])" office:value-type="float" office:value="1" calcext:value-type="float">
            <text:p>1</text:p>
          </table:table-cell>
          <table:table-cell table:formula="of:=SUBSTITUTE([.A42] ;&quot;F&quot;;&quot;0&quot;)" office:value-type="string" office:string-value="00B0BBBLLR" calcext:value-type="string">
            <text:p>00B0BBBLLR</text:p>
          </table:table-cell>
          <table:table-cell table:formula="of:=SUBSTITUTE([.D42];&quot;B&quot;;&quot;1&quot;)" office:value-type="string" office:string-value="0010111LLR" calcext:value-type="string">
            <text:p>0010111LLR</text:p>
          </table:table-cell>
          <table:table-cell table:formula="of:=SUBSTITUTE([.E42];&quot;L&quot;;&quot;0&quot;)" office:value-type="string" office:string-value="001011100R" calcext:value-type="string">
            <text:p>001011100R</text:p>
          </table:table-cell>
          <table:table-cell table:formula="of:=SUBSTITUTE([.F42];&quot;R&quot;;&quot;1&quot;)" office:value-type="string" office:string-value="0010111001" calcext:value-type="string">
            <text:p>0010111001</text:p>
          </table:table-cell>
          <table:table-cell table:formula="of:=MID([.G42];1;7)" office:value-type="string" office:string-value="0010111" calcext:value-type="string">
            <text:p>0010111</text:p>
          </table:table-cell>
          <table:table-cell table:formula="of:=MID([.G42];8;3)" office:value-type="string" office:string-value="001" calcext:value-type="string">
            <text:p>001</text:p>
          </table:table-cell>
          <table:table-cell table:formula="of:=BIN2DEC([.H42]) * 8" office:value-type="float" office:value="184" calcext:value-type="float">
            <text:p>184</text:p>
          </table:table-cell>
          <table:table-cell table:formula="of:=BIN2DEC([.I42])" office:value-type="float" office:value="1" calcext:value-type="float">
            <text:p>1</text:p>
          </table:table-cell>
          <table:table-cell table:formula="of:=[.J42]+[.K42]" office:value-type="float" office:value="185" calcext:value-type="float">
            <text:p>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FRRR</text:p>
          </table:table-cell>
          <table:table-cell table:formula="of:=BIN2DEC([.H43])" office:value-type="float" office:value="34" calcext:value-type="float">
            <text:p>34</text:p>
          </table:table-cell>
          <table:table-cell table:formula="of:=BIN2DEC([.I43])" office:value-type="float" office:value="7" calcext:value-type="float">
            <text:p>7</text:p>
          </table:table-cell>
          <table:table-cell table:formula="of:=SUBSTITUTE([.A43] ;&quot;F&quot;;&quot;0&quot;)" office:value-type="string" office:string-value="0B000B0RRR" calcext:value-type="string">
            <text:p>0B000B0RRR</text:p>
          </table:table-cell>
          <table:table-cell table:formula="of:=SUBSTITUTE([.D43];&quot;B&quot;;&quot;1&quot;)" office:value-type="string" office:string-value="0100010RRR" calcext:value-type="string">
            <text:p>0100010RRR</text:p>
          </table:table-cell>
          <table:table-cell table:formula="of:=SUBSTITUTE([.E43];&quot;L&quot;;&quot;0&quot;)" office:value-type="string" office:string-value="0100010RRR" calcext:value-type="string">
            <text:p>0100010RRR</text:p>
          </table:table-cell>
          <table:table-cell table:formula="of:=SUBSTITUTE([.F43];&quot;R&quot;;&quot;1&quot;)" office:value-type="string" office:string-value="0100010111" calcext:value-type="string">
            <text:p>0100010111</text:p>
          </table:table-cell>
          <table:table-cell table:formula="of:=MID([.G43];1;7)" office:value-type="string" office:string-value="0100010" calcext:value-type="string">
            <text:p>0100010</text:p>
          </table:table-cell>
          <table:table-cell table:formula="of:=MID([.G43];8;3)" office:value-type="string" office:string-value="111" calcext:value-type="string">
            <text:p>111</text:p>
          </table:table-cell>
          <table:table-cell table:formula="of:=BIN2DEC([.H43]) * 8" office:value-type="float" office:value="272" calcext:value-type="float">
            <text:p>272</text:p>
          </table:table-cell>
          <table:table-cell table:formula="of:=BIN2DEC([.I43])" office:value-type="float" office:value="7" calcext:value-type="float">
            <text:p>7</text:p>
          </table:table-cell>
          <table:table-cell table:formula="of:=[.J43]+[.K43]" office:value-type="float" office:value="279" calcext:value-type="float">
            <text:p>2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FRLR</text:p>
          </table:table-cell>
          <table:table-cell table:formula="of:=BIN2DEC([.H44])" office:value-type="float" office:value="84" calcext:value-type="float">
            <text:p>84</text:p>
          </table:table-cell>
          <table:table-cell table:formula="of:=BIN2DEC([.I44])" office:value-type="float" office:value="5" calcext:value-type="float">
            <text:p>5</text:p>
          </table:table-cell>
          <table:table-cell table:formula="of:=SUBSTITUTE([.A44] ;&quot;F&quot;;&quot;0&quot;)" office:value-type="string" office:string-value="B0B0B00RLR" calcext:value-type="string">
            <text:p>B0B0B00RLR</text:p>
          </table:table-cell>
          <table:table-cell table:formula="of:=SUBSTITUTE([.D44];&quot;B&quot;;&quot;1&quot;)" office:value-type="string" office:string-value="1010100RLR" calcext:value-type="string">
            <text:p>1010100RLR</text:p>
          </table:table-cell>
          <table:table-cell table:formula="of:=SUBSTITUTE([.E44];&quot;L&quot;;&quot;0&quot;)" office:value-type="string" office:string-value="1010100R0R" calcext:value-type="string">
            <text:p>1010100R0R</text:p>
          </table:table-cell>
          <table:table-cell table:formula="of:=SUBSTITUTE([.F44];&quot;R&quot;;&quot;1&quot;)" office:value-type="string" office:string-value="1010100101" calcext:value-type="string">
            <text:p>1010100101</text:p>
          </table:table-cell>
          <table:table-cell table:formula="of:=MID([.G44];1;7)" office:value-type="string" office:string-value="1010100" calcext:value-type="string">
            <text:p>1010100</text:p>
          </table:table-cell>
          <table:table-cell table:formula="of:=MID([.G44];8;3)" office:value-type="string" office:string-value="101" calcext:value-type="string">
            <text:p>101</text:p>
          </table:table-cell>
          <table:table-cell table:formula="of:=BIN2DEC([.H44]) * 8" office:value-type="float" office:value="672" calcext:value-type="float">
            <text:p>672</text:p>
          </table:table-cell>
          <table:table-cell table:formula="of:=BIN2DEC([.I44])" office:value-type="float" office:value="5" calcext:value-type="float">
            <text:p>5</text:p>
          </table:table-cell>
          <table:table-cell table:formula="of:=[.J44]+[.K44]" office:value-type="float" office:value="677" calcext:value-type="float">
            <text:p>6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BRRR</text:p>
          </table:table-cell>
          <table:table-cell table:formula="of:=BIN2DEC([.H45])" office:value-type="float" office:value="121" calcext:value-type="float">
            <text:p>121</text:p>
          </table:table-cell>
          <table:table-cell table:formula="of:=BIN2DEC([.I45])" office:value-type="float" office:value="7" calcext:value-type="float">
            <text:p>7</text:p>
          </table:table-cell>
          <table:table-cell table:formula="of:=SUBSTITUTE([.A45] ;&quot;F&quot;;&quot;0&quot;)" office:value-type="string" office:string-value="BBBB00BRRR" calcext:value-type="string">
            <text:p>BBBB00BRRR</text:p>
          </table:table-cell>
          <table:table-cell table:formula="of:=SUBSTITUTE([.D45];&quot;B&quot;;&quot;1&quot;)" office:value-type="string" office:string-value="1111001RRR" calcext:value-type="string">
            <text:p>1111001RRR</text:p>
          </table:table-cell>
          <table:table-cell table:formula="of:=SUBSTITUTE([.E45];&quot;L&quot;;&quot;0&quot;)" office:value-type="string" office:string-value="1111001RRR" calcext:value-type="string">
            <text:p>1111001RRR</text:p>
          </table:table-cell>
          <table:table-cell table:formula="of:=SUBSTITUTE([.F45];&quot;R&quot;;&quot;1&quot;)" office:value-type="string" office:string-value="1111001111" calcext:value-type="string">
            <text:p>1111001111</text:p>
          </table:table-cell>
          <table:table-cell table:formula="of:=MID([.G45];1;7)" office:value-type="string" office:string-value="1111001" calcext:value-type="string">
            <text:p>1111001</text:p>
          </table:table-cell>
          <table:table-cell table:formula="of:=MID([.G45];8;3)" office:value-type="string" office:string-value="111" calcext:value-type="string">
            <text:p>111</text:p>
          </table:table-cell>
          <table:table-cell table:formula="of:=BIN2DEC([.H45]) * 8" office:value-type="float" office:value="968" calcext:value-type="float">
            <text:p>968</text:p>
          </table:table-cell>
          <table:table-cell table:formula="of:=BIN2DEC([.I45])" office:value-type="float" office:value="7" calcext:value-type="float">
            <text:p>7</text:p>
          </table:table-cell>
          <table:table-cell table:formula="of:=[.J45]+[.K45]" office:value-type="float" office:value="975" calcext:value-type="float">
            <text:p>9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BLLL</text:p>
          </table:table-cell>
          <table:table-cell table:formula="of:=BIN2DEC([.H46])" office:value-type="float" office:value="55" calcext:value-type="float">
            <text:p>55</text:p>
          </table:table-cell>
          <table:table-cell table:formula="of:=BIN2DEC([.I46])" office:value-type="float" office:value="0" calcext:value-type="float">
            <text:p>0</text:p>
          </table:table-cell>
          <table:table-cell table:formula="of:=SUBSTITUTE([.A46] ;&quot;F&quot;;&quot;0&quot;)" office:value-type="string" office:string-value="0BB0BBBLLL" calcext:value-type="string">
            <text:p>0BB0BBBLLL</text:p>
          </table:table-cell>
          <table:table-cell table:formula="of:=SUBSTITUTE([.D46];&quot;B&quot;;&quot;1&quot;)" office:value-type="string" office:string-value="0110111LLL" calcext:value-type="string">
            <text:p>0110111LLL</text:p>
          </table:table-cell>
          <table:table-cell table:formula="of:=SUBSTITUTE([.E46];&quot;L&quot;;&quot;0&quot;)" office:value-type="string" office:string-value="0110111000" calcext:value-type="string">
            <text:p>0110111000</text:p>
          </table:table-cell>
          <table:table-cell table:formula="of:=SUBSTITUTE([.F46];&quot;R&quot;;&quot;1&quot;)" office:value-type="string" office:string-value="0110111000" calcext:value-type="string">
            <text:p>0110111000</text:p>
          </table:table-cell>
          <table:table-cell table:formula="of:=MID([.G46];1;7)" office:value-type="string" office:string-value="0110111" calcext:value-type="string">
            <text:p>0110111</text:p>
          </table:table-cell>
          <table:table-cell table:formula="of:=MID([.G46];8;3)" office:value-type="string" office:string-value="000" calcext:value-type="string">
            <text:p>000</text:p>
          </table:table-cell>
          <table:table-cell table:formula="of:=BIN2DEC([.H46]) * 8" office:value-type="float" office:value="440" calcext:value-type="float">
            <text:p>440</text:p>
          </table:table-cell>
          <table:table-cell table:formula="of:=BIN2DEC([.I46])" office:value-type="float" office:value="0" calcext:value-type="float">
            <text:p>0</text:p>
          </table:table-cell>
          <table:table-cell table:formula="of:=[.J46]+[.K46]" office:value-type="float" office:value="440" calcext:value-type="float">
            <text:p>4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BLRR</text:p>
          </table:table-cell>
          <table:table-cell table:formula="of:=BIN2DEC([.H47])" office:value-type="float" office:value="61" calcext:value-type="float">
            <text:p>61</text:p>
          </table:table-cell>
          <table:table-cell table:formula="of:=BIN2DEC([.I47])" office:value-type="float" office:value="3" calcext:value-type="float">
            <text:p>3</text:p>
          </table:table-cell>
          <table:table-cell table:formula="of:=SUBSTITUTE([.A47] ;&quot;F&quot;;&quot;0&quot;)" office:value-type="string" office:string-value="0BBBB0BLRR" calcext:value-type="string">
            <text:p>0BBBB0BLRR</text:p>
          </table:table-cell>
          <table:table-cell table:formula="of:=SUBSTITUTE([.D47];&quot;B&quot;;&quot;1&quot;)" office:value-type="string" office:string-value="0111101LRR" calcext:value-type="string">
            <text:p>0111101LRR</text:p>
          </table:table-cell>
          <table:table-cell table:formula="of:=SUBSTITUTE([.E47];&quot;L&quot;;&quot;0&quot;)" office:value-type="string" office:string-value="01111010RR" calcext:value-type="string">
            <text:p>01111010RR</text:p>
          </table:table-cell>
          <table:table-cell table:formula="of:=SUBSTITUTE([.F47];&quot;R&quot;;&quot;1&quot;)" office:value-type="string" office:string-value="0111101011" calcext:value-type="string">
            <text:p>0111101011</text:p>
          </table:table-cell>
          <table:table-cell table:formula="of:=MID([.G47];1;7)" office:value-type="string" office:string-value="0111101" calcext:value-type="string">
            <text:p>0111101</text:p>
          </table:table-cell>
          <table:table-cell table:formula="of:=MID([.G47];8;3)" office:value-type="string" office:string-value="011" calcext:value-type="string">
            <text:p>011</text:p>
          </table:table-cell>
          <table:table-cell table:formula="of:=BIN2DEC([.H47]) * 8" office:value-type="float" office:value="488" calcext:value-type="float">
            <text:p>488</text:p>
          </table:table-cell>
          <table:table-cell table:formula="of:=BIN2DEC([.I47])" office:value-type="float" office:value="3" calcext:value-type="float">
            <text:p>3</text:p>
          </table:table-cell>
          <table:table-cell table:formula="of:=[.J47]+[.K47]" office:value-type="float" office:value="491" calcext:value-type="float">
            <text:p>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FRRL</text:p>
          </table:table-cell>
          <table:table-cell table:formula="of:=BIN2DEC([.H48])" office:value-type="float" office:value="88" calcext:value-type="float">
            <text:p>88</text:p>
          </table:table-cell>
          <table:table-cell table:formula="of:=BIN2DEC([.I48])" office:value-type="float" office:value="6" calcext:value-type="float">
            <text:p>6</text:p>
          </table:table-cell>
          <table:table-cell table:formula="of:=SUBSTITUTE([.A48] ;&quot;F&quot;;&quot;0&quot;)" office:value-type="string" office:string-value="B0BB000RRL" calcext:value-type="string">
            <text:p>B0BB000RRL</text:p>
          </table:table-cell>
          <table:table-cell table:formula="of:=SUBSTITUTE([.D48];&quot;B&quot;;&quot;1&quot;)" office:value-type="string" office:string-value="1011000RRL" calcext:value-type="string">
            <text:p>1011000RRL</text:p>
          </table:table-cell>
          <table:table-cell table:formula="of:=SUBSTITUTE([.E48];&quot;L&quot;;&quot;0&quot;)" office:value-type="string" office:string-value="1011000RR0" calcext:value-type="string">
            <text:p>1011000RR0</text:p>
          </table:table-cell>
          <table:table-cell table:formula="of:=SUBSTITUTE([.F48];&quot;R&quot;;&quot;1&quot;)" office:value-type="string" office:string-value="1011000110" calcext:value-type="string">
            <text:p>1011000110</text:p>
          </table:table-cell>
          <table:table-cell table:formula="of:=MID([.G48];1;7)" office:value-type="string" office:string-value="1011000" calcext:value-type="string">
            <text:p>1011000</text:p>
          </table:table-cell>
          <table:table-cell table:formula="of:=MID([.G48];8;3)" office:value-type="string" office:string-value="110" calcext:value-type="string">
            <text:p>110</text:p>
          </table:table-cell>
          <table:table-cell table:formula="of:=BIN2DEC([.H48]) * 8" office:value-type="float" office:value="704" calcext:value-type="float">
            <text:p>704</text:p>
          </table:table-cell>
          <table:table-cell table:formula="of:=BIN2DEC([.I48])" office:value-type="float" office:value="6" calcext:value-type="float">
            <text:p>6</text:p>
          </table:table-cell>
          <table:table-cell table:formula="of:=[.J48]+[.K48]" office:value-type="float" office:value="710" calcext:value-type="float">
            <text:p>7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BLRL</text:p>
          </table:table-cell>
          <table:table-cell table:formula="of:=BIN2DEC([.H49])" office:value-type="float" office:value="63" calcext:value-type="float">
            <text:p>63</text:p>
          </table:table-cell>
          <table:table-cell table:formula="of:=BIN2DEC([.I49])" office:value-type="float" office:value="2" calcext:value-type="float">
            <text:p>2</text:p>
          </table:table-cell>
          <table:table-cell table:formula="of:=SUBSTITUTE([.A49] ;&quot;F&quot;;&quot;0&quot;)" office:value-type="string" office:string-value="0BBBBBBLRL" calcext:value-type="string">
            <text:p>0BBBBBBLRL</text:p>
          </table:table-cell>
          <table:table-cell table:formula="of:=SUBSTITUTE([.D49];&quot;B&quot;;&quot;1&quot;)" office:value-type="string" office:string-value="0111111LRL" calcext:value-type="string">
            <text:p>0111111LRL</text:p>
          </table:table-cell>
          <table:table-cell table:formula="of:=SUBSTITUTE([.E49];&quot;L&quot;;&quot;0&quot;)" office:value-type="string" office:string-value="01111110R0" calcext:value-type="string">
            <text:p>01111110R0</text:p>
          </table:table-cell>
          <table:table-cell table:formula="of:=SUBSTITUTE([.F49];&quot;R&quot;;&quot;1&quot;)" office:value-type="string" office:string-value="0111111010" calcext:value-type="string">
            <text:p>0111111010</text:p>
          </table:table-cell>
          <table:table-cell table:formula="of:=MID([.G49];1;7)" office:value-type="string" office:string-value="0111111" calcext:value-type="string">
            <text:p>0111111</text:p>
          </table:table-cell>
          <table:table-cell table:formula="of:=MID([.G49];8;3)" office:value-type="string" office:string-value="010" calcext:value-type="string">
            <text:p>010</text:p>
          </table:table-cell>
          <table:table-cell table:formula="of:=BIN2DEC([.H49]) * 8" office:value-type="float" office:value="504" calcext:value-type="float">
            <text:p>504</text:p>
          </table:table-cell>
          <table:table-cell table:formula="of:=BIN2DEC([.I49])" office:value-type="float" office:value="2" calcext:value-type="float">
            <text:p>2</text:p>
          </table:table-cell>
          <table:table-cell table:formula="of:=[.J49]+[.K49]" office:value-type="float" office:value="506" calcext:value-type="float">
            <text:p>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FLLL</text:p>
          </table:table-cell>
          <table:table-cell table:formula="of:=BIN2DEC([.H50])" office:value-type="float" office:value="48" calcext:value-type="float">
            <text:p>48</text:p>
          </table:table-cell>
          <table:table-cell table:formula="of:=BIN2DEC([.I50])" office:value-type="float" office:value="0" calcext:value-type="float">
            <text:p>0</text:p>
          </table:table-cell>
          <table:table-cell table:formula="of:=SUBSTITUTE([.A50] ;&quot;F&quot;;&quot;0&quot;)" office:value-type="string" office:string-value="0BB0000LLL" calcext:value-type="string">
            <text:p>0BB0000LLL</text:p>
          </table:table-cell>
          <table:table-cell table:formula="of:=SUBSTITUTE([.D50];&quot;B&quot;;&quot;1&quot;)" office:value-type="string" office:string-value="0110000LLL" calcext:value-type="string">
            <text:p>0110000LLL</text:p>
          </table:table-cell>
          <table:table-cell table:formula="of:=SUBSTITUTE([.E50];&quot;L&quot;;&quot;0&quot;)" office:value-type="string" office:string-value="0110000000" calcext:value-type="string">
            <text:p>0110000000</text:p>
          </table:table-cell>
          <table:table-cell table:formula="of:=SUBSTITUTE([.F50];&quot;R&quot;;&quot;1&quot;)" office:value-type="string" office:string-value="0110000000" calcext:value-type="string">
            <text:p>0110000000</text:p>
          </table:table-cell>
          <table:table-cell table:formula="of:=MID([.G50];1;7)" office:value-type="string" office:string-value="0110000" calcext:value-type="string">
            <text:p>0110000</text:p>
          </table:table-cell>
          <table:table-cell table:formula="of:=MID([.G50];8;3)" office:value-type="string" office:string-value="000" calcext:value-type="string">
            <text:p>000</text:p>
          </table:table-cell>
          <table:table-cell table:formula="of:=BIN2DEC([.H50]) * 8" office:value-type="float" office:value="384" calcext:value-type="float">
            <text:p>384</text:p>
          </table:table-cell>
          <table:table-cell table:formula="of:=BIN2DEC([.I50])" office:value-type="float" office:value="0" calcext:value-type="float">
            <text:p>0</text:p>
          </table:table-cell>
          <table:table-cell table:formula="of:=[.J50]+[.K50]" office:value-type="float" office:value="384" calcext:value-type="float">
            <text:p>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FLLR</text:p>
          </table:table-cell>
          <table:table-cell table:formula="of:=BIN2DEC([.H51])" office:value-type="float" office:value="28" calcext:value-type="float">
            <text:p>28</text:p>
          </table:table-cell>
          <table:table-cell table:formula="of:=BIN2DEC([.I51])" office:value-type="float" office:value="1" calcext:value-type="float">
            <text:p>1</text:p>
          </table:table-cell>
          <table:table-cell table:formula="of:=SUBSTITUTE([.A51] ;&quot;F&quot;;&quot;0&quot;)" office:value-type="string" office:string-value="00BBB00LLR" calcext:value-type="string">
            <text:p>00BBB00LLR</text:p>
          </table:table-cell>
          <table:table-cell table:formula="of:=SUBSTITUTE([.D51];&quot;B&quot;;&quot;1&quot;)" office:value-type="string" office:string-value="0011100LLR" calcext:value-type="string">
            <text:p>0011100LLR</text:p>
          </table:table-cell>
          <table:table-cell table:formula="of:=SUBSTITUTE([.E51];&quot;L&quot;;&quot;0&quot;)" office:value-type="string" office:string-value="001110000R" calcext:value-type="string">
            <text:p>001110000R</text:p>
          </table:table-cell>
          <table:table-cell table:formula="of:=SUBSTITUTE([.F51];&quot;R&quot;;&quot;1&quot;)" office:value-type="string" office:string-value="0011100001" calcext:value-type="string">
            <text:p>0011100001</text:p>
          </table:table-cell>
          <table:table-cell table:formula="of:=MID([.G51];1;7)" office:value-type="string" office:string-value="0011100" calcext:value-type="string">
            <text:p>0011100</text:p>
          </table:table-cell>
          <table:table-cell table:formula="of:=MID([.G51];8;3)" office:value-type="string" office:string-value="001" calcext:value-type="string">
            <text:p>001</text:p>
          </table:table-cell>
          <table:table-cell table:formula="of:=BIN2DEC([.H51]) * 8" office:value-type="float" office:value="224" calcext:value-type="float">
            <text:p>224</text:p>
          </table:table-cell>
          <table:table-cell table:formula="of:=BIN2DEC([.I51])" office:value-type="float" office:value="1" calcext:value-type="float">
            <text:p>1</text:p>
          </table:table-cell>
          <table:table-cell table:formula="of:=[.J51]+[.K51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BRRR</text:p>
          </table:table-cell>
          <table:table-cell table:formula="of:=BIN2DEC([.H52])" office:value-type="float" office:value="63" calcext:value-type="float">
            <text:p>63</text:p>
          </table:table-cell>
          <table:table-cell table:formula="of:=BIN2DEC([.I52])" office:value-type="float" office:value="7" calcext:value-type="float">
            <text:p>7</text:p>
          </table:table-cell>
          <table:table-cell table:formula="of:=SUBSTITUTE([.A52] ;&quot;F&quot;;&quot;0&quot;)" office:value-type="string" office:string-value="0BBBBBBRRR" calcext:value-type="string">
            <text:p>0BBBBBBRRR</text:p>
          </table:table-cell>
          <table:table-cell table:formula="of:=SUBSTITUTE([.D52];&quot;B&quot;;&quot;1&quot;)" office:value-type="string" office:string-value="0111111RRR" calcext:value-type="string">
            <text:p>0111111RRR</text:p>
          </table:table-cell>
          <table:table-cell table:formula="of:=SUBSTITUTE([.E52];&quot;L&quot;;&quot;0&quot;)" office:value-type="string" office:string-value="0111111RRR" calcext:value-type="string">
            <text:p>0111111RRR</text:p>
          </table:table-cell>
          <table:table-cell table:formula="of:=SUBSTITUTE([.F52];&quot;R&quot;;&quot;1&quot;)" office:value-type="string" office:string-value="0111111111" calcext:value-type="string">
            <text:p>0111111111</text:p>
          </table:table-cell>
          <table:table-cell table:formula="of:=MID([.G52];1;7)" office:value-type="string" office:string-value="0111111" calcext:value-type="string">
            <text:p>0111111</text:p>
          </table:table-cell>
          <table:table-cell table:formula="of:=MID([.G52];8;3)" office:value-type="string" office:string-value="111" calcext:value-type="string">
            <text:p>111</text:p>
          </table:table-cell>
          <table:table-cell table:formula="of:=BIN2DEC([.H52]) * 8" office:value-type="float" office:value="504" calcext:value-type="float">
            <text:p>504</text:p>
          </table:table-cell>
          <table:table-cell table:formula="of:=BIN2DEC([.I52])" office:value-type="float" office:value="7" calcext:value-type="float">
            <text:p>7</text:p>
          </table:table-cell>
          <table:table-cell table:formula="of:=[.J52]+[.K52]" office:value-type="float" office:value="511" calcext:value-type="float">
            <text:p>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BRLR</text:p>
          </table:table-cell>
          <table:table-cell table:formula="of:=BIN2DEC([.H53])" office:value-type="float" office:value="121" calcext:value-type="float">
            <text:p>121</text:p>
          </table:table-cell>
          <table:table-cell table:formula="of:=BIN2DEC([.I53])" office:value-type="float" office:value="5" calcext:value-type="float">
            <text:p>5</text:p>
          </table:table-cell>
          <table:table-cell table:formula="of:=SUBSTITUTE([.A53] ;&quot;F&quot;;&quot;0&quot;)" office:value-type="string" office:string-value="BBBB00BRLR" calcext:value-type="string">
            <text:p>BBBB00BRLR</text:p>
          </table:table-cell>
          <table:table-cell table:formula="of:=SUBSTITUTE([.D53];&quot;B&quot;;&quot;1&quot;)" office:value-type="string" office:string-value="1111001RLR" calcext:value-type="string">
            <text:p>1111001RLR</text:p>
          </table:table-cell>
          <table:table-cell table:formula="of:=SUBSTITUTE([.E53];&quot;L&quot;;&quot;0&quot;)" office:value-type="string" office:string-value="1111001R0R" calcext:value-type="string">
            <text:p>1111001R0R</text:p>
          </table:table-cell>
          <table:table-cell table:formula="of:=SUBSTITUTE([.F53];&quot;R&quot;;&quot;1&quot;)" office:value-type="string" office:string-value="1111001101" calcext:value-type="string">
            <text:p>1111001101</text:p>
          </table:table-cell>
          <table:table-cell table:formula="of:=MID([.G53];1;7)" office:value-type="string" office:string-value="1111001" calcext:value-type="string">
            <text:p>1111001</text:p>
          </table:table-cell>
          <table:table-cell table:formula="of:=MID([.G53];8;3)" office:value-type="string" office:string-value="101" calcext:value-type="string">
            <text:p>101</text:p>
          </table:table-cell>
          <table:table-cell table:formula="of:=BIN2DEC([.H53]) * 8" office:value-type="float" office:value="968" calcext:value-type="float">
            <text:p>968</text:p>
          </table:table-cell>
          <table:table-cell table:formula="of:=BIN2DEC([.I53])" office:value-type="float" office:value="5" calcext:value-type="float">
            <text:p>5</text:p>
          </table:table-cell>
          <table:table-cell table:formula="of:=[.J53]+[.K53]" office:value-type="float" office:value="973" calcext:value-type="float">
            <text:p>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BLRL</text:p>
          </table:table-cell>
          <table:table-cell table:formula="of:=BIN2DEC([.H54])" office:value-type="float" office:value="117" calcext:value-type="float">
            <text:p>117</text:p>
          </table:table-cell>
          <table:table-cell table:formula="of:=BIN2DEC([.I54])" office:value-type="float" office:value="2" calcext:value-type="float">
            <text:p>2</text:p>
          </table:table-cell>
          <table:table-cell table:formula="of:=SUBSTITUTE([.A54] ;&quot;F&quot;;&quot;0&quot;)" office:value-type="string" office:string-value="BBB0B0BLRL" calcext:value-type="string">
            <text:p>BBB0B0BLRL</text:p>
          </table:table-cell>
          <table:table-cell table:formula="of:=SUBSTITUTE([.D54];&quot;B&quot;;&quot;1&quot;)" office:value-type="string" office:string-value="1110101LRL" calcext:value-type="string">
            <text:p>1110101LRL</text:p>
          </table:table-cell>
          <table:table-cell table:formula="of:=SUBSTITUTE([.E54];&quot;L&quot;;&quot;0&quot;)" office:value-type="string" office:string-value="11101010R0" calcext:value-type="string">
            <text:p>11101010R0</text:p>
          </table:table-cell>
          <table:table-cell table:formula="of:=SUBSTITUTE([.F54];&quot;R&quot;;&quot;1&quot;)" office:value-type="string" office:string-value="1110101010" calcext:value-type="string">
            <text:p>1110101010</text:p>
          </table:table-cell>
          <table:table-cell table:formula="of:=MID([.G54];1;7)" office:value-type="string" office:string-value="1110101" calcext:value-type="string">
            <text:p>1110101</text:p>
          </table:table-cell>
          <table:table-cell table:formula="of:=MID([.G54];8;3)" office:value-type="string" office:string-value="010" calcext:value-type="string">
            <text:p>010</text:p>
          </table:table-cell>
          <table:table-cell table:formula="of:=BIN2DEC([.H54]) * 8" office:value-type="float" office:value="936" calcext:value-type="float">
            <text:p>936</text:p>
          </table:table-cell>
          <table:table-cell table:formula="of:=BIN2DEC([.I54])" office:value-type="float" office:value="2" calcext:value-type="float">
            <text:p>2</text:p>
          </table:table-cell>
          <table:table-cell table:formula="of:=[.J54]+[.K54]" office:value-type="float" office:value="938" calcext:value-type="float">
            <text:p>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FLLL</text:p>
          </table:table-cell>
          <table:table-cell table:formula="of:=BIN2DEC([.H55])" office:value-type="float" office:value="18" calcext:value-type="float">
            <text:p>18</text:p>
          </table:table-cell>
          <table:table-cell table:formula="of:=BIN2DEC([.I55])" office:value-type="float" office:value="0" calcext:value-type="float">
            <text:p>0</text:p>
          </table:table-cell>
          <table:table-cell table:formula="of:=SUBSTITUTE([.A55] ;&quot;F&quot;;&quot;0&quot;)" office:value-type="string" office:string-value="00B00B0LLL" calcext:value-type="string">
            <text:p>00B00B0LLL</text:p>
          </table:table-cell>
          <table:table-cell table:formula="of:=SUBSTITUTE([.D55];&quot;B&quot;;&quot;1&quot;)" office:value-type="string" office:string-value="0010010LLL" calcext:value-type="string">
            <text:p>0010010LLL</text:p>
          </table:table-cell>
          <table:table-cell table:formula="of:=SUBSTITUTE([.E55];&quot;L&quot;;&quot;0&quot;)" office:value-type="string" office:string-value="0010010000" calcext:value-type="string">
            <text:p>0010010000</text:p>
          </table:table-cell>
          <table:table-cell table:formula="of:=SUBSTITUTE([.F55];&quot;R&quot;;&quot;1&quot;)" office:value-type="string" office:string-value="0010010000" calcext:value-type="string">
            <text:p>0010010000</text:p>
          </table:table-cell>
          <table:table-cell table:formula="of:=MID([.G55];1;7)" office:value-type="string" office:string-value="0010010" calcext:value-type="string">
            <text:p>0010010</text:p>
          </table:table-cell>
          <table:table-cell table:formula="of:=MID([.G55];8;3)" office:value-type="string" office:string-value="000" calcext:value-type="string">
            <text:p>000</text:p>
          </table:table-cell>
          <table:table-cell table:formula="of:=BIN2DEC([.H55]) * 8" office:value-type="float" office:value="144" calcext:value-type="float">
            <text:p>144</text:p>
          </table:table-cell>
          <table:table-cell table:formula="of:=BIN2DEC([.I55])" office:value-type="float" office:value="0" calcext:value-type="float">
            <text:p>0</text:p>
          </table:table-cell>
          <table:table-cell table:formula="of:=[.J55]+[.K55]" office:value-type="float" office:value="144" calcext:value-type="float">
            <text:p>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FLLL</text:p>
          </table:table-cell>
          <table:table-cell table:formula="of:=BIN2DEC([.H56])" office:value-type="float" office:value="62" calcext:value-type="float">
            <text:p>62</text:p>
          </table:table-cell>
          <table:table-cell table:formula="of:=BIN2DEC([.I56])" office:value-type="float" office:value="0" calcext:value-type="float">
            <text:p>0</text:p>
          </table:table-cell>
          <table:table-cell table:formula="of:=SUBSTITUTE([.A56] ;&quot;F&quot;;&quot;0&quot;)" office:value-type="string" office:string-value="0BBBBB0LLL" calcext:value-type="string">
            <text:p>0BBBBB0LLL</text:p>
          </table:table-cell>
          <table:table-cell table:formula="of:=SUBSTITUTE([.D56];&quot;B&quot;;&quot;1&quot;)" office:value-type="string" office:string-value="0111110LLL" calcext:value-type="string">
            <text:p>0111110LLL</text:p>
          </table:table-cell>
          <table:table-cell table:formula="of:=SUBSTITUTE([.E56];&quot;L&quot;;&quot;0&quot;)" office:value-type="string" office:string-value="0111110000" calcext:value-type="string">
            <text:p>0111110000</text:p>
          </table:table-cell>
          <table:table-cell table:formula="of:=SUBSTITUTE([.F56];&quot;R&quot;;&quot;1&quot;)" office:value-type="string" office:string-value="0111110000" calcext:value-type="string">
            <text:p>0111110000</text:p>
          </table:table-cell>
          <table:table-cell table:formula="of:=MID([.G56];1;7)" office:value-type="string" office:string-value="0111110" calcext:value-type="string">
            <text:p>0111110</text:p>
          </table:table-cell>
          <table:table-cell table:formula="of:=MID([.G56];8;3)" office:value-type="string" office:string-value="000" calcext:value-type="string">
            <text:p>000</text:p>
          </table:table-cell>
          <table:table-cell table:formula="of:=BIN2DEC([.H56]) * 8" office:value-type="float" office:value="496" calcext:value-type="float">
            <text:p>496</text:p>
          </table:table-cell>
          <table:table-cell table:formula="of:=BIN2DEC([.I56])" office:value-type="float" office:value="0" calcext:value-type="float">
            <text:p>0</text:p>
          </table:table-cell>
          <table:table-cell table:formula="of:=[.J56]+[.K56]" office:value-type="float" office:value="496" calcext:value-type="float">
            <text:p>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BRLR</text:p>
          </table:table-cell>
          <table:table-cell table:formula="of:=BIN2DEC([.H57])" office:value-type="float" office:value="31" calcext:value-type="float">
            <text:p>31</text:p>
          </table:table-cell>
          <table:table-cell table:formula="of:=BIN2DEC([.I57])" office:value-type="float" office:value="5" calcext:value-type="float">
            <text:p>5</text:p>
          </table:table-cell>
          <table:table-cell table:formula="of:=SUBSTITUTE([.A57] ;&quot;F&quot;;&quot;0&quot;)" office:value-type="string" office:string-value="00BBBBBRLR" calcext:value-type="string">
            <text:p>00BBBBBRLR</text:p>
          </table:table-cell>
          <table:table-cell table:formula="of:=SUBSTITUTE([.D57];&quot;B&quot;;&quot;1&quot;)" office:value-type="string" office:string-value="0011111RLR" calcext:value-type="string">
            <text:p>0011111RLR</text:p>
          </table:table-cell>
          <table:table-cell table:formula="of:=SUBSTITUTE([.E57];&quot;L&quot;;&quot;0&quot;)" office:value-type="string" office:string-value="0011111R0R" calcext:value-type="string">
            <text:p>0011111R0R</text:p>
          </table:table-cell>
          <table:table-cell table:formula="of:=SUBSTITUTE([.F57];&quot;R&quot;;&quot;1&quot;)" office:value-type="string" office:string-value="0011111101" calcext:value-type="string">
            <text:p>0011111101</text:p>
          </table:table-cell>
          <table:table-cell table:formula="of:=MID([.G57];1;7)" office:value-type="string" office:string-value="0011111" calcext:value-type="string">
            <text:p>0011111</text:p>
          </table:table-cell>
          <table:table-cell table:formula="of:=MID([.G57];8;3)" office:value-type="string" office:string-value="101" calcext:value-type="string">
            <text:p>101</text:p>
          </table:table-cell>
          <table:table-cell table:formula="of:=BIN2DEC([.H57]) * 8" office:value-type="float" office:value="248" calcext:value-type="float">
            <text:p>248</text:p>
          </table:table-cell>
          <table:table-cell table:formula="of:=BIN2DEC([.I57])" office:value-type="float" office:value="5" calcext:value-type="float">
            <text:p>5</text:p>
          </table:table-cell>
          <table:table-cell table:formula="of:=[.J57]+[.K57]" office:value-type="float" office:value="253" calcext:value-type="float">
            <text:p>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FLRL</text:p>
          </table:table-cell>
          <table:table-cell table:formula="of:=BIN2DEC([.H58])" office:value-type="float" office:value="48" calcext:value-type="float">
            <text:p>48</text:p>
          </table:table-cell>
          <table:table-cell table:formula="of:=BIN2DEC([.I58])" office:value-type="float" office:value="2" calcext:value-type="float">
            <text:p>2</text:p>
          </table:table-cell>
          <table:table-cell table:formula="of:=SUBSTITUTE([.A58] ;&quot;F&quot;;&quot;0&quot;)" office:value-type="string" office:string-value="0BB0000LRL" calcext:value-type="string">
            <text:p>0BB0000LRL</text:p>
          </table:table-cell>
          <table:table-cell table:formula="of:=SUBSTITUTE([.D58];&quot;B&quot;;&quot;1&quot;)" office:value-type="string" office:string-value="0110000LRL" calcext:value-type="string">
            <text:p>0110000LRL</text:p>
          </table:table-cell>
          <table:table-cell table:formula="of:=SUBSTITUTE([.E58];&quot;L&quot;;&quot;0&quot;)" office:value-type="string" office:string-value="01100000R0" calcext:value-type="string">
            <text:p>01100000R0</text:p>
          </table:table-cell>
          <table:table-cell table:formula="of:=SUBSTITUTE([.F58];&quot;R&quot;;&quot;1&quot;)" office:value-type="string" office:string-value="0110000010" calcext:value-type="string">
            <text:p>0110000010</text:p>
          </table:table-cell>
          <table:table-cell table:formula="of:=MID([.G58];1;7)" office:value-type="string" office:string-value="0110000" calcext:value-type="string">
            <text:p>0110000</text:p>
          </table:table-cell>
          <table:table-cell table:formula="of:=MID([.G58];8;3)" office:value-type="string" office:string-value="010" calcext:value-type="string">
            <text:p>010</text:p>
          </table:table-cell>
          <table:table-cell table:formula="of:=BIN2DEC([.H58]) * 8" office:value-type="float" office:value="384" calcext:value-type="float">
            <text:p>384</text:p>
          </table:table-cell>
          <table:table-cell table:formula="of:=BIN2DEC([.I58])" office:value-type="float" office:value="2" calcext:value-type="float">
            <text:p>2</text:p>
          </table:table-cell>
          <table:table-cell table:formula="of:=[.J58]+[.K58]" office:value-type="float" office:value="386" calcext:value-type="float">
            <text:p>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BLLR</text:p>
          </table:table-cell>
          <table:table-cell table:formula="of:=BIN2DEC([.H59])" office:value-type="float" office:value="109" calcext:value-type="float">
            <text:p>109</text:p>
          </table:table-cell>
          <table:table-cell table:formula="of:=BIN2DEC([.I59])" office:value-type="float" office:value="1" calcext:value-type="float">
            <text:p>1</text:p>
          </table:table-cell>
          <table:table-cell table:formula="of:=SUBSTITUTE([.A59] ;&quot;F&quot;;&quot;0&quot;)" office:value-type="string" office:string-value="BB0BB0BLLR" calcext:value-type="string">
            <text:p>BB0BB0BLLR</text:p>
          </table:table-cell>
          <table:table-cell table:formula="of:=SUBSTITUTE([.D59];&quot;B&quot;;&quot;1&quot;)" office:value-type="string" office:string-value="1101101LLR" calcext:value-type="string">
            <text:p>1101101LLR</text:p>
          </table:table-cell>
          <table:table-cell table:formula="of:=SUBSTITUTE([.E59];&quot;L&quot;;&quot;0&quot;)" office:value-type="string" office:string-value="110110100R" calcext:value-type="string">
            <text:p>110110100R</text:p>
          </table:table-cell>
          <table:table-cell table:formula="of:=SUBSTITUTE([.F59];&quot;R&quot;;&quot;1&quot;)" office:value-type="string" office:string-value="1101101001" calcext:value-type="string">
            <text:p>1101101001</text:p>
          </table:table-cell>
          <table:table-cell table:formula="of:=MID([.G59];1;7)" office:value-type="string" office:string-value="1101101" calcext:value-type="string">
            <text:p>1101101</text:p>
          </table:table-cell>
          <table:table-cell table:formula="of:=MID([.G59];8;3)" office:value-type="string" office:string-value="001" calcext:value-type="string">
            <text:p>001</text:p>
          </table:table-cell>
          <table:table-cell table:formula="of:=BIN2DEC([.H59]) * 8" office:value-type="float" office:value="872" calcext:value-type="float">
            <text:p>872</text:p>
          </table:table-cell>
          <table:table-cell table:formula="of:=BIN2DEC([.I59])" office:value-type="float" office:value="1" calcext:value-type="float">
            <text:p>1</text:p>
          </table:table-cell>
          <table:table-cell table:formula="of:=[.J59]+[.K59]" office:value-type="float" office:value="873" calcext:value-type="float">
            <text:p>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FRLR</text:p>
          </table:table-cell>
          <table:table-cell table:formula="of:=BIN2DEC([.H60])" office:value-type="float" office:value="12" calcext:value-type="float">
            <text:p>12</text:p>
          </table:table-cell>
          <table:table-cell table:formula="of:=BIN2DEC([.I60])" office:value-type="float" office:value="5" calcext:value-type="float">
            <text:p>5</text:p>
          </table:table-cell>
          <table:table-cell table:formula="of:=SUBSTITUTE([.A60] ;&quot;F&quot;;&quot;0&quot;)" office:value-type="string" office:string-value="000BB00RLR" calcext:value-type="string">
            <text:p>000BB00RLR</text:p>
          </table:table-cell>
          <table:table-cell table:formula="of:=SUBSTITUTE([.D60];&quot;B&quot;;&quot;1&quot;)" office:value-type="string" office:string-value="0001100RLR" calcext:value-type="string">
            <text:p>0001100RLR</text:p>
          </table:table-cell>
          <table:table-cell table:formula="of:=SUBSTITUTE([.E60];&quot;L&quot;;&quot;0&quot;)" office:value-type="string" office:string-value="0001100R0R" calcext:value-type="string">
            <text:p>0001100R0R</text:p>
          </table:table-cell>
          <table:table-cell table:formula="of:=SUBSTITUTE([.F60];&quot;R&quot;;&quot;1&quot;)" office:value-type="string" office:string-value="0001100101" calcext:value-type="string">
            <text:p>0001100101</text:p>
          </table:table-cell>
          <table:table-cell table:formula="of:=MID([.G60];1;7)" office:value-type="string" office:string-value="0001100" calcext:value-type="string">
            <text:p>0001100</text:p>
          </table:table-cell>
          <table:table-cell table:formula="of:=MID([.G60];8;3)" office:value-type="string" office:string-value="101" calcext:value-type="string">
            <text:p>101</text:p>
          </table:table-cell>
          <table:table-cell table:formula="of:=BIN2DEC([.H60]) * 8" office:value-type="float" office:value="96" calcext:value-type="float">
            <text:p>96</text:p>
          </table:table-cell>
          <table:table-cell table:formula="of:=BIN2DEC([.I60])" office:value-type="float" office:value="5" calcext:value-type="float">
            <text:p>5</text:p>
          </table:table-cell>
          <table:table-cell table:formula="of:=[.J60]+[.K60]" office:value-type="float" office:value="101" calcext:value-type="float">
            <text:p>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FLLL</text:p>
          </table:table-cell>
          <table:table-cell table:formula="of:=BIN2DEC([.H61])" office:value-type="float" office:value="14" calcext:value-type="float">
            <text:p>14</text:p>
          </table:table-cell>
          <table:table-cell table:formula="of:=BIN2DEC([.I61])" office:value-type="float" office:value="0" calcext:value-type="float">
            <text:p>0</text:p>
          </table:table-cell>
          <table:table-cell table:formula="of:=SUBSTITUTE([.A61] ;&quot;F&quot;;&quot;0&quot;)" office:value-type="string" office:string-value="000BBB0LLL" calcext:value-type="string">
            <text:p>000BBB0LLL</text:p>
          </table:table-cell>
          <table:table-cell table:formula="of:=SUBSTITUTE([.D61];&quot;B&quot;;&quot;1&quot;)" office:value-type="string" office:string-value="0001110LLL" calcext:value-type="string">
            <text:p>0001110LLL</text:p>
          </table:table-cell>
          <table:table-cell table:formula="of:=SUBSTITUTE([.E61];&quot;L&quot;;&quot;0&quot;)" office:value-type="string" office:string-value="0001110000" calcext:value-type="string">
            <text:p>0001110000</text:p>
          </table:table-cell>
          <table:table-cell table:formula="of:=SUBSTITUTE([.F61];&quot;R&quot;;&quot;1&quot;)" office:value-type="string" office:string-value="0001110000" calcext:value-type="string">
            <text:p>0001110000</text:p>
          </table:table-cell>
          <table:table-cell table:formula="of:=MID([.G61];1;7)" office:value-type="string" office:string-value="0001110" calcext:value-type="string">
            <text:p>0001110</text:p>
          </table:table-cell>
          <table:table-cell table:formula="of:=MID([.G61];8;3)" office:value-type="string" office:string-value="000" calcext:value-type="string">
            <text:p>000</text:p>
          </table:table-cell>
          <table:table-cell table:formula="of:=BIN2DEC([.H61]) * 8" office:value-type="float" office:value="112" calcext:value-type="float">
            <text:p>112</text:p>
          </table:table-cell>
          <table:table-cell table:formula="of:=BIN2DEC([.I61])" office:value-type="float" office:value="0" calcext:value-type="float">
            <text:p>0</text:p>
          </table:table-cell>
          <table:table-cell table:formula="of:=[.J61]+[.K61]" office:value-type="float" office:value="112" calcext:value-type="float">
            <text:p>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FLRL</text:p>
          </table:table-cell>
          <table:table-cell table:formula="of:=BIN2DEC([.H62])" office:value-type="float" office:value="64" calcext:value-type="float">
            <text:p>64</text:p>
          </table:table-cell>
          <table:table-cell table:formula="of:=BIN2DEC([.I62])" office:value-type="float" office:value="2" calcext:value-type="float">
            <text:p>2</text:p>
          </table:table-cell>
          <table:table-cell table:formula="of:=SUBSTITUTE([.A62] ;&quot;F&quot;;&quot;0&quot;)" office:value-type="string" office:string-value="B000000LRL" calcext:value-type="string">
            <text:p>B000000LRL</text:p>
          </table:table-cell>
          <table:table-cell table:formula="of:=SUBSTITUTE([.D62];&quot;B&quot;;&quot;1&quot;)" office:value-type="string" office:string-value="1000000LRL" calcext:value-type="string">
            <text:p>1000000LRL</text:p>
          </table:table-cell>
          <table:table-cell table:formula="of:=SUBSTITUTE([.E62];&quot;L&quot;;&quot;0&quot;)" office:value-type="string" office:string-value="10000000R0" calcext:value-type="string">
            <text:p>10000000R0</text:p>
          </table:table-cell>
          <table:table-cell table:formula="of:=SUBSTITUTE([.F62];&quot;R&quot;;&quot;1&quot;)" office:value-type="string" office:string-value="1000000010" calcext:value-type="string">
            <text:p>1000000010</text:p>
          </table:table-cell>
          <table:table-cell table:formula="of:=MID([.G62];1;7)" office:value-type="string" office:string-value="1000000" calcext:value-type="string">
            <text:p>1000000</text:p>
          </table:table-cell>
          <table:table-cell table:formula="of:=MID([.G62];8;3)" office:value-type="string" office:string-value="010" calcext:value-type="string">
            <text:p>010</text:p>
          </table:table-cell>
          <table:table-cell table:formula="of:=BIN2DEC([.H62]) * 8" office:value-type="float" office:value="512" calcext:value-type="float">
            <text:p>512</text:p>
          </table:table-cell>
          <table:table-cell table:formula="of:=BIN2DEC([.I62])" office:value-type="float" office:value="2" calcext:value-type="float">
            <text:p>2</text:p>
          </table:table-cell>
          <table:table-cell table:formula="of:=[.J62]+[.K62]" office:value-type="float" office:value="514" calcext:value-type="float">
            <text:p>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FLRL</text:p>
          </table:table-cell>
          <table:table-cell table:formula="of:=BIN2DEC([.H63])" office:value-type="float" office:value="68" calcext:value-type="float">
            <text:p>68</text:p>
          </table:table-cell>
          <table:table-cell table:formula="of:=BIN2DEC([.I63])" office:value-type="float" office:value="2" calcext:value-type="float">
            <text:p>2</text:p>
          </table:table-cell>
          <table:table-cell table:formula="of:=SUBSTITUTE([.A63] ;&quot;F&quot;;&quot;0&quot;)" office:value-type="string" office:string-value="B000B00LRL" calcext:value-type="string">
            <text:p>B000B00LRL</text:p>
          </table:table-cell>
          <table:table-cell table:formula="of:=SUBSTITUTE([.D63];&quot;B&quot;;&quot;1&quot;)" office:value-type="string" office:string-value="1000100LRL" calcext:value-type="string">
            <text:p>1000100LRL</text:p>
          </table:table-cell>
          <table:table-cell table:formula="of:=SUBSTITUTE([.E63];&quot;L&quot;;&quot;0&quot;)" office:value-type="string" office:string-value="10001000R0" calcext:value-type="string">
            <text:p>10001000R0</text:p>
          </table:table-cell>
          <table:table-cell table:formula="of:=SUBSTITUTE([.F63];&quot;R&quot;;&quot;1&quot;)" office:value-type="string" office:string-value="1000100010" calcext:value-type="string">
            <text:p>1000100010</text:p>
          </table:table-cell>
          <table:table-cell table:formula="of:=MID([.G63];1;7)" office:value-type="string" office:string-value="1000100" calcext:value-type="string">
            <text:p>1000100</text:p>
          </table:table-cell>
          <table:table-cell table:formula="of:=MID([.G63];8;3)" office:value-type="string" office:string-value="010" calcext:value-type="string">
            <text:p>010</text:p>
          </table:table-cell>
          <table:table-cell table:formula="of:=BIN2DEC([.H63]) * 8" office:value-type="float" office:value="544" calcext:value-type="float">
            <text:p>544</text:p>
          </table:table-cell>
          <table:table-cell table:formula="of:=BIN2DEC([.I63])" office:value-type="float" office:value="2" calcext:value-type="float">
            <text:p>2</text:p>
          </table:table-cell>
          <table:table-cell table:formula="of:=[.J63]+[.K63]" office:value-type="float" office:value="546" calcext:value-type="float">
            <text:p>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FRLR</text:p>
          </table:table-cell>
          <table:table-cell table:formula="of:=BIN2DEC([.H64])" office:value-type="float" office:value="48" calcext:value-type="float">
            <text:p>48</text:p>
          </table:table-cell>
          <table:table-cell table:formula="of:=BIN2DEC([.I64])" office:value-type="float" office:value="5" calcext:value-type="float">
            <text:p>5</text:p>
          </table:table-cell>
          <table:table-cell table:formula="of:=SUBSTITUTE([.A64] ;&quot;F&quot;;&quot;0&quot;)" office:value-type="string" office:string-value="0BB0000RLR" calcext:value-type="string">
            <text:p>0BB0000RLR</text:p>
          </table:table-cell>
          <table:table-cell table:formula="of:=SUBSTITUTE([.D64];&quot;B&quot;;&quot;1&quot;)" office:value-type="string" office:string-value="0110000RLR" calcext:value-type="string">
            <text:p>0110000RLR</text:p>
          </table:table-cell>
          <table:table-cell table:formula="of:=SUBSTITUTE([.E64];&quot;L&quot;;&quot;0&quot;)" office:value-type="string" office:string-value="0110000R0R" calcext:value-type="string">
            <text:p>0110000R0R</text:p>
          </table:table-cell>
          <table:table-cell table:formula="of:=SUBSTITUTE([.F64];&quot;R&quot;;&quot;1&quot;)" office:value-type="string" office:string-value="0110000101" calcext:value-type="string">
            <text:p>0110000101</text:p>
          </table:table-cell>
          <table:table-cell table:formula="of:=MID([.G64];1;7)" office:value-type="string" office:string-value="0110000" calcext:value-type="string">
            <text:p>0110000</text:p>
          </table:table-cell>
          <table:table-cell table:formula="of:=MID([.G64];8;3)" office:value-type="string" office:string-value="101" calcext:value-type="string">
            <text:p>101</text:p>
          </table:table-cell>
          <table:table-cell table:formula="of:=BIN2DEC([.H64]) * 8" office:value-type="float" office:value="384" calcext:value-type="float">
            <text:p>384</text:p>
          </table:table-cell>
          <table:table-cell table:formula="of:=BIN2DEC([.I64])" office:value-type="float" office:value="5" calcext:value-type="float">
            <text:p>5</text:p>
          </table:table-cell>
          <table:table-cell table:formula="of:=[.J64]+[.K64]" office:value-type="float" office:value="389" calcext:value-type="float">
            <text:p>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BLLL</text:p>
          </table:table-cell>
          <table:table-cell table:formula="of:=BIN2DEC([.H65])" office:value-type="float" office:value="35" calcext:value-type="float">
            <text:p>35</text:p>
          </table:table-cell>
          <table:table-cell table:formula="of:=BIN2DEC([.I65])" office:value-type="float" office:value="0" calcext:value-type="float">
            <text:p>0</text:p>
          </table:table-cell>
          <table:table-cell table:formula="of:=SUBSTITUTE([.A65] ;&quot;F&quot;;&quot;0&quot;)" office:value-type="string" office:string-value="0B000BBLLL" calcext:value-type="string">
            <text:p>0B000BBLLL</text:p>
          </table:table-cell>
          <table:table-cell table:formula="of:=SUBSTITUTE([.D65];&quot;B&quot;;&quot;1&quot;)" office:value-type="string" office:string-value="0100011LLL" calcext:value-type="string">
            <text:p>0100011LLL</text:p>
          </table:table-cell>
          <table:table-cell table:formula="of:=SUBSTITUTE([.E65];&quot;L&quot;;&quot;0&quot;)" office:value-type="string" office:string-value="0100011000" calcext:value-type="string">
            <text:p>0100011000</text:p>
          </table:table-cell>
          <table:table-cell table:formula="of:=SUBSTITUTE([.F65];&quot;R&quot;;&quot;1&quot;)" office:value-type="string" office:string-value="0100011000" calcext:value-type="string">
            <text:p>0100011000</text:p>
          </table:table-cell>
          <table:table-cell table:formula="of:=MID([.G65];1;7)" office:value-type="string" office:string-value="0100011" calcext:value-type="string">
            <text:p>0100011</text:p>
          </table:table-cell>
          <table:table-cell table:formula="of:=MID([.G65];8;3)" office:value-type="string" office:string-value="000" calcext:value-type="string">
            <text:p>000</text:p>
          </table:table-cell>
          <table:table-cell table:formula="of:=BIN2DEC([.H65]) * 8" office:value-type="float" office:value="280" calcext:value-type="float">
            <text:p>280</text:p>
          </table:table-cell>
          <table:table-cell table:formula="of:=BIN2DEC([.I65])" office:value-type="float" office:value="0" calcext:value-type="float">
            <text:p>0</text:p>
          </table:table-cell>
          <table:table-cell table:formula="of:=[.J65]+[.K65]" office:value-type="float" office:value="280" calcext:value-type="float">
            <text:p>2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FRLR</text:p>
          </table:table-cell>
          <table:table-cell table:formula="of:=BIN2DEC([.H66])" office:value-type="float" office:value="2" calcext:value-type="float">
            <text:p>2</text:p>
          </table:table-cell>
          <table:table-cell table:formula="of:=BIN2DEC([.I66])" office:value-type="float" office:value="5" calcext:value-type="float">
            <text:p>5</text:p>
          </table:table-cell>
          <table:table-cell table:formula="of:=SUBSTITUTE([.A66] ;&quot;F&quot;;&quot;0&quot;)" office:value-type="string" office:string-value="00000B0RLR" calcext:value-type="string">
            <text:p>00000B0RLR</text:p>
          </table:table-cell>
          <table:table-cell table:formula="of:=SUBSTITUTE([.D66];&quot;B&quot;;&quot;1&quot;)" office:value-type="string" office:string-value="0000010RLR" calcext:value-type="string">
            <text:p>0000010RLR</text:p>
          </table:table-cell>
          <table:table-cell table:formula="of:=SUBSTITUTE([.E66];&quot;L&quot;;&quot;0&quot;)" office:value-type="string" office:string-value="0000010R0R" calcext:value-type="string">
            <text:p>0000010R0R</text:p>
          </table:table-cell>
          <table:table-cell table:formula="of:=SUBSTITUTE([.F66];&quot;R&quot;;&quot;1&quot;)" office:value-type="string" office:string-value="0000010101" calcext:value-type="string">
            <text:p>0000010101</text:p>
          </table:table-cell>
          <table:table-cell table:formula="of:=MID([.G66];1;7)" office:value-type="string" office:string-value="0000010" calcext:value-type="string">
            <text:p>0000010</text:p>
          </table:table-cell>
          <table:table-cell table:formula="of:=MID([.G66];8;3)" office:value-type="string" office:string-value="101" calcext:value-type="string">
            <text:p>101</text:p>
          </table:table-cell>
          <table:table-cell table:formula="of:=BIN2DEC([.H66]) * 8" office:value-type="float" office:value="16" calcext:value-type="float">
            <text:p>16</text:p>
          </table:table-cell>
          <table:table-cell table:formula="of:=BIN2DEC([.I66])" office:value-type="float" office:value="5" calcext:value-type="float">
            <text:p>5</text:p>
          </table:table-cell>
          <table:table-cell table:formula="of:=[.J66]+[.K66]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BFLLL</text:p>
          </table:table-cell>
          <table:table-cell table:formula="of:=BIN2DEC([.H67])" office:value-type="float" office:value="122" calcext:value-type="float">
            <text:p>122</text:p>
          </table:table-cell>
          <table:table-cell table:formula="of:=BIN2DEC([.I67])" office:value-type="float" office:value="0" calcext:value-type="float">
            <text:p>0</text:p>
          </table:table-cell>
          <table:table-cell table:formula="of:=SUBSTITUTE([.A67] ;&quot;F&quot;;&quot;0&quot;)" office:value-type="string" office:string-value="BBBB0B0LLL" calcext:value-type="string">
            <text:p>BBBB0B0LLL</text:p>
          </table:table-cell>
          <table:table-cell table:formula="of:=SUBSTITUTE([.D67];&quot;B&quot;;&quot;1&quot;)" office:value-type="string" office:string-value="1111010LLL" calcext:value-type="string">
            <text:p>1111010LLL</text:p>
          </table:table-cell>
          <table:table-cell table:formula="of:=SUBSTITUTE([.E67];&quot;L&quot;;&quot;0&quot;)" office:value-type="string" office:string-value="1111010000" calcext:value-type="string">
            <text:p>1111010000</text:p>
          </table:table-cell>
          <table:table-cell table:formula="of:=SUBSTITUTE([.F67];&quot;R&quot;;&quot;1&quot;)" office:value-type="string" office:string-value="1111010000" calcext:value-type="string">
            <text:p>1111010000</text:p>
          </table:table-cell>
          <table:table-cell table:formula="of:=MID([.G67];1;7)" office:value-type="string" office:string-value="1111010" calcext:value-type="string">
            <text:p>1111010</text:p>
          </table:table-cell>
          <table:table-cell table:formula="of:=MID([.G67];8;3)" office:value-type="string" office:string-value="000" calcext:value-type="string">
            <text:p>000</text:p>
          </table:table-cell>
          <table:table-cell table:formula="of:=BIN2DEC([.H67]) * 8" office:value-type="float" office:value="976" calcext:value-type="float">
            <text:p>976</text:p>
          </table:table-cell>
          <table:table-cell table:formula="of:=BIN2DEC([.I67])" office:value-type="float" office:value="0" calcext:value-type="float">
            <text:p>0</text:p>
          </table:table-cell>
          <table:table-cell table:formula="of:=[.J67]+[.K67]" office:value-type="float" office:value="976" calcext:value-type="float">
            <text:p>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BLLR</text:p>
          </table:table-cell>
          <table:table-cell table:formula="of:=BIN2DEC([.H68])" office:value-type="float" office:value="41" calcext:value-type="float">
            <text:p>41</text:p>
          </table:table-cell>
          <table:table-cell table:formula="of:=BIN2DEC([.I68])" office:value-type="float" office:value="1" calcext:value-type="float">
            <text:p>1</text:p>
          </table:table-cell>
          <table:table-cell table:formula="of:=SUBSTITUTE([.A68] ;&quot;F&quot;;&quot;0&quot;)" office:value-type="string" office:string-value="0B0B00BLLR" calcext:value-type="string">
            <text:p>0B0B00BLLR</text:p>
          </table:table-cell>
          <table:table-cell table:formula="of:=SUBSTITUTE([.D68];&quot;B&quot;;&quot;1&quot;)" office:value-type="string" office:string-value="0101001LLR" calcext:value-type="string">
            <text:p>0101001LLR</text:p>
          </table:table-cell>
          <table:table-cell table:formula="of:=SUBSTITUTE([.E68];&quot;L&quot;;&quot;0&quot;)" office:value-type="string" office:string-value="010100100R" calcext:value-type="string">
            <text:p>010100100R</text:p>
          </table:table-cell>
          <table:table-cell table:formula="of:=SUBSTITUTE([.F68];&quot;R&quot;;&quot;1&quot;)" office:value-type="string" office:string-value="0101001001" calcext:value-type="string">
            <text:p>0101001001</text:p>
          </table:table-cell>
          <table:table-cell table:formula="of:=MID([.G68];1;7)" office:value-type="string" office:string-value="0101001" calcext:value-type="string">
            <text:p>0101001</text:p>
          </table:table-cell>
          <table:table-cell table:formula="of:=MID([.G68];8;3)" office:value-type="string" office:string-value="001" calcext:value-type="string">
            <text:p>001</text:p>
          </table:table-cell>
          <table:table-cell table:formula="of:=BIN2DEC([.H68]) * 8" office:value-type="float" office:value="328" calcext:value-type="float">
            <text:p>328</text:p>
          </table:table-cell>
          <table:table-cell table:formula="of:=BIN2DEC([.I68])" office:value-type="float" office:value="1" calcext:value-type="float">
            <text:p>1</text:p>
          </table:table-cell>
          <table:table-cell table:formula="of:=[.J68]+[.K68]" office:value-type="float" office:value="329" calcext:value-type="float">
            <text:p>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BRLR</text:p>
          </table:table-cell>
          <table:table-cell table:formula="of:=BIN2DEC([.H69])" office:value-type="float" office:value="21" calcext:value-type="float">
            <text:p>21</text:p>
          </table:table-cell>
          <table:table-cell table:formula="of:=BIN2DEC([.I69])" office:value-type="float" office:value="5" calcext:value-type="float">
            <text:p>5</text:p>
          </table:table-cell>
          <table:table-cell table:formula="of:=SUBSTITUTE([.A69] ;&quot;F&quot;;&quot;0&quot;)" office:value-type="string" office:string-value="00B0B0BRLR" calcext:value-type="string">
            <text:p>00B0B0BRLR</text:p>
          </table:table-cell>
          <table:table-cell table:formula="of:=SUBSTITUTE([.D69];&quot;B&quot;;&quot;1&quot;)" office:value-type="string" office:string-value="0010101RLR" calcext:value-type="string">
            <text:p>0010101RLR</text:p>
          </table:table-cell>
          <table:table-cell table:formula="of:=SUBSTITUTE([.E69];&quot;L&quot;;&quot;0&quot;)" office:value-type="string" office:string-value="0010101R0R" calcext:value-type="string">
            <text:p>0010101R0R</text:p>
          </table:table-cell>
          <table:table-cell table:formula="of:=SUBSTITUTE([.F69];&quot;R&quot;;&quot;1&quot;)" office:value-type="string" office:string-value="0010101101" calcext:value-type="string">
            <text:p>0010101101</text:p>
          </table:table-cell>
          <table:table-cell table:formula="of:=MID([.G69];1;7)" office:value-type="string" office:string-value="0010101" calcext:value-type="string">
            <text:p>0010101</text:p>
          </table:table-cell>
          <table:table-cell table:formula="of:=MID([.G69];8;3)" office:value-type="string" office:string-value="101" calcext:value-type="string">
            <text:p>101</text:p>
          </table:table-cell>
          <table:table-cell table:formula="of:=BIN2DEC([.H69]) * 8" office:value-type="float" office:value="168" calcext:value-type="float">
            <text:p>168</text:p>
          </table:table-cell>
          <table:table-cell table:formula="of:=BIN2DEC([.I69])" office:value-type="float" office:value="5" calcext:value-type="float">
            <text:p>5</text:p>
          </table:table-cell>
          <table:table-cell table:formula="of:=[.J69]+[.K69]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BLLR</text:p>
          </table:table-cell>
          <table:table-cell table:formula="of:=BIN2DEC([.H70])" office:value-type="float" office:value="59" calcext:value-type="float">
            <text:p>59</text:p>
          </table:table-cell>
          <table:table-cell table:formula="of:=BIN2DEC([.I70])" office:value-type="float" office:value="1" calcext:value-type="float">
            <text:p>1</text:p>
          </table:table-cell>
          <table:table-cell table:formula="of:=SUBSTITUTE([.A70] ;&quot;F&quot;;&quot;0&quot;)" office:value-type="string" office:string-value="0BBB0BBLLR" calcext:value-type="string">
            <text:p>0BBB0BBLLR</text:p>
          </table:table-cell>
          <table:table-cell table:formula="of:=SUBSTITUTE([.D70];&quot;B&quot;;&quot;1&quot;)" office:value-type="string" office:string-value="0111011LLR" calcext:value-type="string">
            <text:p>0111011LLR</text:p>
          </table:table-cell>
          <table:table-cell table:formula="of:=SUBSTITUTE([.E70];&quot;L&quot;;&quot;0&quot;)" office:value-type="string" office:string-value="011101100R" calcext:value-type="string">
            <text:p>011101100R</text:p>
          </table:table-cell>
          <table:table-cell table:formula="of:=SUBSTITUTE([.F70];&quot;R&quot;;&quot;1&quot;)" office:value-type="string" office:string-value="0111011001" calcext:value-type="string">
            <text:p>0111011001</text:p>
          </table:table-cell>
          <table:table-cell table:formula="of:=MID([.G70];1;7)" office:value-type="string" office:string-value="0111011" calcext:value-type="string">
            <text:p>0111011</text:p>
          </table:table-cell>
          <table:table-cell table:formula="of:=MID([.G70];8;3)" office:value-type="string" office:string-value="001" calcext:value-type="string">
            <text:p>001</text:p>
          </table:table-cell>
          <table:table-cell table:formula="of:=BIN2DEC([.H70]) * 8" office:value-type="float" office:value="472" calcext:value-type="float">
            <text:p>472</text:p>
          </table:table-cell>
          <table:table-cell table:formula="of:=BIN2DEC([.I70])" office:value-type="float" office:value="1" calcext:value-type="float">
            <text:p>1</text:p>
          </table:table-cell>
          <table:table-cell table:formula="of:=[.J70]+[.K70]" office:value-type="float" office:value="473" calcext:value-type="float">
            <text:p>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FRLR</text:p>
          </table:table-cell>
          <table:table-cell table:formula="of:=BIN2DEC([.H71])" office:value-type="float" office:value="30" calcext:value-type="float">
            <text:p>30</text:p>
          </table:table-cell>
          <table:table-cell table:formula="of:=BIN2DEC([.I71])" office:value-type="float" office:value="5" calcext:value-type="float">
            <text:p>5</text:p>
          </table:table-cell>
          <table:table-cell table:formula="of:=SUBSTITUTE([.A71] ;&quot;F&quot;;&quot;0&quot;)" office:value-type="string" office:string-value="00BBBB0RLR" calcext:value-type="string">
            <text:p>00BBBB0RLR</text:p>
          </table:table-cell>
          <table:table-cell table:formula="of:=SUBSTITUTE([.D71];&quot;B&quot;;&quot;1&quot;)" office:value-type="string" office:string-value="0011110RLR" calcext:value-type="string">
            <text:p>0011110RLR</text:p>
          </table:table-cell>
          <table:table-cell table:formula="of:=SUBSTITUTE([.E71];&quot;L&quot;;&quot;0&quot;)" office:value-type="string" office:string-value="0011110R0R" calcext:value-type="string">
            <text:p>0011110R0R</text:p>
          </table:table-cell>
          <table:table-cell table:formula="of:=SUBSTITUTE([.F71];&quot;R&quot;;&quot;1&quot;)" office:value-type="string" office:string-value="0011110101" calcext:value-type="string">
            <text:p>0011110101</text:p>
          </table:table-cell>
          <table:table-cell table:formula="of:=MID([.G71];1;7)" office:value-type="string" office:string-value="0011110" calcext:value-type="string">
            <text:p>0011110</text:p>
          </table:table-cell>
          <table:table-cell table:formula="of:=MID([.G71];8;3)" office:value-type="string" office:string-value="101" calcext:value-type="string">
            <text:p>101</text:p>
          </table:table-cell>
          <table:table-cell table:formula="of:=BIN2DEC([.H71]) * 8" office:value-type="float" office:value="240" calcext:value-type="float">
            <text:p>240</text:p>
          </table:table-cell>
          <table:table-cell table:formula="of:=BIN2DEC([.I71])" office:value-type="float" office:value="5" calcext:value-type="float">
            <text:p>5</text:p>
          </table:table-cell>
          <table:table-cell table:formula="of:=[.J71]+[.K71]" office:value-type="float" office:value="245" calcext:value-type="float">
            <text:p>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BRLL</text:p>
          </table:table-cell>
          <table:table-cell table:formula="of:=BIN2DEC([.H72])" office:value-type="float" office:value="59" calcext:value-type="float">
            <text:p>59</text:p>
          </table:table-cell>
          <table:table-cell table:formula="of:=BIN2DEC([.I72])" office:value-type="float" office:value="4" calcext:value-type="float">
            <text:p>4</text:p>
          </table:table-cell>
          <table:table-cell table:formula="of:=SUBSTITUTE([.A72] ;&quot;F&quot;;&quot;0&quot;)" office:value-type="string" office:string-value="0BBB0BBRLL" calcext:value-type="string">
            <text:p>0BBB0BBRLL</text:p>
          </table:table-cell>
          <table:table-cell table:formula="of:=SUBSTITUTE([.D72];&quot;B&quot;;&quot;1&quot;)" office:value-type="string" office:string-value="0111011RLL" calcext:value-type="string">
            <text:p>0111011RLL</text:p>
          </table:table-cell>
          <table:table-cell table:formula="of:=SUBSTITUTE([.E72];&quot;L&quot;;&quot;0&quot;)" office:value-type="string" office:string-value="0111011R00" calcext:value-type="string">
            <text:p>0111011R00</text:p>
          </table:table-cell>
          <table:table-cell table:formula="of:=SUBSTITUTE([.F72];&quot;R&quot;;&quot;1&quot;)" office:value-type="string" office:string-value="0111011100" calcext:value-type="string">
            <text:p>0111011100</text:p>
          </table:table-cell>
          <table:table-cell table:formula="of:=MID([.G72];1;7)" office:value-type="string" office:string-value="0111011" calcext:value-type="string">
            <text:p>0111011</text:p>
          </table:table-cell>
          <table:table-cell table:formula="of:=MID([.G72];8;3)" office:value-type="string" office:string-value="100" calcext:value-type="string">
            <text:p>100</text:p>
          </table:table-cell>
          <table:table-cell table:formula="of:=BIN2DEC([.H72]) * 8" office:value-type="float" office:value="472" calcext:value-type="float">
            <text:p>472</text:p>
          </table:table-cell>
          <table:table-cell table:formula="of:=BIN2DEC([.I72])" office:value-type="float" office:value="4" calcext:value-type="float">
            <text:p>4</text:p>
          </table:table-cell>
          <table:table-cell table:formula="of:=[.J72]+[.K72]" office:value-type="float" office:value="476" calcext:value-type="float">
            <text:p>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FLLL</text:p>
          </table:table-cell>
          <table:table-cell table:formula="of:=BIN2DEC([.H73])" office:value-type="float" office:value="10" calcext:value-type="float">
            <text:p>10</text:p>
          </table:table-cell>
          <table:table-cell table:formula="of:=BIN2DEC([.I73])" office:value-type="float" office:value="0" calcext:value-type="float">
            <text:p>0</text:p>
          </table:table-cell>
          <table:table-cell table:formula="of:=SUBSTITUTE([.A73] ;&quot;F&quot;;&quot;0&quot;)" office:value-type="string" office:string-value="000B0B0LLL" calcext:value-type="string">
            <text:p>000B0B0LLL</text:p>
          </table:table-cell>
          <table:table-cell table:formula="of:=SUBSTITUTE([.D73];&quot;B&quot;;&quot;1&quot;)" office:value-type="string" office:string-value="0001010LLL" calcext:value-type="string">
            <text:p>0001010LLL</text:p>
          </table:table-cell>
          <table:table-cell table:formula="of:=SUBSTITUTE([.E73];&quot;L&quot;;&quot;0&quot;)" office:value-type="string" office:string-value="0001010000" calcext:value-type="string">
            <text:p>0001010000</text:p>
          </table:table-cell>
          <table:table-cell table:formula="of:=SUBSTITUTE([.F73];&quot;R&quot;;&quot;1&quot;)" office:value-type="string" office:string-value="0001010000" calcext:value-type="string">
            <text:p>0001010000</text:p>
          </table:table-cell>
          <table:table-cell table:formula="of:=MID([.G73];1;7)" office:value-type="string" office:string-value="0001010" calcext:value-type="string">
            <text:p>0001010</text:p>
          </table:table-cell>
          <table:table-cell table:formula="of:=MID([.G73];8;3)" office:value-type="string" office:string-value="000" calcext:value-type="string">
            <text:p>000</text:p>
          </table:table-cell>
          <table:table-cell table:formula="of:=BIN2DEC([.H73]) * 8" office:value-type="float" office:value="80" calcext:value-type="float">
            <text:p>80</text:p>
          </table:table-cell>
          <table:table-cell table:formula="of:=BIN2DEC([.I73])" office:value-type="float" office:value="0" calcext:value-type="float">
            <text:p>0</text:p>
          </table:table-cell>
          <table:table-cell table:formula="of:=[.J73]+[.K73]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FRRL</text:p>
          </table:table-cell>
          <table:table-cell table:formula="of:=BIN2DEC([.H74])" office:value-type="float" office:value="2" calcext:value-type="float">
            <text:p>2</text:p>
          </table:table-cell>
          <table:table-cell table:formula="of:=BIN2DEC([.I74])" office:value-type="float" office:value="6" calcext:value-type="float">
            <text:p>6</text:p>
          </table:table-cell>
          <table:table-cell table:formula="of:=SUBSTITUTE([.A74] ;&quot;F&quot;;&quot;0&quot;)" office:value-type="string" office:string-value="00000B0RRL" calcext:value-type="string">
            <text:p>00000B0RRL</text:p>
          </table:table-cell>
          <table:table-cell table:formula="of:=SUBSTITUTE([.D74];&quot;B&quot;;&quot;1&quot;)" office:value-type="string" office:string-value="0000010RRL" calcext:value-type="string">
            <text:p>0000010RRL</text:p>
          </table:table-cell>
          <table:table-cell table:formula="of:=SUBSTITUTE([.E74];&quot;L&quot;;&quot;0&quot;)" office:value-type="string" office:string-value="0000010RR0" calcext:value-type="string">
            <text:p>0000010RR0</text:p>
          </table:table-cell>
          <table:table-cell table:formula="of:=SUBSTITUTE([.F74];&quot;R&quot;;&quot;1&quot;)" office:value-type="string" office:string-value="0000010110" calcext:value-type="string">
            <text:p>0000010110</text:p>
          </table:table-cell>
          <table:table-cell table:formula="of:=MID([.G74];1;7)" office:value-type="string" office:string-value="0000010" calcext:value-type="string">
            <text:p>0000010</text:p>
          </table:table-cell>
          <table:table-cell table:formula="of:=MID([.G74];8;3)" office:value-type="string" office:string-value="110" calcext:value-type="string">
            <text:p>110</text:p>
          </table:table-cell>
          <table:table-cell table:formula="of:=BIN2DEC([.H74]) * 8" office:value-type="float" office:value="16" calcext:value-type="float">
            <text:p>16</text:p>
          </table:table-cell>
          <table:table-cell table:formula="of:=BIN2DEC([.I74])" office:value-type="float" office:value="6" calcext:value-type="float">
            <text:p>6</text:p>
          </table:table-cell>
          <table:table-cell table:formula="of:=[.J74]+[.K74]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BLRR</text:p>
          </table:table-cell>
          <table:table-cell table:formula="of:=BIN2DEC([.H75])" office:value-type="float" office:value="9" calcext:value-type="float">
            <text:p>9</text:p>
          </table:table-cell>
          <table:table-cell table:formula="of:=BIN2DEC([.I75])" office:value-type="float" office:value="3" calcext:value-type="float">
            <text:p>3</text:p>
          </table:table-cell>
          <table:table-cell table:formula="of:=SUBSTITUTE([.A75] ;&quot;F&quot;;&quot;0&quot;)" office:value-type="string" office:string-value="000B00BLRR" calcext:value-type="string">
            <text:p>000B00BLRR</text:p>
          </table:table-cell>
          <table:table-cell table:formula="of:=SUBSTITUTE([.D75];&quot;B&quot;;&quot;1&quot;)" office:value-type="string" office:string-value="0001001LRR" calcext:value-type="string">
            <text:p>0001001LRR</text:p>
          </table:table-cell>
          <table:table-cell table:formula="of:=SUBSTITUTE([.E75];&quot;L&quot;;&quot;0&quot;)" office:value-type="string" office:string-value="00010010RR" calcext:value-type="string">
            <text:p>00010010RR</text:p>
          </table:table-cell>
          <table:table-cell table:formula="of:=SUBSTITUTE([.F75];&quot;R&quot;;&quot;1&quot;)" office:value-type="string" office:string-value="0001001011" calcext:value-type="string">
            <text:p>0001001011</text:p>
          </table:table-cell>
          <table:table-cell table:formula="of:=MID([.G75];1;7)" office:value-type="string" office:string-value="0001001" calcext:value-type="string">
            <text:p>0001001</text:p>
          </table:table-cell>
          <table:table-cell table:formula="of:=MID([.G75];8;3)" office:value-type="string" office:string-value="011" calcext:value-type="string">
            <text:p>011</text:p>
          </table:table-cell>
          <table:table-cell table:formula="of:=BIN2DEC([.H75]) * 8" office:value-type="float" office:value="72" calcext:value-type="float">
            <text:p>72</text:p>
          </table:table-cell>
          <table:table-cell table:formula="of:=BIN2DEC([.I75])" office:value-type="float" office:value="3" calcext:value-type="float">
            <text:p>3</text:p>
          </table:table-cell>
          <table:table-cell table:formula="of:=[.J75]+[.K75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FRLL</text:p>
          </table:table-cell>
          <table:table-cell table:formula="of:=BIN2DEC([.H76])" office:value-type="float" office:value="86" calcext:value-type="float">
            <text:p>86</text:p>
          </table:table-cell>
          <table:table-cell table:formula="of:=BIN2DEC([.I76])" office:value-type="float" office:value="4" calcext:value-type="float">
            <text:p>4</text:p>
          </table:table-cell>
          <table:table-cell table:formula="of:=SUBSTITUTE([.A76] ;&quot;F&quot;;&quot;0&quot;)" office:value-type="string" office:string-value="B0B0BB0RLL" calcext:value-type="string">
            <text:p>B0B0BB0RLL</text:p>
          </table:table-cell>
          <table:table-cell table:formula="of:=SUBSTITUTE([.D76];&quot;B&quot;;&quot;1&quot;)" office:value-type="string" office:string-value="1010110RLL" calcext:value-type="string">
            <text:p>1010110RLL</text:p>
          </table:table-cell>
          <table:table-cell table:formula="of:=SUBSTITUTE([.E76];&quot;L&quot;;&quot;0&quot;)" office:value-type="string" office:string-value="1010110R00" calcext:value-type="string">
            <text:p>1010110R00</text:p>
          </table:table-cell>
          <table:table-cell table:formula="of:=SUBSTITUTE([.F76];&quot;R&quot;;&quot;1&quot;)" office:value-type="string" office:string-value="1010110100" calcext:value-type="string">
            <text:p>1010110100</text:p>
          </table:table-cell>
          <table:table-cell table:formula="of:=MID([.G76];1;7)" office:value-type="string" office:string-value="1010110" calcext:value-type="string">
            <text:p>1010110</text:p>
          </table:table-cell>
          <table:table-cell table:formula="of:=MID([.G76];8;3)" office:value-type="string" office:string-value="100" calcext:value-type="string">
            <text:p>100</text:p>
          </table:table-cell>
          <table:table-cell table:formula="of:=BIN2DEC([.H76]) * 8" office:value-type="float" office:value="688" calcext:value-type="float">
            <text:p>688</text:p>
          </table:table-cell>
          <table:table-cell table:formula="of:=BIN2DEC([.I76])" office:value-type="float" office:value="4" calcext:value-type="float">
            <text:p>4</text:p>
          </table:table-cell>
          <table:table-cell table:formula="of:=[.J76]+[.K76]" office:value-type="float" office:value="692" calcext:value-type="float">
            <text:p>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BLLL</text:p>
          </table:table-cell>
          <table:table-cell table:formula="of:=BIN2DEC([.H77])" office:value-type="float" office:value="81" calcext:value-type="float">
            <text:p>81</text:p>
          </table:table-cell>
          <table:table-cell table:formula="of:=BIN2DEC([.I77])" office:value-type="float" office:value="0" calcext:value-type="float">
            <text:p>0</text:p>
          </table:table-cell>
          <table:table-cell table:formula="of:=SUBSTITUTE([.A77] ;&quot;F&quot;;&quot;0&quot;)" office:value-type="string" office:string-value="B0B000BLLL" calcext:value-type="string">
            <text:p>B0B000BLLL</text:p>
          </table:table-cell>
          <table:table-cell table:formula="of:=SUBSTITUTE([.D77];&quot;B&quot;;&quot;1&quot;)" office:value-type="string" office:string-value="1010001LLL" calcext:value-type="string">
            <text:p>1010001LLL</text:p>
          </table:table-cell>
          <table:table-cell table:formula="of:=SUBSTITUTE([.E77];&quot;L&quot;;&quot;0&quot;)" office:value-type="string" office:string-value="1010001000" calcext:value-type="string">
            <text:p>1010001000</text:p>
          </table:table-cell>
          <table:table-cell table:formula="of:=SUBSTITUTE([.F77];&quot;R&quot;;&quot;1&quot;)" office:value-type="string" office:string-value="1010001000" calcext:value-type="string">
            <text:p>1010001000</text:p>
          </table:table-cell>
          <table:table-cell table:formula="of:=MID([.G77];1;7)" office:value-type="string" office:string-value="1010001" calcext:value-type="string">
            <text:p>1010001</text:p>
          </table:table-cell>
          <table:table-cell table:formula="of:=MID([.G77];8;3)" office:value-type="string" office:string-value="000" calcext:value-type="string">
            <text:p>000</text:p>
          </table:table-cell>
          <table:table-cell table:formula="of:=BIN2DEC([.H77]) * 8" office:value-type="float" office:value="648" calcext:value-type="float">
            <text:p>648</text:p>
          </table:table-cell>
          <table:table-cell table:formula="of:=BIN2DEC([.I77])" office:value-type="float" office:value="0" calcext:value-type="float">
            <text:p>0</text:p>
          </table:table-cell>
          <table:table-cell table:formula="of:=[.J77]+[.K77]" office:value-type="float" office:value="648" calcext:value-type="float">
            <text:p>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FRLL</text:p>
          </table:table-cell>
          <table:table-cell table:formula="of:=BIN2DEC([.H78])" office:value-type="float" office:value="10" calcext:value-type="float">
            <text:p>10</text:p>
          </table:table-cell>
          <table:table-cell table:formula="of:=BIN2DEC([.I78])" office:value-type="float" office:value="4" calcext:value-type="float">
            <text:p>4</text:p>
          </table:table-cell>
          <table:table-cell table:formula="of:=SUBSTITUTE([.A78] ;&quot;F&quot;;&quot;0&quot;)" office:value-type="string" office:string-value="000B0B0RLL" calcext:value-type="string">
            <text:p>000B0B0RLL</text:p>
          </table:table-cell>
          <table:table-cell table:formula="of:=SUBSTITUTE([.D78];&quot;B&quot;;&quot;1&quot;)" office:value-type="string" office:string-value="0001010RLL" calcext:value-type="string">
            <text:p>0001010RLL</text:p>
          </table:table-cell>
          <table:table-cell table:formula="of:=SUBSTITUTE([.E78];&quot;L&quot;;&quot;0&quot;)" office:value-type="string" office:string-value="0001010R00" calcext:value-type="string">
            <text:p>0001010R00</text:p>
          </table:table-cell>
          <table:table-cell table:formula="of:=SUBSTITUTE([.F78];&quot;R&quot;;&quot;1&quot;)" office:value-type="string" office:string-value="0001010100" calcext:value-type="string">
            <text:p>0001010100</text:p>
          </table:table-cell>
          <table:table-cell table:formula="of:=MID([.G78];1;7)" office:value-type="string" office:string-value="0001010" calcext:value-type="string">
            <text:p>0001010</text:p>
          </table:table-cell>
          <table:table-cell table:formula="of:=MID([.G78];8;3)" office:value-type="string" office:string-value="100" calcext:value-type="string">
            <text:p>100</text:p>
          </table:table-cell>
          <table:table-cell table:formula="of:=BIN2DEC([.H78]) * 8" office:value-type="float" office:value="80" calcext:value-type="float">
            <text:p>80</text:p>
          </table:table-cell>
          <table:table-cell table:formula="of:=BIN2DEC([.I78])" office:value-type="float" office:value="4" calcext:value-type="float">
            <text:p>4</text:p>
          </table:table-cell>
          <table:table-cell table:formula="of:=[.J78]+[.K78]" office:value-type="float" office:value="84" calcext:value-type="float">
            <text:p>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FRLL</text:p>
          </table:table-cell>
          <table:table-cell table:formula="of:=BIN2DEC([.H79])" office:value-type="float" office:value="46" calcext:value-type="float">
            <text:p>46</text:p>
          </table:table-cell>
          <table:table-cell table:formula="of:=BIN2DEC([.I79])" office:value-type="float" office:value="4" calcext:value-type="float">
            <text:p>4</text:p>
          </table:table-cell>
          <table:table-cell table:formula="of:=SUBSTITUTE([.A79] ;&quot;F&quot;;&quot;0&quot;)" office:value-type="string" office:string-value="0B0BBB0RLL" calcext:value-type="string">
            <text:p>0B0BBB0RLL</text:p>
          </table:table-cell>
          <table:table-cell table:formula="of:=SUBSTITUTE([.D79];&quot;B&quot;;&quot;1&quot;)" office:value-type="string" office:string-value="0101110RLL" calcext:value-type="string">
            <text:p>0101110RLL</text:p>
          </table:table-cell>
          <table:table-cell table:formula="of:=SUBSTITUTE([.E79];&quot;L&quot;;&quot;0&quot;)" office:value-type="string" office:string-value="0101110R00" calcext:value-type="string">
            <text:p>0101110R00</text:p>
          </table:table-cell>
          <table:table-cell table:formula="of:=SUBSTITUTE([.F79];&quot;R&quot;;&quot;1&quot;)" office:value-type="string" office:string-value="0101110100" calcext:value-type="string">
            <text:p>0101110100</text:p>
          </table:table-cell>
          <table:table-cell table:formula="of:=MID([.G79];1;7)" office:value-type="string" office:string-value="0101110" calcext:value-type="string">
            <text:p>0101110</text:p>
          </table:table-cell>
          <table:table-cell table:formula="of:=MID([.G79];8;3)" office:value-type="string" office:string-value="100" calcext:value-type="string">
            <text:p>100</text:p>
          </table:table-cell>
          <table:table-cell table:formula="of:=BIN2DEC([.H79]) * 8" office:value-type="float" office:value="368" calcext:value-type="float">
            <text:p>368</text:p>
          </table:table-cell>
          <table:table-cell table:formula="of:=BIN2DEC([.I79])" office:value-type="float" office:value="4" calcext:value-type="float">
            <text:p>4</text:p>
          </table:table-cell>
          <table:table-cell table:formula="of:=[.J79]+[.K79]" office:value-type="float" office:value="372" calcext:value-type="float">
            <text:p>3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FLLR</text:p>
          </table:table-cell>
          <table:table-cell table:formula="of:=BIN2DEC([.H80])" office:value-type="float" office:value="10" calcext:value-type="float">
            <text:p>10</text:p>
          </table:table-cell>
          <table:table-cell table:formula="of:=BIN2DEC([.I80])" office:value-type="float" office:value="1" calcext:value-type="float">
            <text:p>1</text:p>
          </table:table-cell>
          <table:table-cell table:formula="of:=SUBSTITUTE([.A80] ;&quot;F&quot;;&quot;0&quot;)" office:value-type="string" office:string-value="000B0B0LLR" calcext:value-type="string">
            <text:p>000B0B0LLR</text:p>
          </table:table-cell>
          <table:table-cell table:formula="of:=SUBSTITUTE([.D80];&quot;B&quot;;&quot;1&quot;)" office:value-type="string" office:string-value="0001010LLR" calcext:value-type="string">
            <text:p>0001010LLR</text:p>
          </table:table-cell>
          <table:table-cell table:formula="of:=SUBSTITUTE([.E80];&quot;L&quot;;&quot;0&quot;)" office:value-type="string" office:string-value="000101000R" calcext:value-type="string">
            <text:p>000101000R</text:p>
          </table:table-cell>
          <table:table-cell table:formula="of:=SUBSTITUTE([.F80];&quot;R&quot;;&quot;1&quot;)" office:value-type="string" office:string-value="0001010001" calcext:value-type="string">
            <text:p>0001010001</text:p>
          </table:table-cell>
          <table:table-cell table:formula="of:=MID([.G80];1;7)" office:value-type="string" office:string-value="0001010" calcext:value-type="string">
            <text:p>0001010</text:p>
          </table:table-cell>
          <table:table-cell table:formula="of:=MID([.G80];8;3)" office:value-type="string" office:string-value="001" calcext:value-type="string">
            <text:p>001</text:p>
          </table:table-cell>
          <table:table-cell table:formula="of:=BIN2DEC([.H80]) * 8" office:value-type="float" office:value="80" calcext:value-type="float">
            <text:p>80</text:p>
          </table:table-cell>
          <table:table-cell table:formula="of:=BIN2DEC([.I80])" office:value-type="float" office:value="1" calcext:value-type="float">
            <text:p>1</text:p>
          </table:table-cell>
          <table:table-cell table:formula="of:=[.J80]+[.K80]" office:value-type="float" office:value="81" calcext:value-type="float">
            <text:p>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FRRL</text:p>
          </table:table-cell>
          <table:table-cell table:formula="of:=BIN2DEC([.H81])" office:value-type="float" office:value="90" calcext:value-type="float">
            <text:p>90</text:p>
          </table:table-cell>
          <table:table-cell table:formula="of:=BIN2DEC([.I81])" office:value-type="float" office:value="6" calcext:value-type="float">
            <text:p>6</text:p>
          </table:table-cell>
          <table:table-cell table:formula="of:=SUBSTITUTE([.A81] ;&quot;F&quot;;&quot;0&quot;)" office:value-type="string" office:string-value="B0BB0B0RRL" calcext:value-type="string">
            <text:p>B0BB0B0RRL</text:p>
          </table:table-cell>
          <table:table-cell table:formula="of:=SUBSTITUTE([.D81];&quot;B&quot;;&quot;1&quot;)" office:value-type="string" office:string-value="1011010RRL" calcext:value-type="string">
            <text:p>1011010RRL</text:p>
          </table:table-cell>
          <table:table-cell table:formula="of:=SUBSTITUTE([.E81];&quot;L&quot;;&quot;0&quot;)" office:value-type="string" office:string-value="1011010RR0" calcext:value-type="string">
            <text:p>1011010RR0</text:p>
          </table:table-cell>
          <table:table-cell table:formula="of:=SUBSTITUTE([.F81];&quot;R&quot;;&quot;1&quot;)" office:value-type="string" office:string-value="1011010110" calcext:value-type="string">
            <text:p>1011010110</text:p>
          </table:table-cell>
          <table:table-cell table:formula="of:=MID([.G81];1;7)" office:value-type="string" office:string-value="1011010" calcext:value-type="string">
            <text:p>1011010</text:p>
          </table:table-cell>
          <table:table-cell table:formula="of:=MID([.G81];8;3)" office:value-type="string" office:string-value="110" calcext:value-type="string">
            <text:p>110</text:p>
          </table:table-cell>
          <table:table-cell table:formula="of:=BIN2DEC([.H81]) * 8" office:value-type="float" office:value="720" calcext:value-type="float">
            <text:p>720</text:p>
          </table:table-cell>
          <table:table-cell table:formula="of:=BIN2DEC([.I81])" office:value-type="float" office:value="6" calcext:value-type="float">
            <text:p>6</text:p>
          </table:table-cell>
          <table:table-cell table:formula="of:=[.J81]+[.K81]" office:value-type="float" office:value="726" calcext:value-type="float">
            <text:p>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FRLR</text:p>
          </table:table-cell>
          <table:table-cell table:formula="of:=BIN2DEC([.H82])" office:value-type="float" office:value="100" calcext:value-type="float">
            <text:p>100</text:p>
          </table:table-cell>
          <table:table-cell table:formula="of:=BIN2DEC([.I82])" office:value-type="float" office:value="5" calcext:value-type="float">
            <text:p>5</text:p>
          </table:table-cell>
          <table:table-cell table:formula="of:=SUBSTITUTE([.A82] ;&quot;F&quot;;&quot;0&quot;)" office:value-type="string" office:string-value="BB00B00RLR" calcext:value-type="string">
            <text:p>BB00B00RLR</text:p>
          </table:table-cell>
          <table:table-cell table:formula="of:=SUBSTITUTE([.D82];&quot;B&quot;;&quot;1&quot;)" office:value-type="string" office:string-value="1100100RLR" calcext:value-type="string">
            <text:p>1100100RLR</text:p>
          </table:table-cell>
          <table:table-cell table:formula="of:=SUBSTITUTE([.E82];&quot;L&quot;;&quot;0&quot;)" office:value-type="string" office:string-value="1100100R0R" calcext:value-type="string">
            <text:p>1100100R0R</text:p>
          </table:table-cell>
          <table:table-cell table:formula="of:=SUBSTITUTE([.F82];&quot;R&quot;;&quot;1&quot;)" office:value-type="string" office:string-value="1100100101" calcext:value-type="string">
            <text:p>1100100101</text:p>
          </table:table-cell>
          <table:table-cell table:formula="of:=MID([.G82];1;7)" office:value-type="string" office:string-value="1100100" calcext:value-type="string">
            <text:p>1100100</text:p>
          </table:table-cell>
          <table:table-cell table:formula="of:=MID([.G82];8;3)" office:value-type="string" office:string-value="101" calcext:value-type="string">
            <text:p>101</text:p>
          </table:table-cell>
          <table:table-cell table:formula="of:=BIN2DEC([.H82]) * 8" office:value-type="float" office:value="800" calcext:value-type="float">
            <text:p>800</text:p>
          </table:table-cell>
          <table:table-cell table:formula="of:=BIN2DEC([.I82])" office:value-type="float" office:value="5" calcext:value-type="float">
            <text:p>5</text:p>
          </table:table-cell>
          <table:table-cell table:formula="of:=[.J82]+[.K82]" office:value-type="float" office:value="805" calcext:value-type="float">
            <text:p>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FRLL</text:p>
          </table:table-cell>
          <table:table-cell table:formula="of:=BIN2DEC([.H83])" office:value-type="float" office:value="12" calcext:value-type="float">
            <text:p>12</text:p>
          </table:table-cell>
          <table:table-cell table:formula="of:=BIN2DEC([.I83])" office:value-type="float" office:value="4" calcext:value-type="float">
            <text:p>4</text:p>
          </table:table-cell>
          <table:table-cell table:formula="of:=SUBSTITUTE([.A83] ;&quot;F&quot;;&quot;0&quot;)" office:value-type="string" office:string-value="000BB00RLL" calcext:value-type="string">
            <text:p>000BB00RLL</text:p>
          </table:table-cell>
          <table:table-cell table:formula="of:=SUBSTITUTE([.D83];&quot;B&quot;;&quot;1&quot;)" office:value-type="string" office:string-value="0001100RLL" calcext:value-type="string">
            <text:p>0001100RLL</text:p>
          </table:table-cell>
          <table:table-cell table:formula="of:=SUBSTITUTE([.E83];&quot;L&quot;;&quot;0&quot;)" office:value-type="string" office:string-value="0001100R00" calcext:value-type="string">
            <text:p>0001100R00</text:p>
          </table:table-cell>
          <table:table-cell table:formula="of:=SUBSTITUTE([.F83];&quot;R&quot;;&quot;1&quot;)" office:value-type="string" office:string-value="0001100100" calcext:value-type="string">
            <text:p>0001100100</text:p>
          </table:table-cell>
          <table:table-cell table:formula="of:=MID([.G83];1;7)" office:value-type="string" office:string-value="0001100" calcext:value-type="string">
            <text:p>0001100</text:p>
          </table:table-cell>
          <table:table-cell table:formula="of:=MID([.G83];8;3)" office:value-type="string" office:string-value="100" calcext:value-type="string">
            <text:p>100</text:p>
          </table:table-cell>
          <table:table-cell table:formula="of:=BIN2DEC([.H83]) * 8" office:value-type="float" office:value="96" calcext:value-type="float">
            <text:p>96</text:p>
          </table:table-cell>
          <table:table-cell table:formula="of:=BIN2DEC([.I83])" office:value-type="float" office:value="4" calcext:value-type="float">
            <text:p>4</text:p>
          </table:table-cell>
          <table:table-cell table:formula="of:=[.J83]+[.K83]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FLRL</text:p>
          </table:table-cell>
          <table:table-cell table:formula="of:=BIN2DEC([.H84])" office:value-type="float" office:value="120" calcext:value-type="float">
            <text:p>120</text:p>
          </table:table-cell>
          <table:table-cell table:formula="of:=BIN2DEC([.I84])" office:value-type="float" office:value="2" calcext:value-type="float">
            <text:p>2</text:p>
          </table:table-cell>
          <table:table-cell table:formula="of:=SUBSTITUTE([.A84] ;&quot;F&quot;;&quot;0&quot;)" office:value-type="string" office:string-value="BBBB000LRL" calcext:value-type="string">
            <text:p>BBBB000LRL</text:p>
          </table:table-cell>
          <table:table-cell table:formula="of:=SUBSTITUTE([.D84];&quot;B&quot;;&quot;1&quot;)" office:value-type="string" office:string-value="1111000LRL" calcext:value-type="string">
            <text:p>1111000LRL</text:p>
          </table:table-cell>
          <table:table-cell table:formula="of:=SUBSTITUTE([.E84];&quot;L&quot;;&quot;0&quot;)" office:value-type="string" office:string-value="11110000R0" calcext:value-type="string">
            <text:p>11110000R0</text:p>
          </table:table-cell>
          <table:table-cell table:formula="of:=SUBSTITUTE([.F84];&quot;R&quot;;&quot;1&quot;)" office:value-type="string" office:string-value="1111000010" calcext:value-type="string">
            <text:p>1111000010</text:p>
          </table:table-cell>
          <table:table-cell table:formula="of:=MID([.G84];1;7)" office:value-type="string" office:string-value="1111000" calcext:value-type="string">
            <text:p>1111000</text:p>
          </table:table-cell>
          <table:table-cell table:formula="of:=MID([.G84];8;3)" office:value-type="string" office:string-value="010" calcext:value-type="string">
            <text:p>010</text:p>
          </table:table-cell>
          <table:table-cell table:formula="of:=BIN2DEC([.H84]) * 8" office:value-type="float" office:value="960" calcext:value-type="float">
            <text:p>960</text:p>
          </table:table-cell>
          <table:table-cell table:formula="of:=BIN2DEC([.I84])" office:value-type="float" office:value="2" calcext:value-type="float">
            <text:p>2</text:p>
          </table:table-cell>
          <table:table-cell table:formula="of:=[.J84]+[.K84]" office:value-type="float" office:value="962" calcext:value-type="float">
            <text:p>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BLLL</text:p>
          </table:table-cell>
          <table:table-cell table:formula="of:=BIN2DEC([.H85])" office:value-type="float" office:value="75" calcext:value-type="float">
            <text:p>75</text:p>
          </table:table-cell>
          <table:table-cell table:formula="of:=BIN2DEC([.I85])" office:value-type="float" office:value="0" calcext:value-type="float">
            <text:p>0</text:p>
          </table:table-cell>
          <table:table-cell table:formula="of:=SUBSTITUTE([.A85] ;&quot;F&quot;;&quot;0&quot;)" office:value-type="string" office:string-value="B00B0BBLLL" calcext:value-type="string">
            <text:p>B00B0BBLLL</text:p>
          </table:table-cell>
          <table:table-cell table:formula="of:=SUBSTITUTE([.D85];&quot;B&quot;;&quot;1&quot;)" office:value-type="string" office:string-value="1001011LLL" calcext:value-type="string">
            <text:p>1001011LLL</text:p>
          </table:table-cell>
          <table:table-cell table:formula="of:=SUBSTITUTE([.E85];&quot;L&quot;;&quot;0&quot;)" office:value-type="string" office:string-value="1001011000" calcext:value-type="string">
            <text:p>1001011000</text:p>
          </table:table-cell>
          <table:table-cell table:formula="of:=SUBSTITUTE([.F85];&quot;R&quot;;&quot;1&quot;)" office:value-type="string" office:string-value="1001011000" calcext:value-type="string">
            <text:p>1001011000</text:p>
          </table:table-cell>
          <table:table-cell table:formula="of:=MID([.G85];1;7)" office:value-type="string" office:string-value="1001011" calcext:value-type="string">
            <text:p>1001011</text:p>
          </table:table-cell>
          <table:table-cell table:formula="of:=MID([.G85];8;3)" office:value-type="string" office:string-value="000" calcext:value-type="string">
            <text:p>000</text:p>
          </table:table-cell>
          <table:table-cell table:formula="of:=BIN2DEC([.H85]) * 8" office:value-type="float" office:value="600" calcext:value-type="float">
            <text:p>600</text:p>
          </table:table-cell>
          <table:table-cell table:formula="of:=BIN2DEC([.I85])" office:value-type="float" office:value="0" calcext:value-type="float">
            <text:p>0</text:p>
          </table:table-cell>
          <table:table-cell table:formula="of:=[.J85]+[.K85]" office:value-type="float" office:value="600" calcext:value-type="float">
            <text:p>6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FLRL</text:p>
          </table:table-cell>
          <table:table-cell table:formula="of:=BIN2DEC([.H86])" office:value-type="float" office:value="96" calcext:value-type="float">
            <text:p>96</text:p>
          </table:table-cell>
          <table:table-cell table:formula="of:=BIN2DEC([.I86])" office:value-type="float" office:value="2" calcext:value-type="float">
            <text:p>2</text:p>
          </table:table-cell>
          <table:table-cell table:formula="of:=SUBSTITUTE([.A86] ;&quot;F&quot;;&quot;0&quot;)" office:value-type="string" office:string-value="BB00000LRL" calcext:value-type="string">
            <text:p>BB00000LRL</text:p>
          </table:table-cell>
          <table:table-cell table:formula="of:=SUBSTITUTE([.D86];&quot;B&quot;;&quot;1&quot;)" office:value-type="string" office:string-value="1100000LRL" calcext:value-type="string">
            <text:p>1100000LRL</text:p>
          </table:table-cell>
          <table:table-cell table:formula="of:=SUBSTITUTE([.E86];&quot;L&quot;;&quot;0&quot;)" office:value-type="string" office:string-value="11000000R0" calcext:value-type="string">
            <text:p>11000000R0</text:p>
          </table:table-cell>
          <table:table-cell table:formula="of:=SUBSTITUTE([.F86];&quot;R&quot;;&quot;1&quot;)" office:value-type="string" office:string-value="1100000010" calcext:value-type="string">
            <text:p>1100000010</text:p>
          </table:table-cell>
          <table:table-cell table:formula="of:=MID([.G86];1;7)" office:value-type="string" office:string-value="1100000" calcext:value-type="string">
            <text:p>1100000</text:p>
          </table:table-cell>
          <table:table-cell table:formula="of:=MID([.G86];8;3)" office:value-type="string" office:string-value="010" calcext:value-type="string">
            <text:p>010</text:p>
          </table:table-cell>
          <table:table-cell table:formula="of:=BIN2DEC([.H86]) * 8" office:value-type="float" office:value="768" calcext:value-type="float">
            <text:p>768</text:p>
          </table:table-cell>
          <table:table-cell table:formula="of:=BIN2DEC([.I86])" office:value-type="float" office:value="2" calcext:value-type="float">
            <text:p>2</text:p>
          </table:table-cell>
          <table:table-cell table:formula="of:=[.J86]+[.K86]" office:value-type="float" office:value="770" calcext:value-type="float">
            <text:p>7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BRLL</text:p>
          </table:table-cell>
          <table:table-cell table:formula="of:=BIN2DEC([.H87])" office:value-type="float" office:value="103" calcext:value-type="float">
            <text:p>103</text:p>
          </table:table-cell>
          <table:table-cell table:formula="of:=BIN2DEC([.I87])" office:value-type="float" office:value="4" calcext:value-type="float">
            <text:p>4</text:p>
          </table:table-cell>
          <table:table-cell table:formula="of:=SUBSTITUTE([.A87] ;&quot;F&quot;;&quot;0&quot;)" office:value-type="string" office:string-value="BB00BBBRLL" calcext:value-type="string">
            <text:p>BB00BBBRLL</text:p>
          </table:table-cell>
          <table:table-cell table:formula="of:=SUBSTITUTE([.D87];&quot;B&quot;;&quot;1&quot;)" office:value-type="string" office:string-value="1100111RLL" calcext:value-type="string">
            <text:p>1100111RLL</text:p>
          </table:table-cell>
          <table:table-cell table:formula="of:=SUBSTITUTE([.E87];&quot;L&quot;;&quot;0&quot;)" office:value-type="string" office:string-value="1100111R00" calcext:value-type="string">
            <text:p>1100111R00</text:p>
          </table:table-cell>
          <table:table-cell table:formula="of:=SUBSTITUTE([.F87];&quot;R&quot;;&quot;1&quot;)" office:value-type="string" office:string-value="1100111100" calcext:value-type="string">
            <text:p>1100111100</text:p>
          </table:table-cell>
          <table:table-cell table:formula="of:=MID([.G87];1;7)" office:value-type="string" office:string-value="1100111" calcext:value-type="string">
            <text:p>1100111</text:p>
          </table:table-cell>
          <table:table-cell table:formula="of:=MID([.G87];8;3)" office:value-type="string" office:string-value="100" calcext:value-type="string">
            <text:p>100</text:p>
          </table:table-cell>
          <table:table-cell table:formula="of:=BIN2DEC([.H87]) * 8" office:value-type="float" office:value="824" calcext:value-type="float">
            <text:p>824</text:p>
          </table:table-cell>
          <table:table-cell table:formula="of:=BIN2DEC([.I87])" office:value-type="float" office:value="4" calcext:value-type="float">
            <text:p>4</text:p>
          </table:table-cell>
          <table:table-cell table:formula="of:=[.J87]+[.K87]" office:value-type="float" office:value="828" calcext:value-type="float">
            <text:p>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FLRR</text:p>
          </table:table-cell>
          <table:table-cell table:formula="of:=BIN2DEC([.H88])" office:value-type="float" office:value="16" calcext:value-type="float">
            <text:p>16</text:p>
          </table:table-cell>
          <table:table-cell table:formula="of:=BIN2DEC([.I88])" office:value-type="float" office:value="3" calcext:value-type="float">
            <text:p>3</text:p>
          </table:table-cell>
          <table:table-cell table:formula="of:=SUBSTITUTE([.A88] ;&quot;F&quot;;&quot;0&quot;)" office:value-type="string" office:string-value="00B0000LRR" calcext:value-type="string">
            <text:p>00B0000LRR</text:p>
          </table:table-cell>
          <table:table-cell table:formula="of:=SUBSTITUTE([.D88];&quot;B&quot;;&quot;1&quot;)" office:value-type="string" office:string-value="0010000LRR" calcext:value-type="string">
            <text:p>0010000LRR</text:p>
          </table:table-cell>
          <table:table-cell table:formula="of:=SUBSTITUTE([.E88];&quot;L&quot;;&quot;0&quot;)" office:value-type="string" office:string-value="00100000RR" calcext:value-type="string">
            <text:p>00100000RR</text:p>
          </table:table-cell>
          <table:table-cell table:formula="of:=SUBSTITUTE([.F88];&quot;R&quot;;&quot;1&quot;)" office:value-type="string" office:string-value="0010000011" calcext:value-type="string">
            <text:p>0010000011</text:p>
          </table:table-cell>
          <table:table-cell table:formula="of:=MID([.G88];1;7)" office:value-type="string" office:string-value="0010000" calcext:value-type="string">
            <text:p>0010000</text:p>
          </table:table-cell>
          <table:table-cell table:formula="of:=MID([.G88];8;3)" office:value-type="string" office:string-value="011" calcext:value-type="string">
            <text:p>011</text:p>
          </table:table-cell>
          <table:table-cell table:formula="of:=BIN2DEC([.H88]) * 8" office:value-type="float" office:value="128" calcext:value-type="float">
            <text:p>128</text:p>
          </table:table-cell>
          <table:table-cell table:formula="of:=BIN2DEC([.I88])" office:value-type="float" office:value="3" calcext:value-type="float">
            <text:p>3</text:p>
          </table:table-cell>
          <table:table-cell table:formula="of:=[.J88]+[.K88]" office:value-type="float" office:value="131" calcext:value-type="float">
            <text:p>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FRLR</text:p>
          </table:table-cell>
          <table:table-cell table:formula="of:=BIN2DEC([.H89])" office:value-type="float" office:value="24" calcext:value-type="float">
            <text:p>24</text:p>
          </table:table-cell>
          <table:table-cell table:formula="of:=BIN2DEC([.I89])" office:value-type="float" office:value="5" calcext:value-type="float">
            <text:p>5</text:p>
          </table:table-cell>
          <table:table-cell table:formula="of:=SUBSTITUTE([.A89] ;&quot;F&quot;;&quot;0&quot;)" office:value-type="string" office:string-value="00BB000RLR" calcext:value-type="string">
            <text:p>00BB000RLR</text:p>
          </table:table-cell>
          <table:table-cell table:formula="of:=SUBSTITUTE([.D89];&quot;B&quot;;&quot;1&quot;)" office:value-type="string" office:string-value="0011000RLR" calcext:value-type="string">
            <text:p>0011000RLR</text:p>
          </table:table-cell>
          <table:table-cell table:formula="of:=SUBSTITUTE([.E89];&quot;L&quot;;&quot;0&quot;)" office:value-type="string" office:string-value="0011000R0R" calcext:value-type="string">
            <text:p>0011000R0R</text:p>
          </table:table-cell>
          <table:table-cell table:formula="of:=SUBSTITUTE([.F89];&quot;R&quot;;&quot;1&quot;)" office:value-type="string" office:string-value="0011000101" calcext:value-type="string">
            <text:p>0011000101</text:p>
          </table:table-cell>
          <table:table-cell table:formula="of:=MID([.G89];1;7)" office:value-type="string" office:string-value="0011000" calcext:value-type="string">
            <text:p>0011000</text:p>
          </table:table-cell>
          <table:table-cell table:formula="of:=MID([.G89];8;3)" office:value-type="string" office:string-value="101" calcext:value-type="string">
            <text:p>101</text:p>
          </table:table-cell>
          <table:table-cell table:formula="of:=BIN2DEC([.H89]) * 8" office:value-type="float" office:value="192" calcext:value-type="float">
            <text:p>192</text:p>
          </table:table-cell>
          <table:table-cell table:formula="of:=BIN2DEC([.I89])" office:value-type="float" office:value="5" calcext:value-type="float">
            <text:p>5</text:p>
          </table:table-cell>
          <table:table-cell table:formula="of:=[.J89]+[.K89]" office:value-type="float" office:value="197" calcext:value-type="float">
            <text:p>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BRLR</text:p>
          </table:table-cell>
          <table:table-cell table:formula="of:=BIN2DEC([.H90])" office:value-type="float" office:value="103" calcext:value-type="float">
            <text:p>103</text:p>
          </table:table-cell>
          <table:table-cell table:formula="of:=BIN2DEC([.I90])" office:value-type="float" office:value="5" calcext:value-type="float">
            <text:p>5</text:p>
          </table:table-cell>
          <table:table-cell table:formula="of:=SUBSTITUTE([.A90] ;&quot;F&quot;;&quot;0&quot;)" office:value-type="string" office:string-value="BB00BBBRLR" calcext:value-type="string">
            <text:p>BB00BBBRLR</text:p>
          </table:table-cell>
          <table:table-cell table:formula="of:=SUBSTITUTE([.D90];&quot;B&quot;;&quot;1&quot;)" office:value-type="string" office:string-value="1100111RLR" calcext:value-type="string">
            <text:p>1100111RLR</text:p>
          </table:table-cell>
          <table:table-cell table:formula="of:=SUBSTITUTE([.E90];&quot;L&quot;;&quot;0&quot;)" office:value-type="string" office:string-value="1100111R0R" calcext:value-type="string">
            <text:p>1100111R0R</text:p>
          </table:table-cell>
          <table:table-cell table:formula="of:=SUBSTITUTE([.F90];&quot;R&quot;;&quot;1&quot;)" office:value-type="string" office:string-value="1100111101" calcext:value-type="string">
            <text:p>1100111101</text:p>
          </table:table-cell>
          <table:table-cell table:formula="of:=MID([.G90];1;7)" office:value-type="string" office:string-value="1100111" calcext:value-type="string">
            <text:p>1100111</text:p>
          </table:table-cell>
          <table:table-cell table:formula="of:=MID([.G90];8;3)" office:value-type="string" office:string-value="101" calcext:value-type="string">
            <text:p>101</text:p>
          </table:table-cell>
          <table:table-cell table:formula="of:=BIN2DEC([.H90]) * 8" office:value-type="float" office:value="824" calcext:value-type="float">
            <text:p>824</text:p>
          </table:table-cell>
          <table:table-cell table:formula="of:=BIN2DEC([.I90])" office:value-type="float" office:value="5" calcext:value-type="float">
            <text:p>5</text:p>
          </table:table-cell>
          <table:table-cell table:formula="of:=[.J90]+[.K90]" office:value-type="float" office:value="829" calcext:value-type="float">
            <text:p>8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BRRL</text:p>
          </table:table-cell>
          <table:table-cell table:formula="of:=BIN2DEC([.H91])" office:value-type="float" office:value="41" calcext:value-type="float">
            <text:p>41</text:p>
          </table:table-cell>
          <table:table-cell table:formula="of:=BIN2DEC([.I91])" office:value-type="float" office:value="6" calcext:value-type="float">
            <text:p>6</text:p>
          </table:table-cell>
          <table:table-cell table:formula="of:=SUBSTITUTE([.A91] ;&quot;F&quot;;&quot;0&quot;)" office:value-type="string" office:string-value="0B0B00BRRL" calcext:value-type="string">
            <text:p>0B0B00BRRL</text:p>
          </table:table-cell>
          <table:table-cell table:formula="of:=SUBSTITUTE([.D91];&quot;B&quot;;&quot;1&quot;)" office:value-type="string" office:string-value="0101001RRL" calcext:value-type="string">
            <text:p>0101001RRL</text:p>
          </table:table-cell>
          <table:table-cell table:formula="of:=SUBSTITUTE([.E91];&quot;L&quot;;&quot;0&quot;)" office:value-type="string" office:string-value="0101001RR0" calcext:value-type="string">
            <text:p>0101001RR0</text:p>
          </table:table-cell>
          <table:table-cell table:formula="of:=SUBSTITUTE([.F91];&quot;R&quot;;&quot;1&quot;)" office:value-type="string" office:string-value="0101001110" calcext:value-type="string">
            <text:p>0101001110</text:p>
          </table:table-cell>
          <table:table-cell table:formula="of:=MID([.G91];1;7)" office:value-type="string" office:string-value="0101001" calcext:value-type="string">
            <text:p>0101001</text:p>
          </table:table-cell>
          <table:table-cell table:formula="of:=MID([.G91];8;3)" office:value-type="string" office:string-value="110" calcext:value-type="string">
            <text:p>110</text:p>
          </table:table-cell>
          <table:table-cell table:formula="of:=BIN2DEC([.H91]) * 8" office:value-type="float" office:value="328" calcext:value-type="float">
            <text:p>328</text:p>
          </table:table-cell>
          <table:table-cell table:formula="of:=BIN2DEC([.I91])" office:value-type="float" office:value="6" calcext:value-type="float">
            <text:p>6</text:p>
          </table:table-cell>
          <table:table-cell table:formula="of:=[.J91]+[.K91]" office:value-type="float" office:value="334" calcext:value-type="float">
            <text:p>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BLRL</text:p>
          </table:table-cell>
          <table:table-cell table:formula="of:=BIN2DEC([.H92])" office:value-type="float" office:value="7" calcext:value-type="float">
            <text:p>7</text:p>
          </table:table-cell>
          <table:table-cell table:formula="of:=BIN2DEC([.I92])" office:value-type="float" office:value="2" calcext:value-type="float">
            <text:p>2</text:p>
          </table:table-cell>
          <table:table-cell table:formula="of:=SUBSTITUTE([.A92] ;&quot;F&quot;;&quot;0&quot;)" office:value-type="string" office:string-value="0000BBBLRL" calcext:value-type="string">
            <text:p>0000BBBLRL</text:p>
          </table:table-cell>
          <table:table-cell table:formula="of:=SUBSTITUTE([.D92];&quot;B&quot;;&quot;1&quot;)" office:value-type="string" office:string-value="0000111LRL" calcext:value-type="string">
            <text:p>0000111LRL</text:p>
          </table:table-cell>
          <table:table-cell table:formula="of:=SUBSTITUTE([.E92];&quot;L&quot;;&quot;0&quot;)" office:value-type="string" office:string-value="00001110R0" calcext:value-type="string">
            <text:p>00001110R0</text:p>
          </table:table-cell>
          <table:table-cell table:formula="of:=SUBSTITUTE([.F92];&quot;R&quot;;&quot;1&quot;)" office:value-type="string" office:string-value="0000111010" calcext:value-type="string">
            <text:p>0000111010</text:p>
          </table:table-cell>
          <table:table-cell table:formula="of:=MID([.G92];1;7)" office:value-type="string" office:string-value="0000111" calcext:value-type="string">
            <text:p>0000111</text:p>
          </table:table-cell>
          <table:table-cell table:formula="of:=MID([.G92];8;3)" office:value-type="string" office:string-value="010" calcext:value-type="string">
            <text:p>010</text:p>
          </table:table-cell>
          <table:table-cell table:formula="of:=BIN2DEC([.H92]) * 8" office:value-type="float" office:value="56" calcext:value-type="float">
            <text:p>56</text:p>
          </table:table-cell>
          <table:table-cell table:formula="of:=BIN2DEC([.I92])" office:value-type="float" office:value="2" calcext:value-type="float">
            <text:p>2</text:p>
          </table:table-cell>
          <table:table-cell table:formula="of:=[.J92]+[.K92]"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FRRL</text:p>
          </table:table-cell>
          <table:table-cell table:formula="of:=BIN2DEC([.H93])" office:value-type="float" office:value="104" calcext:value-type="float">
            <text:p>104</text:p>
          </table:table-cell>
          <table:table-cell table:formula="of:=BIN2DEC([.I93])" office:value-type="float" office:value="6" calcext:value-type="float">
            <text:p>6</text:p>
          </table:table-cell>
          <table:table-cell table:formula="of:=SUBSTITUTE([.A93] ;&quot;F&quot;;&quot;0&quot;)" office:value-type="string" office:string-value="BB0B000RRL" calcext:value-type="string">
            <text:p>BB0B000RRL</text:p>
          </table:table-cell>
          <table:table-cell table:formula="of:=SUBSTITUTE([.D93];&quot;B&quot;;&quot;1&quot;)" office:value-type="string" office:string-value="1101000RRL" calcext:value-type="string">
            <text:p>1101000RRL</text:p>
          </table:table-cell>
          <table:table-cell table:formula="of:=SUBSTITUTE([.E93];&quot;L&quot;;&quot;0&quot;)" office:value-type="string" office:string-value="1101000RR0" calcext:value-type="string">
            <text:p>1101000RR0</text:p>
          </table:table-cell>
          <table:table-cell table:formula="of:=SUBSTITUTE([.F93];&quot;R&quot;;&quot;1&quot;)" office:value-type="string" office:string-value="1101000110" calcext:value-type="string">
            <text:p>1101000110</text:p>
          </table:table-cell>
          <table:table-cell table:formula="of:=MID([.G93];1;7)" office:value-type="string" office:string-value="1101000" calcext:value-type="string">
            <text:p>1101000</text:p>
          </table:table-cell>
          <table:table-cell table:formula="of:=MID([.G93];8;3)" office:value-type="string" office:string-value="110" calcext:value-type="string">
            <text:p>110</text:p>
          </table:table-cell>
          <table:table-cell table:formula="of:=BIN2DEC([.H93]) * 8" office:value-type="float" office:value="832" calcext:value-type="float">
            <text:p>832</text:p>
          </table:table-cell>
          <table:table-cell table:formula="of:=BIN2DEC([.I93])" office:value-type="float" office:value="6" calcext:value-type="float">
            <text:p>6</text:p>
          </table:table-cell>
          <table:table-cell table:formula="of:=[.J93]+[.K93]" office:value-type="float" office:value="838" calcext:value-type="float">
            <text:p>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BRRL</text:p>
          </table:table-cell>
          <table:table-cell table:formula="of:=BIN2DEC([.H94])" office:value-type="float" office:value="93" calcext:value-type="float">
            <text:p>93</text:p>
          </table:table-cell>
          <table:table-cell table:formula="of:=BIN2DEC([.I94])" office:value-type="float" office:value="6" calcext:value-type="float">
            <text:p>6</text:p>
          </table:table-cell>
          <table:table-cell table:formula="of:=SUBSTITUTE([.A94] ;&quot;F&quot;;&quot;0&quot;)" office:value-type="string" office:string-value="B0BBB0BRRL" calcext:value-type="string">
            <text:p>B0BBB0BRRL</text:p>
          </table:table-cell>
          <table:table-cell table:formula="of:=SUBSTITUTE([.D94];&quot;B&quot;;&quot;1&quot;)" office:value-type="string" office:string-value="1011101RRL" calcext:value-type="string">
            <text:p>1011101RRL</text:p>
          </table:table-cell>
          <table:table-cell table:formula="of:=SUBSTITUTE([.E94];&quot;L&quot;;&quot;0&quot;)" office:value-type="string" office:string-value="1011101RR0" calcext:value-type="string">
            <text:p>1011101RR0</text:p>
          </table:table-cell>
          <table:table-cell table:formula="of:=SUBSTITUTE([.F94];&quot;R&quot;;&quot;1&quot;)" office:value-type="string" office:string-value="1011101110" calcext:value-type="string">
            <text:p>1011101110</text:p>
          </table:table-cell>
          <table:table-cell table:formula="of:=MID([.G94];1;7)" office:value-type="string" office:string-value="1011101" calcext:value-type="string">
            <text:p>1011101</text:p>
          </table:table-cell>
          <table:table-cell table:formula="of:=MID([.G94];8;3)" office:value-type="string" office:string-value="110" calcext:value-type="string">
            <text:p>110</text:p>
          </table:table-cell>
          <table:table-cell table:formula="of:=BIN2DEC([.H94]) * 8" office:value-type="float" office:value="744" calcext:value-type="float">
            <text:p>744</text:p>
          </table:table-cell>
          <table:table-cell table:formula="of:=BIN2DEC([.I94])" office:value-type="float" office:value="6" calcext:value-type="float">
            <text:p>6</text:p>
          </table:table-cell>
          <table:table-cell table:formula="of:=[.J94]+[.K94]" office:value-type="float" office:value="750" calcext:value-type="float">
            <text:p>7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BLRR</text:p>
          </table:table-cell>
          <table:table-cell table:formula="of:=BIN2DEC([.H95])" office:value-type="float" office:value="21" calcext:value-type="float">
            <text:p>21</text:p>
          </table:table-cell>
          <table:table-cell table:formula="of:=BIN2DEC([.I95])" office:value-type="float" office:value="3" calcext:value-type="float">
            <text:p>3</text:p>
          </table:table-cell>
          <table:table-cell table:formula="of:=SUBSTITUTE([.A95] ;&quot;F&quot;;&quot;0&quot;)" office:value-type="string" office:string-value="00B0B0BLRR" calcext:value-type="string">
            <text:p>00B0B0BLRR</text:p>
          </table:table-cell>
          <table:table-cell table:formula="of:=SUBSTITUTE([.D95];&quot;B&quot;;&quot;1&quot;)" office:value-type="string" office:string-value="0010101LRR" calcext:value-type="string">
            <text:p>0010101LRR</text:p>
          </table:table-cell>
          <table:table-cell table:formula="of:=SUBSTITUTE([.E95];&quot;L&quot;;&quot;0&quot;)" office:value-type="string" office:string-value="00101010RR" calcext:value-type="string">
            <text:p>00101010RR</text:p>
          </table:table-cell>
          <table:table-cell table:formula="of:=SUBSTITUTE([.F95];&quot;R&quot;;&quot;1&quot;)" office:value-type="string" office:string-value="0010101011" calcext:value-type="string">
            <text:p>0010101011</text:p>
          </table:table-cell>
          <table:table-cell table:formula="of:=MID([.G95];1;7)" office:value-type="string" office:string-value="0010101" calcext:value-type="string">
            <text:p>0010101</text:p>
          </table:table-cell>
          <table:table-cell table:formula="of:=MID([.G95];8;3)" office:value-type="string" office:string-value="011" calcext:value-type="string">
            <text:p>011</text:p>
          </table:table-cell>
          <table:table-cell table:formula="of:=BIN2DEC([.H95]) * 8" office:value-type="float" office:value="168" calcext:value-type="float">
            <text:p>168</text:p>
          </table:table-cell>
          <table:table-cell table:formula="of:=BIN2DEC([.I95])" office:value-type="float" office:value="3" calcext:value-type="float">
            <text:p>3</text:p>
          </table:table-cell>
          <table:table-cell table:formula="of:=[.J95]+[.K95]" office:value-type="float" office:value="171" calcext:value-type="float">
            <text:p>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FRLR</text:p>
          </table:table-cell>
          <table:table-cell table:formula="of:=BIN2DEC([.H96])" office:value-type="float" office:value="116" calcext:value-type="float">
            <text:p>116</text:p>
          </table:table-cell>
          <table:table-cell table:formula="of:=BIN2DEC([.I96])" office:value-type="float" office:value="5" calcext:value-type="float">
            <text:p>5</text:p>
          </table:table-cell>
          <table:table-cell table:formula="of:=SUBSTITUTE([.A96] ;&quot;F&quot;;&quot;0&quot;)" office:value-type="string" office:string-value="BBB0B00RLR" calcext:value-type="string">
            <text:p>BBB0B00RLR</text:p>
          </table:table-cell>
          <table:table-cell table:formula="of:=SUBSTITUTE([.D96];&quot;B&quot;;&quot;1&quot;)" office:value-type="string" office:string-value="1110100RLR" calcext:value-type="string">
            <text:p>1110100RLR</text:p>
          </table:table-cell>
          <table:table-cell table:formula="of:=SUBSTITUTE([.E96];&quot;L&quot;;&quot;0&quot;)" office:value-type="string" office:string-value="1110100R0R" calcext:value-type="string">
            <text:p>1110100R0R</text:p>
          </table:table-cell>
          <table:table-cell table:formula="of:=SUBSTITUTE([.F96];&quot;R&quot;;&quot;1&quot;)" office:value-type="string" office:string-value="1110100101" calcext:value-type="string">
            <text:p>1110100101</text:p>
          </table:table-cell>
          <table:table-cell table:formula="of:=MID([.G96];1;7)" office:value-type="string" office:string-value="1110100" calcext:value-type="string">
            <text:p>1110100</text:p>
          </table:table-cell>
          <table:table-cell table:formula="of:=MID([.G96];8;3)" office:value-type="string" office:string-value="101" calcext:value-type="string">
            <text:p>101</text:p>
          </table:table-cell>
          <table:table-cell table:formula="of:=BIN2DEC([.H96]) * 8" office:value-type="float" office:value="928" calcext:value-type="float">
            <text:p>928</text:p>
          </table:table-cell>
          <table:table-cell table:formula="of:=BIN2DEC([.I96])" office:value-type="float" office:value="5" calcext:value-type="float">
            <text:p>5</text:p>
          </table:table-cell>
          <table:table-cell table:formula="of:=[.J96]+[.K96]" office:value-type="float" office:value="933" calcext:value-type="float">
            <text:p>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BRRL</text:p>
          </table:table-cell>
          <table:table-cell table:formula="of:=BIN2DEC([.H97])" office:value-type="float" office:value="95" calcext:value-type="float">
            <text:p>95</text:p>
          </table:table-cell>
          <table:table-cell table:formula="of:=BIN2DEC([.I97])" office:value-type="float" office:value="6" calcext:value-type="float">
            <text:p>6</text:p>
          </table:table-cell>
          <table:table-cell table:formula="of:=SUBSTITUTE([.A97] ;&quot;F&quot;;&quot;0&quot;)" office:value-type="string" office:string-value="B0BBBBBRRL" calcext:value-type="string">
            <text:p>B0BBBBBRRL</text:p>
          </table:table-cell>
          <table:table-cell table:formula="of:=SUBSTITUTE([.D97];&quot;B&quot;;&quot;1&quot;)" office:value-type="string" office:string-value="1011111RRL" calcext:value-type="string">
            <text:p>1011111RRL</text:p>
          </table:table-cell>
          <table:table-cell table:formula="of:=SUBSTITUTE([.E97];&quot;L&quot;;&quot;0&quot;)" office:value-type="string" office:string-value="1011111RR0" calcext:value-type="string">
            <text:p>1011111RR0</text:p>
          </table:table-cell>
          <table:table-cell table:formula="of:=SUBSTITUTE([.F97];&quot;R&quot;;&quot;1&quot;)" office:value-type="string" office:string-value="1011111110" calcext:value-type="string">
            <text:p>1011111110</text:p>
          </table:table-cell>
          <table:table-cell table:formula="of:=MID([.G97];1;7)" office:value-type="string" office:string-value="1011111" calcext:value-type="string">
            <text:p>1011111</text:p>
          </table:table-cell>
          <table:table-cell table:formula="of:=MID([.G97];8;3)" office:value-type="string" office:string-value="110" calcext:value-type="string">
            <text:p>110</text:p>
          </table:table-cell>
          <table:table-cell table:formula="of:=BIN2DEC([.H97]) * 8" office:value-type="float" office:value="760" calcext:value-type="float">
            <text:p>760</text:p>
          </table:table-cell>
          <table:table-cell table:formula="of:=BIN2DEC([.I97])" office:value-type="float" office:value="6" calcext:value-type="float">
            <text:p>6</text:p>
          </table:table-cell>
          <table:table-cell table:formula="of:=[.J97]+[.K97]" office:value-type="float" office:value="766" calcext:value-type="float">
            <text:p>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FLRR</text:p>
          </table:table-cell>
          <table:table-cell table:formula="of:=BIN2DEC([.H98])" office:value-type="float" office:value="32" calcext:value-type="float">
            <text:p>32</text:p>
          </table:table-cell>
          <table:table-cell table:formula="of:=BIN2DEC([.I98])" office:value-type="float" office:value="3" calcext:value-type="float">
            <text:p>3</text:p>
          </table:table-cell>
          <table:table-cell table:formula="of:=SUBSTITUTE([.A98] ;&quot;F&quot;;&quot;0&quot;)" office:value-type="string" office:string-value="0B00000LRR" calcext:value-type="string">
            <text:p>0B00000LRR</text:p>
          </table:table-cell>
          <table:table-cell table:formula="of:=SUBSTITUTE([.D98];&quot;B&quot;;&quot;1&quot;)" office:value-type="string" office:string-value="0100000LRR" calcext:value-type="string">
            <text:p>0100000LRR</text:p>
          </table:table-cell>
          <table:table-cell table:formula="of:=SUBSTITUTE([.E98];&quot;L&quot;;&quot;0&quot;)" office:value-type="string" office:string-value="01000000RR" calcext:value-type="string">
            <text:p>01000000RR</text:p>
          </table:table-cell>
          <table:table-cell table:formula="of:=SUBSTITUTE([.F98];&quot;R&quot;;&quot;1&quot;)" office:value-type="string" office:string-value="0100000011" calcext:value-type="string">
            <text:p>0100000011</text:p>
          </table:table-cell>
          <table:table-cell table:formula="of:=MID([.G98];1;7)" office:value-type="string" office:string-value="0100000" calcext:value-type="string">
            <text:p>0100000</text:p>
          </table:table-cell>
          <table:table-cell table:formula="of:=MID([.G98];8;3)" office:value-type="string" office:string-value="011" calcext:value-type="string">
            <text:p>011</text:p>
          </table:table-cell>
          <table:table-cell table:formula="of:=BIN2DEC([.H98]) * 8" office:value-type="float" office:value="256" calcext:value-type="float">
            <text:p>256</text:p>
          </table:table-cell>
          <table:table-cell table:formula="of:=BIN2DEC([.I98])" office:value-type="float" office:value="3" calcext:value-type="float">
            <text:p>3</text:p>
          </table:table-cell>
          <table:table-cell table:formula="of:=[.J98]+[.K98]" office:value-type="float" office:value="259" calcext:value-type="float">
            <text:p>2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BLRR</text:p>
          </table:table-cell>
          <table:table-cell table:formula="of:=BIN2DEC([.H99])" office:value-type="float" office:value="65" calcext:value-type="float">
            <text:p>65</text:p>
          </table:table-cell>
          <table:table-cell table:formula="of:=BIN2DEC([.I99])" office:value-type="float" office:value="3" calcext:value-type="float">
            <text:p>3</text:p>
          </table:table-cell>
          <table:table-cell table:formula="of:=SUBSTITUTE([.A99] ;&quot;F&quot;;&quot;0&quot;)" office:value-type="string" office:string-value="B00000BLRR" calcext:value-type="string">
            <text:p>B00000BLRR</text:p>
          </table:table-cell>
          <table:table-cell table:formula="of:=SUBSTITUTE([.D99];&quot;B&quot;;&quot;1&quot;)" office:value-type="string" office:string-value="1000001LRR" calcext:value-type="string">
            <text:p>1000001LRR</text:p>
          </table:table-cell>
          <table:table-cell table:formula="of:=SUBSTITUTE([.E99];&quot;L&quot;;&quot;0&quot;)" office:value-type="string" office:string-value="10000010RR" calcext:value-type="string">
            <text:p>10000010RR</text:p>
          </table:table-cell>
          <table:table-cell table:formula="of:=SUBSTITUTE([.F99];&quot;R&quot;;&quot;1&quot;)" office:value-type="string" office:string-value="1000001011" calcext:value-type="string">
            <text:p>1000001011</text:p>
          </table:table-cell>
          <table:table-cell table:formula="of:=MID([.G99];1;7)" office:value-type="string" office:string-value="1000001" calcext:value-type="string">
            <text:p>1000001</text:p>
          </table:table-cell>
          <table:table-cell table:formula="of:=MID([.G99];8;3)" office:value-type="string" office:string-value="011" calcext:value-type="string">
            <text:p>011</text:p>
          </table:table-cell>
          <table:table-cell table:formula="of:=BIN2DEC([.H99]) * 8" office:value-type="float" office:value="520" calcext:value-type="float">
            <text:p>520</text:p>
          </table:table-cell>
          <table:table-cell table:formula="of:=BIN2DEC([.I99])" office:value-type="float" office:value="3" calcext:value-type="float">
            <text:p>3</text:p>
          </table:table-cell>
          <table:table-cell table:formula="of:=[.J99]+[.K99]" office:value-type="float" office:value="523" calcext:value-type="float">
            <text:p>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BLLL</text:p>
          </table:table-cell>
          <table:table-cell table:formula="of:=BIN2DEC([.H100])" office:value-type="float" office:value="29" calcext:value-type="float">
            <text:p>29</text:p>
          </table:table-cell>
          <table:table-cell table:formula="of:=BIN2DEC([.I100])" office:value-type="float" office:value="0" calcext:value-type="float">
            <text:p>0</text:p>
          </table:table-cell>
          <table:table-cell table:formula="of:=SUBSTITUTE([.A100] ;&quot;F&quot;;&quot;0&quot;)" office:value-type="string" office:string-value="00BBB0BLLL" calcext:value-type="string">
            <text:p>00BBB0BLLL</text:p>
          </table:table-cell>
          <table:table-cell table:formula="of:=SUBSTITUTE([.D100];&quot;B&quot;;&quot;1&quot;)" office:value-type="string" office:string-value="0011101LLL" calcext:value-type="string">
            <text:p>0011101LLL</text:p>
          </table:table-cell>
          <table:table-cell table:formula="of:=SUBSTITUTE([.E100];&quot;L&quot;;&quot;0&quot;)" office:value-type="string" office:string-value="0011101000" calcext:value-type="string">
            <text:p>0011101000</text:p>
          </table:table-cell>
          <table:table-cell table:formula="of:=SUBSTITUTE([.F100];&quot;R&quot;;&quot;1&quot;)" office:value-type="string" office:string-value="0011101000" calcext:value-type="string">
            <text:p>0011101000</text:p>
          </table:table-cell>
          <table:table-cell table:formula="of:=MID([.G100];1;7)" office:value-type="string" office:string-value="0011101" calcext:value-type="string">
            <text:p>0011101</text:p>
          </table:table-cell>
          <table:table-cell table:formula="of:=MID([.G100];8;3)" office:value-type="string" office:string-value="000" calcext:value-type="string">
            <text:p>000</text:p>
          </table:table-cell>
          <table:table-cell table:formula="of:=BIN2DEC([.H100]) * 8" office:value-type="float" office:value="232" calcext:value-type="float">
            <text:p>232</text:p>
          </table:table-cell>
          <table:table-cell table:formula="of:=BIN2DEC([.I100])" office:value-type="float" office:value="0" calcext:value-type="float">
            <text:p>0</text:p>
          </table:table-cell>
          <table:table-cell table:formula="of:=[.J100]+[.K100]" office:value-type="float" office:value="232" calcext:value-type="float">
            <text:p>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FLRL</text:p>
          </table:table-cell>
          <table:table-cell table:formula="of:=BIN2DEC([.H101])" office:value-type="float" office:value="56" calcext:value-type="float">
            <text:p>56</text:p>
          </table:table-cell>
          <table:table-cell table:formula="of:=BIN2DEC([.I101])" office:value-type="float" office:value="2" calcext:value-type="float">
            <text:p>2</text:p>
          </table:table-cell>
          <table:table-cell table:formula="of:=SUBSTITUTE([.A101] ;&quot;F&quot;;&quot;0&quot;)" office:value-type="string" office:string-value="0BBB000LRL" calcext:value-type="string">
            <text:p>0BBB000LRL</text:p>
          </table:table-cell>
          <table:table-cell table:formula="of:=SUBSTITUTE([.D101];&quot;B&quot;;&quot;1&quot;)" office:value-type="string" office:string-value="0111000LRL" calcext:value-type="string">
            <text:p>0111000LRL</text:p>
          </table:table-cell>
          <table:table-cell table:formula="of:=SUBSTITUTE([.E101];&quot;L&quot;;&quot;0&quot;)" office:value-type="string" office:string-value="01110000R0" calcext:value-type="string">
            <text:p>01110000R0</text:p>
          </table:table-cell>
          <table:table-cell table:formula="of:=SUBSTITUTE([.F101];&quot;R&quot;;&quot;1&quot;)" office:value-type="string" office:string-value="0111000010" calcext:value-type="string">
            <text:p>0111000010</text:p>
          </table:table-cell>
          <table:table-cell table:formula="of:=MID([.G101];1;7)" office:value-type="string" office:string-value="0111000" calcext:value-type="string">
            <text:p>0111000</text:p>
          </table:table-cell>
          <table:table-cell table:formula="of:=MID([.G101];8;3)" office:value-type="string" office:string-value="010" calcext:value-type="string">
            <text:p>010</text:p>
          </table:table-cell>
          <table:table-cell table:formula="of:=BIN2DEC([.H101]) * 8" office:value-type="float" office:value="448" calcext:value-type="float">
            <text:p>448</text:p>
          </table:table-cell>
          <table:table-cell table:formula="of:=BIN2DEC([.I101])" office:value-type="float" office:value="2" calcext:value-type="float">
            <text:p>2</text:p>
          </table:table-cell>
          <table:table-cell table:formula="of:=[.J101]+[.K101]" office:value-type="float" office:value="450" calcext:value-type="float">
            <text:p>4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FRRL</text:p>
          </table:table-cell>
          <table:table-cell table:formula="of:=BIN2DEC([.H102])" office:value-type="float" office:value="102" calcext:value-type="float">
            <text:p>102</text:p>
          </table:table-cell>
          <table:table-cell table:formula="of:=BIN2DEC([.I102])" office:value-type="float" office:value="6" calcext:value-type="float">
            <text:p>6</text:p>
          </table:table-cell>
          <table:table-cell table:formula="of:=SUBSTITUTE([.A102] ;&quot;F&quot;;&quot;0&quot;)" office:value-type="string" office:string-value="BB00BB0RRL" calcext:value-type="string">
            <text:p>BB00BB0RRL</text:p>
          </table:table-cell>
          <table:table-cell table:formula="of:=SUBSTITUTE([.D102];&quot;B&quot;;&quot;1&quot;)" office:value-type="string" office:string-value="1100110RRL" calcext:value-type="string">
            <text:p>1100110RRL</text:p>
          </table:table-cell>
          <table:table-cell table:formula="of:=SUBSTITUTE([.E102];&quot;L&quot;;&quot;0&quot;)" office:value-type="string" office:string-value="1100110RR0" calcext:value-type="string">
            <text:p>1100110RR0</text:p>
          </table:table-cell>
          <table:table-cell table:formula="of:=SUBSTITUTE([.F102];&quot;R&quot;;&quot;1&quot;)" office:value-type="string" office:string-value="1100110110" calcext:value-type="string">
            <text:p>1100110110</text:p>
          </table:table-cell>
          <table:table-cell table:formula="of:=MID([.G102];1;7)" office:value-type="string" office:string-value="1100110" calcext:value-type="string">
            <text:p>1100110</text:p>
          </table:table-cell>
          <table:table-cell table:formula="of:=MID([.G102];8;3)" office:value-type="string" office:string-value="110" calcext:value-type="string">
            <text:p>110</text:p>
          </table:table-cell>
          <table:table-cell table:formula="of:=BIN2DEC([.H102]) * 8" office:value-type="float" office:value="816" calcext:value-type="float">
            <text:p>816</text:p>
          </table:table-cell>
          <table:table-cell table:formula="of:=BIN2DEC([.I102])" office:value-type="float" office:value="6" calcext:value-type="float">
            <text:p>6</text:p>
          </table:table-cell>
          <table:table-cell table:formula="of:=[.J102]+[.K102]" office:value-type="float" office:value="822" calcext:value-type="float">
            <text:p>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BRRR</text:p>
          </table:table-cell>
          <table:table-cell table:formula="of:=BIN2DEC([.H103])" office:value-type="float" office:value="33" calcext:value-type="float">
            <text:p>33</text:p>
          </table:table-cell>
          <table:table-cell table:formula="of:=BIN2DEC([.I103])" office:value-type="float" office:value="7" calcext:value-type="float">
            <text:p>7</text:p>
          </table:table-cell>
          <table:table-cell table:formula="of:=SUBSTITUTE([.A103] ;&quot;F&quot;;&quot;0&quot;)" office:value-type="string" office:string-value="0B0000BRRR" calcext:value-type="string">
            <text:p>0B0000BRRR</text:p>
          </table:table-cell>
          <table:table-cell table:formula="of:=SUBSTITUTE([.D103];&quot;B&quot;;&quot;1&quot;)" office:value-type="string" office:string-value="0100001RRR" calcext:value-type="string">
            <text:p>0100001RRR</text:p>
          </table:table-cell>
          <table:table-cell table:formula="of:=SUBSTITUTE([.E103];&quot;L&quot;;&quot;0&quot;)" office:value-type="string" office:string-value="0100001RRR" calcext:value-type="string">
            <text:p>0100001RRR</text:p>
          </table:table-cell>
          <table:table-cell table:formula="of:=SUBSTITUTE([.F103];&quot;R&quot;;&quot;1&quot;)" office:value-type="string" office:string-value="0100001111" calcext:value-type="string">
            <text:p>0100001111</text:p>
          </table:table-cell>
          <table:table-cell table:formula="of:=MID([.G103];1;7)" office:value-type="string" office:string-value="0100001" calcext:value-type="string">
            <text:p>0100001</text:p>
          </table:table-cell>
          <table:table-cell table:formula="of:=MID([.G103];8;3)" office:value-type="string" office:string-value="111" calcext:value-type="string">
            <text:p>111</text:p>
          </table:table-cell>
          <table:table-cell table:formula="of:=BIN2DEC([.H103]) * 8" office:value-type="float" office:value="264" calcext:value-type="float">
            <text:p>264</text:p>
          </table:table-cell>
          <table:table-cell table:formula="of:=BIN2DEC([.I103])" office:value-type="float" office:value="7" calcext:value-type="float">
            <text:p>7</text:p>
          </table:table-cell>
          <table:table-cell table:formula="of:=[.J103]+[.K103]" office:value-type="float" office:value="271" calcext:value-type="float">
            <text:p>2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BRRL</text:p>
          </table:table-cell>
          <table:table-cell table:formula="of:=BIN2DEC([.H104])" office:value-type="float" office:value="87" calcext:value-type="float">
            <text:p>87</text:p>
          </table:table-cell>
          <table:table-cell table:formula="of:=BIN2DEC([.I104])" office:value-type="float" office:value="6" calcext:value-type="float">
            <text:p>6</text:p>
          </table:table-cell>
          <table:table-cell table:formula="of:=SUBSTITUTE([.A104] ;&quot;F&quot;;&quot;0&quot;)" office:value-type="string" office:string-value="B0B0BBBRRL" calcext:value-type="string">
            <text:p>B0B0BBBRRL</text:p>
          </table:table-cell>
          <table:table-cell table:formula="of:=SUBSTITUTE([.D104];&quot;B&quot;;&quot;1&quot;)" office:value-type="string" office:string-value="1010111RRL" calcext:value-type="string">
            <text:p>1010111RRL</text:p>
          </table:table-cell>
          <table:table-cell table:formula="of:=SUBSTITUTE([.E104];&quot;L&quot;;&quot;0&quot;)" office:value-type="string" office:string-value="1010111RR0" calcext:value-type="string">
            <text:p>1010111RR0</text:p>
          </table:table-cell>
          <table:table-cell table:formula="of:=SUBSTITUTE([.F104];&quot;R&quot;;&quot;1&quot;)" office:value-type="string" office:string-value="1010111110" calcext:value-type="string">
            <text:p>1010111110</text:p>
          </table:table-cell>
          <table:table-cell table:formula="of:=MID([.G104];1;7)" office:value-type="string" office:string-value="1010111" calcext:value-type="string">
            <text:p>1010111</text:p>
          </table:table-cell>
          <table:table-cell table:formula="of:=MID([.G104];8;3)" office:value-type="string" office:string-value="110" calcext:value-type="string">
            <text:p>110</text:p>
          </table:table-cell>
          <table:table-cell table:formula="of:=BIN2DEC([.H104]) * 8" office:value-type="float" office:value="696" calcext:value-type="float">
            <text:p>696</text:p>
          </table:table-cell>
          <table:table-cell table:formula="of:=BIN2DEC([.I104])" office:value-type="float" office:value="6" calcext:value-type="float">
            <text:p>6</text:p>
          </table:table-cell>
          <table:table-cell table:formula="of:=[.J104]+[.K104]" office:value-type="float" office:value="702" calcext:value-type="float">
            <text:p>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BLRL</text:p>
          </table:table-cell>
          <table:table-cell table:formula="of:=BIN2DEC([.H105])" office:value-type="float" office:value="103" calcext:value-type="float">
            <text:p>103</text:p>
          </table:table-cell>
          <table:table-cell table:formula="of:=BIN2DEC([.I105])" office:value-type="float" office:value="2" calcext:value-type="float">
            <text:p>2</text:p>
          </table:table-cell>
          <table:table-cell table:formula="of:=SUBSTITUTE([.A105] ;&quot;F&quot;;&quot;0&quot;)" office:value-type="string" office:string-value="BB00BBBLRL" calcext:value-type="string">
            <text:p>BB00BBBLRL</text:p>
          </table:table-cell>
          <table:table-cell table:formula="of:=SUBSTITUTE([.D105];&quot;B&quot;;&quot;1&quot;)" office:value-type="string" office:string-value="1100111LRL" calcext:value-type="string">
            <text:p>1100111LRL</text:p>
          </table:table-cell>
          <table:table-cell table:formula="of:=SUBSTITUTE([.E105];&quot;L&quot;;&quot;0&quot;)" office:value-type="string" office:string-value="11001110R0" calcext:value-type="string">
            <text:p>11001110R0</text:p>
          </table:table-cell>
          <table:table-cell table:formula="of:=SUBSTITUTE([.F105];&quot;R&quot;;&quot;1&quot;)" office:value-type="string" office:string-value="1100111010" calcext:value-type="string">
            <text:p>1100111010</text:p>
          </table:table-cell>
          <table:table-cell table:formula="of:=MID([.G105];1;7)" office:value-type="string" office:string-value="1100111" calcext:value-type="string">
            <text:p>1100111</text:p>
          </table:table-cell>
          <table:table-cell table:formula="of:=MID([.G105];8;3)" office:value-type="string" office:string-value="010" calcext:value-type="string">
            <text:p>010</text:p>
          </table:table-cell>
          <table:table-cell table:formula="of:=BIN2DEC([.H105]) * 8" office:value-type="float" office:value="824" calcext:value-type="float">
            <text:p>824</text:p>
          </table:table-cell>
          <table:table-cell table:formula="of:=BIN2DEC([.I105])" office:value-type="float" office:value="2" calcext:value-type="float">
            <text:p>2</text:p>
          </table:table-cell>
          <table:table-cell table:formula="of:=[.J105]+[.K105]" office:value-type="float" office:value="826" calcext:value-type="float">
            <text:p>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BRLL</text:p>
          </table:table-cell>
          <table:table-cell table:formula="of:=BIN2DEC([.H106])" office:value-type="float" office:value="53" calcext:value-type="float">
            <text:p>53</text:p>
          </table:table-cell>
          <table:table-cell table:formula="of:=BIN2DEC([.I106])" office:value-type="float" office:value="4" calcext:value-type="float">
            <text:p>4</text:p>
          </table:table-cell>
          <table:table-cell table:formula="of:=SUBSTITUTE([.A106] ;&quot;F&quot;;&quot;0&quot;)" office:value-type="string" office:string-value="0BB0B0BRLL" calcext:value-type="string">
            <text:p>0BB0B0BRLL</text:p>
          </table:table-cell>
          <table:table-cell table:formula="of:=SUBSTITUTE([.D106];&quot;B&quot;;&quot;1&quot;)" office:value-type="string" office:string-value="0110101RLL" calcext:value-type="string">
            <text:p>0110101RLL</text:p>
          </table:table-cell>
          <table:table-cell table:formula="of:=SUBSTITUTE([.E106];&quot;L&quot;;&quot;0&quot;)" office:value-type="string" office:string-value="0110101R00" calcext:value-type="string">
            <text:p>0110101R00</text:p>
          </table:table-cell>
          <table:table-cell table:formula="of:=SUBSTITUTE([.F106];&quot;R&quot;;&quot;1&quot;)" office:value-type="string" office:string-value="0110101100" calcext:value-type="string">
            <text:p>0110101100</text:p>
          </table:table-cell>
          <table:table-cell table:formula="of:=MID([.G106];1;7)" office:value-type="string" office:string-value="0110101" calcext:value-type="string">
            <text:p>0110101</text:p>
          </table:table-cell>
          <table:table-cell table:formula="of:=MID([.G106];8;3)" office:value-type="string" office:string-value="100" calcext:value-type="string">
            <text:p>100</text:p>
          </table:table-cell>
          <table:table-cell table:formula="of:=BIN2DEC([.H106]) * 8" office:value-type="float" office:value="424" calcext:value-type="float">
            <text:p>424</text:p>
          </table:table-cell>
          <table:table-cell table:formula="of:=BIN2DEC([.I106])" office:value-type="float" office:value="4" calcext:value-type="float">
            <text:p>4</text:p>
          </table:table-cell>
          <table:table-cell table:formula="of:=[.J106]+[.K106]" office:value-type="float" office:value="428" calcext:value-type="float">
            <text:p>4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FLLL</text:p>
          </table:table-cell>
          <table:table-cell table:formula="of:=BIN2DEC([.H107])" office:value-type="float" office:value="46" calcext:value-type="float">
            <text:p>46</text:p>
          </table:table-cell>
          <table:table-cell table:formula="of:=BIN2DEC([.I107])" office:value-type="float" office:value="0" calcext:value-type="float">
            <text:p>0</text:p>
          </table:table-cell>
          <table:table-cell table:formula="of:=SUBSTITUTE([.A107] ;&quot;F&quot;;&quot;0&quot;)" office:value-type="string" office:string-value="0B0BBB0LLL" calcext:value-type="string">
            <text:p>0B0BBB0LLL</text:p>
          </table:table-cell>
          <table:table-cell table:formula="of:=SUBSTITUTE([.D107];&quot;B&quot;;&quot;1&quot;)" office:value-type="string" office:string-value="0101110LLL" calcext:value-type="string">
            <text:p>0101110LLL</text:p>
          </table:table-cell>
          <table:table-cell table:formula="of:=SUBSTITUTE([.E107];&quot;L&quot;;&quot;0&quot;)" office:value-type="string" office:string-value="0101110000" calcext:value-type="string">
            <text:p>0101110000</text:p>
          </table:table-cell>
          <table:table-cell table:formula="of:=SUBSTITUTE([.F107];&quot;R&quot;;&quot;1&quot;)" office:value-type="string" office:string-value="0101110000" calcext:value-type="string">
            <text:p>0101110000</text:p>
          </table:table-cell>
          <table:table-cell table:formula="of:=MID([.G107];1;7)" office:value-type="string" office:string-value="0101110" calcext:value-type="string">
            <text:p>0101110</text:p>
          </table:table-cell>
          <table:table-cell table:formula="of:=MID([.G107];8;3)" office:value-type="string" office:string-value="000" calcext:value-type="string">
            <text:p>000</text:p>
          </table:table-cell>
          <table:table-cell table:formula="of:=BIN2DEC([.H107]) * 8" office:value-type="float" office:value="368" calcext:value-type="float">
            <text:p>368</text:p>
          </table:table-cell>
          <table:table-cell table:formula="of:=BIN2DEC([.I107])" office:value-type="float" office:value="0" calcext:value-type="float">
            <text:p>0</text:p>
          </table:table-cell>
          <table:table-cell table:formula="of:=[.J107]+[.K107]" office:value-type="float" office:value="368" calcext:value-type="float">
            <text:p>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BLRR</text:p>
          </table:table-cell>
          <table:table-cell table:formula="of:=BIN2DEC([.H108])" office:value-type="float" office:value="7" calcext:value-type="float">
            <text:p>7</text:p>
          </table:table-cell>
          <table:table-cell table:formula="of:=BIN2DEC([.I108])" office:value-type="float" office:value="3" calcext:value-type="float">
            <text:p>3</text:p>
          </table:table-cell>
          <table:table-cell table:formula="of:=SUBSTITUTE([.A108] ;&quot;F&quot;;&quot;0&quot;)" office:value-type="string" office:string-value="0000BBBLRR" calcext:value-type="string">
            <text:p>0000BBBLRR</text:p>
          </table:table-cell>
          <table:table-cell table:formula="of:=SUBSTITUTE([.D108];&quot;B&quot;;&quot;1&quot;)" office:value-type="string" office:string-value="0000111LRR" calcext:value-type="string">
            <text:p>0000111LRR</text:p>
          </table:table-cell>
          <table:table-cell table:formula="of:=SUBSTITUTE([.E108];&quot;L&quot;;&quot;0&quot;)" office:value-type="string" office:string-value="00001110RR" calcext:value-type="string">
            <text:p>00001110RR</text:p>
          </table:table-cell>
          <table:table-cell table:formula="of:=SUBSTITUTE([.F108];&quot;R&quot;;&quot;1&quot;)" office:value-type="string" office:string-value="0000111011" calcext:value-type="string">
            <text:p>0000111011</text:p>
          </table:table-cell>
          <table:table-cell table:formula="of:=MID([.G108];1;7)" office:value-type="string" office:string-value="0000111" calcext:value-type="string">
            <text:p>0000111</text:p>
          </table:table-cell>
          <table:table-cell table:formula="of:=MID([.G108];8;3)" office:value-type="string" office:string-value="011" calcext:value-type="string">
            <text:p>011</text:p>
          </table:table-cell>
          <table:table-cell table:formula="of:=BIN2DEC([.H108]) * 8" office:value-type="float" office:value="56" calcext:value-type="float">
            <text:p>56</text:p>
          </table:table-cell>
          <table:table-cell table:formula="of:=BIN2DEC([.I108])" office:value-type="float" office:value="3" calcext:value-type="float">
            <text:p>3</text:p>
          </table:table-cell>
          <table:table-cell table:formula="of:=[.J108]+[.K108]" office:value-type="float" office:value="59" calcext:value-type="float">
            <text:p>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FLLR</text:p>
          </table:table-cell>
          <table:table-cell table:formula="of:=BIN2DEC([.H109])" office:value-type="float" office:value="54" calcext:value-type="float">
            <text:p>54</text:p>
          </table:table-cell>
          <table:table-cell table:formula="of:=BIN2DEC([.I109])" office:value-type="float" office:value="1" calcext:value-type="float">
            <text:p>1</text:p>
          </table:table-cell>
          <table:table-cell table:formula="of:=SUBSTITUTE([.A109] ;&quot;F&quot;;&quot;0&quot;)" office:value-type="string" office:string-value="0BB0BB0LLR" calcext:value-type="string">
            <text:p>0BB0BB0LLR</text:p>
          </table:table-cell>
          <table:table-cell table:formula="of:=SUBSTITUTE([.D109];&quot;B&quot;;&quot;1&quot;)" office:value-type="string" office:string-value="0110110LLR" calcext:value-type="string">
            <text:p>0110110LLR</text:p>
          </table:table-cell>
          <table:table-cell table:formula="of:=SUBSTITUTE([.E109];&quot;L&quot;;&quot;0&quot;)" office:value-type="string" office:string-value="011011000R" calcext:value-type="string">
            <text:p>011011000R</text:p>
          </table:table-cell>
          <table:table-cell table:formula="of:=SUBSTITUTE([.F109];&quot;R&quot;;&quot;1&quot;)" office:value-type="string" office:string-value="0110110001" calcext:value-type="string">
            <text:p>0110110001</text:p>
          </table:table-cell>
          <table:table-cell table:formula="of:=MID([.G109];1;7)" office:value-type="string" office:string-value="0110110" calcext:value-type="string">
            <text:p>0110110</text:p>
          </table:table-cell>
          <table:table-cell table:formula="of:=MID([.G109];8;3)" office:value-type="string" office:string-value="001" calcext:value-type="string">
            <text:p>001</text:p>
          </table:table-cell>
          <table:table-cell table:formula="of:=BIN2DEC([.H109]) * 8" office:value-type="float" office:value="432" calcext:value-type="float">
            <text:p>432</text:p>
          </table:table-cell>
          <table:table-cell table:formula="of:=BIN2DEC([.I109])" office:value-type="float" office:value="1" calcext:value-type="float">
            <text:p>1</text:p>
          </table:table-cell>
          <table:table-cell table:formula="of:=[.J109]+[.K109]" office:value-type="float" office:value="433" calcext:value-type="float">
            <text:p>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FLRL</text:p>
          </table:table-cell>
          <table:table-cell table:formula="of:=BIN2DEC([.H110])" office:value-type="float" office:value="38" calcext:value-type="float">
            <text:p>38</text:p>
          </table:table-cell>
          <table:table-cell table:formula="of:=BIN2DEC([.I110])" office:value-type="float" office:value="2" calcext:value-type="float">
            <text:p>2</text:p>
          </table:table-cell>
          <table:table-cell table:formula="of:=SUBSTITUTE([.A110] ;&quot;F&quot;;&quot;0&quot;)" office:value-type="string" office:string-value="0B00BB0LRL" calcext:value-type="string">
            <text:p>0B00BB0LRL</text:p>
          </table:table-cell>
          <table:table-cell table:formula="of:=SUBSTITUTE([.D110];&quot;B&quot;;&quot;1&quot;)" office:value-type="string" office:string-value="0100110LRL" calcext:value-type="string">
            <text:p>0100110LRL</text:p>
          </table:table-cell>
          <table:table-cell table:formula="of:=SUBSTITUTE([.E110];&quot;L&quot;;&quot;0&quot;)" office:value-type="string" office:string-value="01001100R0" calcext:value-type="string">
            <text:p>01001100R0</text:p>
          </table:table-cell>
          <table:table-cell table:formula="of:=SUBSTITUTE([.F110];&quot;R&quot;;&quot;1&quot;)" office:value-type="string" office:string-value="0100110010" calcext:value-type="string">
            <text:p>0100110010</text:p>
          </table:table-cell>
          <table:table-cell table:formula="of:=MID([.G110];1;7)" office:value-type="string" office:string-value="0100110" calcext:value-type="string">
            <text:p>0100110</text:p>
          </table:table-cell>
          <table:table-cell table:formula="of:=MID([.G110];8;3)" office:value-type="string" office:string-value="010" calcext:value-type="string">
            <text:p>010</text:p>
          </table:table-cell>
          <table:table-cell table:formula="of:=BIN2DEC([.H110]) * 8" office:value-type="float" office:value="304" calcext:value-type="float">
            <text:p>304</text:p>
          </table:table-cell>
          <table:table-cell table:formula="of:=BIN2DEC([.I110])" office:value-type="float" office:value="2" calcext:value-type="float">
            <text:p>2</text:p>
          </table:table-cell>
          <table:table-cell table:formula="of:=[.J110]+[.K110]" office:value-type="float" office:value="306" calcext:value-type="float">
            <text:p>3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FRRR</text:p>
          </table:table-cell>
          <table:table-cell table:formula="of:=BIN2DEC([.H111])" office:value-type="float" office:value="26" calcext:value-type="float">
            <text:p>26</text:p>
          </table:table-cell>
          <table:table-cell table:formula="of:=BIN2DEC([.I111])" office:value-type="float" office:value="7" calcext:value-type="float">
            <text:p>7</text:p>
          </table:table-cell>
          <table:table-cell table:formula="of:=SUBSTITUTE([.A111] ;&quot;F&quot;;&quot;0&quot;)" office:value-type="string" office:string-value="00BB0B0RRR" calcext:value-type="string">
            <text:p>00BB0B0RRR</text:p>
          </table:table-cell>
          <table:table-cell table:formula="of:=SUBSTITUTE([.D111];&quot;B&quot;;&quot;1&quot;)" office:value-type="string" office:string-value="0011010RRR" calcext:value-type="string">
            <text:p>0011010RRR</text:p>
          </table:table-cell>
          <table:table-cell table:formula="of:=SUBSTITUTE([.E111];&quot;L&quot;;&quot;0&quot;)" office:value-type="string" office:string-value="0011010RRR" calcext:value-type="string">
            <text:p>0011010RRR</text:p>
          </table:table-cell>
          <table:table-cell table:formula="of:=SUBSTITUTE([.F111];&quot;R&quot;;&quot;1&quot;)" office:value-type="string" office:string-value="0011010111" calcext:value-type="string">
            <text:p>0011010111</text:p>
          </table:table-cell>
          <table:table-cell table:formula="of:=MID([.G111];1;7)" office:value-type="string" office:string-value="0011010" calcext:value-type="string">
            <text:p>0011010</text:p>
          </table:table-cell>
          <table:table-cell table:formula="of:=MID([.G111];8;3)" office:value-type="string" office:string-value="111" calcext:value-type="string">
            <text:p>111</text:p>
          </table:table-cell>
          <table:table-cell table:formula="of:=BIN2DEC([.H111]) * 8" office:value-type="float" office:value="208" calcext:value-type="float">
            <text:p>208</text:p>
          </table:table-cell>
          <table:table-cell table:formula="of:=BIN2DEC([.I111])" office:value-type="float" office:value="7" calcext:value-type="float">
            <text:p>7</text:p>
          </table:table-cell>
          <table:table-cell table:formula="of:=[.J111]+[.K111]" office:value-type="float" office:value="215" calcext:value-type="float">
            <text:p>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FLRL</text:p>
          </table:table-cell>
          <table:table-cell table:formula="of:=BIN2DEC([.H112])" office:value-type="float" office:value="78" calcext:value-type="float">
            <text:p>78</text:p>
          </table:table-cell>
          <table:table-cell table:formula="of:=BIN2DEC([.I112])" office:value-type="float" office:value="2" calcext:value-type="float">
            <text:p>2</text:p>
          </table:table-cell>
          <table:table-cell table:formula="of:=SUBSTITUTE([.A112] ;&quot;F&quot;;&quot;0&quot;)" office:value-type="string" office:string-value="B00BBB0LRL" calcext:value-type="string">
            <text:p>B00BBB0LRL</text:p>
          </table:table-cell>
          <table:table-cell table:formula="of:=SUBSTITUTE([.D112];&quot;B&quot;;&quot;1&quot;)" office:value-type="string" office:string-value="1001110LRL" calcext:value-type="string">
            <text:p>1001110LRL</text:p>
          </table:table-cell>
          <table:table-cell table:formula="of:=SUBSTITUTE([.E112];&quot;L&quot;;&quot;0&quot;)" office:value-type="string" office:string-value="10011100R0" calcext:value-type="string">
            <text:p>10011100R0</text:p>
          </table:table-cell>
          <table:table-cell table:formula="of:=SUBSTITUTE([.F112];&quot;R&quot;;&quot;1&quot;)" office:value-type="string" office:string-value="1001110010" calcext:value-type="string">
            <text:p>1001110010</text:p>
          </table:table-cell>
          <table:table-cell table:formula="of:=MID([.G112];1;7)" office:value-type="string" office:string-value="1001110" calcext:value-type="string">
            <text:p>1001110</text:p>
          </table:table-cell>
          <table:table-cell table:formula="of:=MID([.G112];8;3)" office:value-type="string" office:string-value="010" calcext:value-type="string">
            <text:p>010</text:p>
          </table:table-cell>
          <table:table-cell table:formula="of:=BIN2DEC([.H112]) * 8" office:value-type="float" office:value="624" calcext:value-type="float">
            <text:p>624</text:p>
          </table:table-cell>
          <table:table-cell table:formula="of:=BIN2DEC([.I112])" office:value-type="float" office:value="2" calcext:value-type="float">
            <text:p>2</text:p>
          </table:table-cell>
          <table:table-cell table:formula="of:=[.J112]+[.K112]" office:value-type="float" office:value="626" calcext:value-type="float">
            <text:p>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FRRL</text:p>
          </table:table-cell>
          <table:table-cell table:formula="of:=BIN2DEC([.H113])" office:value-type="float" office:value="14" calcext:value-type="float">
            <text:p>14</text:p>
          </table:table-cell>
          <table:table-cell table:formula="of:=BIN2DEC([.I113])" office:value-type="float" office:value="6" calcext:value-type="float">
            <text:p>6</text:p>
          </table:table-cell>
          <table:table-cell table:formula="of:=SUBSTITUTE([.A113] ;&quot;F&quot;;&quot;0&quot;)" office:value-type="string" office:string-value="000BBB0RRL" calcext:value-type="string">
            <text:p>000BBB0RRL</text:p>
          </table:table-cell>
          <table:table-cell table:formula="of:=SUBSTITUTE([.D113];&quot;B&quot;;&quot;1&quot;)" office:value-type="string" office:string-value="0001110RRL" calcext:value-type="string">
            <text:p>0001110RRL</text:p>
          </table:table-cell>
          <table:table-cell table:formula="of:=SUBSTITUTE([.E113];&quot;L&quot;;&quot;0&quot;)" office:value-type="string" office:string-value="0001110RR0" calcext:value-type="string">
            <text:p>0001110RR0</text:p>
          </table:table-cell>
          <table:table-cell table:formula="of:=SUBSTITUTE([.F113];&quot;R&quot;;&quot;1&quot;)" office:value-type="string" office:string-value="0001110110" calcext:value-type="string">
            <text:p>0001110110</text:p>
          </table:table-cell>
          <table:table-cell table:formula="of:=MID([.G113];1;7)" office:value-type="string" office:string-value="0001110" calcext:value-type="string">
            <text:p>0001110</text:p>
          </table:table-cell>
          <table:table-cell table:formula="of:=MID([.G113];8;3)" office:value-type="string" office:string-value="110" calcext:value-type="string">
            <text:p>110</text:p>
          </table:table-cell>
          <table:table-cell table:formula="of:=BIN2DEC([.H113]) * 8" office:value-type="float" office:value="112" calcext:value-type="float">
            <text:p>112</text:p>
          </table:table-cell>
          <table:table-cell table:formula="of:=BIN2DEC([.I113])" office:value-type="float" office:value="6" calcext:value-type="float">
            <text:p>6</text:p>
          </table:table-cell>
          <table:table-cell table:formula="of:=[.J113]+[.K113]" office:value-type="float" office:value="118" calcext:value-type="float">
            <text:p>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FLRL</text:p>
          </table:table-cell>
          <table:table-cell table:formula="of:=BIN2DEC([.H114])" office:value-type="float" office:value="28" calcext:value-type="float">
            <text:p>28</text:p>
          </table:table-cell>
          <table:table-cell table:formula="of:=BIN2DEC([.I114])" office:value-type="float" office:value="2" calcext:value-type="float">
            <text:p>2</text:p>
          </table:table-cell>
          <table:table-cell table:formula="of:=SUBSTITUTE([.A114] ;&quot;F&quot;;&quot;0&quot;)" office:value-type="string" office:string-value="00BBB00LRL" calcext:value-type="string">
            <text:p>00BBB00LRL</text:p>
          </table:table-cell>
          <table:table-cell table:formula="of:=SUBSTITUTE([.D114];&quot;B&quot;;&quot;1&quot;)" office:value-type="string" office:string-value="0011100LRL" calcext:value-type="string">
            <text:p>0011100LRL</text:p>
          </table:table-cell>
          <table:table-cell table:formula="of:=SUBSTITUTE([.E114];&quot;L&quot;;&quot;0&quot;)" office:value-type="string" office:string-value="00111000R0" calcext:value-type="string">
            <text:p>00111000R0</text:p>
          </table:table-cell>
          <table:table-cell table:formula="of:=SUBSTITUTE([.F114];&quot;R&quot;;&quot;1&quot;)" office:value-type="string" office:string-value="0011100010" calcext:value-type="string">
            <text:p>0011100010</text:p>
          </table:table-cell>
          <table:table-cell table:formula="of:=MID([.G114];1;7)" office:value-type="string" office:string-value="0011100" calcext:value-type="string">
            <text:p>0011100</text:p>
          </table:table-cell>
          <table:table-cell table:formula="of:=MID([.G114];8;3)" office:value-type="string" office:string-value="010" calcext:value-type="string">
            <text:p>010</text:p>
          </table:table-cell>
          <table:table-cell table:formula="of:=BIN2DEC([.H114]) * 8" office:value-type="float" office:value="224" calcext:value-type="float">
            <text:p>224</text:p>
          </table:table-cell>
          <table:table-cell table:formula="of:=BIN2DEC([.I114])" office:value-type="float" office:value="2" calcext:value-type="float">
            <text:p>2</text:p>
          </table:table-cell>
          <table:table-cell table:formula="of:=[.J114]+[.K114]" office:value-type="float" office:value="226" calcext:value-type="float">
            <text:p>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BRLL</text:p>
          </table:table-cell>
          <table:table-cell table:formula="of:=BIN2DEC([.H115])" office:value-type="float" office:value="89" calcext:value-type="float">
            <text:p>89</text:p>
          </table:table-cell>
          <table:table-cell table:formula="of:=BIN2DEC([.I115])" office:value-type="float" office:value="4" calcext:value-type="float">
            <text:p>4</text:p>
          </table:table-cell>
          <table:table-cell table:formula="of:=SUBSTITUTE([.A115] ;&quot;F&quot;;&quot;0&quot;)" office:value-type="string" office:string-value="B0BB00BRLL" calcext:value-type="string">
            <text:p>B0BB00BRLL</text:p>
          </table:table-cell>
          <table:table-cell table:formula="of:=SUBSTITUTE([.D115];&quot;B&quot;;&quot;1&quot;)" office:value-type="string" office:string-value="1011001RLL" calcext:value-type="string">
            <text:p>1011001RLL</text:p>
          </table:table-cell>
          <table:table-cell table:formula="of:=SUBSTITUTE([.E115];&quot;L&quot;;&quot;0&quot;)" office:value-type="string" office:string-value="1011001R00" calcext:value-type="string">
            <text:p>1011001R00</text:p>
          </table:table-cell>
          <table:table-cell table:formula="of:=SUBSTITUTE([.F115];&quot;R&quot;;&quot;1&quot;)" office:value-type="string" office:string-value="1011001100" calcext:value-type="string">
            <text:p>1011001100</text:p>
          </table:table-cell>
          <table:table-cell table:formula="of:=MID([.G115];1;7)" office:value-type="string" office:string-value="1011001" calcext:value-type="string">
            <text:p>1011001</text:p>
          </table:table-cell>
          <table:table-cell table:formula="of:=MID([.G115];8;3)" office:value-type="string" office:string-value="100" calcext:value-type="string">
            <text:p>100</text:p>
          </table:table-cell>
          <table:table-cell table:formula="of:=BIN2DEC([.H115]) * 8" office:value-type="float" office:value="712" calcext:value-type="float">
            <text:p>712</text:p>
          </table:table-cell>
          <table:table-cell table:formula="of:=BIN2DEC([.I115])" office:value-type="float" office:value="4" calcext:value-type="float">
            <text:p>4</text:p>
          </table:table-cell>
          <table:table-cell table:formula="of:=[.J115]+[.K115]" office:value-type="float" office:value="716" calcext:value-type="float">
            <text:p>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FLLL</text:p>
          </table:table-cell>
          <table:table-cell table:formula="of:=BIN2DEC([.H116])" office:value-type="float" office:value="72" calcext:value-type="float">
            <text:p>72</text:p>
          </table:table-cell>
          <table:table-cell table:formula="of:=BIN2DEC([.I116])" office:value-type="float" office:value="0" calcext:value-type="float">
            <text:p>0</text:p>
          </table:table-cell>
          <table:table-cell table:formula="of:=SUBSTITUTE([.A116] ;&quot;F&quot;;&quot;0&quot;)" office:value-type="string" office:string-value="B00B000LLL" calcext:value-type="string">
            <text:p>B00B000LLL</text:p>
          </table:table-cell>
          <table:table-cell table:formula="of:=SUBSTITUTE([.D116];&quot;B&quot;;&quot;1&quot;)" office:value-type="string" office:string-value="1001000LLL" calcext:value-type="string">
            <text:p>1001000LLL</text:p>
          </table:table-cell>
          <table:table-cell table:formula="of:=SUBSTITUTE([.E116];&quot;L&quot;;&quot;0&quot;)" office:value-type="string" office:string-value="1001000000" calcext:value-type="string">
            <text:p>1001000000</text:p>
          </table:table-cell>
          <table:table-cell table:formula="of:=SUBSTITUTE([.F116];&quot;R&quot;;&quot;1&quot;)" office:value-type="string" office:string-value="1001000000" calcext:value-type="string">
            <text:p>1001000000</text:p>
          </table:table-cell>
          <table:table-cell table:formula="of:=MID([.G116];1;7)" office:value-type="string" office:string-value="1001000" calcext:value-type="string">
            <text:p>1001000</text:p>
          </table:table-cell>
          <table:table-cell table:formula="of:=MID([.G116];8;3)" office:value-type="string" office:string-value="000" calcext:value-type="string">
            <text:p>000</text:p>
          </table:table-cell>
          <table:table-cell table:formula="of:=BIN2DEC([.H116]) * 8" office:value-type="float" office:value="576" calcext:value-type="float">
            <text:p>576</text:p>
          </table:table-cell>
          <table:table-cell table:formula="of:=BIN2DEC([.I116])" office:value-type="float" office:value="0" calcext:value-type="float">
            <text:p>0</text:p>
          </table:table-cell>
          <table:table-cell table:formula="of:=[.J116]+[.K116]" office:value-type="float" office:value="576" calcext:value-type="float">
            <text:p>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BLRR</text:p>
          </table:table-cell>
          <table:table-cell table:formula="of:=BIN2DEC([.H117])" office:value-type="float" office:value="33" calcext:value-type="float">
            <text:p>33</text:p>
          </table:table-cell>
          <table:table-cell table:formula="of:=BIN2DEC([.I117])" office:value-type="float" office:value="3" calcext:value-type="float">
            <text:p>3</text:p>
          </table:table-cell>
          <table:table-cell table:formula="of:=SUBSTITUTE([.A117] ;&quot;F&quot;;&quot;0&quot;)" office:value-type="string" office:string-value="0B0000BLRR" calcext:value-type="string">
            <text:p>0B0000BLRR</text:p>
          </table:table-cell>
          <table:table-cell table:formula="of:=SUBSTITUTE([.D117];&quot;B&quot;;&quot;1&quot;)" office:value-type="string" office:string-value="0100001LRR" calcext:value-type="string">
            <text:p>0100001LRR</text:p>
          </table:table-cell>
          <table:table-cell table:formula="of:=SUBSTITUTE([.E117];&quot;L&quot;;&quot;0&quot;)" office:value-type="string" office:string-value="01000010RR" calcext:value-type="string">
            <text:p>01000010RR</text:p>
          </table:table-cell>
          <table:table-cell table:formula="of:=SUBSTITUTE([.F117];&quot;R&quot;;&quot;1&quot;)" office:value-type="string" office:string-value="0100001011" calcext:value-type="string">
            <text:p>0100001011</text:p>
          </table:table-cell>
          <table:table-cell table:formula="of:=MID([.G117];1;7)" office:value-type="string" office:string-value="0100001" calcext:value-type="string">
            <text:p>0100001</text:p>
          </table:table-cell>
          <table:table-cell table:formula="of:=MID([.G117];8;3)" office:value-type="string" office:string-value="011" calcext:value-type="string">
            <text:p>011</text:p>
          </table:table-cell>
          <table:table-cell table:formula="of:=BIN2DEC([.H117]) * 8" office:value-type="float" office:value="264" calcext:value-type="float">
            <text:p>264</text:p>
          </table:table-cell>
          <table:table-cell table:formula="of:=BIN2DEC([.I117])" office:value-type="float" office:value="3" calcext:value-type="float">
            <text:p>3</text:p>
          </table:table-cell>
          <table:table-cell table:formula="of:=[.J117]+[.K117]" office:value-type="float" office:value="267" calcext:value-type="float">
            <text:p>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FLRL</text:p>
          </table:table-cell>
          <table:table-cell table:formula="of:=BIN2DEC([.H118])" office:value-type="float" office:value="82" calcext:value-type="float">
            <text:p>82</text:p>
          </table:table-cell>
          <table:table-cell table:formula="of:=BIN2DEC([.I118])" office:value-type="float" office:value="2" calcext:value-type="float">
            <text:p>2</text:p>
          </table:table-cell>
          <table:table-cell table:formula="of:=SUBSTITUTE([.A118] ;&quot;F&quot;;&quot;0&quot;)" office:value-type="string" office:string-value="B0B00B0LRL" calcext:value-type="string">
            <text:p>B0B00B0LRL</text:p>
          </table:table-cell>
          <table:table-cell table:formula="of:=SUBSTITUTE([.D118];&quot;B&quot;;&quot;1&quot;)" office:value-type="string" office:string-value="1010010LRL" calcext:value-type="string">
            <text:p>1010010LRL</text:p>
          </table:table-cell>
          <table:table-cell table:formula="of:=SUBSTITUTE([.E118];&quot;L&quot;;&quot;0&quot;)" office:value-type="string" office:string-value="10100100R0" calcext:value-type="string">
            <text:p>10100100R0</text:p>
          </table:table-cell>
          <table:table-cell table:formula="of:=SUBSTITUTE([.F118];&quot;R&quot;;&quot;1&quot;)" office:value-type="string" office:string-value="1010010010" calcext:value-type="string">
            <text:p>1010010010</text:p>
          </table:table-cell>
          <table:table-cell table:formula="of:=MID([.G118];1;7)" office:value-type="string" office:string-value="1010010" calcext:value-type="string">
            <text:p>1010010</text:p>
          </table:table-cell>
          <table:table-cell table:formula="of:=MID([.G118];8;3)" office:value-type="string" office:string-value="010" calcext:value-type="string">
            <text:p>010</text:p>
          </table:table-cell>
          <table:table-cell table:formula="of:=BIN2DEC([.H118]) * 8" office:value-type="float" office:value="656" calcext:value-type="float">
            <text:p>656</text:p>
          </table:table-cell>
          <table:table-cell table:formula="of:=BIN2DEC([.I118])" office:value-type="float" office:value="2" calcext:value-type="float">
            <text:p>2</text:p>
          </table:table-cell>
          <table:table-cell table:formula="of:=[.J118]+[.K118]" office:value-type="float" office:value="658" calcext:value-type="float">
            <text:p>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FLLR</text:p>
          </table:table-cell>
          <table:table-cell table:formula="of:=BIN2DEC([.H119])" office:value-type="float" office:value="50" calcext:value-type="float">
            <text:p>50</text:p>
          </table:table-cell>
          <table:table-cell table:formula="of:=BIN2DEC([.I119])" office:value-type="float" office:value="1" calcext:value-type="float">
            <text:p>1</text:p>
          </table:table-cell>
          <table:table-cell table:formula="of:=SUBSTITUTE([.A119] ;&quot;F&quot;;&quot;0&quot;)" office:value-type="string" office:string-value="0BB00B0LLR" calcext:value-type="string">
            <text:p>0BB00B0LLR</text:p>
          </table:table-cell>
          <table:table-cell table:formula="of:=SUBSTITUTE([.D119];&quot;B&quot;;&quot;1&quot;)" office:value-type="string" office:string-value="0110010LLR" calcext:value-type="string">
            <text:p>0110010LLR</text:p>
          </table:table-cell>
          <table:table-cell table:formula="of:=SUBSTITUTE([.E119];&quot;L&quot;;&quot;0&quot;)" office:value-type="string" office:string-value="011001000R" calcext:value-type="string">
            <text:p>011001000R</text:p>
          </table:table-cell>
          <table:table-cell table:formula="of:=SUBSTITUTE([.F119];&quot;R&quot;;&quot;1&quot;)" office:value-type="string" office:string-value="0110010001" calcext:value-type="string">
            <text:p>0110010001</text:p>
          </table:table-cell>
          <table:table-cell table:formula="of:=MID([.G119];1;7)" office:value-type="string" office:string-value="0110010" calcext:value-type="string">
            <text:p>0110010</text:p>
          </table:table-cell>
          <table:table-cell table:formula="of:=MID([.G119];8;3)" office:value-type="string" office:string-value="001" calcext:value-type="string">
            <text:p>001</text:p>
          </table:table-cell>
          <table:table-cell table:formula="of:=BIN2DEC([.H119]) * 8" office:value-type="float" office:value="400" calcext:value-type="float">
            <text:p>400</text:p>
          </table:table-cell>
          <table:table-cell table:formula="of:=BIN2DEC([.I119])" office:value-type="float" office:value="1" calcext:value-type="float">
            <text:p>1</text:p>
          </table:table-cell>
          <table:table-cell table:formula="of:=[.J119]+[.K119]" office:value-type="float" office:value="401" calcext:value-type="float">
            <text:p>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BRRL</text:p>
          </table:table-cell>
          <table:table-cell table:formula="of:=BIN2DEC([.H120])" office:value-type="float" office:value="55" calcext:value-type="float">
            <text:p>55</text:p>
          </table:table-cell>
          <table:table-cell table:formula="of:=BIN2DEC([.I120])" office:value-type="float" office:value="6" calcext:value-type="float">
            <text:p>6</text:p>
          </table:table-cell>
          <table:table-cell table:formula="of:=SUBSTITUTE([.A120] ;&quot;F&quot;;&quot;0&quot;)" office:value-type="string" office:string-value="0BB0BBBRRL" calcext:value-type="string">
            <text:p>0BB0BBBRRL</text:p>
          </table:table-cell>
          <table:table-cell table:formula="of:=SUBSTITUTE([.D120];&quot;B&quot;;&quot;1&quot;)" office:value-type="string" office:string-value="0110111RRL" calcext:value-type="string">
            <text:p>0110111RRL</text:p>
          </table:table-cell>
          <table:table-cell table:formula="of:=SUBSTITUTE([.E120];&quot;L&quot;;&quot;0&quot;)" office:value-type="string" office:string-value="0110111RR0" calcext:value-type="string">
            <text:p>0110111RR0</text:p>
          </table:table-cell>
          <table:table-cell table:formula="of:=SUBSTITUTE([.F120];&quot;R&quot;;&quot;1&quot;)" office:value-type="string" office:string-value="0110111110" calcext:value-type="string">
            <text:p>0110111110</text:p>
          </table:table-cell>
          <table:table-cell table:formula="of:=MID([.G120];1;7)" office:value-type="string" office:string-value="0110111" calcext:value-type="string">
            <text:p>0110111</text:p>
          </table:table-cell>
          <table:table-cell table:formula="of:=MID([.G120];8;3)" office:value-type="string" office:string-value="110" calcext:value-type="string">
            <text:p>110</text:p>
          </table:table-cell>
          <table:table-cell table:formula="of:=BIN2DEC([.H120]) * 8" office:value-type="float" office:value="440" calcext:value-type="float">
            <text:p>440</text:p>
          </table:table-cell>
          <table:table-cell table:formula="of:=BIN2DEC([.I120])" office:value-type="float" office:value="6" calcext:value-type="float">
            <text:p>6</text:p>
          </table:table-cell>
          <table:table-cell table:formula="of:=[.J120]+[.K120]" office:value-type="float" office:value="446" calcext:value-type="float">
            <text:p>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FLLL</text:p>
          </table:table-cell>
          <table:table-cell table:formula="of:=BIN2DEC([.H121])" office:value-type="float" office:value="104" calcext:value-type="float">
            <text:p>104</text:p>
          </table:table-cell>
          <table:table-cell table:formula="of:=BIN2DEC([.I121])" office:value-type="float" office:value="0" calcext:value-type="float">
            <text:p>0</text:p>
          </table:table-cell>
          <table:table-cell table:formula="of:=SUBSTITUTE([.A121] ;&quot;F&quot;;&quot;0&quot;)" office:value-type="string" office:string-value="BB0B000LLL" calcext:value-type="string">
            <text:p>BB0B000LLL</text:p>
          </table:table-cell>
          <table:table-cell table:formula="of:=SUBSTITUTE([.D121];&quot;B&quot;;&quot;1&quot;)" office:value-type="string" office:string-value="1101000LLL" calcext:value-type="string">
            <text:p>1101000LLL</text:p>
          </table:table-cell>
          <table:table-cell table:formula="of:=SUBSTITUTE([.E121];&quot;L&quot;;&quot;0&quot;)" office:value-type="string" office:string-value="1101000000" calcext:value-type="string">
            <text:p>1101000000</text:p>
          </table:table-cell>
          <table:table-cell table:formula="of:=SUBSTITUTE([.F121];&quot;R&quot;;&quot;1&quot;)" office:value-type="string" office:string-value="1101000000" calcext:value-type="string">
            <text:p>1101000000</text:p>
          </table:table-cell>
          <table:table-cell table:formula="of:=MID([.G121];1;7)" office:value-type="string" office:string-value="1101000" calcext:value-type="string">
            <text:p>1101000</text:p>
          </table:table-cell>
          <table:table-cell table:formula="of:=MID([.G121];8;3)" office:value-type="string" office:string-value="000" calcext:value-type="string">
            <text:p>000</text:p>
          </table:table-cell>
          <table:table-cell table:formula="of:=BIN2DEC([.H121]) * 8" office:value-type="float" office:value="832" calcext:value-type="float">
            <text:p>832</text:p>
          </table:table-cell>
          <table:table-cell table:formula="of:=BIN2DEC([.I121])" office:value-type="float" office:value="0" calcext:value-type="float">
            <text:p>0</text:p>
          </table:table-cell>
          <table:table-cell table:formula="of:=[.J121]+[.K121]" office:value-type="float" office:value="832" calcext:value-type="float">
            <text:p>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FLRR</text:p>
          </table:table-cell>
          <table:table-cell table:formula="of:=BIN2DEC([.H122])" office:value-type="float" office:value="60" calcext:value-type="float">
            <text:p>60</text:p>
          </table:table-cell>
          <table:table-cell table:formula="of:=BIN2DEC([.I122])" office:value-type="float" office:value="3" calcext:value-type="float">
            <text:p>3</text:p>
          </table:table-cell>
          <table:table-cell table:formula="of:=SUBSTITUTE([.A122] ;&quot;F&quot;;&quot;0&quot;)" office:value-type="string" office:string-value="0BBBB00LRR" calcext:value-type="string">
            <text:p>0BBBB00LRR</text:p>
          </table:table-cell>
          <table:table-cell table:formula="of:=SUBSTITUTE([.D122];&quot;B&quot;;&quot;1&quot;)" office:value-type="string" office:string-value="0111100LRR" calcext:value-type="string">
            <text:p>0111100LRR</text:p>
          </table:table-cell>
          <table:table-cell table:formula="of:=SUBSTITUTE([.E122];&quot;L&quot;;&quot;0&quot;)" office:value-type="string" office:string-value="01111000RR" calcext:value-type="string">
            <text:p>01111000RR</text:p>
          </table:table-cell>
          <table:table-cell table:formula="of:=SUBSTITUTE([.F122];&quot;R&quot;;&quot;1&quot;)" office:value-type="string" office:string-value="0111100011" calcext:value-type="string">
            <text:p>0111100011</text:p>
          </table:table-cell>
          <table:table-cell table:formula="of:=MID([.G122];1;7)" office:value-type="string" office:string-value="0111100" calcext:value-type="string">
            <text:p>0111100</text:p>
          </table:table-cell>
          <table:table-cell table:formula="of:=MID([.G122];8;3)" office:value-type="string" office:string-value="011" calcext:value-type="string">
            <text:p>011</text:p>
          </table:table-cell>
          <table:table-cell table:formula="of:=BIN2DEC([.H122]) * 8" office:value-type="float" office:value="480" calcext:value-type="float">
            <text:p>480</text:p>
          </table:table-cell>
          <table:table-cell table:formula="of:=BIN2DEC([.I122])" office:value-type="float" office:value="3" calcext:value-type="float">
            <text:p>3</text:p>
          </table:table-cell>
          <table:table-cell table:formula="of:=[.J122]+[.K122]" office:value-type="float" office:value="483" calcext:value-type="float">
            <text:p>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BRRR</text:p>
          </table:table-cell>
          <table:table-cell table:formula="of:=BIN2DEC([.H123])" office:value-type="float" office:value="59" calcext:value-type="float">
            <text:p>59</text:p>
          </table:table-cell>
          <table:table-cell table:formula="of:=BIN2DEC([.I123])" office:value-type="float" office:value="7" calcext:value-type="float">
            <text:p>7</text:p>
          </table:table-cell>
          <table:table-cell table:formula="of:=SUBSTITUTE([.A123] ;&quot;F&quot;;&quot;0&quot;)" office:value-type="string" office:string-value="0BBB0BBRRR" calcext:value-type="string">
            <text:p>0BBB0BBRRR</text:p>
          </table:table-cell>
          <table:table-cell table:formula="of:=SUBSTITUTE([.D123];&quot;B&quot;;&quot;1&quot;)" office:value-type="string" office:string-value="0111011RRR" calcext:value-type="string">
            <text:p>0111011RRR</text:p>
          </table:table-cell>
          <table:table-cell table:formula="of:=SUBSTITUTE([.E123];&quot;L&quot;;&quot;0&quot;)" office:value-type="string" office:string-value="0111011RRR" calcext:value-type="string">
            <text:p>0111011RRR</text:p>
          </table:table-cell>
          <table:table-cell table:formula="of:=SUBSTITUTE([.F123];&quot;R&quot;;&quot;1&quot;)" office:value-type="string" office:string-value="0111011111" calcext:value-type="string">
            <text:p>0111011111</text:p>
          </table:table-cell>
          <table:table-cell table:formula="of:=MID([.G123];1;7)" office:value-type="string" office:string-value="0111011" calcext:value-type="string">
            <text:p>0111011</text:p>
          </table:table-cell>
          <table:table-cell table:formula="of:=MID([.G123];8;3)" office:value-type="string" office:string-value="111" calcext:value-type="string">
            <text:p>111</text:p>
          </table:table-cell>
          <table:table-cell table:formula="of:=BIN2DEC([.H123]) * 8" office:value-type="float" office:value="472" calcext:value-type="float">
            <text:p>472</text:p>
          </table:table-cell>
          <table:table-cell table:formula="of:=BIN2DEC([.I123])" office:value-type="float" office:value="7" calcext:value-type="float">
            <text:p>7</text:p>
          </table:table-cell>
          <table:table-cell table:formula="of:=[.J123]+[.K123]" office:value-type="float" office:value="479" calcext:value-type="float">
            <text:p>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FLLR</text:p>
          </table:table-cell>
          <table:table-cell table:formula="of:=BIN2DEC([.H124])" office:value-type="float" office:value="8" calcext:value-type="float">
            <text:p>8</text:p>
          </table:table-cell>
          <table:table-cell table:formula="of:=BIN2DEC([.I124])" office:value-type="float" office:value="1" calcext:value-type="float">
            <text:p>1</text:p>
          </table:table-cell>
          <table:table-cell table:formula="of:=SUBSTITUTE([.A124] ;&quot;F&quot;;&quot;0&quot;)" office:value-type="string" office:string-value="000B000LLR" calcext:value-type="string">
            <text:p>000B000LLR</text:p>
          </table:table-cell>
          <table:table-cell table:formula="of:=SUBSTITUTE([.D124];&quot;B&quot;;&quot;1&quot;)" office:value-type="string" office:string-value="0001000LLR" calcext:value-type="string">
            <text:p>0001000LLR</text:p>
          </table:table-cell>
          <table:table-cell table:formula="of:=SUBSTITUTE([.E124];&quot;L&quot;;&quot;0&quot;)" office:value-type="string" office:string-value="000100000R" calcext:value-type="string">
            <text:p>000100000R</text:p>
          </table:table-cell>
          <table:table-cell table:formula="of:=SUBSTITUTE([.F124];&quot;R&quot;;&quot;1&quot;)" office:value-type="string" office:string-value="0001000001" calcext:value-type="string">
            <text:p>0001000001</text:p>
          </table:table-cell>
          <table:table-cell table:formula="of:=MID([.G124];1;7)" office:value-type="string" office:string-value="0001000" calcext:value-type="string">
            <text:p>0001000</text:p>
          </table:table-cell>
          <table:table-cell table:formula="of:=MID([.G124];8;3)" office:value-type="string" office:string-value="001" calcext:value-type="string">
            <text:p>001</text:p>
          </table:table-cell>
          <table:table-cell table:formula="of:=BIN2DEC([.H124]) * 8" office:value-type="float" office:value="64" calcext:value-type="float">
            <text:p>64</text:p>
          </table:table-cell>
          <table:table-cell table:formula="of:=BIN2DEC([.I124])" office:value-type="float" office:value="1" calcext:value-type="float">
            <text:p>1</text:p>
          </table:table-cell>
          <table:table-cell table:formula="of:=[.J124]+[.K124]"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FLRL</text:p>
          </table:table-cell>
          <table:table-cell table:formula="of:=BIN2DEC([.H125])" office:value-type="float" office:value="102" calcext:value-type="float">
            <text:p>102</text:p>
          </table:table-cell>
          <table:table-cell table:formula="of:=BIN2DEC([.I125])" office:value-type="float" office:value="2" calcext:value-type="float">
            <text:p>2</text:p>
          </table:table-cell>
          <table:table-cell table:formula="of:=SUBSTITUTE([.A125] ;&quot;F&quot;;&quot;0&quot;)" office:value-type="string" office:string-value="BB00BB0LRL" calcext:value-type="string">
            <text:p>BB00BB0LRL</text:p>
          </table:table-cell>
          <table:table-cell table:formula="of:=SUBSTITUTE([.D125];&quot;B&quot;;&quot;1&quot;)" office:value-type="string" office:string-value="1100110LRL" calcext:value-type="string">
            <text:p>1100110LRL</text:p>
          </table:table-cell>
          <table:table-cell table:formula="of:=SUBSTITUTE([.E125];&quot;L&quot;;&quot;0&quot;)" office:value-type="string" office:string-value="11001100R0" calcext:value-type="string">
            <text:p>11001100R0</text:p>
          </table:table-cell>
          <table:table-cell table:formula="of:=SUBSTITUTE([.F125];&quot;R&quot;;&quot;1&quot;)" office:value-type="string" office:string-value="1100110010" calcext:value-type="string">
            <text:p>1100110010</text:p>
          </table:table-cell>
          <table:table-cell table:formula="of:=MID([.G125];1;7)" office:value-type="string" office:string-value="1100110" calcext:value-type="string">
            <text:p>1100110</text:p>
          </table:table-cell>
          <table:table-cell table:formula="of:=MID([.G125];8;3)" office:value-type="string" office:string-value="010" calcext:value-type="string">
            <text:p>010</text:p>
          </table:table-cell>
          <table:table-cell table:formula="of:=BIN2DEC([.H125]) * 8" office:value-type="float" office:value="816" calcext:value-type="float">
            <text:p>816</text:p>
          </table:table-cell>
          <table:table-cell table:formula="of:=BIN2DEC([.I125])" office:value-type="float" office:value="2" calcext:value-type="float">
            <text:p>2</text:p>
          </table:table-cell>
          <table:table-cell table:formula="of:=[.J125]+[.K125]" office:value-type="float" office:value="818" calcext:value-type="float">
            <text:p>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FRLL</text:p>
          </table:table-cell>
          <table:table-cell table:formula="of:=BIN2DEC([.H126])" office:value-type="float" office:value="4" calcext:value-type="float">
            <text:p>4</text:p>
          </table:table-cell>
          <table:table-cell table:formula="of:=BIN2DEC([.I126])" office:value-type="float" office:value="4" calcext:value-type="float">
            <text:p>4</text:p>
          </table:table-cell>
          <table:table-cell table:formula="of:=SUBSTITUTE([.A126] ;&quot;F&quot;;&quot;0&quot;)" office:value-type="string" office:string-value="0000B00RLL" calcext:value-type="string">
            <text:p>0000B00RLL</text:p>
          </table:table-cell>
          <table:table-cell table:formula="of:=SUBSTITUTE([.D126];&quot;B&quot;;&quot;1&quot;)" office:value-type="string" office:string-value="0000100RLL" calcext:value-type="string">
            <text:p>0000100RLL</text:p>
          </table:table-cell>
          <table:table-cell table:formula="of:=SUBSTITUTE([.E126];&quot;L&quot;;&quot;0&quot;)" office:value-type="string" office:string-value="0000100R00" calcext:value-type="string">
            <text:p>0000100R00</text:p>
          </table:table-cell>
          <table:table-cell table:formula="of:=SUBSTITUTE([.F126];&quot;R&quot;;&quot;1&quot;)" office:value-type="string" office:string-value="0000100100" calcext:value-type="string">
            <text:p>0000100100</text:p>
          </table:table-cell>
          <table:table-cell table:formula="of:=MID([.G126];1;7)" office:value-type="string" office:string-value="0000100" calcext:value-type="string">
            <text:p>0000100</text:p>
          </table:table-cell>
          <table:table-cell table:formula="of:=MID([.G126];8;3)" office:value-type="string" office:string-value="100" calcext:value-type="string">
            <text:p>100</text:p>
          </table:table-cell>
          <table:table-cell table:formula="of:=BIN2DEC([.H126]) * 8" office:value-type="float" office:value="32" calcext:value-type="float">
            <text:p>32</text:p>
          </table:table-cell>
          <table:table-cell table:formula="of:=BIN2DEC([.I126])" office:value-type="float" office:value="4" calcext:value-type="float">
            <text:p>4</text:p>
          </table:table-cell>
          <table:table-cell table:formula="of:=[.J126]+[.K126]"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FRRR</text:p>
          </table:table-cell>
          <table:table-cell table:formula="of:=BIN2DEC([.H127])" office:value-type="float" office:value="92" calcext:value-type="float">
            <text:p>92</text:p>
          </table:table-cell>
          <table:table-cell table:formula="of:=BIN2DEC([.I127])" office:value-type="float" office:value="7" calcext:value-type="float">
            <text:p>7</text:p>
          </table:table-cell>
          <table:table-cell table:formula="of:=SUBSTITUTE([.A127] ;&quot;F&quot;;&quot;0&quot;)" office:value-type="string" office:string-value="B0BBB00RRR" calcext:value-type="string">
            <text:p>B0BBB00RRR</text:p>
          </table:table-cell>
          <table:table-cell table:formula="of:=SUBSTITUTE([.D127];&quot;B&quot;;&quot;1&quot;)" office:value-type="string" office:string-value="1011100RRR" calcext:value-type="string">
            <text:p>1011100RRR</text:p>
          </table:table-cell>
          <table:table-cell table:formula="of:=SUBSTITUTE([.E127];&quot;L&quot;;&quot;0&quot;)" office:value-type="string" office:string-value="1011100RRR" calcext:value-type="string">
            <text:p>1011100RRR</text:p>
          </table:table-cell>
          <table:table-cell table:formula="of:=SUBSTITUTE([.F127];&quot;R&quot;;&quot;1&quot;)" office:value-type="string" office:string-value="1011100111" calcext:value-type="string">
            <text:p>1011100111</text:p>
          </table:table-cell>
          <table:table-cell table:formula="of:=MID([.G127];1;7)" office:value-type="string" office:string-value="1011100" calcext:value-type="string">
            <text:p>1011100</text:p>
          </table:table-cell>
          <table:table-cell table:formula="of:=MID([.G127];8;3)" office:value-type="string" office:string-value="111" calcext:value-type="string">
            <text:p>111</text:p>
          </table:table-cell>
          <table:table-cell table:formula="of:=BIN2DEC([.H127]) * 8" office:value-type="float" office:value="736" calcext:value-type="float">
            <text:p>736</text:p>
          </table:table-cell>
          <table:table-cell table:formula="of:=BIN2DEC([.I127])" office:value-type="float" office:value="7" calcext:value-type="float">
            <text:p>7</text:p>
          </table:table-cell>
          <table:table-cell table:formula="of:=[.J127]+[.K127]" office:value-type="float" office:value="743" calcext:value-type="float">
            <text:p>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FRRL</text:p>
          </table:table-cell>
          <table:table-cell table:formula="of:=BIN2DEC([.H128])" office:value-type="float" office:value="66" calcext:value-type="float">
            <text:p>66</text:p>
          </table:table-cell>
          <table:table-cell table:formula="of:=BIN2DEC([.I128])" office:value-type="float" office:value="6" calcext:value-type="float">
            <text:p>6</text:p>
          </table:table-cell>
          <table:table-cell table:formula="of:=SUBSTITUTE([.A128] ;&quot;F&quot;;&quot;0&quot;)" office:value-type="string" office:string-value="B0000B0RRL" calcext:value-type="string">
            <text:p>B0000B0RRL</text:p>
          </table:table-cell>
          <table:table-cell table:formula="of:=SUBSTITUTE([.D128];&quot;B&quot;;&quot;1&quot;)" office:value-type="string" office:string-value="1000010RRL" calcext:value-type="string">
            <text:p>1000010RRL</text:p>
          </table:table-cell>
          <table:table-cell table:formula="of:=SUBSTITUTE([.E128];&quot;L&quot;;&quot;0&quot;)" office:value-type="string" office:string-value="1000010RR0" calcext:value-type="string">
            <text:p>1000010RR0</text:p>
          </table:table-cell>
          <table:table-cell table:formula="of:=SUBSTITUTE([.F128];&quot;R&quot;;&quot;1&quot;)" office:value-type="string" office:string-value="1000010110" calcext:value-type="string">
            <text:p>1000010110</text:p>
          </table:table-cell>
          <table:table-cell table:formula="of:=MID([.G128];1;7)" office:value-type="string" office:string-value="1000010" calcext:value-type="string">
            <text:p>1000010</text:p>
          </table:table-cell>
          <table:table-cell table:formula="of:=MID([.G128];8;3)" office:value-type="string" office:string-value="110" calcext:value-type="string">
            <text:p>110</text:p>
          </table:table-cell>
          <table:table-cell table:formula="of:=BIN2DEC([.H128]) * 8" office:value-type="float" office:value="528" calcext:value-type="float">
            <text:p>528</text:p>
          </table:table-cell>
          <table:table-cell table:formula="of:=BIN2DEC([.I128])" office:value-type="float" office:value="6" calcext:value-type="float">
            <text:p>6</text:p>
          </table:table-cell>
          <table:table-cell table:formula="of:=[.J128]+[.K128]" office:value-type="float" office:value="534" calcext:value-type="float">
            <text:p>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BLLR</text:p>
          </table:table-cell>
          <table:table-cell table:formula="of:=BIN2DEC([.H129])" office:value-type="float" office:value="103" calcext:value-type="float">
            <text:p>103</text:p>
          </table:table-cell>
          <table:table-cell table:formula="of:=BIN2DEC([.I129])" office:value-type="float" office:value="1" calcext:value-type="float">
            <text:p>1</text:p>
          </table:table-cell>
          <table:table-cell table:formula="of:=SUBSTITUTE([.A129] ;&quot;F&quot;;&quot;0&quot;)" office:value-type="string" office:string-value="BB00BBBLLR" calcext:value-type="string">
            <text:p>BB00BBBLLR</text:p>
          </table:table-cell>
          <table:table-cell table:formula="of:=SUBSTITUTE([.D129];&quot;B&quot;;&quot;1&quot;)" office:value-type="string" office:string-value="1100111LLR" calcext:value-type="string">
            <text:p>1100111LLR</text:p>
          </table:table-cell>
          <table:table-cell table:formula="of:=SUBSTITUTE([.E129];&quot;L&quot;;&quot;0&quot;)" office:value-type="string" office:string-value="110011100R" calcext:value-type="string">
            <text:p>110011100R</text:p>
          </table:table-cell>
          <table:table-cell table:formula="of:=SUBSTITUTE([.F129];&quot;R&quot;;&quot;1&quot;)" office:value-type="string" office:string-value="1100111001" calcext:value-type="string">
            <text:p>1100111001</text:p>
          </table:table-cell>
          <table:table-cell table:formula="of:=MID([.G129];1;7)" office:value-type="string" office:string-value="1100111" calcext:value-type="string">
            <text:p>1100111</text:p>
          </table:table-cell>
          <table:table-cell table:formula="of:=MID([.G129];8;3)" office:value-type="string" office:string-value="001" calcext:value-type="string">
            <text:p>001</text:p>
          </table:table-cell>
          <table:table-cell table:formula="of:=BIN2DEC([.H129]) * 8" office:value-type="float" office:value="824" calcext:value-type="float">
            <text:p>824</text:p>
          </table:table-cell>
          <table:table-cell table:formula="of:=BIN2DEC([.I129])" office:value-type="float" office:value="1" calcext:value-type="float">
            <text:p>1</text:p>
          </table:table-cell>
          <table:table-cell table:formula="of:=[.J129]+[.K129]" office:value-type="float" office:value="825" calcext:value-type="float">
            <text:p>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FRRR</text:p>
          </table:table-cell>
          <table:table-cell table:formula="of:=BIN2DEC([.H130])" office:value-type="float" office:value="94" calcext:value-type="float">
            <text:p>94</text:p>
          </table:table-cell>
          <table:table-cell table:formula="of:=BIN2DEC([.I130])" office:value-type="float" office:value="7" calcext:value-type="float">
            <text:p>7</text:p>
          </table:table-cell>
          <table:table-cell table:formula="of:=SUBSTITUTE([.A130] ;&quot;F&quot;;&quot;0&quot;)" office:value-type="string" office:string-value="B0BBBB0RRR" calcext:value-type="string">
            <text:p>B0BBBB0RRR</text:p>
          </table:table-cell>
          <table:table-cell table:formula="of:=SUBSTITUTE([.D130];&quot;B&quot;;&quot;1&quot;)" office:value-type="string" office:string-value="1011110RRR" calcext:value-type="string">
            <text:p>1011110RRR</text:p>
          </table:table-cell>
          <table:table-cell table:formula="of:=SUBSTITUTE([.E130];&quot;L&quot;;&quot;0&quot;)" office:value-type="string" office:string-value="1011110RRR" calcext:value-type="string">
            <text:p>1011110RRR</text:p>
          </table:table-cell>
          <table:table-cell table:formula="of:=SUBSTITUTE([.F130];&quot;R&quot;;&quot;1&quot;)" office:value-type="string" office:string-value="1011110111" calcext:value-type="string">
            <text:p>1011110111</text:p>
          </table:table-cell>
          <table:table-cell table:formula="of:=MID([.G130];1;7)" office:value-type="string" office:string-value="1011110" calcext:value-type="string">
            <text:p>1011110</text:p>
          </table:table-cell>
          <table:table-cell table:formula="of:=MID([.G130];8;3)" office:value-type="string" office:string-value="111" calcext:value-type="string">
            <text:p>111</text:p>
          </table:table-cell>
          <table:table-cell table:formula="of:=BIN2DEC([.H130]) * 8" office:value-type="float" office:value="752" calcext:value-type="float">
            <text:p>752</text:p>
          </table:table-cell>
          <table:table-cell table:formula="of:=BIN2DEC([.I130])" office:value-type="float" office:value="7" calcext:value-type="float">
            <text:p>7</text:p>
          </table:table-cell>
          <table:table-cell table:formula="of:=[.J130]+[.K130]" office:value-type="float" office:value="759" calcext:value-type="float">
            <text:p>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FLLL</text:p>
          </table:table-cell>
          <table:table-cell table:formula="of:=BIN2DEC([.H131])" office:value-type="float" office:value="92" calcext:value-type="float">
            <text:p>92</text:p>
          </table:table-cell>
          <table:table-cell table:formula="of:=BIN2DEC([.I131])" office:value-type="float" office:value="0" calcext:value-type="float">
            <text:p>0</text:p>
          </table:table-cell>
          <table:table-cell table:formula="of:=SUBSTITUTE([.A131] ;&quot;F&quot;;&quot;0&quot;)" office:value-type="string" office:string-value="B0BBB00LLL" calcext:value-type="string">
            <text:p>B0BBB00LLL</text:p>
          </table:table-cell>
          <table:table-cell table:formula="of:=SUBSTITUTE([.D131];&quot;B&quot;;&quot;1&quot;)" office:value-type="string" office:string-value="1011100LLL" calcext:value-type="string">
            <text:p>1011100LLL</text:p>
          </table:table-cell>
          <table:table-cell table:formula="of:=SUBSTITUTE([.E131];&quot;L&quot;;&quot;0&quot;)" office:value-type="string" office:string-value="1011100000" calcext:value-type="string">
            <text:p>1011100000</text:p>
          </table:table-cell>
          <table:table-cell table:formula="of:=SUBSTITUTE([.F131];&quot;R&quot;;&quot;1&quot;)" office:value-type="string" office:string-value="1011100000" calcext:value-type="string">
            <text:p>1011100000</text:p>
          </table:table-cell>
          <table:table-cell table:formula="of:=MID([.G131];1;7)" office:value-type="string" office:string-value="1011100" calcext:value-type="string">
            <text:p>1011100</text:p>
          </table:table-cell>
          <table:table-cell table:formula="of:=MID([.G131];8;3)" office:value-type="string" office:string-value="000" calcext:value-type="string">
            <text:p>000</text:p>
          </table:table-cell>
          <table:table-cell table:formula="of:=BIN2DEC([.H131]) * 8" office:value-type="float" office:value="736" calcext:value-type="float">
            <text:p>736</text:p>
          </table:table-cell>
          <table:table-cell table:formula="of:=BIN2DEC([.I131])" office:value-type="float" office:value="0" calcext:value-type="float">
            <text:p>0</text:p>
          </table:table-cell>
          <table:table-cell table:formula="of:=[.J131]+[.K131]" office:value-type="float" office:value="736" calcext:value-type="float">
            <text:p>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FLRL</text:p>
          </table:table-cell>
          <table:table-cell table:formula="of:=BIN2DEC([.H132])" office:value-type="float" office:value="104" calcext:value-type="float">
            <text:p>104</text:p>
          </table:table-cell>
          <table:table-cell table:formula="of:=BIN2DEC([.I132])" office:value-type="float" office:value="2" calcext:value-type="float">
            <text:p>2</text:p>
          </table:table-cell>
          <table:table-cell table:formula="of:=SUBSTITUTE([.A132] ;&quot;F&quot;;&quot;0&quot;)" office:value-type="string" office:string-value="BB0B000LRL" calcext:value-type="string">
            <text:p>BB0B000LRL</text:p>
          </table:table-cell>
          <table:table-cell table:formula="of:=SUBSTITUTE([.D132];&quot;B&quot;;&quot;1&quot;)" office:value-type="string" office:string-value="1101000LRL" calcext:value-type="string">
            <text:p>1101000LRL</text:p>
          </table:table-cell>
          <table:table-cell table:formula="of:=SUBSTITUTE([.E132];&quot;L&quot;;&quot;0&quot;)" office:value-type="string" office:string-value="11010000R0" calcext:value-type="string">
            <text:p>11010000R0</text:p>
          </table:table-cell>
          <table:table-cell table:formula="of:=SUBSTITUTE([.F132];&quot;R&quot;;&quot;1&quot;)" office:value-type="string" office:string-value="1101000010" calcext:value-type="string">
            <text:p>1101000010</text:p>
          </table:table-cell>
          <table:table-cell table:formula="of:=MID([.G132];1;7)" office:value-type="string" office:string-value="1101000" calcext:value-type="string">
            <text:p>1101000</text:p>
          </table:table-cell>
          <table:table-cell table:formula="of:=MID([.G132];8;3)" office:value-type="string" office:string-value="010" calcext:value-type="string">
            <text:p>010</text:p>
          </table:table-cell>
          <table:table-cell table:formula="of:=BIN2DEC([.H132]) * 8" office:value-type="float" office:value="832" calcext:value-type="float">
            <text:p>832</text:p>
          </table:table-cell>
          <table:table-cell table:formula="of:=BIN2DEC([.I132])" office:value-type="float" office:value="2" calcext:value-type="float">
            <text:p>2</text:p>
          </table:table-cell>
          <table:table-cell table:formula="of:=[.J132]+[.K132]" office:value-type="float" office:value="834" calcext:value-type="float">
            <text:p>8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BRRL</text:p>
          </table:table-cell>
          <table:table-cell table:formula="of:=BIN2DEC([.H133])" office:value-type="float" office:value="113" calcext:value-type="float">
            <text:p>113</text:p>
          </table:table-cell>
          <table:table-cell table:formula="of:=BIN2DEC([.I133])" office:value-type="float" office:value="6" calcext:value-type="float">
            <text:p>6</text:p>
          </table:table-cell>
          <table:table-cell table:formula="of:=SUBSTITUTE([.A133] ;&quot;F&quot;;&quot;0&quot;)" office:value-type="string" office:string-value="BBB000BRRL" calcext:value-type="string">
            <text:p>BBB000BRRL</text:p>
          </table:table-cell>
          <table:table-cell table:formula="of:=SUBSTITUTE([.D133];&quot;B&quot;;&quot;1&quot;)" office:value-type="string" office:string-value="1110001RRL" calcext:value-type="string">
            <text:p>1110001RRL</text:p>
          </table:table-cell>
          <table:table-cell table:formula="of:=SUBSTITUTE([.E133];&quot;L&quot;;&quot;0&quot;)" office:value-type="string" office:string-value="1110001RR0" calcext:value-type="string">
            <text:p>1110001RR0</text:p>
          </table:table-cell>
          <table:table-cell table:formula="of:=SUBSTITUTE([.F133];&quot;R&quot;;&quot;1&quot;)" office:value-type="string" office:string-value="1110001110" calcext:value-type="string">
            <text:p>1110001110</text:p>
          </table:table-cell>
          <table:table-cell table:formula="of:=MID([.G133];1;7)" office:value-type="string" office:string-value="1110001" calcext:value-type="string">
            <text:p>1110001</text:p>
          </table:table-cell>
          <table:table-cell table:formula="of:=MID([.G133];8;3)" office:value-type="string" office:string-value="110" calcext:value-type="string">
            <text:p>110</text:p>
          </table:table-cell>
          <table:table-cell table:formula="of:=BIN2DEC([.H133]) * 8" office:value-type="float" office:value="904" calcext:value-type="float">
            <text:p>904</text:p>
          </table:table-cell>
          <table:table-cell table:formula="of:=BIN2DEC([.I133])" office:value-type="float" office:value="6" calcext:value-type="float">
            <text:p>6</text:p>
          </table:table-cell>
          <table:table-cell table:formula="of:=[.J133]+[.K133]" office:value-type="float" office:value="910" calcext:value-type="float">
            <text:p>9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BRLL</text:p>
          </table:table-cell>
          <table:table-cell table:formula="of:=BIN2DEC([.H134])" office:value-type="float" office:value="121" calcext:value-type="float">
            <text:p>121</text:p>
          </table:table-cell>
          <table:table-cell table:formula="of:=BIN2DEC([.I134])" office:value-type="float" office:value="4" calcext:value-type="float">
            <text:p>4</text:p>
          </table:table-cell>
          <table:table-cell table:formula="of:=SUBSTITUTE([.A134] ;&quot;F&quot;;&quot;0&quot;)" office:value-type="string" office:string-value="BBBB00BRLL" calcext:value-type="string">
            <text:p>BBBB00BRLL</text:p>
          </table:table-cell>
          <table:table-cell table:formula="of:=SUBSTITUTE([.D134];&quot;B&quot;;&quot;1&quot;)" office:value-type="string" office:string-value="1111001RLL" calcext:value-type="string">
            <text:p>1111001RLL</text:p>
          </table:table-cell>
          <table:table-cell table:formula="of:=SUBSTITUTE([.E134];&quot;L&quot;;&quot;0&quot;)" office:value-type="string" office:string-value="1111001R00" calcext:value-type="string">
            <text:p>1111001R00</text:p>
          </table:table-cell>
          <table:table-cell table:formula="of:=SUBSTITUTE([.F134];&quot;R&quot;;&quot;1&quot;)" office:value-type="string" office:string-value="1111001100" calcext:value-type="string">
            <text:p>1111001100</text:p>
          </table:table-cell>
          <table:table-cell table:formula="of:=MID([.G134];1;7)" office:value-type="string" office:string-value="1111001" calcext:value-type="string">
            <text:p>1111001</text:p>
          </table:table-cell>
          <table:table-cell table:formula="of:=MID([.G134];8;3)" office:value-type="string" office:string-value="100" calcext:value-type="string">
            <text:p>100</text:p>
          </table:table-cell>
          <table:table-cell table:formula="of:=BIN2DEC([.H134]) * 8" office:value-type="float" office:value="968" calcext:value-type="float">
            <text:p>968</text:p>
          </table:table-cell>
          <table:table-cell table:formula="of:=BIN2DEC([.I134])" office:value-type="float" office:value="4" calcext:value-type="float">
            <text:p>4</text:p>
          </table:table-cell>
          <table:table-cell table:formula="of:=[.J134]+[.K134]" office:value-type="float" office:value="972" calcext:value-type="float">
            <text:p>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FLRL</text:p>
          </table:table-cell>
          <table:table-cell table:formula="of:=BIN2DEC([.H135])" office:value-type="float" office:value="32" calcext:value-type="float">
            <text:p>32</text:p>
          </table:table-cell>
          <table:table-cell table:formula="of:=BIN2DEC([.I135])" office:value-type="float" office:value="2" calcext:value-type="float">
            <text:p>2</text:p>
          </table:table-cell>
          <table:table-cell table:formula="of:=SUBSTITUTE([.A135] ;&quot;F&quot;;&quot;0&quot;)" office:value-type="string" office:string-value="0B00000LRL" calcext:value-type="string">
            <text:p>0B00000LRL</text:p>
          </table:table-cell>
          <table:table-cell table:formula="of:=SUBSTITUTE([.D135];&quot;B&quot;;&quot;1&quot;)" office:value-type="string" office:string-value="0100000LRL" calcext:value-type="string">
            <text:p>0100000LRL</text:p>
          </table:table-cell>
          <table:table-cell table:formula="of:=SUBSTITUTE([.E135];&quot;L&quot;;&quot;0&quot;)" office:value-type="string" office:string-value="01000000R0" calcext:value-type="string">
            <text:p>01000000R0</text:p>
          </table:table-cell>
          <table:table-cell table:formula="of:=SUBSTITUTE([.F135];&quot;R&quot;;&quot;1&quot;)" office:value-type="string" office:string-value="0100000010" calcext:value-type="string">
            <text:p>0100000010</text:p>
          </table:table-cell>
          <table:table-cell table:formula="of:=MID([.G135];1;7)" office:value-type="string" office:string-value="0100000" calcext:value-type="string">
            <text:p>0100000</text:p>
          </table:table-cell>
          <table:table-cell table:formula="of:=MID([.G135];8;3)" office:value-type="string" office:string-value="010" calcext:value-type="string">
            <text:p>010</text:p>
          </table:table-cell>
          <table:table-cell table:formula="of:=BIN2DEC([.H135]) * 8" office:value-type="float" office:value="256" calcext:value-type="float">
            <text:p>256</text:p>
          </table:table-cell>
          <table:table-cell table:formula="of:=BIN2DEC([.I135])" office:value-type="float" office:value="2" calcext:value-type="float">
            <text:p>2</text:p>
          </table:table-cell>
          <table:table-cell table:formula="of:=[.J135]+[.K135]" office:value-type="float" office:value="258" calcext:value-type="float">
            <text:p>2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FLLR</text:p>
          </table:table-cell>
          <table:table-cell table:formula="of:=BIN2DEC([.H136])" office:value-type="float" office:value="70" calcext:value-type="float">
            <text:p>70</text:p>
          </table:table-cell>
          <table:table-cell table:formula="of:=BIN2DEC([.I136])" office:value-type="float" office:value="1" calcext:value-type="float">
            <text:p>1</text:p>
          </table:table-cell>
          <table:table-cell table:formula="of:=SUBSTITUTE([.A136] ;&quot;F&quot;;&quot;0&quot;)" office:value-type="string" office:string-value="B000BB0LLR" calcext:value-type="string">
            <text:p>B000BB0LLR</text:p>
          </table:table-cell>
          <table:table-cell table:formula="of:=SUBSTITUTE([.D136];&quot;B&quot;;&quot;1&quot;)" office:value-type="string" office:string-value="1000110LLR" calcext:value-type="string">
            <text:p>1000110LLR</text:p>
          </table:table-cell>
          <table:table-cell table:formula="of:=SUBSTITUTE([.E136];&quot;L&quot;;&quot;0&quot;)" office:value-type="string" office:string-value="100011000R" calcext:value-type="string">
            <text:p>100011000R</text:p>
          </table:table-cell>
          <table:table-cell table:formula="of:=SUBSTITUTE([.F136];&quot;R&quot;;&quot;1&quot;)" office:value-type="string" office:string-value="1000110001" calcext:value-type="string">
            <text:p>1000110001</text:p>
          </table:table-cell>
          <table:table-cell table:formula="of:=MID([.G136];1;7)" office:value-type="string" office:string-value="1000110" calcext:value-type="string">
            <text:p>1000110</text:p>
          </table:table-cell>
          <table:table-cell table:formula="of:=MID([.G136];8;3)" office:value-type="string" office:string-value="001" calcext:value-type="string">
            <text:p>001</text:p>
          </table:table-cell>
          <table:table-cell table:formula="of:=BIN2DEC([.H136]) * 8" office:value-type="float" office:value="560" calcext:value-type="float">
            <text:p>560</text:p>
          </table:table-cell>
          <table:table-cell table:formula="of:=BIN2DEC([.I136])" office:value-type="float" office:value="1" calcext:value-type="float">
            <text:p>1</text:p>
          </table:table-cell>
          <table:table-cell table:formula="of:=[.J136]+[.K136]" office:value-type="float" office:value="561" calcext:value-type="float">
            <text:p>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FRRL</text:p>
          </table:table-cell>
          <table:table-cell table:formula="of:=BIN2DEC([.H137])" office:value-type="float" office:value="6" calcext:value-type="float">
            <text:p>6</text:p>
          </table:table-cell>
          <table:table-cell table:formula="of:=BIN2DEC([.I137])" office:value-type="float" office:value="6" calcext:value-type="float">
            <text:p>6</text:p>
          </table:table-cell>
          <table:table-cell table:formula="of:=SUBSTITUTE([.A137] ;&quot;F&quot;;&quot;0&quot;)" office:value-type="string" office:string-value="0000BB0RRL" calcext:value-type="string">
            <text:p>0000BB0RRL</text:p>
          </table:table-cell>
          <table:table-cell table:formula="of:=SUBSTITUTE([.D137];&quot;B&quot;;&quot;1&quot;)" office:value-type="string" office:string-value="0000110RRL" calcext:value-type="string">
            <text:p>0000110RRL</text:p>
          </table:table-cell>
          <table:table-cell table:formula="of:=SUBSTITUTE([.E137];&quot;L&quot;;&quot;0&quot;)" office:value-type="string" office:string-value="0000110RR0" calcext:value-type="string">
            <text:p>0000110RR0</text:p>
          </table:table-cell>
          <table:table-cell table:formula="of:=SUBSTITUTE([.F137];&quot;R&quot;;&quot;1&quot;)" office:value-type="string" office:string-value="0000110110" calcext:value-type="string">
            <text:p>0000110110</text:p>
          </table:table-cell>
          <table:table-cell table:formula="of:=MID([.G137];1;7)" office:value-type="string" office:string-value="0000110" calcext:value-type="string">
            <text:p>0000110</text:p>
          </table:table-cell>
          <table:table-cell table:formula="of:=MID([.G137];8;3)" office:value-type="string" office:string-value="110" calcext:value-type="string">
            <text:p>110</text:p>
          </table:table-cell>
          <table:table-cell table:formula="of:=BIN2DEC([.H137]) * 8" office:value-type="float" office:value="48" calcext:value-type="float">
            <text:p>48</text:p>
          </table:table-cell>
          <table:table-cell table:formula="of:=BIN2DEC([.I137])" office:value-type="float" office:value="6" calcext:value-type="float">
            <text:p>6</text:p>
          </table:table-cell>
          <table:table-cell table:formula="of:=[.J137]+[.K137]" office:value-type="float" office:value="54" calcext:value-type="float">
            <text:p>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BLLR</text:p>
          </table:table-cell>
          <table:table-cell table:formula="of:=BIN2DEC([.H138])" office:value-type="float" office:value="101" calcext:value-type="float">
            <text:p>101</text:p>
          </table:table-cell>
          <table:table-cell table:formula="of:=BIN2DEC([.I138])" office:value-type="float" office:value="1" calcext:value-type="float">
            <text:p>1</text:p>
          </table:table-cell>
          <table:table-cell table:formula="of:=SUBSTITUTE([.A138] ;&quot;F&quot;;&quot;0&quot;)" office:value-type="string" office:string-value="BB00B0BLLR" calcext:value-type="string">
            <text:p>BB00B0BLLR</text:p>
          </table:table-cell>
          <table:table-cell table:formula="of:=SUBSTITUTE([.D138];&quot;B&quot;;&quot;1&quot;)" office:value-type="string" office:string-value="1100101LLR" calcext:value-type="string">
            <text:p>1100101LLR</text:p>
          </table:table-cell>
          <table:table-cell table:formula="of:=SUBSTITUTE([.E138];&quot;L&quot;;&quot;0&quot;)" office:value-type="string" office:string-value="110010100R" calcext:value-type="string">
            <text:p>110010100R</text:p>
          </table:table-cell>
          <table:table-cell table:formula="of:=SUBSTITUTE([.F138];&quot;R&quot;;&quot;1&quot;)" office:value-type="string" office:string-value="1100101001" calcext:value-type="string">
            <text:p>1100101001</text:p>
          </table:table-cell>
          <table:table-cell table:formula="of:=MID([.G138];1;7)" office:value-type="string" office:string-value="1100101" calcext:value-type="string">
            <text:p>1100101</text:p>
          </table:table-cell>
          <table:table-cell table:formula="of:=MID([.G138];8;3)" office:value-type="string" office:string-value="001" calcext:value-type="string">
            <text:p>001</text:p>
          </table:table-cell>
          <table:table-cell table:formula="of:=BIN2DEC([.H138]) * 8" office:value-type="float" office:value="808" calcext:value-type="float">
            <text:p>808</text:p>
          </table:table-cell>
          <table:table-cell table:formula="of:=BIN2DEC([.I138])" office:value-type="float" office:value="1" calcext:value-type="float">
            <text:p>1</text:p>
          </table:table-cell>
          <table:table-cell table:formula="of:=[.J138]+[.K138]" office:value-type="float" office:value="809" calcext:value-type="float">
            <text:p>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FRRL</text:p>
          </table:table-cell>
          <table:table-cell table:formula="of:=BIN2DEC([.H139])" office:value-type="float" office:value="76" calcext:value-type="float">
            <text:p>76</text:p>
          </table:table-cell>
          <table:table-cell table:formula="of:=BIN2DEC([.I139])" office:value-type="float" office:value="6" calcext:value-type="float">
            <text:p>6</text:p>
          </table:table-cell>
          <table:table-cell table:formula="of:=SUBSTITUTE([.A139] ;&quot;F&quot;;&quot;0&quot;)" office:value-type="string" office:string-value="B00BB00RRL" calcext:value-type="string">
            <text:p>B00BB00RRL</text:p>
          </table:table-cell>
          <table:table-cell table:formula="of:=SUBSTITUTE([.D139];&quot;B&quot;;&quot;1&quot;)" office:value-type="string" office:string-value="1001100RRL" calcext:value-type="string">
            <text:p>1001100RRL</text:p>
          </table:table-cell>
          <table:table-cell table:formula="of:=SUBSTITUTE([.E139];&quot;L&quot;;&quot;0&quot;)" office:value-type="string" office:string-value="1001100RR0" calcext:value-type="string">
            <text:p>1001100RR0</text:p>
          </table:table-cell>
          <table:table-cell table:formula="of:=SUBSTITUTE([.F139];&quot;R&quot;;&quot;1&quot;)" office:value-type="string" office:string-value="1001100110" calcext:value-type="string">
            <text:p>1001100110</text:p>
          </table:table-cell>
          <table:table-cell table:formula="of:=MID([.G139];1;7)" office:value-type="string" office:string-value="1001100" calcext:value-type="string">
            <text:p>1001100</text:p>
          </table:table-cell>
          <table:table-cell table:formula="of:=MID([.G139];8;3)" office:value-type="string" office:string-value="110" calcext:value-type="string">
            <text:p>110</text:p>
          </table:table-cell>
          <table:table-cell table:formula="of:=BIN2DEC([.H139]) * 8" office:value-type="float" office:value="608" calcext:value-type="float">
            <text:p>608</text:p>
          </table:table-cell>
          <table:table-cell table:formula="of:=BIN2DEC([.I139])" office:value-type="float" office:value="6" calcext:value-type="float">
            <text:p>6</text:p>
          </table:table-cell>
          <table:table-cell table:formula="of:=[.J139]+[.K139]" office:value-type="float" office:value="614" calcext:value-type="float">
            <text:p>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BLLL</text:p>
          </table:table-cell>
          <table:table-cell table:formula="of:=BIN2DEC([.H140])" office:value-type="float" office:value="115" calcext:value-type="float">
            <text:p>115</text:p>
          </table:table-cell>
          <table:table-cell table:formula="of:=BIN2DEC([.I140])" office:value-type="float" office:value="0" calcext:value-type="float">
            <text:p>0</text:p>
          </table:table-cell>
          <table:table-cell table:formula="of:=SUBSTITUTE([.A140] ;&quot;F&quot;;&quot;0&quot;)" office:value-type="string" office:string-value="BBB00BBLLL" calcext:value-type="string">
            <text:p>BBB00BBLLL</text:p>
          </table:table-cell>
          <table:table-cell table:formula="of:=SUBSTITUTE([.D140];&quot;B&quot;;&quot;1&quot;)" office:value-type="string" office:string-value="1110011LLL" calcext:value-type="string">
            <text:p>1110011LLL</text:p>
          </table:table-cell>
          <table:table-cell table:formula="of:=SUBSTITUTE([.E140];&quot;L&quot;;&quot;0&quot;)" office:value-type="string" office:string-value="1110011000" calcext:value-type="string">
            <text:p>1110011000</text:p>
          </table:table-cell>
          <table:table-cell table:formula="of:=SUBSTITUTE([.F140];&quot;R&quot;;&quot;1&quot;)" office:value-type="string" office:string-value="1110011000" calcext:value-type="string">
            <text:p>1110011000</text:p>
          </table:table-cell>
          <table:table-cell table:formula="of:=MID([.G140];1;7)" office:value-type="string" office:string-value="1110011" calcext:value-type="string">
            <text:p>1110011</text:p>
          </table:table-cell>
          <table:table-cell table:formula="of:=MID([.G140];8;3)" office:value-type="string" office:string-value="000" calcext:value-type="string">
            <text:p>000</text:p>
          </table:table-cell>
          <table:table-cell table:formula="of:=BIN2DEC([.H140]) * 8" office:value-type="float" office:value="920" calcext:value-type="float">
            <text:p>920</text:p>
          </table:table-cell>
          <table:table-cell table:formula="of:=BIN2DEC([.I140])" office:value-type="float" office:value="0" calcext:value-type="float">
            <text:p>0</text:p>
          </table:table-cell>
          <table:table-cell table:formula="of:=[.J140]+[.K140]" office:value-type="float" office:value="920" calcext:value-type="float">
            <text:p>9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FLLL</text:p>
          </table:table-cell>
          <table:table-cell table:formula="of:=BIN2DEC([.H141])" office:value-type="float" office:value="74" calcext:value-type="float">
            <text:p>74</text:p>
          </table:table-cell>
          <table:table-cell table:formula="of:=BIN2DEC([.I141])" office:value-type="float" office:value="0" calcext:value-type="float">
            <text:p>0</text:p>
          </table:table-cell>
          <table:table-cell table:formula="of:=SUBSTITUTE([.A141] ;&quot;F&quot;;&quot;0&quot;)" office:value-type="string" office:string-value="B00B0B0LLL" calcext:value-type="string">
            <text:p>B00B0B0LLL</text:p>
          </table:table-cell>
          <table:table-cell table:formula="of:=SUBSTITUTE([.D141];&quot;B&quot;;&quot;1&quot;)" office:value-type="string" office:string-value="1001010LLL" calcext:value-type="string">
            <text:p>1001010LLL</text:p>
          </table:table-cell>
          <table:table-cell table:formula="of:=SUBSTITUTE([.E141];&quot;L&quot;;&quot;0&quot;)" office:value-type="string" office:string-value="1001010000" calcext:value-type="string">
            <text:p>1001010000</text:p>
          </table:table-cell>
          <table:table-cell table:formula="of:=SUBSTITUTE([.F141];&quot;R&quot;;&quot;1&quot;)" office:value-type="string" office:string-value="1001010000" calcext:value-type="string">
            <text:p>1001010000</text:p>
          </table:table-cell>
          <table:table-cell table:formula="of:=MID([.G141];1;7)" office:value-type="string" office:string-value="1001010" calcext:value-type="string">
            <text:p>1001010</text:p>
          </table:table-cell>
          <table:table-cell table:formula="of:=MID([.G141];8;3)" office:value-type="string" office:string-value="000" calcext:value-type="string">
            <text:p>000</text:p>
          </table:table-cell>
          <table:table-cell table:formula="of:=BIN2DEC([.H141]) * 8" office:value-type="float" office:value="592" calcext:value-type="float">
            <text:p>592</text:p>
          </table:table-cell>
          <table:table-cell table:formula="of:=BIN2DEC([.I141])" office:value-type="float" office:value="0" calcext:value-type="float">
            <text:p>0</text:p>
          </table:table-cell>
          <table:table-cell table:formula="of:=[.J141]+[.K141]" office:value-type="float" office:value="592" calcext:value-type="float">
            <text:p>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BRRL</text:p>
          </table:table-cell>
          <table:table-cell table:formula="of:=BIN2DEC([.H142])" office:value-type="float" office:value="85" calcext:value-type="float">
            <text:p>85</text:p>
          </table:table-cell>
          <table:table-cell table:formula="of:=BIN2DEC([.I142])" office:value-type="float" office:value="6" calcext:value-type="float">
            <text:p>6</text:p>
          </table:table-cell>
          <table:table-cell table:formula="of:=SUBSTITUTE([.A142] ;&quot;F&quot;;&quot;0&quot;)" office:value-type="string" office:string-value="B0B0B0BRRL" calcext:value-type="string">
            <text:p>B0B0B0BRRL</text:p>
          </table:table-cell>
          <table:table-cell table:formula="of:=SUBSTITUTE([.D142];&quot;B&quot;;&quot;1&quot;)" office:value-type="string" office:string-value="1010101RRL" calcext:value-type="string">
            <text:p>1010101RRL</text:p>
          </table:table-cell>
          <table:table-cell table:formula="of:=SUBSTITUTE([.E142];&quot;L&quot;;&quot;0&quot;)" office:value-type="string" office:string-value="1010101RR0" calcext:value-type="string">
            <text:p>1010101RR0</text:p>
          </table:table-cell>
          <table:table-cell table:formula="of:=SUBSTITUTE([.F142];&quot;R&quot;;&quot;1&quot;)" office:value-type="string" office:string-value="1010101110" calcext:value-type="string">
            <text:p>1010101110</text:p>
          </table:table-cell>
          <table:table-cell table:formula="of:=MID([.G142];1;7)" office:value-type="string" office:string-value="1010101" calcext:value-type="string">
            <text:p>1010101</text:p>
          </table:table-cell>
          <table:table-cell table:formula="of:=MID([.G142];8;3)" office:value-type="string" office:string-value="110" calcext:value-type="string">
            <text:p>110</text:p>
          </table:table-cell>
          <table:table-cell table:formula="of:=BIN2DEC([.H142]) * 8" office:value-type="float" office:value="680" calcext:value-type="float">
            <text:p>680</text:p>
          </table:table-cell>
          <table:table-cell table:formula="of:=BIN2DEC([.I142])" office:value-type="float" office:value="6" calcext:value-type="float">
            <text:p>6</text:p>
          </table:table-cell>
          <table:table-cell table:formula="of:=[.J142]+[.K142]" office:value-type="float" office:value="686" calcext:value-type="float">
            <text:p>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BRRL</text:p>
          </table:table-cell>
          <table:table-cell table:formula="of:=BIN2DEC([.H143])" office:value-type="float" office:value="97" calcext:value-type="float">
            <text:p>97</text:p>
          </table:table-cell>
          <table:table-cell table:formula="of:=BIN2DEC([.I143])" office:value-type="float" office:value="6" calcext:value-type="float">
            <text:p>6</text:p>
          </table:table-cell>
          <table:table-cell table:formula="of:=SUBSTITUTE([.A143] ;&quot;F&quot;;&quot;0&quot;)" office:value-type="string" office:string-value="BB0000BRRL" calcext:value-type="string">
            <text:p>BB0000BRRL</text:p>
          </table:table-cell>
          <table:table-cell table:formula="of:=SUBSTITUTE([.D143];&quot;B&quot;;&quot;1&quot;)" office:value-type="string" office:string-value="1100001RRL" calcext:value-type="string">
            <text:p>1100001RRL</text:p>
          </table:table-cell>
          <table:table-cell table:formula="of:=SUBSTITUTE([.E143];&quot;L&quot;;&quot;0&quot;)" office:value-type="string" office:string-value="1100001RR0" calcext:value-type="string">
            <text:p>1100001RR0</text:p>
          </table:table-cell>
          <table:table-cell table:formula="of:=SUBSTITUTE([.F143];&quot;R&quot;;&quot;1&quot;)" office:value-type="string" office:string-value="1100001110" calcext:value-type="string">
            <text:p>1100001110</text:p>
          </table:table-cell>
          <table:table-cell table:formula="of:=MID([.G143];1;7)" office:value-type="string" office:string-value="1100001" calcext:value-type="string">
            <text:p>1100001</text:p>
          </table:table-cell>
          <table:table-cell table:formula="of:=MID([.G143];8;3)" office:value-type="string" office:string-value="110" calcext:value-type="string">
            <text:p>110</text:p>
          </table:table-cell>
          <table:table-cell table:formula="of:=BIN2DEC([.H143]) * 8" office:value-type="float" office:value="776" calcext:value-type="float">
            <text:p>776</text:p>
          </table:table-cell>
          <table:table-cell table:formula="of:=BIN2DEC([.I143])" office:value-type="float" office:value="6" calcext:value-type="float">
            <text:p>6</text:p>
          </table:table-cell>
          <table:table-cell table:formula="of:=[.J143]+[.K143]" office:value-type="float" office:value="782" calcext:value-type="float">
            <text:p>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FRRR</text:p>
          </table:table-cell>
          <table:table-cell table:formula="of:=BIN2DEC([.H144])" office:value-type="float" office:value="58" calcext:value-type="float">
            <text:p>58</text:p>
          </table:table-cell>
          <table:table-cell table:formula="of:=BIN2DEC([.I144])" office:value-type="float" office:value="7" calcext:value-type="float">
            <text:p>7</text:p>
          </table:table-cell>
          <table:table-cell table:formula="of:=SUBSTITUTE([.A144] ;&quot;F&quot;;&quot;0&quot;)" office:value-type="string" office:string-value="0BBB0B0RRR" calcext:value-type="string">
            <text:p>0BBB0B0RRR</text:p>
          </table:table-cell>
          <table:table-cell table:formula="of:=SUBSTITUTE([.D144];&quot;B&quot;;&quot;1&quot;)" office:value-type="string" office:string-value="0111010RRR" calcext:value-type="string">
            <text:p>0111010RRR</text:p>
          </table:table-cell>
          <table:table-cell table:formula="of:=SUBSTITUTE([.E144];&quot;L&quot;;&quot;0&quot;)" office:value-type="string" office:string-value="0111010RRR" calcext:value-type="string">
            <text:p>0111010RRR</text:p>
          </table:table-cell>
          <table:table-cell table:formula="of:=SUBSTITUTE([.F144];&quot;R&quot;;&quot;1&quot;)" office:value-type="string" office:string-value="0111010111" calcext:value-type="string">
            <text:p>0111010111</text:p>
          </table:table-cell>
          <table:table-cell table:formula="of:=MID([.G144];1;7)" office:value-type="string" office:string-value="0111010" calcext:value-type="string">
            <text:p>0111010</text:p>
          </table:table-cell>
          <table:table-cell table:formula="of:=MID([.G144];8;3)" office:value-type="string" office:string-value="111" calcext:value-type="string">
            <text:p>111</text:p>
          </table:table-cell>
          <table:table-cell table:formula="of:=BIN2DEC([.H144]) * 8" office:value-type="float" office:value="464" calcext:value-type="float">
            <text:p>464</text:p>
          </table:table-cell>
          <table:table-cell table:formula="of:=BIN2DEC([.I144])" office:value-type="float" office:value="7" calcext:value-type="float">
            <text:p>7</text:p>
          </table:table-cell>
          <table:table-cell table:formula="of:=[.J144]+[.K144]" office:value-type="float" office:value="471" calcext:value-type="float">
            <text:p>4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FRLR</text:p>
          </table:table-cell>
          <table:table-cell table:formula="of:=BIN2DEC([.H145])" office:value-type="float" office:value="22" calcext:value-type="float">
            <text:p>22</text:p>
          </table:table-cell>
          <table:table-cell table:formula="of:=BIN2DEC([.I145])" office:value-type="float" office:value="5" calcext:value-type="float">
            <text:p>5</text:p>
          </table:table-cell>
          <table:table-cell table:formula="of:=SUBSTITUTE([.A145] ;&quot;F&quot;;&quot;0&quot;)" office:value-type="string" office:string-value="00B0BB0RLR" calcext:value-type="string">
            <text:p>00B0BB0RLR</text:p>
          </table:table-cell>
          <table:table-cell table:formula="of:=SUBSTITUTE([.D145];&quot;B&quot;;&quot;1&quot;)" office:value-type="string" office:string-value="0010110RLR" calcext:value-type="string">
            <text:p>0010110RLR</text:p>
          </table:table-cell>
          <table:table-cell table:formula="of:=SUBSTITUTE([.E145];&quot;L&quot;;&quot;0&quot;)" office:value-type="string" office:string-value="0010110R0R" calcext:value-type="string">
            <text:p>0010110R0R</text:p>
          </table:table-cell>
          <table:table-cell table:formula="of:=SUBSTITUTE([.F145];&quot;R&quot;;&quot;1&quot;)" office:value-type="string" office:string-value="0010110101" calcext:value-type="string">
            <text:p>0010110101</text:p>
          </table:table-cell>
          <table:table-cell table:formula="of:=MID([.G145];1;7)" office:value-type="string" office:string-value="0010110" calcext:value-type="string">
            <text:p>0010110</text:p>
          </table:table-cell>
          <table:table-cell table:formula="of:=MID([.G145];8;3)" office:value-type="string" office:string-value="101" calcext:value-type="string">
            <text:p>101</text:p>
          </table:table-cell>
          <table:table-cell table:formula="of:=BIN2DEC([.H145]) * 8" office:value-type="float" office:value="176" calcext:value-type="float">
            <text:p>176</text:p>
          </table:table-cell>
          <table:table-cell table:formula="of:=BIN2DEC([.I145])" office:value-type="float" office:value="5" calcext:value-type="float">
            <text:p>5</text:p>
          </table:table-cell>
          <table:table-cell table:formula="of:=[.J145]+[.K145]" office:value-type="float" office:value="181" calcext:value-type="float">
            <text:p>1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BLRR</text:p>
          </table:table-cell>
          <table:table-cell table:formula="of:=BIN2DEC([.H146])" office:value-type="float" office:value="15" calcext:value-type="float">
            <text:p>15</text:p>
          </table:table-cell>
          <table:table-cell table:formula="of:=BIN2DEC([.I146])" office:value-type="float" office:value="3" calcext:value-type="float">
            <text:p>3</text:p>
          </table:table-cell>
          <table:table-cell table:formula="of:=SUBSTITUTE([.A146] ;&quot;F&quot;;&quot;0&quot;)" office:value-type="string" office:string-value="000BBBBLRR" calcext:value-type="string">
            <text:p>000BBBBLRR</text:p>
          </table:table-cell>
          <table:table-cell table:formula="of:=SUBSTITUTE([.D146];&quot;B&quot;;&quot;1&quot;)" office:value-type="string" office:string-value="0001111LRR" calcext:value-type="string">
            <text:p>0001111LRR</text:p>
          </table:table-cell>
          <table:table-cell table:formula="of:=SUBSTITUTE([.E146];&quot;L&quot;;&quot;0&quot;)" office:value-type="string" office:string-value="00011110RR" calcext:value-type="string">
            <text:p>00011110RR</text:p>
          </table:table-cell>
          <table:table-cell table:formula="of:=SUBSTITUTE([.F146];&quot;R&quot;;&quot;1&quot;)" office:value-type="string" office:string-value="0001111011" calcext:value-type="string">
            <text:p>0001111011</text:p>
          </table:table-cell>
          <table:table-cell table:formula="of:=MID([.G146];1;7)" office:value-type="string" office:string-value="0001111" calcext:value-type="string">
            <text:p>0001111</text:p>
          </table:table-cell>
          <table:table-cell table:formula="of:=MID([.G146];8;3)" office:value-type="string" office:string-value="011" calcext:value-type="string">
            <text:p>011</text:p>
          </table:table-cell>
          <table:table-cell table:formula="of:=BIN2DEC([.H146]) * 8" office:value-type="float" office:value="120" calcext:value-type="float">
            <text:p>120</text:p>
          </table:table-cell>
          <table:table-cell table:formula="of:=BIN2DEC([.I146])" office:value-type="float" office:value="3" calcext:value-type="float">
            <text:p>3</text:p>
          </table:table-cell>
          <table:table-cell table:formula="of:=[.J146]+[.K146]" office:value-type="float" office:value="123" calcext:value-type="float">
            <text:p>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BRRL</text:p>
          </table:table-cell>
          <table:table-cell table:formula="of:=BIN2DEC([.H147])" office:value-type="float" office:value="27" calcext:value-type="float">
            <text:p>27</text:p>
          </table:table-cell>
          <table:table-cell table:formula="of:=BIN2DEC([.I147])" office:value-type="float" office:value="6" calcext:value-type="float">
            <text:p>6</text:p>
          </table:table-cell>
          <table:table-cell table:formula="of:=SUBSTITUTE([.A147] ;&quot;F&quot;;&quot;0&quot;)" office:value-type="string" office:string-value="00BB0BBRRL" calcext:value-type="string">
            <text:p>00BB0BBRRL</text:p>
          </table:table-cell>
          <table:table-cell table:formula="of:=SUBSTITUTE([.D147];&quot;B&quot;;&quot;1&quot;)" office:value-type="string" office:string-value="0011011RRL" calcext:value-type="string">
            <text:p>0011011RRL</text:p>
          </table:table-cell>
          <table:table-cell table:formula="of:=SUBSTITUTE([.E147];&quot;L&quot;;&quot;0&quot;)" office:value-type="string" office:string-value="0011011RR0" calcext:value-type="string">
            <text:p>0011011RR0</text:p>
          </table:table-cell>
          <table:table-cell table:formula="of:=SUBSTITUTE([.F147];&quot;R&quot;;&quot;1&quot;)" office:value-type="string" office:string-value="0011011110" calcext:value-type="string">
            <text:p>0011011110</text:p>
          </table:table-cell>
          <table:table-cell table:formula="of:=MID([.G147];1;7)" office:value-type="string" office:string-value="0011011" calcext:value-type="string">
            <text:p>0011011</text:p>
          </table:table-cell>
          <table:table-cell table:formula="of:=MID([.G147];8;3)" office:value-type="string" office:string-value="110" calcext:value-type="string">
            <text:p>110</text:p>
          </table:table-cell>
          <table:table-cell table:formula="of:=BIN2DEC([.H147]) * 8" office:value-type="float" office:value="216" calcext:value-type="float">
            <text:p>216</text:p>
          </table:table-cell>
          <table:table-cell table:formula="of:=BIN2DEC([.I147])" office:value-type="float" office:value="6" calcext:value-type="float">
            <text:p>6</text:p>
          </table:table-cell>
          <table:table-cell table:formula="of:=[.J147]+[.K147]" office:value-type="float" office:value="222" calcext:value-type="float">
            <text:p>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BRLL</text:p>
          </table:table-cell>
          <table:table-cell table:formula="of:=BIN2DEC([.H148])" office:value-type="float" office:value="109" calcext:value-type="float">
            <text:p>109</text:p>
          </table:table-cell>
          <table:table-cell table:formula="of:=BIN2DEC([.I148])" office:value-type="float" office:value="4" calcext:value-type="float">
            <text:p>4</text:p>
          </table:table-cell>
          <table:table-cell table:formula="of:=SUBSTITUTE([.A148] ;&quot;F&quot;;&quot;0&quot;)" office:value-type="string" office:string-value="BB0BB0BRLL" calcext:value-type="string">
            <text:p>BB0BB0BRLL</text:p>
          </table:table-cell>
          <table:table-cell table:formula="of:=SUBSTITUTE([.D148];&quot;B&quot;;&quot;1&quot;)" office:value-type="string" office:string-value="1101101RLL" calcext:value-type="string">
            <text:p>1101101RLL</text:p>
          </table:table-cell>
          <table:table-cell table:formula="of:=SUBSTITUTE([.E148];&quot;L&quot;;&quot;0&quot;)" office:value-type="string" office:string-value="1101101R00" calcext:value-type="string">
            <text:p>1101101R00</text:p>
          </table:table-cell>
          <table:table-cell table:formula="of:=SUBSTITUTE([.F148];&quot;R&quot;;&quot;1&quot;)" office:value-type="string" office:string-value="1101101100" calcext:value-type="string">
            <text:p>1101101100</text:p>
          </table:table-cell>
          <table:table-cell table:formula="of:=MID([.G148];1;7)" office:value-type="string" office:string-value="1101101" calcext:value-type="string">
            <text:p>1101101</text:p>
          </table:table-cell>
          <table:table-cell table:formula="of:=MID([.G148];8;3)" office:value-type="string" office:string-value="100" calcext:value-type="string">
            <text:p>100</text:p>
          </table:table-cell>
          <table:table-cell table:formula="of:=BIN2DEC([.H148]) * 8" office:value-type="float" office:value="872" calcext:value-type="float">
            <text:p>872</text:p>
          </table:table-cell>
          <table:table-cell table:formula="of:=BIN2DEC([.I148])" office:value-type="float" office:value="4" calcext:value-type="float">
            <text:p>4</text:p>
          </table:table-cell>
          <table:table-cell table:formula="of:=[.J148]+[.K148]" office:value-type="float" office:value="876" calcext:value-type="float">
            <text:p>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BRLL</text:p>
          </table:table-cell>
          <table:table-cell table:formula="of:=BIN2DEC([.H149])" office:value-type="float" office:value="31" calcext:value-type="float">
            <text:p>31</text:p>
          </table:table-cell>
          <table:table-cell table:formula="of:=BIN2DEC([.I149])" office:value-type="float" office:value="4" calcext:value-type="float">
            <text:p>4</text:p>
          </table:table-cell>
          <table:table-cell table:formula="of:=SUBSTITUTE([.A149] ;&quot;F&quot;;&quot;0&quot;)" office:value-type="string" office:string-value="00BBBBBRLL" calcext:value-type="string">
            <text:p>00BBBBBRLL</text:p>
          </table:table-cell>
          <table:table-cell table:formula="of:=SUBSTITUTE([.D149];&quot;B&quot;;&quot;1&quot;)" office:value-type="string" office:string-value="0011111RLL" calcext:value-type="string">
            <text:p>0011111RLL</text:p>
          </table:table-cell>
          <table:table-cell table:formula="of:=SUBSTITUTE([.E149];&quot;L&quot;;&quot;0&quot;)" office:value-type="string" office:string-value="0011111R00" calcext:value-type="string">
            <text:p>0011111R00</text:p>
          </table:table-cell>
          <table:table-cell table:formula="of:=SUBSTITUTE([.F149];&quot;R&quot;;&quot;1&quot;)" office:value-type="string" office:string-value="0011111100" calcext:value-type="string">
            <text:p>0011111100</text:p>
          </table:table-cell>
          <table:table-cell table:formula="of:=MID([.G149];1;7)" office:value-type="string" office:string-value="0011111" calcext:value-type="string">
            <text:p>0011111</text:p>
          </table:table-cell>
          <table:table-cell table:formula="of:=MID([.G149];8;3)" office:value-type="string" office:string-value="100" calcext:value-type="string">
            <text:p>100</text:p>
          </table:table-cell>
          <table:table-cell table:formula="of:=BIN2DEC([.H149]) * 8" office:value-type="float" office:value="248" calcext:value-type="float">
            <text:p>248</text:p>
          </table:table-cell>
          <table:table-cell table:formula="of:=BIN2DEC([.I149])" office:value-type="float" office:value="4" calcext:value-type="float">
            <text:p>4</text:p>
          </table:table-cell>
          <table:table-cell table:formula="of:=[.J149]+[.K149]" office:value-type="float" office:value="252" calcext:value-type="float">
            <text:p>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FLRR</text:p>
          </table:table-cell>
          <table:table-cell table:formula="of:=BIN2DEC([.H150])" office:value-type="float" office:value="94" calcext:value-type="float">
            <text:p>94</text:p>
          </table:table-cell>
          <table:table-cell table:formula="of:=BIN2DEC([.I150])" office:value-type="float" office:value="3" calcext:value-type="float">
            <text:p>3</text:p>
          </table:table-cell>
          <table:table-cell table:formula="of:=SUBSTITUTE([.A150] ;&quot;F&quot;;&quot;0&quot;)" office:value-type="string" office:string-value="B0BBBB0LRR" calcext:value-type="string">
            <text:p>B0BBBB0LRR</text:p>
          </table:table-cell>
          <table:table-cell table:formula="of:=SUBSTITUTE([.D150];&quot;B&quot;;&quot;1&quot;)" office:value-type="string" office:string-value="1011110LRR" calcext:value-type="string">
            <text:p>1011110LRR</text:p>
          </table:table-cell>
          <table:table-cell table:formula="of:=SUBSTITUTE([.E150];&quot;L&quot;;&quot;0&quot;)" office:value-type="string" office:string-value="10111100RR" calcext:value-type="string">
            <text:p>10111100RR</text:p>
          </table:table-cell>
          <table:table-cell table:formula="of:=SUBSTITUTE([.F150];&quot;R&quot;;&quot;1&quot;)" office:value-type="string" office:string-value="1011110011" calcext:value-type="string">
            <text:p>1011110011</text:p>
          </table:table-cell>
          <table:table-cell table:formula="of:=MID([.G150];1;7)" office:value-type="string" office:string-value="1011110" calcext:value-type="string">
            <text:p>1011110</text:p>
          </table:table-cell>
          <table:table-cell table:formula="of:=MID([.G150];8;3)" office:value-type="string" office:string-value="011" calcext:value-type="string">
            <text:p>011</text:p>
          </table:table-cell>
          <table:table-cell table:formula="of:=BIN2DEC([.H150]) * 8" office:value-type="float" office:value="752" calcext:value-type="float">
            <text:p>752</text:p>
          </table:table-cell>
          <table:table-cell table:formula="of:=BIN2DEC([.I150])" office:value-type="float" office:value="3" calcext:value-type="float">
            <text:p>3</text:p>
          </table:table-cell>
          <table:table-cell table:formula="of:=[.J150]+[.K150]" office:value-type="float" office:value="755" calcext:value-type="float">
            <text:p>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BLLL</text:p>
          </table:table-cell>
          <table:table-cell table:formula="of:=BIN2DEC([.H151])" office:value-type="float" office:value="45" calcext:value-type="float">
            <text:p>45</text:p>
          </table:table-cell>
          <table:table-cell table:formula="of:=BIN2DEC([.I151])" office:value-type="float" office:value="0" calcext:value-type="float">
            <text:p>0</text:p>
          </table:table-cell>
          <table:table-cell table:formula="of:=SUBSTITUTE([.A151] ;&quot;F&quot;;&quot;0&quot;)" office:value-type="string" office:string-value="0B0BB0BLLL" calcext:value-type="string">
            <text:p>0B0BB0BLLL</text:p>
          </table:table-cell>
          <table:table-cell table:formula="of:=SUBSTITUTE([.D151];&quot;B&quot;;&quot;1&quot;)" office:value-type="string" office:string-value="0101101LLL" calcext:value-type="string">
            <text:p>0101101LLL</text:p>
          </table:table-cell>
          <table:table-cell table:formula="of:=SUBSTITUTE([.E151];&quot;L&quot;;&quot;0&quot;)" office:value-type="string" office:string-value="0101101000" calcext:value-type="string">
            <text:p>0101101000</text:p>
          </table:table-cell>
          <table:table-cell table:formula="of:=SUBSTITUTE([.F151];&quot;R&quot;;&quot;1&quot;)" office:value-type="string" office:string-value="0101101000" calcext:value-type="string">
            <text:p>0101101000</text:p>
          </table:table-cell>
          <table:table-cell table:formula="of:=MID([.G151];1;7)" office:value-type="string" office:string-value="0101101" calcext:value-type="string">
            <text:p>0101101</text:p>
          </table:table-cell>
          <table:table-cell table:formula="of:=MID([.G151];8;3)" office:value-type="string" office:string-value="000" calcext:value-type="string">
            <text:p>000</text:p>
          </table:table-cell>
          <table:table-cell table:formula="of:=BIN2DEC([.H151]) * 8" office:value-type="float" office:value="360" calcext:value-type="float">
            <text:p>360</text:p>
          </table:table-cell>
          <table:table-cell table:formula="of:=BIN2DEC([.I151])" office:value-type="float" office:value="0" calcext:value-type="float">
            <text:p>0</text:p>
          </table:table-cell>
          <table:table-cell table:formula="of:=[.J151]+[.K151]" office:value-type="float" office:value="360" calcext:value-type="float">
            <text:p>3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FRLL</text:p>
          </table:table-cell>
          <table:table-cell table:formula="of:=BIN2DEC([.H152])" office:value-type="float" office:value="48" calcext:value-type="float">
            <text:p>48</text:p>
          </table:table-cell>
          <table:table-cell table:formula="of:=BIN2DEC([.I152])" office:value-type="float" office:value="4" calcext:value-type="float">
            <text:p>4</text:p>
          </table:table-cell>
          <table:table-cell table:formula="of:=SUBSTITUTE([.A152] ;&quot;F&quot;;&quot;0&quot;)" office:value-type="string" office:string-value="0BB0000RLL" calcext:value-type="string">
            <text:p>0BB0000RLL</text:p>
          </table:table-cell>
          <table:table-cell table:formula="of:=SUBSTITUTE([.D152];&quot;B&quot;;&quot;1&quot;)" office:value-type="string" office:string-value="0110000RLL" calcext:value-type="string">
            <text:p>0110000RLL</text:p>
          </table:table-cell>
          <table:table-cell table:formula="of:=SUBSTITUTE([.E152];&quot;L&quot;;&quot;0&quot;)" office:value-type="string" office:string-value="0110000R00" calcext:value-type="string">
            <text:p>0110000R00</text:p>
          </table:table-cell>
          <table:table-cell table:formula="of:=SUBSTITUTE([.F152];&quot;R&quot;;&quot;1&quot;)" office:value-type="string" office:string-value="0110000100" calcext:value-type="string">
            <text:p>0110000100</text:p>
          </table:table-cell>
          <table:table-cell table:formula="of:=MID([.G152];1;7)" office:value-type="string" office:string-value="0110000" calcext:value-type="string">
            <text:p>0110000</text:p>
          </table:table-cell>
          <table:table-cell table:formula="of:=MID([.G152];8;3)" office:value-type="string" office:string-value="100" calcext:value-type="string">
            <text:p>100</text:p>
          </table:table-cell>
          <table:table-cell table:formula="of:=BIN2DEC([.H152]) * 8" office:value-type="float" office:value="384" calcext:value-type="float">
            <text:p>384</text:p>
          </table:table-cell>
          <table:table-cell table:formula="of:=BIN2DEC([.I152])" office:value-type="float" office:value="4" calcext:value-type="float">
            <text:p>4</text:p>
          </table:table-cell>
          <table:table-cell table:formula="of:=[.J152]+[.K152]" office:value-type="float" office:value="388" calcext:value-type="float">
            <text:p>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FLRL</text:p>
          </table:table-cell>
          <table:table-cell table:formula="of:=BIN2DEC([.H153])" office:value-type="float" office:value="72" calcext:value-type="float">
            <text:p>72</text:p>
          </table:table-cell>
          <table:table-cell table:formula="of:=BIN2DEC([.I153])" office:value-type="float" office:value="2" calcext:value-type="float">
            <text:p>2</text:p>
          </table:table-cell>
          <table:table-cell table:formula="of:=SUBSTITUTE([.A153] ;&quot;F&quot;;&quot;0&quot;)" office:value-type="string" office:string-value="B00B000LRL" calcext:value-type="string">
            <text:p>B00B000LRL</text:p>
          </table:table-cell>
          <table:table-cell table:formula="of:=SUBSTITUTE([.D153];&quot;B&quot;;&quot;1&quot;)" office:value-type="string" office:string-value="1001000LRL" calcext:value-type="string">
            <text:p>1001000LRL</text:p>
          </table:table-cell>
          <table:table-cell table:formula="of:=SUBSTITUTE([.E153];&quot;L&quot;;&quot;0&quot;)" office:value-type="string" office:string-value="10010000R0" calcext:value-type="string">
            <text:p>10010000R0</text:p>
          </table:table-cell>
          <table:table-cell table:formula="of:=SUBSTITUTE([.F153];&quot;R&quot;;&quot;1&quot;)" office:value-type="string" office:string-value="1001000010" calcext:value-type="string">
            <text:p>1001000010</text:p>
          </table:table-cell>
          <table:table-cell table:formula="of:=MID([.G153];1;7)" office:value-type="string" office:string-value="1001000" calcext:value-type="string">
            <text:p>1001000</text:p>
          </table:table-cell>
          <table:table-cell table:formula="of:=MID([.G153];8;3)" office:value-type="string" office:string-value="010" calcext:value-type="string">
            <text:p>010</text:p>
          </table:table-cell>
          <table:table-cell table:formula="of:=BIN2DEC([.H153]) * 8" office:value-type="float" office:value="576" calcext:value-type="float">
            <text:p>576</text:p>
          </table:table-cell>
          <table:table-cell table:formula="of:=BIN2DEC([.I153])" office:value-type="float" office:value="2" calcext:value-type="float">
            <text:p>2</text:p>
          </table:table-cell>
          <table:table-cell table:formula="of:=[.J153]+[.K153]" office:value-type="float" office:value="578" calcext:value-type="float">
            <text:p>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FLLL</text:p>
          </table:table-cell>
          <table:table-cell table:formula="of:=BIN2DEC([.H154])" office:value-type="float" office:value="118" calcext:value-type="float">
            <text:p>118</text:p>
          </table:table-cell>
          <table:table-cell table:formula="of:=BIN2DEC([.I154])" office:value-type="float" office:value="0" calcext:value-type="float">
            <text:p>0</text:p>
          </table:table-cell>
          <table:table-cell table:formula="of:=SUBSTITUTE([.A154] ;&quot;F&quot;;&quot;0&quot;)" office:value-type="string" office:string-value="BBB0BB0LLL" calcext:value-type="string">
            <text:p>BBB0BB0LLL</text:p>
          </table:table-cell>
          <table:table-cell table:formula="of:=SUBSTITUTE([.D154];&quot;B&quot;;&quot;1&quot;)" office:value-type="string" office:string-value="1110110LLL" calcext:value-type="string">
            <text:p>1110110LLL</text:p>
          </table:table-cell>
          <table:table-cell table:formula="of:=SUBSTITUTE([.E154];&quot;L&quot;;&quot;0&quot;)" office:value-type="string" office:string-value="1110110000" calcext:value-type="string">
            <text:p>1110110000</text:p>
          </table:table-cell>
          <table:table-cell table:formula="of:=SUBSTITUTE([.F154];&quot;R&quot;;&quot;1&quot;)" office:value-type="string" office:string-value="1110110000" calcext:value-type="string">
            <text:p>1110110000</text:p>
          </table:table-cell>
          <table:table-cell table:formula="of:=MID([.G154];1;7)" office:value-type="string" office:string-value="1110110" calcext:value-type="string">
            <text:p>1110110</text:p>
          </table:table-cell>
          <table:table-cell table:formula="of:=MID([.G154];8;3)" office:value-type="string" office:string-value="000" calcext:value-type="string">
            <text:p>000</text:p>
          </table:table-cell>
          <table:table-cell table:formula="of:=BIN2DEC([.H154]) * 8" office:value-type="float" office:value="944" calcext:value-type="float">
            <text:p>944</text:p>
          </table:table-cell>
          <table:table-cell table:formula="of:=BIN2DEC([.I154])" office:value-type="float" office:value="0" calcext:value-type="float">
            <text:p>0</text:p>
          </table:table-cell>
          <table:table-cell table:formula="of:=[.J154]+[.K154]" office:value-type="float" office:value="944" calcext:value-type="float">
            <text:p>9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BRRR</text:p>
          </table:table-cell>
          <table:table-cell table:formula="of:=BIN2DEC([.H155])" office:value-type="float" office:value="87" calcext:value-type="float">
            <text:p>87</text:p>
          </table:table-cell>
          <table:table-cell table:formula="of:=BIN2DEC([.I155])" office:value-type="float" office:value="7" calcext:value-type="float">
            <text:p>7</text:p>
          </table:table-cell>
          <table:table-cell table:formula="of:=SUBSTITUTE([.A155] ;&quot;F&quot;;&quot;0&quot;)" office:value-type="string" office:string-value="B0B0BBBRRR" calcext:value-type="string">
            <text:p>B0B0BBBRRR</text:p>
          </table:table-cell>
          <table:table-cell table:formula="of:=SUBSTITUTE([.D155];&quot;B&quot;;&quot;1&quot;)" office:value-type="string" office:string-value="1010111RRR" calcext:value-type="string">
            <text:p>1010111RRR</text:p>
          </table:table-cell>
          <table:table-cell table:formula="of:=SUBSTITUTE([.E155];&quot;L&quot;;&quot;0&quot;)" office:value-type="string" office:string-value="1010111RRR" calcext:value-type="string">
            <text:p>1010111RRR</text:p>
          </table:table-cell>
          <table:table-cell table:formula="of:=SUBSTITUTE([.F155];&quot;R&quot;;&quot;1&quot;)" office:value-type="string" office:string-value="1010111111" calcext:value-type="string">
            <text:p>1010111111</text:p>
          </table:table-cell>
          <table:table-cell table:formula="of:=MID([.G155];1;7)" office:value-type="string" office:string-value="1010111" calcext:value-type="string">
            <text:p>1010111</text:p>
          </table:table-cell>
          <table:table-cell table:formula="of:=MID([.G155];8;3)" office:value-type="string" office:string-value="111" calcext:value-type="string">
            <text:p>111</text:p>
          </table:table-cell>
          <table:table-cell table:formula="of:=BIN2DEC([.H155]) * 8" office:value-type="float" office:value="696" calcext:value-type="float">
            <text:p>696</text:p>
          </table:table-cell>
          <table:table-cell table:formula="of:=BIN2DEC([.I155])" office:value-type="float" office:value="7" calcext:value-type="float">
            <text:p>7</text:p>
          </table:table-cell>
          <table:table-cell table:formula="of:=[.J155]+[.K155]" office:value-type="float" office:value="703" calcext:value-type="float">
            <text:p>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FLRL</text:p>
          </table:table-cell>
          <table:table-cell table:formula="of:=BIN2DEC([.H156])" office:value-type="float" office:value="44" calcext:value-type="float">
            <text:p>44</text:p>
          </table:table-cell>
          <table:table-cell table:formula="of:=BIN2DEC([.I156])" office:value-type="float" office:value="2" calcext:value-type="float">
            <text:p>2</text:p>
          </table:table-cell>
          <table:table-cell table:formula="of:=SUBSTITUTE([.A156] ;&quot;F&quot;;&quot;0&quot;)" office:value-type="string" office:string-value="0B0BB00LRL" calcext:value-type="string">
            <text:p>0B0BB00LRL</text:p>
          </table:table-cell>
          <table:table-cell table:formula="of:=SUBSTITUTE([.D156];&quot;B&quot;;&quot;1&quot;)" office:value-type="string" office:string-value="0101100LRL" calcext:value-type="string">
            <text:p>0101100LRL</text:p>
          </table:table-cell>
          <table:table-cell table:formula="of:=SUBSTITUTE([.E156];&quot;L&quot;;&quot;0&quot;)" office:value-type="string" office:string-value="01011000R0" calcext:value-type="string">
            <text:p>01011000R0</text:p>
          </table:table-cell>
          <table:table-cell table:formula="of:=SUBSTITUTE([.F156];&quot;R&quot;;&quot;1&quot;)" office:value-type="string" office:string-value="0101100010" calcext:value-type="string">
            <text:p>0101100010</text:p>
          </table:table-cell>
          <table:table-cell table:formula="of:=MID([.G156];1;7)" office:value-type="string" office:string-value="0101100" calcext:value-type="string">
            <text:p>0101100</text:p>
          </table:table-cell>
          <table:table-cell table:formula="of:=MID([.G156];8;3)" office:value-type="string" office:string-value="010" calcext:value-type="string">
            <text:p>010</text:p>
          </table:table-cell>
          <table:table-cell table:formula="of:=BIN2DEC([.H156]) * 8" office:value-type="float" office:value="352" calcext:value-type="float">
            <text:p>352</text:p>
          </table:table-cell>
          <table:table-cell table:formula="of:=BIN2DEC([.I156])" office:value-type="float" office:value="2" calcext:value-type="float">
            <text:p>2</text:p>
          </table:table-cell>
          <table:table-cell table:formula="of:=[.J156]+[.K156]" office:value-type="float" office:value="354" calcext:value-type="float">
            <text:p>3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FLLR</text:p>
          </table:table-cell>
          <table:table-cell table:formula="of:=BIN2DEC([.H157])" office:value-type="float" office:value="56" calcext:value-type="float">
            <text:p>56</text:p>
          </table:table-cell>
          <table:table-cell table:formula="of:=BIN2DEC([.I157])" office:value-type="float" office:value="1" calcext:value-type="float">
            <text:p>1</text:p>
          </table:table-cell>
          <table:table-cell table:formula="of:=SUBSTITUTE([.A157] ;&quot;F&quot;;&quot;0&quot;)" office:value-type="string" office:string-value="0BBB000LLR" calcext:value-type="string">
            <text:p>0BBB000LLR</text:p>
          </table:table-cell>
          <table:table-cell table:formula="of:=SUBSTITUTE([.D157];&quot;B&quot;;&quot;1&quot;)" office:value-type="string" office:string-value="0111000LLR" calcext:value-type="string">
            <text:p>0111000LLR</text:p>
          </table:table-cell>
          <table:table-cell table:formula="of:=SUBSTITUTE([.E157];&quot;L&quot;;&quot;0&quot;)" office:value-type="string" office:string-value="011100000R" calcext:value-type="string">
            <text:p>011100000R</text:p>
          </table:table-cell>
          <table:table-cell table:formula="of:=SUBSTITUTE([.F157];&quot;R&quot;;&quot;1&quot;)" office:value-type="string" office:string-value="0111000001" calcext:value-type="string">
            <text:p>0111000001</text:p>
          </table:table-cell>
          <table:table-cell table:formula="of:=MID([.G157];1;7)" office:value-type="string" office:string-value="0111000" calcext:value-type="string">
            <text:p>0111000</text:p>
          </table:table-cell>
          <table:table-cell table:formula="of:=MID([.G157];8;3)" office:value-type="string" office:string-value="001" calcext:value-type="string">
            <text:p>001</text:p>
          </table:table-cell>
          <table:table-cell table:formula="of:=BIN2DEC([.H157]) * 8" office:value-type="float" office:value="448" calcext:value-type="float">
            <text:p>448</text:p>
          </table:table-cell>
          <table:table-cell table:formula="of:=BIN2DEC([.I157])" office:value-type="float" office:value="1" calcext:value-type="float">
            <text:p>1</text:p>
          </table:table-cell>
          <table:table-cell table:formula="of:=[.J157]+[.K157]" office:value-type="float" office:value="449" calcext:value-type="float">
            <text:p>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BLLR</text:p>
          </table:table-cell>
          <table:table-cell table:formula="of:=BIN2DEC([.H158])" office:value-type="float" office:value="57" calcext:value-type="float">
            <text:p>57</text:p>
          </table:table-cell>
          <table:table-cell table:formula="of:=BIN2DEC([.I158])" office:value-type="float" office:value="1" calcext:value-type="float">
            <text:p>1</text:p>
          </table:table-cell>
          <table:table-cell table:formula="of:=SUBSTITUTE([.A158] ;&quot;F&quot;;&quot;0&quot;)" office:value-type="string" office:string-value="0BBB00BLLR" calcext:value-type="string">
            <text:p>0BBB00BLLR</text:p>
          </table:table-cell>
          <table:table-cell table:formula="of:=SUBSTITUTE([.D158];&quot;B&quot;;&quot;1&quot;)" office:value-type="string" office:string-value="0111001LLR" calcext:value-type="string">
            <text:p>0111001LLR</text:p>
          </table:table-cell>
          <table:table-cell table:formula="of:=SUBSTITUTE([.E158];&quot;L&quot;;&quot;0&quot;)" office:value-type="string" office:string-value="011100100R" calcext:value-type="string">
            <text:p>011100100R</text:p>
          </table:table-cell>
          <table:table-cell table:formula="of:=SUBSTITUTE([.F158];&quot;R&quot;;&quot;1&quot;)" office:value-type="string" office:string-value="0111001001" calcext:value-type="string">
            <text:p>0111001001</text:p>
          </table:table-cell>
          <table:table-cell table:formula="of:=MID([.G158];1;7)" office:value-type="string" office:string-value="0111001" calcext:value-type="string">
            <text:p>0111001</text:p>
          </table:table-cell>
          <table:table-cell table:formula="of:=MID([.G158];8;3)" office:value-type="string" office:string-value="001" calcext:value-type="string">
            <text:p>001</text:p>
          </table:table-cell>
          <table:table-cell table:formula="of:=BIN2DEC([.H158]) * 8" office:value-type="float" office:value="456" calcext:value-type="float">
            <text:p>456</text:p>
          </table:table-cell>
          <table:table-cell table:formula="of:=BIN2DEC([.I158])" office:value-type="float" office:value="1" calcext:value-type="float">
            <text:p>1</text:p>
          </table:table-cell>
          <table:table-cell table:formula="of:=[.J158]+[.K158]" office:value-type="float" office:value="457" calcext:value-type="float">
            <text:p>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FRLL</text:p>
          </table:table-cell>
          <table:table-cell table:formula="of:=BIN2DEC([.H159])" office:value-type="float" office:value="102" calcext:value-type="float">
            <text:p>102</text:p>
          </table:table-cell>
          <table:table-cell table:formula="of:=BIN2DEC([.I159])" office:value-type="float" office:value="4" calcext:value-type="float">
            <text:p>4</text:p>
          </table:table-cell>
          <table:table-cell table:formula="of:=SUBSTITUTE([.A159] ;&quot;F&quot;;&quot;0&quot;)" office:value-type="string" office:string-value="BB00BB0RLL" calcext:value-type="string">
            <text:p>BB00BB0RLL</text:p>
          </table:table-cell>
          <table:table-cell table:formula="of:=SUBSTITUTE([.D159];&quot;B&quot;;&quot;1&quot;)" office:value-type="string" office:string-value="1100110RLL" calcext:value-type="string">
            <text:p>1100110RLL</text:p>
          </table:table-cell>
          <table:table-cell table:formula="of:=SUBSTITUTE([.E159];&quot;L&quot;;&quot;0&quot;)" office:value-type="string" office:string-value="1100110R00" calcext:value-type="string">
            <text:p>1100110R00</text:p>
          </table:table-cell>
          <table:table-cell table:formula="of:=SUBSTITUTE([.F159];&quot;R&quot;;&quot;1&quot;)" office:value-type="string" office:string-value="1100110100" calcext:value-type="string">
            <text:p>1100110100</text:p>
          </table:table-cell>
          <table:table-cell table:formula="of:=MID([.G159];1;7)" office:value-type="string" office:string-value="1100110" calcext:value-type="string">
            <text:p>1100110</text:p>
          </table:table-cell>
          <table:table-cell table:formula="of:=MID([.G159];8;3)" office:value-type="string" office:string-value="100" calcext:value-type="string">
            <text:p>100</text:p>
          </table:table-cell>
          <table:table-cell table:formula="of:=BIN2DEC([.H159]) * 8" office:value-type="float" office:value="816" calcext:value-type="float">
            <text:p>816</text:p>
          </table:table-cell>
          <table:table-cell table:formula="of:=BIN2DEC([.I159])" office:value-type="float" office:value="4" calcext:value-type="float">
            <text:p>4</text:p>
          </table:table-cell>
          <table:table-cell table:formula="of:=[.J159]+[.K159]" office:value-type="float" office:value="820" calcext:value-type="float">
            <text:p>8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FLRL</text:p>
          </table:table-cell>
          <table:table-cell table:formula="of:=BIN2DEC([.H160])" office:value-type="float" office:value="50" calcext:value-type="float">
            <text:p>50</text:p>
          </table:table-cell>
          <table:table-cell table:formula="of:=BIN2DEC([.I160])" office:value-type="float" office:value="2" calcext:value-type="float">
            <text:p>2</text:p>
          </table:table-cell>
          <table:table-cell table:formula="of:=SUBSTITUTE([.A160] ;&quot;F&quot;;&quot;0&quot;)" office:value-type="string" office:string-value="0BB00B0LRL" calcext:value-type="string">
            <text:p>0BB00B0LRL</text:p>
          </table:table-cell>
          <table:table-cell table:formula="of:=SUBSTITUTE([.D160];&quot;B&quot;;&quot;1&quot;)" office:value-type="string" office:string-value="0110010LRL" calcext:value-type="string">
            <text:p>0110010LRL</text:p>
          </table:table-cell>
          <table:table-cell table:formula="of:=SUBSTITUTE([.E160];&quot;L&quot;;&quot;0&quot;)" office:value-type="string" office:string-value="01100100R0" calcext:value-type="string">
            <text:p>01100100R0</text:p>
          </table:table-cell>
          <table:table-cell table:formula="of:=SUBSTITUTE([.F160];&quot;R&quot;;&quot;1&quot;)" office:value-type="string" office:string-value="0110010010" calcext:value-type="string">
            <text:p>0110010010</text:p>
          </table:table-cell>
          <table:table-cell table:formula="of:=MID([.G160];1;7)" office:value-type="string" office:string-value="0110010" calcext:value-type="string">
            <text:p>0110010</text:p>
          </table:table-cell>
          <table:table-cell table:formula="of:=MID([.G160];8;3)" office:value-type="string" office:string-value="010" calcext:value-type="string">
            <text:p>010</text:p>
          </table:table-cell>
          <table:table-cell table:formula="of:=BIN2DEC([.H160]) * 8" office:value-type="float" office:value="400" calcext:value-type="float">
            <text:p>400</text:p>
          </table:table-cell>
          <table:table-cell table:formula="of:=BIN2DEC([.I160])" office:value-type="float" office:value="2" calcext:value-type="float">
            <text:p>2</text:p>
          </table:table-cell>
          <table:table-cell table:formula="of:=[.J160]+[.K160]" office:value-type="float" office:value="402" calcext:value-type="float">
            <text:p>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FRRR</text:p>
          </table:table-cell>
          <table:table-cell table:formula="of:=BIN2DEC([.H161])" office:value-type="float" office:value="78" calcext:value-type="float">
            <text:p>78</text:p>
          </table:table-cell>
          <table:table-cell table:formula="of:=BIN2DEC([.I161])" office:value-type="float" office:value="7" calcext:value-type="float">
            <text:p>7</text:p>
          </table:table-cell>
          <table:table-cell table:formula="of:=SUBSTITUTE([.A161] ;&quot;F&quot;;&quot;0&quot;)" office:value-type="string" office:string-value="B00BBB0RRR" calcext:value-type="string">
            <text:p>B00BBB0RRR</text:p>
          </table:table-cell>
          <table:table-cell table:formula="of:=SUBSTITUTE([.D161];&quot;B&quot;;&quot;1&quot;)" office:value-type="string" office:string-value="1001110RRR" calcext:value-type="string">
            <text:p>1001110RRR</text:p>
          </table:table-cell>
          <table:table-cell table:formula="of:=SUBSTITUTE([.E161];&quot;L&quot;;&quot;0&quot;)" office:value-type="string" office:string-value="1001110RRR" calcext:value-type="string">
            <text:p>1001110RRR</text:p>
          </table:table-cell>
          <table:table-cell table:formula="of:=SUBSTITUTE([.F161];&quot;R&quot;;&quot;1&quot;)" office:value-type="string" office:string-value="1001110111" calcext:value-type="string">
            <text:p>1001110111</text:p>
          </table:table-cell>
          <table:table-cell table:formula="of:=MID([.G161];1;7)" office:value-type="string" office:string-value="1001110" calcext:value-type="string">
            <text:p>1001110</text:p>
          </table:table-cell>
          <table:table-cell table:formula="of:=MID([.G161];8;3)" office:value-type="string" office:string-value="111" calcext:value-type="string">
            <text:p>111</text:p>
          </table:table-cell>
          <table:table-cell table:formula="of:=BIN2DEC([.H161]) * 8" office:value-type="float" office:value="624" calcext:value-type="float">
            <text:p>624</text:p>
          </table:table-cell>
          <table:table-cell table:formula="of:=BIN2DEC([.I161])" office:value-type="float" office:value="7" calcext:value-type="float">
            <text:p>7</text:p>
          </table:table-cell>
          <table:table-cell table:formula="of:=[.J161]+[.K161]" office:value-type="float" office:value="631" calcext:value-type="float">
            <text:p>6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BRLL</text:p>
          </table:table-cell>
          <table:table-cell table:formula="of:=BIN2DEC([.H162])" office:value-type="float" office:value="95" calcext:value-type="float">
            <text:p>95</text:p>
          </table:table-cell>
          <table:table-cell table:formula="of:=BIN2DEC([.I162])" office:value-type="float" office:value="4" calcext:value-type="float">
            <text:p>4</text:p>
          </table:table-cell>
          <table:table-cell table:formula="of:=SUBSTITUTE([.A162] ;&quot;F&quot;;&quot;0&quot;)" office:value-type="string" office:string-value="B0BBBBBRLL" calcext:value-type="string">
            <text:p>B0BBBBBRLL</text:p>
          </table:table-cell>
          <table:table-cell table:formula="of:=SUBSTITUTE([.D162];&quot;B&quot;;&quot;1&quot;)" office:value-type="string" office:string-value="1011111RLL" calcext:value-type="string">
            <text:p>1011111RLL</text:p>
          </table:table-cell>
          <table:table-cell table:formula="of:=SUBSTITUTE([.E162];&quot;L&quot;;&quot;0&quot;)" office:value-type="string" office:string-value="1011111R00" calcext:value-type="string">
            <text:p>1011111R00</text:p>
          </table:table-cell>
          <table:table-cell table:formula="of:=SUBSTITUTE([.F162];&quot;R&quot;;&quot;1&quot;)" office:value-type="string" office:string-value="1011111100" calcext:value-type="string">
            <text:p>1011111100</text:p>
          </table:table-cell>
          <table:table-cell table:formula="of:=MID([.G162];1;7)" office:value-type="string" office:string-value="1011111" calcext:value-type="string">
            <text:p>1011111</text:p>
          </table:table-cell>
          <table:table-cell table:formula="of:=MID([.G162];8;3)" office:value-type="string" office:string-value="100" calcext:value-type="string">
            <text:p>100</text:p>
          </table:table-cell>
          <table:table-cell table:formula="of:=BIN2DEC([.H162]) * 8" office:value-type="float" office:value="760" calcext:value-type="float">
            <text:p>760</text:p>
          </table:table-cell>
          <table:table-cell table:formula="of:=BIN2DEC([.I162])" office:value-type="float" office:value="4" calcext:value-type="float">
            <text:p>4</text:p>
          </table:table-cell>
          <table:table-cell table:formula="of:=[.J162]+[.K162]" office:value-type="float" office:value="764" calcext:value-type="float">
            <text:p>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FRLL</text:p>
          </table:table-cell>
          <table:table-cell table:formula="of:=BIN2DEC([.H163])" office:value-type="float" office:value="30" calcext:value-type="float">
            <text:p>30</text:p>
          </table:table-cell>
          <table:table-cell table:formula="of:=BIN2DEC([.I163])" office:value-type="float" office:value="4" calcext:value-type="float">
            <text:p>4</text:p>
          </table:table-cell>
          <table:table-cell table:formula="of:=SUBSTITUTE([.A163] ;&quot;F&quot;;&quot;0&quot;)" office:value-type="string" office:string-value="00BBBB0RLL" calcext:value-type="string">
            <text:p>00BBBB0RLL</text:p>
          </table:table-cell>
          <table:table-cell table:formula="of:=SUBSTITUTE([.D163];&quot;B&quot;;&quot;1&quot;)" office:value-type="string" office:string-value="0011110RLL" calcext:value-type="string">
            <text:p>0011110RLL</text:p>
          </table:table-cell>
          <table:table-cell table:formula="of:=SUBSTITUTE([.E163];&quot;L&quot;;&quot;0&quot;)" office:value-type="string" office:string-value="0011110R00" calcext:value-type="string">
            <text:p>0011110R00</text:p>
          </table:table-cell>
          <table:table-cell table:formula="of:=SUBSTITUTE([.F163];&quot;R&quot;;&quot;1&quot;)" office:value-type="string" office:string-value="0011110100" calcext:value-type="string">
            <text:p>0011110100</text:p>
          </table:table-cell>
          <table:table-cell table:formula="of:=MID([.G163];1;7)" office:value-type="string" office:string-value="0011110" calcext:value-type="string">
            <text:p>0011110</text:p>
          </table:table-cell>
          <table:table-cell table:formula="of:=MID([.G163];8;3)" office:value-type="string" office:string-value="100" calcext:value-type="string">
            <text:p>100</text:p>
          </table:table-cell>
          <table:table-cell table:formula="of:=BIN2DEC([.H163]) * 8" office:value-type="float" office:value="240" calcext:value-type="float">
            <text:p>240</text:p>
          </table:table-cell>
          <table:table-cell table:formula="of:=BIN2DEC([.I163])" office:value-type="float" office:value="4" calcext:value-type="float">
            <text:p>4</text:p>
          </table:table-cell>
          <table:table-cell table:formula="of:=[.J163]+[.K163]" office:value-type="float" office:value="244" calcext:value-type="float">
            <text:p>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FLLL</text:p>
          </table:table-cell>
          <table:table-cell table:formula="of:=BIN2DEC([.H164])" office:value-type="float" office:value="112" calcext:value-type="float">
            <text:p>112</text:p>
          </table:table-cell>
          <table:table-cell table:formula="of:=BIN2DEC([.I164])" office:value-type="float" office:value="0" calcext:value-type="float">
            <text:p>0</text:p>
          </table:table-cell>
          <table:table-cell table:formula="of:=SUBSTITUTE([.A164] ;&quot;F&quot;;&quot;0&quot;)" office:value-type="string" office:string-value="BBB0000LLL" calcext:value-type="string">
            <text:p>BBB0000LLL</text:p>
          </table:table-cell>
          <table:table-cell table:formula="of:=SUBSTITUTE([.D164];&quot;B&quot;;&quot;1&quot;)" office:value-type="string" office:string-value="1110000LLL" calcext:value-type="string">
            <text:p>1110000LLL</text:p>
          </table:table-cell>
          <table:table-cell table:formula="of:=SUBSTITUTE([.E164];&quot;L&quot;;&quot;0&quot;)" office:value-type="string" office:string-value="1110000000" calcext:value-type="string">
            <text:p>1110000000</text:p>
          </table:table-cell>
          <table:table-cell table:formula="of:=SUBSTITUTE([.F164];&quot;R&quot;;&quot;1&quot;)" office:value-type="string" office:string-value="1110000000" calcext:value-type="string">
            <text:p>1110000000</text:p>
          </table:table-cell>
          <table:table-cell table:formula="of:=MID([.G164];1;7)" office:value-type="string" office:string-value="1110000" calcext:value-type="string">
            <text:p>1110000</text:p>
          </table:table-cell>
          <table:table-cell table:formula="of:=MID([.G164];8;3)" office:value-type="string" office:string-value="000" calcext:value-type="string">
            <text:p>000</text:p>
          </table:table-cell>
          <table:table-cell table:formula="of:=BIN2DEC([.H164]) * 8" office:value-type="float" office:value="896" calcext:value-type="float">
            <text:p>896</text:p>
          </table:table-cell>
          <table:table-cell table:formula="of:=BIN2DEC([.I164])" office:value-type="float" office:value="0" calcext:value-type="float">
            <text:p>0</text:p>
          </table:table-cell>
          <table:table-cell table:formula="of:=[.J164]+[.K164]" office:value-type="float" office:value="896" calcext:value-type="float">
            <text:p>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BRRR</text:p>
          </table:table-cell>
          <table:table-cell table:formula="of:=BIN2DEC([.H165])" office:value-type="float" office:value="105" calcext:value-type="float">
            <text:p>105</text:p>
          </table:table-cell>
          <table:table-cell table:formula="of:=BIN2DEC([.I165])" office:value-type="float" office:value="7" calcext:value-type="float">
            <text:p>7</text:p>
          </table:table-cell>
          <table:table-cell table:formula="of:=SUBSTITUTE([.A165] ;&quot;F&quot;;&quot;0&quot;)" office:value-type="string" office:string-value="BB0B00BRRR" calcext:value-type="string">
            <text:p>BB0B00BRRR</text:p>
          </table:table-cell>
          <table:table-cell table:formula="of:=SUBSTITUTE([.D165];&quot;B&quot;;&quot;1&quot;)" office:value-type="string" office:string-value="1101001RRR" calcext:value-type="string">
            <text:p>1101001RRR</text:p>
          </table:table-cell>
          <table:table-cell table:formula="of:=SUBSTITUTE([.E165];&quot;L&quot;;&quot;0&quot;)" office:value-type="string" office:string-value="1101001RRR" calcext:value-type="string">
            <text:p>1101001RRR</text:p>
          </table:table-cell>
          <table:table-cell table:formula="of:=SUBSTITUTE([.F165];&quot;R&quot;;&quot;1&quot;)" office:value-type="string" office:string-value="1101001111" calcext:value-type="string">
            <text:p>1101001111</text:p>
          </table:table-cell>
          <table:table-cell table:formula="of:=MID([.G165];1;7)" office:value-type="string" office:string-value="1101001" calcext:value-type="string">
            <text:p>1101001</text:p>
          </table:table-cell>
          <table:table-cell table:formula="of:=MID([.G165];8;3)" office:value-type="string" office:string-value="111" calcext:value-type="string">
            <text:p>111</text:p>
          </table:table-cell>
          <table:table-cell table:formula="of:=BIN2DEC([.H165]) * 8" office:value-type="float" office:value="840" calcext:value-type="float">
            <text:p>840</text:p>
          </table:table-cell>
          <table:table-cell table:formula="of:=BIN2DEC([.I165])" office:value-type="float" office:value="7" calcext:value-type="float">
            <text:p>7</text:p>
          </table:table-cell>
          <table:table-cell table:formula="of:=[.J165]+[.K165]" office:value-type="float" office:value="847" calcext:value-type="float">
            <text:p>8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FLLL</text:p>
          </table:table-cell>
          <table:table-cell table:formula="of:=BIN2DEC([.H166])" office:value-type="float" office:value="60" calcext:value-type="float">
            <text:p>60</text:p>
          </table:table-cell>
          <table:table-cell table:formula="of:=BIN2DEC([.I166])" office:value-type="float" office:value="0" calcext:value-type="float">
            <text:p>0</text:p>
          </table:table-cell>
          <table:table-cell table:formula="of:=SUBSTITUTE([.A166] ;&quot;F&quot;;&quot;0&quot;)" office:value-type="string" office:string-value="0BBBB00LLL" calcext:value-type="string">
            <text:p>0BBBB00LLL</text:p>
          </table:table-cell>
          <table:table-cell table:formula="of:=SUBSTITUTE([.D166];&quot;B&quot;;&quot;1&quot;)" office:value-type="string" office:string-value="0111100LLL" calcext:value-type="string">
            <text:p>0111100LLL</text:p>
          </table:table-cell>
          <table:table-cell table:formula="of:=SUBSTITUTE([.E166];&quot;L&quot;;&quot;0&quot;)" office:value-type="string" office:string-value="0111100000" calcext:value-type="string">
            <text:p>0111100000</text:p>
          </table:table-cell>
          <table:table-cell table:formula="of:=SUBSTITUTE([.F166];&quot;R&quot;;&quot;1&quot;)" office:value-type="string" office:string-value="0111100000" calcext:value-type="string">
            <text:p>0111100000</text:p>
          </table:table-cell>
          <table:table-cell table:formula="of:=MID([.G166];1;7)" office:value-type="string" office:string-value="0111100" calcext:value-type="string">
            <text:p>0111100</text:p>
          </table:table-cell>
          <table:table-cell table:formula="of:=MID([.G166];8;3)" office:value-type="string" office:string-value="000" calcext:value-type="string">
            <text:p>000</text:p>
          </table:table-cell>
          <table:table-cell table:formula="of:=BIN2DEC([.H166]) * 8" office:value-type="float" office:value="480" calcext:value-type="float">
            <text:p>480</text:p>
          </table:table-cell>
          <table:table-cell table:formula="of:=BIN2DEC([.I166])" office:value-type="float" office:value="0" calcext:value-type="float">
            <text:p>0</text:p>
          </table:table-cell>
          <table:table-cell table:formula="of:=[.J166]+[.K166]" office:value-type="float" office:value="480" calcext:value-type="float">
            <text:p>4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FRRR</text:p>
          </table:table-cell>
          <table:table-cell table:formula="of:=BIN2DEC([.H167])" office:value-type="float" office:value="112" calcext:value-type="float">
            <text:p>112</text:p>
          </table:table-cell>
          <table:table-cell table:formula="of:=BIN2DEC([.I167])" office:value-type="float" office:value="7" calcext:value-type="float">
            <text:p>7</text:p>
          </table:table-cell>
          <table:table-cell table:formula="of:=SUBSTITUTE([.A167] ;&quot;F&quot;;&quot;0&quot;)" office:value-type="string" office:string-value="BBB0000RRR" calcext:value-type="string">
            <text:p>BBB0000RRR</text:p>
          </table:table-cell>
          <table:table-cell table:formula="of:=SUBSTITUTE([.D167];&quot;B&quot;;&quot;1&quot;)" office:value-type="string" office:string-value="1110000RRR" calcext:value-type="string">
            <text:p>1110000RRR</text:p>
          </table:table-cell>
          <table:table-cell table:formula="of:=SUBSTITUTE([.E167];&quot;L&quot;;&quot;0&quot;)" office:value-type="string" office:string-value="1110000RRR" calcext:value-type="string">
            <text:p>1110000RRR</text:p>
          </table:table-cell>
          <table:table-cell table:formula="of:=SUBSTITUTE([.F167];&quot;R&quot;;&quot;1&quot;)" office:value-type="string" office:string-value="1110000111" calcext:value-type="string">
            <text:p>1110000111</text:p>
          </table:table-cell>
          <table:table-cell table:formula="of:=MID([.G167];1;7)" office:value-type="string" office:string-value="1110000" calcext:value-type="string">
            <text:p>1110000</text:p>
          </table:table-cell>
          <table:table-cell table:formula="of:=MID([.G167];8;3)" office:value-type="string" office:string-value="111" calcext:value-type="string">
            <text:p>111</text:p>
          </table:table-cell>
          <table:table-cell table:formula="of:=BIN2DEC([.H167]) * 8" office:value-type="float" office:value="896" calcext:value-type="float">
            <text:p>896</text:p>
          </table:table-cell>
          <table:table-cell table:formula="of:=BIN2DEC([.I167])" office:value-type="float" office:value="7" calcext:value-type="float">
            <text:p>7</text:p>
          </table:table-cell>
          <table:table-cell table:formula="of:=[.J167]+[.K167]" office:value-type="float" office:value="903" calcext:value-type="float">
            <text:p>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BLLL</text:p>
          </table:table-cell>
          <table:table-cell table:formula="of:=BIN2DEC([.H168])" office:value-type="float" office:value="53" calcext:value-type="float">
            <text:p>53</text:p>
          </table:table-cell>
          <table:table-cell table:formula="of:=BIN2DEC([.I168])" office:value-type="float" office:value="0" calcext:value-type="float">
            <text:p>0</text:p>
          </table:table-cell>
          <table:table-cell table:formula="of:=SUBSTITUTE([.A168] ;&quot;F&quot;;&quot;0&quot;)" office:value-type="string" office:string-value="0BB0B0BLLL" calcext:value-type="string">
            <text:p>0BB0B0BLLL</text:p>
          </table:table-cell>
          <table:table-cell table:formula="of:=SUBSTITUTE([.D168];&quot;B&quot;;&quot;1&quot;)" office:value-type="string" office:string-value="0110101LLL" calcext:value-type="string">
            <text:p>0110101LLL</text:p>
          </table:table-cell>
          <table:table-cell table:formula="of:=SUBSTITUTE([.E168];&quot;L&quot;;&quot;0&quot;)" office:value-type="string" office:string-value="0110101000" calcext:value-type="string">
            <text:p>0110101000</text:p>
          </table:table-cell>
          <table:table-cell table:formula="of:=SUBSTITUTE([.F168];&quot;R&quot;;&quot;1&quot;)" office:value-type="string" office:string-value="0110101000" calcext:value-type="string">
            <text:p>0110101000</text:p>
          </table:table-cell>
          <table:table-cell table:formula="of:=MID([.G168];1;7)" office:value-type="string" office:string-value="0110101" calcext:value-type="string">
            <text:p>0110101</text:p>
          </table:table-cell>
          <table:table-cell table:formula="of:=MID([.G168];8;3)" office:value-type="string" office:string-value="000" calcext:value-type="string">
            <text:p>000</text:p>
          </table:table-cell>
          <table:table-cell table:formula="of:=BIN2DEC([.H168]) * 8" office:value-type="float" office:value="424" calcext:value-type="float">
            <text:p>424</text:p>
          </table:table-cell>
          <table:table-cell table:formula="of:=BIN2DEC([.I168])" office:value-type="float" office:value="0" calcext:value-type="float">
            <text:p>0</text:p>
          </table:table-cell>
          <table:table-cell table:formula="of:=[.J168]+[.K168]" office:value-type="float" office:value="424" calcext:value-type="float">
            <text:p>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FLRR</text:p>
          </table:table-cell>
          <table:table-cell table:formula="of:=BIN2DEC([.H169])" office:value-type="float" office:value="118" calcext:value-type="float">
            <text:p>118</text:p>
          </table:table-cell>
          <table:table-cell table:formula="of:=BIN2DEC([.I169])" office:value-type="float" office:value="3" calcext:value-type="float">
            <text:p>3</text:p>
          </table:table-cell>
          <table:table-cell table:formula="of:=SUBSTITUTE([.A169] ;&quot;F&quot;;&quot;0&quot;)" office:value-type="string" office:string-value="BBB0BB0LRR" calcext:value-type="string">
            <text:p>BBB0BB0LRR</text:p>
          </table:table-cell>
          <table:table-cell table:formula="of:=SUBSTITUTE([.D169];&quot;B&quot;;&quot;1&quot;)" office:value-type="string" office:string-value="1110110LRR" calcext:value-type="string">
            <text:p>1110110LRR</text:p>
          </table:table-cell>
          <table:table-cell table:formula="of:=SUBSTITUTE([.E169];&quot;L&quot;;&quot;0&quot;)" office:value-type="string" office:string-value="11101100RR" calcext:value-type="string">
            <text:p>11101100RR</text:p>
          </table:table-cell>
          <table:table-cell table:formula="of:=SUBSTITUTE([.F169];&quot;R&quot;;&quot;1&quot;)" office:value-type="string" office:string-value="1110110011" calcext:value-type="string">
            <text:p>1110110011</text:p>
          </table:table-cell>
          <table:table-cell table:formula="of:=MID([.G169];1;7)" office:value-type="string" office:string-value="1110110" calcext:value-type="string">
            <text:p>1110110</text:p>
          </table:table-cell>
          <table:table-cell table:formula="of:=MID([.G169];8;3)" office:value-type="string" office:string-value="011" calcext:value-type="string">
            <text:p>011</text:p>
          </table:table-cell>
          <table:table-cell table:formula="of:=BIN2DEC([.H169]) * 8" office:value-type="float" office:value="944" calcext:value-type="float">
            <text:p>944</text:p>
          </table:table-cell>
          <table:table-cell table:formula="of:=BIN2DEC([.I169])" office:value-type="float" office:value="3" calcext:value-type="float">
            <text:p>3</text:p>
          </table:table-cell>
          <table:table-cell table:formula="of:=[.J169]+[.K169]" office:value-type="float" office:value="947" calcext:value-type="float">
            <text:p>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BRLL</text:p>
          </table:table-cell>
          <table:table-cell table:formula="of:=BIN2DEC([.H170])" office:value-type="float" office:value="19" calcext:value-type="float">
            <text:p>19</text:p>
          </table:table-cell>
          <table:table-cell table:formula="of:=BIN2DEC([.I170])" office:value-type="float" office:value="4" calcext:value-type="float">
            <text:p>4</text:p>
          </table:table-cell>
          <table:table-cell table:formula="of:=SUBSTITUTE([.A170] ;&quot;F&quot;;&quot;0&quot;)" office:value-type="string" office:string-value="00B00BBRLL" calcext:value-type="string">
            <text:p>00B00BBRLL</text:p>
          </table:table-cell>
          <table:table-cell table:formula="of:=SUBSTITUTE([.D170];&quot;B&quot;;&quot;1&quot;)" office:value-type="string" office:string-value="0010011RLL" calcext:value-type="string">
            <text:p>0010011RLL</text:p>
          </table:table-cell>
          <table:table-cell table:formula="of:=SUBSTITUTE([.E170];&quot;L&quot;;&quot;0&quot;)" office:value-type="string" office:string-value="0010011R00" calcext:value-type="string">
            <text:p>0010011R00</text:p>
          </table:table-cell>
          <table:table-cell table:formula="of:=SUBSTITUTE([.F170];&quot;R&quot;;&quot;1&quot;)" office:value-type="string" office:string-value="0010011100" calcext:value-type="string">
            <text:p>0010011100</text:p>
          </table:table-cell>
          <table:table-cell table:formula="of:=MID([.G170];1;7)" office:value-type="string" office:string-value="0010011" calcext:value-type="string">
            <text:p>0010011</text:p>
          </table:table-cell>
          <table:table-cell table:formula="of:=MID([.G170];8;3)" office:value-type="string" office:string-value="100" calcext:value-type="string">
            <text:p>100</text:p>
          </table:table-cell>
          <table:table-cell table:formula="of:=BIN2DEC([.H170]) * 8" office:value-type="float" office:value="152" calcext:value-type="float">
            <text:p>152</text:p>
          </table:table-cell>
          <table:table-cell table:formula="of:=BIN2DEC([.I170])" office:value-type="float" office:value="4" calcext:value-type="float">
            <text:p>4</text:p>
          </table:table-cell>
          <table:table-cell table:formula="of:=[.J170]+[.K170]" office:value-type="float" office:value="156" calcext:value-type="float">
            <text:p>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FLLL</text:p>
          </table:table-cell>
          <table:table-cell table:formula="of:=BIN2DEC([.H171])" office:value-type="float" office:value="26" calcext:value-type="float">
            <text:p>26</text:p>
          </table:table-cell>
          <table:table-cell table:formula="of:=BIN2DEC([.I171])" office:value-type="float" office:value="0" calcext:value-type="float">
            <text:p>0</text:p>
          </table:table-cell>
          <table:table-cell table:formula="of:=SUBSTITUTE([.A171] ;&quot;F&quot;;&quot;0&quot;)" office:value-type="string" office:string-value="00BB0B0LLL" calcext:value-type="string">
            <text:p>00BB0B0LLL</text:p>
          </table:table-cell>
          <table:table-cell table:formula="of:=SUBSTITUTE([.D171];&quot;B&quot;;&quot;1&quot;)" office:value-type="string" office:string-value="0011010LLL" calcext:value-type="string">
            <text:p>0011010LLL</text:p>
          </table:table-cell>
          <table:table-cell table:formula="of:=SUBSTITUTE([.E171];&quot;L&quot;;&quot;0&quot;)" office:value-type="string" office:string-value="0011010000" calcext:value-type="string">
            <text:p>0011010000</text:p>
          </table:table-cell>
          <table:table-cell table:formula="of:=SUBSTITUTE([.F171];&quot;R&quot;;&quot;1&quot;)" office:value-type="string" office:string-value="0011010000" calcext:value-type="string">
            <text:p>0011010000</text:p>
          </table:table-cell>
          <table:table-cell table:formula="of:=MID([.G171];1;7)" office:value-type="string" office:string-value="0011010" calcext:value-type="string">
            <text:p>0011010</text:p>
          </table:table-cell>
          <table:table-cell table:formula="of:=MID([.G171];8;3)" office:value-type="string" office:string-value="000" calcext:value-type="string">
            <text:p>000</text:p>
          </table:table-cell>
          <table:table-cell table:formula="of:=BIN2DEC([.H171]) * 8" office:value-type="float" office:value="208" calcext:value-type="float">
            <text:p>208</text:p>
          </table:table-cell>
          <table:table-cell table:formula="of:=BIN2DEC([.I171])" office:value-type="float" office:value="0" calcext:value-type="float">
            <text:p>0</text:p>
          </table:table-cell>
          <table:table-cell table:formula="of:=[.J171]+[.K171]" office:value-type="float" office:value="208" calcext:value-type="float">
            <text:p>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FRLL</text:p>
          </table:table-cell>
          <table:table-cell table:formula="of:=BIN2DEC([.H172])" office:value-type="float" office:value="32" calcext:value-type="float">
            <text:p>32</text:p>
          </table:table-cell>
          <table:table-cell table:formula="of:=BIN2DEC([.I172])" office:value-type="float" office:value="4" calcext:value-type="float">
            <text:p>4</text:p>
          </table:table-cell>
          <table:table-cell table:formula="of:=SUBSTITUTE([.A172] ;&quot;F&quot;;&quot;0&quot;)" office:value-type="string" office:string-value="0B00000RLL" calcext:value-type="string">
            <text:p>0B00000RLL</text:p>
          </table:table-cell>
          <table:table-cell table:formula="of:=SUBSTITUTE([.D172];&quot;B&quot;;&quot;1&quot;)" office:value-type="string" office:string-value="0100000RLL" calcext:value-type="string">
            <text:p>0100000RLL</text:p>
          </table:table-cell>
          <table:table-cell table:formula="of:=SUBSTITUTE([.E172];&quot;L&quot;;&quot;0&quot;)" office:value-type="string" office:string-value="0100000R00" calcext:value-type="string">
            <text:p>0100000R00</text:p>
          </table:table-cell>
          <table:table-cell table:formula="of:=SUBSTITUTE([.F172];&quot;R&quot;;&quot;1&quot;)" office:value-type="string" office:string-value="0100000100" calcext:value-type="string">
            <text:p>0100000100</text:p>
          </table:table-cell>
          <table:table-cell table:formula="of:=MID([.G172];1;7)" office:value-type="string" office:string-value="0100000" calcext:value-type="string">
            <text:p>0100000</text:p>
          </table:table-cell>
          <table:table-cell table:formula="of:=MID([.G172];8;3)" office:value-type="string" office:string-value="100" calcext:value-type="string">
            <text:p>100</text:p>
          </table:table-cell>
          <table:table-cell table:formula="of:=BIN2DEC([.H172]) * 8" office:value-type="float" office:value="256" calcext:value-type="float">
            <text:p>256</text:p>
          </table:table-cell>
          <table:table-cell table:formula="of:=BIN2DEC([.I172])" office:value-type="float" office:value="4" calcext:value-type="float">
            <text:p>4</text:p>
          </table:table-cell>
          <table:table-cell table:formula="of:=[.J172]+[.K172]" office:value-type="float" office:value="260" calcext:value-type="float">
            <text:p>2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BLRR</text:p>
          </table:table-cell>
          <table:table-cell table:formula="of:=BIN2DEC([.H173])" office:value-type="float" office:value="41" calcext:value-type="float">
            <text:p>41</text:p>
          </table:table-cell>
          <table:table-cell table:formula="of:=BIN2DEC([.I173])" office:value-type="float" office:value="3" calcext:value-type="float">
            <text:p>3</text:p>
          </table:table-cell>
          <table:table-cell table:formula="of:=SUBSTITUTE([.A173] ;&quot;F&quot;;&quot;0&quot;)" office:value-type="string" office:string-value="0B0B00BLRR" calcext:value-type="string">
            <text:p>0B0B00BLRR</text:p>
          </table:table-cell>
          <table:table-cell table:formula="of:=SUBSTITUTE([.D173];&quot;B&quot;;&quot;1&quot;)" office:value-type="string" office:string-value="0101001LRR" calcext:value-type="string">
            <text:p>0101001LRR</text:p>
          </table:table-cell>
          <table:table-cell table:formula="of:=SUBSTITUTE([.E173];&quot;L&quot;;&quot;0&quot;)" office:value-type="string" office:string-value="01010010RR" calcext:value-type="string">
            <text:p>01010010RR</text:p>
          </table:table-cell>
          <table:table-cell table:formula="of:=SUBSTITUTE([.F173];&quot;R&quot;;&quot;1&quot;)" office:value-type="string" office:string-value="0101001011" calcext:value-type="string">
            <text:p>0101001011</text:p>
          </table:table-cell>
          <table:table-cell table:formula="of:=MID([.G173];1;7)" office:value-type="string" office:string-value="0101001" calcext:value-type="string">
            <text:p>0101001</text:p>
          </table:table-cell>
          <table:table-cell table:formula="of:=MID([.G173];8;3)" office:value-type="string" office:string-value="011" calcext:value-type="string">
            <text:p>011</text:p>
          </table:table-cell>
          <table:table-cell table:formula="of:=BIN2DEC([.H173]) * 8" office:value-type="float" office:value="328" calcext:value-type="float">
            <text:p>328</text:p>
          </table:table-cell>
          <table:table-cell table:formula="of:=BIN2DEC([.I173])" office:value-type="float" office:value="3" calcext:value-type="float">
            <text:p>3</text:p>
          </table:table-cell>
          <table:table-cell table:formula="of:=[.J173]+[.K173]" office:value-type="float" office:value="331" calcext:value-type="float">
            <text:p>3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BRRL</text:p>
          </table:table-cell>
          <table:table-cell table:formula="of:=BIN2DEC([.H174])" office:value-type="float" office:value="103" calcext:value-type="float">
            <text:p>103</text:p>
          </table:table-cell>
          <table:table-cell table:formula="of:=BIN2DEC([.I174])" office:value-type="float" office:value="6" calcext:value-type="float">
            <text:p>6</text:p>
          </table:table-cell>
          <table:table-cell table:formula="of:=SUBSTITUTE([.A174] ;&quot;F&quot;;&quot;0&quot;)" office:value-type="string" office:string-value="BB00BBBRRL" calcext:value-type="string">
            <text:p>BB00BBBRRL</text:p>
          </table:table-cell>
          <table:table-cell table:formula="of:=SUBSTITUTE([.D174];&quot;B&quot;;&quot;1&quot;)" office:value-type="string" office:string-value="1100111RRL" calcext:value-type="string">
            <text:p>1100111RRL</text:p>
          </table:table-cell>
          <table:table-cell table:formula="of:=SUBSTITUTE([.E174];&quot;L&quot;;&quot;0&quot;)" office:value-type="string" office:string-value="1100111RR0" calcext:value-type="string">
            <text:p>1100111RR0</text:p>
          </table:table-cell>
          <table:table-cell table:formula="of:=SUBSTITUTE([.F174];&quot;R&quot;;&quot;1&quot;)" office:value-type="string" office:string-value="1100111110" calcext:value-type="string">
            <text:p>1100111110</text:p>
          </table:table-cell>
          <table:table-cell table:formula="of:=MID([.G174];1;7)" office:value-type="string" office:string-value="1100111" calcext:value-type="string">
            <text:p>1100111</text:p>
          </table:table-cell>
          <table:table-cell table:formula="of:=MID([.G174];8;3)" office:value-type="string" office:string-value="110" calcext:value-type="string">
            <text:p>110</text:p>
          </table:table-cell>
          <table:table-cell table:formula="of:=BIN2DEC([.H174]) * 8" office:value-type="float" office:value="824" calcext:value-type="float">
            <text:p>824</text:p>
          </table:table-cell>
          <table:table-cell table:formula="of:=BIN2DEC([.I174])" office:value-type="float" office:value="6" calcext:value-type="float">
            <text:p>6</text:p>
          </table:table-cell>
          <table:table-cell table:formula="of:=[.J174]+[.K174]" office:value-type="float" office:value="830" calcext:value-type="float">
            <text:p>8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FRRL</text:p>
          </table:table-cell>
          <table:table-cell table:formula="of:=BIN2DEC([.H175])" office:value-type="float" office:value="78" calcext:value-type="float">
            <text:p>78</text:p>
          </table:table-cell>
          <table:table-cell table:formula="of:=BIN2DEC([.I175])" office:value-type="float" office:value="6" calcext:value-type="float">
            <text:p>6</text:p>
          </table:table-cell>
          <table:table-cell table:formula="of:=SUBSTITUTE([.A175] ;&quot;F&quot;;&quot;0&quot;)" office:value-type="string" office:string-value="B00BBB0RRL" calcext:value-type="string">
            <text:p>B00BBB0RRL</text:p>
          </table:table-cell>
          <table:table-cell table:formula="of:=SUBSTITUTE([.D175];&quot;B&quot;;&quot;1&quot;)" office:value-type="string" office:string-value="1001110RRL" calcext:value-type="string">
            <text:p>1001110RRL</text:p>
          </table:table-cell>
          <table:table-cell table:formula="of:=SUBSTITUTE([.E175];&quot;L&quot;;&quot;0&quot;)" office:value-type="string" office:string-value="1001110RR0" calcext:value-type="string">
            <text:p>1001110RR0</text:p>
          </table:table-cell>
          <table:table-cell table:formula="of:=SUBSTITUTE([.F175];&quot;R&quot;;&quot;1&quot;)" office:value-type="string" office:string-value="1001110110" calcext:value-type="string">
            <text:p>1001110110</text:p>
          </table:table-cell>
          <table:table-cell table:formula="of:=MID([.G175];1;7)" office:value-type="string" office:string-value="1001110" calcext:value-type="string">
            <text:p>1001110</text:p>
          </table:table-cell>
          <table:table-cell table:formula="of:=MID([.G175];8;3)" office:value-type="string" office:string-value="110" calcext:value-type="string">
            <text:p>110</text:p>
          </table:table-cell>
          <table:table-cell table:formula="of:=BIN2DEC([.H175]) * 8" office:value-type="float" office:value="624" calcext:value-type="float">
            <text:p>624</text:p>
          </table:table-cell>
          <table:table-cell table:formula="of:=BIN2DEC([.I175])" office:value-type="float" office:value="6" calcext:value-type="float">
            <text:p>6</text:p>
          </table:table-cell>
          <table:table-cell table:formula="of:=[.J175]+[.K175]" office:value-type="float" office:value="630" calcext:value-type="float">
            <text:p>6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BRLL</text:p>
          </table:table-cell>
          <table:table-cell table:formula="of:=BIN2DEC([.H176])" office:value-type="float" office:value="29" calcext:value-type="float">
            <text:p>29</text:p>
          </table:table-cell>
          <table:table-cell table:formula="of:=BIN2DEC([.I176])" office:value-type="float" office:value="4" calcext:value-type="float">
            <text:p>4</text:p>
          </table:table-cell>
          <table:table-cell table:formula="of:=SUBSTITUTE([.A176] ;&quot;F&quot;;&quot;0&quot;)" office:value-type="string" office:string-value="00BBB0BRLL" calcext:value-type="string">
            <text:p>00BBB0BRLL</text:p>
          </table:table-cell>
          <table:table-cell table:formula="of:=SUBSTITUTE([.D176];&quot;B&quot;;&quot;1&quot;)" office:value-type="string" office:string-value="0011101RLL" calcext:value-type="string">
            <text:p>0011101RLL</text:p>
          </table:table-cell>
          <table:table-cell table:formula="of:=SUBSTITUTE([.E176];&quot;L&quot;;&quot;0&quot;)" office:value-type="string" office:string-value="0011101R00" calcext:value-type="string">
            <text:p>0011101R00</text:p>
          </table:table-cell>
          <table:table-cell table:formula="of:=SUBSTITUTE([.F176];&quot;R&quot;;&quot;1&quot;)" office:value-type="string" office:string-value="0011101100" calcext:value-type="string">
            <text:p>0011101100</text:p>
          </table:table-cell>
          <table:table-cell table:formula="of:=MID([.G176];1;7)" office:value-type="string" office:string-value="0011101" calcext:value-type="string">
            <text:p>0011101</text:p>
          </table:table-cell>
          <table:table-cell table:formula="of:=MID([.G176];8;3)" office:value-type="string" office:string-value="100" calcext:value-type="string">
            <text:p>100</text:p>
          </table:table-cell>
          <table:table-cell table:formula="of:=BIN2DEC([.H176]) * 8" office:value-type="float" office:value="232" calcext:value-type="float">
            <text:p>232</text:p>
          </table:table-cell>
          <table:table-cell table:formula="of:=BIN2DEC([.I176])" office:value-type="float" office:value="4" calcext:value-type="float">
            <text:p>4</text:p>
          </table:table-cell>
          <table:table-cell table:formula="of:=[.J176]+[.K176]" office:value-type="float" office:value="236" calcext:value-type="float">
            <text:p>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BRRL</text:p>
          </table:table-cell>
          <table:table-cell table:formula="of:=BIN2DEC([.H177])" office:value-type="float" office:value="61" calcext:value-type="float">
            <text:p>61</text:p>
          </table:table-cell>
          <table:table-cell table:formula="of:=BIN2DEC([.I177])" office:value-type="float" office:value="6" calcext:value-type="float">
            <text:p>6</text:p>
          </table:table-cell>
          <table:table-cell table:formula="of:=SUBSTITUTE([.A177] ;&quot;F&quot;;&quot;0&quot;)" office:value-type="string" office:string-value="0BBBB0BRRL" calcext:value-type="string">
            <text:p>0BBBB0BRRL</text:p>
          </table:table-cell>
          <table:table-cell table:formula="of:=SUBSTITUTE([.D177];&quot;B&quot;;&quot;1&quot;)" office:value-type="string" office:string-value="0111101RRL" calcext:value-type="string">
            <text:p>0111101RRL</text:p>
          </table:table-cell>
          <table:table-cell table:formula="of:=SUBSTITUTE([.E177];&quot;L&quot;;&quot;0&quot;)" office:value-type="string" office:string-value="0111101RR0" calcext:value-type="string">
            <text:p>0111101RR0</text:p>
          </table:table-cell>
          <table:table-cell table:formula="of:=SUBSTITUTE([.F177];&quot;R&quot;;&quot;1&quot;)" office:value-type="string" office:string-value="0111101110" calcext:value-type="string">
            <text:p>0111101110</text:p>
          </table:table-cell>
          <table:table-cell table:formula="of:=MID([.G177];1;7)" office:value-type="string" office:string-value="0111101" calcext:value-type="string">
            <text:p>0111101</text:p>
          </table:table-cell>
          <table:table-cell table:formula="of:=MID([.G177];8;3)" office:value-type="string" office:string-value="110" calcext:value-type="string">
            <text:p>110</text:p>
          </table:table-cell>
          <table:table-cell table:formula="of:=BIN2DEC([.H177]) * 8" office:value-type="float" office:value="488" calcext:value-type="float">
            <text:p>488</text:p>
          </table:table-cell>
          <table:table-cell table:formula="of:=BIN2DEC([.I177])" office:value-type="float" office:value="6" calcext:value-type="float">
            <text:p>6</text:p>
          </table:table-cell>
          <table:table-cell table:formula="of:=[.J177]+[.K177]" office:value-type="float" office:value="494" calcext:value-type="float">
            <text:p>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BRLR</text:p>
          </table:table-cell>
          <table:table-cell table:formula="of:=BIN2DEC([.H178])" office:value-type="float" office:value="111" calcext:value-type="float">
            <text:p>111</text:p>
          </table:table-cell>
          <table:table-cell table:formula="of:=BIN2DEC([.I178])" office:value-type="float" office:value="5" calcext:value-type="float">
            <text:p>5</text:p>
          </table:table-cell>
          <table:table-cell table:formula="of:=SUBSTITUTE([.A178] ;&quot;F&quot;;&quot;0&quot;)" office:value-type="string" office:string-value="BB0BBBBRLR" calcext:value-type="string">
            <text:p>BB0BBBBRLR</text:p>
          </table:table-cell>
          <table:table-cell table:formula="of:=SUBSTITUTE([.D178];&quot;B&quot;;&quot;1&quot;)" office:value-type="string" office:string-value="1101111RLR" calcext:value-type="string">
            <text:p>1101111RLR</text:p>
          </table:table-cell>
          <table:table-cell table:formula="of:=SUBSTITUTE([.E178];&quot;L&quot;;&quot;0&quot;)" office:value-type="string" office:string-value="1101111R0R" calcext:value-type="string">
            <text:p>1101111R0R</text:p>
          </table:table-cell>
          <table:table-cell table:formula="of:=SUBSTITUTE([.F178];&quot;R&quot;;&quot;1&quot;)" office:value-type="string" office:string-value="1101111101" calcext:value-type="string">
            <text:p>1101111101</text:p>
          </table:table-cell>
          <table:table-cell table:formula="of:=MID([.G178];1;7)" office:value-type="string" office:string-value="1101111" calcext:value-type="string">
            <text:p>1101111</text:p>
          </table:table-cell>
          <table:table-cell table:formula="of:=MID([.G178];8;3)" office:value-type="string" office:string-value="101" calcext:value-type="string">
            <text:p>101</text:p>
          </table:table-cell>
          <table:table-cell table:formula="of:=BIN2DEC([.H178]) * 8" office:value-type="float" office:value="888" calcext:value-type="float">
            <text:p>888</text:p>
          </table:table-cell>
          <table:table-cell table:formula="of:=BIN2DEC([.I178])" office:value-type="float" office:value="5" calcext:value-type="float">
            <text:p>5</text:p>
          </table:table-cell>
          <table:table-cell table:formula="of:=[.J178]+[.K178]" office:value-type="float" office:value="893" calcext:value-type="float">
            <text:p>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BRRL</text:p>
          </table:table-cell>
          <table:table-cell table:formula="of:=BIN2DEC([.H179])" office:value-type="float" office:value="73" calcext:value-type="float">
            <text:p>73</text:p>
          </table:table-cell>
          <table:table-cell table:formula="of:=BIN2DEC([.I179])" office:value-type="float" office:value="6" calcext:value-type="float">
            <text:p>6</text:p>
          </table:table-cell>
          <table:table-cell table:formula="of:=SUBSTITUTE([.A179] ;&quot;F&quot;;&quot;0&quot;)" office:value-type="string" office:string-value="B00B00BRRL" calcext:value-type="string">
            <text:p>B00B00BRRL</text:p>
          </table:table-cell>
          <table:table-cell table:formula="of:=SUBSTITUTE([.D179];&quot;B&quot;;&quot;1&quot;)" office:value-type="string" office:string-value="1001001RRL" calcext:value-type="string">
            <text:p>1001001RRL</text:p>
          </table:table-cell>
          <table:table-cell table:formula="of:=SUBSTITUTE([.E179];&quot;L&quot;;&quot;0&quot;)" office:value-type="string" office:string-value="1001001RR0" calcext:value-type="string">
            <text:p>1001001RR0</text:p>
          </table:table-cell>
          <table:table-cell table:formula="of:=SUBSTITUTE([.F179];&quot;R&quot;;&quot;1&quot;)" office:value-type="string" office:string-value="1001001110" calcext:value-type="string">
            <text:p>1001001110</text:p>
          </table:table-cell>
          <table:table-cell table:formula="of:=MID([.G179];1;7)" office:value-type="string" office:string-value="1001001" calcext:value-type="string">
            <text:p>1001001</text:p>
          </table:table-cell>
          <table:table-cell table:formula="of:=MID([.G179];8;3)" office:value-type="string" office:string-value="110" calcext:value-type="string">
            <text:p>110</text:p>
          </table:table-cell>
          <table:table-cell table:formula="of:=BIN2DEC([.H179]) * 8" office:value-type="float" office:value="584" calcext:value-type="float">
            <text:p>584</text:p>
          </table:table-cell>
          <table:table-cell table:formula="of:=BIN2DEC([.I179])" office:value-type="float" office:value="6" calcext:value-type="float">
            <text:p>6</text:p>
          </table:table-cell>
          <table:table-cell table:formula="of:=[.J179]+[.K179]" office:value-type="float" office:value="590" calcext:value-type="float">
            <text:p>5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BRRL</text:p>
          </table:table-cell>
          <table:table-cell table:formula="of:=BIN2DEC([.H180])" office:value-type="float" office:value="107" calcext:value-type="float">
            <text:p>107</text:p>
          </table:table-cell>
          <table:table-cell table:formula="of:=BIN2DEC([.I180])" office:value-type="float" office:value="6" calcext:value-type="float">
            <text:p>6</text:p>
          </table:table-cell>
          <table:table-cell table:formula="of:=SUBSTITUTE([.A180] ;&quot;F&quot;;&quot;0&quot;)" office:value-type="string" office:string-value="BB0B0BBRRL" calcext:value-type="string">
            <text:p>BB0B0BBRRL</text:p>
          </table:table-cell>
          <table:table-cell table:formula="of:=SUBSTITUTE([.D180];&quot;B&quot;;&quot;1&quot;)" office:value-type="string" office:string-value="1101011RRL" calcext:value-type="string">
            <text:p>1101011RRL</text:p>
          </table:table-cell>
          <table:table-cell table:formula="of:=SUBSTITUTE([.E180];&quot;L&quot;;&quot;0&quot;)" office:value-type="string" office:string-value="1101011RR0" calcext:value-type="string">
            <text:p>1101011RR0</text:p>
          </table:table-cell>
          <table:table-cell table:formula="of:=SUBSTITUTE([.F180];&quot;R&quot;;&quot;1&quot;)" office:value-type="string" office:string-value="1101011110" calcext:value-type="string">
            <text:p>1101011110</text:p>
          </table:table-cell>
          <table:table-cell table:formula="of:=MID([.G180];1;7)" office:value-type="string" office:string-value="1101011" calcext:value-type="string">
            <text:p>1101011</text:p>
          </table:table-cell>
          <table:table-cell table:formula="of:=MID([.G180];8;3)" office:value-type="string" office:string-value="110" calcext:value-type="string">
            <text:p>110</text:p>
          </table:table-cell>
          <table:table-cell table:formula="of:=BIN2DEC([.H180]) * 8" office:value-type="float" office:value="856" calcext:value-type="float">
            <text:p>856</text:p>
          </table:table-cell>
          <table:table-cell table:formula="of:=BIN2DEC([.I180])" office:value-type="float" office:value="6" calcext:value-type="float">
            <text:p>6</text:p>
          </table:table-cell>
          <table:table-cell table:formula="of:=[.J180]+[.K180]" office:value-type="float" office:value="862" calcext:value-type="float">
            <text:p>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FRLR</text:p>
          </table:table-cell>
          <table:table-cell table:formula="of:=BIN2DEC([.H181])" office:value-type="float" office:value="10" calcext:value-type="float">
            <text:p>10</text:p>
          </table:table-cell>
          <table:table-cell table:formula="of:=BIN2DEC([.I181])" office:value-type="float" office:value="5" calcext:value-type="float">
            <text:p>5</text:p>
          </table:table-cell>
          <table:table-cell table:formula="of:=SUBSTITUTE([.A181] ;&quot;F&quot;;&quot;0&quot;)" office:value-type="string" office:string-value="000B0B0RLR" calcext:value-type="string">
            <text:p>000B0B0RLR</text:p>
          </table:table-cell>
          <table:table-cell table:formula="of:=SUBSTITUTE([.D181];&quot;B&quot;;&quot;1&quot;)" office:value-type="string" office:string-value="0001010RLR" calcext:value-type="string">
            <text:p>0001010RLR</text:p>
          </table:table-cell>
          <table:table-cell table:formula="of:=SUBSTITUTE([.E181];&quot;L&quot;;&quot;0&quot;)" office:value-type="string" office:string-value="0001010R0R" calcext:value-type="string">
            <text:p>0001010R0R</text:p>
          </table:table-cell>
          <table:table-cell table:formula="of:=SUBSTITUTE([.F181];&quot;R&quot;;&quot;1&quot;)" office:value-type="string" office:string-value="0001010101" calcext:value-type="string">
            <text:p>0001010101</text:p>
          </table:table-cell>
          <table:table-cell table:formula="of:=MID([.G181];1;7)" office:value-type="string" office:string-value="0001010" calcext:value-type="string">
            <text:p>0001010</text:p>
          </table:table-cell>
          <table:table-cell table:formula="of:=MID([.G181];8;3)" office:value-type="string" office:string-value="101" calcext:value-type="string">
            <text:p>101</text:p>
          </table:table-cell>
          <table:table-cell table:formula="of:=BIN2DEC([.H181]) * 8" office:value-type="float" office:value="80" calcext:value-type="float">
            <text:p>80</text:p>
          </table:table-cell>
          <table:table-cell table:formula="of:=BIN2DEC([.I181])" office:value-type="float" office:value="5" calcext:value-type="float">
            <text:p>5</text:p>
          </table:table-cell>
          <table:table-cell table:formula="of:=[.J181]+[.K181]"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FRLR</text:p>
          </table:table-cell>
          <table:table-cell table:formula="of:=BIN2DEC([.H182])" office:value-type="float" office:value="26" calcext:value-type="float">
            <text:p>26</text:p>
          </table:table-cell>
          <table:table-cell table:formula="of:=BIN2DEC([.I182])" office:value-type="float" office:value="5" calcext:value-type="float">
            <text:p>5</text:p>
          </table:table-cell>
          <table:table-cell table:formula="of:=SUBSTITUTE([.A182] ;&quot;F&quot;;&quot;0&quot;)" office:value-type="string" office:string-value="00BB0B0RLR" calcext:value-type="string">
            <text:p>00BB0B0RLR</text:p>
          </table:table-cell>
          <table:table-cell table:formula="of:=SUBSTITUTE([.D182];&quot;B&quot;;&quot;1&quot;)" office:value-type="string" office:string-value="0011010RLR" calcext:value-type="string">
            <text:p>0011010RLR</text:p>
          </table:table-cell>
          <table:table-cell table:formula="of:=SUBSTITUTE([.E182];&quot;L&quot;;&quot;0&quot;)" office:value-type="string" office:string-value="0011010R0R" calcext:value-type="string">
            <text:p>0011010R0R</text:p>
          </table:table-cell>
          <table:table-cell table:formula="of:=SUBSTITUTE([.F182];&quot;R&quot;;&quot;1&quot;)" office:value-type="string" office:string-value="0011010101" calcext:value-type="string">
            <text:p>0011010101</text:p>
          </table:table-cell>
          <table:table-cell table:formula="of:=MID([.G182];1;7)" office:value-type="string" office:string-value="0011010" calcext:value-type="string">
            <text:p>0011010</text:p>
          </table:table-cell>
          <table:table-cell table:formula="of:=MID([.G182];8;3)" office:value-type="string" office:string-value="101" calcext:value-type="string">
            <text:p>101</text:p>
          </table:table-cell>
          <table:table-cell table:formula="of:=BIN2DEC([.H182]) * 8" office:value-type="float" office:value="208" calcext:value-type="float">
            <text:p>208</text:p>
          </table:table-cell>
          <table:table-cell table:formula="of:=BIN2DEC([.I182])" office:value-type="float" office:value="5" calcext:value-type="float">
            <text:p>5</text:p>
          </table:table-cell>
          <table:table-cell table:formula="of:=[.J182]+[.K182]" office:value-type="float" office:value="213" calcext:value-type="float">
            <text:p>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BRLL</text:p>
          </table:table-cell>
          <table:table-cell table:formula="of:=BIN2DEC([.H183])" office:value-type="float" office:value="13" calcext:value-type="float">
            <text:p>13</text:p>
          </table:table-cell>
          <table:table-cell table:formula="of:=BIN2DEC([.I183])" office:value-type="float" office:value="4" calcext:value-type="float">
            <text:p>4</text:p>
          </table:table-cell>
          <table:table-cell table:formula="of:=SUBSTITUTE([.A183] ;&quot;F&quot;;&quot;0&quot;)" office:value-type="string" office:string-value="000BB0BRLL" calcext:value-type="string">
            <text:p>000BB0BRLL</text:p>
          </table:table-cell>
          <table:table-cell table:formula="of:=SUBSTITUTE([.D183];&quot;B&quot;;&quot;1&quot;)" office:value-type="string" office:string-value="0001101RLL" calcext:value-type="string">
            <text:p>0001101RLL</text:p>
          </table:table-cell>
          <table:table-cell table:formula="of:=SUBSTITUTE([.E183];&quot;L&quot;;&quot;0&quot;)" office:value-type="string" office:string-value="0001101R00" calcext:value-type="string">
            <text:p>0001101R00</text:p>
          </table:table-cell>
          <table:table-cell table:formula="of:=SUBSTITUTE([.F183];&quot;R&quot;;&quot;1&quot;)" office:value-type="string" office:string-value="0001101100" calcext:value-type="string">
            <text:p>0001101100</text:p>
          </table:table-cell>
          <table:table-cell table:formula="of:=MID([.G183];1;7)" office:value-type="string" office:string-value="0001101" calcext:value-type="string">
            <text:p>0001101</text:p>
          </table:table-cell>
          <table:table-cell table:formula="of:=MID([.G183];8;3)" office:value-type="string" office:string-value="100" calcext:value-type="string">
            <text:p>100</text:p>
          </table:table-cell>
          <table:table-cell table:formula="of:=BIN2DEC([.H183]) * 8" office:value-type="float" office:value="104" calcext:value-type="float">
            <text:p>104</text:p>
          </table:table-cell>
          <table:table-cell table:formula="of:=BIN2DEC([.I183])" office:value-type="float" office:value="4" calcext:value-type="float">
            <text:p>4</text:p>
          </table:table-cell>
          <table:table-cell table:formula="of:=[.J183]+[.K183]" office:value-type="float" office:value="108" calcext:value-type="float">
            <text:p>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BRLL</text:p>
          </table:table-cell>
          <table:table-cell table:formula="of:=BIN2DEC([.H184])" office:value-type="float" office:value="67" calcext:value-type="float">
            <text:p>67</text:p>
          </table:table-cell>
          <table:table-cell table:formula="of:=BIN2DEC([.I184])" office:value-type="float" office:value="4" calcext:value-type="float">
            <text:p>4</text:p>
          </table:table-cell>
          <table:table-cell table:formula="of:=SUBSTITUTE([.A184] ;&quot;F&quot;;&quot;0&quot;)" office:value-type="string" office:string-value="B0000BBRLL" calcext:value-type="string">
            <text:p>B0000BBRLL</text:p>
          </table:table-cell>
          <table:table-cell table:formula="of:=SUBSTITUTE([.D184];&quot;B&quot;;&quot;1&quot;)" office:value-type="string" office:string-value="1000011RLL" calcext:value-type="string">
            <text:p>1000011RLL</text:p>
          </table:table-cell>
          <table:table-cell table:formula="of:=SUBSTITUTE([.E184];&quot;L&quot;;&quot;0&quot;)" office:value-type="string" office:string-value="1000011R00" calcext:value-type="string">
            <text:p>1000011R00</text:p>
          </table:table-cell>
          <table:table-cell table:formula="of:=SUBSTITUTE([.F184];&quot;R&quot;;&quot;1&quot;)" office:value-type="string" office:string-value="1000011100" calcext:value-type="string">
            <text:p>1000011100</text:p>
          </table:table-cell>
          <table:table-cell table:formula="of:=MID([.G184];1;7)" office:value-type="string" office:string-value="1000011" calcext:value-type="string">
            <text:p>1000011</text:p>
          </table:table-cell>
          <table:table-cell table:formula="of:=MID([.G184];8;3)" office:value-type="string" office:string-value="100" calcext:value-type="string">
            <text:p>100</text:p>
          </table:table-cell>
          <table:table-cell table:formula="of:=BIN2DEC([.H184]) * 8" office:value-type="float" office:value="536" calcext:value-type="float">
            <text:p>536</text:p>
          </table:table-cell>
          <table:table-cell table:formula="of:=BIN2DEC([.I184])" office:value-type="float" office:value="4" calcext:value-type="float">
            <text:p>4</text:p>
          </table:table-cell>
          <table:table-cell table:formula="of:=[.J184]+[.K184]" office:value-type="float" office:value="540" calcext:value-type="float">
            <text:p>5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BLLR</text:p>
          </table:table-cell>
          <table:table-cell table:formula="of:=BIN2DEC([.H185])" office:value-type="float" office:value="45" calcext:value-type="float">
            <text:p>45</text:p>
          </table:table-cell>
          <table:table-cell table:formula="of:=BIN2DEC([.I185])" office:value-type="float" office:value="1" calcext:value-type="float">
            <text:p>1</text:p>
          </table:table-cell>
          <table:table-cell table:formula="of:=SUBSTITUTE([.A185] ;&quot;F&quot;;&quot;0&quot;)" office:value-type="string" office:string-value="0B0BB0BLLR" calcext:value-type="string">
            <text:p>0B0BB0BLLR</text:p>
          </table:table-cell>
          <table:table-cell table:formula="of:=SUBSTITUTE([.D185];&quot;B&quot;;&quot;1&quot;)" office:value-type="string" office:string-value="0101101LLR" calcext:value-type="string">
            <text:p>0101101LLR</text:p>
          </table:table-cell>
          <table:table-cell table:formula="of:=SUBSTITUTE([.E185];&quot;L&quot;;&quot;0&quot;)" office:value-type="string" office:string-value="010110100R" calcext:value-type="string">
            <text:p>010110100R</text:p>
          </table:table-cell>
          <table:table-cell table:formula="of:=SUBSTITUTE([.F185];&quot;R&quot;;&quot;1&quot;)" office:value-type="string" office:string-value="0101101001" calcext:value-type="string">
            <text:p>0101101001</text:p>
          </table:table-cell>
          <table:table-cell table:formula="of:=MID([.G185];1;7)" office:value-type="string" office:string-value="0101101" calcext:value-type="string">
            <text:p>0101101</text:p>
          </table:table-cell>
          <table:table-cell table:formula="of:=MID([.G185];8;3)" office:value-type="string" office:string-value="001" calcext:value-type="string">
            <text:p>001</text:p>
          </table:table-cell>
          <table:table-cell table:formula="of:=BIN2DEC([.H185]) * 8" office:value-type="float" office:value="360" calcext:value-type="float">
            <text:p>360</text:p>
          </table:table-cell>
          <table:table-cell table:formula="of:=BIN2DEC([.I185])" office:value-type="float" office:value="1" calcext:value-type="float">
            <text:p>1</text:p>
          </table:table-cell>
          <table:table-cell table:formula="of:=[.J185]+[.K185]" office:value-type="float" office:value="361" calcext:value-type="float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FLLL</text:p>
          </table:table-cell>
          <table:table-cell table:formula="of:=BIN2DEC([.H186])" office:value-type="float" office:value="38" calcext:value-type="float">
            <text:p>38</text:p>
          </table:table-cell>
          <table:table-cell table:formula="of:=BIN2DEC([.I186])" office:value-type="float" office:value="0" calcext:value-type="float">
            <text:p>0</text:p>
          </table:table-cell>
          <table:table-cell table:formula="of:=SUBSTITUTE([.A186] ;&quot;F&quot;;&quot;0&quot;)" office:value-type="string" office:string-value="0B00BB0LLL" calcext:value-type="string">
            <text:p>0B00BB0LLL</text:p>
          </table:table-cell>
          <table:table-cell table:formula="of:=SUBSTITUTE([.D186];&quot;B&quot;;&quot;1&quot;)" office:value-type="string" office:string-value="0100110LLL" calcext:value-type="string">
            <text:p>0100110LLL</text:p>
          </table:table-cell>
          <table:table-cell table:formula="of:=SUBSTITUTE([.E186];&quot;L&quot;;&quot;0&quot;)" office:value-type="string" office:string-value="0100110000" calcext:value-type="string">
            <text:p>0100110000</text:p>
          </table:table-cell>
          <table:table-cell table:formula="of:=SUBSTITUTE([.F186];&quot;R&quot;;&quot;1&quot;)" office:value-type="string" office:string-value="0100110000" calcext:value-type="string">
            <text:p>0100110000</text:p>
          </table:table-cell>
          <table:table-cell table:formula="of:=MID([.G186];1;7)" office:value-type="string" office:string-value="0100110" calcext:value-type="string">
            <text:p>0100110</text:p>
          </table:table-cell>
          <table:table-cell table:formula="of:=MID([.G186];8;3)" office:value-type="string" office:string-value="000" calcext:value-type="string">
            <text:p>000</text:p>
          </table:table-cell>
          <table:table-cell table:formula="of:=BIN2DEC([.H186]) * 8" office:value-type="float" office:value="304" calcext:value-type="float">
            <text:p>304</text:p>
          </table:table-cell>
          <table:table-cell table:formula="of:=BIN2DEC([.I186])" office:value-type="float" office:value="0" calcext:value-type="float">
            <text:p>0</text:p>
          </table:table-cell>
          <table:table-cell table:formula="of:=[.J186]+[.K186]" office:value-type="float" office:value="304" calcext:value-type="float">
            <text:p>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BRLR</text:p>
          </table:table-cell>
          <table:table-cell table:formula="of:=BIN2DEC([.H187])" office:value-type="float" office:value="107" calcext:value-type="float">
            <text:p>107</text:p>
          </table:table-cell>
          <table:table-cell table:formula="of:=BIN2DEC([.I187])" office:value-type="float" office:value="5" calcext:value-type="float">
            <text:p>5</text:p>
          </table:table-cell>
          <table:table-cell table:formula="of:=SUBSTITUTE([.A187] ;&quot;F&quot;;&quot;0&quot;)" office:value-type="string" office:string-value="BB0B0BBRLR" calcext:value-type="string">
            <text:p>BB0B0BBRLR</text:p>
          </table:table-cell>
          <table:table-cell table:formula="of:=SUBSTITUTE([.D187];&quot;B&quot;;&quot;1&quot;)" office:value-type="string" office:string-value="1101011RLR" calcext:value-type="string">
            <text:p>1101011RLR</text:p>
          </table:table-cell>
          <table:table-cell table:formula="of:=SUBSTITUTE([.E187];&quot;L&quot;;&quot;0&quot;)" office:value-type="string" office:string-value="1101011R0R" calcext:value-type="string">
            <text:p>1101011R0R</text:p>
          </table:table-cell>
          <table:table-cell table:formula="of:=SUBSTITUTE([.F187];&quot;R&quot;;&quot;1&quot;)" office:value-type="string" office:string-value="1101011101" calcext:value-type="string">
            <text:p>1101011101</text:p>
          </table:table-cell>
          <table:table-cell table:formula="of:=MID([.G187];1;7)" office:value-type="string" office:string-value="1101011" calcext:value-type="string">
            <text:p>1101011</text:p>
          </table:table-cell>
          <table:table-cell table:formula="of:=MID([.G187];8;3)" office:value-type="string" office:string-value="101" calcext:value-type="string">
            <text:p>101</text:p>
          </table:table-cell>
          <table:table-cell table:formula="of:=BIN2DEC([.H187]) * 8" office:value-type="float" office:value="856" calcext:value-type="float">
            <text:p>856</text:p>
          </table:table-cell>
          <table:table-cell table:formula="of:=BIN2DEC([.I187])" office:value-type="float" office:value="5" calcext:value-type="float">
            <text:p>5</text:p>
          </table:table-cell>
          <table:table-cell table:formula="of:=[.J187]+[.K187]" office:value-type="float" office:value="861" calcext:value-type="float">
            <text:p>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BLLL</text:p>
          </table:table-cell>
          <table:table-cell table:formula="of:=BIN2DEC([.H188])" office:value-type="float" office:value="107" calcext:value-type="float">
            <text:p>107</text:p>
          </table:table-cell>
          <table:table-cell table:formula="of:=BIN2DEC([.I188])" office:value-type="float" office:value="0" calcext:value-type="float">
            <text:p>0</text:p>
          </table:table-cell>
          <table:table-cell table:formula="of:=SUBSTITUTE([.A188] ;&quot;F&quot;;&quot;0&quot;)" office:value-type="string" office:string-value="BB0B0BBLLL" calcext:value-type="string">
            <text:p>BB0B0BBLLL</text:p>
          </table:table-cell>
          <table:table-cell table:formula="of:=SUBSTITUTE([.D188];&quot;B&quot;;&quot;1&quot;)" office:value-type="string" office:string-value="1101011LLL" calcext:value-type="string">
            <text:p>1101011LLL</text:p>
          </table:table-cell>
          <table:table-cell table:formula="of:=SUBSTITUTE([.E188];&quot;L&quot;;&quot;0&quot;)" office:value-type="string" office:string-value="1101011000" calcext:value-type="string">
            <text:p>1101011000</text:p>
          </table:table-cell>
          <table:table-cell table:formula="of:=SUBSTITUTE([.F188];&quot;R&quot;;&quot;1&quot;)" office:value-type="string" office:string-value="1101011000" calcext:value-type="string">
            <text:p>1101011000</text:p>
          </table:table-cell>
          <table:table-cell table:formula="of:=MID([.G188];1;7)" office:value-type="string" office:string-value="1101011" calcext:value-type="string">
            <text:p>1101011</text:p>
          </table:table-cell>
          <table:table-cell table:formula="of:=MID([.G188];8;3)" office:value-type="string" office:string-value="000" calcext:value-type="string">
            <text:p>000</text:p>
          </table:table-cell>
          <table:table-cell table:formula="of:=BIN2DEC([.H188]) * 8" office:value-type="float" office:value="856" calcext:value-type="float">
            <text:p>856</text:p>
          </table:table-cell>
          <table:table-cell table:formula="of:=BIN2DEC([.I188])" office:value-type="float" office:value="0" calcext:value-type="float">
            <text:p>0</text:p>
          </table:table-cell>
          <table:table-cell table:formula="of:=[.J188]+[.K188]" office:value-type="float" office:value="856" calcext:value-type="float">
            <text:p>8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BRRL</text:p>
          </table:table-cell>
          <table:table-cell table:formula="of:=BIN2DEC([.H189])" office:value-type="float" office:value="59" calcext:value-type="float">
            <text:p>59</text:p>
          </table:table-cell>
          <table:table-cell table:formula="of:=BIN2DEC([.I189])" office:value-type="float" office:value="6" calcext:value-type="float">
            <text:p>6</text:p>
          </table:table-cell>
          <table:table-cell table:formula="of:=SUBSTITUTE([.A189] ;&quot;F&quot;;&quot;0&quot;)" office:value-type="string" office:string-value="0BBB0BBRRL" calcext:value-type="string">
            <text:p>0BBB0BBRRL</text:p>
          </table:table-cell>
          <table:table-cell table:formula="of:=SUBSTITUTE([.D189];&quot;B&quot;;&quot;1&quot;)" office:value-type="string" office:string-value="0111011RRL" calcext:value-type="string">
            <text:p>0111011RRL</text:p>
          </table:table-cell>
          <table:table-cell table:formula="of:=SUBSTITUTE([.E189];&quot;L&quot;;&quot;0&quot;)" office:value-type="string" office:string-value="0111011RR0" calcext:value-type="string">
            <text:p>0111011RR0</text:p>
          </table:table-cell>
          <table:table-cell table:formula="of:=SUBSTITUTE([.F189];&quot;R&quot;;&quot;1&quot;)" office:value-type="string" office:string-value="0111011110" calcext:value-type="string">
            <text:p>0111011110</text:p>
          </table:table-cell>
          <table:table-cell table:formula="of:=MID([.G189];1;7)" office:value-type="string" office:string-value="0111011" calcext:value-type="string">
            <text:p>0111011</text:p>
          </table:table-cell>
          <table:table-cell table:formula="of:=MID([.G189];8;3)" office:value-type="string" office:string-value="110" calcext:value-type="string">
            <text:p>110</text:p>
          </table:table-cell>
          <table:table-cell table:formula="of:=BIN2DEC([.H189]) * 8" office:value-type="float" office:value="472" calcext:value-type="float">
            <text:p>472</text:p>
          </table:table-cell>
          <table:table-cell table:formula="of:=BIN2DEC([.I189])" office:value-type="float" office:value="6" calcext:value-type="float">
            <text:p>6</text:p>
          </table:table-cell>
          <table:table-cell table:formula="of:=[.J189]+[.K189]" office:value-type="float" office:value="478" calcext:value-type="float">
            <text:p>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BRLR</text:p>
          </table:table-cell>
          <table:table-cell table:formula="of:=BIN2DEC([.H190])" office:value-type="float" office:value="71" calcext:value-type="float">
            <text:p>71</text:p>
          </table:table-cell>
          <table:table-cell table:formula="of:=BIN2DEC([.I190])" office:value-type="float" office:value="5" calcext:value-type="float">
            <text:p>5</text:p>
          </table:table-cell>
          <table:table-cell table:formula="of:=SUBSTITUTE([.A190] ;&quot;F&quot;;&quot;0&quot;)" office:value-type="string" office:string-value="B000BBBRLR" calcext:value-type="string">
            <text:p>B000BBBRLR</text:p>
          </table:table-cell>
          <table:table-cell table:formula="of:=SUBSTITUTE([.D190];&quot;B&quot;;&quot;1&quot;)" office:value-type="string" office:string-value="1000111RLR" calcext:value-type="string">
            <text:p>1000111RLR</text:p>
          </table:table-cell>
          <table:table-cell table:formula="of:=SUBSTITUTE([.E190];&quot;L&quot;;&quot;0&quot;)" office:value-type="string" office:string-value="1000111R0R" calcext:value-type="string">
            <text:p>1000111R0R</text:p>
          </table:table-cell>
          <table:table-cell table:formula="of:=SUBSTITUTE([.F190];&quot;R&quot;;&quot;1&quot;)" office:value-type="string" office:string-value="1000111101" calcext:value-type="string">
            <text:p>1000111101</text:p>
          </table:table-cell>
          <table:table-cell table:formula="of:=MID([.G190];1;7)" office:value-type="string" office:string-value="1000111" calcext:value-type="string">
            <text:p>1000111</text:p>
          </table:table-cell>
          <table:table-cell table:formula="of:=MID([.G190];8;3)" office:value-type="string" office:string-value="101" calcext:value-type="string">
            <text:p>101</text:p>
          </table:table-cell>
          <table:table-cell table:formula="of:=BIN2DEC([.H190]) * 8" office:value-type="float" office:value="568" calcext:value-type="float">
            <text:p>568</text:p>
          </table:table-cell>
          <table:table-cell table:formula="of:=BIN2DEC([.I190])" office:value-type="float" office:value="5" calcext:value-type="float">
            <text:p>5</text:p>
          </table:table-cell>
          <table:table-cell table:formula="of:=[.J190]+[.K190]" office:value-type="float" office:value="573" calcext:value-type="float">
            <text:p>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BRRR</text:p>
          </table:table-cell>
          <table:table-cell table:formula="of:=BIN2DEC([.H191])" office:value-type="float" office:value="103" calcext:value-type="float">
            <text:p>103</text:p>
          </table:table-cell>
          <table:table-cell table:formula="of:=BIN2DEC([.I191])" office:value-type="float" office:value="7" calcext:value-type="float">
            <text:p>7</text:p>
          </table:table-cell>
          <table:table-cell table:formula="of:=SUBSTITUTE([.A191] ;&quot;F&quot;;&quot;0&quot;)" office:value-type="string" office:string-value="BB00BBBRRR" calcext:value-type="string">
            <text:p>BB00BBBRRR</text:p>
          </table:table-cell>
          <table:table-cell table:formula="of:=SUBSTITUTE([.D191];&quot;B&quot;;&quot;1&quot;)" office:value-type="string" office:string-value="1100111RRR" calcext:value-type="string">
            <text:p>1100111RRR</text:p>
          </table:table-cell>
          <table:table-cell table:formula="of:=SUBSTITUTE([.E191];&quot;L&quot;;&quot;0&quot;)" office:value-type="string" office:string-value="1100111RRR" calcext:value-type="string">
            <text:p>1100111RRR</text:p>
          </table:table-cell>
          <table:table-cell table:formula="of:=SUBSTITUTE([.F191];&quot;R&quot;;&quot;1&quot;)" office:value-type="string" office:string-value="1100111111" calcext:value-type="string">
            <text:p>1100111111</text:p>
          </table:table-cell>
          <table:table-cell table:formula="of:=MID([.G191];1;7)" office:value-type="string" office:string-value="1100111" calcext:value-type="string">
            <text:p>1100111</text:p>
          </table:table-cell>
          <table:table-cell table:formula="of:=MID([.G191];8;3)" office:value-type="string" office:string-value="111" calcext:value-type="string">
            <text:p>111</text:p>
          </table:table-cell>
          <table:table-cell table:formula="of:=BIN2DEC([.H191]) * 8" office:value-type="float" office:value="824" calcext:value-type="float">
            <text:p>824</text:p>
          </table:table-cell>
          <table:table-cell table:formula="of:=BIN2DEC([.I191])" office:value-type="float" office:value="7" calcext:value-type="float">
            <text:p>7</text:p>
          </table:table-cell>
          <table:table-cell table:formula="of:=[.J191]+[.K191]" office:value-type="float" office:value="831" calcext:value-type="float">
            <text:p>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BLRL</text:p>
          </table:table-cell>
          <table:table-cell table:formula="of:=BIN2DEC([.H192])" office:value-type="float" office:value="73" calcext:value-type="float">
            <text:p>73</text:p>
          </table:table-cell>
          <table:table-cell table:formula="of:=BIN2DEC([.I192])" office:value-type="float" office:value="2" calcext:value-type="float">
            <text:p>2</text:p>
          </table:table-cell>
          <table:table-cell table:formula="of:=SUBSTITUTE([.A192] ;&quot;F&quot;;&quot;0&quot;)" office:value-type="string" office:string-value="B00B00BLRL" calcext:value-type="string">
            <text:p>B00B00BLRL</text:p>
          </table:table-cell>
          <table:table-cell table:formula="of:=SUBSTITUTE([.D192];&quot;B&quot;;&quot;1&quot;)" office:value-type="string" office:string-value="1001001LRL" calcext:value-type="string">
            <text:p>1001001LRL</text:p>
          </table:table-cell>
          <table:table-cell table:formula="of:=SUBSTITUTE([.E192];&quot;L&quot;;&quot;0&quot;)" office:value-type="string" office:string-value="10010010R0" calcext:value-type="string">
            <text:p>10010010R0</text:p>
          </table:table-cell>
          <table:table-cell table:formula="of:=SUBSTITUTE([.F192];&quot;R&quot;;&quot;1&quot;)" office:value-type="string" office:string-value="1001001010" calcext:value-type="string">
            <text:p>1001001010</text:p>
          </table:table-cell>
          <table:table-cell table:formula="of:=MID([.G192];1;7)" office:value-type="string" office:string-value="1001001" calcext:value-type="string">
            <text:p>1001001</text:p>
          </table:table-cell>
          <table:table-cell table:formula="of:=MID([.G192];8;3)" office:value-type="string" office:string-value="010" calcext:value-type="string">
            <text:p>010</text:p>
          </table:table-cell>
          <table:table-cell table:formula="of:=BIN2DEC([.H192]) * 8" office:value-type="float" office:value="584" calcext:value-type="float">
            <text:p>584</text:p>
          </table:table-cell>
          <table:table-cell table:formula="of:=BIN2DEC([.I192])" office:value-type="float" office:value="2" calcext:value-type="float">
            <text:p>2</text:p>
          </table:table-cell>
          <table:table-cell table:formula="of:=[.J192]+[.K192]" office:value-type="float" office:value="586" calcext:value-type="float">
            <text:p>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BLLR</text:p>
          </table:table-cell>
          <table:table-cell table:formula="of:=BIN2DEC([.H193])" office:value-type="float" office:value="105" calcext:value-type="float">
            <text:p>105</text:p>
          </table:table-cell>
          <table:table-cell table:formula="of:=BIN2DEC([.I193])" office:value-type="float" office:value="1" calcext:value-type="float">
            <text:p>1</text:p>
          </table:table-cell>
          <table:table-cell table:formula="of:=SUBSTITUTE([.A193] ;&quot;F&quot;;&quot;0&quot;)" office:value-type="string" office:string-value="BB0B00BLLR" calcext:value-type="string">
            <text:p>BB0B00BLLR</text:p>
          </table:table-cell>
          <table:table-cell table:formula="of:=SUBSTITUTE([.D193];&quot;B&quot;;&quot;1&quot;)" office:value-type="string" office:string-value="1101001LLR" calcext:value-type="string">
            <text:p>1101001LLR</text:p>
          </table:table-cell>
          <table:table-cell table:formula="of:=SUBSTITUTE([.E193];&quot;L&quot;;&quot;0&quot;)" office:value-type="string" office:string-value="110100100R" calcext:value-type="string">
            <text:p>110100100R</text:p>
          </table:table-cell>
          <table:table-cell table:formula="of:=SUBSTITUTE([.F193];&quot;R&quot;;&quot;1&quot;)" office:value-type="string" office:string-value="1101001001" calcext:value-type="string">
            <text:p>1101001001</text:p>
          </table:table-cell>
          <table:table-cell table:formula="of:=MID([.G193];1;7)" office:value-type="string" office:string-value="1101001" calcext:value-type="string">
            <text:p>1101001</text:p>
          </table:table-cell>
          <table:table-cell table:formula="of:=MID([.G193];8;3)" office:value-type="string" office:string-value="001" calcext:value-type="string">
            <text:p>001</text:p>
          </table:table-cell>
          <table:table-cell table:formula="of:=BIN2DEC([.H193]) * 8" office:value-type="float" office:value="840" calcext:value-type="float">
            <text:p>840</text:p>
          </table:table-cell>
          <table:table-cell table:formula="of:=BIN2DEC([.I193])" office:value-type="float" office:value="1" calcext:value-type="float">
            <text:p>1</text:p>
          </table:table-cell>
          <table:table-cell table:formula="of:=[.J193]+[.K193]" office:value-type="float" office:value="841" calcext:value-type="float">
            <text:p>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FBRRL</text:p>
          </table:table-cell>
          <table:table-cell table:formula="of:=BIN2DEC([.H194])" office:value-type="float" office:value="1" calcext:value-type="float">
            <text:p>1</text:p>
          </table:table-cell>
          <table:table-cell table:formula="of:=BIN2DEC([.I194])" office:value-type="float" office:value="6" calcext:value-type="float">
            <text:p>6</text:p>
          </table:table-cell>
          <table:table-cell table:formula="of:=SUBSTITUTE([.A194] ;&quot;F&quot;;&quot;0&quot;)" office:value-type="string" office:string-value="000000BRRL" calcext:value-type="string">
            <text:p>000000BRRL</text:p>
          </table:table-cell>
          <table:table-cell table:formula="of:=SUBSTITUTE([.D194];&quot;B&quot;;&quot;1&quot;)" office:value-type="string" office:string-value="0000001RRL" calcext:value-type="string">
            <text:p>0000001RRL</text:p>
          </table:table-cell>
          <table:table-cell table:formula="of:=SUBSTITUTE([.E194];&quot;L&quot;;&quot;0&quot;)" office:value-type="string" office:string-value="0000001RR0" calcext:value-type="string">
            <text:p>0000001RR0</text:p>
          </table:table-cell>
          <table:table-cell table:formula="of:=SUBSTITUTE([.F194];&quot;R&quot;;&quot;1&quot;)" office:value-type="string" office:string-value="0000001110" calcext:value-type="string">
            <text:p>0000001110</text:p>
          </table:table-cell>
          <table:table-cell table:formula="of:=MID([.G194];1;7)" office:value-type="string" office:string-value="0000001" calcext:value-type="string">
            <text:p>0000001</text:p>
          </table:table-cell>
          <table:table-cell table:formula="of:=MID([.G194];8;3)" office:value-type="string" office:string-value="110" calcext:value-type="string">
            <text:p>110</text:p>
          </table:table-cell>
          <table:table-cell table:formula="of:=BIN2DEC([.H194]) * 8" office:value-type="float" office:value="8" calcext:value-type="float">
            <text:p>8</text:p>
          </table:table-cell>
          <table:table-cell table:formula="of:=BIN2DEC([.I194])" office:value-type="float" office:value="6" calcext:value-type="float">
            <text:p>6</text:p>
          </table:table-cell>
          <table:table-cell table:formula="of:=[.J194]+[.K194]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FLLR</text:p>
          </table:table-cell>
          <table:table-cell table:formula="of:=BIN2DEC([.H195])" office:value-type="float" office:value="84" calcext:value-type="float">
            <text:p>84</text:p>
          </table:table-cell>
          <table:table-cell table:formula="of:=BIN2DEC([.I195])" office:value-type="float" office:value="1" calcext:value-type="float">
            <text:p>1</text:p>
          </table:table-cell>
          <table:table-cell table:formula="of:=SUBSTITUTE([.A195] ;&quot;F&quot;;&quot;0&quot;)" office:value-type="string" office:string-value="B0B0B00LLR" calcext:value-type="string">
            <text:p>B0B0B00LLR</text:p>
          </table:table-cell>
          <table:table-cell table:formula="of:=SUBSTITUTE([.D195];&quot;B&quot;;&quot;1&quot;)" office:value-type="string" office:string-value="1010100LLR" calcext:value-type="string">
            <text:p>1010100LLR</text:p>
          </table:table-cell>
          <table:table-cell table:formula="of:=SUBSTITUTE([.E195];&quot;L&quot;;&quot;0&quot;)" office:value-type="string" office:string-value="101010000R" calcext:value-type="string">
            <text:p>101010000R</text:p>
          </table:table-cell>
          <table:table-cell table:formula="of:=SUBSTITUTE([.F195];&quot;R&quot;;&quot;1&quot;)" office:value-type="string" office:string-value="1010100001" calcext:value-type="string">
            <text:p>1010100001</text:p>
          </table:table-cell>
          <table:table-cell table:formula="of:=MID([.G195];1;7)" office:value-type="string" office:string-value="1010100" calcext:value-type="string">
            <text:p>1010100</text:p>
          </table:table-cell>
          <table:table-cell table:formula="of:=MID([.G195];8;3)" office:value-type="string" office:string-value="001" calcext:value-type="string">
            <text:p>001</text:p>
          </table:table-cell>
          <table:table-cell table:formula="of:=BIN2DEC([.H195]) * 8" office:value-type="float" office:value="672" calcext:value-type="float">
            <text:p>672</text:p>
          </table:table-cell>
          <table:table-cell table:formula="of:=BIN2DEC([.I195])" office:value-type="float" office:value="1" calcext:value-type="float">
            <text:p>1</text:p>
          </table:table-cell>
          <table:table-cell table:formula="of:=[.J195]+[.K195]" office:value-type="float" office:value="673" calcext:value-type="float">
            <text:p>6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BLLL</text:p>
          </table:table-cell>
          <table:table-cell table:formula="of:=BIN2DEC([.H196])" office:value-type="float" office:value="121" calcext:value-type="float">
            <text:p>121</text:p>
          </table:table-cell>
          <table:table-cell table:formula="of:=BIN2DEC([.I196])" office:value-type="float" office:value="0" calcext:value-type="float">
            <text:p>0</text:p>
          </table:table-cell>
          <table:table-cell table:formula="of:=SUBSTITUTE([.A196] ;&quot;F&quot;;&quot;0&quot;)" office:value-type="string" office:string-value="BBBB00BLLL" calcext:value-type="string">
            <text:p>BBBB00BLLL</text:p>
          </table:table-cell>
          <table:table-cell table:formula="of:=SUBSTITUTE([.D196];&quot;B&quot;;&quot;1&quot;)" office:value-type="string" office:string-value="1111001LLL" calcext:value-type="string">
            <text:p>1111001LLL</text:p>
          </table:table-cell>
          <table:table-cell table:formula="of:=SUBSTITUTE([.E196];&quot;L&quot;;&quot;0&quot;)" office:value-type="string" office:string-value="1111001000" calcext:value-type="string">
            <text:p>1111001000</text:p>
          </table:table-cell>
          <table:table-cell table:formula="of:=SUBSTITUTE([.F196];&quot;R&quot;;&quot;1&quot;)" office:value-type="string" office:string-value="1111001000" calcext:value-type="string">
            <text:p>1111001000</text:p>
          </table:table-cell>
          <table:table-cell table:formula="of:=MID([.G196];1;7)" office:value-type="string" office:string-value="1111001" calcext:value-type="string">
            <text:p>1111001</text:p>
          </table:table-cell>
          <table:table-cell table:formula="of:=MID([.G196];8;3)" office:value-type="string" office:string-value="000" calcext:value-type="string">
            <text:p>000</text:p>
          </table:table-cell>
          <table:table-cell table:formula="of:=BIN2DEC([.H196]) * 8" office:value-type="float" office:value="968" calcext:value-type="float">
            <text:p>968</text:p>
          </table:table-cell>
          <table:table-cell table:formula="of:=BIN2DEC([.I196])" office:value-type="float" office:value="0" calcext:value-type="float">
            <text:p>0</text:p>
          </table:table-cell>
          <table:table-cell table:formula="of:=[.J196]+[.K196]" office:value-type="float" office:value="968" calcext:value-type="float">
            <text:p>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FRRL</text:p>
          </table:table-cell>
          <table:table-cell table:formula="of:=BIN2DEC([.H197])" office:value-type="float" office:value="58" calcext:value-type="float">
            <text:p>58</text:p>
          </table:table-cell>
          <table:table-cell table:formula="of:=BIN2DEC([.I197])" office:value-type="float" office:value="6" calcext:value-type="float">
            <text:p>6</text:p>
          </table:table-cell>
          <table:table-cell table:formula="of:=SUBSTITUTE([.A197] ;&quot;F&quot;;&quot;0&quot;)" office:value-type="string" office:string-value="0BBB0B0RRL" calcext:value-type="string">
            <text:p>0BBB0B0RRL</text:p>
          </table:table-cell>
          <table:table-cell table:formula="of:=SUBSTITUTE([.D197];&quot;B&quot;;&quot;1&quot;)" office:value-type="string" office:string-value="0111010RRL" calcext:value-type="string">
            <text:p>0111010RRL</text:p>
          </table:table-cell>
          <table:table-cell table:formula="of:=SUBSTITUTE([.E197];&quot;L&quot;;&quot;0&quot;)" office:value-type="string" office:string-value="0111010RR0" calcext:value-type="string">
            <text:p>0111010RR0</text:p>
          </table:table-cell>
          <table:table-cell table:formula="of:=SUBSTITUTE([.F197];&quot;R&quot;;&quot;1&quot;)" office:value-type="string" office:string-value="0111010110" calcext:value-type="string">
            <text:p>0111010110</text:p>
          </table:table-cell>
          <table:table-cell table:formula="of:=MID([.G197];1;7)" office:value-type="string" office:string-value="0111010" calcext:value-type="string">
            <text:p>0111010</text:p>
          </table:table-cell>
          <table:table-cell table:formula="of:=MID([.G197];8;3)" office:value-type="string" office:string-value="110" calcext:value-type="string">
            <text:p>110</text:p>
          </table:table-cell>
          <table:table-cell table:formula="of:=BIN2DEC([.H197]) * 8" office:value-type="float" office:value="464" calcext:value-type="float">
            <text:p>464</text:p>
          </table:table-cell>
          <table:table-cell table:formula="of:=BIN2DEC([.I197])" office:value-type="float" office:value="6" calcext:value-type="float">
            <text:p>6</text:p>
          </table:table-cell>
          <table:table-cell table:formula="of:=[.J197]+[.K197]" office:value-type="float" office:value="470" calcext:value-type="float">
            <text:p>4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FLLL</text:p>
          </table:table-cell>
          <table:table-cell table:formula="of:=BIN2DEC([.H198])" office:value-type="float" office:value="50" calcext:value-type="float">
            <text:p>50</text:p>
          </table:table-cell>
          <table:table-cell table:formula="of:=BIN2DEC([.I198])" office:value-type="float" office:value="0" calcext:value-type="float">
            <text:p>0</text:p>
          </table:table-cell>
          <table:table-cell table:formula="of:=SUBSTITUTE([.A198] ;&quot;F&quot;;&quot;0&quot;)" office:value-type="string" office:string-value="0BB00B0LLL" calcext:value-type="string">
            <text:p>0BB00B0LLL</text:p>
          </table:table-cell>
          <table:table-cell table:formula="of:=SUBSTITUTE([.D198];&quot;B&quot;;&quot;1&quot;)" office:value-type="string" office:string-value="0110010LLL" calcext:value-type="string">
            <text:p>0110010LLL</text:p>
          </table:table-cell>
          <table:table-cell table:formula="of:=SUBSTITUTE([.E198];&quot;L&quot;;&quot;0&quot;)" office:value-type="string" office:string-value="0110010000" calcext:value-type="string">
            <text:p>0110010000</text:p>
          </table:table-cell>
          <table:table-cell table:formula="of:=SUBSTITUTE([.F198];&quot;R&quot;;&quot;1&quot;)" office:value-type="string" office:string-value="0110010000" calcext:value-type="string">
            <text:p>0110010000</text:p>
          </table:table-cell>
          <table:table-cell table:formula="of:=MID([.G198];1;7)" office:value-type="string" office:string-value="0110010" calcext:value-type="string">
            <text:p>0110010</text:p>
          </table:table-cell>
          <table:table-cell table:formula="of:=MID([.G198];8;3)" office:value-type="string" office:string-value="000" calcext:value-type="string">
            <text:p>000</text:p>
          </table:table-cell>
          <table:table-cell table:formula="of:=BIN2DEC([.H198]) * 8" office:value-type="float" office:value="400" calcext:value-type="float">
            <text:p>400</text:p>
          </table:table-cell>
          <table:table-cell table:formula="of:=BIN2DEC([.I198])" office:value-type="float" office:value="0" calcext:value-type="float">
            <text:p>0</text:p>
          </table:table-cell>
          <table:table-cell table:formula="of:=[.J198]+[.K198]" office:value-type="float" office:value="400" calcext:value-type="float">
            <text:p>4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FRLL</text:p>
          </table:table-cell>
          <table:table-cell table:formula="of:=BIN2DEC([.H199])" office:value-type="float" office:value="20" calcext:value-type="float">
            <text:p>20</text:p>
          </table:table-cell>
          <table:table-cell table:formula="of:=BIN2DEC([.I199])" office:value-type="float" office:value="4" calcext:value-type="float">
            <text:p>4</text:p>
          </table:table-cell>
          <table:table-cell table:formula="of:=SUBSTITUTE([.A199] ;&quot;F&quot;;&quot;0&quot;)" office:value-type="string" office:string-value="00B0B00RLL" calcext:value-type="string">
            <text:p>00B0B00RLL</text:p>
          </table:table-cell>
          <table:table-cell table:formula="of:=SUBSTITUTE([.D199];&quot;B&quot;;&quot;1&quot;)" office:value-type="string" office:string-value="0010100RLL" calcext:value-type="string">
            <text:p>0010100RLL</text:p>
          </table:table-cell>
          <table:table-cell table:formula="of:=SUBSTITUTE([.E199];&quot;L&quot;;&quot;0&quot;)" office:value-type="string" office:string-value="0010100R00" calcext:value-type="string">
            <text:p>0010100R00</text:p>
          </table:table-cell>
          <table:table-cell table:formula="of:=SUBSTITUTE([.F199];&quot;R&quot;;&quot;1&quot;)" office:value-type="string" office:string-value="0010100100" calcext:value-type="string">
            <text:p>0010100100</text:p>
          </table:table-cell>
          <table:table-cell table:formula="of:=MID([.G199];1;7)" office:value-type="string" office:string-value="0010100" calcext:value-type="string">
            <text:p>0010100</text:p>
          </table:table-cell>
          <table:table-cell table:formula="of:=MID([.G199];8;3)" office:value-type="string" office:string-value="100" calcext:value-type="string">
            <text:p>100</text:p>
          </table:table-cell>
          <table:table-cell table:formula="of:=BIN2DEC([.H199]) * 8" office:value-type="float" office:value="160" calcext:value-type="float">
            <text:p>160</text:p>
          </table:table-cell>
          <table:table-cell table:formula="of:=BIN2DEC([.I199])" office:value-type="float" office:value="4" calcext:value-type="float">
            <text:p>4</text:p>
          </table:table-cell>
          <table:table-cell table:formula="of:=[.J199]+[.K199]" office:value-type="float" office:value="164" calcext:value-type="float">
            <text:p>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FLLL</text:p>
          </table:table-cell>
          <table:table-cell table:formula="of:=BIN2DEC([.H200])" office:value-type="float" office:value="88" calcext:value-type="float">
            <text:p>88</text:p>
          </table:table-cell>
          <table:table-cell table:formula="of:=BIN2DEC([.I200])" office:value-type="float" office:value="0" calcext:value-type="float">
            <text:p>0</text:p>
          </table:table-cell>
          <table:table-cell table:formula="of:=SUBSTITUTE([.A200] ;&quot;F&quot;;&quot;0&quot;)" office:value-type="string" office:string-value="B0BB000LLL" calcext:value-type="string">
            <text:p>B0BB000LLL</text:p>
          </table:table-cell>
          <table:table-cell table:formula="of:=SUBSTITUTE([.D200];&quot;B&quot;;&quot;1&quot;)" office:value-type="string" office:string-value="1011000LLL" calcext:value-type="string">
            <text:p>1011000LLL</text:p>
          </table:table-cell>
          <table:table-cell table:formula="of:=SUBSTITUTE([.E200];&quot;L&quot;;&quot;0&quot;)" office:value-type="string" office:string-value="1011000000" calcext:value-type="string">
            <text:p>1011000000</text:p>
          </table:table-cell>
          <table:table-cell table:formula="of:=SUBSTITUTE([.F200];&quot;R&quot;;&quot;1&quot;)" office:value-type="string" office:string-value="1011000000" calcext:value-type="string">
            <text:p>1011000000</text:p>
          </table:table-cell>
          <table:table-cell table:formula="of:=MID([.G200];1;7)" office:value-type="string" office:string-value="1011000" calcext:value-type="string">
            <text:p>1011000</text:p>
          </table:table-cell>
          <table:table-cell table:formula="of:=MID([.G200];8;3)" office:value-type="string" office:string-value="000" calcext:value-type="string">
            <text:p>000</text:p>
          </table:table-cell>
          <table:table-cell table:formula="of:=BIN2DEC([.H200]) * 8" office:value-type="float" office:value="704" calcext:value-type="float">
            <text:p>704</text:p>
          </table:table-cell>
          <table:table-cell table:formula="of:=BIN2DEC([.I200])" office:value-type="float" office:value="0" calcext:value-type="float">
            <text:p>0</text:p>
          </table:table-cell>
          <table:table-cell table:formula="of:=[.J200]+[.K200]" office:value-type="float" office:value="704" calcext:value-type="float">
            <text:p>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BLRL</text:p>
          </table:table-cell>
          <table:table-cell table:formula="of:=BIN2DEC([.H201])" office:value-type="float" office:value="35" calcext:value-type="float">
            <text:p>35</text:p>
          </table:table-cell>
          <table:table-cell table:formula="of:=BIN2DEC([.I201])" office:value-type="float" office:value="2" calcext:value-type="float">
            <text:p>2</text:p>
          </table:table-cell>
          <table:table-cell table:formula="of:=SUBSTITUTE([.A201] ;&quot;F&quot;;&quot;0&quot;)" office:value-type="string" office:string-value="0B000BBLRL" calcext:value-type="string">
            <text:p>0B000BBLRL</text:p>
          </table:table-cell>
          <table:table-cell table:formula="of:=SUBSTITUTE([.D201];&quot;B&quot;;&quot;1&quot;)" office:value-type="string" office:string-value="0100011LRL" calcext:value-type="string">
            <text:p>0100011LRL</text:p>
          </table:table-cell>
          <table:table-cell table:formula="of:=SUBSTITUTE([.E201];&quot;L&quot;;&quot;0&quot;)" office:value-type="string" office:string-value="01000110R0" calcext:value-type="string">
            <text:p>01000110R0</text:p>
          </table:table-cell>
          <table:table-cell table:formula="of:=SUBSTITUTE([.F201];&quot;R&quot;;&quot;1&quot;)" office:value-type="string" office:string-value="0100011010" calcext:value-type="string">
            <text:p>0100011010</text:p>
          </table:table-cell>
          <table:table-cell table:formula="of:=MID([.G201];1;7)" office:value-type="string" office:string-value="0100011" calcext:value-type="string">
            <text:p>0100011</text:p>
          </table:table-cell>
          <table:table-cell table:formula="of:=MID([.G201];8;3)" office:value-type="string" office:string-value="010" calcext:value-type="string">
            <text:p>010</text:p>
          </table:table-cell>
          <table:table-cell table:formula="of:=BIN2DEC([.H201]) * 8" office:value-type="float" office:value="280" calcext:value-type="float">
            <text:p>280</text:p>
          </table:table-cell>
          <table:table-cell table:formula="of:=BIN2DEC([.I201])" office:value-type="float" office:value="2" calcext:value-type="float">
            <text:p>2</text:p>
          </table:table-cell>
          <table:table-cell table:formula="of:=[.J201]+[.K201]" office:value-type="float" office:value="282" calcext:value-type="float">
            <text:p>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BLRL</text:p>
          </table:table-cell>
          <table:table-cell table:formula="of:=BIN2DEC([.H202])" office:value-type="float" office:value="9" calcext:value-type="float">
            <text:p>9</text:p>
          </table:table-cell>
          <table:table-cell table:formula="of:=BIN2DEC([.I202])" office:value-type="float" office:value="2" calcext:value-type="float">
            <text:p>2</text:p>
          </table:table-cell>
          <table:table-cell table:formula="of:=SUBSTITUTE([.A202] ;&quot;F&quot;;&quot;0&quot;)" office:value-type="string" office:string-value="000B00BLRL" calcext:value-type="string">
            <text:p>000B00BLRL</text:p>
          </table:table-cell>
          <table:table-cell table:formula="of:=SUBSTITUTE([.D202];&quot;B&quot;;&quot;1&quot;)" office:value-type="string" office:string-value="0001001LRL" calcext:value-type="string">
            <text:p>0001001LRL</text:p>
          </table:table-cell>
          <table:table-cell table:formula="of:=SUBSTITUTE([.E202];&quot;L&quot;;&quot;0&quot;)" office:value-type="string" office:string-value="00010010R0" calcext:value-type="string">
            <text:p>00010010R0</text:p>
          </table:table-cell>
          <table:table-cell table:formula="of:=SUBSTITUTE([.F202];&quot;R&quot;;&quot;1&quot;)" office:value-type="string" office:string-value="0001001010" calcext:value-type="string">
            <text:p>0001001010</text:p>
          </table:table-cell>
          <table:table-cell table:formula="of:=MID([.G202];1;7)" office:value-type="string" office:string-value="0001001" calcext:value-type="string">
            <text:p>0001001</text:p>
          </table:table-cell>
          <table:table-cell table:formula="of:=MID([.G202];8;3)" office:value-type="string" office:string-value="010" calcext:value-type="string">
            <text:p>010</text:p>
          </table:table-cell>
          <table:table-cell table:formula="of:=BIN2DEC([.H202]) * 8" office:value-type="float" office:value="72" calcext:value-type="float">
            <text:p>72</text:p>
          </table:table-cell>
          <table:table-cell table:formula="of:=BIN2DEC([.I202])" office:value-type="float" office:value="2" calcext:value-type="float">
            <text:p>2</text:p>
          </table:table-cell>
          <table:table-cell table:formula="of:=[.J202]+[.K202]"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BLRR</text:p>
          </table:table-cell>
          <table:table-cell table:formula="of:=BIN2DEC([.H203])" office:value-type="float" office:value="71" calcext:value-type="float">
            <text:p>71</text:p>
          </table:table-cell>
          <table:table-cell table:formula="of:=BIN2DEC([.I203])" office:value-type="float" office:value="3" calcext:value-type="float">
            <text:p>3</text:p>
          </table:table-cell>
          <table:table-cell table:formula="of:=SUBSTITUTE([.A203] ;&quot;F&quot;;&quot;0&quot;)" office:value-type="string" office:string-value="B000BBBLRR" calcext:value-type="string">
            <text:p>B000BBBLRR</text:p>
          </table:table-cell>
          <table:table-cell table:formula="of:=SUBSTITUTE([.D203];&quot;B&quot;;&quot;1&quot;)" office:value-type="string" office:string-value="1000111LRR" calcext:value-type="string">
            <text:p>1000111LRR</text:p>
          </table:table-cell>
          <table:table-cell table:formula="of:=SUBSTITUTE([.E203];&quot;L&quot;;&quot;0&quot;)" office:value-type="string" office:string-value="10001110RR" calcext:value-type="string">
            <text:p>10001110RR</text:p>
          </table:table-cell>
          <table:table-cell table:formula="of:=SUBSTITUTE([.F203];&quot;R&quot;;&quot;1&quot;)" office:value-type="string" office:string-value="1000111011" calcext:value-type="string">
            <text:p>1000111011</text:p>
          </table:table-cell>
          <table:table-cell table:formula="of:=MID([.G203];1;7)" office:value-type="string" office:string-value="1000111" calcext:value-type="string">
            <text:p>1000111</text:p>
          </table:table-cell>
          <table:table-cell table:formula="of:=MID([.G203];8;3)" office:value-type="string" office:string-value="011" calcext:value-type="string">
            <text:p>011</text:p>
          </table:table-cell>
          <table:table-cell table:formula="of:=BIN2DEC([.H203]) * 8" office:value-type="float" office:value="568" calcext:value-type="float">
            <text:p>568</text:p>
          </table:table-cell>
          <table:table-cell table:formula="of:=BIN2DEC([.I203])" office:value-type="float" office:value="3" calcext:value-type="float">
            <text:p>3</text:p>
          </table:table-cell>
          <table:table-cell table:formula="of:=[.J203]+[.K203]" office:value-type="float" office:value="571" calcext:value-type="float">
            <text:p>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FRRL</text:p>
          </table:table-cell>
          <table:table-cell table:formula="of:=BIN2DEC([.H204])" office:value-type="float" office:value="114" calcext:value-type="float">
            <text:p>114</text:p>
          </table:table-cell>
          <table:table-cell table:formula="of:=BIN2DEC([.I204])" office:value-type="float" office:value="6" calcext:value-type="float">
            <text:p>6</text:p>
          </table:table-cell>
          <table:table-cell table:formula="of:=SUBSTITUTE([.A204] ;&quot;F&quot;;&quot;0&quot;)" office:value-type="string" office:string-value="BBB00B0RRL" calcext:value-type="string">
            <text:p>BBB00B0RRL</text:p>
          </table:table-cell>
          <table:table-cell table:formula="of:=SUBSTITUTE([.D204];&quot;B&quot;;&quot;1&quot;)" office:value-type="string" office:string-value="1110010RRL" calcext:value-type="string">
            <text:p>1110010RRL</text:p>
          </table:table-cell>
          <table:table-cell table:formula="of:=SUBSTITUTE([.E204];&quot;L&quot;;&quot;0&quot;)" office:value-type="string" office:string-value="1110010RR0" calcext:value-type="string">
            <text:p>1110010RR0</text:p>
          </table:table-cell>
          <table:table-cell table:formula="of:=SUBSTITUTE([.F204];&quot;R&quot;;&quot;1&quot;)" office:value-type="string" office:string-value="1110010110" calcext:value-type="string">
            <text:p>1110010110</text:p>
          </table:table-cell>
          <table:table-cell table:formula="of:=MID([.G204];1;7)" office:value-type="string" office:string-value="1110010" calcext:value-type="string">
            <text:p>1110010</text:p>
          </table:table-cell>
          <table:table-cell table:formula="of:=MID([.G204];8;3)" office:value-type="string" office:string-value="110" calcext:value-type="string">
            <text:p>110</text:p>
          </table:table-cell>
          <table:table-cell table:formula="of:=BIN2DEC([.H204]) * 8" office:value-type="float" office:value="912" calcext:value-type="float">
            <text:p>912</text:p>
          </table:table-cell>
          <table:table-cell table:formula="of:=BIN2DEC([.I204])" office:value-type="float" office:value="6" calcext:value-type="float">
            <text:p>6</text:p>
          </table:table-cell>
          <table:table-cell table:formula="of:=[.J204]+[.K204]" office:value-type="float" office:value="918" calcext:value-type="float">
            <text:p>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FRLR</text:p>
          </table:table-cell>
          <table:table-cell table:formula="of:=BIN2DEC([.H205])" office:value-type="float" office:value="56" calcext:value-type="float">
            <text:p>56</text:p>
          </table:table-cell>
          <table:table-cell table:formula="of:=BIN2DEC([.I205])" office:value-type="float" office:value="5" calcext:value-type="float">
            <text:p>5</text:p>
          </table:table-cell>
          <table:table-cell table:formula="of:=SUBSTITUTE([.A205] ;&quot;F&quot;;&quot;0&quot;)" office:value-type="string" office:string-value="0BBB000RLR" calcext:value-type="string">
            <text:p>0BBB000RLR</text:p>
          </table:table-cell>
          <table:table-cell table:formula="of:=SUBSTITUTE([.D205];&quot;B&quot;;&quot;1&quot;)" office:value-type="string" office:string-value="0111000RLR" calcext:value-type="string">
            <text:p>0111000RLR</text:p>
          </table:table-cell>
          <table:table-cell table:formula="of:=SUBSTITUTE([.E205];&quot;L&quot;;&quot;0&quot;)" office:value-type="string" office:string-value="0111000R0R" calcext:value-type="string">
            <text:p>0111000R0R</text:p>
          </table:table-cell>
          <table:table-cell table:formula="of:=SUBSTITUTE([.F205];&quot;R&quot;;&quot;1&quot;)" office:value-type="string" office:string-value="0111000101" calcext:value-type="string">
            <text:p>0111000101</text:p>
          </table:table-cell>
          <table:table-cell table:formula="of:=MID([.G205];1;7)" office:value-type="string" office:string-value="0111000" calcext:value-type="string">
            <text:p>0111000</text:p>
          </table:table-cell>
          <table:table-cell table:formula="of:=MID([.G205];8;3)" office:value-type="string" office:string-value="101" calcext:value-type="string">
            <text:p>101</text:p>
          </table:table-cell>
          <table:table-cell table:formula="of:=BIN2DEC([.H205]) * 8" office:value-type="float" office:value="448" calcext:value-type="float">
            <text:p>448</text:p>
          </table:table-cell>
          <table:table-cell table:formula="of:=BIN2DEC([.I205])" office:value-type="float" office:value="5" calcext:value-type="float">
            <text:p>5</text:p>
          </table:table-cell>
          <table:table-cell table:formula="of:=[.J205]+[.K205]" office:value-type="float" office:value="453" calcext:value-type="float">
            <text:p>4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BRRR</text:p>
          </table:table-cell>
          <table:table-cell table:formula="of:=BIN2DEC([.H206])" office:value-type="float" office:value="25" calcext:value-type="float">
            <text:p>25</text:p>
          </table:table-cell>
          <table:table-cell table:formula="of:=BIN2DEC([.I206])" office:value-type="float" office:value="7" calcext:value-type="float">
            <text:p>7</text:p>
          </table:table-cell>
          <table:table-cell table:formula="of:=SUBSTITUTE([.A206] ;&quot;F&quot;;&quot;0&quot;)" office:value-type="string" office:string-value="00BB00BRRR" calcext:value-type="string">
            <text:p>00BB00BRRR</text:p>
          </table:table-cell>
          <table:table-cell table:formula="of:=SUBSTITUTE([.D206];&quot;B&quot;;&quot;1&quot;)" office:value-type="string" office:string-value="0011001RRR" calcext:value-type="string">
            <text:p>0011001RRR</text:p>
          </table:table-cell>
          <table:table-cell table:formula="of:=SUBSTITUTE([.E206];&quot;L&quot;;&quot;0&quot;)" office:value-type="string" office:string-value="0011001RRR" calcext:value-type="string">
            <text:p>0011001RRR</text:p>
          </table:table-cell>
          <table:table-cell table:formula="of:=SUBSTITUTE([.F206];&quot;R&quot;;&quot;1&quot;)" office:value-type="string" office:string-value="0011001111" calcext:value-type="string">
            <text:p>0011001111</text:p>
          </table:table-cell>
          <table:table-cell table:formula="of:=MID([.G206];1;7)" office:value-type="string" office:string-value="0011001" calcext:value-type="string">
            <text:p>0011001</text:p>
          </table:table-cell>
          <table:table-cell table:formula="of:=MID([.G206];8;3)" office:value-type="string" office:string-value="111" calcext:value-type="string">
            <text:p>111</text:p>
          </table:table-cell>
          <table:table-cell table:formula="of:=BIN2DEC([.H206]) * 8" office:value-type="float" office:value="200" calcext:value-type="float">
            <text:p>200</text:p>
          </table:table-cell>
          <table:table-cell table:formula="of:=BIN2DEC([.I206])" office:value-type="float" office:value="7" calcext:value-type="float">
            <text:p>7</text:p>
          </table:table-cell>
          <table:table-cell table:formula="of:=[.J206]+[.K206]" office:value-type="float" office:value="207" calcext:value-type="float">
            <text:p>2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BLLL</text:p>
          </table:table-cell>
          <table:table-cell table:formula="of:=BIN2DEC([.H207])" office:value-type="float" office:value="63" calcext:value-type="float">
            <text:p>63</text:p>
          </table:table-cell>
          <table:table-cell table:formula="of:=BIN2DEC([.I207])" office:value-type="float" office:value="0" calcext:value-type="float">
            <text:p>0</text:p>
          </table:table-cell>
          <table:table-cell table:formula="of:=SUBSTITUTE([.A207] ;&quot;F&quot;;&quot;0&quot;)" office:value-type="string" office:string-value="0BBBBBBLLL" calcext:value-type="string">
            <text:p>0BBBBBBLLL</text:p>
          </table:table-cell>
          <table:table-cell table:formula="of:=SUBSTITUTE([.D207];&quot;B&quot;;&quot;1&quot;)" office:value-type="string" office:string-value="0111111LLL" calcext:value-type="string">
            <text:p>0111111LLL</text:p>
          </table:table-cell>
          <table:table-cell table:formula="of:=SUBSTITUTE([.E207];&quot;L&quot;;&quot;0&quot;)" office:value-type="string" office:string-value="0111111000" calcext:value-type="string">
            <text:p>0111111000</text:p>
          </table:table-cell>
          <table:table-cell table:formula="of:=SUBSTITUTE([.F207];&quot;R&quot;;&quot;1&quot;)" office:value-type="string" office:string-value="0111111000" calcext:value-type="string">
            <text:p>0111111000</text:p>
          </table:table-cell>
          <table:table-cell table:formula="of:=MID([.G207];1;7)" office:value-type="string" office:string-value="0111111" calcext:value-type="string">
            <text:p>0111111</text:p>
          </table:table-cell>
          <table:table-cell table:formula="of:=MID([.G207];8;3)" office:value-type="string" office:string-value="000" calcext:value-type="string">
            <text:p>000</text:p>
          </table:table-cell>
          <table:table-cell table:formula="of:=BIN2DEC([.H207]) * 8" office:value-type="float" office:value="504" calcext:value-type="float">
            <text:p>504</text:p>
          </table:table-cell>
          <table:table-cell table:formula="of:=BIN2DEC([.I207])" office:value-type="float" office:value="0" calcext:value-type="float">
            <text:p>0</text:p>
          </table:table-cell>
          <table:table-cell table:formula="of:=[.J207]+[.K207]" office:value-type="float" office:value="504" calcext:value-type="float">
            <text:p>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FLLR</text:p>
          </table:table-cell>
          <table:table-cell table:formula="of:=BIN2DEC([.H208])" office:value-type="float" office:value="76" calcext:value-type="float">
            <text:p>76</text:p>
          </table:table-cell>
          <table:table-cell table:formula="of:=BIN2DEC([.I208])" office:value-type="float" office:value="1" calcext:value-type="float">
            <text:p>1</text:p>
          </table:table-cell>
          <table:table-cell table:formula="of:=SUBSTITUTE([.A208] ;&quot;F&quot;;&quot;0&quot;)" office:value-type="string" office:string-value="B00BB00LLR" calcext:value-type="string">
            <text:p>B00BB00LLR</text:p>
          </table:table-cell>
          <table:table-cell table:formula="of:=SUBSTITUTE([.D208];&quot;B&quot;;&quot;1&quot;)" office:value-type="string" office:string-value="1001100LLR" calcext:value-type="string">
            <text:p>1001100LLR</text:p>
          </table:table-cell>
          <table:table-cell table:formula="of:=SUBSTITUTE([.E208];&quot;L&quot;;&quot;0&quot;)" office:value-type="string" office:string-value="100110000R" calcext:value-type="string">
            <text:p>100110000R</text:p>
          </table:table-cell>
          <table:table-cell table:formula="of:=SUBSTITUTE([.F208];&quot;R&quot;;&quot;1&quot;)" office:value-type="string" office:string-value="1001100001" calcext:value-type="string">
            <text:p>1001100001</text:p>
          </table:table-cell>
          <table:table-cell table:formula="of:=MID([.G208];1;7)" office:value-type="string" office:string-value="1001100" calcext:value-type="string">
            <text:p>1001100</text:p>
          </table:table-cell>
          <table:table-cell table:formula="of:=MID([.G208];8;3)" office:value-type="string" office:string-value="001" calcext:value-type="string">
            <text:p>001</text:p>
          </table:table-cell>
          <table:table-cell table:formula="of:=BIN2DEC([.H208]) * 8" office:value-type="float" office:value="608" calcext:value-type="float">
            <text:p>608</text:p>
          </table:table-cell>
          <table:table-cell table:formula="of:=BIN2DEC([.I208])" office:value-type="float" office:value="1" calcext:value-type="float">
            <text:p>1</text:p>
          </table:table-cell>
          <table:table-cell table:formula="of:=[.J208]+[.K208]" office:value-type="float" office:value="609" calcext:value-type="float">
            <text:p>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BLLR</text:p>
          </table:table-cell>
          <table:table-cell table:formula="of:=BIN2DEC([.H209])" office:value-type="float" office:value="3" calcext:value-type="float">
            <text:p>3</text:p>
          </table:table-cell>
          <table:table-cell table:formula="of:=BIN2DEC([.I209])" office:value-type="float" office:value="1" calcext:value-type="float">
            <text:p>1</text:p>
          </table:table-cell>
          <table:table-cell table:formula="of:=SUBSTITUTE([.A209] ;&quot;F&quot;;&quot;0&quot;)" office:value-type="string" office:string-value="00000BBLLR" calcext:value-type="string">
            <text:p>00000BBLLR</text:p>
          </table:table-cell>
          <table:table-cell table:formula="of:=SUBSTITUTE([.D209];&quot;B&quot;;&quot;1&quot;)" office:value-type="string" office:string-value="0000011LLR" calcext:value-type="string">
            <text:p>0000011LLR</text:p>
          </table:table-cell>
          <table:table-cell table:formula="of:=SUBSTITUTE([.E209];&quot;L&quot;;&quot;0&quot;)" office:value-type="string" office:string-value="000001100R" calcext:value-type="string">
            <text:p>000001100R</text:p>
          </table:table-cell>
          <table:table-cell table:formula="of:=SUBSTITUTE([.F209];&quot;R&quot;;&quot;1&quot;)" office:value-type="string" office:string-value="0000011001" calcext:value-type="string">
            <text:p>0000011001</text:p>
          </table:table-cell>
          <table:table-cell table:formula="of:=MID([.G209];1;7)" office:value-type="string" office:string-value="0000011" calcext:value-type="string">
            <text:p>0000011</text:p>
          </table:table-cell>
          <table:table-cell table:formula="of:=MID([.G209];8;3)" office:value-type="string" office:string-value="001" calcext:value-type="string">
            <text:p>001</text:p>
          </table:table-cell>
          <table:table-cell table:formula="of:=BIN2DEC([.H209]) * 8" office:value-type="float" office:value="24" calcext:value-type="float">
            <text:p>24</text:p>
          </table:table-cell>
          <table:table-cell table:formula="of:=BIN2DEC([.I209])" office:value-type="float" office:value="1" calcext:value-type="float">
            <text:p>1</text:p>
          </table:table-cell>
          <table:table-cell table:formula="of:=[.J209]+[.K209]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BRRR</text:p>
          </table:table-cell>
          <table:table-cell table:formula="of:=BIN2DEC([.H210])" office:value-type="float" office:value="53" calcext:value-type="float">
            <text:p>53</text:p>
          </table:table-cell>
          <table:table-cell table:formula="of:=BIN2DEC([.I210])" office:value-type="float" office:value="7" calcext:value-type="float">
            <text:p>7</text:p>
          </table:table-cell>
          <table:table-cell table:formula="of:=SUBSTITUTE([.A210] ;&quot;F&quot;;&quot;0&quot;)" office:value-type="string" office:string-value="0BB0B0BRRR" calcext:value-type="string">
            <text:p>0BB0B0BRRR</text:p>
          </table:table-cell>
          <table:table-cell table:formula="of:=SUBSTITUTE([.D210];&quot;B&quot;;&quot;1&quot;)" office:value-type="string" office:string-value="0110101RRR" calcext:value-type="string">
            <text:p>0110101RRR</text:p>
          </table:table-cell>
          <table:table-cell table:formula="of:=SUBSTITUTE([.E210];&quot;L&quot;;&quot;0&quot;)" office:value-type="string" office:string-value="0110101RRR" calcext:value-type="string">
            <text:p>0110101RRR</text:p>
          </table:table-cell>
          <table:table-cell table:formula="of:=SUBSTITUTE([.F210];&quot;R&quot;;&quot;1&quot;)" office:value-type="string" office:string-value="0110101111" calcext:value-type="string">
            <text:p>0110101111</text:p>
          </table:table-cell>
          <table:table-cell table:formula="of:=MID([.G210];1;7)" office:value-type="string" office:string-value="0110101" calcext:value-type="string">
            <text:p>0110101</text:p>
          </table:table-cell>
          <table:table-cell table:formula="of:=MID([.G210];8;3)" office:value-type="string" office:string-value="111" calcext:value-type="string">
            <text:p>111</text:p>
          </table:table-cell>
          <table:table-cell table:formula="of:=BIN2DEC([.H210]) * 8" office:value-type="float" office:value="424" calcext:value-type="float">
            <text:p>424</text:p>
          </table:table-cell>
          <table:table-cell table:formula="of:=BIN2DEC([.I210])" office:value-type="float" office:value="7" calcext:value-type="float">
            <text:p>7</text:p>
          </table:table-cell>
          <table:table-cell table:formula="of:=[.J210]+[.K210]" office:value-type="float" office:value="431" calcext:value-type="float">
            <text:p>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FLLL</text:p>
          </table:table-cell>
          <table:table-cell table:formula="of:=BIN2DEC([.H211])" office:value-type="float" office:value="116" calcext:value-type="float">
            <text:p>116</text:p>
          </table:table-cell>
          <table:table-cell table:formula="of:=BIN2DEC([.I211])" office:value-type="float" office:value="0" calcext:value-type="float">
            <text:p>0</text:p>
          </table:table-cell>
          <table:table-cell table:formula="of:=SUBSTITUTE([.A211] ;&quot;F&quot;;&quot;0&quot;)" office:value-type="string" office:string-value="BBB0B00LLL" calcext:value-type="string">
            <text:p>BBB0B00LLL</text:p>
          </table:table-cell>
          <table:table-cell table:formula="of:=SUBSTITUTE([.D211];&quot;B&quot;;&quot;1&quot;)" office:value-type="string" office:string-value="1110100LLL" calcext:value-type="string">
            <text:p>1110100LLL</text:p>
          </table:table-cell>
          <table:table-cell table:formula="of:=SUBSTITUTE([.E211];&quot;L&quot;;&quot;0&quot;)" office:value-type="string" office:string-value="1110100000" calcext:value-type="string">
            <text:p>1110100000</text:p>
          </table:table-cell>
          <table:table-cell table:formula="of:=SUBSTITUTE([.F211];&quot;R&quot;;&quot;1&quot;)" office:value-type="string" office:string-value="1110100000" calcext:value-type="string">
            <text:p>1110100000</text:p>
          </table:table-cell>
          <table:table-cell table:formula="of:=MID([.G211];1;7)" office:value-type="string" office:string-value="1110100" calcext:value-type="string">
            <text:p>1110100</text:p>
          </table:table-cell>
          <table:table-cell table:formula="of:=MID([.G211];8;3)" office:value-type="string" office:string-value="000" calcext:value-type="string">
            <text:p>000</text:p>
          </table:table-cell>
          <table:table-cell table:formula="of:=BIN2DEC([.H211]) * 8" office:value-type="float" office:value="928" calcext:value-type="float">
            <text:p>928</text:p>
          </table:table-cell>
          <table:table-cell table:formula="of:=BIN2DEC([.I211])" office:value-type="float" office:value="0" calcext:value-type="float">
            <text:p>0</text:p>
          </table:table-cell>
          <table:table-cell table:formula="of:=[.J211]+[.K211]" office:value-type="float" office:value="928" calcext:value-type="float">
            <text:p>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FRRR</text:p>
          </table:table-cell>
          <table:table-cell table:formula="of:=BIN2DEC([.H212])" office:value-type="float" office:value="6" calcext:value-type="float">
            <text:p>6</text:p>
          </table:table-cell>
          <table:table-cell table:formula="of:=BIN2DEC([.I212])" office:value-type="float" office:value="7" calcext:value-type="float">
            <text:p>7</text:p>
          </table:table-cell>
          <table:table-cell table:formula="of:=SUBSTITUTE([.A212] ;&quot;F&quot;;&quot;0&quot;)" office:value-type="string" office:string-value="0000BB0RRR" calcext:value-type="string">
            <text:p>0000BB0RRR</text:p>
          </table:table-cell>
          <table:table-cell table:formula="of:=SUBSTITUTE([.D212];&quot;B&quot;;&quot;1&quot;)" office:value-type="string" office:string-value="0000110RRR" calcext:value-type="string">
            <text:p>0000110RRR</text:p>
          </table:table-cell>
          <table:table-cell table:formula="of:=SUBSTITUTE([.E212];&quot;L&quot;;&quot;0&quot;)" office:value-type="string" office:string-value="0000110RRR" calcext:value-type="string">
            <text:p>0000110RRR</text:p>
          </table:table-cell>
          <table:table-cell table:formula="of:=SUBSTITUTE([.F212];&quot;R&quot;;&quot;1&quot;)" office:value-type="string" office:string-value="0000110111" calcext:value-type="string">
            <text:p>0000110111</text:p>
          </table:table-cell>
          <table:table-cell table:formula="of:=MID([.G212];1;7)" office:value-type="string" office:string-value="0000110" calcext:value-type="string">
            <text:p>0000110</text:p>
          </table:table-cell>
          <table:table-cell table:formula="of:=MID([.G212];8;3)" office:value-type="string" office:string-value="111" calcext:value-type="string">
            <text:p>111</text:p>
          </table:table-cell>
          <table:table-cell table:formula="of:=BIN2DEC([.H212]) * 8" office:value-type="float" office:value="48" calcext:value-type="float">
            <text:p>48</text:p>
          </table:table-cell>
          <table:table-cell table:formula="of:=BIN2DEC([.I212])" office:value-type="float" office:value="7" calcext:value-type="float">
            <text:p>7</text:p>
          </table:table-cell>
          <table:table-cell table:formula="of:=[.J212]+[.K212]"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BRLL</text:p>
          </table:table-cell>
          <table:table-cell table:formula="of:=BIN2DEC([.H213])" office:value-type="float" office:value="33" calcext:value-type="float">
            <text:p>33</text:p>
          </table:table-cell>
          <table:table-cell table:formula="of:=BIN2DEC([.I213])" office:value-type="float" office:value="4" calcext:value-type="float">
            <text:p>4</text:p>
          </table:table-cell>
          <table:table-cell table:formula="of:=SUBSTITUTE([.A213] ;&quot;F&quot;;&quot;0&quot;)" office:value-type="string" office:string-value="0B0000BRLL" calcext:value-type="string">
            <text:p>0B0000BRLL</text:p>
          </table:table-cell>
          <table:table-cell table:formula="of:=SUBSTITUTE([.D213];&quot;B&quot;;&quot;1&quot;)" office:value-type="string" office:string-value="0100001RLL" calcext:value-type="string">
            <text:p>0100001RLL</text:p>
          </table:table-cell>
          <table:table-cell table:formula="of:=SUBSTITUTE([.E213];&quot;L&quot;;&quot;0&quot;)" office:value-type="string" office:string-value="0100001R00" calcext:value-type="string">
            <text:p>0100001R00</text:p>
          </table:table-cell>
          <table:table-cell table:formula="of:=SUBSTITUTE([.F213];&quot;R&quot;;&quot;1&quot;)" office:value-type="string" office:string-value="0100001100" calcext:value-type="string">
            <text:p>0100001100</text:p>
          </table:table-cell>
          <table:table-cell table:formula="of:=MID([.G213];1;7)" office:value-type="string" office:string-value="0100001" calcext:value-type="string">
            <text:p>0100001</text:p>
          </table:table-cell>
          <table:table-cell table:formula="of:=MID([.G213];8;3)" office:value-type="string" office:string-value="100" calcext:value-type="string">
            <text:p>100</text:p>
          </table:table-cell>
          <table:table-cell table:formula="of:=BIN2DEC([.H213]) * 8" office:value-type="float" office:value="264" calcext:value-type="float">
            <text:p>264</text:p>
          </table:table-cell>
          <table:table-cell table:formula="of:=BIN2DEC([.I213])" office:value-type="float" office:value="4" calcext:value-type="float">
            <text:p>4</text:p>
          </table:table-cell>
          <table:table-cell table:formula="of:=[.J213]+[.K213]" office:value-type="float" office:value="268" calcext:value-type="float">
            <text:p>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FLRR</text:p>
          </table:table-cell>
          <table:table-cell table:formula="of:=BIN2DEC([.H214])" office:value-type="float" office:value="24" calcext:value-type="float">
            <text:p>24</text:p>
          </table:table-cell>
          <table:table-cell table:formula="of:=BIN2DEC([.I214])" office:value-type="float" office:value="3" calcext:value-type="float">
            <text:p>3</text:p>
          </table:table-cell>
          <table:table-cell table:formula="of:=SUBSTITUTE([.A214] ;&quot;F&quot;;&quot;0&quot;)" office:value-type="string" office:string-value="00BB000LRR" calcext:value-type="string">
            <text:p>00BB000LRR</text:p>
          </table:table-cell>
          <table:table-cell table:formula="of:=SUBSTITUTE([.D214];&quot;B&quot;;&quot;1&quot;)" office:value-type="string" office:string-value="0011000LRR" calcext:value-type="string">
            <text:p>0011000LRR</text:p>
          </table:table-cell>
          <table:table-cell table:formula="of:=SUBSTITUTE([.E214];&quot;L&quot;;&quot;0&quot;)" office:value-type="string" office:string-value="00110000RR" calcext:value-type="string">
            <text:p>00110000RR</text:p>
          </table:table-cell>
          <table:table-cell table:formula="of:=SUBSTITUTE([.F214];&quot;R&quot;;&quot;1&quot;)" office:value-type="string" office:string-value="0011000011" calcext:value-type="string">
            <text:p>0011000011</text:p>
          </table:table-cell>
          <table:table-cell table:formula="of:=MID([.G214];1;7)" office:value-type="string" office:string-value="0011000" calcext:value-type="string">
            <text:p>0011000</text:p>
          </table:table-cell>
          <table:table-cell table:formula="of:=MID([.G214];8;3)" office:value-type="string" office:string-value="011" calcext:value-type="string">
            <text:p>011</text:p>
          </table:table-cell>
          <table:table-cell table:formula="of:=BIN2DEC([.H214]) * 8" office:value-type="float" office:value="192" calcext:value-type="float">
            <text:p>192</text:p>
          </table:table-cell>
          <table:table-cell table:formula="of:=BIN2DEC([.I214])" office:value-type="float" office:value="3" calcext:value-type="float">
            <text:p>3</text:p>
          </table:table-cell>
          <table:table-cell table:formula="of:=[.J214]+[.K214]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BLRL</text:p>
          </table:table-cell>
          <table:table-cell table:formula="of:=BIN2DEC([.H215])" office:value-type="float" office:value="3" calcext:value-type="float">
            <text:p>3</text:p>
          </table:table-cell>
          <table:table-cell table:formula="of:=BIN2DEC([.I215])" office:value-type="float" office:value="2" calcext:value-type="float">
            <text:p>2</text:p>
          </table:table-cell>
          <table:table-cell table:formula="of:=SUBSTITUTE([.A215] ;&quot;F&quot;;&quot;0&quot;)" office:value-type="string" office:string-value="00000BBLRL" calcext:value-type="string">
            <text:p>00000BBLRL</text:p>
          </table:table-cell>
          <table:table-cell table:formula="of:=SUBSTITUTE([.D215];&quot;B&quot;;&quot;1&quot;)" office:value-type="string" office:string-value="0000011LRL" calcext:value-type="string">
            <text:p>0000011LRL</text:p>
          </table:table-cell>
          <table:table-cell table:formula="of:=SUBSTITUTE([.E215];&quot;L&quot;;&quot;0&quot;)" office:value-type="string" office:string-value="00000110R0" calcext:value-type="string">
            <text:p>00000110R0</text:p>
          </table:table-cell>
          <table:table-cell table:formula="of:=SUBSTITUTE([.F215];&quot;R&quot;;&quot;1&quot;)" office:value-type="string" office:string-value="0000011010" calcext:value-type="string">
            <text:p>0000011010</text:p>
          </table:table-cell>
          <table:table-cell table:formula="of:=MID([.G215];1;7)" office:value-type="string" office:string-value="0000011" calcext:value-type="string">
            <text:p>0000011</text:p>
          </table:table-cell>
          <table:table-cell table:formula="of:=MID([.G215];8;3)" office:value-type="string" office:string-value="010" calcext:value-type="string">
            <text:p>010</text:p>
          </table:table-cell>
          <table:table-cell table:formula="of:=BIN2DEC([.H215]) * 8" office:value-type="float" office:value="24" calcext:value-type="float">
            <text:p>24</text:p>
          </table:table-cell>
          <table:table-cell table:formula="of:=BIN2DEC([.I215])" office:value-type="float" office:value="2" calcext:value-type="float">
            <text:p>2</text:p>
          </table:table-cell>
          <table:table-cell table:formula="of:=[.J215]+[.K215]"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FLLL</text:p>
          </table:table-cell>
          <table:table-cell table:formula="of:=BIN2DEC([.H216])" office:value-type="float" office:value="120" calcext:value-type="float">
            <text:p>120</text:p>
          </table:table-cell>
          <table:table-cell table:formula="of:=BIN2DEC([.I216])" office:value-type="float" office:value="0" calcext:value-type="float">
            <text:p>0</text:p>
          </table:table-cell>
          <table:table-cell table:formula="of:=SUBSTITUTE([.A216] ;&quot;F&quot;;&quot;0&quot;)" office:value-type="string" office:string-value="BBBB000LLL" calcext:value-type="string">
            <text:p>BBBB000LLL</text:p>
          </table:table-cell>
          <table:table-cell table:formula="of:=SUBSTITUTE([.D216];&quot;B&quot;;&quot;1&quot;)" office:value-type="string" office:string-value="1111000LLL" calcext:value-type="string">
            <text:p>1111000LLL</text:p>
          </table:table-cell>
          <table:table-cell table:formula="of:=SUBSTITUTE([.E216];&quot;L&quot;;&quot;0&quot;)" office:value-type="string" office:string-value="1111000000" calcext:value-type="string">
            <text:p>1111000000</text:p>
          </table:table-cell>
          <table:table-cell table:formula="of:=SUBSTITUTE([.F216];&quot;R&quot;;&quot;1&quot;)" office:value-type="string" office:string-value="1111000000" calcext:value-type="string">
            <text:p>1111000000</text:p>
          </table:table-cell>
          <table:table-cell table:formula="of:=MID([.G216];1;7)" office:value-type="string" office:string-value="1111000" calcext:value-type="string">
            <text:p>1111000</text:p>
          </table:table-cell>
          <table:table-cell table:formula="of:=MID([.G216];8;3)" office:value-type="string" office:string-value="000" calcext:value-type="string">
            <text:p>000</text:p>
          </table:table-cell>
          <table:table-cell table:formula="of:=BIN2DEC([.H216]) * 8" office:value-type="float" office:value="960" calcext:value-type="float">
            <text:p>960</text:p>
          </table:table-cell>
          <table:table-cell table:formula="of:=BIN2DEC([.I216])" office:value-type="float" office:value="0" calcext:value-type="float">
            <text:p>0</text:p>
          </table:table-cell>
          <table:table-cell table:formula="of:=[.J216]+[.K216]" office:value-type="float" office:value="960" calcext:value-type="float">
            <text:p>9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BLLR</text:p>
          </table:table-cell>
          <table:table-cell table:formula="of:=BIN2DEC([.H217])" office:value-type="float" office:value="5" calcext:value-type="float">
            <text:p>5</text:p>
          </table:table-cell>
          <table:table-cell table:formula="of:=BIN2DEC([.I217])" office:value-type="float" office:value="1" calcext:value-type="float">
            <text:p>1</text:p>
          </table:table-cell>
          <table:table-cell table:formula="of:=SUBSTITUTE([.A217] ;&quot;F&quot;;&quot;0&quot;)" office:value-type="string" office:string-value="0000B0BLLR" calcext:value-type="string">
            <text:p>0000B0BLLR</text:p>
          </table:table-cell>
          <table:table-cell table:formula="of:=SUBSTITUTE([.D217];&quot;B&quot;;&quot;1&quot;)" office:value-type="string" office:string-value="0000101LLR" calcext:value-type="string">
            <text:p>0000101LLR</text:p>
          </table:table-cell>
          <table:table-cell table:formula="of:=SUBSTITUTE([.E217];&quot;L&quot;;&quot;0&quot;)" office:value-type="string" office:string-value="000010100R" calcext:value-type="string">
            <text:p>000010100R</text:p>
          </table:table-cell>
          <table:table-cell table:formula="of:=SUBSTITUTE([.F217];&quot;R&quot;;&quot;1&quot;)" office:value-type="string" office:string-value="0000101001" calcext:value-type="string">
            <text:p>0000101001</text:p>
          </table:table-cell>
          <table:table-cell table:formula="of:=MID([.G217];1;7)" office:value-type="string" office:string-value="0000101" calcext:value-type="string">
            <text:p>0000101</text:p>
          </table:table-cell>
          <table:table-cell table:formula="of:=MID([.G217];8;3)" office:value-type="string" office:string-value="001" calcext:value-type="string">
            <text:p>001</text:p>
          </table:table-cell>
          <table:table-cell table:formula="of:=BIN2DEC([.H217]) * 8" office:value-type="float" office:value="40" calcext:value-type="float">
            <text:p>40</text:p>
          </table:table-cell>
          <table:table-cell table:formula="of:=BIN2DEC([.I217])" office:value-type="float" office:value="1" calcext:value-type="float">
            <text:p>1</text:p>
          </table:table-cell>
          <table:table-cell table:formula="of:=[.J217]+[.K217]"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FRRR</text:p>
          </table:table-cell>
          <table:table-cell table:formula="of:=BIN2DEC([.H218])" office:value-type="float" office:value="120" calcext:value-type="float">
            <text:p>120</text:p>
          </table:table-cell>
          <table:table-cell table:formula="of:=BIN2DEC([.I218])" office:value-type="float" office:value="7" calcext:value-type="float">
            <text:p>7</text:p>
          </table:table-cell>
          <table:table-cell table:formula="of:=SUBSTITUTE([.A218] ;&quot;F&quot;;&quot;0&quot;)" office:value-type="string" office:string-value="BBBB000RRR" calcext:value-type="string">
            <text:p>BBBB000RRR</text:p>
          </table:table-cell>
          <table:table-cell table:formula="of:=SUBSTITUTE([.D218];&quot;B&quot;;&quot;1&quot;)" office:value-type="string" office:string-value="1111000RRR" calcext:value-type="string">
            <text:p>1111000RRR</text:p>
          </table:table-cell>
          <table:table-cell table:formula="of:=SUBSTITUTE([.E218];&quot;L&quot;;&quot;0&quot;)" office:value-type="string" office:string-value="1111000RRR" calcext:value-type="string">
            <text:p>1111000RRR</text:p>
          </table:table-cell>
          <table:table-cell table:formula="of:=SUBSTITUTE([.F218];&quot;R&quot;;&quot;1&quot;)" office:value-type="string" office:string-value="1111000111" calcext:value-type="string">
            <text:p>1111000111</text:p>
          </table:table-cell>
          <table:table-cell table:formula="of:=MID([.G218];1;7)" office:value-type="string" office:string-value="1111000" calcext:value-type="string">
            <text:p>1111000</text:p>
          </table:table-cell>
          <table:table-cell table:formula="of:=MID([.G218];8;3)" office:value-type="string" office:string-value="111" calcext:value-type="string">
            <text:p>111</text:p>
          </table:table-cell>
          <table:table-cell table:formula="of:=BIN2DEC([.H218]) * 8" office:value-type="float" office:value="960" calcext:value-type="float">
            <text:p>960</text:p>
          </table:table-cell>
          <table:table-cell table:formula="of:=BIN2DEC([.I218])" office:value-type="float" office:value="7" calcext:value-type="float">
            <text:p>7</text:p>
          </table:table-cell>
          <table:table-cell table:formula="of:=[.J218]+[.K218]" office:value-type="float" office:value="967" calcext:value-type="float">
            <text:p>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FRRR</text:p>
          </table:table-cell>
          <table:table-cell table:formula="of:=BIN2DEC([.H219])" office:value-type="float" office:value="54" calcext:value-type="float">
            <text:p>54</text:p>
          </table:table-cell>
          <table:table-cell table:formula="of:=BIN2DEC([.I219])" office:value-type="float" office:value="7" calcext:value-type="float">
            <text:p>7</text:p>
          </table:table-cell>
          <table:table-cell table:formula="of:=SUBSTITUTE([.A219] ;&quot;F&quot;;&quot;0&quot;)" office:value-type="string" office:string-value="0BB0BB0RRR" calcext:value-type="string">
            <text:p>0BB0BB0RRR</text:p>
          </table:table-cell>
          <table:table-cell table:formula="of:=SUBSTITUTE([.D219];&quot;B&quot;;&quot;1&quot;)" office:value-type="string" office:string-value="0110110RRR" calcext:value-type="string">
            <text:p>0110110RRR</text:p>
          </table:table-cell>
          <table:table-cell table:formula="of:=SUBSTITUTE([.E219];&quot;L&quot;;&quot;0&quot;)" office:value-type="string" office:string-value="0110110RRR" calcext:value-type="string">
            <text:p>0110110RRR</text:p>
          </table:table-cell>
          <table:table-cell table:formula="of:=SUBSTITUTE([.F219];&quot;R&quot;;&quot;1&quot;)" office:value-type="string" office:string-value="0110110111" calcext:value-type="string">
            <text:p>0110110111</text:p>
          </table:table-cell>
          <table:table-cell table:formula="of:=MID([.G219];1;7)" office:value-type="string" office:string-value="0110110" calcext:value-type="string">
            <text:p>0110110</text:p>
          </table:table-cell>
          <table:table-cell table:formula="of:=MID([.G219];8;3)" office:value-type="string" office:string-value="111" calcext:value-type="string">
            <text:p>111</text:p>
          </table:table-cell>
          <table:table-cell table:formula="of:=BIN2DEC([.H219]) * 8" office:value-type="float" office:value="432" calcext:value-type="float">
            <text:p>432</text:p>
          </table:table-cell>
          <table:table-cell table:formula="of:=BIN2DEC([.I219])" office:value-type="float" office:value="7" calcext:value-type="float">
            <text:p>7</text:p>
          </table:table-cell>
          <table:table-cell table:formula="of:=[.J219]+[.K219]" office:value-type="float" office:value="439" calcext:value-type="float">
            <text:p>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FRLR</text:p>
          </table:table-cell>
          <table:table-cell table:formula="of:=BIN2DEC([.H220])" office:value-type="float" office:value="72" calcext:value-type="float">
            <text:p>72</text:p>
          </table:table-cell>
          <table:table-cell table:formula="of:=BIN2DEC([.I220])" office:value-type="float" office:value="5" calcext:value-type="float">
            <text:p>5</text:p>
          </table:table-cell>
          <table:table-cell table:formula="of:=SUBSTITUTE([.A220] ;&quot;F&quot;;&quot;0&quot;)" office:value-type="string" office:string-value="B00B000RLR" calcext:value-type="string">
            <text:p>B00B000RLR</text:p>
          </table:table-cell>
          <table:table-cell table:formula="of:=SUBSTITUTE([.D220];&quot;B&quot;;&quot;1&quot;)" office:value-type="string" office:string-value="1001000RLR" calcext:value-type="string">
            <text:p>1001000RLR</text:p>
          </table:table-cell>
          <table:table-cell table:formula="of:=SUBSTITUTE([.E220];&quot;L&quot;;&quot;0&quot;)" office:value-type="string" office:string-value="1001000R0R" calcext:value-type="string">
            <text:p>1001000R0R</text:p>
          </table:table-cell>
          <table:table-cell table:formula="of:=SUBSTITUTE([.F220];&quot;R&quot;;&quot;1&quot;)" office:value-type="string" office:string-value="1001000101" calcext:value-type="string">
            <text:p>1001000101</text:p>
          </table:table-cell>
          <table:table-cell table:formula="of:=MID([.G220];1;7)" office:value-type="string" office:string-value="1001000" calcext:value-type="string">
            <text:p>1001000</text:p>
          </table:table-cell>
          <table:table-cell table:formula="of:=MID([.G220];8;3)" office:value-type="string" office:string-value="101" calcext:value-type="string">
            <text:p>101</text:p>
          </table:table-cell>
          <table:table-cell table:formula="of:=BIN2DEC([.H220]) * 8" office:value-type="float" office:value="576" calcext:value-type="float">
            <text:p>576</text:p>
          </table:table-cell>
          <table:table-cell table:formula="of:=BIN2DEC([.I220])" office:value-type="float" office:value="5" calcext:value-type="float">
            <text:p>5</text:p>
          </table:table-cell>
          <table:table-cell table:formula="of:=[.J220]+[.K220]" office:value-type="float" office:value="581" calcext:value-type="float">
            <text:p>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FLRR</text:p>
          </table:table-cell>
          <table:table-cell table:formula="of:=BIN2DEC([.H221])" office:value-type="float" office:value="38" calcext:value-type="float">
            <text:p>38</text:p>
          </table:table-cell>
          <table:table-cell table:formula="of:=BIN2DEC([.I221])" office:value-type="float" office:value="3" calcext:value-type="float">
            <text:p>3</text:p>
          </table:table-cell>
          <table:table-cell table:formula="of:=SUBSTITUTE([.A221] ;&quot;F&quot;;&quot;0&quot;)" office:value-type="string" office:string-value="0B00BB0LRR" calcext:value-type="string">
            <text:p>0B00BB0LRR</text:p>
          </table:table-cell>
          <table:table-cell table:formula="of:=SUBSTITUTE([.D221];&quot;B&quot;;&quot;1&quot;)" office:value-type="string" office:string-value="0100110LRR" calcext:value-type="string">
            <text:p>0100110LRR</text:p>
          </table:table-cell>
          <table:table-cell table:formula="of:=SUBSTITUTE([.E221];&quot;L&quot;;&quot;0&quot;)" office:value-type="string" office:string-value="01001100RR" calcext:value-type="string">
            <text:p>01001100RR</text:p>
          </table:table-cell>
          <table:table-cell table:formula="of:=SUBSTITUTE([.F221];&quot;R&quot;;&quot;1&quot;)" office:value-type="string" office:string-value="0100110011" calcext:value-type="string">
            <text:p>0100110011</text:p>
          </table:table-cell>
          <table:table-cell table:formula="of:=MID([.G221];1;7)" office:value-type="string" office:string-value="0100110" calcext:value-type="string">
            <text:p>0100110</text:p>
          </table:table-cell>
          <table:table-cell table:formula="of:=MID([.G221];8;3)" office:value-type="string" office:string-value="011" calcext:value-type="string">
            <text:p>011</text:p>
          </table:table-cell>
          <table:table-cell table:formula="of:=BIN2DEC([.H221]) * 8" office:value-type="float" office:value="304" calcext:value-type="float">
            <text:p>304</text:p>
          </table:table-cell>
          <table:table-cell table:formula="of:=BIN2DEC([.I221])" office:value-type="float" office:value="3" calcext:value-type="float">
            <text:p>3</text:p>
          </table:table-cell>
          <table:table-cell table:formula="of:=[.J221]+[.K221]" office:value-type="float" office:value="307" calcext:value-type="float">
            <text:p>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BRLR</text:p>
          </table:table-cell>
          <table:table-cell table:formula="of:=BIN2DEC([.H222])" office:value-type="float" office:value="91" calcext:value-type="float">
            <text:p>91</text:p>
          </table:table-cell>
          <table:table-cell table:formula="of:=BIN2DEC([.I222])" office:value-type="float" office:value="5" calcext:value-type="float">
            <text:p>5</text:p>
          </table:table-cell>
          <table:table-cell table:formula="of:=SUBSTITUTE([.A222] ;&quot;F&quot;;&quot;0&quot;)" office:value-type="string" office:string-value="B0BB0BBRLR" calcext:value-type="string">
            <text:p>B0BB0BBRLR</text:p>
          </table:table-cell>
          <table:table-cell table:formula="of:=SUBSTITUTE([.D222];&quot;B&quot;;&quot;1&quot;)" office:value-type="string" office:string-value="1011011RLR" calcext:value-type="string">
            <text:p>1011011RLR</text:p>
          </table:table-cell>
          <table:table-cell table:formula="of:=SUBSTITUTE([.E222];&quot;L&quot;;&quot;0&quot;)" office:value-type="string" office:string-value="1011011R0R" calcext:value-type="string">
            <text:p>1011011R0R</text:p>
          </table:table-cell>
          <table:table-cell table:formula="of:=SUBSTITUTE([.F222];&quot;R&quot;;&quot;1&quot;)" office:value-type="string" office:string-value="1011011101" calcext:value-type="string">
            <text:p>1011011101</text:p>
          </table:table-cell>
          <table:table-cell table:formula="of:=MID([.G222];1;7)" office:value-type="string" office:string-value="1011011" calcext:value-type="string">
            <text:p>1011011</text:p>
          </table:table-cell>
          <table:table-cell table:formula="of:=MID([.G222];8;3)" office:value-type="string" office:string-value="101" calcext:value-type="string">
            <text:p>101</text:p>
          </table:table-cell>
          <table:table-cell table:formula="of:=BIN2DEC([.H222]) * 8" office:value-type="float" office:value="728" calcext:value-type="float">
            <text:p>728</text:p>
          </table:table-cell>
          <table:table-cell table:formula="of:=BIN2DEC([.I222])" office:value-type="float" office:value="5" calcext:value-type="float">
            <text:p>5</text:p>
          </table:table-cell>
          <table:table-cell table:formula="of:=[.J222]+[.K222]" office:value-type="float" office:value="733" calcext:value-type="float">
            <text:p>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FLLL</text:p>
          </table:table-cell>
          <table:table-cell table:formula="of:=BIN2DEC([.H223])" office:value-type="float" office:value="78" calcext:value-type="float">
            <text:p>78</text:p>
          </table:table-cell>
          <table:table-cell table:formula="of:=BIN2DEC([.I223])" office:value-type="float" office:value="0" calcext:value-type="float">
            <text:p>0</text:p>
          </table:table-cell>
          <table:table-cell table:formula="of:=SUBSTITUTE([.A223] ;&quot;F&quot;;&quot;0&quot;)" office:value-type="string" office:string-value="B00BBB0LLL" calcext:value-type="string">
            <text:p>B00BBB0LLL</text:p>
          </table:table-cell>
          <table:table-cell table:formula="of:=SUBSTITUTE([.D223];&quot;B&quot;;&quot;1&quot;)" office:value-type="string" office:string-value="1001110LLL" calcext:value-type="string">
            <text:p>1001110LLL</text:p>
          </table:table-cell>
          <table:table-cell table:formula="of:=SUBSTITUTE([.E223];&quot;L&quot;;&quot;0&quot;)" office:value-type="string" office:string-value="1001110000" calcext:value-type="string">
            <text:p>1001110000</text:p>
          </table:table-cell>
          <table:table-cell table:formula="of:=SUBSTITUTE([.F223];&quot;R&quot;;&quot;1&quot;)" office:value-type="string" office:string-value="1001110000" calcext:value-type="string">
            <text:p>1001110000</text:p>
          </table:table-cell>
          <table:table-cell table:formula="of:=MID([.G223];1;7)" office:value-type="string" office:string-value="1001110" calcext:value-type="string">
            <text:p>1001110</text:p>
          </table:table-cell>
          <table:table-cell table:formula="of:=MID([.G223];8;3)" office:value-type="string" office:string-value="000" calcext:value-type="string">
            <text:p>000</text:p>
          </table:table-cell>
          <table:table-cell table:formula="of:=BIN2DEC([.H223]) * 8" office:value-type="float" office:value="624" calcext:value-type="float">
            <text:p>624</text:p>
          </table:table-cell>
          <table:table-cell table:formula="of:=BIN2DEC([.I223])" office:value-type="float" office:value="0" calcext:value-type="float">
            <text:p>0</text:p>
          </table:table-cell>
          <table:table-cell table:formula="of:=[.J223]+[.K223]" office:value-type="float" office:value="624" calcext:value-type="float">
            <text:p>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BLLL</text:p>
          </table:table-cell>
          <table:table-cell table:formula="of:=BIN2DEC([.H224])" office:value-type="float" office:value="87" calcext:value-type="float">
            <text:p>87</text:p>
          </table:table-cell>
          <table:table-cell table:formula="of:=BIN2DEC([.I224])" office:value-type="float" office:value="0" calcext:value-type="float">
            <text:p>0</text:p>
          </table:table-cell>
          <table:table-cell table:formula="of:=SUBSTITUTE([.A224] ;&quot;F&quot;;&quot;0&quot;)" office:value-type="string" office:string-value="B0B0BBBLLL" calcext:value-type="string">
            <text:p>B0B0BBBLLL</text:p>
          </table:table-cell>
          <table:table-cell table:formula="of:=SUBSTITUTE([.D224];&quot;B&quot;;&quot;1&quot;)" office:value-type="string" office:string-value="1010111LLL" calcext:value-type="string">
            <text:p>1010111LLL</text:p>
          </table:table-cell>
          <table:table-cell table:formula="of:=SUBSTITUTE([.E224];&quot;L&quot;;&quot;0&quot;)" office:value-type="string" office:string-value="1010111000" calcext:value-type="string">
            <text:p>1010111000</text:p>
          </table:table-cell>
          <table:table-cell table:formula="of:=SUBSTITUTE([.F224];&quot;R&quot;;&quot;1&quot;)" office:value-type="string" office:string-value="1010111000" calcext:value-type="string">
            <text:p>1010111000</text:p>
          </table:table-cell>
          <table:table-cell table:formula="of:=MID([.G224];1;7)" office:value-type="string" office:string-value="1010111" calcext:value-type="string">
            <text:p>1010111</text:p>
          </table:table-cell>
          <table:table-cell table:formula="of:=MID([.G224];8;3)" office:value-type="string" office:string-value="000" calcext:value-type="string">
            <text:p>000</text:p>
          </table:table-cell>
          <table:table-cell table:formula="of:=BIN2DEC([.H224]) * 8" office:value-type="float" office:value="696" calcext:value-type="float">
            <text:p>696</text:p>
          </table:table-cell>
          <table:table-cell table:formula="of:=BIN2DEC([.I224])" office:value-type="float" office:value="0" calcext:value-type="float">
            <text:p>0</text:p>
          </table:table-cell>
          <table:table-cell table:formula="of:=[.J224]+[.K224]" office:value-type="float" office:value="696" calcext:value-type="float">
            <text:p>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FRRL</text:p>
          </table:table-cell>
          <table:table-cell table:formula="of:=BIN2DEC([.H225])" office:value-type="float" office:value="110" calcext:value-type="float">
            <text:p>110</text:p>
          </table:table-cell>
          <table:table-cell table:formula="of:=BIN2DEC([.I225])" office:value-type="float" office:value="6" calcext:value-type="float">
            <text:p>6</text:p>
          </table:table-cell>
          <table:table-cell table:formula="of:=SUBSTITUTE([.A225] ;&quot;F&quot;;&quot;0&quot;)" office:value-type="string" office:string-value="BB0BBB0RRL" calcext:value-type="string">
            <text:p>BB0BBB0RRL</text:p>
          </table:table-cell>
          <table:table-cell table:formula="of:=SUBSTITUTE([.D225];&quot;B&quot;;&quot;1&quot;)" office:value-type="string" office:string-value="1101110RRL" calcext:value-type="string">
            <text:p>1101110RRL</text:p>
          </table:table-cell>
          <table:table-cell table:formula="of:=SUBSTITUTE([.E225];&quot;L&quot;;&quot;0&quot;)" office:value-type="string" office:string-value="1101110RR0" calcext:value-type="string">
            <text:p>1101110RR0</text:p>
          </table:table-cell>
          <table:table-cell table:formula="of:=SUBSTITUTE([.F225];&quot;R&quot;;&quot;1&quot;)" office:value-type="string" office:string-value="1101110110" calcext:value-type="string">
            <text:p>1101110110</text:p>
          </table:table-cell>
          <table:table-cell table:formula="of:=MID([.G225];1;7)" office:value-type="string" office:string-value="1101110" calcext:value-type="string">
            <text:p>1101110</text:p>
          </table:table-cell>
          <table:table-cell table:formula="of:=MID([.G225];8;3)" office:value-type="string" office:string-value="110" calcext:value-type="string">
            <text:p>110</text:p>
          </table:table-cell>
          <table:table-cell table:formula="of:=BIN2DEC([.H225]) * 8" office:value-type="float" office:value="880" calcext:value-type="float">
            <text:p>880</text:p>
          </table:table-cell>
          <table:table-cell table:formula="of:=BIN2DEC([.I225])" office:value-type="float" office:value="6" calcext:value-type="float">
            <text:p>6</text:p>
          </table:table-cell>
          <table:table-cell table:formula="of:=[.J225]+[.K225]" office:value-type="float" office:value="886" calcext:value-type="float">
            <text:p>8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FRRL</text:p>
          </table:table-cell>
          <table:table-cell table:formula="of:=BIN2DEC([.H226])" office:value-type="float" office:value="54" calcext:value-type="float">
            <text:p>54</text:p>
          </table:table-cell>
          <table:table-cell table:formula="of:=BIN2DEC([.I226])" office:value-type="float" office:value="6" calcext:value-type="float">
            <text:p>6</text:p>
          </table:table-cell>
          <table:table-cell table:formula="of:=SUBSTITUTE([.A226] ;&quot;F&quot;;&quot;0&quot;)" office:value-type="string" office:string-value="0BB0BB0RRL" calcext:value-type="string">
            <text:p>0BB0BB0RRL</text:p>
          </table:table-cell>
          <table:table-cell table:formula="of:=SUBSTITUTE([.D226];&quot;B&quot;;&quot;1&quot;)" office:value-type="string" office:string-value="0110110RRL" calcext:value-type="string">
            <text:p>0110110RRL</text:p>
          </table:table-cell>
          <table:table-cell table:formula="of:=SUBSTITUTE([.E226];&quot;L&quot;;&quot;0&quot;)" office:value-type="string" office:string-value="0110110RR0" calcext:value-type="string">
            <text:p>0110110RR0</text:p>
          </table:table-cell>
          <table:table-cell table:formula="of:=SUBSTITUTE([.F226];&quot;R&quot;;&quot;1&quot;)" office:value-type="string" office:string-value="0110110110" calcext:value-type="string">
            <text:p>0110110110</text:p>
          </table:table-cell>
          <table:table-cell table:formula="of:=MID([.G226];1;7)" office:value-type="string" office:string-value="0110110" calcext:value-type="string">
            <text:p>0110110</text:p>
          </table:table-cell>
          <table:table-cell table:formula="of:=MID([.G226];8;3)" office:value-type="string" office:string-value="110" calcext:value-type="string">
            <text:p>110</text:p>
          </table:table-cell>
          <table:table-cell table:formula="of:=BIN2DEC([.H226]) * 8" office:value-type="float" office:value="432" calcext:value-type="float">
            <text:p>432</text:p>
          </table:table-cell>
          <table:table-cell table:formula="of:=BIN2DEC([.I226])" office:value-type="float" office:value="6" calcext:value-type="float">
            <text:p>6</text:p>
          </table:table-cell>
          <table:table-cell table:formula="of:=[.J226]+[.K226]" office:value-type="float" office:value="438" calcext:value-type="float">
            <text:p>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FLRL</text:p>
          </table:table-cell>
          <table:table-cell table:formula="of:=BIN2DEC([.H227])" office:value-type="float" office:value="8" calcext:value-type="float">
            <text:p>8</text:p>
          </table:table-cell>
          <table:table-cell table:formula="of:=BIN2DEC([.I227])" office:value-type="float" office:value="2" calcext:value-type="float">
            <text:p>2</text:p>
          </table:table-cell>
          <table:table-cell table:formula="of:=SUBSTITUTE([.A227] ;&quot;F&quot;;&quot;0&quot;)" office:value-type="string" office:string-value="000B000LRL" calcext:value-type="string">
            <text:p>000B000LRL</text:p>
          </table:table-cell>
          <table:table-cell table:formula="of:=SUBSTITUTE([.D227];&quot;B&quot;;&quot;1&quot;)" office:value-type="string" office:string-value="0001000LRL" calcext:value-type="string">
            <text:p>0001000LRL</text:p>
          </table:table-cell>
          <table:table-cell table:formula="of:=SUBSTITUTE([.E227];&quot;L&quot;;&quot;0&quot;)" office:value-type="string" office:string-value="00010000R0" calcext:value-type="string">
            <text:p>00010000R0</text:p>
          </table:table-cell>
          <table:table-cell table:formula="of:=SUBSTITUTE([.F227];&quot;R&quot;;&quot;1&quot;)" office:value-type="string" office:string-value="0001000010" calcext:value-type="string">
            <text:p>0001000010</text:p>
          </table:table-cell>
          <table:table-cell table:formula="of:=MID([.G227];1;7)" office:value-type="string" office:string-value="0001000" calcext:value-type="string">
            <text:p>0001000</text:p>
          </table:table-cell>
          <table:table-cell table:formula="of:=MID([.G227];8;3)" office:value-type="string" office:string-value="010" calcext:value-type="string">
            <text:p>010</text:p>
          </table:table-cell>
          <table:table-cell table:formula="of:=BIN2DEC([.H227]) * 8" office:value-type="float" office:value="64" calcext:value-type="float">
            <text:p>64</text:p>
          </table:table-cell>
          <table:table-cell table:formula="of:=BIN2DEC([.I227])" office:value-type="float" office:value="2" calcext:value-type="float">
            <text:p>2</text:p>
          </table:table-cell>
          <table:table-cell table:formula="of:=[.J227]+[.K227]" office:value-type="float" office:value="66" calcext:value-type="float">
            <text:p>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BLRR</text:p>
          </table:table-cell>
          <table:table-cell table:formula="of:=BIN2DEC([.H228])" office:value-type="float" office:value="37" calcext:value-type="float">
            <text:p>37</text:p>
          </table:table-cell>
          <table:table-cell table:formula="of:=BIN2DEC([.I228])" office:value-type="float" office:value="3" calcext:value-type="float">
            <text:p>3</text:p>
          </table:table-cell>
          <table:table-cell table:formula="of:=SUBSTITUTE([.A228] ;&quot;F&quot;;&quot;0&quot;)" office:value-type="string" office:string-value="0B00B0BLRR" calcext:value-type="string">
            <text:p>0B00B0BLRR</text:p>
          </table:table-cell>
          <table:table-cell table:formula="of:=SUBSTITUTE([.D228];&quot;B&quot;;&quot;1&quot;)" office:value-type="string" office:string-value="0100101LRR" calcext:value-type="string">
            <text:p>0100101LRR</text:p>
          </table:table-cell>
          <table:table-cell table:formula="of:=SUBSTITUTE([.E228];&quot;L&quot;;&quot;0&quot;)" office:value-type="string" office:string-value="01001010RR" calcext:value-type="string">
            <text:p>01001010RR</text:p>
          </table:table-cell>
          <table:table-cell table:formula="of:=SUBSTITUTE([.F228];&quot;R&quot;;&quot;1&quot;)" office:value-type="string" office:string-value="0100101011" calcext:value-type="string">
            <text:p>0100101011</text:p>
          </table:table-cell>
          <table:table-cell table:formula="of:=MID([.G228];1;7)" office:value-type="string" office:string-value="0100101" calcext:value-type="string">
            <text:p>0100101</text:p>
          </table:table-cell>
          <table:table-cell table:formula="of:=MID([.G228];8;3)" office:value-type="string" office:string-value="011" calcext:value-type="string">
            <text:p>011</text:p>
          </table:table-cell>
          <table:table-cell table:formula="of:=BIN2DEC([.H228]) * 8" office:value-type="float" office:value="296" calcext:value-type="float">
            <text:p>296</text:p>
          </table:table-cell>
          <table:table-cell table:formula="of:=BIN2DEC([.I228])" office:value-type="float" office:value="3" calcext:value-type="float">
            <text:p>3</text:p>
          </table:table-cell>
          <table:table-cell table:formula="of:=[.J228]+[.K228]" office:value-type="float" office:value="299" calcext:value-type="float">
            <text:p>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FRLL</text:p>
          </table:table-cell>
          <table:table-cell table:formula="of:=BIN2DEC([.H229])" office:value-type="float" office:value="16" calcext:value-type="float">
            <text:p>16</text:p>
          </table:table-cell>
          <table:table-cell table:formula="of:=BIN2DEC([.I229])" office:value-type="float" office:value="4" calcext:value-type="float">
            <text:p>4</text:p>
          </table:table-cell>
          <table:table-cell table:formula="of:=SUBSTITUTE([.A229] ;&quot;F&quot;;&quot;0&quot;)" office:value-type="string" office:string-value="00B0000RLL" calcext:value-type="string">
            <text:p>00B0000RLL</text:p>
          </table:table-cell>
          <table:table-cell table:formula="of:=SUBSTITUTE([.D229];&quot;B&quot;;&quot;1&quot;)" office:value-type="string" office:string-value="0010000RLL" calcext:value-type="string">
            <text:p>0010000RLL</text:p>
          </table:table-cell>
          <table:table-cell table:formula="of:=SUBSTITUTE([.E229];&quot;L&quot;;&quot;0&quot;)" office:value-type="string" office:string-value="0010000R00" calcext:value-type="string">
            <text:p>0010000R00</text:p>
          </table:table-cell>
          <table:table-cell table:formula="of:=SUBSTITUTE([.F229];&quot;R&quot;;&quot;1&quot;)" office:value-type="string" office:string-value="0010000100" calcext:value-type="string">
            <text:p>0010000100</text:p>
          </table:table-cell>
          <table:table-cell table:formula="of:=MID([.G229];1;7)" office:value-type="string" office:string-value="0010000" calcext:value-type="string">
            <text:p>0010000</text:p>
          </table:table-cell>
          <table:table-cell table:formula="of:=MID([.G229];8;3)" office:value-type="string" office:string-value="100" calcext:value-type="string">
            <text:p>100</text:p>
          </table:table-cell>
          <table:table-cell table:formula="of:=BIN2DEC([.H229]) * 8" office:value-type="float" office:value="128" calcext:value-type="float">
            <text:p>128</text:p>
          </table:table-cell>
          <table:table-cell table:formula="of:=BIN2DEC([.I229])" office:value-type="float" office:value="4" calcext:value-type="float">
            <text:p>4</text:p>
          </table:table-cell>
          <table:table-cell table:formula="of:=[.J229]+[.K229]" office:value-type="float" office:value="132" calcext:value-type="float">
            <text:p>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FLRR</text:p>
          </table:table-cell>
          <table:table-cell table:formula="of:=BIN2DEC([.H230])" office:value-type="float" office:value="6" calcext:value-type="float">
            <text:p>6</text:p>
          </table:table-cell>
          <table:table-cell table:formula="of:=BIN2DEC([.I230])" office:value-type="float" office:value="3" calcext:value-type="float">
            <text:p>3</text:p>
          </table:table-cell>
          <table:table-cell table:formula="of:=SUBSTITUTE([.A230] ;&quot;F&quot;;&quot;0&quot;)" office:value-type="string" office:string-value="0000BB0LRR" calcext:value-type="string">
            <text:p>0000BB0LRR</text:p>
          </table:table-cell>
          <table:table-cell table:formula="of:=SUBSTITUTE([.D230];&quot;B&quot;;&quot;1&quot;)" office:value-type="string" office:string-value="0000110LRR" calcext:value-type="string">
            <text:p>0000110LRR</text:p>
          </table:table-cell>
          <table:table-cell table:formula="of:=SUBSTITUTE([.E230];&quot;L&quot;;&quot;0&quot;)" office:value-type="string" office:string-value="00001100RR" calcext:value-type="string">
            <text:p>00001100RR</text:p>
          </table:table-cell>
          <table:table-cell table:formula="of:=SUBSTITUTE([.F230];&quot;R&quot;;&quot;1&quot;)" office:value-type="string" office:string-value="0000110011" calcext:value-type="string">
            <text:p>0000110011</text:p>
          </table:table-cell>
          <table:table-cell table:formula="of:=MID([.G230];1;7)" office:value-type="string" office:string-value="0000110" calcext:value-type="string">
            <text:p>0000110</text:p>
          </table:table-cell>
          <table:table-cell table:formula="of:=MID([.G230];8;3)" office:value-type="string" office:string-value="011" calcext:value-type="string">
            <text:p>011</text:p>
          </table:table-cell>
          <table:table-cell table:formula="of:=BIN2DEC([.H230]) * 8" office:value-type="float" office:value="48" calcext:value-type="float">
            <text:p>48</text:p>
          </table:table-cell>
          <table:table-cell table:formula="of:=BIN2DEC([.I230])" office:value-type="float" office:value="3" calcext:value-type="float">
            <text:p>3</text:p>
          </table:table-cell>
          <table:table-cell table:formula="of:=[.J230]+[.K230]"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FLRR</text:p>
          </table:table-cell>
          <table:table-cell table:formula="of:=BIN2DEC([.H231])" office:value-type="float" office:value="82" calcext:value-type="float">
            <text:p>82</text:p>
          </table:table-cell>
          <table:table-cell table:formula="of:=BIN2DEC([.I231])" office:value-type="float" office:value="3" calcext:value-type="float">
            <text:p>3</text:p>
          </table:table-cell>
          <table:table-cell table:formula="of:=SUBSTITUTE([.A231] ;&quot;F&quot;;&quot;0&quot;)" office:value-type="string" office:string-value="B0B00B0LRR" calcext:value-type="string">
            <text:p>B0B00B0LRR</text:p>
          </table:table-cell>
          <table:table-cell table:formula="of:=SUBSTITUTE([.D231];&quot;B&quot;;&quot;1&quot;)" office:value-type="string" office:string-value="1010010LRR" calcext:value-type="string">
            <text:p>1010010LRR</text:p>
          </table:table-cell>
          <table:table-cell table:formula="of:=SUBSTITUTE([.E231];&quot;L&quot;;&quot;0&quot;)" office:value-type="string" office:string-value="10100100RR" calcext:value-type="string">
            <text:p>10100100RR</text:p>
          </table:table-cell>
          <table:table-cell table:formula="of:=SUBSTITUTE([.F231];&quot;R&quot;;&quot;1&quot;)" office:value-type="string" office:string-value="1010010011" calcext:value-type="string">
            <text:p>1010010011</text:p>
          </table:table-cell>
          <table:table-cell table:formula="of:=MID([.G231];1;7)" office:value-type="string" office:string-value="1010010" calcext:value-type="string">
            <text:p>1010010</text:p>
          </table:table-cell>
          <table:table-cell table:formula="of:=MID([.G231];8;3)" office:value-type="string" office:string-value="011" calcext:value-type="string">
            <text:p>011</text:p>
          </table:table-cell>
          <table:table-cell table:formula="of:=BIN2DEC([.H231]) * 8" office:value-type="float" office:value="656" calcext:value-type="float">
            <text:p>656</text:p>
          </table:table-cell>
          <table:table-cell table:formula="of:=BIN2DEC([.I231])" office:value-type="float" office:value="3" calcext:value-type="float">
            <text:p>3</text:p>
          </table:table-cell>
          <table:table-cell table:formula="of:=[.J231]+[.K231]" office:value-type="float" office:value="659" calcext:value-type="float">
            <text:p>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BRLR</text:p>
          </table:table-cell>
          <table:table-cell table:formula="of:=BIN2DEC([.H232])" office:value-type="float" office:value="55" calcext:value-type="float">
            <text:p>55</text:p>
          </table:table-cell>
          <table:table-cell table:formula="of:=BIN2DEC([.I232])" office:value-type="float" office:value="5" calcext:value-type="float">
            <text:p>5</text:p>
          </table:table-cell>
          <table:table-cell table:formula="of:=SUBSTITUTE([.A232] ;&quot;F&quot;;&quot;0&quot;)" office:value-type="string" office:string-value="0BB0BBBRLR" calcext:value-type="string">
            <text:p>0BB0BBBRLR</text:p>
          </table:table-cell>
          <table:table-cell table:formula="of:=SUBSTITUTE([.D232];&quot;B&quot;;&quot;1&quot;)" office:value-type="string" office:string-value="0110111RLR" calcext:value-type="string">
            <text:p>0110111RLR</text:p>
          </table:table-cell>
          <table:table-cell table:formula="of:=SUBSTITUTE([.E232];&quot;L&quot;;&quot;0&quot;)" office:value-type="string" office:string-value="0110111R0R" calcext:value-type="string">
            <text:p>0110111R0R</text:p>
          </table:table-cell>
          <table:table-cell table:formula="of:=SUBSTITUTE([.F232];&quot;R&quot;;&quot;1&quot;)" office:value-type="string" office:string-value="0110111101" calcext:value-type="string">
            <text:p>0110111101</text:p>
          </table:table-cell>
          <table:table-cell table:formula="of:=MID([.G232];1;7)" office:value-type="string" office:string-value="0110111" calcext:value-type="string">
            <text:p>0110111</text:p>
          </table:table-cell>
          <table:table-cell table:formula="of:=MID([.G232];8;3)" office:value-type="string" office:string-value="101" calcext:value-type="string">
            <text:p>101</text:p>
          </table:table-cell>
          <table:table-cell table:formula="of:=BIN2DEC([.H232]) * 8" office:value-type="float" office:value="440" calcext:value-type="float">
            <text:p>440</text:p>
          </table:table-cell>
          <table:table-cell table:formula="of:=BIN2DEC([.I232])" office:value-type="float" office:value="5" calcext:value-type="float">
            <text:p>5</text:p>
          </table:table-cell>
          <table:table-cell table:formula="of:=[.J232]+[.K232]" office:value-type="float" office:value="445" calcext:value-type="float">
            <text:p>4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FLRL</text:p>
          </table:table-cell>
          <table:table-cell table:formula="of:=BIN2DEC([.H233])" office:value-type="float" office:value="92" calcext:value-type="float">
            <text:p>92</text:p>
          </table:table-cell>
          <table:table-cell table:formula="of:=BIN2DEC([.I233])" office:value-type="float" office:value="2" calcext:value-type="float">
            <text:p>2</text:p>
          </table:table-cell>
          <table:table-cell table:formula="of:=SUBSTITUTE([.A233] ;&quot;F&quot;;&quot;0&quot;)" office:value-type="string" office:string-value="B0BBB00LRL" calcext:value-type="string">
            <text:p>B0BBB00LRL</text:p>
          </table:table-cell>
          <table:table-cell table:formula="of:=SUBSTITUTE([.D233];&quot;B&quot;;&quot;1&quot;)" office:value-type="string" office:string-value="1011100LRL" calcext:value-type="string">
            <text:p>1011100LRL</text:p>
          </table:table-cell>
          <table:table-cell table:formula="of:=SUBSTITUTE([.E233];&quot;L&quot;;&quot;0&quot;)" office:value-type="string" office:string-value="10111000R0" calcext:value-type="string">
            <text:p>10111000R0</text:p>
          </table:table-cell>
          <table:table-cell table:formula="of:=SUBSTITUTE([.F233];&quot;R&quot;;&quot;1&quot;)" office:value-type="string" office:string-value="1011100010" calcext:value-type="string">
            <text:p>1011100010</text:p>
          </table:table-cell>
          <table:table-cell table:formula="of:=MID([.G233];1;7)" office:value-type="string" office:string-value="1011100" calcext:value-type="string">
            <text:p>1011100</text:p>
          </table:table-cell>
          <table:table-cell table:formula="of:=MID([.G233];8;3)" office:value-type="string" office:string-value="010" calcext:value-type="string">
            <text:p>010</text:p>
          </table:table-cell>
          <table:table-cell table:formula="of:=BIN2DEC([.H233]) * 8" office:value-type="float" office:value="736" calcext:value-type="float">
            <text:p>736</text:p>
          </table:table-cell>
          <table:table-cell table:formula="of:=BIN2DEC([.I233])" office:value-type="float" office:value="2" calcext:value-type="float">
            <text:p>2</text:p>
          </table:table-cell>
          <table:table-cell table:formula="of:=[.J233]+[.K233]" office:value-type="float" office:value="738" calcext:value-type="float">
            <text:p>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FRLR</text:p>
          </table:table-cell>
          <table:table-cell table:formula="of:=BIN2DEC([.H234])" office:value-type="float" office:value="106" calcext:value-type="float">
            <text:p>106</text:p>
          </table:table-cell>
          <table:table-cell table:formula="of:=BIN2DEC([.I234])" office:value-type="float" office:value="5" calcext:value-type="float">
            <text:p>5</text:p>
          </table:table-cell>
          <table:table-cell table:formula="of:=SUBSTITUTE([.A234] ;&quot;F&quot;;&quot;0&quot;)" office:value-type="string" office:string-value="BB0B0B0RLR" calcext:value-type="string">
            <text:p>BB0B0B0RLR</text:p>
          </table:table-cell>
          <table:table-cell table:formula="of:=SUBSTITUTE([.D234];&quot;B&quot;;&quot;1&quot;)" office:value-type="string" office:string-value="1101010RLR" calcext:value-type="string">
            <text:p>1101010RLR</text:p>
          </table:table-cell>
          <table:table-cell table:formula="of:=SUBSTITUTE([.E234];&quot;L&quot;;&quot;0&quot;)" office:value-type="string" office:string-value="1101010R0R" calcext:value-type="string">
            <text:p>1101010R0R</text:p>
          </table:table-cell>
          <table:table-cell table:formula="of:=SUBSTITUTE([.F234];&quot;R&quot;;&quot;1&quot;)" office:value-type="string" office:string-value="1101010101" calcext:value-type="string">
            <text:p>1101010101</text:p>
          </table:table-cell>
          <table:table-cell table:formula="of:=MID([.G234];1;7)" office:value-type="string" office:string-value="1101010" calcext:value-type="string">
            <text:p>1101010</text:p>
          </table:table-cell>
          <table:table-cell table:formula="of:=MID([.G234];8;3)" office:value-type="string" office:string-value="101" calcext:value-type="string">
            <text:p>101</text:p>
          </table:table-cell>
          <table:table-cell table:formula="of:=BIN2DEC([.H234]) * 8" office:value-type="float" office:value="848" calcext:value-type="float">
            <text:p>848</text:p>
          </table:table-cell>
          <table:table-cell table:formula="of:=BIN2DEC([.I234])" office:value-type="float" office:value="5" calcext:value-type="float">
            <text:p>5</text:p>
          </table:table-cell>
          <table:table-cell table:formula="of:=[.J234]+[.K234]" office:value-type="float" office:value="853" calcext:value-type="float">
            <text:p>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BRRL</text:p>
          </table:table-cell>
          <table:table-cell table:formula="of:=BIN2DEC([.H235])" office:value-type="float" office:value="3" calcext:value-type="float">
            <text:p>3</text:p>
          </table:table-cell>
          <table:table-cell table:formula="of:=BIN2DEC([.I235])" office:value-type="float" office:value="6" calcext:value-type="float">
            <text:p>6</text:p>
          </table:table-cell>
          <table:table-cell table:formula="of:=SUBSTITUTE([.A235] ;&quot;F&quot;;&quot;0&quot;)" office:value-type="string" office:string-value="00000BBRRL" calcext:value-type="string">
            <text:p>00000BBRRL</text:p>
          </table:table-cell>
          <table:table-cell table:formula="of:=SUBSTITUTE([.D235];&quot;B&quot;;&quot;1&quot;)" office:value-type="string" office:string-value="0000011RRL" calcext:value-type="string">
            <text:p>0000011RRL</text:p>
          </table:table-cell>
          <table:table-cell table:formula="of:=SUBSTITUTE([.E235];&quot;L&quot;;&quot;0&quot;)" office:value-type="string" office:string-value="0000011RR0" calcext:value-type="string">
            <text:p>0000011RR0</text:p>
          </table:table-cell>
          <table:table-cell table:formula="of:=SUBSTITUTE([.F235];&quot;R&quot;;&quot;1&quot;)" office:value-type="string" office:string-value="0000011110" calcext:value-type="string">
            <text:p>0000011110</text:p>
          </table:table-cell>
          <table:table-cell table:formula="of:=MID([.G235];1;7)" office:value-type="string" office:string-value="0000011" calcext:value-type="string">
            <text:p>0000011</text:p>
          </table:table-cell>
          <table:table-cell table:formula="of:=MID([.G235];8;3)" office:value-type="string" office:string-value="110" calcext:value-type="string">
            <text:p>110</text:p>
          </table:table-cell>
          <table:table-cell table:formula="of:=BIN2DEC([.H235]) * 8" office:value-type="float" office:value="24" calcext:value-type="float">
            <text:p>24</text:p>
          </table:table-cell>
          <table:table-cell table:formula="of:=BIN2DEC([.I235])" office:value-type="float" office:value="6" calcext:value-type="float">
            <text:p>6</text:p>
          </table:table-cell>
          <table:table-cell table:formula="of:=[.J235]+[.K235]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FLRR</text:p>
          </table:table-cell>
          <table:table-cell table:formula="of:=BIN2DEC([.H236])" office:value-type="float" office:value="100" calcext:value-type="float">
            <text:p>100</text:p>
          </table:table-cell>
          <table:table-cell table:formula="of:=BIN2DEC([.I236])" office:value-type="float" office:value="3" calcext:value-type="float">
            <text:p>3</text:p>
          </table:table-cell>
          <table:table-cell table:formula="of:=SUBSTITUTE([.A236] ;&quot;F&quot;;&quot;0&quot;)" office:value-type="string" office:string-value="BB00B00LRR" calcext:value-type="string">
            <text:p>BB00B00LRR</text:p>
          </table:table-cell>
          <table:table-cell table:formula="of:=SUBSTITUTE([.D236];&quot;B&quot;;&quot;1&quot;)" office:value-type="string" office:string-value="1100100LRR" calcext:value-type="string">
            <text:p>1100100LRR</text:p>
          </table:table-cell>
          <table:table-cell table:formula="of:=SUBSTITUTE([.E236];&quot;L&quot;;&quot;0&quot;)" office:value-type="string" office:string-value="11001000RR" calcext:value-type="string">
            <text:p>11001000RR</text:p>
          </table:table-cell>
          <table:table-cell table:formula="of:=SUBSTITUTE([.F236];&quot;R&quot;;&quot;1&quot;)" office:value-type="string" office:string-value="1100100011" calcext:value-type="string">
            <text:p>1100100011</text:p>
          </table:table-cell>
          <table:table-cell table:formula="of:=MID([.G236];1;7)" office:value-type="string" office:string-value="1100100" calcext:value-type="string">
            <text:p>1100100</text:p>
          </table:table-cell>
          <table:table-cell table:formula="of:=MID([.G236];8;3)" office:value-type="string" office:string-value="011" calcext:value-type="string">
            <text:p>011</text:p>
          </table:table-cell>
          <table:table-cell table:formula="of:=BIN2DEC([.H236]) * 8" office:value-type="float" office:value="800" calcext:value-type="float">
            <text:p>800</text:p>
          </table:table-cell>
          <table:table-cell table:formula="of:=BIN2DEC([.I236])" office:value-type="float" office:value="3" calcext:value-type="float">
            <text:p>3</text:p>
          </table:table-cell>
          <table:table-cell table:formula="of:=[.J236]+[.K236]" office:value-type="float" office:value="803" calcext:value-type="float">
            <text:p>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BRLR</text:p>
          </table:table-cell>
          <table:table-cell table:formula="of:=BIN2DEC([.H237])" office:value-type="float" office:value="57" calcext:value-type="float">
            <text:p>57</text:p>
          </table:table-cell>
          <table:table-cell table:formula="of:=BIN2DEC([.I237])" office:value-type="float" office:value="5" calcext:value-type="float">
            <text:p>5</text:p>
          </table:table-cell>
          <table:table-cell table:formula="of:=SUBSTITUTE([.A237] ;&quot;F&quot;;&quot;0&quot;)" office:value-type="string" office:string-value="0BBB00BRLR" calcext:value-type="string">
            <text:p>0BBB00BRLR</text:p>
          </table:table-cell>
          <table:table-cell table:formula="of:=SUBSTITUTE([.D237];&quot;B&quot;;&quot;1&quot;)" office:value-type="string" office:string-value="0111001RLR" calcext:value-type="string">
            <text:p>0111001RLR</text:p>
          </table:table-cell>
          <table:table-cell table:formula="of:=SUBSTITUTE([.E237];&quot;L&quot;;&quot;0&quot;)" office:value-type="string" office:string-value="0111001R0R" calcext:value-type="string">
            <text:p>0111001R0R</text:p>
          </table:table-cell>
          <table:table-cell table:formula="of:=SUBSTITUTE([.F237];&quot;R&quot;;&quot;1&quot;)" office:value-type="string" office:string-value="0111001101" calcext:value-type="string">
            <text:p>0111001101</text:p>
          </table:table-cell>
          <table:table-cell table:formula="of:=MID([.G237];1;7)" office:value-type="string" office:string-value="0111001" calcext:value-type="string">
            <text:p>0111001</text:p>
          </table:table-cell>
          <table:table-cell table:formula="of:=MID([.G237];8;3)" office:value-type="string" office:string-value="101" calcext:value-type="string">
            <text:p>101</text:p>
          </table:table-cell>
          <table:table-cell table:formula="of:=BIN2DEC([.H237]) * 8" office:value-type="float" office:value="456" calcext:value-type="float">
            <text:p>456</text:p>
          </table:table-cell>
          <table:table-cell table:formula="of:=BIN2DEC([.I237])" office:value-type="float" office:value="5" calcext:value-type="float">
            <text:p>5</text:p>
          </table:table-cell>
          <table:table-cell table:formula="of:=[.J237]+[.K237]" office:value-type="float" office:value="461" calcext:value-type="float">
            <text:p>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BRRL</text:p>
          </table:table-cell>
          <table:table-cell table:formula="of:=BIN2DEC([.H238])" office:value-type="float" office:value="115" calcext:value-type="float">
            <text:p>115</text:p>
          </table:table-cell>
          <table:table-cell table:formula="of:=BIN2DEC([.I238])" office:value-type="float" office:value="6" calcext:value-type="float">
            <text:p>6</text:p>
          </table:table-cell>
          <table:table-cell table:formula="of:=SUBSTITUTE([.A238] ;&quot;F&quot;;&quot;0&quot;)" office:value-type="string" office:string-value="BBB00BBRRL" calcext:value-type="string">
            <text:p>BBB00BBRRL</text:p>
          </table:table-cell>
          <table:table-cell table:formula="of:=SUBSTITUTE([.D238];&quot;B&quot;;&quot;1&quot;)" office:value-type="string" office:string-value="1110011RRL" calcext:value-type="string">
            <text:p>1110011RRL</text:p>
          </table:table-cell>
          <table:table-cell table:formula="of:=SUBSTITUTE([.E238];&quot;L&quot;;&quot;0&quot;)" office:value-type="string" office:string-value="1110011RR0" calcext:value-type="string">
            <text:p>1110011RR0</text:p>
          </table:table-cell>
          <table:table-cell table:formula="of:=SUBSTITUTE([.F238];&quot;R&quot;;&quot;1&quot;)" office:value-type="string" office:string-value="1110011110" calcext:value-type="string">
            <text:p>1110011110</text:p>
          </table:table-cell>
          <table:table-cell table:formula="of:=MID([.G238];1;7)" office:value-type="string" office:string-value="1110011" calcext:value-type="string">
            <text:p>1110011</text:p>
          </table:table-cell>
          <table:table-cell table:formula="of:=MID([.G238];8;3)" office:value-type="string" office:string-value="110" calcext:value-type="string">
            <text:p>110</text:p>
          </table:table-cell>
          <table:table-cell table:formula="of:=BIN2DEC([.H238]) * 8" office:value-type="float" office:value="920" calcext:value-type="float">
            <text:p>920</text:p>
          </table:table-cell>
          <table:table-cell table:formula="of:=BIN2DEC([.I238])" office:value-type="float" office:value="6" calcext:value-type="float">
            <text:p>6</text:p>
          </table:table-cell>
          <table:table-cell table:formula="of:=[.J238]+[.K238]" office:value-type="float" office:value="926" calcext:value-type="float">
            <text:p>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BRLR</text:p>
          </table:table-cell>
          <table:table-cell table:formula="of:=BIN2DEC([.H239])" office:value-type="float" office:value="3" calcext:value-type="float">
            <text:p>3</text:p>
          </table:table-cell>
          <table:table-cell table:formula="of:=BIN2DEC([.I239])" office:value-type="float" office:value="5" calcext:value-type="float">
            <text:p>5</text:p>
          </table:table-cell>
          <table:table-cell table:formula="of:=SUBSTITUTE([.A239] ;&quot;F&quot;;&quot;0&quot;)" office:value-type="string" office:string-value="00000BBRLR" calcext:value-type="string">
            <text:p>00000BBRLR</text:p>
          </table:table-cell>
          <table:table-cell table:formula="of:=SUBSTITUTE([.D239];&quot;B&quot;;&quot;1&quot;)" office:value-type="string" office:string-value="0000011RLR" calcext:value-type="string">
            <text:p>0000011RLR</text:p>
          </table:table-cell>
          <table:table-cell table:formula="of:=SUBSTITUTE([.E239];&quot;L&quot;;&quot;0&quot;)" office:value-type="string" office:string-value="0000011R0R" calcext:value-type="string">
            <text:p>0000011R0R</text:p>
          </table:table-cell>
          <table:table-cell table:formula="of:=SUBSTITUTE([.F239];&quot;R&quot;;&quot;1&quot;)" office:value-type="string" office:string-value="0000011101" calcext:value-type="string">
            <text:p>0000011101</text:p>
          </table:table-cell>
          <table:table-cell table:formula="of:=MID([.G239];1;7)" office:value-type="string" office:string-value="0000011" calcext:value-type="string">
            <text:p>0000011</text:p>
          </table:table-cell>
          <table:table-cell table:formula="of:=MID([.G239];8;3)" office:value-type="string" office:string-value="101" calcext:value-type="string">
            <text:p>101</text:p>
          </table:table-cell>
          <table:table-cell table:formula="of:=BIN2DEC([.H239]) * 8" office:value-type="float" office:value="24" calcext:value-type="float">
            <text:p>24</text:p>
          </table:table-cell>
          <table:table-cell table:formula="of:=BIN2DEC([.I239])" office:value-type="float" office:value="5" calcext:value-type="float">
            <text:p>5</text:p>
          </table:table-cell>
          <table:table-cell table:formula="of:=[.J239]+[.K239]"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FRRL</text:p>
          </table:table-cell>
          <table:table-cell table:formula="of:=BIN2DEC([.H240])" office:value-type="float" office:value="12" calcext:value-type="float">
            <text:p>12</text:p>
          </table:table-cell>
          <table:table-cell table:formula="of:=BIN2DEC([.I240])" office:value-type="float" office:value="6" calcext:value-type="float">
            <text:p>6</text:p>
          </table:table-cell>
          <table:table-cell table:formula="of:=SUBSTITUTE([.A240] ;&quot;F&quot;;&quot;0&quot;)" office:value-type="string" office:string-value="000BB00RRL" calcext:value-type="string">
            <text:p>000BB00RRL</text:p>
          </table:table-cell>
          <table:table-cell table:formula="of:=SUBSTITUTE([.D240];&quot;B&quot;;&quot;1&quot;)" office:value-type="string" office:string-value="0001100RRL" calcext:value-type="string">
            <text:p>0001100RRL</text:p>
          </table:table-cell>
          <table:table-cell table:formula="of:=SUBSTITUTE([.E240];&quot;L&quot;;&quot;0&quot;)" office:value-type="string" office:string-value="0001100RR0" calcext:value-type="string">
            <text:p>0001100RR0</text:p>
          </table:table-cell>
          <table:table-cell table:formula="of:=SUBSTITUTE([.F240];&quot;R&quot;;&quot;1&quot;)" office:value-type="string" office:string-value="0001100110" calcext:value-type="string">
            <text:p>0001100110</text:p>
          </table:table-cell>
          <table:table-cell table:formula="of:=MID([.G240];1;7)" office:value-type="string" office:string-value="0001100" calcext:value-type="string">
            <text:p>0001100</text:p>
          </table:table-cell>
          <table:table-cell table:formula="of:=MID([.G240];8;3)" office:value-type="string" office:string-value="110" calcext:value-type="string">
            <text:p>110</text:p>
          </table:table-cell>
          <table:table-cell table:formula="of:=BIN2DEC([.H240]) * 8" office:value-type="float" office:value="96" calcext:value-type="float">
            <text:p>96</text:p>
          </table:table-cell>
          <table:table-cell table:formula="of:=BIN2DEC([.I240])" office:value-type="float" office:value="6" calcext:value-type="float">
            <text:p>6</text:p>
          </table:table-cell>
          <table:table-cell table:formula="of:=[.J240]+[.K240]"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FRLR</text:p>
          </table:table-cell>
          <table:table-cell table:formula="of:=BIN2DEC([.H241])" office:value-type="float" office:value="16" calcext:value-type="float">
            <text:p>16</text:p>
          </table:table-cell>
          <table:table-cell table:formula="of:=BIN2DEC([.I241])" office:value-type="float" office:value="5" calcext:value-type="float">
            <text:p>5</text:p>
          </table:table-cell>
          <table:table-cell table:formula="of:=SUBSTITUTE([.A241] ;&quot;F&quot;;&quot;0&quot;)" office:value-type="string" office:string-value="00B0000RLR" calcext:value-type="string">
            <text:p>00B0000RLR</text:p>
          </table:table-cell>
          <table:table-cell table:formula="of:=SUBSTITUTE([.D241];&quot;B&quot;;&quot;1&quot;)" office:value-type="string" office:string-value="0010000RLR" calcext:value-type="string">
            <text:p>0010000RLR</text:p>
          </table:table-cell>
          <table:table-cell table:formula="of:=SUBSTITUTE([.E241];&quot;L&quot;;&quot;0&quot;)" office:value-type="string" office:string-value="0010000R0R" calcext:value-type="string">
            <text:p>0010000R0R</text:p>
          </table:table-cell>
          <table:table-cell table:formula="of:=SUBSTITUTE([.F241];&quot;R&quot;;&quot;1&quot;)" office:value-type="string" office:string-value="0010000101" calcext:value-type="string">
            <text:p>0010000101</text:p>
          </table:table-cell>
          <table:table-cell table:formula="of:=MID([.G241];1;7)" office:value-type="string" office:string-value="0010000" calcext:value-type="string">
            <text:p>0010000</text:p>
          </table:table-cell>
          <table:table-cell table:formula="of:=MID([.G241];8;3)" office:value-type="string" office:string-value="101" calcext:value-type="string">
            <text:p>101</text:p>
          </table:table-cell>
          <table:table-cell table:formula="of:=BIN2DEC([.H241]) * 8" office:value-type="float" office:value="128" calcext:value-type="float">
            <text:p>128</text:p>
          </table:table-cell>
          <table:table-cell table:formula="of:=BIN2DEC([.I241])" office:value-type="float" office:value="5" calcext:value-type="float">
            <text:p>5</text:p>
          </table:table-cell>
          <table:table-cell table:formula="of:=[.J241]+[.K241]" office:value-type="float" office:value="133" calcext:value-type="float">
            <text:p>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BLLR</text:p>
          </table:table-cell>
          <table:table-cell table:formula="of:=BIN2DEC([.H242])" office:value-type="float" office:value="75" calcext:value-type="float">
            <text:p>75</text:p>
          </table:table-cell>
          <table:table-cell table:formula="of:=BIN2DEC([.I242])" office:value-type="float" office:value="1" calcext:value-type="float">
            <text:p>1</text:p>
          </table:table-cell>
          <table:table-cell table:formula="of:=SUBSTITUTE([.A242] ;&quot;F&quot;;&quot;0&quot;)" office:value-type="string" office:string-value="B00B0BBLLR" calcext:value-type="string">
            <text:p>B00B0BBLLR</text:p>
          </table:table-cell>
          <table:table-cell table:formula="of:=SUBSTITUTE([.D242];&quot;B&quot;;&quot;1&quot;)" office:value-type="string" office:string-value="1001011LLR" calcext:value-type="string">
            <text:p>1001011LLR</text:p>
          </table:table-cell>
          <table:table-cell table:formula="of:=SUBSTITUTE([.E242];&quot;L&quot;;&quot;0&quot;)" office:value-type="string" office:string-value="100101100R" calcext:value-type="string">
            <text:p>100101100R</text:p>
          </table:table-cell>
          <table:table-cell table:formula="of:=SUBSTITUTE([.F242];&quot;R&quot;;&quot;1&quot;)" office:value-type="string" office:string-value="1001011001" calcext:value-type="string">
            <text:p>1001011001</text:p>
          </table:table-cell>
          <table:table-cell table:formula="of:=MID([.G242];1;7)" office:value-type="string" office:string-value="1001011" calcext:value-type="string">
            <text:p>1001011</text:p>
          </table:table-cell>
          <table:table-cell table:formula="of:=MID([.G242];8;3)" office:value-type="string" office:string-value="001" calcext:value-type="string">
            <text:p>001</text:p>
          </table:table-cell>
          <table:table-cell table:formula="of:=BIN2DEC([.H242]) * 8" office:value-type="float" office:value="600" calcext:value-type="float">
            <text:p>600</text:p>
          </table:table-cell>
          <table:table-cell table:formula="of:=BIN2DEC([.I242])" office:value-type="float" office:value="1" calcext:value-type="float">
            <text:p>1</text:p>
          </table:table-cell>
          <table:table-cell table:formula="of:=[.J242]+[.K242]" office:value-type="float" office:value="601" calcext:value-type="float">
            <text:p>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FLLL</text:p>
          </table:table-cell>
          <table:table-cell table:formula="of:=BIN2DEC([.H243])" office:value-type="float" office:value="84" calcext:value-type="float">
            <text:p>84</text:p>
          </table:table-cell>
          <table:table-cell table:formula="of:=BIN2DEC([.I243])" office:value-type="float" office:value="0" calcext:value-type="float">
            <text:p>0</text:p>
          </table:table-cell>
          <table:table-cell table:formula="of:=SUBSTITUTE([.A243] ;&quot;F&quot;;&quot;0&quot;)" office:value-type="string" office:string-value="B0B0B00LLL" calcext:value-type="string">
            <text:p>B0B0B00LLL</text:p>
          </table:table-cell>
          <table:table-cell table:formula="of:=SUBSTITUTE([.D243];&quot;B&quot;;&quot;1&quot;)" office:value-type="string" office:string-value="1010100LLL" calcext:value-type="string">
            <text:p>1010100LLL</text:p>
          </table:table-cell>
          <table:table-cell table:formula="of:=SUBSTITUTE([.E243];&quot;L&quot;;&quot;0&quot;)" office:value-type="string" office:string-value="1010100000" calcext:value-type="string">
            <text:p>1010100000</text:p>
          </table:table-cell>
          <table:table-cell table:formula="of:=SUBSTITUTE([.F243];&quot;R&quot;;&quot;1&quot;)" office:value-type="string" office:string-value="1010100000" calcext:value-type="string">
            <text:p>1010100000</text:p>
          </table:table-cell>
          <table:table-cell table:formula="of:=MID([.G243];1;7)" office:value-type="string" office:string-value="1010100" calcext:value-type="string">
            <text:p>1010100</text:p>
          </table:table-cell>
          <table:table-cell table:formula="of:=MID([.G243];8;3)" office:value-type="string" office:string-value="000" calcext:value-type="string">
            <text:p>000</text:p>
          </table:table-cell>
          <table:table-cell table:formula="of:=BIN2DEC([.H243]) * 8" office:value-type="float" office:value="672" calcext:value-type="float">
            <text:p>672</text:p>
          </table:table-cell>
          <table:table-cell table:formula="of:=BIN2DEC([.I243])" office:value-type="float" office:value="0" calcext:value-type="float">
            <text:p>0</text:p>
          </table:table-cell>
          <table:table-cell table:formula="of:=[.J243]+[.K243]" office:value-type="float" office:value="672" calcext:value-type="float">
            <text:p>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BLRL</text:p>
          </table:table-cell>
          <table:table-cell table:formula="of:=BIN2DEC([.H244])" office:value-type="float" office:value="23" calcext:value-type="float">
            <text:p>23</text:p>
          </table:table-cell>
          <table:table-cell table:formula="of:=BIN2DEC([.I244])" office:value-type="float" office:value="2" calcext:value-type="float">
            <text:p>2</text:p>
          </table:table-cell>
          <table:table-cell table:formula="of:=SUBSTITUTE([.A244] ;&quot;F&quot;;&quot;0&quot;)" office:value-type="string" office:string-value="00B0BBBLRL" calcext:value-type="string">
            <text:p>00B0BBBLRL</text:p>
          </table:table-cell>
          <table:table-cell table:formula="of:=SUBSTITUTE([.D244];&quot;B&quot;;&quot;1&quot;)" office:value-type="string" office:string-value="0010111LRL" calcext:value-type="string">
            <text:p>0010111LRL</text:p>
          </table:table-cell>
          <table:table-cell table:formula="of:=SUBSTITUTE([.E244];&quot;L&quot;;&quot;0&quot;)" office:value-type="string" office:string-value="00101110R0" calcext:value-type="string">
            <text:p>00101110R0</text:p>
          </table:table-cell>
          <table:table-cell table:formula="of:=SUBSTITUTE([.F244];&quot;R&quot;;&quot;1&quot;)" office:value-type="string" office:string-value="0010111010" calcext:value-type="string">
            <text:p>0010111010</text:p>
          </table:table-cell>
          <table:table-cell table:formula="of:=MID([.G244];1;7)" office:value-type="string" office:string-value="0010111" calcext:value-type="string">
            <text:p>0010111</text:p>
          </table:table-cell>
          <table:table-cell table:formula="of:=MID([.G244];8;3)" office:value-type="string" office:string-value="010" calcext:value-type="string">
            <text:p>010</text:p>
          </table:table-cell>
          <table:table-cell table:formula="of:=BIN2DEC([.H244]) * 8" office:value-type="float" office:value="184" calcext:value-type="float">
            <text:p>184</text:p>
          </table:table-cell>
          <table:table-cell table:formula="of:=BIN2DEC([.I244])" office:value-type="float" office:value="2" calcext:value-type="float">
            <text:p>2</text:p>
          </table:table-cell>
          <table:table-cell table:formula="of:=[.J244]+[.K244]" office:value-type="float" office:value="186" calcext:value-type="float">
            <text:p>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BLRR</text:p>
          </table:table-cell>
          <table:table-cell table:formula="of:=BIN2DEC([.H245])" office:value-type="float" office:value="111" calcext:value-type="float">
            <text:p>111</text:p>
          </table:table-cell>
          <table:table-cell table:formula="of:=BIN2DEC([.I245])" office:value-type="float" office:value="3" calcext:value-type="float">
            <text:p>3</text:p>
          </table:table-cell>
          <table:table-cell table:formula="of:=SUBSTITUTE([.A245] ;&quot;F&quot;;&quot;0&quot;)" office:value-type="string" office:string-value="BB0BBBBLRR" calcext:value-type="string">
            <text:p>BB0BBBBLRR</text:p>
          </table:table-cell>
          <table:table-cell table:formula="of:=SUBSTITUTE([.D245];&quot;B&quot;;&quot;1&quot;)" office:value-type="string" office:string-value="1101111LRR" calcext:value-type="string">
            <text:p>1101111LRR</text:p>
          </table:table-cell>
          <table:table-cell table:formula="of:=SUBSTITUTE([.E245];&quot;L&quot;;&quot;0&quot;)" office:value-type="string" office:string-value="11011110RR" calcext:value-type="string">
            <text:p>11011110RR</text:p>
          </table:table-cell>
          <table:table-cell table:formula="of:=SUBSTITUTE([.F245];&quot;R&quot;;&quot;1&quot;)" office:value-type="string" office:string-value="1101111011" calcext:value-type="string">
            <text:p>1101111011</text:p>
          </table:table-cell>
          <table:table-cell table:formula="of:=MID([.G245];1;7)" office:value-type="string" office:string-value="1101111" calcext:value-type="string">
            <text:p>1101111</text:p>
          </table:table-cell>
          <table:table-cell table:formula="of:=MID([.G245];8;3)" office:value-type="string" office:string-value="011" calcext:value-type="string">
            <text:p>011</text:p>
          </table:table-cell>
          <table:table-cell table:formula="of:=BIN2DEC([.H245]) * 8" office:value-type="float" office:value="888" calcext:value-type="float">
            <text:p>888</text:p>
          </table:table-cell>
          <table:table-cell table:formula="of:=BIN2DEC([.I245])" office:value-type="float" office:value="3" calcext:value-type="float">
            <text:p>3</text:p>
          </table:table-cell>
          <table:table-cell table:formula="of:=[.J245]+[.K245]" office:value-type="float" office:value="891" calcext:value-type="float">
            <text:p>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BRLR</text:p>
          </table:table-cell>
          <table:table-cell table:formula="of:=BIN2DEC([.H246])" office:value-type="float" office:value="65" calcext:value-type="float">
            <text:p>65</text:p>
          </table:table-cell>
          <table:table-cell table:formula="of:=BIN2DEC([.I246])" office:value-type="float" office:value="5" calcext:value-type="float">
            <text:p>5</text:p>
          </table:table-cell>
          <table:table-cell table:formula="of:=SUBSTITUTE([.A246] ;&quot;F&quot;;&quot;0&quot;)" office:value-type="string" office:string-value="B00000BRLR" calcext:value-type="string">
            <text:p>B00000BRLR</text:p>
          </table:table-cell>
          <table:table-cell table:formula="of:=SUBSTITUTE([.D246];&quot;B&quot;;&quot;1&quot;)" office:value-type="string" office:string-value="1000001RLR" calcext:value-type="string">
            <text:p>1000001RLR</text:p>
          </table:table-cell>
          <table:table-cell table:formula="of:=SUBSTITUTE([.E246];&quot;L&quot;;&quot;0&quot;)" office:value-type="string" office:string-value="1000001R0R" calcext:value-type="string">
            <text:p>1000001R0R</text:p>
          </table:table-cell>
          <table:table-cell table:formula="of:=SUBSTITUTE([.F246];&quot;R&quot;;&quot;1&quot;)" office:value-type="string" office:string-value="1000001101" calcext:value-type="string">
            <text:p>1000001101</text:p>
          </table:table-cell>
          <table:table-cell table:formula="of:=MID([.G246];1;7)" office:value-type="string" office:string-value="1000001" calcext:value-type="string">
            <text:p>1000001</text:p>
          </table:table-cell>
          <table:table-cell table:formula="of:=MID([.G246];8;3)" office:value-type="string" office:string-value="101" calcext:value-type="string">
            <text:p>101</text:p>
          </table:table-cell>
          <table:table-cell table:formula="of:=BIN2DEC([.H246]) * 8" office:value-type="float" office:value="520" calcext:value-type="float">
            <text:p>520</text:p>
          </table:table-cell>
          <table:table-cell table:formula="of:=BIN2DEC([.I246])" office:value-type="float" office:value="5" calcext:value-type="float">
            <text:p>5</text:p>
          </table:table-cell>
          <table:table-cell table:formula="of:=[.J246]+[.K246]" office:value-type="float" office:value="525" calcext:value-type="float">
            <text:p>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BLLR</text:p>
          </table:table-cell>
          <table:table-cell table:formula="of:=BIN2DEC([.H247])" office:value-type="float" office:value="107" calcext:value-type="float">
            <text:p>107</text:p>
          </table:table-cell>
          <table:table-cell table:formula="of:=BIN2DEC([.I247])" office:value-type="float" office:value="1" calcext:value-type="float">
            <text:p>1</text:p>
          </table:table-cell>
          <table:table-cell table:formula="of:=SUBSTITUTE([.A247] ;&quot;F&quot;;&quot;0&quot;)" office:value-type="string" office:string-value="BB0B0BBLLR" calcext:value-type="string">
            <text:p>BB0B0BBLLR</text:p>
          </table:table-cell>
          <table:table-cell table:formula="of:=SUBSTITUTE([.D247];&quot;B&quot;;&quot;1&quot;)" office:value-type="string" office:string-value="1101011LLR" calcext:value-type="string">
            <text:p>1101011LLR</text:p>
          </table:table-cell>
          <table:table-cell table:formula="of:=SUBSTITUTE([.E247];&quot;L&quot;;&quot;0&quot;)" office:value-type="string" office:string-value="110101100R" calcext:value-type="string">
            <text:p>110101100R</text:p>
          </table:table-cell>
          <table:table-cell table:formula="of:=SUBSTITUTE([.F247];&quot;R&quot;;&quot;1&quot;)" office:value-type="string" office:string-value="1101011001" calcext:value-type="string">
            <text:p>1101011001</text:p>
          </table:table-cell>
          <table:table-cell table:formula="of:=MID([.G247];1;7)" office:value-type="string" office:string-value="1101011" calcext:value-type="string">
            <text:p>1101011</text:p>
          </table:table-cell>
          <table:table-cell table:formula="of:=MID([.G247];8;3)" office:value-type="string" office:string-value="001" calcext:value-type="string">
            <text:p>001</text:p>
          </table:table-cell>
          <table:table-cell table:formula="of:=BIN2DEC([.H247]) * 8" office:value-type="float" office:value="856" calcext:value-type="float">
            <text:p>856</text:p>
          </table:table-cell>
          <table:table-cell table:formula="of:=BIN2DEC([.I247])" office:value-type="float" office:value="1" calcext:value-type="float">
            <text:p>1</text:p>
          </table:table-cell>
          <table:table-cell table:formula="of:=[.J247]+[.K247]" office:value-type="float" office:value="857" calcext:value-type="float">
            <text:p>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BRLL</text:p>
          </table:table-cell>
          <table:table-cell table:formula="of:=BIN2DEC([.H248])" office:value-type="float" office:value="61" calcext:value-type="float">
            <text:p>61</text:p>
          </table:table-cell>
          <table:table-cell table:formula="of:=BIN2DEC([.I248])" office:value-type="float" office:value="4" calcext:value-type="float">
            <text:p>4</text:p>
          </table:table-cell>
          <table:table-cell table:formula="of:=SUBSTITUTE([.A248] ;&quot;F&quot;;&quot;0&quot;)" office:value-type="string" office:string-value="0BBBB0BRLL" calcext:value-type="string">
            <text:p>0BBBB0BRLL</text:p>
          </table:table-cell>
          <table:table-cell table:formula="of:=SUBSTITUTE([.D248];&quot;B&quot;;&quot;1&quot;)" office:value-type="string" office:string-value="0111101RLL" calcext:value-type="string">
            <text:p>0111101RLL</text:p>
          </table:table-cell>
          <table:table-cell table:formula="of:=SUBSTITUTE([.E248];&quot;L&quot;;&quot;0&quot;)" office:value-type="string" office:string-value="0111101R00" calcext:value-type="string">
            <text:p>0111101R00</text:p>
          </table:table-cell>
          <table:table-cell table:formula="of:=SUBSTITUTE([.F248];&quot;R&quot;;&quot;1&quot;)" office:value-type="string" office:string-value="0111101100" calcext:value-type="string">
            <text:p>0111101100</text:p>
          </table:table-cell>
          <table:table-cell table:formula="of:=MID([.G248];1;7)" office:value-type="string" office:string-value="0111101" calcext:value-type="string">
            <text:p>0111101</text:p>
          </table:table-cell>
          <table:table-cell table:formula="of:=MID([.G248];8;3)" office:value-type="string" office:string-value="100" calcext:value-type="string">
            <text:p>100</text:p>
          </table:table-cell>
          <table:table-cell table:formula="of:=BIN2DEC([.H248]) * 8" office:value-type="float" office:value="488" calcext:value-type="float">
            <text:p>488</text:p>
          </table:table-cell>
          <table:table-cell table:formula="of:=BIN2DEC([.I248])" office:value-type="float" office:value="4" calcext:value-type="float">
            <text:p>4</text:p>
          </table:table-cell>
          <table:table-cell table:formula="of:=[.J248]+[.K248]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BLRR</text:p>
          </table:table-cell>
          <table:table-cell table:formula="of:=BIN2DEC([.H249])" office:value-type="float" office:value="101" calcext:value-type="float">
            <text:p>101</text:p>
          </table:table-cell>
          <table:table-cell table:formula="of:=BIN2DEC([.I249])" office:value-type="float" office:value="3" calcext:value-type="float">
            <text:p>3</text:p>
          </table:table-cell>
          <table:table-cell table:formula="of:=SUBSTITUTE([.A249] ;&quot;F&quot;;&quot;0&quot;)" office:value-type="string" office:string-value="BB00B0BLRR" calcext:value-type="string">
            <text:p>BB00B0BLRR</text:p>
          </table:table-cell>
          <table:table-cell table:formula="of:=SUBSTITUTE([.D249];&quot;B&quot;;&quot;1&quot;)" office:value-type="string" office:string-value="1100101LRR" calcext:value-type="string">
            <text:p>1100101LRR</text:p>
          </table:table-cell>
          <table:table-cell table:formula="of:=SUBSTITUTE([.E249];&quot;L&quot;;&quot;0&quot;)" office:value-type="string" office:string-value="11001010RR" calcext:value-type="string">
            <text:p>11001010RR</text:p>
          </table:table-cell>
          <table:table-cell table:formula="of:=SUBSTITUTE([.F249];&quot;R&quot;;&quot;1&quot;)" office:value-type="string" office:string-value="1100101011" calcext:value-type="string">
            <text:p>1100101011</text:p>
          </table:table-cell>
          <table:table-cell table:formula="of:=MID([.G249];1;7)" office:value-type="string" office:string-value="1100101" calcext:value-type="string">
            <text:p>1100101</text:p>
          </table:table-cell>
          <table:table-cell table:formula="of:=MID([.G249];8;3)" office:value-type="string" office:string-value="011" calcext:value-type="string">
            <text:p>011</text:p>
          </table:table-cell>
          <table:table-cell table:formula="of:=BIN2DEC([.H249]) * 8" office:value-type="float" office:value="808" calcext:value-type="float">
            <text:p>808</text:p>
          </table:table-cell>
          <table:table-cell table:formula="of:=BIN2DEC([.I249])" office:value-type="float" office:value="3" calcext:value-type="float">
            <text:p>3</text:p>
          </table:table-cell>
          <table:table-cell table:formula="of:=[.J249]+[.K249]" office:value-type="float" office:value="811" calcext:value-type="float">
            <text:p>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BRRR</text:p>
          </table:table-cell>
          <table:table-cell table:formula="of:=BIN2DEC([.H250])" office:value-type="float" office:value="107" calcext:value-type="float">
            <text:p>107</text:p>
          </table:table-cell>
          <table:table-cell table:formula="of:=BIN2DEC([.I250])" office:value-type="float" office:value="7" calcext:value-type="float">
            <text:p>7</text:p>
          </table:table-cell>
          <table:table-cell table:formula="of:=SUBSTITUTE([.A250] ;&quot;F&quot;;&quot;0&quot;)" office:value-type="string" office:string-value="BB0B0BBRRR" calcext:value-type="string">
            <text:p>BB0B0BBRRR</text:p>
          </table:table-cell>
          <table:table-cell table:formula="of:=SUBSTITUTE([.D250];&quot;B&quot;;&quot;1&quot;)" office:value-type="string" office:string-value="1101011RRR" calcext:value-type="string">
            <text:p>1101011RRR</text:p>
          </table:table-cell>
          <table:table-cell table:formula="of:=SUBSTITUTE([.E250];&quot;L&quot;;&quot;0&quot;)" office:value-type="string" office:string-value="1101011RRR" calcext:value-type="string">
            <text:p>1101011RRR</text:p>
          </table:table-cell>
          <table:table-cell table:formula="of:=SUBSTITUTE([.F250];&quot;R&quot;;&quot;1&quot;)" office:value-type="string" office:string-value="1101011111" calcext:value-type="string">
            <text:p>1101011111</text:p>
          </table:table-cell>
          <table:table-cell table:formula="of:=MID([.G250];1;7)" office:value-type="string" office:string-value="1101011" calcext:value-type="string">
            <text:p>1101011</text:p>
          </table:table-cell>
          <table:table-cell table:formula="of:=MID([.G250];8;3)" office:value-type="string" office:string-value="111" calcext:value-type="string">
            <text:p>111</text:p>
          </table:table-cell>
          <table:table-cell table:formula="of:=BIN2DEC([.H250]) * 8" office:value-type="float" office:value="856" calcext:value-type="float">
            <text:p>856</text:p>
          </table:table-cell>
          <table:table-cell table:formula="of:=BIN2DEC([.I250])" office:value-type="float" office:value="7" calcext:value-type="float">
            <text:p>7</text:p>
          </table:table-cell>
          <table:table-cell table:formula="of:=[.J250]+[.K250]" office:value-type="float" office:value="863" calcext:value-type="float">
            <text:p>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BLLL</text:p>
          </table:table-cell>
          <table:table-cell table:formula="of:=BIN2DEC([.H251])" office:value-type="float" office:value="119" calcext:value-type="float">
            <text:p>119</text:p>
          </table:table-cell>
          <table:table-cell table:formula="of:=BIN2DEC([.I251])" office:value-type="float" office:value="0" calcext:value-type="float">
            <text:p>0</text:p>
          </table:table-cell>
          <table:table-cell table:formula="of:=SUBSTITUTE([.A251] ;&quot;F&quot;;&quot;0&quot;)" office:value-type="string" office:string-value="BBB0BBBLLL" calcext:value-type="string">
            <text:p>BBB0BBBLLL</text:p>
          </table:table-cell>
          <table:table-cell table:formula="of:=SUBSTITUTE([.D251];&quot;B&quot;;&quot;1&quot;)" office:value-type="string" office:string-value="1110111LLL" calcext:value-type="string">
            <text:p>1110111LLL</text:p>
          </table:table-cell>
          <table:table-cell table:formula="of:=SUBSTITUTE([.E251];&quot;L&quot;;&quot;0&quot;)" office:value-type="string" office:string-value="1110111000" calcext:value-type="string">
            <text:p>1110111000</text:p>
          </table:table-cell>
          <table:table-cell table:formula="of:=SUBSTITUTE([.F251];&quot;R&quot;;&quot;1&quot;)" office:value-type="string" office:string-value="1110111000" calcext:value-type="string">
            <text:p>1110111000</text:p>
          </table:table-cell>
          <table:table-cell table:formula="of:=MID([.G251];1;7)" office:value-type="string" office:string-value="1110111" calcext:value-type="string">
            <text:p>1110111</text:p>
          </table:table-cell>
          <table:table-cell table:formula="of:=MID([.G251];8;3)" office:value-type="string" office:string-value="000" calcext:value-type="string">
            <text:p>000</text:p>
          </table:table-cell>
          <table:table-cell table:formula="of:=BIN2DEC([.H251]) * 8" office:value-type="float" office:value="952" calcext:value-type="float">
            <text:p>952</text:p>
          </table:table-cell>
          <table:table-cell table:formula="of:=BIN2DEC([.I251])" office:value-type="float" office:value="0" calcext:value-type="float">
            <text:p>0</text:p>
          </table:table-cell>
          <table:table-cell table:formula="of:=[.J251]+[.K251]" office:value-type="float" office:value="952" calcext:value-type="float">
            <text:p>9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BRLL</text:p>
          </table:table-cell>
          <table:table-cell table:formula="of:=BIN2DEC([.H252])" office:value-type="float" office:value="47" calcext:value-type="float">
            <text:p>47</text:p>
          </table:table-cell>
          <table:table-cell table:formula="of:=BIN2DEC([.I252])" office:value-type="float" office:value="4" calcext:value-type="float">
            <text:p>4</text:p>
          </table:table-cell>
          <table:table-cell table:formula="of:=SUBSTITUTE([.A252] ;&quot;F&quot;;&quot;0&quot;)" office:value-type="string" office:string-value="0B0BBBBRLL" calcext:value-type="string">
            <text:p>0B0BBBBRLL</text:p>
          </table:table-cell>
          <table:table-cell table:formula="of:=SUBSTITUTE([.D252];&quot;B&quot;;&quot;1&quot;)" office:value-type="string" office:string-value="0101111RLL" calcext:value-type="string">
            <text:p>0101111RLL</text:p>
          </table:table-cell>
          <table:table-cell table:formula="of:=SUBSTITUTE([.E252];&quot;L&quot;;&quot;0&quot;)" office:value-type="string" office:string-value="0101111R00" calcext:value-type="string">
            <text:p>0101111R00</text:p>
          </table:table-cell>
          <table:table-cell table:formula="of:=SUBSTITUTE([.F252];&quot;R&quot;;&quot;1&quot;)" office:value-type="string" office:string-value="0101111100" calcext:value-type="string">
            <text:p>0101111100</text:p>
          </table:table-cell>
          <table:table-cell table:formula="of:=MID([.G252];1;7)" office:value-type="string" office:string-value="0101111" calcext:value-type="string">
            <text:p>0101111</text:p>
          </table:table-cell>
          <table:table-cell table:formula="of:=MID([.G252];8;3)" office:value-type="string" office:string-value="100" calcext:value-type="string">
            <text:p>100</text:p>
          </table:table-cell>
          <table:table-cell table:formula="of:=BIN2DEC([.H252]) * 8" office:value-type="float" office:value="376" calcext:value-type="float">
            <text:p>376</text:p>
          </table:table-cell>
          <table:table-cell table:formula="of:=BIN2DEC([.I252])" office:value-type="float" office:value="4" calcext:value-type="float">
            <text:p>4</text:p>
          </table:table-cell>
          <table:table-cell table:formula="of:=[.J252]+[.K252]" office:value-type="float" office:value="380" calcext:value-type="float">
            <text:p>3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BRLL</text:p>
          </table:table-cell>
          <table:table-cell table:formula="of:=BIN2DEC([.H253])" office:value-type="float" office:value="75" calcext:value-type="float">
            <text:p>75</text:p>
          </table:table-cell>
          <table:table-cell table:formula="of:=BIN2DEC([.I253])" office:value-type="float" office:value="4" calcext:value-type="float">
            <text:p>4</text:p>
          </table:table-cell>
          <table:table-cell table:formula="of:=SUBSTITUTE([.A253] ;&quot;F&quot;;&quot;0&quot;)" office:value-type="string" office:string-value="B00B0BBRLL" calcext:value-type="string">
            <text:p>B00B0BBRLL</text:p>
          </table:table-cell>
          <table:table-cell table:formula="of:=SUBSTITUTE([.D253];&quot;B&quot;;&quot;1&quot;)" office:value-type="string" office:string-value="1001011RLL" calcext:value-type="string">
            <text:p>1001011RLL</text:p>
          </table:table-cell>
          <table:table-cell table:formula="of:=SUBSTITUTE([.E253];&quot;L&quot;;&quot;0&quot;)" office:value-type="string" office:string-value="1001011R00" calcext:value-type="string">
            <text:p>1001011R00</text:p>
          </table:table-cell>
          <table:table-cell table:formula="of:=SUBSTITUTE([.F253];&quot;R&quot;;&quot;1&quot;)" office:value-type="string" office:string-value="1001011100" calcext:value-type="string">
            <text:p>1001011100</text:p>
          </table:table-cell>
          <table:table-cell table:formula="of:=MID([.G253];1;7)" office:value-type="string" office:string-value="1001011" calcext:value-type="string">
            <text:p>1001011</text:p>
          </table:table-cell>
          <table:table-cell table:formula="of:=MID([.G253];8;3)" office:value-type="string" office:string-value="100" calcext:value-type="string">
            <text:p>100</text:p>
          </table:table-cell>
          <table:table-cell table:formula="of:=BIN2DEC([.H253]) * 8" office:value-type="float" office:value="600" calcext:value-type="float">
            <text:p>600</text:p>
          </table:table-cell>
          <table:table-cell table:formula="of:=BIN2DEC([.I253])" office:value-type="float" office:value="4" calcext:value-type="float">
            <text:p>4</text:p>
          </table:table-cell>
          <table:table-cell table:formula="of:=[.J253]+[.K253]" office:value-type="float" office:value="604" calcext:value-type="float">
            <text:p>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BRLR</text:p>
          </table:table-cell>
          <table:table-cell table:formula="of:=BIN2DEC([.H254])" office:value-type="float" office:value="95" calcext:value-type="float">
            <text:p>95</text:p>
          </table:table-cell>
          <table:table-cell table:formula="of:=BIN2DEC([.I254])" office:value-type="float" office:value="5" calcext:value-type="float">
            <text:p>5</text:p>
          </table:table-cell>
          <table:table-cell table:formula="of:=SUBSTITUTE([.A254] ;&quot;F&quot;;&quot;0&quot;)" office:value-type="string" office:string-value="B0BBBBBRLR" calcext:value-type="string">
            <text:p>B0BBBBBRLR</text:p>
          </table:table-cell>
          <table:table-cell table:formula="of:=SUBSTITUTE([.D254];&quot;B&quot;;&quot;1&quot;)" office:value-type="string" office:string-value="1011111RLR" calcext:value-type="string">
            <text:p>1011111RLR</text:p>
          </table:table-cell>
          <table:table-cell table:formula="of:=SUBSTITUTE([.E254];&quot;L&quot;;&quot;0&quot;)" office:value-type="string" office:string-value="1011111R0R" calcext:value-type="string">
            <text:p>1011111R0R</text:p>
          </table:table-cell>
          <table:table-cell table:formula="of:=SUBSTITUTE([.F254];&quot;R&quot;;&quot;1&quot;)" office:value-type="string" office:string-value="1011111101" calcext:value-type="string">
            <text:p>1011111101</text:p>
          </table:table-cell>
          <table:table-cell table:formula="of:=MID([.G254];1;7)" office:value-type="string" office:string-value="1011111" calcext:value-type="string">
            <text:p>1011111</text:p>
          </table:table-cell>
          <table:table-cell table:formula="of:=MID([.G254];8;3)" office:value-type="string" office:string-value="101" calcext:value-type="string">
            <text:p>101</text:p>
          </table:table-cell>
          <table:table-cell table:formula="of:=BIN2DEC([.H254]) * 8" office:value-type="float" office:value="760" calcext:value-type="float">
            <text:p>760</text:p>
          </table:table-cell>
          <table:table-cell table:formula="of:=BIN2DEC([.I254])" office:value-type="float" office:value="5" calcext:value-type="float">
            <text:p>5</text:p>
          </table:table-cell>
          <table:table-cell table:formula="of:=[.J254]+[.K254]" office:value-type="float" office:value="765" calcext:value-type="float">
            <text:p>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BRLL</text:p>
          </table:table-cell>
          <table:table-cell table:formula="of:=BIN2DEC([.H255])" office:value-type="float" office:value="97" calcext:value-type="float">
            <text:p>97</text:p>
          </table:table-cell>
          <table:table-cell table:formula="of:=BIN2DEC([.I255])" office:value-type="float" office:value="4" calcext:value-type="float">
            <text:p>4</text:p>
          </table:table-cell>
          <table:table-cell table:formula="of:=SUBSTITUTE([.A255] ;&quot;F&quot;;&quot;0&quot;)" office:value-type="string" office:string-value="BB0000BRLL" calcext:value-type="string">
            <text:p>BB0000BRLL</text:p>
          </table:table-cell>
          <table:table-cell table:formula="of:=SUBSTITUTE([.D255];&quot;B&quot;;&quot;1&quot;)" office:value-type="string" office:string-value="1100001RLL" calcext:value-type="string">
            <text:p>1100001RLL</text:p>
          </table:table-cell>
          <table:table-cell table:formula="of:=SUBSTITUTE([.E255];&quot;L&quot;;&quot;0&quot;)" office:value-type="string" office:string-value="1100001R00" calcext:value-type="string">
            <text:p>1100001R00</text:p>
          </table:table-cell>
          <table:table-cell table:formula="of:=SUBSTITUTE([.F255];&quot;R&quot;;&quot;1&quot;)" office:value-type="string" office:string-value="1100001100" calcext:value-type="string">
            <text:p>1100001100</text:p>
          </table:table-cell>
          <table:table-cell table:formula="of:=MID([.G255];1;7)" office:value-type="string" office:string-value="1100001" calcext:value-type="string">
            <text:p>1100001</text:p>
          </table:table-cell>
          <table:table-cell table:formula="of:=MID([.G255];8;3)" office:value-type="string" office:string-value="100" calcext:value-type="string">
            <text:p>100</text:p>
          </table:table-cell>
          <table:table-cell table:formula="of:=BIN2DEC([.H255]) * 8" office:value-type="float" office:value="776" calcext:value-type="float">
            <text:p>776</text:p>
          </table:table-cell>
          <table:table-cell table:formula="of:=BIN2DEC([.I255])" office:value-type="float" office:value="4" calcext:value-type="float">
            <text:p>4</text:p>
          </table:table-cell>
          <table:table-cell table:formula="of:=[.J255]+[.K255]" office:value-type="float" office:value="780" calcext:value-type="float">
            <text:p>7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BRRR</text:p>
          </table:table-cell>
          <table:table-cell table:formula="of:=BIN2DEC([.H256])" office:value-type="float" office:value="47" calcext:value-type="float">
            <text:p>47</text:p>
          </table:table-cell>
          <table:table-cell table:formula="of:=BIN2DEC([.I256])" office:value-type="float" office:value="7" calcext:value-type="float">
            <text:p>7</text:p>
          </table:table-cell>
          <table:table-cell table:formula="of:=SUBSTITUTE([.A256] ;&quot;F&quot;;&quot;0&quot;)" office:value-type="string" office:string-value="0B0BBBBRRR" calcext:value-type="string">
            <text:p>0B0BBBBRRR</text:p>
          </table:table-cell>
          <table:table-cell table:formula="of:=SUBSTITUTE([.D256];&quot;B&quot;;&quot;1&quot;)" office:value-type="string" office:string-value="0101111RRR" calcext:value-type="string">
            <text:p>0101111RRR</text:p>
          </table:table-cell>
          <table:table-cell table:formula="of:=SUBSTITUTE([.E256];&quot;L&quot;;&quot;0&quot;)" office:value-type="string" office:string-value="0101111RRR" calcext:value-type="string">
            <text:p>0101111RRR</text:p>
          </table:table-cell>
          <table:table-cell table:formula="of:=SUBSTITUTE([.F256];&quot;R&quot;;&quot;1&quot;)" office:value-type="string" office:string-value="0101111111" calcext:value-type="string">
            <text:p>0101111111</text:p>
          </table:table-cell>
          <table:table-cell table:formula="of:=MID([.G256];1;7)" office:value-type="string" office:string-value="0101111" calcext:value-type="string">
            <text:p>0101111</text:p>
          </table:table-cell>
          <table:table-cell table:formula="of:=MID([.G256];8;3)" office:value-type="string" office:string-value="111" calcext:value-type="string">
            <text:p>111</text:p>
          </table:table-cell>
          <table:table-cell table:formula="of:=BIN2DEC([.H256]) * 8" office:value-type="float" office:value="376" calcext:value-type="float">
            <text:p>376</text:p>
          </table:table-cell>
          <table:table-cell table:formula="of:=BIN2DEC([.I256])" office:value-type="float" office:value="7" calcext:value-type="float">
            <text:p>7</text:p>
          </table:table-cell>
          <table:table-cell table:formula="of:=[.J256]+[.K256]" office:value-type="float" office:value="383" calcext:value-type="float">
            <text:p>3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BRRL</text:p>
          </table:table-cell>
          <table:table-cell table:formula="of:=BIN2DEC([.H257])" office:value-type="float" office:value="49" calcext:value-type="float">
            <text:p>49</text:p>
          </table:table-cell>
          <table:table-cell table:formula="of:=BIN2DEC([.I257])" office:value-type="float" office:value="6" calcext:value-type="float">
            <text:p>6</text:p>
          </table:table-cell>
          <table:table-cell table:formula="of:=SUBSTITUTE([.A257] ;&quot;F&quot;;&quot;0&quot;)" office:value-type="string" office:string-value="0BB000BRRL" calcext:value-type="string">
            <text:p>0BB000BRRL</text:p>
          </table:table-cell>
          <table:table-cell table:formula="of:=SUBSTITUTE([.D257];&quot;B&quot;;&quot;1&quot;)" office:value-type="string" office:string-value="0110001RRL" calcext:value-type="string">
            <text:p>0110001RRL</text:p>
          </table:table-cell>
          <table:table-cell table:formula="of:=SUBSTITUTE([.E257];&quot;L&quot;;&quot;0&quot;)" office:value-type="string" office:string-value="0110001RR0" calcext:value-type="string">
            <text:p>0110001RR0</text:p>
          </table:table-cell>
          <table:table-cell table:formula="of:=SUBSTITUTE([.F257];&quot;R&quot;;&quot;1&quot;)" office:value-type="string" office:string-value="0110001110" calcext:value-type="string">
            <text:p>0110001110</text:p>
          </table:table-cell>
          <table:table-cell table:formula="of:=MID([.G257];1;7)" office:value-type="string" office:string-value="0110001" calcext:value-type="string">
            <text:p>0110001</text:p>
          </table:table-cell>
          <table:table-cell table:formula="of:=MID([.G257];8;3)" office:value-type="string" office:string-value="110" calcext:value-type="string">
            <text:p>110</text:p>
          </table:table-cell>
          <table:table-cell table:formula="of:=BIN2DEC([.H257]) * 8" office:value-type="float" office:value="392" calcext:value-type="float">
            <text:p>392</text:p>
          </table:table-cell>
          <table:table-cell table:formula="of:=BIN2DEC([.I257])" office:value-type="float" office:value="6" calcext:value-type="float">
            <text:p>6</text:p>
          </table:table-cell>
          <table:table-cell table:formula="of:=[.J257]+[.K257]" office:value-type="float" office:value="398" calcext:value-type="float">
            <text:p>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FLLL</text:p>
          </table:table-cell>
          <table:table-cell table:formula="of:=BIN2DEC([.H258])" office:value-type="float" office:value="76" calcext:value-type="float">
            <text:p>76</text:p>
          </table:table-cell>
          <table:table-cell table:formula="of:=BIN2DEC([.I258])" office:value-type="float" office:value="0" calcext:value-type="float">
            <text:p>0</text:p>
          </table:table-cell>
          <table:table-cell table:formula="of:=SUBSTITUTE([.A258] ;&quot;F&quot;;&quot;0&quot;)" office:value-type="string" office:string-value="B00BB00LLL" calcext:value-type="string">
            <text:p>B00BB00LLL</text:p>
          </table:table-cell>
          <table:table-cell table:formula="of:=SUBSTITUTE([.D258];&quot;B&quot;;&quot;1&quot;)" office:value-type="string" office:string-value="1001100LLL" calcext:value-type="string">
            <text:p>1001100LLL</text:p>
          </table:table-cell>
          <table:table-cell table:formula="of:=SUBSTITUTE([.E258];&quot;L&quot;;&quot;0&quot;)" office:value-type="string" office:string-value="1001100000" calcext:value-type="string">
            <text:p>1001100000</text:p>
          </table:table-cell>
          <table:table-cell table:formula="of:=SUBSTITUTE([.F258];&quot;R&quot;;&quot;1&quot;)" office:value-type="string" office:string-value="1001100000" calcext:value-type="string">
            <text:p>1001100000</text:p>
          </table:table-cell>
          <table:table-cell table:formula="of:=MID([.G258];1;7)" office:value-type="string" office:string-value="1001100" calcext:value-type="string">
            <text:p>1001100</text:p>
          </table:table-cell>
          <table:table-cell table:formula="of:=MID([.G258];8;3)" office:value-type="string" office:string-value="000" calcext:value-type="string">
            <text:p>000</text:p>
          </table:table-cell>
          <table:table-cell table:formula="of:=BIN2DEC([.H258]) * 8" office:value-type="float" office:value="608" calcext:value-type="float">
            <text:p>608</text:p>
          </table:table-cell>
          <table:table-cell table:formula="of:=BIN2DEC([.I258])" office:value-type="float" office:value="0" calcext:value-type="float">
            <text:p>0</text:p>
          </table:table-cell>
          <table:table-cell table:formula="of:=[.J258]+[.K258]" office:value-type="float" office:value="608" calcext:value-type="float">
            <text:p>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BLRL</text:p>
          </table:table-cell>
          <table:table-cell table:formula="of:=BIN2DEC([.H259])" office:value-type="float" office:value="109" calcext:value-type="float">
            <text:p>109</text:p>
          </table:table-cell>
          <table:table-cell table:formula="of:=BIN2DEC([.I259])" office:value-type="float" office:value="2" calcext:value-type="float">
            <text:p>2</text:p>
          </table:table-cell>
          <table:table-cell table:formula="of:=SUBSTITUTE([.A259] ;&quot;F&quot;;&quot;0&quot;)" office:value-type="string" office:string-value="BB0BB0BLRL" calcext:value-type="string">
            <text:p>BB0BB0BLRL</text:p>
          </table:table-cell>
          <table:table-cell table:formula="of:=SUBSTITUTE([.D259];&quot;B&quot;;&quot;1&quot;)" office:value-type="string" office:string-value="1101101LRL" calcext:value-type="string">
            <text:p>1101101LRL</text:p>
          </table:table-cell>
          <table:table-cell table:formula="of:=SUBSTITUTE([.E259];&quot;L&quot;;&quot;0&quot;)" office:value-type="string" office:string-value="11011010R0" calcext:value-type="string">
            <text:p>11011010R0</text:p>
          </table:table-cell>
          <table:table-cell table:formula="of:=SUBSTITUTE([.F259];&quot;R&quot;;&quot;1&quot;)" office:value-type="string" office:string-value="1101101010" calcext:value-type="string">
            <text:p>1101101010</text:p>
          </table:table-cell>
          <table:table-cell table:formula="of:=MID([.G259];1;7)" office:value-type="string" office:string-value="1101101" calcext:value-type="string">
            <text:p>1101101</text:p>
          </table:table-cell>
          <table:table-cell table:formula="of:=MID([.G259];8;3)" office:value-type="string" office:string-value="010" calcext:value-type="string">
            <text:p>010</text:p>
          </table:table-cell>
          <table:table-cell table:formula="of:=BIN2DEC([.H259]) * 8" office:value-type="float" office:value="872" calcext:value-type="float">
            <text:p>872</text:p>
          </table:table-cell>
          <table:table-cell table:formula="of:=BIN2DEC([.I259])" office:value-type="float" office:value="2" calcext:value-type="float">
            <text:p>2</text:p>
          </table:table-cell>
          <table:table-cell table:formula="of:=[.J259]+[.K259]" office:value-type="float" office:value="874" calcext:value-type="float">
            <text:p>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BLRR</text:p>
          </table:table-cell>
          <table:table-cell table:formula="of:=BIN2DEC([.H260])" office:value-type="float" office:value="55" calcext:value-type="float">
            <text:p>55</text:p>
          </table:table-cell>
          <table:table-cell table:formula="of:=BIN2DEC([.I260])" office:value-type="float" office:value="3" calcext:value-type="float">
            <text:p>3</text:p>
          </table:table-cell>
          <table:table-cell table:formula="of:=SUBSTITUTE([.A260] ;&quot;F&quot;;&quot;0&quot;)" office:value-type="string" office:string-value="0BB0BBBLRR" calcext:value-type="string">
            <text:p>0BB0BBBLRR</text:p>
          </table:table-cell>
          <table:table-cell table:formula="of:=SUBSTITUTE([.D260];&quot;B&quot;;&quot;1&quot;)" office:value-type="string" office:string-value="0110111LRR" calcext:value-type="string">
            <text:p>0110111LRR</text:p>
          </table:table-cell>
          <table:table-cell table:formula="of:=SUBSTITUTE([.E260];&quot;L&quot;;&quot;0&quot;)" office:value-type="string" office:string-value="01101110RR" calcext:value-type="string">
            <text:p>01101110RR</text:p>
          </table:table-cell>
          <table:table-cell table:formula="of:=SUBSTITUTE([.F260];&quot;R&quot;;&quot;1&quot;)" office:value-type="string" office:string-value="0110111011" calcext:value-type="string">
            <text:p>0110111011</text:p>
          </table:table-cell>
          <table:table-cell table:formula="of:=MID([.G260];1;7)" office:value-type="string" office:string-value="0110111" calcext:value-type="string">
            <text:p>0110111</text:p>
          </table:table-cell>
          <table:table-cell table:formula="of:=MID([.G260];8;3)" office:value-type="string" office:string-value="011" calcext:value-type="string">
            <text:p>011</text:p>
          </table:table-cell>
          <table:table-cell table:formula="of:=BIN2DEC([.H260]) * 8" office:value-type="float" office:value="440" calcext:value-type="float">
            <text:p>440</text:p>
          </table:table-cell>
          <table:table-cell table:formula="of:=BIN2DEC([.I260])" office:value-type="float" office:value="3" calcext:value-type="float">
            <text:p>3</text:p>
          </table:table-cell>
          <table:table-cell table:formula="of:=[.J260]+[.K260]" office:value-type="float" office:value="443" calcext:value-type="float">
            <text:p>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FLLL</text:p>
          </table:table-cell>
          <table:table-cell table:formula="of:=BIN2DEC([.H261])" office:value-type="float" office:value="54" calcext:value-type="float">
            <text:p>54</text:p>
          </table:table-cell>
          <table:table-cell table:formula="of:=BIN2DEC([.I261])" office:value-type="float" office:value="0" calcext:value-type="float">
            <text:p>0</text:p>
          </table:table-cell>
          <table:table-cell table:formula="of:=SUBSTITUTE([.A261] ;&quot;F&quot;;&quot;0&quot;)" office:value-type="string" office:string-value="0BB0BB0LLL" calcext:value-type="string">
            <text:p>0BB0BB0LLL</text:p>
          </table:table-cell>
          <table:table-cell table:formula="of:=SUBSTITUTE([.D261];&quot;B&quot;;&quot;1&quot;)" office:value-type="string" office:string-value="0110110LLL" calcext:value-type="string">
            <text:p>0110110LLL</text:p>
          </table:table-cell>
          <table:table-cell table:formula="of:=SUBSTITUTE([.E261];&quot;L&quot;;&quot;0&quot;)" office:value-type="string" office:string-value="0110110000" calcext:value-type="string">
            <text:p>0110110000</text:p>
          </table:table-cell>
          <table:table-cell table:formula="of:=SUBSTITUTE([.F261];&quot;R&quot;;&quot;1&quot;)" office:value-type="string" office:string-value="0110110000" calcext:value-type="string">
            <text:p>0110110000</text:p>
          </table:table-cell>
          <table:table-cell table:formula="of:=MID([.G261];1;7)" office:value-type="string" office:string-value="0110110" calcext:value-type="string">
            <text:p>0110110</text:p>
          </table:table-cell>
          <table:table-cell table:formula="of:=MID([.G261];8;3)" office:value-type="string" office:string-value="000" calcext:value-type="string">
            <text:p>000</text:p>
          </table:table-cell>
          <table:table-cell table:formula="of:=BIN2DEC([.H261]) * 8" office:value-type="float" office:value="432" calcext:value-type="float">
            <text:p>432</text:p>
          </table:table-cell>
          <table:table-cell table:formula="of:=BIN2DEC([.I261])" office:value-type="float" office:value="0" calcext:value-type="float">
            <text:p>0</text:p>
          </table:table-cell>
          <table:table-cell table:formula="of:=[.J261]+[.K261]" office:value-type="float" office:value="432" calcext:value-type="float">
            <text:p>4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FLRL</text:p>
          </table:table-cell>
          <table:table-cell table:formula="of:=BIN2DEC([.H262])" office:value-type="float" office:value="6" calcext:value-type="float">
            <text:p>6</text:p>
          </table:table-cell>
          <table:table-cell table:formula="of:=BIN2DEC([.I262])" office:value-type="float" office:value="2" calcext:value-type="float">
            <text:p>2</text:p>
          </table:table-cell>
          <table:table-cell table:formula="of:=SUBSTITUTE([.A262] ;&quot;F&quot;;&quot;0&quot;)" office:value-type="string" office:string-value="0000BB0LRL" calcext:value-type="string">
            <text:p>0000BB0LRL</text:p>
          </table:table-cell>
          <table:table-cell table:formula="of:=SUBSTITUTE([.D262];&quot;B&quot;;&quot;1&quot;)" office:value-type="string" office:string-value="0000110LRL" calcext:value-type="string">
            <text:p>0000110LRL</text:p>
          </table:table-cell>
          <table:table-cell table:formula="of:=SUBSTITUTE([.E262];&quot;L&quot;;&quot;0&quot;)" office:value-type="string" office:string-value="00001100R0" calcext:value-type="string">
            <text:p>00001100R0</text:p>
          </table:table-cell>
          <table:table-cell table:formula="of:=SUBSTITUTE([.F262];&quot;R&quot;;&quot;1&quot;)" office:value-type="string" office:string-value="0000110010" calcext:value-type="string">
            <text:p>0000110010</text:p>
          </table:table-cell>
          <table:table-cell table:formula="of:=MID([.G262];1;7)" office:value-type="string" office:string-value="0000110" calcext:value-type="string">
            <text:p>0000110</text:p>
          </table:table-cell>
          <table:table-cell table:formula="of:=MID([.G262];8;3)" office:value-type="string" office:string-value="010" calcext:value-type="string">
            <text:p>010</text:p>
          </table:table-cell>
          <table:table-cell table:formula="of:=BIN2DEC([.H262]) * 8" office:value-type="float" office:value="48" calcext:value-type="float">
            <text:p>48</text:p>
          </table:table-cell>
          <table:table-cell table:formula="of:=BIN2DEC([.I262])" office:value-type="float" office:value="2" calcext:value-type="float">
            <text:p>2</text:p>
          </table:table-cell>
          <table:table-cell table:formula="of:=[.J262]+[.K262]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BRLL</text:p>
          </table:table-cell>
          <table:table-cell table:formula="of:=BIN2DEC([.H263])" office:value-type="float" office:value="71" calcext:value-type="float">
            <text:p>71</text:p>
          </table:table-cell>
          <table:table-cell table:formula="of:=BIN2DEC([.I263])" office:value-type="float" office:value="4" calcext:value-type="float">
            <text:p>4</text:p>
          </table:table-cell>
          <table:table-cell table:formula="of:=SUBSTITUTE([.A263] ;&quot;F&quot;;&quot;0&quot;)" office:value-type="string" office:string-value="B000BBBRLL" calcext:value-type="string">
            <text:p>B000BBBRLL</text:p>
          </table:table-cell>
          <table:table-cell table:formula="of:=SUBSTITUTE([.D263];&quot;B&quot;;&quot;1&quot;)" office:value-type="string" office:string-value="1000111RLL" calcext:value-type="string">
            <text:p>1000111RLL</text:p>
          </table:table-cell>
          <table:table-cell table:formula="of:=SUBSTITUTE([.E263];&quot;L&quot;;&quot;0&quot;)" office:value-type="string" office:string-value="1000111R00" calcext:value-type="string">
            <text:p>1000111R00</text:p>
          </table:table-cell>
          <table:table-cell table:formula="of:=SUBSTITUTE([.F263];&quot;R&quot;;&quot;1&quot;)" office:value-type="string" office:string-value="1000111100" calcext:value-type="string">
            <text:p>1000111100</text:p>
          </table:table-cell>
          <table:table-cell table:formula="of:=MID([.G263];1;7)" office:value-type="string" office:string-value="1000111" calcext:value-type="string">
            <text:p>1000111</text:p>
          </table:table-cell>
          <table:table-cell table:formula="of:=MID([.G263];8;3)" office:value-type="string" office:string-value="100" calcext:value-type="string">
            <text:p>100</text:p>
          </table:table-cell>
          <table:table-cell table:formula="of:=BIN2DEC([.H263]) * 8" office:value-type="float" office:value="568" calcext:value-type="float">
            <text:p>568</text:p>
          </table:table-cell>
          <table:table-cell table:formula="of:=BIN2DEC([.I263])" office:value-type="float" office:value="4" calcext:value-type="float">
            <text:p>4</text:p>
          </table:table-cell>
          <table:table-cell table:formula="of:=[.J263]+[.K263]" office:value-type="float" office:value="572" calcext:value-type="float">
            <text:p>5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FLRL</text:p>
          </table:table-cell>
          <table:table-cell table:formula="of:=BIN2DEC([.H264])" office:value-type="float" office:value="14" calcext:value-type="float">
            <text:p>14</text:p>
          </table:table-cell>
          <table:table-cell table:formula="of:=BIN2DEC([.I264])" office:value-type="float" office:value="2" calcext:value-type="float">
            <text:p>2</text:p>
          </table:table-cell>
          <table:table-cell table:formula="of:=SUBSTITUTE([.A264] ;&quot;F&quot;;&quot;0&quot;)" office:value-type="string" office:string-value="000BBB0LRL" calcext:value-type="string">
            <text:p>000BBB0LRL</text:p>
          </table:table-cell>
          <table:table-cell table:formula="of:=SUBSTITUTE([.D264];&quot;B&quot;;&quot;1&quot;)" office:value-type="string" office:string-value="0001110LRL" calcext:value-type="string">
            <text:p>0001110LRL</text:p>
          </table:table-cell>
          <table:table-cell table:formula="of:=SUBSTITUTE([.E264];&quot;L&quot;;&quot;0&quot;)" office:value-type="string" office:string-value="00011100R0" calcext:value-type="string">
            <text:p>00011100R0</text:p>
          </table:table-cell>
          <table:table-cell table:formula="of:=SUBSTITUTE([.F264];&quot;R&quot;;&quot;1&quot;)" office:value-type="string" office:string-value="0001110010" calcext:value-type="string">
            <text:p>0001110010</text:p>
          </table:table-cell>
          <table:table-cell table:formula="of:=MID([.G264];1;7)" office:value-type="string" office:string-value="0001110" calcext:value-type="string">
            <text:p>0001110</text:p>
          </table:table-cell>
          <table:table-cell table:formula="of:=MID([.G264];8;3)" office:value-type="string" office:string-value="010" calcext:value-type="string">
            <text:p>010</text:p>
          </table:table-cell>
          <table:table-cell table:formula="of:=BIN2DEC([.H264]) * 8" office:value-type="float" office:value="112" calcext:value-type="float">
            <text:p>112</text:p>
          </table:table-cell>
          <table:table-cell table:formula="of:=BIN2DEC([.I264])" office:value-type="float" office:value="2" calcext:value-type="float">
            <text:p>2</text:p>
          </table:table-cell>
          <table:table-cell table:formula="of:=[.J264]+[.K264]" office:value-type="float" office:value="114" calcext:value-type="float">
            <text:p>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FRLR</text:p>
          </table:table-cell>
          <table:table-cell table:formula="of:=BIN2DEC([.H265])" office:value-type="float" office:value="70" calcext:value-type="float">
            <text:p>70</text:p>
          </table:table-cell>
          <table:table-cell table:formula="of:=BIN2DEC([.I265])" office:value-type="float" office:value="5" calcext:value-type="float">
            <text:p>5</text:p>
          </table:table-cell>
          <table:table-cell table:formula="of:=SUBSTITUTE([.A265] ;&quot;F&quot;;&quot;0&quot;)" office:value-type="string" office:string-value="B000BB0RLR" calcext:value-type="string">
            <text:p>B000BB0RLR</text:p>
          </table:table-cell>
          <table:table-cell table:formula="of:=SUBSTITUTE([.D265];&quot;B&quot;;&quot;1&quot;)" office:value-type="string" office:string-value="1000110RLR" calcext:value-type="string">
            <text:p>1000110RLR</text:p>
          </table:table-cell>
          <table:table-cell table:formula="of:=SUBSTITUTE([.E265];&quot;L&quot;;&quot;0&quot;)" office:value-type="string" office:string-value="1000110R0R" calcext:value-type="string">
            <text:p>1000110R0R</text:p>
          </table:table-cell>
          <table:table-cell table:formula="of:=SUBSTITUTE([.F265];&quot;R&quot;;&quot;1&quot;)" office:value-type="string" office:string-value="1000110101" calcext:value-type="string">
            <text:p>1000110101</text:p>
          </table:table-cell>
          <table:table-cell table:formula="of:=MID([.G265];1;7)" office:value-type="string" office:string-value="1000110" calcext:value-type="string">
            <text:p>1000110</text:p>
          </table:table-cell>
          <table:table-cell table:formula="of:=MID([.G265];8;3)" office:value-type="string" office:string-value="101" calcext:value-type="string">
            <text:p>101</text:p>
          </table:table-cell>
          <table:table-cell table:formula="of:=BIN2DEC([.H265]) * 8" office:value-type="float" office:value="560" calcext:value-type="float">
            <text:p>560</text:p>
          </table:table-cell>
          <table:table-cell table:formula="of:=BIN2DEC([.I265])" office:value-type="float" office:value="5" calcext:value-type="float">
            <text:p>5</text:p>
          </table:table-cell>
          <table:table-cell table:formula="of:=[.J265]+[.K265]" office:value-type="float" office:value="565" calcext:value-type="float">
            <text:p>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BLLR</text:p>
          </table:table-cell>
          <table:table-cell table:formula="of:=BIN2DEC([.H266])" office:value-type="float" office:value="7" calcext:value-type="float">
            <text:p>7</text:p>
          </table:table-cell>
          <table:table-cell table:formula="of:=BIN2DEC([.I266])" office:value-type="float" office:value="1" calcext:value-type="float">
            <text:p>1</text:p>
          </table:table-cell>
          <table:table-cell table:formula="of:=SUBSTITUTE([.A266] ;&quot;F&quot;;&quot;0&quot;)" office:value-type="string" office:string-value="0000BBBLLR" calcext:value-type="string">
            <text:p>0000BBBLLR</text:p>
          </table:table-cell>
          <table:table-cell table:formula="of:=SUBSTITUTE([.D266];&quot;B&quot;;&quot;1&quot;)" office:value-type="string" office:string-value="0000111LLR" calcext:value-type="string">
            <text:p>0000111LLR</text:p>
          </table:table-cell>
          <table:table-cell table:formula="of:=SUBSTITUTE([.E266];&quot;L&quot;;&quot;0&quot;)" office:value-type="string" office:string-value="000011100R" calcext:value-type="string">
            <text:p>000011100R</text:p>
          </table:table-cell>
          <table:table-cell table:formula="of:=SUBSTITUTE([.F266];&quot;R&quot;;&quot;1&quot;)" office:value-type="string" office:string-value="0000111001" calcext:value-type="string">
            <text:p>0000111001</text:p>
          </table:table-cell>
          <table:table-cell table:formula="of:=MID([.G266];1;7)" office:value-type="string" office:string-value="0000111" calcext:value-type="string">
            <text:p>0000111</text:p>
          </table:table-cell>
          <table:table-cell table:formula="of:=MID([.G266];8;3)" office:value-type="string" office:string-value="001" calcext:value-type="string">
            <text:p>001</text:p>
          </table:table-cell>
          <table:table-cell table:formula="of:=BIN2DEC([.H266]) * 8" office:value-type="float" office:value="56" calcext:value-type="float">
            <text:p>56</text:p>
          </table:table-cell>
          <table:table-cell table:formula="of:=BIN2DEC([.I266])" office:value-type="float" office:value="1" calcext:value-type="float">
            <text:p>1</text:p>
          </table:table-cell>
          <table:table-cell table:formula="of:=[.J266]+[.K266]"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FRLR</text:p>
          </table:table-cell>
          <table:table-cell table:formula="of:=BIN2DEC([.H267])" office:value-type="float" office:value="4" calcext:value-type="float">
            <text:p>4</text:p>
          </table:table-cell>
          <table:table-cell table:formula="of:=BIN2DEC([.I267])" office:value-type="float" office:value="5" calcext:value-type="float">
            <text:p>5</text:p>
          </table:table-cell>
          <table:table-cell table:formula="of:=SUBSTITUTE([.A267] ;&quot;F&quot;;&quot;0&quot;)" office:value-type="string" office:string-value="0000B00RLR" calcext:value-type="string">
            <text:p>0000B00RLR</text:p>
          </table:table-cell>
          <table:table-cell table:formula="of:=SUBSTITUTE([.D267];&quot;B&quot;;&quot;1&quot;)" office:value-type="string" office:string-value="0000100RLR" calcext:value-type="string">
            <text:p>0000100RLR</text:p>
          </table:table-cell>
          <table:table-cell table:formula="of:=SUBSTITUTE([.E267];&quot;L&quot;;&quot;0&quot;)" office:value-type="string" office:string-value="0000100R0R" calcext:value-type="string">
            <text:p>0000100R0R</text:p>
          </table:table-cell>
          <table:table-cell table:formula="of:=SUBSTITUTE([.F267];&quot;R&quot;;&quot;1&quot;)" office:value-type="string" office:string-value="0000100101" calcext:value-type="string">
            <text:p>0000100101</text:p>
          </table:table-cell>
          <table:table-cell table:formula="of:=MID([.G267];1;7)" office:value-type="string" office:string-value="0000100" calcext:value-type="string">
            <text:p>0000100</text:p>
          </table:table-cell>
          <table:table-cell table:formula="of:=MID([.G267];8;3)" office:value-type="string" office:string-value="101" calcext:value-type="string">
            <text:p>101</text:p>
          </table:table-cell>
          <table:table-cell table:formula="of:=BIN2DEC([.H267]) * 8" office:value-type="float" office:value="32" calcext:value-type="float">
            <text:p>32</text:p>
          </table:table-cell>
          <table:table-cell table:formula="of:=BIN2DEC([.I267])" office:value-type="float" office:value="5" calcext:value-type="float">
            <text:p>5</text:p>
          </table:table-cell>
          <table:table-cell table:formula="of:=[.J267]+[.K267]"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BRRR</text:p>
          </table:table-cell>
          <table:table-cell table:formula="of:=BIN2DEC([.H268])" office:value-type="float" office:value="7" calcext:value-type="float">
            <text:p>7</text:p>
          </table:table-cell>
          <table:table-cell table:formula="of:=BIN2DEC([.I268])" office:value-type="float" office:value="7" calcext:value-type="float">
            <text:p>7</text:p>
          </table:table-cell>
          <table:table-cell table:formula="of:=SUBSTITUTE([.A268] ;&quot;F&quot;;&quot;0&quot;)" office:value-type="string" office:string-value="0000BBBRRR" calcext:value-type="string">
            <text:p>0000BBBRRR</text:p>
          </table:table-cell>
          <table:table-cell table:formula="of:=SUBSTITUTE([.D268];&quot;B&quot;;&quot;1&quot;)" office:value-type="string" office:string-value="0000111RRR" calcext:value-type="string">
            <text:p>0000111RRR</text:p>
          </table:table-cell>
          <table:table-cell table:formula="of:=SUBSTITUTE([.E268];&quot;L&quot;;&quot;0&quot;)" office:value-type="string" office:string-value="0000111RRR" calcext:value-type="string">
            <text:p>0000111RRR</text:p>
          </table:table-cell>
          <table:table-cell table:formula="of:=SUBSTITUTE([.F268];&quot;R&quot;;&quot;1&quot;)" office:value-type="string" office:string-value="0000111111" calcext:value-type="string">
            <text:p>0000111111</text:p>
          </table:table-cell>
          <table:table-cell table:formula="of:=MID([.G268];1;7)" office:value-type="string" office:string-value="0000111" calcext:value-type="string">
            <text:p>0000111</text:p>
          </table:table-cell>
          <table:table-cell table:formula="of:=MID([.G268];8;3)" office:value-type="string" office:string-value="111" calcext:value-type="string">
            <text:p>111</text:p>
          </table:table-cell>
          <table:table-cell table:formula="of:=BIN2DEC([.H268]) * 8" office:value-type="float" office:value="56" calcext:value-type="float">
            <text:p>56</text:p>
          </table:table-cell>
          <table:table-cell table:formula="of:=BIN2DEC([.I268])" office:value-type="float" office:value="7" calcext:value-type="float">
            <text:p>7</text:p>
          </table:table-cell>
          <table:table-cell table:formula="of:=[.J268]+[.K268]"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BRRR</text:p>
          </table:table-cell>
          <table:table-cell table:formula="of:=BIN2DEC([.H269])" office:value-type="float" office:value="85" calcext:value-type="float">
            <text:p>85</text:p>
          </table:table-cell>
          <table:table-cell table:formula="of:=BIN2DEC([.I269])" office:value-type="float" office:value="7" calcext:value-type="float">
            <text:p>7</text:p>
          </table:table-cell>
          <table:table-cell table:formula="of:=SUBSTITUTE([.A269] ;&quot;F&quot;;&quot;0&quot;)" office:value-type="string" office:string-value="B0B0B0BRRR" calcext:value-type="string">
            <text:p>B0B0B0BRRR</text:p>
          </table:table-cell>
          <table:table-cell table:formula="of:=SUBSTITUTE([.D269];&quot;B&quot;;&quot;1&quot;)" office:value-type="string" office:string-value="1010101RRR" calcext:value-type="string">
            <text:p>1010101RRR</text:p>
          </table:table-cell>
          <table:table-cell table:formula="of:=SUBSTITUTE([.E269];&quot;L&quot;;&quot;0&quot;)" office:value-type="string" office:string-value="1010101RRR" calcext:value-type="string">
            <text:p>1010101RRR</text:p>
          </table:table-cell>
          <table:table-cell table:formula="of:=SUBSTITUTE([.F269];&quot;R&quot;;&quot;1&quot;)" office:value-type="string" office:string-value="1010101111" calcext:value-type="string">
            <text:p>1010101111</text:p>
          </table:table-cell>
          <table:table-cell table:formula="of:=MID([.G269];1;7)" office:value-type="string" office:string-value="1010101" calcext:value-type="string">
            <text:p>1010101</text:p>
          </table:table-cell>
          <table:table-cell table:formula="of:=MID([.G269];8;3)" office:value-type="string" office:string-value="111" calcext:value-type="string">
            <text:p>111</text:p>
          </table:table-cell>
          <table:table-cell table:formula="of:=BIN2DEC([.H269]) * 8" office:value-type="float" office:value="680" calcext:value-type="float">
            <text:p>680</text:p>
          </table:table-cell>
          <table:table-cell table:formula="of:=BIN2DEC([.I269])" office:value-type="float" office:value="7" calcext:value-type="float">
            <text:p>7</text:p>
          </table:table-cell>
          <table:table-cell table:formula="of:=[.J269]+[.K269]" office:value-type="float" office:value="687" calcext:value-type="float">
            <text:p>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FRRR</text:p>
          </table:table-cell>
          <table:table-cell table:formula="of:=BIN2DEC([.H270])" office:value-type="float" office:value="102" calcext:value-type="float">
            <text:p>102</text:p>
          </table:table-cell>
          <table:table-cell table:formula="of:=BIN2DEC([.I270])" office:value-type="float" office:value="7" calcext:value-type="float">
            <text:p>7</text:p>
          </table:table-cell>
          <table:table-cell table:formula="of:=SUBSTITUTE([.A270] ;&quot;F&quot;;&quot;0&quot;)" office:value-type="string" office:string-value="BB00BB0RRR" calcext:value-type="string">
            <text:p>BB00BB0RRR</text:p>
          </table:table-cell>
          <table:table-cell table:formula="of:=SUBSTITUTE([.D270];&quot;B&quot;;&quot;1&quot;)" office:value-type="string" office:string-value="1100110RRR" calcext:value-type="string">
            <text:p>1100110RRR</text:p>
          </table:table-cell>
          <table:table-cell table:formula="of:=SUBSTITUTE([.E270];&quot;L&quot;;&quot;0&quot;)" office:value-type="string" office:string-value="1100110RRR" calcext:value-type="string">
            <text:p>1100110RRR</text:p>
          </table:table-cell>
          <table:table-cell table:formula="of:=SUBSTITUTE([.F270];&quot;R&quot;;&quot;1&quot;)" office:value-type="string" office:string-value="1100110111" calcext:value-type="string">
            <text:p>1100110111</text:p>
          </table:table-cell>
          <table:table-cell table:formula="of:=MID([.G270];1;7)" office:value-type="string" office:string-value="1100110" calcext:value-type="string">
            <text:p>1100110</text:p>
          </table:table-cell>
          <table:table-cell table:formula="of:=MID([.G270];8;3)" office:value-type="string" office:string-value="111" calcext:value-type="string">
            <text:p>111</text:p>
          </table:table-cell>
          <table:table-cell table:formula="of:=BIN2DEC([.H270]) * 8" office:value-type="float" office:value="816" calcext:value-type="float">
            <text:p>816</text:p>
          </table:table-cell>
          <table:table-cell table:formula="of:=BIN2DEC([.I270])" office:value-type="float" office:value="7" calcext:value-type="float">
            <text:p>7</text:p>
          </table:table-cell>
          <table:table-cell table:formula="of:=[.J270]+[.K270]" office:value-type="float" office:value="823" calcext:value-type="float">
            <text:p>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FLLR</text:p>
          </table:table-cell>
          <table:table-cell table:formula="of:=BIN2DEC([.H271])" office:value-type="float" office:value="52" calcext:value-type="float">
            <text:p>52</text:p>
          </table:table-cell>
          <table:table-cell table:formula="of:=BIN2DEC([.I271])" office:value-type="float" office:value="1" calcext:value-type="float">
            <text:p>1</text:p>
          </table:table-cell>
          <table:table-cell table:formula="of:=SUBSTITUTE([.A271] ;&quot;F&quot;;&quot;0&quot;)" office:value-type="string" office:string-value="0BB0B00LLR" calcext:value-type="string">
            <text:p>0BB0B00LLR</text:p>
          </table:table-cell>
          <table:table-cell table:formula="of:=SUBSTITUTE([.D271];&quot;B&quot;;&quot;1&quot;)" office:value-type="string" office:string-value="0110100LLR" calcext:value-type="string">
            <text:p>0110100LLR</text:p>
          </table:table-cell>
          <table:table-cell table:formula="of:=SUBSTITUTE([.E271];&quot;L&quot;;&quot;0&quot;)" office:value-type="string" office:string-value="011010000R" calcext:value-type="string">
            <text:p>011010000R</text:p>
          </table:table-cell>
          <table:table-cell table:formula="of:=SUBSTITUTE([.F271];&quot;R&quot;;&quot;1&quot;)" office:value-type="string" office:string-value="0110100001" calcext:value-type="string">
            <text:p>0110100001</text:p>
          </table:table-cell>
          <table:table-cell table:formula="of:=MID([.G271];1;7)" office:value-type="string" office:string-value="0110100" calcext:value-type="string">
            <text:p>0110100</text:p>
          </table:table-cell>
          <table:table-cell table:formula="of:=MID([.G271];8;3)" office:value-type="string" office:string-value="001" calcext:value-type="string">
            <text:p>001</text:p>
          </table:table-cell>
          <table:table-cell table:formula="of:=BIN2DEC([.H271]) * 8" office:value-type="float" office:value="416" calcext:value-type="float">
            <text:p>416</text:p>
          </table:table-cell>
          <table:table-cell table:formula="of:=BIN2DEC([.I271])" office:value-type="float" office:value="1" calcext:value-type="float">
            <text:p>1</text:p>
          </table:table-cell>
          <table:table-cell table:formula="of:=[.J271]+[.K271]" office:value-type="float" office:value="417" calcext:value-type="float">
            <text:p>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BRLL</text:p>
          </table:table-cell>
          <table:table-cell table:formula="of:=BIN2DEC([.H272])" office:value-type="float" office:value="93" calcext:value-type="float">
            <text:p>93</text:p>
          </table:table-cell>
          <table:table-cell table:formula="of:=BIN2DEC([.I272])" office:value-type="float" office:value="4" calcext:value-type="float">
            <text:p>4</text:p>
          </table:table-cell>
          <table:table-cell table:formula="of:=SUBSTITUTE([.A272] ;&quot;F&quot;;&quot;0&quot;)" office:value-type="string" office:string-value="B0BBB0BRLL" calcext:value-type="string">
            <text:p>B0BBB0BRLL</text:p>
          </table:table-cell>
          <table:table-cell table:formula="of:=SUBSTITUTE([.D272];&quot;B&quot;;&quot;1&quot;)" office:value-type="string" office:string-value="1011101RLL" calcext:value-type="string">
            <text:p>1011101RLL</text:p>
          </table:table-cell>
          <table:table-cell table:formula="of:=SUBSTITUTE([.E272];&quot;L&quot;;&quot;0&quot;)" office:value-type="string" office:string-value="1011101R00" calcext:value-type="string">
            <text:p>1011101R00</text:p>
          </table:table-cell>
          <table:table-cell table:formula="of:=SUBSTITUTE([.F272];&quot;R&quot;;&quot;1&quot;)" office:value-type="string" office:string-value="1011101100" calcext:value-type="string">
            <text:p>1011101100</text:p>
          </table:table-cell>
          <table:table-cell table:formula="of:=MID([.G272];1;7)" office:value-type="string" office:string-value="1011101" calcext:value-type="string">
            <text:p>1011101</text:p>
          </table:table-cell>
          <table:table-cell table:formula="of:=MID([.G272];8;3)" office:value-type="string" office:string-value="100" calcext:value-type="string">
            <text:p>100</text:p>
          </table:table-cell>
          <table:table-cell table:formula="of:=BIN2DEC([.H272]) * 8" office:value-type="float" office:value="744" calcext:value-type="float">
            <text:p>744</text:p>
          </table:table-cell>
          <table:table-cell table:formula="of:=BIN2DEC([.I272])" office:value-type="float" office:value="4" calcext:value-type="float">
            <text:p>4</text:p>
          </table:table-cell>
          <table:table-cell table:formula="of:=[.J272]+[.K272]" office:value-type="float" office:value="748" calcext:value-type="float">
            <text:p>7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FRLR</text:p>
          </table:table-cell>
          <table:table-cell table:formula="of:=BIN2DEC([.H273])" office:value-type="float" office:value="80" calcext:value-type="float">
            <text:p>80</text:p>
          </table:table-cell>
          <table:table-cell table:formula="of:=BIN2DEC([.I273])" office:value-type="float" office:value="5" calcext:value-type="float">
            <text:p>5</text:p>
          </table:table-cell>
          <table:table-cell table:formula="of:=SUBSTITUTE([.A273] ;&quot;F&quot;;&quot;0&quot;)" office:value-type="string" office:string-value="B0B0000RLR" calcext:value-type="string">
            <text:p>B0B0000RLR</text:p>
          </table:table-cell>
          <table:table-cell table:formula="of:=SUBSTITUTE([.D273];&quot;B&quot;;&quot;1&quot;)" office:value-type="string" office:string-value="1010000RLR" calcext:value-type="string">
            <text:p>1010000RLR</text:p>
          </table:table-cell>
          <table:table-cell table:formula="of:=SUBSTITUTE([.E273];&quot;L&quot;;&quot;0&quot;)" office:value-type="string" office:string-value="1010000R0R" calcext:value-type="string">
            <text:p>1010000R0R</text:p>
          </table:table-cell>
          <table:table-cell table:formula="of:=SUBSTITUTE([.F273];&quot;R&quot;;&quot;1&quot;)" office:value-type="string" office:string-value="1010000101" calcext:value-type="string">
            <text:p>1010000101</text:p>
          </table:table-cell>
          <table:table-cell table:formula="of:=MID([.G273];1;7)" office:value-type="string" office:string-value="1010000" calcext:value-type="string">
            <text:p>1010000</text:p>
          </table:table-cell>
          <table:table-cell table:formula="of:=MID([.G273];8;3)" office:value-type="string" office:string-value="101" calcext:value-type="string">
            <text:p>101</text:p>
          </table:table-cell>
          <table:table-cell table:formula="of:=BIN2DEC([.H273]) * 8" office:value-type="float" office:value="640" calcext:value-type="float">
            <text:p>640</text:p>
          </table:table-cell>
          <table:table-cell table:formula="of:=BIN2DEC([.I273])" office:value-type="float" office:value="5" calcext:value-type="float">
            <text:p>5</text:p>
          </table:table-cell>
          <table:table-cell table:formula="of:=[.J273]+[.K273]" office:value-type="float" office:value="645" calcext:value-type="float">
            <text:p>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BLLR</text:p>
          </table:table-cell>
          <table:table-cell table:formula="of:=BIN2DEC([.H274])" office:value-type="float" office:value="81" calcext:value-type="float">
            <text:p>81</text:p>
          </table:table-cell>
          <table:table-cell table:formula="of:=BIN2DEC([.I274])" office:value-type="float" office:value="1" calcext:value-type="float">
            <text:p>1</text:p>
          </table:table-cell>
          <table:table-cell table:formula="of:=SUBSTITUTE([.A274] ;&quot;F&quot;;&quot;0&quot;)" office:value-type="string" office:string-value="B0B000BLLR" calcext:value-type="string">
            <text:p>B0B000BLLR</text:p>
          </table:table-cell>
          <table:table-cell table:formula="of:=SUBSTITUTE([.D274];&quot;B&quot;;&quot;1&quot;)" office:value-type="string" office:string-value="1010001LLR" calcext:value-type="string">
            <text:p>1010001LLR</text:p>
          </table:table-cell>
          <table:table-cell table:formula="of:=SUBSTITUTE([.E274];&quot;L&quot;;&quot;0&quot;)" office:value-type="string" office:string-value="101000100R" calcext:value-type="string">
            <text:p>101000100R</text:p>
          </table:table-cell>
          <table:table-cell table:formula="of:=SUBSTITUTE([.F274];&quot;R&quot;;&quot;1&quot;)" office:value-type="string" office:string-value="1010001001" calcext:value-type="string">
            <text:p>1010001001</text:p>
          </table:table-cell>
          <table:table-cell table:formula="of:=MID([.G274];1;7)" office:value-type="string" office:string-value="1010001" calcext:value-type="string">
            <text:p>1010001</text:p>
          </table:table-cell>
          <table:table-cell table:formula="of:=MID([.G274];8;3)" office:value-type="string" office:string-value="001" calcext:value-type="string">
            <text:p>001</text:p>
          </table:table-cell>
          <table:table-cell table:formula="of:=BIN2DEC([.H274]) * 8" office:value-type="float" office:value="648" calcext:value-type="float">
            <text:p>648</text:p>
          </table:table-cell>
          <table:table-cell table:formula="of:=BIN2DEC([.I274])" office:value-type="float" office:value="1" calcext:value-type="float">
            <text:p>1</text:p>
          </table:table-cell>
          <table:table-cell table:formula="of:=[.J274]+[.K274]" office:value-type="float" office:value="649" calcext:value-type="float">
            <text:p>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BRRR</text:p>
          </table:table-cell>
          <table:table-cell table:formula="of:=BIN2DEC([.H275])" office:value-type="float" office:value="93" calcext:value-type="float">
            <text:p>93</text:p>
          </table:table-cell>
          <table:table-cell table:formula="of:=BIN2DEC([.I275])" office:value-type="float" office:value="7" calcext:value-type="float">
            <text:p>7</text:p>
          </table:table-cell>
          <table:table-cell table:formula="of:=SUBSTITUTE([.A275] ;&quot;F&quot;;&quot;0&quot;)" office:value-type="string" office:string-value="B0BBB0BRRR" calcext:value-type="string">
            <text:p>B0BBB0BRRR</text:p>
          </table:table-cell>
          <table:table-cell table:formula="of:=SUBSTITUTE([.D275];&quot;B&quot;;&quot;1&quot;)" office:value-type="string" office:string-value="1011101RRR" calcext:value-type="string">
            <text:p>1011101RRR</text:p>
          </table:table-cell>
          <table:table-cell table:formula="of:=SUBSTITUTE([.E275];&quot;L&quot;;&quot;0&quot;)" office:value-type="string" office:string-value="1011101RRR" calcext:value-type="string">
            <text:p>1011101RRR</text:p>
          </table:table-cell>
          <table:table-cell table:formula="of:=SUBSTITUTE([.F275];&quot;R&quot;;&quot;1&quot;)" office:value-type="string" office:string-value="1011101111" calcext:value-type="string">
            <text:p>1011101111</text:p>
          </table:table-cell>
          <table:table-cell table:formula="of:=MID([.G275];1;7)" office:value-type="string" office:string-value="1011101" calcext:value-type="string">
            <text:p>1011101</text:p>
          </table:table-cell>
          <table:table-cell table:formula="of:=MID([.G275];8;3)" office:value-type="string" office:string-value="111" calcext:value-type="string">
            <text:p>111</text:p>
          </table:table-cell>
          <table:table-cell table:formula="of:=BIN2DEC([.H275]) * 8" office:value-type="float" office:value="744" calcext:value-type="float">
            <text:p>744</text:p>
          </table:table-cell>
          <table:table-cell table:formula="of:=BIN2DEC([.I275])" office:value-type="float" office:value="7" calcext:value-type="float">
            <text:p>7</text:p>
          </table:table-cell>
          <table:table-cell table:formula="of:=[.J275]+[.K275]" office:value-type="float" office:value="751" calcext:value-type="float">
            <text:p>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FRLL</text:p>
          </table:table-cell>
          <table:table-cell table:formula="of:=BIN2DEC([.H276])" office:value-type="float" office:value="78" calcext:value-type="float">
            <text:p>78</text:p>
          </table:table-cell>
          <table:table-cell table:formula="of:=BIN2DEC([.I276])" office:value-type="float" office:value="4" calcext:value-type="float">
            <text:p>4</text:p>
          </table:table-cell>
          <table:table-cell table:formula="of:=SUBSTITUTE([.A276] ;&quot;F&quot;;&quot;0&quot;)" office:value-type="string" office:string-value="B00BBB0RLL" calcext:value-type="string">
            <text:p>B00BBB0RLL</text:p>
          </table:table-cell>
          <table:table-cell table:formula="of:=SUBSTITUTE([.D276];&quot;B&quot;;&quot;1&quot;)" office:value-type="string" office:string-value="1001110RLL" calcext:value-type="string">
            <text:p>1001110RLL</text:p>
          </table:table-cell>
          <table:table-cell table:formula="of:=SUBSTITUTE([.E276];&quot;L&quot;;&quot;0&quot;)" office:value-type="string" office:string-value="1001110R00" calcext:value-type="string">
            <text:p>1001110R00</text:p>
          </table:table-cell>
          <table:table-cell table:formula="of:=SUBSTITUTE([.F276];&quot;R&quot;;&quot;1&quot;)" office:value-type="string" office:string-value="1001110100" calcext:value-type="string">
            <text:p>1001110100</text:p>
          </table:table-cell>
          <table:table-cell table:formula="of:=MID([.G276];1;7)" office:value-type="string" office:string-value="1001110" calcext:value-type="string">
            <text:p>1001110</text:p>
          </table:table-cell>
          <table:table-cell table:formula="of:=MID([.G276];8;3)" office:value-type="string" office:string-value="100" calcext:value-type="string">
            <text:p>100</text:p>
          </table:table-cell>
          <table:table-cell table:formula="of:=BIN2DEC([.H276]) * 8" office:value-type="float" office:value="624" calcext:value-type="float">
            <text:p>624</text:p>
          </table:table-cell>
          <table:table-cell table:formula="of:=BIN2DEC([.I276])" office:value-type="float" office:value="4" calcext:value-type="float">
            <text:p>4</text:p>
          </table:table-cell>
          <table:table-cell table:formula="of:=[.J276]+[.K276]" office:value-type="float" office:value="628" calcext:value-type="float">
            <text:p>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FRLR</text:p>
          </table:table-cell>
          <table:table-cell table:formula="of:=BIN2DEC([.H277])" office:value-type="float" office:value="38" calcext:value-type="float">
            <text:p>38</text:p>
          </table:table-cell>
          <table:table-cell table:formula="of:=BIN2DEC([.I277])" office:value-type="float" office:value="5" calcext:value-type="float">
            <text:p>5</text:p>
          </table:table-cell>
          <table:table-cell table:formula="of:=SUBSTITUTE([.A277] ;&quot;F&quot;;&quot;0&quot;)" office:value-type="string" office:string-value="0B00BB0RLR" calcext:value-type="string">
            <text:p>0B00BB0RLR</text:p>
          </table:table-cell>
          <table:table-cell table:formula="of:=SUBSTITUTE([.D277];&quot;B&quot;;&quot;1&quot;)" office:value-type="string" office:string-value="0100110RLR" calcext:value-type="string">
            <text:p>0100110RLR</text:p>
          </table:table-cell>
          <table:table-cell table:formula="of:=SUBSTITUTE([.E277];&quot;L&quot;;&quot;0&quot;)" office:value-type="string" office:string-value="0100110R0R" calcext:value-type="string">
            <text:p>0100110R0R</text:p>
          </table:table-cell>
          <table:table-cell table:formula="of:=SUBSTITUTE([.F277];&quot;R&quot;;&quot;1&quot;)" office:value-type="string" office:string-value="0100110101" calcext:value-type="string">
            <text:p>0100110101</text:p>
          </table:table-cell>
          <table:table-cell table:formula="of:=MID([.G277];1;7)" office:value-type="string" office:string-value="0100110" calcext:value-type="string">
            <text:p>0100110</text:p>
          </table:table-cell>
          <table:table-cell table:formula="of:=MID([.G277];8;3)" office:value-type="string" office:string-value="101" calcext:value-type="string">
            <text:p>101</text:p>
          </table:table-cell>
          <table:table-cell table:formula="of:=BIN2DEC([.H277]) * 8" office:value-type="float" office:value="304" calcext:value-type="float">
            <text:p>304</text:p>
          </table:table-cell>
          <table:table-cell table:formula="of:=BIN2DEC([.I277])" office:value-type="float" office:value="5" calcext:value-type="float">
            <text:p>5</text:p>
          </table:table-cell>
          <table:table-cell table:formula="of:=[.J277]+[.K277]" office:value-type="float" office:value="309" calcext:value-type="float">
            <text:p>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FLLL</text:p>
          </table:table-cell>
          <table:table-cell table:formula="of:=BIN2DEC([.H278])" office:value-type="float" office:value="44" calcext:value-type="float">
            <text:p>44</text:p>
          </table:table-cell>
          <table:table-cell table:formula="of:=BIN2DEC([.I278])" office:value-type="float" office:value="0" calcext:value-type="float">
            <text:p>0</text:p>
          </table:table-cell>
          <table:table-cell table:formula="of:=SUBSTITUTE([.A278] ;&quot;F&quot;;&quot;0&quot;)" office:value-type="string" office:string-value="0B0BB00LLL" calcext:value-type="string">
            <text:p>0B0BB00LLL</text:p>
          </table:table-cell>
          <table:table-cell table:formula="of:=SUBSTITUTE([.D278];&quot;B&quot;;&quot;1&quot;)" office:value-type="string" office:string-value="0101100LLL" calcext:value-type="string">
            <text:p>0101100LLL</text:p>
          </table:table-cell>
          <table:table-cell table:formula="of:=SUBSTITUTE([.E278];&quot;L&quot;;&quot;0&quot;)" office:value-type="string" office:string-value="0101100000" calcext:value-type="string">
            <text:p>0101100000</text:p>
          </table:table-cell>
          <table:table-cell table:formula="of:=SUBSTITUTE([.F278];&quot;R&quot;;&quot;1&quot;)" office:value-type="string" office:string-value="0101100000" calcext:value-type="string">
            <text:p>0101100000</text:p>
          </table:table-cell>
          <table:table-cell table:formula="of:=MID([.G278];1;7)" office:value-type="string" office:string-value="0101100" calcext:value-type="string">
            <text:p>0101100</text:p>
          </table:table-cell>
          <table:table-cell table:formula="of:=MID([.G278];8;3)" office:value-type="string" office:string-value="000" calcext:value-type="string">
            <text:p>000</text:p>
          </table:table-cell>
          <table:table-cell table:formula="of:=BIN2DEC([.H278]) * 8" office:value-type="float" office:value="352" calcext:value-type="float">
            <text:p>352</text:p>
          </table:table-cell>
          <table:table-cell table:formula="of:=BIN2DEC([.I278])" office:value-type="float" office:value="0" calcext:value-type="float">
            <text:p>0</text:p>
          </table:table-cell>
          <table:table-cell table:formula="of:=[.J278]+[.K278]" office:value-type="float" office:value="352" calcext:value-type="float">
            <text:p>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FRLR</text:p>
          </table:table-cell>
          <table:table-cell table:formula="of:=BIN2DEC([.H279])" office:value-type="float" office:value="40" calcext:value-type="float">
            <text:p>40</text:p>
          </table:table-cell>
          <table:table-cell table:formula="of:=BIN2DEC([.I279])" office:value-type="float" office:value="5" calcext:value-type="float">
            <text:p>5</text:p>
          </table:table-cell>
          <table:table-cell table:formula="of:=SUBSTITUTE([.A279] ;&quot;F&quot;;&quot;0&quot;)" office:value-type="string" office:string-value="0B0B000RLR" calcext:value-type="string">
            <text:p>0B0B000RLR</text:p>
          </table:table-cell>
          <table:table-cell table:formula="of:=SUBSTITUTE([.D279];&quot;B&quot;;&quot;1&quot;)" office:value-type="string" office:string-value="0101000RLR" calcext:value-type="string">
            <text:p>0101000RLR</text:p>
          </table:table-cell>
          <table:table-cell table:formula="of:=SUBSTITUTE([.E279];&quot;L&quot;;&quot;0&quot;)" office:value-type="string" office:string-value="0101000R0R" calcext:value-type="string">
            <text:p>0101000R0R</text:p>
          </table:table-cell>
          <table:table-cell table:formula="of:=SUBSTITUTE([.F279];&quot;R&quot;;&quot;1&quot;)" office:value-type="string" office:string-value="0101000101" calcext:value-type="string">
            <text:p>0101000101</text:p>
          </table:table-cell>
          <table:table-cell table:formula="of:=MID([.G279];1;7)" office:value-type="string" office:string-value="0101000" calcext:value-type="string">
            <text:p>0101000</text:p>
          </table:table-cell>
          <table:table-cell table:formula="of:=MID([.G279];8;3)" office:value-type="string" office:string-value="101" calcext:value-type="string">
            <text:p>101</text:p>
          </table:table-cell>
          <table:table-cell table:formula="of:=BIN2DEC([.H279]) * 8" office:value-type="float" office:value="320" calcext:value-type="float">
            <text:p>320</text:p>
          </table:table-cell>
          <table:table-cell table:formula="of:=BIN2DEC([.I279])" office:value-type="float" office:value="5" calcext:value-type="float">
            <text:p>5</text:p>
          </table:table-cell>
          <table:table-cell table:formula="of:=[.J279]+[.K279]" office:value-type="float" office:value="325" calcext:value-type="float">
            <text:p>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BLRR</text:p>
          </table:table-cell>
          <table:table-cell table:formula="of:=BIN2DEC([.H280])" office:value-type="float" office:value="11" calcext:value-type="float">
            <text:p>11</text:p>
          </table:table-cell>
          <table:table-cell table:formula="of:=BIN2DEC([.I280])" office:value-type="float" office:value="3" calcext:value-type="float">
            <text:p>3</text:p>
          </table:table-cell>
          <table:table-cell table:formula="of:=SUBSTITUTE([.A280] ;&quot;F&quot;;&quot;0&quot;)" office:value-type="string" office:string-value="000B0BBLRR" calcext:value-type="string">
            <text:p>000B0BBLRR</text:p>
          </table:table-cell>
          <table:table-cell table:formula="of:=SUBSTITUTE([.D280];&quot;B&quot;;&quot;1&quot;)" office:value-type="string" office:string-value="0001011LRR" calcext:value-type="string">
            <text:p>0001011LRR</text:p>
          </table:table-cell>
          <table:table-cell table:formula="of:=SUBSTITUTE([.E280];&quot;L&quot;;&quot;0&quot;)" office:value-type="string" office:string-value="00010110RR" calcext:value-type="string">
            <text:p>00010110RR</text:p>
          </table:table-cell>
          <table:table-cell table:formula="of:=SUBSTITUTE([.F280];&quot;R&quot;;&quot;1&quot;)" office:value-type="string" office:string-value="0001011011" calcext:value-type="string">
            <text:p>0001011011</text:p>
          </table:table-cell>
          <table:table-cell table:formula="of:=MID([.G280];1;7)" office:value-type="string" office:string-value="0001011" calcext:value-type="string">
            <text:p>0001011</text:p>
          </table:table-cell>
          <table:table-cell table:formula="of:=MID([.G280];8;3)" office:value-type="string" office:string-value="011" calcext:value-type="string">
            <text:p>011</text:p>
          </table:table-cell>
          <table:table-cell table:formula="of:=BIN2DEC([.H280]) * 8" office:value-type="float" office:value="88" calcext:value-type="float">
            <text:p>88</text:p>
          </table:table-cell>
          <table:table-cell table:formula="of:=BIN2DEC([.I280])" office:value-type="float" office:value="3" calcext:value-type="float">
            <text:p>3</text:p>
          </table:table-cell>
          <table:table-cell table:formula="of:=[.J280]+[.K280]" office:value-type="float" office:value="91" calcext:value-type="float">
            <text:p>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FRRL</text:p>
          </table:table-cell>
          <table:table-cell table:formula="of:=BIN2DEC([.H281])" office:value-type="float" office:value="28" calcext:value-type="float">
            <text:p>28</text:p>
          </table:table-cell>
          <table:table-cell table:formula="of:=BIN2DEC([.I281])" office:value-type="float" office:value="6" calcext:value-type="float">
            <text:p>6</text:p>
          </table:table-cell>
          <table:table-cell table:formula="of:=SUBSTITUTE([.A281] ;&quot;F&quot;;&quot;0&quot;)" office:value-type="string" office:string-value="00BBB00RRL" calcext:value-type="string">
            <text:p>00BBB00RRL</text:p>
          </table:table-cell>
          <table:table-cell table:formula="of:=SUBSTITUTE([.D281];&quot;B&quot;;&quot;1&quot;)" office:value-type="string" office:string-value="0011100RRL" calcext:value-type="string">
            <text:p>0011100RRL</text:p>
          </table:table-cell>
          <table:table-cell table:formula="of:=SUBSTITUTE([.E281];&quot;L&quot;;&quot;0&quot;)" office:value-type="string" office:string-value="0011100RR0" calcext:value-type="string">
            <text:p>0011100RR0</text:p>
          </table:table-cell>
          <table:table-cell table:formula="of:=SUBSTITUTE([.F281];&quot;R&quot;;&quot;1&quot;)" office:value-type="string" office:string-value="0011100110" calcext:value-type="string">
            <text:p>0011100110</text:p>
          </table:table-cell>
          <table:table-cell table:formula="of:=MID([.G281];1;7)" office:value-type="string" office:string-value="0011100" calcext:value-type="string">
            <text:p>0011100</text:p>
          </table:table-cell>
          <table:table-cell table:formula="of:=MID([.G281];8;3)" office:value-type="string" office:string-value="110" calcext:value-type="string">
            <text:p>110</text:p>
          </table:table-cell>
          <table:table-cell table:formula="of:=BIN2DEC([.H281]) * 8" office:value-type="float" office:value="224" calcext:value-type="float">
            <text:p>224</text:p>
          </table:table-cell>
          <table:table-cell table:formula="of:=BIN2DEC([.I281])" office:value-type="float" office:value="6" calcext:value-type="float">
            <text:p>6</text:p>
          </table:table-cell>
          <table:table-cell table:formula="of:=[.J281]+[.K281]" office:value-type="float" office:value="230" calcext:value-type="float">
            <text:p>2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BLRL</text:p>
          </table:table-cell>
          <table:table-cell table:formula="of:=BIN2DEC([.H282])" office:value-type="float" office:value="105" calcext:value-type="float">
            <text:p>105</text:p>
          </table:table-cell>
          <table:table-cell table:formula="of:=BIN2DEC([.I282])" office:value-type="float" office:value="2" calcext:value-type="float">
            <text:p>2</text:p>
          </table:table-cell>
          <table:table-cell table:formula="of:=SUBSTITUTE([.A282] ;&quot;F&quot;;&quot;0&quot;)" office:value-type="string" office:string-value="BB0B00BLRL" calcext:value-type="string">
            <text:p>BB0B00BLRL</text:p>
          </table:table-cell>
          <table:table-cell table:formula="of:=SUBSTITUTE([.D282];&quot;B&quot;;&quot;1&quot;)" office:value-type="string" office:string-value="1101001LRL" calcext:value-type="string">
            <text:p>1101001LRL</text:p>
          </table:table-cell>
          <table:table-cell table:formula="of:=SUBSTITUTE([.E282];&quot;L&quot;;&quot;0&quot;)" office:value-type="string" office:string-value="11010010R0" calcext:value-type="string">
            <text:p>11010010R0</text:p>
          </table:table-cell>
          <table:table-cell table:formula="of:=SUBSTITUTE([.F282];&quot;R&quot;;&quot;1&quot;)" office:value-type="string" office:string-value="1101001010" calcext:value-type="string">
            <text:p>1101001010</text:p>
          </table:table-cell>
          <table:table-cell table:formula="of:=MID([.G282];1;7)" office:value-type="string" office:string-value="1101001" calcext:value-type="string">
            <text:p>1101001</text:p>
          </table:table-cell>
          <table:table-cell table:formula="of:=MID([.G282];8;3)" office:value-type="string" office:string-value="010" calcext:value-type="string">
            <text:p>010</text:p>
          </table:table-cell>
          <table:table-cell table:formula="of:=BIN2DEC([.H282]) * 8" office:value-type="float" office:value="840" calcext:value-type="float">
            <text:p>840</text:p>
          </table:table-cell>
          <table:table-cell table:formula="of:=BIN2DEC([.I282])" office:value-type="float" office:value="2" calcext:value-type="float">
            <text:p>2</text:p>
          </table:table-cell>
          <table:table-cell table:formula="of:=[.J282]+[.K282]" office:value-type="float" office:value="842" calcext:value-type="float">
            <text:p>8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FRLR</text:p>
          </table:table-cell>
          <table:table-cell table:formula="of:=BIN2DEC([.H283])" office:value-type="float" office:value="62" calcext:value-type="float">
            <text:p>62</text:p>
          </table:table-cell>
          <table:table-cell table:formula="of:=BIN2DEC([.I283])" office:value-type="float" office:value="5" calcext:value-type="float">
            <text:p>5</text:p>
          </table:table-cell>
          <table:table-cell table:formula="of:=SUBSTITUTE([.A283] ;&quot;F&quot;;&quot;0&quot;)" office:value-type="string" office:string-value="0BBBBB0RLR" calcext:value-type="string">
            <text:p>0BBBBB0RLR</text:p>
          </table:table-cell>
          <table:table-cell table:formula="of:=SUBSTITUTE([.D283];&quot;B&quot;;&quot;1&quot;)" office:value-type="string" office:string-value="0111110RLR" calcext:value-type="string">
            <text:p>0111110RLR</text:p>
          </table:table-cell>
          <table:table-cell table:formula="of:=SUBSTITUTE([.E283];&quot;L&quot;;&quot;0&quot;)" office:value-type="string" office:string-value="0111110R0R" calcext:value-type="string">
            <text:p>0111110R0R</text:p>
          </table:table-cell>
          <table:table-cell table:formula="of:=SUBSTITUTE([.F283];&quot;R&quot;;&quot;1&quot;)" office:value-type="string" office:string-value="0111110101" calcext:value-type="string">
            <text:p>0111110101</text:p>
          </table:table-cell>
          <table:table-cell table:formula="of:=MID([.G283];1;7)" office:value-type="string" office:string-value="0111110" calcext:value-type="string">
            <text:p>0111110</text:p>
          </table:table-cell>
          <table:table-cell table:formula="of:=MID([.G283];8;3)" office:value-type="string" office:string-value="101" calcext:value-type="string">
            <text:p>101</text:p>
          </table:table-cell>
          <table:table-cell table:formula="of:=BIN2DEC([.H283]) * 8" office:value-type="float" office:value="496" calcext:value-type="float">
            <text:p>496</text:p>
          </table:table-cell>
          <table:table-cell table:formula="of:=BIN2DEC([.I283])" office:value-type="float" office:value="5" calcext:value-type="float">
            <text:p>5</text:p>
          </table:table-cell>
          <table:table-cell table:formula="of:=[.J283]+[.K283]" office:value-type="float" office:value="501" calcext:value-type="float">
            <text:p>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BLLR</text:p>
          </table:table-cell>
          <table:table-cell table:formula="of:=BIN2DEC([.H284])" office:value-type="float" office:value="117" calcext:value-type="float">
            <text:p>117</text:p>
          </table:table-cell>
          <table:table-cell table:formula="of:=BIN2DEC([.I284])" office:value-type="float" office:value="1" calcext:value-type="float">
            <text:p>1</text:p>
          </table:table-cell>
          <table:table-cell table:formula="of:=SUBSTITUTE([.A284] ;&quot;F&quot;;&quot;0&quot;)" office:value-type="string" office:string-value="BBB0B0BLLR" calcext:value-type="string">
            <text:p>BBB0B0BLLR</text:p>
          </table:table-cell>
          <table:table-cell table:formula="of:=SUBSTITUTE([.D284];&quot;B&quot;;&quot;1&quot;)" office:value-type="string" office:string-value="1110101LLR" calcext:value-type="string">
            <text:p>1110101LLR</text:p>
          </table:table-cell>
          <table:table-cell table:formula="of:=SUBSTITUTE([.E284];&quot;L&quot;;&quot;0&quot;)" office:value-type="string" office:string-value="111010100R" calcext:value-type="string">
            <text:p>111010100R</text:p>
          </table:table-cell>
          <table:table-cell table:formula="of:=SUBSTITUTE([.F284];&quot;R&quot;;&quot;1&quot;)" office:value-type="string" office:string-value="1110101001" calcext:value-type="string">
            <text:p>1110101001</text:p>
          </table:table-cell>
          <table:table-cell table:formula="of:=MID([.G284];1;7)" office:value-type="string" office:string-value="1110101" calcext:value-type="string">
            <text:p>1110101</text:p>
          </table:table-cell>
          <table:table-cell table:formula="of:=MID([.G284];8;3)" office:value-type="string" office:string-value="001" calcext:value-type="string">
            <text:p>001</text:p>
          </table:table-cell>
          <table:table-cell table:formula="of:=BIN2DEC([.H284]) * 8" office:value-type="float" office:value="936" calcext:value-type="float">
            <text:p>936</text:p>
          </table:table-cell>
          <table:table-cell table:formula="of:=BIN2DEC([.I284])" office:value-type="float" office:value="1" calcext:value-type="float">
            <text:p>1</text:p>
          </table:table-cell>
          <table:table-cell table:formula="of:=[.J284]+[.K284]" office:value-type="float" office:value="937" calcext:value-type="float">
            <text:p>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FLRL</text:p>
          </table:table-cell>
          <table:table-cell table:formula="of:=BIN2DEC([.H285])" office:value-type="float" office:value="12" calcext:value-type="float">
            <text:p>12</text:p>
          </table:table-cell>
          <table:table-cell table:formula="of:=BIN2DEC([.I285])" office:value-type="float" office:value="2" calcext:value-type="float">
            <text:p>2</text:p>
          </table:table-cell>
          <table:table-cell table:formula="of:=SUBSTITUTE([.A285] ;&quot;F&quot;;&quot;0&quot;)" office:value-type="string" office:string-value="000BB00LRL" calcext:value-type="string">
            <text:p>000BB00LRL</text:p>
          </table:table-cell>
          <table:table-cell table:formula="of:=SUBSTITUTE([.D285];&quot;B&quot;;&quot;1&quot;)" office:value-type="string" office:string-value="0001100LRL" calcext:value-type="string">
            <text:p>0001100LRL</text:p>
          </table:table-cell>
          <table:table-cell table:formula="of:=SUBSTITUTE([.E285];&quot;L&quot;;&quot;0&quot;)" office:value-type="string" office:string-value="00011000R0" calcext:value-type="string">
            <text:p>00011000R0</text:p>
          </table:table-cell>
          <table:table-cell table:formula="of:=SUBSTITUTE([.F285];&quot;R&quot;;&quot;1&quot;)" office:value-type="string" office:string-value="0001100010" calcext:value-type="string">
            <text:p>0001100010</text:p>
          </table:table-cell>
          <table:table-cell table:formula="of:=MID([.G285];1;7)" office:value-type="string" office:string-value="0001100" calcext:value-type="string">
            <text:p>0001100</text:p>
          </table:table-cell>
          <table:table-cell table:formula="of:=MID([.G285];8;3)" office:value-type="string" office:string-value="010" calcext:value-type="string">
            <text:p>010</text:p>
          </table:table-cell>
          <table:table-cell table:formula="of:=BIN2DEC([.H285]) * 8" office:value-type="float" office:value="96" calcext:value-type="float">
            <text:p>96</text:p>
          </table:table-cell>
          <table:table-cell table:formula="of:=BIN2DEC([.I285])" office:value-type="float" office:value="2" calcext:value-type="float">
            <text:p>2</text:p>
          </table:table-cell>
          <table:table-cell table:formula="of:=[.J285]+[.K285]" office:value-type="float" office:value="98" calcext:value-type="float">
            <text:p>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FLRR</text:p>
          </table:table-cell>
          <table:table-cell table:formula="of:=BIN2DEC([.H286])" office:value-type="float" office:value="76" calcext:value-type="float">
            <text:p>76</text:p>
          </table:table-cell>
          <table:table-cell table:formula="of:=BIN2DEC([.I286])" office:value-type="float" office:value="3" calcext:value-type="float">
            <text:p>3</text:p>
          </table:table-cell>
          <table:table-cell table:formula="of:=SUBSTITUTE([.A286] ;&quot;F&quot;;&quot;0&quot;)" office:value-type="string" office:string-value="B00BB00LRR" calcext:value-type="string">
            <text:p>B00BB00LRR</text:p>
          </table:table-cell>
          <table:table-cell table:formula="of:=SUBSTITUTE([.D286];&quot;B&quot;;&quot;1&quot;)" office:value-type="string" office:string-value="1001100LRR" calcext:value-type="string">
            <text:p>1001100LRR</text:p>
          </table:table-cell>
          <table:table-cell table:formula="of:=SUBSTITUTE([.E286];&quot;L&quot;;&quot;0&quot;)" office:value-type="string" office:string-value="10011000RR" calcext:value-type="string">
            <text:p>10011000RR</text:p>
          </table:table-cell>
          <table:table-cell table:formula="of:=SUBSTITUTE([.F286];&quot;R&quot;;&quot;1&quot;)" office:value-type="string" office:string-value="1001100011" calcext:value-type="string">
            <text:p>1001100011</text:p>
          </table:table-cell>
          <table:table-cell table:formula="of:=MID([.G286];1;7)" office:value-type="string" office:string-value="1001100" calcext:value-type="string">
            <text:p>1001100</text:p>
          </table:table-cell>
          <table:table-cell table:formula="of:=MID([.G286];8;3)" office:value-type="string" office:string-value="011" calcext:value-type="string">
            <text:p>011</text:p>
          </table:table-cell>
          <table:table-cell table:formula="of:=BIN2DEC([.H286]) * 8" office:value-type="float" office:value="608" calcext:value-type="float">
            <text:p>608</text:p>
          </table:table-cell>
          <table:table-cell table:formula="of:=BIN2DEC([.I286])" office:value-type="float" office:value="3" calcext:value-type="float">
            <text:p>3</text:p>
          </table:table-cell>
          <table:table-cell table:formula="of:=[.J286]+[.K286]" office:value-type="float" office:value="611" calcext:value-type="float">
            <text:p>6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FLRR</text:p>
          </table:table-cell>
          <table:table-cell table:formula="of:=BIN2DEC([.H287])" office:value-type="float" office:value="104" calcext:value-type="float">
            <text:p>104</text:p>
          </table:table-cell>
          <table:table-cell table:formula="of:=BIN2DEC([.I287])" office:value-type="float" office:value="3" calcext:value-type="float">
            <text:p>3</text:p>
          </table:table-cell>
          <table:table-cell table:formula="of:=SUBSTITUTE([.A287] ;&quot;F&quot;;&quot;0&quot;)" office:value-type="string" office:string-value="BB0B000LRR" calcext:value-type="string">
            <text:p>BB0B000LRR</text:p>
          </table:table-cell>
          <table:table-cell table:formula="of:=SUBSTITUTE([.D287];&quot;B&quot;;&quot;1&quot;)" office:value-type="string" office:string-value="1101000LRR" calcext:value-type="string">
            <text:p>1101000LRR</text:p>
          </table:table-cell>
          <table:table-cell table:formula="of:=SUBSTITUTE([.E287];&quot;L&quot;;&quot;0&quot;)" office:value-type="string" office:string-value="11010000RR" calcext:value-type="string">
            <text:p>11010000RR</text:p>
          </table:table-cell>
          <table:table-cell table:formula="of:=SUBSTITUTE([.F287];&quot;R&quot;;&quot;1&quot;)" office:value-type="string" office:string-value="1101000011" calcext:value-type="string">
            <text:p>1101000011</text:p>
          </table:table-cell>
          <table:table-cell table:formula="of:=MID([.G287];1;7)" office:value-type="string" office:string-value="1101000" calcext:value-type="string">
            <text:p>1101000</text:p>
          </table:table-cell>
          <table:table-cell table:formula="of:=MID([.G287];8;3)" office:value-type="string" office:string-value="011" calcext:value-type="string">
            <text:p>011</text:p>
          </table:table-cell>
          <table:table-cell table:formula="of:=BIN2DEC([.H287]) * 8" office:value-type="float" office:value="832" calcext:value-type="float">
            <text:p>832</text:p>
          </table:table-cell>
          <table:table-cell table:formula="of:=BIN2DEC([.I287])" office:value-type="float" office:value="3" calcext:value-type="float">
            <text:p>3</text:p>
          </table:table-cell>
          <table:table-cell table:formula="of:=[.J287]+[.K287]" office:value-type="float" office:value="835" calcext:value-type="float">
            <text:p>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BRRR</text:p>
          </table:table-cell>
          <table:table-cell table:formula="of:=BIN2DEC([.H288])" office:value-type="float" office:value="17" calcext:value-type="float">
            <text:p>17</text:p>
          </table:table-cell>
          <table:table-cell table:formula="of:=BIN2DEC([.I288])" office:value-type="float" office:value="7" calcext:value-type="float">
            <text:p>7</text:p>
          </table:table-cell>
          <table:table-cell table:formula="of:=SUBSTITUTE([.A288] ;&quot;F&quot;;&quot;0&quot;)" office:value-type="string" office:string-value="00B000BRRR" calcext:value-type="string">
            <text:p>00B000BRRR</text:p>
          </table:table-cell>
          <table:table-cell table:formula="of:=SUBSTITUTE([.D288];&quot;B&quot;;&quot;1&quot;)" office:value-type="string" office:string-value="0010001RRR" calcext:value-type="string">
            <text:p>0010001RRR</text:p>
          </table:table-cell>
          <table:table-cell table:formula="of:=SUBSTITUTE([.E288];&quot;L&quot;;&quot;0&quot;)" office:value-type="string" office:string-value="0010001RRR" calcext:value-type="string">
            <text:p>0010001RRR</text:p>
          </table:table-cell>
          <table:table-cell table:formula="of:=SUBSTITUTE([.F288];&quot;R&quot;;&quot;1&quot;)" office:value-type="string" office:string-value="0010001111" calcext:value-type="string">
            <text:p>0010001111</text:p>
          </table:table-cell>
          <table:table-cell table:formula="of:=MID([.G288];1;7)" office:value-type="string" office:string-value="0010001" calcext:value-type="string">
            <text:p>0010001</text:p>
          </table:table-cell>
          <table:table-cell table:formula="of:=MID([.G288];8;3)" office:value-type="string" office:string-value="111" calcext:value-type="string">
            <text:p>111</text:p>
          </table:table-cell>
          <table:table-cell table:formula="of:=BIN2DEC([.H288]) * 8" office:value-type="float" office:value="136" calcext:value-type="float">
            <text:p>136</text:p>
          </table:table-cell>
          <table:table-cell table:formula="of:=BIN2DEC([.I288])" office:value-type="float" office:value="7" calcext:value-type="float">
            <text:p>7</text:p>
          </table:table-cell>
          <table:table-cell table:formula="of:=[.J288]+[.K288]" office:value-type="float" office:value="143" calcext:value-type="float">
            <text:p>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BLRL</text:p>
          </table:table-cell>
          <table:table-cell table:formula="of:=BIN2DEC([.H289])" office:value-type="float" office:value="77" calcext:value-type="float">
            <text:p>77</text:p>
          </table:table-cell>
          <table:table-cell table:formula="of:=BIN2DEC([.I289])" office:value-type="float" office:value="2" calcext:value-type="float">
            <text:p>2</text:p>
          </table:table-cell>
          <table:table-cell table:formula="of:=SUBSTITUTE([.A289] ;&quot;F&quot;;&quot;0&quot;)" office:value-type="string" office:string-value="B00BB0BLRL" calcext:value-type="string">
            <text:p>B00BB0BLRL</text:p>
          </table:table-cell>
          <table:table-cell table:formula="of:=SUBSTITUTE([.D289];&quot;B&quot;;&quot;1&quot;)" office:value-type="string" office:string-value="1001101LRL" calcext:value-type="string">
            <text:p>1001101LRL</text:p>
          </table:table-cell>
          <table:table-cell table:formula="of:=SUBSTITUTE([.E289];&quot;L&quot;;&quot;0&quot;)" office:value-type="string" office:string-value="10011010R0" calcext:value-type="string">
            <text:p>10011010R0</text:p>
          </table:table-cell>
          <table:table-cell table:formula="of:=SUBSTITUTE([.F289];&quot;R&quot;;&quot;1&quot;)" office:value-type="string" office:string-value="1001101010" calcext:value-type="string">
            <text:p>1001101010</text:p>
          </table:table-cell>
          <table:table-cell table:formula="of:=MID([.G289];1;7)" office:value-type="string" office:string-value="1001101" calcext:value-type="string">
            <text:p>1001101</text:p>
          </table:table-cell>
          <table:table-cell table:formula="of:=MID([.G289];8;3)" office:value-type="string" office:string-value="010" calcext:value-type="string">
            <text:p>010</text:p>
          </table:table-cell>
          <table:table-cell table:formula="of:=BIN2DEC([.H289]) * 8" office:value-type="float" office:value="616" calcext:value-type="float">
            <text:p>616</text:p>
          </table:table-cell>
          <table:table-cell table:formula="of:=BIN2DEC([.I289])" office:value-type="float" office:value="2" calcext:value-type="float">
            <text:p>2</text:p>
          </table:table-cell>
          <table:table-cell table:formula="of:=[.J289]+[.K289]" office:value-type="float" office:value="618" calcext:value-type="float">
            <text:p>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BRLL</text:p>
          </table:table-cell>
          <table:table-cell table:formula="of:=BIN2DEC([.H290])" office:value-type="float" office:value="25" calcext:value-type="float">
            <text:p>25</text:p>
          </table:table-cell>
          <table:table-cell table:formula="of:=BIN2DEC([.I290])" office:value-type="float" office:value="4" calcext:value-type="float">
            <text:p>4</text:p>
          </table:table-cell>
          <table:table-cell table:formula="of:=SUBSTITUTE([.A290] ;&quot;F&quot;;&quot;0&quot;)" office:value-type="string" office:string-value="00BB00BRLL" calcext:value-type="string">
            <text:p>00BB00BRLL</text:p>
          </table:table-cell>
          <table:table-cell table:formula="of:=SUBSTITUTE([.D290];&quot;B&quot;;&quot;1&quot;)" office:value-type="string" office:string-value="0011001RLL" calcext:value-type="string">
            <text:p>0011001RLL</text:p>
          </table:table-cell>
          <table:table-cell table:formula="of:=SUBSTITUTE([.E290];&quot;L&quot;;&quot;0&quot;)" office:value-type="string" office:string-value="0011001R00" calcext:value-type="string">
            <text:p>0011001R00</text:p>
          </table:table-cell>
          <table:table-cell table:formula="of:=SUBSTITUTE([.F290];&quot;R&quot;;&quot;1&quot;)" office:value-type="string" office:string-value="0011001100" calcext:value-type="string">
            <text:p>0011001100</text:p>
          </table:table-cell>
          <table:table-cell table:formula="of:=MID([.G290];1;7)" office:value-type="string" office:string-value="0011001" calcext:value-type="string">
            <text:p>0011001</text:p>
          </table:table-cell>
          <table:table-cell table:formula="of:=MID([.G290];8;3)" office:value-type="string" office:string-value="100" calcext:value-type="string">
            <text:p>100</text:p>
          </table:table-cell>
          <table:table-cell table:formula="of:=BIN2DEC([.H290]) * 8" office:value-type="float" office:value="200" calcext:value-type="float">
            <text:p>200</text:p>
          </table:table-cell>
          <table:table-cell table:formula="of:=BIN2DEC([.I290])" office:value-type="float" office:value="4" calcext:value-type="float">
            <text:p>4</text:p>
          </table:table-cell>
          <table:table-cell table:formula="of:=[.J290]+[.K290]" office:value-type="float" office:value="204" calcext:value-type="float">
            <text:p>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FRLL</text:p>
          </table:table-cell>
          <table:table-cell table:formula="of:=BIN2DEC([.H291])" office:value-type="float" office:value="82" calcext:value-type="float">
            <text:p>82</text:p>
          </table:table-cell>
          <table:table-cell table:formula="of:=BIN2DEC([.I291])" office:value-type="float" office:value="4" calcext:value-type="float">
            <text:p>4</text:p>
          </table:table-cell>
          <table:table-cell table:formula="of:=SUBSTITUTE([.A291] ;&quot;F&quot;;&quot;0&quot;)" office:value-type="string" office:string-value="B0B00B0RLL" calcext:value-type="string">
            <text:p>B0B00B0RLL</text:p>
          </table:table-cell>
          <table:table-cell table:formula="of:=SUBSTITUTE([.D291];&quot;B&quot;;&quot;1&quot;)" office:value-type="string" office:string-value="1010010RLL" calcext:value-type="string">
            <text:p>1010010RLL</text:p>
          </table:table-cell>
          <table:table-cell table:formula="of:=SUBSTITUTE([.E291];&quot;L&quot;;&quot;0&quot;)" office:value-type="string" office:string-value="1010010R00" calcext:value-type="string">
            <text:p>1010010R00</text:p>
          </table:table-cell>
          <table:table-cell table:formula="of:=SUBSTITUTE([.F291];&quot;R&quot;;&quot;1&quot;)" office:value-type="string" office:string-value="1010010100" calcext:value-type="string">
            <text:p>1010010100</text:p>
          </table:table-cell>
          <table:table-cell table:formula="of:=MID([.G291];1;7)" office:value-type="string" office:string-value="1010010" calcext:value-type="string">
            <text:p>1010010</text:p>
          </table:table-cell>
          <table:table-cell table:formula="of:=MID([.G291];8;3)" office:value-type="string" office:string-value="100" calcext:value-type="string">
            <text:p>100</text:p>
          </table:table-cell>
          <table:table-cell table:formula="of:=BIN2DEC([.H291]) * 8" office:value-type="float" office:value="656" calcext:value-type="float">
            <text:p>656</text:p>
          </table:table-cell>
          <table:table-cell table:formula="of:=BIN2DEC([.I291])" office:value-type="float" office:value="4" calcext:value-type="float">
            <text:p>4</text:p>
          </table:table-cell>
          <table:table-cell table:formula="of:=[.J291]+[.K291]" office:value-type="float" office:value="660" calcext:value-type="float">
            <text:p>6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FRLR</text:p>
          </table:table-cell>
          <table:table-cell table:formula="of:=BIN2DEC([.H292])" office:value-type="float" office:value="20" calcext:value-type="float">
            <text:p>20</text:p>
          </table:table-cell>
          <table:table-cell table:formula="of:=BIN2DEC([.I292])" office:value-type="float" office:value="5" calcext:value-type="float">
            <text:p>5</text:p>
          </table:table-cell>
          <table:table-cell table:formula="of:=SUBSTITUTE([.A292] ;&quot;F&quot;;&quot;0&quot;)" office:value-type="string" office:string-value="00B0B00RLR" calcext:value-type="string">
            <text:p>00B0B00RLR</text:p>
          </table:table-cell>
          <table:table-cell table:formula="of:=SUBSTITUTE([.D292];&quot;B&quot;;&quot;1&quot;)" office:value-type="string" office:string-value="0010100RLR" calcext:value-type="string">
            <text:p>0010100RLR</text:p>
          </table:table-cell>
          <table:table-cell table:formula="of:=SUBSTITUTE([.E292];&quot;L&quot;;&quot;0&quot;)" office:value-type="string" office:string-value="0010100R0R" calcext:value-type="string">
            <text:p>0010100R0R</text:p>
          </table:table-cell>
          <table:table-cell table:formula="of:=SUBSTITUTE([.F292];&quot;R&quot;;&quot;1&quot;)" office:value-type="string" office:string-value="0010100101" calcext:value-type="string">
            <text:p>0010100101</text:p>
          </table:table-cell>
          <table:table-cell table:formula="of:=MID([.G292];1;7)" office:value-type="string" office:string-value="0010100" calcext:value-type="string">
            <text:p>0010100</text:p>
          </table:table-cell>
          <table:table-cell table:formula="of:=MID([.G292];8;3)" office:value-type="string" office:string-value="101" calcext:value-type="string">
            <text:p>101</text:p>
          </table:table-cell>
          <table:table-cell table:formula="of:=BIN2DEC([.H292]) * 8" office:value-type="float" office:value="160" calcext:value-type="float">
            <text:p>160</text:p>
          </table:table-cell>
          <table:table-cell table:formula="of:=BIN2DEC([.I292])" office:value-type="float" office:value="5" calcext:value-type="float">
            <text:p>5</text:p>
          </table:table-cell>
          <table:table-cell table:formula="of:=[.J292]+[.K292]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FRLR</text:p>
          </table:table-cell>
          <table:table-cell table:formula="of:=BIN2DEC([.H293])" office:value-type="float" office:value="34" calcext:value-type="float">
            <text:p>34</text:p>
          </table:table-cell>
          <table:table-cell table:formula="of:=BIN2DEC([.I293])" office:value-type="float" office:value="5" calcext:value-type="float">
            <text:p>5</text:p>
          </table:table-cell>
          <table:table-cell table:formula="of:=SUBSTITUTE([.A293] ;&quot;F&quot;;&quot;0&quot;)" office:value-type="string" office:string-value="0B000B0RLR" calcext:value-type="string">
            <text:p>0B000B0RLR</text:p>
          </table:table-cell>
          <table:table-cell table:formula="of:=SUBSTITUTE([.D293];&quot;B&quot;;&quot;1&quot;)" office:value-type="string" office:string-value="0100010RLR" calcext:value-type="string">
            <text:p>0100010RLR</text:p>
          </table:table-cell>
          <table:table-cell table:formula="of:=SUBSTITUTE([.E293];&quot;L&quot;;&quot;0&quot;)" office:value-type="string" office:string-value="0100010R0R" calcext:value-type="string">
            <text:p>0100010R0R</text:p>
          </table:table-cell>
          <table:table-cell table:formula="of:=SUBSTITUTE([.F293];&quot;R&quot;;&quot;1&quot;)" office:value-type="string" office:string-value="0100010101" calcext:value-type="string">
            <text:p>0100010101</text:p>
          </table:table-cell>
          <table:table-cell table:formula="of:=MID([.G293];1;7)" office:value-type="string" office:string-value="0100010" calcext:value-type="string">
            <text:p>0100010</text:p>
          </table:table-cell>
          <table:table-cell table:formula="of:=MID([.G293];8;3)" office:value-type="string" office:string-value="101" calcext:value-type="string">
            <text:p>101</text:p>
          </table:table-cell>
          <table:table-cell table:formula="of:=BIN2DEC([.H293]) * 8" office:value-type="float" office:value="272" calcext:value-type="float">
            <text:p>272</text:p>
          </table:table-cell>
          <table:table-cell table:formula="of:=BIN2DEC([.I293])" office:value-type="float" office:value="5" calcext:value-type="float">
            <text:p>5</text:p>
          </table:table-cell>
          <table:table-cell table:formula="of:=[.J293]+[.K293]" office:value-type="float" office:value="277" calcext:value-type="float">
            <text:p>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FRLL</text:p>
          </table:table-cell>
          <table:table-cell table:formula="of:=BIN2DEC([.H294])" office:value-type="float" office:value="90" calcext:value-type="float">
            <text:p>90</text:p>
          </table:table-cell>
          <table:table-cell table:formula="of:=BIN2DEC([.I294])" office:value-type="float" office:value="4" calcext:value-type="float">
            <text:p>4</text:p>
          </table:table-cell>
          <table:table-cell table:formula="of:=SUBSTITUTE([.A294] ;&quot;F&quot;;&quot;0&quot;)" office:value-type="string" office:string-value="B0BB0B0RLL" calcext:value-type="string">
            <text:p>B0BB0B0RLL</text:p>
          </table:table-cell>
          <table:table-cell table:formula="of:=SUBSTITUTE([.D294];&quot;B&quot;;&quot;1&quot;)" office:value-type="string" office:string-value="1011010RLL" calcext:value-type="string">
            <text:p>1011010RLL</text:p>
          </table:table-cell>
          <table:table-cell table:formula="of:=SUBSTITUTE([.E294];&quot;L&quot;;&quot;0&quot;)" office:value-type="string" office:string-value="1011010R00" calcext:value-type="string">
            <text:p>1011010R00</text:p>
          </table:table-cell>
          <table:table-cell table:formula="of:=SUBSTITUTE([.F294];&quot;R&quot;;&quot;1&quot;)" office:value-type="string" office:string-value="1011010100" calcext:value-type="string">
            <text:p>1011010100</text:p>
          </table:table-cell>
          <table:table-cell table:formula="of:=MID([.G294];1;7)" office:value-type="string" office:string-value="1011010" calcext:value-type="string">
            <text:p>1011010</text:p>
          </table:table-cell>
          <table:table-cell table:formula="of:=MID([.G294];8;3)" office:value-type="string" office:string-value="100" calcext:value-type="string">
            <text:p>100</text:p>
          </table:table-cell>
          <table:table-cell table:formula="of:=BIN2DEC([.H294]) * 8" office:value-type="float" office:value="720" calcext:value-type="float">
            <text:p>720</text:p>
          </table:table-cell>
          <table:table-cell table:formula="of:=BIN2DEC([.I294])" office:value-type="float" office:value="4" calcext:value-type="float">
            <text:p>4</text:p>
          </table:table-cell>
          <table:table-cell table:formula="of:=[.J294]+[.K294]" office:value-type="float" office:value="724" calcext:value-type="float">
            <text:p>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FRRL</text:p>
          </table:table-cell>
          <table:table-cell table:formula="of:=BIN2DEC([.H295])" office:value-type="float" office:value="74" calcext:value-type="float">
            <text:p>74</text:p>
          </table:table-cell>
          <table:table-cell table:formula="of:=BIN2DEC([.I295])" office:value-type="float" office:value="6" calcext:value-type="float">
            <text:p>6</text:p>
          </table:table-cell>
          <table:table-cell table:formula="of:=SUBSTITUTE([.A295] ;&quot;F&quot;;&quot;0&quot;)" office:value-type="string" office:string-value="B00B0B0RRL" calcext:value-type="string">
            <text:p>B00B0B0RRL</text:p>
          </table:table-cell>
          <table:table-cell table:formula="of:=SUBSTITUTE([.D295];&quot;B&quot;;&quot;1&quot;)" office:value-type="string" office:string-value="1001010RRL" calcext:value-type="string">
            <text:p>1001010RRL</text:p>
          </table:table-cell>
          <table:table-cell table:formula="of:=SUBSTITUTE([.E295];&quot;L&quot;;&quot;0&quot;)" office:value-type="string" office:string-value="1001010RR0" calcext:value-type="string">
            <text:p>1001010RR0</text:p>
          </table:table-cell>
          <table:table-cell table:formula="of:=SUBSTITUTE([.F295];&quot;R&quot;;&quot;1&quot;)" office:value-type="string" office:string-value="1001010110" calcext:value-type="string">
            <text:p>1001010110</text:p>
          </table:table-cell>
          <table:table-cell table:formula="of:=MID([.G295];1;7)" office:value-type="string" office:string-value="1001010" calcext:value-type="string">
            <text:p>1001010</text:p>
          </table:table-cell>
          <table:table-cell table:formula="of:=MID([.G295];8;3)" office:value-type="string" office:string-value="110" calcext:value-type="string">
            <text:p>110</text:p>
          </table:table-cell>
          <table:table-cell table:formula="of:=BIN2DEC([.H295]) * 8" office:value-type="float" office:value="592" calcext:value-type="float">
            <text:p>592</text:p>
          </table:table-cell>
          <table:table-cell table:formula="of:=BIN2DEC([.I295])" office:value-type="float" office:value="6" calcext:value-type="float">
            <text:p>6</text:p>
          </table:table-cell>
          <table:table-cell table:formula="of:=[.J295]+[.K295]" office:value-type="float" office:value="598" calcext:value-type="float">
            <text:p>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BRRL</text:p>
          </table:table-cell>
          <table:table-cell table:formula="of:=BIN2DEC([.H296])" office:value-type="float" office:value="25" calcext:value-type="float">
            <text:p>25</text:p>
          </table:table-cell>
          <table:table-cell table:formula="of:=BIN2DEC([.I296])" office:value-type="float" office:value="6" calcext:value-type="float">
            <text:p>6</text:p>
          </table:table-cell>
          <table:table-cell table:formula="of:=SUBSTITUTE([.A296] ;&quot;F&quot;;&quot;0&quot;)" office:value-type="string" office:string-value="00BB00BRRL" calcext:value-type="string">
            <text:p>00BB00BRRL</text:p>
          </table:table-cell>
          <table:table-cell table:formula="of:=SUBSTITUTE([.D296];&quot;B&quot;;&quot;1&quot;)" office:value-type="string" office:string-value="0011001RRL" calcext:value-type="string">
            <text:p>0011001RRL</text:p>
          </table:table-cell>
          <table:table-cell table:formula="of:=SUBSTITUTE([.E296];&quot;L&quot;;&quot;0&quot;)" office:value-type="string" office:string-value="0011001RR0" calcext:value-type="string">
            <text:p>0011001RR0</text:p>
          </table:table-cell>
          <table:table-cell table:formula="of:=SUBSTITUTE([.F296];&quot;R&quot;;&quot;1&quot;)" office:value-type="string" office:string-value="0011001110" calcext:value-type="string">
            <text:p>0011001110</text:p>
          </table:table-cell>
          <table:table-cell table:formula="of:=MID([.G296];1;7)" office:value-type="string" office:string-value="0011001" calcext:value-type="string">
            <text:p>0011001</text:p>
          </table:table-cell>
          <table:table-cell table:formula="of:=MID([.G296];8;3)" office:value-type="string" office:string-value="110" calcext:value-type="string">
            <text:p>110</text:p>
          </table:table-cell>
          <table:table-cell table:formula="of:=BIN2DEC([.H296]) * 8" office:value-type="float" office:value="200" calcext:value-type="float">
            <text:p>200</text:p>
          </table:table-cell>
          <table:table-cell table:formula="of:=BIN2DEC([.I296])" office:value-type="float" office:value="6" calcext:value-type="float">
            <text:p>6</text:p>
          </table:table-cell>
          <table:table-cell table:formula="of:=[.J296]+[.K296]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BLLL</text:p>
          </table:table-cell>
          <table:table-cell table:formula="of:=BIN2DEC([.H297])" office:value-type="float" office:value="33" calcext:value-type="float">
            <text:p>33</text:p>
          </table:table-cell>
          <table:table-cell table:formula="of:=BIN2DEC([.I297])" office:value-type="float" office:value="0" calcext:value-type="float">
            <text:p>0</text:p>
          </table:table-cell>
          <table:table-cell table:formula="of:=SUBSTITUTE([.A297] ;&quot;F&quot;;&quot;0&quot;)" office:value-type="string" office:string-value="0B0000BLLL" calcext:value-type="string">
            <text:p>0B0000BLLL</text:p>
          </table:table-cell>
          <table:table-cell table:formula="of:=SUBSTITUTE([.D297];&quot;B&quot;;&quot;1&quot;)" office:value-type="string" office:string-value="0100001LLL" calcext:value-type="string">
            <text:p>0100001LLL</text:p>
          </table:table-cell>
          <table:table-cell table:formula="of:=SUBSTITUTE([.E297];&quot;L&quot;;&quot;0&quot;)" office:value-type="string" office:string-value="0100001000" calcext:value-type="string">
            <text:p>0100001000</text:p>
          </table:table-cell>
          <table:table-cell table:formula="of:=SUBSTITUTE([.F297];&quot;R&quot;;&quot;1&quot;)" office:value-type="string" office:string-value="0100001000" calcext:value-type="string">
            <text:p>0100001000</text:p>
          </table:table-cell>
          <table:table-cell table:formula="of:=MID([.G297];1;7)" office:value-type="string" office:string-value="0100001" calcext:value-type="string">
            <text:p>0100001</text:p>
          </table:table-cell>
          <table:table-cell table:formula="of:=MID([.G297];8;3)" office:value-type="string" office:string-value="000" calcext:value-type="string">
            <text:p>000</text:p>
          </table:table-cell>
          <table:table-cell table:formula="of:=BIN2DEC([.H297]) * 8" office:value-type="float" office:value="264" calcext:value-type="float">
            <text:p>264</text:p>
          </table:table-cell>
          <table:table-cell table:formula="of:=BIN2DEC([.I297])" office:value-type="float" office:value="0" calcext:value-type="float">
            <text:p>0</text:p>
          </table:table-cell>
          <table:table-cell table:formula="of:=[.J297]+[.K297]" office:value-type="float" office:value="264" calcext:value-type="float">
            <text:p>2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BLLL</text:p>
          </table:table-cell>
          <table:table-cell table:formula="of:=BIN2DEC([.H298])" office:value-type="float" office:value="71" calcext:value-type="float">
            <text:p>71</text:p>
          </table:table-cell>
          <table:table-cell table:formula="of:=BIN2DEC([.I298])" office:value-type="float" office:value="0" calcext:value-type="float">
            <text:p>0</text:p>
          </table:table-cell>
          <table:table-cell table:formula="of:=SUBSTITUTE([.A298] ;&quot;F&quot;;&quot;0&quot;)" office:value-type="string" office:string-value="B000BBBLLL" calcext:value-type="string">
            <text:p>B000BBBLLL</text:p>
          </table:table-cell>
          <table:table-cell table:formula="of:=SUBSTITUTE([.D298];&quot;B&quot;;&quot;1&quot;)" office:value-type="string" office:string-value="1000111LLL" calcext:value-type="string">
            <text:p>1000111LLL</text:p>
          </table:table-cell>
          <table:table-cell table:formula="of:=SUBSTITUTE([.E298];&quot;L&quot;;&quot;0&quot;)" office:value-type="string" office:string-value="1000111000" calcext:value-type="string">
            <text:p>1000111000</text:p>
          </table:table-cell>
          <table:table-cell table:formula="of:=SUBSTITUTE([.F298];&quot;R&quot;;&quot;1&quot;)" office:value-type="string" office:string-value="1000111000" calcext:value-type="string">
            <text:p>1000111000</text:p>
          </table:table-cell>
          <table:table-cell table:formula="of:=MID([.G298];1;7)" office:value-type="string" office:string-value="1000111" calcext:value-type="string">
            <text:p>1000111</text:p>
          </table:table-cell>
          <table:table-cell table:formula="of:=MID([.G298];8;3)" office:value-type="string" office:string-value="000" calcext:value-type="string">
            <text:p>000</text:p>
          </table:table-cell>
          <table:table-cell table:formula="of:=BIN2DEC([.H298]) * 8" office:value-type="float" office:value="568" calcext:value-type="float">
            <text:p>568</text:p>
          </table:table-cell>
          <table:table-cell table:formula="of:=BIN2DEC([.I298])" office:value-type="float" office:value="0" calcext:value-type="float">
            <text:p>0</text:p>
          </table:table-cell>
          <table:table-cell table:formula="of:=[.J298]+[.K298]" office:value-type="float" office:value="568" calcext:value-type="float">
            <text:p>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FRRL</text:p>
          </table:table-cell>
          <table:table-cell table:formula="of:=BIN2DEC([.H299])" office:value-type="float" office:value="52" calcext:value-type="float">
            <text:p>52</text:p>
          </table:table-cell>
          <table:table-cell table:formula="of:=BIN2DEC([.I299])" office:value-type="float" office:value="6" calcext:value-type="float">
            <text:p>6</text:p>
          </table:table-cell>
          <table:table-cell table:formula="of:=SUBSTITUTE([.A299] ;&quot;F&quot;;&quot;0&quot;)" office:value-type="string" office:string-value="0BB0B00RRL" calcext:value-type="string">
            <text:p>0BB0B00RRL</text:p>
          </table:table-cell>
          <table:table-cell table:formula="of:=SUBSTITUTE([.D299];&quot;B&quot;;&quot;1&quot;)" office:value-type="string" office:string-value="0110100RRL" calcext:value-type="string">
            <text:p>0110100RRL</text:p>
          </table:table-cell>
          <table:table-cell table:formula="of:=SUBSTITUTE([.E299];&quot;L&quot;;&quot;0&quot;)" office:value-type="string" office:string-value="0110100RR0" calcext:value-type="string">
            <text:p>0110100RR0</text:p>
          </table:table-cell>
          <table:table-cell table:formula="of:=SUBSTITUTE([.F299];&quot;R&quot;;&quot;1&quot;)" office:value-type="string" office:string-value="0110100110" calcext:value-type="string">
            <text:p>0110100110</text:p>
          </table:table-cell>
          <table:table-cell table:formula="of:=MID([.G299];1;7)" office:value-type="string" office:string-value="0110100" calcext:value-type="string">
            <text:p>0110100</text:p>
          </table:table-cell>
          <table:table-cell table:formula="of:=MID([.G299];8;3)" office:value-type="string" office:string-value="110" calcext:value-type="string">
            <text:p>110</text:p>
          </table:table-cell>
          <table:table-cell table:formula="of:=BIN2DEC([.H299]) * 8" office:value-type="float" office:value="416" calcext:value-type="float">
            <text:p>416</text:p>
          </table:table-cell>
          <table:table-cell table:formula="of:=BIN2DEC([.I299])" office:value-type="float" office:value="6" calcext:value-type="float">
            <text:p>6</text:p>
          </table:table-cell>
          <table:table-cell table:formula="of:=[.J299]+[.K299]" office:value-type="float" office:value="422" calcext:value-type="float">
            <text:p>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BRLL</text:p>
          </table:table-cell>
          <table:table-cell table:formula="of:=BIN2DEC([.H300])" office:value-type="float" office:value="87" calcext:value-type="float">
            <text:p>87</text:p>
          </table:table-cell>
          <table:table-cell table:formula="of:=BIN2DEC([.I300])" office:value-type="float" office:value="4" calcext:value-type="float">
            <text:p>4</text:p>
          </table:table-cell>
          <table:table-cell table:formula="of:=SUBSTITUTE([.A300] ;&quot;F&quot;;&quot;0&quot;)" office:value-type="string" office:string-value="B0B0BBBRLL" calcext:value-type="string">
            <text:p>B0B0BBBRLL</text:p>
          </table:table-cell>
          <table:table-cell table:formula="of:=SUBSTITUTE([.D300];&quot;B&quot;;&quot;1&quot;)" office:value-type="string" office:string-value="1010111RLL" calcext:value-type="string">
            <text:p>1010111RLL</text:p>
          </table:table-cell>
          <table:table-cell table:formula="of:=SUBSTITUTE([.E300];&quot;L&quot;;&quot;0&quot;)" office:value-type="string" office:string-value="1010111R00" calcext:value-type="string">
            <text:p>1010111R00</text:p>
          </table:table-cell>
          <table:table-cell table:formula="of:=SUBSTITUTE([.F300];&quot;R&quot;;&quot;1&quot;)" office:value-type="string" office:string-value="1010111100" calcext:value-type="string">
            <text:p>1010111100</text:p>
          </table:table-cell>
          <table:table-cell table:formula="of:=MID([.G300];1;7)" office:value-type="string" office:string-value="1010111" calcext:value-type="string">
            <text:p>1010111</text:p>
          </table:table-cell>
          <table:table-cell table:formula="of:=MID([.G300];8;3)" office:value-type="string" office:string-value="100" calcext:value-type="string">
            <text:p>100</text:p>
          </table:table-cell>
          <table:table-cell table:formula="of:=BIN2DEC([.H300]) * 8" office:value-type="float" office:value="696" calcext:value-type="float">
            <text:p>696</text:p>
          </table:table-cell>
          <table:table-cell table:formula="of:=BIN2DEC([.I300])" office:value-type="float" office:value="4" calcext:value-type="float">
            <text:p>4</text:p>
          </table:table-cell>
          <table:table-cell table:formula="of:=[.J300]+[.K300]" office:value-type="float" office:value="700" calcext:value-type="float">
            <text:p>7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FLLL</text:p>
          </table:table-cell>
          <table:table-cell table:formula="of:=BIN2DEC([.H301])" office:value-type="float" office:value="8" calcext:value-type="float">
            <text:p>8</text:p>
          </table:table-cell>
          <table:table-cell table:formula="of:=BIN2DEC([.I301])" office:value-type="float" office:value="0" calcext:value-type="float">
            <text:p>0</text:p>
          </table:table-cell>
          <table:table-cell table:formula="of:=SUBSTITUTE([.A301] ;&quot;F&quot;;&quot;0&quot;)" office:value-type="string" office:string-value="000B000LLL" calcext:value-type="string">
            <text:p>000B000LLL</text:p>
          </table:table-cell>
          <table:table-cell table:formula="of:=SUBSTITUTE([.D301];&quot;B&quot;;&quot;1&quot;)" office:value-type="string" office:string-value="0001000LLL" calcext:value-type="string">
            <text:p>0001000LLL</text:p>
          </table:table-cell>
          <table:table-cell table:formula="of:=SUBSTITUTE([.E301];&quot;L&quot;;&quot;0&quot;)" office:value-type="string" office:string-value="0001000000" calcext:value-type="string">
            <text:p>0001000000</text:p>
          </table:table-cell>
          <table:table-cell table:formula="of:=SUBSTITUTE([.F301];&quot;R&quot;;&quot;1&quot;)" office:value-type="string" office:string-value="0001000000" calcext:value-type="string">
            <text:p>0001000000</text:p>
          </table:table-cell>
          <table:table-cell table:formula="of:=MID([.G301];1;7)" office:value-type="string" office:string-value="0001000" calcext:value-type="string">
            <text:p>0001000</text:p>
          </table:table-cell>
          <table:table-cell table:formula="of:=MID([.G301];8;3)" office:value-type="string" office:string-value="000" calcext:value-type="string">
            <text:p>000</text:p>
          </table:table-cell>
          <table:table-cell table:formula="of:=BIN2DEC([.H301]) * 8" office:value-type="float" office:value="64" calcext:value-type="float">
            <text:p>64</text:p>
          </table:table-cell>
          <table:table-cell table:formula="of:=BIN2DEC([.I301])" office:value-type="float" office:value="0" calcext:value-type="float">
            <text:p>0</text:p>
          </table:table-cell>
          <table:table-cell table:formula="of:=[.J301]+[.K301]"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FRRL</text:p>
          </table:table-cell>
          <table:table-cell table:formula="of:=BIN2DEC([.H302])" office:value-type="float" office:value="68" calcext:value-type="float">
            <text:p>68</text:p>
          </table:table-cell>
          <table:table-cell table:formula="of:=BIN2DEC([.I302])" office:value-type="float" office:value="6" calcext:value-type="float">
            <text:p>6</text:p>
          </table:table-cell>
          <table:table-cell table:formula="of:=SUBSTITUTE([.A302] ;&quot;F&quot;;&quot;0&quot;)" office:value-type="string" office:string-value="B000B00RRL" calcext:value-type="string">
            <text:p>B000B00RRL</text:p>
          </table:table-cell>
          <table:table-cell table:formula="of:=SUBSTITUTE([.D302];&quot;B&quot;;&quot;1&quot;)" office:value-type="string" office:string-value="1000100RRL" calcext:value-type="string">
            <text:p>1000100RRL</text:p>
          </table:table-cell>
          <table:table-cell table:formula="of:=SUBSTITUTE([.E302];&quot;L&quot;;&quot;0&quot;)" office:value-type="string" office:string-value="1000100RR0" calcext:value-type="string">
            <text:p>1000100RR0</text:p>
          </table:table-cell>
          <table:table-cell table:formula="of:=SUBSTITUTE([.F302];&quot;R&quot;;&quot;1&quot;)" office:value-type="string" office:string-value="1000100110" calcext:value-type="string">
            <text:p>1000100110</text:p>
          </table:table-cell>
          <table:table-cell table:formula="of:=MID([.G302];1;7)" office:value-type="string" office:string-value="1000100" calcext:value-type="string">
            <text:p>1000100</text:p>
          </table:table-cell>
          <table:table-cell table:formula="of:=MID([.G302];8;3)" office:value-type="string" office:string-value="110" calcext:value-type="string">
            <text:p>110</text:p>
          </table:table-cell>
          <table:table-cell table:formula="of:=BIN2DEC([.H302]) * 8" office:value-type="float" office:value="544" calcext:value-type="float">
            <text:p>544</text:p>
          </table:table-cell>
          <table:table-cell table:formula="of:=BIN2DEC([.I302])" office:value-type="float" office:value="6" calcext:value-type="float">
            <text:p>6</text:p>
          </table:table-cell>
          <table:table-cell table:formula="of:=[.J302]+[.K302]" office:value-type="float" office:value="550" calcext:value-type="float">
            <text:p>5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FRLL</text:p>
          </table:table-cell>
          <table:table-cell table:formula="of:=BIN2DEC([.H303])" office:value-type="float" office:value="62" calcext:value-type="float">
            <text:p>62</text:p>
          </table:table-cell>
          <table:table-cell table:formula="of:=BIN2DEC([.I303])" office:value-type="float" office:value="4" calcext:value-type="float">
            <text:p>4</text:p>
          </table:table-cell>
          <table:table-cell table:formula="of:=SUBSTITUTE([.A303] ;&quot;F&quot;;&quot;0&quot;)" office:value-type="string" office:string-value="0BBBBB0RLL" calcext:value-type="string">
            <text:p>0BBBBB0RLL</text:p>
          </table:table-cell>
          <table:table-cell table:formula="of:=SUBSTITUTE([.D303];&quot;B&quot;;&quot;1&quot;)" office:value-type="string" office:string-value="0111110RLL" calcext:value-type="string">
            <text:p>0111110RLL</text:p>
          </table:table-cell>
          <table:table-cell table:formula="of:=SUBSTITUTE([.E303];&quot;L&quot;;&quot;0&quot;)" office:value-type="string" office:string-value="0111110R00" calcext:value-type="string">
            <text:p>0111110R00</text:p>
          </table:table-cell>
          <table:table-cell table:formula="of:=SUBSTITUTE([.F303];&quot;R&quot;;&quot;1&quot;)" office:value-type="string" office:string-value="0111110100" calcext:value-type="string">
            <text:p>0111110100</text:p>
          </table:table-cell>
          <table:table-cell table:formula="of:=MID([.G303];1;7)" office:value-type="string" office:string-value="0111110" calcext:value-type="string">
            <text:p>0111110</text:p>
          </table:table-cell>
          <table:table-cell table:formula="of:=MID([.G303];8;3)" office:value-type="string" office:string-value="100" calcext:value-type="string">
            <text:p>100</text:p>
          </table:table-cell>
          <table:table-cell table:formula="of:=BIN2DEC([.H303]) * 8" office:value-type="float" office:value="496" calcext:value-type="float">
            <text:p>496</text:p>
          </table:table-cell>
          <table:table-cell table:formula="of:=BIN2DEC([.I303])" office:value-type="float" office:value="4" calcext:value-type="float">
            <text:p>4</text:p>
          </table:table-cell>
          <table:table-cell table:formula="of:=[.J303]+[.K303]" office:value-type="float" office:value="500" calcext:value-type="float">
            <text:p>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FRRR</text:p>
          </table:table-cell>
          <table:table-cell table:formula="of:=BIN2DEC([.H304])" office:value-type="float" office:value="22" calcext:value-type="float">
            <text:p>22</text:p>
          </table:table-cell>
          <table:table-cell table:formula="of:=BIN2DEC([.I304])" office:value-type="float" office:value="7" calcext:value-type="float">
            <text:p>7</text:p>
          </table:table-cell>
          <table:table-cell table:formula="of:=SUBSTITUTE([.A304] ;&quot;F&quot;;&quot;0&quot;)" office:value-type="string" office:string-value="00B0BB0RRR" calcext:value-type="string">
            <text:p>00B0BB0RRR</text:p>
          </table:table-cell>
          <table:table-cell table:formula="of:=SUBSTITUTE([.D304];&quot;B&quot;;&quot;1&quot;)" office:value-type="string" office:string-value="0010110RRR" calcext:value-type="string">
            <text:p>0010110RRR</text:p>
          </table:table-cell>
          <table:table-cell table:formula="of:=SUBSTITUTE([.E304];&quot;L&quot;;&quot;0&quot;)" office:value-type="string" office:string-value="0010110RRR" calcext:value-type="string">
            <text:p>0010110RRR</text:p>
          </table:table-cell>
          <table:table-cell table:formula="of:=SUBSTITUTE([.F304];&quot;R&quot;;&quot;1&quot;)" office:value-type="string" office:string-value="0010110111" calcext:value-type="string">
            <text:p>0010110111</text:p>
          </table:table-cell>
          <table:table-cell table:formula="of:=MID([.G304];1;7)" office:value-type="string" office:string-value="0010110" calcext:value-type="string">
            <text:p>0010110</text:p>
          </table:table-cell>
          <table:table-cell table:formula="of:=MID([.G304];8;3)" office:value-type="string" office:string-value="111" calcext:value-type="string">
            <text:p>111</text:p>
          </table:table-cell>
          <table:table-cell table:formula="of:=BIN2DEC([.H304]) * 8" office:value-type="float" office:value="176" calcext:value-type="float">
            <text:p>176</text:p>
          </table:table-cell>
          <table:table-cell table:formula="of:=BIN2DEC([.I304])" office:value-type="float" office:value="7" calcext:value-type="float">
            <text:p>7</text:p>
          </table:table-cell>
          <table:table-cell table:formula="of:=[.J304]+[.K304]" office:value-type="float" office:value="183" calcext:value-type="float">
            <text:p>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FLLL</text:p>
          </table:table-cell>
          <table:table-cell table:formula="of:=BIN2DEC([.H305])" office:value-type="float" office:value="40" calcext:value-type="float">
            <text:p>40</text:p>
          </table:table-cell>
          <table:table-cell table:formula="of:=BIN2DEC([.I305])" office:value-type="float" office:value="0" calcext:value-type="float">
            <text:p>0</text:p>
          </table:table-cell>
          <table:table-cell table:formula="of:=SUBSTITUTE([.A305] ;&quot;F&quot;;&quot;0&quot;)" office:value-type="string" office:string-value="0B0B000LLL" calcext:value-type="string">
            <text:p>0B0B000LLL</text:p>
          </table:table-cell>
          <table:table-cell table:formula="of:=SUBSTITUTE([.D305];&quot;B&quot;;&quot;1&quot;)" office:value-type="string" office:string-value="0101000LLL" calcext:value-type="string">
            <text:p>0101000LLL</text:p>
          </table:table-cell>
          <table:table-cell table:formula="of:=SUBSTITUTE([.E305];&quot;L&quot;;&quot;0&quot;)" office:value-type="string" office:string-value="0101000000" calcext:value-type="string">
            <text:p>0101000000</text:p>
          </table:table-cell>
          <table:table-cell table:formula="of:=SUBSTITUTE([.F305];&quot;R&quot;;&quot;1&quot;)" office:value-type="string" office:string-value="0101000000" calcext:value-type="string">
            <text:p>0101000000</text:p>
          </table:table-cell>
          <table:table-cell table:formula="of:=MID([.G305];1;7)" office:value-type="string" office:string-value="0101000" calcext:value-type="string">
            <text:p>0101000</text:p>
          </table:table-cell>
          <table:table-cell table:formula="of:=MID([.G305];8;3)" office:value-type="string" office:string-value="000" calcext:value-type="string">
            <text:p>000</text:p>
          </table:table-cell>
          <table:table-cell table:formula="of:=BIN2DEC([.H305]) * 8" office:value-type="float" office:value="320" calcext:value-type="float">
            <text:p>320</text:p>
          </table:table-cell>
          <table:table-cell table:formula="of:=BIN2DEC([.I305])" office:value-type="float" office:value="0" calcext:value-type="float">
            <text:p>0</text:p>
          </table:table-cell>
          <table:table-cell table:formula="of:=[.J305]+[.K305]" office:value-type="float" office:value="320" calcext:value-type="float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BRRR</text:p>
          </table:table-cell>
          <table:table-cell table:formula="of:=BIN2DEC([.H306])" office:value-type="float" office:value="11" calcext:value-type="float">
            <text:p>11</text:p>
          </table:table-cell>
          <table:table-cell table:formula="of:=BIN2DEC([.I306])" office:value-type="float" office:value="7" calcext:value-type="float">
            <text:p>7</text:p>
          </table:table-cell>
          <table:table-cell table:formula="of:=SUBSTITUTE([.A306] ;&quot;F&quot;;&quot;0&quot;)" office:value-type="string" office:string-value="000B0BBRRR" calcext:value-type="string">
            <text:p>000B0BBRRR</text:p>
          </table:table-cell>
          <table:table-cell table:formula="of:=SUBSTITUTE([.D306];&quot;B&quot;;&quot;1&quot;)" office:value-type="string" office:string-value="0001011RRR" calcext:value-type="string">
            <text:p>0001011RRR</text:p>
          </table:table-cell>
          <table:table-cell table:formula="of:=SUBSTITUTE([.E306];&quot;L&quot;;&quot;0&quot;)" office:value-type="string" office:string-value="0001011RRR" calcext:value-type="string">
            <text:p>0001011RRR</text:p>
          </table:table-cell>
          <table:table-cell table:formula="of:=SUBSTITUTE([.F306];&quot;R&quot;;&quot;1&quot;)" office:value-type="string" office:string-value="0001011111" calcext:value-type="string">
            <text:p>0001011111</text:p>
          </table:table-cell>
          <table:table-cell table:formula="of:=MID([.G306];1;7)" office:value-type="string" office:string-value="0001011" calcext:value-type="string">
            <text:p>0001011</text:p>
          </table:table-cell>
          <table:table-cell table:formula="of:=MID([.G306];8;3)" office:value-type="string" office:string-value="111" calcext:value-type="string">
            <text:p>111</text:p>
          </table:table-cell>
          <table:table-cell table:formula="of:=BIN2DEC([.H306]) * 8" office:value-type="float" office:value="88" calcext:value-type="float">
            <text:p>88</text:p>
          </table:table-cell>
          <table:table-cell table:formula="of:=BIN2DEC([.I306])" office:value-type="float" office:value="7" calcext:value-type="float">
            <text:p>7</text:p>
          </table:table-cell>
          <table:table-cell table:formula="of:=[.J306]+[.K306]"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FLRR</text:p>
          </table:table-cell>
          <table:table-cell table:formula="of:=BIN2DEC([.H307])" office:value-type="float" office:value="88" calcext:value-type="float">
            <text:p>88</text:p>
          </table:table-cell>
          <table:table-cell table:formula="of:=BIN2DEC([.I307])" office:value-type="float" office:value="3" calcext:value-type="float">
            <text:p>3</text:p>
          </table:table-cell>
          <table:table-cell table:formula="of:=SUBSTITUTE([.A307] ;&quot;F&quot;;&quot;0&quot;)" office:value-type="string" office:string-value="B0BB000LRR" calcext:value-type="string">
            <text:p>B0BB000LRR</text:p>
          </table:table-cell>
          <table:table-cell table:formula="of:=SUBSTITUTE([.D307];&quot;B&quot;;&quot;1&quot;)" office:value-type="string" office:string-value="1011000LRR" calcext:value-type="string">
            <text:p>1011000LRR</text:p>
          </table:table-cell>
          <table:table-cell table:formula="of:=SUBSTITUTE([.E307];&quot;L&quot;;&quot;0&quot;)" office:value-type="string" office:string-value="10110000RR" calcext:value-type="string">
            <text:p>10110000RR</text:p>
          </table:table-cell>
          <table:table-cell table:formula="of:=SUBSTITUTE([.F307];&quot;R&quot;;&quot;1&quot;)" office:value-type="string" office:string-value="1011000011" calcext:value-type="string">
            <text:p>1011000011</text:p>
          </table:table-cell>
          <table:table-cell table:formula="of:=MID([.G307];1;7)" office:value-type="string" office:string-value="1011000" calcext:value-type="string">
            <text:p>1011000</text:p>
          </table:table-cell>
          <table:table-cell table:formula="of:=MID([.G307];8;3)" office:value-type="string" office:string-value="011" calcext:value-type="string">
            <text:p>011</text:p>
          </table:table-cell>
          <table:table-cell table:formula="of:=BIN2DEC([.H307]) * 8" office:value-type="float" office:value="704" calcext:value-type="float">
            <text:p>704</text:p>
          </table:table-cell>
          <table:table-cell table:formula="of:=BIN2DEC([.I307])" office:value-type="float" office:value="3" calcext:value-type="float">
            <text:p>3</text:p>
          </table:table-cell>
          <table:table-cell table:formula="of:=[.J307]+[.K307]" office:value-type="float" office:value="707" calcext:value-type="float">
            <text:p>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FLRR</text:p>
          </table:table-cell>
          <table:table-cell table:formula="of:=BIN2DEC([.H308])" office:value-type="float" office:value="2" calcext:value-type="float">
            <text:p>2</text:p>
          </table:table-cell>
          <table:table-cell table:formula="of:=BIN2DEC([.I308])" office:value-type="float" office:value="3" calcext:value-type="float">
            <text:p>3</text:p>
          </table:table-cell>
          <table:table-cell table:formula="of:=SUBSTITUTE([.A308] ;&quot;F&quot;;&quot;0&quot;)" office:value-type="string" office:string-value="00000B0LRR" calcext:value-type="string">
            <text:p>00000B0LRR</text:p>
          </table:table-cell>
          <table:table-cell table:formula="of:=SUBSTITUTE([.D308];&quot;B&quot;;&quot;1&quot;)" office:value-type="string" office:string-value="0000010LRR" calcext:value-type="string">
            <text:p>0000010LRR</text:p>
          </table:table-cell>
          <table:table-cell table:formula="of:=SUBSTITUTE([.E308];&quot;L&quot;;&quot;0&quot;)" office:value-type="string" office:string-value="00000100RR" calcext:value-type="string">
            <text:p>00000100RR</text:p>
          </table:table-cell>
          <table:table-cell table:formula="of:=SUBSTITUTE([.F308];&quot;R&quot;;&quot;1&quot;)" office:value-type="string" office:string-value="0000010011" calcext:value-type="string">
            <text:p>0000010011</text:p>
          </table:table-cell>
          <table:table-cell table:formula="of:=MID([.G308];1;7)" office:value-type="string" office:string-value="0000010" calcext:value-type="string">
            <text:p>0000010</text:p>
          </table:table-cell>
          <table:table-cell table:formula="of:=MID([.G308];8;3)" office:value-type="string" office:string-value="011" calcext:value-type="string">
            <text:p>011</text:p>
          </table:table-cell>
          <table:table-cell table:formula="of:=BIN2DEC([.H308]) * 8" office:value-type="float" office:value="16" calcext:value-type="float">
            <text:p>16</text:p>
          </table:table-cell>
          <table:table-cell table:formula="of:=BIN2DEC([.I308])" office:value-type="float" office:value="3" calcext:value-type="float">
            <text:p>3</text:p>
          </table:table-cell>
          <table:table-cell table:formula="of:=[.J308]+[.K308]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BRLR</text:p>
          </table:table-cell>
          <table:table-cell table:formula="of:=BIN2DEC([.H309])" office:value-type="float" office:value="41" calcext:value-type="float">
            <text:p>41</text:p>
          </table:table-cell>
          <table:table-cell table:formula="of:=BIN2DEC([.I309])" office:value-type="float" office:value="5" calcext:value-type="float">
            <text:p>5</text:p>
          </table:table-cell>
          <table:table-cell table:formula="of:=SUBSTITUTE([.A309] ;&quot;F&quot;;&quot;0&quot;)" office:value-type="string" office:string-value="0B0B00BRLR" calcext:value-type="string">
            <text:p>0B0B00BRLR</text:p>
          </table:table-cell>
          <table:table-cell table:formula="of:=SUBSTITUTE([.D309];&quot;B&quot;;&quot;1&quot;)" office:value-type="string" office:string-value="0101001RLR" calcext:value-type="string">
            <text:p>0101001RLR</text:p>
          </table:table-cell>
          <table:table-cell table:formula="of:=SUBSTITUTE([.E309];&quot;L&quot;;&quot;0&quot;)" office:value-type="string" office:string-value="0101001R0R" calcext:value-type="string">
            <text:p>0101001R0R</text:p>
          </table:table-cell>
          <table:table-cell table:formula="of:=SUBSTITUTE([.F309];&quot;R&quot;;&quot;1&quot;)" office:value-type="string" office:string-value="0101001101" calcext:value-type="string">
            <text:p>0101001101</text:p>
          </table:table-cell>
          <table:table-cell table:formula="of:=MID([.G309];1;7)" office:value-type="string" office:string-value="0101001" calcext:value-type="string">
            <text:p>0101001</text:p>
          </table:table-cell>
          <table:table-cell table:formula="of:=MID([.G309];8;3)" office:value-type="string" office:string-value="101" calcext:value-type="string">
            <text:p>101</text:p>
          </table:table-cell>
          <table:table-cell table:formula="of:=BIN2DEC([.H309]) * 8" office:value-type="float" office:value="328" calcext:value-type="float">
            <text:p>328</text:p>
          </table:table-cell>
          <table:table-cell table:formula="of:=BIN2DEC([.I309])" office:value-type="float" office:value="5" calcext:value-type="float">
            <text:p>5</text:p>
          </table:table-cell>
          <table:table-cell table:formula="of:=[.J309]+[.K309]" office:value-type="float" office:value="333" calcext:value-type="float">
            <text:p>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FLLR</text:p>
          </table:table-cell>
          <table:table-cell table:formula="of:=BIN2DEC([.H310])" office:value-type="float" office:value="38" calcext:value-type="float">
            <text:p>38</text:p>
          </table:table-cell>
          <table:table-cell table:formula="of:=BIN2DEC([.I310])" office:value-type="float" office:value="1" calcext:value-type="float">
            <text:p>1</text:p>
          </table:table-cell>
          <table:table-cell table:formula="of:=SUBSTITUTE([.A310] ;&quot;F&quot;;&quot;0&quot;)" office:value-type="string" office:string-value="0B00BB0LLR" calcext:value-type="string">
            <text:p>0B00BB0LLR</text:p>
          </table:table-cell>
          <table:table-cell table:formula="of:=SUBSTITUTE([.D310];&quot;B&quot;;&quot;1&quot;)" office:value-type="string" office:string-value="0100110LLR" calcext:value-type="string">
            <text:p>0100110LLR</text:p>
          </table:table-cell>
          <table:table-cell table:formula="of:=SUBSTITUTE([.E310];&quot;L&quot;;&quot;0&quot;)" office:value-type="string" office:string-value="010011000R" calcext:value-type="string">
            <text:p>010011000R</text:p>
          </table:table-cell>
          <table:table-cell table:formula="of:=SUBSTITUTE([.F310];&quot;R&quot;;&quot;1&quot;)" office:value-type="string" office:string-value="0100110001" calcext:value-type="string">
            <text:p>0100110001</text:p>
          </table:table-cell>
          <table:table-cell table:formula="of:=MID([.G310];1;7)" office:value-type="string" office:string-value="0100110" calcext:value-type="string">
            <text:p>0100110</text:p>
          </table:table-cell>
          <table:table-cell table:formula="of:=MID([.G310];8;3)" office:value-type="string" office:string-value="001" calcext:value-type="string">
            <text:p>001</text:p>
          </table:table-cell>
          <table:table-cell table:formula="of:=BIN2DEC([.H310]) * 8" office:value-type="float" office:value="304" calcext:value-type="float">
            <text:p>304</text:p>
          </table:table-cell>
          <table:table-cell table:formula="of:=BIN2DEC([.I310])" office:value-type="float" office:value="1" calcext:value-type="float">
            <text:p>1</text:p>
          </table:table-cell>
          <table:table-cell table:formula="of:=[.J310]+[.K310]" office:value-type="float" office:value="305" calcext:value-type="float">
            <text:p>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BLLR</text:p>
          </table:table-cell>
          <table:table-cell table:formula="of:=BIN2DEC([.H311])" office:value-type="float" office:value="113" calcext:value-type="float">
            <text:p>113</text:p>
          </table:table-cell>
          <table:table-cell table:formula="of:=BIN2DEC([.I311])" office:value-type="float" office:value="1" calcext:value-type="float">
            <text:p>1</text:p>
          </table:table-cell>
          <table:table-cell table:formula="of:=SUBSTITUTE([.A311] ;&quot;F&quot;;&quot;0&quot;)" office:value-type="string" office:string-value="BBB000BLLR" calcext:value-type="string">
            <text:p>BBB000BLLR</text:p>
          </table:table-cell>
          <table:table-cell table:formula="of:=SUBSTITUTE([.D311];&quot;B&quot;;&quot;1&quot;)" office:value-type="string" office:string-value="1110001LLR" calcext:value-type="string">
            <text:p>1110001LLR</text:p>
          </table:table-cell>
          <table:table-cell table:formula="of:=SUBSTITUTE([.E311];&quot;L&quot;;&quot;0&quot;)" office:value-type="string" office:string-value="111000100R" calcext:value-type="string">
            <text:p>111000100R</text:p>
          </table:table-cell>
          <table:table-cell table:formula="of:=SUBSTITUTE([.F311];&quot;R&quot;;&quot;1&quot;)" office:value-type="string" office:string-value="1110001001" calcext:value-type="string">
            <text:p>1110001001</text:p>
          </table:table-cell>
          <table:table-cell table:formula="of:=MID([.G311];1;7)" office:value-type="string" office:string-value="1110001" calcext:value-type="string">
            <text:p>1110001</text:p>
          </table:table-cell>
          <table:table-cell table:formula="of:=MID([.G311];8;3)" office:value-type="string" office:string-value="001" calcext:value-type="string">
            <text:p>001</text:p>
          </table:table-cell>
          <table:table-cell table:formula="of:=BIN2DEC([.H311]) * 8" office:value-type="float" office:value="904" calcext:value-type="float">
            <text:p>904</text:p>
          </table:table-cell>
          <table:table-cell table:formula="of:=BIN2DEC([.I311])" office:value-type="float" office:value="1" calcext:value-type="float">
            <text:p>1</text:p>
          </table:table-cell>
          <table:table-cell table:formula="of:=[.J311]+[.K311]" office:value-type="float" office:value="905" calcext:value-type="float">
            <text:p>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BRLL</text:p>
          </table:table-cell>
          <table:table-cell table:formula="of:=BIN2DEC([.H312])" office:value-type="float" office:value="35" calcext:value-type="float">
            <text:p>35</text:p>
          </table:table-cell>
          <table:table-cell table:formula="of:=BIN2DEC([.I312])" office:value-type="float" office:value="4" calcext:value-type="float">
            <text:p>4</text:p>
          </table:table-cell>
          <table:table-cell table:formula="of:=SUBSTITUTE([.A312] ;&quot;F&quot;;&quot;0&quot;)" office:value-type="string" office:string-value="0B000BBRLL" calcext:value-type="string">
            <text:p>0B000BBRLL</text:p>
          </table:table-cell>
          <table:table-cell table:formula="of:=SUBSTITUTE([.D312];&quot;B&quot;;&quot;1&quot;)" office:value-type="string" office:string-value="0100011RLL" calcext:value-type="string">
            <text:p>0100011RLL</text:p>
          </table:table-cell>
          <table:table-cell table:formula="of:=SUBSTITUTE([.E312];&quot;L&quot;;&quot;0&quot;)" office:value-type="string" office:string-value="0100011R00" calcext:value-type="string">
            <text:p>0100011R00</text:p>
          </table:table-cell>
          <table:table-cell table:formula="of:=SUBSTITUTE([.F312];&quot;R&quot;;&quot;1&quot;)" office:value-type="string" office:string-value="0100011100" calcext:value-type="string">
            <text:p>0100011100</text:p>
          </table:table-cell>
          <table:table-cell table:formula="of:=MID([.G312];1;7)" office:value-type="string" office:string-value="0100011" calcext:value-type="string">
            <text:p>0100011</text:p>
          </table:table-cell>
          <table:table-cell table:formula="of:=MID([.G312];8;3)" office:value-type="string" office:string-value="100" calcext:value-type="string">
            <text:p>100</text:p>
          </table:table-cell>
          <table:table-cell table:formula="of:=BIN2DEC([.H312]) * 8" office:value-type="float" office:value="280" calcext:value-type="float">
            <text:p>280</text:p>
          </table:table-cell>
          <table:table-cell table:formula="of:=BIN2DEC([.I312])" office:value-type="float" office:value="4" calcext:value-type="float">
            <text:p>4</text:p>
          </table:table-cell>
          <table:table-cell table:formula="of:=[.J312]+[.K312]" office:value-type="float" office:value="284" calcext:value-type="float">
            <text:p>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BLRL</text:p>
          </table:table-cell>
          <table:table-cell table:formula="of:=BIN2DEC([.H313])" office:value-type="float" office:value="75" calcext:value-type="float">
            <text:p>75</text:p>
          </table:table-cell>
          <table:table-cell table:formula="of:=BIN2DEC([.I313])" office:value-type="float" office:value="2" calcext:value-type="float">
            <text:p>2</text:p>
          </table:table-cell>
          <table:table-cell table:formula="of:=SUBSTITUTE([.A313] ;&quot;F&quot;;&quot;0&quot;)" office:value-type="string" office:string-value="B00B0BBLRL" calcext:value-type="string">
            <text:p>B00B0BBLRL</text:p>
          </table:table-cell>
          <table:table-cell table:formula="of:=SUBSTITUTE([.D313];&quot;B&quot;;&quot;1&quot;)" office:value-type="string" office:string-value="1001011LRL" calcext:value-type="string">
            <text:p>1001011LRL</text:p>
          </table:table-cell>
          <table:table-cell table:formula="of:=SUBSTITUTE([.E313];&quot;L&quot;;&quot;0&quot;)" office:value-type="string" office:string-value="10010110R0" calcext:value-type="string">
            <text:p>10010110R0</text:p>
          </table:table-cell>
          <table:table-cell table:formula="of:=SUBSTITUTE([.F313];&quot;R&quot;;&quot;1&quot;)" office:value-type="string" office:string-value="1001011010" calcext:value-type="string">
            <text:p>1001011010</text:p>
          </table:table-cell>
          <table:table-cell table:formula="of:=MID([.G313];1;7)" office:value-type="string" office:string-value="1001011" calcext:value-type="string">
            <text:p>1001011</text:p>
          </table:table-cell>
          <table:table-cell table:formula="of:=MID([.G313];8;3)" office:value-type="string" office:string-value="010" calcext:value-type="string">
            <text:p>010</text:p>
          </table:table-cell>
          <table:table-cell table:formula="of:=BIN2DEC([.H313]) * 8" office:value-type="float" office:value="600" calcext:value-type="float">
            <text:p>600</text:p>
          </table:table-cell>
          <table:table-cell table:formula="of:=BIN2DEC([.I313])" office:value-type="float" office:value="2" calcext:value-type="float">
            <text:p>2</text:p>
          </table:table-cell>
          <table:table-cell table:formula="of:=[.J313]+[.K313]" office:value-type="float" office:value="602" calcext:value-type="float">
            <text:p>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FBRRR</text:p>
          </table:table-cell>
          <table:table-cell table:formula="of:=BIN2DEC([.H314])" office:value-type="float" office:value="1" calcext:value-type="float">
            <text:p>1</text:p>
          </table:table-cell>
          <table:table-cell table:formula="of:=BIN2DEC([.I314])" office:value-type="float" office:value="7" calcext:value-type="float">
            <text:p>7</text:p>
          </table:table-cell>
          <table:table-cell table:formula="of:=SUBSTITUTE([.A314] ;&quot;F&quot;;&quot;0&quot;)" office:value-type="string" office:string-value="000000BRRR" calcext:value-type="string">
            <text:p>000000BRRR</text:p>
          </table:table-cell>
          <table:table-cell table:formula="of:=SUBSTITUTE([.D314];&quot;B&quot;;&quot;1&quot;)" office:value-type="string" office:string-value="0000001RRR" calcext:value-type="string">
            <text:p>0000001RRR</text:p>
          </table:table-cell>
          <table:table-cell table:formula="of:=SUBSTITUTE([.E314];&quot;L&quot;;&quot;0&quot;)" office:value-type="string" office:string-value="0000001RRR" calcext:value-type="string">
            <text:p>0000001RRR</text:p>
          </table:table-cell>
          <table:table-cell table:formula="of:=SUBSTITUTE([.F314];&quot;R&quot;;&quot;1&quot;)" office:value-type="string" office:string-value="0000001111" calcext:value-type="string">
            <text:p>0000001111</text:p>
          </table:table-cell>
          <table:table-cell table:formula="of:=MID([.G314];1;7)" office:value-type="string" office:string-value="0000001" calcext:value-type="string">
            <text:p>0000001</text:p>
          </table:table-cell>
          <table:table-cell table:formula="of:=MID([.G314];8;3)" office:value-type="string" office:string-value="111" calcext:value-type="string">
            <text:p>111</text:p>
          </table:table-cell>
          <table:table-cell table:formula="of:=BIN2DEC([.H314]) * 8" office:value-type="float" office:value="8" calcext:value-type="float">
            <text:p>8</text:p>
          </table:table-cell>
          <table:table-cell table:formula="of:=BIN2DEC([.I314])" office:value-type="float" office:value="7" calcext:value-type="float">
            <text:p>7</text:p>
          </table:table-cell>
          <table:table-cell table:formula="of:=[.J314]+[.K314]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BRLL</text:p>
          </table:table-cell>
          <table:table-cell table:formula="of:=BIN2DEC([.H315])" office:value-type="float" office:value="21" calcext:value-type="float">
            <text:p>21</text:p>
          </table:table-cell>
          <table:table-cell table:formula="of:=BIN2DEC([.I315])" office:value-type="float" office:value="4" calcext:value-type="float">
            <text:p>4</text:p>
          </table:table-cell>
          <table:table-cell table:formula="of:=SUBSTITUTE([.A315] ;&quot;F&quot;;&quot;0&quot;)" office:value-type="string" office:string-value="00B0B0BRLL" calcext:value-type="string">
            <text:p>00B0B0BRLL</text:p>
          </table:table-cell>
          <table:table-cell table:formula="of:=SUBSTITUTE([.D315];&quot;B&quot;;&quot;1&quot;)" office:value-type="string" office:string-value="0010101RLL" calcext:value-type="string">
            <text:p>0010101RLL</text:p>
          </table:table-cell>
          <table:table-cell table:formula="of:=SUBSTITUTE([.E315];&quot;L&quot;;&quot;0&quot;)" office:value-type="string" office:string-value="0010101R00" calcext:value-type="string">
            <text:p>0010101R00</text:p>
          </table:table-cell>
          <table:table-cell table:formula="of:=SUBSTITUTE([.F315];&quot;R&quot;;&quot;1&quot;)" office:value-type="string" office:string-value="0010101100" calcext:value-type="string">
            <text:p>0010101100</text:p>
          </table:table-cell>
          <table:table-cell table:formula="of:=MID([.G315];1;7)" office:value-type="string" office:string-value="0010101" calcext:value-type="string">
            <text:p>0010101</text:p>
          </table:table-cell>
          <table:table-cell table:formula="of:=MID([.G315];8;3)" office:value-type="string" office:string-value="100" calcext:value-type="string">
            <text:p>100</text:p>
          </table:table-cell>
          <table:table-cell table:formula="of:=BIN2DEC([.H315]) * 8" office:value-type="float" office:value="168" calcext:value-type="float">
            <text:p>168</text:p>
          </table:table-cell>
          <table:table-cell table:formula="of:=BIN2DEC([.I315])" office:value-type="float" office:value="4" calcext:value-type="float">
            <text:p>4</text:p>
          </table:table-cell>
          <table:table-cell table:formula="of:=[.J315]+[.K315]" office:value-type="float" office:value="172" calcext:value-type="float">
            <text:p>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FLLR</text:p>
          </table:table-cell>
          <table:table-cell table:formula="of:=BIN2DEC([.H316])" office:value-type="float" office:value="108" calcext:value-type="float">
            <text:p>108</text:p>
          </table:table-cell>
          <table:table-cell table:formula="of:=BIN2DEC([.I316])" office:value-type="float" office:value="1" calcext:value-type="float">
            <text:p>1</text:p>
          </table:table-cell>
          <table:table-cell table:formula="of:=SUBSTITUTE([.A316] ;&quot;F&quot;;&quot;0&quot;)" office:value-type="string" office:string-value="BB0BB00LLR" calcext:value-type="string">
            <text:p>BB0BB00LLR</text:p>
          </table:table-cell>
          <table:table-cell table:formula="of:=SUBSTITUTE([.D316];&quot;B&quot;;&quot;1&quot;)" office:value-type="string" office:string-value="1101100LLR" calcext:value-type="string">
            <text:p>1101100LLR</text:p>
          </table:table-cell>
          <table:table-cell table:formula="of:=SUBSTITUTE([.E316];&quot;L&quot;;&quot;0&quot;)" office:value-type="string" office:string-value="110110000R" calcext:value-type="string">
            <text:p>110110000R</text:p>
          </table:table-cell>
          <table:table-cell table:formula="of:=SUBSTITUTE([.F316];&quot;R&quot;;&quot;1&quot;)" office:value-type="string" office:string-value="1101100001" calcext:value-type="string">
            <text:p>1101100001</text:p>
          </table:table-cell>
          <table:table-cell table:formula="of:=MID([.G316];1;7)" office:value-type="string" office:string-value="1101100" calcext:value-type="string">
            <text:p>1101100</text:p>
          </table:table-cell>
          <table:table-cell table:formula="of:=MID([.G316];8;3)" office:value-type="string" office:string-value="001" calcext:value-type="string">
            <text:p>001</text:p>
          </table:table-cell>
          <table:table-cell table:formula="of:=BIN2DEC([.H316]) * 8" office:value-type="float" office:value="864" calcext:value-type="float">
            <text:p>864</text:p>
          </table:table-cell>
          <table:table-cell table:formula="of:=BIN2DEC([.I316])" office:value-type="float" office:value="1" calcext:value-type="float">
            <text:p>1</text:p>
          </table:table-cell>
          <table:table-cell table:formula="of:=[.J316]+[.K316]" office:value-type="float" office:value="865" calcext:value-type="float">
            <text:p>8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FRLR</text:p>
          </table:table-cell>
          <table:table-cell table:formula="of:=BIN2DEC([.H317])" office:value-type="float" office:value="112" calcext:value-type="float">
            <text:p>112</text:p>
          </table:table-cell>
          <table:table-cell table:formula="of:=BIN2DEC([.I317])" office:value-type="float" office:value="5" calcext:value-type="float">
            <text:p>5</text:p>
          </table:table-cell>
          <table:table-cell table:formula="of:=SUBSTITUTE([.A317] ;&quot;F&quot;;&quot;0&quot;)" office:value-type="string" office:string-value="BBB0000RLR" calcext:value-type="string">
            <text:p>BBB0000RLR</text:p>
          </table:table-cell>
          <table:table-cell table:formula="of:=SUBSTITUTE([.D317];&quot;B&quot;;&quot;1&quot;)" office:value-type="string" office:string-value="1110000RLR" calcext:value-type="string">
            <text:p>1110000RLR</text:p>
          </table:table-cell>
          <table:table-cell table:formula="of:=SUBSTITUTE([.E317];&quot;L&quot;;&quot;0&quot;)" office:value-type="string" office:string-value="1110000R0R" calcext:value-type="string">
            <text:p>1110000R0R</text:p>
          </table:table-cell>
          <table:table-cell table:formula="of:=SUBSTITUTE([.F317];&quot;R&quot;;&quot;1&quot;)" office:value-type="string" office:string-value="1110000101" calcext:value-type="string">
            <text:p>1110000101</text:p>
          </table:table-cell>
          <table:table-cell table:formula="of:=MID([.G317];1;7)" office:value-type="string" office:string-value="1110000" calcext:value-type="string">
            <text:p>1110000</text:p>
          </table:table-cell>
          <table:table-cell table:formula="of:=MID([.G317];8;3)" office:value-type="string" office:string-value="101" calcext:value-type="string">
            <text:p>101</text:p>
          </table:table-cell>
          <table:table-cell table:formula="of:=BIN2DEC([.H317]) * 8" office:value-type="float" office:value="896" calcext:value-type="float">
            <text:p>896</text:p>
          </table:table-cell>
          <table:table-cell table:formula="of:=BIN2DEC([.I317])" office:value-type="float" office:value="5" calcext:value-type="float">
            <text:p>5</text:p>
          </table:table-cell>
          <table:table-cell table:formula="of:=[.J317]+[.K317]" office:value-type="float" office:value="901" calcext:value-type="float">
            <text:p>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BLRL</text:p>
          </table:table-cell>
          <table:table-cell table:formula="of:=BIN2DEC([.H318])" office:value-type="float" office:value="85" calcext:value-type="float">
            <text:p>85</text:p>
          </table:table-cell>
          <table:table-cell table:formula="of:=BIN2DEC([.I318])" office:value-type="float" office:value="2" calcext:value-type="float">
            <text:p>2</text:p>
          </table:table-cell>
          <table:table-cell table:formula="of:=SUBSTITUTE([.A318] ;&quot;F&quot;;&quot;0&quot;)" office:value-type="string" office:string-value="B0B0B0BLRL" calcext:value-type="string">
            <text:p>B0B0B0BLRL</text:p>
          </table:table-cell>
          <table:table-cell table:formula="of:=SUBSTITUTE([.D318];&quot;B&quot;;&quot;1&quot;)" office:value-type="string" office:string-value="1010101LRL" calcext:value-type="string">
            <text:p>1010101LRL</text:p>
          </table:table-cell>
          <table:table-cell table:formula="of:=SUBSTITUTE([.E318];&quot;L&quot;;&quot;0&quot;)" office:value-type="string" office:string-value="10101010R0" calcext:value-type="string">
            <text:p>10101010R0</text:p>
          </table:table-cell>
          <table:table-cell table:formula="of:=SUBSTITUTE([.F318];&quot;R&quot;;&quot;1&quot;)" office:value-type="string" office:string-value="1010101010" calcext:value-type="string">
            <text:p>1010101010</text:p>
          </table:table-cell>
          <table:table-cell table:formula="of:=MID([.G318];1;7)" office:value-type="string" office:string-value="1010101" calcext:value-type="string">
            <text:p>1010101</text:p>
          </table:table-cell>
          <table:table-cell table:formula="of:=MID([.G318];8;3)" office:value-type="string" office:string-value="010" calcext:value-type="string">
            <text:p>010</text:p>
          </table:table-cell>
          <table:table-cell table:formula="of:=BIN2DEC([.H318]) * 8" office:value-type="float" office:value="680" calcext:value-type="float">
            <text:p>680</text:p>
          </table:table-cell>
          <table:table-cell table:formula="of:=BIN2DEC([.I318])" office:value-type="float" office:value="2" calcext:value-type="float">
            <text:p>2</text:p>
          </table:table-cell>
          <table:table-cell table:formula="of:=[.J318]+[.K318]" office:value-type="float" office:value="682" calcext:value-type="float">
            <text:p>6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BRLR</text:p>
          </table:table-cell>
          <table:table-cell table:formula="of:=BIN2DEC([.H319])" office:value-type="float" office:value="37" calcext:value-type="float">
            <text:p>37</text:p>
          </table:table-cell>
          <table:table-cell table:formula="of:=BIN2DEC([.I319])" office:value-type="float" office:value="5" calcext:value-type="float">
            <text:p>5</text:p>
          </table:table-cell>
          <table:table-cell table:formula="of:=SUBSTITUTE([.A319] ;&quot;F&quot;;&quot;0&quot;)" office:value-type="string" office:string-value="0B00B0BRLR" calcext:value-type="string">
            <text:p>0B00B0BRLR</text:p>
          </table:table-cell>
          <table:table-cell table:formula="of:=SUBSTITUTE([.D319];&quot;B&quot;;&quot;1&quot;)" office:value-type="string" office:string-value="0100101RLR" calcext:value-type="string">
            <text:p>0100101RLR</text:p>
          </table:table-cell>
          <table:table-cell table:formula="of:=SUBSTITUTE([.E319];&quot;L&quot;;&quot;0&quot;)" office:value-type="string" office:string-value="0100101R0R" calcext:value-type="string">
            <text:p>0100101R0R</text:p>
          </table:table-cell>
          <table:table-cell table:formula="of:=SUBSTITUTE([.F319];&quot;R&quot;;&quot;1&quot;)" office:value-type="string" office:string-value="0100101101" calcext:value-type="string">
            <text:p>0100101101</text:p>
          </table:table-cell>
          <table:table-cell table:formula="of:=MID([.G319];1;7)" office:value-type="string" office:string-value="0100101" calcext:value-type="string">
            <text:p>0100101</text:p>
          </table:table-cell>
          <table:table-cell table:formula="of:=MID([.G319];8;3)" office:value-type="string" office:string-value="101" calcext:value-type="string">
            <text:p>101</text:p>
          </table:table-cell>
          <table:table-cell table:formula="of:=BIN2DEC([.H319]) * 8" office:value-type="float" office:value="296" calcext:value-type="float">
            <text:p>296</text:p>
          </table:table-cell>
          <table:table-cell table:formula="of:=BIN2DEC([.I319])" office:value-type="float" office:value="5" calcext:value-type="float">
            <text:p>5</text:p>
          </table:table-cell>
          <table:table-cell table:formula="of:=[.J319]+[.K319]" office:value-type="float" office:value="301" calcext:value-type="float">
            <text:p>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BRRR</text:p>
          </table:table-cell>
          <table:table-cell table:formula="of:=BIN2DEC([.H320])" office:value-type="float" office:value="49" calcext:value-type="float">
            <text:p>49</text:p>
          </table:table-cell>
          <table:table-cell table:formula="of:=BIN2DEC([.I320])" office:value-type="float" office:value="7" calcext:value-type="float">
            <text:p>7</text:p>
          </table:table-cell>
          <table:table-cell table:formula="of:=SUBSTITUTE([.A320] ;&quot;F&quot;;&quot;0&quot;)" office:value-type="string" office:string-value="0BB000BRRR" calcext:value-type="string">
            <text:p>0BB000BRRR</text:p>
          </table:table-cell>
          <table:table-cell table:formula="of:=SUBSTITUTE([.D320];&quot;B&quot;;&quot;1&quot;)" office:value-type="string" office:string-value="0110001RRR" calcext:value-type="string">
            <text:p>0110001RRR</text:p>
          </table:table-cell>
          <table:table-cell table:formula="of:=SUBSTITUTE([.E320];&quot;L&quot;;&quot;0&quot;)" office:value-type="string" office:string-value="0110001RRR" calcext:value-type="string">
            <text:p>0110001RRR</text:p>
          </table:table-cell>
          <table:table-cell table:formula="of:=SUBSTITUTE([.F320];&quot;R&quot;;&quot;1&quot;)" office:value-type="string" office:string-value="0110001111" calcext:value-type="string">
            <text:p>0110001111</text:p>
          </table:table-cell>
          <table:table-cell table:formula="of:=MID([.G320];1;7)" office:value-type="string" office:string-value="0110001" calcext:value-type="string">
            <text:p>0110001</text:p>
          </table:table-cell>
          <table:table-cell table:formula="of:=MID([.G320];8;3)" office:value-type="string" office:string-value="111" calcext:value-type="string">
            <text:p>111</text:p>
          </table:table-cell>
          <table:table-cell table:formula="of:=BIN2DEC([.H320]) * 8" office:value-type="float" office:value="392" calcext:value-type="float">
            <text:p>392</text:p>
          </table:table-cell>
          <table:table-cell table:formula="of:=BIN2DEC([.I320])" office:value-type="float" office:value="7" calcext:value-type="float">
            <text:p>7</text:p>
          </table:table-cell>
          <table:table-cell table:formula="of:=[.J320]+[.K320]" office:value-type="float" office:value="399" calcext:value-type="float">
            <text:p>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FLRR</text:p>
          </table:table-cell>
          <table:table-cell table:formula="of:=BIN2DEC([.H321])" office:value-type="float" office:value="96" calcext:value-type="float">
            <text:p>96</text:p>
          </table:table-cell>
          <table:table-cell table:formula="of:=BIN2DEC([.I321])" office:value-type="float" office:value="3" calcext:value-type="float">
            <text:p>3</text:p>
          </table:table-cell>
          <table:table-cell table:formula="of:=SUBSTITUTE([.A321] ;&quot;F&quot;;&quot;0&quot;)" office:value-type="string" office:string-value="BB00000LRR" calcext:value-type="string">
            <text:p>BB00000LRR</text:p>
          </table:table-cell>
          <table:table-cell table:formula="of:=SUBSTITUTE([.D321];&quot;B&quot;;&quot;1&quot;)" office:value-type="string" office:string-value="1100000LRR" calcext:value-type="string">
            <text:p>1100000LRR</text:p>
          </table:table-cell>
          <table:table-cell table:formula="of:=SUBSTITUTE([.E321];&quot;L&quot;;&quot;0&quot;)" office:value-type="string" office:string-value="11000000RR" calcext:value-type="string">
            <text:p>11000000RR</text:p>
          </table:table-cell>
          <table:table-cell table:formula="of:=SUBSTITUTE([.F321];&quot;R&quot;;&quot;1&quot;)" office:value-type="string" office:string-value="1100000011" calcext:value-type="string">
            <text:p>1100000011</text:p>
          </table:table-cell>
          <table:table-cell table:formula="of:=MID([.G321];1;7)" office:value-type="string" office:string-value="1100000" calcext:value-type="string">
            <text:p>1100000</text:p>
          </table:table-cell>
          <table:table-cell table:formula="of:=MID([.G321];8;3)" office:value-type="string" office:string-value="011" calcext:value-type="string">
            <text:p>011</text:p>
          </table:table-cell>
          <table:table-cell table:formula="of:=BIN2DEC([.H321]) * 8" office:value-type="float" office:value="768" calcext:value-type="float">
            <text:p>768</text:p>
          </table:table-cell>
          <table:table-cell table:formula="of:=BIN2DEC([.I321])" office:value-type="float" office:value="3" calcext:value-type="float">
            <text:p>3</text:p>
          </table:table-cell>
          <table:table-cell table:formula="of:=[.J321]+[.K321]" office:value-type="float" office:value="771" calcext:value-type="float">
            <text:p>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BLRR</text:p>
          </table:table-cell>
          <table:table-cell table:formula="of:=BIN2DEC([.H322])" office:value-type="float" office:value="85" calcext:value-type="float">
            <text:p>85</text:p>
          </table:table-cell>
          <table:table-cell table:formula="of:=BIN2DEC([.I322])" office:value-type="float" office:value="3" calcext:value-type="float">
            <text:p>3</text:p>
          </table:table-cell>
          <table:table-cell table:formula="of:=SUBSTITUTE([.A322] ;&quot;F&quot;;&quot;0&quot;)" office:value-type="string" office:string-value="B0B0B0BLRR" calcext:value-type="string">
            <text:p>B0B0B0BLRR</text:p>
          </table:table-cell>
          <table:table-cell table:formula="of:=SUBSTITUTE([.D322];&quot;B&quot;;&quot;1&quot;)" office:value-type="string" office:string-value="1010101LRR" calcext:value-type="string">
            <text:p>1010101LRR</text:p>
          </table:table-cell>
          <table:table-cell table:formula="of:=SUBSTITUTE([.E322];&quot;L&quot;;&quot;0&quot;)" office:value-type="string" office:string-value="10101010RR" calcext:value-type="string">
            <text:p>10101010RR</text:p>
          </table:table-cell>
          <table:table-cell table:formula="of:=SUBSTITUTE([.F322];&quot;R&quot;;&quot;1&quot;)" office:value-type="string" office:string-value="1010101011" calcext:value-type="string">
            <text:p>1010101011</text:p>
          </table:table-cell>
          <table:table-cell table:formula="of:=MID([.G322];1;7)" office:value-type="string" office:string-value="1010101" calcext:value-type="string">
            <text:p>1010101</text:p>
          </table:table-cell>
          <table:table-cell table:formula="of:=MID([.G322];8;3)" office:value-type="string" office:string-value="011" calcext:value-type="string">
            <text:p>011</text:p>
          </table:table-cell>
          <table:table-cell table:formula="of:=BIN2DEC([.H322]) * 8" office:value-type="float" office:value="680" calcext:value-type="float">
            <text:p>680</text:p>
          </table:table-cell>
          <table:table-cell table:formula="of:=BIN2DEC([.I322])" office:value-type="float" office:value="3" calcext:value-type="float">
            <text:p>3</text:p>
          </table:table-cell>
          <table:table-cell table:formula="of:=[.J322]+[.K322]" office:value-type="float" office:value="683" calcext:value-type="float">
            <text:p>6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BLLR</text:p>
          </table:table-cell>
          <table:table-cell table:formula="of:=BIN2DEC([.H323])" office:value-type="float" office:value="95" calcext:value-type="float">
            <text:p>95</text:p>
          </table:table-cell>
          <table:table-cell table:formula="of:=BIN2DEC([.I323])" office:value-type="float" office:value="1" calcext:value-type="float">
            <text:p>1</text:p>
          </table:table-cell>
          <table:table-cell table:formula="of:=SUBSTITUTE([.A323] ;&quot;F&quot;;&quot;0&quot;)" office:value-type="string" office:string-value="B0BBBBBLLR" calcext:value-type="string">
            <text:p>B0BBBBBLLR</text:p>
          </table:table-cell>
          <table:table-cell table:formula="of:=SUBSTITUTE([.D323];&quot;B&quot;;&quot;1&quot;)" office:value-type="string" office:string-value="1011111LLR" calcext:value-type="string">
            <text:p>1011111LLR</text:p>
          </table:table-cell>
          <table:table-cell table:formula="of:=SUBSTITUTE([.E323];&quot;L&quot;;&quot;0&quot;)" office:value-type="string" office:string-value="101111100R" calcext:value-type="string">
            <text:p>101111100R</text:p>
          </table:table-cell>
          <table:table-cell table:formula="of:=SUBSTITUTE([.F323];&quot;R&quot;;&quot;1&quot;)" office:value-type="string" office:string-value="1011111001" calcext:value-type="string">
            <text:p>1011111001</text:p>
          </table:table-cell>
          <table:table-cell table:formula="of:=MID([.G323];1;7)" office:value-type="string" office:string-value="1011111" calcext:value-type="string">
            <text:p>1011111</text:p>
          </table:table-cell>
          <table:table-cell table:formula="of:=MID([.G323];8;3)" office:value-type="string" office:string-value="001" calcext:value-type="string">
            <text:p>001</text:p>
          </table:table-cell>
          <table:table-cell table:formula="of:=BIN2DEC([.H323]) * 8" office:value-type="float" office:value="760" calcext:value-type="float">
            <text:p>760</text:p>
          </table:table-cell>
          <table:table-cell table:formula="of:=BIN2DEC([.I323])" office:value-type="float" office:value="1" calcext:value-type="float">
            <text:p>1</text:p>
          </table:table-cell>
          <table:table-cell table:formula="of:=[.J323]+[.K323]" office:value-type="float" office:value="761" calcext:value-type="float">
            <text:p>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FRRR</text:p>
          </table:table-cell>
          <table:table-cell table:formula="of:=BIN2DEC([.H324])" office:value-type="float" office:value="18" calcext:value-type="float">
            <text:p>18</text:p>
          </table:table-cell>
          <table:table-cell table:formula="of:=BIN2DEC([.I324])" office:value-type="float" office:value="7" calcext:value-type="float">
            <text:p>7</text:p>
          </table:table-cell>
          <table:table-cell table:formula="of:=SUBSTITUTE([.A324] ;&quot;F&quot;;&quot;0&quot;)" office:value-type="string" office:string-value="00B00B0RRR" calcext:value-type="string">
            <text:p>00B00B0RRR</text:p>
          </table:table-cell>
          <table:table-cell table:formula="of:=SUBSTITUTE([.D324];&quot;B&quot;;&quot;1&quot;)" office:value-type="string" office:string-value="0010010RRR" calcext:value-type="string">
            <text:p>0010010RRR</text:p>
          </table:table-cell>
          <table:table-cell table:formula="of:=SUBSTITUTE([.E324];&quot;L&quot;;&quot;0&quot;)" office:value-type="string" office:string-value="0010010RRR" calcext:value-type="string">
            <text:p>0010010RRR</text:p>
          </table:table-cell>
          <table:table-cell table:formula="of:=SUBSTITUTE([.F324];&quot;R&quot;;&quot;1&quot;)" office:value-type="string" office:string-value="0010010111" calcext:value-type="string">
            <text:p>0010010111</text:p>
          </table:table-cell>
          <table:table-cell table:formula="of:=MID([.G324];1;7)" office:value-type="string" office:string-value="0010010" calcext:value-type="string">
            <text:p>0010010</text:p>
          </table:table-cell>
          <table:table-cell table:formula="of:=MID([.G324];8;3)" office:value-type="string" office:string-value="111" calcext:value-type="string">
            <text:p>111</text:p>
          </table:table-cell>
          <table:table-cell table:formula="of:=BIN2DEC([.H324]) * 8" office:value-type="float" office:value="144" calcext:value-type="float">
            <text:p>144</text:p>
          </table:table-cell>
          <table:table-cell table:formula="of:=BIN2DEC([.I324])" office:value-type="float" office:value="7" calcext:value-type="float">
            <text:p>7</text:p>
          </table:table-cell>
          <table:table-cell table:formula="of:=[.J324]+[.K324]" office:value-type="float" office:value="151" calcext:value-type="float">
            <text:p>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BRLL</text:p>
          </table:table-cell>
          <table:table-cell table:formula="of:=BIN2DEC([.H325])" office:value-type="float" office:value="7" calcext:value-type="float">
            <text:p>7</text:p>
          </table:table-cell>
          <table:table-cell table:formula="of:=BIN2DEC([.I325])" office:value-type="float" office:value="4" calcext:value-type="float">
            <text:p>4</text:p>
          </table:table-cell>
          <table:table-cell table:formula="of:=SUBSTITUTE([.A325] ;&quot;F&quot;;&quot;0&quot;)" office:value-type="string" office:string-value="0000BBBRLL" calcext:value-type="string">
            <text:p>0000BBBRLL</text:p>
          </table:table-cell>
          <table:table-cell table:formula="of:=SUBSTITUTE([.D325];&quot;B&quot;;&quot;1&quot;)" office:value-type="string" office:string-value="0000111RLL" calcext:value-type="string">
            <text:p>0000111RLL</text:p>
          </table:table-cell>
          <table:table-cell table:formula="of:=SUBSTITUTE([.E325];&quot;L&quot;;&quot;0&quot;)" office:value-type="string" office:string-value="0000111R00" calcext:value-type="string">
            <text:p>0000111R00</text:p>
          </table:table-cell>
          <table:table-cell table:formula="of:=SUBSTITUTE([.F325];&quot;R&quot;;&quot;1&quot;)" office:value-type="string" office:string-value="0000111100" calcext:value-type="string">
            <text:p>0000111100</text:p>
          </table:table-cell>
          <table:table-cell table:formula="of:=MID([.G325];1;7)" office:value-type="string" office:string-value="0000111" calcext:value-type="string">
            <text:p>0000111</text:p>
          </table:table-cell>
          <table:table-cell table:formula="of:=MID([.G325];8;3)" office:value-type="string" office:string-value="100" calcext:value-type="string">
            <text:p>100</text:p>
          </table:table-cell>
          <table:table-cell table:formula="of:=BIN2DEC([.H325]) * 8" office:value-type="float" office:value="56" calcext:value-type="float">
            <text:p>56</text:p>
          </table:table-cell>
          <table:table-cell table:formula="of:=BIN2DEC([.I325])" office:value-type="float" office:value="4" calcext:value-type="float">
            <text:p>4</text:p>
          </table:table-cell>
          <table:table-cell table:formula="of:=[.J325]+[.K325]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FLRR</text:p>
          </table:table-cell>
          <table:table-cell table:formula="of:=BIN2DEC([.H326])" office:value-type="float" office:value="62" calcext:value-type="float">
            <text:p>62</text:p>
          </table:table-cell>
          <table:table-cell table:formula="of:=BIN2DEC([.I326])" office:value-type="float" office:value="3" calcext:value-type="float">
            <text:p>3</text:p>
          </table:table-cell>
          <table:table-cell table:formula="of:=SUBSTITUTE([.A326] ;&quot;F&quot;;&quot;0&quot;)" office:value-type="string" office:string-value="0BBBBB0LRR" calcext:value-type="string">
            <text:p>0BBBBB0LRR</text:p>
          </table:table-cell>
          <table:table-cell table:formula="of:=SUBSTITUTE([.D326];&quot;B&quot;;&quot;1&quot;)" office:value-type="string" office:string-value="0111110LRR" calcext:value-type="string">
            <text:p>0111110LRR</text:p>
          </table:table-cell>
          <table:table-cell table:formula="of:=SUBSTITUTE([.E326];&quot;L&quot;;&quot;0&quot;)" office:value-type="string" office:string-value="01111100RR" calcext:value-type="string">
            <text:p>01111100RR</text:p>
          </table:table-cell>
          <table:table-cell table:formula="of:=SUBSTITUTE([.F326];&quot;R&quot;;&quot;1&quot;)" office:value-type="string" office:string-value="0111110011" calcext:value-type="string">
            <text:p>0111110011</text:p>
          </table:table-cell>
          <table:table-cell table:formula="of:=MID([.G326];1;7)" office:value-type="string" office:string-value="0111110" calcext:value-type="string">
            <text:p>0111110</text:p>
          </table:table-cell>
          <table:table-cell table:formula="of:=MID([.G326];8;3)" office:value-type="string" office:string-value="011" calcext:value-type="string">
            <text:p>011</text:p>
          </table:table-cell>
          <table:table-cell table:formula="of:=BIN2DEC([.H326]) * 8" office:value-type="float" office:value="496" calcext:value-type="float">
            <text:p>496</text:p>
          </table:table-cell>
          <table:table-cell table:formula="of:=BIN2DEC([.I326])" office:value-type="float" office:value="3" calcext:value-type="float">
            <text:p>3</text:p>
          </table:table-cell>
          <table:table-cell table:formula="of:=[.J326]+[.K326]" office:value-type="float" office:value="499" calcext:value-type="float">
            <text:p>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FRLL</text:p>
          </table:table-cell>
          <table:table-cell table:formula="of:=BIN2DEC([.H327])" office:value-type="float" office:value="26" calcext:value-type="float">
            <text:p>26</text:p>
          </table:table-cell>
          <table:table-cell table:formula="of:=BIN2DEC([.I327])" office:value-type="float" office:value="4" calcext:value-type="float">
            <text:p>4</text:p>
          </table:table-cell>
          <table:table-cell table:formula="of:=SUBSTITUTE([.A327] ;&quot;F&quot;;&quot;0&quot;)" office:value-type="string" office:string-value="00BB0B0RLL" calcext:value-type="string">
            <text:p>00BB0B0RLL</text:p>
          </table:table-cell>
          <table:table-cell table:formula="of:=SUBSTITUTE([.D327];&quot;B&quot;;&quot;1&quot;)" office:value-type="string" office:string-value="0011010RLL" calcext:value-type="string">
            <text:p>0011010RLL</text:p>
          </table:table-cell>
          <table:table-cell table:formula="of:=SUBSTITUTE([.E327];&quot;L&quot;;&quot;0&quot;)" office:value-type="string" office:string-value="0011010R00" calcext:value-type="string">
            <text:p>0011010R00</text:p>
          </table:table-cell>
          <table:table-cell table:formula="of:=SUBSTITUTE([.F327];&quot;R&quot;;&quot;1&quot;)" office:value-type="string" office:string-value="0011010100" calcext:value-type="string">
            <text:p>0011010100</text:p>
          </table:table-cell>
          <table:table-cell table:formula="of:=MID([.G327];1;7)" office:value-type="string" office:string-value="0011010" calcext:value-type="string">
            <text:p>0011010</text:p>
          </table:table-cell>
          <table:table-cell table:formula="of:=MID([.G327];8;3)" office:value-type="string" office:string-value="100" calcext:value-type="string">
            <text:p>100</text:p>
          </table:table-cell>
          <table:table-cell table:formula="of:=BIN2DEC([.H327]) * 8" office:value-type="float" office:value="208" calcext:value-type="float">
            <text:p>208</text:p>
          </table:table-cell>
          <table:table-cell table:formula="of:=BIN2DEC([.I327])" office:value-type="float" office:value="4" calcext:value-type="float">
            <text:p>4</text:p>
          </table:table-cell>
          <table:table-cell table:formula="of:=[.J327]+[.K327]" office:value-type="float" office:value="212" calcext:value-type="float">
            <text:p>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FLRR</text:p>
          </table:table-cell>
          <table:table-cell table:formula="of:=BIN2DEC([.H328])" office:value-type="float" office:value="44" calcext:value-type="float">
            <text:p>44</text:p>
          </table:table-cell>
          <table:table-cell table:formula="of:=BIN2DEC([.I328])" office:value-type="float" office:value="3" calcext:value-type="float">
            <text:p>3</text:p>
          </table:table-cell>
          <table:table-cell table:formula="of:=SUBSTITUTE([.A328] ;&quot;F&quot;;&quot;0&quot;)" office:value-type="string" office:string-value="0B0BB00LRR" calcext:value-type="string">
            <text:p>0B0BB00LRR</text:p>
          </table:table-cell>
          <table:table-cell table:formula="of:=SUBSTITUTE([.D328];&quot;B&quot;;&quot;1&quot;)" office:value-type="string" office:string-value="0101100LRR" calcext:value-type="string">
            <text:p>0101100LRR</text:p>
          </table:table-cell>
          <table:table-cell table:formula="of:=SUBSTITUTE([.E328];&quot;L&quot;;&quot;0&quot;)" office:value-type="string" office:string-value="01011000RR" calcext:value-type="string">
            <text:p>01011000RR</text:p>
          </table:table-cell>
          <table:table-cell table:formula="of:=SUBSTITUTE([.F328];&quot;R&quot;;&quot;1&quot;)" office:value-type="string" office:string-value="0101100011" calcext:value-type="string">
            <text:p>0101100011</text:p>
          </table:table-cell>
          <table:table-cell table:formula="of:=MID([.G328];1;7)" office:value-type="string" office:string-value="0101100" calcext:value-type="string">
            <text:p>0101100</text:p>
          </table:table-cell>
          <table:table-cell table:formula="of:=MID([.G328];8;3)" office:value-type="string" office:string-value="011" calcext:value-type="string">
            <text:p>011</text:p>
          </table:table-cell>
          <table:table-cell table:formula="of:=BIN2DEC([.H328]) * 8" office:value-type="float" office:value="352" calcext:value-type="float">
            <text:p>352</text:p>
          </table:table-cell>
          <table:table-cell table:formula="of:=BIN2DEC([.I328])" office:value-type="float" office:value="3" calcext:value-type="float">
            <text:p>3</text:p>
          </table:table-cell>
          <table:table-cell table:formula="of:=[.J328]+[.K328]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BLLL</text:p>
          </table:table-cell>
          <table:table-cell table:formula="of:=BIN2DEC([.H329])" office:value-type="float" office:value="23" calcext:value-type="float">
            <text:p>23</text:p>
          </table:table-cell>
          <table:table-cell table:formula="of:=BIN2DEC([.I329])" office:value-type="float" office:value="0" calcext:value-type="float">
            <text:p>0</text:p>
          </table:table-cell>
          <table:table-cell table:formula="of:=SUBSTITUTE([.A329] ;&quot;F&quot;;&quot;0&quot;)" office:value-type="string" office:string-value="00B0BBBLLL" calcext:value-type="string">
            <text:p>00B0BBBLLL</text:p>
          </table:table-cell>
          <table:table-cell table:formula="of:=SUBSTITUTE([.D329];&quot;B&quot;;&quot;1&quot;)" office:value-type="string" office:string-value="0010111LLL" calcext:value-type="string">
            <text:p>0010111LLL</text:p>
          </table:table-cell>
          <table:table-cell table:formula="of:=SUBSTITUTE([.E329];&quot;L&quot;;&quot;0&quot;)" office:value-type="string" office:string-value="0010111000" calcext:value-type="string">
            <text:p>0010111000</text:p>
          </table:table-cell>
          <table:table-cell table:formula="of:=SUBSTITUTE([.F329];&quot;R&quot;;&quot;1&quot;)" office:value-type="string" office:string-value="0010111000" calcext:value-type="string">
            <text:p>0010111000</text:p>
          </table:table-cell>
          <table:table-cell table:formula="of:=MID([.G329];1;7)" office:value-type="string" office:string-value="0010111" calcext:value-type="string">
            <text:p>0010111</text:p>
          </table:table-cell>
          <table:table-cell table:formula="of:=MID([.G329];8;3)" office:value-type="string" office:string-value="000" calcext:value-type="string">
            <text:p>000</text:p>
          </table:table-cell>
          <table:table-cell table:formula="of:=BIN2DEC([.H329]) * 8" office:value-type="float" office:value="184" calcext:value-type="float">
            <text:p>184</text:p>
          </table:table-cell>
          <table:table-cell table:formula="of:=BIN2DEC([.I329])" office:value-type="float" office:value="0" calcext:value-type="float">
            <text:p>0</text:p>
          </table:table-cell>
          <table:table-cell table:formula="of:=[.J329]+[.K329]" office:value-type="float" office:value="184" calcext:value-type="float">
            <text:p>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FRRL</text:p>
          </table:table-cell>
          <table:table-cell table:formula="of:=BIN2DEC([.H330])" office:value-type="float" office:value="36" calcext:value-type="float">
            <text:p>36</text:p>
          </table:table-cell>
          <table:table-cell table:formula="of:=BIN2DEC([.I330])" office:value-type="float" office:value="6" calcext:value-type="float">
            <text:p>6</text:p>
          </table:table-cell>
          <table:table-cell table:formula="of:=SUBSTITUTE([.A330] ;&quot;F&quot;;&quot;0&quot;)" office:value-type="string" office:string-value="0B00B00RRL" calcext:value-type="string">
            <text:p>0B00B00RRL</text:p>
          </table:table-cell>
          <table:table-cell table:formula="of:=SUBSTITUTE([.D330];&quot;B&quot;;&quot;1&quot;)" office:value-type="string" office:string-value="0100100RRL" calcext:value-type="string">
            <text:p>0100100RRL</text:p>
          </table:table-cell>
          <table:table-cell table:formula="of:=SUBSTITUTE([.E330];&quot;L&quot;;&quot;0&quot;)" office:value-type="string" office:string-value="0100100RR0" calcext:value-type="string">
            <text:p>0100100RR0</text:p>
          </table:table-cell>
          <table:table-cell table:formula="of:=SUBSTITUTE([.F330];&quot;R&quot;;&quot;1&quot;)" office:value-type="string" office:string-value="0100100110" calcext:value-type="string">
            <text:p>0100100110</text:p>
          </table:table-cell>
          <table:table-cell table:formula="of:=MID([.G330];1;7)" office:value-type="string" office:string-value="0100100" calcext:value-type="string">
            <text:p>0100100</text:p>
          </table:table-cell>
          <table:table-cell table:formula="of:=MID([.G330];8;3)" office:value-type="string" office:string-value="110" calcext:value-type="string">
            <text:p>110</text:p>
          </table:table-cell>
          <table:table-cell table:formula="of:=BIN2DEC([.H330]) * 8" office:value-type="float" office:value="288" calcext:value-type="float">
            <text:p>288</text:p>
          </table:table-cell>
          <table:table-cell table:formula="of:=BIN2DEC([.I330])" office:value-type="float" office:value="6" calcext:value-type="float">
            <text:p>6</text:p>
          </table:table-cell>
          <table:table-cell table:formula="of:=[.J330]+[.K330]" office:value-type="float" office:value="294" calcext:value-type="float">
            <text:p>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BLRR</text:p>
          </table:table-cell>
          <table:table-cell table:formula="of:=BIN2DEC([.H331])" office:value-type="float" office:value="115" calcext:value-type="float">
            <text:p>115</text:p>
          </table:table-cell>
          <table:table-cell table:formula="of:=BIN2DEC([.I331])" office:value-type="float" office:value="3" calcext:value-type="float">
            <text:p>3</text:p>
          </table:table-cell>
          <table:table-cell table:formula="of:=SUBSTITUTE([.A331] ;&quot;F&quot;;&quot;0&quot;)" office:value-type="string" office:string-value="BBB00BBLRR" calcext:value-type="string">
            <text:p>BBB00BBLRR</text:p>
          </table:table-cell>
          <table:table-cell table:formula="of:=SUBSTITUTE([.D331];&quot;B&quot;;&quot;1&quot;)" office:value-type="string" office:string-value="1110011LRR" calcext:value-type="string">
            <text:p>1110011LRR</text:p>
          </table:table-cell>
          <table:table-cell table:formula="of:=SUBSTITUTE([.E331];&quot;L&quot;;&quot;0&quot;)" office:value-type="string" office:string-value="11100110RR" calcext:value-type="string">
            <text:p>11100110RR</text:p>
          </table:table-cell>
          <table:table-cell table:formula="of:=SUBSTITUTE([.F331];&quot;R&quot;;&quot;1&quot;)" office:value-type="string" office:string-value="1110011011" calcext:value-type="string">
            <text:p>1110011011</text:p>
          </table:table-cell>
          <table:table-cell table:formula="of:=MID([.G331];1;7)" office:value-type="string" office:string-value="1110011" calcext:value-type="string">
            <text:p>1110011</text:p>
          </table:table-cell>
          <table:table-cell table:formula="of:=MID([.G331];8;3)" office:value-type="string" office:string-value="011" calcext:value-type="string">
            <text:p>011</text:p>
          </table:table-cell>
          <table:table-cell table:formula="of:=BIN2DEC([.H331]) * 8" office:value-type="float" office:value="920" calcext:value-type="float">
            <text:p>920</text:p>
          </table:table-cell>
          <table:table-cell table:formula="of:=BIN2DEC([.I331])" office:value-type="float" office:value="3" calcext:value-type="float">
            <text:p>3</text:p>
          </table:table-cell>
          <table:table-cell table:formula="of:=[.J331]+[.K331]" office:value-type="float" office:value="923" calcext:value-type="float">
            <text:p>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FRRL</text:p>
          </table:table-cell>
          <table:table-cell table:formula="of:=BIN2DEC([.H332])" office:value-type="float" office:value="64" calcext:value-type="float">
            <text:p>64</text:p>
          </table:table-cell>
          <table:table-cell table:formula="of:=BIN2DEC([.I332])" office:value-type="float" office:value="6" calcext:value-type="float">
            <text:p>6</text:p>
          </table:table-cell>
          <table:table-cell table:formula="of:=SUBSTITUTE([.A332] ;&quot;F&quot;;&quot;0&quot;)" office:value-type="string" office:string-value="B000000RRL" calcext:value-type="string">
            <text:p>B000000RRL</text:p>
          </table:table-cell>
          <table:table-cell table:formula="of:=SUBSTITUTE([.D332];&quot;B&quot;;&quot;1&quot;)" office:value-type="string" office:string-value="1000000RRL" calcext:value-type="string">
            <text:p>1000000RRL</text:p>
          </table:table-cell>
          <table:table-cell table:formula="of:=SUBSTITUTE([.E332];&quot;L&quot;;&quot;0&quot;)" office:value-type="string" office:string-value="1000000RR0" calcext:value-type="string">
            <text:p>1000000RR0</text:p>
          </table:table-cell>
          <table:table-cell table:formula="of:=SUBSTITUTE([.F332];&quot;R&quot;;&quot;1&quot;)" office:value-type="string" office:string-value="1000000110" calcext:value-type="string">
            <text:p>1000000110</text:p>
          </table:table-cell>
          <table:table-cell table:formula="of:=MID([.G332];1;7)" office:value-type="string" office:string-value="1000000" calcext:value-type="string">
            <text:p>1000000</text:p>
          </table:table-cell>
          <table:table-cell table:formula="of:=MID([.G332];8;3)" office:value-type="string" office:string-value="110" calcext:value-type="string">
            <text:p>110</text:p>
          </table:table-cell>
          <table:table-cell table:formula="of:=BIN2DEC([.H332]) * 8" office:value-type="float" office:value="512" calcext:value-type="float">
            <text:p>512</text:p>
          </table:table-cell>
          <table:table-cell table:formula="of:=BIN2DEC([.I332])" office:value-type="float" office:value="6" calcext:value-type="float">
            <text:p>6</text:p>
          </table:table-cell>
          <table:table-cell table:formula="of:=[.J332]+[.K332]" office:value-type="float" office:value="518" calcext:value-type="float">
            <text:p>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FRLL</text:p>
          </table:table-cell>
          <table:table-cell table:formula="of:=BIN2DEC([.H333])" office:value-type="float" office:value="36" calcext:value-type="float">
            <text:p>36</text:p>
          </table:table-cell>
          <table:table-cell table:formula="of:=BIN2DEC([.I333])" office:value-type="float" office:value="4" calcext:value-type="float">
            <text:p>4</text:p>
          </table:table-cell>
          <table:table-cell table:formula="of:=SUBSTITUTE([.A333] ;&quot;F&quot;;&quot;0&quot;)" office:value-type="string" office:string-value="0B00B00RLL" calcext:value-type="string">
            <text:p>0B00B00RLL</text:p>
          </table:table-cell>
          <table:table-cell table:formula="of:=SUBSTITUTE([.D333];&quot;B&quot;;&quot;1&quot;)" office:value-type="string" office:string-value="0100100RLL" calcext:value-type="string">
            <text:p>0100100RLL</text:p>
          </table:table-cell>
          <table:table-cell table:formula="of:=SUBSTITUTE([.E333];&quot;L&quot;;&quot;0&quot;)" office:value-type="string" office:string-value="0100100R00" calcext:value-type="string">
            <text:p>0100100R00</text:p>
          </table:table-cell>
          <table:table-cell table:formula="of:=SUBSTITUTE([.F333];&quot;R&quot;;&quot;1&quot;)" office:value-type="string" office:string-value="0100100100" calcext:value-type="string">
            <text:p>0100100100</text:p>
          </table:table-cell>
          <table:table-cell table:formula="of:=MID([.G333];1;7)" office:value-type="string" office:string-value="0100100" calcext:value-type="string">
            <text:p>0100100</text:p>
          </table:table-cell>
          <table:table-cell table:formula="of:=MID([.G333];8;3)" office:value-type="string" office:string-value="100" calcext:value-type="string">
            <text:p>100</text:p>
          </table:table-cell>
          <table:table-cell table:formula="of:=BIN2DEC([.H333]) * 8" office:value-type="float" office:value="288" calcext:value-type="float">
            <text:p>288</text:p>
          </table:table-cell>
          <table:table-cell table:formula="of:=BIN2DEC([.I333])" office:value-type="float" office:value="4" calcext:value-type="float">
            <text:p>4</text:p>
          </table:table-cell>
          <table:table-cell table:formula="of:=[.J333]+[.K333]" office:value-type="float" office:value="292" calcext:value-type="float">
            <text:p>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BRLR</text:p>
          </table:table-cell>
          <table:table-cell table:formula="of:=BIN2DEC([.H334])" office:value-type="float" office:value="61" calcext:value-type="float">
            <text:p>61</text:p>
          </table:table-cell>
          <table:table-cell table:formula="of:=BIN2DEC([.I334])" office:value-type="float" office:value="5" calcext:value-type="float">
            <text:p>5</text:p>
          </table:table-cell>
          <table:table-cell table:formula="of:=SUBSTITUTE([.A334] ;&quot;F&quot;;&quot;0&quot;)" office:value-type="string" office:string-value="0BBBB0BRLR" calcext:value-type="string">
            <text:p>0BBBB0BRLR</text:p>
          </table:table-cell>
          <table:table-cell table:formula="of:=SUBSTITUTE([.D334];&quot;B&quot;;&quot;1&quot;)" office:value-type="string" office:string-value="0111101RLR" calcext:value-type="string">
            <text:p>0111101RLR</text:p>
          </table:table-cell>
          <table:table-cell table:formula="of:=SUBSTITUTE([.E334];&quot;L&quot;;&quot;0&quot;)" office:value-type="string" office:string-value="0111101R0R" calcext:value-type="string">
            <text:p>0111101R0R</text:p>
          </table:table-cell>
          <table:table-cell table:formula="of:=SUBSTITUTE([.F334];&quot;R&quot;;&quot;1&quot;)" office:value-type="string" office:string-value="0111101101" calcext:value-type="string">
            <text:p>0111101101</text:p>
          </table:table-cell>
          <table:table-cell table:formula="of:=MID([.G334];1;7)" office:value-type="string" office:string-value="0111101" calcext:value-type="string">
            <text:p>0111101</text:p>
          </table:table-cell>
          <table:table-cell table:formula="of:=MID([.G334];8;3)" office:value-type="string" office:string-value="101" calcext:value-type="string">
            <text:p>101</text:p>
          </table:table-cell>
          <table:table-cell table:formula="of:=BIN2DEC([.H334]) * 8" office:value-type="float" office:value="488" calcext:value-type="float">
            <text:p>488</text:p>
          </table:table-cell>
          <table:table-cell table:formula="of:=BIN2DEC([.I334])" office:value-type="float" office:value="5" calcext:value-type="float">
            <text:p>5</text:p>
          </table:table-cell>
          <table:table-cell table:formula="of:=[.J334]+[.K334]" office:value-type="float" office:value="493" calcext:value-type="float">
            <text:p>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FLRL</text:p>
          </table:table-cell>
          <table:table-cell table:formula="of:=BIN2DEC([.H335])" office:value-type="float" office:value="58" calcext:value-type="float">
            <text:p>58</text:p>
          </table:table-cell>
          <table:table-cell table:formula="of:=BIN2DEC([.I335])" office:value-type="float" office:value="2" calcext:value-type="float">
            <text:p>2</text:p>
          </table:table-cell>
          <table:table-cell table:formula="of:=SUBSTITUTE([.A335] ;&quot;F&quot;;&quot;0&quot;)" office:value-type="string" office:string-value="0BBB0B0LRL" calcext:value-type="string">
            <text:p>0BBB0B0LRL</text:p>
          </table:table-cell>
          <table:table-cell table:formula="of:=SUBSTITUTE([.D335];&quot;B&quot;;&quot;1&quot;)" office:value-type="string" office:string-value="0111010LRL" calcext:value-type="string">
            <text:p>0111010LRL</text:p>
          </table:table-cell>
          <table:table-cell table:formula="of:=SUBSTITUTE([.E335];&quot;L&quot;;&quot;0&quot;)" office:value-type="string" office:string-value="01110100R0" calcext:value-type="string">
            <text:p>01110100R0</text:p>
          </table:table-cell>
          <table:table-cell table:formula="of:=SUBSTITUTE([.F335];&quot;R&quot;;&quot;1&quot;)" office:value-type="string" office:string-value="0111010010" calcext:value-type="string">
            <text:p>0111010010</text:p>
          </table:table-cell>
          <table:table-cell table:formula="of:=MID([.G335];1;7)" office:value-type="string" office:string-value="0111010" calcext:value-type="string">
            <text:p>0111010</text:p>
          </table:table-cell>
          <table:table-cell table:formula="of:=MID([.G335];8;3)" office:value-type="string" office:string-value="010" calcext:value-type="string">
            <text:p>010</text:p>
          </table:table-cell>
          <table:table-cell table:formula="of:=BIN2DEC([.H335]) * 8" office:value-type="float" office:value="464" calcext:value-type="float">
            <text:p>464</text:p>
          </table:table-cell>
          <table:table-cell table:formula="of:=BIN2DEC([.I335])" office:value-type="float" office:value="2" calcext:value-type="float">
            <text:p>2</text:p>
          </table:table-cell>
          <table:table-cell table:formula="of:=[.J335]+[.K335]" office:value-type="float" office:value="466" calcext:value-type="float">
            <text:p>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BLRL</text:p>
          </table:table-cell>
          <table:table-cell table:formula="of:=BIN2DEC([.H336])" office:value-type="float" office:value="57" calcext:value-type="float">
            <text:p>57</text:p>
          </table:table-cell>
          <table:table-cell table:formula="of:=BIN2DEC([.I336])" office:value-type="float" office:value="2" calcext:value-type="float">
            <text:p>2</text:p>
          </table:table-cell>
          <table:table-cell table:formula="of:=SUBSTITUTE([.A336] ;&quot;F&quot;;&quot;0&quot;)" office:value-type="string" office:string-value="0BBB00BLRL" calcext:value-type="string">
            <text:p>0BBB00BLRL</text:p>
          </table:table-cell>
          <table:table-cell table:formula="of:=SUBSTITUTE([.D336];&quot;B&quot;;&quot;1&quot;)" office:value-type="string" office:string-value="0111001LRL" calcext:value-type="string">
            <text:p>0111001LRL</text:p>
          </table:table-cell>
          <table:table-cell table:formula="of:=SUBSTITUTE([.E336];&quot;L&quot;;&quot;0&quot;)" office:value-type="string" office:string-value="01110010R0" calcext:value-type="string">
            <text:p>01110010R0</text:p>
          </table:table-cell>
          <table:table-cell table:formula="of:=SUBSTITUTE([.F336];&quot;R&quot;;&quot;1&quot;)" office:value-type="string" office:string-value="0111001010" calcext:value-type="string">
            <text:p>0111001010</text:p>
          </table:table-cell>
          <table:table-cell table:formula="of:=MID([.G336];1;7)" office:value-type="string" office:string-value="0111001" calcext:value-type="string">
            <text:p>0111001</text:p>
          </table:table-cell>
          <table:table-cell table:formula="of:=MID([.G336];8;3)" office:value-type="string" office:string-value="010" calcext:value-type="string">
            <text:p>010</text:p>
          </table:table-cell>
          <table:table-cell table:formula="of:=BIN2DEC([.H336]) * 8" office:value-type="float" office:value="456" calcext:value-type="float">
            <text:p>456</text:p>
          </table:table-cell>
          <table:table-cell table:formula="of:=BIN2DEC([.I336])" office:value-type="float" office:value="2" calcext:value-type="float">
            <text:p>2</text:p>
          </table:table-cell>
          <table:table-cell table:formula="of:=[.J336]+[.K336]" office:value-type="float" office:value="458" calcext:value-type="float">
            <text:p>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BLLR</text:p>
          </table:table-cell>
          <table:table-cell table:formula="of:=BIN2DEC([.H337])" office:value-type="float" office:value="27" calcext:value-type="float">
            <text:p>27</text:p>
          </table:table-cell>
          <table:table-cell table:formula="of:=BIN2DEC([.I337])" office:value-type="float" office:value="1" calcext:value-type="float">
            <text:p>1</text:p>
          </table:table-cell>
          <table:table-cell table:formula="of:=SUBSTITUTE([.A337] ;&quot;F&quot;;&quot;0&quot;)" office:value-type="string" office:string-value="00BB0BBLLR" calcext:value-type="string">
            <text:p>00BB0BBLLR</text:p>
          </table:table-cell>
          <table:table-cell table:formula="of:=SUBSTITUTE([.D337];&quot;B&quot;;&quot;1&quot;)" office:value-type="string" office:string-value="0011011LLR" calcext:value-type="string">
            <text:p>0011011LLR</text:p>
          </table:table-cell>
          <table:table-cell table:formula="of:=SUBSTITUTE([.E337];&quot;L&quot;;&quot;0&quot;)" office:value-type="string" office:string-value="001101100R" calcext:value-type="string">
            <text:p>001101100R</text:p>
          </table:table-cell>
          <table:table-cell table:formula="of:=SUBSTITUTE([.F337];&quot;R&quot;;&quot;1&quot;)" office:value-type="string" office:string-value="0011011001" calcext:value-type="string">
            <text:p>0011011001</text:p>
          </table:table-cell>
          <table:table-cell table:formula="of:=MID([.G337];1;7)" office:value-type="string" office:string-value="0011011" calcext:value-type="string">
            <text:p>0011011</text:p>
          </table:table-cell>
          <table:table-cell table:formula="of:=MID([.G337];8;3)" office:value-type="string" office:string-value="001" calcext:value-type="string">
            <text:p>001</text:p>
          </table:table-cell>
          <table:table-cell table:formula="of:=BIN2DEC([.H337]) * 8" office:value-type="float" office:value="216" calcext:value-type="float">
            <text:p>216</text:p>
          </table:table-cell>
          <table:table-cell table:formula="of:=BIN2DEC([.I337])" office:value-type="float" office:value="1" calcext:value-type="float">
            <text:p>1</text:p>
          </table:table-cell>
          <table:table-cell table:formula="of:=[.J337]+[.K337]" office:value-type="float" office:value="217" calcext:value-type="float">
            <text:p>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BRLR</text:p>
          </table:table-cell>
          <table:table-cell table:formula="of:=BIN2DEC([.H338])" office:value-type="float" office:value="99" calcext:value-type="float">
            <text:p>99</text:p>
          </table:table-cell>
          <table:table-cell table:formula="of:=BIN2DEC([.I338])" office:value-type="float" office:value="5" calcext:value-type="float">
            <text:p>5</text:p>
          </table:table-cell>
          <table:table-cell table:formula="of:=SUBSTITUTE([.A338] ;&quot;F&quot;;&quot;0&quot;)" office:value-type="string" office:string-value="BB000BBRLR" calcext:value-type="string">
            <text:p>BB000BBRLR</text:p>
          </table:table-cell>
          <table:table-cell table:formula="of:=SUBSTITUTE([.D338];&quot;B&quot;;&quot;1&quot;)" office:value-type="string" office:string-value="1100011RLR" calcext:value-type="string">
            <text:p>1100011RLR</text:p>
          </table:table-cell>
          <table:table-cell table:formula="of:=SUBSTITUTE([.E338];&quot;L&quot;;&quot;0&quot;)" office:value-type="string" office:string-value="1100011R0R" calcext:value-type="string">
            <text:p>1100011R0R</text:p>
          </table:table-cell>
          <table:table-cell table:formula="of:=SUBSTITUTE([.F338];&quot;R&quot;;&quot;1&quot;)" office:value-type="string" office:string-value="1100011101" calcext:value-type="string">
            <text:p>1100011101</text:p>
          </table:table-cell>
          <table:table-cell table:formula="of:=MID([.G338];1;7)" office:value-type="string" office:string-value="1100011" calcext:value-type="string">
            <text:p>1100011</text:p>
          </table:table-cell>
          <table:table-cell table:formula="of:=MID([.G338];8;3)" office:value-type="string" office:string-value="101" calcext:value-type="string">
            <text:p>101</text:p>
          </table:table-cell>
          <table:table-cell table:formula="of:=BIN2DEC([.H338]) * 8" office:value-type="float" office:value="792" calcext:value-type="float">
            <text:p>792</text:p>
          </table:table-cell>
          <table:table-cell table:formula="of:=BIN2DEC([.I338])" office:value-type="float" office:value="5" calcext:value-type="float">
            <text:p>5</text:p>
          </table:table-cell>
          <table:table-cell table:formula="of:=[.J338]+[.K338]" office:value-type="float" office:value="797" calcext:value-type="float">
            <text:p>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BLLR</text:p>
          </table:table-cell>
          <table:table-cell table:formula="of:=BIN2DEC([.H339])" office:value-type="float" office:value="121" calcext:value-type="float">
            <text:p>121</text:p>
          </table:table-cell>
          <table:table-cell table:formula="of:=BIN2DEC([.I339])" office:value-type="float" office:value="1" calcext:value-type="float">
            <text:p>1</text:p>
          </table:table-cell>
          <table:table-cell table:formula="of:=SUBSTITUTE([.A339] ;&quot;F&quot;;&quot;0&quot;)" office:value-type="string" office:string-value="BBBB00BLLR" calcext:value-type="string">
            <text:p>BBBB00BLLR</text:p>
          </table:table-cell>
          <table:table-cell table:formula="of:=SUBSTITUTE([.D339];&quot;B&quot;;&quot;1&quot;)" office:value-type="string" office:string-value="1111001LLR" calcext:value-type="string">
            <text:p>1111001LLR</text:p>
          </table:table-cell>
          <table:table-cell table:formula="of:=SUBSTITUTE([.E339];&quot;L&quot;;&quot;0&quot;)" office:value-type="string" office:string-value="111100100R" calcext:value-type="string">
            <text:p>111100100R</text:p>
          </table:table-cell>
          <table:table-cell table:formula="of:=SUBSTITUTE([.F339];&quot;R&quot;;&quot;1&quot;)" office:value-type="string" office:string-value="1111001001" calcext:value-type="string">
            <text:p>1111001001</text:p>
          </table:table-cell>
          <table:table-cell table:formula="of:=MID([.G339];1;7)" office:value-type="string" office:string-value="1111001" calcext:value-type="string">
            <text:p>1111001</text:p>
          </table:table-cell>
          <table:table-cell table:formula="of:=MID([.G339];8;3)" office:value-type="string" office:string-value="001" calcext:value-type="string">
            <text:p>001</text:p>
          </table:table-cell>
          <table:table-cell table:formula="of:=BIN2DEC([.H339]) * 8" office:value-type="float" office:value="968" calcext:value-type="float">
            <text:p>968</text:p>
          </table:table-cell>
          <table:table-cell table:formula="of:=BIN2DEC([.I339])" office:value-type="float" office:value="1" calcext:value-type="float">
            <text:p>1</text:p>
          </table:table-cell>
          <table:table-cell table:formula="of:=[.J339]+[.K339]" office:value-type="float" office:value="969" calcext:value-type="float">
            <text:p>9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FLRR</text:p>
          </table:table-cell>
          <table:table-cell table:formula="of:=BIN2DEC([.H340])" office:value-type="float" office:value="66" calcext:value-type="float">
            <text:p>66</text:p>
          </table:table-cell>
          <table:table-cell table:formula="of:=BIN2DEC([.I340])" office:value-type="float" office:value="3" calcext:value-type="float">
            <text:p>3</text:p>
          </table:table-cell>
          <table:table-cell table:formula="of:=SUBSTITUTE([.A340] ;&quot;F&quot;;&quot;0&quot;)" office:value-type="string" office:string-value="B0000B0LRR" calcext:value-type="string">
            <text:p>B0000B0LRR</text:p>
          </table:table-cell>
          <table:table-cell table:formula="of:=SUBSTITUTE([.D340];&quot;B&quot;;&quot;1&quot;)" office:value-type="string" office:string-value="1000010LRR" calcext:value-type="string">
            <text:p>1000010LRR</text:p>
          </table:table-cell>
          <table:table-cell table:formula="of:=SUBSTITUTE([.E340];&quot;L&quot;;&quot;0&quot;)" office:value-type="string" office:string-value="10000100RR" calcext:value-type="string">
            <text:p>10000100RR</text:p>
          </table:table-cell>
          <table:table-cell table:formula="of:=SUBSTITUTE([.F340];&quot;R&quot;;&quot;1&quot;)" office:value-type="string" office:string-value="1000010011" calcext:value-type="string">
            <text:p>1000010011</text:p>
          </table:table-cell>
          <table:table-cell table:formula="of:=MID([.G340];1;7)" office:value-type="string" office:string-value="1000010" calcext:value-type="string">
            <text:p>1000010</text:p>
          </table:table-cell>
          <table:table-cell table:formula="of:=MID([.G340];8;3)" office:value-type="string" office:string-value="011" calcext:value-type="string">
            <text:p>011</text:p>
          </table:table-cell>
          <table:table-cell table:formula="of:=BIN2DEC([.H340]) * 8" office:value-type="float" office:value="528" calcext:value-type="float">
            <text:p>528</text:p>
          </table:table-cell>
          <table:table-cell table:formula="of:=BIN2DEC([.I340])" office:value-type="float" office:value="3" calcext:value-type="float">
            <text:p>3</text:p>
          </table:table-cell>
          <table:table-cell table:formula="of:=[.J340]+[.K340]" office:value-type="float" office:value="531" calcext:value-type="float">
            <text:p>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FRLL</text:p>
          </table:table-cell>
          <table:table-cell table:formula="of:=BIN2DEC([.H341])" office:value-type="float" office:value="100" calcext:value-type="float">
            <text:p>100</text:p>
          </table:table-cell>
          <table:table-cell table:formula="of:=BIN2DEC([.I341])" office:value-type="float" office:value="4" calcext:value-type="float">
            <text:p>4</text:p>
          </table:table-cell>
          <table:table-cell table:formula="of:=SUBSTITUTE([.A341] ;&quot;F&quot;;&quot;0&quot;)" office:value-type="string" office:string-value="BB00B00RLL" calcext:value-type="string">
            <text:p>BB00B00RLL</text:p>
          </table:table-cell>
          <table:table-cell table:formula="of:=SUBSTITUTE([.D341];&quot;B&quot;;&quot;1&quot;)" office:value-type="string" office:string-value="1100100RLL" calcext:value-type="string">
            <text:p>1100100RLL</text:p>
          </table:table-cell>
          <table:table-cell table:formula="of:=SUBSTITUTE([.E341];&quot;L&quot;;&quot;0&quot;)" office:value-type="string" office:string-value="1100100R00" calcext:value-type="string">
            <text:p>1100100R00</text:p>
          </table:table-cell>
          <table:table-cell table:formula="of:=SUBSTITUTE([.F341];&quot;R&quot;;&quot;1&quot;)" office:value-type="string" office:string-value="1100100100" calcext:value-type="string">
            <text:p>1100100100</text:p>
          </table:table-cell>
          <table:table-cell table:formula="of:=MID([.G341];1;7)" office:value-type="string" office:string-value="1100100" calcext:value-type="string">
            <text:p>1100100</text:p>
          </table:table-cell>
          <table:table-cell table:formula="of:=MID([.G341];8;3)" office:value-type="string" office:string-value="100" calcext:value-type="string">
            <text:p>100</text:p>
          </table:table-cell>
          <table:table-cell table:formula="of:=BIN2DEC([.H341]) * 8" office:value-type="float" office:value="800" calcext:value-type="float">
            <text:p>800</text:p>
          </table:table-cell>
          <table:table-cell table:formula="of:=BIN2DEC([.I341])" office:value-type="float" office:value="4" calcext:value-type="float">
            <text:p>4</text:p>
          </table:table-cell>
          <table:table-cell table:formula="of:=[.J341]+[.K341]" office:value-type="float" office:value="804" calcext:value-type="float">
            <text:p>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FRRR</text:p>
          </table:table-cell>
          <table:table-cell table:formula="of:=BIN2DEC([.H342])" office:value-type="float" office:value="20" calcext:value-type="float">
            <text:p>20</text:p>
          </table:table-cell>
          <table:table-cell table:formula="of:=BIN2DEC([.I342])" office:value-type="float" office:value="7" calcext:value-type="float">
            <text:p>7</text:p>
          </table:table-cell>
          <table:table-cell table:formula="of:=SUBSTITUTE([.A342] ;&quot;F&quot;;&quot;0&quot;)" office:value-type="string" office:string-value="00B0B00RRR" calcext:value-type="string">
            <text:p>00B0B00RRR</text:p>
          </table:table-cell>
          <table:table-cell table:formula="of:=SUBSTITUTE([.D342];&quot;B&quot;;&quot;1&quot;)" office:value-type="string" office:string-value="0010100RRR" calcext:value-type="string">
            <text:p>0010100RRR</text:p>
          </table:table-cell>
          <table:table-cell table:formula="of:=SUBSTITUTE([.E342];&quot;L&quot;;&quot;0&quot;)" office:value-type="string" office:string-value="0010100RRR" calcext:value-type="string">
            <text:p>0010100RRR</text:p>
          </table:table-cell>
          <table:table-cell table:formula="of:=SUBSTITUTE([.F342];&quot;R&quot;;&quot;1&quot;)" office:value-type="string" office:string-value="0010100111" calcext:value-type="string">
            <text:p>0010100111</text:p>
          </table:table-cell>
          <table:table-cell table:formula="of:=MID([.G342];1;7)" office:value-type="string" office:string-value="0010100" calcext:value-type="string">
            <text:p>0010100</text:p>
          </table:table-cell>
          <table:table-cell table:formula="of:=MID([.G342];8;3)" office:value-type="string" office:string-value="111" calcext:value-type="string">
            <text:p>111</text:p>
          </table:table-cell>
          <table:table-cell table:formula="of:=BIN2DEC([.H342]) * 8" office:value-type="float" office:value="160" calcext:value-type="float">
            <text:p>160</text:p>
          </table:table-cell>
          <table:table-cell table:formula="of:=BIN2DEC([.I342])" office:value-type="float" office:value="7" calcext:value-type="float">
            <text:p>7</text:p>
          </table:table-cell>
          <table:table-cell table:formula="of:=[.J342]+[.K342]" office:value-type="float" office:value="167" calcext:value-type="float">
            <text:p>1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FRLR</text:p>
          </table:table-cell>
          <table:table-cell table:formula="of:=BIN2DEC([.H343])" office:value-type="float" office:value="64" calcext:value-type="float">
            <text:p>64</text:p>
          </table:table-cell>
          <table:table-cell table:formula="of:=BIN2DEC([.I343])" office:value-type="float" office:value="5" calcext:value-type="float">
            <text:p>5</text:p>
          </table:table-cell>
          <table:table-cell table:formula="of:=SUBSTITUTE([.A343] ;&quot;F&quot;;&quot;0&quot;)" office:value-type="string" office:string-value="B000000RLR" calcext:value-type="string">
            <text:p>B000000RLR</text:p>
          </table:table-cell>
          <table:table-cell table:formula="of:=SUBSTITUTE([.D343];&quot;B&quot;;&quot;1&quot;)" office:value-type="string" office:string-value="1000000RLR" calcext:value-type="string">
            <text:p>1000000RLR</text:p>
          </table:table-cell>
          <table:table-cell table:formula="of:=SUBSTITUTE([.E343];&quot;L&quot;;&quot;0&quot;)" office:value-type="string" office:string-value="1000000R0R" calcext:value-type="string">
            <text:p>1000000R0R</text:p>
          </table:table-cell>
          <table:table-cell table:formula="of:=SUBSTITUTE([.F343];&quot;R&quot;;&quot;1&quot;)" office:value-type="string" office:string-value="1000000101" calcext:value-type="string">
            <text:p>1000000101</text:p>
          </table:table-cell>
          <table:table-cell table:formula="of:=MID([.G343];1;7)" office:value-type="string" office:string-value="1000000" calcext:value-type="string">
            <text:p>1000000</text:p>
          </table:table-cell>
          <table:table-cell table:formula="of:=MID([.G343];8;3)" office:value-type="string" office:string-value="101" calcext:value-type="string">
            <text:p>101</text:p>
          </table:table-cell>
          <table:table-cell table:formula="of:=BIN2DEC([.H343]) * 8" office:value-type="float" office:value="512" calcext:value-type="float">
            <text:p>512</text:p>
          </table:table-cell>
          <table:table-cell table:formula="of:=BIN2DEC([.I343])" office:value-type="float" office:value="5" calcext:value-type="float">
            <text:p>5</text:p>
          </table:table-cell>
          <table:table-cell table:formula="of:=[.J343]+[.K343]" office:value-type="float" office:value="517" calcext:value-type="float">
            <text:p>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FLRL</text:p>
          </table:table-cell>
          <table:table-cell table:formula="of:=BIN2DEC([.H344])" office:value-type="float" office:value="4" calcext:value-type="float">
            <text:p>4</text:p>
          </table:table-cell>
          <table:table-cell table:formula="of:=BIN2DEC([.I344])" office:value-type="float" office:value="2" calcext:value-type="float">
            <text:p>2</text:p>
          </table:table-cell>
          <table:table-cell table:formula="of:=SUBSTITUTE([.A344] ;&quot;F&quot;;&quot;0&quot;)" office:value-type="string" office:string-value="0000B00LRL" calcext:value-type="string">
            <text:p>0000B00LRL</text:p>
          </table:table-cell>
          <table:table-cell table:formula="of:=SUBSTITUTE([.D344];&quot;B&quot;;&quot;1&quot;)" office:value-type="string" office:string-value="0000100LRL" calcext:value-type="string">
            <text:p>0000100LRL</text:p>
          </table:table-cell>
          <table:table-cell table:formula="of:=SUBSTITUTE([.E344];&quot;L&quot;;&quot;0&quot;)" office:value-type="string" office:string-value="00001000R0" calcext:value-type="string">
            <text:p>00001000R0</text:p>
          </table:table-cell>
          <table:table-cell table:formula="of:=SUBSTITUTE([.F344];&quot;R&quot;;&quot;1&quot;)" office:value-type="string" office:string-value="0000100010" calcext:value-type="string">
            <text:p>0000100010</text:p>
          </table:table-cell>
          <table:table-cell table:formula="of:=MID([.G344];1;7)" office:value-type="string" office:string-value="0000100" calcext:value-type="string">
            <text:p>0000100</text:p>
          </table:table-cell>
          <table:table-cell table:formula="of:=MID([.G344];8;3)" office:value-type="string" office:string-value="010" calcext:value-type="string">
            <text:p>010</text:p>
          </table:table-cell>
          <table:table-cell table:formula="of:=BIN2DEC([.H344]) * 8" office:value-type="float" office:value="32" calcext:value-type="float">
            <text:p>32</text:p>
          </table:table-cell>
          <table:table-cell table:formula="of:=BIN2DEC([.I344])" office:value-type="float" office:value="2" calcext:value-type="float">
            <text:p>2</text:p>
          </table:table-cell>
          <table:table-cell table:formula="of:=[.J344]+[.K344]"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FRLR</text:p>
          </table:table-cell>
          <table:table-cell table:formula="of:=BIN2DEC([.H345])" office:value-type="float" office:value="88" calcext:value-type="float">
            <text:p>88</text:p>
          </table:table-cell>
          <table:table-cell table:formula="of:=BIN2DEC([.I345])" office:value-type="float" office:value="5" calcext:value-type="float">
            <text:p>5</text:p>
          </table:table-cell>
          <table:table-cell table:formula="of:=SUBSTITUTE([.A345] ;&quot;F&quot;;&quot;0&quot;)" office:value-type="string" office:string-value="B0BB000RLR" calcext:value-type="string">
            <text:p>B0BB000RLR</text:p>
          </table:table-cell>
          <table:table-cell table:formula="of:=SUBSTITUTE([.D345];&quot;B&quot;;&quot;1&quot;)" office:value-type="string" office:string-value="1011000RLR" calcext:value-type="string">
            <text:p>1011000RLR</text:p>
          </table:table-cell>
          <table:table-cell table:formula="of:=SUBSTITUTE([.E345];&quot;L&quot;;&quot;0&quot;)" office:value-type="string" office:string-value="1011000R0R" calcext:value-type="string">
            <text:p>1011000R0R</text:p>
          </table:table-cell>
          <table:table-cell table:formula="of:=SUBSTITUTE([.F345];&quot;R&quot;;&quot;1&quot;)" office:value-type="string" office:string-value="1011000101" calcext:value-type="string">
            <text:p>1011000101</text:p>
          </table:table-cell>
          <table:table-cell table:formula="of:=MID([.G345];1;7)" office:value-type="string" office:string-value="1011000" calcext:value-type="string">
            <text:p>1011000</text:p>
          </table:table-cell>
          <table:table-cell table:formula="of:=MID([.G345];8;3)" office:value-type="string" office:string-value="101" calcext:value-type="string">
            <text:p>101</text:p>
          </table:table-cell>
          <table:table-cell table:formula="of:=BIN2DEC([.H345]) * 8" office:value-type="float" office:value="704" calcext:value-type="float">
            <text:p>704</text:p>
          </table:table-cell>
          <table:table-cell table:formula="of:=BIN2DEC([.I345])" office:value-type="float" office:value="5" calcext:value-type="float">
            <text:p>5</text:p>
          </table:table-cell>
          <table:table-cell table:formula="of:=[.J345]+[.K345]" office:value-type="float" office:value="709" calcext:value-type="float">
            <text:p>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FLLL</text:p>
          </table:table-cell>
          <table:table-cell table:formula="of:=BIN2DEC([.H346])" office:value-type="float" office:value="100" calcext:value-type="float">
            <text:p>100</text:p>
          </table:table-cell>
          <table:table-cell table:formula="of:=BIN2DEC([.I346])" office:value-type="float" office:value="0" calcext:value-type="float">
            <text:p>0</text:p>
          </table:table-cell>
          <table:table-cell table:formula="of:=SUBSTITUTE([.A346] ;&quot;F&quot;;&quot;0&quot;)" office:value-type="string" office:string-value="BB00B00LLL" calcext:value-type="string">
            <text:p>BB00B00LLL</text:p>
          </table:table-cell>
          <table:table-cell table:formula="of:=SUBSTITUTE([.D346];&quot;B&quot;;&quot;1&quot;)" office:value-type="string" office:string-value="1100100LLL" calcext:value-type="string">
            <text:p>1100100LLL</text:p>
          </table:table-cell>
          <table:table-cell table:formula="of:=SUBSTITUTE([.E346];&quot;L&quot;;&quot;0&quot;)" office:value-type="string" office:string-value="1100100000" calcext:value-type="string">
            <text:p>1100100000</text:p>
          </table:table-cell>
          <table:table-cell table:formula="of:=SUBSTITUTE([.F346];&quot;R&quot;;&quot;1&quot;)" office:value-type="string" office:string-value="1100100000" calcext:value-type="string">
            <text:p>1100100000</text:p>
          </table:table-cell>
          <table:table-cell table:formula="of:=MID([.G346];1;7)" office:value-type="string" office:string-value="1100100" calcext:value-type="string">
            <text:p>1100100</text:p>
          </table:table-cell>
          <table:table-cell table:formula="of:=MID([.G346];8;3)" office:value-type="string" office:string-value="000" calcext:value-type="string">
            <text:p>000</text:p>
          </table:table-cell>
          <table:table-cell table:formula="of:=BIN2DEC([.H346]) * 8" office:value-type="float" office:value="800" calcext:value-type="float">
            <text:p>800</text:p>
          </table:table-cell>
          <table:table-cell table:formula="of:=BIN2DEC([.I346])" office:value-type="float" office:value="0" calcext:value-type="float">
            <text:p>0</text:p>
          </table:table-cell>
          <table:table-cell table:formula="of:=[.J346]+[.K346]" office:value-type="float" office:value="800" calcext:value-type="float">
            <text:p>8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FRRR</text:p>
          </table:table-cell>
          <table:table-cell table:formula="of:=BIN2DEC([.H347])" office:value-type="float" office:value="2" calcext:value-type="float">
            <text:p>2</text:p>
          </table:table-cell>
          <table:table-cell table:formula="of:=BIN2DEC([.I347])" office:value-type="float" office:value="7" calcext:value-type="float">
            <text:p>7</text:p>
          </table:table-cell>
          <table:table-cell table:formula="of:=SUBSTITUTE([.A347] ;&quot;F&quot;;&quot;0&quot;)" office:value-type="string" office:string-value="00000B0RRR" calcext:value-type="string">
            <text:p>00000B0RRR</text:p>
          </table:table-cell>
          <table:table-cell table:formula="of:=SUBSTITUTE([.D347];&quot;B&quot;;&quot;1&quot;)" office:value-type="string" office:string-value="0000010RRR" calcext:value-type="string">
            <text:p>0000010RRR</text:p>
          </table:table-cell>
          <table:table-cell table:formula="of:=SUBSTITUTE([.E347];&quot;L&quot;;&quot;0&quot;)" office:value-type="string" office:string-value="0000010RRR" calcext:value-type="string">
            <text:p>0000010RRR</text:p>
          </table:table-cell>
          <table:table-cell table:formula="of:=SUBSTITUTE([.F347];&quot;R&quot;;&quot;1&quot;)" office:value-type="string" office:string-value="0000010111" calcext:value-type="string">
            <text:p>0000010111</text:p>
          </table:table-cell>
          <table:table-cell table:formula="of:=MID([.G347];1;7)" office:value-type="string" office:string-value="0000010" calcext:value-type="string">
            <text:p>0000010</text:p>
          </table:table-cell>
          <table:table-cell table:formula="of:=MID([.G347];8;3)" office:value-type="string" office:string-value="111" calcext:value-type="string">
            <text:p>111</text:p>
          </table:table-cell>
          <table:table-cell table:formula="of:=BIN2DEC([.H347]) * 8" office:value-type="float" office:value="16" calcext:value-type="float">
            <text:p>16</text:p>
          </table:table-cell>
          <table:table-cell table:formula="of:=BIN2DEC([.I347])" office:value-type="float" office:value="7" calcext:value-type="float">
            <text:p>7</text:p>
          </table:table-cell>
          <table:table-cell table:formula="of:=[.J347]+[.K347]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BLRL</text:p>
          </table:table-cell>
          <table:table-cell table:formula="of:=BIN2DEC([.H348])" office:value-type="float" office:value="11" calcext:value-type="float">
            <text:p>11</text:p>
          </table:table-cell>
          <table:table-cell table:formula="of:=BIN2DEC([.I348])" office:value-type="float" office:value="2" calcext:value-type="float">
            <text:p>2</text:p>
          </table:table-cell>
          <table:table-cell table:formula="of:=SUBSTITUTE([.A348] ;&quot;F&quot;;&quot;0&quot;)" office:value-type="string" office:string-value="000B0BBLRL" calcext:value-type="string">
            <text:p>000B0BBLRL</text:p>
          </table:table-cell>
          <table:table-cell table:formula="of:=SUBSTITUTE([.D348];&quot;B&quot;;&quot;1&quot;)" office:value-type="string" office:string-value="0001011LRL" calcext:value-type="string">
            <text:p>0001011LRL</text:p>
          </table:table-cell>
          <table:table-cell table:formula="of:=SUBSTITUTE([.E348];&quot;L&quot;;&quot;0&quot;)" office:value-type="string" office:string-value="00010110R0" calcext:value-type="string">
            <text:p>00010110R0</text:p>
          </table:table-cell>
          <table:table-cell table:formula="of:=SUBSTITUTE([.F348];&quot;R&quot;;&quot;1&quot;)" office:value-type="string" office:string-value="0001011010" calcext:value-type="string">
            <text:p>0001011010</text:p>
          </table:table-cell>
          <table:table-cell table:formula="of:=MID([.G348];1;7)" office:value-type="string" office:string-value="0001011" calcext:value-type="string">
            <text:p>0001011</text:p>
          </table:table-cell>
          <table:table-cell table:formula="of:=MID([.G348];8;3)" office:value-type="string" office:string-value="010" calcext:value-type="string">
            <text:p>010</text:p>
          </table:table-cell>
          <table:table-cell table:formula="of:=BIN2DEC([.H348]) * 8" office:value-type="float" office:value="88" calcext:value-type="float">
            <text:p>88</text:p>
          </table:table-cell>
          <table:table-cell table:formula="of:=BIN2DEC([.I348])" office:value-type="float" office:value="2" calcext:value-type="float">
            <text:p>2</text:p>
          </table:table-cell>
          <table:table-cell table:formula="of:=[.J348]+[.K348]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BRRL</text:p>
          </table:table-cell>
          <table:table-cell table:formula="of:=BIN2DEC([.H349])" office:value-type="float" office:value="79" calcext:value-type="float">
            <text:p>79</text:p>
          </table:table-cell>
          <table:table-cell table:formula="of:=BIN2DEC([.I349])" office:value-type="float" office:value="6" calcext:value-type="float">
            <text:p>6</text:p>
          </table:table-cell>
          <table:table-cell table:formula="of:=SUBSTITUTE([.A349] ;&quot;F&quot;;&quot;0&quot;)" office:value-type="string" office:string-value="B00BBBBRRL" calcext:value-type="string">
            <text:p>B00BBBBRRL</text:p>
          </table:table-cell>
          <table:table-cell table:formula="of:=SUBSTITUTE([.D349];&quot;B&quot;;&quot;1&quot;)" office:value-type="string" office:string-value="1001111RRL" calcext:value-type="string">
            <text:p>1001111RRL</text:p>
          </table:table-cell>
          <table:table-cell table:formula="of:=SUBSTITUTE([.E349];&quot;L&quot;;&quot;0&quot;)" office:value-type="string" office:string-value="1001111RR0" calcext:value-type="string">
            <text:p>1001111RR0</text:p>
          </table:table-cell>
          <table:table-cell table:formula="of:=SUBSTITUTE([.F349];&quot;R&quot;;&quot;1&quot;)" office:value-type="string" office:string-value="1001111110" calcext:value-type="string">
            <text:p>1001111110</text:p>
          </table:table-cell>
          <table:table-cell table:formula="of:=MID([.G349];1;7)" office:value-type="string" office:string-value="1001111" calcext:value-type="string">
            <text:p>1001111</text:p>
          </table:table-cell>
          <table:table-cell table:formula="of:=MID([.G349];8;3)" office:value-type="string" office:string-value="110" calcext:value-type="string">
            <text:p>110</text:p>
          </table:table-cell>
          <table:table-cell table:formula="of:=BIN2DEC([.H349]) * 8" office:value-type="float" office:value="632" calcext:value-type="float">
            <text:p>632</text:p>
          </table:table-cell>
          <table:table-cell table:formula="of:=BIN2DEC([.I349])" office:value-type="float" office:value="6" calcext:value-type="float">
            <text:p>6</text:p>
          </table:table-cell>
          <table:table-cell table:formula="of:=[.J349]+[.K349]" office:value-type="float" office:value="638" calcext:value-type="float">
            <text:p>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FLLR</text:p>
          </table:table-cell>
          <table:table-cell table:formula="of:=BIN2DEC([.H350])" office:value-type="float" office:value="44" calcext:value-type="float">
            <text:p>44</text:p>
          </table:table-cell>
          <table:table-cell table:formula="of:=BIN2DEC([.I350])" office:value-type="float" office:value="1" calcext:value-type="float">
            <text:p>1</text:p>
          </table:table-cell>
          <table:table-cell table:formula="of:=SUBSTITUTE([.A350] ;&quot;F&quot;;&quot;0&quot;)" office:value-type="string" office:string-value="0B0BB00LLR" calcext:value-type="string">
            <text:p>0B0BB00LLR</text:p>
          </table:table-cell>
          <table:table-cell table:formula="of:=SUBSTITUTE([.D350];&quot;B&quot;;&quot;1&quot;)" office:value-type="string" office:string-value="0101100LLR" calcext:value-type="string">
            <text:p>0101100LLR</text:p>
          </table:table-cell>
          <table:table-cell table:formula="of:=SUBSTITUTE([.E350];&quot;L&quot;;&quot;0&quot;)" office:value-type="string" office:string-value="010110000R" calcext:value-type="string">
            <text:p>010110000R</text:p>
          </table:table-cell>
          <table:table-cell table:formula="of:=SUBSTITUTE([.F350];&quot;R&quot;;&quot;1&quot;)" office:value-type="string" office:string-value="0101100001" calcext:value-type="string">
            <text:p>0101100001</text:p>
          </table:table-cell>
          <table:table-cell table:formula="of:=MID([.G350];1;7)" office:value-type="string" office:string-value="0101100" calcext:value-type="string">
            <text:p>0101100</text:p>
          </table:table-cell>
          <table:table-cell table:formula="of:=MID([.G350];8;3)" office:value-type="string" office:string-value="001" calcext:value-type="string">
            <text:p>001</text:p>
          </table:table-cell>
          <table:table-cell table:formula="of:=BIN2DEC([.H350]) * 8" office:value-type="float" office:value="352" calcext:value-type="float">
            <text:p>352</text:p>
          </table:table-cell>
          <table:table-cell table:formula="of:=BIN2DEC([.I350])" office:value-type="float" office:value="1" calcext:value-type="float">
            <text:p>1</text:p>
          </table:table-cell>
          <table:table-cell table:formula="of:=[.J350]+[.K350]" office:value-type="float" office:value="353" calcext:value-type="float">
            <text:p>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FLLL</text:p>
          </table:table-cell>
          <table:table-cell table:formula="of:=BIN2DEC([.H351])" office:value-type="float" office:value="12" calcext:value-type="float">
            <text:p>12</text:p>
          </table:table-cell>
          <table:table-cell table:formula="of:=BIN2DEC([.I351])" office:value-type="float" office:value="0" calcext:value-type="float">
            <text:p>0</text:p>
          </table:table-cell>
          <table:table-cell table:formula="of:=SUBSTITUTE([.A351] ;&quot;F&quot;;&quot;0&quot;)" office:value-type="string" office:string-value="000BB00LLL" calcext:value-type="string">
            <text:p>000BB00LLL</text:p>
          </table:table-cell>
          <table:table-cell table:formula="of:=SUBSTITUTE([.D351];&quot;B&quot;;&quot;1&quot;)" office:value-type="string" office:string-value="0001100LLL" calcext:value-type="string">
            <text:p>0001100LLL</text:p>
          </table:table-cell>
          <table:table-cell table:formula="of:=SUBSTITUTE([.E351];&quot;L&quot;;&quot;0&quot;)" office:value-type="string" office:string-value="0001100000" calcext:value-type="string">
            <text:p>0001100000</text:p>
          </table:table-cell>
          <table:table-cell table:formula="of:=SUBSTITUTE([.F351];&quot;R&quot;;&quot;1&quot;)" office:value-type="string" office:string-value="0001100000" calcext:value-type="string">
            <text:p>0001100000</text:p>
          </table:table-cell>
          <table:table-cell table:formula="of:=MID([.G351];1;7)" office:value-type="string" office:string-value="0001100" calcext:value-type="string">
            <text:p>0001100</text:p>
          </table:table-cell>
          <table:table-cell table:formula="of:=MID([.G351];8;3)" office:value-type="string" office:string-value="000" calcext:value-type="string">
            <text:p>000</text:p>
          </table:table-cell>
          <table:table-cell table:formula="of:=BIN2DEC([.H351]) * 8" office:value-type="float" office:value="96" calcext:value-type="float">
            <text:p>96</text:p>
          </table:table-cell>
          <table:table-cell table:formula="of:=BIN2DEC([.I351])" office:value-type="float" office:value="0" calcext:value-type="float">
            <text:p>0</text:p>
          </table:table-cell>
          <table:table-cell table:formula="of:=[.J351]+[.K351]"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BLRL</text:p>
          </table:table-cell>
          <table:table-cell table:formula="of:=BIN2DEC([.H352])" office:value-type="float" office:value="5" calcext:value-type="float">
            <text:p>5</text:p>
          </table:table-cell>
          <table:table-cell table:formula="of:=BIN2DEC([.I352])" office:value-type="float" office:value="2" calcext:value-type="float">
            <text:p>2</text:p>
          </table:table-cell>
          <table:table-cell table:formula="of:=SUBSTITUTE([.A352] ;&quot;F&quot;;&quot;0&quot;)" office:value-type="string" office:string-value="0000B0BLRL" calcext:value-type="string">
            <text:p>0000B0BLRL</text:p>
          </table:table-cell>
          <table:table-cell table:formula="of:=SUBSTITUTE([.D352];&quot;B&quot;;&quot;1&quot;)" office:value-type="string" office:string-value="0000101LRL" calcext:value-type="string">
            <text:p>0000101LRL</text:p>
          </table:table-cell>
          <table:table-cell table:formula="of:=SUBSTITUTE([.E352];&quot;L&quot;;&quot;0&quot;)" office:value-type="string" office:string-value="00001010R0" calcext:value-type="string">
            <text:p>00001010R0</text:p>
          </table:table-cell>
          <table:table-cell table:formula="of:=SUBSTITUTE([.F352];&quot;R&quot;;&quot;1&quot;)" office:value-type="string" office:string-value="0000101010" calcext:value-type="string">
            <text:p>0000101010</text:p>
          </table:table-cell>
          <table:table-cell table:formula="of:=MID([.G352];1;7)" office:value-type="string" office:string-value="0000101" calcext:value-type="string">
            <text:p>0000101</text:p>
          </table:table-cell>
          <table:table-cell table:formula="of:=MID([.G352];8;3)" office:value-type="string" office:string-value="010" calcext:value-type="string">
            <text:p>010</text:p>
          </table:table-cell>
          <table:table-cell table:formula="of:=BIN2DEC([.H352]) * 8" office:value-type="float" office:value="40" calcext:value-type="float">
            <text:p>40</text:p>
          </table:table-cell>
          <table:table-cell table:formula="of:=BIN2DEC([.I352])" office:value-type="float" office:value="2" calcext:value-type="float">
            <text:p>2</text:p>
          </table:table-cell>
          <table:table-cell table:formula="of:=[.J352]+[.K352]"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BLRR</text:p>
          </table:table-cell>
          <table:table-cell table:formula="of:=BIN2DEC([.H353])" office:value-type="float" office:value="107" calcext:value-type="float">
            <text:p>107</text:p>
          </table:table-cell>
          <table:table-cell table:formula="of:=BIN2DEC([.I353])" office:value-type="float" office:value="3" calcext:value-type="float">
            <text:p>3</text:p>
          </table:table-cell>
          <table:table-cell table:formula="of:=SUBSTITUTE([.A353] ;&quot;F&quot;;&quot;0&quot;)" office:value-type="string" office:string-value="BB0B0BBLRR" calcext:value-type="string">
            <text:p>BB0B0BBLRR</text:p>
          </table:table-cell>
          <table:table-cell table:formula="of:=SUBSTITUTE([.D353];&quot;B&quot;;&quot;1&quot;)" office:value-type="string" office:string-value="1101011LRR" calcext:value-type="string">
            <text:p>1101011LRR</text:p>
          </table:table-cell>
          <table:table-cell table:formula="of:=SUBSTITUTE([.E353];&quot;L&quot;;&quot;0&quot;)" office:value-type="string" office:string-value="11010110RR" calcext:value-type="string">
            <text:p>11010110RR</text:p>
          </table:table-cell>
          <table:table-cell table:formula="of:=SUBSTITUTE([.F353];&quot;R&quot;;&quot;1&quot;)" office:value-type="string" office:string-value="1101011011" calcext:value-type="string">
            <text:p>1101011011</text:p>
          </table:table-cell>
          <table:table-cell table:formula="of:=MID([.G353];1;7)" office:value-type="string" office:string-value="1101011" calcext:value-type="string">
            <text:p>1101011</text:p>
          </table:table-cell>
          <table:table-cell table:formula="of:=MID([.G353];8;3)" office:value-type="string" office:string-value="011" calcext:value-type="string">
            <text:p>011</text:p>
          </table:table-cell>
          <table:table-cell table:formula="of:=BIN2DEC([.H353]) * 8" office:value-type="float" office:value="856" calcext:value-type="float">
            <text:p>856</text:p>
          </table:table-cell>
          <table:table-cell table:formula="of:=BIN2DEC([.I353])" office:value-type="float" office:value="3" calcext:value-type="float">
            <text:p>3</text:p>
          </table:table-cell>
          <table:table-cell table:formula="of:=[.J353]+[.K353]" office:value-type="float" office:value="859" calcext:value-type="float">
            <text:p>8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FLRL</text:p>
          </table:table-cell>
          <table:table-cell table:formula="of:=BIN2DEC([.H354])" office:value-type="float" office:value="100" calcext:value-type="float">
            <text:p>100</text:p>
          </table:table-cell>
          <table:table-cell table:formula="of:=BIN2DEC([.I354])" office:value-type="float" office:value="2" calcext:value-type="float">
            <text:p>2</text:p>
          </table:table-cell>
          <table:table-cell table:formula="of:=SUBSTITUTE([.A354] ;&quot;F&quot;;&quot;0&quot;)" office:value-type="string" office:string-value="BB00B00LRL" calcext:value-type="string">
            <text:p>BB00B00LRL</text:p>
          </table:table-cell>
          <table:table-cell table:formula="of:=SUBSTITUTE([.D354];&quot;B&quot;;&quot;1&quot;)" office:value-type="string" office:string-value="1100100LRL" calcext:value-type="string">
            <text:p>1100100LRL</text:p>
          </table:table-cell>
          <table:table-cell table:formula="of:=SUBSTITUTE([.E354];&quot;L&quot;;&quot;0&quot;)" office:value-type="string" office:string-value="11001000R0" calcext:value-type="string">
            <text:p>11001000R0</text:p>
          </table:table-cell>
          <table:table-cell table:formula="of:=SUBSTITUTE([.F354];&quot;R&quot;;&quot;1&quot;)" office:value-type="string" office:string-value="1100100010" calcext:value-type="string">
            <text:p>1100100010</text:p>
          </table:table-cell>
          <table:table-cell table:formula="of:=MID([.G354];1;7)" office:value-type="string" office:string-value="1100100" calcext:value-type="string">
            <text:p>1100100</text:p>
          </table:table-cell>
          <table:table-cell table:formula="of:=MID([.G354];8;3)" office:value-type="string" office:string-value="010" calcext:value-type="string">
            <text:p>010</text:p>
          </table:table-cell>
          <table:table-cell table:formula="of:=BIN2DEC([.H354]) * 8" office:value-type="float" office:value="800" calcext:value-type="float">
            <text:p>800</text:p>
          </table:table-cell>
          <table:table-cell table:formula="of:=BIN2DEC([.I354])" office:value-type="float" office:value="2" calcext:value-type="float">
            <text:p>2</text:p>
          </table:table-cell>
          <table:table-cell table:formula="of:=[.J354]+[.K354]" office:value-type="float" office:value="802" calcext:value-type="float">
            <text:p>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BLRL</text:p>
          </table:table-cell>
          <table:table-cell table:formula="of:=BIN2DEC([.H355])" office:value-type="float" office:value="113" calcext:value-type="float">
            <text:p>113</text:p>
          </table:table-cell>
          <table:table-cell table:formula="of:=BIN2DEC([.I355])" office:value-type="float" office:value="2" calcext:value-type="float">
            <text:p>2</text:p>
          </table:table-cell>
          <table:table-cell table:formula="of:=SUBSTITUTE([.A355] ;&quot;F&quot;;&quot;0&quot;)" office:value-type="string" office:string-value="BBB000BLRL" calcext:value-type="string">
            <text:p>BBB000BLRL</text:p>
          </table:table-cell>
          <table:table-cell table:formula="of:=SUBSTITUTE([.D355];&quot;B&quot;;&quot;1&quot;)" office:value-type="string" office:string-value="1110001LRL" calcext:value-type="string">
            <text:p>1110001LRL</text:p>
          </table:table-cell>
          <table:table-cell table:formula="of:=SUBSTITUTE([.E355];&quot;L&quot;;&quot;0&quot;)" office:value-type="string" office:string-value="11100010R0" calcext:value-type="string">
            <text:p>11100010R0</text:p>
          </table:table-cell>
          <table:table-cell table:formula="of:=SUBSTITUTE([.F355];&quot;R&quot;;&quot;1&quot;)" office:value-type="string" office:string-value="1110001010" calcext:value-type="string">
            <text:p>1110001010</text:p>
          </table:table-cell>
          <table:table-cell table:formula="of:=MID([.G355];1;7)" office:value-type="string" office:string-value="1110001" calcext:value-type="string">
            <text:p>1110001</text:p>
          </table:table-cell>
          <table:table-cell table:formula="of:=MID([.G355];8;3)" office:value-type="string" office:string-value="010" calcext:value-type="string">
            <text:p>010</text:p>
          </table:table-cell>
          <table:table-cell table:formula="of:=BIN2DEC([.H355]) * 8" office:value-type="float" office:value="904" calcext:value-type="float">
            <text:p>904</text:p>
          </table:table-cell>
          <table:table-cell table:formula="of:=BIN2DEC([.I355])" office:value-type="float" office:value="2" calcext:value-type="float">
            <text:p>2</text:p>
          </table:table-cell>
          <table:table-cell table:formula="of:=[.J355]+[.K355]" office:value-type="float" office:value="906" calcext:value-type="float">
            <text:p>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FRLL</text:p>
          </table:table-cell>
          <table:table-cell table:formula="of:=BIN2DEC([.H356])" office:value-type="float" office:value="74" calcext:value-type="float">
            <text:p>74</text:p>
          </table:table-cell>
          <table:table-cell table:formula="of:=BIN2DEC([.I356])" office:value-type="float" office:value="4" calcext:value-type="float">
            <text:p>4</text:p>
          </table:table-cell>
          <table:table-cell table:formula="of:=SUBSTITUTE([.A356] ;&quot;F&quot;;&quot;0&quot;)" office:value-type="string" office:string-value="B00B0B0RLL" calcext:value-type="string">
            <text:p>B00B0B0RLL</text:p>
          </table:table-cell>
          <table:table-cell table:formula="of:=SUBSTITUTE([.D356];&quot;B&quot;;&quot;1&quot;)" office:value-type="string" office:string-value="1001010RLL" calcext:value-type="string">
            <text:p>1001010RLL</text:p>
          </table:table-cell>
          <table:table-cell table:formula="of:=SUBSTITUTE([.E356];&quot;L&quot;;&quot;0&quot;)" office:value-type="string" office:string-value="1001010R00" calcext:value-type="string">
            <text:p>1001010R00</text:p>
          </table:table-cell>
          <table:table-cell table:formula="of:=SUBSTITUTE([.F356];&quot;R&quot;;&quot;1&quot;)" office:value-type="string" office:string-value="1001010100" calcext:value-type="string">
            <text:p>1001010100</text:p>
          </table:table-cell>
          <table:table-cell table:formula="of:=MID([.G356];1;7)" office:value-type="string" office:string-value="1001010" calcext:value-type="string">
            <text:p>1001010</text:p>
          </table:table-cell>
          <table:table-cell table:formula="of:=MID([.G356];8;3)" office:value-type="string" office:string-value="100" calcext:value-type="string">
            <text:p>100</text:p>
          </table:table-cell>
          <table:table-cell table:formula="of:=BIN2DEC([.H356]) * 8" office:value-type="float" office:value="592" calcext:value-type="float">
            <text:p>592</text:p>
          </table:table-cell>
          <table:table-cell table:formula="of:=BIN2DEC([.I356])" office:value-type="float" office:value="4" calcext:value-type="float">
            <text:p>4</text:p>
          </table:table-cell>
          <table:table-cell table:formula="of:=[.J356]+[.K356]" office:value-type="float" office:value="596" calcext:value-type="float">
            <text:p>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FLRR</text:p>
          </table:table-cell>
          <table:table-cell table:formula="of:=BIN2DEC([.H357])" office:value-type="float" office:value="8" calcext:value-type="float">
            <text:p>8</text:p>
          </table:table-cell>
          <table:table-cell table:formula="of:=BIN2DEC([.I357])" office:value-type="float" office:value="3" calcext:value-type="float">
            <text:p>3</text:p>
          </table:table-cell>
          <table:table-cell table:formula="of:=SUBSTITUTE([.A357] ;&quot;F&quot;;&quot;0&quot;)" office:value-type="string" office:string-value="000B000LRR" calcext:value-type="string">
            <text:p>000B000LRR</text:p>
          </table:table-cell>
          <table:table-cell table:formula="of:=SUBSTITUTE([.D357];&quot;B&quot;;&quot;1&quot;)" office:value-type="string" office:string-value="0001000LRR" calcext:value-type="string">
            <text:p>0001000LRR</text:p>
          </table:table-cell>
          <table:table-cell table:formula="of:=SUBSTITUTE([.E357];&quot;L&quot;;&quot;0&quot;)" office:value-type="string" office:string-value="00010000RR" calcext:value-type="string">
            <text:p>00010000RR</text:p>
          </table:table-cell>
          <table:table-cell table:formula="of:=SUBSTITUTE([.F357];&quot;R&quot;;&quot;1&quot;)" office:value-type="string" office:string-value="0001000011" calcext:value-type="string">
            <text:p>0001000011</text:p>
          </table:table-cell>
          <table:table-cell table:formula="of:=MID([.G357];1;7)" office:value-type="string" office:string-value="0001000" calcext:value-type="string">
            <text:p>0001000</text:p>
          </table:table-cell>
          <table:table-cell table:formula="of:=MID([.G357];8;3)" office:value-type="string" office:string-value="011" calcext:value-type="string">
            <text:p>011</text:p>
          </table:table-cell>
          <table:table-cell table:formula="of:=BIN2DEC([.H357]) * 8" office:value-type="float" office:value="64" calcext:value-type="float">
            <text:p>64</text:p>
          </table:table-cell>
          <table:table-cell table:formula="of:=BIN2DEC([.I357])" office:value-type="float" office:value="3" calcext:value-type="float">
            <text:p>3</text:p>
          </table:table-cell>
          <table:table-cell table:formula="of:=[.J357]+[.K357]" office:value-type="float" office:value="67" calcext:value-type="float">
            <text:p>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BRLR</text:p>
          </table:table-cell>
          <table:table-cell table:formula="of:=BIN2DEC([.H358])" office:value-type="float" office:value="35" calcext:value-type="float">
            <text:p>35</text:p>
          </table:table-cell>
          <table:table-cell table:formula="of:=BIN2DEC([.I358])" office:value-type="float" office:value="5" calcext:value-type="float">
            <text:p>5</text:p>
          </table:table-cell>
          <table:table-cell table:formula="of:=SUBSTITUTE([.A358] ;&quot;F&quot;;&quot;0&quot;)" office:value-type="string" office:string-value="0B000BBRLR" calcext:value-type="string">
            <text:p>0B000BBRLR</text:p>
          </table:table-cell>
          <table:table-cell table:formula="of:=SUBSTITUTE([.D358];&quot;B&quot;;&quot;1&quot;)" office:value-type="string" office:string-value="0100011RLR" calcext:value-type="string">
            <text:p>0100011RLR</text:p>
          </table:table-cell>
          <table:table-cell table:formula="of:=SUBSTITUTE([.E358];&quot;L&quot;;&quot;0&quot;)" office:value-type="string" office:string-value="0100011R0R" calcext:value-type="string">
            <text:p>0100011R0R</text:p>
          </table:table-cell>
          <table:table-cell table:formula="of:=SUBSTITUTE([.F358];&quot;R&quot;;&quot;1&quot;)" office:value-type="string" office:string-value="0100011101" calcext:value-type="string">
            <text:p>0100011101</text:p>
          </table:table-cell>
          <table:table-cell table:formula="of:=MID([.G358];1;7)" office:value-type="string" office:string-value="0100011" calcext:value-type="string">
            <text:p>0100011</text:p>
          </table:table-cell>
          <table:table-cell table:formula="of:=MID([.G358];8;3)" office:value-type="string" office:string-value="101" calcext:value-type="string">
            <text:p>101</text:p>
          </table:table-cell>
          <table:table-cell table:formula="of:=BIN2DEC([.H358]) * 8" office:value-type="float" office:value="280" calcext:value-type="float">
            <text:p>280</text:p>
          </table:table-cell>
          <table:table-cell table:formula="of:=BIN2DEC([.I358])" office:value-type="float" office:value="5" calcext:value-type="float">
            <text:p>5</text:p>
          </table:table-cell>
          <table:table-cell table:formula="of:=[.J358]+[.K358]" office:value-type="float" office:value="285" calcext:value-type="float">
            <text:p>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FRRR</text:p>
          </table:table-cell>
          <table:table-cell table:formula="of:=BIN2DEC([.H359])" office:value-type="float" office:value="70" calcext:value-type="float">
            <text:p>70</text:p>
          </table:table-cell>
          <table:table-cell table:formula="of:=BIN2DEC([.I359])" office:value-type="float" office:value="7" calcext:value-type="float">
            <text:p>7</text:p>
          </table:table-cell>
          <table:table-cell table:formula="of:=SUBSTITUTE([.A359] ;&quot;F&quot;;&quot;0&quot;)" office:value-type="string" office:string-value="B000BB0RRR" calcext:value-type="string">
            <text:p>B000BB0RRR</text:p>
          </table:table-cell>
          <table:table-cell table:formula="of:=SUBSTITUTE([.D359];&quot;B&quot;;&quot;1&quot;)" office:value-type="string" office:string-value="1000110RRR" calcext:value-type="string">
            <text:p>1000110RRR</text:p>
          </table:table-cell>
          <table:table-cell table:formula="of:=SUBSTITUTE([.E359];&quot;L&quot;;&quot;0&quot;)" office:value-type="string" office:string-value="1000110RRR" calcext:value-type="string">
            <text:p>1000110RRR</text:p>
          </table:table-cell>
          <table:table-cell table:formula="of:=SUBSTITUTE([.F359];&quot;R&quot;;&quot;1&quot;)" office:value-type="string" office:string-value="1000110111" calcext:value-type="string">
            <text:p>1000110111</text:p>
          </table:table-cell>
          <table:table-cell table:formula="of:=MID([.G359];1;7)" office:value-type="string" office:string-value="1000110" calcext:value-type="string">
            <text:p>1000110</text:p>
          </table:table-cell>
          <table:table-cell table:formula="of:=MID([.G359];8;3)" office:value-type="string" office:string-value="111" calcext:value-type="string">
            <text:p>111</text:p>
          </table:table-cell>
          <table:table-cell table:formula="of:=BIN2DEC([.H359]) * 8" office:value-type="float" office:value="560" calcext:value-type="float">
            <text:p>560</text:p>
          </table:table-cell>
          <table:table-cell table:formula="of:=BIN2DEC([.I359])" office:value-type="float" office:value="7" calcext:value-type="float">
            <text:p>7</text:p>
          </table:table-cell>
          <table:table-cell table:formula="of:=[.J359]+[.K359]" office:value-type="float" office:value="567" calcext:value-type="float">
            <text:p>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FLRL</text:p>
          </table:table-cell>
          <table:table-cell table:formula="of:=BIN2DEC([.H360])" office:value-type="float" office:value="62" calcext:value-type="float">
            <text:p>62</text:p>
          </table:table-cell>
          <table:table-cell table:formula="of:=BIN2DEC([.I360])" office:value-type="float" office:value="2" calcext:value-type="float">
            <text:p>2</text:p>
          </table:table-cell>
          <table:table-cell table:formula="of:=SUBSTITUTE([.A360] ;&quot;F&quot;;&quot;0&quot;)" office:value-type="string" office:string-value="0BBBBB0LRL" calcext:value-type="string">
            <text:p>0BBBBB0LRL</text:p>
          </table:table-cell>
          <table:table-cell table:formula="of:=SUBSTITUTE([.D360];&quot;B&quot;;&quot;1&quot;)" office:value-type="string" office:string-value="0111110LRL" calcext:value-type="string">
            <text:p>0111110LRL</text:p>
          </table:table-cell>
          <table:table-cell table:formula="of:=SUBSTITUTE([.E360];&quot;L&quot;;&quot;0&quot;)" office:value-type="string" office:string-value="01111100R0" calcext:value-type="string">
            <text:p>01111100R0</text:p>
          </table:table-cell>
          <table:table-cell table:formula="of:=SUBSTITUTE([.F360];&quot;R&quot;;&quot;1&quot;)" office:value-type="string" office:string-value="0111110010" calcext:value-type="string">
            <text:p>0111110010</text:p>
          </table:table-cell>
          <table:table-cell table:formula="of:=MID([.G360];1;7)" office:value-type="string" office:string-value="0111110" calcext:value-type="string">
            <text:p>0111110</text:p>
          </table:table-cell>
          <table:table-cell table:formula="of:=MID([.G360];8;3)" office:value-type="string" office:string-value="010" calcext:value-type="string">
            <text:p>010</text:p>
          </table:table-cell>
          <table:table-cell table:formula="of:=BIN2DEC([.H360]) * 8" office:value-type="float" office:value="496" calcext:value-type="float">
            <text:p>496</text:p>
          </table:table-cell>
          <table:table-cell table:formula="of:=BIN2DEC([.I360])" office:value-type="float" office:value="2" calcext:value-type="float">
            <text:p>2</text:p>
          </table:table-cell>
          <table:table-cell table:formula="of:=[.J360]+[.K360]" office:value-type="float" office:value="498" calcext:value-type="float">
            <text:p>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BLLR</text:p>
          </table:table-cell>
          <table:table-cell table:formula="of:=BIN2DEC([.H361])" office:value-type="float" office:value="71" calcext:value-type="float">
            <text:p>71</text:p>
          </table:table-cell>
          <table:table-cell table:formula="of:=BIN2DEC([.I361])" office:value-type="float" office:value="1" calcext:value-type="float">
            <text:p>1</text:p>
          </table:table-cell>
          <table:table-cell table:formula="of:=SUBSTITUTE([.A361] ;&quot;F&quot;;&quot;0&quot;)" office:value-type="string" office:string-value="B000BBBLLR" calcext:value-type="string">
            <text:p>B000BBBLLR</text:p>
          </table:table-cell>
          <table:table-cell table:formula="of:=SUBSTITUTE([.D361];&quot;B&quot;;&quot;1&quot;)" office:value-type="string" office:string-value="1000111LLR" calcext:value-type="string">
            <text:p>1000111LLR</text:p>
          </table:table-cell>
          <table:table-cell table:formula="of:=SUBSTITUTE([.E361];&quot;L&quot;;&quot;0&quot;)" office:value-type="string" office:string-value="100011100R" calcext:value-type="string">
            <text:p>100011100R</text:p>
          </table:table-cell>
          <table:table-cell table:formula="of:=SUBSTITUTE([.F361];&quot;R&quot;;&quot;1&quot;)" office:value-type="string" office:string-value="1000111001" calcext:value-type="string">
            <text:p>1000111001</text:p>
          </table:table-cell>
          <table:table-cell table:formula="of:=MID([.G361];1;7)" office:value-type="string" office:string-value="1000111" calcext:value-type="string">
            <text:p>1000111</text:p>
          </table:table-cell>
          <table:table-cell table:formula="of:=MID([.G361];8;3)" office:value-type="string" office:string-value="001" calcext:value-type="string">
            <text:p>001</text:p>
          </table:table-cell>
          <table:table-cell table:formula="of:=BIN2DEC([.H361]) * 8" office:value-type="float" office:value="568" calcext:value-type="float">
            <text:p>568</text:p>
          </table:table-cell>
          <table:table-cell table:formula="of:=BIN2DEC([.I361])" office:value-type="float" office:value="1" calcext:value-type="float">
            <text:p>1</text:p>
          </table:table-cell>
          <table:table-cell table:formula="of:=[.J361]+[.K361]" office:value-type="float" office:value="569" calcext:value-type="float">
            <text:p>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FLRL</text:p>
          </table:table-cell>
          <table:table-cell table:formula="of:=BIN2DEC([.H362])" office:value-type="float" office:value="70" calcext:value-type="float">
            <text:p>70</text:p>
          </table:table-cell>
          <table:table-cell table:formula="of:=BIN2DEC([.I362])" office:value-type="float" office:value="2" calcext:value-type="float">
            <text:p>2</text:p>
          </table:table-cell>
          <table:table-cell table:formula="of:=SUBSTITUTE([.A362] ;&quot;F&quot;;&quot;0&quot;)" office:value-type="string" office:string-value="B000BB0LRL" calcext:value-type="string">
            <text:p>B000BB0LRL</text:p>
          </table:table-cell>
          <table:table-cell table:formula="of:=SUBSTITUTE([.D362];&quot;B&quot;;&quot;1&quot;)" office:value-type="string" office:string-value="1000110LRL" calcext:value-type="string">
            <text:p>1000110LRL</text:p>
          </table:table-cell>
          <table:table-cell table:formula="of:=SUBSTITUTE([.E362];&quot;L&quot;;&quot;0&quot;)" office:value-type="string" office:string-value="10001100R0" calcext:value-type="string">
            <text:p>10001100R0</text:p>
          </table:table-cell>
          <table:table-cell table:formula="of:=SUBSTITUTE([.F362];&quot;R&quot;;&quot;1&quot;)" office:value-type="string" office:string-value="1000110010" calcext:value-type="string">
            <text:p>1000110010</text:p>
          </table:table-cell>
          <table:table-cell table:formula="of:=MID([.G362];1;7)" office:value-type="string" office:string-value="1000110" calcext:value-type="string">
            <text:p>1000110</text:p>
          </table:table-cell>
          <table:table-cell table:formula="of:=MID([.G362];8;3)" office:value-type="string" office:string-value="010" calcext:value-type="string">
            <text:p>010</text:p>
          </table:table-cell>
          <table:table-cell table:formula="of:=BIN2DEC([.H362]) * 8" office:value-type="float" office:value="560" calcext:value-type="float">
            <text:p>560</text:p>
          </table:table-cell>
          <table:table-cell table:formula="of:=BIN2DEC([.I362])" office:value-type="float" office:value="2" calcext:value-type="float">
            <text:p>2</text:p>
          </table:table-cell>
          <table:table-cell table:formula="of:=[.J362]+[.K362]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FLLR</text:p>
          </table:table-cell>
          <table:table-cell table:formula="of:=BIN2DEC([.H363])" office:value-type="float" office:value="66" calcext:value-type="float">
            <text:p>66</text:p>
          </table:table-cell>
          <table:table-cell table:formula="of:=BIN2DEC([.I363])" office:value-type="float" office:value="1" calcext:value-type="float">
            <text:p>1</text:p>
          </table:table-cell>
          <table:table-cell table:formula="of:=SUBSTITUTE([.A363] ;&quot;F&quot;;&quot;0&quot;)" office:value-type="string" office:string-value="B0000B0LLR" calcext:value-type="string">
            <text:p>B0000B0LLR</text:p>
          </table:table-cell>
          <table:table-cell table:formula="of:=SUBSTITUTE([.D363];&quot;B&quot;;&quot;1&quot;)" office:value-type="string" office:string-value="1000010LLR" calcext:value-type="string">
            <text:p>1000010LLR</text:p>
          </table:table-cell>
          <table:table-cell table:formula="of:=SUBSTITUTE([.E363];&quot;L&quot;;&quot;0&quot;)" office:value-type="string" office:string-value="100001000R" calcext:value-type="string">
            <text:p>100001000R</text:p>
          </table:table-cell>
          <table:table-cell table:formula="of:=SUBSTITUTE([.F363];&quot;R&quot;;&quot;1&quot;)" office:value-type="string" office:string-value="1000010001" calcext:value-type="string">
            <text:p>1000010001</text:p>
          </table:table-cell>
          <table:table-cell table:formula="of:=MID([.G363];1;7)" office:value-type="string" office:string-value="1000010" calcext:value-type="string">
            <text:p>1000010</text:p>
          </table:table-cell>
          <table:table-cell table:formula="of:=MID([.G363];8;3)" office:value-type="string" office:string-value="001" calcext:value-type="string">
            <text:p>001</text:p>
          </table:table-cell>
          <table:table-cell table:formula="of:=BIN2DEC([.H363]) * 8" office:value-type="float" office:value="528" calcext:value-type="float">
            <text:p>528</text:p>
          </table:table-cell>
          <table:table-cell table:formula="of:=BIN2DEC([.I363])" office:value-type="float" office:value="1" calcext:value-type="float">
            <text:p>1</text:p>
          </table:table-cell>
          <table:table-cell table:formula="of:=[.J363]+[.K363]" office:value-type="float" office:value="529" calcext:value-type="float">
            <text:p>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BLRR</text:p>
          </table:table-cell>
          <table:table-cell table:formula="of:=BIN2DEC([.H364])" office:value-type="float" office:value="35" calcext:value-type="float">
            <text:p>35</text:p>
          </table:table-cell>
          <table:table-cell table:formula="of:=BIN2DEC([.I364])" office:value-type="float" office:value="3" calcext:value-type="float">
            <text:p>3</text:p>
          </table:table-cell>
          <table:table-cell table:formula="of:=SUBSTITUTE([.A364] ;&quot;F&quot;;&quot;0&quot;)" office:value-type="string" office:string-value="0B000BBLRR" calcext:value-type="string">
            <text:p>0B000BBLRR</text:p>
          </table:table-cell>
          <table:table-cell table:formula="of:=SUBSTITUTE([.D364];&quot;B&quot;;&quot;1&quot;)" office:value-type="string" office:string-value="0100011LRR" calcext:value-type="string">
            <text:p>0100011LRR</text:p>
          </table:table-cell>
          <table:table-cell table:formula="of:=SUBSTITUTE([.E364];&quot;L&quot;;&quot;0&quot;)" office:value-type="string" office:string-value="01000110RR" calcext:value-type="string">
            <text:p>01000110RR</text:p>
          </table:table-cell>
          <table:table-cell table:formula="of:=SUBSTITUTE([.F364];&quot;R&quot;;&quot;1&quot;)" office:value-type="string" office:string-value="0100011011" calcext:value-type="string">
            <text:p>0100011011</text:p>
          </table:table-cell>
          <table:table-cell table:formula="of:=MID([.G364];1;7)" office:value-type="string" office:string-value="0100011" calcext:value-type="string">
            <text:p>0100011</text:p>
          </table:table-cell>
          <table:table-cell table:formula="of:=MID([.G364];8;3)" office:value-type="string" office:string-value="011" calcext:value-type="string">
            <text:p>011</text:p>
          </table:table-cell>
          <table:table-cell table:formula="of:=BIN2DEC([.H364]) * 8" office:value-type="float" office:value="280" calcext:value-type="float">
            <text:p>280</text:p>
          </table:table-cell>
          <table:table-cell table:formula="of:=BIN2DEC([.I364])" office:value-type="float" office:value="3" calcext:value-type="float">
            <text:p>3</text:p>
          </table:table-cell>
          <table:table-cell table:formula="of:=[.J364]+[.K364]" office:value-type="float" office:value="283" calcext:value-type="float">
            <text:p>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BRLR</text:p>
          </table:table-cell>
          <table:table-cell table:formula="of:=BIN2DEC([.H365])" office:value-type="float" office:value="49" calcext:value-type="float">
            <text:p>49</text:p>
          </table:table-cell>
          <table:table-cell table:formula="of:=BIN2DEC([.I365])" office:value-type="float" office:value="5" calcext:value-type="float">
            <text:p>5</text:p>
          </table:table-cell>
          <table:table-cell table:formula="of:=SUBSTITUTE([.A365] ;&quot;F&quot;;&quot;0&quot;)" office:value-type="string" office:string-value="0BB000BRLR" calcext:value-type="string">
            <text:p>0BB000BRLR</text:p>
          </table:table-cell>
          <table:table-cell table:formula="of:=SUBSTITUTE([.D365];&quot;B&quot;;&quot;1&quot;)" office:value-type="string" office:string-value="0110001RLR" calcext:value-type="string">
            <text:p>0110001RLR</text:p>
          </table:table-cell>
          <table:table-cell table:formula="of:=SUBSTITUTE([.E365];&quot;L&quot;;&quot;0&quot;)" office:value-type="string" office:string-value="0110001R0R" calcext:value-type="string">
            <text:p>0110001R0R</text:p>
          </table:table-cell>
          <table:table-cell table:formula="of:=SUBSTITUTE([.F365];&quot;R&quot;;&quot;1&quot;)" office:value-type="string" office:string-value="0110001101" calcext:value-type="string">
            <text:p>0110001101</text:p>
          </table:table-cell>
          <table:table-cell table:formula="of:=MID([.G365];1;7)" office:value-type="string" office:string-value="0110001" calcext:value-type="string">
            <text:p>0110001</text:p>
          </table:table-cell>
          <table:table-cell table:formula="of:=MID([.G365];8;3)" office:value-type="string" office:string-value="101" calcext:value-type="string">
            <text:p>101</text:p>
          </table:table-cell>
          <table:table-cell table:formula="of:=BIN2DEC([.H365]) * 8" office:value-type="float" office:value="392" calcext:value-type="float">
            <text:p>392</text:p>
          </table:table-cell>
          <table:table-cell table:formula="of:=BIN2DEC([.I365])" office:value-type="float" office:value="5" calcext:value-type="float">
            <text:p>5</text:p>
          </table:table-cell>
          <table:table-cell table:formula="of:=[.J365]+[.K365]" office:value-type="float" office:value="397" calcext:value-type="float">
            <text:p>3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BLRL</text:p>
          </table:table-cell>
          <table:table-cell table:formula="of:=BIN2DEC([.H366])" office:value-type="float" office:value="101" calcext:value-type="float">
            <text:p>101</text:p>
          </table:table-cell>
          <table:table-cell table:formula="of:=BIN2DEC([.I366])" office:value-type="float" office:value="2" calcext:value-type="float">
            <text:p>2</text:p>
          </table:table-cell>
          <table:table-cell table:formula="of:=SUBSTITUTE([.A366] ;&quot;F&quot;;&quot;0&quot;)" office:value-type="string" office:string-value="BB00B0BLRL" calcext:value-type="string">
            <text:p>BB00B0BLRL</text:p>
          </table:table-cell>
          <table:table-cell table:formula="of:=SUBSTITUTE([.D366];&quot;B&quot;;&quot;1&quot;)" office:value-type="string" office:string-value="1100101LRL" calcext:value-type="string">
            <text:p>1100101LRL</text:p>
          </table:table-cell>
          <table:table-cell table:formula="of:=SUBSTITUTE([.E366];&quot;L&quot;;&quot;0&quot;)" office:value-type="string" office:string-value="11001010R0" calcext:value-type="string">
            <text:p>11001010R0</text:p>
          </table:table-cell>
          <table:table-cell table:formula="of:=SUBSTITUTE([.F366];&quot;R&quot;;&quot;1&quot;)" office:value-type="string" office:string-value="1100101010" calcext:value-type="string">
            <text:p>1100101010</text:p>
          </table:table-cell>
          <table:table-cell table:formula="of:=MID([.G366];1;7)" office:value-type="string" office:string-value="1100101" calcext:value-type="string">
            <text:p>1100101</text:p>
          </table:table-cell>
          <table:table-cell table:formula="of:=MID([.G366];8;3)" office:value-type="string" office:string-value="010" calcext:value-type="string">
            <text:p>010</text:p>
          </table:table-cell>
          <table:table-cell table:formula="of:=BIN2DEC([.H366]) * 8" office:value-type="float" office:value="808" calcext:value-type="float">
            <text:p>808</text:p>
          </table:table-cell>
          <table:table-cell table:formula="of:=BIN2DEC([.I366])" office:value-type="float" office:value="2" calcext:value-type="float">
            <text:p>2</text:p>
          </table:table-cell>
          <table:table-cell table:formula="of:=[.J366]+[.K366]" office:value-type="float" office:value="810" calcext:value-type="float">
            <text:p>8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FLLR</text:p>
          </table:table-cell>
          <table:table-cell table:formula="of:=BIN2DEC([.H367])" office:value-type="float" office:value="106" calcext:value-type="float">
            <text:p>106</text:p>
          </table:table-cell>
          <table:table-cell table:formula="of:=BIN2DEC([.I367])" office:value-type="float" office:value="1" calcext:value-type="float">
            <text:p>1</text:p>
          </table:table-cell>
          <table:table-cell table:formula="of:=SUBSTITUTE([.A367] ;&quot;F&quot;;&quot;0&quot;)" office:value-type="string" office:string-value="BB0B0B0LLR" calcext:value-type="string">
            <text:p>BB0B0B0LLR</text:p>
          </table:table-cell>
          <table:table-cell table:formula="of:=SUBSTITUTE([.D367];&quot;B&quot;;&quot;1&quot;)" office:value-type="string" office:string-value="1101010LLR" calcext:value-type="string">
            <text:p>1101010LLR</text:p>
          </table:table-cell>
          <table:table-cell table:formula="of:=SUBSTITUTE([.E367];&quot;L&quot;;&quot;0&quot;)" office:value-type="string" office:string-value="110101000R" calcext:value-type="string">
            <text:p>110101000R</text:p>
          </table:table-cell>
          <table:table-cell table:formula="of:=SUBSTITUTE([.F367];&quot;R&quot;;&quot;1&quot;)" office:value-type="string" office:string-value="1101010001" calcext:value-type="string">
            <text:p>1101010001</text:p>
          </table:table-cell>
          <table:table-cell table:formula="of:=MID([.G367];1;7)" office:value-type="string" office:string-value="1101010" calcext:value-type="string">
            <text:p>1101010</text:p>
          </table:table-cell>
          <table:table-cell table:formula="of:=MID([.G367];8;3)" office:value-type="string" office:string-value="001" calcext:value-type="string">
            <text:p>001</text:p>
          </table:table-cell>
          <table:table-cell table:formula="of:=BIN2DEC([.H367]) * 8" office:value-type="float" office:value="848" calcext:value-type="float">
            <text:p>848</text:p>
          </table:table-cell>
          <table:table-cell table:formula="of:=BIN2DEC([.I367])" office:value-type="float" office:value="1" calcext:value-type="float">
            <text:p>1</text:p>
          </table:table-cell>
          <table:table-cell table:formula="of:=[.J367]+[.K367]" office:value-type="float" office:value="849" calcext:value-type="float">
            <text:p>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FRLR</text:p>
          </table:table-cell>
          <table:table-cell table:formula="of:=BIN2DEC([.H368])" office:value-type="float" office:value="58" calcext:value-type="float">
            <text:p>58</text:p>
          </table:table-cell>
          <table:table-cell table:formula="of:=BIN2DEC([.I368])" office:value-type="float" office:value="5" calcext:value-type="float">
            <text:p>5</text:p>
          </table:table-cell>
          <table:table-cell table:formula="of:=SUBSTITUTE([.A368] ;&quot;F&quot;;&quot;0&quot;)" office:value-type="string" office:string-value="0BBB0B0RLR" calcext:value-type="string">
            <text:p>0BBB0B0RLR</text:p>
          </table:table-cell>
          <table:table-cell table:formula="of:=SUBSTITUTE([.D368];&quot;B&quot;;&quot;1&quot;)" office:value-type="string" office:string-value="0111010RLR" calcext:value-type="string">
            <text:p>0111010RLR</text:p>
          </table:table-cell>
          <table:table-cell table:formula="of:=SUBSTITUTE([.E368];&quot;L&quot;;&quot;0&quot;)" office:value-type="string" office:string-value="0111010R0R" calcext:value-type="string">
            <text:p>0111010R0R</text:p>
          </table:table-cell>
          <table:table-cell table:formula="of:=SUBSTITUTE([.F368];&quot;R&quot;;&quot;1&quot;)" office:value-type="string" office:string-value="0111010101" calcext:value-type="string">
            <text:p>0111010101</text:p>
          </table:table-cell>
          <table:table-cell table:formula="of:=MID([.G368];1;7)" office:value-type="string" office:string-value="0111010" calcext:value-type="string">
            <text:p>0111010</text:p>
          </table:table-cell>
          <table:table-cell table:formula="of:=MID([.G368];8;3)" office:value-type="string" office:string-value="101" calcext:value-type="string">
            <text:p>101</text:p>
          </table:table-cell>
          <table:table-cell table:formula="of:=BIN2DEC([.H368]) * 8" office:value-type="float" office:value="464" calcext:value-type="float">
            <text:p>464</text:p>
          </table:table-cell>
          <table:table-cell table:formula="of:=BIN2DEC([.I368])" office:value-type="float" office:value="5" calcext:value-type="float">
            <text:p>5</text:p>
          </table:table-cell>
          <table:table-cell table:formula="of:=[.J368]+[.K368]" office:value-type="float" office:value="469" calcext:value-type="float">
            <text:p>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FRRL</text:p>
          </table:table-cell>
          <table:table-cell table:formula="of:=BIN2DEC([.H369])" office:value-type="float" office:value="34" calcext:value-type="float">
            <text:p>34</text:p>
          </table:table-cell>
          <table:table-cell table:formula="of:=BIN2DEC([.I369])" office:value-type="float" office:value="6" calcext:value-type="float">
            <text:p>6</text:p>
          </table:table-cell>
          <table:table-cell table:formula="of:=SUBSTITUTE([.A369] ;&quot;F&quot;;&quot;0&quot;)" office:value-type="string" office:string-value="0B000B0RRL" calcext:value-type="string">
            <text:p>0B000B0RRL</text:p>
          </table:table-cell>
          <table:table-cell table:formula="of:=SUBSTITUTE([.D369];&quot;B&quot;;&quot;1&quot;)" office:value-type="string" office:string-value="0100010RRL" calcext:value-type="string">
            <text:p>0100010RRL</text:p>
          </table:table-cell>
          <table:table-cell table:formula="of:=SUBSTITUTE([.E369];&quot;L&quot;;&quot;0&quot;)" office:value-type="string" office:string-value="0100010RR0" calcext:value-type="string">
            <text:p>0100010RR0</text:p>
          </table:table-cell>
          <table:table-cell table:formula="of:=SUBSTITUTE([.F369];&quot;R&quot;;&quot;1&quot;)" office:value-type="string" office:string-value="0100010110" calcext:value-type="string">
            <text:p>0100010110</text:p>
          </table:table-cell>
          <table:table-cell table:formula="of:=MID([.G369];1;7)" office:value-type="string" office:string-value="0100010" calcext:value-type="string">
            <text:p>0100010</text:p>
          </table:table-cell>
          <table:table-cell table:formula="of:=MID([.G369];8;3)" office:value-type="string" office:string-value="110" calcext:value-type="string">
            <text:p>110</text:p>
          </table:table-cell>
          <table:table-cell table:formula="of:=BIN2DEC([.H369]) * 8" office:value-type="float" office:value="272" calcext:value-type="float">
            <text:p>272</text:p>
          </table:table-cell>
          <table:table-cell table:formula="of:=BIN2DEC([.I369])" office:value-type="float" office:value="6" calcext:value-type="float">
            <text:p>6</text:p>
          </table:table-cell>
          <table:table-cell table:formula="of:=[.J369]+[.K369]" office:value-type="float" office:value="278" calcext:value-type="float">
            <text:p>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FLRR</text:p>
          </table:table-cell>
          <table:table-cell table:formula="of:=BIN2DEC([.H370])" office:value-type="float" office:value="68" calcext:value-type="float">
            <text:p>68</text:p>
          </table:table-cell>
          <table:table-cell table:formula="of:=BIN2DEC([.I370])" office:value-type="float" office:value="3" calcext:value-type="float">
            <text:p>3</text:p>
          </table:table-cell>
          <table:table-cell table:formula="of:=SUBSTITUTE([.A370] ;&quot;F&quot;;&quot;0&quot;)" office:value-type="string" office:string-value="B000B00LRR" calcext:value-type="string">
            <text:p>B000B00LRR</text:p>
          </table:table-cell>
          <table:table-cell table:formula="of:=SUBSTITUTE([.D370];&quot;B&quot;;&quot;1&quot;)" office:value-type="string" office:string-value="1000100LRR" calcext:value-type="string">
            <text:p>1000100LRR</text:p>
          </table:table-cell>
          <table:table-cell table:formula="of:=SUBSTITUTE([.E370];&quot;L&quot;;&quot;0&quot;)" office:value-type="string" office:string-value="10001000RR" calcext:value-type="string">
            <text:p>10001000RR</text:p>
          </table:table-cell>
          <table:table-cell table:formula="of:=SUBSTITUTE([.F370];&quot;R&quot;;&quot;1&quot;)" office:value-type="string" office:string-value="1000100011" calcext:value-type="string">
            <text:p>1000100011</text:p>
          </table:table-cell>
          <table:table-cell table:formula="of:=MID([.G370];1;7)" office:value-type="string" office:string-value="1000100" calcext:value-type="string">
            <text:p>1000100</text:p>
          </table:table-cell>
          <table:table-cell table:formula="of:=MID([.G370];8;3)" office:value-type="string" office:string-value="011" calcext:value-type="string">
            <text:p>011</text:p>
          </table:table-cell>
          <table:table-cell table:formula="of:=BIN2DEC([.H370]) * 8" office:value-type="float" office:value="544" calcext:value-type="float">
            <text:p>544</text:p>
          </table:table-cell>
          <table:table-cell table:formula="of:=BIN2DEC([.I370])" office:value-type="float" office:value="3" calcext:value-type="float">
            <text:p>3</text:p>
          </table:table-cell>
          <table:table-cell table:formula="of:=[.J370]+[.K370]" office:value-type="float" office:value="547" calcext:value-type="float">
            <text:p>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BLRR</text:p>
          </table:table-cell>
          <table:table-cell table:formula="of:=BIN2DEC([.H371])" office:value-type="float" office:value="5" calcext:value-type="float">
            <text:p>5</text:p>
          </table:table-cell>
          <table:table-cell table:formula="of:=BIN2DEC([.I371])" office:value-type="float" office:value="3" calcext:value-type="float">
            <text:p>3</text:p>
          </table:table-cell>
          <table:table-cell table:formula="of:=SUBSTITUTE([.A371] ;&quot;F&quot;;&quot;0&quot;)" office:value-type="string" office:string-value="0000B0BLRR" calcext:value-type="string">
            <text:p>0000B0BLRR</text:p>
          </table:table-cell>
          <table:table-cell table:formula="of:=SUBSTITUTE([.D371];&quot;B&quot;;&quot;1&quot;)" office:value-type="string" office:string-value="0000101LRR" calcext:value-type="string">
            <text:p>0000101LRR</text:p>
          </table:table-cell>
          <table:table-cell table:formula="of:=SUBSTITUTE([.E371];&quot;L&quot;;&quot;0&quot;)" office:value-type="string" office:string-value="00001010RR" calcext:value-type="string">
            <text:p>00001010RR</text:p>
          </table:table-cell>
          <table:table-cell table:formula="of:=SUBSTITUTE([.F371];&quot;R&quot;;&quot;1&quot;)" office:value-type="string" office:string-value="0000101011" calcext:value-type="string">
            <text:p>0000101011</text:p>
          </table:table-cell>
          <table:table-cell table:formula="of:=MID([.G371];1;7)" office:value-type="string" office:string-value="0000101" calcext:value-type="string">
            <text:p>0000101</text:p>
          </table:table-cell>
          <table:table-cell table:formula="of:=MID([.G371];8;3)" office:value-type="string" office:string-value="011" calcext:value-type="string">
            <text:p>011</text:p>
          </table:table-cell>
          <table:table-cell table:formula="of:=BIN2DEC([.H371]) * 8" office:value-type="float" office:value="40" calcext:value-type="float">
            <text:p>40</text:p>
          </table:table-cell>
          <table:table-cell table:formula="of:=BIN2DEC([.I371])" office:value-type="float" office:value="3" calcext:value-type="float">
            <text:p>3</text:p>
          </table:table-cell>
          <table:table-cell table:formula="of:=[.J371]+[.K371]"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FLLL</text:p>
          </table:table-cell>
          <table:table-cell table:formula="of:=BIN2DEC([.H372])" office:value-type="float" office:value="36" calcext:value-type="float">
            <text:p>36</text:p>
          </table:table-cell>
          <table:table-cell table:formula="of:=BIN2DEC([.I372])" office:value-type="float" office:value="0" calcext:value-type="float">
            <text:p>0</text:p>
          </table:table-cell>
          <table:table-cell table:formula="of:=SUBSTITUTE([.A372] ;&quot;F&quot;;&quot;0&quot;)" office:value-type="string" office:string-value="0B00B00LLL" calcext:value-type="string">
            <text:p>0B00B00LLL</text:p>
          </table:table-cell>
          <table:table-cell table:formula="of:=SUBSTITUTE([.D372];&quot;B&quot;;&quot;1&quot;)" office:value-type="string" office:string-value="0100100LLL" calcext:value-type="string">
            <text:p>0100100LLL</text:p>
          </table:table-cell>
          <table:table-cell table:formula="of:=SUBSTITUTE([.E372];&quot;L&quot;;&quot;0&quot;)" office:value-type="string" office:string-value="0100100000" calcext:value-type="string">
            <text:p>0100100000</text:p>
          </table:table-cell>
          <table:table-cell table:formula="of:=SUBSTITUTE([.F372];&quot;R&quot;;&quot;1&quot;)" office:value-type="string" office:string-value="0100100000" calcext:value-type="string">
            <text:p>0100100000</text:p>
          </table:table-cell>
          <table:table-cell table:formula="of:=MID([.G372];1;7)" office:value-type="string" office:string-value="0100100" calcext:value-type="string">
            <text:p>0100100</text:p>
          </table:table-cell>
          <table:table-cell table:formula="of:=MID([.G372];8;3)" office:value-type="string" office:string-value="000" calcext:value-type="string">
            <text:p>000</text:p>
          </table:table-cell>
          <table:table-cell table:formula="of:=BIN2DEC([.H372]) * 8" office:value-type="float" office:value="288" calcext:value-type="float">
            <text:p>288</text:p>
          </table:table-cell>
          <table:table-cell table:formula="of:=BIN2DEC([.I372])" office:value-type="float" office:value="0" calcext:value-type="float">
            <text:p>0</text:p>
          </table:table-cell>
          <table:table-cell table:formula="of:=[.J372]+[.K372]" office:value-type="float" office:value="288" calcext:value-type="float">
            <text:p>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BRLR</text:p>
          </table:table-cell>
          <table:table-cell table:formula="of:=BIN2DEC([.H373])" office:value-type="float" office:value="19" calcext:value-type="float">
            <text:p>19</text:p>
          </table:table-cell>
          <table:table-cell table:formula="of:=BIN2DEC([.I373])" office:value-type="float" office:value="5" calcext:value-type="float">
            <text:p>5</text:p>
          </table:table-cell>
          <table:table-cell table:formula="of:=SUBSTITUTE([.A373] ;&quot;F&quot;;&quot;0&quot;)" office:value-type="string" office:string-value="00B00BBRLR" calcext:value-type="string">
            <text:p>00B00BBRLR</text:p>
          </table:table-cell>
          <table:table-cell table:formula="of:=SUBSTITUTE([.D373];&quot;B&quot;;&quot;1&quot;)" office:value-type="string" office:string-value="0010011RLR" calcext:value-type="string">
            <text:p>0010011RLR</text:p>
          </table:table-cell>
          <table:table-cell table:formula="of:=SUBSTITUTE([.E373];&quot;L&quot;;&quot;0&quot;)" office:value-type="string" office:string-value="0010011R0R" calcext:value-type="string">
            <text:p>0010011R0R</text:p>
          </table:table-cell>
          <table:table-cell table:formula="of:=SUBSTITUTE([.F373];&quot;R&quot;;&quot;1&quot;)" office:value-type="string" office:string-value="0010011101" calcext:value-type="string">
            <text:p>0010011101</text:p>
          </table:table-cell>
          <table:table-cell table:formula="of:=MID([.G373];1;7)" office:value-type="string" office:string-value="0010011" calcext:value-type="string">
            <text:p>0010011</text:p>
          </table:table-cell>
          <table:table-cell table:formula="of:=MID([.G373];8;3)" office:value-type="string" office:string-value="101" calcext:value-type="string">
            <text:p>101</text:p>
          </table:table-cell>
          <table:table-cell table:formula="of:=BIN2DEC([.H373]) * 8" office:value-type="float" office:value="152" calcext:value-type="float">
            <text:p>152</text:p>
          </table:table-cell>
          <table:table-cell table:formula="of:=BIN2DEC([.I373])" office:value-type="float" office:value="5" calcext:value-type="float">
            <text:p>5</text:p>
          </table:table-cell>
          <table:table-cell table:formula="of:=[.J373]+[.K373]" office:value-type="float" office:value="157" calcext:value-type="float">
            <text:p>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FLLL</text:p>
          </table:table-cell>
          <table:table-cell table:formula="of:=BIN2DEC([.H374])" office:value-type="float" office:value="110" calcext:value-type="float">
            <text:p>110</text:p>
          </table:table-cell>
          <table:table-cell table:formula="of:=BIN2DEC([.I374])" office:value-type="float" office:value="0" calcext:value-type="float">
            <text:p>0</text:p>
          </table:table-cell>
          <table:table-cell table:formula="of:=SUBSTITUTE([.A374] ;&quot;F&quot;;&quot;0&quot;)" office:value-type="string" office:string-value="BB0BBB0LLL" calcext:value-type="string">
            <text:p>BB0BBB0LLL</text:p>
          </table:table-cell>
          <table:table-cell table:formula="of:=SUBSTITUTE([.D374];&quot;B&quot;;&quot;1&quot;)" office:value-type="string" office:string-value="1101110LLL" calcext:value-type="string">
            <text:p>1101110LLL</text:p>
          </table:table-cell>
          <table:table-cell table:formula="of:=SUBSTITUTE([.E374];&quot;L&quot;;&quot;0&quot;)" office:value-type="string" office:string-value="1101110000" calcext:value-type="string">
            <text:p>1101110000</text:p>
          </table:table-cell>
          <table:table-cell table:formula="of:=SUBSTITUTE([.F374];&quot;R&quot;;&quot;1&quot;)" office:value-type="string" office:string-value="1101110000" calcext:value-type="string">
            <text:p>1101110000</text:p>
          </table:table-cell>
          <table:table-cell table:formula="of:=MID([.G374];1;7)" office:value-type="string" office:string-value="1101110" calcext:value-type="string">
            <text:p>1101110</text:p>
          </table:table-cell>
          <table:table-cell table:formula="of:=MID([.G374];8;3)" office:value-type="string" office:string-value="000" calcext:value-type="string">
            <text:p>000</text:p>
          </table:table-cell>
          <table:table-cell table:formula="of:=BIN2DEC([.H374]) * 8" office:value-type="float" office:value="880" calcext:value-type="float">
            <text:p>880</text:p>
          </table:table-cell>
          <table:table-cell table:formula="of:=BIN2DEC([.I374])" office:value-type="float" office:value="0" calcext:value-type="float">
            <text:p>0</text:p>
          </table:table-cell>
          <table:table-cell table:formula="of:=[.J374]+[.K374]" office:value-type="float" office:value="880" calcext:value-type="float">
            <text:p>8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BRRL</text:p>
          </table:table-cell>
          <table:table-cell table:formula="of:=BIN2DEC([.H375])" office:value-type="float" office:value="37" calcext:value-type="float">
            <text:p>37</text:p>
          </table:table-cell>
          <table:table-cell table:formula="of:=BIN2DEC([.I375])" office:value-type="float" office:value="6" calcext:value-type="float">
            <text:p>6</text:p>
          </table:table-cell>
          <table:table-cell table:formula="of:=SUBSTITUTE([.A375] ;&quot;F&quot;;&quot;0&quot;)" office:value-type="string" office:string-value="0B00B0BRRL" calcext:value-type="string">
            <text:p>0B00B0BRRL</text:p>
          </table:table-cell>
          <table:table-cell table:formula="of:=SUBSTITUTE([.D375];&quot;B&quot;;&quot;1&quot;)" office:value-type="string" office:string-value="0100101RRL" calcext:value-type="string">
            <text:p>0100101RRL</text:p>
          </table:table-cell>
          <table:table-cell table:formula="of:=SUBSTITUTE([.E375];&quot;L&quot;;&quot;0&quot;)" office:value-type="string" office:string-value="0100101RR0" calcext:value-type="string">
            <text:p>0100101RR0</text:p>
          </table:table-cell>
          <table:table-cell table:formula="of:=SUBSTITUTE([.F375];&quot;R&quot;;&quot;1&quot;)" office:value-type="string" office:string-value="0100101110" calcext:value-type="string">
            <text:p>0100101110</text:p>
          </table:table-cell>
          <table:table-cell table:formula="of:=MID([.G375];1;7)" office:value-type="string" office:string-value="0100101" calcext:value-type="string">
            <text:p>0100101</text:p>
          </table:table-cell>
          <table:table-cell table:formula="of:=MID([.G375];8;3)" office:value-type="string" office:string-value="110" calcext:value-type="string">
            <text:p>110</text:p>
          </table:table-cell>
          <table:table-cell table:formula="of:=BIN2DEC([.H375]) * 8" office:value-type="float" office:value="296" calcext:value-type="float">
            <text:p>296</text:p>
          </table:table-cell>
          <table:table-cell table:formula="of:=BIN2DEC([.I375])" office:value-type="float" office:value="6" calcext:value-type="float">
            <text:p>6</text:p>
          </table:table-cell>
          <table:table-cell table:formula="of:=[.J375]+[.K375]" office:value-type="float" office:value="302" calcext:value-type="float">
            <text:p>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BRLL</text:p>
          </table:table-cell>
          <table:table-cell table:formula="of:=BIN2DEC([.H376])" office:value-type="float" office:value="73" calcext:value-type="float">
            <text:p>73</text:p>
          </table:table-cell>
          <table:table-cell table:formula="of:=BIN2DEC([.I376])" office:value-type="float" office:value="4" calcext:value-type="float">
            <text:p>4</text:p>
          </table:table-cell>
          <table:table-cell table:formula="of:=SUBSTITUTE([.A376] ;&quot;F&quot;;&quot;0&quot;)" office:value-type="string" office:string-value="B00B00BRLL" calcext:value-type="string">
            <text:p>B00B00BRLL</text:p>
          </table:table-cell>
          <table:table-cell table:formula="of:=SUBSTITUTE([.D376];&quot;B&quot;;&quot;1&quot;)" office:value-type="string" office:string-value="1001001RLL" calcext:value-type="string">
            <text:p>1001001RLL</text:p>
          </table:table-cell>
          <table:table-cell table:formula="of:=SUBSTITUTE([.E376];&quot;L&quot;;&quot;0&quot;)" office:value-type="string" office:string-value="1001001R00" calcext:value-type="string">
            <text:p>1001001R00</text:p>
          </table:table-cell>
          <table:table-cell table:formula="of:=SUBSTITUTE([.F376];&quot;R&quot;;&quot;1&quot;)" office:value-type="string" office:string-value="1001001100" calcext:value-type="string">
            <text:p>1001001100</text:p>
          </table:table-cell>
          <table:table-cell table:formula="of:=MID([.G376];1;7)" office:value-type="string" office:string-value="1001001" calcext:value-type="string">
            <text:p>1001001</text:p>
          </table:table-cell>
          <table:table-cell table:formula="of:=MID([.G376];8;3)" office:value-type="string" office:string-value="100" calcext:value-type="string">
            <text:p>100</text:p>
          </table:table-cell>
          <table:table-cell table:formula="of:=BIN2DEC([.H376]) * 8" office:value-type="float" office:value="584" calcext:value-type="float">
            <text:p>584</text:p>
          </table:table-cell>
          <table:table-cell table:formula="of:=BIN2DEC([.I376])" office:value-type="float" office:value="4" calcext:value-type="float">
            <text:p>4</text:p>
          </table:table-cell>
          <table:table-cell table:formula="of:=[.J376]+[.K376]" office:value-type="float" office:value="588" calcext:value-type="float">
            <text:p>5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FLRR</text:p>
          </table:table-cell>
          <table:table-cell table:formula="of:=BIN2DEC([.H377])" office:value-type="float" office:value="80" calcext:value-type="float">
            <text:p>80</text:p>
          </table:table-cell>
          <table:table-cell table:formula="of:=BIN2DEC([.I377])" office:value-type="float" office:value="3" calcext:value-type="float">
            <text:p>3</text:p>
          </table:table-cell>
          <table:table-cell table:formula="of:=SUBSTITUTE([.A377] ;&quot;F&quot;;&quot;0&quot;)" office:value-type="string" office:string-value="B0B0000LRR" calcext:value-type="string">
            <text:p>B0B0000LRR</text:p>
          </table:table-cell>
          <table:table-cell table:formula="of:=SUBSTITUTE([.D377];&quot;B&quot;;&quot;1&quot;)" office:value-type="string" office:string-value="1010000LRR" calcext:value-type="string">
            <text:p>1010000LRR</text:p>
          </table:table-cell>
          <table:table-cell table:formula="of:=SUBSTITUTE([.E377];&quot;L&quot;;&quot;0&quot;)" office:value-type="string" office:string-value="10100000RR" calcext:value-type="string">
            <text:p>10100000RR</text:p>
          </table:table-cell>
          <table:table-cell table:formula="of:=SUBSTITUTE([.F377];&quot;R&quot;;&quot;1&quot;)" office:value-type="string" office:string-value="1010000011" calcext:value-type="string">
            <text:p>1010000011</text:p>
          </table:table-cell>
          <table:table-cell table:formula="of:=MID([.G377];1;7)" office:value-type="string" office:string-value="1010000" calcext:value-type="string">
            <text:p>1010000</text:p>
          </table:table-cell>
          <table:table-cell table:formula="of:=MID([.G377];8;3)" office:value-type="string" office:string-value="011" calcext:value-type="string">
            <text:p>011</text:p>
          </table:table-cell>
          <table:table-cell table:formula="of:=BIN2DEC([.H377]) * 8" office:value-type="float" office:value="640" calcext:value-type="float">
            <text:p>640</text:p>
          </table:table-cell>
          <table:table-cell table:formula="of:=BIN2DEC([.I377])" office:value-type="float" office:value="3" calcext:value-type="float">
            <text:p>3</text:p>
          </table:table-cell>
          <table:table-cell table:formula="of:=[.J377]+[.K377]" office:value-type="float" office:value="643" calcext:value-type="float">
            <text:p>6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BRLR</text:p>
          </table:table-cell>
          <table:table-cell table:formula="of:=BIN2DEC([.H378])" office:value-type="float" office:value="23" calcext:value-type="float">
            <text:p>23</text:p>
          </table:table-cell>
          <table:table-cell table:formula="of:=BIN2DEC([.I378])" office:value-type="float" office:value="5" calcext:value-type="float">
            <text:p>5</text:p>
          </table:table-cell>
          <table:table-cell table:formula="of:=SUBSTITUTE([.A378] ;&quot;F&quot;;&quot;0&quot;)" office:value-type="string" office:string-value="00B0BBBRLR" calcext:value-type="string">
            <text:p>00B0BBBRLR</text:p>
          </table:table-cell>
          <table:table-cell table:formula="of:=SUBSTITUTE([.D378];&quot;B&quot;;&quot;1&quot;)" office:value-type="string" office:string-value="0010111RLR" calcext:value-type="string">
            <text:p>0010111RLR</text:p>
          </table:table-cell>
          <table:table-cell table:formula="of:=SUBSTITUTE([.E378];&quot;L&quot;;&quot;0&quot;)" office:value-type="string" office:string-value="0010111R0R" calcext:value-type="string">
            <text:p>0010111R0R</text:p>
          </table:table-cell>
          <table:table-cell table:formula="of:=SUBSTITUTE([.F378];&quot;R&quot;;&quot;1&quot;)" office:value-type="string" office:string-value="0010111101" calcext:value-type="string">
            <text:p>0010111101</text:p>
          </table:table-cell>
          <table:table-cell table:formula="of:=MID([.G378];1;7)" office:value-type="string" office:string-value="0010111" calcext:value-type="string">
            <text:p>0010111</text:p>
          </table:table-cell>
          <table:table-cell table:formula="of:=MID([.G378];8;3)" office:value-type="string" office:string-value="101" calcext:value-type="string">
            <text:p>101</text:p>
          </table:table-cell>
          <table:table-cell table:formula="of:=BIN2DEC([.H378]) * 8" office:value-type="float" office:value="184" calcext:value-type="float">
            <text:p>184</text:p>
          </table:table-cell>
          <table:table-cell table:formula="of:=BIN2DEC([.I378])" office:value-type="float" office:value="5" calcext:value-type="float">
            <text:p>5</text:p>
          </table:table-cell>
          <table:table-cell table:formula="of:=[.J378]+[.K378]" office:value-type="float" office:value="189" calcext:value-type="float">
            <text:p>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BRRL</text:p>
          </table:table-cell>
          <table:table-cell table:formula="of:=BIN2DEC([.H379])" office:value-type="float" office:value="75" calcext:value-type="float">
            <text:p>75</text:p>
          </table:table-cell>
          <table:table-cell table:formula="of:=BIN2DEC([.I379])" office:value-type="float" office:value="6" calcext:value-type="float">
            <text:p>6</text:p>
          </table:table-cell>
          <table:table-cell table:formula="of:=SUBSTITUTE([.A379] ;&quot;F&quot;;&quot;0&quot;)" office:value-type="string" office:string-value="B00B0BBRRL" calcext:value-type="string">
            <text:p>B00B0BBRRL</text:p>
          </table:table-cell>
          <table:table-cell table:formula="of:=SUBSTITUTE([.D379];&quot;B&quot;;&quot;1&quot;)" office:value-type="string" office:string-value="1001011RRL" calcext:value-type="string">
            <text:p>1001011RRL</text:p>
          </table:table-cell>
          <table:table-cell table:formula="of:=SUBSTITUTE([.E379];&quot;L&quot;;&quot;0&quot;)" office:value-type="string" office:string-value="1001011RR0" calcext:value-type="string">
            <text:p>1001011RR0</text:p>
          </table:table-cell>
          <table:table-cell table:formula="of:=SUBSTITUTE([.F379];&quot;R&quot;;&quot;1&quot;)" office:value-type="string" office:string-value="1001011110" calcext:value-type="string">
            <text:p>1001011110</text:p>
          </table:table-cell>
          <table:table-cell table:formula="of:=MID([.G379];1;7)" office:value-type="string" office:string-value="1001011" calcext:value-type="string">
            <text:p>1001011</text:p>
          </table:table-cell>
          <table:table-cell table:formula="of:=MID([.G379];8;3)" office:value-type="string" office:string-value="110" calcext:value-type="string">
            <text:p>110</text:p>
          </table:table-cell>
          <table:table-cell table:formula="of:=BIN2DEC([.H379]) * 8" office:value-type="float" office:value="600" calcext:value-type="float">
            <text:p>600</text:p>
          </table:table-cell>
          <table:table-cell table:formula="of:=BIN2DEC([.I379])" office:value-type="float" office:value="6" calcext:value-type="float">
            <text:p>6</text:p>
          </table:table-cell>
          <table:table-cell table:formula="of:=[.J379]+[.K379]" office:value-type="float" office:value="606" calcext:value-type="float">
            <text:p>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BLRR</text:p>
          </table:table-cell>
          <table:table-cell table:formula="of:=BIN2DEC([.H380])" office:value-type="float" office:value="47" calcext:value-type="float">
            <text:p>47</text:p>
          </table:table-cell>
          <table:table-cell table:formula="of:=BIN2DEC([.I380])" office:value-type="float" office:value="3" calcext:value-type="float">
            <text:p>3</text:p>
          </table:table-cell>
          <table:table-cell table:formula="of:=SUBSTITUTE([.A380] ;&quot;F&quot;;&quot;0&quot;)" office:value-type="string" office:string-value="0B0BBBBLRR" calcext:value-type="string">
            <text:p>0B0BBBBLRR</text:p>
          </table:table-cell>
          <table:table-cell table:formula="of:=SUBSTITUTE([.D380];&quot;B&quot;;&quot;1&quot;)" office:value-type="string" office:string-value="0101111LRR" calcext:value-type="string">
            <text:p>0101111LRR</text:p>
          </table:table-cell>
          <table:table-cell table:formula="of:=SUBSTITUTE([.E380];&quot;L&quot;;&quot;0&quot;)" office:value-type="string" office:string-value="01011110RR" calcext:value-type="string">
            <text:p>01011110RR</text:p>
          </table:table-cell>
          <table:table-cell table:formula="of:=SUBSTITUTE([.F380];&quot;R&quot;;&quot;1&quot;)" office:value-type="string" office:string-value="0101111011" calcext:value-type="string">
            <text:p>0101111011</text:p>
          </table:table-cell>
          <table:table-cell table:formula="of:=MID([.G380];1;7)" office:value-type="string" office:string-value="0101111" calcext:value-type="string">
            <text:p>0101111</text:p>
          </table:table-cell>
          <table:table-cell table:formula="of:=MID([.G380];8;3)" office:value-type="string" office:string-value="011" calcext:value-type="string">
            <text:p>011</text:p>
          </table:table-cell>
          <table:table-cell table:formula="of:=BIN2DEC([.H380]) * 8" office:value-type="float" office:value="376" calcext:value-type="float">
            <text:p>376</text:p>
          </table:table-cell>
          <table:table-cell table:formula="of:=BIN2DEC([.I380])" office:value-type="float" office:value="3" calcext:value-type="float">
            <text:p>3</text:p>
          </table:table-cell>
          <table:table-cell table:formula="of:=[.J380]+[.K380]" office:value-type="float" office:value="379" calcext:value-type="float">
            <text:p>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BLLL</text:p>
          </table:table-cell>
          <table:table-cell table:formula="of:=BIN2DEC([.H381])" office:value-type="float" office:value="65" calcext:value-type="float">
            <text:p>65</text:p>
          </table:table-cell>
          <table:table-cell table:formula="of:=BIN2DEC([.I381])" office:value-type="float" office:value="0" calcext:value-type="float">
            <text:p>0</text:p>
          </table:table-cell>
          <table:table-cell table:formula="of:=SUBSTITUTE([.A381] ;&quot;F&quot;;&quot;0&quot;)" office:value-type="string" office:string-value="B00000BLLL" calcext:value-type="string">
            <text:p>B00000BLLL</text:p>
          </table:table-cell>
          <table:table-cell table:formula="of:=SUBSTITUTE([.D381];&quot;B&quot;;&quot;1&quot;)" office:value-type="string" office:string-value="1000001LLL" calcext:value-type="string">
            <text:p>1000001LLL</text:p>
          </table:table-cell>
          <table:table-cell table:formula="of:=SUBSTITUTE([.E381];&quot;L&quot;;&quot;0&quot;)" office:value-type="string" office:string-value="1000001000" calcext:value-type="string">
            <text:p>1000001000</text:p>
          </table:table-cell>
          <table:table-cell table:formula="of:=SUBSTITUTE([.F381];&quot;R&quot;;&quot;1&quot;)" office:value-type="string" office:string-value="1000001000" calcext:value-type="string">
            <text:p>1000001000</text:p>
          </table:table-cell>
          <table:table-cell table:formula="of:=MID([.G381];1;7)" office:value-type="string" office:string-value="1000001" calcext:value-type="string">
            <text:p>1000001</text:p>
          </table:table-cell>
          <table:table-cell table:formula="of:=MID([.G381];8;3)" office:value-type="string" office:string-value="000" calcext:value-type="string">
            <text:p>000</text:p>
          </table:table-cell>
          <table:table-cell table:formula="of:=BIN2DEC([.H381]) * 8" office:value-type="float" office:value="520" calcext:value-type="float">
            <text:p>520</text:p>
          </table:table-cell>
          <table:table-cell table:formula="of:=BIN2DEC([.I381])" office:value-type="float" office:value="0" calcext:value-type="float">
            <text:p>0</text:p>
          </table:table-cell>
          <table:table-cell table:formula="of:=[.J381]+[.K381]" office:value-type="float" office:value="520" calcext:value-type="float">
            <text:p>5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BRRR</text:p>
          </table:table-cell>
          <table:table-cell table:formula="of:=BIN2DEC([.H382])" office:value-type="float" office:value="37" calcext:value-type="float">
            <text:p>37</text:p>
          </table:table-cell>
          <table:table-cell table:formula="of:=BIN2DEC([.I382])" office:value-type="float" office:value="7" calcext:value-type="float">
            <text:p>7</text:p>
          </table:table-cell>
          <table:table-cell table:formula="of:=SUBSTITUTE([.A382] ;&quot;F&quot;;&quot;0&quot;)" office:value-type="string" office:string-value="0B00B0BRRR" calcext:value-type="string">
            <text:p>0B00B0BRRR</text:p>
          </table:table-cell>
          <table:table-cell table:formula="of:=SUBSTITUTE([.D382];&quot;B&quot;;&quot;1&quot;)" office:value-type="string" office:string-value="0100101RRR" calcext:value-type="string">
            <text:p>0100101RRR</text:p>
          </table:table-cell>
          <table:table-cell table:formula="of:=SUBSTITUTE([.E382];&quot;L&quot;;&quot;0&quot;)" office:value-type="string" office:string-value="0100101RRR" calcext:value-type="string">
            <text:p>0100101RRR</text:p>
          </table:table-cell>
          <table:table-cell table:formula="of:=SUBSTITUTE([.F382];&quot;R&quot;;&quot;1&quot;)" office:value-type="string" office:string-value="0100101111" calcext:value-type="string">
            <text:p>0100101111</text:p>
          </table:table-cell>
          <table:table-cell table:formula="of:=MID([.G382];1;7)" office:value-type="string" office:string-value="0100101" calcext:value-type="string">
            <text:p>0100101</text:p>
          </table:table-cell>
          <table:table-cell table:formula="of:=MID([.G382];8;3)" office:value-type="string" office:string-value="111" calcext:value-type="string">
            <text:p>111</text:p>
          </table:table-cell>
          <table:table-cell table:formula="of:=BIN2DEC([.H382]) * 8" office:value-type="float" office:value="296" calcext:value-type="float">
            <text:p>296</text:p>
          </table:table-cell>
          <table:table-cell table:formula="of:=BIN2DEC([.I382])" office:value-type="float" office:value="7" calcext:value-type="float">
            <text:p>7</text:p>
          </table:table-cell>
          <table:table-cell table:formula="of:=[.J382]+[.K382]" office:value-type="float" office:value="303" calcext:value-type="float">
            <text:p>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FRLR</text:p>
          </table:table-cell>
          <table:table-cell table:formula="of:=BIN2DEC([.H383])" office:value-type="float" office:value="44" calcext:value-type="float">
            <text:p>44</text:p>
          </table:table-cell>
          <table:table-cell table:formula="of:=BIN2DEC([.I383])" office:value-type="float" office:value="5" calcext:value-type="float">
            <text:p>5</text:p>
          </table:table-cell>
          <table:table-cell table:formula="of:=SUBSTITUTE([.A383] ;&quot;F&quot;;&quot;0&quot;)" office:value-type="string" office:string-value="0B0BB00RLR" calcext:value-type="string">
            <text:p>0B0BB00RLR</text:p>
          </table:table-cell>
          <table:table-cell table:formula="of:=SUBSTITUTE([.D383];&quot;B&quot;;&quot;1&quot;)" office:value-type="string" office:string-value="0101100RLR" calcext:value-type="string">
            <text:p>0101100RLR</text:p>
          </table:table-cell>
          <table:table-cell table:formula="of:=SUBSTITUTE([.E383];&quot;L&quot;;&quot;0&quot;)" office:value-type="string" office:string-value="0101100R0R" calcext:value-type="string">
            <text:p>0101100R0R</text:p>
          </table:table-cell>
          <table:table-cell table:formula="of:=SUBSTITUTE([.F383];&quot;R&quot;;&quot;1&quot;)" office:value-type="string" office:string-value="0101100101" calcext:value-type="string">
            <text:p>0101100101</text:p>
          </table:table-cell>
          <table:table-cell table:formula="of:=MID([.G383];1;7)" office:value-type="string" office:string-value="0101100" calcext:value-type="string">
            <text:p>0101100</text:p>
          </table:table-cell>
          <table:table-cell table:formula="of:=MID([.G383];8;3)" office:value-type="string" office:string-value="101" calcext:value-type="string">
            <text:p>101</text:p>
          </table:table-cell>
          <table:table-cell table:formula="of:=BIN2DEC([.H383]) * 8" office:value-type="float" office:value="352" calcext:value-type="float">
            <text:p>352</text:p>
          </table:table-cell>
          <table:table-cell table:formula="of:=BIN2DEC([.I383])" office:value-type="float" office:value="5" calcext:value-type="float">
            <text:p>5</text:p>
          </table:table-cell>
          <table:table-cell table:formula="of:=[.J383]+[.K383]" office:value-type="float" office:value="357" calcext:value-type="float">
            <text:p>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FLLL</text:p>
          </table:table-cell>
          <table:table-cell table:formula="of:=BIN2DEC([.H384])" office:value-type="float" office:value="86" calcext:value-type="float">
            <text:p>86</text:p>
          </table:table-cell>
          <table:table-cell table:formula="of:=BIN2DEC([.I384])" office:value-type="float" office:value="0" calcext:value-type="float">
            <text:p>0</text:p>
          </table:table-cell>
          <table:table-cell table:formula="of:=SUBSTITUTE([.A384] ;&quot;F&quot;;&quot;0&quot;)" office:value-type="string" office:string-value="B0B0BB0LLL" calcext:value-type="string">
            <text:p>B0B0BB0LLL</text:p>
          </table:table-cell>
          <table:table-cell table:formula="of:=SUBSTITUTE([.D384];&quot;B&quot;;&quot;1&quot;)" office:value-type="string" office:string-value="1010110LLL" calcext:value-type="string">
            <text:p>1010110LLL</text:p>
          </table:table-cell>
          <table:table-cell table:formula="of:=SUBSTITUTE([.E384];&quot;L&quot;;&quot;0&quot;)" office:value-type="string" office:string-value="1010110000" calcext:value-type="string">
            <text:p>1010110000</text:p>
          </table:table-cell>
          <table:table-cell table:formula="of:=SUBSTITUTE([.F384];&quot;R&quot;;&quot;1&quot;)" office:value-type="string" office:string-value="1010110000" calcext:value-type="string">
            <text:p>1010110000</text:p>
          </table:table-cell>
          <table:table-cell table:formula="of:=MID([.G384];1;7)" office:value-type="string" office:string-value="1010110" calcext:value-type="string">
            <text:p>1010110</text:p>
          </table:table-cell>
          <table:table-cell table:formula="of:=MID([.G384];8;3)" office:value-type="string" office:string-value="000" calcext:value-type="string">
            <text:p>000</text:p>
          </table:table-cell>
          <table:table-cell table:formula="of:=BIN2DEC([.H384]) * 8" office:value-type="float" office:value="688" calcext:value-type="float">
            <text:p>688</text:p>
          </table:table-cell>
          <table:table-cell table:formula="of:=BIN2DEC([.I384])" office:value-type="float" office:value="0" calcext:value-type="float">
            <text:p>0</text:p>
          </table:table-cell>
          <table:table-cell table:formula="of:=[.J384]+[.K384]" office:value-type="float" office:value="688" calcext:value-type="float">
            <text:p>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FRRL</text:p>
          </table:table-cell>
          <table:table-cell table:formula="of:=BIN2DEC([.H385])" office:value-type="float" office:value="92" calcext:value-type="float">
            <text:p>92</text:p>
          </table:table-cell>
          <table:table-cell table:formula="of:=BIN2DEC([.I385])" office:value-type="float" office:value="6" calcext:value-type="float">
            <text:p>6</text:p>
          </table:table-cell>
          <table:table-cell table:formula="of:=SUBSTITUTE([.A385] ;&quot;F&quot;;&quot;0&quot;)" office:value-type="string" office:string-value="B0BBB00RRL" calcext:value-type="string">
            <text:p>B0BBB00RRL</text:p>
          </table:table-cell>
          <table:table-cell table:formula="of:=SUBSTITUTE([.D385];&quot;B&quot;;&quot;1&quot;)" office:value-type="string" office:string-value="1011100RRL" calcext:value-type="string">
            <text:p>1011100RRL</text:p>
          </table:table-cell>
          <table:table-cell table:formula="of:=SUBSTITUTE([.E385];&quot;L&quot;;&quot;0&quot;)" office:value-type="string" office:string-value="1011100RR0" calcext:value-type="string">
            <text:p>1011100RR0</text:p>
          </table:table-cell>
          <table:table-cell table:formula="of:=SUBSTITUTE([.F385];&quot;R&quot;;&quot;1&quot;)" office:value-type="string" office:string-value="1011100110" calcext:value-type="string">
            <text:p>1011100110</text:p>
          </table:table-cell>
          <table:table-cell table:formula="of:=MID([.G385];1;7)" office:value-type="string" office:string-value="1011100" calcext:value-type="string">
            <text:p>1011100</text:p>
          </table:table-cell>
          <table:table-cell table:formula="of:=MID([.G385];8;3)" office:value-type="string" office:string-value="110" calcext:value-type="string">
            <text:p>110</text:p>
          </table:table-cell>
          <table:table-cell table:formula="of:=BIN2DEC([.H385]) * 8" office:value-type="float" office:value="736" calcext:value-type="float">
            <text:p>736</text:p>
          </table:table-cell>
          <table:table-cell table:formula="of:=BIN2DEC([.I385])" office:value-type="float" office:value="6" calcext:value-type="float">
            <text:p>6</text:p>
          </table:table-cell>
          <table:table-cell table:formula="of:=[.J385]+[.K385]" office:value-type="float" office:value="742" calcext:value-type="float">
            <text:p>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BLLR</text:p>
          </table:table-cell>
          <table:table-cell table:formula="of:=BIN2DEC([.H386])" office:value-type="float" office:value="29" calcext:value-type="float">
            <text:p>29</text:p>
          </table:table-cell>
          <table:table-cell table:formula="of:=BIN2DEC([.I386])" office:value-type="float" office:value="1" calcext:value-type="float">
            <text:p>1</text:p>
          </table:table-cell>
          <table:table-cell table:formula="of:=SUBSTITUTE([.A386] ;&quot;F&quot;;&quot;0&quot;)" office:value-type="string" office:string-value="00BBB0BLLR" calcext:value-type="string">
            <text:p>00BBB0BLLR</text:p>
          </table:table-cell>
          <table:table-cell table:formula="of:=SUBSTITUTE([.D386];&quot;B&quot;;&quot;1&quot;)" office:value-type="string" office:string-value="0011101LLR" calcext:value-type="string">
            <text:p>0011101LLR</text:p>
          </table:table-cell>
          <table:table-cell table:formula="of:=SUBSTITUTE([.E386];&quot;L&quot;;&quot;0&quot;)" office:value-type="string" office:string-value="001110100R" calcext:value-type="string">
            <text:p>001110100R</text:p>
          </table:table-cell>
          <table:table-cell table:formula="of:=SUBSTITUTE([.F386];&quot;R&quot;;&quot;1&quot;)" office:value-type="string" office:string-value="0011101001" calcext:value-type="string">
            <text:p>0011101001</text:p>
          </table:table-cell>
          <table:table-cell table:formula="of:=MID([.G386];1;7)" office:value-type="string" office:string-value="0011101" calcext:value-type="string">
            <text:p>0011101</text:p>
          </table:table-cell>
          <table:table-cell table:formula="of:=MID([.G386];8;3)" office:value-type="string" office:string-value="001" calcext:value-type="string">
            <text:p>001</text:p>
          </table:table-cell>
          <table:table-cell table:formula="of:=BIN2DEC([.H386]) * 8" office:value-type="float" office:value="232" calcext:value-type="float">
            <text:p>232</text:p>
          </table:table-cell>
          <table:table-cell table:formula="of:=BIN2DEC([.I386])" office:value-type="float" office:value="1" calcext:value-type="float">
            <text:p>1</text:p>
          </table:table-cell>
          <table:table-cell table:formula="of:=[.J386]+[.K386]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BLRL</text:p>
          </table:table-cell>
          <table:table-cell table:formula="of:=BIN2DEC([.H387])" office:value-type="float" office:value="49" calcext:value-type="float">
            <text:p>49</text:p>
          </table:table-cell>
          <table:table-cell table:formula="of:=BIN2DEC([.I387])" office:value-type="float" office:value="2" calcext:value-type="float">
            <text:p>2</text:p>
          </table:table-cell>
          <table:table-cell table:formula="of:=SUBSTITUTE([.A387] ;&quot;F&quot;;&quot;0&quot;)" office:value-type="string" office:string-value="0BB000BLRL" calcext:value-type="string">
            <text:p>0BB000BLRL</text:p>
          </table:table-cell>
          <table:table-cell table:formula="of:=SUBSTITUTE([.D387];&quot;B&quot;;&quot;1&quot;)" office:value-type="string" office:string-value="0110001LRL" calcext:value-type="string">
            <text:p>0110001LRL</text:p>
          </table:table-cell>
          <table:table-cell table:formula="of:=SUBSTITUTE([.E387];&quot;L&quot;;&quot;0&quot;)" office:value-type="string" office:string-value="01100010R0" calcext:value-type="string">
            <text:p>01100010R0</text:p>
          </table:table-cell>
          <table:table-cell table:formula="of:=SUBSTITUTE([.F387];&quot;R&quot;;&quot;1&quot;)" office:value-type="string" office:string-value="0110001010" calcext:value-type="string">
            <text:p>0110001010</text:p>
          </table:table-cell>
          <table:table-cell table:formula="of:=MID([.G387];1;7)" office:value-type="string" office:string-value="0110001" calcext:value-type="string">
            <text:p>0110001</text:p>
          </table:table-cell>
          <table:table-cell table:formula="of:=MID([.G387];8;3)" office:value-type="string" office:string-value="010" calcext:value-type="string">
            <text:p>010</text:p>
          </table:table-cell>
          <table:table-cell table:formula="of:=BIN2DEC([.H387]) * 8" office:value-type="float" office:value="392" calcext:value-type="float">
            <text:p>392</text:p>
          </table:table-cell>
          <table:table-cell table:formula="of:=BIN2DEC([.I387])" office:value-type="float" office:value="2" calcext:value-type="float">
            <text:p>2</text:p>
          </table:table-cell>
          <table:table-cell table:formula="of:=[.J387]+[.K387]" office:value-type="float" office:value="394" calcext:value-type="float">
            <text:p>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FLLR</text:p>
          </table:table-cell>
          <table:table-cell table:formula="of:=BIN2DEC([.H388])" office:value-type="float" office:value="64" calcext:value-type="float">
            <text:p>64</text:p>
          </table:table-cell>
          <table:table-cell table:formula="of:=BIN2DEC([.I388])" office:value-type="float" office:value="1" calcext:value-type="float">
            <text:p>1</text:p>
          </table:table-cell>
          <table:table-cell table:formula="of:=SUBSTITUTE([.A388] ;&quot;F&quot;;&quot;0&quot;)" office:value-type="string" office:string-value="B000000LLR" calcext:value-type="string">
            <text:p>B000000LLR</text:p>
          </table:table-cell>
          <table:table-cell table:formula="of:=SUBSTITUTE([.D388];&quot;B&quot;;&quot;1&quot;)" office:value-type="string" office:string-value="1000000LLR" calcext:value-type="string">
            <text:p>1000000LLR</text:p>
          </table:table-cell>
          <table:table-cell table:formula="of:=SUBSTITUTE([.E388];&quot;L&quot;;&quot;0&quot;)" office:value-type="string" office:string-value="100000000R" calcext:value-type="string">
            <text:p>100000000R</text:p>
          </table:table-cell>
          <table:table-cell table:formula="of:=SUBSTITUTE([.F388];&quot;R&quot;;&quot;1&quot;)" office:value-type="string" office:string-value="1000000001" calcext:value-type="string">
            <text:p>1000000001</text:p>
          </table:table-cell>
          <table:table-cell table:formula="of:=MID([.G388];1;7)" office:value-type="string" office:string-value="1000000" calcext:value-type="string">
            <text:p>1000000</text:p>
          </table:table-cell>
          <table:table-cell table:formula="of:=MID([.G388];8;3)" office:value-type="string" office:string-value="001" calcext:value-type="string">
            <text:p>001</text:p>
          </table:table-cell>
          <table:table-cell table:formula="of:=BIN2DEC([.H388]) * 8" office:value-type="float" office:value="512" calcext:value-type="float">
            <text:p>512</text:p>
          </table:table-cell>
          <table:table-cell table:formula="of:=BIN2DEC([.I388])" office:value-type="float" office:value="1" calcext:value-type="float">
            <text:p>1</text:p>
          </table:table-cell>
          <table:table-cell table:formula="of:=[.J388]+[.K388]" office:value-type="float" office:value="513" calcext:value-type="float">
            <text:p>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BLRL</text:p>
          </table:table-cell>
          <table:table-cell table:formula="of:=BIN2DEC([.H389])" office:value-type="float" office:value="33" calcext:value-type="float">
            <text:p>33</text:p>
          </table:table-cell>
          <table:table-cell table:formula="of:=BIN2DEC([.I389])" office:value-type="float" office:value="2" calcext:value-type="float">
            <text:p>2</text:p>
          </table:table-cell>
          <table:table-cell table:formula="of:=SUBSTITUTE([.A389] ;&quot;F&quot;;&quot;0&quot;)" office:value-type="string" office:string-value="0B0000BLRL" calcext:value-type="string">
            <text:p>0B0000BLRL</text:p>
          </table:table-cell>
          <table:table-cell table:formula="of:=SUBSTITUTE([.D389];&quot;B&quot;;&quot;1&quot;)" office:value-type="string" office:string-value="0100001LRL" calcext:value-type="string">
            <text:p>0100001LRL</text:p>
          </table:table-cell>
          <table:table-cell table:formula="of:=SUBSTITUTE([.E389];&quot;L&quot;;&quot;0&quot;)" office:value-type="string" office:string-value="01000010R0" calcext:value-type="string">
            <text:p>01000010R0</text:p>
          </table:table-cell>
          <table:table-cell table:formula="of:=SUBSTITUTE([.F389];&quot;R&quot;;&quot;1&quot;)" office:value-type="string" office:string-value="0100001010" calcext:value-type="string">
            <text:p>0100001010</text:p>
          </table:table-cell>
          <table:table-cell table:formula="of:=MID([.G389];1;7)" office:value-type="string" office:string-value="0100001" calcext:value-type="string">
            <text:p>0100001</text:p>
          </table:table-cell>
          <table:table-cell table:formula="of:=MID([.G389];8;3)" office:value-type="string" office:string-value="010" calcext:value-type="string">
            <text:p>010</text:p>
          </table:table-cell>
          <table:table-cell table:formula="of:=BIN2DEC([.H389]) * 8" office:value-type="float" office:value="264" calcext:value-type="float">
            <text:p>264</text:p>
          </table:table-cell>
          <table:table-cell table:formula="of:=BIN2DEC([.I389])" office:value-type="float" office:value="2" calcext:value-type="float">
            <text:p>2</text:p>
          </table:table-cell>
          <table:table-cell table:formula="of:=[.J389]+[.K389]" office:value-type="float" office:value="266" calcext:value-type="float">
            <text:p>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FLRL</text:p>
          </table:table-cell>
          <table:table-cell table:formula="of:=BIN2DEC([.H390])" office:value-type="float" office:value="24" calcext:value-type="float">
            <text:p>24</text:p>
          </table:table-cell>
          <table:table-cell table:formula="of:=BIN2DEC([.I390])" office:value-type="float" office:value="2" calcext:value-type="float">
            <text:p>2</text:p>
          </table:table-cell>
          <table:table-cell table:formula="of:=SUBSTITUTE([.A390] ;&quot;F&quot;;&quot;0&quot;)" office:value-type="string" office:string-value="00BB000LRL" calcext:value-type="string">
            <text:p>00BB000LRL</text:p>
          </table:table-cell>
          <table:table-cell table:formula="of:=SUBSTITUTE([.D390];&quot;B&quot;;&quot;1&quot;)" office:value-type="string" office:string-value="0011000LRL" calcext:value-type="string">
            <text:p>0011000LRL</text:p>
          </table:table-cell>
          <table:table-cell table:formula="of:=SUBSTITUTE([.E390];&quot;L&quot;;&quot;0&quot;)" office:value-type="string" office:string-value="00110000R0" calcext:value-type="string">
            <text:p>00110000R0</text:p>
          </table:table-cell>
          <table:table-cell table:formula="of:=SUBSTITUTE([.F390];&quot;R&quot;;&quot;1&quot;)" office:value-type="string" office:string-value="0011000010" calcext:value-type="string">
            <text:p>0011000010</text:p>
          </table:table-cell>
          <table:table-cell table:formula="of:=MID([.G390];1;7)" office:value-type="string" office:string-value="0011000" calcext:value-type="string">
            <text:p>0011000</text:p>
          </table:table-cell>
          <table:table-cell table:formula="of:=MID([.G390];8;3)" office:value-type="string" office:string-value="010" calcext:value-type="string">
            <text:p>010</text:p>
          </table:table-cell>
          <table:table-cell table:formula="of:=BIN2DEC([.H390]) * 8" office:value-type="float" office:value="192" calcext:value-type="float">
            <text:p>192</text:p>
          </table:table-cell>
          <table:table-cell table:formula="of:=BIN2DEC([.I390])" office:value-type="float" office:value="2" calcext:value-type="float">
            <text:p>2</text:p>
          </table:table-cell>
          <table:table-cell table:formula="of:=[.J390]+[.K390]" office:value-type="float" office:value="194" calcext:value-type="float">
            <text:p>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BLRL</text:p>
          </table:table-cell>
          <table:table-cell table:formula="of:=BIN2DEC([.H391])" office:value-type="float" office:value="29" calcext:value-type="float">
            <text:p>29</text:p>
          </table:table-cell>
          <table:table-cell table:formula="of:=BIN2DEC([.I391])" office:value-type="float" office:value="2" calcext:value-type="float">
            <text:p>2</text:p>
          </table:table-cell>
          <table:table-cell table:formula="of:=SUBSTITUTE([.A391] ;&quot;F&quot;;&quot;0&quot;)" office:value-type="string" office:string-value="00BBB0BLRL" calcext:value-type="string">
            <text:p>00BBB0BLRL</text:p>
          </table:table-cell>
          <table:table-cell table:formula="of:=SUBSTITUTE([.D391];&quot;B&quot;;&quot;1&quot;)" office:value-type="string" office:string-value="0011101LRL" calcext:value-type="string">
            <text:p>0011101LRL</text:p>
          </table:table-cell>
          <table:table-cell table:formula="of:=SUBSTITUTE([.E391];&quot;L&quot;;&quot;0&quot;)" office:value-type="string" office:string-value="00111010R0" calcext:value-type="string">
            <text:p>00111010R0</text:p>
          </table:table-cell>
          <table:table-cell table:formula="of:=SUBSTITUTE([.F391];&quot;R&quot;;&quot;1&quot;)" office:value-type="string" office:string-value="0011101010" calcext:value-type="string">
            <text:p>0011101010</text:p>
          </table:table-cell>
          <table:table-cell table:formula="of:=MID([.G391];1;7)" office:value-type="string" office:string-value="0011101" calcext:value-type="string">
            <text:p>0011101</text:p>
          </table:table-cell>
          <table:table-cell table:formula="of:=MID([.G391];8;3)" office:value-type="string" office:string-value="010" calcext:value-type="string">
            <text:p>010</text:p>
          </table:table-cell>
          <table:table-cell table:formula="of:=BIN2DEC([.H391]) * 8" office:value-type="float" office:value="232" calcext:value-type="float">
            <text:p>232</text:p>
          </table:table-cell>
          <table:table-cell table:formula="of:=BIN2DEC([.I391])" office:value-type="float" office:value="2" calcext:value-type="float">
            <text:p>2</text:p>
          </table:table-cell>
          <table:table-cell table:formula="of:=[.J391]+[.K391]" office:value-type="float" office:value="234" calcext:value-type="float">
            <text:p>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BLLR</text:p>
          </table:table-cell>
          <table:table-cell table:formula="of:=BIN2DEC([.H392])" office:value-type="float" office:value="69" calcext:value-type="float">
            <text:p>69</text:p>
          </table:table-cell>
          <table:table-cell table:formula="of:=BIN2DEC([.I392])" office:value-type="float" office:value="1" calcext:value-type="float">
            <text:p>1</text:p>
          </table:table-cell>
          <table:table-cell table:formula="of:=SUBSTITUTE([.A392] ;&quot;F&quot;;&quot;0&quot;)" office:value-type="string" office:string-value="B000B0BLLR" calcext:value-type="string">
            <text:p>B000B0BLLR</text:p>
          </table:table-cell>
          <table:table-cell table:formula="of:=SUBSTITUTE([.D392];&quot;B&quot;;&quot;1&quot;)" office:value-type="string" office:string-value="1000101LLR" calcext:value-type="string">
            <text:p>1000101LLR</text:p>
          </table:table-cell>
          <table:table-cell table:formula="of:=SUBSTITUTE([.E392];&quot;L&quot;;&quot;0&quot;)" office:value-type="string" office:string-value="100010100R" calcext:value-type="string">
            <text:p>100010100R</text:p>
          </table:table-cell>
          <table:table-cell table:formula="of:=SUBSTITUTE([.F392];&quot;R&quot;;&quot;1&quot;)" office:value-type="string" office:string-value="1000101001" calcext:value-type="string">
            <text:p>1000101001</text:p>
          </table:table-cell>
          <table:table-cell table:formula="of:=MID([.G392];1;7)" office:value-type="string" office:string-value="1000101" calcext:value-type="string">
            <text:p>1000101</text:p>
          </table:table-cell>
          <table:table-cell table:formula="of:=MID([.G392];8;3)" office:value-type="string" office:string-value="001" calcext:value-type="string">
            <text:p>001</text:p>
          </table:table-cell>
          <table:table-cell table:formula="of:=BIN2DEC([.H392]) * 8" office:value-type="float" office:value="552" calcext:value-type="float">
            <text:p>552</text:p>
          </table:table-cell>
          <table:table-cell table:formula="of:=BIN2DEC([.I392])" office:value-type="float" office:value="1" calcext:value-type="float">
            <text:p>1</text:p>
          </table:table-cell>
          <table:table-cell table:formula="of:=[.J392]+[.K392]" office:value-type="float" office:value="553" calcext:value-type="float">
            <text:p>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FLRR</text:p>
          </table:table-cell>
          <table:table-cell table:formula="of:=BIN2DEC([.H393])" office:value-type="float" office:value="78" calcext:value-type="float">
            <text:p>78</text:p>
          </table:table-cell>
          <table:table-cell table:formula="of:=BIN2DEC([.I393])" office:value-type="float" office:value="3" calcext:value-type="float">
            <text:p>3</text:p>
          </table:table-cell>
          <table:table-cell table:formula="of:=SUBSTITUTE([.A393] ;&quot;F&quot;;&quot;0&quot;)" office:value-type="string" office:string-value="B00BBB0LRR" calcext:value-type="string">
            <text:p>B00BBB0LRR</text:p>
          </table:table-cell>
          <table:table-cell table:formula="of:=SUBSTITUTE([.D393];&quot;B&quot;;&quot;1&quot;)" office:value-type="string" office:string-value="1001110LRR" calcext:value-type="string">
            <text:p>1001110LRR</text:p>
          </table:table-cell>
          <table:table-cell table:formula="of:=SUBSTITUTE([.E393];&quot;L&quot;;&quot;0&quot;)" office:value-type="string" office:string-value="10011100RR" calcext:value-type="string">
            <text:p>10011100RR</text:p>
          </table:table-cell>
          <table:table-cell table:formula="of:=SUBSTITUTE([.F393];&quot;R&quot;;&quot;1&quot;)" office:value-type="string" office:string-value="1001110011" calcext:value-type="string">
            <text:p>1001110011</text:p>
          </table:table-cell>
          <table:table-cell table:formula="of:=MID([.G393];1;7)" office:value-type="string" office:string-value="1001110" calcext:value-type="string">
            <text:p>1001110</text:p>
          </table:table-cell>
          <table:table-cell table:formula="of:=MID([.G393];8;3)" office:value-type="string" office:string-value="011" calcext:value-type="string">
            <text:p>011</text:p>
          </table:table-cell>
          <table:table-cell table:formula="of:=BIN2DEC([.H393]) * 8" office:value-type="float" office:value="624" calcext:value-type="float">
            <text:p>624</text:p>
          </table:table-cell>
          <table:table-cell table:formula="of:=BIN2DEC([.I393])" office:value-type="float" office:value="3" calcext:value-type="float">
            <text:p>3</text:p>
          </table:table-cell>
          <table:table-cell table:formula="of:=[.J393]+[.K393]" office:value-type="float" office:value="627" calcext:value-type="float">
            <text:p>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BRRR</text:p>
          </table:table-cell>
          <table:table-cell table:formula="of:=BIN2DEC([.H394])" office:value-type="float" office:value="35" calcext:value-type="float">
            <text:p>35</text:p>
          </table:table-cell>
          <table:table-cell table:formula="of:=BIN2DEC([.I394])" office:value-type="float" office:value="7" calcext:value-type="float">
            <text:p>7</text:p>
          </table:table-cell>
          <table:table-cell table:formula="of:=SUBSTITUTE([.A394] ;&quot;F&quot;;&quot;0&quot;)" office:value-type="string" office:string-value="0B000BBRRR" calcext:value-type="string">
            <text:p>0B000BBRRR</text:p>
          </table:table-cell>
          <table:table-cell table:formula="of:=SUBSTITUTE([.D394];&quot;B&quot;;&quot;1&quot;)" office:value-type="string" office:string-value="0100011RRR" calcext:value-type="string">
            <text:p>0100011RRR</text:p>
          </table:table-cell>
          <table:table-cell table:formula="of:=SUBSTITUTE([.E394];&quot;L&quot;;&quot;0&quot;)" office:value-type="string" office:string-value="0100011RRR" calcext:value-type="string">
            <text:p>0100011RRR</text:p>
          </table:table-cell>
          <table:table-cell table:formula="of:=SUBSTITUTE([.F394];&quot;R&quot;;&quot;1&quot;)" office:value-type="string" office:string-value="0100011111" calcext:value-type="string">
            <text:p>0100011111</text:p>
          </table:table-cell>
          <table:table-cell table:formula="of:=MID([.G394];1;7)" office:value-type="string" office:string-value="0100011" calcext:value-type="string">
            <text:p>0100011</text:p>
          </table:table-cell>
          <table:table-cell table:formula="of:=MID([.G394];8;3)" office:value-type="string" office:string-value="111" calcext:value-type="string">
            <text:p>111</text:p>
          </table:table-cell>
          <table:table-cell table:formula="of:=BIN2DEC([.H394]) * 8" office:value-type="float" office:value="280" calcext:value-type="float">
            <text:p>280</text:p>
          </table:table-cell>
          <table:table-cell table:formula="of:=BIN2DEC([.I394])" office:value-type="float" office:value="7" calcext:value-type="float">
            <text:p>7</text:p>
          </table:table-cell>
          <table:table-cell table:formula="of:=[.J394]+[.K394]" office:value-type="float" office:value="287" calcext:value-type="float">
            <text:p>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BRLL</text:p>
          </table:table-cell>
          <table:table-cell table:formula="of:=BIN2DEC([.H395])" office:value-type="float" office:value="17" calcext:value-type="float">
            <text:p>17</text:p>
          </table:table-cell>
          <table:table-cell table:formula="of:=BIN2DEC([.I395])" office:value-type="float" office:value="4" calcext:value-type="float">
            <text:p>4</text:p>
          </table:table-cell>
          <table:table-cell table:formula="of:=SUBSTITUTE([.A395] ;&quot;F&quot;;&quot;0&quot;)" office:value-type="string" office:string-value="00B000BRLL" calcext:value-type="string">
            <text:p>00B000BRLL</text:p>
          </table:table-cell>
          <table:table-cell table:formula="of:=SUBSTITUTE([.D395];&quot;B&quot;;&quot;1&quot;)" office:value-type="string" office:string-value="0010001RLL" calcext:value-type="string">
            <text:p>0010001RLL</text:p>
          </table:table-cell>
          <table:table-cell table:formula="of:=SUBSTITUTE([.E395];&quot;L&quot;;&quot;0&quot;)" office:value-type="string" office:string-value="0010001R00" calcext:value-type="string">
            <text:p>0010001R00</text:p>
          </table:table-cell>
          <table:table-cell table:formula="of:=SUBSTITUTE([.F395];&quot;R&quot;;&quot;1&quot;)" office:value-type="string" office:string-value="0010001100" calcext:value-type="string">
            <text:p>0010001100</text:p>
          </table:table-cell>
          <table:table-cell table:formula="of:=MID([.G395];1;7)" office:value-type="string" office:string-value="0010001" calcext:value-type="string">
            <text:p>0010001</text:p>
          </table:table-cell>
          <table:table-cell table:formula="of:=MID([.G395];8;3)" office:value-type="string" office:string-value="100" calcext:value-type="string">
            <text:p>100</text:p>
          </table:table-cell>
          <table:table-cell table:formula="of:=BIN2DEC([.H395]) * 8" office:value-type="float" office:value="136" calcext:value-type="float">
            <text:p>136</text:p>
          </table:table-cell>
          <table:table-cell table:formula="of:=BIN2DEC([.I395])" office:value-type="float" office:value="4" calcext:value-type="float">
            <text:p>4</text:p>
          </table:table-cell>
          <table:table-cell table:formula="of:=[.J395]+[.K395]" office:value-type="float" office:value="140" calcext:value-type="float">
            <text:p>1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BLLR</text:p>
          </table:table-cell>
          <table:table-cell table:formula="of:=BIN2DEC([.H396])" office:value-type="float" office:value="43" calcext:value-type="float">
            <text:p>43</text:p>
          </table:table-cell>
          <table:table-cell table:formula="of:=BIN2DEC([.I396])" office:value-type="float" office:value="1" calcext:value-type="float">
            <text:p>1</text:p>
          </table:table-cell>
          <table:table-cell table:formula="of:=SUBSTITUTE([.A396] ;&quot;F&quot;;&quot;0&quot;)" office:value-type="string" office:string-value="0B0B0BBLLR" calcext:value-type="string">
            <text:p>0B0B0BBLLR</text:p>
          </table:table-cell>
          <table:table-cell table:formula="of:=SUBSTITUTE([.D396];&quot;B&quot;;&quot;1&quot;)" office:value-type="string" office:string-value="0101011LLR" calcext:value-type="string">
            <text:p>0101011LLR</text:p>
          </table:table-cell>
          <table:table-cell table:formula="of:=SUBSTITUTE([.E396];&quot;L&quot;;&quot;0&quot;)" office:value-type="string" office:string-value="010101100R" calcext:value-type="string">
            <text:p>010101100R</text:p>
          </table:table-cell>
          <table:table-cell table:formula="of:=SUBSTITUTE([.F396];&quot;R&quot;;&quot;1&quot;)" office:value-type="string" office:string-value="0101011001" calcext:value-type="string">
            <text:p>0101011001</text:p>
          </table:table-cell>
          <table:table-cell table:formula="of:=MID([.G396];1;7)" office:value-type="string" office:string-value="0101011" calcext:value-type="string">
            <text:p>0101011</text:p>
          </table:table-cell>
          <table:table-cell table:formula="of:=MID([.G396];8;3)" office:value-type="string" office:string-value="001" calcext:value-type="string">
            <text:p>001</text:p>
          </table:table-cell>
          <table:table-cell table:formula="of:=BIN2DEC([.H396]) * 8" office:value-type="float" office:value="344" calcext:value-type="float">
            <text:p>344</text:p>
          </table:table-cell>
          <table:table-cell table:formula="of:=BIN2DEC([.I396])" office:value-type="float" office:value="1" calcext:value-type="float">
            <text:p>1</text:p>
          </table:table-cell>
          <table:table-cell table:formula="of:=[.J396]+[.K396]" office:value-type="float" office:value="345" calcext:value-type="float">
            <text:p>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FRLL</text:p>
          </table:table-cell>
          <table:table-cell table:formula="of:=BIN2DEC([.H397])" office:value-type="float" office:value="94" calcext:value-type="float">
            <text:p>94</text:p>
          </table:table-cell>
          <table:table-cell table:formula="of:=BIN2DEC([.I397])" office:value-type="float" office:value="4" calcext:value-type="float">
            <text:p>4</text:p>
          </table:table-cell>
          <table:table-cell table:formula="of:=SUBSTITUTE([.A397] ;&quot;F&quot;;&quot;0&quot;)" office:value-type="string" office:string-value="B0BBBB0RLL" calcext:value-type="string">
            <text:p>B0BBBB0RLL</text:p>
          </table:table-cell>
          <table:table-cell table:formula="of:=SUBSTITUTE([.D397];&quot;B&quot;;&quot;1&quot;)" office:value-type="string" office:string-value="1011110RLL" calcext:value-type="string">
            <text:p>1011110RLL</text:p>
          </table:table-cell>
          <table:table-cell table:formula="of:=SUBSTITUTE([.E397];&quot;L&quot;;&quot;0&quot;)" office:value-type="string" office:string-value="1011110R00" calcext:value-type="string">
            <text:p>1011110R00</text:p>
          </table:table-cell>
          <table:table-cell table:formula="of:=SUBSTITUTE([.F397];&quot;R&quot;;&quot;1&quot;)" office:value-type="string" office:string-value="1011110100" calcext:value-type="string">
            <text:p>1011110100</text:p>
          </table:table-cell>
          <table:table-cell table:formula="of:=MID([.G397];1;7)" office:value-type="string" office:string-value="1011110" calcext:value-type="string">
            <text:p>1011110</text:p>
          </table:table-cell>
          <table:table-cell table:formula="of:=MID([.G397];8;3)" office:value-type="string" office:string-value="100" calcext:value-type="string">
            <text:p>100</text:p>
          </table:table-cell>
          <table:table-cell table:formula="of:=BIN2DEC([.H397]) * 8" office:value-type="float" office:value="752" calcext:value-type="float">
            <text:p>752</text:p>
          </table:table-cell>
          <table:table-cell table:formula="of:=BIN2DEC([.I397])" office:value-type="float" office:value="4" calcext:value-type="float">
            <text:p>4</text:p>
          </table:table-cell>
          <table:table-cell table:formula="of:=[.J397]+[.K397]" office:value-type="float" office:value="756" calcext:value-type="float">
            <text:p>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FRLL</text:p>
          </table:table-cell>
          <table:table-cell table:formula="of:=BIN2DEC([.H398])" office:value-type="float" office:value="60" calcext:value-type="float">
            <text:p>60</text:p>
          </table:table-cell>
          <table:table-cell table:formula="of:=BIN2DEC([.I398])" office:value-type="float" office:value="4" calcext:value-type="float">
            <text:p>4</text:p>
          </table:table-cell>
          <table:table-cell table:formula="of:=SUBSTITUTE([.A398] ;&quot;F&quot;;&quot;0&quot;)" office:value-type="string" office:string-value="0BBBB00RLL" calcext:value-type="string">
            <text:p>0BBBB00RLL</text:p>
          </table:table-cell>
          <table:table-cell table:formula="of:=SUBSTITUTE([.D398];&quot;B&quot;;&quot;1&quot;)" office:value-type="string" office:string-value="0111100RLL" calcext:value-type="string">
            <text:p>0111100RLL</text:p>
          </table:table-cell>
          <table:table-cell table:formula="of:=SUBSTITUTE([.E398];&quot;L&quot;;&quot;0&quot;)" office:value-type="string" office:string-value="0111100R00" calcext:value-type="string">
            <text:p>0111100R00</text:p>
          </table:table-cell>
          <table:table-cell table:formula="of:=SUBSTITUTE([.F398];&quot;R&quot;;&quot;1&quot;)" office:value-type="string" office:string-value="0111100100" calcext:value-type="string">
            <text:p>0111100100</text:p>
          </table:table-cell>
          <table:table-cell table:formula="of:=MID([.G398];1;7)" office:value-type="string" office:string-value="0111100" calcext:value-type="string">
            <text:p>0111100</text:p>
          </table:table-cell>
          <table:table-cell table:formula="of:=MID([.G398];8;3)" office:value-type="string" office:string-value="100" calcext:value-type="string">
            <text:p>100</text:p>
          </table:table-cell>
          <table:table-cell table:formula="of:=BIN2DEC([.H398]) * 8" office:value-type="float" office:value="480" calcext:value-type="float">
            <text:p>480</text:p>
          </table:table-cell>
          <table:table-cell table:formula="of:=BIN2DEC([.I398])" office:value-type="float" office:value="4" calcext:value-type="float">
            <text:p>4</text:p>
          </table:table-cell>
          <table:table-cell table:formula="of:=[.J398]+[.K398]" office:value-type="float" office:value="484" calcext:value-type="float">
            <text:p>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FRRL</text:p>
          </table:table-cell>
          <table:table-cell table:formula="of:=BIN2DEC([.H399])" office:value-type="float" office:value="82" calcext:value-type="float">
            <text:p>82</text:p>
          </table:table-cell>
          <table:table-cell table:formula="of:=BIN2DEC([.I399])" office:value-type="float" office:value="6" calcext:value-type="float">
            <text:p>6</text:p>
          </table:table-cell>
          <table:table-cell table:formula="of:=SUBSTITUTE([.A399] ;&quot;F&quot;;&quot;0&quot;)" office:value-type="string" office:string-value="B0B00B0RRL" calcext:value-type="string">
            <text:p>B0B00B0RRL</text:p>
          </table:table-cell>
          <table:table-cell table:formula="of:=SUBSTITUTE([.D399];&quot;B&quot;;&quot;1&quot;)" office:value-type="string" office:string-value="1010010RRL" calcext:value-type="string">
            <text:p>1010010RRL</text:p>
          </table:table-cell>
          <table:table-cell table:formula="of:=SUBSTITUTE([.E399];&quot;L&quot;;&quot;0&quot;)" office:value-type="string" office:string-value="1010010RR0" calcext:value-type="string">
            <text:p>1010010RR0</text:p>
          </table:table-cell>
          <table:table-cell table:formula="of:=SUBSTITUTE([.F399];&quot;R&quot;;&quot;1&quot;)" office:value-type="string" office:string-value="1010010110" calcext:value-type="string">
            <text:p>1010010110</text:p>
          </table:table-cell>
          <table:table-cell table:formula="of:=MID([.G399];1;7)" office:value-type="string" office:string-value="1010010" calcext:value-type="string">
            <text:p>1010010</text:p>
          </table:table-cell>
          <table:table-cell table:formula="of:=MID([.G399];8;3)" office:value-type="string" office:string-value="110" calcext:value-type="string">
            <text:p>110</text:p>
          </table:table-cell>
          <table:table-cell table:formula="of:=BIN2DEC([.H399]) * 8" office:value-type="float" office:value="656" calcext:value-type="float">
            <text:p>656</text:p>
          </table:table-cell>
          <table:table-cell table:formula="of:=BIN2DEC([.I399])" office:value-type="float" office:value="6" calcext:value-type="float">
            <text:p>6</text:p>
          </table:table-cell>
          <table:table-cell table:formula="of:=[.J399]+[.K399]" office:value-type="float" office:value="662" calcext:value-type="float">
            <text:p>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FRLR</text:p>
          </table:table-cell>
          <table:table-cell table:formula="of:=BIN2DEC([.H400])" office:value-type="float" office:value="60" calcext:value-type="float">
            <text:p>60</text:p>
          </table:table-cell>
          <table:table-cell table:formula="of:=BIN2DEC([.I400])" office:value-type="float" office:value="5" calcext:value-type="float">
            <text:p>5</text:p>
          </table:table-cell>
          <table:table-cell table:formula="of:=SUBSTITUTE([.A400] ;&quot;F&quot;;&quot;0&quot;)" office:value-type="string" office:string-value="0BBBB00RLR" calcext:value-type="string">
            <text:p>0BBBB00RLR</text:p>
          </table:table-cell>
          <table:table-cell table:formula="of:=SUBSTITUTE([.D400];&quot;B&quot;;&quot;1&quot;)" office:value-type="string" office:string-value="0111100RLR" calcext:value-type="string">
            <text:p>0111100RLR</text:p>
          </table:table-cell>
          <table:table-cell table:formula="of:=SUBSTITUTE([.E400];&quot;L&quot;;&quot;0&quot;)" office:value-type="string" office:string-value="0111100R0R" calcext:value-type="string">
            <text:p>0111100R0R</text:p>
          </table:table-cell>
          <table:table-cell table:formula="of:=SUBSTITUTE([.F400];&quot;R&quot;;&quot;1&quot;)" office:value-type="string" office:string-value="0111100101" calcext:value-type="string">
            <text:p>0111100101</text:p>
          </table:table-cell>
          <table:table-cell table:formula="of:=MID([.G400];1;7)" office:value-type="string" office:string-value="0111100" calcext:value-type="string">
            <text:p>0111100</text:p>
          </table:table-cell>
          <table:table-cell table:formula="of:=MID([.G400];8;3)" office:value-type="string" office:string-value="101" calcext:value-type="string">
            <text:p>101</text:p>
          </table:table-cell>
          <table:table-cell table:formula="of:=BIN2DEC([.H400]) * 8" office:value-type="float" office:value="480" calcext:value-type="float">
            <text:p>480</text:p>
          </table:table-cell>
          <table:table-cell table:formula="of:=BIN2DEC([.I400])" office:value-type="float" office:value="5" calcext:value-type="float">
            <text:p>5</text:p>
          </table:table-cell>
          <table:table-cell table:formula="of:=[.J400]+[.K400]" office:value-type="float" office:value="485" calcext:value-type="float">
            <text:p>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FRRR</text:p>
          </table:table-cell>
          <table:table-cell table:formula="of:=BIN2DEC([.H401])" office:value-type="float" office:value="16" calcext:value-type="float">
            <text:p>16</text:p>
          </table:table-cell>
          <table:table-cell table:formula="of:=BIN2DEC([.I401])" office:value-type="float" office:value="7" calcext:value-type="float">
            <text:p>7</text:p>
          </table:table-cell>
          <table:table-cell table:formula="of:=SUBSTITUTE([.A401] ;&quot;F&quot;;&quot;0&quot;)" office:value-type="string" office:string-value="00B0000RRR" calcext:value-type="string">
            <text:p>00B0000RRR</text:p>
          </table:table-cell>
          <table:table-cell table:formula="of:=SUBSTITUTE([.D401];&quot;B&quot;;&quot;1&quot;)" office:value-type="string" office:string-value="0010000RRR" calcext:value-type="string">
            <text:p>0010000RRR</text:p>
          </table:table-cell>
          <table:table-cell table:formula="of:=SUBSTITUTE([.E401];&quot;L&quot;;&quot;0&quot;)" office:value-type="string" office:string-value="0010000RRR" calcext:value-type="string">
            <text:p>0010000RRR</text:p>
          </table:table-cell>
          <table:table-cell table:formula="of:=SUBSTITUTE([.F401];&quot;R&quot;;&quot;1&quot;)" office:value-type="string" office:string-value="0010000111" calcext:value-type="string">
            <text:p>0010000111</text:p>
          </table:table-cell>
          <table:table-cell table:formula="of:=MID([.G401];1;7)" office:value-type="string" office:string-value="0010000" calcext:value-type="string">
            <text:p>0010000</text:p>
          </table:table-cell>
          <table:table-cell table:formula="of:=MID([.G401];8;3)" office:value-type="string" office:string-value="111" calcext:value-type="string">
            <text:p>111</text:p>
          </table:table-cell>
          <table:table-cell table:formula="of:=BIN2DEC([.H401]) * 8" office:value-type="float" office:value="128" calcext:value-type="float">
            <text:p>128</text:p>
          </table:table-cell>
          <table:table-cell table:formula="of:=BIN2DEC([.I401])" office:value-type="float" office:value="7" calcext:value-type="float">
            <text:p>7</text:p>
          </table:table-cell>
          <table:table-cell table:formula="of:=[.J401]+[.K401]" office:value-type="float" office:value="135" calcext:value-type="float">
            <text:p>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FLRR</text:p>
          </table:table-cell>
          <table:table-cell table:formula="of:=BIN2DEC([.H402])" office:value-type="float" office:value="70" calcext:value-type="float">
            <text:p>70</text:p>
          </table:table-cell>
          <table:table-cell table:formula="of:=BIN2DEC([.I402])" office:value-type="float" office:value="3" calcext:value-type="float">
            <text:p>3</text:p>
          </table:table-cell>
          <table:table-cell table:formula="of:=SUBSTITUTE([.A402] ;&quot;F&quot;;&quot;0&quot;)" office:value-type="string" office:string-value="B000BB0LRR" calcext:value-type="string">
            <text:p>B000BB0LRR</text:p>
          </table:table-cell>
          <table:table-cell table:formula="of:=SUBSTITUTE([.D402];&quot;B&quot;;&quot;1&quot;)" office:value-type="string" office:string-value="1000110LRR" calcext:value-type="string">
            <text:p>1000110LRR</text:p>
          </table:table-cell>
          <table:table-cell table:formula="of:=SUBSTITUTE([.E402];&quot;L&quot;;&quot;0&quot;)" office:value-type="string" office:string-value="10001100RR" calcext:value-type="string">
            <text:p>10001100RR</text:p>
          </table:table-cell>
          <table:table-cell table:formula="of:=SUBSTITUTE([.F402];&quot;R&quot;;&quot;1&quot;)" office:value-type="string" office:string-value="1000110011" calcext:value-type="string">
            <text:p>1000110011</text:p>
          </table:table-cell>
          <table:table-cell table:formula="of:=MID([.G402];1;7)" office:value-type="string" office:string-value="1000110" calcext:value-type="string">
            <text:p>1000110</text:p>
          </table:table-cell>
          <table:table-cell table:formula="of:=MID([.G402];8;3)" office:value-type="string" office:string-value="011" calcext:value-type="string">
            <text:p>011</text:p>
          </table:table-cell>
          <table:table-cell table:formula="of:=BIN2DEC([.H402]) * 8" office:value-type="float" office:value="560" calcext:value-type="float">
            <text:p>560</text:p>
          </table:table-cell>
          <table:table-cell table:formula="of:=BIN2DEC([.I402])" office:value-type="float" office:value="3" calcext:value-type="float">
            <text:p>3</text:p>
          </table:table-cell>
          <table:table-cell table:formula="of:=[.J402]+[.K402]" office:value-type="float" office:value="563" calcext:value-type="float">
            <text:p>5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FRLL</text:p>
          </table:table-cell>
          <table:table-cell table:formula="of:=BIN2DEC([.H403])" office:value-type="float" office:value="106" calcext:value-type="float">
            <text:p>106</text:p>
          </table:table-cell>
          <table:table-cell table:formula="of:=BIN2DEC([.I403])" office:value-type="float" office:value="4" calcext:value-type="float">
            <text:p>4</text:p>
          </table:table-cell>
          <table:table-cell table:formula="of:=SUBSTITUTE([.A403] ;&quot;F&quot;;&quot;0&quot;)" office:value-type="string" office:string-value="BB0B0B0RLL" calcext:value-type="string">
            <text:p>BB0B0B0RLL</text:p>
          </table:table-cell>
          <table:table-cell table:formula="of:=SUBSTITUTE([.D403];&quot;B&quot;;&quot;1&quot;)" office:value-type="string" office:string-value="1101010RLL" calcext:value-type="string">
            <text:p>1101010RLL</text:p>
          </table:table-cell>
          <table:table-cell table:formula="of:=SUBSTITUTE([.E403];&quot;L&quot;;&quot;0&quot;)" office:value-type="string" office:string-value="1101010R00" calcext:value-type="string">
            <text:p>1101010R00</text:p>
          </table:table-cell>
          <table:table-cell table:formula="of:=SUBSTITUTE([.F403];&quot;R&quot;;&quot;1&quot;)" office:value-type="string" office:string-value="1101010100" calcext:value-type="string">
            <text:p>1101010100</text:p>
          </table:table-cell>
          <table:table-cell table:formula="of:=MID([.G403];1;7)" office:value-type="string" office:string-value="1101010" calcext:value-type="string">
            <text:p>1101010</text:p>
          </table:table-cell>
          <table:table-cell table:formula="of:=MID([.G403];8;3)" office:value-type="string" office:string-value="100" calcext:value-type="string">
            <text:p>100</text:p>
          </table:table-cell>
          <table:table-cell table:formula="of:=BIN2DEC([.H403]) * 8" office:value-type="float" office:value="848" calcext:value-type="float">
            <text:p>848</text:p>
          </table:table-cell>
          <table:table-cell table:formula="of:=BIN2DEC([.I403])" office:value-type="float" office:value="4" calcext:value-type="float">
            <text:p>4</text:p>
          </table:table-cell>
          <table:table-cell table:formula="of:=[.J403]+[.K403]" office:value-type="float" office:value="852" calcext:value-type="float">
            <text:p>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BRRR</text:p>
          </table:table-cell>
          <table:table-cell table:formula="of:=BIN2DEC([.H404])" office:value-type="float" office:value="73" calcext:value-type="float">
            <text:p>73</text:p>
          </table:table-cell>
          <table:table-cell table:formula="of:=BIN2DEC([.I404])" office:value-type="float" office:value="7" calcext:value-type="float">
            <text:p>7</text:p>
          </table:table-cell>
          <table:table-cell table:formula="of:=SUBSTITUTE([.A404] ;&quot;F&quot;;&quot;0&quot;)" office:value-type="string" office:string-value="B00B00BRRR" calcext:value-type="string">
            <text:p>B00B00BRRR</text:p>
          </table:table-cell>
          <table:table-cell table:formula="of:=SUBSTITUTE([.D404];&quot;B&quot;;&quot;1&quot;)" office:value-type="string" office:string-value="1001001RRR" calcext:value-type="string">
            <text:p>1001001RRR</text:p>
          </table:table-cell>
          <table:table-cell table:formula="of:=SUBSTITUTE([.E404];&quot;L&quot;;&quot;0&quot;)" office:value-type="string" office:string-value="1001001RRR" calcext:value-type="string">
            <text:p>1001001RRR</text:p>
          </table:table-cell>
          <table:table-cell table:formula="of:=SUBSTITUTE([.F404];&quot;R&quot;;&quot;1&quot;)" office:value-type="string" office:string-value="1001001111" calcext:value-type="string">
            <text:p>1001001111</text:p>
          </table:table-cell>
          <table:table-cell table:formula="of:=MID([.G404];1;7)" office:value-type="string" office:string-value="1001001" calcext:value-type="string">
            <text:p>1001001</text:p>
          </table:table-cell>
          <table:table-cell table:formula="of:=MID([.G404];8;3)" office:value-type="string" office:string-value="111" calcext:value-type="string">
            <text:p>111</text:p>
          </table:table-cell>
          <table:table-cell table:formula="of:=BIN2DEC([.H404]) * 8" office:value-type="float" office:value="584" calcext:value-type="float">
            <text:p>584</text:p>
          </table:table-cell>
          <table:table-cell table:formula="of:=BIN2DEC([.I404])" office:value-type="float" office:value="7" calcext:value-type="float">
            <text:p>7</text:p>
          </table:table-cell>
          <table:table-cell table:formula="of:=[.J404]+[.K404]" office:value-type="float" office:value="591" calcext:value-type="float">
            <text:p>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FLLL</text:p>
          </table:table-cell>
          <table:table-cell table:formula="of:=BIN2DEC([.H405])" office:value-type="float" office:value="2" calcext:value-type="float">
            <text:p>2</text:p>
          </table:table-cell>
          <table:table-cell table:formula="of:=BIN2DEC([.I405])" office:value-type="float" office:value="0" calcext:value-type="float">
            <text:p>0</text:p>
          </table:table-cell>
          <table:table-cell table:formula="of:=SUBSTITUTE([.A405] ;&quot;F&quot;;&quot;0&quot;)" office:value-type="string" office:string-value="00000B0LLL" calcext:value-type="string">
            <text:p>00000B0LLL</text:p>
          </table:table-cell>
          <table:table-cell table:formula="of:=SUBSTITUTE([.D405];&quot;B&quot;;&quot;1&quot;)" office:value-type="string" office:string-value="0000010LLL" calcext:value-type="string">
            <text:p>0000010LLL</text:p>
          </table:table-cell>
          <table:table-cell table:formula="of:=SUBSTITUTE([.E405];&quot;L&quot;;&quot;0&quot;)" office:value-type="string" office:string-value="0000010000" calcext:value-type="string">
            <text:p>0000010000</text:p>
          </table:table-cell>
          <table:table-cell table:formula="of:=SUBSTITUTE([.F405];&quot;R&quot;;&quot;1&quot;)" office:value-type="string" office:string-value="0000010000" calcext:value-type="string">
            <text:p>0000010000</text:p>
          </table:table-cell>
          <table:table-cell table:formula="of:=MID([.G405];1;7)" office:value-type="string" office:string-value="0000010" calcext:value-type="string">
            <text:p>0000010</text:p>
          </table:table-cell>
          <table:table-cell table:formula="of:=MID([.G405];8;3)" office:value-type="string" office:string-value="000" calcext:value-type="string">
            <text:p>000</text:p>
          </table:table-cell>
          <table:table-cell table:formula="of:=BIN2DEC([.H405]) * 8" office:value-type="float" office:value="16" calcext:value-type="float">
            <text:p>16</text:p>
          </table:table-cell>
          <table:table-cell table:formula="of:=BIN2DEC([.I405])" office:value-type="float" office:value="0" calcext:value-type="float">
            <text:p>0</text:p>
          </table:table-cell>
          <table:table-cell table:formula="of:=[.J405]+[.K405]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BRRL</text:p>
          </table:table-cell>
          <table:table-cell table:formula="of:=BIN2DEC([.H406])" office:value-type="float" office:value="81" calcext:value-type="float">
            <text:p>81</text:p>
          </table:table-cell>
          <table:table-cell table:formula="of:=BIN2DEC([.I406])" office:value-type="float" office:value="6" calcext:value-type="float">
            <text:p>6</text:p>
          </table:table-cell>
          <table:table-cell table:formula="of:=SUBSTITUTE([.A406] ;&quot;F&quot;;&quot;0&quot;)" office:value-type="string" office:string-value="B0B000BRRL" calcext:value-type="string">
            <text:p>B0B000BRRL</text:p>
          </table:table-cell>
          <table:table-cell table:formula="of:=SUBSTITUTE([.D406];&quot;B&quot;;&quot;1&quot;)" office:value-type="string" office:string-value="1010001RRL" calcext:value-type="string">
            <text:p>1010001RRL</text:p>
          </table:table-cell>
          <table:table-cell table:formula="of:=SUBSTITUTE([.E406];&quot;L&quot;;&quot;0&quot;)" office:value-type="string" office:string-value="1010001RR0" calcext:value-type="string">
            <text:p>1010001RR0</text:p>
          </table:table-cell>
          <table:table-cell table:formula="of:=SUBSTITUTE([.F406];&quot;R&quot;;&quot;1&quot;)" office:value-type="string" office:string-value="1010001110" calcext:value-type="string">
            <text:p>1010001110</text:p>
          </table:table-cell>
          <table:table-cell table:formula="of:=MID([.G406];1;7)" office:value-type="string" office:string-value="1010001" calcext:value-type="string">
            <text:p>1010001</text:p>
          </table:table-cell>
          <table:table-cell table:formula="of:=MID([.G406];8;3)" office:value-type="string" office:string-value="110" calcext:value-type="string">
            <text:p>110</text:p>
          </table:table-cell>
          <table:table-cell table:formula="of:=BIN2DEC([.H406]) * 8" office:value-type="float" office:value="648" calcext:value-type="float">
            <text:p>648</text:p>
          </table:table-cell>
          <table:table-cell table:formula="of:=BIN2DEC([.I406])" office:value-type="float" office:value="6" calcext:value-type="float">
            <text:p>6</text:p>
          </table:table-cell>
          <table:table-cell table:formula="of:=[.J406]+[.K406]" office:value-type="float" office:value="654" calcext:value-type="float">
            <text:p>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BRRL</text:p>
          </table:table-cell>
          <table:table-cell table:formula="of:=BIN2DEC([.H407])" office:value-type="float" office:value="77" calcext:value-type="float">
            <text:p>77</text:p>
          </table:table-cell>
          <table:table-cell table:formula="of:=BIN2DEC([.I407])" office:value-type="float" office:value="6" calcext:value-type="float">
            <text:p>6</text:p>
          </table:table-cell>
          <table:table-cell table:formula="of:=SUBSTITUTE([.A407] ;&quot;F&quot;;&quot;0&quot;)" office:value-type="string" office:string-value="B00BB0BRRL" calcext:value-type="string">
            <text:p>B00BB0BRRL</text:p>
          </table:table-cell>
          <table:table-cell table:formula="of:=SUBSTITUTE([.D407];&quot;B&quot;;&quot;1&quot;)" office:value-type="string" office:string-value="1001101RRL" calcext:value-type="string">
            <text:p>1001101RRL</text:p>
          </table:table-cell>
          <table:table-cell table:formula="of:=SUBSTITUTE([.E407];&quot;L&quot;;&quot;0&quot;)" office:value-type="string" office:string-value="1001101RR0" calcext:value-type="string">
            <text:p>1001101RR0</text:p>
          </table:table-cell>
          <table:table-cell table:formula="of:=SUBSTITUTE([.F407];&quot;R&quot;;&quot;1&quot;)" office:value-type="string" office:string-value="1001101110" calcext:value-type="string">
            <text:p>1001101110</text:p>
          </table:table-cell>
          <table:table-cell table:formula="of:=MID([.G407];1;7)" office:value-type="string" office:string-value="1001101" calcext:value-type="string">
            <text:p>1001101</text:p>
          </table:table-cell>
          <table:table-cell table:formula="of:=MID([.G407];8;3)" office:value-type="string" office:string-value="110" calcext:value-type="string">
            <text:p>110</text:p>
          </table:table-cell>
          <table:table-cell table:formula="of:=BIN2DEC([.H407]) * 8" office:value-type="float" office:value="616" calcext:value-type="float">
            <text:p>616</text:p>
          </table:table-cell>
          <table:table-cell table:formula="of:=BIN2DEC([.I407])" office:value-type="float" office:value="6" calcext:value-type="float">
            <text:p>6</text:p>
          </table:table-cell>
          <table:table-cell table:formula="of:=[.J407]+[.K407]" office:value-type="float" office:value="622" calcext:value-type="float">
            <text:p>6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BRRL</text:p>
          </table:table-cell>
          <table:table-cell table:formula="of:=BIN2DEC([.H408])" office:value-type="float" office:value="89" calcext:value-type="float">
            <text:p>89</text:p>
          </table:table-cell>
          <table:table-cell table:formula="of:=BIN2DEC([.I408])" office:value-type="float" office:value="6" calcext:value-type="float">
            <text:p>6</text:p>
          </table:table-cell>
          <table:table-cell table:formula="of:=SUBSTITUTE([.A408] ;&quot;F&quot;;&quot;0&quot;)" office:value-type="string" office:string-value="B0BB00BRRL" calcext:value-type="string">
            <text:p>B0BB00BRRL</text:p>
          </table:table-cell>
          <table:table-cell table:formula="of:=SUBSTITUTE([.D408];&quot;B&quot;;&quot;1&quot;)" office:value-type="string" office:string-value="1011001RRL" calcext:value-type="string">
            <text:p>1011001RRL</text:p>
          </table:table-cell>
          <table:table-cell table:formula="of:=SUBSTITUTE([.E408];&quot;L&quot;;&quot;0&quot;)" office:value-type="string" office:string-value="1011001RR0" calcext:value-type="string">
            <text:p>1011001RR0</text:p>
          </table:table-cell>
          <table:table-cell table:formula="of:=SUBSTITUTE([.F408];&quot;R&quot;;&quot;1&quot;)" office:value-type="string" office:string-value="1011001110" calcext:value-type="string">
            <text:p>1011001110</text:p>
          </table:table-cell>
          <table:table-cell table:formula="of:=MID([.G408];1;7)" office:value-type="string" office:string-value="1011001" calcext:value-type="string">
            <text:p>1011001</text:p>
          </table:table-cell>
          <table:table-cell table:formula="of:=MID([.G408];8;3)" office:value-type="string" office:string-value="110" calcext:value-type="string">
            <text:p>110</text:p>
          </table:table-cell>
          <table:table-cell table:formula="of:=BIN2DEC([.H408]) * 8" office:value-type="float" office:value="712" calcext:value-type="float">
            <text:p>712</text:p>
          </table:table-cell>
          <table:table-cell table:formula="of:=BIN2DEC([.I408])" office:value-type="float" office:value="6" calcext:value-type="float">
            <text:p>6</text:p>
          </table:table-cell>
          <table:table-cell table:formula="of:=[.J408]+[.K408]" office:value-type="float" office:value="718" calcext:value-type="float">
            <text:p>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BRLR</text:p>
          </table:table-cell>
          <table:table-cell table:formula="of:=BIN2DEC([.H409])" office:value-type="float" office:value="15" calcext:value-type="float">
            <text:p>15</text:p>
          </table:table-cell>
          <table:table-cell table:formula="of:=BIN2DEC([.I409])" office:value-type="float" office:value="5" calcext:value-type="float">
            <text:p>5</text:p>
          </table:table-cell>
          <table:table-cell table:formula="of:=SUBSTITUTE([.A409] ;&quot;F&quot;;&quot;0&quot;)" office:value-type="string" office:string-value="000BBBBRLR" calcext:value-type="string">
            <text:p>000BBBBRLR</text:p>
          </table:table-cell>
          <table:table-cell table:formula="of:=SUBSTITUTE([.D409];&quot;B&quot;;&quot;1&quot;)" office:value-type="string" office:string-value="0001111RLR" calcext:value-type="string">
            <text:p>0001111RLR</text:p>
          </table:table-cell>
          <table:table-cell table:formula="of:=SUBSTITUTE([.E409];&quot;L&quot;;&quot;0&quot;)" office:value-type="string" office:string-value="0001111R0R" calcext:value-type="string">
            <text:p>0001111R0R</text:p>
          </table:table-cell>
          <table:table-cell table:formula="of:=SUBSTITUTE([.F409];&quot;R&quot;;&quot;1&quot;)" office:value-type="string" office:string-value="0001111101" calcext:value-type="string">
            <text:p>0001111101</text:p>
          </table:table-cell>
          <table:table-cell table:formula="of:=MID([.G409];1;7)" office:value-type="string" office:string-value="0001111" calcext:value-type="string">
            <text:p>0001111</text:p>
          </table:table-cell>
          <table:table-cell table:formula="of:=MID([.G409];8;3)" office:value-type="string" office:string-value="101" calcext:value-type="string">
            <text:p>101</text:p>
          </table:table-cell>
          <table:table-cell table:formula="of:=BIN2DEC([.H409]) * 8" office:value-type="float" office:value="120" calcext:value-type="float">
            <text:p>120</text:p>
          </table:table-cell>
          <table:table-cell table:formula="of:=BIN2DEC([.I409])" office:value-type="float" office:value="5" calcext:value-type="float">
            <text:p>5</text:p>
          </table:table-cell>
          <table:table-cell table:formula="of:=[.J409]+[.K409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BLRL</text:p>
          </table:table-cell>
          <table:table-cell table:formula="of:=BIN2DEC([.H410])" office:value-type="float" office:value="15" calcext:value-type="float">
            <text:p>15</text:p>
          </table:table-cell>
          <table:table-cell table:formula="of:=BIN2DEC([.I410])" office:value-type="float" office:value="2" calcext:value-type="float">
            <text:p>2</text:p>
          </table:table-cell>
          <table:table-cell table:formula="of:=SUBSTITUTE([.A410] ;&quot;F&quot;;&quot;0&quot;)" office:value-type="string" office:string-value="000BBBBLRL" calcext:value-type="string">
            <text:p>000BBBBLRL</text:p>
          </table:table-cell>
          <table:table-cell table:formula="of:=SUBSTITUTE([.D410];&quot;B&quot;;&quot;1&quot;)" office:value-type="string" office:string-value="0001111LRL" calcext:value-type="string">
            <text:p>0001111LRL</text:p>
          </table:table-cell>
          <table:table-cell table:formula="of:=SUBSTITUTE([.E410];&quot;L&quot;;&quot;0&quot;)" office:value-type="string" office:string-value="00011110R0" calcext:value-type="string">
            <text:p>00011110R0</text:p>
          </table:table-cell>
          <table:table-cell table:formula="of:=SUBSTITUTE([.F410];&quot;R&quot;;&quot;1&quot;)" office:value-type="string" office:string-value="0001111010" calcext:value-type="string">
            <text:p>0001111010</text:p>
          </table:table-cell>
          <table:table-cell table:formula="of:=MID([.G410];1;7)" office:value-type="string" office:string-value="0001111" calcext:value-type="string">
            <text:p>0001111</text:p>
          </table:table-cell>
          <table:table-cell table:formula="of:=MID([.G410];8;3)" office:value-type="string" office:string-value="010" calcext:value-type="string">
            <text:p>010</text:p>
          </table:table-cell>
          <table:table-cell table:formula="of:=BIN2DEC([.H410]) * 8" office:value-type="float" office:value="120" calcext:value-type="float">
            <text:p>120</text:p>
          </table:table-cell>
          <table:table-cell table:formula="of:=BIN2DEC([.I410])" office:value-type="float" office:value="2" calcext:value-type="float">
            <text:p>2</text:p>
          </table:table-cell>
          <table:table-cell table:formula="of:=[.J410]+[.K410]" office:value-type="float" office:value="122" calcext:value-type="float">
            <text:p>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FLLR</text:p>
          </table:table-cell>
          <table:table-cell table:formula="of:=BIN2DEC([.H411])" office:value-type="float" office:value="92" calcext:value-type="float">
            <text:p>92</text:p>
          </table:table-cell>
          <table:table-cell table:formula="of:=BIN2DEC([.I411])" office:value-type="float" office:value="1" calcext:value-type="float">
            <text:p>1</text:p>
          </table:table-cell>
          <table:table-cell table:formula="of:=SUBSTITUTE([.A411] ;&quot;F&quot;;&quot;0&quot;)" office:value-type="string" office:string-value="B0BBB00LLR" calcext:value-type="string">
            <text:p>B0BBB00LLR</text:p>
          </table:table-cell>
          <table:table-cell table:formula="of:=SUBSTITUTE([.D411];&quot;B&quot;;&quot;1&quot;)" office:value-type="string" office:string-value="1011100LLR" calcext:value-type="string">
            <text:p>1011100LLR</text:p>
          </table:table-cell>
          <table:table-cell table:formula="of:=SUBSTITUTE([.E411];&quot;L&quot;;&quot;0&quot;)" office:value-type="string" office:string-value="101110000R" calcext:value-type="string">
            <text:p>101110000R</text:p>
          </table:table-cell>
          <table:table-cell table:formula="of:=SUBSTITUTE([.F411];&quot;R&quot;;&quot;1&quot;)" office:value-type="string" office:string-value="1011100001" calcext:value-type="string">
            <text:p>1011100001</text:p>
          </table:table-cell>
          <table:table-cell table:formula="of:=MID([.G411];1;7)" office:value-type="string" office:string-value="1011100" calcext:value-type="string">
            <text:p>1011100</text:p>
          </table:table-cell>
          <table:table-cell table:formula="of:=MID([.G411];8;3)" office:value-type="string" office:string-value="001" calcext:value-type="string">
            <text:p>001</text:p>
          </table:table-cell>
          <table:table-cell table:formula="of:=BIN2DEC([.H411]) * 8" office:value-type="float" office:value="736" calcext:value-type="float">
            <text:p>736</text:p>
          </table:table-cell>
          <table:table-cell table:formula="of:=BIN2DEC([.I411])" office:value-type="float" office:value="1" calcext:value-type="float">
            <text:p>1</text:p>
          </table:table-cell>
          <table:table-cell table:formula="of:=[.J411]+[.K411]" office:value-type="float" office:value="737" calcext:value-type="float">
            <text:p>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FRRR</text:p>
          </table:table-cell>
          <table:table-cell table:formula="of:=BIN2DEC([.H412])" office:value-type="float" office:value="80" calcext:value-type="float">
            <text:p>80</text:p>
          </table:table-cell>
          <table:table-cell table:formula="of:=BIN2DEC([.I412])" office:value-type="float" office:value="7" calcext:value-type="float">
            <text:p>7</text:p>
          </table:table-cell>
          <table:table-cell table:formula="of:=SUBSTITUTE([.A412] ;&quot;F&quot;;&quot;0&quot;)" office:value-type="string" office:string-value="B0B0000RRR" calcext:value-type="string">
            <text:p>B0B0000RRR</text:p>
          </table:table-cell>
          <table:table-cell table:formula="of:=SUBSTITUTE([.D412];&quot;B&quot;;&quot;1&quot;)" office:value-type="string" office:string-value="1010000RRR" calcext:value-type="string">
            <text:p>1010000RRR</text:p>
          </table:table-cell>
          <table:table-cell table:formula="of:=SUBSTITUTE([.E412];&quot;L&quot;;&quot;0&quot;)" office:value-type="string" office:string-value="1010000RRR" calcext:value-type="string">
            <text:p>1010000RRR</text:p>
          </table:table-cell>
          <table:table-cell table:formula="of:=SUBSTITUTE([.F412];&quot;R&quot;;&quot;1&quot;)" office:value-type="string" office:string-value="1010000111" calcext:value-type="string">
            <text:p>1010000111</text:p>
          </table:table-cell>
          <table:table-cell table:formula="of:=MID([.G412];1;7)" office:value-type="string" office:string-value="1010000" calcext:value-type="string">
            <text:p>1010000</text:p>
          </table:table-cell>
          <table:table-cell table:formula="of:=MID([.G412];8;3)" office:value-type="string" office:string-value="111" calcext:value-type="string">
            <text:p>111</text:p>
          </table:table-cell>
          <table:table-cell table:formula="of:=BIN2DEC([.H412]) * 8" office:value-type="float" office:value="640" calcext:value-type="float">
            <text:p>640</text:p>
          </table:table-cell>
          <table:table-cell table:formula="of:=BIN2DEC([.I412])" office:value-type="float" office:value="7" calcext:value-type="float">
            <text:p>7</text:p>
          </table:table-cell>
          <table:table-cell table:formula="of:=[.J412]+[.K412]" office:value-type="float" office:value="647" calcext:value-type="float">
            <text:p>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FRRR</text:p>
          </table:table-cell>
          <table:table-cell table:formula="of:=BIN2DEC([.H413])" office:value-type="float" office:value="116" calcext:value-type="float">
            <text:p>116</text:p>
          </table:table-cell>
          <table:table-cell table:formula="of:=BIN2DEC([.I413])" office:value-type="float" office:value="7" calcext:value-type="float">
            <text:p>7</text:p>
          </table:table-cell>
          <table:table-cell table:formula="of:=SUBSTITUTE([.A413] ;&quot;F&quot;;&quot;0&quot;)" office:value-type="string" office:string-value="BBB0B00RRR" calcext:value-type="string">
            <text:p>BBB0B00RRR</text:p>
          </table:table-cell>
          <table:table-cell table:formula="of:=SUBSTITUTE([.D413];&quot;B&quot;;&quot;1&quot;)" office:value-type="string" office:string-value="1110100RRR" calcext:value-type="string">
            <text:p>1110100RRR</text:p>
          </table:table-cell>
          <table:table-cell table:formula="of:=SUBSTITUTE([.E413];&quot;L&quot;;&quot;0&quot;)" office:value-type="string" office:string-value="1110100RRR" calcext:value-type="string">
            <text:p>1110100RRR</text:p>
          </table:table-cell>
          <table:table-cell table:formula="of:=SUBSTITUTE([.F413];&quot;R&quot;;&quot;1&quot;)" office:value-type="string" office:string-value="1110100111" calcext:value-type="string">
            <text:p>1110100111</text:p>
          </table:table-cell>
          <table:table-cell table:formula="of:=MID([.G413];1;7)" office:value-type="string" office:string-value="1110100" calcext:value-type="string">
            <text:p>1110100</text:p>
          </table:table-cell>
          <table:table-cell table:formula="of:=MID([.G413];8;3)" office:value-type="string" office:string-value="111" calcext:value-type="string">
            <text:p>111</text:p>
          </table:table-cell>
          <table:table-cell table:formula="of:=BIN2DEC([.H413]) * 8" office:value-type="float" office:value="928" calcext:value-type="float">
            <text:p>928</text:p>
          </table:table-cell>
          <table:table-cell table:formula="of:=BIN2DEC([.I413])" office:value-type="float" office:value="7" calcext:value-type="float">
            <text:p>7</text:p>
          </table:table-cell>
          <table:table-cell table:formula="of:=[.J413]+[.K413]" office:value-type="float" office:value="935" calcext:value-type="float">
            <text:p>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FRRR</text:p>
          </table:table-cell>
          <table:table-cell table:formula="of:=BIN2DEC([.H414])" office:value-type="float" office:value="8" calcext:value-type="float">
            <text:p>8</text:p>
          </table:table-cell>
          <table:table-cell table:formula="of:=BIN2DEC([.I414])" office:value-type="float" office:value="7" calcext:value-type="float">
            <text:p>7</text:p>
          </table:table-cell>
          <table:table-cell table:formula="of:=SUBSTITUTE([.A414] ;&quot;F&quot;;&quot;0&quot;)" office:value-type="string" office:string-value="000B000RRR" calcext:value-type="string">
            <text:p>000B000RRR</text:p>
          </table:table-cell>
          <table:table-cell table:formula="of:=SUBSTITUTE([.D414];&quot;B&quot;;&quot;1&quot;)" office:value-type="string" office:string-value="0001000RRR" calcext:value-type="string">
            <text:p>0001000RRR</text:p>
          </table:table-cell>
          <table:table-cell table:formula="of:=SUBSTITUTE([.E414];&quot;L&quot;;&quot;0&quot;)" office:value-type="string" office:string-value="0001000RRR" calcext:value-type="string">
            <text:p>0001000RRR</text:p>
          </table:table-cell>
          <table:table-cell table:formula="of:=SUBSTITUTE([.F414];&quot;R&quot;;&quot;1&quot;)" office:value-type="string" office:string-value="0001000111" calcext:value-type="string">
            <text:p>0001000111</text:p>
          </table:table-cell>
          <table:table-cell table:formula="of:=MID([.G414];1;7)" office:value-type="string" office:string-value="0001000" calcext:value-type="string">
            <text:p>0001000</text:p>
          </table:table-cell>
          <table:table-cell table:formula="of:=MID([.G414];8;3)" office:value-type="string" office:string-value="111" calcext:value-type="string">
            <text:p>111</text:p>
          </table:table-cell>
          <table:table-cell table:formula="of:=BIN2DEC([.H414]) * 8" office:value-type="float" office:value="64" calcext:value-type="float">
            <text:p>64</text:p>
          </table:table-cell>
          <table:table-cell table:formula="of:=BIN2DEC([.I414])" office:value-type="float" office:value="7" calcext:value-type="float">
            <text:p>7</text:p>
          </table:table-cell>
          <table:table-cell table:formula="of:=[.J414]+[.K414]"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BLLR</text:p>
          </table:table-cell>
          <table:table-cell table:formula="of:=BIN2DEC([.H415])" office:value-type="float" office:value="11" calcext:value-type="float">
            <text:p>11</text:p>
          </table:table-cell>
          <table:table-cell table:formula="of:=BIN2DEC([.I415])" office:value-type="float" office:value="1" calcext:value-type="float">
            <text:p>1</text:p>
          </table:table-cell>
          <table:table-cell table:formula="of:=SUBSTITUTE([.A415] ;&quot;F&quot;;&quot;0&quot;)" office:value-type="string" office:string-value="000B0BBLLR" calcext:value-type="string">
            <text:p>000B0BBLLR</text:p>
          </table:table-cell>
          <table:table-cell table:formula="of:=SUBSTITUTE([.D415];&quot;B&quot;;&quot;1&quot;)" office:value-type="string" office:string-value="0001011LLR" calcext:value-type="string">
            <text:p>0001011LLR</text:p>
          </table:table-cell>
          <table:table-cell table:formula="of:=SUBSTITUTE([.E415];&quot;L&quot;;&quot;0&quot;)" office:value-type="string" office:string-value="000101100R" calcext:value-type="string">
            <text:p>000101100R</text:p>
          </table:table-cell>
          <table:table-cell table:formula="of:=SUBSTITUTE([.F415];&quot;R&quot;;&quot;1&quot;)" office:value-type="string" office:string-value="0001011001" calcext:value-type="string">
            <text:p>0001011001</text:p>
          </table:table-cell>
          <table:table-cell table:formula="of:=MID([.G415];1;7)" office:value-type="string" office:string-value="0001011" calcext:value-type="string">
            <text:p>0001011</text:p>
          </table:table-cell>
          <table:table-cell table:formula="of:=MID([.G415];8;3)" office:value-type="string" office:string-value="001" calcext:value-type="string">
            <text:p>001</text:p>
          </table:table-cell>
          <table:table-cell table:formula="of:=BIN2DEC([.H415]) * 8" office:value-type="float" office:value="88" calcext:value-type="float">
            <text:p>88</text:p>
          </table:table-cell>
          <table:table-cell table:formula="of:=BIN2DEC([.I415])" office:value-type="float" office:value="1" calcext:value-type="float">
            <text:p>1</text:p>
          </table:table-cell>
          <table:table-cell table:formula="of:=[.J415]+[.K415]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FRRL</text:p>
          </table:table-cell>
          <table:table-cell table:formula="of:=BIN2DEC([.H416])" office:value-type="float" office:value="116" calcext:value-type="float">
            <text:p>116</text:p>
          </table:table-cell>
          <table:table-cell table:formula="of:=BIN2DEC([.I416])" office:value-type="float" office:value="6" calcext:value-type="float">
            <text:p>6</text:p>
          </table:table-cell>
          <table:table-cell table:formula="of:=SUBSTITUTE([.A416] ;&quot;F&quot;;&quot;0&quot;)" office:value-type="string" office:string-value="BBB0B00RRL" calcext:value-type="string">
            <text:p>BBB0B00RRL</text:p>
          </table:table-cell>
          <table:table-cell table:formula="of:=SUBSTITUTE([.D416];&quot;B&quot;;&quot;1&quot;)" office:value-type="string" office:string-value="1110100RRL" calcext:value-type="string">
            <text:p>1110100RRL</text:p>
          </table:table-cell>
          <table:table-cell table:formula="of:=SUBSTITUTE([.E416];&quot;L&quot;;&quot;0&quot;)" office:value-type="string" office:string-value="1110100RR0" calcext:value-type="string">
            <text:p>1110100RR0</text:p>
          </table:table-cell>
          <table:table-cell table:formula="of:=SUBSTITUTE([.F416];&quot;R&quot;;&quot;1&quot;)" office:value-type="string" office:string-value="1110100110" calcext:value-type="string">
            <text:p>1110100110</text:p>
          </table:table-cell>
          <table:table-cell table:formula="of:=MID([.G416];1;7)" office:value-type="string" office:string-value="1110100" calcext:value-type="string">
            <text:p>1110100</text:p>
          </table:table-cell>
          <table:table-cell table:formula="of:=MID([.G416];8;3)" office:value-type="string" office:string-value="110" calcext:value-type="string">
            <text:p>110</text:p>
          </table:table-cell>
          <table:table-cell table:formula="of:=BIN2DEC([.H416]) * 8" office:value-type="float" office:value="928" calcext:value-type="float">
            <text:p>928</text:p>
          </table:table-cell>
          <table:table-cell table:formula="of:=BIN2DEC([.I416])" office:value-type="float" office:value="6" calcext:value-type="float">
            <text:p>6</text:p>
          </table:table-cell>
          <table:table-cell table:formula="of:=[.J416]+[.K416]" office:value-type="float" office:value="934" calcext:value-type="float">
            <text:p>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FLLR</text:p>
          </table:table-cell>
          <table:table-cell table:formula="of:=BIN2DEC([.H417])" office:value-type="float" office:value="100" calcext:value-type="float">
            <text:p>100</text:p>
          </table:table-cell>
          <table:table-cell table:formula="of:=BIN2DEC([.I417])" office:value-type="float" office:value="1" calcext:value-type="float">
            <text:p>1</text:p>
          </table:table-cell>
          <table:table-cell table:formula="of:=SUBSTITUTE([.A417] ;&quot;F&quot;;&quot;0&quot;)" office:value-type="string" office:string-value="BB00B00LLR" calcext:value-type="string">
            <text:p>BB00B00LLR</text:p>
          </table:table-cell>
          <table:table-cell table:formula="of:=SUBSTITUTE([.D417];&quot;B&quot;;&quot;1&quot;)" office:value-type="string" office:string-value="1100100LLR" calcext:value-type="string">
            <text:p>1100100LLR</text:p>
          </table:table-cell>
          <table:table-cell table:formula="of:=SUBSTITUTE([.E417];&quot;L&quot;;&quot;0&quot;)" office:value-type="string" office:string-value="110010000R" calcext:value-type="string">
            <text:p>110010000R</text:p>
          </table:table-cell>
          <table:table-cell table:formula="of:=SUBSTITUTE([.F417];&quot;R&quot;;&quot;1&quot;)" office:value-type="string" office:string-value="1100100001" calcext:value-type="string">
            <text:p>1100100001</text:p>
          </table:table-cell>
          <table:table-cell table:formula="of:=MID([.G417];1;7)" office:value-type="string" office:string-value="1100100" calcext:value-type="string">
            <text:p>1100100</text:p>
          </table:table-cell>
          <table:table-cell table:formula="of:=MID([.G417];8;3)" office:value-type="string" office:string-value="001" calcext:value-type="string">
            <text:p>001</text:p>
          </table:table-cell>
          <table:table-cell table:formula="of:=BIN2DEC([.H417]) * 8" office:value-type="float" office:value="800" calcext:value-type="float">
            <text:p>800</text:p>
          </table:table-cell>
          <table:table-cell table:formula="of:=BIN2DEC([.I417])" office:value-type="float" office:value="1" calcext:value-type="float">
            <text:p>1</text:p>
          </table:table-cell>
          <table:table-cell table:formula="of:=[.J417]+[.K417]" office:value-type="float" office:value="801" calcext:value-type="float">
            <text:p>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FLLR</text:p>
          </table:table-cell>
          <table:table-cell table:formula="of:=BIN2DEC([.H418])" office:value-type="float" office:value="12" calcext:value-type="float">
            <text:p>12</text:p>
          </table:table-cell>
          <table:table-cell table:formula="of:=BIN2DEC([.I418])" office:value-type="float" office:value="1" calcext:value-type="float">
            <text:p>1</text:p>
          </table:table-cell>
          <table:table-cell table:formula="of:=SUBSTITUTE([.A418] ;&quot;F&quot;;&quot;0&quot;)" office:value-type="string" office:string-value="000BB00LLR" calcext:value-type="string">
            <text:p>000BB00LLR</text:p>
          </table:table-cell>
          <table:table-cell table:formula="of:=SUBSTITUTE([.D418];&quot;B&quot;;&quot;1&quot;)" office:value-type="string" office:string-value="0001100LLR" calcext:value-type="string">
            <text:p>0001100LLR</text:p>
          </table:table-cell>
          <table:table-cell table:formula="of:=SUBSTITUTE([.E418];&quot;L&quot;;&quot;0&quot;)" office:value-type="string" office:string-value="000110000R" calcext:value-type="string">
            <text:p>000110000R</text:p>
          </table:table-cell>
          <table:table-cell table:formula="of:=SUBSTITUTE([.F418];&quot;R&quot;;&quot;1&quot;)" office:value-type="string" office:string-value="0001100001" calcext:value-type="string">
            <text:p>0001100001</text:p>
          </table:table-cell>
          <table:table-cell table:formula="of:=MID([.G418];1;7)" office:value-type="string" office:string-value="0001100" calcext:value-type="string">
            <text:p>0001100</text:p>
          </table:table-cell>
          <table:table-cell table:formula="of:=MID([.G418];8;3)" office:value-type="string" office:string-value="001" calcext:value-type="string">
            <text:p>001</text:p>
          </table:table-cell>
          <table:table-cell table:formula="of:=BIN2DEC([.H418]) * 8" office:value-type="float" office:value="96" calcext:value-type="float">
            <text:p>96</text:p>
          </table:table-cell>
          <table:table-cell table:formula="of:=BIN2DEC([.I418])" office:value-type="float" office:value="1" calcext:value-type="float">
            <text:p>1</text:p>
          </table:table-cell>
          <table:table-cell table:formula="of:=[.J418]+[.K418]" office:value-type="float" office:value="97" calcext:value-type="float">
            <text:p>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BLLL</text:p>
          </table:table-cell>
          <table:table-cell table:formula="of:=BIN2DEC([.H419])" office:value-type="float" office:value="11" calcext:value-type="float">
            <text:p>11</text:p>
          </table:table-cell>
          <table:table-cell table:formula="of:=BIN2DEC([.I419])" office:value-type="float" office:value="0" calcext:value-type="float">
            <text:p>0</text:p>
          </table:table-cell>
          <table:table-cell table:formula="of:=SUBSTITUTE([.A419] ;&quot;F&quot;;&quot;0&quot;)" office:value-type="string" office:string-value="000B0BBLLL" calcext:value-type="string">
            <text:p>000B0BBLLL</text:p>
          </table:table-cell>
          <table:table-cell table:formula="of:=SUBSTITUTE([.D419];&quot;B&quot;;&quot;1&quot;)" office:value-type="string" office:string-value="0001011LLL" calcext:value-type="string">
            <text:p>0001011LLL</text:p>
          </table:table-cell>
          <table:table-cell table:formula="of:=SUBSTITUTE([.E419];&quot;L&quot;;&quot;0&quot;)" office:value-type="string" office:string-value="0001011000" calcext:value-type="string">
            <text:p>0001011000</text:p>
          </table:table-cell>
          <table:table-cell table:formula="of:=SUBSTITUTE([.F419];&quot;R&quot;;&quot;1&quot;)" office:value-type="string" office:string-value="0001011000" calcext:value-type="string">
            <text:p>0001011000</text:p>
          </table:table-cell>
          <table:table-cell table:formula="of:=MID([.G419];1;7)" office:value-type="string" office:string-value="0001011" calcext:value-type="string">
            <text:p>0001011</text:p>
          </table:table-cell>
          <table:table-cell table:formula="of:=MID([.G419];8;3)" office:value-type="string" office:string-value="000" calcext:value-type="string">
            <text:p>000</text:p>
          </table:table-cell>
          <table:table-cell table:formula="of:=BIN2DEC([.H419]) * 8" office:value-type="float" office:value="88" calcext:value-type="float">
            <text:p>88</text:p>
          </table:table-cell>
          <table:table-cell table:formula="of:=BIN2DEC([.I419])" office:value-type="float" office:value="0" calcext:value-type="float">
            <text:p>0</text:p>
          </table:table-cell>
          <table:table-cell table:formula="of:=[.J419]+[.K419]"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FLRL</text:p>
          </table:table-cell>
          <table:table-cell table:formula="of:=BIN2DEC([.H420])" office:value-type="float" office:value="42" calcext:value-type="float">
            <text:p>42</text:p>
          </table:table-cell>
          <table:table-cell table:formula="of:=BIN2DEC([.I420])" office:value-type="float" office:value="2" calcext:value-type="float">
            <text:p>2</text:p>
          </table:table-cell>
          <table:table-cell table:formula="of:=SUBSTITUTE([.A420] ;&quot;F&quot;;&quot;0&quot;)" office:value-type="string" office:string-value="0B0B0B0LRL" calcext:value-type="string">
            <text:p>0B0B0B0LRL</text:p>
          </table:table-cell>
          <table:table-cell table:formula="of:=SUBSTITUTE([.D420];&quot;B&quot;;&quot;1&quot;)" office:value-type="string" office:string-value="0101010LRL" calcext:value-type="string">
            <text:p>0101010LRL</text:p>
          </table:table-cell>
          <table:table-cell table:formula="of:=SUBSTITUTE([.E420];&quot;L&quot;;&quot;0&quot;)" office:value-type="string" office:string-value="01010100R0" calcext:value-type="string">
            <text:p>01010100R0</text:p>
          </table:table-cell>
          <table:table-cell table:formula="of:=SUBSTITUTE([.F420];&quot;R&quot;;&quot;1&quot;)" office:value-type="string" office:string-value="0101010010" calcext:value-type="string">
            <text:p>0101010010</text:p>
          </table:table-cell>
          <table:table-cell table:formula="of:=MID([.G420];1;7)" office:value-type="string" office:string-value="0101010" calcext:value-type="string">
            <text:p>0101010</text:p>
          </table:table-cell>
          <table:table-cell table:formula="of:=MID([.G420];8;3)" office:value-type="string" office:string-value="010" calcext:value-type="string">
            <text:p>010</text:p>
          </table:table-cell>
          <table:table-cell table:formula="of:=BIN2DEC([.H420]) * 8" office:value-type="float" office:value="336" calcext:value-type="float">
            <text:p>336</text:p>
          </table:table-cell>
          <table:table-cell table:formula="of:=BIN2DEC([.I420])" office:value-type="float" office:value="2" calcext:value-type="float">
            <text:p>2</text:p>
          </table:table-cell>
          <table:table-cell table:formula="of:=[.J420]+[.K420]" office:value-type="float" office:value="338" calcext:value-type="float">
            <text:p>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BLLL</text:p>
          </table:table-cell>
          <table:table-cell table:formula="of:=BIN2DEC([.H421])" office:value-type="float" office:value="3" calcext:value-type="float">
            <text:p>3</text:p>
          </table:table-cell>
          <table:table-cell table:formula="of:=BIN2DEC([.I421])" office:value-type="float" office:value="0" calcext:value-type="float">
            <text:p>0</text:p>
          </table:table-cell>
          <table:table-cell table:formula="of:=SUBSTITUTE([.A421] ;&quot;F&quot;;&quot;0&quot;)" office:value-type="string" office:string-value="00000BBLLL" calcext:value-type="string">
            <text:p>00000BBLLL</text:p>
          </table:table-cell>
          <table:table-cell table:formula="of:=SUBSTITUTE([.D421];&quot;B&quot;;&quot;1&quot;)" office:value-type="string" office:string-value="0000011LLL" calcext:value-type="string">
            <text:p>0000011LLL</text:p>
          </table:table-cell>
          <table:table-cell table:formula="of:=SUBSTITUTE([.E421];&quot;L&quot;;&quot;0&quot;)" office:value-type="string" office:string-value="0000011000" calcext:value-type="string">
            <text:p>0000011000</text:p>
          </table:table-cell>
          <table:table-cell table:formula="of:=SUBSTITUTE([.F421];&quot;R&quot;;&quot;1&quot;)" office:value-type="string" office:string-value="0000011000" calcext:value-type="string">
            <text:p>0000011000</text:p>
          </table:table-cell>
          <table:table-cell table:formula="of:=MID([.G421];1;7)" office:value-type="string" office:string-value="0000011" calcext:value-type="string">
            <text:p>0000011</text:p>
          </table:table-cell>
          <table:table-cell table:formula="of:=MID([.G421];8;3)" office:value-type="string" office:string-value="000" calcext:value-type="string">
            <text:p>000</text:p>
          </table:table-cell>
          <table:table-cell table:formula="of:=BIN2DEC([.H421]) * 8" office:value-type="float" office:value="24" calcext:value-type="float">
            <text:p>24</text:p>
          </table:table-cell>
          <table:table-cell table:formula="of:=BIN2DEC([.I421])" office:value-type="float" office:value="0" calcext:value-type="float">
            <text:p>0</text:p>
          </table:table-cell>
          <table:table-cell table:formula="of:=[.J421]+[.K421]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BRLR</text:p>
          </table:table-cell>
          <table:table-cell table:formula="of:=BIN2DEC([.H422])" office:value-type="float" office:value="63" calcext:value-type="float">
            <text:p>63</text:p>
          </table:table-cell>
          <table:table-cell table:formula="of:=BIN2DEC([.I422])" office:value-type="float" office:value="5" calcext:value-type="float">
            <text:p>5</text:p>
          </table:table-cell>
          <table:table-cell table:formula="of:=SUBSTITUTE([.A422] ;&quot;F&quot;;&quot;0&quot;)" office:value-type="string" office:string-value="0BBBBBBRLR" calcext:value-type="string">
            <text:p>0BBBBBBRLR</text:p>
          </table:table-cell>
          <table:table-cell table:formula="of:=SUBSTITUTE([.D422];&quot;B&quot;;&quot;1&quot;)" office:value-type="string" office:string-value="0111111RLR" calcext:value-type="string">
            <text:p>0111111RLR</text:p>
          </table:table-cell>
          <table:table-cell table:formula="of:=SUBSTITUTE([.E422];&quot;L&quot;;&quot;0&quot;)" office:value-type="string" office:string-value="0111111R0R" calcext:value-type="string">
            <text:p>0111111R0R</text:p>
          </table:table-cell>
          <table:table-cell table:formula="of:=SUBSTITUTE([.F422];&quot;R&quot;;&quot;1&quot;)" office:value-type="string" office:string-value="0111111101" calcext:value-type="string">
            <text:p>0111111101</text:p>
          </table:table-cell>
          <table:table-cell table:formula="of:=MID([.G422];1;7)" office:value-type="string" office:string-value="0111111" calcext:value-type="string">
            <text:p>0111111</text:p>
          </table:table-cell>
          <table:table-cell table:formula="of:=MID([.G422];8;3)" office:value-type="string" office:string-value="101" calcext:value-type="string">
            <text:p>101</text:p>
          </table:table-cell>
          <table:table-cell table:formula="of:=BIN2DEC([.H422]) * 8" office:value-type="float" office:value="504" calcext:value-type="float">
            <text:p>504</text:p>
          </table:table-cell>
          <table:table-cell table:formula="of:=BIN2DEC([.I422])" office:value-type="float" office:value="5" calcext:value-type="float">
            <text:p>5</text:p>
          </table:table-cell>
          <table:table-cell table:formula="of:=[.J422]+[.K422]" office:value-type="float" office:value="509" calcext:value-type="float">
            <text:p>5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FLRL</text:p>
          </table:table-cell>
          <table:table-cell table:formula="of:=BIN2DEC([.H423])" office:value-type="float" office:value="26" calcext:value-type="float">
            <text:p>26</text:p>
          </table:table-cell>
          <table:table-cell table:formula="of:=BIN2DEC([.I423])" office:value-type="float" office:value="2" calcext:value-type="float">
            <text:p>2</text:p>
          </table:table-cell>
          <table:table-cell table:formula="of:=SUBSTITUTE([.A423] ;&quot;F&quot;;&quot;0&quot;)" office:value-type="string" office:string-value="00BB0B0LRL" calcext:value-type="string">
            <text:p>00BB0B0LRL</text:p>
          </table:table-cell>
          <table:table-cell table:formula="of:=SUBSTITUTE([.D423];&quot;B&quot;;&quot;1&quot;)" office:value-type="string" office:string-value="0011010LRL" calcext:value-type="string">
            <text:p>0011010LRL</text:p>
          </table:table-cell>
          <table:table-cell table:formula="of:=SUBSTITUTE([.E423];&quot;L&quot;;&quot;0&quot;)" office:value-type="string" office:string-value="00110100R0" calcext:value-type="string">
            <text:p>00110100R0</text:p>
          </table:table-cell>
          <table:table-cell table:formula="of:=SUBSTITUTE([.F423];&quot;R&quot;;&quot;1&quot;)" office:value-type="string" office:string-value="0011010010" calcext:value-type="string">
            <text:p>0011010010</text:p>
          </table:table-cell>
          <table:table-cell table:formula="of:=MID([.G423];1;7)" office:value-type="string" office:string-value="0011010" calcext:value-type="string">
            <text:p>0011010</text:p>
          </table:table-cell>
          <table:table-cell table:formula="of:=MID([.G423];8;3)" office:value-type="string" office:string-value="010" calcext:value-type="string">
            <text:p>010</text:p>
          </table:table-cell>
          <table:table-cell table:formula="of:=BIN2DEC([.H423]) * 8" office:value-type="float" office:value="208" calcext:value-type="float">
            <text:p>208</text:p>
          </table:table-cell>
          <table:table-cell table:formula="of:=BIN2DEC([.I423])" office:value-type="float" office:value="2" calcext:value-type="float">
            <text:p>2</text:p>
          </table:table-cell>
          <table:table-cell table:formula="of:=[.J423]+[.K423]" office:value-type="float" office:value="210" calcext:value-type="float">
            <text:p>2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BRLR</text:p>
          </table:table-cell>
          <table:table-cell table:formula="of:=BIN2DEC([.H424])" office:value-type="float" office:value="67" calcext:value-type="float">
            <text:p>67</text:p>
          </table:table-cell>
          <table:table-cell table:formula="of:=BIN2DEC([.I424])" office:value-type="float" office:value="5" calcext:value-type="float">
            <text:p>5</text:p>
          </table:table-cell>
          <table:table-cell table:formula="of:=SUBSTITUTE([.A424] ;&quot;F&quot;;&quot;0&quot;)" office:value-type="string" office:string-value="B0000BBRLR" calcext:value-type="string">
            <text:p>B0000BBRLR</text:p>
          </table:table-cell>
          <table:table-cell table:formula="of:=SUBSTITUTE([.D424];&quot;B&quot;;&quot;1&quot;)" office:value-type="string" office:string-value="1000011RLR" calcext:value-type="string">
            <text:p>1000011RLR</text:p>
          </table:table-cell>
          <table:table-cell table:formula="of:=SUBSTITUTE([.E424];&quot;L&quot;;&quot;0&quot;)" office:value-type="string" office:string-value="1000011R0R" calcext:value-type="string">
            <text:p>1000011R0R</text:p>
          </table:table-cell>
          <table:table-cell table:formula="of:=SUBSTITUTE([.F424];&quot;R&quot;;&quot;1&quot;)" office:value-type="string" office:string-value="1000011101" calcext:value-type="string">
            <text:p>1000011101</text:p>
          </table:table-cell>
          <table:table-cell table:formula="of:=MID([.G424];1;7)" office:value-type="string" office:string-value="1000011" calcext:value-type="string">
            <text:p>1000011</text:p>
          </table:table-cell>
          <table:table-cell table:formula="of:=MID([.G424];8;3)" office:value-type="string" office:string-value="101" calcext:value-type="string">
            <text:p>101</text:p>
          </table:table-cell>
          <table:table-cell table:formula="of:=BIN2DEC([.H424]) * 8" office:value-type="float" office:value="536" calcext:value-type="float">
            <text:p>536</text:p>
          </table:table-cell>
          <table:table-cell table:formula="of:=BIN2DEC([.I424])" office:value-type="float" office:value="5" calcext:value-type="float">
            <text:p>5</text:p>
          </table:table-cell>
          <table:table-cell table:formula="of:=[.J424]+[.K424]" office:value-type="float" office:value="541" calcext:value-type="float">
            <text:p>5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BLLL</text:p>
          </table:table-cell>
          <table:table-cell table:formula="of:=BIN2DEC([.H425])" office:value-type="float" office:value="69" calcext:value-type="float">
            <text:p>69</text:p>
          </table:table-cell>
          <table:table-cell table:formula="of:=BIN2DEC([.I425])" office:value-type="float" office:value="0" calcext:value-type="float">
            <text:p>0</text:p>
          </table:table-cell>
          <table:table-cell table:formula="of:=SUBSTITUTE([.A425] ;&quot;F&quot;;&quot;0&quot;)" office:value-type="string" office:string-value="B000B0BLLL" calcext:value-type="string">
            <text:p>B000B0BLLL</text:p>
          </table:table-cell>
          <table:table-cell table:formula="of:=SUBSTITUTE([.D425];&quot;B&quot;;&quot;1&quot;)" office:value-type="string" office:string-value="1000101LLL" calcext:value-type="string">
            <text:p>1000101LLL</text:p>
          </table:table-cell>
          <table:table-cell table:formula="of:=SUBSTITUTE([.E425];&quot;L&quot;;&quot;0&quot;)" office:value-type="string" office:string-value="1000101000" calcext:value-type="string">
            <text:p>1000101000</text:p>
          </table:table-cell>
          <table:table-cell table:formula="of:=SUBSTITUTE([.F425];&quot;R&quot;;&quot;1&quot;)" office:value-type="string" office:string-value="1000101000" calcext:value-type="string">
            <text:p>1000101000</text:p>
          </table:table-cell>
          <table:table-cell table:formula="of:=MID([.G425];1;7)" office:value-type="string" office:string-value="1000101" calcext:value-type="string">
            <text:p>1000101</text:p>
          </table:table-cell>
          <table:table-cell table:formula="of:=MID([.G425];8;3)" office:value-type="string" office:string-value="000" calcext:value-type="string">
            <text:p>000</text:p>
          </table:table-cell>
          <table:table-cell table:formula="of:=BIN2DEC([.H425]) * 8" office:value-type="float" office:value="552" calcext:value-type="float">
            <text:p>552</text:p>
          </table:table-cell>
          <table:table-cell table:formula="of:=BIN2DEC([.I425])" office:value-type="float" office:value="0" calcext:value-type="float">
            <text:p>0</text:p>
          </table:table-cell>
          <table:table-cell table:formula="of:=[.J425]+[.K425]" office:value-type="float" office:value="552" calcext:value-type="float">
            <text:p>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FRRR</text:p>
          </table:table-cell>
          <table:table-cell table:formula="of:=BIN2DEC([.H426])" office:value-type="float" office:value="110" calcext:value-type="float">
            <text:p>110</text:p>
          </table:table-cell>
          <table:table-cell table:formula="of:=BIN2DEC([.I426])" office:value-type="float" office:value="7" calcext:value-type="float">
            <text:p>7</text:p>
          </table:table-cell>
          <table:table-cell table:formula="of:=SUBSTITUTE([.A426] ;&quot;F&quot;;&quot;0&quot;)" office:value-type="string" office:string-value="BB0BBB0RRR" calcext:value-type="string">
            <text:p>BB0BBB0RRR</text:p>
          </table:table-cell>
          <table:table-cell table:formula="of:=SUBSTITUTE([.D426];&quot;B&quot;;&quot;1&quot;)" office:value-type="string" office:string-value="1101110RRR" calcext:value-type="string">
            <text:p>1101110RRR</text:p>
          </table:table-cell>
          <table:table-cell table:formula="of:=SUBSTITUTE([.E426];&quot;L&quot;;&quot;0&quot;)" office:value-type="string" office:string-value="1101110RRR" calcext:value-type="string">
            <text:p>1101110RRR</text:p>
          </table:table-cell>
          <table:table-cell table:formula="of:=SUBSTITUTE([.F426];&quot;R&quot;;&quot;1&quot;)" office:value-type="string" office:string-value="1101110111" calcext:value-type="string">
            <text:p>1101110111</text:p>
          </table:table-cell>
          <table:table-cell table:formula="of:=MID([.G426];1;7)" office:value-type="string" office:string-value="1101110" calcext:value-type="string">
            <text:p>1101110</text:p>
          </table:table-cell>
          <table:table-cell table:formula="of:=MID([.G426];8;3)" office:value-type="string" office:string-value="111" calcext:value-type="string">
            <text:p>111</text:p>
          </table:table-cell>
          <table:table-cell table:formula="of:=BIN2DEC([.H426]) * 8" office:value-type="float" office:value="880" calcext:value-type="float">
            <text:p>880</text:p>
          </table:table-cell>
          <table:table-cell table:formula="of:=BIN2DEC([.I426])" office:value-type="float" office:value="7" calcext:value-type="float">
            <text:p>7</text:p>
          </table:table-cell>
          <table:table-cell table:formula="of:=[.J426]+[.K426]" office:value-type="float" office:value="887" calcext:value-type="float">
            <text:p>8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BRRL</text:p>
          </table:table-cell>
          <table:table-cell table:formula="of:=BIN2DEC([.H427])" office:value-type="float" office:value="57" calcext:value-type="float">
            <text:p>57</text:p>
          </table:table-cell>
          <table:table-cell table:formula="of:=BIN2DEC([.I427])" office:value-type="float" office:value="6" calcext:value-type="float">
            <text:p>6</text:p>
          </table:table-cell>
          <table:table-cell table:formula="of:=SUBSTITUTE([.A427] ;&quot;F&quot;;&quot;0&quot;)" office:value-type="string" office:string-value="0BBB00BRRL" calcext:value-type="string">
            <text:p>0BBB00BRRL</text:p>
          </table:table-cell>
          <table:table-cell table:formula="of:=SUBSTITUTE([.D427];&quot;B&quot;;&quot;1&quot;)" office:value-type="string" office:string-value="0111001RRL" calcext:value-type="string">
            <text:p>0111001RRL</text:p>
          </table:table-cell>
          <table:table-cell table:formula="of:=SUBSTITUTE([.E427];&quot;L&quot;;&quot;0&quot;)" office:value-type="string" office:string-value="0111001RR0" calcext:value-type="string">
            <text:p>0111001RR0</text:p>
          </table:table-cell>
          <table:table-cell table:formula="of:=SUBSTITUTE([.F427];&quot;R&quot;;&quot;1&quot;)" office:value-type="string" office:string-value="0111001110" calcext:value-type="string">
            <text:p>0111001110</text:p>
          </table:table-cell>
          <table:table-cell table:formula="of:=MID([.G427];1;7)" office:value-type="string" office:string-value="0111001" calcext:value-type="string">
            <text:p>0111001</text:p>
          </table:table-cell>
          <table:table-cell table:formula="of:=MID([.G427];8;3)" office:value-type="string" office:string-value="110" calcext:value-type="string">
            <text:p>110</text:p>
          </table:table-cell>
          <table:table-cell table:formula="of:=BIN2DEC([.H427]) * 8" office:value-type="float" office:value="456" calcext:value-type="float">
            <text:p>456</text:p>
          </table:table-cell>
          <table:table-cell table:formula="of:=BIN2DEC([.I427])" office:value-type="float" office:value="6" calcext:value-type="float">
            <text:p>6</text:p>
          </table:table-cell>
          <table:table-cell table:formula="of:=[.J427]+[.K427]" office:value-type="float" office:value="462" calcext:value-type="float">
            <text:p>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FLRL</text:p>
          </table:table-cell>
          <table:table-cell table:formula="of:=BIN2DEC([.H428])" office:value-type="float" office:value="18" calcext:value-type="float">
            <text:p>18</text:p>
          </table:table-cell>
          <table:table-cell table:formula="of:=BIN2DEC([.I428])" office:value-type="float" office:value="2" calcext:value-type="float">
            <text:p>2</text:p>
          </table:table-cell>
          <table:table-cell table:formula="of:=SUBSTITUTE([.A428] ;&quot;F&quot;;&quot;0&quot;)" office:value-type="string" office:string-value="00B00B0LRL" calcext:value-type="string">
            <text:p>00B00B0LRL</text:p>
          </table:table-cell>
          <table:table-cell table:formula="of:=SUBSTITUTE([.D428];&quot;B&quot;;&quot;1&quot;)" office:value-type="string" office:string-value="0010010LRL" calcext:value-type="string">
            <text:p>0010010LRL</text:p>
          </table:table-cell>
          <table:table-cell table:formula="of:=SUBSTITUTE([.E428];&quot;L&quot;;&quot;0&quot;)" office:value-type="string" office:string-value="00100100R0" calcext:value-type="string">
            <text:p>00100100R0</text:p>
          </table:table-cell>
          <table:table-cell table:formula="of:=SUBSTITUTE([.F428];&quot;R&quot;;&quot;1&quot;)" office:value-type="string" office:string-value="0010010010" calcext:value-type="string">
            <text:p>0010010010</text:p>
          </table:table-cell>
          <table:table-cell table:formula="of:=MID([.G428];1;7)" office:value-type="string" office:string-value="0010010" calcext:value-type="string">
            <text:p>0010010</text:p>
          </table:table-cell>
          <table:table-cell table:formula="of:=MID([.G428];8;3)" office:value-type="string" office:string-value="010" calcext:value-type="string">
            <text:p>010</text:p>
          </table:table-cell>
          <table:table-cell table:formula="of:=BIN2DEC([.H428]) * 8" office:value-type="float" office:value="144" calcext:value-type="float">
            <text:p>144</text:p>
          </table:table-cell>
          <table:table-cell table:formula="of:=BIN2DEC([.I428])" office:value-type="float" office:value="2" calcext:value-type="float">
            <text:p>2</text:p>
          </table:table-cell>
          <table:table-cell table:formula="of:=[.J428]+[.K428]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FLRL</text:p>
          </table:table-cell>
          <table:table-cell table:formula="of:=BIN2DEC([.H429])" office:value-type="float" office:value="16" calcext:value-type="float">
            <text:p>16</text:p>
          </table:table-cell>
          <table:table-cell table:formula="of:=BIN2DEC([.I429])" office:value-type="float" office:value="2" calcext:value-type="float">
            <text:p>2</text:p>
          </table:table-cell>
          <table:table-cell table:formula="of:=SUBSTITUTE([.A429] ;&quot;F&quot;;&quot;0&quot;)" office:value-type="string" office:string-value="00B0000LRL" calcext:value-type="string">
            <text:p>00B0000LRL</text:p>
          </table:table-cell>
          <table:table-cell table:formula="of:=SUBSTITUTE([.D429];&quot;B&quot;;&quot;1&quot;)" office:value-type="string" office:string-value="0010000LRL" calcext:value-type="string">
            <text:p>0010000LRL</text:p>
          </table:table-cell>
          <table:table-cell table:formula="of:=SUBSTITUTE([.E429];&quot;L&quot;;&quot;0&quot;)" office:value-type="string" office:string-value="00100000R0" calcext:value-type="string">
            <text:p>00100000R0</text:p>
          </table:table-cell>
          <table:table-cell table:formula="of:=SUBSTITUTE([.F429];&quot;R&quot;;&quot;1&quot;)" office:value-type="string" office:string-value="0010000010" calcext:value-type="string">
            <text:p>0010000010</text:p>
          </table:table-cell>
          <table:table-cell table:formula="of:=MID([.G429];1;7)" office:value-type="string" office:string-value="0010000" calcext:value-type="string">
            <text:p>0010000</text:p>
          </table:table-cell>
          <table:table-cell table:formula="of:=MID([.G429];8;3)" office:value-type="string" office:string-value="010" calcext:value-type="string">
            <text:p>010</text:p>
          </table:table-cell>
          <table:table-cell table:formula="of:=BIN2DEC([.H429]) * 8" office:value-type="float" office:value="128" calcext:value-type="float">
            <text:p>128</text:p>
          </table:table-cell>
          <table:table-cell table:formula="of:=BIN2DEC([.I429])" office:value-type="float" office:value="2" calcext:value-type="float">
            <text:p>2</text:p>
          </table:table-cell>
          <table:table-cell table:formula="of:=[.J429]+[.K429]" office:value-type="float" office:value="130" calcext:value-type="float">
            <text:p>1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BLLL</text:p>
          </table:table-cell>
          <table:table-cell table:formula="of:=BIN2DEC([.H430])" office:value-type="float" office:value="97" calcext:value-type="float">
            <text:p>97</text:p>
          </table:table-cell>
          <table:table-cell table:formula="of:=BIN2DEC([.I430])" office:value-type="float" office:value="0" calcext:value-type="float">
            <text:p>0</text:p>
          </table:table-cell>
          <table:table-cell table:formula="of:=SUBSTITUTE([.A430] ;&quot;F&quot;;&quot;0&quot;)" office:value-type="string" office:string-value="BB0000BLLL" calcext:value-type="string">
            <text:p>BB0000BLLL</text:p>
          </table:table-cell>
          <table:table-cell table:formula="of:=SUBSTITUTE([.D430];&quot;B&quot;;&quot;1&quot;)" office:value-type="string" office:string-value="1100001LLL" calcext:value-type="string">
            <text:p>1100001LLL</text:p>
          </table:table-cell>
          <table:table-cell table:formula="of:=SUBSTITUTE([.E430];&quot;L&quot;;&quot;0&quot;)" office:value-type="string" office:string-value="1100001000" calcext:value-type="string">
            <text:p>1100001000</text:p>
          </table:table-cell>
          <table:table-cell table:formula="of:=SUBSTITUTE([.F430];&quot;R&quot;;&quot;1&quot;)" office:value-type="string" office:string-value="1100001000" calcext:value-type="string">
            <text:p>1100001000</text:p>
          </table:table-cell>
          <table:table-cell table:formula="of:=MID([.G430];1;7)" office:value-type="string" office:string-value="1100001" calcext:value-type="string">
            <text:p>1100001</text:p>
          </table:table-cell>
          <table:table-cell table:formula="of:=MID([.G430];8;3)" office:value-type="string" office:string-value="000" calcext:value-type="string">
            <text:p>000</text:p>
          </table:table-cell>
          <table:table-cell table:formula="of:=BIN2DEC([.H430]) * 8" office:value-type="float" office:value="776" calcext:value-type="float">
            <text:p>776</text:p>
          </table:table-cell>
          <table:table-cell table:formula="of:=BIN2DEC([.I430])" office:value-type="float" office:value="0" calcext:value-type="float">
            <text:p>0</text:p>
          </table:table-cell>
          <table:table-cell table:formula="of:=[.J430]+[.K430]" office:value-type="float" office:value="776" calcext:value-type="float">
            <text:p>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BRLL</text:p>
          </table:table-cell>
          <table:table-cell table:formula="of:=BIN2DEC([.H431])" office:value-type="float" office:value="91" calcext:value-type="float">
            <text:p>91</text:p>
          </table:table-cell>
          <table:table-cell table:formula="of:=BIN2DEC([.I431])" office:value-type="float" office:value="4" calcext:value-type="float">
            <text:p>4</text:p>
          </table:table-cell>
          <table:table-cell table:formula="of:=SUBSTITUTE([.A431] ;&quot;F&quot;;&quot;0&quot;)" office:value-type="string" office:string-value="B0BB0BBRLL" calcext:value-type="string">
            <text:p>B0BB0BBRLL</text:p>
          </table:table-cell>
          <table:table-cell table:formula="of:=SUBSTITUTE([.D431];&quot;B&quot;;&quot;1&quot;)" office:value-type="string" office:string-value="1011011RLL" calcext:value-type="string">
            <text:p>1011011RLL</text:p>
          </table:table-cell>
          <table:table-cell table:formula="of:=SUBSTITUTE([.E431];&quot;L&quot;;&quot;0&quot;)" office:value-type="string" office:string-value="1011011R00" calcext:value-type="string">
            <text:p>1011011R00</text:p>
          </table:table-cell>
          <table:table-cell table:formula="of:=SUBSTITUTE([.F431];&quot;R&quot;;&quot;1&quot;)" office:value-type="string" office:string-value="1011011100" calcext:value-type="string">
            <text:p>1011011100</text:p>
          </table:table-cell>
          <table:table-cell table:formula="of:=MID([.G431];1;7)" office:value-type="string" office:string-value="1011011" calcext:value-type="string">
            <text:p>1011011</text:p>
          </table:table-cell>
          <table:table-cell table:formula="of:=MID([.G431];8;3)" office:value-type="string" office:string-value="100" calcext:value-type="string">
            <text:p>100</text:p>
          </table:table-cell>
          <table:table-cell table:formula="of:=BIN2DEC([.H431]) * 8" office:value-type="float" office:value="728" calcext:value-type="float">
            <text:p>728</text:p>
          </table:table-cell>
          <table:table-cell table:formula="of:=BIN2DEC([.I431])" office:value-type="float" office:value="4" calcext:value-type="float">
            <text:p>4</text:p>
          </table:table-cell>
          <table:table-cell table:formula="of:=[.J431]+[.K431]" office:value-type="float" office:value="732" calcext:value-type="float">
            <text:p>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FRRR</text:p>
          </table:table-cell>
          <table:table-cell table:formula="of:=BIN2DEC([.H432])" office:value-type="float" office:value="4" calcext:value-type="float">
            <text:p>4</text:p>
          </table:table-cell>
          <table:table-cell table:formula="of:=BIN2DEC([.I432])" office:value-type="float" office:value="7" calcext:value-type="float">
            <text:p>7</text:p>
          </table:table-cell>
          <table:table-cell table:formula="of:=SUBSTITUTE([.A432] ;&quot;F&quot;;&quot;0&quot;)" office:value-type="string" office:string-value="0000B00RRR" calcext:value-type="string">
            <text:p>0000B00RRR</text:p>
          </table:table-cell>
          <table:table-cell table:formula="of:=SUBSTITUTE([.D432];&quot;B&quot;;&quot;1&quot;)" office:value-type="string" office:string-value="0000100RRR" calcext:value-type="string">
            <text:p>0000100RRR</text:p>
          </table:table-cell>
          <table:table-cell table:formula="of:=SUBSTITUTE([.E432];&quot;L&quot;;&quot;0&quot;)" office:value-type="string" office:string-value="0000100RRR" calcext:value-type="string">
            <text:p>0000100RRR</text:p>
          </table:table-cell>
          <table:table-cell table:formula="of:=SUBSTITUTE([.F432];&quot;R&quot;;&quot;1&quot;)" office:value-type="string" office:string-value="0000100111" calcext:value-type="string">
            <text:p>0000100111</text:p>
          </table:table-cell>
          <table:table-cell table:formula="of:=MID([.G432];1;7)" office:value-type="string" office:string-value="0000100" calcext:value-type="string">
            <text:p>0000100</text:p>
          </table:table-cell>
          <table:table-cell table:formula="of:=MID([.G432];8;3)" office:value-type="string" office:string-value="111" calcext:value-type="string">
            <text:p>111</text:p>
          </table:table-cell>
          <table:table-cell table:formula="of:=BIN2DEC([.H432]) * 8" office:value-type="float" office:value="32" calcext:value-type="float">
            <text:p>32</text:p>
          </table:table-cell>
          <table:table-cell table:formula="of:=BIN2DEC([.I432])" office:value-type="float" office:value="7" calcext:value-type="float">
            <text:p>7</text:p>
          </table:table-cell>
          <table:table-cell table:formula="of:=[.J432]+[.K432]" office:value-type="float" office:value="39" calcext:value-type="float">
            <text:p>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BRLR</text:p>
          </table:table-cell>
          <table:table-cell table:formula="of:=BIN2DEC([.H433])" office:value-type="float" office:value="75" calcext:value-type="float">
            <text:p>75</text:p>
          </table:table-cell>
          <table:table-cell table:formula="of:=BIN2DEC([.I433])" office:value-type="float" office:value="5" calcext:value-type="float">
            <text:p>5</text:p>
          </table:table-cell>
          <table:table-cell table:formula="of:=SUBSTITUTE([.A433] ;&quot;F&quot;;&quot;0&quot;)" office:value-type="string" office:string-value="B00B0BBRLR" calcext:value-type="string">
            <text:p>B00B0BBRLR</text:p>
          </table:table-cell>
          <table:table-cell table:formula="of:=SUBSTITUTE([.D433];&quot;B&quot;;&quot;1&quot;)" office:value-type="string" office:string-value="1001011RLR" calcext:value-type="string">
            <text:p>1001011RLR</text:p>
          </table:table-cell>
          <table:table-cell table:formula="of:=SUBSTITUTE([.E433];&quot;L&quot;;&quot;0&quot;)" office:value-type="string" office:string-value="1001011R0R" calcext:value-type="string">
            <text:p>1001011R0R</text:p>
          </table:table-cell>
          <table:table-cell table:formula="of:=SUBSTITUTE([.F433];&quot;R&quot;;&quot;1&quot;)" office:value-type="string" office:string-value="1001011101" calcext:value-type="string">
            <text:p>1001011101</text:p>
          </table:table-cell>
          <table:table-cell table:formula="of:=MID([.G433];1;7)" office:value-type="string" office:string-value="1001011" calcext:value-type="string">
            <text:p>1001011</text:p>
          </table:table-cell>
          <table:table-cell table:formula="of:=MID([.G433];8;3)" office:value-type="string" office:string-value="101" calcext:value-type="string">
            <text:p>101</text:p>
          </table:table-cell>
          <table:table-cell table:formula="of:=BIN2DEC([.H433]) * 8" office:value-type="float" office:value="600" calcext:value-type="float">
            <text:p>600</text:p>
          </table:table-cell>
          <table:table-cell table:formula="of:=BIN2DEC([.I433])" office:value-type="float" office:value="5" calcext:value-type="float">
            <text:p>5</text:p>
          </table:table-cell>
          <table:table-cell table:formula="of:=[.J433]+[.K433]" office:value-type="float" office:value="605" calcext:value-type="float">
            <text:p>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FLRR</text:p>
          </table:table-cell>
          <table:table-cell table:formula="of:=BIN2DEC([.H434])" office:value-type="float" office:value="74" calcext:value-type="float">
            <text:p>74</text:p>
          </table:table-cell>
          <table:table-cell table:formula="of:=BIN2DEC([.I434])" office:value-type="float" office:value="3" calcext:value-type="float">
            <text:p>3</text:p>
          </table:table-cell>
          <table:table-cell table:formula="of:=SUBSTITUTE([.A434] ;&quot;F&quot;;&quot;0&quot;)" office:value-type="string" office:string-value="B00B0B0LRR" calcext:value-type="string">
            <text:p>B00B0B0LRR</text:p>
          </table:table-cell>
          <table:table-cell table:formula="of:=SUBSTITUTE([.D434];&quot;B&quot;;&quot;1&quot;)" office:value-type="string" office:string-value="1001010LRR" calcext:value-type="string">
            <text:p>1001010LRR</text:p>
          </table:table-cell>
          <table:table-cell table:formula="of:=SUBSTITUTE([.E434];&quot;L&quot;;&quot;0&quot;)" office:value-type="string" office:string-value="10010100RR" calcext:value-type="string">
            <text:p>10010100RR</text:p>
          </table:table-cell>
          <table:table-cell table:formula="of:=SUBSTITUTE([.F434];&quot;R&quot;;&quot;1&quot;)" office:value-type="string" office:string-value="1001010011" calcext:value-type="string">
            <text:p>1001010011</text:p>
          </table:table-cell>
          <table:table-cell table:formula="of:=MID([.G434];1;7)" office:value-type="string" office:string-value="1001010" calcext:value-type="string">
            <text:p>1001010</text:p>
          </table:table-cell>
          <table:table-cell table:formula="of:=MID([.G434];8;3)" office:value-type="string" office:string-value="011" calcext:value-type="string">
            <text:p>011</text:p>
          </table:table-cell>
          <table:table-cell table:formula="of:=BIN2DEC([.H434]) * 8" office:value-type="float" office:value="592" calcext:value-type="float">
            <text:p>592</text:p>
          </table:table-cell>
          <table:table-cell table:formula="of:=BIN2DEC([.I434])" office:value-type="float" office:value="3" calcext:value-type="float">
            <text:p>3</text:p>
          </table:table-cell>
          <table:table-cell table:formula="of:=[.J434]+[.K434]" office:value-type="float" office:value="595" calcext:value-type="float">
            <text:p>5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BRLL</text:p>
          </table:table-cell>
          <table:table-cell table:formula="of:=BIN2DEC([.H435])" office:value-type="float" office:value="77" calcext:value-type="float">
            <text:p>77</text:p>
          </table:table-cell>
          <table:table-cell table:formula="of:=BIN2DEC([.I435])" office:value-type="float" office:value="4" calcext:value-type="float">
            <text:p>4</text:p>
          </table:table-cell>
          <table:table-cell table:formula="of:=SUBSTITUTE([.A435] ;&quot;F&quot;;&quot;0&quot;)" office:value-type="string" office:string-value="B00BB0BRLL" calcext:value-type="string">
            <text:p>B00BB0BRLL</text:p>
          </table:table-cell>
          <table:table-cell table:formula="of:=SUBSTITUTE([.D435];&quot;B&quot;;&quot;1&quot;)" office:value-type="string" office:string-value="1001101RLL" calcext:value-type="string">
            <text:p>1001101RLL</text:p>
          </table:table-cell>
          <table:table-cell table:formula="of:=SUBSTITUTE([.E435];&quot;L&quot;;&quot;0&quot;)" office:value-type="string" office:string-value="1001101R00" calcext:value-type="string">
            <text:p>1001101R00</text:p>
          </table:table-cell>
          <table:table-cell table:formula="of:=SUBSTITUTE([.F435];&quot;R&quot;;&quot;1&quot;)" office:value-type="string" office:string-value="1001101100" calcext:value-type="string">
            <text:p>1001101100</text:p>
          </table:table-cell>
          <table:table-cell table:formula="of:=MID([.G435];1;7)" office:value-type="string" office:string-value="1001101" calcext:value-type="string">
            <text:p>1001101</text:p>
          </table:table-cell>
          <table:table-cell table:formula="of:=MID([.G435];8;3)" office:value-type="string" office:string-value="100" calcext:value-type="string">
            <text:p>100</text:p>
          </table:table-cell>
          <table:table-cell table:formula="of:=BIN2DEC([.H435]) * 8" office:value-type="float" office:value="616" calcext:value-type="float">
            <text:p>616</text:p>
          </table:table-cell>
          <table:table-cell table:formula="of:=BIN2DEC([.I435])" office:value-type="float" office:value="4" calcext:value-type="float">
            <text:p>4</text:p>
          </table:table-cell>
          <table:table-cell table:formula="of:=[.J435]+[.K435]" office:value-type="float" office:value="620" calcext:value-type="float">
            <text:p>6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BLRR</text:p>
          </table:table-cell>
          <table:table-cell table:formula="of:=BIN2DEC([.H436])" office:value-type="float" office:value="59" calcext:value-type="float">
            <text:p>59</text:p>
          </table:table-cell>
          <table:table-cell table:formula="of:=BIN2DEC([.I436])" office:value-type="float" office:value="3" calcext:value-type="float">
            <text:p>3</text:p>
          </table:table-cell>
          <table:table-cell table:formula="of:=SUBSTITUTE([.A436] ;&quot;F&quot;;&quot;0&quot;)" office:value-type="string" office:string-value="0BBB0BBLRR" calcext:value-type="string">
            <text:p>0BBB0BBLRR</text:p>
          </table:table-cell>
          <table:table-cell table:formula="of:=SUBSTITUTE([.D436];&quot;B&quot;;&quot;1&quot;)" office:value-type="string" office:string-value="0111011LRR" calcext:value-type="string">
            <text:p>0111011LRR</text:p>
          </table:table-cell>
          <table:table-cell table:formula="of:=SUBSTITUTE([.E436];&quot;L&quot;;&quot;0&quot;)" office:value-type="string" office:string-value="01110110RR" calcext:value-type="string">
            <text:p>01110110RR</text:p>
          </table:table-cell>
          <table:table-cell table:formula="of:=SUBSTITUTE([.F436];&quot;R&quot;;&quot;1&quot;)" office:value-type="string" office:string-value="0111011011" calcext:value-type="string">
            <text:p>0111011011</text:p>
          </table:table-cell>
          <table:table-cell table:formula="of:=MID([.G436];1;7)" office:value-type="string" office:string-value="0111011" calcext:value-type="string">
            <text:p>0111011</text:p>
          </table:table-cell>
          <table:table-cell table:formula="of:=MID([.G436];8;3)" office:value-type="string" office:string-value="011" calcext:value-type="string">
            <text:p>011</text:p>
          </table:table-cell>
          <table:table-cell table:formula="of:=BIN2DEC([.H436]) * 8" office:value-type="float" office:value="472" calcext:value-type="float">
            <text:p>472</text:p>
          </table:table-cell>
          <table:table-cell table:formula="of:=BIN2DEC([.I436])" office:value-type="float" office:value="3" calcext:value-type="float">
            <text:p>3</text:p>
          </table:table-cell>
          <table:table-cell table:formula="of:=[.J436]+[.K436]" office:value-type="float" office:value="475" calcext:value-type="float">
            <text:p>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FRLL</text:p>
          </table:table-cell>
          <table:table-cell table:formula="of:=BIN2DEC([.H437])" office:value-type="float" office:value="40" calcext:value-type="float">
            <text:p>40</text:p>
          </table:table-cell>
          <table:table-cell table:formula="of:=BIN2DEC([.I437])" office:value-type="float" office:value="4" calcext:value-type="float">
            <text:p>4</text:p>
          </table:table-cell>
          <table:table-cell table:formula="of:=SUBSTITUTE([.A437] ;&quot;F&quot;;&quot;0&quot;)" office:value-type="string" office:string-value="0B0B000RLL" calcext:value-type="string">
            <text:p>0B0B000RLL</text:p>
          </table:table-cell>
          <table:table-cell table:formula="of:=SUBSTITUTE([.D437];&quot;B&quot;;&quot;1&quot;)" office:value-type="string" office:string-value="0101000RLL" calcext:value-type="string">
            <text:p>0101000RLL</text:p>
          </table:table-cell>
          <table:table-cell table:formula="of:=SUBSTITUTE([.E437];&quot;L&quot;;&quot;0&quot;)" office:value-type="string" office:string-value="0101000R00" calcext:value-type="string">
            <text:p>0101000R00</text:p>
          </table:table-cell>
          <table:table-cell table:formula="of:=SUBSTITUTE([.F437];&quot;R&quot;;&quot;1&quot;)" office:value-type="string" office:string-value="0101000100" calcext:value-type="string">
            <text:p>0101000100</text:p>
          </table:table-cell>
          <table:table-cell table:formula="of:=MID([.G437];1;7)" office:value-type="string" office:string-value="0101000" calcext:value-type="string">
            <text:p>0101000</text:p>
          </table:table-cell>
          <table:table-cell table:formula="of:=MID([.G437];8;3)" office:value-type="string" office:string-value="100" calcext:value-type="string">
            <text:p>100</text:p>
          </table:table-cell>
          <table:table-cell table:formula="of:=BIN2DEC([.H437]) * 8" office:value-type="float" office:value="320" calcext:value-type="float">
            <text:p>320</text:p>
          </table:table-cell>
          <table:table-cell table:formula="of:=BIN2DEC([.I437])" office:value-type="float" office:value="4" calcext:value-type="float">
            <text:p>4</text:p>
          </table:table-cell>
          <table:table-cell table:formula="of:=[.J437]+[.K437]" office:value-type="float" office:value="324" calcext:value-type="float">
            <text:p>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BRLL</text:p>
          </table:table-cell>
          <table:table-cell table:formula="of:=BIN2DEC([.H438])" office:value-type="float" office:value="81" calcext:value-type="float">
            <text:p>81</text:p>
          </table:table-cell>
          <table:table-cell table:formula="of:=BIN2DEC([.I438])" office:value-type="float" office:value="4" calcext:value-type="float">
            <text:p>4</text:p>
          </table:table-cell>
          <table:table-cell table:formula="of:=SUBSTITUTE([.A438] ;&quot;F&quot;;&quot;0&quot;)" office:value-type="string" office:string-value="B0B000BRLL" calcext:value-type="string">
            <text:p>B0B000BRLL</text:p>
          </table:table-cell>
          <table:table-cell table:formula="of:=SUBSTITUTE([.D438];&quot;B&quot;;&quot;1&quot;)" office:value-type="string" office:string-value="1010001RLL" calcext:value-type="string">
            <text:p>1010001RLL</text:p>
          </table:table-cell>
          <table:table-cell table:formula="of:=SUBSTITUTE([.E438];&quot;L&quot;;&quot;0&quot;)" office:value-type="string" office:string-value="1010001R00" calcext:value-type="string">
            <text:p>1010001R00</text:p>
          </table:table-cell>
          <table:table-cell table:formula="of:=SUBSTITUTE([.F438];&quot;R&quot;;&quot;1&quot;)" office:value-type="string" office:string-value="1010001100" calcext:value-type="string">
            <text:p>1010001100</text:p>
          </table:table-cell>
          <table:table-cell table:formula="of:=MID([.G438];1;7)" office:value-type="string" office:string-value="1010001" calcext:value-type="string">
            <text:p>1010001</text:p>
          </table:table-cell>
          <table:table-cell table:formula="of:=MID([.G438];8;3)" office:value-type="string" office:string-value="100" calcext:value-type="string">
            <text:p>100</text:p>
          </table:table-cell>
          <table:table-cell table:formula="of:=BIN2DEC([.H438]) * 8" office:value-type="float" office:value="648" calcext:value-type="float">
            <text:p>648</text:p>
          </table:table-cell>
          <table:table-cell table:formula="of:=BIN2DEC([.I438])" office:value-type="float" office:value="4" calcext:value-type="float">
            <text:p>4</text:p>
          </table:table-cell>
          <table:table-cell table:formula="of:=[.J438]+[.K438]" office:value-type="float" office:value="652" calcext:value-type="float">
            <text:p>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FRRL</text:p>
          </table:table-cell>
          <table:table-cell table:formula="of:=BIN2DEC([.H439])" office:value-type="float" office:value="62" calcext:value-type="float">
            <text:p>62</text:p>
          </table:table-cell>
          <table:table-cell table:formula="of:=BIN2DEC([.I439])" office:value-type="float" office:value="6" calcext:value-type="float">
            <text:p>6</text:p>
          </table:table-cell>
          <table:table-cell table:formula="of:=SUBSTITUTE([.A439] ;&quot;F&quot;;&quot;0&quot;)" office:value-type="string" office:string-value="0BBBBB0RRL" calcext:value-type="string">
            <text:p>0BBBBB0RRL</text:p>
          </table:table-cell>
          <table:table-cell table:formula="of:=SUBSTITUTE([.D439];&quot;B&quot;;&quot;1&quot;)" office:value-type="string" office:string-value="0111110RRL" calcext:value-type="string">
            <text:p>0111110RRL</text:p>
          </table:table-cell>
          <table:table-cell table:formula="of:=SUBSTITUTE([.E439];&quot;L&quot;;&quot;0&quot;)" office:value-type="string" office:string-value="0111110RR0" calcext:value-type="string">
            <text:p>0111110RR0</text:p>
          </table:table-cell>
          <table:table-cell table:formula="of:=SUBSTITUTE([.F439];&quot;R&quot;;&quot;1&quot;)" office:value-type="string" office:string-value="0111110110" calcext:value-type="string">
            <text:p>0111110110</text:p>
          </table:table-cell>
          <table:table-cell table:formula="of:=MID([.G439];1;7)" office:value-type="string" office:string-value="0111110" calcext:value-type="string">
            <text:p>0111110</text:p>
          </table:table-cell>
          <table:table-cell table:formula="of:=MID([.G439];8;3)" office:value-type="string" office:string-value="110" calcext:value-type="string">
            <text:p>110</text:p>
          </table:table-cell>
          <table:table-cell table:formula="of:=BIN2DEC([.H439]) * 8" office:value-type="float" office:value="496" calcext:value-type="float">
            <text:p>496</text:p>
          </table:table-cell>
          <table:table-cell table:formula="of:=BIN2DEC([.I439])" office:value-type="float" office:value="6" calcext:value-type="float">
            <text:p>6</text:p>
          </table:table-cell>
          <table:table-cell table:formula="of:=[.J439]+[.K439]" office:value-type="float" office:value="502" calcext:value-type="float">
            <text:p>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BRLL</text:p>
          </table:table-cell>
          <table:table-cell table:formula="of:=BIN2DEC([.H440])" office:value-type="float" office:value="43" calcext:value-type="float">
            <text:p>43</text:p>
          </table:table-cell>
          <table:table-cell table:formula="of:=BIN2DEC([.I440])" office:value-type="float" office:value="4" calcext:value-type="float">
            <text:p>4</text:p>
          </table:table-cell>
          <table:table-cell table:formula="of:=SUBSTITUTE([.A440] ;&quot;F&quot;;&quot;0&quot;)" office:value-type="string" office:string-value="0B0B0BBRLL" calcext:value-type="string">
            <text:p>0B0B0BBRLL</text:p>
          </table:table-cell>
          <table:table-cell table:formula="of:=SUBSTITUTE([.D440];&quot;B&quot;;&quot;1&quot;)" office:value-type="string" office:string-value="0101011RLL" calcext:value-type="string">
            <text:p>0101011RLL</text:p>
          </table:table-cell>
          <table:table-cell table:formula="of:=SUBSTITUTE([.E440];&quot;L&quot;;&quot;0&quot;)" office:value-type="string" office:string-value="0101011R00" calcext:value-type="string">
            <text:p>0101011R00</text:p>
          </table:table-cell>
          <table:table-cell table:formula="of:=SUBSTITUTE([.F440];&quot;R&quot;;&quot;1&quot;)" office:value-type="string" office:string-value="0101011100" calcext:value-type="string">
            <text:p>0101011100</text:p>
          </table:table-cell>
          <table:table-cell table:formula="of:=MID([.G440];1;7)" office:value-type="string" office:string-value="0101011" calcext:value-type="string">
            <text:p>0101011</text:p>
          </table:table-cell>
          <table:table-cell table:formula="of:=MID([.G440];8;3)" office:value-type="string" office:string-value="100" calcext:value-type="string">
            <text:p>100</text:p>
          </table:table-cell>
          <table:table-cell table:formula="of:=BIN2DEC([.H440]) * 8" office:value-type="float" office:value="344" calcext:value-type="float">
            <text:p>344</text:p>
          </table:table-cell>
          <table:table-cell table:formula="of:=BIN2DEC([.I440])" office:value-type="float" office:value="4" calcext:value-type="float">
            <text:p>4</text:p>
          </table:table-cell>
          <table:table-cell table:formula="of:=[.J440]+[.K440]" office:value-type="float" office:value="348" calcext:value-type="float">
            <text:p>3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BRRR</text:p>
          </table:table-cell>
          <table:table-cell table:formula="of:=BIN2DEC([.H441])" office:value-type="float" office:value="51" calcext:value-type="float">
            <text:p>51</text:p>
          </table:table-cell>
          <table:table-cell table:formula="of:=BIN2DEC([.I441])" office:value-type="float" office:value="7" calcext:value-type="float">
            <text:p>7</text:p>
          </table:table-cell>
          <table:table-cell table:formula="of:=SUBSTITUTE([.A441] ;&quot;F&quot;;&quot;0&quot;)" office:value-type="string" office:string-value="0BB00BBRRR" calcext:value-type="string">
            <text:p>0BB00BBRRR</text:p>
          </table:table-cell>
          <table:table-cell table:formula="of:=SUBSTITUTE([.D441];&quot;B&quot;;&quot;1&quot;)" office:value-type="string" office:string-value="0110011RRR" calcext:value-type="string">
            <text:p>0110011RRR</text:p>
          </table:table-cell>
          <table:table-cell table:formula="of:=SUBSTITUTE([.E441];&quot;L&quot;;&quot;0&quot;)" office:value-type="string" office:string-value="0110011RRR" calcext:value-type="string">
            <text:p>0110011RRR</text:p>
          </table:table-cell>
          <table:table-cell table:formula="of:=SUBSTITUTE([.F441];&quot;R&quot;;&quot;1&quot;)" office:value-type="string" office:string-value="0110011111" calcext:value-type="string">
            <text:p>0110011111</text:p>
          </table:table-cell>
          <table:table-cell table:formula="of:=MID([.G441];1;7)" office:value-type="string" office:string-value="0110011" calcext:value-type="string">
            <text:p>0110011</text:p>
          </table:table-cell>
          <table:table-cell table:formula="of:=MID([.G441];8;3)" office:value-type="string" office:string-value="111" calcext:value-type="string">
            <text:p>111</text:p>
          </table:table-cell>
          <table:table-cell table:formula="of:=BIN2DEC([.H441]) * 8" office:value-type="float" office:value="408" calcext:value-type="float">
            <text:p>408</text:p>
          </table:table-cell>
          <table:table-cell table:formula="of:=BIN2DEC([.I441])" office:value-type="float" office:value="7" calcext:value-type="float">
            <text:p>7</text:p>
          </table:table-cell>
          <table:table-cell table:formula="of:=[.J441]+[.K441]" office:value-type="float" office:value="415" calcext:value-type="float">
            <text:p>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FRRL</text:p>
          </table:table-cell>
          <table:table-cell table:formula="of:=BIN2DEC([.H442])" office:value-type="float" office:value="70" calcext:value-type="float">
            <text:p>70</text:p>
          </table:table-cell>
          <table:table-cell table:formula="of:=BIN2DEC([.I442])" office:value-type="float" office:value="6" calcext:value-type="float">
            <text:p>6</text:p>
          </table:table-cell>
          <table:table-cell table:formula="of:=SUBSTITUTE([.A442] ;&quot;F&quot;;&quot;0&quot;)" office:value-type="string" office:string-value="B000BB0RRL" calcext:value-type="string">
            <text:p>B000BB0RRL</text:p>
          </table:table-cell>
          <table:table-cell table:formula="of:=SUBSTITUTE([.D442];&quot;B&quot;;&quot;1&quot;)" office:value-type="string" office:string-value="1000110RRL" calcext:value-type="string">
            <text:p>1000110RRL</text:p>
          </table:table-cell>
          <table:table-cell table:formula="of:=SUBSTITUTE([.E442];&quot;L&quot;;&quot;0&quot;)" office:value-type="string" office:string-value="1000110RR0" calcext:value-type="string">
            <text:p>1000110RR0</text:p>
          </table:table-cell>
          <table:table-cell table:formula="of:=SUBSTITUTE([.F442];&quot;R&quot;;&quot;1&quot;)" office:value-type="string" office:string-value="1000110110" calcext:value-type="string">
            <text:p>1000110110</text:p>
          </table:table-cell>
          <table:table-cell table:formula="of:=MID([.G442];1;7)" office:value-type="string" office:string-value="1000110" calcext:value-type="string">
            <text:p>1000110</text:p>
          </table:table-cell>
          <table:table-cell table:formula="of:=MID([.G442];8;3)" office:value-type="string" office:string-value="110" calcext:value-type="string">
            <text:p>110</text:p>
          </table:table-cell>
          <table:table-cell table:formula="of:=BIN2DEC([.H442]) * 8" office:value-type="float" office:value="560" calcext:value-type="float">
            <text:p>560</text:p>
          </table:table-cell>
          <table:table-cell table:formula="of:=BIN2DEC([.I442])" office:value-type="float" office:value="6" calcext:value-type="float">
            <text:p>6</text:p>
          </table:table-cell>
          <table:table-cell table:formula="of:=[.J442]+[.K442]" office:value-type="float" office:value="566" calcext:value-type="float">
            <text:p>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FRRR</text:p>
          </table:table-cell>
          <table:table-cell table:formula="of:=BIN2DEC([.H443])" office:value-type="float" office:value="96" calcext:value-type="float">
            <text:p>96</text:p>
          </table:table-cell>
          <table:table-cell table:formula="of:=BIN2DEC([.I443])" office:value-type="float" office:value="7" calcext:value-type="float">
            <text:p>7</text:p>
          </table:table-cell>
          <table:table-cell table:formula="of:=SUBSTITUTE([.A443] ;&quot;F&quot;;&quot;0&quot;)" office:value-type="string" office:string-value="BB00000RRR" calcext:value-type="string">
            <text:p>BB00000RRR</text:p>
          </table:table-cell>
          <table:table-cell table:formula="of:=SUBSTITUTE([.D443];&quot;B&quot;;&quot;1&quot;)" office:value-type="string" office:string-value="1100000RRR" calcext:value-type="string">
            <text:p>1100000RRR</text:p>
          </table:table-cell>
          <table:table-cell table:formula="of:=SUBSTITUTE([.E443];&quot;L&quot;;&quot;0&quot;)" office:value-type="string" office:string-value="1100000RRR" calcext:value-type="string">
            <text:p>1100000RRR</text:p>
          </table:table-cell>
          <table:table-cell table:formula="of:=SUBSTITUTE([.F443];&quot;R&quot;;&quot;1&quot;)" office:value-type="string" office:string-value="1100000111" calcext:value-type="string">
            <text:p>1100000111</text:p>
          </table:table-cell>
          <table:table-cell table:formula="of:=MID([.G443];1;7)" office:value-type="string" office:string-value="1100000" calcext:value-type="string">
            <text:p>1100000</text:p>
          </table:table-cell>
          <table:table-cell table:formula="of:=MID([.G443];8;3)" office:value-type="string" office:string-value="111" calcext:value-type="string">
            <text:p>111</text:p>
          </table:table-cell>
          <table:table-cell table:formula="of:=BIN2DEC([.H443]) * 8" office:value-type="float" office:value="768" calcext:value-type="float">
            <text:p>768</text:p>
          </table:table-cell>
          <table:table-cell table:formula="of:=BIN2DEC([.I443])" office:value-type="float" office:value="7" calcext:value-type="float">
            <text:p>7</text:p>
          </table:table-cell>
          <table:table-cell table:formula="of:=[.J443]+[.K443]" office:value-type="float" office:value="775" calcext:value-type="float">
            <text:p>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FLRL</text:p>
          </table:table-cell>
          <table:table-cell table:formula="of:=BIN2DEC([.H444])" office:value-type="float" office:value="74" calcext:value-type="float">
            <text:p>74</text:p>
          </table:table-cell>
          <table:table-cell table:formula="of:=BIN2DEC([.I444])" office:value-type="float" office:value="2" calcext:value-type="float">
            <text:p>2</text:p>
          </table:table-cell>
          <table:table-cell table:formula="of:=SUBSTITUTE([.A444] ;&quot;F&quot;;&quot;0&quot;)" office:value-type="string" office:string-value="B00B0B0LRL" calcext:value-type="string">
            <text:p>B00B0B0LRL</text:p>
          </table:table-cell>
          <table:table-cell table:formula="of:=SUBSTITUTE([.D444];&quot;B&quot;;&quot;1&quot;)" office:value-type="string" office:string-value="1001010LRL" calcext:value-type="string">
            <text:p>1001010LRL</text:p>
          </table:table-cell>
          <table:table-cell table:formula="of:=SUBSTITUTE([.E444];&quot;L&quot;;&quot;0&quot;)" office:value-type="string" office:string-value="10010100R0" calcext:value-type="string">
            <text:p>10010100R0</text:p>
          </table:table-cell>
          <table:table-cell table:formula="of:=SUBSTITUTE([.F444];&quot;R&quot;;&quot;1&quot;)" office:value-type="string" office:string-value="1001010010" calcext:value-type="string">
            <text:p>1001010010</text:p>
          </table:table-cell>
          <table:table-cell table:formula="of:=MID([.G444];1;7)" office:value-type="string" office:string-value="1001010" calcext:value-type="string">
            <text:p>1001010</text:p>
          </table:table-cell>
          <table:table-cell table:formula="of:=MID([.G444];8;3)" office:value-type="string" office:string-value="010" calcext:value-type="string">
            <text:p>010</text:p>
          </table:table-cell>
          <table:table-cell table:formula="of:=BIN2DEC([.H444]) * 8" office:value-type="float" office:value="592" calcext:value-type="float">
            <text:p>592</text:p>
          </table:table-cell>
          <table:table-cell table:formula="of:=BIN2DEC([.I444])" office:value-type="float" office:value="2" calcext:value-type="float">
            <text:p>2</text:p>
          </table:table-cell>
          <table:table-cell table:formula="of:=[.J444]+[.K444]" office:value-type="float" office:value="594" calcext:value-type="float">
            <text:p>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BLRL</text:p>
          </table:table-cell>
          <table:table-cell table:formula="of:=BIN2DEC([.H445])" office:value-type="float" office:value="115" calcext:value-type="float">
            <text:p>115</text:p>
          </table:table-cell>
          <table:table-cell table:formula="of:=BIN2DEC([.I445])" office:value-type="float" office:value="2" calcext:value-type="float">
            <text:p>2</text:p>
          </table:table-cell>
          <table:table-cell table:formula="of:=SUBSTITUTE([.A445] ;&quot;F&quot;;&quot;0&quot;)" office:value-type="string" office:string-value="BBB00BBLRL" calcext:value-type="string">
            <text:p>BBB00BBLRL</text:p>
          </table:table-cell>
          <table:table-cell table:formula="of:=SUBSTITUTE([.D445];&quot;B&quot;;&quot;1&quot;)" office:value-type="string" office:string-value="1110011LRL" calcext:value-type="string">
            <text:p>1110011LRL</text:p>
          </table:table-cell>
          <table:table-cell table:formula="of:=SUBSTITUTE([.E445];&quot;L&quot;;&quot;0&quot;)" office:value-type="string" office:string-value="11100110R0" calcext:value-type="string">
            <text:p>11100110R0</text:p>
          </table:table-cell>
          <table:table-cell table:formula="of:=SUBSTITUTE([.F445];&quot;R&quot;;&quot;1&quot;)" office:value-type="string" office:string-value="1110011010" calcext:value-type="string">
            <text:p>1110011010</text:p>
          </table:table-cell>
          <table:table-cell table:formula="of:=MID([.G445];1;7)" office:value-type="string" office:string-value="1110011" calcext:value-type="string">
            <text:p>1110011</text:p>
          </table:table-cell>
          <table:table-cell table:formula="of:=MID([.G445];8;3)" office:value-type="string" office:string-value="010" calcext:value-type="string">
            <text:p>010</text:p>
          </table:table-cell>
          <table:table-cell table:formula="of:=BIN2DEC([.H445]) * 8" office:value-type="float" office:value="920" calcext:value-type="float">
            <text:p>920</text:p>
          </table:table-cell>
          <table:table-cell table:formula="of:=BIN2DEC([.I445])" office:value-type="float" office:value="2" calcext:value-type="float">
            <text:p>2</text:p>
          </table:table-cell>
          <table:table-cell table:formula="of:=[.J445]+[.K445]" office:value-type="float" office:value="922" calcext:value-type="float">
            <text:p>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FLRR</text:p>
          </table:table-cell>
          <table:table-cell table:formula="of:=BIN2DEC([.H446])" office:value-type="float" office:value="22" calcext:value-type="float">
            <text:p>22</text:p>
          </table:table-cell>
          <table:table-cell table:formula="of:=BIN2DEC([.I446])" office:value-type="float" office:value="3" calcext:value-type="float">
            <text:p>3</text:p>
          </table:table-cell>
          <table:table-cell table:formula="of:=SUBSTITUTE([.A446] ;&quot;F&quot;;&quot;0&quot;)" office:value-type="string" office:string-value="00B0BB0LRR" calcext:value-type="string">
            <text:p>00B0BB0LRR</text:p>
          </table:table-cell>
          <table:table-cell table:formula="of:=SUBSTITUTE([.D446];&quot;B&quot;;&quot;1&quot;)" office:value-type="string" office:string-value="0010110LRR" calcext:value-type="string">
            <text:p>0010110LRR</text:p>
          </table:table-cell>
          <table:table-cell table:formula="of:=SUBSTITUTE([.E446];&quot;L&quot;;&quot;0&quot;)" office:value-type="string" office:string-value="00101100RR" calcext:value-type="string">
            <text:p>00101100RR</text:p>
          </table:table-cell>
          <table:table-cell table:formula="of:=SUBSTITUTE([.F446];&quot;R&quot;;&quot;1&quot;)" office:value-type="string" office:string-value="0010110011" calcext:value-type="string">
            <text:p>0010110011</text:p>
          </table:table-cell>
          <table:table-cell table:formula="of:=MID([.G446];1;7)" office:value-type="string" office:string-value="0010110" calcext:value-type="string">
            <text:p>0010110</text:p>
          </table:table-cell>
          <table:table-cell table:formula="of:=MID([.G446];8;3)" office:value-type="string" office:string-value="011" calcext:value-type="string">
            <text:p>011</text:p>
          </table:table-cell>
          <table:table-cell table:formula="of:=BIN2DEC([.H446]) * 8" office:value-type="float" office:value="176" calcext:value-type="float">
            <text:p>176</text:p>
          </table:table-cell>
          <table:table-cell table:formula="of:=BIN2DEC([.I446])" office:value-type="float" office:value="3" calcext:value-type="float">
            <text:p>3</text:p>
          </table:table-cell>
          <table:table-cell table:formula="of:=[.J446]+[.K446]" office:value-type="float" office:value="179" calcext:value-type="float">
            <text:p>1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FRLR</text:p>
          </table:table-cell>
          <table:table-cell table:formula="of:=BIN2DEC([.H447])" office:value-type="float" office:value="98" calcext:value-type="float">
            <text:p>98</text:p>
          </table:table-cell>
          <table:table-cell table:formula="of:=BIN2DEC([.I447])" office:value-type="float" office:value="5" calcext:value-type="float">
            <text:p>5</text:p>
          </table:table-cell>
          <table:table-cell table:formula="of:=SUBSTITUTE([.A447] ;&quot;F&quot;;&quot;0&quot;)" office:value-type="string" office:string-value="BB000B0RLR" calcext:value-type="string">
            <text:p>BB000B0RLR</text:p>
          </table:table-cell>
          <table:table-cell table:formula="of:=SUBSTITUTE([.D447];&quot;B&quot;;&quot;1&quot;)" office:value-type="string" office:string-value="1100010RLR" calcext:value-type="string">
            <text:p>1100010RLR</text:p>
          </table:table-cell>
          <table:table-cell table:formula="of:=SUBSTITUTE([.E447];&quot;L&quot;;&quot;0&quot;)" office:value-type="string" office:string-value="1100010R0R" calcext:value-type="string">
            <text:p>1100010R0R</text:p>
          </table:table-cell>
          <table:table-cell table:formula="of:=SUBSTITUTE([.F447];&quot;R&quot;;&quot;1&quot;)" office:value-type="string" office:string-value="1100010101" calcext:value-type="string">
            <text:p>1100010101</text:p>
          </table:table-cell>
          <table:table-cell table:formula="of:=MID([.G447];1;7)" office:value-type="string" office:string-value="1100010" calcext:value-type="string">
            <text:p>1100010</text:p>
          </table:table-cell>
          <table:table-cell table:formula="of:=MID([.G447];8;3)" office:value-type="string" office:string-value="101" calcext:value-type="string">
            <text:p>101</text:p>
          </table:table-cell>
          <table:table-cell table:formula="of:=BIN2DEC([.H447]) * 8" office:value-type="float" office:value="784" calcext:value-type="float">
            <text:p>784</text:p>
          </table:table-cell>
          <table:table-cell table:formula="of:=BIN2DEC([.I447])" office:value-type="float" office:value="5" calcext:value-type="float">
            <text:p>5</text:p>
          </table:table-cell>
          <table:table-cell table:formula="of:=[.J447]+[.K447]" office:value-type="float" office:value="789" calcext:value-type="float">
            <text:p>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FRRR</text:p>
          </table:table-cell>
          <table:table-cell table:formula="of:=BIN2DEC([.H448])" office:value-type="float" office:value="46" calcext:value-type="float">
            <text:p>46</text:p>
          </table:table-cell>
          <table:table-cell table:formula="of:=BIN2DEC([.I448])" office:value-type="float" office:value="7" calcext:value-type="float">
            <text:p>7</text:p>
          </table:table-cell>
          <table:table-cell table:formula="of:=SUBSTITUTE([.A448] ;&quot;F&quot;;&quot;0&quot;)" office:value-type="string" office:string-value="0B0BBB0RRR" calcext:value-type="string">
            <text:p>0B0BBB0RRR</text:p>
          </table:table-cell>
          <table:table-cell table:formula="of:=SUBSTITUTE([.D448];&quot;B&quot;;&quot;1&quot;)" office:value-type="string" office:string-value="0101110RRR" calcext:value-type="string">
            <text:p>0101110RRR</text:p>
          </table:table-cell>
          <table:table-cell table:formula="of:=SUBSTITUTE([.E448];&quot;L&quot;;&quot;0&quot;)" office:value-type="string" office:string-value="0101110RRR" calcext:value-type="string">
            <text:p>0101110RRR</text:p>
          </table:table-cell>
          <table:table-cell table:formula="of:=SUBSTITUTE([.F448];&quot;R&quot;;&quot;1&quot;)" office:value-type="string" office:string-value="0101110111" calcext:value-type="string">
            <text:p>0101110111</text:p>
          </table:table-cell>
          <table:table-cell table:formula="of:=MID([.G448];1;7)" office:value-type="string" office:string-value="0101110" calcext:value-type="string">
            <text:p>0101110</text:p>
          </table:table-cell>
          <table:table-cell table:formula="of:=MID([.G448];8;3)" office:value-type="string" office:string-value="111" calcext:value-type="string">
            <text:p>111</text:p>
          </table:table-cell>
          <table:table-cell table:formula="of:=BIN2DEC([.H448]) * 8" office:value-type="float" office:value="368" calcext:value-type="float">
            <text:p>368</text:p>
          </table:table-cell>
          <table:table-cell table:formula="of:=BIN2DEC([.I448])" office:value-type="float" office:value="7" calcext:value-type="float">
            <text:p>7</text:p>
          </table:table-cell>
          <table:table-cell table:formula="of:=[.J448]+[.K448]" office:value-type="float" office:value="375" calcext:value-type="float">
            <text:p>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BRLL</text:p>
          </table:table-cell>
          <table:table-cell table:formula="of:=BIN2DEC([.H449])" office:value-type="float" office:value="111" calcext:value-type="float">
            <text:p>111</text:p>
          </table:table-cell>
          <table:table-cell table:formula="of:=BIN2DEC([.I449])" office:value-type="float" office:value="4" calcext:value-type="float">
            <text:p>4</text:p>
          </table:table-cell>
          <table:table-cell table:formula="of:=SUBSTITUTE([.A449] ;&quot;F&quot;;&quot;0&quot;)" office:value-type="string" office:string-value="BB0BBBBRLL" calcext:value-type="string">
            <text:p>BB0BBBBRLL</text:p>
          </table:table-cell>
          <table:table-cell table:formula="of:=SUBSTITUTE([.D449];&quot;B&quot;;&quot;1&quot;)" office:value-type="string" office:string-value="1101111RLL" calcext:value-type="string">
            <text:p>1101111RLL</text:p>
          </table:table-cell>
          <table:table-cell table:formula="of:=SUBSTITUTE([.E449];&quot;L&quot;;&quot;0&quot;)" office:value-type="string" office:string-value="1101111R00" calcext:value-type="string">
            <text:p>1101111R00</text:p>
          </table:table-cell>
          <table:table-cell table:formula="of:=SUBSTITUTE([.F449];&quot;R&quot;;&quot;1&quot;)" office:value-type="string" office:string-value="1101111100" calcext:value-type="string">
            <text:p>1101111100</text:p>
          </table:table-cell>
          <table:table-cell table:formula="of:=MID([.G449];1;7)" office:value-type="string" office:string-value="1101111" calcext:value-type="string">
            <text:p>1101111</text:p>
          </table:table-cell>
          <table:table-cell table:formula="of:=MID([.G449];8;3)" office:value-type="string" office:string-value="100" calcext:value-type="string">
            <text:p>100</text:p>
          </table:table-cell>
          <table:table-cell table:formula="of:=BIN2DEC([.H449]) * 8" office:value-type="float" office:value="888" calcext:value-type="float">
            <text:p>888</text:p>
          </table:table-cell>
          <table:table-cell table:formula="of:=BIN2DEC([.I449])" office:value-type="float" office:value="4" calcext:value-type="float">
            <text:p>4</text:p>
          </table:table-cell>
          <table:table-cell table:formula="of:=[.J449]+[.K449]" office:value-type="float" office:value="892" calcext:value-type="float">
            <text:p>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FRLR</text:p>
          </table:table-cell>
          <table:table-cell table:formula="of:=BIN2DEC([.H450])" office:value-type="float" office:value="36" calcext:value-type="float">
            <text:p>36</text:p>
          </table:table-cell>
          <table:table-cell table:formula="of:=BIN2DEC([.I450])" office:value-type="float" office:value="5" calcext:value-type="float">
            <text:p>5</text:p>
          </table:table-cell>
          <table:table-cell table:formula="of:=SUBSTITUTE([.A450] ;&quot;F&quot;;&quot;0&quot;)" office:value-type="string" office:string-value="0B00B00RLR" calcext:value-type="string">
            <text:p>0B00B00RLR</text:p>
          </table:table-cell>
          <table:table-cell table:formula="of:=SUBSTITUTE([.D450];&quot;B&quot;;&quot;1&quot;)" office:value-type="string" office:string-value="0100100RLR" calcext:value-type="string">
            <text:p>0100100RLR</text:p>
          </table:table-cell>
          <table:table-cell table:formula="of:=SUBSTITUTE([.E450];&quot;L&quot;;&quot;0&quot;)" office:value-type="string" office:string-value="0100100R0R" calcext:value-type="string">
            <text:p>0100100R0R</text:p>
          </table:table-cell>
          <table:table-cell table:formula="of:=SUBSTITUTE([.F450];&quot;R&quot;;&quot;1&quot;)" office:value-type="string" office:string-value="0100100101" calcext:value-type="string">
            <text:p>0100100101</text:p>
          </table:table-cell>
          <table:table-cell table:formula="of:=MID([.G450];1;7)" office:value-type="string" office:string-value="0100100" calcext:value-type="string">
            <text:p>0100100</text:p>
          </table:table-cell>
          <table:table-cell table:formula="of:=MID([.G450];8;3)" office:value-type="string" office:string-value="101" calcext:value-type="string">
            <text:p>101</text:p>
          </table:table-cell>
          <table:table-cell table:formula="of:=BIN2DEC([.H450]) * 8" office:value-type="float" office:value="288" calcext:value-type="float">
            <text:p>288</text:p>
          </table:table-cell>
          <table:table-cell table:formula="of:=BIN2DEC([.I450])" office:value-type="float" office:value="5" calcext:value-type="float">
            <text:p>5</text:p>
          </table:table-cell>
          <table:table-cell table:formula="of:=[.J450]+[.K450]" office:value-type="float" office:value="293" calcext:value-type="float">
            <text:p>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FRLR</text:p>
          </table:table-cell>
          <table:table-cell table:formula="of:=BIN2DEC([.H451])" office:value-type="float" office:value="92" calcext:value-type="float">
            <text:p>92</text:p>
          </table:table-cell>
          <table:table-cell table:formula="of:=BIN2DEC([.I451])" office:value-type="float" office:value="5" calcext:value-type="float">
            <text:p>5</text:p>
          </table:table-cell>
          <table:table-cell table:formula="of:=SUBSTITUTE([.A451] ;&quot;F&quot;;&quot;0&quot;)" office:value-type="string" office:string-value="B0BBB00RLR" calcext:value-type="string">
            <text:p>B0BBB00RLR</text:p>
          </table:table-cell>
          <table:table-cell table:formula="of:=SUBSTITUTE([.D451];&quot;B&quot;;&quot;1&quot;)" office:value-type="string" office:string-value="1011100RLR" calcext:value-type="string">
            <text:p>1011100RLR</text:p>
          </table:table-cell>
          <table:table-cell table:formula="of:=SUBSTITUTE([.E451];&quot;L&quot;;&quot;0&quot;)" office:value-type="string" office:string-value="1011100R0R" calcext:value-type="string">
            <text:p>1011100R0R</text:p>
          </table:table-cell>
          <table:table-cell table:formula="of:=SUBSTITUTE([.F451];&quot;R&quot;;&quot;1&quot;)" office:value-type="string" office:string-value="1011100101" calcext:value-type="string">
            <text:p>1011100101</text:p>
          </table:table-cell>
          <table:table-cell table:formula="of:=MID([.G451];1;7)" office:value-type="string" office:string-value="1011100" calcext:value-type="string">
            <text:p>1011100</text:p>
          </table:table-cell>
          <table:table-cell table:formula="of:=MID([.G451];8;3)" office:value-type="string" office:string-value="101" calcext:value-type="string">
            <text:p>101</text:p>
          </table:table-cell>
          <table:table-cell table:formula="of:=BIN2DEC([.H451]) * 8" office:value-type="float" office:value="736" calcext:value-type="float">
            <text:p>736</text:p>
          </table:table-cell>
          <table:table-cell table:formula="of:=BIN2DEC([.I451])" office:value-type="float" office:value="5" calcext:value-type="float">
            <text:p>5</text:p>
          </table:table-cell>
          <table:table-cell table:formula="of:=[.J451]+[.K451]" office:value-type="float" office:value="741" calcext:value-type="float">
            <text:p>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BLRR</text:p>
          </table:table-cell>
          <table:table-cell table:formula="of:=BIN2DEC([.H452])" office:value-type="float" office:value="39" calcext:value-type="float">
            <text:p>39</text:p>
          </table:table-cell>
          <table:table-cell table:formula="of:=BIN2DEC([.I452])" office:value-type="float" office:value="3" calcext:value-type="float">
            <text:p>3</text:p>
          </table:table-cell>
          <table:table-cell table:formula="of:=SUBSTITUTE([.A452] ;&quot;F&quot;;&quot;0&quot;)" office:value-type="string" office:string-value="0B00BBBLRR" calcext:value-type="string">
            <text:p>0B00BBBLRR</text:p>
          </table:table-cell>
          <table:table-cell table:formula="of:=SUBSTITUTE([.D452];&quot;B&quot;;&quot;1&quot;)" office:value-type="string" office:string-value="0100111LRR" calcext:value-type="string">
            <text:p>0100111LRR</text:p>
          </table:table-cell>
          <table:table-cell table:formula="of:=SUBSTITUTE([.E452];&quot;L&quot;;&quot;0&quot;)" office:value-type="string" office:string-value="01001110RR" calcext:value-type="string">
            <text:p>01001110RR</text:p>
          </table:table-cell>
          <table:table-cell table:formula="of:=SUBSTITUTE([.F452];&quot;R&quot;;&quot;1&quot;)" office:value-type="string" office:string-value="0100111011" calcext:value-type="string">
            <text:p>0100111011</text:p>
          </table:table-cell>
          <table:table-cell table:formula="of:=MID([.G452];1;7)" office:value-type="string" office:string-value="0100111" calcext:value-type="string">
            <text:p>0100111</text:p>
          </table:table-cell>
          <table:table-cell table:formula="of:=MID([.G452];8;3)" office:value-type="string" office:string-value="011" calcext:value-type="string">
            <text:p>011</text:p>
          </table:table-cell>
          <table:table-cell table:formula="of:=BIN2DEC([.H452]) * 8" office:value-type="float" office:value="312" calcext:value-type="float">
            <text:p>312</text:p>
          </table:table-cell>
          <table:table-cell table:formula="of:=BIN2DEC([.I452])" office:value-type="float" office:value="3" calcext:value-type="float">
            <text:p>3</text:p>
          </table:table-cell>
          <table:table-cell table:formula="of:=[.J452]+[.K452]" office:value-type="float" office:value="315" calcext:value-type="float">
            <text:p>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FRRR</text:p>
          </table:table-cell>
          <table:table-cell table:formula="of:=BIN2DEC([.H453])" office:value-type="float" office:value="82" calcext:value-type="float">
            <text:p>82</text:p>
          </table:table-cell>
          <table:table-cell table:formula="of:=BIN2DEC([.I453])" office:value-type="float" office:value="7" calcext:value-type="float">
            <text:p>7</text:p>
          </table:table-cell>
          <table:table-cell table:formula="of:=SUBSTITUTE([.A453] ;&quot;F&quot;;&quot;0&quot;)" office:value-type="string" office:string-value="B0B00B0RRR" calcext:value-type="string">
            <text:p>B0B00B0RRR</text:p>
          </table:table-cell>
          <table:table-cell table:formula="of:=SUBSTITUTE([.D453];&quot;B&quot;;&quot;1&quot;)" office:value-type="string" office:string-value="1010010RRR" calcext:value-type="string">
            <text:p>1010010RRR</text:p>
          </table:table-cell>
          <table:table-cell table:formula="of:=SUBSTITUTE([.E453];&quot;L&quot;;&quot;0&quot;)" office:value-type="string" office:string-value="1010010RRR" calcext:value-type="string">
            <text:p>1010010RRR</text:p>
          </table:table-cell>
          <table:table-cell table:formula="of:=SUBSTITUTE([.F453];&quot;R&quot;;&quot;1&quot;)" office:value-type="string" office:string-value="1010010111" calcext:value-type="string">
            <text:p>1010010111</text:p>
          </table:table-cell>
          <table:table-cell table:formula="of:=MID([.G453];1;7)" office:value-type="string" office:string-value="1010010" calcext:value-type="string">
            <text:p>1010010</text:p>
          </table:table-cell>
          <table:table-cell table:formula="of:=MID([.G453];8;3)" office:value-type="string" office:string-value="111" calcext:value-type="string">
            <text:p>111</text:p>
          </table:table-cell>
          <table:table-cell table:formula="of:=BIN2DEC([.H453]) * 8" office:value-type="float" office:value="656" calcext:value-type="float">
            <text:p>656</text:p>
          </table:table-cell>
          <table:table-cell table:formula="of:=BIN2DEC([.I453])" office:value-type="float" office:value="7" calcext:value-type="float">
            <text:p>7</text:p>
          </table:table-cell>
          <table:table-cell table:formula="of:=[.J453]+[.K453]" office:value-type="float" office:value="663" calcext:value-type="float">
            <text:p>6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FRRL</text:p>
          </table:table-cell>
          <table:table-cell table:formula="of:=BIN2DEC([.H454])" office:value-type="float" office:value="18" calcext:value-type="float">
            <text:p>18</text:p>
          </table:table-cell>
          <table:table-cell table:formula="of:=BIN2DEC([.I454])" office:value-type="float" office:value="6" calcext:value-type="float">
            <text:p>6</text:p>
          </table:table-cell>
          <table:table-cell table:formula="of:=SUBSTITUTE([.A454] ;&quot;F&quot;;&quot;0&quot;)" office:value-type="string" office:string-value="00B00B0RRL" calcext:value-type="string">
            <text:p>00B00B0RRL</text:p>
          </table:table-cell>
          <table:table-cell table:formula="of:=SUBSTITUTE([.D454];&quot;B&quot;;&quot;1&quot;)" office:value-type="string" office:string-value="0010010RRL" calcext:value-type="string">
            <text:p>0010010RRL</text:p>
          </table:table-cell>
          <table:table-cell table:formula="of:=SUBSTITUTE([.E454];&quot;L&quot;;&quot;0&quot;)" office:value-type="string" office:string-value="0010010RR0" calcext:value-type="string">
            <text:p>0010010RR0</text:p>
          </table:table-cell>
          <table:table-cell table:formula="of:=SUBSTITUTE([.F454];&quot;R&quot;;&quot;1&quot;)" office:value-type="string" office:string-value="0010010110" calcext:value-type="string">
            <text:p>0010010110</text:p>
          </table:table-cell>
          <table:table-cell table:formula="of:=MID([.G454];1;7)" office:value-type="string" office:string-value="0010010" calcext:value-type="string">
            <text:p>0010010</text:p>
          </table:table-cell>
          <table:table-cell table:formula="of:=MID([.G454];8;3)" office:value-type="string" office:string-value="110" calcext:value-type="string">
            <text:p>110</text:p>
          </table:table-cell>
          <table:table-cell table:formula="of:=BIN2DEC([.H454]) * 8" office:value-type="float" office:value="144" calcext:value-type="float">
            <text:p>144</text:p>
          </table:table-cell>
          <table:table-cell table:formula="of:=BIN2DEC([.I454])" office:value-type="float" office:value="6" calcext:value-type="float">
            <text:p>6</text:p>
          </table:table-cell>
          <table:table-cell table:formula="of:=[.J454]+[.K454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BLLL</text:p>
          </table:table-cell>
          <table:table-cell table:formula="of:=BIN2DEC([.H455])" office:value-type="float" office:value="31" calcext:value-type="float">
            <text:p>31</text:p>
          </table:table-cell>
          <table:table-cell table:formula="of:=BIN2DEC([.I455])" office:value-type="float" office:value="0" calcext:value-type="float">
            <text:p>0</text:p>
          </table:table-cell>
          <table:table-cell table:formula="of:=SUBSTITUTE([.A455] ;&quot;F&quot;;&quot;0&quot;)" office:value-type="string" office:string-value="00BBBBBLLL" calcext:value-type="string">
            <text:p>00BBBBBLLL</text:p>
          </table:table-cell>
          <table:table-cell table:formula="of:=SUBSTITUTE([.D455];&quot;B&quot;;&quot;1&quot;)" office:value-type="string" office:string-value="0011111LLL" calcext:value-type="string">
            <text:p>0011111LLL</text:p>
          </table:table-cell>
          <table:table-cell table:formula="of:=SUBSTITUTE([.E455];&quot;L&quot;;&quot;0&quot;)" office:value-type="string" office:string-value="0011111000" calcext:value-type="string">
            <text:p>0011111000</text:p>
          </table:table-cell>
          <table:table-cell table:formula="of:=SUBSTITUTE([.F455];&quot;R&quot;;&quot;1&quot;)" office:value-type="string" office:string-value="0011111000" calcext:value-type="string">
            <text:p>0011111000</text:p>
          </table:table-cell>
          <table:table-cell table:formula="of:=MID([.G455];1;7)" office:value-type="string" office:string-value="0011111" calcext:value-type="string">
            <text:p>0011111</text:p>
          </table:table-cell>
          <table:table-cell table:formula="of:=MID([.G455];8;3)" office:value-type="string" office:string-value="000" calcext:value-type="string">
            <text:p>000</text:p>
          </table:table-cell>
          <table:table-cell table:formula="of:=BIN2DEC([.H455]) * 8" office:value-type="float" office:value="248" calcext:value-type="float">
            <text:p>248</text:p>
          </table:table-cell>
          <table:table-cell table:formula="of:=BIN2DEC([.I455])" office:value-type="float" office:value="0" calcext:value-type="float">
            <text:p>0</text:p>
          </table:table-cell>
          <table:table-cell table:formula="of:=[.J455]+[.K455]" office:value-type="float" office:value="248" calcext:value-type="float">
            <text:p>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FRLL</text:p>
          </table:table-cell>
          <table:table-cell table:formula="of:=BIN2DEC([.H456])" office:value-type="float" office:value="110" calcext:value-type="float">
            <text:p>110</text:p>
          </table:table-cell>
          <table:table-cell table:formula="of:=BIN2DEC([.I456])" office:value-type="float" office:value="4" calcext:value-type="float">
            <text:p>4</text:p>
          </table:table-cell>
          <table:table-cell table:formula="of:=SUBSTITUTE([.A456] ;&quot;F&quot;;&quot;0&quot;)" office:value-type="string" office:string-value="BB0BBB0RLL" calcext:value-type="string">
            <text:p>BB0BBB0RLL</text:p>
          </table:table-cell>
          <table:table-cell table:formula="of:=SUBSTITUTE([.D456];&quot;B&quot;;&quot;1&quot;)" office:value-type="string" office:string-value="1101110RLL" calcext:value-type="string">
            <text:p>1101110RLL</text:p>
          </table:table-cell>
          <table:table-cell table:formula="of:=SUBSTITUTE([.E456];&quot;L&quot;;&quot;0&quot;)" office:value-type="string" office:string-value="1101110R00" calcext:value-type="string">
            <text:p>1101110R00</text:p>
          </table:table-cell>
          <table:table-cell table:formula="of:=SUBSTITUTE([.F456];&quot;R&quot;;&quot;1&quot;)" office:value-type="string" office:string-value="1101110100" calcext:value-type="string">
            <text:p>1101110100</text:p>
          </table:table-cell>
          <table:table-cell table:formula="of:=MID([.G456];1;7)" office:value-type="string" office:string-value="1101110" calcext:value-type="string">
            <text:p>1101110</text:p>
          </table:table-cell>
          <table:table-cell table:formula="of:=MID([.G456];8;3)" office:value-type="string" office:string-value="100" calcext:value-type="string">
            <text:p>100</text:p>
          </table:table-cell>
          <table:table-cell table:formula="of:=BIN2DEC([.H456]) * 8" office:value-type="float" office:value="880" calcext:value-type="float">
            <text:p>880</text:p>
          </table:table-cell>
          <table:table-cell table:formula="of:=BIN2DEC([.I456])" office:value-type="float" office:value="4" calcext:value-type="float">
            <text:p>4</text:p>
          </table:table-cell>
          <table:table-cell table:formula="of:=[.J456]+[.K456]" office:value-type="float" office:value="884" calcext:value-type="float">
            <text:p>8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BLLL</text:p>
          </table:table-cell>
          <table:table-cell table:formula="of:=BIN2DEC([.H457])" office:value-type="float" office:value="91" calcext:value-type="float">
            <text:p>91</text:p>
          </table:table-cell>
          <table:table-cell table:formula="of:=BIN2DEC([.I457])" office:value-type="float" office:value="0" calcext:value-type="float">
            <text:p>0</text:p>
          </table:table-cell>
          <table:table-cell table:formula="of:=SUBSTITUTE([.A457] ;&quot;F&quot;;&quot;0&quot;)" office:value-type="string" office:string-value="B0BB0BBLLL" calcext:value-type="string">
            <text:p>B0BB0BBLLL</text:p>
          </table:table-cell>
          <table:table-cell table:formula="of:=SUBSTITUTE([.D457];&quot;B&quot;;&quot;1&quot;)" office:value-type="string" office:string-value="1011011LLL" calcext:value-type="string">
            <text:p>1011011LLL</text:p>
          </table:table-cell>
          <table:table-cell table:formula="of:=SUBSTITUTE([.E457];&quot;L&quot;;&quot;0&quot;)" office:value-type="string" office:string-value="1011011000" calcext:value-type="string">
            <text:p>1011011000</text:p>
          </table:table-cell>
          <table:table-cell table:formula="of:=SUBSTITUTE([.F457];&quot;R&quot;;&quot;1&quot;)" office:value-type="string" office:string-value="1011011000" calcext:value-type="string">
            <text:p>1011011000</text:p>
          </table:table-cell>
          <table:table-cell table:formula="of:=MID([.G457];1;7)" office:value-type="string" office:string-value="1011011" calcext:value-type="string">
            <text:p>1011011</text:p>
          </table:table-cell>
          <table:table-cell table:formula="of:=MID([.G457];8;3)" office:value-type="string" office:string-value="000" calcext:value-type="string">
            <text:p>000</text:p>
          </table:table-cell>
          <table:table-cell table:formula="of:=BIN2DEC([.H457]) * 8" office:value-type="float" office:value="728" calcext:value-type="float">
            <text:p>728</text:p>
          </table:table-cell>
          <table:table-cell table:formula="of:=BIN2DEC([.I457])" office:value-type="float" office:value="0" calcext:value-type="float">
            <text:p>0</text:p>
          </table:table-cell>
          <table:table-cell table:formula="of:=[.J457]+[.K457]" office:value-type="float" office:value="728" calcext:value-type="float">
            <text:p>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BLRL</text:p>
          </table:table-cell>
          <table:table-cell table:formula="of:=BIN2DEC([.H458])" office:value-type="float" office:value="93" calcext:value-type="float">
            <text:p>93</text:p>
          </table:table-cell>
          <table:table-cell table:formula="of:=BIN2DEC([.I458])" office:value-type="float" office:value="2" calcext:value-type="float">
            <text:p>2</text:p>
          </table:table-cell>
          <table:table-cell table:formula="of:=SUBSTITUTE([.A458] ;&quot;F&quot;;&quot;0&quot;)" office:value-type="string" office:string-value="B0BBB0BLRL" calcext:value-type="string">
            <text:p>B0BBB0BLRL</text:p>
          </table:table-cell>
          <table:table-cell table:formula="of:=SUBSTITUTE([.D458];&quot;B&quot;;&quot;1&quot;)" office:value-type="string" office:string-value="1011101LRL" calcext:value-type="string">
            <text:p>1011101LRL</text:p>
          </table:table-cell>
          <table:table-cell table:formula="of:=SUBSTITUTE([.E458];&quot;L&quot;;&quot;0&quot;)" office:value-type="string" office:string-value="10111010R0" calcext:value-type="string">
            <text:p>10111010R0</text:p>
          </table:table-cell>
          <table:table-cell table:formula="of:=SUBSTITUTE([.F458];&quot;R&quot;;&quot;1&quot;)" office:value-type="string" office:string-value="1011101010" calcext:value-type="string">
            <text:p>1011101010</text:p>
          </table:table-cell>
          <table:table-cell table:formula="of:=MID([.G458];1;7)" office:value-type="string" office:string-value="1011101" calcext:value-type="string">
            <text:p>1011101</text:p>
          </table:table-cell>
          <table:table-cell table:formula="of:=MID([.G458];8;3)" office:value-type="string" office:string-value="010" calcext:value-type="string">
            <text:p>010</text:p>
          </table:table-cell>
          <table:table-cell table:formula="of:=BIN2DEC([.H458]) * 8" office:value-type="float" office:value="744" calcext:value-type="float">
            <text:p>744</text:p>
          </table:table-cell>
          <table:table-cell table:formula="of:=BIN2DEC([.I458])" office:value-type="float" office:value="2" calcext:value-type="float">
            <text:p>2</text:p>
          </table:table-cell>
          <table:table-cell table:formula="of:=[.J458]+[.K458]" office:value-type="float" office:value="746" calcext:value-type="float">
            <text:p>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FLLL</text:p>
          </table:table-cell>
          <table:table-cell table:formula="of:=BIN2DEC([.H459])" office:value-type="float" office:value="58" calcext:value-type="float">
            <text:p>58</text:p>
          </table:table-cell>
          <table:table-cell table:formula="of:=BIN2DEC([.I459])" office:value-type="float" office:value="0" calcext:value-type="float">
            <text:p>0</text:p>
          </table:table-cell>
          <table:table-cell table:formula="of:=SUBSTITUTE([.A459] ;&quot;F&quot;;&quot;0&quot;)" office:value-type="string" office:string-value="0BBB0B0LLL" calcext:value-type="string">
            <text:p>0BBB0B0LLL</text:p>
          </table:table-cell>
          <table:table-cell table:formula="of:=SUBSTITUTE([.D459];&quot;B&quot;;&quot;1&quot;)" office:value-type="string" office:string-value="0111010LLL" calcext:value-type="string">
            <text:p>0111010LLL</text:p>
          </table:table-cell>
          <table:table-cell table:formula="of:=SUBSTITUTE([.E459];&quot;L&quot;;&quot;0&quot;)" office:value-type="string" office:string-value="0111010000" calcext:value-type="string">
            <text:p>0111010000</text:p>
          </table:table-cell>
          <table:table-cell table:formula="of:=SUBSTITUTE([.F459];&quot;R&quot;;&quot;1&quot;)" office:value-type="string" office:string-value="0111010000" calcext:value-type="string">
            <text:p>0111010000</text:p>
          </table:table-cell>
          <table:table-cell table:formula="of:=MID([.G459];1;7)" office:value-type="string" office:string-value="0111010" calcext:value-type="string">
            <text:p>0111010</text:p>
          </table:table-cell>
          <table:table-cell table:formula="of:=MID([.G459];8;3)" office:value-type="string" office:string-value="000" calcext:value-type="string">
            <text:p>000</text:p>
          </table:table-cell>
          <table:table-cell table:formula="of:=BIN2DEC([.H459]) * 8" office:value-type="float" office:value="464" calcext:value-type="float">
            <text:p>464</text:p>
          </table:table-cell>
          <table:table-cell table:formula="of:=BIN2DEC([.I459])" office:value-type="float" office:value="0" calcext:value-type="float">
            <text:p>0</text:p>
          </table:table-cell>
          <table:table-cell table:formula="of:=[.J459]+[.K459]" office:value-type="float" office:value="464" calcext:value-type="float">
            <text:p>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FLRL</text:p>
          </table:table-cell>
          <table:table-cell table:formula="of:=BIN2DEC([.H460])" office:value-type="float" office:value="52" calcext:value-type="float">
            <text:p>52</text:p>
          </table:table-cell>
          <table:table-cell table:formula="of:=BIN2DEC([.I460])" office:value-type="float" office:value="2" calcext:value-type="float">
            <text:p>2</text:p>
          </table:table-cell>
          <table:table-cell table:formula="of:=SUBSTITUTE([.A460] ;&quot;F&quot;;&quot;0&quot;)" office:value-type="string" office:string-value="0BB0B00LRL" calcext:value-type="string">
            <text:p>0BB0B00LRL</text:p>
          </table:table-cell>
          <table:table-cell table:formula="of:=SUBSTITUTE([.D460];&quot;B&quot;;&quot;1&quot;)" office:value-type="string" office:string-value="0110100LRL" calcext:value-type="string">
            <text:p>0110100LRL</text:p>
          </table:table-cell>
          <table:table-cell table:formula="of:=SUBSTITUTE([.E460];&quot;L&quot;;&quot;0&quot;)" office:value-type="string" office:string-value="01101000R0" calcext:value-type="string">
            <text:p>01101000R0</text:p>
          </table:table-cell>
          <table:table-cell table:formula="of:=SUBSTITUTE([.F460];&quot;R&quot;;&quot;1&quot;)" office:value-type="string" office:string-value="0110100010" calcext:value-type="string">
            <text:p>0110100010</text:p>
          </table:table-cell>
          <table:table-cell table:formula="of:=MID([.G460];1;7)" office:value-type="string" office:string-value="0110100" calcext:value-type="string">
            <text:p>0110100</text:p>
          </table:table-cell>
          <table:table-cell table:formula="of:=MID([.G460];8;3)" office:value-type="string" office:string-value="010" calcext:value-type="string">
            <text:p>010</text:p>
          </table:table-cell>
          <table:table-cell table:formula="of:=BIN2DEC([.H460]) * 8" office:value-type="float" office:value="416" calcext:value-type="float">
            <text:p>416</text:p>
          </table:table-cell>
          <table:table-cell table:formula="of:=BIN2DEC([.I460])" office:value-type="float" office:value="2" calcext:value-type="float">
            <text:p>2</text:p>
          </table:table-cell>
          <table:table-cell table:formula="of:=[.J460]+[.K460]" office:value-type="float" office:value="418" calcext:value-type="float">
            <text:p>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FLLL</text:p>
          </table:table-cell>
          <table:table-cell table:formula="of:=BIN2DEC([.H461])" office:value-type="float" office:value="42" calcext:value-type="float">
            <text:p>42</text:p>
          </table:table-cell>
          <table:table-cell table:formula="of:=BIN2DEC([.I461])" office:value-type="float" office:value="0" calcext:value-type="float">
            <text:p>0</text:p>
          </table:table-cell>
          <table:table-cell table:formula="of:=SUBSTITUTE([.A461] ;&quot;F&quot;;&quot;0&quot;)" office:value-type="string" office:string-value="0B0B0B0LLL" calcext:value-type="string">
            <text:p>0B0B0B0LLL</text:p>
          </table:table-cell>
          <table:table-cell table:formula="of:=SUBSTITUTE([.D461];&quot;B&quot;;&quot;1&quot;)" office:value-type="string" office:string-value="0101010LLL" calcext:value-type="string">
            <text:p>0101010LLL</text:p>
          </table:table-cell>
          <table:table-cell table:formula="of:=SUBSTITUTE([.E461];&quot;L&quot;;&quot;0&quot;)" office:value-type="string" office:string-value="0101010000" calcext:value-type="string">
            <text:p>0101010000</text:p>
          </table:table-cell>
          <table:table-cell table:formula="of:=SUBSTITUTE([.F461];&quot;R&quot;;&quot;1&quot;)" office:value-type="string" office:string-value="0101010000" calcext:value-type="string">
            <text:p>0101010000</text:p>
          </table:table-cell>
          <table:table-cell table:formula="of:=MID([.G461];1;7)" office:value-type="string" office:string-value="0101010" calcext:value-type="string">
            <text:p>0101010</text:p>
          </table:table-cell>
          <table:table-cell table:formula="of:=MID([.G461];8;3)" office:value-type="string" office:string-value="000" calcext:value-type="string">
            <text:p>000</text:p>
          </table:table-cell>
          <table:table-cell table:formula="of:=BIN2DEC([.H461]) * 8" office:value-type="float" office:value="336" calcext:value-type="float">
            <text:p>336</text:p>
          </table:table-cell>
          <table:table-cell table:formula="of:=BIN2DEC([.I461])" office:value-type="float" office:value="0" calcext:value-type="float">
            <text:p>0</text:p>
          </table:table-cell>
          <table:table-cell table:formula="of:=[.J461]+[.K461]" office:value-type="float" office:value="336" calcext:value-type="float">
            <text:p>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FRLR</text:p>
          </table:table-cell>
          <table:table-cell table:formula="of:=BIN2DEC([.H462])" office:value-type="float" office:value="102" calcext:value-type="float">
            <text:p>102</text:p>
          </table:table-cell>
          <table:table-cell table:formula="of:=BIN2DEC([.I462])" office:value-type="float" office:value="5" calcext:value-type="float">
            <text:p>5</text:p>
          </table:table-cell>
          <table:table-cell table:formula="of:=SUBSTITUTE([.A462] ;&quot;F&quot;;&quot;0&quot;)" office:value-type="string" office:string-value="BB00BB0RLR" calcext:value-type="string">
            <text:p>BB00BB0RLR</text:p>
          </table:table-cell>
          <table:table-cell table:formula="of:=SUBSTITUTE([.D462];&quot;B&quot;;&quot;1&quot;)" office:value-type="string" office:string-value="1100110RLR" calcext:value-type="string">
            <text:p>1100110RLR</text:p>
          </table:table-cell>
          <table:table-cell table:formula="of:=SUBSTITUTE([.E462];&quot;L&quot;;&quot;0&quot;)" office:value-type="string" office:string-value="1100110R0R" calcext:value-type="string">
            <text:p>1100110R0R</text:p>
          </table:table-cell>
          <table:table-cell table:formula="of:=SUBSTITUTE([.F462];&quot;R&quot;;&quot;1&quot;)" office:value-type="string" office:string-value="1100110101" calcext:value-type="string">
            <text:p>1100110101</text:p>
          </table:table-cell>
          <table:table-cell table:formula="of:=MID([.G462];1;7)" office:value-type="string" office:string-value="1100110" calcext:value-type="string">
            <text:p>1100110</text:p>
          </table:table-cell>
          <table:table-cell table:formula="of:=MID([.G462];8;3)" office:value-type="string" office:string-value="101" calcext:value-type="string">
            <text:p>101</text:p>
          </table:table-cell>
          <table:table-cell table:formula="of:=BIN2DEC([.H462]) * 8" office:value-type="float" office:value="816" calcext:value-type="float">
            <text:p>816</text:p>
          </table:table-cell>
          <table:table-cell table:formula="of:=BIN2DEC([.I462])" office:value-type="float" office:value="5" calcext:value-type="float">
            <text:p>5</text:p>
          </table:table-cell>
          <table:table-cell table:formula="of:=[.J462]+[.K462]" office:value-type="float" office:value="821" calcext:value-type="float">
            <text:p>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FLRL</text:p>
          </table:table-cell>
          <table:table-cell table:formula="of:=BIN2DEC([.H463])" office:value-type="float" office:value="46" calcext:value-type="float">
            <text:p>46</text:p>
          </table:table-cell>
          <table:table-cell table:formula="of:=BIN2DEC([.I463])" office:value-type="float" office:value="2" calcext:value-type="float">
            <text:p>2</text:p>
          </table:table-cell>
          <table:table-cell table:formula="of:=SUBSTITUTE([.A463] ;&quot;F&quot;;&quot;0&quot;)" office:value-type="string" office:string-value="0B0BBB0LRL" calcext:value-type="string">
            <text:p>0B0BBB0LRL</text:p>
          </table:table-cell>
          <table:table-cell table:formula="of:=SUBSTITUTE([.D463];&quot;B&quot;;&quot;1&quot;)" office:value-type="string" office:string-value="0101110LRL" calcext:value-type="string">
            <text:p>0101110LRL</text:p>
          </table:table-cell>
          <table:table-cell table:formula="of:=SUBSTITUTE([.E463];&quot;L&quot;;&quot;0&quot;)" office:value-type="string" office:string-value="01011100R0" calcext:value-type="string">
            <text:p>01011100R0</text:p>
          </table:table-cell>
          <table:table-cell table:formula="of:=SUBSTITUTE([.F463];&quot;R&quot;;&quot;1&quot;)" office:value-type="string" office:string-value="0101110010" calcext:value-type="string">
            <text:p>0101110010</text:p>
          </table:table-cell>
          <table:table-cell table:formula="of:=MID([.G463];1;7)" office:value-type="string" office:string-value="0101110" calcext:value-type="string">
            <text:p>0101110</text:p>
          </table:table-cell>
          <table:table-cell table:formula="of:=MID([.G463];8;3)" office:value-type="string" office:string-value="010" calcext:value-type="string">
            <text:p>010</text:p>
          </table:table-cell>
          <table:table-cell table:formula="of:=BIN2DEC([.H463]) * 8" office:value-type="float" office:value="368" calcext:value-type="float">
            <text:p>368</text:p>
          </table:table-cell>
          <table:table-cell table:formula="of:=BIN2DEC([.I463])" office:value-type="float" office:value="2" calcext:value-type="float">
            <text:p>2</text:p>
          </table:table-cell>
          <table:table-cell table:formula="of:=[.J463]+[.K463]" office:value-type="float" office:value="370" calcext:value-type="float">
            <text:p>3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BLRR</text:p>
          </table:table-cell>
          <table:table-cell table:formula="of:=BIN2DEC([.H464])" office:value-type="float" office:value="109" calcext:value-type="float">
            <text:p>109</text:p>
          </table:table-cell>
          <table:table-cell table:formula="of:=BIN2DEC([.I464])" office:value-type="float" office:value="3" calcext:value-type="float">
            <text:p>3</text:p>
          </table:table-cell>
          <table:table-cell table:formula="of:=SUBSTITUTE([.A464] ;&quot;F&quot;;&quot;0&quot;)" office:value-type="string" office:string-value="BB0BB0BLRR" calcext:value-type="string">
            <text:p>BB0BB0BLRR</text:p>
          </table:table-cell>
          <table:table-cell table:formula="of:=SUBSTITUTE([.D464];&quot;B&quot;;&quot;1&quot;)" office:value-type="string" office:string-value="1101101LRR" calcext:value-type="string">
            <text:p>1101101LRR</text:p>
          </table:table-cell>
          <table:table-cell table:formula="of:=SUBSTITUTE([.E464];&quot;L&quot;;&quot;0&quot;)" office:value-type="string" office:string-value="11011010RR" calcext:value-type="string">
            <text:p>11011010RR</text:p>
          </table:table-cell>
          <table:table-cell table:formula="of:=SUBSTITUTE([.F464];&quot;R&quot;;&quot;1&quot;)" office:value-type="string" office:string-value="1101101011" calcext:value-type="string">
            <text:p>1101101011</text:p>
          </table:table-cell>
          <table:table-cell table:formula="of:=MID([.G464];1;7)" office:value-type="string" office:string-value="1101101" calcext:value-type="string">
            <text:p>1101101</text:p>
          </table:table-cell>
          <table:table-cell table:formula="of:=MID([.G464];8;3)" office:value-type="string" office:string-value="011" calcext:value-type="string">
            <text:p>011</text:p>
          </table:table-cell>
          <table:table-cell table:formula="of:=BIN2DEC([.H464]) * 8" office:value-type="float" office:value="872" calcext:value-type="float">
            <text:p>872</text:p>
          </table:table-cell>
          <table:table-cell table:formula="of:=BIN2DEC([.I464])" office:value-type="float" office:value="3" calcext:value-type="float">
            <text:p>3</text:p>
          </table:table-cell>
          <table:table-cell table:formula="of:=[.J464]+[.K464]" office:value-type="float" office:value="875" calcext:value-type="float">
            <text:p>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FLLL</text:p>
          </table:table-cell>
          <table:table-cell table:formula="of:=BIN2DEC([.H465])" office:value-type="float" office:value="4" calcext:value-type="float">
            <text:p>4</text:p>
          </table:table-cell>
          <table:table-cell table:formula="of:=BIN2DEC([.I465])" office:value-type="float" office:value="0" calcext:value-type="float">
            <text:p>0</text:p>
          </table:table-cell>
          <table:table-cell table:formula="of:=SUBSTITUTE([.A465] ;&quot;F&quot;;&quot;0&quot;)" office:value-type="string" office:string-value="0000B00LLL" calcext:value-type="string">
            <text:p>0000B00LLL</text:p>
          </table:table-cell>
          <table:table-cell table:formula="of:=SUBSTITUTE([.D465];&quot;B&quot;;&quot;1&quot;)" office:value-type="string" office:string-value="0000100LLL" calcext:value-type="string">
            <text:p>0000100LLL</text:p>
          </table:table-cell>
          <table:table-cell table:formula="of:=SUBSTITUTE([.E465];&quot;L&quot;;&quot;0&quot;)" office:value-type="string" office:string-value="0000100000" calcext:value-type="string">
            <text:p>0000100000</text:p>
          </table:table-cell>
          <table:table-cell table:formula="of:=SUBSTITUTE([.F465];&quot;R&quot;;&quot;1&quot;)" office:value-type="string" office:string-value="0000100000" calcext:value-type="string">
            <text:p>0000100000</text:p>
          </table:table-cell>
          <table:table-cell table:formula="of:=MID([.G465];1;7)" office:value-type="string" office:string-value="0000100" calcext:value-type="string">
            <text:p>0000100</text:p>
          </table:table-cell>
          <table:table-cell table:formula="of:=MID([.G465];8;3)" office:value-type="string" office:string-value="000" calcext:value-type="string">
            <text:p>000</text:p>
          </table:table-cell>
          <table:table-cell table:formula="of:=BIN2DEC([.H465]) * 8" office:value-type="float" office:value="32" calcext:value-type="float">
            <text:p>32</text:p>
          </table:table-cell>
          <table:table-cell table:formula="of:=BIN2DEC([.I465])" office:value-type="float" office:value="0" calcext:value-type="float">
            <text:p>0</text:p>
          </table:table-cell>
          <table:table-cell table:formula="of:=[.J465]+[.K465]"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BRRL</text:p>
          </table:table-cell>
          <table:table-cell table:formula="of:=BIN2DEC([.H466])" office:value-type="float" office:value="15" calcext:value-type="float">
            <text:p>15</text:p>
          </table:table-cell>
          <table:table-cell table:formula="of:=BIN2DEC([.I466])" office:value-type="float" office:value="6" calcext:value-type="float">
            <text:p>6</text:p>
          </table:table-cell>
          <table:table-cell table:formula="of:=SUBSTITUTE([.A466] ;&quot;F&quot;;&quot;0&quot;)" office:value-type="string" office:string-value="000BBBBRRL" calcext:value-type="string">
            <text:p>000BBBBRRL</text:p>
          </table:table-cell>
          <table:table-cell table:formula="of:=SUBSTITUTE([.D466];&quot;B&quot;;&quot;1&quot;)" office:value-type="string" office:string-value="0001111RRL" calcext:value-type="string">
            <text:p>0001111RRL</text:p>
          </table:table-cell>
          <table:table-cell table:formula="of:=SUBSTITUTE([.E466];&quot;L&quot;;&quot;0&quot;)" office:value-type="string" office:string-value="0001111RR0" calcext:value-type="string">
            <text:p>0001111RR0</text:p>
          </table:table-cell>
          <table:table-cell table:formula="of:=SUBSTITUTE([.F466];&quot;R&quot;;&quot;1&quot;)" office:value-type="string" office:string-value="0001111110" calcext:value-type="string">
            <text:p>0001111110</text:p>
          </table:table-cell>
          <table:table-cell table:formula="of:=MID([.G466];1;7)" office:value-type="string" office:string-value="0001111" calcext:value-type="string">
            <text:p>0001111</text:p>
          </table:table-cell>
          <table:table-cell table:formula="of:=MID([.G466];8;3)" office:value-type="string" office:string-value="110" calcext:value-type="string">
            <text:p>110</text:p>
          </table:table-cell>
          <table:table-cell table:formula="of:=BIN2DEC([.H466]) * 8" office:value-type="float" office:value="120" calcext:value-type="float">
            <text:p>120</text:p>
          </table:table-cell>
          <table:table-cell table:formula="of:=BIN2DEC([.I466])" office:value-type="float" office:value="6" calcext:value-type="float">
            <text:p>6</text:p>
          </table:table-cell>
          <table:table-cell table:formula="of:=[.J466]+[.K466]" office:value-type="float" office:value="126" calcext:value-type="float">
            <text:p>1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BRLL</text:p>
          </table:table-cell>
          <table:table-cell table:formula="of:=BIN2DEC([.H467])" office:value-type="float" office:value="119" calcext:value-type="float">
            <text:p>119</text:p>
          </table:table-cell>
          <table:table-cell table:formula="of:=BIN2DEC([.I467])" office:value-type="float" office:value="4" calcext:value-type="float">
            <text:p>4</text:p>
          </table:table-cell>
          <table:table-cell table:formula="of:=SUBSTITUTE([.A467] ;&quot;F&quot;;&quot;0&quot;)" office:value-type="string" office:string-value="BBB0BBBRLL" calcext:value-type="string">
            <text:p>BBB0BBBRLL</text:p>
          </table:table-cell>
          <table:table-cell table:formula="of:=SUBSTITUTE([.D467];&quot;B&quot;;&quot;1&quot;)" office:value-type="string" office:string-value="1110111RLL" calcext:value-type="string">
            <text:p>1110111RLL</text:p>
          </table:table-cell>
          <table:table-cell table:formula="of:=SUBSTITUTE([.E467];&quot;L&quot;;&quot;0&quot;)" office:value-type="string" office:string-value="1110111R00" calcext:value-type="string">
            <text:p>1110111R00</text:p>
          </table:table-cell>
          <table:table-cell table:formula="of:=SUBSTITUTE([.F467];&quot;R&quot;;&quot;1&quot;)" office:value-type="string" office:string-value="1110111100" calcext:value-type="string">
            <text:p>1110111100</text:p>
          </table:table-cell>
          <table:table-cell table:formula="of:=MID([.G467];1;7)" office:value-type="string" office:string-value="1110111" calcext:value-type="string">
            <text:p>1110111</text:p>
          </table:table-cell>
          <table:table-cell table:formula="of:=MID([.G467];8;3)" office:value-type="string" office:string-value="100" calcext:value-type="string">
            <text:p>100</text:p>
          </table:table-cell>
          <table:table-cell table:formula="of:=BIN2DEC([.H467]) * 8" office:value-type="float" office:value="952" calcext:value-type="float">
            <text:p>952</text:p>
          </table:table-cell>
          <table:table-cell table:formula="of:=BIN2DEC([.I467])" office:value-type="float" office:value="4" calcext:value-type="float">
            <text:p>4</text:p>
          </table:table-cell>
          <table:table-cell table:formula="of:=[.J467]+[.K467]" office:value-type="float" office:value="956" calcext:value-type="float">
            <text:p>9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FLLR</text:p>
          </table:table-cell>
          <table:table-cell table:formula="of:=BIN2DEC([.H468])" office:value-type="float" office:value="96" calcext:value-type="float">
            <text:p>96</text:p>
          </table:table-cell>
          <table:table-cell table:formula="of:=BIN2DEC([.I468])" office:value-type="float" office:value="1" calcext:value-type="float">
            <text:p>1</text:p>
          </table:table-cell>
          <table:table-cell table:formula="of:=SUBSTITUTE([.A468] ;&quot;F&quot;;&quot;0&quot;)" office:value-type="string" office:string-value="BB00000LLR" calcext:value-type="string">
            <text:p>BB00000LLR</text:p>
          </table:table-cell>
          <table:table-cell table:formula="of:=SUBSTITUTE([.D468];&quot;B&quot;;&quot;1&quot;)" office:value-type="string" office:string-value="1100000LLR" calcext:value-type="string">
            <text:p>1100000LLR</text:p>
          </table:table-cell>
          <table:table-cell table:formula="of:=SUBSTITUTE([.E468];&quot;L&quot;;&quot;0&quot;)" office:value-type="string" office:string-value="110000000R" calcext:value-type="string">
            <text:p>110000000R</text:p>
          </table:table-cell>
          <table:table-cell table:formula="of:=SUBSTITUTE([.F468];&quot;R&quot;;&quot;1&quot;)" office:value-type="string" office:string-value="1100000001" calcext:value-type="string">
            <text:p>1100000001</text:p>
          </table:table-cell>
          <table:table-cell table:formula="of:=MID([.G468];1;7)" office:value-type="string" office:string-value="1100000" calcext:value-type="string">
            <text:p>1100000</text:p>
          </table:table-cell>
          <table:table-cell table:formula="of:=MID([.G468];8;3)" office:value-type="string" office:string-value="001" calcext:value-type="string">
            <text:p>001</text:p>
          </table:table-cell>
          <table:table-cell table:formula="of:=BIN2DEC([.H468]) * 8" office:value-type="float" office:value="768" calcext:value-type="float">
            <text:p>768</text:p>
          </table:table-cell>
          <table:table-cell table:formula="of:=BIN2DEC([.I468])" office:value-type="float" office:value="1" calcext:value-type="float">
            <text:p>1</text:p>
          </table:table-cell>
          <table:table-cell table:formula="of:=[.J468]+[.K468]" office:value-type="float" office:value="769" calcext:value-type="float">
            <text:p>7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BRLR</text:p>
          </table:table-cell>
          <table:table-cell table:formula="of:=BIN2DEC([.H469])" office:value-type="float" office:value="51" calcext:value-type="float">
            <text:p>51</text:p>
          </table:table-cell>
          <table:table-cell table:formula="of:=BIN2DEC([.I469])" office:value-type="float" office:value="5" calcext:value-type="float">
            <text:p>5</text:p>
          </table:table-cell>
          <table:table-cell table:formula="of:=SUBSTITUTE([.A469] ;&quot;F&quot;;&quot;0&quot;)" office:value-type="string" office:string-value="0BB00BBRLR" calcext:value-type="string">
            <text:p>0BB00BBRLR</text:p>
          </table:table-cell>
          <table:table-cell table:formula="of:=SUBSTITUTE([.D469];&quot;B&quot;;&quot;1&quot;)" office:value-type="string" office:string-value="0110011RLR" calcext:value-type="string">
            <text:p>0110011RLR</text:p>
          </table:table-cell>
          <table:table-cell table:formula="of:=SUBSTITUTE([.E469];&quot;L&quot;;&quot;0&quot;)" office:value-type="string" office:string-value="0110011R0R" calcext:value-type="string">
            <text:p>0110011R0R</text:p>
          </table:table-cell>
          <table:table-cell table:formula="of:=SUBSTITUTE([.F469];&quot;R&quot;;&quot;1&quot;)" office:value-type="string" office:string-value="0110011101" calcext:value-type="string">
            <text:p>0110011101</text:p>
          </table:table-cell>
          <table:table-cell table:formula="of:=MID([.G469];1;7)" office:value-type="string" office:string-value="0110011" calcext:value-type="string">
            <text:p>0110011</text:p>
          </table:table-cell>
          <table:table-cell table:formula="of:=MID([.G469];8;3)" office:value-type="string" office:string-value="101" calcext:value-type="string">
            <text:p>101</text:p>
          </table:table-cell>
          <table:table-cell table:formula="of:=BIN2DEC([.H469]) * 8" office:value-type="float" office:value="408" calcext:value-type="float">
            <text:p>408</text:p>
          </table:table-cell>
          <table:table-cell table:formula="of:=BIN2DEC([.I469])" office:value-type="float" office:value="5" calcext:value-type="float">
            <text:p>5</text:p>
          </table:table-cell>
          <table:table-cell table:formula="of:=[.J469]+[.K469]" office:value-type="float" office:value="413" calcext:value-type="float">
            <text:p>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FRLR</text:p>
          </table:table-cell>
          <table:table-cell table:formula="of:=BIN2DEC([.H470])" office:value-type="float" office:value="54" calcext:value-type="float">
            <text:p>54</text:p>
          </table:table-cell>
          <table:table-cell table:formula="of:=BIN2DEC([.I470])" office:value-type="float" office:value="5" calcext:value-type="float">
            <text:p>5</text:p>
          </table:table-cell>
          <table:table-cell table:formula="of:=SUBSTITUTE([.A470] ;&quot;F&quot;;&quot;0&quot;)" office:value-type="string" office:string-value="0BB0BB0RLR" calcext:value-type="string">
            <text:p>0BB0BB0RLR</text:p>
          </table:table-cell>
          <table:table-cell table:formula="of:=SUBSTITUTE([.D470];&quot;B&quot;;&quot;1&quot;)" office:value-type="string" office:string-value="0110110RLR" calcext:value-type="string">
            <text:p>0110110RLR</text:p>
          </table:table-cell>
          <table:table-cell table:formula="of:=SUBSTITUTE([.E470];&quot;L&quot;;&quot;0&quot;)" office:value-type="string" office:string-value="0110110R0R" calcext:value-type="string">
            <text:p>0110110R0R</text:p>
          </table:table-cell>
          <table:table-cell table:formula="of:=SUBSTITUTE([.F470];&quot;R&quot;;&quot;1&quot;)" office:value-type="string" office:string-value="0110110101" calcext:value-type="string">
            <text:p>0110110101</text:p>
          </table:table-cell>
          <table:table-cell table:formula="of:=MID([.G470];1;7)" office:value-type="string" office:string-value="0110110" calcext:value-type="string">
            <text:p>0110110</text:p>
          </table:table-cell>
          <table:table-cell table:formula="of:=MID([.G470];8;3)" office:value-type="string" office:string-value="101" calcext:value-type="string">
            <text:p>101</text:p>
          </table:table-cell>
          <table:table-cell table:formula="of:=BIN2DEC([.H470]) * 8" office:value-type="float" office:value="432" calcext:value-type="float">
            <text:p>432</text:p>
          </table:table-cell>
          <table:table-cell table:formula="of:=BIN2DEC([.I470])" office:value-type="float" office:value="5" calcext:value-type="float">
            <text:p>5</text:p>
          </table:table-cell>
          <table:table-cell table:formula="of:=[.J470]+[.K470]" office:value-type="float" office:value="437" calcext:value-type="float">
            <text:p>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BLRL</text:p>
          </table:table-cell>
          <table:table-cell table:formula="of:=BIN2DEC([.H471])" office:value-type="float" office:value="69" calcext:value-type="float">
            <text:p>69</text:p>
          </table:table-cell>
          <table:table-cell table:formula="of:=BIN2DEC([.I471])" office:value-type="float" office:value="2" calcext:value-type="float">
            <text:p>2</text:p>
          </table:table-cell>
          <table:table-cell table:formula="of:=SUBSTITUTE([.A471] ;&quot;F&quot;;&quot;0&quot;)" office:value-type="string" office:string-value="B000B0BLRL" calcext:value-type="string">
            <text:p>B000B0BLRL</text:p>
          </table:table-cell>
          <table:table-cell table:formula="of:=SUBSTITUTE([.D471];&quot;B&quot;;&quot;1&quot;)" office:value-type="string" office:string-value="1000101LRL" calcext:value-type="string">
            <text:p>1000101LRL</text:p>
          </table:table-cell>
          <table:table-cell table:formula="of:=SUBSTITUTE([.E471];&quot;L&quot;;&quot;0&quot;)" office:value-type="string" office:string-value="10001010R0" calcext:value-type="string">
            <text:p>10001010R0</text:p>
          </table:table-cell>
          <table:table-cell table:formula="of:=SUBSTITUTE([.F471];&quot;R&quot;;&quot;1&quot;)" office:value-type="string" office:string-value="1000101010" calcext:value-type="string">
            <text:p>1000101010</text:p>
          </table:table-cell>
          <table:table-cell table:formula="of:=MID([.G471];1;7)" office:value-type="string" office:string-value="1000101" calcext:value-type="string">
            <text:p>1000101</text:p>
          </table:table-cell>
          <table:table-cell table:formula="of:=MID([.G471];8;3)" office:value-type="string" office:string-value="010" calcext:value-type="string">
            <text:p>010</text:p>
          </table:table-cell>
          <table:table-cell table:formula="of:=BIN2DEC([.H471]) * 8" office:value-type="float" office:value="552" calcext:value-type="float">
            <text:p>552</text:p>
          </table:table-cell>
          <table:table-cell table:formula="of:=BIN2DEC([.I471])" office:value-type="float" office:value="2" calcext:value-type="float">
            <text:p>2</text:p>
          </table:table-cell>
          <table:table-cell table:formula="of:=[.J471]+[.K471]" office:value-type="float" office:value="554" calcext:value-type="float">
            <text:p>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BRRR</text:p>
          </table:table-cell>
          <table:table-cell table:formula="of:=BIN2DEC([.H472])" office:value-type="float" office:value="67" calcext:value-type="float">
            <text:p>67</text:p>
          </table:table-cell>
          <table:table-cell table:formula="of:=BIN2DEC([.I472])" office:value-type="float" office:value="7" calcext:value-type="float">
            <text:p>7</text:p>
          </table:table-cell>
          <table:table-cell table:formula="of:=SUBSTITUTE([.A472] ;&quot;F&quot;;&quot;0&quot;)" office:value-type="string" office:string-value="B0000BBRRR" calcext:value-type="string">
            <text:p>B0000BBRRR</text:p>
          </table:table-cell>
          <table:table-cell table:formula="of:=SUBSTITUTE([.D472];&quot;B&quot;;&quot;1&quot;)" office:value-type="string" office:string-value="1000011RRR" calcext:value-type="string">
            <text:p>1000011RRR</text:p>
          </table:table-cell>
          <table:table-cell table:formula="of:=SUBSTITUTE([.E472];&quot;L&quot;;&quot;0&quot;)" office:value-type="string" office:string-value="1000011RRR" calcext:value-type="string">
            <text:p>1000011RRR</text:p>
          </table:table-cell>
          <table:table-cell table:formula="of:=SUBSTITUTE([.F472];&quot;R&quot;;&quot;1&quot;)" office:value-type="string" office:string-value="1000011111" calcext:value-type="string">
            <text:p>1000011111</text:p>
          </table:table-cell>
          <table:table-cell table:formula="of:=MID([.G472];1;7)" office:value-type="string" office:string-value="1000011" calcext:value-type="string">
            <text:p>1000011</text:p>
          </table:table-cell>
          <table:table-cell table:formula="of:=MID([.G472];8;3)" office:value-type="string" office:string-value="111" calcext:value-type="string">
            <text:p>111</text:p>
          </table:table-cell>
          <table:table-cell table:formula="of:=BIN2DEC([.H472]) * 8" office:value-type="float" office:value="536" calcext:value-type="float">
            <text:p>536</text:p>
          </table:table-cell>
          <table:table-cell table:formula="of:=BIN2DEC([.I472])" office:value-type="float" office:value="7" calcext:value-type="float">
            <text:p>7</text:p>
          </table:table-cell>
          <table:table-cell table:formula="of:=[.J472]+[.K472]" office:value-type="float" office:value="543" calcext:value-type="float">
            <text:p>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FLLR</text:p>
          </table:table-cell>
          <table:table-cell table:formula="of:=BIN2DEC([.H473])" office:value-type="float" office:value="32" calcext:value-type="float">
            <text:p>32</text:p>
          </table:table-cell>
          <table:table-cell table:formula="of:=BIN2DEC([.I473])" office:value-type="float" office:value="1" calcext:value-type="float">
            <text:p>1</text:p>
          </table:table-cell>
          <table:table-cell table:formula="of:=SUBSTITUTE([.A473] ;&quot;F&quot;;&quot;0&quot;)" office:value-type="string" office:string-value="0B00000LLR" calcext:value-type="string">
            <text:p>0B00000LLR</text:p>
          </table:table-cell>
          <table:table-cell table:formula="of:=SUBSTITUTE([.D473];&quot;B&quot;;&quot;1&quot;)" office:value-type="string" office:string-value="0100000LLR" calcext:value-type="string">
            <text:p>0100000LLR</text:p>
          </table:table-cell>
          <table:table-cell table:formula="of:=SUBSTITUTE([.E473];&quot;L&quot;;&quot;0&quot;)" office:value-type="string" office:string-value="010000000R" calcext:value-type="string">
            <text:p>010000000R</text:p>
          </table:table-cell>
          <table:table-cell table:formula="of:=SUBSTITUTE([.F473];&quot;R&quot;;&quot;1&quot;)" office:value-type="string" office:string-value="0100000001" calcext:value-type="string">
            <text:p>0100000001</text:p>
          </table:table-cell>
          <table:table-cell table:formula="of:=MID([.G473];1;7)" office:value-type="string" office:string-value="0100000" calcext:value-type="string">
            <text:p>0100000</text:p>
          </table:table-cell>
          <table:table-cell table:formula="of:=MID([.G473];8;3)" office:value-type="string" office:string-value="001" calcext:value-type="string">
            <text:p>001</text:p>
          </table:table-cell>
          <table:table-cell table:formula="of:=BIN2DEC([.H473]) * 8" office:value-type="float" office:value="256" calcext:value-type="float">
            <text:p>256</text:p>
          </table:table-cell>
          <table:table-cell table:formula="of:=BIN2DEC([.I473])" office:value-type="float" office:value="1" calcext:value-type="float">
            <text:p>1</text:p>
          </table:table-cell>
          <table:table-cell table:formula="of:=[.J473]+[.K473]" office:value-type="float" office:value="257" calcext:value-type="float">
            <text:p>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FLRL</text:p>
          </table:table-cell>
          <table:table-cell table:formula="of:=BIN2DEC([.H474])" office:value-type="float" office:value="54" calcext:value-type="float">
            <text:p>54</text:p>
          </table:table-cell>
          <table:table-cell table:formula="of:=BIN2DEC([.I474])" office:value-type="float" office:value="2" calcext:value-type="float">
            <text:p>2</text:p>
          </table:table-cell>
          <table:table-cell table:formula="of:=SUBSTITUTE([.A474] ;&quot;F&quot;;&quot;0&quot;)" office:value-type="string" office:string-value="0BB0BB0LRL" calcext:value-type="string">
            <text:p>0BB0BB0LRL</text:p>
          </table:table-cell>
          <table:table-cell table:formula="of:=SUBSTITUTE([.D474];&quot;B&quot;;&quot;1&quot;)" office:value-type="string" office:string-value="0110110LRL" calcext:value-type="string">
            <text:p>0110110LRL</text:p>
          </table:table-cell>
          <table:table-cell table:formula="of:=SUBSTITUTE([.E474];&quot;L&quot;;&quot;0&quot;)" office:value-type="string" office:string-value="01101100R0" calcext:value-type="string">
            <text:p>01101100R0</text:p>
          </table:table-cell>
          <table:table-cell table:formula="of:=SUBSTITUTE([.F474];&quot;R&quot;;&quot;1&quot;)" office:value-type="string" office:string-value="0110110010" calcext:value-type="string">
            <text:p>0110110010</text:p>
          </table:table-cell>
          <table:table-cell table:formula="of:=MID([.G474];1;7)" office:value-type="string" office:string-value="0110110" calcext:value-type="string">
            <text:p>0110110</text:p>
          </table:table-cell>
          <table:table-cell table:formula="of:=MID([.G474];8;3)" office:value-type="string" office:string-value="010" calcext:value-type="string">
            <text:p>010</text:p>
          </table:table-cell>
          <table:table-cell table:formula="of:=BIN2DEC([.H474]) * 8" office:value-type="float" office:value="432" calcext:value-type="float">
            <text:p>432</text:p>
          </table:table-cell>
          <table:table-cell table:formula="of:=BIN2DEC([.I474])" office:value-type="float" office:value="2" calcext:value-type="float">
            <text:p>2</text:p>
          </table:table-cell>
          <table:table-cell table:formula="of:=[.J474]+[.K474]" office:value-type="float" office:value="434" calcext:value-type="float">
            <text:p>4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FRRR</text:p>
          </table:table-cell>
          <table:table-cell table:formula="of:=BIN2DEC([.H475])" office:value-type="float" office:value="98" calcext:value-type="float">
            <text:p>98</text:p>
          </table:table-cell>
          <table:table-cell table:formula="of:=BIN2DEC([.I475])" office:value-type="float" office:value="7" calcext:value-type="float">
            <text:p>7</text:p>
          </table:table-cell>
          <table:table-cell table:formula="of:=SUBSTITUTE([.A475] ;&quot;F&quot;;&quot;0&quot;)" office:value-type="string" office:string-value="BB000B0RRR" calcext:value-type="string">
            <text:p>BB000B0RRR</text:p>
          </table:table-cell>
          <table:table-cell table:formula="of:=SUBSTITUTE([.D475];&quot;B&quot;;&quot;1&quot;)" office:value-type="string" office:string-value="1100010RRR" calcext:value-type="string">
            <text:p>1100010RRR</text:p>
          </table:table-cell>
          <table:table-cell table:formula="of:=SUBSTITUTE([.E475];&quot;L&quot;;&quot;0&quot;)" office:value-type="string" office:string-value="1100010RRR" calcext:value-type="string">
            <text:p>1100010RRR</text:p>
          </table:table-cell>
          <table:table-cell table:formula="of:=SUBSTITUTE([.F475];&quot;R&quot;;&quot;1&quot;)" office:value-type="string" office:string-value="1100010111" calcext:value-type="string">
            <text:p>1100010111</text:p>
          </table:table-cell>
          <table:table-cell table:formula="of:=MID([.G475];1;7)" office:value-type="string" office:string-value="1100010" calcext:value-type="string">
            <text:p>1100010</text:p>
          </table:table-cell>
          <table:table-cell table:formula="of:=MID([.G475];8;3)" office:value-type="string" office:string-value="111" calcext:value-type="string">
            <text:p>111</text:p>
          </table:table-cell>
          <table:table-cell table:formula="of:=BIN2DEC([.H475]) * 8" office:value-type="float" office:value="784" calcext:value-type="float">
            <text:p>784</text:p>
          </table:table-cell>
          <table:table-cell table:formula="of:=BIN2DEC([.I475])" office:value-type="float" office:value="7" calcext:value-type="float">
            <text:p>7</text:p>
          </table:table-cell>
          <table:table-cell table:formula="of:=[.J475]+[.K475]" office:value-type="float" office:value="791" calcext:value-type="float">
            <text:p>7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FLLR</text:p>
          </table:table-cell>
          <table:table-cell table:formula="of:=BIN2DEC([.H476])" office:value-type="float" office:value="114" calcext:value-type="float">
            <text:p>114</text:p>
          </table:table-cell>
          <table:table-cell table:formula="of:=BIN2DEC([.I476])" office:value-type="float" office:value="1" calcext:value-type="float">
            <text:p>1</text:p>
          </table:table-cell>
          <table:table-cell table:formula="of:=SUBSTITUTE([.A476] ;&quot;F&quot;;&quot;0&quot;)" office:value-type="string" office:string-value="BBB00B0LLR" calcext:value-type="string">
            <text:p>BBB00B0LLR</text:p>
          </table:table-cell>
          <table:table-cell table:formula="of:=SUBSTITUTE([.D476];&quot;B&quot;;&quot;1&quot;)" office:value-type="string" office:string-value="1110010LLR" calcext:value-type="string">
            <text:p>1110010LLR</text:p>
          </table:table-cell>
          <table:table-cell table:formula="of:=SUBSTITUTE([.E476];&quot;L&quot;;&quot;0&quot;)" office:value-type="string" office:string-value="111001000R" calcext:value-type="string">
            <text:p>111001000R</text:p>
          </table:table-cell>
          <table:table-cell table:formula="of:=SUBSTITUTE([.F476];&quot;R&quot;;&quot;1&quot;)" office:value-type="string" office:string-value="1110010001" calcext:value-type="string">
            <text:p>1110010001</text:p>
          </table:table-cell>
          <table:table-cell table:formula="of:=MID([.G476];1;7)" office:value-type="string" office:string-value="1110010" calcext:value-type="string">
            <text:p>1110010</text:p>
          </table:table-cell>
          <table:table-cell table:formula="of:=MID([.G476];8;3)" office:value-type="string" office:string-value="001" calcext:value-type="string">
            <text:p>001</text:p>
          </table:table-cell>
          <table:table-cell table:formula="of:=BIN2DEC([.H476]) * 8" office:value-type="float" office:value="912" calcext:value-type="float">
            <text:p>912</text:p>
          </table:table-cell>
          <table:table-cell table:formula="of:=BIN2DEC([.I476])" office:value-type="float" office:value="1" calcext:value-type="float">
            <text:p>1</text:p>
          </table:table-cell>
          <table:table-cell table:formula="of:=[.J476]+[.K476]" office:value-type="float" office:value="913" calcext:value-type="float">
            <text:p>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BRLR</text:p>
          </table:table-cell>
          <table:table-cell table:formula="of:=BIN2DEC([.H477])" office:value-type="float" office:value="77" calcext:value-type="float">
            <text:p>77</text:p>
          </table:table-cell>
          <table:table-cell table:formula="of:=BIN2DEC([.I477])" office:value-type="float" office:value="5" calcext:value-type="float">
            <text:p>5</text:p>
          </table:table-cell>
          <table:table-cell table:formula="of:=SUBSTITUTE([.A477] ;&quot;F&quot;;&quot;0&quot;)" office:value-type="string" office:string-value="B00BB0BRLR" calcext:value-type="string">
            <text:p>B00BB0BRLR</text:p>
          </table:table-cell>
          <table:table-cell table:formula="of:=SUBSTITUTE([.D477];&quot;B&quot;;&quot;1&quot;)" office:value-type="string" office:string-value="1001101RLR" calcext:value-type="string">
            <text:p>1001101RLR</text:p>
          </table:table-cell>
          <table:table-cell table:formula="of:=SUBSTITUTE([.E477];&quot;L&quot;;&quot;0&quot;)" office:value-type="string" office:string-value="1001101R0R" calcext:value-type="string">
            <text:p>1001101R0R</text:p>
          </table:table-cell>
          <table:table-cell table:formula="of:=SUBSTITUTE([.F477];&quot;R&quot;;&quot;1&quot;)" office:value-type="string" office:string-value="1001101101" calcext:value-type="string">
            <text:p>1001101101</text:p>
          </table:table-cell>
          <table:table-cell table:formula="of:=MID([.G477];1;7)" office:value-type="string" office:string-value="1001101" calcext:value-type="string">
            <text:p>1001101</text:p>
          </table:table-cell>
          <table:table-cell table:formula="of:=MID([.G477];8;3)" office:value-type="string" office:string-value="101" calcext:value-type="string">
            <text:p>101</text:p>
          </table:table-cell>
          <table:table-cell table:formula="of:=BIN2DEC([.H477]) * 8" office:value-type="float" office:value="616" calcext:value-type="float">
            <text:p>616</text:p>
          </table:table-cell>
          <table:table-cell table:formula="of:=BIN2DEC([.I477])" office:value-type="float" office:value="5" calcext:value-type="float">
            <text:p>5</text:p>
          </table:table-cell>
          <table:table-cell table:formula="of:=[.J477]+[.K477]" office:value-type="float" office:value="621" calcext:value-type="float">
            <text:p>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FRLL</text:p>
          </table:table-cell>
          <table:table-cell table:formula="of:=BIN2DEC([.H478])" office:value-type="float" office:value="104" calcext:value-type="float">
            <text:p>104</text:p>
          </table:table-cell>
          <table:table-cell table:formula="of:=BIN2DEC([.I478])" office:value-type="float" office:value="4" calcext:value-type="float">
            <text:p>4</text:p>
          </table:table-cell>
          <table:table-cell table:formula="of:=SUBSTITUTE([.A478] ;&quot;F&quot;;&quot;0&quot;)" office:value-type="string" office:string-value="BB0B000RLL" calcext:value-type="string">
            <text:p>BB0B000RLL</text:p>
          </table:table-cell>
          <table:table-cell table:formula="of:=SUBSTITUTE([.D478];&quot;B&quot;;&quot;1&quot;)" office:value-type="string" office:string-value="1101000RLL" calcext:value-type="string">
            <text:p>1101000RLL</text:p>
          </table:table-cell>
          <table:table-cell table:formula="of:=SUBSTITUTE([.E478];&quot;L&quot;;&quot;0&quot;)" office:value-type="string" office:string-value="1101000R00" calcext:value-type="string">
            <text:p>1101000R00</text:p>
          </table:table-cell>
          <table:table-cell table:formula="of:=SUBSTITUTE([.F478];&quot;R&quot;;&quot;1&quot;)" office:value-type="string" office:string-value="1101000100" calcext:value-type="string">
            <text:p>1101000100</text:p>
          </table:table-cell>
          <table:table-cell table:formula="of:=MID([.G478];1;7)" office:value-type="string" office:string-value="1101000" calcext:value-type="string">
            <text:p>1101000</text:p>
          </table:table-cell>
          <table:table-cell table:formula="of:=MID([.G478];8;3)" office:value-type="string" office:string-value="100" calcext:value-type="string">
            <text:p>100</text:p>
          </table:table-cell>
          <table:table-cell table:formula="of:=BIN2DEC([.H478]) * 8" office:value-type="float" office:value="832" calcext:value-type="float">
            <text:p>832</text:p>
          </table:table-cell>
          <table:table-cell table:formula="of:=BIN2DEC([.I478])" office:value-type="float" office:value="4" calcext:value-type="float">
            <text:p>4</text:p>
          </table:table-cell>
          <table:table-cell table:formula="of:=[.J478]+[.K478]" office:value-type="float" office:value="836" calcext:value-type="float">
            <text:p>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BLRR</text:p>
          </table:table-cell>
          <table:table-cell table:formula="of:=BIN2DEC([.H479])" office:value-type="float" office:value="13" calcext:value-type="float">
            <text:p>13</text:p>
          </table:table-cell>
          <table:table-cell table:formula="of:=BIN2DEC([.I479])" office:value-type="float" office:value="3" calcext:value-type="float">
            <text:p>3</text:p>
          </table:table-cell>
          <table:table-cell table:formula="of:=SUBSTITUTE([.A479] ;&quot;F&quot;;&quot;0&quot;)" office:value-type="string" office:string-value="000BB0BLRR" calcext:value-type="string">
            <text:p>000BB0BLRR</text:p>
          </table:table-cell>
          <table:table-cell table:formula="of:=SUBSTITUTE([.D479];&quot;B&quot;;&quot;1&quot;)" office:value-type="string" office:string-value="0001101LRR" calcext:value-type="string">
            <text:p>0001101LRR</text:p>
          </table:table-cell>
          <table:table-cell table:formula="of:=SUBSTITUTE([.E479];&quot;L&quot;;&quot;0&quot;)" office:value-type="string" office:string-value="00011010RR" calcext:value-type="string">
            <text:p>00011010RR</text:p>
          </table:table-cell>
          <table:table-cell table:formula="of:=SUBSTITUTE([.F479];&quot;R&quot;;&quot;1&quot;)" office:value-type="string" office:string-value="0001101011" calcext:value-type="string">
            <text:p>0001101011</text:p>
          </table:table-cell>
          <table:table-cell table:formula="of:=MID([.G479];1;7)" office:value-type="string" office:string-value="0001101" calcext:value-type="string">
            <text:p>0001101</text:p>
          </table:table-cell>
          <table:table-cell table:formula="of:=MID([.G479];8;3)" office:value-type="string" office:string-value="011" calcext:value-type="string">
            <text:p>011</text:p>
          </table:table-cell>
          <table:table-cell table:formula="of:=BIN2DEC([.H479]) * 8" office:value-type="float" office:value="104" calcext:value-type="float">
            <text:p>104</text:p>
          </table:table-cell>
          <table:table-cell table:formula="of:=BIN2DEC([.I479])" office:value-type="float" office:value="3" calcext:value-type="float">
            <text:p>3</text:p>
          </table:table-cell>
          <table:table-cell table:formula="of:=[.J479]+[.K479]" office:value-type="float" office:value="107" calcext:value-type="float">
            <text:p>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FLLR</text:p>
          </table:table-cell>
          <table:table-cell table:formula="of:=BIN2DEC([.H480])" office:value-type="float" office:value="116" calcext:value-type="float">
            <text:p>116</text:p>
          </table:table-cell>
          <table:table-cell table:formula="of:=BIN2DEC([.I480])" office:value-type="float" office:value="1" calcext:value-type="float">
            <text:p>1</text:p>
          </table:table-cell>
          <table:table-cell table:formula="of:=SUBSTITUTE([.A480] ;&quot;F&quot;;&quot;0&quot;)" office:value-type="string" office:string-value="BBB0B00LLR" calcext:value-type="string">
            <text:p>BBB0B00LLR</text:p>
          </table:table-cell>
          <table:table-cell table:formula="of:=SUBSTITUTE([.D480];&quot;B&quot;;&quot;1&quot;)" office:value-type="string" office:string-value="1110100LLR" calcext:value-type="string">
            <text:p>1110100LLR</text:p>
          </table:table-cell>
          <table:table-cell table:formula="of:=SUBSTITUTE([.E480];&quot;L&quot;;&quot;0&quot;)" office:value-type="string" office:string-value="111010000R" calcext:value-type="string">
            <text:p>111010000R</text:p>
          </table:table-cell>
          <table:table-cell table:formula="of:=SUBSTITUTE([.F480];&quot;R&quot;;&quot;1&quot;)" office:value-type="string" office:string-value="1110100001" calcext:value-type="string">
            <text:p>1110100001</text:p>
          </table:table-cell>
          <table:table-cell table:formula="of:=MID([.G480];1;7)" office:value-type="string" office:string-value="1110100" calcext:value-type="string">
            <text:p>1110100</text:p>
          </table:table-cell>
          <table:table-cell table:formula="of:=MID([.G480];8;3)" office:value-type="string" office:string-value="001" calcext:value-type="string">
            <text:p>001</text:p>
          </table:table-cell>
          <table:table-cell table:formula="of:=BIN2DEC([.H480]) * 8" office:value-type="float" office:value="928" calcext:value-type="float">
            <text:p>928</text:p>
          </table:table-cell>
          <table:table-cell table:formula="of:=BIN2DEC([.I480])" office:value-type="float" office:value="1" calcext:value-type="float">
            <text:p>1</text:p>
          </table:table-cell>
          <table:table-cell table:formula="of:=[.J480]+[.K480]" office:value-type="float" office:value="929" calcext:value-type="float">
            <text:p>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BLRL</text:p>
          </table:table-cell>
          <table:table-cell table:formula="of:=BIN2DEC([.H481])" office:value-type="float" office:value="37" calcext:value-type="float">
            <text:p>37</text:p>
          </table:table-cell>
          <table:table-cell table:formula="of:=BIN2DEC([.I481])" office:value-type="float" office:value="2" calcext:value-type="float">
            <text:p>2</text:p>
          </table:table-cell>
          <table:table-cell table:formula="of:=SUBSTITUTE([.A481] ;&quot;F&quot;;&quot;0&quot;)" office:value-type="string" office:string-value="0B00B0BLRL" calcext:value-type="string">
            <text:p>0B00B0BLRL</text:p>
          </table:table-cell>
          <table:table-cell table:formula="of:=SUBSTITUTE([.D481];&quot;B&quot;;&quot;1&quot;)" office:value-type="string" office:string-value="0100101LRL" calcext:value-type="string">
            <text:p>0100101LRL</text:p>
          </table:table-cell>
          <table:table-cell table:formula="of:=SUBSTITUTE([.E481];&quot;L&quot;;&quot;0&quot;)" office:value-type="string" office:string-value="01001010R0" calcext:value-type="string">
            <text:p>01001010R0</text:p>
          </table:table-cell>
          <table:table-cell table:formula="of:=SUBSTITUTE([.F481];&quot;R&quot;;&quot;1&quot;)" office:value-type="string" office:string-value="0100101010" calcext:value-type="string">
            <text:p>0100101010</text:p>
          </table:table-cell>
          <table:table-cell table:formula="of:=MID([.G481];1;7)" office:value-type="string" office:string-value="0100101" calcext:value-type="string">
            <text:p>0100101</text:p>
          </table:table-cell>
          <table:table-cell table:formula="of:=MID([.G481];8;3)" office:value-type="string" office:string-value="010" calcext:value-type="string">
            <text:p>010</text:p>
          </table:table-cell>
          <table:table-cell table:formula="of:=BIN2DEC([.H481]) * 8" office:value-type="float" office:value="296" calcext:value-type="float">
            <text:p>296</text:p>
          </table:table-cell>
          <table:table-cell table:formula="of:=BIN2DEC([.I481])" office:value-type="float" office:value="2" calcext:value-type="float">
            <text:p>2</text:p>
          </table:table-cell>
          <table:table-cell table:formula="of:=[.J481]+[.K481]" office:value-type="float" office:value="298" calcext:value-type="float">
            <text:p>2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FLRR</text:p>
          </table:table-cell>
          <table:table-cell table:formula="of:=BIN2DEC([.H482])" office:value-type="float" office:value="52" calcext:value-type="float">
            <text:p>52</text:p>
          </table:table-cell>
          <table:table-cell table:formula="of:=BIN2DEC([.I482])" office:value-type="float" office:value="3" calcext:value-type="float">
            <text:p>3</text:p>
          </table:table-cell>
          <table:table-cell table:formula="of:=SUBSTITUTE([.A482] ;&quot;F&quot;;&quot;0&quot;)" office:value-type="string" office:string-value="0BB0B00LRR" calcext:value-type="string">
            <text:p>0BB0B00LRR</text:p>
          </table:table-cell>
          <table:table-cell table:formula="of:=SUBSTITUTE([.D482];&quot;B&quot;;&quot;1&quot;)" office:value-type="string" office:string-value="0110100LRR" calcext:value-type="string">
            <text:p>0110100LRR</text:p>
          </table:table-cell>
          <table:table-cell table:formula="of:=SUBSTITUTE([.E482];&quot;L&quot;;&quot;0&quot;)" office:value-type="string" office:string-value="01101000RR" calcext:value-type="string">
            <text:p>01101000RR</text:p>
          </table:table-cell>
          <table:table-cell table:formula="of:=SUBSTITUTE([.F482];&quot;R&quot;;&quot;1&quot;)" office:value-type="string" office:string-value="0110100011" calcext:value-type="string">
            <text:p>0110100011</text:p>
          </table:table-cell>
          <table:table-cell table:formula="of:=MID([.G482];1;7)" office:value-type="string" office:string-value="0110100" calcext:value-type="string">
            <text:p>0110100</text:p>
          </table:table-cell>
          <table:table-cell table:formula="of:=MID([.G482];8;3)" office:value-type="string" office:string-value="011" calcext:value-type="string">
            <text:p>011</text:p>
          </table:table-cell>
          <table:table-cell table:formula="of:=BIN2DEC([.H482]) * 8" office:value-type="float" office:value="416" calcext:value-type="float">
            <text:p>416</text:p>
          </table:table-cell>
          <table:table-cell table:formula="of:=BIN2DEC([.I482])" office:value-type="float" office:value="3" calcext:value-type="float">
            <text:p>3</text:p>
          </table:table-cell>
          <table:table-cell table:formula="of:=[.J482]+[.K482]" office:value-type="float" office:value="419" calcext:value-type="float">
            <text:p>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FLRR</text:p>
          </table:table-cell>
          <table:table-cell table:formula="of:=BIN2DEC([.H483])" office:value-type="float" office:value="56" calcext:value-type="float">
            <text:p>56</text:p>
          </table:table-cell>
          <table:table-cell table:formula="of:=BIN2DEC([.I483])" office:value-type="float" office:value="3" calcext:value-type="float">
            <text:p>3</text:p>
          </table:table-cell>
          <table:table-cell table:formula="of:=SUBSTITUTE([.A483] ;&quot;F&quot;;&quot;0&quot;)" office:value-type="string" office:string-value="0BBB000LRR" calcext:value-type="string">
            <text:p>0BBB000LRR</text:p>
          </table:table-cell>
          <table:table-cell table:formula="of:=SUBSTITUTE([.D483];&quot;B&quot;;&quot;1&quot;)" office:value-type="string" office:string-value="0111000LRR" calcext:value-type="string">
            <text:p>0111000LRR</text:p>
          </table:table-cell>
          <table:table-cell table:formula="of:=SUBSTITUTE([.E483];&quot;L&quot;;&quot;0&quot;)" office:value-type="string" office:string-value="01110000RR" calcext:value-type="string">
            <text:p>01110000RR</text:p>
          </table:table-cell>
          <table:table-cell table:formula="of:=SUBSTITUTE([.F483];&quot;R&quot;;&quot;1&quot;)" office:value-type="string" office:string-value="0111000011" calcext:value-type="string">
            <text:p>0111000011</text:p>
          </table:table-cell>
          <table:table-cell table:formula="of:=MID([.G483];1;7)" office:value-type="string" office:string-value="0111000" calcext:value-type="string">
            <text:p>0111000</text:p>
          </table:table-cell>
          <table:table-cell table:formula="of:=MID([.G483];8;3)" office:value-type="string" office:string-value="011" calcext:value-type="string">
            <text:p>011</text:p>
          </table:table-cell>
          <table:table-cell table:formula="of:=BIN2DEC([.H483]) * 8" office:value-type="float" office:value="448" calcext:value-type="float">
            <text:p>448</text:p>
          </table:table-cell>
          <table:table-cell table:formula="of:=BIN2DEC([.I483])" office:value-type="float" office:value="3" calcext:value-type="float">
            <text:p>3</text:p>
          </table:table-cell>
          <table:table-cell table:formula="of:=[.J483]+[.K483]" office:value-type="float" office:value="451" calcext:value-type="float">
            <text:p>4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BRRR</text:p>
          </table:table-cell>
          <table:table-cell table:formula="of:=BIN2DEC([.H484])" office:value-type="float" office:value="55" calcext:value-type="float">
            <text:p>55</text:p>
          </table:table-cell>
          <table:table-cell table:formula="of:=BIN2DEC([.I484])" office:value-type="float" office:value="7" calcext:value-type="float">
            <text:p>7</text:p>
          </table:table-cell>
          <table:table-cell table:formula="of:=SUBSTITUTE([.A484] ;&quot;F&quot;;&quot;0&quot;)" office:value-type="string" office:string-value="0BB0BBBRRR" calcext:value-type="string">
            <text:p>0BB0BBBRRR</text:p>
          </table:table-cell>
          <table:table-cell table:formula="of:=SUBSTITUTE([.D484];&quot;B&quot;;&quot;1&quot;)" office:value-type="string" office:string-value="0110111RRR" calcext:value-type="string">
            <text:p>0110111RRR</text:p>
          </table:table-cell>
          <table:table-cell table:formula="of:=SUBSTITUTE([.E484];&quot;L&quot;;&quot;0&quot;)" office:value-type="string" office:string-value="0110111RRR" calcext:value-type="string">
            <text:p>0110111RRR</text:p>
          </table:table-cell>
          <table:table-cell table:formula="of:=SUBSTITUTE([.F484];&quot;R&quot;;&quot;1&quot;)" office:value-type="string" office:string-value="0110111111" calcext:value-type="string">
            <text:p>0110111111</text:p>
          </table:table-cell>
          <table:table-cell table:formula="of:=MID([.G484];1;7)" office:value-type="string" office:string-value="0110111" calcext:value-type="string">
            <text:p>0110111</text:p>
          </table:table-cell>
          <table:table-cell table:formula="of:=MID([.G484];8;3)" office:value-type="string" office:string-value="111" calcext:value-type="string">
            <text:p>111</text:p>
          </table:table-cell>
          <table:table-cell table:formula="of:=BIN2DEC([.H484]) * 8" office:value-type="float" office:value="440" calcext:value-type="float">
            <text:p>440</text:p>
          </table:table-cell>
          <table:table-cell table:formula="of:=BIN2DEC([.I484])" office:value-type="float" office:value="7" calcext:value-type="float">
            <text:p>7</text:p>
          </table:table-cell>
          <table:table-cell table:formula="of:=[.J484]+[.K484]" office:value-type="float" office:value="447" calcext:value-type="float">
            <text:p>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FRLL</text:p>
          </table:table-cell>
          <table:table-cell table:formula="of:=BIN2DEC([.H485])" office:value-type="float" office:value="98" calcext:value-type="float">
            <text:p>98</text:p>
          </table:table-cell>
          <table:table-cell table:formula="of:=BIN2DEC([.I485])" office:value-type="float" office:value="4" calcext:value-type="float">
            <text:p>4</text:p>
          </table:table-cell>
          <table:table-cell table:formula="of:=SUBSTITUTE([.A485] ;&quot;F&quot;;&quot;0&quot;)" office:value-type="string" office:string-value="BB000B0RLL" calcext:value-type="string">
            <text:p>BB000B0RLL</text:p>
          </table:table-cell>
          <table:table-cell table:formula="of:=SUBSTITUTE([.D485];&quot;B&quot;;&quot;1&quot;)" office:value-type="string" office:string-value="1100010RLL" calcext:value-type="string">
            <text:p>1100010RLL</text:p>
          </table:table-cell>
          <table:table-cell table:formula="of:=SUBSTITUTE([.E485];&quot;L&quot;;&quot;0&quot;)" office:value-type="string" office:string-value="1100010R00" calcext:value-type="string">
            <text:p>1100010R00</text:p>
          </table:table-cell>
          <table:table-cell table:formula="of:=SUBSTITUTE([.F485];&quot;R&quot;;&quot;1&quot;)" office:value-type="string" office:string-value="1100010100" calcext:value-type="string">
            <text:p>1100010100</text:p>
          </table:table-cell>
          <table:table-cell table:formula="of:=MID([.G485];1;7)" office:value-type="string" office:string-value="1100010" calcext:value-type="string">
            <text:p>1100010</text:p>
          </table:table-cell>
          <table:table-cell table:formula="of:=MID([.G485];8;3)" office:value-type="string" office:string-value="100" calcext:value-type="string">
            <text:p>100</text:p>
          </table:table-cell>
          <table:table-cell table:formula="of:=BIN2DEC([.H485]) * 8" office:value-type="float" office:value="784" calcext:value-type="float">
            <text:p>784</text:p>
          </table:table-cell>
          <table:table-cell table:formula="of:=BIN2DEC([.I485])" office:value-type="float" office:value="4" calcext:value-type="float">
            <text:p>4</text:p>
          </table:table-cell>
          <table:table-cell table:formula="of:=[.J485]+[.K485]" office:value-type="float" office:value="788" calcext:value-type="float">
            <text:p>7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FLRL</text:p>
          </table:table-cell>
          <table:table-cell table:formula="of:=BIN2DEC([.H486])" office:value-type="float" office:value="22" calcext:value-type="float">
            <text:p>22</text:p>
          </table:table-cell>
          <table:table-cell table:formula="of:=BIN2DEC([.I486])" office:value-type="float" office:value="2" calcext:value-type="float">
            <text:p>2</text:p>
          </table:table-cell>
          <table:table-cell table:formula="of:=SUBSTITUTE([.A486] ;&quot;F&quot;;&quot;0&quot;)" office:value-type="string" office:string-value="00B0BB0LRL" calcext:value-type="string">
            <text:p>00B0BB0LRL</text:p>
          </table:table-cell>
          <table:table-cell table:formula="of:=SUBSTITUTE([.D486];&quot;B&quot;;&quot;1&quot;)" office:value-type="string" office:string-value="0010110LRL" calcext:value-type="string">
            <text:p>0010110LRL</text:p>
          </table:table-cell>
          <table:table-cell table:formula="of:=SUBSTITUTE([.E486];&quot;L&quot;;&quot;0&quot;)" office:value-type="string" office:string-value="00101100R0" calcext:value-type="string">
            <text:p>00101100R0</text:p>
          </table:table-cell>
          <table:table-cell table:formula="of:=SUBSTITUTE([.F486];&quot;R&quot;;&quot;1&quot;)" office:value-type="string" office:string-value="0010110010" calcext:value-type="string">
            <text:p>0010110010</text:p>
          </table:table-cell>
          <table:table-cell table:formula="of:=MID([.G486];1;7)" office:value-type="string" office:string-value="0010110" calcext:value-type="string">
            <text:p>0010110</text:p>
          </table:table-cell>
          <table:table-cell table:formula="of:=MID([.G486];8;3)" office:value-type="string" office:string-value="010" calcext:value-type="string">
            <text:p>010</text:p>
          </table:table-cell>
          <table:table-cell table:formula="of:=BIN2DEC([.H486]) * 8" office:value-type="float" office:value="176" calcext:value-type="float">
            <text:p>176</text:p>
          </table:table-cell>
          <table:table-cell table:formula="of:=BIN2DEC([.I486])" office:value-type="float" office:value="2" calcext:value-type="float">
            <text:p>2</text:p>
          </table:table-cell>
          <table:table-cell table:formula="of:=[.J486]+[.K486]" office:value-type="float" office:value="178" calcext:value-type="float">
            <text:p>1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BLLR</text:p>
          </table:table-cell>
          <table:table-cell table:formula="of:=BIN2DEC([.H487])" office:value-type="float" office:value="49" calcext:value-type="float">
            <text:p>49</text:p>
          </table:table-cell>
          <table:table-cell table:formula="of:=BIN2DEC([.I487])" office:value-type="float" office:value="1" calcext:value-type="float">
            <text:p>1</text:p>
          </table:table-cell>
          <table:table-cell table:formula="of:=SUBSTITUTE([.A487] ;&quot;F&quot;;&quot;0&quot;)" office:value-type="string" office:string-value="0BB000BLLR" calcext:value-type="string">
            <text:p>0BB000BLLR</text:p>
          </table:table-cell>
          <table:table-cell table:formula="of:=SUBSTITUTE([.D487];&quot;B&quot;;&quot;1&quot;)" office:value-type="string" office:string-value="0110001LLR" calcext:value-type="string">
            <text:p>0110001LLR</text:p>
          </table:table-cell>
          <table:table-cell table:formula="of:=SUBSTITUTE([.E487];&quot;L&quot;;&quot;0&quot;)" office:value-type="string" office:string-value="011000100R" calcext:value-type="string">
            <text:p>011000100R</text:p>
          </table:table-cell>
          <table:table-cell table:formula="of:=SUBSTITUTE([.F487];&quot;R&quot;;&quot;1&quot;)" office:value-type="string" office:string-value="0110001001" calcext:value-type="string">
            <text:p>0110001001</text:p>
          </table:table-cell>
          <table:table-cell table:formula="of:=MID([.G487];1;7)" office:value-type="string" office:string-value="0110001" calcext:value-type="string">
            <text:p>0110001</text:p>
          </table:table-cell>
          <table:table-cell table:formula="of:=MID([.G487];8;3)" office:value-type="string" office:string-value="001" calcext:value-type="string">
            <text:p>001</text:p>
          </table:table-cell>
          <table:table-cell table:formula="of:=BIN2DEC([.H487]) * 8" office:value-type="float" office:value="392" calcext:value-type="float">
            <text:p>392</text:p>
          </table:table-cell>
          <table:table-cell table:formula="of:=BIN2DEC([.I487])" office:value-type="float" office:value="1" calcext:value-type="float">
            <text:p>1</text:p>
          </table:table-cell>
          <table:table-cell table:formula="of:=[.J487]+[.K487]" office:value-type="float" office:value="393" calcext:value-type="float">
            <text:p>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FRRR</text:p>
          </table:table-cell>
          <table:table-cell table:formula="of:=BIN2DEC([.H488])" office:value-type="float" office:value="66" calcext:value-type="float">
            <text:p>66</text:p>
          </table:table-cell>
          <table:table-cell table:formula="of:=BIN2DEC([.I488])" office:value-type="float" office:value="7" calcext:value-type="float">
            <text:p>7</text:p>
          </table:table-cell>
          <table:table-cell table:formula="of:=SUBSTITUTE([.A488] ;&quot;F&quot;;&quot;0&quot;)" office:value-type="string" office:string-value="B0000B0RRR" calcext:value-type="string">
            <text:p>B0000B0RRR</text:p>
          </table:table-cell>
          <table:table-cell table:formula="of:=SUBSTITUTE([.D488];&quot;B&quot;;&quot;1&quot;)" office:value-type="string" office:string-value="1000010RRR" calcext:value-type="string">
            <text:p>1000010RRR</text:p>
          </table:table-cell>
          <table:table-cell table:formula="of:=SUBSTITUTE([.E488];&quot;L&quot;;&quot;0&quot;)" office:value-type="string" office:string-value="1000010RRR" calcext:value-type="string">
            <text:p>1000010RRR</text:p>
          </table:table-cell>
          <table:table-cell table:formula="of:=SUBSTITUTE([.F488];&quot;R&quot;;&quot;1&quot;)" office:value-type="string" office:string-value="1000010111" calcext:value-type="string">
            <text:p>1000010111</text:p>
          </table:table-cell>
          <table:table-cell table:formula="of:=MID([.G488];1;7)" office:value-type="string" office:string-value="1000010" calcext:value-type="string">
            <text:p>1000010</text:p>
          </table:table-cell>
          <table:table-cell table:formula="of:=MID([.G488];8;3)" office:value-type="string" office:string-value="111" calcext:value-type="string">
            <text:p>111</text:p>
          </table:table-cell>
          <table:table-cell table:formula="of:=BIN2DEC([.H488]) * 8" office:value-type="float" office:value="528" calcext:value-type="float">
            <text:p>528</text:p>
          </table:table-cell>
          <table:table-cell table:formula="of:=BIN2DEC([.I488])" office:value-type="float" office:value="7" calcext:value-type="float">
            <text:p>7</text:p>
          </table:table-cell>
          <table:table-cell table:formula="of:=[.J488]+[.K488]" office:value-type="float" office:value="535" calcext:value-type="float">
            <text:p>5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FRLL</text:p>
          </table:table-cell>
          <table:table-cell table:formula="of:=BIN2DEC([.H489])" office:value-type="float" office:value="108" calcext:value-type="float">
            <text:p>108</text:p>
          </table:table-cell>
          <table:table-cell table:formula="of:=BIN2DEC([.I489])" office:value-type="float" office:value="4" calcext:value-type="float">
            <text:p>4</text:p>
          </table:table-cell>
          <table:table-cell table:formula="of:=SUBSTITUTE([.A489] ;&quot;F&quot;;&quot;0&quot;)" office:value-type="string" office:string-value="BB0BB00RLL" calcext:value-type="string">
            <text:p>BB0BB00RLL</text:p>
          </table:table-cell>
          <table:table-cell table:formula="of:=SUBSTITUTE([.D489];&quot;B&quot;;&quot;1&quot;)" office:value-type="string" office:string-value="1101100RLL" calcext:value-type="string">
            <text:p>1101100RLL</text:p>
          </table:table-cell>
          <table:table-cell table:formula="of:=SUBSTITUTE([.E489];&quot;L&quot;;&quot;0&quot;)" office:value-type="string" office:string-value="1101100R00" calcext:value-type="string">
            <text:p>1101100R00</text:p>
          </table:table-cell>
          <table:table-cell table:formula="of:=SUBSTITUTE([.F489];&quot;R&quot;;&quot;1&quot;)" office:value-type="string" office:string-value="1101100100" calcext:value-type="string">
            <text:p>1101100100</text:p>
          </table:table-cell>
          <table:table-cell table:formula="of:=MID([.G489];1;7)" office:value-type="string" office:string-value="1101100" calcext:value-type="string">
            <text:p>1101100</text:p>
          </table:table-cell>
          <table:table-cell table:formula="of:=MID([.G489];8;3)" office:value-type="string" office:string-value="100" calcext:value-type="string">
            <text:p>100</text:p>
          </table:table-cell>
          <table:table-cell table:formula="of:=BIN2DEC([.H489]) * 8" office:value-type="float" office:value="864" calcext:value-type="float">
            <text:p>864</text:p>
          </table:table-cell>
          <table:table-cell table:formula="of:=BIN2DEC([.I489])" office:value-type="float" office:value="4" calcext:value-type="float">
            <text:p>4</text:p>
          </table:table-cell>
          <table:table-cell table:formula="of:=[.J489]+[.K489]" office:value-type="float" office:value="868" calcext:value-type="float">
            <text:p>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BLRR</text:p>
          </table:table-cell>
          <table:table-cell table:formula="of:=BIN2DEC([.H490])" office:value-type="float" office:value="23" calcext:value-type="float">
            <text:p>23</text:p>
          </table:table-cell>
          <table:table-cell table:formula="of:=BIN2DEC([.I490])" office:value-type="float" office:value="3" calcext:value-type="float">
            <text:p>3</text:p>
          </table:table-cell>
          <table:table-cell table:formula="of:=SUBSTITUTE([.A490] ;&quot;F&quot;;&quot;0&quot;)" office:value-type="string" office:string-value="00B0BBBLRR" calcext:value-type="string">
            <text:p>00B0BBBLRR</text:p>
          </table:table-cell>
          <table:table-cell table:formula="of:=SUBSTITUTE([.D490];&quot;B&quot;;&quot;1&quot;)" office:value-type="string" office:string-value="0010111LRR" calcext:value-type="string">
            <text:p>0010111LRR</text:p>
          </table:table-cell>
          <table:table-cell table:formula="of:=SUBSTITUTE([.E490];&quot;L&quot;;&quot;0&quot;)" office:value-type="string" office:string-value="00101110RR" calcext:value-type="string">
            <text:p>00101110RR</text:p>
          </table:table-cell>
          <table:table-cell table:formula="of:=SUBSTITUTE([.F490];&quot;R&quot;;&quot;1&quot;)" office:value-type="string" office:string-value="0010111011" calcext:value-type="string">
            <text:p>0010111011</text:p>
          </table:table-cell>
          <table:table-cell table:formula="of:=MID([.G490];1;7)" office:value-type="string" office:string-value="0010111" calcext:value-type="string">
            <text:p>0010111</text:p>
          </table:table-cell>
          <table:table-cell table:formula="of:=MID([.G490];8;3)" office:value-type="string" office:string-value="011" calcext:value-type="string">
            <text:p>011</text:p>
          </table:table-cell>
          <table:table-cell table:formula="of:=BIN2DEC([.H490]) * 8" office:value-type="float" office:value="184" calcext:value-type="float">
            <text:p>184</text:p>
          </table:table-cell>
          <table:table-cell table:formula="of:=BIN2DEC([.I490])" office:value-type="float" office:value="3" calcext:value-type="float">
            <text:p>3</text:p>
          </table:table-cell>
          <table:table-cell table:formula="of:=[.J490]+[.K490]" office:value-type="float" office:value="187" calcext:value-type="float">
            <text:p>1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BLRL</text:p>
          </table:table-cell>
          <table:table-cell table:formula="of:=BIN2DEC([.H491])" office:value-type="float" office:value="81" calcext:value-type="float">
            <text:p>81</text:p>
          </table:table-cell>
          <table:table-cell table:formula="of:=BIN2DEC([.I491])" office:value-type="float" office:value="2" calcext:value-type="float">
            <text:p>2</text:p>
          </table:table-cell>
          <table:table-cell table:formula="of:=SUBSTITUTE([.A491] ;&quot;F&quot;;&quot;0&quot;)" office:value-type="string" office:string-value="B0B000BLRL" calcext:value-type="string">
            <text:p>B0B000BLRL</text:p>
          </table:table-cell>
          <table:table-cell table:formula="of:=SUBSTITUTE([.D491];&quot;B&quot;;&quot;1&quot;)" office:value-type="string" office:string-value="1010001LRL" calcext:value-type="string">
            <text:p>1010001LRL</text:p>
          </table:table-cell>
          <table:table-cell table:formula="of:=SUBSTITUTE([.E491];&quot;L&quot;;&quot;0&quot;)" office:value-type="string" office:string-value="10100010R0" calcext:value-type="string">
            <text:p>10100010R0</text:p>
          </table:table-cell>
          <table:table-cell table:formula="of:=SUBSTITUTE([.F491];&quot;R&quot;;&quot;1&quot;)" office:value-type="string" office:string-value="1010001010" calcext:value-type="string">
            <text:p>1010001010</text:p>
          </table:table-cell>
          <table:table-cell table:formula="of:=MID([.G491];1;7)" office:value-type="string" office:string-value="1010001" calcext:value-type="string">
            <text:p>1010001</text:p>
          </table:table-cell>
          <table:table-cell table:formula="of:=MID([.G491];8;3)" office:value-type="string" office:string-value="010" calcext:value-type="string">
            <text:p>010</text:p>
          </table:table-cell>
          <table:table-cell table:formula="of:=BIN2DEC([.H491]) * 8" office:value-type="float" office:value="648" calcext:value-type="float">
            <text:p>648</text:p>
          </table:table-cell>
          <table:table-cell table:formula="of:=BIN2DEC([.I491])" office:value-type="float" office:value="2" calcext:value-type="float">
            <text:p>2</text:p>
          </table:table-cell>
          <table:table-cell table:formula="of:=[.J491]+[.K491]" office:value-type="float" office:value="650" calcext:value-type="float">
            <text:p>6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FRRL</text:p>
          </table:table-cell>
          <table:table-cell table:formula="of:=BIN2DEC([.H492])" office:value-type="float" office:value="50" calcext:value-type="float">
            <text:p>50</text:p>
          </table:table-cell>
          <table:table-cell table:formula="of:=BIN2DEC([.I492])" office:value-type="float" office:value="6" calcext:value-type="float">
            <text:p>6</text:p>
          </table:table-cell>
          <table:table-cell table:formula="of:=SUBSTITUTE([.A492] ;&quot;F&quot;;&quot;0&quot;)" office:value-type="string" office:string-value="0BB00B0RRL" calcext:value-type="string">
            <text:p>0BB00B0RRL</text:p>
          </table:table-cell>
          <table:table-cell table:formula="of:=SUBSTITUTE([.D492];&quot;B&quot;;&quot;1&quot;)" office:value-type="string" office:string-value="0110010RRL" calcext:value-type="string">
            <text:p>0110010RRL</text:p>
          </table:table-cell>
          <table:table-cell table:formula="of:=SUBSTITUTE([.E492];&quot;L&quot;;&quot;0&quot;)" office:value-type="string" office:string-value="0110010RR0" calcext:value-type="string">
            <text:p>0110010RR0</text:p>
          </table:table-cell>
          <table:table-cell table:formula="of:=SUBSTITUTE([.F492];&quot;R&quot;;&quot;1&quot;)" office:value-type="string" office:string-value="0110010110" calcext:value-type="string">
            <text:p>0110010110</text:p>
          </table:table-cell>
          <table:table-cell table:formula="of:=MID([.G492];1;7)" office:value-type="string" office:string-value="0110010" calcext:value-type="string">
            <text:p>0110010</text:p>
          </table:table-cell>
          <table:table-cell table:formula="of:=MID([.G492];8;3)" office:value-type="string" office:string-value="110" calcext:value-type="string">
            <text:p>110</text:p>
          </table:table-cell>
          <table:table-cell table:formula="of:=BIN2DEC([.H492]) * 8" office:value-type="float" office:value="400" calcext:value-type="float">
            <text:p>400</text:p>
          </table:table-cell>
          <table:table-cell table:formula="of:=BIN2DEC([.I492])" office:value-type="float" office:value="6" calcext:value-type="float">
            <text:p>6</text:p>
          </table:table-cell>
          <table:table-cell table:formula="of:=[.J492]+[.K492]" office:value-type="float" office:value="406" calcext:value-type="float">
            <text:p>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BRRL</text:p>
          </table:table-cell>
          <table:table-cell table:formula="of:=BIN2DEC([.H493])" office:value-type="float" office:value="7" calcext:value-type="float">
            <text:p>7</text:p>
          </table:table-cell>
          <table:table-cell table:formula="of:=BIN2DEC([.I493])" office:value-type="float" office:value="6" calcext:value-type="float">
            <text:p>6</text:p>
          </table:table-cell>
          <table:table-cell table:formula="of:=SUBSTITUTE([.A493] ;&quot;F&quot;;&quot;0&quot;)" office:value-type="string" office:string-value="0000BBBRRL" calcext:value-type="string">
            <text:p>0000BBBRRL</text:p>
          </table:table-cell>
          <table:table-cell table:formula="of:=SUBSTITUTE([.D493];&quot;B&quot;;&quot;1&quot;)" office:value-type="string" office:string-value="0000111RRL" calcext:value-type="string">
            <text:p>0000111RRL</text:p>
          </table:table-cell>
          <table:table-cell table:formula="of:=SUBSTITUTE([.E493];&quot;L&quot;;&quot;0&quot;)" office:value-type="string" office:string-value="0000111RR0" calcext:value-type="string">
            <text:p>0000111RR0</text:p>
          </table:table-cell>
          <table:table-cell table:formula="of:=SUBSTITUTE([.F493];&quot;R&quot;;&quot;1&quot;)" office:value-type="string" office:string-value="0000111110" calcext:value-type="string">
            <text:p>0000111110</text:p>
          </table:table-cell>
          <table:table-cell table:formula="of:=MID([.G493];1;7)" office:value-type="string" office:string-value="0000111" calcext:value-type="string">
            <text:p>0000111</text:p>
          </table:table-cell>
          <table:table-cell table:formula="of:=MID([.G493];8;3)" office:value-type="string" office:string-value="110" calcext:value-type="string">
            <text:p>110</text:p>
          </table:table-cell>
          <table:table-cell table:formula="of:=BIN2DEC([.H493]) * 8" office:value-type="float" office:value="56" calcext:value-type="float">
            <text:p>56</text:p>
          </table:table-cell>
          <table:table-cell table:formula="of:=BIN2DEC([.I493])" office:value-type="float" office:value="6" calcext:value-type="float">
            <text:p>6</text:p>
          </table:table-cell>
          <table:table-cell table:formula="of:=[.J493]+[.K493]" office:value-type="float" office:value="62" calcext:value-type="float">
            <text:p>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BRRR</text:p>
          </table:table-cell>
          <table:table-cell table:formula="of:=BIN2DEC([.H494])" office:value-type="float" office:value="13" calcext:value-type="float">
            <text:p>13</text:p>
          </table:table-cell>
          <table:table-cell table:formula="of:=BIN2DEC([.I494])" office:value-type="float" office:value="7" calcext:value-type="float">
            <text:p>7</text:p>
          </table:table-cell>
          <table:table-cell table:formula="of:=SUBSTITUTE([.A494] ;&quot;F&quot;;&quot;0&quot;)" office:value-type="string" office:string-value="000BB0BRRR" calcext:value-type="string">
            <text:p>000BB0BRRR</text:p>
          </table:table-cell>
          <table:table-cell table:formula="of:=SUBSTITUTE([.D494];&quot;B&quot;;&quot;1&quot;)" office:value-type="string" office:string-value="0001101RRR" calcext:value-type="string">
            <text:p>0001101RRR</text:p>
          </table:table-cell>
          <table:table-cell table:formula="of:=SUBSTITUTE([.E494];&quot;L&quot;;&quot;0&quot;)" office:value-type="string" office:string-value="0001101RRR" calcext:value-type="string">
            <text:p>0001101RRR</text:p>
          </table:table-cell>
          <table:table-cell table:formula="of:=SUBSTITUTE([.F494];&quot;R&quot;;&quot;1&quot;)" office:value-type="string" office:string-value="0001101111" calcext:value-type="string">
            <text:p>0001101111</text:p>
          </table:table-cell>
          <table:table-cell table:formula="of:=MID([.G494];1;7)" office:value-type="string" office:string-value="0001101" calcext:value-type="string">
            <text:p>0001101</text:p>
          </table:table-cell>
          <table:table-cell table:formula="of:=MID([.G494];8;3)" office:value-type="string" office:string-value="111" calcext:value-type="string">
            <text:p>111</text:p>
          </table:table-cell>
          <table:table-cell table:formula="of:=BIN2DEC([.H494]) * 8" office:value-type="float" office:value="104" calcext:value-type="float">
            <text:p>104</text:p>
          </table:table-cell>
          <table:table-cell table:formula="of:=BIN2DEC([.I494])" office:value-type="float" office:value="7" calcext:value-type="float">
            <text:p>7</text:p>
          </table:table-cell>
          <table:table-cell table:formula="of:=[.J494]+[.K494]"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FRLL</text:p>
          </table:table-cell>
          <table:table-cell table:formula="of:=BIN2DEC([.H495])" office:value-type="float" office:value="14" calcext:value-type="float">
            <text:p>14</text:p>
          </table:table-cell>
          <table:table-cell table:formula="of:=BIN2DEC([.I495])" office:value-type="float" office:value="4" calcext:value-type="float">
            <text:p>4</text:p>
          </table:table-cell>
          <table:table-cell table:formula="of:=SUBSTITUTE([.A495] ;&quot;F&quot;;&quot;0&quot;)" office:value-type="string" office:string-value="000BBB0RLL" calcext:value-type="string">
            <text:p>000BBB0RLL</text:p>
          </table:table-cell>
          <table:table-cell table:formula="of:=SUBSTITUTE([.D495];&quot;B&quot;;&quot;1&quot;)" office:value-type="string" office:string-value="0001110RLL" calcext:value-type="string">
            <text:p>0001110RLL</text:p>
          </table:table-cell>
          <table:table-cell table:formula="of:=SUBSTITUTE([.E495];&quot;L&quot;;&quot;0&quot;)" office:value-type="string" office:string-value="0001110R00" calcext:value-type="string">
            <text:p>0001110R00</text:p>
          </table:table-cell>
          <table:table-cell table:formula="of:=SUBSTITUTE([.F495];&quot;R&quot;;&quot;1&quot;)" office:value-type="string" office:string-value="0001110100" calcext:value-type="string">
            <text:p>0001110100</text:p>
          </table:table-cell>
          <table:table-cell table:formula="of:=MID([.G495];1;7)" office:value-type="string" office:string-value="0001110" calcext:value-type="string">
            <text:p>0001110</text:p>
          </table:table-cell>
          <table:table-cell table:formula="of:=MID([.G495];8;3)" office:value-type="string" office:string-value="100" calcext:value-type="string">
            <text:p>100</text:p>
          </table:table-cell>
          <table:table-cell table:formula="of:=BIN2DEC([.H495]) * 8" office:value-type="float" office:value="112" calcext:value-type="float">
            <text:p>112</text:p>
          </table:table-cell>
          <table:table-cell table:formula="of:=BIN2DEC([.I495])" office:value-type="float" office:value="4" calcext:value-type="float">
            <text:p>4</text:p>
          </table:table-cell>
          <table:table-cell table:formula="of:=[.J495]+[.K495]" office:value-type="float" office:value="116" calcext:value-type="float">
            <text:p>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FLLR</text:p>
          </table:table-cell>
          <table:table-cell table:formula="of:=BIN2DEC([.H496])" office:value-type="float" office:value="102" calcext:value-type="float">
            <text:p>102</text:p>
          </table:table-cell>
          <table:table-cell table:formula="of:=BIN2DEC([.I496])" office:value-type="float" office:value="1" calcext:value-type="float">
            <text:p>1</text:p>
          </table:table-cell>
          <table:table-cell table:formula="of:=SUBSTITUTE([.A496] ;&quot;F&quot;;&quot;0&quot;)" office:value-type="string" office:string-value="BB00BB0LLR" calcext:value-type="string">
            <text:p>BB00BB0LLR</text:p>
          </table:table-cell>
          <table:table-cell table:formula="of:=SUBSTITUTE([.D496];&quot;B&quot;;&quot;1&quot;)" office:value-type="string" office:string-value="1100110LLR" calcext:value-type="string">
            <text:p>1100110LLR</text:p>
          </table:table-cell>
          <table:table-cell table:formula="of:=SUBSTITUTE([.E496];&quot;L&quot;;&quot;0&quot;)" office:value-type="string" office:string-value="110011000R" calcext:value-type="string">
            <text:p>110011000R</text:p>
          </table:table-cell>
          <table:table-cell table:formula="of:=SUBSTITUTE([.F496];&quot;R&quot;;&quot;1&quot;)" office:value-type="string" office:string-value="1100110001" calcext:value-type="string">
            <text:p>1100110001</text:p>
          </table:table-cell>
          <table:table-cell table:formula="of:=MID([.G496];1;7)" office:value-type="string" office:string-value="1100110" calcext:value-type="string">
            <text:p>1100110</text:p>
          </table:table-cell>
          <table:table-cell table:formula="of:=MID([.G496];8;3)" office:value-type="string" office:string-value="001" calcext:value-type="string">
            <text:p>001</text:p>
          </table:table-cell>
          <table:table-cell table:formula="of:=BIN2DEC([.H496]) * 8" office:value-type="float" office:value="816" calcext:value-type="float">
            <text:p>816</text:p>
          </table:table-cell>
          <table:table-cell table:formula="of:=BIN2DEC([.I496])" office:value-type="float" office:value="1" calcext:value-type="float">
            <text:p>1</text:p>
          </table:table-cell>
          <table:table-cell table:formula="of:=[.J496]+[.K496]" office:value-type="float" office:value="817" calcext:value-type="float">
            <text:p>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FRRL</text:p>
          </table:table-cell>
          <table:table-cell table:formula="of:=BIN2DEC([.H497])" office:value-type="float" office:value="20" calcext:value-type="float">
            <text:p>20</text:p>
          </table:table-cell>
          <table:table-cell table:formula="of:=BIN2DEC([.I497])" office:value-type="float" office:value="6" calcext:value-type="float">
            <text:p>6</text:p>
          </table:table-cell>
          <table:table-cell table:formula="of:=SUBSTITUTE([.A497] ;&quot;F&quot;;&quot;0&quot;)" office:value-type="string" office:string-value="00B0B00RRL" calcext:value-type="string">
            <text:p>00B0B00RRL</text:p>
          </table:table-cell>
          <table:table-cell table:formula="of:=SUBSTITUTE([.D497];&quot;B&quot;;&quot;1&quot;)" office:value-type="string" office:string-value="0010100RRL" calcext:value-type="string">
            <text:p>0010100RRL</text:p>
          </table:table-cell>
          <table:table-cell table:formula="of:=SUBSTITUTE([.E497];&quot;L&quot;;&quot;0&quot;)" office:value-type="string" office:string-value="0010100RR0" calcext:value-type="string">
            <text:p>0010100RR0</text:p>
          </table:table-cell>
          <table:table-cell table:formula="of:=SUBSTITUTE([.F497];&quot;R&quot;;&quot;1&quot;)" office:value-type="string" office:string-value="0010100110" calcext:value-type="string">
            <text:p>0010100110</text:p>
          </table:table-cell>
          <table:table-cell table:formula="of:=MID([.G497];1;7)" office:value-type="string" office:string-value="0010100" calcext:value-type="string">
            <text:p>0010100</text:p>
          </table:table-cell>
          <table:table-cell table:formula="of:=MID([.G497];8;3)" office:value-type="string" office:string-value="110" calcext:value-type="string">
            <text:p>110</text:p>
          </table:table-cell>
          <table:table-cell table:formula="of:=BIN2DEC([.H497]) * 8" office:value-type="float" office:value="160" calcext:value-type="float">
            <text:p>160</text:p>
          </table:table-cell>
          <table:table-cell table:formula="of:=BIN2DEC([.I497])" office:value-type="float" office:value="6" calcext:value-type="float">
            <text:p>6</text:p>
          </table:table-cell>
          <table:table-cell table:formula="of:=[.J497]+[.K497]" office:value-type="float" office:value="166" calcext:value-type="float">
            <text:p>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BRLR</text:p>
          </table:table-cell>
          <table:table-cell table:formula="of:=BIN2DEC([.H498])" office:value-type="float" office:value="81" calcext:value-type="float">
            <text:p>81</text:p>
          </table:table-cell>
          <table:table-cell table:formula="of:=BIN2DEC([.I498])" office:value-type="float" office:value="5" calcext:value-type="float">
            <text:p>5</text:p>
          </table:table-cell>
          <table:table-cell table:formula="of:=SUBSTITUTE([.A498] ;&quot;F&quot;;&quot;0&quot;)" office:value-type="string" office:string-value="B0B000BRLR" calcext:value-type="string">
            <text:p>B0B000BRLR</text:p>
          </table:table-cell>
          <table:table-cell table:formula="of:=SUBSTITUTE([.D498];&quot;B&quot;;&quot;1&quot;)" office:value-type="string" office:string-value="1010001RLR" calcext:value-type="string">
            <text:p>1010001RLR</text:p>
          </table:table-cell>
          <table:table-cell table:formula="of:=SUBSTITUTE([.E498];&quot;L&quot;;&quot;0&quot;)" office:value-type="string" office:string-value="1010001R0R" calcext:value-type="string">
            <text:p>1010001R0R</text:p>
          </table:table-cell>
          <table:table-cell table:formula="of:=SUBSTITUTE([.F498];&quot;R&quot;;&quot;1&quot;)" office:value-type="string" office:string-value="1010001101" calcext:value-type="string">
            <text:p>1010001101</text:p>
          </table:table-cell>
          <table:table-cell table:formula="of:=MID([.G498];1;7)" office:value-type="string" office:string-value="1010001" calcext:value-type="string">
            <text:p>1010001</text:p>
          </table:table-cell>
          <table:table-cell table:formula="of:=MID([.G498];8;3)" office:value-type="string" office:string-value="101" calcext:value-type="string">
            <text:p>101</text:p>
          </table:table-cell>
          <table:table-cell table:formula="of:=BIN2DEC([.H498]) * 8" office:value-type="float" office:value="648" calcext:value-type="float">
            <text:p>648</text:p>
          </table:table-cell>
          <table:table-cell table:formula="of:=BIN2DEC([.I498])" office:value-type="float" office:value="5" calcext:value-type="float">
            <text:p>5</text:p>
          </table:table-cell>
          <table:table-cell table:formula="of:=[.J498]+[.K498]" office:value-type="float" office:value="653" calcext:value-type="float">
            <text:p>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FRLL</text:p>
          </table:table-cell>
          <table:table-cell table:formula="of:=BIN2DEC([.H499])" office:value-type="float" office:value="28" calcext:value-type="float">
            <text:p>28</text:p>
          </table:table-cell>
          <table:table-cell table:formula="of:=BIN2DEC([.I499])" office:value-type="float" office:value="4" calcext:value-type="float">
            <text:p>4</text:p>
          </table:table-cell>
          <table:table-cell table:formula="of:=SUBSTITUTE([.A499] ;&quot;F&quot;;&quot;0&quot;)" office:value-type="string" office:string-value="00BBB00RLL" calcext:value-type="string">
            <text:p>00BBB00RLL</text:p>
          </table:table-cell>
          <table:table-cell table:formula="of:=SUBSTITUTE([.D499];&quot;B&quot;;&quot;1&quot;)" office:value-type="string" office:string-value="0011100RLL" calcext:value-type="string">
            <text:p>0011100RLL</text:p>
          </table:table-cell>
          <table:table-cell table:formula="of:=SUBSTITUTE([.E499];&quot;L&quot;;&quot;0&quot;)" office:value-type="string" office:string-value="0011100R00" calcext:value-type="string">
            <text:p>0011100R00</text:p>
          </table:table-cell>
          <table:table-cell table:formula="of:=SUBSTITUTE([.F499];&quot;R&quot;;&quot;1&quot;)" office:value-type="string" office:string-value="0011100100" calcext:value-type="string">
            <text:p>0011100100</text:p>
          </table:table-cell>
          <table:table-cell table:formula="of:=MID([.G499];1;7)" office:value-type="string" office:string-value="0011100" calcext:value-type="string">
            <text:p>0011100</text:p>
          </table:table-cell>
          <table:table-cell table:formula="of:=MID([.G499];8;3)" office:value-type="string" office:string-value="100" calcext:value-type="string">
            <text:p>100</text:p>
          </table:table-cell>
          <table:table-cell table:formula="of:=BIN2DEC([.H499]) * 8" office:value-type="float" office:value="224" calcext:value-type="float">
            <text:p>224</text:p>
          </table:table-cell>
          <table:table-cell table:formula="of:=BIN2DEC([.I499])" office:value-type="float" office:value="4" calcext:value-type="float">
            <text:p>4</text:p>
          </table:table-cell>
          <table:table-cell table:formula="of:=[.J499]+[.K499]" office:value-type="float" office:value="228" calcext:value-type="float">
            <text:p>2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FLLL</text:p>
          </table:table-cell>
          <table:table-cell table:formula="of:=BIN2DEC([.H500])" office:value-type="float" office:value="6" calcext:value-type="float">
            <text:p>6</text:p>
          </table:table-cell>
          <table:table-cell table:formula="of:=BIN2DEC([.I500])" office:value-type="float" office:value="0" calcext:value-type="float">
            <text:p>0</text:p>
          </table:table-cell>
          <table:table-cell table:formula="of:=SUBSTITUTE([.A500] ;&quot;F&quot;;&quot;0&quot;)" office:value-type="string" office:string-value="0000BB0LLL" calcext:value-type="string">
            <text:p>0000BB0LLL</text:p>
          </table:table-cell>
          <table:table-cell table:formula="of:=SUBSTITUTE([.D500];&quot;B&quot;;&quot;1&quot;)" office:value-type="string" office:string-value="0000110LLL" calcext:value-type="string">
            <text:p>0000110LLL</text:p>
          </table:table-cell>
          <table:table-cell table:formula="of:=SUBSTITUTE([.E500];&quot;L&quot;;&quot;0&quot;)" office:value-type="string" office:string-value="0000110000" calcext:value-type="string">
            <text:p>0000110000</text:p>
          </table:table-cell>
          <table:table-cell table:formula="of:=SUBSTITUTE([.F500];&quot;R&quot;;&quot;1&quot;)" office:value-type="string" office:string-value="0000110000" calcext:value-type="string">
            <text:p>0000110000</text:p>
          </table:table-cell>
          <table:table-cell table:formula="of:=MID([.G500];1;7)" office:value-type="string" office:string-value="0000110" calcext:value-type="string">
            <text:p>0000110</text:p>
          </table:table-cell>
          <table:table-cell table:formula="of:=MID([.G500];8;3)" office:value-type="string" office:string-value="000" calcext:value-type="string">
            <text:p>000</text:p>
          </table:table-cell>
          <table:table-cell table:formula="of:=BIN2DEC([.H500]) * 8" office:value-type="float" office:value="48" calcext:value-type="float">
            <text:p>48</text:p>
          </table:table-cell>
          <table:table-cell table:formula="of:=BIN2DEC([.I500])" office:value-type="float" office:value="0" calcext:value-type="float">
            <text:p>0</text:p>
          </table:table-cell>
          <table:table-cell table:formula="of:=[.J500]+[.K500]"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BLLR</text:p>
          </table:table-cell>
          <table:table-cell table:formula="of:=BIN2DEC([.H501])" office:value-type="float" office:value="65" calcext:value-type="float">
            <text:p>65</text:p>
          </table:table-cell>
          <table:table-cell table:formula="of:=BIN2DEC([.I501])" office:value-type="float" office:value="1" calcext:value-type="float">
            <text:p>1</text:p>
          </table:table-cell>
          <table:table-cell table:formula="of:=SUBSTITUTE([.A501] ;&quot;F&quot;;&quot;0&quot;)" office:value-type="string" office:string-value="B00000BLLR" calcext:value-type="string">
            <text:p>B00000BLLR</text:p>
          </table:table-cell>
          <table:table-cell table:formula="of:=SUBSTITUTE([.D501];&quot;B&quot;;&quot;1&quot;)" office:value-type="string" office:string-value="1000001LLR" calcext:value-type="string">
            <text:p>1000001LLR</text:p>
          </table:table-cell>
          <table:table-cell table:formula="of:=SUBSTITUTE([.E501];&quot;L&quot;;&quot;0&quot;)" office:value-type="string" office:string-value="100000100R" calcext:value-type="string">
            <text:p>100000100R</text:p>
          </table:table-cell>
          <table:table-cell table:formula="of:=SUBSTITUTE([.F501];&quot;R&quot;;&quot;1&quot;)" office:value-type="string" office:string-value="1000001001" calcext:value-type="string">
            <text:p>1000001001</text:p>
          </table:table-cell>
          <table:table-cell table:formula="of:=MID([.G501];1;7)" office:value-type="string" office:string-value="1000001" calcext:value-type="string">
            <text:p>1000001</text:p>
          </table:table-cell>
          <table:table-cell table:formula="of:=MID([.G501];8;3)" office:value-type="string" office:string-value="001" calcext:value-type="string">
            <text:p>001</text:p>
          </table:table-cell>
          <table:table-cell table:formula="of:=BIN2DEC([.H501]) * 8" office:value-type="float" office:value="520" calcext:value-type="float">
            <text:p>520</text:p>
          </table:table-cell>
          <table:table-cell table:formula="of:=BIN2DEC([.I501])" office:value-type="float" office:value="1" calcext:value-type="float">
            <text:p>1</text:p>
          </table:table-cell>
          <table:table-cell table:formula="of:=[.J501]+[.K501]" office:value-type="float" office:value="521" calcext:value-type="float">
            <text:p>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FRRR</text:p>
          </table:table-cell>
          <table:table-cell table:formula="of:=BIN2DEC([.H502])" office:value-type="float" office:value="48" calcext:value-type="float">
            <text:p>48</text:p>
          </table:table-cell>
          <table:table-cell table:formula="of:=BIN2DEC([.I502])" office:value-type="float" office:value="7" calcext:value-type="float">
            <text:p>7</text:p>
          </table:table-cell>
          <table:table-cell table:formula="of:=SUBSTITUTE([.A502] ;&quot;F&quot;;&quot;0&quot;)" office:value-type="string" office:string-value="0BB0000RRR" calcext:value-type="string">
            <text:p>0BB0000RRR</text:p>
          </table:table-cell>
          <table:table-cell table:formula="of:=SUBSTITUTE([.D502];&quot;B&quot;;&quot;1&quot;)" office:value-type="string" office:string-value="0110000RRR" calcext:value-type="string">
            <text:p>0110000RRR</text:p>
          </table:table-cell>
          <table:table-cell table:formula="of:=SUBSTITUTE([.E502];&quot;L&quot;;&quot;0&quot;)" office:value-type="string" office:string-value="0110000RRR" calcext:value-type="string">
            <text:p>0110000RRR</text:p>
          </table:table-cell>
          <table:table-cell table:formula="of:=SUBSTITUTE([.F502];&quot;R&quot;;&quot;1&quot;)" office:value-type="string" office:string-value="0110000111" calcext:value-type="string">
            <text:p>0110000111</text:p>
          </table:table-cell>
          <table:table-cell table:formula="of:=MID([.G502];1;7)" office:value-type="string" office:string-value="0110000" calcext:value-type="string">
            <text:p>0110000</text:p>
          </table:table-cell>
          <table:table-cell table:formula="of:=MID([.G502];8;3)" office:value-type="string" office:string-value="111" calcext:value-type="string">
            <text:p>111</text:p>
          </table:table-cell>
          <table:table-cell table:formula="of:=BIN2DEC([.H502]) * 8" office:value-type="float" office:value="384" calcext:value-type="float">
            <text:p>384</text:p>
          </table:table-cell>
          <table:table-cell table:formula="of:=BIN2DEC([.I502])" office:value-type="float" office:value="7" calcext:value-type="float">
            <text:p>7</text:p>
          </table:table-cell>
          <table:table-cell table:formula="of:=[.J502]+[.K502]" office:value-type="float" office:value="391" calcext:value-type="float">
            <text:p>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FBLRL</text:p>
          </table:table-cell>
          <table:table-cell table:formula="of:=BIN2DEC([.H503])" office:value-type="float" office:value="1" calcext:value-type="float">
            <text:p>1</text:p>
          </table:table-cell>
          <table:table-cell table:formula="of:=BIN2DEC([.I503])" office:value-type="float" office:value="2" calcext:value-type="float">
            <text:p>2</text:p>
          </table:table-cell>
          <table:table-cell table:formula="of:=SUBSTITUTE([.A503] ;&quot;F&quot;;&quot;0&quot;)" office:value-type="string" office:string-value="000000BLRL" calcext:value-type="string">
            <text:p>000000BLRL</text:p>
          </table:table-cell>
          <table:table-cell table:formula="of:=SUBSTITUTE([.D503];&quot;B&quot;;&quot;1&quot;)" office:value-type="string" office:string-value="0000001LRL" calcext:value-type="string">
            <text:p>0000001LRL</text:p>
          </table:table-cell>
          <table:table-cell table:formula="of:=SUBSTITUTE([.E503];&quot;L&quot;;&quot;0&quot;)" office:value-type="string" office:string-value="00000010R0" calcext:value-type="string">
            <text:p>00000010R0</text:p>
          </table:table-cell>
          <table:table-cell table:formula="of:=SUBSTITUTE([.F503];&quot;R&quot;;&quot;1&quot;)" office:value-type="string" office:string-value="0000001010" calcext:value-type="string">
            <text:p>0000001010</text:p>
          </table:table-cell>
          <table:table-cell table:formula="of:=MID([.G503];1;7)" office:value-type="string" office:string-value="0000001" calcext:value-type="string">
            <text:p>0000001</text:p>
          </table:table-cell>
          <table:table-cell table:formula="of:=MID([.G503];8;3)" office:value-type="string" office:string-value="010" calcext:value-type="string">
            <text:p>010</text:p>
          </table:table-cell>
          <table:table-cell table:formula="of:=BIN2DEC([.H503]) * 8" office:value-type="float" office:value="8" calcext:value-type="float">
            <text:p>8</text:p>
          </table:table-cell>
          <table:table-cell table:formula="of:=BIN2DEC([.I503])" office:value-type="float" office:value="2" calcext:value-type="float">
            <text:p>2</text:p>
          </table:table-cell>
          <table:table-cell table:formula="of:=[.J503]+[.K503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FLLR</text:p>
          </table:table-cell>
          <table:table-cell table:formula="of:=BIN2DEC([.H504])" office:value-type="float" office:value="104" calcext:value-type="float">
            <text:p>104</text:p>
          </table:table-cell>
          <table:table-cell table:formula="of:=BIN2DEC([.I504])" office:value-type="float" office:value="1" calcext:value-type="float">
            <text:p>1</text:p>
          </table:table-cell>
          <table:table-cell table:formula="of:=SUBSTITUTE([.A504] ;&quot;F&quot;;&quot;0&quot;)" office:value-type="string" office:string-value="BB0B000LLR" calcext:value-type="string">
            <text:p>BB0B000LLR</text:p>
          </table:table-cell>
          <table:table-cell table:formula="of:=SUBSTITUTE([.D504];&quot;B&quot;;&quot;1&quot;)" office:value-type="string" office:string-value="1101000LLR" calcext:value-type="string">
            <text:p>1101000LLR</text:p>
          </table:table-cell>
          <table:table-cell table:formula="of:=SUBSTITUTE([.E504];&quot;L&quot;;&quot;0&quot;)" office:value-type="string" office:string-value="110100000R" calcext:value-type="string">
            <text:p>110100000R</text:p>
          </table:table-cell>
          <table:table-cell table:formula="of:=SUBSTITUTE([.F504];&quot;R&quot;;&quot;1&quot;)" office:value-type="string" office:string-value="1101000001" calcext:value-type="string">
            <text:p>1101000001</text:p>
          </table:table-cell>
          <table:table-cell table:formula="of:=MID([.G504];1;7)" office:value-type="string" office:string-value="1101000" calcext:value-type="string">
            <text:p>1101000</text:p>
          </table:table-cell>
          <table:table-cell table:formula="of:=MID([.G504];8;3)" office:value-type="string" office:string-value="001" calcext:value-type="string">
            <text:p>001</text:p>
          </table:table-cell>
          <table:table-cell table:formula="of:=BIN2DEC([.H504]) * 8" office:value-type="float" office:value="832" calcext:value-type="float">
            <text:p>832</text:p>
          </table:table-cell>
          <table:table-cell table:formula="of:=BIN2DEC([.I504])" office:value-type="float" office:value="1" calcext:value-type="float">
            <text:p>1</text:p>
          </table:table-cell>
          <table:table-cell table:formula="of:=[.J504]+[.K504]" office:value-type="float" office:value="833" calcext:value-type="float">
            <text:p>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FLRL</text:p>
          </table:table-cell>
          <table:table-cell table:formula="of:=BIN2DEC([.H505])" office:value-type="float" office:value="116" calcext:value-type="float">
            <text:p>116</text:p>
          </table:table-cell>
          <table:table-cell table:formula="of:=BIN2DEC([.I505])" office:value-type="float" office:value="2" calcext:value-type="float">
            <text:p>2</text:p>
          </table:table-cell>
          <table:table-cell table:formula="of:=SUBSTITUTE([.A505] ;&quot;F&quot;;&quot;0&quot;)" office:value-type="string" office:string-value="BBB0B00LRL" calcext:value-type="string">
            <text:p>BBB0B00LRL</text:p>
          </table:table-cell>
          <table:table-cell table:formula="of:=SUBSTITUTE([.D505];&quot;B&quot;;&quot;1&quot;)" office:value-type="string" office:string-value="1110100LRL" calcext:value-type="string">
            <text:p>1110100LRL</text:p>
          </table:table-cell>
          <table:table-cell table:formula="of:=SUBSTITUTE([.E505];&quot;L&quot;;&quot;0&quot;)" office:value-type="string" office:string-value="11101000R0" calcext:value-type="string">
            <text:p>11101000R0</text:p>
          </table:table-cell>
          <table:table-cell table:formula="of:=SUBSTITUTE([.F505];&quot;R&quot;;&quot;1&quot;)" office:value-type="string" office:string-value="1110100010" calcext:value-type="string">
            <text:p>1110100010</text:p>
          </table:table-cell>
          <table:table-cell table:formula="of:=MID([.G505];1;7)" office:value-type="string" office:string-value="1110100" calcext:value-type="string">
            <text:p>1110100</text:p>
          </table:table-cell>
          <table:table-cell table:formula="of:=MID([.G505];8;3)" office:value-type="string" office:string-value="010" calcext:value-type="string">
            <text:p>010</text:p>
          </table:table-cell>
          <table:table-cell table:formula="of:=BIN2DEC([.H505]) * 8" office:value-type="float" office:value="928" calcext:value-type="float">
            <text:p>928</text:p>
          </table:table-cell>
          <table:table-cell table:formula="of:=BIN2DEC([.I505])" office:value-type="float" office:value="2" calcext:value-type="float">
            <text:p>2</text:p>
          </table:table-cell>
          <table:table-cell table:formula="of:=[.J505]+[.K505]" office:value-type="float" office:value="930" calcext:value-type="float">
            <text:p>9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FRLL</text:p>
          </table:table-cell>
          <table:table-cell table:formula="of:=BIN2DEC([.H506])" office:value-type="float" office:value="112" calcext:value-type="float">
            <text:p>112</text:p>
          </table:table-cell>
          <table:table-cell table:formula="of:=BIN2DEC([.I506])" office:value-type="float" office:value="4" calcext:value-type="float">
            <text:p>4</text:p>
          </table:table-cell>
          <table:table-cell table:formula="of:=SUBSTITUTE([.A506] ;&quot;F&quot;;&quot;0&quot;)" office:value-type="string" office:string-value="BBB0000RLL" calcext:value-type="string">
            <text:p>BBB0000RLL</text:p>
          </table:table-cell>
          <table:table-cell table:formula="of:=SUBSTITUTE([.D506];&quot;B&quot;;&quot;1&quot;)" office:value-type="string" office:string-value="1110000RLL" calcext:value-type="string">
            <text:p>1110000RLL</text:p>
          </table:table-cell>
          <table:table-cell table:formula="of:=SUBSTITUTE([.E506];&quot;L&quot;;&quot;0&quot;)" office:value-type="string" office:string-value="1110000R00" calcext:value-type="string">
            <text:p>1110000R00</text:p>
          </table:table-cell>
          <table:table-cell table:formula="of:=SUBSTITUTE([.F506];&quot;R&quot;;&quot;1&quot;)" office:value-type="string" office:string-value="1110000100" calcext:value-type="string">
            <text:p>1110000100</text:p>
          </table:table-cell>
          <table:table-cell table:formula="of:=MID([.G506];1;7)" office:value-type="string" office:string-value="1110000" calcext:value-type="string">
            <text:p>1110000</text:p>
          </table:table-cell>
          <table:table-cell table:formula="of:=MID([.G506];8;3)" office:value-type="string" office:string-value="100" calcext:value-type="string">
            <text:p>100</text:p>
          </table:table-cell>
          <table:table-cell table:formula="of:=BIN2DEC([.H506]) * 8" office:value-type="float" office:value="896" calcext:value-type="float">
            <text:p>896</text:p>
          </table:table-cell>
          <table:table-cell table:formula="of:=BIN2DEC([.I506])" office:value-type="float" office:value="4" calcext:value-type="float">
            <text:p>4</text:p>
          </table:table-cell>
          <table:table-cell table:formula="of:=[.J506]+[.K506]" office:value-type="float" office:value="900" calcext:value-type="float">
            <text:p>9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BRLR</text:p>
          </table:table-cell>
          <table:table-cell table:formula="of:=BIN2DEC([.H507])" office:value-type="float" office:value="97" calcext:value-type="float">
            <text:p>97</text:p>
          </table:table-cell>
          <table:table-cell table:formula="of:=BIN2DEC([.I507])" office:value-type="float" office:value="5" calcext:value-type="float">
            <text:p>5</text:p>
          </table:table-cell>
          <table:table-cell table:formula="of:=SUBSTITUTE([.A507] ;&quot;F&quot;;&quot;0&quot;)" office:value-type="string" office:string-value="BB0000BRLR" calcext:value-type="string">
            <text:p>BB0000BRLR</text:p>
          </table:table-cell>
          <table:table-cell table:formula="of:=SUBSTITUTE([.D507];&quot;B&quot;;&quot;1&quot;)" office:value-type="string" office:string-value="1100001RLR" calcext:value-type="string">
            <text:p>1100001RLR</text:p>
          </table:table-cell>
          <table:table-cell table:formula="of:=SUBSTITUTE([.E507];&quot;L&quot;;&quot;0&quot;)" office:value-type="string" office:string-value="1100001R0R" calcext:value-type="string">
            <text:p>1100001R0R</text:p>
          </table:table-cell>
          <table:table-cell table:formula="of:=SUBSTITUTE([.F507];&quot;R&quot;;&quot;1&quot;)" office:value-type="string" office:string-value="1100001101" calcext:value-type="string">
            <text:p>1100001101</text:p>
          </table:table-cell>
          <table:table-cell table:formula="of:=MID([.G507];1;7)" office:value-type="string" office:string-value="1100001" calcext:value-type="string">
            <text:p>1100001</text:p>
          </table:table-cell>
          <table:table-cell table:formula="of:=MID([.G507];8;3)" office:value-type="string" office:string-value="101" calcext:value-type="string">
            <text:p>101</text:p>
          </table:table-cell>
          <table:table-cell table:formula="of:=BIN2DEC([.H507]) * 8" office:value-type="float" office:value="776" calcext:value-type="float">
            <text:p>776</text:p>
          </table:table-cell>
          <table:table-cell table:formula="of:=BIN2DEC([.I507])" office:value-type="float" office:value="5" calcext:value-type="float">
            <text:p>5</text:p>
          </table:table-cell>
          <table:table-cell table:formula="of:=[.J507]+[.K507]" office:value-type="float" office:value="781" calcext:value-type="float">
            <text:p>7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FRRL</text:p>
          </table:table-cell>
          <table:table-cell table:formula="of:=BIN2DEC([.H508])" office:value-type="float" office:value="44" calcext:value-type="float">
            <text:p>44</text:p>
          </table:table-cell>
          <table:table-cell table:formula="of:=BIN2DEC([.I508])" office:value-type="float" office:value="6" calcext:value-type="float">
            <text:p>6</text:p>
          </table:table-cell>
          <table:table-cell table:formula="of:=SUBSTITUTE([.A508] ;&quot;F&quot;;&quot;0&quot;)" office:value-type="string" office:string-value="0B0BB00RRL" calcext:value-type="string">
            <text:p>0B0BB00RRL</text:p>
          </table:table-cell>
          <table:table-cell table:formula="of:=SUBSTITUTE([.D508];&quot;B&quot;;&quot;1&quot;)" office:value-type="string" office:string-value="0101100RRL" calcext:value-type="string">
            <text:p>0101100RRL</text:p>
          </table:table-cell>
          <table:table-cell table:formula="of:=SUBSTITUTE([.E508];&quot;L&quot;;&quot;0&quot;)" office:value-type="string" office:string-value="0101100RR0" calcext:value-type="string">
            <text:p>0101100RR0</text:p>
          </table:table-cell>
          <table:table-cell table:formula="of:=SUBSTITUTE([.F508];&quot;R&quot;;&quot;1&quot;)" office:value-type="string" office:string-value="0101100110" calcext:value-type="string">
            <text:p>0101100110</text:p>
          </table:table-cell>
          <table:table-cell table:formula="of:=MID([.G508];1;7)" office:value-type="string" office:string-value="0101100" calcext:value-type="string">
            <text:p>0101100</text:p>
          </table:table-cell>
          <table:table-cell table:formula="of:=MID([.G508];8;3)" office:value-type="string" office:string-value="110" calcext:value-type="string">
            <text:p>110</text:p>
          </table:table-cell>
          <table:table-cell table:formula="of:=BIN2DEC([.H508]) * 8" office:value-type="float" office:value="352" calcext:value-type="float">
            <text:p>352</text:p>
          </table:table-cell>
          <table:table-cell table:formula="of:=BIN2DEC([.I508])" office:value-type="float" office:value="6" calcext:value-type="float">
            <text:p>6</text:p>
          </table:table-cell>
          <table:table-cell table:formula="of:=[.J508]+[.K508]" office:value-type="float" office:value="358" calcext:value-type="float">
            <text:p>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FLLR</text:p>
          </table:table-cell>
          <table:table-cell table:formula="of:=BIN2DEC([.H509])" office:value-type="float" office:value="2" calcext:value-type="float">
            <text:p>2</text:p>
          </table:table-cell>
          <table:table-cell table:formula="of:=BIN2DEC([.I509])" office:value-type="float" office:value="1" calcext:value-type="float">
            <text:p>1</text:p>
          </table:table-cell>
          <table:table-cell table:formula="of:=SUBSTITUTE([.A509] ;&quot;F&quot;;&quot;0&quot;)" office:value-type="string" office:string-value="00000B0LLR" calcext:value-type="string">
            <text:p>00000B0LLR</text:p>
          </table:table-cell>
          <table:table-cell table:formula="of:=SUBSTITUTE([.D509];&quot;B&quot;;&quot;1&quot;)" office:value-type="string" office:string-value="0000010LLR" calcext:value-type="string">
            <text:p>0000010LLR</text:p>
          </table:table-cell>
          <table:table-cell table:formula="of:=SUBSTITUTE([.E509];&quot;L&quot;;&quot;0&quot;)" office:value-type="string" office:string-value="000001000R" calcext:value-type="string">
            <text:p>000001000R</text:p>
          </table:table-cell>
          <table:table-cell table:formula="of:=SUBSTITUTE([.F509];&quot;R&quot;;&quot;1&quot;)" office:value-type="string" office:string-value="0000010001" calcext:value-type="string">
            <text:p>0000010001</text:p>
          </table:table-cell>
          <table:table-cell table:formula="of:=MID([.G509];1;7)" office:value-type="string" office:string-value="0000010" calcext:value-type="string">
            <text:p>0000010</text:p>
          </table:table-cell>
          <table:table-cell table:formula="of:=MID([.G509];8;3)" office:value-type="string" office:string-value="001" calcext:value-type="string">
            <text:p>001</text:p>
          </table:table-cell>
          <table:table-cell table:formula="of:=BIN2DEC([.H509]) * 8" office:value-type="float" office:value="16" calcext:value-type="float">
            <text:p>16</text:p>
          </table:table-cell>
          <table:table-cell table:formula="of:=BIN2DEC([.I509])" office:value-type="float" office:value="1" calcext:value-type="float">
            <text:p>1</text:p>
          </table:table-cell>
          <table:table-cell table:formula="of:=[.J509]+[.K509]"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BRLR</text:p>
          </table:table-cell>
          <table:table-cell table:formula="of:=BIN2DEC([.H510])" office:value-type="float" office:value="69" calcext:value-type="float">
            <text:p>69</text:p>
          </table:table-cell>
          <table:table-cell table:formula="of:=BIN2DEC([.I510])" office:value-type="float" office:value="5" calcext:value-type="float">
            <text:p>5</text:p>
          </table:table-cell>
          <table:table-cell table:formula="of:=SUBSTITUTE([.A510] ;&quot;F&quot;;&quot;0&quot;)" office:value-type="string" office:string-value="B000B0BRLR" calcext:value-type="string">
            <text:p>B000B0BRLR</text:p>
          </table:table-cell>
          <table:table-cell table:formula="of:=SUBSTITUTE([.D510];&quot;B&quot;;&quot;1&quot;)" office:value-type="string" office:string-value="1000101RLR" calcext:value-type="string">
            <text:p>1000101RLR</text:p>
          </table:table-cell>
          <table:table-cell table:formula="of:=SUBSTITUTE([.E510];&quot;L&quot;;&quot;0&quot;)" office:value-type="string" office:string-value="1000101R0R" calcext:value-type="string">
            <text:p>1000101R0R</text:p>
          </table:table-cell>
          <table:table-cell table:formula="of:=SUBSTITUTE([.F510];&quot;R&quot;;&quot;1&quot;)" office:value-type="string" office:string-value="1000101101" calcext:value-type="string">
            <text:p>1000101101</text:p>
          </table:table-cell>
          <table:table-cell table:formula="of:=MID([.G510];1;7)" office:value-type="string" office:string-value="1000101" calcext:value-type="string">
            <text:p>1000101</text:p>
          </table:table-cell>
          <table:table-cell table:formula="of:=MID([.G510];8;3)" office:value-type="string" office:string-value="101" calcext:value-type="string">
            <text:p>101</text:p>
          </table:table-cell>
          <table:table-cell table:formula="of:=BIN2DEC([.H510]) * 8" office:value-type="float" office:value="552" calcext:value-type="float">
            <text:p>552</text:p>
          </table:table-cell>
          <table:table-cell table:formula="of:=BIN2DEC([.I510])" office:value-type="float" office:value="5" calcext:value-type="float">
            <text:p>5</text:p>
          </table:table-cell>
          <table:table-cell table:formula="of:=[.J510]+[.K510]" office:value-type="float" office:value="557" calcext:value-type="float">
            <text:p>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FRRR</text:p>
          </table:table-cell>
          <table:table-cell table:formula="of:=BIN2DEC([.H511])" office:value-type="float" office:value="64" calcext:value-type="float">
            <text:p>64</text:p>
          </table:table-cell>
          <table:table-cell table:formula="of:=BIN2DEC([.I511])" office:value-type="float" office:value="7" calcext:value-type="float">
            <text:p>7</text:p>
          </table:table-cell>
          <table:table-cell table:formula="of:=SUBSTITUTE([.A511] ;&quot;F&quot;;&quot;0&quot;)" office:value-type="string" office:string-value="B000000RRR" calcext:value-type="string">
            <text:p>B000000RRR</text:p>
          </table:table-cell>
          <table:table-cell table:formula="of:=SUBSTITUTE([.D511];&quot;B&quot;;&quot;1&quot;)" office:value-type="string" office:string-value="1000000RRR" calcext:value-type="string">
            <text:p>1000000RRR</text:p>
          </table:table-cell>
          <table:table-cell table:formula="of:=SUBSTITUTE([.E511];&quot;L&quot;;&quot;0&quot;)" office:value-type="string" office:string-value="1000000RRR" calcext:value-type="string">
            <text:p>1000000RRR</text:p>
          </table:table-cell>
          <table:table-cell table:formula="of:=SUBSTITUTE([.F511];&quot;R&quot;;&quot;1&quot;)" office:value-type="string" office:string-value="1000000111" calcext:value-type="string">
            <text:p>1000000111</text:p>
          </table:table-cell>
          <table:table-cell table:formula="of:=MID([.G511];1;7)" office:value-type="string" office:string-value="1000000" calcext:value-type="string">
            <text:p>1000000</text:p>
          </table:table-cell>
          <table:table-cell table:formula="of:=MID([.G511];8;3)" office:value-type="string" office:string-value="111" calcext:value-type="string">
            <text:p>111</text:p>
          </table:table-cell>
          <table:table-cell table:formula="of:=BIN2DEC([.H511]) * 8" office:value-type="float" office:value="512" calcext:value-type="float">
            <text:p>512</text:p>
          </table:table-cell>
          <table:table-cell table:formula="of:=BIN2DEC([.I511])" office:value-type="float" office:value="7" calcext:value-type="float">
            <text:p>7</text:p>
          </table:table-cell>
          <table:table-cell table:formula="of:=[.J511]+[.K511]" office:value-type="float" office:value="519" calcext:value-type="float">
            <text:p>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BRLR</text:p>
          </table:table-cell>
          <table:table-cell table:formula="of:=BIN2DEC([.H512])" office:value-type="float" office:value="43" calcext:value-type="float">
            <text:p>43</text:p>
          </table:table-cell>
          <table:table-cell table:formula="of:=BIN2DEC([.I512])" office:value-type="float" office:value="5" calcext:value-type="float">
            <text:p>5</text:p>
          </table:table-cell>
          <table:table-cell table:formula="of:=SUBSTITUTE([.A512] ;&quot;F&quot;;&quot;0&quot;)" office:value-type="string" office:string-value="0B0B0BBRLR" calcext:value-type="string">
            <text:p>0B0B0BBRLR</text:p>
          </table:table-cell>
          <table:table-cell table:formula="of:=SUBSTITUTE([.D512];&quot;B&quot;;&quot;1&quot;)" office:value-type="string" office:string-value="0101011RLR" calcext:value-type="string">
            <text:p>0101011RLR</text:p>
          </table:table-cell>
          <table:table-cell table:formula="of:=SUBSTITUTE([.E512];&quot;L&quot;;&quot;0&quot;)" office:value-type="string" office:string-value="0101011R0R" calcext:value-type="string">
            <text:p>0101011R0R</text:p>
          </table:table-cell>
          <table:table-cell table:formula="of:=SUBSTITUTE([.F512];&quot;R&quot;;&quot;1&quot;)" office:value-type="string" office:string-value="0101011101" calcext:value-type="string">
            <text:p>0101011101</text:p>
          </table:table-cell>
          <table:table-cell table:formula="of:=MID([.G512];1;7)" office:value-type="string" office:string-value="0101011" calcext:value-type="string">
            <text:p>0101011</text:p>
          </table:table-cell>
          <table:table-cell table:formula="of:=MID([.G512];8;3)" office:value-type="string" office:string-value="101" calcext:value-type="string">
            <text:p>101</text:p>
          </table:table-cell>
          <table:table-cell table:formula="of:=BIN2DEC([.H512]) * 8" office:value-type="float" office:value="344" calcext:value-type="float">
            <text:p>344</text:p>
          </table:table-cell>
          <table:table-cell table:formula="of:=BIN2DEC([.I512])" office:value-type="float" office:value="5" calcext:value-type="float">
            <text:p>5</text:p>
          </table:table-cell>
          <table:table-cell table:formula="of:=[.J512]+[.K512]" office:value-type="float" office:value="349" calcext:value-type="float">
            <text:p>3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FRLR</text:p>
          </table:table-cell>
          <table:table-cell table:formula="of:=BIN2DEC([.H513])" office:value-type="float" office:value="120" calcext:value-type="float">
            <text:p>120</text:p>
          </table:table-cell>
          <table:table-cell table:formula="of:=BIN2DEC([.I513])" office:value-type="float" office:value="5" calcext:value-type="float">
            <text:p>5</text:p>
          </table:table-cell>
          <table:table-cell table:formula="of:=SUBSTITUTE([.A513] ;&quot;F&quot;;&quot;0&quot;)" office:value-type="string" office:string-value="BBBB000RLR" calcext:value-type="string">
            <text:p>BBBB000RLR</text:p>
          </table:table-cell>
          <table:table-cell table:formula="of:=SUBSTITUTE([.D513];&quot;B&quot;;&quot;1&quot;)" office:value-type="string" office:string-value="1111000RLR" calcext:value-type="string">
            <text:p>1111000RLR</text:p>
          </table:table-cell>
          <table:table-cell table:formula="of:=SUBSTITUTE([.E513];&quot;L&quot;;&quot;0&quot;)" office:value-type="string" office:string-value="1111000R0R" calcext:value-type="string">
            <text:p>1111000R0R</text:p>
          </table:table-cell>
          <table:table-cell table:formula="of:=SUBSTITUTE([.F513];&quot;R&quot;;&quot;1&quot;)" office:value-type="string" office:string-value="1111000101" calcext:value-type="string">
            <text:p>1111000101</text:p>
          </table:table-cell>
          <table:table-cell table:formula="of:=MID([.G513];1;7)" office:value-type="string" office:string-value="1111000" calcext:value-type="string">
            <text:p>1111000</text:p>
          </table:table-cell>
          <table:table-cell table:formula="of:=MID([.G513];8;3)" office:value-type="string" office:string-value="101" calcext:value-type="string">
            <text:p>101</text:p>
          </table:table-cell>
          <table:table-cell table:formula="of:=BIN2DEC([.H513]) * 8" office:value-type="float" office:value="960" calcext:value-type="float">
            <text:p>960</text:p>
          </table:table-cell>
          <table:table-cell table:formula="of:=BIN2DEC([.I513])" office:value-type="float" office:value="5" calcext:value-type="float">
            <text:p>5</text:p>
          </table:table-cell>
          <table:table-cell table:formula="of:=[.J513]+[.K513]" office:value-type="float" office:value="965" calcext:value-type="float">
            <text:p>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BLRL</text:p>
          </table:table-cell>
          <table:table-cell table:formula="of:=BIN2DEC([.H514])" office:value-type="float" office:value="53" calcext:value-type="float">
            <text:p>53</text:p>
          </table:table-cell>
          <table:table-cell table:formula="of:=BIN2DEC([.I514])" office:value-type="float" office:value="2" calcext:value-type="float">
            <text:p>2</text:p>
          </table:table-cell>
          <table:table-cell table:formula="of:=SUBSTITUTE([.A514] ;&quot;F&quot;;&quot;0&quot;)" office:value-type="string" office:string-value="0BB0B0BLRL" calcext:value-type="string">
            <text:p>0BB0B0BLRL</text:p>
          </table:table-cell>
          <table:table-cell table:formula="of:=SUBSTITUTE([.D514];&quot;B&quot;;&quot;1&quot;)" office:value-type="string" office:string-value="0110101LRL" calcext:value-type="string">
            <text:p>0110101LRL</text:p>
          </table:table-cell>
          <table:table-cell table:formula="of:=SUBSTITUTE([.E514];&quot;L&quot;;&quot;0&quot;)" office:value-type="string" office:string-value="01101010R0" calcext:value-type="string">
            <text:p>01101010R0</text:p>
          </table:table-cell>
          <table:table-cell table:formula="of:=SUBSTITUTE([.F514];&quot;R&quot;;&quot;1&quot;)" office:value-type="string" office:string-value="0110101010" calcext:value-type="string">
            <text:p>0110101010</text:p>
          </table:table-cell>
          <table:table-cell table:formula="of:=MID([.G514];1;7)" office:value-type="string" office:string-value="0110101" calcext:value-type="string">
            <text:p>0110101</text:p>
          </table:table-cell>
          <table:table-cell table:formula="of:=MID([.G514];8;3)" office:value-type="string" office:string-value="010" calcext:value-type="string">
            <text:p>010</text:p>
          </table:table-cell>
          <table:table-cell table:formula="of:=BIN2DEC([.H514]) * 8" office:value-type="float" office:value="424" calcext:value-type="float">
            <text:p>424</text:p>
          </table:table-cell>
          <table:table-cell table:formula="of:=BIN2DEC([.I514])" office:value-type="float" office:value="2" calcext:value-type="float">
            <text:p>2</text:p>
          </table:table-cell>
          <table:table-cell table:formula="of:=[.J514]+[.K514]" office:value-type="float" office:value="426" calcext:value-type="float">
            <text:p>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FRRR</text:p>
          </table:table-cell>
          <table:table-cell table:formula="of:=BIN2DEC([.H515])" office:value-type="float" office:value="100" calcext:value-type="float">
            <text:p>100</text:p>
          </table:table-cell>
          <table:table-cell table:formula="of:=BIN2DEC([.I515])" office:value-type="float" office:value="7" calcext:value-type="float">
            <text:p>7</text:p>
          </table:table-cell>
          <table:table-cell table:formula="of:=SUBSTITUTE([.A515] ;&quot;F&quot;;&quot;0&quot;)" office:value-type="string" office:string-value="BB00B00RRR" calcext:value-type="string">
            <text:p>BB00B00RRR</text:p>
          </table:table-cell>
          <table:table-cell table:formula="of:=SUBSTITUTE([.D515];&quot;B&quot;;&quot;1&quot;)" office:value-type="string" office:string-value="1100100RRR" calcext:value-type="string">
            <text:p>1100100RRR</text:p>
          </table:table-cell>
          <table:table-cell table:formula="of:=SUBSTITUTE([.E515];&quot;L&quot;;&quot;0&quot;)" office:value-type="string" office:string-value="1100100RRR" calcext:value-type="string">
            <text:p>1100100RRR</text:p>
          </table:table-cell>
          <table:table-cell table:formula="of:=SUBSTITUTE([.F515];&quot;R&quot;;&quot;1&quot;)" office:value-type="string" office:string-value="1100100111" calcext:value-type="string">
            <text:p>1100100111</text:p>
          </table:table-cell>
          <table:table-cell table:formula="of:=MID([.G515];1;7)" office:value-type="string" office:string-value="1100100" calcext:value-type="string">
            <text:p>1100100</text:p>
          </table:table-cell>
          <table:table-cell table:formula="of:=MID([.G515];8;3)" office:value-type="string" office:string-value="111" calcext:value-type="string">
            <text:p>111</text:p>
          </table:table-cell>
          <table:table-cell table:formula="of:=BIN2DEC([.H515]) * 8" office:value-type="float" office:value="800" calcext:value-type="float">
            <text:p>800</text:p>
          </table:table-cell>
          <table:table-cell table:formula="of:=BIN2DEC([.I515])" office:value-type="float" office:value="7" calcext:value-type="float">
            <text:p>7</text:p>
          </table:table-cell>
          <table:table-cell table:formula="of:=[.J515]+[.K515]" office:value-type="float" office:value="807" calcext:value-type="float">
            <text:p>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BRLR</text:p>
          </table:table-cell>
          <table:table-cell table:formula="of:=BIN2DEC([.H516])" office:value-type="float" office:value="79" calcext:value-type="float">
            <text:p>79</text:p>
          </table:table-cell>
          <table:table-cell table:formula="of:=BIN2DEC([.I516])" office:value-type="float" office:value="5" calcext:value-type="float">
            <text:p>5</text:p>
          </table:table-cell>
          <table:table-cell table:formula="of:=SUBSTITUTE([.A516] ;&quot;F&quot;;&quot;0&quot;)" office:value-type="string" office:string-value="B00BBBBRLR" calcext:value-type="string">
            <text:p>B00BBBBRLR</text:p>
          </table:table-cell>
          <table:table-cell table:formula="of:=SUBSTITUTE([.D516];&quot;B&quot;;&quot;1&quot;)" office:value-type="string" office:string-value="1001111RLR" calcext:value-type="string">
            <text:p>1001111RLR</text:p>
          </table:table-cell>
          <table:table-cell table:formula="of:=SUBSTITUTE([.E516];&quot;L&quot;;&quot;0&quot;)" office:value-type="string" office:string-value="1001111R0R" calcext:value-type="string">
            <text:p>1001111R0R</text:p>
          </table:table-cell>
          <table:table-cell table:formula="of:=SUBSTITUTE([.F516];&quot;R&quot;;&quot;1&quot;)" office:value-type="string" office:string-value="1001111101" calcext:value-type="string">
            <text:p>1001111101</text:p>
          </table:table-cell>
          <table:table-cell table:formula="of:=MID([.G516];1;7)" office:value-type="string" office:string-value="1001111" calcext:value-type="string">
            <text:p>1001111</text:p>
          </table:table-cell>
          <table:table-cell table:formula="of:=MID([.G516];8;3)" office:value-type="string" office:string-value="101" calcext:value-type="string">
            <text:p>101</text:p>
          </table:table-cell>
          <table:table-cell table:formula="of:=BIN2DEC([.H516]) * 8" office:value-type="float" office:value="632" calcext:value-type="float">
            <text:p>632</text:p>
          </table:table-cell>
          <table:table-cell table:formula="of:=BIN2DEC([.I516])" office:value-type="float" office:value="5" calcext:value-type="float">
            <text:p>5</text:p>
          </table:table-cell>
          <table:table-cell table:formula="of:=[.J516]+[.K516]" office:value-type="float" office:value="637" calcext:value-type="float">
            <text:p>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BLRR</text:p>
          </table:table-cell>
          <table:table-cell table:formula="of:=BIN2DEC([.H517])" office:value-type="float" office:value="121" calcext:value-type="float">
            <text:p>121</text:p>
          </table:table-cell>
          <table:table-cell table:formula="of:=BIN2DEC([.I517])" office:value-type="float" office:value="3" calcext:value-type="float">
            <text:p>3</text:p>
          </table:table-cell>
          <table:table-cell table:formula="of:=SUBSTITUTE([.A517] ;&quot;F&quot;;&quot;0&quot;)" office:value-type="string" office:string-value="BBBB00BLRR" calcext:value-type="string">
            <text:p>BBBB00BLRR</text:p>
          </table:table-cell>
          <table:table-cell table:formula="of:=SUBSTITUTE([.D517];&quot;B&quot;;&quot;1&quot;)" office:value-type="string" office:string-value="1111001LRR" calcext:value-type="string">
            <text:p>1111001LRR</text:p>
          </table:table-cell>
          <table:table-cell table:formula="of:=SUBSTITUTE([.E517];&quot;L&quot;;&quot;0&quot;)" office:value-type="string" office:string-value="11110010RR" calcext:value-type="string">
            <text:p>11110010RR</text:p>
          </table:table-cell>
          <table:table-cell table:formula="of:=SUBSTITUTE([.F517];&quot;R&quot;;&quot;1&quot;)" office:value-type="string" office:string-value="1111001011" calcext:value-type="string">
            <text:p>1111001011</text:p>
          </table:table-cell>
          <table:table-cell table:formula="of:=MID([.G517];1;7)" office:value-type="string" office:string-value="1111001" calcext:value-type="string">
            <text:p>1111001</text:p>
          </table:table-cell>
          <table:table-cell table:formula="of:=MID([.G517];8;3)" office:value-type="string" office:string-value="011" calcext:value-type="string">
            <text:p>011</text:p>
          </table:table-cell>
          <table:table-cell table:formula="of:=BIN2DEC([.H517]) * 8" office:value-type="float" office:value="968" calcext:value-type="float">
            <text:p>968</text:p>
          </table:table-cell>
          <table:table-cell table:formula="of:=BIN2DEC([.I517])" office:value-type="float" office:value="3" calcext:value-type="float">
            <text:p>3</text:p>
          </table:table-cell>
          <table:table-cell table:formula="of:=[.J517]+[.K517]" office:value-type="float" office:value="971" calcext:value-type="float">
            <text:p>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BRRL</text:p>
          </table:table-cell>
          <table:table-cell table:formula="of:=BIN2DEC([.H518])" office:value-type="float" office:value="91" calcext:value-type="float">
            <text:p>91</text:p>
          </table:table-cell>
          <table:table-cell table:formula="of:=BIN2DEC([.I518])" office:value-type="float" office:value="6" calcext:value-type="float">
            <text:p>6</text:p>
          </table:table-cell>
          <table:table-cell table:formula="of:=SUBSTITUTE([.A518] ;&quot;F&quot;;&quot;0&quot;)" office:value-type="string" office:string-value="B0BB0BBRRL" calcext:value-type="string">
            <text:p>B0BB0BBRRL</text:p>
          </table:table-cell>
          <table:table-cell table:formula="of:=SUBSTITUTE([.D518];&quot;B&quot;;&quot;1&quot;)" office:value-type="string" office:string-value="1011011RRL" calcext:value-type="string">
            <text:p>1011011RRL</text:p>
          </table:table-cell>
          <table:table-cell table:formula="of:=SUBSTITUTE([.E518];&quot;L&quot;;&quot;0&quot;)" office:value-type="string" office:string-value="1011011RR0" calcext:value-type="string">
            <text:p>1011011RR0</text:p>
          </table:table-cell>
          <table:table-cell table:formula="of:=SUBSTITUTE([.F518];&quot;R&quot;;&quot;1&quot;)" office:value-type="string" office:string-value="1011011110" calcext:value-type="string">
            <text:p>1011011110</text:p>
          </table:table-cell>
          <table:table-cell table:formula="of:=MID([.G518];1;7)" office:value-type="string" office:string-value="1011011" calcext:value-type="string">
            <text:p>1011011</text:p>
          </table:table-cell>
          <table:table-cell table:formula="of:=MID([.G518];8;3)" office:value-type="string" office:string-value="110" calcext:value-type="string">
            <text:p>110</text:p>
          </table:table-cell>
          <table:table-cell table:formula="of:=BIN2DEC([.H518]) * 8" office:value-type="float" office:value="728" calcext:value-type="float">
            <text:p>728</text:p>
          </table:table-cell>
          <table:table-cell table:formula="of:=BIN2DEC([.I518])" office:value-type="float" office:value="6" calcext:value-type="float">
            <text:p>6</text:p>
          </table:table-cell>
          <table:table-cell table:formula="of:=[.J518]+[.K518]" office:value-type="float" office:value="734" calcext:value-type="float">
            <text:p>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BLLL</text:p>
          </table:table-cell>
          <table:table-cell table:formula="of:=BIN2DEC([.H519])" office:value-type="float" office:value="67" calcext:value-type="float">
            <text:p>67</text:p>
          </table:table-cell>
          <table:table-cell table:formula="of:=BIN2DEC([.I519])" office:value-type="float" office:value="0" calcext:value-type="float">
            <text:p>0</text:p>
          </table:table-cell>
          <table:table-cell table:formula="of:=SUBSTITUTE([.A519] ;&quot;F&quot;;&quot;0&quot;)" office:value-type="string" office:string-value="B0000BBLLL" calcext:value-type="string">
            <text:p>B0000BBLLL</text:p>
          </table:table-cell>
          <table:table-cell table:formula="of:=SUBSTITUTE([.D519];&quot;B&quot;;&quot;1&quot;)" office:value-type="string" office:string-value="1000011LLL" calcext:value-type="string">
            <text:p>1000011LLL</text:p>
          </table:table-cell>
          <table:table-cell table:formula="of:=SUBSTITUTE([.E519];&quot;L&quot;;&quot;0&quot;)" office:value-type="string" office:string-value="1000011000" calcext:value-type="string">
            <text:p>1000011000</text:p>
          </table:table-cell>
          <table:table-cell table:formula="of:=SUBSTITUTE([.F519];&quot;R&quot;;&quot;1&quot;)" office:value-type="string" office:string-value="1000011000" calcext:value-type="string">
            <text:p>1000011000</text:p>
          </table:table-cell>
          <table:table-cell table:formula="of:=MID([.G519];1;7)" office:value-type="string" office:string-value="1000011" calcext:value-type="string">
            <text:p>1000011</text:p>
          </table:table-cell>
          <table:table-cell table:formula="of:=MID([.G519];8;3)" office:value-type="string" office:string-value="000" calcext:value-type="string">
            <text:p>000</text:p>
          </table:table-cell>
          <table:table-cell table:formula="of:=BIN2DEC([.H519]) * 8" office:value-type="float" office:value="536" calcext:value-type="float">
            <text:p>536</text:p>
          </table:table-cell>
          <table:table-cell table:formula="of:=BIN2DEC([.I519])" office:value-type="float" office:value="0" calcext:value-type="float">
            <text:p>0</text:p>
          </table:table-cell>
          <table:table-cell table:formula="of:=[.J519]+[.K519]" office:value-type="float" office:value="536" calcext:value-type="float">
            <text:p>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BRLL</text:p>
          </table:table-cell>
          <table:table-cell table:formula="of:=BIN2DEC([.H520])" office:value-type="float" office:value="69" calcext:value-type="float">
            <text:p>69</text:p>
          </table:table-cell>
          <table:table-cell table:formula="of:=BIN2DEC([.I520])" office:value-type="float" office:value="4" calcext:value-type="float">
            <text:p>4</text:p>
          </table:table-cell>
          <table:table-cell table:formula="of:=SUBSTITUTE([.A520] ;&quot;F&quot;;&quot;0&quot;)" office:value-type="string" office:string-value="B000B0BRLL" calcext:value-type="string">
            <text:p>B000B0BRLL</text:p>
          </table:table-cell>
          <table:table-cell table:formula="of:=SUBSTITUTE([.D520];&quot;B&quot;;&quot;1&quot;)" office:value-type="string" office:string-value="1000101RLL" calcext:value-type="string">
            <text:p>1000101RLL</text:p>
          </table:table-cell>
          <table:table-cell table:formula="of:=SUBSTITUTE([.E520];&quot;L&quot;;&quot;0&quot;)" office:value-type="string" office:string-value="1000101R00" calcext:value-type="string">
            <text:p>1000101R00</text:p>
          </table:table-cell>
          <table:table-cell table:formula="of:=SUBSTITUTE([.F520];&quot;R&quot;;&quot;1&quot;)" office:value-type="string" office:string-value="1000101100" calcext:value-type="string">
            <text:p>1000101100</text:p>
          </table:table-cell>
          <table:table-cell table:formula="of:=MID([.G520];1;7)" office:value-type="string" office:string-value="1000101" calcext:value-type="string">
            <text:p>1000101</text:p>
          </table:table-cell>
          <table:table-cell table:formula="of:=MID([.G520];8;3)" office:value-type="string" office:string-value="100" calcext:value-type="string">
            <text:p>100</text:p>
          </table:table-cell>
          <table:table-cell table:formula="of:=BIN2DEC([.H520]) * 8" office:value-type="float" office:value="552" calcext:value-type="float">
            <text:p>552</text:p>
          </table:table-cell>
          <table:table-cell table:formula="of:=BIN2DEC([.I520])" office:value-type="float" office:value="4" calcext:value-type="float">
            <text:p>4</text:p>
          </table:table-cell>
          <table:table-cell table:formula="of:=[.J520]+[.K520]" office:value-type="float" office:value="556" calcext:value-type="float">
            <text:p>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FLLR</text:p>
          </table:table-cell>
          <table:table-cell table:formula="of:=BIN2DEC([.H521])" office:value-type="float" office:value="48" calcext:value-type="float">
            <text:p>48</text:p>
          </table:table-cell>
          <table:table-cell table:formula="of:=BIN2DEC([.I521])" office:value-type="float" office:value="1" calcext:value-type="float">
            <text:p>1</text:p>
          </table:table-cell>
          <table:table-cell table:formula="of:=SUBSTITUTE([.A521] ;&quot;F&quot;;&quot;0&quot;)" office:value-type="string" office:string-value="0BB0000LLR" calcext:value-type="string">
            <text:p>0BB0000LLR</text:p>
          </table:table-cell>
          <table:table-cell table:formula="of:=SUBSTITUTE([.D521];&quot;B&quot;;&quot;1&quot;)" office:value-type="string" office:string-value="0110000LLR" calcext:value-type="string">
            <text:p>0110000LLR</text:p>
          </table:table-cell>
          <table:table-cell table:formula="of:=SUBSTITUTE([.E521];&quot;L&quot;;&quot;0&quot;)" office:value-type="string" office:string-value="011000000R" calcext:value-type="string">
            <text:p>011000000R</text:p>
          </table:table-cell>
          <table:table-cell table:formula="of:=SUBSTITUTE([.F521];&quot;R&quot;;&quot;1&quot;)" office:value-type="string" office:string-value="0110000001" calcext:value-type="string">
            <text:p>0110000001</text:p>
          </table:table-cell>
          <table:table-cell table:formula="of:=MID([.G521];1;7)" office:value-type="string" office:string-value="0110000" calcext:value-type="string">
            <text:p>0110000</text:p>
          </table:table-cell>
          <table:table-cell table:formula="of:=MID([.G521];8;3)" office:value-type="string" office:string-value="001" calcext:value-type="string">
            <text:p>001</text:p>
          </table:table-cell>
          <table:table-cell table:formula="of:=BIN2DEC([.H521]) * 8" office:value-type="float" office:value="384" calcext:value-type="float">
            <text:p>384</text:p>
          </table:table-cell>
          <table:table-cell table:formula="of:=BIN2DEC([.I521])" office:value-type="float" office:value="1" calcext:value-type="float">
            <text:p>1</text:p>
          </table:table-cell>
          <table:table-cell table:formula="of:=[.J521]+[.K521]" office:value-type="float" office:value="385" calcext:value-type="float">
            <text:p>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FRLL</text:p>
          </table:table-cell>
          <table:table-cell table:formula="of:=BIN2DEC([.H522])" office:value-type="float" office:value="88" calcext:value-type="float">
            <text:p>88</text:p>
          </table:table-cell>
          <table:table-cell table:formula="of:=BIN2DEC([.I522])" office:value-type="float" office:value="4" calcext:value-type="float">
            <text:p>4</text:p>
          </table:table-cell>
          <table:table-cell table:formula="of:=SUBSTITUTE([.A522] ;&quot;F&quot;;&quot;0&quot;)" office:value-type="string" office:string-value="B0BB000RLL" calcext:value-type="string">
            <text:p>B0BB000RLL</text:p>
          </table:table-cell>
          <table:table-cell table:formula="of:=SUBSTITUTE([.D522];&quot;B&quot;;&quot;1&quot;)" office:value-type="string" office:string-value="1011000RLL" calcext:value-type="string">
            <text:p>1011000RLL</text:p>
          </table:table-cell>
          <table:table-cell table:formula="of:=SUBSTITUTE([.E522];&quot;L&quot;;&quot;0&quot;)" office:value-type="string" office:string-value="1011000R00" calcext:value-type="string">
            <text:p>1011000R00</text:p>
          </table:table-cell>
          <table:table-cell table:formula="of:=SUBSTITUTE([.F522];&quot;R&quot;;&quot;1&quot;)" office:value-type="string" office:string-value="1011000100" calcext:value-type="string">
            <text:p>1011000100</text:p>
          </table:table-cell>
          <table:table-cell table:formula="of:=MID([.G522];1;7)" office:value-type="string" office:string-value="1011000" calcext:value-type="string">
            <text:p>1011000</text:p>
          </table:table-cell>
          <table:table-cell table:formula="of:=MID([.G522];8;3)" office:value-type="string" office:string-value="100" calcext:value-type="string">
            <text:p>100</text:p>
          </table:table-cell>
          <table:table-cell table:formula="of:=BIN2DEC([.H522]) * 8" office:value-type="float" office:value="704" calcext:value-type="float">
            <text:p>704</text:p>
          </table:table-cell>
          <table:table-cell table:formula="of:=BIN2DEC([.I522])" office:value-type="float" office:value="4" calcext:value-type="float">
            <text:p>4</text:p>
          </table:table-cell>
          <table:table-cell table:formula="of:=[.J522]+[.K522]" office:value-type="float" office:value="708" calcext:value-type="float">
            <text:p>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FRLR</text:p>
          </table:table-cell>
          <table:table-cell table:formula="of:=BIN2DEC([.H523])" office:value-type="float" office:value="110" calcext:value-type="float">
            <text:p>110</text:p>
          </table:table-cell>
          <table:table-cell table:formula="of:=BIN2DEC([.I523])" office:value-type="float" office:value="5" calcext:value-type="float">
            <text:p>5</text:p>
          </table:table-cell>
          <table:table-cell table:formula="of:=SUBSTITUTE([.A523] ;&quot;F&quot;;&quot;0&quot;)" office:value-type="string" office:string-value="BB0BBB0RLR" calcext:value-type="string">
            <text:p>BB0BBB0RLR</text:p>
          </table:table-cell>
          <table:table-cell table:formula="of:=SUBSTITUTE([.D523];&quot;B&quot;;&quot;1&quot;)" office:value-type="string" office:string-value="1101110RLR" calcext:value-type="string">
            <text:p>1101110RLR</text:p>
          </table:table-cell>
          <table:table-cell table:formula="of:=SUBSTITUTE([.E523];&quot;L&quot;;&quot;0&quot;)" office:value-type="string" office:string-value="1101110R0R" calcext:value-type="string">
            <text:p>1101110R0R</text:p>
          </table:table-cell>
          <table:table-cell table:formula="of:=SUBSTITUTE([.F523];&quot;R&quot;;&quot;1&quot;)" office:value-type="string" office:string-value="1101110101" calcext:value-type="string">
            <text:p>1101110101</text:p>
          </table:table-cell>
          <table:table-cell table:formula="of:=MID([.G523];1;7)" office:value-type="string" office:string-value="1101110" calcext:value-type="string">
            <text:p>1101110</text:p>
          </table:table-cell>
          <table:table-cell table:formula="of:=MID([.G523];8;3)" office:value-type="string" office:string-value="101" calcext:value-type="string">
            <text:p>101</text:p>
          </table:table-cell>
          <table:table-cell table:formula="of:=BIN2DEC([.H523]) * 8" office:value-type="float" office:value="880" calcext:value-type="float">
            <text:p>880</text:p>
          </table:table-cell>
          <table:table-cell table:formula="of:=BIN2DEC([.I523])" office:value-type="float" office:value="5" calcext:value-type="float">
            <text:p>5</text:p>
          </table:table-cell>
          <table:table-cell table:formula="of:=[.J523]+[.K523]" office:value-type="float" office:value="885" calcext:value-type="float">
            <text:p>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FRRR</text:p>
          </table:table-cell>
          <table:table-cell table:formula="of:=BIN2DEC([.H524])" office:value-type="float" office:value="42" calcext:value-type="float">
            <text:p>42</text:p>
          </table:table-cell>
          <table:table-cell table:formula="of:=BIN2DEC([.I524])" office:value-type="float" office:value="7" calcext:value-type="float">
            <text:p>7</text:p>
          </table:table-cell>
          <table:table-cell table:formula="of:=SUBSTITUTE([.A524] ;&quot;F&quot;;&quot;0&quot;)" office:value-type="string" office:string-value="0B0B0B0RRR" calcext:value-type="string">
            <text:p>0B0B0B0RRR</text:p>
          </table:table-cell>
          <table:table-cell table:formula="of:=SUBSTITUTE([.D524];&quot;B&quot;;&quot;1&quot;)" office:value-type="string" office:string-value="0101010RRR" calcext:value-type="string">
            <text:p>0101010RRR</text:p>
          </table:table-cell>
          <table:table-cell table:formula="of:=SUBSTITUTE([.E524];&quot;L&quot;;&quot;0&quot;)" office:value-type="string" office:string-value="0101010RRR" calcext:value-type="string">
            <text:p>0101010RRR</text:p>
          </table:table-cell>
          <table:table-cell table:formula="of:=SUBSTITUTE([.F524];&quot;R&quot;;&quot;1&quot;)" office:value-type="string" office:string-value="0101010111" calcext:value-type="string">
            <text:p>0101010111</text:p>
          </table:table-cell>
          <table:table-cell table:formula="of:=MID([.G524];1;7)" office:value-type="string" office:string-value="0101010" calcext:value-type="string">
            <text:p>0101010</text:p>
          </table:table-cell>
          <table:table-cell table:formula="of:=MID([.G524];8;3)" office:value-type="string" office:string-value="111" calcext:value-type="string">
            <text:p>111</text:p>
          </table:table-cell>
          <table:table-cell table:formula="of:=BIN2DEC([.H524]) * 8" office:value-type="float" office:value="336" calcext:value-type="float">
            <text:p>336</text:p>
          </table:table-cell>
          <table:table-cell table:formula="of:=BIN2DEC([.I524])" office:value-type="float" office:value="7" calcext:value-type="float">
            <text:p>7</text:p>
          </table:table-cell>
          <table:table-cell table:formula="of:=[.J524]+[.K524]" office:value-type="float" office:value="343" calcext:value-type="float">
            <text:p>3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FLRR</text:p>
          </table:table-cell>
          <table:table-cell table:formula="of:=BIN2DEC([.H525])" office:value-type="float" office:value="84" calcext:value-type="float">
            <text:p>84</text:p>
          </table:table-cell>
          <table:table-cell table:formula="of:=BIN2DEC([.I525])" office:value-type="float" office:value="3" calcext:value-type="float">
            <text:p>3</text:p>
          </table:table-cell>
          <table:table-cell table:formula="of:=SUBSTITUTE([.A525] ;&quot;F&quot;;&quot;0&quot;)" office:value-type="string" office:string-value="B0B0B00LRR" calcext:value-type="string">
            <text:p>B0B0B00LRR</text:p>
          </table:table-cell>
          <table:table-cell table:formula="of:=SUBSTITUTE([.D525];&quot;B&quot;;&quot;1&quot;)" office:value-type="string" office:string-value="1010100LRR" calcext:value-type="string">
            <text:p>1010100LRR</text:p>
          </table:table-cell>
          <table:table-cell table:formula="of:=SUBSTITUTE([.E525];&quot;L&quot;;&quot;0&quot;)" office:value-type="string" office:string-value="10101000RR" calcext:value-type="string">
            <text:p>10101000RR</text:p>
          </table:table-cell>
          <table:table-cell table:formula="of:=SUBSTITUTE([.F525];&quot;R&quot;;&quot;1&quot;)" office:value-type="string" office:string-value="1010100011" calcext:value-type="string">
            <text:p>1010100011</text:p>
          </table:table-cell>
          <table:table-cell table:formula="of:=MID([.G525];1;7)" office:value-type="string" office:string-value="1010100" calcext:value-type="string">
            <text:p>1010100</text:p>
          </table:table-cell>
          <table:table-cell table:formula="of:=MID([.G525];8;3)" office:value-type="string" office:string-value="011" calcext:value-type="string">
            <text:p>011</text:p>
          </table:table-cell>
          <table:table-cell table:formula="of:=BIN2DEC([.H525]) * 8" office:value-type="float" office:value="672" calcext:value-type="float">
            <text:p>672</text:p>
          </table:table-cell>
          <table:table-cell table:formula="of:=BIN2DEC([.I525])" office:value-type="float" office:value="3" calcext:value-type="float">
            <text:p>3</text:p>
          </table:table-cell>
          <table:table-cell table:formula="of:=[.J525]+[.K525]" office:value-type="float" office:value="675" calcext:value-type="float">
            <text:p>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BRRL</text:p>
          </table:table-cell>
          <table:table-cell table:formula="of:=BIN2DEC([.H526])" office:value-type="float" office:value="111" calcext:value-type="float">
            <text:p>111</text:p>
          </table:table-cell>
          <table:table-cell table:formula="of:=BIN2DEC([.I526])" office:value-type="float" office:value="6" calcext:value-type="float">
            <text:p>6</text:p>
          </table:table-cell>
          <table:table-cell table:formula="of:=SUBSTITUTE([.A526] ;&quot;F&quot;;&quot;0&quot;)" office:value-type="string" office:string-value="BB0BBBBRRL" calcext:value-type="string">
            <text:p>BB0BBBBRRL</text:p>
          </table:table-cell>
          <table:table-cell table:formula="of:=SUBSTITUTE([.D526];&quot;B&quot;;&quot;1&quot;)" office:value-type="string" office:string-value="1101111RRL" calcext:value-type="string">
            <text:p>1101111RRL</text:p>
          </table:table-cell>
          <table:table-cell table:formula="of:=SUBSTITUTE([.E526];&quot;L&quot;;&quot;0&quot;)" office:value-type="string" office:string-value="1101111RR0" calcext:value-type="string">
            <text:p>1101111RR0</text:p>
          </table:table-cell>
          <table:table-cell table:formula="of:=SUBSTITUTE([.F526];&quot;R&quot;;&quot;1&quot;)" office:value-type="string" office:string-value="1101111110" calcext:value-type="string">
            <text:p>1101111110</text:p>
          </table:table-cell>
          <table:table-cell table:formula="of:=MID([.G526];1;7)" office:value-type="string" office:string-value="1101111" calcext:value-type="string">
            <text:p>1101111</text:p>
          </table:table-cell>
          <table:table-cell table:formula="of:=MID([.G526];8;3)" office:value-type="string" office:string-value="110" calcext:value-type="string">
            <text:p>110</text:p>
          </table:table-cell>
          <table:table-cell table:formula="of:=BIN2DEC([.H526]) * 8" office:value-type="float" office:value="888" calcext:value-type="float">
            <text:p>888</text:p>
          </table:table-cell>
          <table:table-cell table:formula="of:=BIN2DEC([.I526])" office:value-type="float" office:value="6" calcext:value-type="float">
            <text:p>6</text:p>
          </table:table-cell>
          <table:table-cell table:formula="of:=[.J526]+[.K526]" office:value-type="float" office:value="894" calcext:value-type="float">
            <text:p>8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FRLR</text:p>
          </table:table-cell>
          <table:table-cell table:formula="of:=BIN2DEC([.H527])" office:value-type="float" office:value="68" calcext:value-type="float">
            <text:p>68</text:p>
          </table:table-cell>
          <table:table-cell table:formula="of:=BIN2DEC([.I527])" office:value-type="float" office:value="5" calcext:value-type="float">
            <text:p>5</text:p>
          </table:table-cell>
          <table:table-cell table:formula="of:=SUBSTITUTE([.A527] ;&quot;F&quot;;&quot;0&quot;)" office:value-type="string" office:string-value="B000B00RLR" calcext:value-type="string">
            <text:p>B000B00RLR</text:p>
          </table:table-cell>
          <table:table-cell table:formula="of:=SUBSTITUTE([.D527];&quot;B&quot;;&quot;1&quot;)" office:value-type="string" office:string-value="1000100RLR" calcext:value-type="string">
            <text:p>1000100RLR</text:p>
          </table:table-cell>
          <table:table-cell table:formula="of:=SUBSTITUTE([.E527];&quot;L&quot;;&quot;0&quot;)" office:value-type="string" office:string-value="1000100R0R" calcext:value-type="string">
            <text:p>1000100R0R</text:p>
          </table:table-cell>
          <table:table-cell table:formula="of:=SUBSTITUTE([.F527];&quot;R&quot;;&quot;1&quot;)" office:value-type="string" office:string-value="1000100101" calcext:value-type="string">
            <text:p>1000100101</text:p>
          </table:table-cell>
          <table:table-cell table:formula="of:=MID([.G527];1;7)" office:value-type="string" office:string-value="1000100" calcext:value-type="string">
            <text:p>1000100</text:p>
          </table:table-cell>
          <table:table-cell table:formula="of:=MID([.G527];8;3)" office:value-type="string" office:string-value="101" calcext:value-type="string">
            <text:p>101</text:p>
          </table:table-cell>
          <table:table-cell table:formula="of:=BIN2DEC([.H527]) * 8" office:value-type="float" office:value="544" calcext:value-type="float">
            <text:p>544</text:p>
          </table:table-cell>
          <table:table-cell table:formula="of:=BIN2DEC([.I527])" office:value-type="float" office:value="5" calcext:value-type="float">
            <text:p>5</text:p>
          </table:table-cell>
          <table:table-cell table:formula="of:=[.J527]+[.K527]" office:value-type="float" office:value="549" calcext:value-type="float">
            <text:p>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BLLL</text:p>
          </table:table-cell>
          <table:table-cell table:formula="of:=BIN2DEC([.H528])" office:value-type="float" office:value="117" calcext:value-type="float">
            <text:p>117</text:p>
          </table:table-cell>
          <table:table-cell table:formula="of:=BIN2DEC([.I528])" office:value-type="float" office:value="0" calcext:value-type="float">
            <text:p>0</text:p>
          </table:table-cell>
          <table:table-cell table:formula="of:=SUBSTITUTE([.A528] ;&quot;F&quot;;&quot;0&quot;)" office:value-type="string" office:string-value="BBB0B0BLLL" calcext:value-type="string">
            <text:p>BBB0B0BLLL</text:p>
          </table:table-cell>
          <table:table-cell table:formula="of:=SUBSTITUTE([.D528];&quot;B&quot;;&quot;1&quot;)" office:value-type="string" office:string-value="1110101LLL" calcext:value-type="string">
            <text:p>1110101LLL</text:p>
          </table:table-cell>
          <table:table-cell table:formula="of:=SUBSTITUTE([.E528];&quot;L&quot;;&quot;0&quot;)" office:value-type="string" office:string-value="1110101000" calcext:value-type="string">
            <text:p>1110101000</text:p>
          </table:table-cell>
          <table:table-cell table:formula="of:=SUBSTITUTE([.F528];&quot;R&quot;;&quot;1&quot;)" office:value-type="string" office:string-value="1110101000" calcext:value-type="string">
            <text:p>1110101000</text:p>
          </table:table-cell>
          <table:table-cell table:formula="of:=MID([.G528];1;7)" office:value-type="string" office:string-value="1110101" calcext:value-type="string">
            <text:p>1110101</text:p>
          </table:table-cell>
          <table:table-cell table:formula="of:=MID([.G528];8;3)" office:value-type="string" office:string-value="000" calcext:value-type="string">
            <text:p>000</text:p>
          </table:table-cell>
          <table:table-cell table:formula="of:=BIN2DEC([.H528]) * 8" office:value-type="float" office:value="936" calcext:value-type="float">
            <text:p>936</text:p>
          </table:table-cell>
          <table:table-cell table:formula="of:=BIN2DEC([.I528])" office:value-type="float" office:value="0" calcext:value-type="float">
            <text:p>0</text:p>
          </table:table-cell>
          <table:table-cell table:formula="of:=[.J528]+[.K528]" office:value-type="float" office:value="936" calcext:value-type="float">
            <text:p>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FRRL</text:p>
          </table:table-cell>
          <table:table-cell table:formula="of:=BIN2DEC([.H529])" office:value-type="float" office:value="40" calcext:value-type="float">
            <text:p>40</text:p>
          </table:table-cell>
          <table:table-cell table:formula="of:=BIN2DEC([.I529])" office:value-type="float" office:value="6" calcext:value-type="float">
            <text:p>6</text:p>
          </table:table-cell>
          <table:table-cell table:formula="of:=SUBSTITUTE([.A529] ;&quot;F&quot;;&quot;0&quot;)" office:value-type="string" office:string-value="0B0B000RRL" calcext:value-type="string">
            <text:p>0B0B000RRL</text:p>
          </table:table-cell>
          <table:table-cell table:formula="of:=SUBSTITUTE([.D529];&quot;B&quot;;&quot;1&quot;)" office:value-type="string" office:string-value="0101000RRL" calcext:value-type="string">
            <text:p>0101000RRL</text:p>
          </table:table-cell>
          <table:table-cell table:formula="of:=SUBSTITUTE([.E529];&quot;L&quot;;&quot;0&quot;)" office:value-type="string" office:string-value="0101000RR0" calcext:value-type="string">
            <text:p>0101000RR0</text:p>
          </table:table-cell>
          <table:table-cell table:formula="of:=SUBSTITUTE([.F529];&quot;R&quot;;&quot;1&quot;)" office:value-type="string" office:string-value="0101000110" calcext:value-type="string">
            <text:p>0101000110</text:p>
          </table:table-cell>
          <table:table-cell table:formula="of:=MID([.G529];1;7)" office:value-type="string" office:string-value="0101000" calcext:value-type="string">
            <text:p>0101000</text:p>
          </table:table-cell>
          <table:table-cell table:formula="of:=MID([.G529];8;3)" office:value-type="string" office:string-value="110" calcext:value-type="string">
            <text:p>110</text:p>
          </table:table-cell>
          <table:table-cell table:formula="of:=BIN2DEC([.H529]) * 8" office:value-type="float" office:value="320" calcext:value-type="float">
            <text:p>320</text:p>
          </table:table-cell>
          <table:table-cell table:formula="of:=BIN2DEC([.I529])" office:value-type="float" office:value="6" calcext:value-type="float">
            <text:p>6</text:p>
          </table:table-cell>
          <table:table-cell table:formula="of:=[.J529]+[.K529]" office:value-type="float" office:value="326" calcext:value-type="float">
            <text:p>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FRLL</text:p>
          </table:table-cell>
          <table:table-cell table:formula="of:=BIN2DEC([.H530])" office:value-type="float" office:value="56" calcext:value-type="float">
            <text:p>56</text:p>
          </table:table-cell>
          <table:table-cell table:formula="of:=BIN2DEC([.I530])" office:value-type="float" office:value="4" calcext:value-type="float">
            <text:p>4</text:p>
          </table:table-cell>
          <table:table-cell table:formula="of:=SUBSTITUTE([.A530] ;&quot;F&quot;;&quot;0&quot;)" office:value-type="string" office:string-value="0BBB000RLL" calcext:value-type="string">
            <text:p>0BBB000RLL</text:p>
          </table:table-cell>
          <table:table-cell table:formula="of:=SUBSTITUTE([.D530];&quot;B&quot;;&quot;1&quot;)" office:value-type="string" office:string-value="0111000RLL" calcext:value-type="string">
            <text:p>0111000RLL</text:p>
          </table:table-cell>
          <table:table-cell table:formula="of:=SUBSTITUTE([.E530];&quot;L&quot;;&quot;0&quot;)" office:value-type="string" office:string-value="0111000R00" calcext:value-type="string">
            <text:p>0111000R00</text:p>
          </table:table-cell>
          <table:table-cell table:formula="of:=SUBSTITUTE([.F530];&quot;R&quot;;&quot;1&quot;)" office:value-type="string" office:string-value="0111000100" calcext:value-type="string">
            <text:p>0111000100</text:p>
          </table:table-cell>
          <table:table-cell table:formula="of:=MID([.G530];1;7)" office:value-type="string" office:string-value="0111000" calcext:value-type="string">
            <text:p>0111000</text:p>
          </table:table-cell>
          <table:table-cell table:formula="of:=MID([.G530];8;3)" office:value-type="string" office:string-value="100" calcext:value-type="string">
            <text:p>100</text:p>
          </table:table-cell>
          <table:table-cell table:formula="of:=BIN2DEC([.H530]) * 8" office:value-type="float" office:value="448" calcext:value-type="float">
            <text:p>448</text:p>
          </table:table-cell>
          <table:table-cell table:formula="of:=BIN2DEC([.I530])" office:value-type="float" office:value="4" calcext:value-type="float">
            <text:p>4</text:p>
          </table:table-cell>
          <table:table-cell table:formula="of:=[.J530]+[.K530]" office:value-type="float" office:value="452" calcext:value-type="float">
            <text:p>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BRRR</text:p>
          </table:table-cell>
          <table:table-cell table:formula="of:=BIN2DEC([.H531])" office:value-type="float" office:value="45" calcext:value-type="float">
            <text:p>45</text:p>
          </table:table-cell>
          <table:table-cell table:formula="of:=BIN2DEC([.I531])" office:value-type="float" office:value="7" calcext:value-type="float">
            <text:p>7</text:p>
          </table:table-cell>
          <table:table-cell table:formula="of:=SUBSTITUTE([.A531] ;&quot;F&quot;;&quot;0&quot;)" office:value-type="string" office:string-value="0B0BB0BRRR" calcext:value-type="string">
            <text:p>0B0BB0BRRR</text:p>
          </table:table-cell>
          <table:table-cell table:formula="of:=SUBSTITUTE([.D531];&quot;B&quot;;&quot;1&quot;)" office:value-type="string" office:string-value="0101101RRR" calcext:value-type="string">
            <text:p>0101101RRR</text:p>
          </table:table-cell>
          <table:table-cell table:formula="of:=SUBSTITUTE([.E531];&quot;L&quot;;&quot;0&quot;)" office:value-type="string" office:string-value="0101101RRR" calcext:value-type="string">
            <text:p>0101101RRR</text:p>
          </table:table-cell>
          <table:table-cell table:formula="of:=SUBSTITUTE([.F531];&quot;R&quot;;&quot;1&quot;)" office:value-type="string" office:string-value="0101101111" calcext:value-type="string">
            <text:p>0101101111</text:p>
          </table:table-cell>
          <table:table-cell table:formula="of:=MID([.G531];1;7)" office:value-type="string" office:string-value="0101101" calcext:value-type="string">
            <text:p>0101101</text:p>
          </table:table-cell>
          <table:table-cell table:formula="of:=MID([.G531];8;3)" office:value-type="string" office:string-value="111" calcext:value-type="string">
            <text:p>111</text:p>
          </table:table-cell>
          <table:table-cell table:formula="of:=BIN2DEC([.H531]) * 8" office:value-type="float" office:value="360" calcext:value-type="float">
            <text:p>360</text:p>
          </table:table-cell>
          <table:table-cell table:formula="of:=BIN2DEC([.I531])" office:value-type="float" office:value="7" calcext:value-type="float">
            <text:p>7</text:p>
          </table:table-cell>
          <table:table-cell table:formula="of:=[.J531]+[.K531]" office:value-type="float" office:value="367" calcext:value-type="float">
            <text:p>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FRRR</text:p>
          </table:table-cell>
          <table:table-cell table:formula="of:=BIN2DEC([.H532])" office:value-type="float" office:value="32" calcext:value-type="float">
            <text:p>32</text:p>
          </table:table-cell>
          <table:table-cell table:formula="of:=BIN2DEC([.I532])" office:value-type="float" office:value="7" calcext:value-type="float">
            <text:p>7</text:p>
          </table:table-cell>
          <table:table-cell table:formula="of:=SUBSTITUTE([.A532] ;&quot;F&quot;;&quot;0&quot;)" office:value-type="string" office:string-value="0B00000RRR" calcext:value-type="string">
            <text:p>0B00000RRR</text:p>
          </table:table-cell>
          <table:table-cell table:formula="of:=SUBSTITUTE([.D532];&quot;B&quot;;&quot;1&quot;)" office:value-type="string" office:string-value="0100000RRR" calcext:value-type="string">
            <text:p>0100000RRR</text:p>
          </table:table-cell>
          <table:table-cell table:formula="of:=SUBSTITUTE([.E532];&quot;L&quot;;&quot;0&quot;)" office:value-type="string" office:string-value="0100000RRR" calcext:value-type="string">
            <text:p>0100000RRR</text:p>
          </table:table-cell>
          <table:table-cell table:formula="of:=SUBSTITUTE([.F532];&quot;R&quot;;&quot;1&quot;)" office:value-type="string" office:string-value="0100000111" calcext:value-type="string">
            <text:p>0100000111</text:p>
          </table:table-cell>
          <table:table-cell table:formula="of:=MID([.G532];1;7)" office:value-type="string" office:string-value="0100000" calcext:value-type="string">
            <text:p>0100000</text:p>
          </table:table-cell>
          <table:table-cell table:formula="of:=MID([.G532];8;3)" office:value-type="string" office:string-value="111" calcext:value-type="string">
            <text:p>111</text:p>
          </table:table-cell>
          <table:table-cell table:formula="of:=BIN2DEC([.H532]) * 8" office:value-type="float" office:value="256" calcext:value-type="float">
            <text:p>256</text:p>
          </table:table-cell>
          <table:table-cell table:formula="of:=BIN2DEC([.I532])" office:value-type="float" office:value="7" calcext:value-type="float">
            <text:p>7</text:p>
          </table:table-cell>
          <table:table-cell table:formula="of:=[.J532]+[.K532]" office:value-type="float" office:value="263" calcext:value-type="float">
            <text:p>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BRRL</text:p>
          </table:table-cell>
          <table:table-cell table:formula="of:=BIN2DEC([.H533])" office:value-type="float" office:value="63" calcext:value-type="float">
            <text:p>63</text:p>
          </table:table-cell>
          <table:table-cell table:formula="of:=BIN2DEC([.I533])" office:value-type="float" office:value="6" calcext:value-type="float">
            <text:p>6</text:p>
          </table:table-cell>
          <table:table-cell table:formula="of:=SUBSTITUTE([.A533] ;&quot;F&quot;;&quot;0&quot;)" office:value-type="string" office:string-value="0BBBBBBRRL" calcext:value-type="string">
            <text:p>0BBBBBBRRL</text:p>
          </table:table-cell>
          <table:table-cell table:formula="of:=SUBSTITUTE([.D533];&quot;B&quot;;&quot;1&quot;)" office:value-type="string" office:string-value="0111111RRL" calcext:value-type="string">
            <text:p>0111111RRL</text:p>
          </table:table-cell>
          <table:table-cell table:formula="of:=SUBSTITUTE([.E533];&quot;L&quot;;&quot;0&quot;)" office:value-type="string" office:string-value="0111111RR0" calcext:value-type="string">
            <text:p>0111111RR0</text:p>
          </table:table-cell>
          <table:table-cell table:formula="of:=SUBSTITUTE([.F533];&quot;R&quot;;&quot;1&quot;)" office:value-type="string" office:string-value="0111111110" calcext:value-type="string">
            <text:p>0111111110</text:p>
          </table:table-cell>
          <table:table-cell table:formula="of:=MID([.G533];1;7)" office:value-type="string" office:string-value="0111111" calcext:value-type="string">
            <text:p>0111111</text:p>
          </table:table-cell>
          <table:table-cell table:formula="of:=MID([.G533];8;3)" office:value-type="string" office:string-value="110" calcext:value-type="string">
            <text:p>110</text:p>
          </table:table-cell>
          <table:table-cell table:formula="of:=BIN2DEC([.H533]) * 8" office:value-type="float" office:value="504" calcext:value-type="float">
            <text:p>504</text:p>
          </table:table-cell>
          <table:table-cell table:formula="of:=BIN2DEC([.I533])" office:value-type="float" office:value="6" calcext:value-type="float">
            <text:p>6</text:p>
          </table:table-cell>
          <table:table-cell table:formula="of:=[.J533]+[.K533]" office:value-type="float" office:value="510" calcext:value-type="float">
            <text:p>5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FLLR</text:p>
          </table:table-cell>
          <table:table-cell table:formula="of:=BIN2DEC([.H534])" office:value-type="float" office:value="120" calcext:value-type="float">
            <text:p>120</text:p>
          </table:table-cell>
          <table:table-cell table:formula="of:=BIN2DEC([.I534])" office:value-type="float" office:value="1" calcext:value-type="float">
            <text:p>1</text:p>
          </table:table-cell>
          <table:table-cell table:formula="of:=SUBSTITUTE([.A534] ;&quot;F&quot;;&quot;0&quot;)" office:value-type="string" office:string-value="BBBB000LLR" calcext:value-type="string">
            <text:p>BBBB000LLR</text:p>
          </table:table-cell>
          <table:table-cell table:formula="of:=SUBSTITUTE([.D534];&quot;B&quot;;&quot;1&quot;)" office:value-type="string" office:string-value="1111000LLR" calcext:value-type="string">
            <text:p>1111000LLR</text:p>
          </table:table-cell>
          <table:table-cell table:formula="of:=SUBSTITUTE([.E534];&quot;L&quot;;&quot;0&quot;)" office:value-type="string" office:string-value="111100000R" calcext:value-type="string">
            <text:p>111100000R</text:p>
          </table:table-cell>
          <table:table-cell table:formula="of:=SUBSTITUTE([.F534];&quot;R&quot;;&quot;1&quot;)" office:value-type="string" office:string-value="1111000001" calcext:value-type="string">
            <text:p>1111000001</text:p>
          </table:table-cell>
          <table:table-cell table:formula="of:=MID([.G534];1;7)" office:value-type="string" office:string-value="1111000" calcext:value-type="string">
            <text:p>1111000</text:p>
          </table:table-cell>
          <table:table-cell table:formula="of:=MID([.G534];8;3)" office:value-type="string" office:string-value="001" calcext:value-type="string">
            <text:p>001</text:p>
          </table:table-cell>
          <table:table-cell table:formula="of:=BIN2DEC([.H534]) * 8" office:value-type="float" office:value="960" calcext:value-type="float">
            <text:p>960</text:p>
          </table:table-cell>
          <table:table-cell table:formula="of:=BIN2DEC([.I534])" office:value-type="float" office:value="1" calcext:value-type="float">
            <text:p>1</text:p>
          </table:table-cell>
          <table:table-cell table:formula="of:=[.J534]+[.K534]" office:value-type="float" office:value="961" calcext:value-type="float">
            <text:p>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FLLR</text:p>
          </table:table-cell>
          <table:table-cell table:formula="of:=BIN2DEC([.H535])" office:value-type="float" office:value="68" calcext:value-type="float">
            <text:p>68</text:p>
          </table:table-cell>
          <table:table-cell table:formula="of:=BIN2DEC([.I535])" office:value-type="float" office:value="1" calcext:value-type="float">
            <text:p>1</text:p>
          </table:table-cell>
          <table:table-cell table:formula="of:=SUBSTITUTE([.A535] ;&quot;F&quot;;&quot;0&quot;)" office:value-type="string" office:string-value="B000B00LLR" calcext:value-type="string">
            <text:p>B000B00LLR</text:p>
          </table:table-cell>
          <table:table-cell table:formula="of:=SUBSTITUTE([.D535];&quot;B&quot;;&quot;1&quot;)" office:value-type="string" office:string-value="1000100LLR" calcext:value-type="string">
            <text:p>1000100LLR</text:p>
          </table:table-cell>
          <table:table-cell table:formula="of:=SUBSTITUTE([.E535];&quot;L&quot;;&quot;0&quot;)" office:value-type="string" office:string-value="100010000R" calcext:value-type="string">
            <text:p>100010000R</text:p>
          </table:table-cell>
          <table:table-cell table:formula="of:=SUBSTITUTE([.F535];&quot;R&quot;;&quot;1&quot;)" office:value-type="string" office:string-value="1000100001" calcext:value-type="string">
            <text:p>1000100001</text:p>
          </table:table-cell>
          <table:table-cell table:formula="of:=MID([.G535];1;7)" office:value-type="string" office:string-value="1000100" calcext:value-type="string">
            <text:p>1000100</text:p>
          </table:table-cell>
          <table:table-cell table:formula="of:=MID([.G535];8;3)" office:value-type="string" office:string-value="001" calcext:value-type="string">
            <text:p>001</text:p>
          </table:table-cell>
          <table:table-cell table:formula="of:=BIN2DEC([.H535]) * 8" office:value-type="float" office:value="544" calcext:value-type="float">
            <text:p>544</text:p>
          </table:table-cell>
          <table:table-cell table:formula="of:=BIN2DEC([.I535])" office:value-type="float" office:value="1" calcext:value-type="float">
            <text:p>1</text:p>
          </table:table-cell>
          <table:table-cell table:formula="of:=[.J535]+[.K535]" office:value-type="float" office:value="545" calcext:value-type="float">
            <text:p>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BLRL</text:p>
          </table:table-cell>
          <table:table-cell table:formula="of:=BIN2DEC([.H536])" office:value-type="float" office:value="91" calcext:value-type="float">
            <text:p>91</text:p>
          </table:table-cell>
          <table:table-cell table:formula="of:=BIN2DEC([.I536])" office:value-type="float" office:value="2" calcext:value-type="float">
            <text:p>2</text:p>
          </table:table-cell>
          <table:table-cell table:formula="of:=SUBSTITUTE([.A536] ;&quot;F&quot;;&quot;0&quot;)" office:value-type="string" office:string-value="B0BB0BBLRL" calcext:value-type="string">
            <text:p>B0BB0BBLRL</text:p>
          </table:table-cell>
          <table:table-cell table:formula="of:=SUBSTITUTE([.D536];&quot;B&quot;;&quot;1&quot;)" office:value-type="string" office:string-value="1011011LRL" calcext:value-type="string">
            <text:p>1011011LRL</text:p>
          </table:table-cell>
          <table:table-cell table:formula="of:=SUBSTITUTE([.E536];&quot;L&quot;;&quot;0&quot;)" office:value-type="string" office:string-value="10110110R0" calcext:value-type="string">
            <text:p>10110110R0</text:p>
          </table:table-cell>
          <table:table-cell table:formula="of:=SUBSTITUTE([.F536];&quot;R&quot;;&quot;1&quot;)" office:value-type="string" office:string-value="1011011010" calcext:value-type="string">
            <text:p>1011011010</text:p>
          </table:table-cell>
          <table:table-cell table:formula="of:=MID([.G536];1;7)" office:value-type="string" office:string-value="1011011" calcext:value-type="string">
            <text:p>1011011</text:p>
          </table:table-cell>
          <table:table-cell table:formula="of:=MID([.G536];8;3)" office:value-type="string" office:string-value="010" calcext:value-type="string">
            <text:p>010</text:p>
          </table:table-cell>
          <table:table-cell table:formula="of:=BIN2DEC([.H536]) * 8" office:value-type="float" office:value="728" calcext:value-type="float">
            <text:p>728</text:p>
          </table:table-cell>
          <table:table-cell table:formula="of:=BIN2DEC([.I536])" office:value-type="float" office:value="2" calcext:value-type="float">
            <text:p>2</text:p>
          </table:table-cell>
          <table:table-cell table:formula="of:=[.J536]+[.K536]" office:value-type="float" office:value="730" calcext:value-type="float">
            <text:p>7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BRLR</text:p>
          </table:table-cell>
          <table:table-cell table:formula="of:=BIN2DEC([.H537])" office:value-type="float" office:value="113" calcext:value-type="float">
            <text:p>113</text:p>
          </table:table-cell>
          <table:table-cell table:formula="of:=BIN2DEC([.I537])" office:value-type="float" office:value="5" calcext:value-type="float">
            <text:p>5</text:p>
          </table:table-cell>
          <table:table-cell table:formula="of:=SUBSTITUTE([.A537] ;&quot;F&quot;;&quot;0&quot;)" office:value-type="string" office:string-value="BBB000BRLR" calcext:value-type="string">
            <text:p>BBB000BRLR</text:p>
          </table:table-cell>
          <table:table-cell table:formula="of:=SUBSTITUTE([.D537];&quot;B&quot;;&quot;1&quot;)" office:value-type="string" office:string-value="1110001RLR" calcext:value-type="string">
            <text:p>1110001RLR</text:p>
          </table:table-cell>
          <table:table-cell table:formula="of:=SUBSTITUTE([.E537];&quot;L&quot;;&quot;0&quot;)" office:value-type="string" office:string-value="1110001R0R" calcext:value-type="string">
            <text:p>1110001R0R</text:p>
          </table:table-cell>
          <table:table-cell table:formula="of:=SUBSTITUTE([.F537];&quot;R&quot;;&quot;1&quot;)" office:value-type="string" office:string-value="1110001101" calcext:value-type="string">
            <text:p>1110001101</text:p>
          </table:table-cell>
          <table:table-cell table:formula="of:=MID([.G537];1;7)" office:value-type="string" office:string-value="1110001" calcext:value-type="string">
            <text:p>1110001</text:p>
          </table:table-cell>
          <table:table-cell table:formula="of:=MID([.G537];8;3)" office:value-type="string" office:string-value="101" calcext:value-type="string">
            <text:p>101</text:p>
          </table:table-cell>
          <table:table-cell table:formula="of:=BIN2DEC([.H537]) * 8" office:value-type="float" office:value="904" calcext:value-type="float">
            <text:p>904</text:p>
          </table:table-cell>
          <table:table-cell table:formula="of:=BIN2DEC([.I537])" office:value-type="float" office:value="5" calcext:value-type="float">
            <text:p>5</text:p>
          </table:table-cell>
          <table:table-cell table:formula="of:=[.J537]+[.K537]" office:value-type="float" office:value="909" calcext:value-type="float">
            <text:p>9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BLRL</text:p>
          </table:table-cell>
          <table:table-cell table:formula="of:=BIN2DEC([.H538])" office:value-type="float" office:value="13" calcext:value-type="float">
            <text:p>13</text:p>
          </table:table-cell>
          <table:table-cell table:formula="of:=BIN2DEC([.I538])" office:value-type="float" office:value="2" calcext:value-type="float">
            <text:p>2</text:p>
          </table:table-cell>
          <table:table-cell table:formula="of:=SUBSTITUTE([.A538] ;&quot;F&quot;;&quot;0&quot;)" office:value-type="string" office:string-value="000BB0BLRL" calcext:value-type="string">
            <text:p>000BB0BLRL</text:p>
          </table:table-cell>
          <table:table-cell table:formula="of:=SUBSTITUTE([.D538];&quot;B&quot;;&quot;1&quot;)" office:value-type="string" office:string-value="0001101LRL" calcext:value-type="string">
            <text:p>0001101LRL</text:p>
          </table:table-cell>
          <table:table-cell table:formula="of:=SUBSTITUTE([.E538];&quot;L&quot;;&quot;0&quot;)" office:value-type="string" office:string-value="00011010R0" calcext:value-type="string">
            <text:p>00011010R0</text:p>
          </table:table-cell>
          <table:table-cell table:formula="of:=SUBSTITUTE([.F538];&quot;R&quot;;&quot;1&quot;)" office:value-type="string" office:string-value="0001101010" calcext:value-type="string">
            <text:p>0001101010</text:p>
          </table:table-cell>
          <table:table-cell table:formula="of:=MID([.G538];1;7)" office:value-type="string" office:string-value="0001101" calcext:value-type="string">
            <text:p>0001101</text:p>
          </table:table-cell>
          <table:table-cell table:formula="of:=MID([.G538];8;3)" office:value-type="string" office:string-value="010" calcext:value-type="string">
            <text:p>010</text:p>
          </table:table-cell>
          <table:table-cell table:formula="of:=BIN2DEC([.H538]) * 8" office:value-type="float" office:value="104" calcext:value-type="float">
            <text:p>104</text:p>
          </table:table-cell>
          <table:table-cell table:formula="of:=BIN2DEC([.I538])" office:value-type="float" office:value="2" calcext:value-type="float">
            <text:p>2</text:p>
          </table:table-cell>
          <table:table-cell table:formula="of:=[.J538]+[.K538]" office:value-type="float" office:value="106" calcext:value-type="float">
            <text:p>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FRRR</text:p>
          </table:table-cell>
          <table:table-cell table:formula="of:=BIN2DEC([.H539])" office:value-type="float" office:value="84" calcext:value-type="float">
            <text:p>84</text:p>
          </table:table-cell>
          <table:table-cell table:formula="of:=BIN2DEC([.I539])" office:value-type="float" office:value="7" calcext:value-type="float">
            <text:p>7</text:p>
          </table:table-cell>
          <table:table-cell table:formula="of:=SUBSTITUTE([.A539] ;&quot;F&quot;;&quot;0&quot;)" office:value-type="string" office:string-value="B0B0B00RRR" calcext:value-type="string">
            <text:p>B0B0B00RRR</text:p>
          </table:table-cell>
          <table:table-cell table:formula="of:=SUBSTITUTE([.D539];&quot;B&quot;;&quot;1&quot;)" office:value-type="string" office:string-value="1010100RRR" calcext:value-type="string">
            <text:p>1010100RRR</text:p>
          </table:table-cell>
          <table:table-cell table:formula="of:=SUBSTITUTE([.E539];&quot;L&quot;;&quot;0&quot;)" office:value-type="string" office:string-value="1010100RRR" calcext:value-type="string">
            <text:p>1010100RRR</text:p>
          </table:table-cell>
          <table:table-cell table:formula="of:=SUBSTITUTE([.F539];&quot;R&quot;;&quot;1&quot;)" office:value-type="string" office:string-value="1010100111" calcext:value-type="string">
            <text:p>1010100111</text:p>
          </table:table-cell>
          <table:table-cell table:formula="of:=MID([.G539];1;7)" office:value-type="string" office:string-value="1010100" calcext:value-type="string">
            <text:p>1010100</text:p>
          </table:table-cell>
          <table:table-cell table:formula="of:=MID([.G539];8;3)" office:value-type="string" office:string-value="111" calcext:value-type="string">
            <text:p>111</text:p>
          </table:table-cell>
          <table:table-cell table:formula="of:=BIN2DEC([.H539]) * 8" office:value-type="float" office:value="672" calcext:value-type="float">
            <text:p>672</text:p>
          </table:table-cell>
          <table:table-cell table:formula="of:=BIN2DEC([.I539])" office:value-type="float" office:value="7" calcext:value-type="float">
            <text:p>7</text:p>
          </table:table-cell>
          <table:table-cell table:formula="of:=[.J539]+[.K539]" office:value-type="float" office:value="679" calcext:value-type="float">
            <text:p>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BLLR</text:p>
          </table:table-cell>
          <table:table-cell table:formula="of:=BIN2DEC([.H540])" office:value-type="float" office:value="99" calcext:value-type="float">
            <text:p>99</text:p>
          </table:table-cell>
          <table:table-cell table:formula="of:=BIN2DEC([.I540])" office:value-type="float" office:value="1" calcext:value-type="float">
            <text:p>1</text:p>
          </table:table-cell>
          <table:table-cell table:formula="of:=SUBSTITUTE([.A540] ;&quot;F&quot;;&quot;0&quot;)" office:value-type="string" office:string-value="BB000BBLLR" calcext:value-type="string">
            <text:p>BB000BBLLR</text:p>
          </table:table-cell>
          <table:table-cell table:formula="of:=SUBSTITUTE([.D540];&quot;B&quot;;&quot;1&quot;)" office:value-type="string" office:string-value="1100011LLR" calcext:value-type="string">
            <text:p>1100011LLR</text:p>
          </table:table-cell>
          <table:table-cell table:formula="of:=SUBSTITUTE([.E540];&quot;L&quot;;&quot;0&quot;)" office:value-type="string" office:string-value="110001100R" calcext:value-type="string">
            <text:p>110001100R</text:p>
          </table:table-cell>
          <table:table-cell table:formula="of:=SUBSTITUTE([.F540];&quot;R&quot;;&quot;1&quot;)" office:value-type="string" office:string-value="1100011001" calcext:value-type="string">
            <text:p>1100011001</text:p>
          </table:table-cell>
          <table:table-cell table:formula="of:=MID([.G540];1;7)" office:value-type="string" office:string-value="1100011" calcext:value-type="string">
            <text:p>1100011</text:p>
          </table:table-cell>
          <table:table-cell table:formula="of:=MID([.G540];8;3)" office:value-type="string" office:string-value="001" calcext:value-type="string">
            <text:p>001</text:p>
          </table:table-cell>
          <table:table-cell table:formula="of:=BIN2DEC([.H540]) * 8" office:value-type="float" office:value="792" calcext:value-type="float">
            <text:p>792</text:p>
          </table:table-cell>
          <table:table-cell table:formula="of:=BIN2DEC([.I540])" office:value-type="float" office:value="1" calcext:value-type="float">
            <text:p>1</text:p>
          </table:table-cell>
          <table:table-cell table:formula="of:=[.J540]+[.K540]" office:value-type="float" office:value="793" calcext:value-type="float">
            <text:p>7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FRLL</text:p>
          </table:table-cell>
          <table:table-cell table:formula="of:=BIN2DEC([.H541])" office:value-type="float" office:value="44" calcext:value-type="float">
            <text:p>44</text:p>
          </table:table-cell>
          <table:table-cell table:formula="of:=BIN2DEC([.I541])" office:value-type="float" office:value="4" calcext:value-type="float">
            <text:p>4</text:p>
          </table:table-cell>
          <table:table-cell table:formula="of:=SUBSTITUTE([.A541] ;&quot;F&quot;;&quot;0&quot;)" office:value-type="string" office:string-value="0B0BB00RLL" calcext:value-type="string">
            <text:p>0B0BB00RLL</text:p>
          </table:table-cell>
          <table:table-cell table:formula="of:=SUBSTITUTE([.D541];&quot;B&quot;;&quot;1&quot;)" office:value-type="string" office:string-value="0101100RLL" calcext:value-type="string">
            <text:p>0101100RLL</text:p>
          </table:table-cell>
          <table:table-cell table:formula="of:=SUBSTITUTE([.E541];&quot;L&quot;;&quot;0&quot;)" office:value-type="string" office:string-value="0101100R00" calcext:value-type="string">
            <text:p>0101100R00</text:p>
          </table:table-cell>
          <table:table-cell table:formula="of:=SUBSTITUTE([.F541];&quot;R&quot;;&quot;1&quot;)" office:value-type="string" office:string-value="0101100100" calcext:value-type="string">
            <text:p>0101100100</text:p>
          </table:table-cell>
          <table:table-cell table:formula="of:=MID([.G541];1;7)" office:value-type="string" office:string-value="0101100" calcext:value-type="string">
            <text:p>0101100</text:p>
          </table:table-cell>
          <table:table-cell table:formula="of:=MID([.G541];8;3)" office:value-type="string" office:string-value="100" calcext:value-type="string">
            <text:p>100</text:p>
          </table:table-cell>
          <table:table-cell table:formula="of:=BIN2DEC([.H541]) * 8" office:value-type="float" office:value="352" calcext:value-type="float">
            <text:p>352</text:p>
          </table:table-cell>
          <table:table-cell table:formula="of:=BIN2DEC([.I541])" office:value-type="float" office:value="4" calcext:value-type="float">
            <text:p>4</text:p>
          </table:table-cell>
          <table:table-cell table:formula="of:=[.J541]+[.K541]" office:value-type="float" office:value="356" calcext:value-type="float">
            <text:p>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FRLR</text:p>
          </table:table-cell>
          <table:table-cell table:formula="of:=BIN2DEC([.H542])" office:value-type="float" office:value="14" calcext:value-type="float">
            <text:p>14</text:p>
          </table:table-cell>
          <table:table-cell table:formula="of:=BIN2DEC([.I542])" office:value-type="float" office:value="5" calcext:value-type="float">
            <text:p>5</text:p>
          </table:table-cell>
          <table:table-cell table:formula="of:=SUBSTITUTE([.A542] ;&quot;F&quot;;&quot;0&quot;)" office:value-type="string" office:string-value="000BBB0RLR" calcext:value-type="string">
            <text:p>000BBB0RLR</text:p>
          </table:table-cell>
          <table:table-cell table:formula="of:=SUBSTITUTE([.D542];&quot;B&quot;;&quot;1&quot;)" office:value-type="string" office:string-value="0001110RLR" calcext:value-type="string">
            <text:p>0001110RLR</text:p>
          </table:table-cell>
          <table:table-cell table:formula="of:=SUBSTITUTE([.E542];&quot;L&quot;;&quot;0&quot;)" office:value-type="string" office:string-value="0001110R0R" calcext:value-type="string">
            <text:p>0001110R0R</text:p>
          </table:table-cell>
          <table:table-cell table:formula="of:=SUBSTITUTE([.F542];&quot;R&quot;;&quot;1&quot;)" office:value-type="string" office:string-value="0001110101" calcext:value-type="string">
            <text:p>0001110101</text:p>
          </table:table-cell>
          <table:table-cell table:formula="of:=MID([.G542];1;7)" office:value-type="string" office:string-value="0001110" calcext:value-type="string">
            <text:p>0001110</text:p>
          </table:table-cell>
          <table:table-cell table:formula="of:=MID([.G542];8;3)" office:value-type="string" office:string-value="101" calcext:value-type="string">
            <text:p>101</text:p>
          </table:table-cell>
          <table:table-cell table:formula="of:=BIN2DEC([.H542]) * 8" office:value-type="float" office:value="112" calcext:value-type="float">
            <text:p>112</text:p>
          </table:table-cell>
          <table:table-cell table:formula="of:=BIN2DEC([.I542])" office:value-type="float" office:value="5" calcext:value-type="float">
            <text:p>5</text:p>
          </table:table-cell>
          <table:table-cell table:formula="of:=[.J542]+[.K542]" office:value-type="float" office:value="117" calcext:value-type="float">
            <text:p>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FRLL</text:p>
          </table:table-cell>
          <table:table-cell table:formula="of:=BIN2DEC([.H543])" office:value-type="float" office:value="66" calcext:value-type="float">
            <text:p>66</text:p>
          </table:table-cell>
          <table:table-cell table:formula="of:=BIN2DEC([.I543])" office:value-type="float" office:value="4" calcext:value-type="float">
            <text:p>4</text:p>
          </table:table-cell>
          <table:table-cell table:formula="of:=SUBSTITUTE([.A543] ;&quot;F&quot;;&quot;0&quot;)" office:value-type="string" office:string-value="B0000B0RLL" calcext:value-type="string">
            <text:p>B0000B0RLL</text:p>
          </table:table-cell>
          <table:table-cell table:formula="of:=SUBSTITUTE([.D543];&quot;B&quot;;&quot;1&quot;)" office:value-type="string" office:string-value="1000010RLL" calcext:value-type="string">
            <text:p>1000010RLL</text:p>
          </table:table-cell>
          <table:table-cell table:formula="of:=SUBSTITUTE([.E543];&quot;L&quot;;&quot;0&quot;)" office:value-type="string" office:string-value="1000010R00" calcext:value-type="string">
            <text:p>1000010R00</text:p>
          </table:table-cell>
          <table:table-cell table:formula="of:=SUBSTITUTE([.F543];&quot;R&quot;;&quot;1&quot;)" office:value-type="string" office:string-value="1000010100" calcext:value-type="string">
            <text:p>1000010100</text:p>
          </table:table-cell>
          <table:table-cell table:formula="of:=MID([.G543];1;7)" office:value-type="string" office:string-value="1000010" calcext:value-type="string">
            <text:p>1000010</text:p>
          </table:table-cell>
          <table:table-cell table:formula="of:=MID([.G543];8;3)" office:value-type="string" office:string-value="100" calcext:value-type="string">
            <text:p>100</text:p>
          </table:table-cell>
          <table:table-cell table:formula="of:=BIN2DEC([.H543]) * 8" office:value-type="float" office:value="528" calcext:value-type="float">
            <text:p>528</text:p>
          </table:table-cell>
          <table:table-cell table:formula="of:=BIN2DEC([.I543])" office:value-type="float" office:value="4" calcext:value-type="float">
            <text:p>4</text:p>
          </table:table-cell>
          <table:table-cell table:formula="of:=[.J543]+[.K543]" office:value-type="float" office:value="532" calcext:value-type="float">
            <text:p>5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BRLL</text:p>
          </table:table-cell>
          <table:table-cell table:formula="of:=BIN2DEC([.H544])" office:value-type="float" office:value="27" calcext:value-type="float">
            <text:p>27</text:p>
          </table:table-cell>
          <table:table-cell table:formula="of:=BIN2DEC([.I544])" office:value-type="float" office:value="4" calcext:value-type="float">
            <text:p>4</text:p>
          </table:table-cell>
          <table:table-cell table:formula="of:=SUBSTITUTE([.A544] ;&quot;F&quot;;&quot;0&quot;)" office:value-type="string" office:string-value="00BB0BBRLL" calcext:value-type="string">
            <text:p>00BB0BBRLL</text:p>
          </table:table-cell>
          <table:table-cell table:formula="of:=SUBSTITUTE([.D544];&quot;B&quot;;&quot;1&quot;)" office:value-type="string" office:string-value="0011011RLL" calcext:value-type="string">
            <text:p>0011011RLL</text:p>
          </table:table-cell>
          <table:table-cell table:formula="of:=SUBSTITUTE([.E544];&quot;L&quot;;&quot;0&quot;)" office:value-type="string" office:string-value="0011011R00" calcext:value-type="string">
            <text:p>0011011R00</text:p>
          </table:table-cell>
          <table:table-cell table:formula="of:=SUBSTITUTE([.F544];&quot;R&quot;;&quot;1&quot;)" office:value-type="string" office:string-value="0011011100" calcext:value-type="string">
            <text:p>0011011100</text:p>
          </table:table-cell>
          <table:table-cell table:formula="of:=MID([.G544];1;7)" office:value-type="string" office:string-value="0011011" calcext:value-type="string">
            <text:p>0011011</text:p>
          </table:table-cell>
          <table:table-cell table:formula="of:=MID([.G544];8;3)" office:value-type="string" office:string-value="100" calcext:value-type="string">
            <text:p>100</text:p>
          </table:table-cell>
          <table:table-cell table:formula="of:=BIN2DEC([.H544]) * 8" office:value-type="float" office:value="216" calcext:value-type="float">
            <text:p>216</text:p>
          </table:table-cell>
          <table:table-cell table:formula="of:=BIN2DEC([.I544])" office:value-type="float" office:value="4" calcext:value-type="float">
            <text:p>4</text:p>
          </table:table-cell>
          <table:table-cell table:formula="of:=[.J544]+[.K544]" office:value-type="float" office:value="220" calcext:value-type="float">
            <text:p>2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BRRL</text:p>
          </table:table-cell>
          <table:table-cell table:formula="of:=BIN2DEC([.H545])" office:value-type="float" office:value="9" calcext:value-type="float">
            <text:p>9</text:p>
          </table:table-cell>
          <table:table-cell table:formula="of:=BIN2DEC([.I545])" office:value-type="float" office:value="6" calcext:value-type="float">
            <text:p>6</text:p>
          </table:table-cell>
          <table:table-cell table:formula="of:=SUBSTITUTE([.A545] ;&quot;F&quot;;&quot;0&quot;)" office:value-type="string" office:string-value="000B00BRRL" calcext:value-type="string">
            <text:p>000B00BRRL</text:p>
          </table:table-cell>
          <table:table-cell table:formula="of:=SUBSTITUTE([.D545];&quot;B&quot;;&quot;1&quot;)" office:value-type="string" office:string-value="0001001RRL" calcext:value-type="string">
            <text:p>0001001RRL</text:p>
          </table:table-cell>
          <table:table-cell table:formula="of:=SUBSTITUTE([.E545];&quot;L&quot;;&quot;0&quot;)" office:value-type="string" office:string-value="0001001RR0" calcext:value-type="string">
            <text:p>0001001RR0</text:p>
          </table:table-cell>
          <table:table-cell table:formula="of:=SUBSTITUTE([.F545];&quot;R&quot;;&quot;1&quot;)" office:value-type="string" office:string-value="0001001110" calcext:value-type="string">
            <text:p>0001001110</text:p>
          </table:table-cell>
          <table:table-cell table:formula="of:=MID([.G545];1;7)" office:value-type="string" office:string-value="0001001" calcext:value-type="string">
            <text:p>0001001</text:p>
          </table:table-cell>
          <table:table-cell table:formula="of:=MID([.G545];8;3)" office:value-type="string" office:string-value="110" calcext:value-type="string">
            <text:p>110</text:p>
          </table:table-cell>
          <table:table-cell table:formula="of:=BIN2DEC([.H545]) * 8" office:value-type="float" office:value="72" calcext:value-type="float">
            <text:p>72</text:p>
          </table:table-cell>
          <table:table-cell table:formula="of:=BIN2DEC([.I545])" office:value-type="float" office:value="6" calcext:value-type="float">
            <text:p>6</text:p>
          </table:table-cell>
          <table:table-cell table:formula="of:=[.J545]+[.K545]" office:value-type="float" office:value="78" calcext:value-type="float">
            <text:p>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FRLL</text:p>
          </table:table-cell>
          <table:table-cell table:formula="of:=BIN2DEC([.H546])" office:value-type="float" office:value="120" calcext:value-type="float">
            <text:p>120</text:p>
          </table:table-cell>
          <table:table-cell table:formula="of:=BIN2DEC([.I546])" office:value-type="float" office:value="4" calcext:value-type="float">
            <text:p>4</text:p>
          </table:table-cell>
          <table:table-cell table:formula="of:=SUBSTITUTE([.A546] ;&quot;F&quot;;&quot;0&quot;)" office:value-type="string" office:string-value="BBBB000RLL" calcext:value-type="string">
            <text:p>BBBB000RLL</text:p>
          </table:table-cell>
          <table:table-cell table:formula="of:=SUBSTITUTE([.D546];&quot;B&quot;;&quot;1&quot;)" office:value-type="string" office:string-value="1111000RLL" calcext:value-type="string">
            <text:p>1111000RLL</text:p>
          </table:table-cell>
          <table:table-cell table:formula="of:=SUBSTITUTE([.E546];&quot;L&quot;;&quot;0&quot;)" office:value-type="string" office:string-value="1111000R00" calcext:value-type="string">
            <text:p>1111000R00</text:p>
          </table:table-cell>
          <table:table-cell table:formula="of:=SUBSTITUTE([.F546];&quot;R&quot;;&quot;1&quot;)" office:value-type="string" office:string-value="1111000100" calcext:value-type="string">
            <text:p>1111000100</text:p>
          </table:table-cell>
          <table:table-cell table:formula="of:=MID([.G546];1;7)" office:value-type="string" office:string-value="1111000" calcext:value-type="string">
            <text:p>1111000</text:p>
          </table:table-cell>
          <table:table-cell table:formula="of:=MID([.G546];8;3)" office:value-type="string" office:string-value="100" calcext:value-type="string">
            <text:p>100</text:p>
          </table:table-cell>
          <table:table-cell table:formula="of:=BIN2DEC([.H546]) * 8" office:value-type="float" office:value="960" calcext:value-type="float">
            <text:p>960</text:p>
          </table:table-cell>
          <table:table-cell table:formula="of:=BIN2DEC([.I546])" office:value-type="float" office:value="4" calcext:value-type="float">
            <text:p>4</text:p>
          </table:table-cell>
          <table:table-cell table:formula="of:=[.J546]+[.K546]" office:value-type="float" office:value="964" calcext:value-type="float">
            <text:p>9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BRLL</text:p>
          </table:table-cell>
          <table:table-cell table:formula="of:=BIN2DEC([.H547])" office:value-type="float" office:value="39" calcext:value-type="float">
            <text:p>39</text:p>
          </table:table-cell>
          <table:table-cell table:formula="of:=BIN2DEC([.I547])" office:value-type="float" office:value="4" calcext:value-type="float">
            <text:p>4</text:p>
          </table:table-cell>
          <table:table-cell table:formula="of:=SUBSTITUTE([.A547] ;&quot;F&quot;;&quot;0&quot;)" office:value-type="string" office:string-value="0B00BBBRLL" calcext:value-type="string">
            <text:p>0B00BBBRLL</text:p>
          </table:table-cell>
          <table:table-cell table:formula="of:=SUBSTITUTE([.D547];&quot;B&quot;;&quot;1&quot;)" office:value-type="string" office:string-value="0100111RLL" calcext:value-type="string">
            <text:p>0100111RLL</text:p>
          </table:table-cell>
          <table:table-cell table:formula="of:=SUBSTITUTE([.E547];&quot;L&quot;;&quot;0&quot;)" office:value-type="string" office:string-value="0100111R00" calcext:value-type="string">
            <text:p>0100111R00</text:p>
          </table:table-cell>
          <table:table-cell table:formula="of:=SUBSTITUTE([.F547];&quot;R&quot;;&quot;1&quot;)" office:value-type="string" office:string-value="0100111100" calcext:value-type="string">
            <text:p>0100111100</text:p>
          </table:table-cell>
          <table:table-cell table:formula="of:=MID([.G547];1;7)" office:value-type="string" office:string-value="0100111" calcext:value-type="string">
            <text:p>0100111</text:p>
          </table:table-cell>
          <table:table-cell table:formula="of:=MID([.G547];8;3)" office:value-type="string" office:string-value="100" calcext:value-type="string">
            <text:p>100</text:p>
          </table:table-cell>
          <table:table-cell table:formula="of:=BIN2DEC([.H547]) * 8" office:value-type="float" office:value="312" calcext:value-type="float">
            <text:p>312</text:p>
          </table:table-cell>
          <table:table-cell table:formula="of:=BIN2DEC([.I547])" office:value-type="float" office:value="4" calcext:value-type="float">
            <text:p>4</text:p>
          </table:table-cell>
          <table:table-cell table:formula="of:=[.J547]+[.K547]" office:value-type="float" office:value="316" calcext:value-type="float">
            <text:p>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FLLL</text:p>
          </table:table-cell>
          <table:table-cell table:formula="of:=BIN2DEC([.H548])" office:value-type="float" office:value="20" calcext:value-type="float">
            <text:p>20</text:p>
          </table:table-cell>
          <table:table-cell table:formula="of:=BIN2DEC([.I548])" office:value-type="float" office:value="0" calcext:value-type="float">
            <text:p>0</text:p>
          </table:table-cell>
          <table:table-cell table:formula="of:=SUBSTITUTE([.A548] ;&quot;F&quot;;&quot;0&quot;)" office:value-type="string" office:string-value="00B0B00LLL" calcext:value-type="string">
            <text:p>00B0B00LLL</text:p>
          </table:table-cell>
          <table:table-cell table:formula="of:=SUBSTITUTE([.D548];&quot;B&quot;;&quot;1&quot;)" office:value-type="string" office:string-value="0010100LLL" calcext:value-type="string">
            <text:p>0010100LLL</text:p>
          </table:table-cell>
          <table:table-cell table:formula="of:=SUBSTITUTE([.E548];&quot;L&quot;;&quot;0&quot;)" office:value-type="string" office:string-value="0010100000" calcext:value-type="string">
            <text:p>0010100000</text:p>
          </table:table-cell>
          <table:table-cell table:formula="of:=SUBSTITUTE([.F548];&quot;R&quot;;&quot;1&quot;)" office:value-type="string" office:string-value="0010100000" calcext:value-type="string">
            <text:p>0010100000</text:p>
          </table:table-cell>
          <table:table-cell table:formula="of:=MID([.G548];1;7)" office:value-type="string" office:string-value="0010100" calcext:value-type="string">
            <text:p>0010100</text:p>
          </table:table-cell>
          <table:table-cell table:formula="of:=MID([.G548];8;3)" office:value-type="string" office:string-value="000" calcext:value-type="string">
            <text:p>000</text:p>
          </table:table-cell>
          <table:table-cell table:formula="of:=BIN2DEC([.H548]) * 8" office:value-type="float" office:value="160" calcext:value-type="float">
            <text:p>160</text:p>
          </table:table-cell>
          <table:table-cell table:formula="of:=BIN2DEC([.I548])" office:value-type="float" office:value="0" calcext:value-type="float">
            <text:p>0</text:p>
          </table:table-cell>
          <table:table-cell table:formula="of:=[.J548]+[.K548]" office:value-type="float" office:value="160" calcext:value-type="float">
            <text:p>1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FLRL</text:p>
          </table:table-cell>
          <table:table-cell table:formula="of:=BIN2DEC([.H549])" office:value-type="float" office:value="118" calcext:value-type="float">
            <text:p>118</text:p>
          </table:table-cell>
          <table:table-cell table:formula="of:=BIN2DEC([.I549])" office:value-type="float" office:value="2" calcext:value-type="float">
            <text:p>2</text:p>
          </table:table-cell>
          <table:table-cell table:formula="of:=SUBSTITUTE([.A549] ;&quot;F&quot;;&quot;0&quot;)" office:value-type="string" office:string-value="BBB0BB0LRL" calcext:value-type="string">
            <text:p>BBB0BB0LRL</text:p>
          </table:table-cell>
          <table:table-cell table:formula="of:=SUBSTITUTE([.D549];&quot;B&quot;;&quot;1&quot;)" office:value-type="string" office:string-value="1110110LRL" calcext:value-type="string">
            <text:p>1110110LRL</text:p>
          </table:table-cell>
          <table:table-cell table:formula="of:=SUBSTITUTE([.E549];&quot;L&quot;;&quot;0&quot;)" office:value-type="string" office:string-value="11101100R0" calcext:value-type="string">
            <text:p>11101100R0</text:p>
          </table:table-cell>
          <table:table-cell table:formula="of:=SUBSTITUTE([.F549];&quot;R&quot;;&quot;1&quot;)" office:value-type="string" office:string-value="1110110010" calcext:value-type="string">
            <text:p>1110110010</text:p>
          </table:table-cell>
          <table:table-cell table:formula="of:=MID([.G549];1;7)" office:value-type="string" office:string-value="1110110" calcext:value-type="string">
            <text:p>1110110</text:p>
          </table:table-cell>
          <table:table-cell table:formula="of:=MID([.G549];8;3)" office:value-type="string" office:string-value="010" calcext:value-type="string">
            <text:p>010</text:p>
          </table:table-cell>
          <table:table-cell table:formula="of:=BIN2DEC([.H549]) * 8" office:value-type="float" office:value="944" calcext:value-type="float">
            <text:p>944</text:p>
          </table:table-cell>
          <table:table-cell table:formula="of:=BIN2DEC([.I549])" office:value-type="float" office:value="2" calcext:value-type="float">
            <text:p>2</text:p>
          </table:table-cell>
          <table:table-cell table:formula="of:=[.J549]+[.K549]" office:value-type="float" office:value="946" calcext:value-type="float">
            <text:p>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BLRL</text:p>
          </table:table-cell>
          <table:table-cell table:formula="of:=BIN2DEC([.H550])" office:value-type="float" office:value="45" calcext:value-type="float">
            <text:p>45</text:p>
          </table:table-cell>
          <table:table-cell table:formula="of:=BIN2DEC([.I550])" office:value-type="float" office:value="2" calcext:value-type="float">
            <text:p>2</text:p>
          </table:table-cell>
          <table:table-cell table:formula="of:=SUBSTITUTE([.A550] ;&quot;F&quot;;&quot;0&quot;)" office:value-type="string" office:string-value="0B0BB0BLRL" calcext:value-type="string">
            <text:p>0B0BB0BLRL</text:p>
          </table:table-cell>
          <table:table-cell table:formula="of:=SUBSTITUTE([.D550];&quot;B&quot;;&quot;1&quot;)" office:value-type="string" office:string-value="0101101LRL" calcext:value-type="string">
            <text:p>0101101LRL</text:p>
          </table:table-cell>
          <table:table-cell table:formula="of:=SUBSTITUTE([.E550];&quot;L&quot;;&quot;0&quot;)" office:value-type="string" office:string-value="01011010R0" calcext:value-type="string">
            <text:p>01011010R0</text:p>
          </table:table-cell>
          <table:table-cell table:formula="of:=SUBSTITUTE([.F550];&quot;R&quot;;&quot;1&quot;)" office:value-type="string" office:string-value="0101101010" calcext:value-type="string">
            <text:p>0101101010</text:p>
          </table:table-cell>
          <table:table-cell table:formula="of:=MID([.G550];1;7)" office:value-type="string" office:string-value="0101101" calcext:value-type="string">
            <text:p>0101101</text:p>
          </table:table-cell>
          <table:table-cell table:formula="of:=MID([.G550];8;3)" office:value-type="string" office:string-value="010" calcext:value-type="string">
            <text:p>010</text:p>
          </table:table-cell>
          <table:table-cell table:formula="of:=BIN2DEC([.H550]) * 8" office:value-type="float" office:value="360" calcext:value-type="float">
            <text:p>360</text:p>
          </table:table-cell>
          <table:table-cell table:formula="of:=BIN2DEC([.I550])" office:value-type="float" office:value="2" calcext:value-type="float">
            <text:p>2</text:p>
          </table:table-cell>
          <table:table-cell table:formula="of:=[.J550]+[.K550]" office:value-type="float" office:value="362" calcext:value-type="float">
            <text:p>3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FLRR</text:p>
          </table:table-cell>
          <table:table-cell table:formula="of:=BIN2DEC([.H551])" office:value-type="float" office:value="20" calcext:value-type="float">
            <text:p>20</text:p>
          </table:table-cell>
          <table:table-cell table:formula="of:=BIN2DEC([.I551])" office:value-type="float" office:value="3" calcext:value-type="float">
            <text:p>3</text:p>
          </table:table-cell>
          <table:table-cell table:formula="of:=SUBSTITUTE([.A551] ;&quot;F&quot;;&quot;0&quot;)" office:value-type="string" office:string-value="00B0B00LRR" calcext:value-type="string">
            <text:p>00B0B00LRR</text:p>
          </table:table-cell>
          <table:table-cell table:formula="of:=SUBSTITUTE([.D551];&quot;B&quot;;&quot;1&quot;)" office:value-type="string" office:string-value="0010100LRR" calcext:value-type="string">
            <text:p>0010100LRR</text:p>
          </table:table-cell>
          <table:table-cell table:formula="of:=SUBSTITUTE([.E551];&quot;L&quot;;&quot;0&quot;)" office:value-type="string" office:string-value="00101000RR" calcext:value-type="string">
            <text:p>00101000RR</text:p>
          </table:table-cell>
          <table:table-cell table:formula="of:=SUBSTITUTE([.F551];&quot;R&quot;;&quot;1&quot;)" office:value-type="string" office:string-value="0010100011" calcext:value-type="string">
            <text:p>0010100011</text:p>
          </table:table-cell>
          <table:table-cell table:formula="of:=MID([.G551];1;7)" office:value-type="string" office:string-value="0010100" calcext:value-type="string">
            <text:p>0010100</text:p>
          </table:table-cell>
          <table:table-cell table:formula="of:=MID([.G551];8;3)" office:value-type="string" office:string-value="011" calcext:value-type="string">
            <text:p>011</text:p>
          </table:table-cell>
          <table:table-cell table:formula="of:=BIN2DEC([.H551]) * 8" office:value-type="float" office:value="160" calcext:value-type="float">
            <text:p>160</text:p>
          </table:table-cell>
          <table:table-cell table:formula="of:=BIN2DEC([.I551])" office:value-type="float" office:value="3" calcext:value-type="float">
            <text:p>3</text:p>
          </table:table-cell>
          <table:table-cell table:formula="of:=[.J551]+[.K551]" office:value-type="float" office:value="163" calcext:value-type="float">
            <text:p>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BLLR</text:p>
          </table:table-cell>
          <table:table-cell table:formula="of:=BIN2DEC([.H552])" office:value-type="float" office:value="9" calcext:value-type="float">
            <text:p>9</text:p>
          </table:table-cell>
          <table:table-cell table:formula="of:=BIN2DEC([.I552])" office:value-type="float" office:value="1" calcext:value-type="float">
            <text:p>1</text:p>
          </table:table-cell>
          <table:table-cell table:formula="of:=SUBSTITUTE([.A552] ;&quot;F&quot;;&quot;0&quot;)" office:value-type="string" office:string-value="000B00BLLR" calcext:value-type="string">
            <text:p>000B00BLLR</text:p>
          </table:table-cell>
          <table:table-cell table:formula="of:=SUBSTITUTE([.D552];&quot;B&quot;;&quot;1&quot;)" office:value-type="string" office:string-value="0001001LLR" calcext:value-type="string">
            <text:p>0001001LLR</text:p>
          </table:table-cell>
          <table:table-cell table:formula="of:=SUBSTITUTE([.E552];&quot;L&quot;;&quot;0&quot;)" office:value-type="string" office:string-value="000100100R" calcext:value-type="string">
            <text:p>000100100R</text:p>
          </table:table-cell>
          <table:table-cell table:formula="of:=SUBSTITUTE([.F552];&quot;R&quot;;&quot;1&quot;)" office:value-type="string" office:string-value="0001001001" calcext:value-type="string">
            <text:p>0001001001</text:p>
          </table:table-cell>
          <table:table-cell table:formula="of:=MID([.G552];1;7)" office:value-type="string" office:string-value="0001001" calcext:value-type="string">
            <text:p>0001001</text:p>
          </table:table-cell>
          <table:table-cell table:formula="of:=MID([.G552];8;3)" office:value-type="string" office:string-value="001" calcext:value-type="string">
            <text:p>001</text:p>
          </table:table-cell>
          <table:table-cell table:formula="of:=BIN2DEC([.H552]) * 8" office:value-type="float" office:value="72" calcext:value-type="float">
            <text:p>72</text:p>
          </table:table-cell>
          <table:table-cell table:formula="of:=BIN2DEC([.I552])" office:value-type="float" office:value="1" calcext:value-type="float">
            <text:p>1</text:p>
          </table:table-cell>
          <table:table-cell table:formula="of:=[.J552]+[.K552]"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FRRR</text:p>
          </table:table-cell>
          <table:table-cell table:formula="of:=BIN2DEC([.H553])" office:value-type="float" office:value="52" calcext:value-type="float">
            <text:p>52</text:p>
          </table:table-cell>
          <table:table-cell table:formula="of:=BIN2DEC([.I553])" office:value-type="float" office:value="7" calcext:value-type="float">
            <text:p>7</text:p>
          </table:table-cell>
          <table:table-cell table:formula="of:=SUBSTITUTE([.A553] ;&quot;F&quot;;&quot;0&quot;)" office:value-type="string" office:string-value="0BB0B00RRR" calcext:value-type="string">
            <text:p>0BB0B00RRR</text:p>
          </table:table-cell>
          <table:table-cell table:formula="of:=SUBSTITUTE([.D553];&quot;B&quot;;&quot;1&quot;)" office:value-type="string" office:string-value="0110100RRR" calcext:value-type="string">
            <text:p>0110100RRR</text:p>
          </table:table-cell>
          <table:table-cell table:formula="of:=SUBSTITUTE([.E553];&quot;L&quot;;&quot;0&quot;)" office:value-type="string" office:string-value="0110100RRR" calcext:value-type="string">
            <text:p>0110100RRR</text:p>
          </table:table-cell>
          <table:table-cell table:formula="of:=SUBSTITUTE([.F553];&quot;R&quot;;&quot;1&quot;)" office:value-type="string" office:string-value="0110100111" calcext:value-type="string">
            <text:p>0110100111</text:p>
          </table:table-cell>
          <table:table-cell table:formula="of:=MID([.G553];1;7)" office:value-type="string" office:string-value="0110100" calcext:value-type="string">
            <text:p>0110100</text:p>
          </table:table-cell>
          <table:table-cell table:formula="of:=MID([.G553];8;3)" office:value-type="string" office:string-value="111" calcext:value-type="string">
            <text:p>111</text:p>
          </table:table-cell>
          <table:table-cell table:formula="of:=BIN2DEC([.H553]) * 8" office:value-type="float" office:value="416" calcext:value-type="float">
            <text:p>416</text:p>
          </table:table-cell>
          <table:table-cell table:formula="of:=BIN2DEC([.I553])" office:value-type="float" office:value="7" calcext:value-type="float">
            <text:p>7</text:p>
          </table:table-cell>
          <table:table-cell table:formula="of:=[.J553]+[.K553]" office:value-type="float" office:value="423" calcext:value-type="float">
            <text:p>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BLLR</text:p>
          </table:table-cell>
          <table:table-cell table:formula="of:=BIN2DEC([.H554])" office:value-type="float" office:value="21" calcext:value-type="float">
            <text:p>21</text:p>
          </table:table-cell>
          <table:table-cell table:formula="of:=BIN2DEC([.I554])" office:value-type="float" office:value="1" calcext:value-type="float">
            <text:p>1</text:p>
          </table:table-cell>
          <table:table-cell table:formula="of:=SUBSTITUTE([.A554] ;&quot;F&quot;;&quot;0&quot;)" office:value-type="string" office:string-value="00B0B0BLLR" calcext:value-type="string">
            <text:p>00B0B0BLLR</text:p>
          </table:table-cell>
          <table:table-cell table:formula="of:=SUBSTITUTE([.D554];&quot;B&quot;;&quot;1&quot;)" office:value-type="string" office:string-value="0010101LLR" calcext:value-type="string">
            <text:p>0010101LLR</text:p>
          </table:table-cell>
          <table:table-cell table:formula="of:=SUBSTITUTE([.E554];&quot;L&quot;;&quot;0&quot;)" office:value-type="string" office:string-value="001010100R" calcext:value-type="string">
            <text:p>001010100R</text:p>
          </table:table-cell>
          <table:table-cell table:formula="of:=SUBSTITUTE([.F554];&quot;R&quot;;&quot;1&quot;)" office:value-type="string" office:string-value="0010101001" calcext:value-type="string">
            <text:p>0010101001</text:p>
          </table:table-cell>
          <table:table-cell table:formula="of:=MID([.G554];1;7)" office:value-type="string" office:string-value="0010101" calcext:value-type="string">
            <text:p>0010101</text:p>
          </table:table-cell>
          <table:table-cell table:formula="of:=MID([.G554];8;3)" office:value-type="string" office:string-value="001" calcext:value-type="string">
            <text:p>001</text:p>
          </table:table-cell>
          <table:table-cell table:formula="of:=BIN2DEC([.H554]) * 8" office:value-type="float" office:value="168" calcext:value-type="float">
            <text:p>168</text:p>
          </table:table-cell>
          <table:table-cell table:formula="of:=BIN2DEC([.I554])" office:value-type="float" office:value="1" calcext:value-type="float">
            <text:p>1</text:p>
          </table:table-cell>
          <table:table-cell table:formula="of:=[.J554]+[.K554]" office:value-type="float" office:value="169" calcext:value-type="float">
            <text:p>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FBLLR</text:p>
          </table:table-cell>
          <table:table-cell table:formula="of:=BIN2DEC([.H555])" office:value-type="float" office:value="1" calcext:value-type="float">
            <text:p>1</text:p>
          </table:table-cell>
          <table:table-cell table:formula="of:=BIN2DEC([.I555])" office:value-type="float" office:value="1" calcext:value-type="float">
            <text:p>1</text:p>
          </table:table-cell>
          <table:table-cell table:formula="of:=SUBSTITUTE([.A555] ;&quot;F&quot;;&quot;0&quot;)" office:value-type="string" office:string-value="000000BLLR" calcext:value-type="string">
            <text:p>000000BLLR</text:p>
          </table:table-cell>
          <table:table-cell table:formula="of:=SUBSTITUTE([.D555];&quot;B&quot;;&quot;1&quot;)" office:value-type="string" office:string-value="0000001LLR" calcext:value-type="string">
            <text:p>0000001LLR</text:p>
          </table:table-cell>
          <table:table-cell table:formula="of:=SUBSTITUTE([.E555];&quot;L&quot;;&quot;0&quot;)" office:value-type="string" office:string-value="000000100R" calcext:value-type="string">
            <text:p>000000100R</text:p>
          </table:table-cell>
          <table:table-cell table:formula="of:=SUBSTITUTE([.F555];&quot;R&quot;;&quot;1&quot;)" office:value-type="string" office:string-value="0000001001" calcext:value-type="string">
            <text:p>0000001001</text:p>
          </table:table-cell>
          <table:table-cell table:formula="of:=MID([.G555];1;7)" office:value-type="string" office:string-value="0000001" calcext:value-type="string">
            <text:p>0000001</text:p>
          </table:table-cell>
          <table:table-cell table:formula="of:=MID([.G555];8;3)" office:value-type="string" office:string-value="001" calcext:value-type="string">
            <text:p>001</text:p>
          </table:table-cell>
          <table:table-cell table:formula="of:=BIN2DEC([.H555]) * 8" office:value-type="float" office:value="8" calcext:value-type="float">
            <text:p>8</text:p>
          </table:table-cell>
          <table:table-cell table:formula="of:=BIN2DEC([.I555])" office:value-type="float" office:value="1" calcext:value-type="float">
            <text:p>1</text:p>
          </table:table-cell>
          <table:table-cell table:formula="of:=[.J555]+[.K555]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FLRR</text:p>
          </table:table-cell>
          <table:table-cell table:formula="of:=BIN2DEC([.H556])" office:value-type="float" office:value="112" calcext:value-type="float">
            <text:p>112</text:p>
          </table:table-cell>
          <table:table-cell table:formula="of:=BIN2DEC([.I556])" office:value-type="float" office:value="3" calcext:value-type="float">
            <text:p>3</text:p>
          </table:table-cell>
          <table:table-cell table:formula="of:=SUBSTITUTE([.A556] ;&quot;F&quot;;&quot;0&quot;)" office:value-type="string" office:string-value="BBB0000LRR" calcext:value-type="string">
            <text:p>BBB0000LRR</text:p>
          </table:table-cell>
          <table:table-cell table:formula="of:=SUBSTITUTE([.D556];&quot;B&quot;;&quot;1&quot;)" office:value-type="string" office:string-value="1110000LRR" calcext:value-type="string">
            <text:p>1110000LRR</text:p>
          </table:table-cell>
          <table:table-cell table:formula="of:=SUBSTITUTE([.E556];&quot;L&quot;;&quot;0&quot;)" office:value-type="string" office:string-value="11100000RR" calcext:value-type="string">
            <text:p>11100000RR</text:p>
          </table:table-cell>
          <table:table-cell table:formula="of:=SUBSTITUTE([.F556];&quot;R&quot;;&quot;1&quot;)" office:value-type="string" office:string-value="1110000011" calcext:value-type="string">
            <text:p>1110000011</text:p>
          </table:table-cell>
          <table:table-cell table:formula="of:=MID([.G556];1;7)" office:value-type="string" office:string-value="1110000" calcext:value-type="string">
            <text:p>1110000</text:p>
          </table:table-cell>
          <table:table-cell table:formula="of:=MID([.G556];8;3)" office:value-type="string" office:string-value="011" calcext:value-type="string">
            <text:p>011</text:p>
          </table:table-cell>
          <table:table-cell table:formula="of:=BIN2DEC([.H556]) * 8" office:value-type="float" office:value="896" calcext:value-type="float">
            <text:p>896</text:p>
          </table:table-cell>
          <table:table-cell table:formula="of:=BIN2DEC([.I556])" office:value-type="float" office:value="3" calcext:value-type="float">
            <text:p>3</text:p>
          </table:table-cell>
          <table:table-cell table:formula="of:=[.J556]+[.K556]" office:value-type="float" office:value="899" calcext:value-type="float">
            <text:p>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FRLR</text:p>
          </table:table-cell>
          <table:table-cell table:formula="of:=BIN2DEC([.H557])" office:value-type="float" office:value="108" calcext:value-type="float">
            <text:p>108</text:p>
          </table:table-cell>
          <table:table-cell table:formula="of:=BIN2DEC([.I557])" office:value-type="float" office:value="5" calcext:value-type="float">
            <text:p>5</text:p>
          </table:table-cell>
          <table:table-cell table:formula="of:=SUBSTITUTE([.A557] ;&quot;F&quot;;&quot;0&quot;)" office:value-type="string" office:string-value="BB0BB00RLR" calcext:value-type="string">
            <text:p>BB0BB00RLR</text:p>
          </table:table-cell>
          <table:table-cell table:formula="of:=SUBSTITUTE([.D557];&quot;B&quot;;&quot;1&quot;)" office:value-type="string" office:string-value="1101100RLR" calcext:value-type="string">
            <text:p>1101100RLR</text:p>
          </table:table-cell>
          <table:table-cell table:formula="of:=SUBSTITUTE([.E557];&quot;L&quot;;&quot;0&quot;)" office:value-type="string" office:string-value="1101100R0R" calcext:value-type="string">
            <text:p>1101100R0R</text:p>
          </table:table-cell>
          <table:table-cell table:formula="of:=SUBSTITUTE([.F557];&quot;R&quot;;&quot;1&quot;)" office:value-type="string" office:string-value="1101100101" calcext:value-type="string">
            <text:p>1101100101</text:p>
          </table:table-cell>
          <table:table-cell table:formula="of:=MID([.G557];1;7)" office:value-type="string" office:string-value="1101100" calcext:value-type="string">
            <text:p>1101100</text:p>
          </table:table-cell>
          <table:table-cell table:formula="of:=MID([.G557];8;3)" office:value-type="string" office:string-value="101" calcext:value-type="string">
            <text:p>101</text:p>
          </table:table-cell>
          <table:table-cell table:formula="of:=BIN2DEC([.H557]) * 8" office:value-type="float" office:value="864" calcext:value-type="float">
            <text:p>864</text:p>
          </table:table-cell>
          <table:table-cell table:formula="of:=BIN2DEC([.I557])" office:value-type="float" office:value="5" calcext:value-type="float">
            <text:p>5</text:p>
          </table:table-cell>
          <table:table-cell table:formula="of:=[.J557]+[.K557]" office:value-type="float" office:value="869" calcext:value-type="float">
            <text:p>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BLLL</text:p>
          </table:table-cell>
          <table:table-cell table:formula="of:=BIN2DEC([.H558])" office:value-type="float" office:value="7" calcext:value-type="float">
            <text:p>7</text:p>
          </table:table-cell>
          <table:table-cell table:formula="of:=BIN2DEC([.I558])" office:value-type="float" office:value="0" calcext:value-type="float">
            <text:p>0</text:p>
          </table:table-cell>
          <table:table-cell table:formula="of:=SUBSTITUTE([.A558] ;&quot;F&quot;;&quot;0&quot;)" office:value-type="string" office:string-value="0000BBBLLL" calcext:value-type="string">
            <text:p>0000BBBLLL</text:p>
          </table:table-cell>
          <table:table-cell table:formula="of:=SUBSTITUTE([.D558];&quot;B&quot;;&quot;1&quot;)" office:value-type="string" office:string-value="0000111LLL" calcext:value-type="string">
            <text:p>0000111LLL</text:p>
          </table:table-cell>
          <table:table-cell table:formula="of:=SUBSTITUTE([.E558];&quot;L&quot;;&quot;0&quot;)" office:value-type="string" office:string-value="0000111000" calcext:value-type="string">
            <text:p>0000111000</text:p>
          </table:table-cell>
          <table:table-cell table:formula="of:=SUBSTITUTE([.F558];&quot;R&quot;;&quot;1&quot;)" office:value-type="string" office:string-value="0000111000" calcext:value-type="string">
            <text:p>0000111000</text:p>
          </table:table-cell>
          <table:table-cell table:formula="of:=MID([.G558];1;7)" office:value-type="string" office:string-value="0000111" calcext:value-type="string">
            <text:p>0000111</text:p>
          </table:table-cell>
          <table:table-cell table:formula="of:=MID([.G558];8;3)" office:value-type="string" office:string-value="000" calcext:value-type="string">
            <text:p>000</text:p>
          </table:table-cell>
          <table:table-cell table:formula="of:=BIN2DEC([.H558]) * 8" office:value-type="float" office:value="56" calcext:value-type="float">
            <text:p>56</text:p>
          </table:table-cell>
          <table:table-cell table:formula="of:=BIN2DEC([.I558])" office:value-type="float" office:value="0" calcext:value-type="float">
            <text:p>0</text:p>
          </table:table-cell>
          <table:table-cell table:formula="of:=[.J558]+[.K558]"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BLRR</text:p>
          </table:table-cell>
          <table:table-cell table:formula="of:=BIN2DEC([.H559])" office:value-type="float" office:value="49" calcext:value-type="float">
            <text:p>49</text:p>
          </table:table-cell>
          <table:table-cell table:formula="of:=BIN2DEC([.I559])" office:value-type="float" office:value="3" calcext:value-type="float">
            <text:p>3</text:p>
          </table:table-cell>
          <table:table-cell table:formula="of:=SUBSTITUTE([.A559] ;&quot;F&quot;;&quot;0&quot;)" office:value-type="string" office:string-value="0BB000BLRR" calcext:value-type="string">
            <text:p>0BB000BLRR</text:p>
          </table:table-cell>
          <table:table-cell table:formula="of:=SUBSTITUTE([.D559];&quot;B&quot;;&quot;1&quot;)" office:value-type="string" office:string-value="0110001LRR" calcext:value-type="string">
            <text:p>0110001LRR</text:p>
          </table:table-cell>
          <table:table-cell table:formula="of:=SUBSTITUTE([.E559];&quot;L&quot;;&quot;0&quot;)" office:value-type="string" office:string-value="01100010RR" calcext:value-type="string">
            <text:p>01100010RR</text:p>
          </table:table-cell>
          <table:table-cell table:formula="of:=SUBSTITUTE([.F559];&quot;R&quot;;&quot;1&quot;)" office:value-type="string" office:string-value="0110001011" calcext:value-type="string">
            <text:p>0110001011</text:p>
          </table:table-cell>
          <table:table-cell table:formula="of:=MID([.G559];1;7)" office:value-type="string" office:string-value="0110001" calcext:value-type="string">
            <text:p>0110001</text:p>
          </table:table-cell>
          <table:table-cell table:formula="of:=MID([.G559];8;3)" office:value-type="string" office:string-value="011" calcext:value-type="string">
            <text:p>011</text:p>
          </table:table-cell>
          <table:table-cell table:formula="of:=BIN2DEC([.H559]) * 8" office:value-type="float" office:value="392" calcext:value-type="float">
            <text:p>392</text:p>
          </table:table-cell>
          <table:table-cell table:formula="of:=BIN2DEC([.I559])" office:value-type="float" office:value="3" calcext:value-type="float">
            <text:p>3</text:p>
          </table:table-cell>
          <table:table-cell table:formula="of:=[.J559]+[.K559]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FLLL</text:p>
          </table:table-cell>
          <table:table-cell table:formula="of:=BIN2DEC([.H560])" office:value-type="float" office:value="66" calcext:value-type="float">
            <text:p>66</text:p>
          </table:table-cell>
          <table:table-cell table:formula="of:=BIN2DEC([.I560])" office:value-type="float" office:value="0" calcext:value-type="float">
            <text:p>0</text:p>
          </table:table-cell>
          <table:table-cell table:formula="of:=SUBSTITUTE([.A560] ;&quot;F&quot;;&quot;0&quot;)" office:value-type="string" office:string-value="B0000B0LLL" calcext:value-type="string">
            <text:p>B0000B0LLL</text:p>
          </table:table-cell>
          <table:table-cell table:formula="of:=SUBSTITUTE([.D560];&quot;B&quot;;&quot;1&quot;)" office:value-type="string" office:string-value="1000010LLL" calcext:value-type="string">
            <text:p>1000010LLL</text:p>
          </table:table-cell>
          <table:table-cell table:formula="of:=SUBSTITUTE([.E560];&quot;L&quot;;&quot;0&quot;)" office:value-type="string" office:string-value="1000010000" calcext:value-type="string">
            <text:p>1000010000</text:p>
          </table:table-cell>
          <table:table-cell table:formula="of:=SUBSTITUTE([.F560];&quot;R&quot;;&quot;1&quot;)" office:value-type="string" office:string-value="1000010000" calcext:value-type="string">
            <text:p>1000010000</text:p>
          </table:table-cell>
          <table:table-cell table:formula="of:=MID([.G560];1;7)" office:value-type="string" office:string-value="1000010" calcext:value-type="string">
            <text:p>1000010</text:p>
          </table:table-cell>
          <table:table-cell table:formula="of:=MID([.G560];8;3)" office:value-type="string" office:string-value="000" calcext:value-type="string">
            <text:p>000</text:p>
          </table:table-cell>
          <table:table-cell table:formula="of:=BIN2DEC([.H560]) * 8" office:value-type="float" office:value="528" calcext:value-type="float">
            <text:p>528</text:p>
          </table:table-cell>
          <table:table-cell table:formula="of:=BIN2DEC([.I560])" office:value-type="float" office:value="0" calcext:value-type="float">
            <text:p>0</text:p>
          </table:table-cell>
          <table:table-cell table:formula="of:=[.J560]+[.K560]" office:value-type="float" office:value="528" calcext:value-type="float">
            <text:p>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BLRR</text:p>
          </table:table-cell>
          <table:table-cell table:formula="of:=BIN2DEC([.H561])" office:value-type="float" office:value="93" calcext:value-type="float">
            <text:p>93</text:p>
          </table:table-cell>
          <table:table-cell table:formula="of:=BIN2DEC([.I561])" office:value-type="float" office:value="3" calcext:value-type="float">
            <text:p>3</text:p>
          </table:table-cell>
          <table:table-cell table:formula="of:=SUBSTITUTE([.A561] ;&quot;F&quot;;&quot;0&quot;)" office:value-type="string" office:string-value="B0BBB0BLRR" calcext:value-type="string">
            <text:p>B0BBB0BLRR</text:p>
          </table:table-cell>
          <table:table-cell table:formula="of:=SUBSTITUTE([.D561];&quot;B&quot;;&quot;1&quot;)" office:value-type="string" office:string-value="1011101LRR" calcext:value-type="string">
            <text:p>1011101LRR</text:p>
          </table:table-cell>
          <table:table-cell table:formula="of:=SUBSTITUTE([.E561];&quot;L&quot;;&quot;0&quot;)" office:value-type="string" office:string-value="10111010RR" calcext:value-type="string">
            <text:p>10111010RR</text:p>
          </table:table-cell>
          <table:table-cell table:formula="of:=SUBSTITUTE([.F561];&quot;R&quot;;&quot;1&quot;)" office:value-type="string" office:string-value="1011101011" calcext:value-type="string">
            <text:p>1011101011</text:p>
          </table:table-cell>
          <table:table-cell table:formula="of:=MID([.G561];1;7)" office:value-type="string" office:string-value="1011101" calcext:value-type="string">
            <text:p>1011101</text:p>
          </table:table-cell>
          <table:table-cell table:formula="of:=MID([.G561];8;3)" office:value-type="string" office:string-value="011" calcext:value-type="string">
            <text:p>011</text:p>
          </table:table-cell>
          <table:table-cell table:formula="of:=BIN2DEC([.H561]) * 8" office:value-type="float" office:value="744" calcext:value-type="float">
            <text:p>744</text:p>
          </table:table-cell>
          <table:table-cell table:formula="of:=BIN2DEC([.I561])" office:value-type="float" office:value="3" calcext:value-type="float">
            <text:p>3</text:p>
          </table:table-cell>
          <table:table-cell table:formula="of:=[.J561]+[.K561]" office:value-type="float" office:value="747" calcext:value-type="float">
            <text:p>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FLLR</text:p>
          </table:table-cell>
          <table:table-cell table:formula="of:=BIN2DEC([.H562])" office:value-type="float" office:value="34" calcext:value-type="float">
            <text:p>34</text:p>
          </table:table-cell>
          <table:table-cell table:formula="of:=BIN2DEC([.I562])" office:value-type="float" office:value="1" calcext:value-type="float">
            <text:p>1</text:p>
          </table:table-cell>
          <table:table-cell table:formula="of:=SUBSTITUTE([.A562] ;&quot;F&quot;;&quot;0&quot;)" office:value-type="string" office:string-value="0B000B0LLR" calcext:value-type="string">
            <text:p>0B000B0LLR</text:p>
          </table:table-cell>
          <table:table-cell table:formula="of:=SUBSTITUTE([.D562];&quot;B&quot;;&quot;1&quot;)" office:value-type="string" office:string-value="0100010LLR" calcext:value-type="string">
            <text:p>0100010LLR</text:p>
          </table:table-cell>
          <table:table-cell table:formula="of:=SUBSTITUTE([.E562];&quot;L&quot;;&quot;0&quot;)" office:value-type="string" office:string-value="010001000R" calcext:value-type="string">
            <text:p>010001000R</text:p>
          </table:table-cell>
          <table:table-cell table:formula="of:=SUBSTITUTE([.F562];&quot;R&quot;;&quot;1&quot;)" office:value-type="string" office:string-value="0100010001" calcext:value-type="string">
            <text:p>0100010001</text:p>
          </table:table-cell>
          <table:table-cell table:formula="of:=MID([.G562];1;7)" office:value-type="string" office:string-value="0100010" calcext:value-type="string">
            <text:p>0100010</text:p>
          </table:table-cell>
          <table:table-cell table:formula="of:=MID([.G562];8;3)" office:value-type="string" office:string-value="001" calcext:value-type="string">
            <text:p>001</text:p>
          </table:table-cell>
          <table:table-cell table:formula="of:=BIN2DEC([.H562]) * 8" office:value-type="float" office:value="272" calcext:value-type="float">
            <text:p>272</text:p>
          </table:table-cell>
          <table:table-cell table:formula="of:=BIN2DEC([.I562])" office:value-type="float" office:value="1" calcext:value-type="float">
            <text:p>1</text:p>
          </table:table-cell>
          <table:table-cell table:formula="of:=[.J562]+[.K562]" office:value-type="float" office:value="273" calcext:value-type="float">
            <text:p>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BRRL</text:p>
          </table:table-cell>
          <table:table-cell table:formula="of:=BIN2DEC([.H563])" office:value-type="float" office:value="45" calcext:value-type="float">
            <text:p>45</text:p>
          </table:table-cell>
          <table:table-cell table:formula="of:=BIN2DEC([.I563])" office:value-type="float" office:value="6" calcext:value-type="float">
            <text:p>6</text:p>
          </table:table-cell>
          <table:table-cell table:formula="of:=SUBSTITUTE([.A563] ;&quot;F&quot;;&quot;0&quot;)" office:value-type="string" office:string-value="0B0BB0BRRL" calcext:value-type="string">
            <text:p>0B0BB0BRRL</text:p>
          </table:table-cell>
          <table:table-cell table:formula="of:=SUBSTITUTE([.D563];&quot;B&quot;;&quot;1&quot;)" office:value-type="string" office:string-value="0101101RRL" calcext:value-type="string">
            <text:p>0101101RRL</text:p>
          </table:table-cell>
          <table:table-cell table:formula="of:=SUBSTITUTE([.E563];&quot;L&quot;;&quot;0&quot;)" office:value-type="string" office:string-value="0101101RR0" calcext:value-type="string">
            <text:p>0101101RR0</text:p>
          </table:table-cell>
          <table:table-cell table:formula="of:=SUBSTITUTE([.F563];&quot;R&quot;;&quot;1&quot;)" office:value-type="string" office:string-value="0101101110" calcext:value-type="string">
            <text:p>0101101110</text:p>
          </table:table-cell>
          <table:table-cell table:formula="of:=MID([.G563];1;7)" office:value-type="string" office:string-value="0101101" calcext:value-type="string">
            <text:p>0101101</text:p>
          </table:table-cell>
          <table:table-cell table:formula="of:=MID([.G563];8;3)" office:value-type="string" office:string-value="110" calcext:value-type="string">
            <text:p>110</text:p>
          </table:table-cell>
          <table:table-cell table:formula="of:=BIN2DEC([.H563]) * 8" office:value-type="float" office:value="360" calcext:value-type="float">
            <text:p>360</text:p>
          </table:table-cell>
          <table:table-cell table:formula="of:=BIN2DEC([.I563])" office:value-type="float" office:value="6" calcext:value-type="float">
            <text:p>6</text:p>
          </table:table-cell>
          <table:table-cell table:formula="of:=[.J563]+[.K563]" office:value-type="float" office:value="366" calcext:value-type="float">
            <text:p>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FRRR</text:p>
          </table:table-cell>
          <table:table-cell table:formula="of:=BIN2DEC([.H564])" office:value-type="float" office:value="86" calcext:value-type="float">
            <text:p>86</text:p>
          </table:table-cell>
          <table:table-cell table:formula="of:=BIN2DEC([.I564])" office:value-type="float" office:value="7" calcext:value-type="float">
            <text:p>7</text:p>
          </table:table-cell>
          <table:table-cell table:formula="of:=SUBSTITUTE([.A564] ;&quot;F&quot;;&quot;0&quot;)" office:value-type="string" office:string-value="B0B0BB0RRR" calcext:value-type="string">
            <text:p>B0B0BB0RRR</text:p>
          </table:table-cell>
          <table:table-cell table:formula="of:=SUBSTITUTE([.D564];&quot;B&quot;;&quot;1&quot;)" office:value-type="string" office:string-value="1010110RRR" calcext:value-type="string">
            <text:p>1010110RRR</text:p>
          </table:table-cell>
          <table:table-cell table:formula="of:=SUBSTITUTE([.E564];&quot;L&quot;;&quot;0&quot;)" office:value-type="string" office:string-value="1010110RRR" calcext:value-type="string">
            <text:p>1010110RRR</text:p>
          </table:table-cell>
          <table:table-cell table:formula="of:=SUBSTITUTE([.F564];&quot;R&quot;;&quot;1&quot;)" office:value-type="string" office:string-value="1010110111" calcext:value-type="string">
            <text:p>1010110111</text:p>
          </table:table-cell>
          <table:table-cell table:formula="of:=MID([.G564];1;7)" office:value-type="string" office:string-value="1010110" calcext:value-type="string">
            <text:p>1010110</text:p>
          </table:table-cell>
          <table:table-cell table:formula="of:=MID([.G564];8;3)" office:value-type="string" office:string-value="111" calcext:value-type="string">
            <text:p>111</text:p>
          </table:table-cell>
          <table:table-cell table:formula="of:=BIN2DEC([.H564]) * 8" office:value-type="float" office:value="688" calcext:value-type="float">
            <text:p>688</text:p>
          </table:table-cell>
          <table:table-cell table:formula="of:=BIN2DEC([.I564])" office:value-type="float" office:value="7" calcext:value-type="float">
            <text:p>7</text:p>
          </table:table-cell>
          <table:table-cell table:formula="of:=[.J564]+[.K564]" office:value-type="float" office:value="695" calcext:value-type="float">
            <text:p>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FLRR</text:p>
          </table:table-cell>
          <table:table-cell table:formula="of:=BIN2DEC([.H565])" office:value-type="float" office:value="40" calcext:value-type="float">
            <text:p>40</text:p>
          </table:table-cell>
          <table:table-cell table:formula="of:=BIN2DEC([.I565])" office:value-type="float" office:value="3" calcext:value-type="float">
            <text:p>3</text:p>
          </table:table-cell>
          <table:table-cell table:formula="of:=SUBSTITUTE([.A565] ;&quot;F&quot;;&quot;0&quot;)" office:value-type="string" office:string-value="0B0B000LRR" calcext:value-type="string">
            <text:p>0B0B000LRR</text:p>
          </table:table-cell>
          <table:table-cell table:formula="of:=SUBSTITUTE([.D565];&quot;B&quot;;&quot;1&quot;)" office:value-type="string" office:string-value="0101000LRR" calcext:value-type="string">
            <text:p>0101000LRR</text:p>
          </table:table-cell>
          <table:table-cell table:formula="of:=SUBSTITUTE([.E565];&quot;L&quot;;&quot;0&quot;)" office:value-type="string" office:string-value="01010000RR" calcext:value-type="string">
            <text:p>01010000RR</text:p>
          </table:table-cell>
          <table:table-cell table:formula="of:=SUBSTITUTE([.F565];&quot;R&quot;;&quot;1&quot;)" office:value-type="string" office:string-value="0101000011" calcext:value-type="string">
            <text:p>0101000011</text:p>
          </table:table-cell>
          <table:table-cell table:formula="of:=MID([.G565];1;7)" office:value-type="string" office:string-value="0101000" calcext:value-type="string">
            <text:p>0101000</text:p>
          </table:table-cell>
          <table:table-cell table:formula="of:=MID([.G565];8;3)" office:value-type="string" office:string-value="011" calcext:value-type="string">
            <text:p>011</text:p>
          </table:table-cell>
          <table:table-cell table:formula="of:=BIN2DEC([.H565]) * 8" office:value-type="float" office:value="320" calcext:value-type="float">
            <text:p>320</text:p>
          </table:table-cell>
          <table:table-cell table:formula="of:=BIN2DEC([.I565])" office:value-type="float" office:value="3" calcext:value-type="float">
            <text:p>3</text:p>
          </table:table-cell>
          <table:table-cell table:formula="of:=[.J565]+[.K565]" office:value-type="float" office:value="323" calcext:value-type="float">
            <text:p>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FLLR</text:p>
          </table:table-cell>
          <table:table-cell table:formula="of:=BIN2DEC([.H566])" office:value-type="float" office:value="18" calcext:value-type="float">
            <text:p>18</text:p>
          </table:table-cell>
          <table:table-cell table:formula="of:=BIN2DEC([.I566])" office:value-type="float" office:value="1" calcext:value-type="float">
            <text:p>1</text:p>
          </table:table-cell>
          <table:table-cell table:formula="of:=SUBSTITUTE([.A566] ;&quot;F&quot;;&quot;0&quot;)" office:value-type="string" office:string-value="00B00B0LLR" calcext:value-type="string">
            <text:p>00B00B0LLR</text:p>
          </table:table-cell>
          <table:table-cell table:formula="of:=SUBSTITUTE([.D566];&quot;B&quot;;&quot;1&quot;)" office:value-type="string" office:string-value="0010010LLR" calcext:value-type="string">
            <text:p>0010010LLR</text:p>
          </table:table-cell>
          <table:table-cell table:formula="of:=SUBSTITUTE([.E566];&quot;L&quot;;&quot;0&quot;)" office:value-type="string" office:string-value="001001000R" calcext:value-type="string">
            <text:p>001001000R</text:p>
          </table:table-cell>
          <table:table-cell table:formula="of:=SUBSTITUTE([.F566];&quot;R&quot;;&quot;1&quot;)" office:value-type="string" office:string-value="0010010001" calcext:value-type="string">
            <text:p>0010010001</text:p>
          </table:table-cell>
          <table:table-cell table:formula="of:=MID([.G566];1;7)" office:value-type="string" office:string-value="0010010" calcext:value-type="string">
            <text:p>0010010</text:p>
          </table:table-cell>
          <table:table-cell table:formula="of:=MID([.G566];8;3)" office:value-type="string" office:string-value="001" calcext:value-type="string">
            <text:p>001</text:p>
          </table:table-cell>
          <table:table-cell table:formula="of:=BIN2DEC([.H566]) * 8" office:value-type="float" office:value="144" calcext:value-type="float">
            <text:p>144</text:p>
          </table:table-cell>
          <table:table-cell table:formula="of:=BIN2DEC([.I566])" office:value-type="float" office:value="1" calcext:value-type="float">
            <text:p>1</text:p>
          </table:table-cell>
          <table:table-cell table:formula="of:=[.J566]+[.K566]"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FRRL</text:p>
          </table:table-cell>
          <table:table-cell table:formula="of:=BIN2DEC([.H567])" office:value-type="float" office:value="42" calcext:value-type="float">
            <text:p>42</text:p>
          </table:table-cell>
          <table:table-cell table:formula="of:=BIN2DEC([.I567])" office:value-type="float" office:value="6" calcext:value-type="float">
            <text:p>6</text:p>
          </table:table-cell>
          <table:table-cell table:formula="of:=SUBSTITUTE([.A567] ;&quot;F&quot;;&quot;0&quot;)" office:value-type="string" office:string-value="0B0B0B0RRL" calcext:value-type="string">
            <text:p>0B0B0B0RRL</text:p>
          </table:table-cell>
          <table:table-cell table:formula="of:=SUBSTITUTE([.D567];&quot;B&quot;;&quot;1&quot;)" office:value-type="string" office:string-value="0101010RRL" calcext:value-type="string">
            <text:p>0101010RRL</text:p>
          </table:table-cell>
          <table:table-cell table:formula="of:=SUBSTITUTE([.E567];&quot;L&quot;;&quot;0&quot;)" office:value-type="string" office:string-value="0101010RR0" calcext:value-type="string">
            <text:p>0101010RR0</text:p>
          </table:table-cell>
          <table:table-cell table:formula="of:=SUBSTITUTE([.F567];&quot;R&quot;;&quot;1&quot;)" office:value-type="string" office:string-value="0101010110" calcext:value-type="string">
            <text:p>0101010110</text:p>
          </table:table-cell>
          <table:table-cell table:formula="of:=MID([.G567];1;7)" office:value-type="string" office:string-value="0101010" calcext:value-type="string">
            <text:p>0101010</text:p>
          </table:table-cell>
          <table:table-cell table:formula="of:=MID([.G567];8;3)" office:value-type="string" office:string-value="110" calcext:value-type="string">
            <text:p>110</text:p>
          </table:table-cell>
          <table:table-cell table:formula="of:=BIN2DEC([.H567]) * 8" office:value-type="float" office:value="336" calcext:value-type="float">
            <text:p>336</text:p>
          </table:table-cell>
          <table:table-cell table:formula="of:=BIN2DEC([.I567])" office:value-type="float" office:value="6" calcext:value-type="float">
            <text:p>6</text:p>
          </table:table-cell>
          <table:table-cell table:formula="of:=[.J567]+[.K567]" office:value-type="float" office:value="342" calcext:value-type="float">
            <text:p>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FLRR</text:p>
          </table:table-cell>
          <table:table-cell table:formula="of:=BIN2DEC([.H568])" office:value-type="float" office:value="14" calcext:value-type="float">
            <text:p>14</text:p>
          </table:table-cell>
          <table:table-cell table:formula="of:=BIN2DEC([.I568])" office:value-type="float" office:value="3" calcext:value-type="float">
            <text:p>3</text:p>
          </table:table-cell>
          <table:table-cell table:formula="of:=SUBSTITUTE([.A568] ;&quot;F&quot;;&quot;0&quot;)" office:value-type="string" office:string-value="000BBB0LRR" calcext:value-type="string">
            <text:p>000BBB0LRR</text:p>
          </table:table-cell>
          <table:table-cell table:formula="of:=SUBSTITUTE([.D568];&quot;B&quot;;&quot;1&quot;)" office:value-type="string" office:string-value="0001110LRR" calcext:value-type="string">
            <text:p>0001110LRR</text:p>
          </table:table-cell>
          <table:table-cell table:formula="of:=SUBSTITUTE([.E568];&quot;L&quot;;&quot;0&quot;)" office:value-type="string" office:string-value="00011100RR" calcext:value-type="string">
            <text:p>00011100RR</text:p>
          </table:table-cell>
          <table:table-cell table:formula="of:=SUBSTITUTE([.F568];&quot;R&quot;;&quot;1&quot;)" office:value-type="string" office:string-value="0001110011" calcext:value-type="string">
            <text:p>0001110011</text:p>
          </table:table-cell>
          <table:table-cell table:formula="of:=MID([.G568];1;7)" office:value-type="string" office:string-value="0001110" calcext:value-type="string">
            <text:p>0001110</text:p>
          </table:table-cell>
          <table:table-cell table:formula="of:=MID([.G568];8;3)" office:value-type="string" office:string-value="011" calcext:value-type="string">
            <text:p>011</text:p>
          </table:table-cell>
          <table:table-cell table:formula="of:=BIN2DEC([.H568]) * 8" office:value-type="float" office:value="112" calcext:value-type="float">
            <text:p>112</text:p>
          </table:table-cell>
          <table:table-cell table:formula="of:=BIN2DEC([.I568])" office:value-type="float" office:value="3" calcext:value-type="float">
            <text:p>3</text:p>
          </table:table-cell>
          <table:table-cell table:formula="of:=[.J568]+[.K568]" office:value-type="float" office:value="115" calcext:value-type="float">
            <text:p>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BLLR</text:p>
          </table:table-cell>
          <table:table-cell table:formula="of:=BIN2DEC([.H569])" office:value-type="float" office:value="15" calcext:value-type="float">
            <text:p>15</text:p>
          </table:table-cell>
          <table:table-cell table:formula="of:=BIN2DEC([.I569])" office:value-type="float" office:value="1" calcext:value-type="float">
            <text:p>1</text:p>
          </table:table-cell>
          <table:table-cell table:formula="of:=SUBSTITUTE([.A569] ;&quot;F&quot;;&quot;0&quot;)" office:value-type="string" office:string-value="000BBBBLLR" calcext:value-type="string">
            <text:p>000BBBBLLR</text:p>
          </table:table-cell>
          <table:table-cell table:formula="of:=SUBSTITUTE([.D569];&quot;B&quot;;&quot;1&quot;)" office:value-type="string" office:string-value="0001111LLR" calcext:value-type="string">
            <text:p>0001111LLR</text:p>
          </table:table-cell>
          <table:table-cell table:formula="of:=SUBSTITUTE([.E569];&quot;L&quot;;&quot;0&quot;)" office:value-type="string" office:string-value="000111100R" calcext:value-type="string">
            <text:p>000111100R</text:p>
          </table:table-cell>
          <table:table-cell table:formula="of:=SUBSTITUTE([.F569];&quot;R&quot;;&quot;1&quot;)" office:value-type="string" office:string-value="0001111001" calcext:value-type="string">
            <text:p>0001111001</text:p>
          </table:table-cell>
          <table:table-cell table:formula="of:=MID([.G569];1;7)" office:value-type="string" office:string-value="0001111" calcext:value-type="string">
            <text:p>0001111</text:p>
          </table:table-cell>
          <table:table-cell table:formula="of:=MID([.G569];8;3)" office:value-type="string" office:string-value="001" calcext:value-type="string">
            <text:p>001</text:p>
          </table:table-cell>
          <table:table-cell table:formula="of:=BIN2DEC([.H569]) * 8" office:value-type="float" office:value="120" calcext:value-type="float">
            <text:p>120</text:p>
          </table:table-cell>
          <table:table-cell table:formula="of:=BIN2DEC([.I569])" office:value-type="float" office:value="1" calcext:value-type="float">
            <text:p>1</text:p>
          </table:table-cell>
          <table:table-cell table:formula="of:=[.J569]+[.K569]" office:value-type="float" office:value="121" calcext:value-type="float">
            <text:p>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FRRR</text:p>
          </table:table-cell>
          <table:table-cell table:formula="of:=BIN2DEC([.H570])" office:value-type="float" office:value="118" calcext:value-type="float">
            <text:p>118</text:p>
          </table:table-cell>
          <table:table-cell table:formula="of:=BIN2DEC([.I570])" office:value-type="float" office:value="7" calcext:value-type="float">
            <text:p>7</text:p>
          </table:table-cell>
          <table:table-cell table:formula="of:=SUBSTITUTE([.A570] ;&quot;F&quot;;&quot;0&quot;)" office:value-type="string" office:string-value="BBB0BB0RRR" calcext:value-type="string">
            <text:p>BBB0BB0RRR</text:p>
          </table:table-cell>
          <table:table-cell table:formula="of:=SUBSTITUTE([.D570];&quot;B&quot;;&quot;1&quot;)" office:value-type="string" office:string-value="1110110RRR" calcext:value-type="string">
            <text:p>1110110RRR</text:p>
          </table:table-cell>
          <table:table-cell table:formula="of:=SUBSTITUTE([.E570];&quot;L&quot;;&quot;0&quot;)" office:value-type="string" office:string-value="1110110RRR" calcext:value-type="string">
            <text:p>1110110RRR</text:p>
          </table:table-cell>
          <table:table-cell table:formula="of:=SUBSTITUTE([.F570];&quot;R&quot;;&quot;1&quot;)" office:value-type="string" office:string-value="1110110111" calcext:value-type="string">
            <text:p>1110110111</text:p>
          </table:table-cell>
          <table:table-cell table:formula="of:=MID([.G570];1;7)" office:value-type="string" office:string-value="1110110" calcext:value-type="string">
            <text:p>1110110</text:p>
          </table:table-cell>
          <table:table-cell table:formula="of:=MID([.G570];8;3)" office:value-type="string" office:string-value="111" calcext:value-type="string">
            <text:p>111</text:p>
          </table:table-cell>
          <table:table-cell table:formula="of:=BIN2DEC([.H570]) * 8" office:value-type="float" office:value="944" calcext:value-type="float">
            <text:p>944</text:p>
          </table:table-cell>
          <table:table-cell table:formula="of:=BIN2DEC([.I570])" office:value-type="float" office:value="7" calcext:value-type="float">
            <text:p>7</text:p>
          </table:table-cell>
          <table:table-cell table:formula="of:=[.J570]+[.K570]" office:value-type="float" office:value="951" calcext:value-type="float">
            <text:p>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BLRR</text:p>
          </table:table-cell>
          <table:table-cell table:formula="of:=BIN2DEC([.H571])" office:value-type="float" office:value="79" calcext:value-type="float">
            <text:p>79</text:p>
          </table:table-cell>
          <table:table-cell table:formula="of:=BIN2DEC([.I571])" office:value-type="float" office:value="3" calcext:value-type="float">
            <text:p>3</text:p>
          </table:table-cell>
          <table:table-cell table:formula="of:=SUBSTITUTE([.A571] ;&quot;F&quot;;&quot;0&quot;)" office:value-type="string" office:string-value="B00BBBBLRR" calcext:value-type="string">
            <text:p>B00BBBBLRR</text:p>
          </table:table-cell>
          <table:table-cell table:formula="of:=SUBSTITUTE([.D571];&quot;B&quot;;&quot;1&quot;)" office:value-type="string" office:string-value="1001111LRR" calcext:value-type="string">
            <text:p>1001111LRR</text:p>
          </table:table-cell>
          <table:table-cell table:formula="of:=SUBSTITUTE([.E571];&quot;L&quot;;&quot;0&quot;)" office:value-type="string" office:string-value="10011110RR" calcext:value-type="string">
            <text:p>10011110RR</text:p>
          </table:table-cell>
          <table:table-cell table:formula="of:=SUBSTITUTE([.F571];&quot;R&quot;;&quot;1&quot;)" office:value-type="string" office:string-value="1001111011" calcext:value-type="string">
            <text:p>1001111011</text:p>
          </table:table-cell>
          <table:table-cell table:formula="of:=MID([.G571];1;7)" office:value-type="string" office:string-value="1001111" calcext:value-type="string">
            <text:p>1001111</text:p>
          </table:table-cell>
          <table:table-cell table:formula="of:=MID([.G571];8;3)" office:value-type="string" office:string-value="011" calcext:value-type="string">
            <text:p>011</text:p>
          </table:table-cell>
          <table:table-cell table:formula="of:=BIN2DEC([.H571]) * 8" office:value-type="float" office:value="632" calcext:value-type="float">
            <text:p>632</text:p>
          </table:table-cell>
          <table:table-cell table:formula="of:=BIN2DEC([.I571])" office:value-type="float" office:value="3" calcext:value-type="float">
            <text:p>3</text:p>
          </table:table-cell>
          <table:table-cell table:formula="of:=[.J571]+[.K571]" office:value-type="float" office:value="635" calcext:value-type="float">
            <text:p>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FLRR</text:p>
          </table:table-cell>
          <table:table-cell table:formula="of:=BIN2DEC([.H572])" office:value-type="float" office:value="114" calcext:value-type="float">
            <text:p>114</text:p>
          </table:table-cell>
          <table:table-cell table:formula="of:=BIN2DEC([.I572])" office:value-type="float" office:value="3" calcext:value-type="float">
            <text:p>3</text:p>
          </table:table-cell>
          <table:table-cell table:formula="of:=SUBSTITUTE([.A572] ;&quot;F&quot;;&quot;0&quot;)" office:value-type="string" office:string-value="BBB00B0LRR" calcext:value-type="string">
            <text:p>BBB00B0LRR</text:p>
          </table:table-cell>
          <table:table-cell table:formula="of:=SUBSTITUTE([.D572];&quot;B&quot;;&quot;1&quot;)" office:value-type="string" office:string-value="1110010LRR" calcext:value-type="string">
            <text:p>1110010LRR</text:p>
          </table:table-cell>
          <table:table-cell table:formula="of:=SUBSTITUTE([.E572];&quot;L&quot;;&quot;0&quot;)" office:value-type="string" office:string-value="11100100RR" calcext:value-type="string">
            <text:p>11100100RR</text:p>
          </table:table-cell>
          <table:table-cell table:formula="of:=SUBSTITUTE([.F572];&quot;R&quot;;&quot;1&quot;)" office:value-type="string" office:string-value="1110010011" calcext:value-type="string">
            <text:p>1110010011</text:p>
          </table:table-cell>
          <table:table-cell table:formula="of:=MID([.G572];1;7)" office:value-type="string" office:string-value="1110010" calcext:value-type="string">
            <text:p>1110010</text:p>
          </table:table-cell>
          <table:table-cell table:formula="of:=MID([.G572];8;3)" office:value-type="string" office:string-value="011" calcext:value-type="string">
            <text:p>011</text:p>
          </table:table-cell>
          <table:table-cell table:formula="of:=BIN2DEC([.H572]) * 8" office:value-type="float" office:value="912" calcext:value-type="float">
            <text:p>912</text:p>
          </table:table-cell>
          <table:table-cell table:formula="of:=BIN2DEC([.I572])" office:value-type="float" office:value="3" calcext:value-type="float">
            <text:p>3</text:p>
          </table:table-cell>
          <table:table-cell table:formula="of:=[.J572]+[.K572]" office:value-type="float" office:value="915" calcext:value-type="float">
            <text:p>9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FRRR</text:p>
          </table:table-cell>
          <table:table-cell table:formula="of:=BIN2DEC([.H573])" office:value-type="float" office:value="28" calcext:value-type="float">
            <text:p>28</text:p>
          </table:table-cell>
          <table:table-cell table:formula="of:=BIN2DEC([.I573])" office:value-type="float" office:value="7" calcext:value-type="float">
            <text:p>7</text:p>
          </table:table-cell>
          <table:table-cell table:formula="of:=SUBSTITUTE([.A573] ;&quot;F&quot;;&quot;0&quot;)" office:value-type="string" office:string-value="00BBB00RRR" calcext:value-type="string">
            <text:p>00BBB00RRR</text:p>
          </table:table-cell>
          <table:table-cell table:formula="of:=SUBSTITUTE([.D573];&quot;B&quot;;&quot;1&quot;)" office:value-type="string" office:string-value="0011100RRR" calcext:value-type="string">
            <text:p>0011100RRR</text:p>
          </table:table-cell>
          <table:table-cell table:formula="of:=SUBSTITUTE([.E573];&quot;L&quot;;&quot;0&quot;)" office:value-type="string" office:string-value="0011100RRR" calcext:value-type="string">
            <text:p>0011100RRR</text:p>
          </table:table-cell>
          <table:table-cell table:formula="of:=SUBSTITUTE([.F573];&quot;R&quot;;&quot;1&quot;)" office:value-type="string" office:string-value="0011100111" calcext:value-type="string">
            <text:p>0011100111</text:p>
          </table:table-cell>
          <table:table-cell table:formula="of:=MID([.G573];1;7)" office:value-type="string" office:string-value="0011100" calcext:value-type="string">
            <text:p>0011100</text:p>
          </table:table-cell>
          <table:table-cell table:formula="of:=MID([.G573];8;3)" office:value-type="string" office:string-value="111" calcext:value-type="string">
            <text:p>111</text:p>
          </table:table-cell>
          <table:table-cell table:formula="of:=BIN2DEC([.H573]) * 8" office:value-type="float" office:value="224" calcext:value-type="float">
            <text:p>224</text:p>
          </table:table-cell>
          <table:table-cell table:formula="of:=BIN2DEC([.I573])" office:value-type="float" office:value="7" calcext:value-type="float">
            <text:p>7</text:p>
          </table:table-cell>
          <table:table-cell table:formula="of:=[.J573]+[.K573]" office:value-type="float" office:value="231" calcext:value-type="float">
            <text:p>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FRRR</text:p>
          </table:table-cell>
          <table:table-cell table:formula="of:=BIN2DEC([.H574])" office:value-type="float" office:value="36" calcext:value-type="float">
            <text:p>36</text:p>
          </table:table-cell>
          <table:table-cell table:formula="of:=BIN2DEC([.I574])" office:value-type="float" office:value="7" calcext:value-type="float">
            <text:p>7</text:p>
          </table:table-cell>
          <table:table-cell table:formula="of:=SUBSTITUTE([.A574] ;&quot;F&quot;;&quot;0&quot;)" office:value-type="string" office:string-value="0B00B00RRR" calcext:value-type="string">
            <text:p>0B00B00RRR</text:p>
          </table:table-cell>
          <table:table-cell table:formula="of:=SUBSTITUTE([.D574];&quot;B&quot;;&quot;1&quot;)" office:value-type="string" office:string-value="0100100RRR" calcext:value-type="string">
            <text:p>0100100RRR</text:p>
          </table:table-cell>
          <table:table-cell table:formula="of:=SUBSTITUTE([.E574];&quot;L&quot;;&quot;0&quot;)" office:value-type="string" office:string-value="0100100RRR" calcext:value-type="string">
            <text:p>0100100RRR</text:p>
          </table:table-cell>
          <table:table-cell table:formula="of:=SUBSTITUTE([.F574];&quot;R&quot;;&quot;1&quot;)" office:value-type="string" office:string-value="0100100111" calcext:value-type="string">
            <text:p>0100100111</text:p>
          </table:table-cell>
          <table:table-cell table:formula="of:=MID([.G574];1;7)" office:value-type="string" office:string-value="0100100" calcext:value-type="string">
            <text:p>0100100</text:p>
          </table:table-cell>
          <table:table-cell table:formula="of:=MID([.G574];8;3)" office:value-type="string" office:string-value="111" calcext:value-type="string">
            <text:p>111</text:p>
          </table:table-cell>
          <table:table-cell table:formula="of:=BIN2DEC([.H574]) * 8" office:value-type="float" office:value="288" calcext:value-type="float">
            <text:p>288</text:p>
          </table:table-cell>
          <table:table-cell table:formula="of:=BIN2DEC([.I574])" office:value-type="float" office:value="7" calcext:value-type="float">
            <text:p>7</text:p>
          </table:table-cell>
          <table:table-cell table:formula="of:=[.J574]+[.K574]" office:value-type="float" office:value="295" calcext:value-type="float">
            <text:p>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BLRR</text:p>
          </table:table-cell>
          <table:table-cell table:formula="of:=BIN2DEC([.H575])" office:value-type="float" office:value="67" calcext:value-type="float">
            <text:p>67</text:p>
          </table:table-cell>
          <table:table-cell table:formula="of:=BIN2DEC([.I575])" office:value-type="float" office:value="3" calcext:value-type="float">
            <text:p>3</text:p>
          </table:table-cell>
          <table:table-cell table:formula="of:=SUBSTITUTE([.A575] ;&quot;F&quot;;&quot;0&quot;)" office:value-type="string" office:string-value="B0000BBLRR" calcext:value-type="string">
            <text:p>B0000BBLRR</text:p>
          </table:table-cell>
          <table:table-cell table:formula="of:=SUBSTITUTE([.D575];&quot;B&quot;;&quot;1&quot;)" office:value-type="string" office:string-value="1000011LRR" calcext:value-type="string">
            <text:p>1000011LRR</text:p>
          </table:table-cell>
          <table:table-cell table:formula="of:=SUBSTITUTE([.E575];&quot;L&quot;;&quot;0&quot;)" office:value-type="string" office:string-value="10000110RR" calcext:value-type="string">
            <text:p>10000110RR</text:p>
          </table:table-cell>
          <table:table-cell table:formula="of:=SUBSTITUTE([.F575];&quot;R&quot;;&quot;1&quot;)" office:value-type="string" office:string-value="1000011011" calcext:value-type="string">
            <text:p>1000011011</text:p>
          </table:table-cell>
          <table:table-cell table:formula="of:=MID([.G575];1;7)" office:value-type="string" office:string-value="1000011" calcext:value-type="string">
            <text:p>1000011</text:p>
          </table:table-cell>
          <table:table-cell table:formula="of:=MID([.G575];8;3)" office:value-type="string" office:string-value="011" calcext:value-type="string">
            <text:p>011</text:p>
          </table:table-cell>
          <table:table-cell table:formula="of:=BIN2DEC([.H575]) * 8" office:value-type="float" office:value="536" calcext:value-type="float">
            <text:p>536</text:p>
          </table:table-cell>
          <table:table-cell table:formula="of:=BIN2DEC([.I575])" office:value-type="float" office:value="3" calcext:value-type="float">
            <text:p>3</text:p>
          </table:table-cell>
          <table:table-cell table:formula="of:=[.J575]+[.K575]" office:value-type="float" office:value="539" calcext:value-type="float">
            <text:p>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FRLL</text:p>
          </table:table-cell>
          <table:table-cell table:formula="of:=BIN2DEC([.H576])" office:value-type="float" office:value="72" calcext:value-type="float">
            <text:p>72</text:p>
          </table:table-cell>
          <table:table-cell table:formula="of:=BIN2DEC([.I576])" office:value-type="float" office:value="4" calcext:value-type="float">
            <text:p>4</text:p>
          </table:table-cell>
          <table:table-cell table:formula="of:=SUBSTITUTE([.A576] ;&quot;F&quot;;&quot;0&quot;)" office:value-type="string" office:string-value="B00B000RLL" calcext:value-type="string">
            <text:p>B00B000RLL</text:p>
          </table:table-cell>
          <table:table-cell table:formula="of:=SUBSTITUTE([.D576];&quot;B&quot;;&quot;1&quot;)" office:value-type="string" office:string-value="1001000RLL" calcext:value-type="string">
            <text:p>1001000RLL</text:p>
          </table:table-cell>
          <table:table-cell table:formula="of:=SUBSTITUTE([.E576];&quot;L&quot;;&quot;0&quot;)" office:value-type="string" office:string-value="1001000R00" calcext:value-type="string">
            <text:p>1001000R00</text:p>
          </table:table-cell>
          <table:table-cell table:formula="of:=SUBSTITUTE([.F576];&quot;R&quot;;&quot;1&quot;)" office:value-type="string" office:string-value="1001000100" calcext:value-type="string">
            <text:p>1001000100</text:p>
          </table:table-cell>
          <table:table-cell table:formula="of:=MID([.G576];1;7)" office:value-type="string" office:string-value="1001000" calcext:value-type="string">
            <text:p>1001000</text:p>
          </table:table-cell>
          <table:table-cell table:formula="of:=MID([.G576];8;3)" office:value-type="string" office:string-value="100" calcext:value-type="string">
            <text:p>100</text:p>
          </table:table-cell>
          <table:table-cell table:formula="of:=BIN2DEC([.H576]) * 8" office:value-type="float" office:value="576" calcext:value-type="float">
            <text:p>576</text:p>
          </table:table-cell>
          <table:table-cell table:formula="of:=BIN2DEC([.I576])" office:value-type="float" office:value="4" calcext:value-type="float">
            <text:p>4</text:p>
          </table:table-cell>
          <table:table-cell table:formula="of:=[.J576]+[.K576]" office:value-type="float" office:value="580" calcext:value-type="float">
            <text:p>5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BLRR</text:p>
          </table:table-cell>
          <table:table-cell table:formula="of:=BIN2DEC([.H577])" office:value-type="float" office:value="73" calcext:value-type="float">
            <text:p>73</text:p>
          </table:table-cell>
          <table:table-cell table:formula="of:=BIN2DEC([.I577])" office:value-type="float" office:value="3" calcext:value-type="float">
            <text:p>3</text:p>
          </table:table-cell>
          <table:table-cell table:formula="of:=SUBSTITUTE([.A577] ;&quot;F&quot;;&quot;0&quot;)" office:value-type="string" office:string-value="B00B00BLRR" calcext:value-type="string">
            <text:p>B00B00BLRR</text:p>
          </table:table-cell>
          <table:table-cell table:formula="of:=SUBSTITUTE([.D577];&quot;B&quot;;&quot;1&quot;)" office:value-type="string" office:string-value="1001001LRR" calcext:value-type="string">
            <text:p>1001001LRR</text:p>
          </table:table-cell>
          <table:table-cell table:formula="of:=SUBSTITUTE([.E577];&quot;L&quot;;&quot;0&quot;)" office:value-type="string" office:string-value="10010010RR" calcext:value-type="string">
            <text:p>10010010RR</text:p>
          </table:table-cell>
          <table:table-cell table:formula="of:=SUBSTITUTE([.F577];&quot;R&quot;;&quot;1&quot;)" office:value-type="string" office:string-value="1001001011" calcext:value-type="string">
            <text:p>1001001011</text:p>
          </table:table-cell>
          <table:table-cell table:formula="of:=MID([.G577];1;7)" office:value-type="string" office:string-value="1001001" calcext:value-type="string">
            <text:p>1001001</text:p>
          </table:table-cell>
          <table:table-cell table:formula="of:=MID([.G577];8;3)" office:value-type="string" office:string-value="011" calcext:value-type="string">
            <text:p>011</text:p>
          </table:table-cell>
          <table:table-cell table:formula="of:=BIN2DEC([.H577]) * 8" office:value-type="float" office:value="584" calcext:value-type="float">
            <text:p>584</text:p>
          </table:table-cell>
          <table:table-cell table:formula="of:=BIN2DEC([.I577])" office:value-type="float" office:value="3" calcext:value-type="float">
            <text:p>3</text:p>
          </table:table-cell>
          <table:table-cell table:formula="of:=[.J577]+[.K577]" office:value-type="float" office:value="587" calcext:value-type="float">
            <text:p>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BRLR</text:p>
          </table:table-cell>
          <table:table-cell table:formula="of:=BIN2DEC([.H578])" office:value-type="float" office:value="59" calcext:value-type="float">
            <text:p>59</text:p>
          </table:table-cell>
          <table:table-cell table:formula="of:=BIN2DEC([.I578])" office:value-type="float" office:value="5" calcext:value-type="float">
            <text:p>5</text:p>
          </table:table-cell>
          <table:table-cell table:formula="of:=SUBSTITUTE([.A578] ;&quot;F&quot;;&quot;0&quot;)" office:value-type="string" office:string-value="0BBB0BBRLR" calcext:value-type="string">
            <text:p>0BBB0BBRLR</text:p>
          </table:table-cell>
          <table:table-cell table:formula="of:=SUBSTITUTE([.D578];&quot;B&quot;;&quot;1&quot;)" office:value-type="string" office:string-value="0111011RLR" calcext:value-type="string">
            <text:p>0111011RLR</text:p>
          </table:table-cell>
          <table:table-cell table:formula="of:=SUBSTITUTE([.E578];&quot;L&quot;;&quot;0&quot;)" office:value-type="string" office:string-value="0111011R0R" calcext:value-type="string">
            <text:p>0111011R0R</text:p>
          </table:table-cell>
          <table:table-cell table:formula="of:=SUBSTITUTE([.F578];&quot;R&quot;;&quot;1&quot;)" office:value-type="string" office:string-value="0111011101" calcext:value-type="string">
            <text:p>0111011101</text:p>
          </table:table-cell>
          <table:table-cell table:formula="of:=MID([.G578];1;7)" office:value-type="string" office:string-value="0111011" calcext:value-type="string">
            <text:p>0111011</text:p>
          </table:table-cell>
          <table:table-cell table:formula="of:=MID([.G578];8;3)" office:value-type="string" office:string-value="101" calcext:value-type="string">
            <text:p>101</text:p>
          </table:table-cell>
          <table:table-cell table:formula="of:=BIN2DEC([.H578]) * 8" office:value-type="float" office:value="472" calcext:value-type="float">
            <text:p>472</text:p>
          </table:table-cell>
          <table:table-cell table:formula="of:=BIN2DEC([.I578])" office:value-type="float" office:value="5" calcext:value-type="float">
            <text:p>5</text:p>
          </table:table-cell>
          <table:table-cell table:formula="of:=[.J578]+[.K578]" office:value-type="float" office:value="477" calcext:value-type="float">
            <text:p>4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BRLR</text:p>
          </table:table-cell>
          <table:table-cell table:formula="of:=BIN2DEC([.H579])" office:value-type="float" office:value="83" calcext:value-type="float">
            <text:p>83</text:p>
          </table:table-cell>
          <table:table-cell table:formula="of:=BIN2DEC([.I579])" office:value-type="float" office:value="5" calcext:value-type="float">
            <text:p>5</text:p>
          </table:table-cell>
          <table:table-cell table:formula="of:=SUBSTITUTE([.A579] ;&quot;F&quot;;&quot;0&quot;)" office:value-type="string" office:string-value="B0B00BBRLR" calcext:value-type="string">
            <text:p>B0B00BBRLR</text:p>
          </table:table-cell>
          <table:table-cell table:formula="of:=SUBSTITUTE([.D579];&quot;B&quot;;&quot;1&quot;)" office:value-type="string" office:string-value="1010011RLR" calcext:value-type="string">
            <text:p>1010011RLR</text:p>
          </table:table-cell>
          <table:table-cell table:formula="of:=SUBSTITUTE([.E579];&quot;L&quot;;&quot;0&quot;)" office:value-type="string" office:string-value="1010011R0R" calcext:value-type="string">
            <text:p>1010011R0R</text:p>
          </table:table-cell>
          <table:table-cell table:formula="of:=SUBSTITUTE([.F579];&quot;R&quot;;&quot;1&quot;)" office:value-type="string" office:string-value="1010011101" calcext:value-type="string">
            <text:p>1010011101</text:p>
          </table:table-cell>
          <table:table-cell table:formula="of:=MID([.G579];1;7)" office:value-type="string" office:string-value="1010011" calcext:value-type="string">
            <text:p>1010011</text:p>
          </table:table-cell>
          <table:table-cell table:formula="of:=MID([.G579];8;3)" office:value-type="string" office:string-value="101" calcext:value-type="string">
            <text:p>101</text:p>
          </table:table-cell>
          <table:table-cell table:formula="of:=BIN2DEC([.H579]) * 8" office:value-type="float" office:value="664" calcext:value-type="float">
            <text:p>664</text:p>
          </table:table-cell>
          <table:table-cell table:formula="of:=BIN2DEC([.I579])" office:value-type="float" office:value="5" calcext:value-type="float">
            <text:p>5</text:p>
          </table:table-cell>
          <table:table-cell table:formula="of:=[.J579]+[.K579]" office:value-type="float" office:value="669" calcext:value-type="float">
            <text:p>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FRRR</text:p>
          </table:table-cell>
          <table:table-cell table:formula="of:=BIN2DEC([.H580])" office:value-type="float" office:value="38" calcext:value-type="float">
            <text:p>38</text:p>
          </table:table-cell>
          <table:table-cell table:formula="of:=BIN2DEC([.I580])" office:value-type="float" office:value="7" calcext:value-type="float">
            <text:p>7</text:p>
          </table:table-cell>
          <table:table-cell table:formula="of:=SUBSTITUTE([.A580] ;&quot;F&quot;;&quot;0&quot;)" office:value-type="string" office:string-value="0B00BB0RRR" calcext:value-type="string">
            <text:p>0B00BB0RRR</text:p>
          </table:table-cell>
          <table:table-cell table:formula="of:=SUBSTITUTE([.D580];&quot;B&quot;;&quot;1&quot;)" office:value-type="string" office:string-value="0100110RRR" calcext:value-type="string">
            <text:p>0100110RRR</text:p>
          </table:table-cell>
          <table:table-cell table:formula="of:=SUBSTITUTE([.E580];&quot;L&quot;;&quot;0&quot;)" office:value-type="string" office:string-value="0100110RRR" calcext:value-type="string">
            <text:p>0100110RRR</text:p>
          </table:table-cell>
          <table:table-cell table:formula="of:=SUBSTITUTE([.F580];&quot;R&quot;;&quot;1&quot;)" office:value-type="string" office:string-value="0100110111" calcext:value-type="string">
            <text:p>0100110111</text:p>
          </table:table-cell>
          <table:table-cell table:formula="of:=MID([.G580];1;7)" office:value-type="string" office:string-value="0100110" calcext:value-type="string">
            <text:p>0100110</text:p>
          </table:table-cell>
          <table:table-cell table:formula="of:=MID([.G580];8;3)" office:value-type="string" office:string-value="111" calcext:value-type="string">
            <text:p>111</text:p>
          </table:table-cell>
          <table:table-cell table:formula="of:=BIN2DEC([.H580]) * 8" office:value-type="float" office:value="304" calcext:value-type="float">
            <text:p>304</text:p>
          </table:table-cell>
          <table:table-cell table:formula="of:=BIN2DEC([.I580])" office:value-type="float" office:value="7" calcext:value-type="float">
            <text:p>7</text:p>
          </table:table-cell>
          <table:table-cell table:formula="of:=[.J580]+[.K580]" office:value-type="float" office:value="311" calcext:value-type="float">
            <text:p>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FRLR</text:p>
          </table:table-cell>
          <table:table-cell table:formula="of:=BIN2DEC([.H581])" office:value-type="float" office:value="28" calcext:value-type="float">
            <text:p>28</text:p>
          </table:table-cell>
          <table:table-cell table:formula="of:=BIN2DEC([.I581])" office:value-type="float" office:value="5" calcext:value-type="float">
            <text:p>5</text:p>
          </table:table-cell>
          <table:table-cell table:formula="of:=SUBSTITUTE([.A581] ;&quot;F&quot;;&quot;0&quot;)" office:value-type="string" office:string-value="00BBB00RLR" calcext:value-type="string">
            <text:p>00BBB00RLR</text:p>
          </table:table-cell>
          <table:table-cell table:formula="of:=SUBSTITUTE([.D581];&quot;B&quot;;&quot;1&quot;)" office:value-type="string" office:string-value="0011100RLR" calcext:value-type="string">
            <text:p>0011100RLR</text:p>
          </table:table-cell>
          <table:table-cell table:formula="of:=SUBSTITUTE([.E581];&quot;L&quot;;&quot;0&quot;)" office:value-type="string" office:string-value="0011100R0R" calcext:value-type="string">
            <text:p>0011100R0R</text:p>
          </table:table-cell>
          <table:table-cell table:formula="of:=SUBSTITUTE([.F581];&quot;R&quot;;&quot;1&quot;)" office:value-type="string" office:string-value="0011100101" calcext:value-type="string">
            <text:p>0011100101</text:p>
          </table:table-cell>
          <table:table-cell table:formula="of:=MID([.G581];1;7)" office:value-type="string" office:string-value="0011100" calcext:value-type="string">
            <text:p>0011100</text:p>
          </table:table-cell>
          <table:table-cell table:formula="of:=MID([.G581];8;3)" office:value-type="string" office:string-value="101" calcext:value-type="string">
            <text:p>101</text:p>
          </table:table-cell>
          <table:table-cell table:formula="of:=BIN2DEC([.H581]) * 8" office:value-type="float" office:value="224" calcext:value-type="float">
            <text:p>224</text:p>
          </table:table-cell>
          <table:table-cell table:formula="of:=BIN2DEC([.I581])" office:value-type="float" office:value="5" calcext:value-type="float">
            <text:p>5</text:p>
          </table:table-cell>
          <table:table-cell table:formula="of:=[.J581]+[.K581]" office:value-type="float" office:value="229" calcext:value-type="float">
            <text:p>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FRRL</text:p>
          </table:table-cell>
          <table:table-cell table:formula="of:=BIN2DEC([.H582])" office:value-type="float" office:value="96" calcext:value-type="float">
            <text:p>96</text:p>
          </table:table-cell>
          <table:table-cell table:formula="of:=BIN2DEC([.I582])" office:value-type="float" office:value="6" calcext:value-type="float">
            <text:p>6</text:p>
          </table:table-cell>
          <table:table-cell table:formula="of:=SUBSTITUTE([.A582] ;&quot;F&quot;;&quot;0&quot;)" office:value-type="string" office:string-value="BB00000RRL" calcext:value-type="string">
            <text:p>BB00000RRL</text:p>
          </table:table-cell>
          <table:table-cell table:formula="of:=SUBSTITUTE([.D582];&quot;B&quot;;&quot;1&quot;)" office:value-type="string" office:string-value="1100000RRL" calcext:value-type="string">
            <text:p>1100000RRL</text:p>
          </table:table-cell>
          <table:table-cell table:formula="of:=SUBSTITUTE([.E582];&quot;L&quot;;&quot;0&quot;)" office:value-type="string" office:string-value="1100000RR0" calcext:value-type="string">
            <text:p>1100000RR0</text:p>
          </table:table-cell>
          <table:table-cell table:formula="of:=SUBSTITUTE([.F582];&quot;R&quot;;&quot;1&quot;)" office:value-type="string" office:string-value="1100000110" calcext:value-type="string">
            <text:p>1100000110</text:p>
          </table:table-cell>
          <table:table-cell table:formula="of:=MID([.G582];1;7)" office:value-type="string" office:string-value="1100000" calcext:value-type="string">
            <text:p>1100000</text:p>
          </table:table-cell>
          <table:table-cell table:formula="of:=MID([.G582];8;3)" office:value-type="string" office:string-value="110" calcext:value-type="string">
            <text:p>110</text:p>
          </table:table-cell>
          <table:table-cell table:formula="of:=BIN2DEC([.H582]) * 8" office:value-type="float" office:value="768" calcext:value-type="float">
            <text:p>768</text:p>
          </table:table-cell>
          <table:table-cell table:formula="of:=BIN2DEC([.I582])" office:value-type="float" office:value="6" calcext:value-type="float">
            <text:p>6</text:p>
          </table:table-cell>
          <table:table-cell table:formula="of:=[.J582]+[.K582]" office:value-type="float" office:value="774" calcext:value-type="float">
            <text:p>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BLRL</text:p>
          </table:table-cell>
          <table:table-cell table:formula="of:=BIN2DEC([.H583])" office:value-type="float" office:value="79" calcext:value-type="float">
            <text:p>79</text:p>
          </table:table-cell>
          <table:table-cell table:formula="of:=BIN2DEC([.I583])" office:value-type="float" office:value="2" calcext:value-type="float">
            <text:p>2</text:p>
          </table:table-cell>
          <table:table-cell table:formula="of:=SUBSTITUTE([.A583] ;&quot;F&quot;;&quot;0&quot;)" office:value-type="string" office:string-value="B00BBBBLRL" calcext:value-type="string">
            <text:p>B00BBBBLRL</text:p>
          </table:table-cell>
          <table:table-cell table:formula="of:=SUBSTITUTE([.D583];&quot;B&quot;;&quot;1&quot;)" office:value-type="string" office:string-value="1001111LRL" calcext:value-type="string">
            <text:p>1001111LRL</text:p>
          </table:table-cell>
          <table:table-cell table:formula="of:=SUBSTITUTE([.E583];&quot;L&quot;;&quot;0&quot;)" office:value-type="string" office:string-value="10011110R0" calcext:value-type="string">
            <text:p>10011110R0</text:p>
          </table:table-cell>
          <table:table-cell table:formula="of:=SUBSTITUTE([.F583];&quot;R&quot;;&quot;1&quot;)" office:value-type="string" office:string-value="1001111010" calcext:value-type="string">
            <text:p>1001111010</text:p>
          </table:table-cell>
          <table:table-cell table:formula="of:=MID([.G583];1;7)" office:value-type="string" office:string-value="1001111" calcext:value-type="string">
            <text:p>1001111</text:p>
          </table:table-cell>
          <table:table-cell table:formula="of:=MID([.G583];8;3)" office:value-type="string" office:string-value="010" calcext:value-type="string">
            <text:p>010</text:p>
          </table:table-cell>
          <table:table-cell table:formula="of:=BIN2DEC([.H583]) * 8" office:value-type="float" office:value="632" calcext:value-type="float">
            <text:p>632</text:p>
          </table:table-cell>
          <table:table-cell table:formula="of:=BIN2DEC([.I583])" office:value-type="float" office:value="2" calcext:value-type="float">
            <text:p>2</text:p>
          </table:table-cell>
          <table:table-cell table:formula="of:=[.J583]+[.K583]" office:value-type="float" office:value="634" calcext:value-type="float">
            <text:p>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FLRR</text:p>
          </table:table-cell>
          <table:table-cell table:formula="of:=BIN2DEC([.H584])" office:value-type="float" office:value="48" calcext:value-type="float">
            <text:p>48</text:p>
          </table:table-cell>
          <table:table-cell table:formula="of:=BIN2DEC([.I584])" office:value-type="float" office:value="3" calcext:value-type="float">
            <text:p>3</text:p>
          </table:table-cell>
          <table:table-cell table:formula="of:=SUBSTITUTE([.A584] ;&quot;F&quot;;&quot;0&quot;)" office:value-type="string" office:string-value="0BB0000LRR" calcext:value-type="string">
            <text:p>0BB0000LRR</text:p>
          </table:table-cell>
          <table:table-cell table:formula="of:=SUBSTITUTE([.D584];&quot;B&quot;;&quot;1&quot;)" office:value-type="string" office:string-value="0110000LRR" calcext:value-type="string">
            <text:p>0110000LRR</text:p>
          </table:table-cell>
          <table:table-cell table:formula="of:=SUBSTITUTE([.E584];&quot;L&quot;;&quot;0&quot;)" office:value-type="string" office:string-value="01100000RR" calcext:value-type="string">
            <text:p>01100000RR</text:p>
          </table:table-cell>
          <table:table-cell table:formula="of:=SUBSTITUTE([.F584];&quot;R&quot;;&quot;1&quot;)" office:value-type="string" office:string-value="0110000011" calcext:value-type="string">
            <text:p>0110000011</text:p>
          </table:table-cell>
          <table:table-cell table:formula="of:=MID([.G584];1;7)" office:value-type="string" office:string-value="0110000" calcext:value-type="string">
            <text:p>0110000</text:p>
          </table:table-cell>
          <table:table-cell table:formula="of:=MID([.G584];8;3)" office:value-type="string" office:string-value="011" calcext:value-type="string">
            <text:p>011</text:p>
          </table:table-cell>
          <table:table-cell table:formula="of:=BIN2DEC([.H584]) * 8" office:value-type="float" office:value="384" calcext:value-type="float">
            <text:p>384</text:p>
          </table:table-cell>
          <table:table-cell table:formula="of:=BIN2DEC([.I584])" office:value-type="float" office:value="3" calcext:value-type="float">
            <text:p>3</text:p>
          </table:table-cell>
          <table:table-cell table:formula="of:=[.J584]+[.K584]" office:value-type="float" office:value="387" calcext:value-type="float">
            <text:p>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FLLL</text:p>
          </table:table-cell>
          <table:table-cell table:formula="of:=BIN2DEC([.H585])" office:value-type="float" office:value="22" calcext:value-type="float">
            <text:p>22</text:p>
          </table:table-cell>
          <table:table-cell table:formula="of:=BIN2DEC([.I585])" office:value-type="float" office:value="0" calcext:value-type="float">
            <text:p>0</text:p>
          </table:table-cell>
          <table:table-cell table:formula="of:=SUBSTITUTE([.A585] ;&quot;F&quot;;&quot;0&quot;)" office:value-type="string" office:string-value="00B0BB0LLL" calcext:value-type="string">
            <text:p>00B0BB0LLL</text:p>
          </table:table-cell>
          <table:table-cell table:formula="of:=SUBSTITUTE([.D585];&quot;B&quot;;&quot;1&quot;)" office:value-type="string" office:string-value="0010110LLL" calcext:value-type="string">
            <text:p>0010110LLL</text:p>
          </table:table-cell>
          <table:table-cell table:formula="of:=SUBSTITUTE([.E585];&quot;L&quot;;&quot;0&quot;)" office:value-type="string" office:string-value="0010110000" calcext:value-type="string">
            <text:p>0010110000</text:p>
          </table:table-cell>
          <table:table-cell table:formula="of:=SUBSTITUTE([.F585];&quot;R&quot;;&quot;1&quot;)" office:value-type="string" office:string-value="0010110000" calcext:value-type="string">
            <text:p>0010110000</text:p>
          </table:table-cell>
          <table:table-cell table:formula="of:=MID([.G585];1;7)" office:value-type="string" office:string-value="0010110" calcext:value-type="string">
            <text:p>0010110</text:p>
          </table:table-cell>
          <table:table-cell table:formula="of:=MID([.G585];8;3)" office:value-type="string" office:string-value="000" calcext:value-type="string">
            <text:p>000</text:p>
          </table:table-cell>
          <table:table-cell table:formula="of:=BIN2DEC([.H585]) * 8" office:value-type="float" office:value="176" calcext:value-type="float">
            <text:p>176</text:p>
          </table:table-cell>
          <table:table-cell table:formula="of:=BIN2DEC([.I585])" office:value-type="float" office:value="0" calcext:value-type="float">
            <text:p>0</text:p>
          </table:table-cell>
          <table:table-cell table:formula="of:=[.J585]+[.K585]" office:value-type="float" office:value="176" calcext:value-type="float">
            <text:p>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BRRR</text:p>
          </table:table-cell>
          <table:table-cell table:formula="of:=BIN2DEC([.H586])" office:value-type="float" office:value="71" calcext:value-type="float">
            <text:p>71</text:p>
          </table:table-cell>
          <table:table-cell table:formula="of:=BIN2DEC([.I586])" office:value-type="float" office:value="7" calcext:value-type="float">
            <text:p>7</text:p>
          </table:table-cell>
          <table:table-cell table:formula="of:=SUBSTITUTE([.A586] ;&quot;F&quot;;&quot;0&quot;)" office:value-type="string" office:string-value="B000BBBRRR" calcext:value-type="string">
            <text:p>B000BBBRRR</text:p>
          </table:table-cell>
          <table:table-cell table:formula="of:=SUBSTITUTE([.D586];&quot;B&quot;;&quot;1&quot;)" office:value-type="string" office:string-value="1000111RRR" calcext:value-type="string">
            <text:p>1000111RRR</text:p>
          </table:table-cell>
          <table:table-cell table:formula="of:=SUBSTITUTE([.E586];&quot;L&quot;;&quot;0&quot;)" office:value-type="string" office:string-value="1000111RRR" calcext:value-type="string">
            <text:p>1000111RRR</text:p>
          </table:table-cell>
          <table:table-cell table:formula="of:=SUBSTITUTE([.F586];&quot;R&quot;;&quot;1&quot;)" office:value-type="string" office:string-value="1000111111" calcext:value-type="string">
            <text:p>1000111111</text:p>
          </table:table-cell>
          <table:table-cell table:formula="of:=MID([.G586];1;7)" office:value-type="string" office:string-value="1000111" calcext:value-type="string">
            <text:p>1000111</text:p>
          </table:table-cell>
          <table:table-cell table:formula="of:=MID([.G586];8;3)" office:value-type="string" office:string-value="111" calcext:value-type="string">
            <text:p>111</text:p>
          </table:table-cell>
          <table:table-cell table:formula="of:=BIN2DEC([.H586]) * 8" office:value-type="float" office:value="568" calcext:value-type="float">
            <text:p>568</text:p>
          </table:table-cell>
          <table:table-cell table:formula="of:=BIN2DEC([.I586])" office:value-type="float" office:value="7" calcext:value-type="float">
            <text:p>7</text:p>
          </table:table-cell>
          <table:table-cell table:formula="of:=[.J586]+[.K586]" office:value-type="float" office:value="575" calcext:value-type="float">
            <text:p>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BLRR</text:p>
          </table:table-cell>
          <table:table-cell table:formula="of:=BIN2DEC([.H587])" office:value-type="float" office:value="97" calcext:value-type="float">
            <text:p>97</text:p>
          </table:table-cell>
          <table:table-cell table:formula="of:=BIN2DEC([.I587])" office:value-type="float" office:value="3" calcext:value-type="float">
            <text:p>3</text:p>
          </table:table-cell>
          <table:table-cell table:formula="of:=SUBSTITUTE([.A587] ;&quot;F&quot;;&quot;0&quot;)" office:value-type="string" office:string-value="BB0000BLRR" calcext:value-type="string">
            <text:p>BB0000BLRR</text:p>
          </table:table-cell>
          <table:table-cell table:formula="of:=SUBSTITUTE([.D587];&quot;B&quot;;&quot;1&quot;)" office:value-type="string" office:string-value="1100001LRR" calcext:value-type="string">
            <text:p>1100001LRR</text:p>
          </table:table-cell>
          <table:table-cell table:formula="of:=SUBSTITUTE([.E587];&quot;L&quot;;&quot;0&quot;)" office:value-type="string" office:string-value="11000010RR" calcext:value-type="string">
            <text:p>11000010RR</text:p>
          </table:table-cell>
          <table:table-cell table:formula="of:=SUBSTITUTE([.F587];&quot;R&quot;;&quot;1&quot;)" office:value-type="string" office:string-value="1100001011" calcext:value-type="string">
            <text:p>1100001011</text:p>
          </table:table-cell>
          <table:table-cell table:formula="of:=MID([.G587];1;7)" office:value-type="string" office:string-value="1100001" calcext:value-type="string">
            <text:p>1100001</text:p>
          </table:table-cell>
          <table:table-cell table:formula="of:=MID([.G587];8;3)" office:value-type="string" office:string-value="011" calcext:value-type="string">
            <text:p>011</text:p>
          </table:table-cell>
          <table:table-cell table:formula="of:=BIN2DEC([.H587]) * 8" office:value-type="float" office:value="776" calcext:value-type="float">
            <text:p>776</text:p>
          </table:table-cell>
          <table:table-cell table:formula="of:=BIN2DEC([.I587])" office:value-type="float" office:value="3" calcext:value-type="float">
            <text:p>3</text:p>
          </table:table-cell>
          <table:table-cell table:formula="of:=[.J587]+[.K587]" office:value-type="float" office:value="779" calcext:value-type="float">
            <text:p>7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BLLL</text:p>
          </table:table-cell>
          <table:table-cell table:formula="of:=BIN2DEC([.H588])" office:value-type="float" office:value="5" calcext:value-type="float">
            <text:p>5</text:p>
          </table:table-cell>
          <table:table-cell table:formula="of:=BIN2DEC([.I588])" office:value-type="float" office:value="0" calcext:value-type="float">
            <text:p>0</text:p>
          </table:table-cell>
          <table:table-cell table:formula="of:=SUBSTITUTE([.A588] ;&quot;F&quot;;&quot;0&quot;)" office:value-type="string" office:string-value="0000B0BLLL" calcext:value-type="string">
            <text:p>0000B0BLLL</text:p>
          </table:table-cell>
          <table:table-cell table:formula="of:=SUBSTITUTE([.D588];&quot;B&quot;;&quot;1&quot;)" office:value-type="string" office:string-value="0000101LLL" calcext:value-type="string">
            <text:p>0000101LLL</text:p>
          </table:table-cell>
          <table:table-cell table:formula="of:=SUBSTITUTE([.E588];&quot;L&quot;;&quot;0&quot;)" office:value-type="string" office:string-value="0000101000" calcext:value-type="string">
            <text:p>0000101000</text:p>
          </table:table-cell>
          <table:table-cell table:formula="of:=SUBSTITUTE([.F588];&quot;R&quot;;&quot;1&quot;)" office:value-type="string" office:string-value="0000101000" calcext:value-type="string">
            <text:p>0000101000</text:p>
          </table:table-cell>
          <table:table-cell table:formula="of:=MID([.G588];1;7)" office:value-type="string" office:string-value="0000101" calcext:value-type="string">
            <text:p>0000101</text:p>
          </table:table-cell>
          <table:table-cell table:formula="of:=MID([.G588];8;3)" office:value-type="string" office:string-value="000" calcext:value-type="string">
            <text:p>000</text:p>
          </table:table-cell>
          <table:table-cell table:formula="of:=BIN2DEC([.H588]) * 8" office:value-type="float" office:value="40" calcext:value-type="float">
            <text:p>40</text:p>
          </table:table-cell>
          <table:table-cell table:formula="of:=BIN2DEC([.I588])" office:value-type="float" office:value="0" calcext:value-type="float">
            <text:p>0</text:p>
          </table:table-cell>
          <table:table-cell table:formula="of:=[.J588]+[.K588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FLRR</text:p>
          </table:table-cell>
          <table:table-cell table:formula="of:=BIN2DEC([.H589])" office:value-type="float" office:value="36" calcext:value-type="float">
            <text:p>36</text:p>
          </table:table-cell>
          <table:table-cell table:formula="of:=BIN2DEC([.I589])" office:value-type="float" office:value="3" calcext:value-type="float">
            <text:p>3</text:p>
          </table:table-cell>
          <table:table-cell table:formula="of:=SUBSTITUTE([.A589] ;&quot;F&quot;;&quot;0&quot;)" office:value-type="string" office:string-value="0B00B00LRR" calcext:value-type="string">
            <text:p>0B00B00LRR</text:p>
          </table:table-cell>
          <table:table-cell table:formula="of:=SUBSTITUTE([.D589];&quot;B&quot;;&quot;1&quot;)" office:value-type="string" office:string-value="0100100LRR" calcext:value-type="string">
            <text:p>0100100LRR</text:p>
          </table:table-cell>
          <table:table-cell table:formula="of:=SUBSTITUTE([.E589];&quot;L&quot;;&quot;0&quot;)" office:value-type="string" office:string-value="01001000RR" calcext:value-type="string">
            <text:p>01001000RR</text:p>
          </table:table-cell>
          <table:table-cell table:formula="of:=SUBSTITUTE([.F589];&quot;R&quot;;&quot;1&quot;)" office:value-type="string" office:string-value="0100100011" calcext:value-type="string">
            <text:p>0100100011</text:p>
          </table:table-cell>
          <table:table-cell table:formula="of:=MID([.G589];1;7)" office:value-type="string" office:string-value="0100100" calcext:value-type="string">
            <text:p>0100100</text:p>
          </table:table-cell>
          <table:table-cell table:formula="of:=MID([.G589];8;3)" office:value-type="string" office:string-value="011" calcext:value-type="string">
            <text:p>011</text:p>
          </table:table-cell>
          <table:table-cell table:formula="of:=BIN2DEC([.H589]) * 8" office:value-type="float" office:value="288" calcext:value-type="float">
            <text:p>288</text:p>
          </table:table-cell>
          <table:table-cell table:formula="of:=BIN2DEC([.I589])" office:value-type="float" office:value="3" calcext:value-type="float">
            <text:p>3</text:p>
          </table:table-cell>
          <table:table-cell table:formula="of:=[.J589]+[.K589]" office:value-type="float" office:value="291" calcext:value-type="float">
            <text:p>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FLRL</text:p>
          </table:table-cell>
          <table:table-cell table:formula="of:=BIN2DEC([.H590])" office:value-type="float" office:value="84" calcext:value-type="float">
            <text:p>84</text:p>
          </table:table-cell>
          <table:table-cell table:formula="of:=BIN2DEC([.I590])" office:value-type="float" office:value="2" calcext:value-type="float">
            <text:p>2</text:p>
          </table:table-cell>
          <table:table-cell table:formula="of:=SUBSTITUTE([.A590] ;&quot;F&quot;;&quot;0&quot;)" office:value-type="string" office:string-value="B0B0B00LRL" calcext:value-type="string">
            <text:p>B0B0B00LRL</text:p>
          </table:table-cell>
          <table:table-cell table:formula="of:=SUBSTITUTE([.D590];&quot;B&quot;;&quot;1&quot;)" office:value-type="string" office:string-value="1010100LRL" calcext:value-type="string">
            <text:p>1010100LRL</text:p>
          </table:table-cell>
          <table:table-cell table:formula="of:=SUBSTITUTE([.E590];&quot;L&quot;;&quot;0&quot;)" office:value-type="string" office:string-value="10101000R0" calcext:value-type="string">
            <text:p>10101000R0</text:p>
          </table:table-cell>
          <table:table-cell table:formula="of:=SUBSTITUTE([.F590];&quot;R&quot;;&quot;1&quot;)" office:value-type="string" office:string-value="1010100010" calcext:value-type="string">
            <text:p>1010100010</text:p>
          </table:table-cell>
          <table:table-cell table:formula="of:=MID([.G590];1;7)" office:value-type="string" office:string-value="1010100" calcext:value-type="string">
            <text:p>1010100</text:p>
          </table:table-cell>
          <table:table-cell table:formula="of:=MID([.G590];8;3)" office:value-type="string" office:string-value="010" calcext:value-type="string">
            <text:p>010</text:p>
          </table:table-cell>
          <table:table-cell table:formula="of:=BIN2DEC([.H590]) * 8" office:value-type="float" office:value="672" calcext:value-type="float">
            <text:p>672</text:p>
          </table:table-cell>
          <table:table-cell table:formula="of:=BIN2DEC([.I590])" office:value-type="float" office:value="2" calcext:value-type="float">
            <text:p>2</text:p>
          </table:table-cell>
          <table:table-cell table:formula="of:=[.J590]+[.K590]" office:value-type="float" office:value="674" calcext:value-type="float">
            <text:p>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FRLR</text:p>
          </table:table-cell>
          <table:table-cell table:formula="of:=BIN2DEC([.H591])" office:value-type="float" office:value="96" calcext:value-type="float">
            <text:p>96</text:p>
          </table:table-cell>
          <table:table-cell table:formula="of:=BIN2DEC([.I591])" office:value-type="float" office:value="5" calcext:value-type="float">
            <text:p>5</text:p>
          </table:table-cell>
          <table:table-cell table:formula="of:=SUBSTITUTE([.A591] ;&quot;F&quot;;&quot;0&quot;)" office:value-type="string" office:string-value="BB00000RLR" calcext:value-type="string">
            <text:p>BB00000RLR</text:p>
          </table:table-cell>
          <table:table-cell table:formula="of:=SUBSTITUTE([.D591];&quot;B&quot;;&quot;1&quot;)" office:value-type="string" office:string-value="1100000RLR" calcext:value-type="string">
            <text:p>1100000RLR</text:p>
          </table:table-cell>
          <table:table-cell table:formula="of:=SUBSTITUTE([.E591];&quot;L&quot;;&quot;0&quot;)" office:value-type="string" office:string-value="1100000R0R" calcext:value-type="string">
            <text:p>1100000R0R</text:p>
          </table:table-cell>
          <table:table-cell table:formula="of:=SUBSTITUTE([.F591];&quot;R&quot;;&quot;1&quot;)" office:value-type="string" office:string-value="1100000101" calcext:value-type="string">
            <text:p>1100000101</text:p>
          </table:table-cell>
          <table:table-cell table:formula="of:=MID([.G591];1;7)" office:value-type="string" office:string-value="1100000" calcext:value-type="string">
            <text:p>1100000</text:p>
          </table:table-cell>
          <table:table-cell table:formula="of:=MID([.G591];8;3)" office:value-type="string" office:string-value="101" calcext:value-type="string">
            <text:p>101</text:p>
          </table:table-cell>
          <table:table-cell table:formula="of:=BIN2DEC([.H591]) * 8" office:value-type="float" office:value="768" calcext:value-type="float">
            <text:p>768</text:p>
          </table:table-cell>
          <table:table-cell table:formula="of:=BIN2DEC([.I591])" office:value-type="float" office:value="5" calcext:value-type="float">
            <text:p>5</text:p>
          </table:table-cell>
          <table:table-cell table:formula="of:=[.J591]+[.K591]" office:value-type="float" office:value="773" calcext:value-type="float">
            <text:p>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BRLR</text:p>
          </table:table-cell>
          <table:table-cell table:formula="of:=BIN2DEC([.H592])" office:value-type="float" office:value="115" calcext:value-type="float">
            <text:p>115</text:p>
          </table:table-cell>
          <table:table-cell table:formula="of:=BIN2DEC([.I592])" office:value-type="float" office:value="5" calcext:value-type="float">
            <text:p>5</text:p>
          </table:table-cell>
          <table:table-cell table:formula="of:=SUBSTITUTE([.A592] ;&quot;F&quot;;&quot;0&quot;)" office:value-type="string" office:string-value="BBB00BBRLR" calcext:value-type="string">
            <text:p>BBB00BBRLR</text:p>
          </table:table-cell>
          <table:table-cell table:formula="of:=SUBSTITUTE([.D592];&quot;B&quot;;&quot;1&quot;)" office:value-type="string" office:string-value="1110011RLR" calcext:value-type="string">
            <text:p>1110011RLR</text:p>
          </table:table-cell>
          <table:table-cell table:formula="of:=SUBSTITUTE([.E592];&quot;L&quot;;&quot;0&quot;)" office:value-type="string" office:string-value="1110011R0R" calcext:value-type="string">
            <text:p>1110011R0R</text:p>
          </table:table-cell>
          <table:table-cell table:formula="of:=SUBSTITUTE([.F592];&quot;R&quot;;&quot;1&quot;)" office:value-type="string" office:string-value="1110011101" calcext:value-type="string">
            <text:p>1110011101</text:p>
          </table:table-cell>
          <table:table-cell table:formula="of:=MID([.G592];1;7)" office:value-type="string" office:string-value="1110011" calcext:value-type="string">
            <text:p>1110011</text:p>
          </table:table-cell>
          <table:table-cell table:formula="of:=MID([.G592];8;3)" office:value-type="string" office:string-value="101" calcext:value-type="string">
            <text:p>101</text:p>
          </table:table-cell>
          <table:table-cell table:formula="of:=BIN2DEC([.H592]) * 8" office:value-type="float" office:value="920" calcext:value-type="float">
            <text:p>920</text:p>
          </table:table-cell>
          <table:table-cell table:formula="of:=BIN2DEC([.I592])" office:value-type="float" office:value="5" calcext:value-type="float">
            <text:p>5</text:p>
          </table:table-cell>
          <table:table-cell table:formula="of:=[.J592]+[.K592]" office:value-type="float" office:value="925" calcext:value-type="float">
            <text:p>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BRRR</text:p>
          </table:table-cell>
          <table:table-cell table:formula="of:=BIN2DEC([.H593])" office:value-type="float" office:value="101" calcext:value-type="float">
            <text:p>101</text:p>
          </table:table-cell>
          <table:table-cell table:formula="of:=BIN2DEC([.I593])" office:value-type="float" office:value="7" calcext:value-type="float">
            <text:p>7</text:p>
          </table:table-cell>
          <table:table-cell table:formula="of:=SUBSTITUTE([.A593] ;&quot;F&quot;;&quot;0&quot;)" office:value-type="string" office:string-value="BB00B0BRRR" calcext:value-type="string">
            <text:p>BB00B0BRRR</text:p>
          </table:table-cell>
          <table:table-cell table:formula="of:=SUBSTITUTE([.D593];&quot;B&quot;;&quot;1&quot;)" office:value-type="string" office:string-value="1100101RRR" calcext:value-type="string">
            <text:p>1100101RRR</text:p>
          </table:table-cell>
          <table:table-cell table:formula="of:=SUBSTITUTE([.E593];&quot;L&quot;;&quot;0&quot;)" office:value-type="string" office:string-value="1100101RRR" calcext:value-type="string">
            <text:p>1100101RRR</text:p>
          </table:table-cell>
          <table:table-cell table:formula="of:=SUBSTITUTE([.F593];&quot;R&quot;;&quot;1&quot;)" office:value-type="string" office:string-value="1100101111" calcext:value-type="string">
            <text:p>1100101111</text:p>
          </table:table-cell>
          <table:table-cell table:formula="of:=MID([.G593];1;7)" office:value-type="string" office:string-value="1100101" calcext:value-type="string">
            <text:p>1100101</text:p>
          </table:table-cell>
          <table:table-cell table:formula="of:=MID([.G593];8;3)" office:value-type="string" office:string-value="111" calcext:value-type="string">
            <text:p>111</text:p>
          </table:table-cell>
          <table:table-cell table:formula="of:=BIN2DEC([.H593]) * 8" office:value-type="float" office:value="808" calcext:value-type="float">
            <text:p>808</text:p>
          </table:table-cell>
          <table:table-cell table:formula="of:=BIN2DEC([.I593])" office:value-type="float" office:value="7" calcext:value-type="float">
            <text:p>7</text:p>
          </table:table-cell>
          <table:table-cell table:formula="of:=[.J593]+[.K593]" office:value-type="float" office:value="815" calcext:value-type="float">
            <text:p>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BLLR</text:p>
          </table:table-cell>
          <table:table-cell table:formula="of:=BIN2DEC([.H594])" office:value-type="float" office:value="39" calcext:value-type="float">
            <text:p>39</text:p>
          </table:table-cell>
          <table:table-cell table:formula="of:=BIN2DEC([.I594])" office:value-type="float" office:value="1" calcext:value-type="float">
            <text:p>1</text:p>
          </table:table-cell>
          <table:table-cell table:formula="of:=SUBSTITUTE([.A594] ;&quot;F&quot;;&quot;0&quot;)" office:value-type="string" office:string-value="0B00BBBLLR" calcext:value-type="string">
            <text:p>0B00BBBLLR</text:p>
          </table:table-cell>
          <table:table-cell table:formula="of:=SUBSTITUTE([.D594];&quot;B&quot;;&quot;1&quot;)" office:value-type="string" office:string-value="0100111LLR" calcext:value-type="string">
            <text:p>0100111LLR</text:p>
          </table:table-cell>
          <table:table-cell table:formula="of:=SUBSTITUTE([.E594];&quot;L&quot;;&quot;0&quot;)" office:value-type="string" office:string-value="010011100R" calcext:value-type="string">
            <text:p>010011100R</text:p>
          </table:table-cell>
          <table:table-cell table:formula="of:=SUBSTITUTE([.F594];&quot;R&quot;;&quot;1&quot;)" office:value-type="string" office:string-value="0100111001" calcext:value-type="string">
            <text:p>0100111001</text:p>
          </table:table-cell>
          <table:table-cell table:formula="of:=MID([.G594];1;7)" office:value-type="string" office:string-value="0100111" calcext:value-type="string">
            <text:p>0100111</text:p>
          </table:table-cell>
          <table:table-cell table:formula="of:=MID([.G594];8;3)" office:value-type="string" office:string-value="001" calcext:value-type="string">
            <text:p>001</text:p>
          </table:table-cell>
          <table:table-cell table:formula="of:=BIN2DEC([.H594]) * 8" office:value-type="float" office:value="312" calcext:value-type="float">
            <text:p>312</text:p>
          </table:table-cell>
          <table:table-cell table:formula="of:=BIN2DEC([.I594])" office:value-type="float" office:value="1" calcext:value-type="float">
            <text:p>1</text:p>
          </table:table-cell>
          <table:table-cell table:formula="of:=[.J594]+[.K594]" office:value-type="float" office:value="313" calcext:value-type="float">
            <text:p>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FRRR</text:p>
          </table:table-cell>
          <table:table-cell table:formula="of:=BIN2DEC([.H595])" office:value-type="float" office:value="106" calcext:value-type="float">
            <text:p>106</text:p>
          </table:table-cell>
          <table:table-cell table:formula="of:=BIN2DEC([.I595])" office:value-type="float" office:value="7" calcext:value-type="float">
            <text:p>7</text:p>
          </table:table-cell>
          <table:table-cell table:formula="of:=SUBSTITUTE([.A595] ;&quot;F&quot;;&quot;0&quot;)" office:value-type="string" office:string-value="BB0B0B0RRR" calcext:value-type="string">
            <text:p>BB0B0B0RRR</text:p>
          </table:table-cell>
          <table:table-cell table:formula="of:=SUBSTITUTE([.D595];&quot;B&quot;;&quot;1&quot;)" office:value-type="string" office:string-value="1101010RRR" calcext:value-type="string">
            <text:p>1101010RRR</text:p>
          </table:table-cell>
          <table:table-cell table:formula="of:=SUBSTITUTE([.E595];&quot;L&quot;;&quot;0&quot;)" office:value-type="string" office:string-value="1101010RRR" calcext:value-type="string">
            <text:p>1101010RRR</text:p>
          </table:table-cell>
          <table:table-cell table:formula="of:=SUBSTITUTE([.F595];&quot;R&quot;;&quot;1&quot;)" office:value-type="string" office:string-value="1101010111" calcext:value-type="string">
            <text:p>1101010111</text:p>
          </table:table-cell>
          <table:table-cell table:formula="of:=MID([.G595];1;7)" office:value-type="string" office:string-value="1101010" calcext:value-type="string">
            <text:p>1101010</text:p>
          </table:table-cell>
          <table:table-cell table:formula="of:=MID([.G595];8;3)" office:value-type="string" office:string-value="111" calcext:value-type="string">
            <text:p>111</text:p>
          </table:table-cell>
          <table:table-cell table:formula="of:=BIN2DEC([.H595]) * 8" office:value-type="float" office:value="848" calcext:value-type="float">
            <text:p>848</text:p>
          </table:table-cell>
          <table:table-cell table:formula="of:=BIN2DEC([.I595])" office:value-type="float" office:value="7" calcext:value-type="float">
            <text:p>7</text:p>
          </table:table-cell>
          <table:table-cell table:formula="of:=[.J595]+[.K595]" office:value-type="float" office:value="855" calcext:value-type="float">
            <text:p>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FRRR</text:p>
          </table:table-cell>
          <table:table-cell table:formula="of:=BIN2DEC([.H596])" office:value-type="float" office:value="90" calcext:value-type="float">
            <text:p>90</text:p>
          </table:table-cell>
          <table:table-cell table:formula="of:=BIN2DEC([.I596])" office:value-type="float" office:value="7" calcext:value-type="float">
            <text:p>7</text:p>
          </table:table-cell>
          <table:table-cell table:formula="of:=SUBSTITUTE([.A596] ;&quot;F&quot;;&quot;0&quot;)" office:value-type="string" office:string-value="B0BB0B0RRR" calcext:value-type="string">
            <text:p>B0BB0B0RRR</text:p>
          </table:table-cell>
          <table:table-cell table:formula="of:=SUBSTITUTE([.D596];&quot;B&quot;;&quot;1&quot;)" office:value-type="string" office:string-value="1011010RRR" calcext:value-type="string">
            <text:p>1011010RRR</text:p>
          </table:table-cell>
          <table:table-cell table:formula="of:=SUBSTITUTE([.E596];&quot;L&quot;;&quot;0&quot;)" office:value-type="string" office:string-value="1011010RRR" calcext:value-type="string">
            <text:p>1011010RRR</text:p>
          </table:table-cell>
          <table:table-cell table:formula="of:=SUBSTITUTE([.F596];&quot;R&quot;;&quot;1&quot;)" office:value-type="string" office:string-value="1011010111" calcext:value-type="string">
            <text:p>1011010111</text:p>
          </table:table-cell>
          <table:table-cell table:formula="of:=MID([.G596];1;7)" office:value-type="string" office:string-value="1011010" calcext:value-type="string">
            <text:p>1011010</text:p>
          </table:table-cell>
          <table:table-cell table:formula="of:=MID([.G596];8;3)" office:value-type="string" office:string-value="111" calcext:value-type="string">
            <text:p>111</text:p>
          </table:table-cell>
          <table:table-cell table:formula="of:=BIN2DEC([.H596]) * 8" office:value-type="float" office:value="720" calcext:value-type="float">
            <text:p>720</text:p>
          </table:table-cell>
          <table:table-cell table:formula="of:=BIN2DEC([.I596])" office:value-type="float" office:value="7" calcext:value-type="float">
            <text:p>7</text:p>
          </table:table-cell>
          <table:table-cell table:formula="of:=[.J596]+[.K596]" office:value-type="float" office:value="727" calcext:value-type="float">
            <text:p>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BLRL</text:p>
          </table:table-cell>
          <table:table-cell table:formula="of:=BIN2DEC([.H597])" office:value-type="float" office:value="71" calcext:value-type="float">
            <text:p>71</text:p>
          </table:table-cell>
          <table:table-cell table:formula="of:=BIN2DEC([.I597])" office:value-type="float" office:value="2" calcext:value-type="float">
            <text:p>2</text:p>
          </table:table-cell>
          <table:table-cell table:formula="of:=SUBSTITUTE([.A597] ;&quot;F&quot;;&quot;0&quot;)" office:value-type="string" office:string-value="B000BBBLRL" calcext:value-type="string">
            <text:p>B000BBBLRL</text:p>
          </table:table-cell>
          <table:table-cell table:formula="of:=SUBSTITUTE([.D597];&quot;B&quot;;&quot;1&quot;)" office:value-type="string" office:string-value="1000111LRL" calcext:value-type="string">
            <text:p>1000111LRL</text:p>
          </table:table-cell>
          <table:table-cell table:formula="of:=SUBSTITUTE([.E597];&quot;L&quot;;&quot;0&quot;)" office:value-type="string" office:string-value="10001110R0" calcext:value-type="string">
            <text:p>10001110R0</text:p>
          </table:table-cell>
          <table:table-cell table:formula="of:=SUBSTITUTE([.F597];&quot;R&quot;;&quot;1&quot;)" office:value-type="string" office:string-value="1000111010" calcext:value-type="string">
            <text:p>1000111010</text:p>
          </table:table-cell>
          <table:table-cell table:formula="of:=MID([.G597];1;7)" office:value-type="string" office:string-value="1000111" calcext:value-type="string">
            <text:p>1000111</text:p>
          </table:table-cell>
          <table:table-cell table:formula="of:=MID([.G597];8;3)" office:value-type="string" office:string-value="010" calcext:value-type="string">
            <text:p>010</text:p>
          </table:table-cell>
          <table:table-cell table:formula="of:=BIN2DEC([.H597]) * 8" office:value-type="float" office:value="568" calcext:value-type="float">
            <text:p>568</text:p>
          </table:table-cell>
          <table:table-cell table:formula="of:=BIN2DEC([.I597])" office:value-type="float" office:value="2" calcext:value-type="float">
            <text:p>2</text:p>
          </table:table-cell>
          <table:table-cell table:formula="of:=[.J597]+[.K597]" office:value-type="float" office:value="570" calcext:value-type="float">
            <text:p>5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BLRR</text:p>
          </table:table-cell>
          <table:table-cell table:formula="of:=BIN2DEC([.H598])" office:value-type="float" office:value="91" calcext:value-type="float">
            <text:p>91</text:p>
          </table:table-cell>
          <table:table-cell table:formula="of:=BIN2DEC([.I598])" office:value-type="float" office:value="3" calcext:value-type="float">
            <text:p>3</text:p>
          </table:table-cell>
          <table:table-cell table:formula="of:=SUBSTITUTE([.A598] ;&quot;F&quot;;&quot;0&quot;)" office:value-type="string" office:string-value="B0BB0BBLRR" calcext:value-type="string">
            <text:p>B0BB0BBLRR</text:p>
          </table:table-cell>
          <table:table-cell table:formula="of:=SUBSTITUTE([.D598];&quot;B&quot;;&quot;1&quot;)" office:value-type="string" office:string-value="1011011LRR" calcext:value-type="string">
            <text:p>1011011LRR</text:p>
          </table:table-cell>
          <table:table-cell table:formula="of:=SUBSTITUTE([.E598];&quot;L&quot;;&quot;0&quot;)" office:value-type="string" office:string-value="10110110RR" calcext:value-type="string">
            <text:p>10110110RR</text:p>
          </table:table-cell>
          <table:table-cell table:formula="of:=SUBSTITUTE([.F598];&quot;R&quot;;&quot;1&quot;)" office:value-type="string" office:string-value="1011011011" calcext:value-type="string">
            <text:p>1011011011</text:p>
          </table:table-cell>
          <table:table-cell table:formula="of:=MID([.G598];1;7)" office:value-type="string" office:string-value="1011011" calcext:value-type="string">
            <text:p>1011011</text:p>
          </table:table-cell>
          <table:table-cell table:formula="of:=MID([.G598];8;3)" office:value-type="string" office:string-value="011" calcext:value-type="string">
            <text:p>011</text:p>
          </table:table-cell>
          <table:table-cell table:formula="of:=BIN2DEC([.H598]) * 8" office:value-type="float" office:value="728" calcext:value-type="float">
            <text:p>728</text:p>
          </table:table-cell>
          <table:table-cell table:formula="of:=BIN2DEC([.I598])" office:value-type="float" office:value="3" calcext:value-type="float">
            <text:p>3</text:p>
          </table:table-cell>
          <table:table-cell table:formula="of:=[.J598]+[.K598]" office:value-type="float" office:value="731" calcext:value-type="float">
            <text:p>7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BRRR</text:p>
          </table:table-cell>
          <table:table-cell table:formula="of:=BIN2DEC([.H599])" office:value-type="float" office:value="119" calcext:value-type="float">
            <text:p>119</text:p>
          </table:table-cell>
          <table:table-cell table:formula="of:=BIN2DEC([.I599])" office:value-type="float" office:value="7" calcext:value-type="float">
            <text:p>7</text:p>
          </table:table-cell>
          <table:table-cell table:formula="of:=SUBSTITUTE([.A599] ;&quot;F&quot;;&quot;0&quot;)" office:value-type="string" office:string-value="BBB0BBBRRR" calcext:value-type="string">
            <text:p>BBB0BBBRRR</text:p>
          </table:table-cell>
          <table:table-cell table:formula="of:=SUBSTITUTE([.D599];&quot;B&quot;;&quot;1&quot;)" office:value-type="string" office:string-value="1110111RRR" calcext:value-type="string">
            <text:p>1110111RRR</text:p>
          </table:table-cell>
          <table:table-cell table:formula="of:=SUBSTITUTE([.E599];&quot;L&quot;;&quot;0&quot;)" office:value-type="string" office:string-value="1110111RRR" calcext:value-type="string">
            <text:p>1110111RRR</text:p>
          </table:table-cell>
          <table:table-cell table:formula="of:=SUBSTITUTE([.F599];&quot;R&quot;;&quot;1&quot;)" office:value-type="string" office:string-value="1110111111" calcext:value-type="string">
            <text:p>1110111111</text:p>
          </table:table-cell>
          <table:table-cell table:formula="of:=MID([.G599];1;7)" office:value-type="string" office:string-value="1110111" calcext:value-type="string">
            <text:p>1110111</text:p>
          </table:table-cell>
          <table:table-cell table:formula="of:=MID([.G599];8;3)" office:value-type="string" office:string-value="111" calcext:value-type="string">
            <text:p>111</text:p>
          </table:table-cell>
          <table:table-cell table:formula="of:=BIN2DEC([.H599]) * 8" office:value-type="float" office:value="952" calcext:value-type="float">
            <text:p>952</text:p>
          </table:table-cell>
          <table:table-cell table:formula="of:=BIN2DEC([.I599])" office:value-type="float" office:value="7" calcext:value-type="float">
            <text:p>7</text:p>
          </table:table-cell>
          <table:table-cell table:formula="of:=[.J599]+[.K599]" office:value-type="float" office:value="959" calcext:value-type="float">
            <text:p>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BRRL</text:p>
          </table:table-cell>
          <table:table-cell table:formula="of:=BIN2DEC([.H600])" office:value-type="float" office:value="13" calcext:value-type="float">
            <text:p>13</text:p>
          </table:table-cell>
          <table:table-cell table:formula="of:=BIN2DEC([.I600])" office:value-type="float" office:value="6" calcext:value-type="float">
            <text:p>6</text:p>
          </table:table-cell>
          <table:table-cell table:formula="of:=SUBSTITUTE([.A600] ;&quot;F&quot;;&quot;0&quot;)" office:value-type="string" office:string-value="000BB0BRRL" calcext:value-type="string">
            <text:p>000BB0BRRL</text:p>
          </table:table-cell>
          <table:table-cell table:formula="of:=SUBSTITUTE([.D600];&quot;B&quot;;&quot;1&quot;)" office:value-type="string" office:string-value="0001101RRL" calcext:value-type="string">
            <text:p>0001101RRL</text:p>
          </table:table-cell>
          <table:table-cell table:formula="of:=SUBSTITUTE([.E600];&quot;L&quot;;&quot;0&quot;)" office:value-type="string" office:string-value="0001101RR0" calcext:value-type="string">
            <text:p>0001101RR0</text:p>
          </table:table-cell>
          <table:table-cell table:formula="of:=SUBSTITUTE([.F600];&quot;R&quot;;&quot;1&quot;)" office:value-type="string" office:string-value="0001101110" calcext:value-type="string">
            <text:p>0001101110</text:p>
          </table:table-cell>
          <table:table-cell table:formula="of:=MID([.G600];1;7)" office:value-type="string" office:string-value="0001101" calcext:value-type="string">
            <text:p>0001101</text:p>
          </table:table-cell>
          <table:table-cell table:formula="of:=MID([.G600];8;3)" office:value-type="string" office:string-value="110" calcext:value-type="string">
            <text:p>110</text:p>
          </table:table-cell>
          <table:table-cell table:formula="of:=BIN2DEC([.H600]) * 8" office:value-type="float" office:value="104" calcext:value-type="float">
            <text:p>104</text:p>
          </table:table-cell>
          <table:table-cell table:formula="of:=BIN2DEC([.I600])" office:value-type="float" office:value="6" calcext:value-type="float">
            <text:p>6</text:p>
          </table:table-cell>
          <table:table-cell table:formula="of:=[.J600]+[.K600]"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BRRL</text:p>
          </table:table-cell>
          <table:table-cell table:formula="of:=BIN2DEC([.H601])" office:value-type="float" office:value="17" calcext:value-type="float">
            <text:p>17</text:p>
          </table:table-cell>
          <table:table-cell table:formula="of:=BIN2DEC([.I601])" office:value-type="float" office:value="6" calcext:value-type="float">
            <text:p>6</text:p>
          </table:table-cell>
          <table:table-cell table:formula="of:=SUBSTITUTE([.A601] ;&quot;F&quot;;&quot;0&quot;)" office:value-type="string" office:string-value="00B000BRRL" calcext:value-type="string">
            <text:p>00B000BRRL</text:p>
          </table:table-cell>
          <table:table-cell table:formula="of:=SUBSTITUTE([.D601];&quot;B&quot;;&quot;1&quot;)" office:value-type="string" office:string-value="0010001RRL" calcext:value-type="string">
            <text:p>0010001RRL</text:p>
          </table:table-cell>
          <table:table-cell table:formula="of:=SUBSTITUTE([.E601];&quot;L&quot;;&quot;0&quot;)" office:value-type="string" office:string-value="0010001RR0" calcext:value-type="string">
            <text:p>0010001RR0</text:p>
          </table:table-cell>
          <table:table-cell table:formula="of:=SUBSTITUTE([.F601];&quot;R&quot;;&quot;1&quot;)" office:value-type="string" office:string-value="0010001110" calcext:value-type="string">
            <text:p>0010001110</text:p>
          </table:table-cell>
          <table:table-cell table:formula="of:=MID([.G601];1;7)" office:value-type="string" office:string-value="0010001" calcext:value-type="string">
            <text:p>0010001</text:p>
          </table:table-cell>
          <table:table-cell table:formula="of:=MID([.G601];8;3)" office:value-type="string" office:string-value="110" calcext:value-type="string">
            <text:p>110</text:p>
          </table:table-cell>
          <table:table-cell table:formula="of:=BIN2DEC([.H601]) * 8" office:value-type="float" office:value="136" calcext:value-type="float">
            <text:p>136</text:p>
          </table:table-cell>
          <table:table-cell table:formula="of:=BIN2DEC([.I601])" office:value-type="float" office:value="6" calcext:value-type="float">
            <text:p>6</text:p>
          </table:table-cell>
          <table:table-cell table:formula="of:=[.J601]+[.K601]" office:value-type="float" office:value="142" calcext:value-type="float">
            <text:p>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BLRL</text:p>
          </table:table-cell>
          <table:table-cell table:formula="of:=BIN2DEC([.H602])" office:value-type="float" office:value="21" calcext:value-type="float">
            <text:p>21</text:p>
          </table:table-cell>
          <table:table-cell table:formula="of:=BIN2DEC([.I602])" office:value-type="float" office:value="2" calcext:value-type="float">
            <text:p>2</text:p>
          </table:table-cell>
          <table:table-cell table:formula="of:=SUBSTITUTE([.A602] ;&quot;F&quot;;&quot;0&quot;)" office:value-type="string" office:string-value="00B0B0BLRL" calcext:value-type="string">
            <text:p>00B0B0BLRL</text:p>
          </table:table-cell>
          <table:table-cell table:formula="of:=SUBSTITUTE([.D602];&quot;B&quot;;&quot;1&quot;)" office:value-type="string" office:string-value="0010101LRL" calcext:value-type="string">
            <text:p>0010101LRL</text:p>
          </table:table-cell>
          <table:table-cell table:formula="of:=SUBSTITUTE([.E602];&quot;L&quot;;&quot;0&quot;)" office:value-type="string" office:string-value="00101010R0" calcext:value-type="string">
            <text:p>00101010R0</text:p>
          </table:table-cell>
          <table:table-cell table:formula="of:=SUBSTITUTE([.F602];&quot;R&quot;;&quot;1&quot;)" office:value-type="string" office:string-value="0010101010" calcext:value-type="string">
            <text:p>0010101010</text:p>
          </table:table-cell>
          <table:table-cell table:formula="of:=MID([.G602];1;7)" office:value-type="string" office:string-value="0010101" calcext:value-type="string">
            <text:p>0010101</text:p>
          </table:table-cell>
          <table:table-cell table:formula="of:=MID([.G602];8;3)" office:value-type="string" office:string-value="010" calcext:value-type="string">
            <text:p>010</text:p>
          </table:table-cell>
          <table:table-cell table:formula="of:=BIN2DEC([.H602]) * 8" office:value-type="float" office:value="168" calcext:value-type="float">
            <text:p>168</text:p>
          </table:table-cell>
          <table:table-cell table:formula="of:=BIN2DEC([.I602])" office:value-type="float" office:value="2" calcext:value-type="float">
            <text:p>2</text:p>
          </table:table-cell>
          <table:table-cell table:formula="of:=[.J602]+[.K602]" office:value-type="float" office:value="170" calcext:value-type="float">
            <text:p>1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BRRR</text:p>
          </table:table-cell>
          <table:table-cell table:formula="of:=BIN2DEC([.H603])" office:value-type="float" office:value="65" calcext:value-type="float">
            <text:p>65</text:p>
          </table:table-cell>
          <table:table-cell table:formula="of:=BIN2DEC([.I603])" office:value-type="float" office:value="7" calcext:value-type="float">
            <text:p>7</text:p>
          </table:table-cell>
          <table:table-cell table:formula="of:=SUBSTITUTE([.A603] ;&quot;F&quot;;&quot;0&quot;)" office:value-type="string" office:string-value="B00000BRRR" calcext:value-type="string">
            <text:p>B00000BRRR</text:p>
          </table:table-cell>
          <table:table-cell table:formula="of:=SUBSTITUTE([.D603];&quot;B&quot;;&quot;1&quot;)" office:value-type="string" office:string-value="1000001RRR" calcext:value-type="string">
            <text:p>1000001RRR</text:p>
          </table:table-cell>
          <table:table-cell table:formula="of:=SUBSTITUTE([.E603];&quot;L&quot;;&quot;0&quot;)" office:value-type="string" office:string-value="1000001RRR" calcext:value-type="string">
            <text:p>1000001RRR</text:p>
          </table:table-cell>
          <table:table-cell table:formula="of:=SUBSTITUTE([.F603];&quot;R&quot;;&quot;1&quot;)" office:value-type="string" office:string-value="1000001111" calcext:value-type="string">
            <text:p>1000001111</text:p>
          </table:table-cell>
          <table:table-cell table:formula="of:=MID([.G603];1;7)" office:value-type="string" office:string-value="1000001" calcext:value-type="string">
            <text:p>1000001</text:p>
          </table:table-cell>
          <table:table-cell table:formula="of:=MID([.G603];8;3)" office:value-type="string" office:string-value="111" calcext:value-type="string">
            <text:p>111</text:p>
          </table:table-cell>
          <table:table-cell table:formula="of:=BIN2DEC([.H603]) * 8" office:value-type="float" office:value="520" calcext:value-type="float">
            <text:p>520</text:p>
          </table:table-cell>
          <table:table-cell table:formula="of:=BIN2DEC([.I603])" office:value-type="float" office:value="7" calcext:value-type="float">
            <text:p>7</text:p>
          </table:table-cell>
          <table:table-cell table:formula="of:=[.J603]+[.K603]" office:value-type="float" office:value="527" calcext:value-type="float">
            <text:p>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BLLR</text:p>
          </table:table-cell>
          <table:table-cell table:formula="of:=BIN2DEC([.H604])" office:value-type="float" office:value="87" calcext:value-type="float">
            <text:p>87</text:p>
          </table:table-cell>
          <table:table-cell table:formula="of:=BIN2DEC([.I604])" office:value-type="float" office:value="1" calcext:value-type="float">
            <text:p>1</text:p>
          </table:table-cell>
          <table:table-cell table:formula="of:=SUBSTITUTE([.A604] ;&quot;F&quot;;&quot;0&quot;)" office:value-type="string" office:string-value="B0B0BBBLLR" calcext:value-type="string">
            <text:p>B0B0BBBLLR</text:p>
          </table:table-cell>
          <table:table-cell table:formula="of:=SUBSTITUTE([.D604];&quot;B&quot;;&quot;1&quot;)" office:value-type="string" office:string-value="1010111LLR" calcext:value-type="string">
            <text:p>1010111LLR</text:p>
          </table:table-cell>
          <table:table-cell table:formula="of:=SUBSTITUTE([.E604];&quot;L&quot;;&quot;0&quot;)" office:value-type="string" office:string-value="101011100R" calcext:value-type="string">
            <text:p>101011100R</text:p>
          </table:table-cell>
          <table:table-cell table:formula="of:=SUBSTITUTE([.F604];&quot;R&quot;;&quot;1&quot;)" office:value-type="string" office:string-value="1010111001" calcext:value-type="string">
            <text:p>1010111001</text:p>
          </table:table-cell>
          <table:table-cell table:formula="of:=MID([.G604];1;7)" office:value-type="string" office:string-value="1010111" calcext:value-type="string">
            <text:p>1010111</text:p>
          </table:table-cell>
          <table:table-cell table:formula="of:=MID([.G604];8;3)" office:value-type="string" office:string-value="001" calcext:value-type="string">
            <text:p>001</text:p>
          </table:table-cell>
          <table:table-cell table:formula="of:=BIN2DEC([.H604]) * 8" office:value-type="float" office:value="696" calcext:value-type="float">
            <text:p>696</text:p>
          </table:table-cell>
          <table:table-cell table:formula="of:=BIN2DEC([.I604])" office:value-type="float" office:value="1" calcext:value-type="float">
            <text:p>1</text:p>
          </table:table-cell>
          <table:table-cell table:formula="of:=[.J604]+[.K604]" office:value-type="float" office:value="697" calcext:value-type="float">
            <text:p>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FRRR</text:p>
          </table:table-cell>
          <table:table-cell table:formula="of:=BIN2DEC([.H605])" office:value-type="float" office:value="68" calcext:value-type="float">
            <text:p>68</text:p>
          </table:table-cell>
          <table:table-cell table:formula="of:=BIN2DEC([.I605])" office:value-type="float" office:value="7" calcext:value-type="float">
            <text:p>7</text:p>
          </table:table-cell>
          <table:table-cell table:formula="of:=SUBSTITUTE([.A605] ;&quot;F&quot;;&quot;0&quot;)" office:value-type="string" office:string-value="B000B00RRR" calcext:value-type="string">
            <text:p>B000B00RRR</text:p>
          </table:table-cell>
          <table:table-cell table:formula="of:=SUBSTITUTE([.D605];&quot;B&quot;;&quot;1&quot;)" office:value-type="string" office:string-value="1000100RRR" calcext:value-type="string">
            <text:p>1000100RRR</text:p>
          </table:table-cell>
          <table:table-cell table:formula="of:=SUBSTITUTE([.E605];&quot;L&quot;;&quot;0&quot;)" office:value-type="string" office:string-value="1000100RRR" calcext:value-type="string">
            <text:p>1000100RRR</text:p>
          </table:table-cell>
          <table:table-cell table:formula="of:=SUBSTITUTE([.F605];&quot;R&quot;;&quot;1&quot;)" office:value-type="string" office:string-value="1000100111" calcext:value-type="string">
            <text:p>1000100111</text:p>
          </table:table-cell>
          <table:table-cell table:formula="of:=MID([.G605];1;7)" office:value-type="string" office:string-value="1000100" calcext:value-type="string">
            <text:p>1000100</text:p>
          </table:table-cell>
          <table:table-cell table:formula="of:=MID([.G605];8;3)" office:value-type="string" office:string-value="111" calcext:value-type="string">
            <text:p>111</text:p>
          </table:table-cell>
          <table:table-cell table:formula="of:=BIN2DEC([.H605]) * 8" office:value-type="float" office:value="544" calcext:value-type="float">
            <text:p>544</text:p>
          </table:table-cell>
          <table:table-cell table:formula="of:=BIN2DEC([.I605])" office:value-type="float" office:value="7" calcext:value-type="float">
            <text:p>7</text:p>
          </table:table-cell>
          <table:table-cell table:formula="of:=[.J605]+[.K605]" office:value-type="float" office:value="551" calcext:value-type="float">
            <text:p>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FLRL</text:p>
          </table:table-cell>
          <table:table-cell table:formula="of:=BIN2DEC([.H606])" office:value-type="float" office:value="40" calcext:value-type="float">
            <text:p>40</text:p>
          </table:table-cell>
          <table:table-cell table:formula="of:=BIN2DEC([.I606])" office:value-type="float" office:value="2" calcext:value-type="float">
            <text:p>2</text:p>
          </table:table-cell>
          <table:table-cell table:formula="of:=SUBSTITUTE([.A606] ;&quot;F&quot;;&quot;0&quot;)" office:value-type="string" office:string-value="0B0B000LRL" calcext:value-type="string">
            <text:p>0B0B000LRL</text:p>
          </table:table-cell>
          <table:table-cell table:formula="of:=SUBSTITUTE([.D606];&quot;B&quot;;&quot;1&quot;)" office:value-type="string" office:string-value="0101000LRL" calcext:value-type="string">
            <text:p>0101000LRL</text:p>
          </table:table-cell>
          <table:table-cell table:formula="of:=SUBSTITUTE([.E606];&quot;L&quot;;&quot;0&quot;)" office:value-type="string" office:string-value="01010000R0" calcext:value-type="string">
            <text:p>01010000R0</text:p>
          </table:table-cell>
          <table:table-cell table:formula="of:=SUBSTITUTE([.F606];&quot;R&quot;;&quot;1&quot;)" office:value-type="string" office:string-value="0101000010" calcext:value-type="string">
            <text:p>0101000010</text:p>
          </table:table-cell>
          <table:table-cell table:formula="of:=MID([.G606];1;7)" office:value-type="string" office:string-value="0101000" calcext:value-type="string">
            <text:p>0101000</text:p>
          </table:table-cell>
          <table:table-cell table:formula="of:=MID([.G606];8;3)" office:value-type="string" office:string-value="010" calcext:value-type="string">
            <text:p>010</text:p>
          </table:table-cell>
          <table:table-cell table:formula="of:=BIN2DEC([.H606]) * 8" office:value-type="float" office:value="320" calcext:value-type="float">
            <text:p>320</text:p>
          </table:table-cell>
          <table:table-cell table:formula="of:=BIN2DEC([.I606])" office:value-type="float" office:value="2" calcext:value-type="float">
            <text:p>2</text:p>
          </table:table-cell>
          <table:table-cell table:formula="of:=[.J606]+[.K606]" office:value-type="float" office:value="322" calcext:value-type="float">
            <text:p>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BRRR</text:p>
          </table:table-cell>
          <table:table-cell table:formula="of:=BIN2DEC([.H607])" office:value-type="float" office:value="95" calcext:value-type="float">
            <text:p>95</text:p>
          </table:table-cell>
          <table:table-cell table:formula="of:=BIN2DEC([.I607])" office:value-type="float" office:value="7" calcext:value-type="float">
            <text:p>7</text:p>
          </table:table-cell>
          <table:table-cell table:formula="of:=SUBSTITUTE([.A607] ;&quot;F&quot;;&quot;0&quot;)" office:value-type="string" office:string-value="B0BBBBBRRR" calcext:value-type="string">
            <text:p>B0BBBBBRRR</text:p>
          </table:table-cell>
          <table:table-cell table:formula="of:=SUBSTITUTE([.D607];&quot;B&quot;;&quot;1&quot;)" office:value-type="string" office:string-value="1011111RRR" calcext:value-type="string">
            <text:p>1011111RRR</text:p>
          </table:table-cell>
          <table:table-cell table:formula="of:=SUBSTITUTE([.E607];&quot;L&quot;;&quot;0&quot;)" office:value-type="string" office:string-value="1011111RRR" calcext:value-type="string">
            <text:p>1011111RRR</text:p>
          </table:table-cell>
          <table:table-cell table:formula="of:=SUBSTITUTE([.F607];&quot;R&quot;;&quot;1&quot;)" office:value-type="string" office:string-value="1011111111" calcext:value-type="string">
            <text:p>1011111111</text:p>
          </table:table-cell>
          <table:table-cell table:formula="of:=MID([.G607];1;7)" office:value-type="string" office:string-value="1011111" calcext:value-type="string">
            <text:p>1011111</text:p>
          </table:table-cell>
          <table:table-cell table:formula="of:=MID([.G607];8;3)" office:value-type="string" office:string-value="111" calcext:value-type="string">
            <text:p>111</text:p>
          </table:table-cell>
          <table:table-cell table:formula="of:=BIN2DEC([.H607]) * 8" office:value-type="float" office:value="760" calcext:value-type="float">
            <text:p>760</text:p>
          </table:table-cell>
          <table:table-cell table:formula="of:=BIN2DEC([.I607])" office:value-type="float" office:value="7" calcext:value-type="float">
            <text:p>7</text:p>
          </table:table-cell>
          <table:table-cell table:formula="of:=[.J607]+[.K607]" office:value-type="float" office:value="767" calcext:value-type="float">
            <text:p>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FLRL</text:p>
          </table:table-cell>
          <table:table-cell table:formula="of:=BIN2DEC([.H608])" office:value-type="float" office:value="10" calcext:value-type="float">
            <text:p>10</text:p>
          </table:table-cell>
          <table:table-cell table:formula="of:=BIN2DEC([.I608])" office:value-type="float" office:value="2" calcext:value-type="float">
            <text:p>2</text:p>
          </table:table-cell>
          <table:table-cell table:formula="of:=SUBSTITUTE([.A608] ;&quot;F&quot;;&quot;0&quot;)" office:value-type="string" office:string-value="000B0B0LRL" calcext:value-type="string">
            <text:p>000B0B0LRL</text:p>
          </table:table-cell>
          <table:table-cell table:formula="of:=SUBSTITUTE([.D608];&quot;B&quot;;&quot;1&quot;)" office:value-type="string" office:string-value="0001010LRL" calcext:value-type="string">
            <text:p>0001010LRL</text:p>
          </table:table-cell>
          <table:table-cell table:formula="of:=SUBSTITUTE([.E608];&quot;L&quot;;&quot;0&quot;)" office:value-type="string" office:string-value="00010100R0" calcext:value-type="string">
            <text:p>00010100R0</text:p>
          </table:table-cell>
          <table:table-cell table:formula="of:=SUBSTITUTE([.F608];&quot;R&quot;;&quot;1&quot;)" office:value-type="string" office:string-value="0001010010" calcext:value-type="string">
            <text:p>0001010010</text:p>
          </table:table-cell>
          <table:table-cell table:formula="of:=MID([.G608];1;7)" office:value-type="string" office:string-value="0001010" calcext:value-type="string">
            <text:p>0001010</text:p>
          </table:table-cell>
          <table:table-cell table:formula="of:=MID([.G608];8;3)" office:value-type="string" office:string-value="010" calcext:value-type="string">
            <text:p>010</text:p>
          </table:table-cell>
          <table:table-cell table:formula="of:=BIN2DEC([.H608]) * 8" office:value-type="float" office:value="80" calcext:value-type="float">
            <text:p>80</text:p>
          </table:table-cell>
          <table:table-cell table:formula="of:=BIN2DEC([.I608])" office:value-type="float" office:value="2" calcext:value-type="float">
            <text:p>2</text:p>
          </table:table-cell>
          <table:table-cell table:formula="of:=[.J608]+[.K608]" office:value-type="float" office:value="82" calcext:value-type="float">
            <text:p>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FRRL</text:p>
          </table:table-cell>
          <table:table-cell table:formula="of:=BIN2DEC([.H609])" office:value-type="float" office:value="4" calcext:value-type="float">
            <text:p>4</text:p>
          </table:table-cell>
          <table:table-cell table:formula="of:=BIN2DEC([.I609])" office:value-type="float" office:value="6" calcext:value-type="float">
            <text:p>6</text:p>
          </table:table-cell>
          <table:table-cell table:formula="of:=SUBSTITUTE([.A609] ;&quot;F&quot;;&quot;0&quot;)" office:value-type="string" office:string-value="0000B00RRL" calcext:value-type="string">
            <text:p>0000B00RRL</text:p>
          </table:table-cell>
          <table:table-cell table:formula="of:=SUBSTITUTE([.D609];&quot;B&quot;;&quot;1&quot;)" office:value-type="string" office:string-value="0000100RRL" calcext:value-type="string">
            <text:p>0000100RRL</text:p>
          </table:table-cell>
          <table:table-cell table:formula="of:=SUBSTITUTE([.E609];&quot;L&quot;;&quot;0&quot;)" office:value-type="string" office:string-value="0000100RR0" calcext:value-type="string">
            <text:p>0000100RR0</text:p>
          </table:table-cell>
          <table:table-cell table:formula="of:=SUBSTITUTE([.F609];&quot;R&quot;;&quot;1&quot;)" office:value-type="string" office:string-value="0000100110" calcext:value-type="string">
            <text:p>0000100110</text:p>
          </table:table-cell>
          <table:table-cell table:formula="of:=MID([.G609];1;7)" office:value-type="string" office:string-value="0000100" calcext:value-type="string">
            <text:p>0000100</text:p>
          </table:table-cell>
          <table:table-cell table:formula="of:=MID([.G609];8;3)" office:value-type="string" office:string-value="110" calcext:value-type="string">
            <text:p>110</text:p>
          </table:table-cell>
          <table:table-cell table:formula="of:=BIN2DEC([.H609]) * 8" office:value-type="float" office:value="32" calcext:value-type="float">
            <text:p>32</text:p>
          </table:table-cell>
          <table:table-cell table:formula="of:=BIN2DEC([.I609])" office:value-type="float" office:value="6" calcext:value-type="float">
            <text:p>6</text:p>
          </table:table-cell>
          <table:table-cell table:formula="of:=[.J609]+[.K609]" office:value-type="float" office:value="38" calcext:value-type="float">
            <text:p>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BLLL</text:p>
          </table:table-cell>
          <table:table-cell table:formula="of:=BIN2DEC([.H610])" office:value-type="float" office:value="43" calcext:value-type="float">
            <text:p>43</text:p>
          </table:table-cell>
          <table:table-cell table:formula="of:=BIN2DEC([.I610])" office:value-type="float" office:value="0" calcext:value-type="float">
            <text:p>0</text:p>
          </table:table-cell>
          <table:table-cell table:formula="of:=SUBSTITUTE([.A610] ;&quot;F&quot;;&quot;0&quot;)" office:value-type="string" office:string-value="0B0B0BBLLL" calcext:value-type="string">
            <text:p>0B0B0BBLLL</text:p>
          </table:table-cell>
          <table:table-cell table:formula="of:=SUBSTITUTE([.D610];&quot;B&quot;;&quot;1&quot;)" office:value-type="string" office:string-value="0101011LLL" calcext:value-type="string">
            <text:p>0101011LLL</text:p>
          </table:table-cell>
          <table:table-cell table:formula="of:=SUBSTITUTE([.E610];&quot;L&quot;;&quot;0&quot;)" office:value-type="string" office:string-value="0101011000" calcext:value-type="string">
            <text:p>0101011000</text:p>
          </table:table-cell>
          <table:table-cell table:formula="of:=SUBSTITUTE([.F610];&quot;R&quot;;&quot;1&quot;)" office:value-type="string" office:string-value="0101011000" calcext:value-type="string">
            <text:p>0101011000</text:p>
          </table:table-cell>
          <table:table-cell table:formula="of:=MID([.G610];1;7)" office:value-type="string" office:string-value="0101011" calcext:value-type="string">
            <text:p>0101011</text:p>
          </table:table-cell>
          <table:table-cell table:formula="of:=MID([.G610];8;3)" office:value-type="string" office:string-value="000" calcext:value-type="string">
            <text:p>000</text:p>
          </table:table-cell>
          <table:table-cell table:formula="of:=BIN2DEC([.H610]) * 8" office:value-type="float" office:value="344" calcext:value-type="float">
            <text:p>344</text:p>
          </table:table-cell>
          <table:table-cell table:formula="of:=BIN2DEC([.I610])" office:value-type="float" office:value="0" calcext:value-type="float">
            <text:p>0</text:p>
          </table:table-cell>
          <table:table-cell table:formula="of:=[.J610]+[.K610]" office:value-type="float" office:value="344" calcext:value-type="float">
            <text:p>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BRLR</text:p>
          </table:table-cell>
          <table:table-cell table:formula="of:=BIN2DEC([.H611])" office:value-type="float" office:value="7" calcext:value-type="float">
            <text:p>7</text:p>
          </table:table-cell>
          <table:table-cell table:formula="of:=BIN2DEC([.I611])" office:value-type="float" office:value="5" calcext:value-type="float">
            <text:p>5</text:p>
          </table:table-cell>
          <table:table-cell table:formula="of:=SUBSTITUTE([.A611] ;&quot;F&quot;;&quot;0&quot;)" office:value-type="string" office:string-value="0000BBBRLR" calcext:value-type="string">
            <text:p>0000BBBRLR</text:p>
          </table:table-cell>
          <table:table-cell table:formula="of:=SUBSTITUTE([.D611];&quot;B&quot;;&quot;1&quot;)" office:value-type="string" office:string-value="0000111RLR" calcext:value-type="string">
            <text:p>0000111RLR</text:p>
          </table:table-cell>
          <table:table-cell table:formula="of:=SUBSTITUTE([.E611];&quot;L&quot;;&quot;0&quot;)" office:value-type="string" office:string-value="0000111R0R" calcext:value-type="string">
            <text:p>0000111R0R</text:p>
          </table:table-cell>
          <table:table-cell table:formula="of:=SUBSTITUTE([.F611];&quot;R&quot;;&quot;1&quot;)" office:value-type="string" office:string-value="0000111101" calcext:value-type="string">
            <text:p>0000111101</text:p>
          </table:table-cell>
          <table:table-cell table:formula="of:=MID([.G611];1;7)" office:value-type="string" office:string-value="0000111" calcext:value-type="string">
            <text:p>0000111</text:p>
          </table:table-cell>
          <table:table-cell table:formula="of:=MID([.G611];8;3)" office:value-type="string" office:string-value="101" calcext:value-type="string">
            <text:p>101</text:p>
          </table:table-cell>
          <table:table-cell table:formula="of:=BIN2DEC([.H611]) * 8" office:value-type="float" office:value="56" calcext:value-type="float">
            <text:p>56</text:p>
          </table:table-cell>
          <table:table-cell table:formula="of:=BIN2DEC([.I611])" office:value-type="float" office:value="5" calcext:value-type="float">
            <text:p>5</text:p>
          </table:table-cell>
          <table:table-cell table:formula="of:=[.J611]+[.K611]" office:value-type="float" office:value="61" calcext:value-type="float">
            <text:p>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BLRL</text:p>
          </table:table-cell>
          <table:table-cell table:formula="of:=BIN2DEC([.H612])" office:value-type="float" office:value="55" calcext:value-type="float">
            <text:p>55</text:p>
          </table:table-cell>
          <table:table-cell table:formula="of:=BIN2DEC([.I612])" office:value-type="float" office:value="2" calcext:value-type="float">
            <text:p>2</text:p>
          </table:table-cell>
          <table:table-cell table:formula="of:=SUBSTITUTE([.A612] ;&quot;F&quot;;&quot;0&quot;)" office:value-type="string" office:string-value="0BB0BBBLRL" calcext:value-type="string">
            <text:p>0BB0BBBLRL</text:p>
          </table:table-cell>
          <table:table-cell table:formula="of:=SUBSTITUTE([.D612];&quot;B&quot;;&quot;1&quot;)" office:value-type="string" office:string-value="0110111LRL" calcext:value-type="string">
            <text:p>0110111LRL</text:p>
          </table:table-cell>
          <table:table-cell table:formula="of:=SUBSTITUTE([.E612];&quot;L&quot;;&quot;0&quot;)" office:value-type="string" office:string-value="01101110R0" calcext:value-type="string">
            <text:p>01101110R0</text:p>
          </table:table-cell>
          <table:table-cell table:formula="of:=SUBSTITUTE([.F612];&quot;R&quot;;&quot;1&quot;)" office:value-type="string" office:string-value="0110111010" calcext:value-type="string">
            <text:p>0110111010</text:p>
          </table:table-cell>
          <table:table-cell table:formula="of:=MID([.G612];1;7)" office:value-type="string" office:string-value="0110111" calcext:value-type="string">
            <text:p>0110111</text:p>
          </table:table-cell>
          <table:table-cell table:formula="of:=MID([.G612];8;3)" office:value-type="string" office:string-value="010" calcext:value-type="string">
            <text:p>010</text:p>
          </table:table-cell>
          <table:table-cell table:formula="of:=BIN2DEC([.H612]) * 8" office:value-type="float" office:value="440" calcext:value-type="float">
            <text:p>440</text:p>
          </table:table-cell>
          <table:table-cell table:formula="of:=BIN2DEC([.I612])" office:value-type="float" office:value="2" calcext:value-type="float">
            <text:p>2</text:p>
          </table:table-cell>
          <table:table-cell table:formula="of:=[.J612]+[.K612]" office:value-type="float" office:value="442" calcext:value-type="float">
            <text:p>4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BRRR</text:p>
          </table:table-cell>
          <table:table-cell table:formula="of:=BIN2DEC([.H613])" office:value-type="float" office:value="91" calcext:value-type="float">
            <text:p>91</text:p>
          </table:table-cell>
          <table:table-cell table:formula="of:=BIN2DEC([.I613])" office:value-type="float" office:value="7" calcext:value-type="float">
            <text:p>7</text:p>
          </table:table-cell>
          <table:table-cell table:formula="of:=SUBSTITUTE([.A613] ;&quot;F&quot;;&quot;0&quot;)" office:value-type="string" office:string-value="B0BB0BBRRR" calcext:value-type="string">
            <text:p>B0BB0BBRRR</text:p>
          </table:table-cell>
          <table:table-cell table:formula="of:=SUBSTITUTE([.D613];&quot;B&quot;;&quot;1&quot;)" office:value-type="string" office:string-value="1011011RRR" calcext:value-type="string">
            <text:p>1011011RRR</text:p>
          </table:table-cell>
          <table:table-cell table:formula="of:=SUBSTITUTE([.E613];&quot;L&quot;;&quot;0&quot;)" office:value-type="string" office:string-value="1011011RRR" calcext:value-type="string">
            <text:p>1011011RRR</text:p>
          </table:table-cell>
          <table:table-cell table:formula="of:=SUBSTITUTE([.F613];&quot;R&quot;;&quot;1&quot;)" office:value-type="string" office:string-value="1011011111" calcext:value-type="string">
            <text:p>1011011111</text:p>
          </table:table-cell>
          <table:table-cell table:formula="of:=MID([.G613];1;7)" office:value-type="string" office:string-value="1011011" calcext:value-type="string">
            <text:p>1011011</text:p>
          </table:table-cell>
          <table:table-cell table:formula="of:=MID([.G613];8;3)" office:value-type="string" office:string-value="111" calcext:value-type="string">
            <text:p>111</text:p>
          </table:table-cell>
          <table:table-cell table:formula="of:=BIN2DEC([.H613]) * 8" office:value-type="float" office:value="728" calcext:value-type="float">
            <text:p>728</text:p>
          </table:table-cell>
          <table:table-cell table:formula="of:=BIN2DEC([.I613])" office:value-type="float" office:value="7" calcext:value-type="float">
            <text:p>7</text:p>
          </table:table-cell>
          <table:table-cell table:formula="of:=[.J613]+[.K613]" office:value-type="float" office:value="735" calcext:value-type="float">
            <text:p>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FLRR</text:p>
          </table:table-cell>
          <table:table-cell table:formula="of:=BIN2DEC([.H614])" office:value-type="float" office:value="10" calcext:value-type="float">
            <text:p>10</text:p>
          </table:table-cell>
          <table:table-cell table:formula="of:=BIN2DEC([.I614])" office:value-type="float" office:value="3" calcext:value-type="float">
            <text:p>3</text:p>
          </table:table-cell>
          <table:table-cell table:formula="of:=SUBSTITUTE([.A614] ;&quot;F&quot;;&quot;0&quot;)" office:value-type="string" office:string-value="000B0B0LRR" calcext:value-type="string">
            <text:p>000B0B0LRR</text:p>
          </table:table-cell>
          <table:table-cell table:formula="of:=SUBSTITUTE([.D614];&quot;B&quot;;&quot;1&quot;)" office:value-type="string" office:string-value="0001010LRR" calcext:value-type="string">
            <text:p>0001010LRR</text:p>
          </table:table-cell>
          <table:table-cell table:formula="of:=SUBSTITUTE([.E614];&quot;L&quot;;&quot;0&quot;)" office:value-type="string" office:string-value="00010100RR" calcext:value-type="string">
            <text:p>00010100RR</text:p>
          </table:table-cell>
          <table:table-cell table:formula="of:=SUBSTITUTE([.F614];&quot;R&quot;;&quot;1&quot;)" office:value-type="string" office:string-value="0001010011" calcext:value-type="string">
            <text:p>0001010011</text:p>
          </table:table-cell>
          <table:table-cell table:formula="of:=MID([.G614];1;7)" office:value-type="string" office:string-value="0001010" calcext:value-type="string">
            <text:p>0001010</text:p>
          </table:table-cell>
          <table:table-cell table:formula="of:=MID([.G614];8;3)" office:value-type="string" office:string-value="011" calcext:value-type="string">
            <text:p>011</text:p>
          </table:table-cell>
          <table:table-cell table:formula="of:=BIN2DEC([.H614]) * 8" office:value-type="float" office:value="80" calcext:value-type="float">
            <text:p>80</text:p>
          </table:table-cell>
          <table:table-cell table:formula="of:=BIN2DEC([.I614])" office:value-type="float" office:value="3" calcext:value-type="float">
            <text:p>3</text:p>
          </table:table-cell>
          <table:table-cell table:formula="of:=[.J614]+[.K614]" office:value-type="float" office:value="83" calcext:value-type="float">
            <text:p>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BRRL</text:p>
          </table:table-cell>
          <table:table-cell table:formula="of:=BIN2DEC([.H615])" office:value-type="float" office:value="121" calcext:value-type="float">
            <text:p>121</text:p>
          </table:table-cell>
          <table:table-cell table:formula="of:=BIN2DEC([.I615])" office:value-type="float" office:value="6" calcext:value-type="float">
            <text:p>6</text:p>
          </table:table-cell>
          <table:table-cell table:formula="of:=SUBSTITUTE([.A615] ;&quot;F&quot;;&quot;0&quot;)" office:value-type="string" office:string-value="BBBB00BRRL" calcext:value-type="string">
            <text:p>BBBB00BRRL</text:p>
          </table:table-cell>
          <table:table-cell table:formula="of:=SUBSTITUTE([.D615];&quot;B&quot;;&quot;1&quot;)" office:value-type="string" office:string-value="1111001RRL" calcext:value-type="string">
            <text:p>1111001RRL</text:p>
          </table:table-cell>
          <table:table-cell table:formula="of:=SUBSTITUTE([.E615];&quot;L&quot;;&quot;0&quot;)" office:value-type="string" office:string-value="1111001RR0" calcext:value-type="string">
            <text:p>1111001RR0</text:p>
          </table:table-cell>
          <table:table-cell table:formula="of:=SUBSTITUTE([.F615];&quot;R&quot;;&quot;1&quot;)" office:value-type="string" office:string-value="1111001110" calcext:value-type="string">
            <text:p>1111001110</text:p>
          </table:table-cell>
          <table:table-cell table:formula="of:=MID([.G615];1;7)" office:value-type="string" office:string-value="1111001" calcext:value-type="string">
            <text:p>1111001</text:p>
          </table:table-cell>
          <table:table-cell table:formula="of:=MID([.G615];8;3)" office:value-type="string" office:string-value="110" calcext:value-type="string">
            <text:p>110</text:p>
          </table:table-cell>
          <table:table-cell table:formula="of:=BIN2DEC([.H615]) * 8" office:value-type="float" office:value="968" calcext:value-type="float">
            <text:p>968</text:p>
          </table:table-cell>
          <table:table-cell table:formula="of:=BIN2DEC([.I615])" office:value-type="float" office:value="6" calcext:value-type="float">
            <text:p>6</text:p>
          </table:table-cell>
          <table:table-cell table:formula="of:=[.J615]+[.K615]" office:value-type="float" office:value="974" calcext:value-type="float">
            <text:p>9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FLLR</text:p>
          </table:table-cell>
          <table:table-cell table:formula="of:=BIN2DEC([.H616])" office:value-type="float" office:value="26" calcext:value-type="float">
            <text:p>26</text:p>
          </table:table-cell>
          <table:table-cell table:formula="of:=BIN2DEC([.I616])" office:value-type="float" office:value="1" calcext:value-type="float">
            <text:p>1</text:p>
          </table:table-cell>
          <table:table-cell table:formula="of:=SUBSTITUTE([.A616] ;&quot;F&quot;;&quot;0&quot;)" office:value-type="string" office:string-value="00BB0B0LLR" calcext:value-type="string">
            <text:p>00BB0B0LLR</text:p>
          </table:table-cell>
          <table:table-cell table:formula="of:=SUBSTITUTE([.D616];&quot;B&quot;;&quot;1&quot;)" office:value-type="string" office:string-value="0011010LLR" calcext:value-type="string">
            <text:p>0011010LLR</text:p>
          </table:table-cell>
          <table:table-cell table:formula="of:=SUBSTITUTE([.E616];&quot;L&quot;;&quot;0&quot;)" office:value-type="string" office:string-value="001101000R" calcext:value-type="string">
            <text:p>001101000R</text:p>
          </table:table-cell>
          <table:table-cell table:formula="of:=SUBSTITUTE([.F616];&quot;R&quot;;&quot;1&quot;)" office:value-type="string" office:string-value="0011010001" calcext:value-type="string">
            <text:p>0011010001</text:p>
          </table:table-cell>
          <table:table-cell table:formula="of:=MID([.G616];1;7)" office:value-type="string" office:string-value="0011010" calcext:value-type="string">
            <text:p>0011010</text:p>
          </table:table-cell>
          <table:table-cell table:formula="of:=MID([.G616];8;3)" office:value-type="string" office:string-value="001" calcext:value-type="string">
            <text:p>001</text:p>
          </table:table-cell>
          <table:table-cell table:formula="of:=BIN2DEC([.H616]) * 8" office:value-type="float" office:value="208" calcext:value-type="float">
            <text:p>208</text:p>
          </table:table-cell>
          <table:table-cell table:formula="of:=BIN2DEC([.I616])" office:value-type="float" office:value="1" calcext:value-type="float">
            <text:p>1</text:p>
          </table:table-cell>
          <table:table-cell table:formula="of:=[.J616]+[.K616]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BRLR</text:p>
          </table:table-cell>
          <table:table-cell table:formula="of:=BIN2DEC([.H617])" office:value-type="float" office:value="11" calcext:value-type="float">
            <text:p>11</text:p>
          </table:table-cell>
          <table:table-cell table:formula="of:=BIN2DEC([.I617])" office:value-type="float" office:value="5" calcext:value-type="float">
            <text:p>5</text:p>
          </table:table-cell>
          <table:table-cell table:formula="of:=SUBSTITUTE([.A617] ;&quot;F&quot;;&quot;0&quot;)" office:value-type="string" office:string-value="000B0BBRLR" calcext:value-type="string">
            <text:p>000B0BBRLR</text:p>
          </table:table-cell>
          <table:table-cell table:formula="of:=SUBSTITUTE([.D617];&quot;B&quot;;&quot;1&quot;)" office:value-type="string" office:string-value="0001011RLR" calcext:value-type="string">
            <text:p>0001011RLR</text:p>
          </table:table-cell>
          <table:table-cell table:formula="of:=SUBSTITUTE([.E617];&quot;L&quot;;&quot;0&quot;)" office:value-type="string" office:string-value="0001011R0R" calcext:value-type="string">
            <text:p>0001011R0R</text:p>
          </table:table-cell>
          <table:table-cell table:formula="of:=SUBSTITUTE([.F617];&quot;R&quot;;&quot;1&quot;)" office:value-type="string" office:string-value="0001011101" calcext:value-type="string">
            <text:p>0001011101</text:p>
          </table:table-cell>
          <table:table-cell table:formula="of:=MID([.G617];1;7)" office:value-type="string" office:string-value="0001011" calcext:value-type="string">
            <text:p>0001011</text:p>
          </table:table-cell>
          <table:table-cell table:formula="of:=MID([.G617];8;3)" office:value-type="string" office:string-value="101" calcext:value-type="string">
            <text:p>101</text:p>
          </table:table-cell>
          <table:table-cell table:formula="of:=BIN2DEC([.H617]) * 8" office:value-type="float" office:value="88" calcext:value-type="float">
            <text:p>88</text:p>
          </table:table-cell>
          <table:table-cell table:formula="of:=BIN2DEC([.I617])" office:value-type="float" office:value="5" calcext:value-type="float">
            <text:p>5</text:p>
          </table:table-cell>
          <table:table-cell table:formula="of:=[.J617]+[.K617]" office:value-type="float" office:value="93" calcext:value-type="float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FLRL</text:p>
          </table:table-cell>
          <table:table-cell table:formula="of:=BIN2DEC([.H618])" office:value-type="float" office:value="98" calcext:value-type="float">
            <text:p>98</text:p>
          </table:table-cell>
          <table:table-cell table:formula="of:=BIN2DEC([.I618])" office:value-type="float" office:value="2" calcext:value-type="float">
            <text:p>2</text:p>
          </table:table-cell>
          <table:table-cell table:formula="of:=SUBSTITUTE([.A618] ;&quot;F&quot;;&quot;0&quot;)" office:value-type="string" office:string-value="BB000B0LRL" calcext:value-type="string">
            <text:p>BB000B0LRL</text:p>
          </table:table-cell>
          <table:table-cell table:formula="of:=SUBSTITUTE([.D618];&quot;B&quot;;&quot;1&quot;)" office:value-type="string" office:string-value="1100010LRL" calcext:value-type="string">
            <text:p>1100010LRL</text:p>
          </table:table-cell>
          <table:table-cell table:formula="of:=SUBSTITUTE([.E618];&quot;L&quot;;&quot;0&quot;)" office:value-type="string" office:string-value="11000100R0" calcext:value-type="string">
            <text:p>11000100R0</text:p>
          </table:table-cell>
          <table:table-cell table:formula="of:=SUBSTITUTE([.F618];&quot;R&quot;;&quot;1&quot;)" office:value-type="string" office:string-value="1100010010" calcext:value-type="string">
            <text:p>1100010010</text:p>
          </table:table-cell>
          <table:table-cell table:formula="of:=MID([.G618];1;7)" office:value-type="string" office:string-value="1100010" calcext:value-type="string">
            <text:p>1100010</text:p>
          </table:table-cell>
          <table:table-cell table:formula="of:=MID([.G618];8;3)" office:value-type="string" office:string-value="010" calcext:value-type="string">
            <text:p>010</text:p>
          </table:table-cell>
          <table:table-cell table:formula="of:=BIN2DEC([.H618]) * 8" office:value-type="float" office:value="784" calcext:value-type="float">
            <text:p>784</text:p>
          </table:table-cell>
          <table:table-cell table:formula="of:=BIN2DEC([.I618])" office:value-type="float" office:value="2" calcext:value-type="float">
            <text:p>2</text:p>
          </table:table-cell>
          <table:table-cell table:formula="of:=[.J618]+[.K618]" office:value-type="float" office:value="786" calcext:value-type="float">
            <text:p>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BRRL</text:p>
          </table:table-cell>
          <table:table-cell table:formula="of:=BIN2DEC([.H619])" office:value-type="float" office:value="29" calcext:value-type="float">
            <text:p>29</text:p>
          </table:table-cell>
          <table:table-cell table:formula="of:=BIN2DEC([.I619])" office:value-type="float" office:value="6" calcext:value-type="float">
            <text:p>6</text:p>
          </table:table-cell>
          <table:table-cell table:formula="of:=SUBSTITUTE([.A619] ;&quot;F&quot;;&quot;0&quot;)" office:value-type="string" office:string-value="00BBB0BRRL" calcext:value-type="string">
            <text:p>00BBB0BRRL</text:p>
          </table:table-cell>
          <table:table-cell table:formula="of:=SUBSTITUTE([.D619];&quot;B&quot;;&quot;1&quot;)" office:value-type="string" office:string-value="0011101RRL" calcext:value-type="string">
            <text:p>0011101RRL</text:p>
          </table:table-cell>
          <table:table-cell table:formula="of:=SUBSTITUTE([.E619];&quot;L&quot;;&quot;0&quot;)" office:value-type="string" office:string-value="0011101RR0" calcext:value-type="string">
            <text:p>0011101RR0</text:p>
          </table:table-cell>
          <table:table-cell table:formula="of:=SUBSTITUTE([.F619];&quot;R&quot;;&quot;1&quot;)" office:value-type="string" office:string-value="0011101110" calcext:value-type="string">
            <text:p>0011101110</text:p>
          </table:table-cell>
          <table:table-cell table:formula="of:=MID([.G619];1;7)" office:value-type="string" office:string-value="0011101" calcext:value-type="string">
            <text:p>0011101</text:p>
          </table:table-cell>
          <table:table-cell table:formula="of:=MID([.G619];8;3)" office:value-type="string" office:string-value="110" calcext:value-type="string">
            <text:p>110</text:p>
          </table:table-cell>
          <table:table-cell table:formula="of:=BIN2DEC([.H619]) * 8" office:value-type="float" office:value="232" calcext:value-type="float">
            <text:p>232</text:p>
          </table:table-cell>
          <table:table-cell table:formula="of:=BIN2DEC([.I619])" office:value-type="float" office:value="6" calcext:value-type="float">
            <text:p>6</text:p>
          </table:table-cell>
          <table:table-cell table:formula="of:=[.J619]+[.K619]" office:value-type="float" office:value="238" calcext:value-type="float">
            <text:p>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BRRR</text:p>
          </table:table-cell>
          <table:table-cell table:formula="of:=BIN2DEC([.H620])" office:value-type="float" office:value="23" calcext:value-type="float">
            <text:p>23</text:p>
          </table:table-cell>
          <table:table-cell table:formula="of:=BIN2DEC([.I620])" office:value-type="float" office:value="7" calcext:value-type="float">
            <text:p>7</text:p>
          </table:table-cell>
          <table:table-cell table:formula="of:=SUBSTITUTE([.A620] ;&quot;F&quot;;&quot;0&quot;)" office:value-type="string" office:string-value="00B0BBBRRR" calcext:value-type="string">
            <text:p>00B0BBBRRR</text:p>
          </table:table-cell>
          <table:table-cell table:formula="of:=SUBSTITUTE([.D620];&quot;B&quot;;&quot;1&quot;)" office:value-type="string" office:string-value="0010111RRR" calcext:value-type="string">
            <text:p>0010111RRR</text:p>
          </table:table-cell>
          <table:table-cell table:formula="of:=SUBSTITUTE([.E620];&quot;L&quot;;&quot;0&quot;)" office:value-type="string" office:string-value="0010111RRR" calcext:value-type="string">
            <text:p>0010111RRR</text:p>
          </table:table-cell>
          <table:table-cell table:formula="of:=SUBSTITUTE([.F620];&quot;R&quot;;&quot;1&quot;)" office:value-type="string" office:string-value="0010111111" calcext:value-type="string">
            <text:p>0010111111</text:p>
          </table:table-cell>
          <table:table-cell table:formula="of:=MID([.G620];1;7)" office:value-type="string" office:string-value="0010111" calcext:value-type="string">
            <text:p>0010111</text:p>
          </table:table-cell>
          <table:table-cell table:formula="of:=MID([.G620];8;3)" office:value-type="string" office:string-value="111" calcext:value-type="string">
            <text:p>111</text:p>
          </table:table-cell>
          <table:table-cell table:formula="of:=BIN2DEC([.H620]) * 8" office:value-type="float" office:value="184" calcext:value-type="float">
            <text:p>184</text:p>
          </table:table-cell>
          <table:table-cell table:formula="of:=BIN2DEC([.I620])" office:value-type="float" office:value="7" calcext:value-type="float">
            <text:p>7</text:p>
          </table:table-cell>
          <table:table-cell table:formula="of:=[.J620]+[.K620]" office:value-type="float" office:value="191" calcext:value-type="float">
            <text:p>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FLLR</text:p>
          </table:table-cell>
          <table:table-cell table:formula="of:=BIN2DEC([.H621])" office:value-type="float" office:value="94" calcext:value-type="float">
            <text:p>94</text:p>
          </table:table-cell>
          <table:table-cell table:formula="of:=BIN2DEC([.I621])" office:value-type="float" office:value="1" calcext:value-type="float">
            <text:p>1</text:p>
          </table:table-cell>
          <table:table-cell table:formula="of:=SUBSTITUTE([.A621] ;&quot;F&quot;;&quot;0&quot;)" office:value-type="string" office:string-value="B0BBBB0LLR" calcext:value-type="string">
            <text:p>B0BBBB0LLR</text:p>
          </table:table-cell>
          <table:table-cell table:formula="of:=SUBSTITUTE([.D621];&quot;B&quot;;&quot;1&quot;)" office:value-type="string" office:string-value="1011110LLR" calcext:value-type="string">
            <text:p>1011110LLR</text:p>
          </table:table-cell>
          <table:table-cell table:formula="of:=SUBSTITUTE([.E621];&quot;L&quot;;&quot;0&quot;)" office:value-type="string" office:string-value="101111000R" calcext:value-type="string">
            <text:p>101111000R</text:p>
          </table:table-cell>
          <table:table-cell table:formula="of:=SUBSTITUTE([.F621];&quot;R&quot;;&quot;1&quot;)" office:value-type="string" office:string-value="1011110001" calcext:value-type="string">
            <text:p>1011110001</text:p>
          </table:table-cell>
          <table:table-cell table:formula="of:=MID([.G621];1;7)" office:value-type="string" office:string-value="1011110" calcext:value-type="string">
            <text:p>1011110</text:p>
          </table:table-cell>
          <table:table-cell table:formula="of:=MID([.G621];8;3)" office:value-type="string" office:string-value="001" calcext:value-type="string">
            <text:p>001</text:p>
          </table:table-cell>
          <table:table-cell table:formula="of:=BIN2DEC([.H621]) * 8" office:value-type="float" office:value="752" calcext:value-type="float">
            <text:p>752</text:p>
          </table:table-cell>
          <table:table-cell table:formula="of:=BIN2DEC([.I621])" office:value-type="float" office:value="1" calcext:value-type="float">
            <text:p>1</text:p>
          </table:table-cell>
          <table:table-cell table:formula="of:=[.J621]+[.K621]" office:value-type="float" office:value="753" calcext:value-type="float">
            <text:p>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FLRL</text:p>
          </table:table-cell>
          <table:table-cell table:formula="of:=BIN2DEC([.H622])" office:value-type="float" office:value="110" calcext:value-type="float">
            <text:p>110</text:p>
          </table:table-cell>
          <table:table-cell table:formula="of:=BIN2DEC([.I622])" office:value-type="float" office:value="2" calcext:value-type="float">
            <text:p>2</text:p>
          </table:table-cell>
          <table:table-cell table:formula="of:=SUBSTITUTE([.A622] ;&quot;F&quot;;&quot;0&quot;)" office:value-type="string" office:string-value="BB0BBB0LRL" calcext:value-type="string">
            <text:p>BB0BBB0LRL</text:p>
          </table:table-cell>
          <table:table-cell table:formula="of:=SUBSTITUTE([.D622];&quot;B&quot;;&quot;1&quot;)" office:value-type="string" office:string-value="1101110LRL" calcext:value-type="string">
            <text:p>1101110LRL</text:p>
          </table:table-cell>
          <table:table-cell table:formula="of:=SUBSTITUTE([.E622];&quot;L&quot;;&quot;0&quot;)" office:value-type="string" office:string-value="11011100R0" calcext:value-type="string">
            <text:p>11011100R0</text:p>
          </table:table-cell>
          <table:table-cell table:formula="of:=SUBSTITUTE([.F622];&quot;R&quot;;&quot;1&quot;)" office:value-type="string" office:string-value="1101110010" calcext:value-type="string">
            <text:p>1101110010</text:p>
          </table:table-cell>
          <table:table-cell table:formula="of:=MID([.G622];1;7)" office:value-type="string" office:string-value="1101110" calcext:value-type="string">
            <text:p>1101110</text:p>
          </table:table-cell>
          <table:table-cell table:formula="of:=MID([.G622];8;3)" office:value-type="string" office:string-value="010" calcext:value-type="string">
            <text:p>010</text:p>
          </table:table-cell>
          <table:table-cell table:formula="of:=BIN2DEC([.H622]) * 8" office:value-type="float" office:value="880" calcext:value-type="float">
            <text:p>880</text:p>
          </table:table-cell>
          <table:table-cell table:formula="of:=BIN2DEC([.I622])" office:value-type="float" office:value="2" calcext:value-type="float">
            <text:p>2</text:p>
          </table:table-cell>
          <table:table-cell table:formula="of:=[.J622]+[.K622]" office:value-type="float" office:value="882" calcext:value-type="float">
            <text:p>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BLLR</text:p>
          </table:table-cell>
          <table:table-cell table:formula="of:=BIN2DEC([.H623])" office:value-type="float" office:value="91" calcext:value-type="float">
            <text:p>91</text:p>
          </table:table-cell>
          <table:table-cell table:formula="of:=BIN2DEC([.I623])" office:value-type="float" office:value="1" calcext:value-type="float">
            <text:p>1</text:p>
          </table:table-cell>
          <table:table-cell table:formula="of:=SUBSTITUTE([.A623] ;&quot;F&quot;;&quot;0&quot;)" office:value-type="string" office:string-value="B0BB0BBLLR" calcext:value-type="string">
            <text:p>B0BB0BBLLR</text:p>
          </table:table-cell>
          <table:table-cell table:formula="of:=SUBSTITUTE([.D623];&quot;B&quot;;&quot;1&quot;)" office:value-type="string" office:string-value="1011011LLR" calcext:value-type="string">
            <text:p>1011011LLR</text:p>
          </table:table-cell>
          <table:table-cell table:formula="of:=SUBSTITUTE([.E623];&quot;L&quot;;&quot;0&quot;)" office:value-type="string" office:string-value="101101100R" calcext:value-type="string">
            <text:p>101101100R</text:p>
          </table:table-cell>
          <table:table-cell table:formula="of:=SUBSTITUTE([.F623];&quot;R&quot;;&quot;1&quot;)" office:value-type="string" office:string-value="1011011001" calcext:value-type="string">
            <text:p>1011011001</text:p>
          </table:table-cell>
          <table:table-cell table:formula="of:=MID([.G623];1;7)" office:value-type="string" office:string-value="1011011" calcext:value-type="string">
            <text:p>1011011</text:p>
          </table:table-cell>
          <table:table-cell table:formula="of:=MID([.G623];8;3)" office:value-type="string" office:string-value="001" calcext:value-type="string">
            <text:p>001</text:p>
          </table:table-cell>
          <table:table-cell table:formula="of:=BIN2DEC([.H623]) * 8" office:value-type="float" office:value="728" calcext:value-type="float">
            <text:p>728</text:p>
          </table:table-cell>
          <table:table-cell table:formula="of:=BIN2DEC([.I623])" office:value-type="float" office:value="1" calcext:value-type="float">
            <text:p>1</text:p>
          </table:table-cell>
          <table:table-cell table:formula="of:=[.J623]+[.K623]" office:value-type="float" office:value="729" calcext:value-type="float">
            <text:p>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BLRR</text:p>
          </table:table-cell>
          <table:table-cell table:formula="of:=BIN2DEC([.H624])" office:value-type="float" office:value="99" calcext:value-type="float">
            <text:p>99</text:p>
          </table:table-cell>
          <table:table-cell table:formula="of:=BIN2DEC([.I624])" office:value-type="float" office:value="3" calcext:value-type="float">
            <text:p>3</text:p>
          </table:table-cell>
          <table:table-cell table:formula="of:=SUBSTITUTE([.A624] ;&quot;F&quot;;&quot;0&quot;)" office:value-type="string" office:string-value="BB000BBLRR" calcext:value-type="string">
            <text:p>BB000BBLRR</text:p>
          </table:table-cell>
          <table:table-cell table:formula="of:=SUBSTITUTE([.D624];&quot;B&quot;;&quot;1&quot;)" office:value-type="string" office:string-value="1100011LRR" calcext:value-type="string">
            <text:p>1100011LRR</text:p>
          </table:table-cell>
          <table:table-cell table:formula="of:=SUBSTITUTE([.E624];&quot;L&quot;;&quot;0&quot;)" office:value-type="string" office:string-value="11000110RR" calcext:value-type="string">
            <text:p>11000110RR</text:p>
          </table:table-cell>
          <table:table-cell table:formula="of:=SUBSTITUTE([.F624];&quot;R&quot;;&quot;1&quot;)" office:value-type="string" office:string-value="1100011011" calcext:value-type="string">
            <text:p>1100011011</text:p>
          </table:table-cell>
          <table:table-cell table:formula="of:=MID([.G624];1;7)" office:value-type="string" office:string-value="1100011" calcext:value-type="string">
            <text:p>1100011</text:p>
          </table:table-cell>
          <table:table-cell table:formula="of:=MID([.G624];8;3)" office:value-type="string" office:string-value="011" calcext:value-type="string">
            <text:p>011</text:p>
          </table:table-cell>
          <table:table-cell table:formula="of:=BIN2DEC([.H624]) * 8" office:value-type="float" office:value="792" calcext:value-type="float">
            <text:p>792</text:p>
          </table:table-cell>
          <table:table-cell table:formula="of:=BIN2DEC([.I624])" office:value-type="float" office:value="3" calcext:value-type="float">
            <text:p>3</text:p>
          </table:table-cell>
          <table:table-cell table:formula="of:=[.J624]+[.K624]" office:value-type="float" office:value="795" calcext:value-type="float">
            <text:p>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BLRL</text:p>
          </table:table-cell>
          <table:table-cell table:formula="of:=BIN2DEC([.H625])" office:value-type="float" office:value="25" calcext:value-type="float">
            <text:p>25</text:p>
          </table:table-cell>
          <table:table-cell table:formula="of:=BIN2DEC([.I625])" office:value-type="float" office:value="2" calcext:value-type="float">
            <text:p>2</text:p>
          </table:table-cell>
          <table:table-cell table:formula="of:=SUBSTITUTE([.A625] ;&quot;F&quot;;&quot;0&quot;)" office:value-type="string" office:string-value="00BB00BLRL" calcext:value-type="string">
            <text:p>00BB00BLRL</text:p>
          </table:table-cell>
          <table:table-cell table:formula="of:=SUBSTITUTE([.D625];&quot;B&quot;;&quot;1&quot;)" office:value-type="string" office:string-value="0011001LRL" calcext:value-type="string">
            <text:p>0011001LRL</text:p>
          </table:table-cell>
          <table:table-cell table:formula="of:=SUBSTITUTE([.E625];&quot;L&quot;;&quot;0&quot;)" office:value-type="string" office:string-value="00110010R0" calcext:value-type="string">
            <text:p>00110010R0</text:p>
          </table:table-cell>
          <table:table-cell table:formula="of:=SUBSTITUTE([.F625];&quot;R&quot;;&quot;1&quot;)" office:value-type="string" office:string-value="0011001010" calcext:value-type="string">
            <text:p>0011001010</text:p>
          </table:table-cell>
          <table:table-cell table:formula="of:=MID([.G625];1;7)" office:value-type="string" office:string-value="0011001" calcext:value-type="string">
            <text:p>0011001</text:p>
          </table:table-cell>
          <table:table-cell table:formula="of:=MID([.G625];8;3)" office:value-type="string" office:string-value="010" calcext:value-type="string">
            <text:p>010</text:p>
          </table:table-cell>
          <table:table-cell table:formula="of:=BIN2DEC([.H625]) * 8" office:value-type="float" office:value="200" calcext:value-type="float">
            <text:p>200</text:p>
          </table:table-cell>
          <table:table-cell table:formula="of:=BIN2DEC([.I625])" office:value-type="float" office:value="2" calcext:value-type="float">
            <text:p>2</text:p>
          </table:table-cell>
          <table:table-cell table:formula="of:=[.J625]+[.K625]" office:value-type="float" office:value="202" calcext:value-type="float">
            <text:p>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FRRL</text:p>
          </table:table-cell>
          <table:table-cell table:formula="of:=BIN2DEC([.H626])" office:value-type="float" office:value="112" calcext:value-type="float">
            <text:p>112</text:p>
          </table:table-cell>
          <table:table-cell table:formula="of:=BIN2DEC([.I626])" office:value-type="float" office:value="6" calcext:value-type="float">
            <text:p>6</text:p>
          </table:table-cell>
          <table:table-cell table:formula="of:=SUBSTITUTE([.A626] ;&quot;F&quot;;&quot;0&quot;)" office:value-type="string" office:string-value="BBB0000RRL" calcext:value-type="string">
            <text:p>BBB0000RRL</text:p>
          </table:table-cell>
          <table:table-cell table:formula="of:=SUBSTITUTE([.D626];&quot;B&quot;;&quot;1&quot;)" office:value-type="string" office:string-value="1110000RRL" calcext:value-type="string">
            <text:p>1110000RRL</text:p>
          </table:table-cell>
          <table:table-cell table:formula="of:=SUBSTITUTE([.E626];&quot;L&quot;;&quot;0&quot;)" office:value-type="string" office:string-value="1110000RR0" calcext:value-type="string">
            <text:p>1110000RR0</text:p>
          </table:table-cell>
          <table:table-cell table:formula="of:=SUBSTITUTE([.F626];&quot;R&quot;;&quot;1&quot;)" office:value-type="string" office:string-value="1110000110" calcext:value-type="string">
            <text:p>1110000110</text:p>
          </table:table-cell>
          <table:table-cell table:formula="of:=MID([.G626];1;7)" office:value-type="string" office:string-value="1110000" calcext:value-type="string">
            <text:p>1110000</text:p>
          </table:table-cell>
          <table:table-cell table:formula="of:=MID([.G626];8;3)" office:value-type="string" office:string-value="110" calcext:value-type="string">
            <text:p>110</text:p>
          </table:table-cell>
          <table:table-cell table:formula="of:=BIN2DEC([.H626]) * 8" office:value-type="float" office:value="896" calcext:value-type="float">
            <text:p>896</text:p>
          </table:table-cell>
          <table:table-cell table:formula="of:=BIN2DEC([.I626])" office:value-type="float" office:value="6" calcext:value-type="float">
            <text:p>6</text:p>
          </table:table-cell>
          <table:table-cell table:formula="of:=[.J626]+[.K626]" office:value-type="float" office:value="902" calcext:value-type="float">
            <text:p>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FRLL</text:p>
          </table:table-cell>
          <table:table-cell table:formula="of:=BIN2DEC([.H627])" office:value-type="float" office:value="68" calcext:value-type="float">
            <text:p>68</text:p>
          </table:table-cell>
          <table:table-cell table:formula="of:=BIN2DEC([.I627])" office:value-type="float" office:value="4" calcext:value-type="float">
            <text:p>4</text:p>
          </table:table-cell>
          <table:table-cell table:formula="of:=SUBSTITUTE([.A627] ;&quot;F&quot;;&quot;0&quot;)" office:value-type="string" office:string-value="B000B00RLL" calcext:value-type="string">
            <text:p>B000B00RLL</text:p>
          </table:table-cell>
          <table:table-cell table:formula="of:=SUBSTITUTE([.D627];&quot;B&quot;;&quot;1&quot;)" office:value-type="string" office:string-value="1000100RLL" calcext:value-type="string">
            <text:p>1000100RLL</text:p>
          </table:table-cell>
          <table:table-cell table:formula="of:=SUBSTITUTE([.E627];&quot;L&quot;;&quot;0&quot;)" office:value-type="string" office:string-value="1000100R00" calcext:value-type="string">
            <text:p>1000100R00</text:p>
          </table:table-cell>
          <table:table-cell table:formula="of:=SUBSTITUTE([.F627];&quot;R&quot;;&quot;1&quot;)" office:value-type="string" office:string-value="1000100100" calcext:value-type="string">
            <text:p>1000100100</text:p>
          </table:table-cell>
          <table:table-cell table:formula="of:=MID([.G627];1;7)" office:value-type="string" office:string-value="1000100" calcext:value-type="string">
            <text:p>1000100</text:p>
          </table:table-cell>
          <table:table-cell table:formula="of:=MID([.G627];8;3)" office:value-type="string" office:string-value="100" calcext:value-type="string">
            <text:p>100</text:p>
          </table:table-cell>
          <table:table-cell table:formula="of:=BIN2DEC([.H627]) * 8" office:value-type="float" office:value="544" calcext:value-type="float">
            <text:p>544</text:p>
          </table:table-cell>
          <table:table-cell table:formula="of:=BIN2DEC([.I627])" office:value-type="float" office:value="4" calcext:value-type="float">
            <text:p>4</text:p>
          </table:table-cell>
          <table:table-cell table:formula="of:=[.J627]+[.K627]"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FLRR</text:p>
          </table:table-cell>
          <table:table-cell table:formula="of:=BIN2DEC([.H628])" office:value-type="float" office:value="120" calcext:value-type="float">
            <text:p>120</text:p>
          </table:table-cell>
          <table:table-cell table:formula="of:=BIN2DEC([.I628])" office:value-type="float" office:value="3" calcext:value-type="float">
            <text:p>3</text:p>
          </table:table-cell>
          <table:table-cell table:formula="of:=SUBSTITUTE([.A628] ;&quot;F&quot;;&quot;0&quot;)" office:value-type="string" office:string-value="BBBB000LRR" calcext:value-type="string">
            <text:p>BBBB000LRR</text:p>
          </table:table-cell>
          <table:table-cell table:formula="of:=SUBSTITUTE([.D628];&quot;B&quot;;&quot;1&quot;)" office:value-type="string" office:string-value="1111000LRR" calcext:value-type="string">
            <text:p>1111000LRR</text:p>
          </table:table-cell>
          <table:table-cell table:formula="of:=SUBSTITUTE([.E628];&quot;L&quot;;&quot;0&quot;)" office:value-type="string" office:string-value="11110000RR" calcext:value-type="string">
            <text:p>11110000RR</text:p>
          </table:table-cell>
          <table:table-cell table:formula="of:=SUBSTITUTE([.F628];&quot;R&quot;;&quot;1&quot;)" office:value-type="string" office:string-value="1111000011" calcext:value-type="string">
            <text:p>1111000011</text:p>
          </table:table-cell>
          <table:table-cell table:formula="of:=MID([.G628];1;7)" office:value-type="string" office:string-value="1111000" calcext:value-type="string">
            <text:p>1111000</text:p>
          </table:table-cell>
          <table:table-cell table:formula="of:=MID([.G628];8;3)" office:value-type="string" office:string-value="011" calcext:value-type="string">
            <text:p>011</text:p>
          </table:table-cell>
          <table:table-cell table:formula="of:=BIN2DEC([.H628]) * 8" office:value-type="float" office:value="960" calcext:value-type="float">
            <text:p>960</text:p>
          </table:table-cell>
          <table:table-cell table:formula="of:=BIN2DEC([.I628])" office:value-type="float" office:value="3" calcext:value-type="float">
            <text:p>3</text:p>
          </table:table-cell>
          <table:table-cell table:formula="of:=[.J628]+[.K628]" office:value-type="float" office:value="963" calcext:value-type="float">
            <text:p>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FLRR</text:p>
          </table:table-cell>
          <table:table-cell table:formula="of:=BIN2DEC([.H629])" office:value-type="float" office:value="30" calcext:value-type="float">
            <text:p>30</text:p>
          </table:table-cell>
          <table:table-cell table:formula="of:=BIN2DEC([.I629])" office:value-type="float" office:value="3" calcext:value-type="float">
            <text:p>3</text:p>
          </table:table-cell>
          <table:table-cell table:formula="of:=SUBSTITUTE([.A629] ;&quot;F&quot;;&quot;0&quot;)" office:value-type="string" office:string-value="00BBBB0LRR" calcext:value-type="string">
            <text:p>00BBBB0LRR</text:p>
          </table:table-cell>
          <table:table-cell table:formula="of:=SUBSTITUTE([.D629];&quot;B&quot;;&quot;1&quot;)" office:value-type="string" office:string-value="0011110LRR" calcext:value-type="string">
            <text:p>0011110LRR</text:p>
          </table:table-cell>
          <table:table-cell table:formula="of:=SUBSTITUTE([.E629];&quot;L&quot;;&quot;0&quot;)" office:value-type="string" office:string-value="00111100RR" calcext:value-type="string">
            <text:p>00111100RR</text:p>
          </table:table-cell>
          <table:table-cell table:formula="of:=SUBSTITUTE([.F629];&quot;R&quot;;&quot;1&quot;)" office:value-type="string" office:string-value="0011110011" calcext:value-type="string">
            <text:p>0011110011</text:p>
          </table:table-cell>
          <table:table-cell table:formula="of:=MID([.G629];1;7)" office:value-type="string" office:string-value="0011110" calcext:value-type="string">
            <text:p>0011110</text:p>
          </table:table-cell>
          <table:table-cell table:formula="of:=MID([.G629];8;3)" office:value-type="string" office:string-value="011" calcext:value-type="string">
            <text:p>011</text:p>
          </table:table-cell>
          <table:table-cell table:formula="of:=BIN2DEC([.H629]) * 8" office:value-type="float" office:value="240" calcext:value-type="float">
            <text:p>240</text:p>
          </table:table-cell>
          <table:table-cell table:formula="of:=BIN2DEC([.I629])" office:value-type="float" office:value="3" calcext:value-type="float">
            <text:p>3</text:p>
          </table:table-cell>
          <table:table-cell table:formula="of:=[.J629]+[.K629]" office:value-type="float" office:value="243" calcext:value-type="float">
            <text:p>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FLRR</text:p>
          </table:table-cell>
          <table:table-cell table:formula="of:=BIN2DEC([.H630])" office:value-type="float" office:value="50" calcext:value-type="float">
            <text:p>50</text:p>
          </table:table-cell>
          <table:table-cell table:formula="of:=BIN2DEC([.I630])" office:value-type="float" office:value="3" calcext:value-type="float">
            <text:p>3</text:p>
          </table:table-cell>
          <table:table-cell table:formula="of:=SUBSTITUTE([.A630] ;&quot;F&quot;;&quot;0&quot;)" office:value-type="string" office:string-value="0BB00B0LRR" calcext:value-type="string">
            <text:p>0BB00B0LRR</text:p>
          </table:table-cell>
          <table:table-cell table:formula="of:=SUBSTITUTE([.D630];&quot;B&quot;;&quot;1&quot;)" office:value-type="string" office:string-value="0110010LRR" calcext:value-type="string">
            <text:p>0110010LRR</text:p>
          </table:table-cell>
          <table:table-cell table:formula="of:=SUBSTITUTE([.E630];&quot;L&quot;;&quot;0&quot;)" office:value-type="string" office:string-value="01100100RR" calcext:value-type="string">
            <text:p>01100100RR</text:p>
          </table:table-cell>
          <table:table-cell table:formula="of:=SUBSTITUTE([.F630];&quot;R&quot;;&quot;1&quot;)" office:value-type="string" office:string-value="0110010011" calcext:value-type="string">
            <text:p>0110010011</text:p>
          </table:table-cell>
          <table:table-cell table:formula="of:=MID([.G630];1;7)" office:value-type="string" office:string-value="0110010" calcext:value-type="string">
            <text:p>0110010</text:p>
          </table:table-cell>
          <table:table-cell table:formula="of:=MID([.G630];8;3)" office:value-type="string" office:string-value="011" calcext:value-type="string">
            <text:p>011</text:p>
          </table:table-cell>
          <table:table-cell table:formula="of:=BIN2DEC([.H630]) * 8" office:value-type="float" office:value="400" calcext:value-type="float">
            <text:p>400</text:p>
          </table:table-cell>
          <table:table-cell table:formula="of:=BIN2DEC([.I630])" office:value-type="float" office:value="3" calcext:value-type="float">
            <text:p>3</text:p>
          </table:table-cell>
          <table:table-cell table:formula="of:=[.J630]+[.K630]" office:value-type="float" office:value="403" calcext:value-type="float">
            <text:p>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FLLR</text:p>
          </table:table-cell>
          <table:table-cell table:formula="of:=BIN2DEC([.H631])" office:value-type="float" office:value="112" calcext:value-type="float">
            <text:p>112</text:p>
          </table:table-cell>
          <table:table-cell table:formula="of:=BIN2DEC([.I631])" office:value-type="float" office:value="1" calcext:value-type="float">
            <text:p>1</text:p>
          </table:table-cell>
          <table:table-cell table:formula="of:=SUBSTITUTE([.A631] ;&quot;F&quot;;&quot;0&quot;)" office:value-type="string" office:string-value="BBB0000LLR" calcext:value-type="string">
            <text:p>BBB0000LLR</text:p>
          </table:table-cell>
          <table:table-cell table:formula="of:=SUBSTITUTE([.D631];&quot;B&quot;;&quot;1&quot;)" office:value-type="string" office:string-value="1110000LLR" calcext:value-type="string">
            <text:p>1110000LLR</text:p>
          </table:table-cell>
          <table:table-cell table:formula="of:=SUBSTITUTE([.E631];&quot;L&quot;;&quot;0&quot;)" office:value-type="string" office:string-value="111000000R" calcext:value-type="string">
            <text:p>111000000R</text:p>
          </table:table-cell>
          <table:table-cell table:formula="of:=SUBSTITUTE([.F631];&quot;R&quot;;&quot;1&quot;)" office:value-type="string" office:string-value="1110000001" calcext:value-type="string">
            <text:p>1110000001</text:p>
          </table:table-cell>
          <table:table-cell table:formula="of:=MID([.G631];1;7)" office:value-type="string" office:string-value="1110000" calcext:value-type="string">
            <text:p>1110000</text:p>
          </table:table-cell>
          <table:table-cell table:formula="of:=MID([.G631];8;3)" office:value-type="string" office:string-value="001" calcext:value-type="string">
            <text:p>001</text:p>
          </table:table-cell>
          <table:table-cell table:formula="of:=BIN2DEC([.H631]) * 8" office:value-type="float" office:value="896" calcext:value-type="float">
            <text:p>896</text:p>
          </table:table-cell>
          <table:table-cell table:formula="of:=BIN2DEC([.I631])" office:value-type="float" office:value="1" calcext:value-type="float">
            <text:p>1</text:p>
          </table:table-cell>
          <table:table-cell table:formula="of:=[.J631]+[.K631]" office:value-type="float" office:value="897" calcext:value-type="float">
            <text:p>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FRRL</text:p>
          </table:table-cell>
          <table:table-cell table:formula="of:=BIN2DEC([.H632])" office:value-type="float" office:value="72" calcext:value-type="float">
            <text:p>72</text:p>
          </table:table-cell>
          <table:table-cell table:formula="of:=BIN2DEC([.I632])" office:value-type="float" office:value="6" calcext:value-type="float">
            <text:p>6</text:p>
          </table:table-cell>
          <table:table-cell table:formula="of:=SUBSTITUTE([.A632] ;&quot;F&quot;;&quot;0&quot;)" office:value-type="string" office:string-value="B00B000RRL" calcext:value-type="string">
            <text:p>B00B000RRL</text:p>
          </table:table-cell>
          <table:table-cell table:formula="of:=SUBSTITUTE([.D632];&quot;B&quot;;&quot;1&quot;)" office:value-type="string" office:string-value="1001000RRL" calcext:value-type="string">
            <text:p>1001000RRL</text:p>
          </table:table-cell>
          <table:table-cell table:formula="of:=SUBSTITUTE([.E632];&quot;L&quot;;&quot;0&quot;)" office:value-type="string" office:string-value="1001000RR0" calcext:value-type="string">
            <text:p>1001000RR0</text:p>
          </table:table-cell>
          <table:table-cell table:formula="of:=SUBSTITUTE([.F632];&quot;R&quot;;&quot;1&quot;)" office:value-type="string" office:string-value="1001000110" calcext:value-type="string">
            <text:p>1001000110</text:p>
          </table:table-cell>
          <table:table-cell table:formula="of:=MID([.G632];1;7)" office:value-type="string" office:string-value="1001000" calcext:value-type="string">
            <text:p>1001000</text:p>
          </table:table-cell>
          <table:table-cell table:formula="of:=MID([.G632];8;3)" office:value-type="string" office:string-value="110" calcext:value-type="string">
            <text:p>110</text:p>
          </table:table-cell>
          <table:table-cell table:formula="of:=BIN2DEC([.H632]) * 8" office:value-type="float" office:value="576" calcext:value-type="float">
            <text:p>576</text:p>
          </table:table-cell>
          <table:table-cell table:formula="of:=BIN2DEC([.I632])" office:value-type="float" office:value="6" calcext:value-type="float">
            <text:p>6</text:p>
          </table:table-cell>
          <table:table-cell table:formula="of:=[.J632]+[.K632]" office:value-type="float" office:value="582" calcext:value-type="float">
            <text:p>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BLRL</text:p>
          </table:table-cell>
          <table:table-cell table:formula="of:=BIN2DEC([.H633])" office:value-type="float" office:value="43" calcext:value-type="float">
            <text:p>43</text:p>
          </table:table-cell>
          <table:table-cell table:formula="of:=BIN2DEC([.I633])" office:value-type="float" office:value="2" calcext:value-type="float">
            <text:p>2</text:p>
          </table:table-cell>
          <table:table-cell table:formula="of:=SUBSTITUTE([.A633] ;&quot;F&quot;;&quot;0&quot;)" office:value-type="string" office:string-value="0B0B0BBLRL" calcext:value-type="string">
            <text:p>0B0B0BBLRL</text:p>
          </table:table-cell>
          <table:table-cell table:formula="of:=SUBSTITUTE([.D633];&quot;B&quot;;&quot;1&quot;)" office:value-type="string" office:string-value="0101011LRL" calcext:value-type="string">
            <text:p>0101011LRL</text:p>
          </table:table-cell>
          <table:table-cell table:formula="of:=SUBSTITUTE([.E633];&quot;L&quot;;&quot;0&quot;)" office:value-type="string" office:string-value="01010110R0" calcext:value-type="string">
            <text:p>01010110R0</text:p>
          </table:table-cell>
          <table:table-cell table:formula="of:=SUBSTITUTE([.F633];&quot;R&quot;;&quot;1&quot;)" office:value-type="string" office:string-value="0101011010" calcext:value-type="string">
            <text:p>0101011010</text:p>
          </table:table-cell>
          <table:table-cell table:formula="of:=MID([.G633];1;7)" office:value-type="string" office:string-value="0101011" calcext:value-type="string">
            <text:p>0101011</text:p>
          </table:table-cell>
          <table:table-cell table:formula="of:=MID([.G633];8;3)" office:value-type="string" office:string-value="010" calcext:value-type="string">
            <text:p>010</text:p>
          </table:table-cell>
          <table:table-cell table:formula="of:=BIN2DEC([.H633]) * 8" office:value-type="float" office:value="344" calcext:value-type="float">
            <text:p>344</text:p>
          </table:table-cell>
          <table:table-cell table:formula="of:=BIN2DEC([.I633])" office:value-type="float" office:value="2" calcext:value-type="float">
            <text:p>2</text:p>
          </table:table-cell>
          <table:table-cell table:formula="of:=[.J633]+[.K633]" office:value-type="float" office:value="346" calcext:value-type="float">
            <text:p>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FLLR</text:p>
          </table:table-cell>
          <table:table-cell table:formula="of:=BIN2DEC([.H634])" office:value-type="float" office:value="82" calcext:value-type="float">
            <text:p>82</text:p>
          </table:table-cell>
          <table:table-cell table:formula="of:=BIN2DEC([.I634])" office:value-type="float" office:value="1" calcext:value-type="float">
            <text:p>1</text:p>
          </table:table-cell>
          <table:table-cell table:formula="of:=SUBSTITUTE([.A634] ;&quot;F&quot;;&quot;0&quot;)" office:value-type="string" office:string-value="B0B00B0LLR" calcext:value-type="string">
            <text:p>B0B00B0LLR</text:p>
          </table:table-cell>
          <table:table-cell table:formula="of:=SUBSTITUTE([.D634];&quot;B&quot;;&quot;1&quot;)" office:value-type="string" office:string-value="1010010LLR" calcext:value-type="string">
            <text:p>1010010LLR</text:p>
          </table:table-cell>
          <table:table-cell table:formula="of:=SUBSTITUTE([.E634];&quot;L&quot;;&quot;0&quot;)" office:value-type="string" office:string-value="101001000R" calcext:value-type="string">
            <text:p>101001000R</text:p>
          </table:table-cell>
          <table:table-cell table:formula="of:=SUBSTITUTE([.F634];&quot;R&quot;;&quot;1&quot;)" office:value-type="string" office:string-value="1010010001" calcext:value-type="string">
            <text:p>1010010001</text:p>
          </table:table-cell>
          <table:table-cell table:formula="of:=MID([.G634];1;7)" office:value-type="string" office:string-value="1010010" calcext:value-type="string">
            <text:p>1010010</text:p>
          </table:table-cell>
          <table:table-cell table:formula="of:=MID([.G634];8;3)" office:value-type="string" office:string-value="001" calcext:value-type="string">
            <text:p>001</text:p>
          </table:table-cell>
          <table:table-cell table:formula="of:=BIN2DEC([.H634]) * 8" office:value-type="float" office:value="656" calcext:value-type="float">
            <text:p>656</text:p>
          </table:table-cell>
          <table:table-cell table:formula="of:=BIN2DEC([.I634])" office:value-type="float" office:value="1" calcext:value-type="float">
            <text:p>1</text:p>
          </table:table-cell>
          <table:table-cell table:formula="of:=[.J634]+[.K634]" office:value-type="float" office:value="657" calcext:value-type="float">
            <text:p>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FLLR</text:p>
          </table:table-cell>
          <table:table-cell table:formula="of:=BIN2DEC([.H635])" office:value-type="float" office:value="74" calcext:value-type="float">
            <text:p>74</text:p>
          </table:table-cell>
          <table:table-cell table:formula="of:=BIN2DEC([.I635])" office:value-type="float" office:value="1" calcext:value-type="float">
            <text:p>1</text:p>
          </table:table-cell>
          <table:table-cell table:formula="of:=SUBSTITUTE([.A635] ;&quot;F&quot;;&quot;0&quot;)" office:value-type="string" office:string-value="B00B0B0LLR" calcext:value-type="string">
            <text:p>B00B0B0LLR</text:p>
          </table:table-cell>
          <table:table-cell table:formula="of:=SUBSTITUTE([.D635];&quot;B&quot;;&quot;1&quot;)" office:value-type="string" office:string-value="1001010LLR" calcext:value-type="string">
            <text:p>1001010LLR</text:p>
          </table:table-cell>
          <table:table-cell table:formula="of:=SUBSTITUTE([.E635];&quot;L&quot;;&quot;0&quot;)" office:value-type="string" office:string-value="100101000R" calcext:value-type="string">
            <text:p>100101000R</text:p>
          </table:table-cell>
          <table:table-cell table:formula="of:=SUBSTITUTE([.F635];&quot;R&quot;;&quot;1&quot;)" office:value-type="string" office:string-value="1001010001" calcext:value-type="string">
            <text:p>1001010001</text:p>
          </table:table-cell>
          <table:table-cell table:formula="of:=MID([.G635];1;7)" office:value-type="string" office:string-value="1001010" calcext:value-type="string">
            <text:p>1001010</text:p>
          </table:table-cell>
          <table:table-cell table:formula="of:=MID([.G635];8;3)" office:value-type="string" office:string-value="001" calcext:value-type="string">
            <text:p>001</text:p>
          </table:table-cell>
          <table:table-cell table:formula="of:=BIN2DEC([.H635]) * 8" office:value-type="float" office:value="592" calcext:value-type="float">
            <text:p>592</text:p>
          </table:table-cell>
          <table:table-cell table:formula="of:=BIN2DEC([.I635])" office:value-type="float" office:value="1" calcext:value-type="float">
            <text:p>1</text:p>
          </table:table-cell>
          <table:table-cell table:formula="of:=[.J635]+[.K635]" office:value-type="float" office:value="593" calcext:value-type="float">
            <text:p>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BRRR</text:p>
          </table:table-cell>
          <table:table-cell table:formula="of:=BIN2DEC([.H636])" office:value-type="float" office:value="81" calcext:value-type="float">
            <text:p>81</text:p>
          </table:table-cell>
          <table:table-cell table:formula="of:=BIN2DEC([.I636])" office:value-type="float" office:value="7" calcext:value-type="float">
            <text:p>7</text:p>
          </table:table-cell>
          <table:table-cell table:formula="of:=SUBSTITUTE([.A636] ;&quot;F&quot;;&quot;0&quot;)" office:value-type="string" office:string-value="B0B000BRRR" calcext:value-type="string">
            <text:p>B0B000BRRR</text:p>
          </table:table-cell>
          <table:table-cell table:formula="of:=SUBSTITUTE([.D636];&quot;B&quot;;&quot;1&quot;)" office:value-type="string" office:string-value="1010001RRR" calcext:value-type="string">
            <text:p>1010001RRR</text:p>
          </table:table-cell>
          <table:table-cell table:formula="of:=SUBSTITUTE([.E636];&quot;L&quot;;&quot;0&quot;)" office:value-type="string" office:string-value="1010001RRR" calcext:value-type="string">
            <text:p>1010001RRR</text:p>
          </table:table-cell>
          <table:table-cell table:formula="of:=SUBSTITUTE([.F636];&quot;R&quot;;&quot;1&quot;)" office:value-type="string" office:string-value="1010001111" calcext:value-type="string">
            <text:p>1010001111</text:p>
          </table:table-cell>
          <table:table-cell table:formula="of:=MID([.G636];1;7)" office:value-type="string" office:string-value="1010001" calcext:value-type="string">
            <text:p>1010001</text:p>
          </table:table-cell>
          <table:table-cell table:formula="of:=MID([.G636];8;3)" office:value-type="string" office:string-value="111" calcext:value-type="string">
            <text:p>111</text:p>
          </table:table-cell>
          <table:table-cell table:formula="of:=BIN2DEC([.H636]) * 8" office:value-type="float" office:value="648" calcext:value-type="float">
            <text:p>648</text:p>
          </table:table-cell>
          <table:table-cell table:formula="of:=BIN2DEC([.I636])" office:value-type="float" office:value="7" calcext:value-type="float">
            <text:p>7</text:p>
          </table:table-cell>
          <table:table-cell table:formula="of:=[.J636]+[.K636]" office:value-type="float" office:value="655" calcext:value-type="float">
            <text:p>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FRRL</text:p>
          </table:table-cell>
          <table:table-cell table:formula="of:=BIN2DEC([.H637])" office:value-type="float" office:value="24" calcext:value-type="float">
            <text:p>24</text:p>
          </table:table-cell>
          <table:table-cell table:formula="of:=BIN2DEC([.I637])" office:value-type="float" office:value="6" calcext:value-type="float">
            <text:p>6</text:p>
          </table:table-cell>
          <table:table-cell table:formula="of:=SUBSTITUTE([.A637] ;&quot;F&quot;;&quot;0&quot;)" office:value-type="string" office:string-value="00BB000RRL" calcext:value-type="string">
            <text:p>00BB000RRL</text:p>
          </table:table-cell>
          <table:table-cell table:formula="of:=SUBSTITUTE([.D637];&quot;B&quot;;&quot;1&quot;)" office:value-type="string" office:string-value="0011000RRL" calcext:value-type="string">
            <text:p>0011000RRL</text:p>
          </table:table-cell>
          <table:table-cell table:formula="of:=SUBSTITUTE([.E637];&quot;L&quot;;&quot;0&quot;)" office:value-type="string" office:string-value="0011000RR0" calcext:value-type="string">
            <text:p>0011000RR0</text:p>
          </table:table-cell>
          <table:table-cell table:formula="of:=SUBSTITUTE([.F637];&quot;R&quot;;&quot;1&quot;)" office:value-type="string" office:string-value="0011000110" calcext:value-type="string">
            <text:p>0011000110</text:p>
          </table:table-cell>
          <table:table-cell table:formula="of:=MID([.G637];1;7)" office:value-type="string" office:string-value="0011000" calcext:value-type="string">
            <text:p>0011000</text:p>
          </table:table-cell>
          <table:table-cell table:formula="of:=MID([.G637];8;3)" office:value-type="string" office:string-value="110" calcext:value-type="string">
            <text:p>110</text:p>
          </table:table-cell>
          <table:table-cell table:formula="of:=BIN2DEC([.H637]) * 8" office:value-type="float" office:value="192" calcext:value-type="float">
            <text:p>192</text:p>
          </table:table-cell>
          <table:table-cell table:formula="of:=BIN2DEC([.I637])" office:value-type="float" office:value="6" calcext:value-type="float">
            <text:p>6</text:p>
          </table:table-cell>
          <table:table-cell table:formula="of:=[.J637]+[.K637]"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BLLL</text:p>
          </table:table-cell>
          <table:table-cell table:formula="of:=BIN2DEC([.H638])" office:value-type="float" office:value="109" calcext:value-type="float">
            <text:p>109</text:p>
          </table:table-cell>
          <table:table-cell table:formula="of:=BIN2DEC([.I638])" office:value-type="float" office:value="0" calcext:value-type="float">
            <text:p>0</text:p>
          </table:table-cell>
          <table:table-cell table:formula="of:=SUBSTITUTE([.A638] ;&quot;F&quot;;&quot;0&quot;)" office:value-type="string" office:string-value="BB0BB0BLLL" calcext:value-type="string">
            <text:p>BB0BB0BLLL</text:p>
          </table:table-cell>
          <table:table-cell table:formula="of:=SUBSTITUTE([.D638];&quot;B&quot;;&quot;1&quot;)" office:value-type="string" office:string-value="1101101LLL" calcext:value-type="string">
            <text:p>1101101LLL</text:p>
          </table:table-cell>
          <table:table-cell table:formula="of:=SUBSTITUTE([.E638];&quot;L&quot;;&quot;0&quot;)" office:value-type="string" office:string-value="1101101000" calcext:value-type="string">
            <text:p>1101101000</text:p>
          </table:table-cell>
          <table:table-cell table:formula="of:=SUBSTITUTE([.F638];&quot;R&quot;;&quot;1&quot;)" office:value-type="string" office:string-value="1101101000" calcext:value-type="string">
            <text:p>1101101000</text:p>
          </table:table-cell>
          <table:table-cell table:formula="of:=MID([.G638];1;7)" office:value-type="string" office:string-value="1101101" calcext:value-type="string">
            <text:p>1101101</text:p>
          </table:table-cell>
          <table:table-cell table:formula="of:=MID([.G638];8;3)" office:value-type="string" office:string-value="000" calcext:value-type="string">
            <text:p>000</text:p>
          </table:table-cell>
          <table:table-cell table:formula="of:=BIN2DEC([.H638]) * 8" office:value-type="float" office:value="872" calcext:value-type="float">
            <text:p>872</text:p>
          </table:table-cell>
          <table:table-cell table:formula="of:=BIN2DEC([.I638])" office:value-type="float" office:value="0" calcext:value-type="float">
            <text:p>0</text:p>
          </table:table-cell>
          <table:table-cell table:formula="of:=[.J638]+[.K638]" office:value-type="float" office:value="872" calcext:value-type="float">
            <text:p>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FRLL</text:p>
          </table:table-cell>
          <table:table-cell table:formula="of:=BIN2DEC([.H639])" office:value-type="float" office:value="58" calcext:value-type="float">
            <text:p>58</text:p>
          </table:table-cell>
          <table:table-cell table:formula="of:=BIN2DEC([.I639])" office:value-type="float" office:value="4" calcext:value-type="float">
            <text:p>4</text:p>
          </table:table-cell>
          <table:table-cell table:formula="of:=SUBSTITUTE([.A639] ;&quot;F&quot;;&quot;0&quot;)" office:value-type="string" office:string-value="0BBB0B0RLL" calcext:value-type="string">
            <text:p>0BBB0B0RLL</text:p>
          </table:table-cell>
          <table:table-cell table:formula="of:=SUBSTITUTE([.D639];&quot;B&quot;;&quot;1&quot;)" office:value-type="string" office:string-value="0111010RLL" calcext:value-type="string">
            <text:p>0111010RLL</text:p>
          </table:table-cell>
          <table:table-cell table:formula="of:=SUBSTITUTE([.E639];&quot;L&quot;;&quot;0&quot;)" office:value-type="string" office:string-value="0111010R00" calcext:value-type="string">
            <text:p>0111010R00</text:p>
          </table:table-cell>
          <table:table-cell table:formula="of:=SUBSTITUTE([.F639];&quot;R&quot;;&quot;1&quot;)" office:value-type="string" office:string-value="0111010100" calcext:value-type="string">
            <text:p>0111010100</text:p>
          </table:table-cell>
          <table:table-cell table:formula="of:=MID([.G639];1;7)" office:value-type="string" office:string-value="0111010" calcext:value-type="string">
            <text:p>0111010</text:p>
          </table:table-cell>
          <table:table-cell table:formula="of:=MID([.G639];8;3)" office:value-type="string" office:string-value="100" calcext:value-type="string">
            <text:p>100</text:p>
          </table:table-cell>
          <table:table-cell table:formula="of:=BIN2DEC([.H639]) * 8" office:value-type="float" office:value="464" calcext:value-type="float">
            <text:p>464</text:p>
          </table:table-cell>
          <table:table-cell table:formula="of:=BIN2DEC([.I639])" office:value-type="float" office:value="4" calcext:value-type="float">
            <text:p>4</text:p>
          </table:table-cell>
          <table:table-cell table:formula="of:=[.J639]+[.K639]" office:value-type="float" office:value="468" calcext:value-type="float">
            <text:p>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FLRR</text:p>
          </table:table-cell>
          <table:table-cell table:formula="of:=BIN2DEC([.H640])" office:value-type="float" office:value="110" calcext:value-type="float">
            <text:p>110</text:p>
          </table:table-cell>
          <table:table-cell table:formula="of:=BIN2DEC([.I640])" office:value-type="float" office:value="3" calcext:value-type="float">
            <text:p>3</text:p>
          </table:table-cell>
          <table:table-cell table:formula="of:=SUBSTITUTE([.A640] ;&quot;F&quot;;&quot;0&quot;)" office:value-type="string" office:string-value="BB0BBB0LRR" calcext:value-type="string">
            <text:p>BB0BBB0LRR</text:p>
          </table:table-cell>
          <table:table-cell table:formula="of:=SUBSTITUTE([.D640];&quot;B&quot;;&quot;1&quot;)" office:value-type="string" office:string-value="1101110LRR" calcext:value-type="string">
            <text:p>1101110LRR</text:p>
          </table:table-cell>
          <table:table-cell table:formula="of:=SUBSTITUTE([.E640];&quot;L&quot;;&quot;0&quot;)" office:value-type="string" office:string-value="11011100RR" calcext:value-type="string">
            <text:p>11011100RR</text:p>
          </table:table-cell>
          <table:table-cell table:formula="of:=SUBSTITUTE([.F640];&quot;R&quot;;&quot;1&quot;)" office:value-type="string" office:string-value="1101110011" calcext:value-type="string">
            <text:p>1101110011</text:p>
          </table:table-cell>
          <table:table-cell table:formula="of:=MID([.G640];1;7)" office:value-type="string" office:string-value="1101110" calcext:value-type="string">
            <text:p>1101110</text:p>
          </table:table-cell>
          <table:table-cell table:formula="of:=MID([.G640];8;3)" office:value-type="string" office:string-value="011" calcext:value-type="string">
            <text:p>011</text:p>
          </table:table-cell>
          <table:table-cell table:formula="of:=BIN2DEC([.H640]) * 8" office:value-type="float" office:value="880" calcext:value-type="float">
            <text:p>880</text:p>
          </table:table-cell>
          <table:table-cell table:formula="of:=BIN2DEC([.I640])" office:value-type="float" office:value="3" calcext:value-type="float">
            <text:p>3</text:p>
          </table:table-cell>
          <table:table-cell table:formula="of:=[.J640]+[.K640]" office:value-type="float" office:value="883" calcext:value-type="float">
            <text:p>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BLRR</text:p>
          </table:table-cell>
          <table:table-cell table:formula="of:=BIN2DEC([.H641])" office:value-type="float" office:value="113" calcext:value-type="float">
            <text:p>113</text:p>
          </table:table-cell>
          <table:table-cell table:formula="of:=BIN2DEC([.I641])" office:value-type="float" office:value="3" calcext:value-type="float">
            <text:p>3</text:p>
          </table:table-cell>
          <table:table-cell table:formula="of:=SUBSTITUTE([.A641] ;&quot;F&quot;;&quot;0&quot;)" office:value-type="string" office:string-value="BBB000BLRR" calcext:value-type="string">
            <text:p>BBB000BLRR</text:p>
          </table:table-cell>
          <table:table-cell table:formula="of:=SUBSTITUTE([.D641];&quot;B&quot;;&quot;1&quot;)" office:value-type="string" office:string-value="1110001LRR" calcext:value-type="string">
            <text:p>1110001LRR</text:p>
          </table:table-cell>
          <table:table-cell table:formula="of:=SUBSTITUTE([.E641];&quot;L&quot;;&quot;0&quot;)" office:value-type="string" office:string-value="11100010RR" calcext:value-type="string">
            <text:p>11100010RR</text:p>
          </table:table-cell>
          <table:table-cell table:formula="of:=SUBSTITUTE([.F641];&quot;R&quot;;&quot;1&quot;)" office:value-type="string" office:string-value="1110001011" calcext:value-type="string">
            <text:p>1110001011</text:p>
          </table:table-cell>
          <table:table-cell table:formula="of:=MID([.G641];1;7)" office:value-type="string" office:string-value="1110001" calcext:value-type="string">
            <text:p>1110001</text:p>
          </table:table-cell>
          <table:table-cell table:formula="of:=MID([.G641];8;3)" office:value-type="string" office:string-value="011" calcext:value-type="string">
            <text:p>011</text:p>
          </table:table-cell>
          <table:table-cell table:formula="of:=BIN2DEC([.H641]) * 8" office:value-type="float" office:value="904" calcext:value-type="float">
            <text:p>904</text:p>
          </table:table-cell>
          <table:table-cell table:formula="of:=BIN2DEC([.I641])" office:value-type="float" office:value="3" calcext:value-type="float">
            <text:p>3</text:p>
          </table:table-cell>
          <table:table-cell table:formula="of:=[.J641]+[.K641]" office:value-type="float" office:value="907" calcext:value-type="float">
            <text:p>9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BLLR</text:p>
          </table:table-cell>
          <table:table-cell table:formula="of:=BIN2DEC([.H642])" office:value-type="float" office:value="97" calcext:value-type="float">
            <text:p>97</text:p>
          </table:table-cell>
          <table:table-cell table:formula="of:=BIN2DEC([.I642])" office:value-type="float" office:value="1" calcext:value-type="float">
            <text:p>1</text:p>
          </table:table-cell>
          <table:table-cell table:formula="of:=SUBSTITUTE([.A642] ;&quot;F&quot;;&quot;0&quot;)" office:value-type="string" office:string-value="BB0000BLLR" calcext:value-type="string">
            <text:p>BB0000BLLR</text:p>
          </table:table-cell>
          <table:table-cell table:formula="of:=SUBSTITUTE([.D642];&quot;B&quot;;&quot;1&quot;)" office:value-type="string" office:string-value="1100001LLR" calcext:value-type="string">
            <text:p>1100001LLR</text:p>
          </table:table-cell>
          <table:table-cell table:formula="of:=SUBSTITUTE([.E642];&quot;L&quot;;&quot;0&quot;)" office:value-type="string" office:string-value="110000100R" calcext:value-type="string">
            <text:p>110000100R</text:p>
          </table:table-cell>
          <table:table-cell table:formula="of:=SUBSTITUTE([.F642];&quot;R&quot;;&quot;1&quot;)" office:value-type="string" office:string-value="1100001001" calcext:value-type="string">
            <text:p>1100001001</text:p>
          </table:table-cell>
          <table:table-cell table:formula="of:=MID([.G642];1;7)" office:value-type="string" office:string-value="1100001" calcext:value-type="string">
            <text:p>1100001</text:p>
          </table:table-cell>
          <table:table-cell table:formula="of:=MID([.G642];8;3)" office:value-type="string" office:string-value="001" calcext:value-type="string">
            <text:p>001</text:p>
          </table:table-cell>
          <table:table-cell table:formula="of:=BIN2DEC([.H642]) * 8" office:value-type="float" office:value="776" calcext:value-type="float">
            <text:p>776</text:p>
          </table:table-cell>
          <table:table-cell table:formula="of:=BIN2DEC([.I642])" office:value-type="float" office:value="1" calcext:value-type="float">
            <text:p>1</text:p>
          </table:table-cell>
          <table:table-cell table:formula="of:=[.J642]+[.K642]" office:value-type="float" office:value="777" calcext:value-type="float">
            <text:p>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FRLR</text:p>
          </table:table-cell>
          <table:table-cell table:formula="of:=BIN2DEC([.H643])" office:value-type="float" office:value="52" calcext:value-type="float">
            <text:p>52</text:p>
          </table:table-cell>
          <table:table-cell table:formula="of:=BIN2DEC([.I643])" office:value-type="float" office:value="5" calcext:value-type="float">
            <text:p>5</text:p>
          </table:table-cell>
          <table:table-cell table:formula="of:=SUBSTITUTE([.A643] ;&quot;F&quot;;&quot;0&quot;)" office:value-type="string" office:string-value="0BB0B00RLR" calcext:value-type="string">
            <text:p>0BB0B00RLR</text:p>
          </table:table-cell>
          <table:table-cell table:formula="of:=SUBSTITUTE([.D643];&quot;B&quot;;&quot;1&quot;)" office:value-type="string" office:string-value="0110100RLR" calcext:value-type="string">
            <text:p>0110100RLR</text:p>
          </table:table-cell>
          <table:table-cell table:formula="of:=SUBSTITUTE([.E643];&quot;L&quot;;&quot;0&quot;)" office:value-type="string" office:string-value="0110100R0R" calcext:value-type="string">
            <text:p>0110100R0R</text:p>
          </table:table-cell>
          <table:table-cell table:formula="of:=SUBSTITUTE([.F643];&quot;R&quot;;&quot;1&quot;)" office:value-type="string" office:string-value="0110100101" calcext:value-type="string">
            <text:p>0110100101</text:p>
          </table:table-cell>
          <table:table-cell table:formula="of:=MID([.G643];1;7)" office:value-type="string" office:string-value="0110100" calcext:value-type="string">
            <text:p>0110100</text:p>
          </table:table-cell>
          <table:table-cell table:formula="of:=MID([.G643];8;3)" office:value-type="string" office:string-value="101" calcext:value-type="string">
            <text:p>101</text:p>
          </table:table-cell>
          <table:table-cell table:formula="of:=BIN2DEC([.H643]) * 8" office:value-type="float" office:value="416" calcext:value-type="float">
            <text:p>416</text:p>
          </table:table-cell>
          <table:table-cell table:formula="of:=BIN2DEC([.I643])" office:value-type="float" office:value="5" calcext:value-type="float">
            <text:p>5</text:p>
          </table:table-cell>
          <table:table-cell table:formula="of:=[.J643]+[.K643]" office:value-type="float" office:value="421" calcext:value-type="float">
            <text:p>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BLLL</text:p>
          </table:table-cell>
          <table:table-cell table:formula="of:=BIN2DEC([.H644])" office:value-type="float" office:value="41" calcext:value-type="float">
            <text:p>41</text:p>
          </table:table-cell>
          <table:table-cell table:formula="of:=BIN2DEC([.I644])" office:value-type="float" office:value="0" calcext:value-type="float">
            <text:p>0</text:p>
          </table:table-cell>
          <table:table-cell table:formula="of:=SUBSTITUTE([.A644] ;&quot;F&quot;;&quot;0&quot;)" office:value-type="string" office:string-value="0B0B00BLLL" calcext:value-type="string">
            <text:p>0B0B00BLLL</text:p>
          </table:table-cell>
          <table:table-cell table:formula="of:=SUBSTITUTE([.D644];&quot;B&quot;;&quot;1&quot;)" office:value-type="string" office:string-value="0101001LLL" calcext:value-type="string">
            <text:p>0101001LLL</text:p>
          </table:table-cell>
          <table:table-cell table:formula="of:=SUBSTITUTE([.E644];&quot;L&quot;;&quot;0&quot;)" office:value-type="string" office:string-value="0101001000" calcext:value-type="string">
            <text:p>0101001000</text:p>
          </table:table-cell>
          <table:table-cell table:formula="of:=SUBSTITUTE([.F644];&quot;R&quot;;&quot;1&quot;)" office:value-type="string" office:string-value="0101001000" calcext:value-type="string">
            <text:p>0101001000</text:p>
          </table:table-cell>
          <table:table-cell table:formula="of:=MID([.G644];1;7)" office:value-type="string" office:string-value="0101001" calcext:value-type="string">
            <text:p>0101001</text:p>
          </table:table-cell>
          <table:table-cell table:formula="of:=MID([.G644];8;3)" office:value-type="string" office:string-value="000" calcext:value-type="string">
            <text:p>000</text:p>
          </table:table-cell>
          <table:table-cell table:formula="of:=BIN2DEC([.H644]) * 8" office:value-type="float" office:value="328" calcext:value-type="float">
            <text:p>328</text:p>
          </table:table-cell>
          <table:table-cell table:formula="of:=BIN2DEC([.I644])" office:value-type="float" office:value="0" calcext:value-type="float">
            <text:p>0</text:p>
          </table:table-cell>
          <table:table-cell table:formula="of:=[.J644]+[.K644]" office:value-type="float" office:value="328" calcext:value-type="float">
            <text:p>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FRLR</text:p>
          </table:table-cell>
          <table:table-cell table:formula="of:=BIN2DEC([.H645])" office:value-type="float" office:value="78" calcext:value-type="float">
            <text:p>78</text:p>
          </table:table-cell>
          <table:table-cell table:formula="of:=BIN2DEC([.I645])" office:value-type="float" office:value="5" calcext:value-type="float">
            <text:p>5</text:p>
          </table:table-cell>
          <table:table-cell table:formula="of:=SUBSTITUTE([.A645] ;&quot;F&quot;;&quot;0&quot;)" office:value-type="string" office:string-value="B00BBB0RLR" calcext:value-type="string">
            <text:p>B00BBB0RLR</text:p>
          </table:table-cell>
          <table:table-cell table:formula="of:=SUBSTITUTE([.D645];&quot;B&quot;;&quot;1&quot;)" office:value-type="string" office:string-value="1001110RLR" calcext:value-type="string">
            <text:p>1001110RLR</text:p>
          </table:table-cell>
          <table:table-cell table:formula="of:=SUBSTITUTE([.E645];&quot;L&quot;;&quot;0&quot;)" office:value-type="string" office:string-value="1001110R0R" calcext:value-type="string">
            <text:p>1001110R0R</text:p>
          </table:table-cell>
          <table:table-cell table:formula="of:=SUBSTITUTE([.F645];&quot;R&quot;;&quot;1&quot;)" office:value-type="string" office:string-value="1001110101" calcext:value-type="string">
            <text:p>1001110101</text:p>
          </table:table-cell>
          <table:table-cell table:formula="of:=MID([.G645];1;7)" office:value-type="string" office:string-value="1001110" calcext:value-type="string">
            <text:p>1001110</text:p>
          </table:table-cell>
          <table:table-cell table:formula="of:=MID([.G645];8;3)" office:value-type="string" office:string-value="101" calcext:value-type="string">
            <text:p>101</text:p>
          </table:table-cell>
          <table:table-cell table:formula="of:=BIN2DEC([.H645]) * 8" office:value-type="float" office:value="624" calcext:value-type="float">
            <text:p>624</text:p>
          </table:table-cell>
          <table:table-cell table:formula="of:=BIN2DEC([.I645])" office:value-type="float" office:value="5" calcext:value-type="float">
            <text:p>5</text:p>
          </table:table-cell>
          <table:table-cell table:formula="of:=[.J645]+[.K645]" office:value-type="float" office:value="629" calcext:value-type="float">
            <text:p>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BRRL</text:p>
          </table:table-cell>
          <table:table-cell table:formula="of:=BIN2DEC([.H646])" office:value-type="float" office:value="67" calcext:value-type="float">
            <text:p>67</text:p>
          </table:table-cell>
          <table:table-cell table:formula="of:=BIN2DEC([.I646])" office:value-type="float" office:value="6" calcext:value-type="float">
            <text:p>6</text:p>
          </table:table-cell>
          <table:table-cell table:formula="of:=SUBSTITUTE([.A646] ;&quot;F&quot;;&quot;0&quot;)" office:value-type="string" office:string-value="B0000BBRRL" calcext:value-type="string">
            <text:p>B0000BBRRL</text:p>
          </table:table-cell>
          <table:table-cell table:formula="of:=SUBSTITUTE([.D646];&quot;B&quot;;&quot;1&quot;)" office:value-type="string" office:string-value="1000011RRL" calcext:value-type="string">
            <text:p>1000011RRL</text:p>
          </table:table-cell>
          <table:table-cell table:formula="of:=SUBSTITUTE([.E646];&quot;L&quot;;&quot;0&quot;)" office:value-type="string" office:string-value="1000011RR0" calcext:value-type="string">
            <text:p>1000011RR0</text:p>
          </table:table-cell>
          <table:table-cell table:formula="of:=SUBSTITUTE([.F646];&quot;R&quot;;&quot;1&quot;)" office:value-type="string" office:string-value="1000011110" calcext:value-type="string">
            <text:p>1000011110</text:p>
          </table:table-cell>
          <table:table-cell table:formula="of:=MID([.G646];1;7)" office:value-type="string" office:string-value="1000011" calcext:value-type="string">
            <text:p>1000011</text:p>
          </table:table-cell>
          <table:table-cell table:formula="of:=MID([.G646];8;3)" office:value-type="string" office:string-value="110" calcext:value-type="string">
            <text:p>110</text:p>
          </table:table-cell>
          <table:table-cell table:formula="of:=BIN2DEC([.H646]) * 8" office:value-type="float" office:value="536" calcext:value-type="float">
            <text:p>536</text:p>
          </table:table-cell>
          <table:table-cell table:formula="of:=BIN2DEC([.I646])" office:value-type="float" office:value="6" calcext:value-type="float">
            <text:p>6</text:p>
          </table:table-cell>
          <table:table-cell table:formula="of:=[.J646]+[.K646]" office:value-type="float" office:value="542" calcext:value-type="float">
            <text:p>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FLLL</text:p>
          </table:table-cell>
          <table:table-cell table:formula="of:=BIN2DEC([.H647])" office:value-type="float" office:value="114" calcext:value-type="float">
            <text:p>114</text:p>
          </table:table-cell>
          <table:table-cell table:formula="of:=BIN2DEC([.I647])" office:value-type="float" office:value="0" calcext:value-type="float">
            <text:p>0</text:p>
          </table:table-cell>
          <table:table-cell table:formula="of:=SUBSTITUTE([.A647] ;&quot;F&quot;;&quot;0&quot;)" office:value-type="string" office:string-value="BBB00B0LLL" calcext:value-type="string">
            <text:p>BBB00B0LLL</text:p>
          </table:table-cell>
          <table:table-cell table:formula="of:=SUBSTITUTE([.D647];&quot;B&quot;;&quot;1&quot;)" office:value-type="string" office:string-value="1110010LLL" calcext:value-type="string">
            <text:p>1110010LLL</text:p>
          </table:table-cell>
          <table:table-cell table:formula="of:=SUBSTITUTE([.E647];&quot;L&quot;;&quot;0&quot;)" office:value-type="string" office:string-value="1110010000" calcext:value-type="string">
            <text:p>1110010000</text:p>
          </table:table-cell>
          <table:table-cell table:formula="of:=SUBSTITUTE([.F647];&quot;R&quot;;&quot;1&quot;)" office:value-type="string" office:string-value="1110010000" calcext:value-type="string">
            <text:p>1110010000</text:p>
          </table:table-cell>
          <table:table-cell table:formula="of:=MID([.G647];1;7)" office:value-type="string" office:string-value="1110010" calcext:value-type="string">
            <text:p>1110010</text:p>
          </table:table-cell>
          <table:table-cell table:formula="of:=MID([.G647];8;3)" office:value-type="string" office:string-value="000" calcext:value-type="string">
            <text:p>000</text:p>
          </table:table-cell>
          <table:table-cell table:formula="of:=BIN2DEC([.H647]) * 8" office:value-type="float" office:value="912" calcext:value-type="float">
            <text:p>912</text:p>
          </table:table-cell>
          <table:table-cell table:formula="of:=BIN2DEC([.I647])" office:value-type="float" office:value="0" calcext:value-type="float">
            <text:p>0</text:p>
          </table:table-cell>
          <table:table-cell table:formula="of:=[.J647]+[.K647]" office:value-type="float" office:value="912" calcext:value-type="float">
            <text:p>9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FRRR</text:p>
          </table:table-cell>
          <table:table-cell table:formula="of:=BIN2DEC([.H648])" office:value-type="float" office:value="10" calcext:value-type="float">
            <text:p>10</text:p>
          </table:table-cell>
          <table:table-cell table:formula="of:=BIN2DEC([.I648])" office:value-type="float" office:value="7" calcext:value-type="float">
            <text:p>7</text:p>
          </table:table-cell>
          <table:table-cell table:formula="of:=SUBSTITUTE([.A648] ;&quot;F&quot;;&quot;0&quot;)" office:value-type="string" office:string-value="000B0B0RRR" calcext:value-type="string">
            <text:p>000B0B0RRR</text:p>
          </table:table-cell>
          <table:table-cell table:formula="of:=SUBSTITUTE([.D648];&quot;B&quot;;&quot;1&quot;)" office:value-type="string" office:string-value="0001010RRR" calcext:value-type="string">
            <text:p>0001010RRR</text:p>
          </table:table-cell>
          <table:table-cell table:formula="of:=SUBSTITUTE([.E648];&quot;L&quot;;&quot;0&quot;)" office:value-type="string" office:string-value="0001010RRR" calcext:value-type="string">
            <text:p>0001010RRR</text:p>
          </table:table-cell>
          <table:table-cell table:formula="of:=SUBSTITUTE([.F648];&quot;R&quot;;&quot;1&quot;)" office:value-type="string" office:string-value="0001010111" calcext:value-type="string">
            <text:p>0001010111</text:p>
          </table:table-cell>
          <table:table-cell table:formula="of:=MID([.G648];1;7)" office:value-type="string" office:string-value="0001010" calcext:value-type="string">
            <text:p>0001010</text:p>
          </table:table-cell>
          <table:table-cell table:formula="of:=MID([.G648];8;3)" office:value-type="string" office:string-value="111" calcext:value-type="string">
            <text:p>111</text:p>
          </table:table-cell>
          <table:table-cell table:formula="of:=BIN2DEC([.H648]) * 8" office:value-type="float" office:value="80" calcext:value-type="float">
            <text:p>80</text:p>
          </table:table-cell>
          <table:table-cell table:formula="of:=BIN2DEC([.I648])" office:value-type="float" office:value="7" calcext:value-type="float">
            <text:p>7</text:p>
          </table:table-cell>
          <table:table-cell table:formula="of:=[.J648]+[.K648]" office:value-type="float" office:value="87" calcext:value-type="float">
            <text:p>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FLRL</text:p>
          </table:table-cell>
          <table:table-cell table:formula="of:=BIN2DEC([.H649])" office:value-type="float" office:value="36" calcext:value-type="float">
            <text:p>36</text:p>
          </table:table-cell>
          <table:table-cell table:formula="of:=BIN2DEC([.I649])" office:value-type="float" office:value="2" calcext:value-type="float">
            <text:p>2</text:p>
          </table:table-cell>
          <table:table-cell table:formula="of:=SUBSTITUTE([.A649] ;&quot;F&quot;;&quot;0&quot;)" office:value-type="string" office:string-value="0B00B00LRL" calcext:value-type="string">
            <text:p>0B00B00LRL</text:p>
          </table:table-cell>
          <table:table-cell table:formula="of:=SUBSTITUTE([.D649];&quot;B&quot;;&quot;1&quot;)" office:value-type="string" office:string-value="0100100LRL" calcext:value-type="string">
            <text:p>0100100LRL</text:p>
          </table:table-cell>
          <table:table-cell table:formula="of:=SUBSTITUTE([.E649];&quot;L&quot;;&quot;0&quot;)" office:value-type="string" office:string-value="01001000R0" calcext:value-type="string">
            <text:p>01001000R0</text:p>
          </table:table-cell>
          <table:table-cell table:formula="of:=SUBSTITUTE([.F649];&quot;R&quot;;&quot;1&quot;)" office:value-type="string" office:string-value="0100100010" calcext:value-type="string">
            <text:p>0100100010</text:p>
          </table:table-cell>
          <table:table-cell table:formula="of:=MID([.G649];1;7)" office:value-type="string" office:string-value="0100100" calcext:value-type="string">
            <text:p>0100100</text:p>
          </table:table-cell>
          <table:table-cell table:formula="of:=MID([.G649];8;3)" office:value-type="string" office:string-value="010" calcext:value-type="string">
            <text:p>010</text:p>
          </table:table-cell>
          <table:table-cell table:formula="of:=BIN2DEC([.H649]) * 8" office:value-type="float" office:value="288" calcext:value-type="float">
            <text:p>288</text:p>
          </table:table-cell>
          <table:table-cell table:formula="of:=BIN2DEC([.I649])" office:value-type="float" office:value="2" calcext:value-type="float">
            <text:p>2</text:p>
          </table:table-cell>
          <table:table-cell table:formula="of:=[.J649]+[.K649]"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BLLR</text:p>
          </table:table-cell>
          <table:table-cell table:formula="of:=BIN2DEC([.H650])" office:value-type="float" office:value="31" calcext:value-type="float">
            <text:p>31</text:p>
          </table:table-cell>
          <table:table-cell table:formula="of:=BIN2DEC([.I650])" office:value-type="float" office:value="1" calcext:value-type="float">
            <text:p>1</text:p>
          </table:table-cell>
          <table:table-cell table:formula="of:=SUBSTITUTE([.A650] ;&quot;F&quot;;&quot;0&quot;)" office:value-type="string" office:string-value="00BBBBBLLR" calcext:value-type="string">
            <text:p>00BBBBBLLR</text:p>
          </table:table-cell>
          <table:table-cell table:formula="of:=SUBSTITUTE([.D650];&quot;B&quot;;&quot;1&quot;)" office:value-type="string" office:string-value="0011111LLR" calcext:value-type="string">
            <text:p>0011111LLR</text:p>
          </table:table-cell>
          <table:table-cell table:formula="of:=SUBSTITUTE([.E650];&quot;L&quot;;&quot;0&quot;)" office:value-type="string" office:string-value="001111100R" calcext:value-type="string">
            <text:p>001111100R</text:p>
          </table:table-cell>
          <table:table-cell table:formula="of:=SUBSTITUTE([.F650];&quot;R&quot;;&quot;1&quot;)" office:value-type="string" office:string-value="0011111001" calcext:value-type="string">
            <text:p>0011111001</text:p>
          </table:table-cell>
          <table:table-cell table:formula="of:=MID([.G650];1;7)" office:value-type="string" office:string-value="0011111" calcext:value-type="string">
            <text:p>0011111</text:p>
          </table:table-cell>
          <table:table-cell table:formula="of:=MID([.G650];8;3)" office:value-type="string" office:string-value="001" calcext:value-type="string">
            <text:p>001</text:p>
          </table:table-cell>
          <table:table-cell table:formula="of:=BIN2DEC([.H650]) * 8" office:value-type="float" office:value="248" calcext:value-type="float">
            <text:p>248</text:p>
          </table:table-cell>
          <table:table-cell table:formula="of:=BIN2DEC([.I650])" office:value-type="float" office:value="1" calcext:value-type="float">
            <text:p>1</text:p>
          </table:table-cell>
          <table:table-cell table:formula="of:=[.J650]+[.K650]" office:value-type="float" office:value="249" calcext:value-type="float">
            <text:p>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BRRR</text:p>
          </table:table-cell>
          <table:table-cell table:formula="of:=BIN2DEC([.H651])" office:value-type="float" office:value="77" calcext:value-type="float">
            <text:p>77</text:p>
          </table:table-cell>
          <table:table-cell table:formula="of:=BIN2DEC([.I651])" office:value-type="float" office:value="7" calcext:value-type="float">
            <text:p>7</text:p>
          </table:table-cell>
          <table:table-cell table:formula="of:=SUBSTITUTE([.A651] ;&quot;F&quot;;&quot;0&quot;)" office:value-type="string" office:string-value="B00BB0BRRR" calcext:value-type="string">
            <text:p>B00BB0BRRR</text:p>
          </table:table-cell>
          <table:table-cell table:formula="of:=SUBSTITUTE([.D651];&quot;B&quot;;&quot;1&quot;)" office:value-type="string" office:string-value="1001101RRR" calcext:value-type="string">
            <text:p>1001101RRR</text:p>
          </table:table-cell>
          <table:table-cell table:formula="of:=SUBSTITUTE([.E651];&quot;L&quot;;&quot;0&quot;)" office:value-type="string" office:string-value="1001101RRR" calcext:value-type="string">
            <text:p>1001101RRR</text:p>
          </table:table-cell>
          <table:table-cell table:formula="of:=SUBSTITUTE([.F651];&quot;R&quot;;&quot;1&quot;)" office:value-type="string" office:string-value="1001101111" calcext:value-type="string">
            <text:p>1001101111</text:p>
          </table:table-cell>
          <table:table-cell table:formula="of:=MID([.G651];1;7)" office:value-type="string" office:string-value="1001101" calcext:value-type="string">
            <text:p>1001101</text:p>
          </table:table-cell>
          <table:table-cell table:formula="of:=MID([.G651];8;3)" office:value-type="string" office:string-value="111" calcext:value-type="string">
            <text:p>111</text:p>
          </table:table-cell>
          <table:table-cell table:formula="of:=BIN2DEC([.H651]) * 8" office:value-type="float" office:value="616" calcext:value-type="float">
            <text:p>616</text:p>
          </table:table-cell>
          <table:table-cell table:formula="of:=BIN2DEC([.I651])" office:value-type="float" office:value="7" calcext:value-type="float">
            <text:p>7</text:p>
          </table:table-cell>
          <table:table-cell table:formula="of:=[.J651]+[.K651]" office:value-type="float" office:value="623" calcext:value-type="float">
            <text:p>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BLRL</text:p>
          </table:table-cell>
          <table:table-cell table:formula="of:=BIN2DEC([.H652])" office:value-type="float" office:value="61" calcext:value-type="float">
            <text:p>61</text:p>
          </table:table-cell>
          <table:table-cell table:formula="of:=BIN2DEC([.I652])" office:value-type="float" office:value="2" calcext:value-type="float">
            <text:p>2</text:p>
          </table:table-cell>
          <table:table-cell table:formula="of:=SUBSTITUTE([.A652] ;&quot;F&quot;;&quot;0&quot;)" office:value-type="string" office:string-value="0BBBB0BLRL" calcext:value-type="string">
            <text:p>0BBBB0BLRL</text:p>
          </table:table-cell>
          <table:table-cell table:formula="of:=SUBSTITUTE([.D652];&quot;B&quot;;&quot;1&quot;)" office:value-type="string" office:string-value="0111101LRL" calcext:value-type="string">
            <text:p>0111101LRL</text:p>
          </table:table-cell>
          <table:table-cell table:formula="of:=SUBSTITUTE([.E652];&quot;L&quot;;&quot;0&quot;)" office:value-type="string" office:string-value="01111010R0" calcext:value-type="string">
            <text:p>01111010R0</text:p>
          </table:table-cell>
          <table:table-cell table:formula="of:=SUBSTITUTE([.F652];&quot;R&quot;;&quot;1&quot;)" office:value-type="string" office:string-value="0111101010" calcext:value-type="string">
            <text:p>0111101010</text:p>
          </table:table-cell>
          <table:table-cell table:formula="of:=MID([.G652];1;7)" office:value-type="string" office:string-value="0111101" calcext:value-type="string">
            <text:p>0111101</text:p>
          </table:table-cell>
          <table:table-cell table:formula="of:=MID([.G652];8;3)" office:value-type="string" office:string-value="010" calcext:value-type="string">
            <text:p>010</text:p>
          </table:table-cell>
          <table:table-cell table:formula="of:=BIN2DEC([.H652]) * 8" office:value-type="float" office:value="488" calcext:value-type="float">
            <text:p>488</text:p>
          </table:table-cell>
          <table:table-cell table:formula="of:=BIN2DEC([.I652])" office:value-type="float" office:value="2" calcext:value-type="float">
            <text:p>2</text:p>
          </table:table-cell>
          <table:table-cell table:formula="of:=[.J652]+[.K652]" office:value-type="float" office:value="490" calcext:value-type="float">
            <text:p>4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BRLR</text:p>
          </table:table-cell>
          <table:table-cell table:formula="of:=BIN2DEC([.H653])" office:value-type="float" office:value="87" calcext:value-type="float">
            <text:p>87</text:p>
          </table:table-cell>
          <table:table-cell table:formula="of:=BIN2DEC([.I653])" office:value-type="float" office:value="5" calcext:value-type="float">
            <text:p>5</text:p>
          </table:table-cell>
          <table:table-cell table:formula="of:=SUBSTITUTE([.A653] ;&quot;F&quot;;&quot;0&quot;)" office:value-type="string" office:string-value="B0B0BBBRLR" calcext:value-type="string">
            <text:p>B0B0BBBRLR</text:p>
          </table:table-cell>
          <table:table-cell table:formula="of:=SUBSTITUTE([.D653];&quot;B&quot;;&quot;1&quot;)" office:value-type="string" office:string-value="1010111RLR" calcext:value-type="string">
            <text:p>1010111RLR</text:p>
          </table:table-cell>
          <table:table-cell table:formula="of:=SUBSTITUTE([.E653];&quot;L&quot;;&quot;0&quot;)" office:value-type="string" office:string-value="1010111R0R" calcext:value-type="string">
            <text:p>1010111R0R</text:p>
          </table:table-cell>
          <table:table-cell table:formula="of:=SUBSTITUTE([.F653];&quot;R&quot;;&quot;1&quot;)" office:value-type="string" office:string-value="1010111101" calcext:value-type="string">
            <text:p>1010111101</text:p>
          </table:table-cell>
          <table:table-cell table:formula="of:=MID([.G653];1;7)" office:value-type="string" office:string-value="1010111" calcext:value-type="string">
            <text:p>1010111</text:p>
          </table:table-cell>
          <table:table-cell table:formula="of:=MID([.G653];8;3)" office:value-type="string" office:string-value="101" calcext:value-type="string">
            <text:p>101</text:p>
          </table:table-cell>
          <table:table-cell table:formula="of:=BIN2DEC([.H653]) * 8" office:value-type="float" office:value="696" calcext:value-type="float">
            <text:p>696</text:p>
          </table:table-cell>
          <table:table-cell table:formula="of:=BIN2DEC([.I653])" office:value-type="float" office:value="5" calcext:value-type="float">
            <text:p>5</text:p>
          </table:table-cell>
          <table:table-cell table:formula="of:=[.J653]+[.K653]" office:value-type="float" office:value="701" calcext:value-type="float">
            <text:p>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FLLL</text:p>
          </table:table-cell>
          <table:table-cell table:formula="of:=BIN2DEC([.H654])" office:value-type="float" office:value="108" calcext:value-type="float">
            <text:p>108</text:p>
          </table:table-cell>
          <table:table-cell table:formula="of:=BIN2DEC([.I654])" office:value-type="float" office:value="0" calcext:value-type="float">
            <text:p>0</text:p>
          </table:table-cell>
          <table:table-cell table:formula="of:=SUBSTITUTE([.A654] ;&quot;F&quot;;&quot;0&quot;)" office:value-type="string" office:string-value="BB0BB00LLL" calcext:value-type="string">
            <text:p>BB0BB00LLL</text:p>
          </table:table-cell>
          <table:table-cell table:formula="of:=SUBSTITUTE([.D654];&quot;B&quot;;&quot;1&quot;)" office:value-type="string" office:string-value="1101100LLL" calcext:value-type="string">
            <text:p>1101100LLL</text:p>
          </table:table-cell>
          <table:table-cell table:formula="of:=SUBSTITUTE([.E654];&quot;L&quot;;&quot;0&quot;)" office:value-type="string" office:string-value="1101100000" calcext:value-type="string">
            <text:p>1101100000</text:p>
          </table:table-cell>
          <table:table-cell table:formula="of:=SUBSTITUTE([.F654];&quot;R&quot;;&quot;1&quot;)" office:value-type="string" office:string-value="1101100000" calcext:value-type="string">
            <text:p>1101100000</text:p>
          </table:table-cell>
          <table:table-cell table:formula="of:=MID([.G654];1;7)" office:value-type="string" office:string-value="1101100" calcext:value-type="string">
            <text:p>1101100</text:p>
          </table:table-cell>
          <table:table-cell table:formula="of:=MID([.G654];8;3)" office:value-type="string" office:string-value="000" calcext:value-type="string">
            <text:p>000</text:p>
          </table:table-cell>
          <table:table-cell table:formula="of:=BIN2DEC([.H654]) * 8" office:value-type="float" office:value="864" calcext:value-type="float">
            <text:p>864</text:p>
          </table:table-cell>
          <table:table-cell table:formula="of:=BIN2DEC([.I654])" office:value-type="float" office:value="0" calcext:value-type="float">
            <text:p>0</text:p>
          </table:table-cell>
          <table:table-cell table:formula="of:=[.J654]+[.K654]" office:value-type="float" office:value="864" calcext:value-type="float">
            <text:p>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BLRL</text:p>
          </table:table-cell>
          <table:table-cell table:formula="of:=BIN2DEC([.H655])" office:value-type="float" office:value="65" calcext:value-type="float">
            <text:p>65</text:p>
          </table:table-cell>
          <table:table-cell table:formula="of:=BIN2DEC([.I655])" office:value-type="float" office:value="2" calcext:value-type="float">
            <text:p>2</text:p>
          </table:table-cell>
          <table:table-cell table:formula="of:=SUBSTITUTE([.A655] ;&quot;F&quot;;&quot;0&quot;)" office:value-type="string" office:string-value="B00000BLRL" calcext:value-type="string">
            <text:p>B00000BLRL</text:p>
          </table:table-cell>
          <table:table-cell table:formula="of:=SUBSTITUTE([.D655];&quot;B&quot;;&quot;1&quot;)" office:value-type="string" office:string-value="1000001LRL" calcext:value-type="string">
            <text:p>1000001LRL</text:p>
          </table:table-cell>
          <table:table-cell table:formula="of:=SUBSTITUTE([.E655];&quot;L&quot;;&quot;0&quot;)" office:value-type="string" office:string-value="10000010R0" calcext:value-type="string">
            <text:p>10000010R0</text:p>
          </table:table-cell>
          <table:table-cell table:formula="of:=SUBSTITUTE([.F655];&quot;R&quot;;&quot;1&quot;)" office:value-type="string" office:string-value="1000001010" calcext:value-type="string">
            <text:p>1000001010</text:p>
          </table:table-cell>
          <table:table-cell table:formula="of:=MID([.G655];1;7)" office:value-type="string" office:string-value="1000001" calcext:value-type="string">
            <text:p>1000001</text:p>
          </table:table-cell>
          <table:table-cell table:formula="of:=MID([.G655];8;3)" office:value-type="string" office:string-value="010" calcext:value-type="string">
            <text:p>010</text:p>
          </table:table-cell>
          <table:table-cell table:formula="of:=BIN2DEC([.H655]) * 8" office:value-type="float" office:value="520" calcext:value-type="float">
            <text:p>520</text:p>
          </table:table-cell>
          <table:table-cell table:formula="of:=BIN2DEC([.I655])" office:value-type="float" office:value="2" calcext:value-type="float">
            <text:p>2</text:p>
          </table:table-cell>
          <table:table-cell table:formula="of:=[.J655]+[.K655]" office:value-type="float" office:value="522" calcext:value-type="float">
            <text:p>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BRRL</text:p>
          </table:table-cell>
          <table:table-cell table:formula="of:=BIN2DEC([.H656])" office:value-type="float" office:value="53" calcext:value-type="float">
            <text:p>53</text:p>
          </table:table-cell>
          <table:table-cell table:formula="of:=BIN2DEC([.I656])" office:value-type="float" office:value="6" calcext:value-type="float">
            <text:p>6</text:p>
          </table:table-cell>
          <table:table-cell table:formula="of:=SUBSTITUTE([.A656] ;&quot;F&quot;;&quot;0&quot;)" office:value-type="string" office:string-value="0BB0B0BRRL" calcext:value-type="string">
            <text:p>0BB0B0BRRL</text:p>
          </table:table-cell>
          <table:table-cell table:formula="of:=SUBSTITUTE([.D656];&quot;B&quot;;&quot;1&quot;)" office:value-type="string" office:string-value="0110101RRL" calcext:value-type="string">
            <text:p>0110101RRL</text:p>
          </table:table-cell>
          <table:table-cell table:formula="of:=SUBSTITUTE([.E656];&quot;L&quot;;&quot;0&quot;)" office:value-type="string" office:string-value="0110101RR0" calcext:value-type="string">
            <text:p>0110101RR0</text:p>
          </table:table-cell>
          <table:table-cell table:formula="of:=SUBSTITUTE([.F656];&quot;R&quot;;&quot;1&quot;)" office:value-type="string" office:string-value="0110101110" calcext:value-type="string">
            <text:p>0110101110</text:p>
          </table:table-cell>
          <table:table-cell table:formula="of:=MID([.G656];1;7)" office:value-type="string" office:string-value="0110101" calcext:value-type="string">
            <text:p>0110101</text:p>
          </table:table-cell>
          <table:table-cell table:formula="of:=MID([.G656];8;3)" office:value-type="string" office:string-value="110" calcext:value-type="string">
            <text:p>110</text:p>
          </table:table-cell>
          <table:table-cell table:formula="of:=BIN2DEC([.H656]) * 8" office:value-type="float" office:value="424" calcext:value-type="float">
            <text:p>424</text:p>
          </table:table-cell>
          <table:table-cell table:formula="of:=BIN2DEC([.I656])" office:value-type="float" office:value="6" calcext:value-type="float">
            <text:p>6</text:p>
          </table:table-cell>
          <table:table-cell table:formula="of:=[.J656]+[.K656]" office:value-type="float" office:value="430" calcext:value-type="float">
            <text:p>4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FLLL</text:p>
          </table:table-cell>
          <table:table-cell table:formula="of:=BIN2DEC([.H657])" office:value-type="float" office:value="56" calcext:value-type="float">
            <text:p>56</text:p>
          </table:table-cell>
          <table:table-cell table:formula="of:=BIN2DEC([.I657])" office:value-type="float" office:value="0" calcext:value-type="float">
            <text:p>0</text:p>
          </table:table-cell>
          <table:table-cell table:formula="of:=SUBSTITUTE([.A657] ;&quot;F&quot;;&quot;0&quot;)" office:value-type="string" office:string-value="0BBB000LLL" calcext:value-type="string">
            <text:p>0BBB000LLL</text:p>
          </table:table-cell>
          <table:table-cell table:formula="of:=SUBSTITUTE([.D657];&quot;B&quot;;&quot;1&quot;)" office:value-type="string" office:string-value="0111000LLL" calcext:value-type="string">
            <text:p>0111000LLL</text:p>
          </table:table-cell>
          <table:table-cell table:formula="of:=SUBSTITUTE([.E657];&quot;L&quot;;&quot;0&quot;)" office:value-type="string" office:string-value="0111000000" calcext:value-type="string">
            <text:p>0111000000</text:p>
          </table:table-cell>
          <table:table-cell table:formula="of:=SUBSTITUTE([.F657];&quot;R&quot;;&quot;1&quot;)" office:value-type="string" office:string-value="0111000000" calcext:value-type="string">
            <text:p>0111000000</text:p>
          </table:table-cell>
          <table:table-cell table:formula="of:=MID([.G657];1;7)" office:value-type="string" office:string-value="0111000" calcext:value-type="string">
            <text:p>0111000</text:p>
          </table:table-cell>
          <table:table-cell table:formula="of:=MID([.G657];8;3)" office:value-type="string" office:string-value="000" calcext:value-type="string">
            <text:p>000</text:p>
          </table:table-cell>
          <table:table-cell table:formula="of:=BIN2DEC([.H657]) * 8" office:value-type="float" office:value="448" calcext:value-type="float">
            <text:p>448</text:p>
          </table:table-cell>
          <table:table-cell table:formula="of:=BIN2DEC([.I657])" office:value-type="float" office:value="0" calcext:value-type="float">
            <text:p>0</text:p>
          </table:table-cell>
          <table:table-cell table:formula="of:=[.J657]+[.K657]" office:value-type="float" office:value="448" calcext:value-type="float">
            <text:p>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BRRR</text:p>
          </table:table-cell>
          <table:table-cell table:formula="of:=BIN2DEC([.H658])" office:value-type="float" office:value="69" calcext:value-type="float">
            <text:p>69</text:p>
          </table:table-cell>
          <table:table-cell table:formula="of:=BIN2DEC([.I658])" office:value-type="float" office:value="7" calcext:value-type="float">
            <text:p>7</text:p>
          </table:table-cell>
          <table:table-cell table:formula="of:=SUBSTITUTE([.A658] ;&quot;F&quot;;&quot;0&quot;)" office:value-type="string" office:string-value="B000B0BRRR" calcext:value-type="string">
            <text:p>B000B0BRRR</text:p>
          </table:table-cell>
          <table:table-cell table:formula="of:=SUBSTITUTE([.D658];&quot;B&quot;;&quot;1&quot;)" office:value-type="string" office:string-value="1000101RRR" calcext:value-type="string">
            <text:p>1000101RRR</text:p>
          </table:table-cell>
          <table:table-cell table:formula="of:=SUBSTITUTE([.E658];&quot;L&quot;;&quot;0&quot;)" office:value-type="string" office:string-value="1000101RRR" calcext:value-type="string">
            <text:p>1000101RRR</text:p>
          </table:table-cell>
          <table:table-cell table:formula="of:=SUBSTITUTE([.F658];&quot;R&quot;;&quot;1&quot;)" office:value-type="string" office:string-value="1000101111" calcext:value-type="string">
            <text:p>1000101111</text:p>
          </table:table-cell>
          <table:table-cell table:formula="of:=MID([.G658];1;7)" office:value-type="string" office:string-value="1000101" calcext:value-type="string">
            <text:p>1000101</text:p>
          </table:table-cell>
          <table:table-cell table:formula="of:=MID([.G658];8;3)" office:value-type="string" office:string-value="111" calcext:value-type="string">
            <text:p>111</text:p>
          </table:table-cell>
          <table:table-cell table:formula="of:=BIN2DEC([.H658]) * 8" office:value-type="float" office:value="552" calcext:value-type="float">
            <text:p>552</text:p>
          </table:table-cell>
          <table:table-cell table:formula="of:=BIN2DEC([.I658])" office:value-type="float" office:value="7" calcext:value-type="float">
            <text:p>7</text:p>
          </table:table-cell>
          <table:table-cell table:formula="of:=[.J658]+[.K658]" office:value-type="float" office:value="559" calcext:value-type="float">
            <text:p>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FLRL</text:p>
          </table:table-cell>
          <table:table-cell table:formula="of:=BIN2DEC([.H659])" office:value-type="float" office:value="20" calcext:value-type="float">
            <text:p>20</text:p>
          </table:table-cell>
          <table:table-cell table:formula="of:=BIN2DEC([.I659])" office:value-type="float" office:value="2" calcext:value-type="float">
            <text:p>2</text:p>
          </table:table-cell>
          <table:table-cell table:formula="of:=SUBSTITUTE([.A659] ;&quot;F&quot;;&quot;0&quot;)" office:value-type="string" office:string-value="00B0B00LRL" calcext:value-type="string">
            <text:p>00B0B00LRL</text:p>
          </table:table-cell>
          <table:table-cell table:formula="of:=SUBSTITUTE([.D659];&quot;B&quot;;&quot;1&quot;)" office:value-type="string" office:string-value="0010100LRL" calcext:value-type="string">
            <text:p>0010100LRL</text:p>
          </table:table-cell>
          <table:table-cell table:formula="of:=SUBSTITUTE([.E659];&quot;L&quot;;&quot;0&quot;)" office:value-type="string" office:string-value="00101000R0" calcext:value-type="string">
            <text:p>00101000R0</text:p>
          </table:table-cell>
          <table:table-cell table:formula="of:=SUBSTITUTE([.F659];&quot;R&quot;;&quot;1&quot;)" office:value-type="string" office:string-value="0010100010" calcext:value-type="string">
            <text:p>0010100010</text:p>
          </table:table-cell>
          <table:table-cell table:formula="of:=MID([.G659];1;7)" office:value-type="string" office:string-value="0010100" calcext:value-type="string">
            <text:p>0010100</text:p>
          </table:table-cell>
          <table:table-cell table:formula="of:=MID([.G659];8;3)" office:value-type="string" office:string-value="010" calcext:value-type="string">
            <text:p>010</text:p>
          </table:table-cell>
          <table:table-cell table:formula="of:=BIN2DEC([.H659]) * 8" office:value-type="float" office:value="160" calcext:value-type="float">
            <text:p>160</text:p>
          </table:table-cell>
          <table:table-cell table:formula="of:=BIN2DEC([.I659])" office:value-type="float" office:value="2" calcext:value-type="float">
            <text:p>2</text:p>
          </table:table-cell>
          <table:table-cell table:formula="of:=[.J659]+[.K659]" office:value-type="float" office:value="162" calcext:value-type="float">
            <text:p>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BRRL</text:p>
          </table:table-cell>
          <table:table-cell table:formula="of:=BIN2DEC([.H660])" office:value-type="float" office:value="21" calcext:value-type="float">
            <text:p>21</text:p>
          </table:table-cell>
          <table:table-cell table:formula="of:=BIN2DEC([.I660])" office:value-type="float" office:value="6" calcext:value-type="float">
            <text:p>6</text:p>
          </table:table-cell>
          <table:table-cell table:formula="of:=SUBSTITUTE([.A660] ;&quot;F&quot;;&quot;0&quot;)" office:value-type="string" office:string-value="00B0B0BRRL" calcext:value-type="string">
            <text:p>00B0B0BRRL</text:p>
          </table:table-cell>
          <table:table-cell table:formula="of:=SUBSTITUTE([.D660];&quot;B&quot;;&quot;1&quot;)" office:value-type="string" office:string-value="0010101RRL" calcext:value-type="string">
            <text:p>0010101RRL</text:p>
          </table:table-cell>
          <table:table-cell table:formula="of:=SUBSTITUTE([.E660];&quot;L&quot;;&quot;0&quot;)" office:value-type="string" office:string-value="0010101RR0" calcext:value-type="string">
            <text:p>0010101RR0</text:p>
          </table:table-cell>
          <table:table-cell table:formula="of:=SUBSTITUTE([.F660];&quot;R&quot;;&quot;1&quot;)" office:value-type="string" office:string-value="0010101110" calcext:value-type="string">
            <text:p>0010101110</text:p>
          </table:table-cell>
          <table:table-cell table:formula="of:=MID([.G660];1;7)" office:value-type="string" office:string-value="0010101" calcext:value-type="string">
            <text:p>0010101</text:p>
          </table:table-cell>
          <table:table-cell table:formula="of:=MID([.G660];8;3)" office:value-type="string" office:string-value="110" calcext:value-type="string">
            <text:p>110</text:p>
          </table:table-cell>
          <table:table-cell table:formula="of:=BIN2DEC([.H660]) * 8" office:value-type="float" office:value="168" calcext:value-type="float">
            <text:p>168</text:p>
          </table:table-cell>
          <table:table-cell table:formula="of:=BIN2DEC([.I660])" office:value-type="float" office:value="6" calcext:value-type="float">
            <text:p>6</text:p>
          </table:table-cell>
          <table:table-cell table:formula="of:=[.J660]+[.K660]" office:value-type="float" office:value="174" calcext:value-type="float">
            <text:p>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BRRR</text:p>
          </table:table-cell>
          <table:table-cell table:formula="of:=BIN2DEC([.H661])" office:value-type="float" office:value="31" calcext:value-type="float">
            <text:p>31</text:p>
          </table:table-cell>
          <table:table-cell table:formula="of:=BIN2DEC([.I661])" office:value-type="float" office:value="7" calcext:value-type="float">
            <text:p>7</text:p>
          </table:table-cell>
          <table:table-cell table:formula="of:=SUBSTITUTE([.A661] ;&quot;F&quot;;&quot;0&quot;)" office:value-type="string" office:string-value="00BBBBBRRR" calcext:value-type="string">
            <text:p>00BBBBBRRR</text:p>
          </table:table-cell>
          <table:table-cell table:formula="of:=SUBSTITUTE([.D661];&quot;B&quot;;&quot;1&quot;)" office:value-type="string" office:string-value="0011111RRR" calcext:value-type="string">
            <text:p>0011111RRR</text:p>
          </table:table-cell>
          <table:table-cell table:formula="of:=SUBSTITUTE([.E661];&quot;L&quot;;&quot;0&quot;)" office:value-type="string" office:string-value="0011111RRR" calcext:value-type="string">
            <text:p>0011111RRR</text:p>
          </table:table-cell>
          <table:table-cell table:formula="of:=SUBSTITUTE([.F661];&quot;R&quot;;&quot;1&quot;)" office:value-type="string" office:string-value="0011111111" calcext:value-type="string">
            <text:p>0011111111</text:p>
          </table:table-cell>
          <table:table-cell table:formula="of:=MID([.G661];1;7)" office:value-type="string" office:string-value="0011111" calcext:value-type="string">
            <text:p>0011111</text:p>
          </table:table-cell>
          <table:table-cell table:formula="of:=MID([.G661];8;3)" office:value-type="string" office:string-value="111" calcext:value-type="string">
            <text:p>111</text:p>
          </table:table-cell>
          <table:table-cell table:formula="of:=BIN2DEC([.H661]) * 8" office:value-type="float" office:value="248" calcext:value-type="float">
            <text:p>248</text:p>
          </table:table-cell>
          <table:table-cell table:formula="of:=BIN2DEC([.I661])" office:value-type="float" office:value="7" calcext:value-type="float">
            <text:p>7</text:p>
          </table:table-cell>
          <table:table-cell table:formula="of:=[.J661]+[.K661]"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BRLR</text:p>
          </table:table-cell>
          <table:table-cell table:formula="of:=BIN2DEC([.H662])" office:value-type="float" office:value="5" calcext:value-type="float">
            <text:p>5</text:p>
          </table:table-cell>
          <table:table-cell table:formula="of:=BIN2DEC([.I662])" office:value-type="float" office:value="5" calcext:value-type="float">
            <text:p>5</text:p>
          </table:table-cell>
          <table:table-cell table:formula="of:=SUBSTITUTE([.A662] ;&quot;F&quot;;&quot;0&quot;)" office:value-type="string" office:string-value="0000B0BRLR" calcext:value-type="string">
            <text:p>0000B0BRLR</text:p>
          </table:table-cell>
          <table:table-cell table:formula="of:=SUBSTITUTE([.D662];&quot;B&quot;;&quot;1&quot;)" office:value-type="string" office:string-value="0000101RLR" calcext:value-type="string">
            <text:p>0000101RLR</text:p>
          </table:table-cell>
          <table:table-cell table:formula="of:=SUBSTITUTE([.E662];&quot;L&quot;;&quot;0&quot;)" office:value-type="string" office:string-value="0000101R0R" calcext:value-type="string">
            <text:p>0000101R0R</text:p>
          </table:table-cell>
          <table:table-cell table:formula="of:=SUBSTITUTE([.F662];&quot;R&quot;;&quot;1&quot;)" office:value-type="string" office:string-value="0000101101" calcext:value-type="string">
            <text:p>0000101101</text:p>
          </table:table-cell>
          <table:table-cell table:formula="of:=MID([.G662];1;7)" office:value-type="string" office:string-value="0000101" calcext:value-type="string">
            <text:p>0000101</text:p>
          </table:table-cell>
          <table:table-cell table:formula="of:=MID([.G662];8;3)" office:value-type="string" office:string-value="101" calcext:value-type="string">
            <text:p>101</text:p>
          </table:table-cell>
          <table:table-cell table:formula="of:=BIN2DEC([.H662]) * 8" office:value-type="float" office:value="40" calcext:value-type="float">
            <text:p>40</text:p>
          </table:table-cell>
          <table:table-cell table:formula="of:=BIN2DEC([.I662])" office:value-type="float" office:value="5" calcext:value-type="float">
            <text:p>5</text:p>
          </table:table-cell>
          <table:table-cell table:formula="of:=[.J662]+[.K662]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BLLL</text:p>
          </table:table-cell>
          <table:table-cell table:formula="of:=BIN2DEC([.H663])" office:value-type="float" office:value="89" calcext:value-type="float">
            <text:p>89</text:p>
          </table:table-cell>
          <table:table-cell table:formula="of:=BIN2DEC([.I663])" office:value-type="float" office:value="0" calcext:value-type="float">
            <text:p>0</text:p>
          </table:table-cell>
          <table:table-cell table:formula="of:=SUBSTITUTE([.A663] ;&quot;F&quot;;&quot;0&quot;)" office:value-type="string" office:string-value="B0BB00BLLL" calcext:value-type="string">
            <text:p>B0BB00BLLL</text:p>
          </table:table-cell>
          <table:table-cell table:formula="of:=SUBSTITUTE([.D663];&quot;B&quot;;&quot;1&quot;)" office:value-type="string" office:string-value="1011001LLL" calcext:value-type="string">
            <text:p>1011001LLL</text:p>
          </table:table-cell>
          <table:table-cell table:formula="of:=SUBSTITUTE([.E663];&quot;L&quot;;&quot;0&quot;)" office:value-type="string" office:string-value="1011001000" calcext:value-type="string">
            <text:p>1011001000</text:p>
          </table:table-cell>
          <table:table-cell table:formula="of:=SUBSTITUTE([.F663];&quot;R&quot;;&quot;1&quot;)" office:value-type="string" office:string-value="1011001000" calcext:value-type="string">
            <text:p>1011001000</text:p>
          </table:table-cell>
          <table:table-cell table:formula="of:=MID([.G663];1;7)" office:value-type="string" office:string-value="1011001" calcext:value-type="string">
            <text:p>1011001</text:p>
          </table:table-cell>
          <table:table-cell table:formula="of:=MID([.G663];8;3)" office:value-type="string" office:string-value="000" calcext:value-type="string">
            <text:p>000</text:p>
          </table:table-cell>
          <table:table-cell table:formula="of:=BIN2DEC([.H663]) * 8" office:value-type="float" office:value="712" calcext:value-type="float">
            <text:p>712</text:p>
          </table:table-cell>
          <table:table-cell table:formula="of:=BIN2DEC([.I663])" office:value-type="float" office:value="0" calcext:value-type="float">
            <text:p>0</text:p>
          </table:table-cell>
          <table:table-cell table:formula="of:=[.J663]+[.K663]" office:value-type="float" office:value="712" calcext:value-type="float">
            <text:p>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FLLR</text:p>
          </table:table-cell>
          <table:table-cell table:formula="of:=BIN2DEC([.H664])" office:value-type="float" office:value="78" calcext:value-type="float">
            <text:p>78</text:p>
          </table:table-cell>
          <table:table-cell table:formula="of:=BIN2DEC([.I664])" office:value-type="float" office:value="1" calcext:value-type="float">
            <text:p>1</text:p>
          </table:table-cell>
          <table:table-cell table:formula="of:=SUBSTITUTE([.A664] ;&quot;F&quot;;&quot;0&quot;)" office:value-type="string" office:string-value="B00BBB0LLR" calcext:value-type="string">
            <text:p>B00BBB0LLR</text:p>
          </table:table-cell>
          <table:table-cell table:formula="of:=SUBSTITUTE([.D664];&quot;B&quot;;&quot;1&quot;)" office:value-type="string" office:string-value="1001110LLR" calcext:value-type="string">
            <text:p>1001110LLR</text:p>
          </table:table-cell>
          <table:table-cell table:formula="of:=SUBSTITUTE([.E664];&quot;L&quot;;&quot;0&quot;)" office:value-type="string" office:string-value="100111000R" calcext:value-type="string">
            <text:p>100111000R</text:p>
          </table:table-cell>
          <table:table-cell table:formula="of:=SUBSTITUTE([.F664];&quot;R&quot;;&quot;1&quot;)" office:value-type="string" office:string-value="1001110001" calcext:value-type="string">
            <text:p>1001110001</text:p>
          </table:table-cell>
          <table:table-cell table:formula="of:=MID([.G664];1;7)" office:value-type="string" office:string-value="1001110" calcext:value-type="string">
            <text:p>1001110</text:p>
          </table:table-cell>
          <table:table-cell table:formula="of:=MID([.G664];8;3)" office:value-type="string" office:string-value="001" calcext:value-type="string">
            <text:p>001</text:p>
          </table:table-cell>
          <table:table-cell table:formula="of:=BIN2DEC([.H664]) * 8" office:value-type="float" office:value="624" calcext:value-type="float">
            <text:p>624</text:p>
          </table:table-cell>
          <table:table-cell table:formula="of:=BIN2DEC([.I664])" office:value-type="float" office:value="1" calcext:value-type="float">
            <text:p>1</text:p>
          </table:table-cell>
          <table:table-cell table:formula="of:=[.J664]+[.K664]" office:value-type="float" office:value="625" calcext:value-type="float">
            <text:p>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BRLL</text:p>
          </table:table-cell>
          <table:table-cell table:formula="of:=BIN2DEC([.H665])" office:value-type="float" office:value="57" calcext:value-type="float">
            <text:p>57</text:p>
          </table:table-cell>
          <table:table-cell table:formula="of:=BIN2DEC([.I665])" office:value-type="float" office:value="4" calcext:value-type="float">
            <text:p>4</text:p>
          </table:table-cell>
          <table:table-cell table:formula="of:=SUBSTITUTE([.A665] ;&quot;F&quot;;&quot;0&quot;)" office:value-type="string" office:string-value="0BBB00BRLL" calcext:value-type="string">
            <text:p>0BBB00BRLL</text:p>
          </table:table-cell>
          <table:table-cell table:formula="of:=SUBSTITUTE([.D665];&quot;B&quot;;&quot;1&quot;)" office:value-type="string" office:string-value="0111001RLL" calcext:value-type="string">
            <text:p>0111001RLL</text:p>
          </table:table-cell>
          <table:table-cell table:formula="of:=SUBSTITUTE([.E665];&quot;L&quot;;&quot;0&quot;)" office:value-type="string" office:string-value="0111001R00" calcext:value-type="string">
            <text:p>0111001R00</text:p>
          </table:table-cell>
          <table:table-cell table:formula="of:=SUBSTITUTE([.F665];&quot;R&quot;;&quot;1&quot;)" office:value-type="string" office:string-value="0111001100" calcext:value-type="string">
            <text:p>0111001100</text:p>
          </table:table-cell>
          <table:table-cell table:formula="of:=MID([.G665];1;7)" office:value-type="string" office:string-value="0111001" calcext:value-type="string">
            <text:p>0111001</text:p>
          </table:table-cell>
          <table:table-cell table:formula="of:=MID([.G665];8;3)" office:value-type="string" office:string-value="100" calcext:value-type="string">
            <text:p>100</text:p>
          </table:table-cell>
          <table:table-cell table:formula="of:=BIN2DEC([.H665]) * 8" office:value-type="float" office:value="456" calcext:value-type="float">
            <text:p>456</text:p>
          </table:table-cell>
          <table:table-cell table:formula="of:=BIN2DEC([.I665])" office:value-type="float" office:value="4" calcext:value-type="float">
            <text:p>4</text:p>
          </table:table-cell>
          <table:table-cell table:formula="of:=[.J665]+[.K665]" office:value-type="float" office:value="460" calcext:value-type="float">
            <text:p>4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BLRL</text:p>
          </table:table-cell>
          <table:table-cell table:formula="of:=BIN2DEC([.H666])" office:value-type="float" office:value="39" calcext:value-type="float">
            <text:p>39</text:p>
          </table:table-cell>
          <table:table-cell table:formula="of:=BIN2DEC([.I666])" office:value-type="float" office:value="2" calcext:value-type="float">
            <text:p>2</text:p>
          </table:table-cell>
          <table:table-cell table:formula="of:=SUBSTITUTE([.A666] ;&quot;F&quot;;&quot;0&quot;)" office:value-type="string" office:string-value="0B00BBBLRL" calcext:value-type="string">
            <text:p>0B00BBBLRL</text:p>
          </table:table-cell>
          <table:table-cell table:formula="of:=SUBSTITUTE([.D666];&quot;B&quot;;&quot;1&quot;)" office:value-type="string" office:string-value="0100111LRL" calcext:value-type="string">
            <text:p>0100111LRL</text:p>
          </table:table-cell>
          <table:table-cell table:formula="of:=SUBSTITUTE([.E666];&quot;L&quot;;&quot;0&quot;)" office:value-type="string" office:string-value="01001110R0" calcext:value-type="string">
            <text:p>01001110R0</text:p>
          </table:table-cell>
          <table:table-cell table:formula="of:=SUBSTITUTE([.F666];&quot;R&quot;;&quot;1&quot;)" office:value-type="string" office:string-value="0100111010" calcext:value-type="string">
            <text:p>0100111010</text:p>
          </table:table-cell>
          <table:table-cell table:formula="of:=MID([.G666];1;7)" office:value-type="string" office:string-value="0100111" calcext:value-type="string">
            <text:p>0100111</text:p>
          </table:table-cell>
          <table:table-cell table:formula="of:=MID([.G666];8;3)" office:value-type="string" office:string-value="010" calcext:value-type="string">
            <text:p>010</text:p>
          </table:table-cell>
          <table:table-cell table:formula="of:=BIN2DEC([.H666]) * 8" office:value-type="float" office:value="312" calcext:value-type="float">
            <text:p>312</text:p>
          </table:table-cell>
          <table:table-cell table:formula="of:=BIN2DEC([.I666])" office:value-type="float" office:value="2" calcext:value-type="float">
            <text:p>2</text:p>
          </table:table-cell>
          <table:table-cell table:formula="of:=[.J666]+[.K666]" office:value-type="float" office:value="314" calcext:value-type="float">
            <text:p>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BRRR</text:p>
          </table:table-cell>
          <table:table-cell table:formula="of:=BIN2DEC([.H667])" office:value-type="float" office:value="79" calcext:value-type="float">
            <text:p>79</text:p>
          </table:table-cell>
          <table:table-cell table:formula="of:=BIN2DEC([.I667])" office:value-type="float" office:value="7" calcext:value-type="float">
            <text:p>7</text:p>
          </table:table-cell>
          <table:table-cell table:formula="of:=SUBSTITUTE([.A667] ;&quot;F&quot;;&quot;0&quot;)" office:value-type="string" office:string-value="B00BBBBRRR" calcext:value-type="string">
            <text:p>B00BBBBRRR</text:p>
          </table:table-cell>
          <table:table-cell table:formula="of:=SUBSTITUTE([.D667];&quot;B&quot;;&quot;1&quot;)" office:value-type="string" office:string-value="1001111RRR" calcext:value-type="string">
            <text:p>1001111RRR</text:p>
          </table:table-cell>
          <table:table-cell table:formula="of:=SUBSTITUTE([.E667];&quot;L&quot;;&quot;0&quot;)" office:value-type="string" office:string-value="1001111RRR" calcext:value-type="string">
            <text:p>1001111RRR</text:p>
          </table:table-cell>
          <table:table-cell table:formula="of:=SUBSTITUTE([.F667];&quot;R&quot;;&quot;1&quot;)" office:value-type="string" office:string-value="1001111111" calcext:value-type="string">
            <text:p>1001111111</text:p>
          </table:table-cell>
          <table:table-cell table:formula="of:=MID([.G667];1;7)" office:value-type="string" office:string-value="1001111" calcext:value-type="string">
            <text:p>1001111</text:p>
          </table:table-cell>
          <table:table-cell table:formula="of:=MID([.G667];8;3)" office:value-type="string" office:string-value="111" calcext:value-type="string">
            <text:p>111</text:p>
          </table:table-cell>
          <table:table-cell table:formula="of:=BIN2DEC([.H667]) * 8" office:value-type="float" office:value="632" calcext:value-type="float">
            <text:p>632</text:p>
          </table:table-cell>
          <table:table-cell table:formula="of:=BIN2DEC([.I667])" office:value-type="float" office:value="7" calcext:value-type="float">
            <text:p>7</text:p>
          </table:table-cell>
          <table:table-cell table:formula="of:=[.J667]+[.K667]" office:value-type="float" office:value="639" calcext:value-type="float">
            <text:p>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BRRL</text:p>
          </table:table-cell>
          <table:table-cell table:formula="of:=BIN2DEC([.H668])" office:value-type="float" office:value="19" calcext:value-type="float">
            <text:p>19</text:p>
          </table:table-cell>
          <table:table-cell table:formula="of:=BIN2DEC([.I668])" office:value-type="float" office:value="6" calcext:value-type="float">
            <text:p>6</text:p>
          </table:table-cell>
          <table:table-cell table:formula="of:=SUBSTITUTE([.A668] ;&quot;F&quot;;&quot;0&quot;)" office:value-type="string" office:string-value="00B00BBRRL" calcext:value-type="string">
            <text:p>00B00BBRRL</text:p>
          </table:table-cell>
          <table:table-cell table:formula="of:=SUBSTITUTE([.D668];&quot;B&quot;;&quot;1&quot;)" office:value-type="string" office:string-value="0010011RRL" calcext:value-type="string">
            <text:p>0010011RRL</text:p>
          </table:table-cell>
          <table:table-cell table:formula="of:=SUBSTITUTE([.E668];&quot;L&quot;;&quot;0&quot;)" office:value-type="string" office:string-value="0010011RR0" calcext:value-type="string">
            <text:p>0010011RR0</text:p>
          </table:table-cell>
          <table:table-cell table:formula="of:=SUBSTITUTE([.F668];&quot;R&quot;;&quot;1&quot;)" office:value-type="string" office:string-value="0010011110" calcext:value-type="string">
            <text:p>0010011110</text:p>
          </table:table-cell>
          <table:table-cell table:formula="of:=MID([.G668];1;7)" office:value-type="string" office:string-value="0010011" calcext:value-type="string">
            <text:p>0010011</text:p>
          </table:table-cell>
          <table:table-cell table:formula="of:=MID([.G668];8;3)" office:value-type="string" office:string-value="110" calcext:value-type="string">
            <text:p>110</text:p>
          </table:table-cell>
          <table:table-cell table:formula="of:=BIN2DEC([.H668]) * 8" office:value-type="float" office:value="152" calcext:value-type="float">
            <text:p>152</text:p>
          </table:table-cell>
          <table:table-cell table:formula="of:=BIN2DEC([.I668])" office:value-type="float" office:value="6" calcext:value-type="float">
            <text:p>6</text:p>
          </table:table-cell>
          <table:table-cell table:formula="of:=[.J668]+[.K668]" office:value-type="float" office:value="158" calcext:value-type="float">
            <text:p>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BRLL</text:p>
          </table:table-cell>
          <table:table-cell table:formula="of:=BIN2DEC([.H669])" office:value-type="float" office:value="83" calcext:value-type="float">
            <text:p>83</text:p>
          </table:table-cell>
          <table:table-cell table:formula="of:=BIN2DEC([.I669])" office:value-type="float" office:value="4" calcext:value-type="float">
            <text:p>4</text:p>
          </table:table-cell>
          <table:table-cell table:formula="of:=SUBSTITUTE([.A669] ;&quot;F&quot;;&quot;0&quot;)" office:value-type="string" office:string-value="B0B00BBRLL" calcext:value-type="string">
            <text:p>B0B00BBRLL</text:p>
          </table:table-cell>
          <table:table-cell table:formula="of:=SUBSTITUTE([.D669];&quot;B&quot;;&quot;1&quot;)" office:value-type="string" office:string-value="1010011RLL" calcext:value-type="string">
            <text:p>1010011RLL</text:p>
          </table:table-cell>
          <table:table-cell table:formula="of:=SUBSTITUTE([.E669];&quot;L&quot;;&quot;0&quot;)" office:value-type="string" office:string-value="1010011R00" calcext:value-type="string">
            <text:p>1010011R00</text:p>
          </table:table-cell>
          <table:table-cell table:formula="of:=SUBSTITUTE([.F669];&quot;R&quot;;&quot;1&quot;)" office:value-type="string" office:string-value="1010011100" calcext:value-type="string">
            <text:p>1010011100</text:p>
          </table:table-cell>
          <table:table-cell table:formula="of:=MID([.G669];1;7)" office:value-type="string" office:string-value="1010011" calcext:value-type="string">
            <text:p>1010011</text:p>
          </table:table-cell>
          <table:table-cell table:formula="of:=MID([.G669];8;3)" office:value-type="string" office:string-value="100" calcext:value-type="string">
            <text:p>100</text:p>
          </table:table-cell>
          <table:table-cell table:formula="of:=BIN2DEC([.H669]) * 8" office:value-type="float" office:value="664" calcext:value-type="float">
            <text:p>664</text:p>
          </table:table-cell>
          <table:table-cell table:formula="of:=BIN2DEC([.I669])" office:value-type="float" office:value="4" calcext:value-type="float">
            <text:p>4</text:p>
          </table:table-cell>
          <table:table-cell table:formula="of:=[.J669]+[.K669]" office:value-type="float" office:value="668" calcext:value-type="float">
            <text:p>6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FLRL</text:p>
          </table:table-cell>
          <table:table-cell table:formula="of:=BIN2DEC([.H670])" office:value-type="float" office:value="2" calcext:value-type="float">
            <text:p>2</text:p>
          </table:table-cell>
          <table:table-cell table:formula="of:=BIN2DEC([.I670])" office:value-type="float" office:value="2" calcext:value-type="float">
            <text:p>2</text:p>
          </table:table-cell>
          <table:table-cell table:formula="of:=SUBSTITUTE([.A670] ;&quot;F&quot;;&quot;0&quot;)" office:value-type="string" office:string-value="00000B0LRL" calcext:value-type="string">
            <text:p>00000B0LRL</text:p>
          </table:table-cell>
          <table:table-cell table:formula="of:=SUBSTITUTE([.D670];&quot;B&quot;;&quot;1&quot;)" office:value-type="string" office:string-value="0000010LRL" calcext:value-type="string">
            <text:p>0000010LRL</text:p>
          </table:table-cell>
          <table:table-cell table:formula="of:=SUBSTITUTE([.E670];&quot;L&quot;;&quot;0&quot;)" office:value-type="string" office:string-value="00000100R0" calcext:value-type="string">
            <text:p>00000100R0</text:p>
          </table:table-cell>
          <table:table-cell table:formula="of:=SUBSTITUTE([.F670];&quot;R&quot;;&quot;1&quot;)" office:value-type="string" office:string-value="0000010010" calcext:value-type="string">
            <text:p>0000010010</text:p>
          </table:table-cell>
          <table:table-cell table:formula="of:=MID([.G670];1;7)" office:value-type="string" office:string-value="0000010" calcext:value-type="string">
            <text:p>0000010</text:p>
          </table:table-cell>
          <table:table-cell table:formula="of:=MID([.G670];8;3)" office:value-type="string" office:string-value="010" calcext:value-type="string">
            <text:p>010</text:p>
          </table:table-cell>
          <table:table-cell table:formula="of:=BIN2DEC([.H670]) * 8" office:value-type="float" office:value="16" calcext:value-type="float">
            <text:p>16</text:p>
          </table:table-cell>
          <table:table-cell table:formula="of:=BIN2DEC([.I670])" office:value-type="float" office:value="2" calcext:value-type="float">
            <text:p>2</text:p>
          </table:table-cell>
          <table:table-cell table:formula="of:=[.J670]+[.K670]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FRRR</text:p>
          </table:table-cell>
          <table:table-cell table:formula="of:=BIN2DEC([.H671])" office:value-type="float" office:value="30" calcext:value-type="float">
            <text:p>30</text:p>
          </table:table-cell>
          <table:table-cell table:formula="of:=BIN2DEC([.I671])" office:value-type="float" office:value="7" calcext:value-type="float">
            <text:p>7</text:p>
          </table:table-cell>
          <table:table-cell table:formula="of:=SUBSTITUTE([.A671] ;&quot;F&quot;;&quot;0&quot;)" office:value-type="string" office:string-value="00BBBB0RRR" calcext:value-type="string">
            <text:p>00BBBB0RRR</text:p>
          </table:table-cell>
          <table:table-cell table:formula="of:=SUBSTITUTE([.D671];&quot;B&quot;;&quot;1&quot;)" office:value-type="string" office:string-value="0011110RRR" calcext:value-type="string">
            <text:p>0011110RRR</text:p>
          </table:table-cell>
          <table:table-cell table:formula="of:=SUBSTITUTE([.E671];&quot;L&quot;;&quot;0&quot;)" office:value-type="string" office:string-value="0011110RRR" calcext:value-type="string">
            <text:p>0011110RRR</text:p>
          </table:table-cell>
          <table:table-cell table:formula="of:=SUBSTITUTE([.F671];&quot;R&quot;;&quot;1&quot;)" office:value-type="string" office:string-value="0011110111" calcext:value-type="string">
            <text:p>0011110111</text:p>
          </table:table-cell>
          <table:table-cell table:formula="of:=MID([.G671];1;7)" office:value-type="string" office:string-value="0011110" calcext:value-type="string">
            <text:p>0011110</text:p>
          </table:table-cell>
          <table:table-cell table:formula="of:=MID([.G671];8;3)" office:value-type="string" office:string-value="111" calcext:value-type="string">
            <text:p>111</text:p>
          </table:table-cell>
          <table:table-cell table:formula="of:=BIN2DEC([.H671]) * 8" office:value-type="float" office:value="240" calcext:value-type="float">
            <text:p>240</text:p>
          </table:table-cell>
          <table:table-cell table:formula="of:=BIN2DEC([.I671])" office:value-type="float" office:value="7" calcext:value-type="float">
            <text:p>7</text:p>
          </table:table-cell>
          <table:table-cell table:formula="of:=[.J671]+[.K671]" office:value-type="float" office:value="247" calcext:value-type="float">
            <text:p>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FLLR</text:p>
          </table:table-cell>
          <table:table-cell table:formula="of:=BIN2DEC([.H672])" office:value-type="float" office:value="16" calcext:value-type="float">
            <text:p>16</text:p>
          </table:table-cell>
          <table:table-cell table:formula="of:=BIN2DEC([.I672])" office:value-type="float" office:value="1" calcext:value-type="float">
            <text:p>1</text:p>
          </table:table-cell>
          <table:table-cell table:formula="of:=SUBSTITUTE([.A672] ;&quot;F&quot;;&quot;0&quot;)" office:value-type="string" office:string-value="00B0000LLR" calcext:value-type="string">
            <text:p>00B0000LLR</text:p>
          </table:table-cell>
          <table:table-cell table:formula="of:=SUBSTITUTE([.D672];&quot;B&quot;;&quot;1&quot;)" office:value-type="string" office:string-value="0010000LLR" calcext:value-type="string">
            <text:p>0010000LLR</text:p>
          </table:table-cell>
          <table:table-cell table:formula="of:=SUBSTITUTE([.E672];&quot;L&quot;;&quot;0&quot;)" office:value-type="string" office:string-value="001000000R" calcext:value-type="string">
            <text:p>001000000R</text:p>
          </table:table-cell>
          <table:table-cell table:formula="of:=SUBSTITUTE([.F672];&quot;R&quot;;&quot;1&quot;)" office:value-type="string" office:string-value="0010000001" calcext:value-type="string">
            <text:p>0010000001</text:p>
          </table:table-cell>
          <table:table-cell table:formula="of:=MID([.G672];1;7)" office:value-type="string" office:string-value="0010000" calcext:value-type="string">
            <text:p>0010000</text:p>
          </table:table-cell>
          <table:table-cell table:formula="of:=MID([.G672];8;3)" office:value-type="string" office:string-value="001" calcext:value-type="string">
            <text:p>001</text:p>
          </table:table-cell>
          <table:table-cell table:formula="of:=BIN2DEC([.H672]) * 8" office:value-type="float" office:value="128" calcext:value-type="float">
            <text:p>128</text:p>
          </table:table-cell>
          <table:table-cell table:formula="of:=BIN2DEC([.I672])" office:value-type="float" office:value="1" calcext:value-type="float">
            <text:p>1</text:p>
          </table:table-cell>
          <table:table-cell table:formula="of:=[.J672]+[.K672]" office:value-type="float" office:value="129" calcext:value-type="float">
            <text:p>1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BRRL</text:p>
          </table:table-cell>
          <table:table-cell table:formula="of:=BIN2DEC([.H673])" office:value-type="float" office:value="119" calcext:value-type="float">
            <text:p>119</text:p>
          </table:table-cell>
          <table:table-cell table:formula="of:=BIN2DEC([.I673])" office:value-type="float" office:value="6" calcext:value-type="float">
            <text:p>6</text:p>
          </table:table-cell>
          <table:table-cell table:formula="of:=SUBSTITUTE([.A673] ;&quot;F&quot;;&quot;0&quot;)" office:value-type="string" office:string-value="BBB0BBBRRL" calcext:value-type="string">
            <text:p>BBB0BBBRRL</text:p>
          </table:table-cell>
          <table:table-cell table:formula="of:=SUBSTITUTE([.D673];&quot;B&quot;;&quot;1&quot;)" office:value-type="string" office:string-value="1110111RRL" calcext:value-type="string">
            <text:p>1110111RRL</text:p>
          </table:table-cell>
          <table:table-cell table:formula="of:=SUBSTITUTE([.E673];&quot;L&quot;;&quot;0&quot;)" office:value-type="string" office:string-value="1110111RR0" calcext:value-type="string">
            <text:p>1110111RR0</text:p>
          </table:table-cell>
          <table:table-cell table:formula="of:=SUBSTITUTE([.F673];&quot;R&quot;;&quot;1&quot;)" office:value-type="string" office:string-value="1110111110" calcext:value-type="string">
            <text:p>1110111110</text:p>
          </table:table-cell>
          <table:table-cell table:formula="of:=MID([.G673];1;7)" office:value-type="string" office:string-value="1110111" calcext:value-type="string">
            <text:p>1110111</text:p>
          </table:table-cell>
          <table:table-cell table:formula="of:=MID([.G673];8;3)" office:value-type="string" office:string-value="110" calcext:value-type="string">
            <text:p>110</text:p>
          </table:table-cell>
          <table:table-cell table:formula="of:=BIN2DEC([.H673]) * 8" office:value-type="float" office:value="952" calcext:value-type="float">
            <text:p>952</text:p>
          </table:table-cell>
          <table:table-cell table:formula="of:=BIN2DEC([.I673])" office:value-type="float" office:value="6" calcext:value-type="float">
            <text:p>6</text:p>
          </table:table-cell>
          <table:table-cell table:formula="of:=[.J673]+[.K673]" office:value-type="float" office:value="958" calcext:value-type="float">
            <text:p>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BRLL</text:p>
          </table:table-cell>
          <table:table-cell table:formula="of:=BIN2DEC([.H674])" office:value-type="float" office:value="3" calcext:value-type="float">
            <text:p>3</text:p>
          </table:table-cell>
          <table:table-cell table:formula="of:=BIN2DEC([.I674])" office:value-type="float" office:value="4" calcext:value-type="float">
            <text:p>4</text:p>
          </table:table-cell>
          <table:table-cell table:formula="of:=SUBSTITUTE([.A674] ;&quot;F&quot;;&quot;0&quot;)" office:value-type="string" office:string-value="00000BBRLL" calcext:value-type="string">
            <text:p>00000BBRLL</text:p>
          </table:table-cell>
          <table:table-cell table:formula="of:=SUBSTITUTE([.D674];&quot;B&quot;;&quot;1&quot;)" office:value-type="string" office:string-value="0000011RLL" calcext:value-type="string">
            <text:p>0000011RLL</text:p>
          </table:table-cell>
          <table:table-cell table:formula="of:=SUBSTITUTE([.E674];&quot;L&quot;;&quot;0&quot;)" office:value-type="string" office:string-value="0000011R00" calcext:value-type="string">
            <text:p>0000011R00</text:p>
          </table:table-cell>
          <table:table-cell table:formula="of:=SUBSTITUTE([.F674];&quot;R&quot;;&quot;1&quot;)" office:value-type="string" office:string-value="0000011100" calcext:value-type="string">
            <text:p>0000011100</text:p>
          </table:table-cell>
          <table:table-cell table:formula="of:=MID([.G674];1;7)" office:value-type="string" office:string-value="0000011" calcext:value-type="string">
            <text:p>0000011</text:p>
          </table:table-cell>
          <table:table-cell table:formula="of:=MID([.G674];8;3)" office:value-type="string" office:string-value="100" calcext:value-type="string">
            <text:p>100</text:p>
          </table:table-cell>
          <table:table-cell table:formula="of:=BIN2DEC([.H674]) * 8" office:value-type="float" office:value="24" calcext:value-type="float">
            <text:p>24</text:p>
          </table:table-cell>
          <table:table-cell table:formula="of:=BIN2DEC([.I674])" office:value-type="float" office:value="4" calcext:value-type="float">
            <text:p>4</text:p>
          </table:table-cell>
          <table:table-cell table:formula="of:=[.J674]+[.K674]"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BRRL</text:p>
          </table:table-cell>
          <table:table-cell table:formula="of:=BIN2DEC([.H675])" office:value-type="float" office:value="47" calcext:value-type="float">
            <text:p>47</text:p>
          </table:table-cell>
          <table:table-cell table:formula="of:=BIN2DEC([.I675])" office:value-type="float" office:value="6" calcext:value-type="float">
            <text:p>6</text:p>
          </table:table-cell>
          <table:table-cell table:formula="of:=SUBSTITUTE([.A675] ;&quot;F&quot;;&quot;0&quot;)" office:value-type="string" office:string-value="0B0BBBBRRL" calcext:value-type="string">
            <text:p>0B0BBBBRRL</text:p>
          </table:table-cell>
          <table:table-cell table:formula="of:=SUBSTITUTE([.D675];&quot;B&quot;;&quot;1&quot;)" office:value-type="string" office:string-value="0101111RRL" calcext:value-type="string">
            <text:p>0101111RRL</text:p>
          </table:table-cell>
          <table:table-cell table:formula="of:=SUBSTITUTE([.E675];&quot;L&quot;;&quot;0&quot;)" office:value-type="string" office:string-value="0101111RR0" calcext:value-type="string">
            <text:p>0101111RR0</text:p>
          </table:table-cell>
          <table:table-cell table:formula="of:=SUBSTITUTE([.F675];&quot;R&quot;;&quot;1&quot;)" office:value-type="string" office:string-value="0101111110" calcext:value-type="string">
            <text:p>0101111110</text:p>
          </table:table-cell>
          <table:table-cell table:formula="of:=MID([.G675];1;7)" office:value-type="string" office:string-value="0101111" calcext:value-type="string">
            <text:p>0101111</text:p>
          </table:table-cell>
          <table:table-cell table:formula="of:=MID([.G675];8;3)" office:value-type="string" office:string-value="110" calcext:value-type="string">
            <text:p>110</text:p>
          </table:table-cell>
          <table:table-cell table:formula="of:=BIN2DEC([.H675]) * 8" office:value-type="float" office:value="376" calcext:value-type="float">
            <text:p>376</text:p>
          </table:table-cell>
          <table:table-cell table:formula="of:=BIN2DEC([.I675])" office:value-type="float" office:value="6" calcext:value-type="float">
            <text:p>6</text:p>
          </table:table-cell>
          <table:table-cell table:formula="of:=[.J675]+[.K675]" office:value-type="float" office:value="382" calcext:value-type="float">
            <text:p>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FLRR</text:p>
          </table:table-cell>
          <table:table-cell table:formula="of:=BIN2DEC([.H676])" office:value-type="float" office:value="58" calcext:value-type="float">
            <text:p>58</text:p>
          </table:table-cell>
          <table:table-cell table:formula="of:=BIN2DEC([.I676])" office:value-type="float" office:value="3" calcext:value-type="float">
            <text:p>3</text:p>
          </table:table-cell>
          <table:table-cell table:formula="of:=SUBSTITUTE([.A676] ;&quot;F&quot;;&quot;0&quot;)" office:value-type="string" office:string-value="0BBB0B0LRR" calcext:value-type="string">
            <text:p>0BBB0B0LRR</text:p>
          </table:table-cell>
          <table:table-cell table:formula="of:=SUBSTITUTE([.D676];&quot;B&quot;;&quot;1&quot;)" office:value-type="string" office:string-value="0111010LRR" calcext:value-type="string">
            <text:p>0111010LRR</text:p>
          </table:table-cell>
          <table:table-cell table:formula="of:=SUBSTITUTE([.E676];&quot;L&quot;;&quot;0&quot;)" office:value-type="string" office:string-value="01110100RR" calcext:value-type="string">
            <text:p>01110100RR</text:p>
          </table:table-cell>
          <table:table-cell table:formula="of:=SUBSTITUTE([.F676];&quot;R&quot;;&quot;1&quot;)" office:value-type="string" office:string-value="0111010011" calcext:value-type="string">
            <text:p>0111010011</text:p>
          </table:table-cell>
          <table:table-cell table:formula="of:=MID([.G676];1;7)" office:value-type="string" office:string-value="0111010" calcext:value-type="string">
            <text:p>0111010</text:p>
          </table:table-cell>
          <table:table-cell table:formula="of:=MID([.G676];8;3)" office:value-type="string" office:string-value="011" calcext:value-type="string">
            <text:p>011</text:p>
          </table:table-cell>
          <table:table-cell table:formula="of:=BIN2DEC([.H676]) * 8" office:value-type="float" office:value="464" calcext:value-type="float">
            <text:p>464</text:p>
          </table:table-cell>
          <table:table-cell table:formula="of:=BIN2DEC([.I676])" office:value-type="float" office:value="3" calcext:value-type="float">
            <text:p>3</text:p>
          </table:table-cell>
          <table:table-cell table:formula="of:=[.J676]+[.K676]" office:value-type="float" office:value="467" calcext:value-type="float">
            <text:p>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FLRR</text:p>
          </table:table-cell>
          <table:table-cell table:formula="of:=BIN2DEC([.H677])" office:value-type="float" office:value="12" calcext:value-type="float">
            <text:p>12</text:p>
          </table:table-cell>
          <table:table-cell table:formula="of:=BIN2DEC([.I677])" office:value-type="float" office:value="3" calcext:value-type="float">
            <text:p>3</text:p>
          </table:table-cell>
          <table:table-cell table:formula="of:=SUBSTITUTE([.A677] ;&quot;F&quot;;&quot;0&quot;)" office:value-type="string" office:string-value="000BB00LRR" calcext:value-type="string">
            <text:p>000BB00LRR</text:p>
          </table:table-cell>
          <table:table-cell table:formula="of:=SUBSTITUTE([.D677];&quot;B&quot;;&quot;1&quot;)" office:value-type="string" office:string-value="0001100LRR" calcext:value-type="string">
            <text:p>0001100LRR</text:p>
          </table:table-cell>
          <table:table-cell table:formula="of:=SUBSTITUTE([.E677];&quot;L&quot;;&quot;0&quot;)" office:value-type="string" office:string-value="00011000RR" calcext:value-type="string">
            <text:p>00011000RR</text:p>
          </table:table-cell>
          <table:table-cell table:formula="of:=SUBSTITUTE([.F677];&quot;R&quot;;&quot;1&quot;)" office:value-type="string" office:string-value="0001100011" calcext:value-type="string">
            <text:p>0001100011</text:p>
          </table:table-cell>
          <table:table-cell table:formula="of:=MID([.G677];1;7)" office:value-type="string" office:string-value="0001100" calcext:value-type="string">
            <text:p>0001100</text:p>
          </table:table-cell>
          <table:table-cell table:formula="of:=MID([.G677];8;3)" office:value-type="string" office:string-value="011" calcext:value-type="string">
            <text:p>011</text:p>
          </table:table-cell>
          <table:table-cell table:formula="of:=BIN2DEC([.H677]) * 8" office:value-type="float" office:value="96" calcext:value-type="float">
            <text:p>96</text:p>
          </table:table-cell>
          <table:table-cell table:formula="of:=BIN2DEC([.I677])" office:value-type="float" office:value="3" calcext:value-type="float">
            <text:p>3</text:p>
          </table:table-cell>
          <table:table-cell table:formula="of:=[.J677]+[.K677]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FLRL</text:p>
          </table:table-cell>
          <table:table-cell table:formula="of:=BIN2DEC([.H678])" office:value-type="float" office:value="34" calcext:value-type="float">
            <text:p>34</text:p>
          </table:table-cell>
          <table:table-cell table:formula="of:=BIN2DEC([.I678])" office:value-type="float" office:value="2" calcext:value-type="float">
            <text:p>2</text:p>
          </table:table-cell>
          <table:table-cell table:formula="of:=SUBSTITUTE([.A678] ;&quot;F&quot;;&quot;0&quot;)" office:value-type="string" office:string-value="0B000B0LRL" calcext:value-type="string">
            <text:p>0B000B0LRL</text:p>
          </table:table-cell>
          <table:table-cell table:formula="of:=SUBSTITUTE([.D678];&quot;B&quot;;&quot;1&quot;)" office:value-type="string" office:string-value="0100010LRL" calcext:value-type="string">
            <text:p>0100010LRL</text:p>
          </table:table-cell>
          <table:table-cell table:formula="of:=SUBSTITUTE([.E678];&quot;L&quot;;&quot;0&quot;)" office:value-type="string" office:string-value="01000100R0" calcext:value-type="string">
            <text:p>01000100R0</text:p>
          </table:table-cell>
          <table:table-cell table:formula="of:=SUBSTITUTE([.F678];&quot;R&quot;;&quot;1&quot;)" office:value-type="string" office:string-value="0100010010" calcext:value-type="string">
            <text:p>0100010010</text:p>
          </table:table-cell>
          <table:table-cell table:formula="of:=MID([.G678];1;7)" office:value-type="string" office:string-value="0100010" calcext:value-type="string">
            <text:p>0100010</text:p>
          </table:table-cell>
          <table:table-cell table:formula="of:=MID([.G678];8;3)" office:value-type="string" office:string-value="010" calcext:value-type="string">
            <text:p>010</text:p>
          </table:table-cell>
          <table:table-cell table:formula="of:=BIN2DEC([.H678]) * 8" office:value-type="float" office:value="272" calcext:value-type="float">
            <text:p>272</text:p>
          </table:table-cell>
          <table:table-cell table:formula="of:=BIN2DEC([.I678])" office:value-type="float" office:value="2" calcext:value-type="float">
            <text:p>2</text:p>
          </table:table-cell>
          <table:table-cell table:formula="of:=[.J678]+[.K678]" office:value-type="float" office:value="274" calcext:value-type="float">
            <text:p>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FRLL</text:p>
          </table:table-cell>
          <table:table-cell table:formula="of:=BIN2DEC([.H679])" office:value-type="float" office:value="18" calcext:value-type="float">
            <text:p>18</text:p>
          </table:table-cell>
          <table:table-cell table:formula="of:=BIN2DEC([.I679])" office:value-type="float" office:value="4" calcext:value-type="float">
            <text:p>4</text:p>
          </table:table-cell>
          <table:table-cell table:formula="of:=SUBSTITUTE([.A679] ;&quot;F&quot;;&quot;0&quot;)" office:value-type="string" office:string-value="00B00B0RLL" calcext:value-type="string">
            <text:p>00B00B0RLL</text:p>
          </table:table-cell>
          <table:table-cell table:formula="of:=SUBSTITUTE([.D679];&quot;B&quot;;&quot;1&quot;)" office:value-type="string" office:string-value="0010010RLL" calcext:value-type="string">
            <text:p>0010010RLL</text:p>
          </table:table-cell>
          <table:table-cell table:formula="of:=SUBSTITUTE([.E679];&quot;L&quot;;&quot;0&quot;)" office:value-type="string" office:string-value="0010010R00" calcext:value-type="string">
            <text:p>0010010R00</text:p>
          </table:table-cell>
          <table:table-cell table:formula="of:=SUBSTITUTE([.F679];&quot;R&quot;;&quot;1&quot;)" office:value-type="string" office:string-value="0010010100" calcext:value-type="string">
            <text:p>0010010100</text:p>
          </table:table-cell>
          <table:table-cell table:formula="of:=MID([.G679];1;7)" office:value-type="string" office:string-value="0010010" calcext:value-type="string">
            <text:p>0010010</text:p>
          </table:table-cell>
          <table:table-cell table:formula="of:=MID([.G679];8;3)" office:value-type="string" office:string-value="100" calcext:value-type="string">
            <text:p>100</text:p>
          </table:table-cell>
          <table:table-cell table:formula="of:=BIN2DEC([.H679]) * 8" office:value-type="float" office:value="144" calcext:value-type="float">
            <text:p>144</text:p>
          </table:table-cell>
          <table:table-cell table:formula="of:=BIN2DEC([.I679])" office:value-type="float" office:value="4" calcext:value-type="float">
            <text:p>4</text:p>
          </table:table-cell>
          <table:table-cell table:formula="of:=[.J679]+[.K679]"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FRRL</text:p>
          </table:table-cell>
          <table:table-cell table:formula="of:=BIN2DEC([.H680])" office:value-type="float" office:value="8" calcext:value-type="float">
            <text:p>8</text:p>
          </table:table-cell>
          <table:table-cell table:formula="of:=BIN2DEC([.I680])" office:value-type="float" office:value="6" calcext:value-type="float">
            <text:p>6</text:p>
          </table:table-cell>
          <table:table-cell table:formula="of:=SUBSTITUTE([.A680] ;&quot;F&quot;;&quot;0&quot;)" office:value-type="string" office:string-value="000B000RRL" calcext:value-type="string">
            <text:p>000B000RRL</text:p>
          </table:table-cell>
          <table:table-cell table:formula="of:=SUBSTITUTE([.D680];&quot;B&quot;;&quot;1&quot;)" office:value-type="string" office:string-value="0001000RRL" calcext:value-type="string">
            <text:p>0001000RRL</text:p>
          </table:table-cell>
          <table:table-cell table:formula="of:=SUBSTITUTE([.E680];&quot;L&quot;;&quot;0&quot;)" office:value-type="string" office:string-value="0001000RR0" calcext:value-type="string">
            <text:p>0001000RR0</text:p>
          </table:table-cell>
          <table:table-cell table:formula="of:=SUBSTITUTE([.F680];&quot;R&quot;;&quot;1&quot;)" office:value-type="string" office:string-value="0001000110" calcext:value-type="string">
            <text:p>0001000110</text:p>
          </table:table-cell>
          <table:table-cell table:formula="of:=MID([.G680];1;7)" office:value-type="string" office:string-value="0001000" calcext:value-type="string">
            <text:p>0001000</text:p>
          </table:table-cell>
          <table:table-cell table:formula="of:=MID([.G680];8;3)" office:value-type="string" office:string-value="110" calcext:value-type="string">
            <text:p>110</text:p>
          </table:table-cell>
          <table:table-cell table:formula="of:=BIN2DEC([.H680]) * 8" office:value-type="float" office:value="64" calcext:value-type="float">
            <text:p>64</text:p>
          </table:table-cell>
          <table:table-cell table:formula="of:=BIN2DEC([.I680])" office:value-type="float" office:value="6" calcext:value-type="float">
            <text:p>6</text:p>
          </table:table-cell>
          <table:table-cell table:formula="of:=[.J680]+[.K680]"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BRLL</text:p>
          </table:table-cell>
          <table:table-cell table:formula="of:=BIN2DEC([.H681])" office:value-type="float" office:value="5" calcext:value-type="float">
            <text:p>5</text:p>
          </table:table-cell>
          <table:table-cell table:formula="of:=BIN2DEC([.I681])" office:value-type="float" office:value="4" calcext:value-type="float">
            <text:p>4</text:p>
          </table:table-cell>
          <table:table-cell table:formula="of:=SUBSTITUTE([.A681] ;&quot;F&quot;;&quot;0&quot;)" office:value-type="string" office:string-value="0000B0BRLL" calcext:value-type="string">
            <text:p>0000B0BRLL</text:p>
          </table:table-cell>
          <table:table-cell table:formula="of:=SUBSTITUTE([.D681];&quot;B&quot;;&quot;1&quot;)" office:value-type="string" office:string-value="0000101RLL" calcext:value-type="string">
            <text:p>0000101RLL</text:p>
          </table:table-cell>
          <table:table-cell table:formula="of:=SUBSTITUTE([.E681];&quot;L&quot;;&quot;0&quot;)" office:value-type="string" office:string-value="0000101R00" calcext:value-type="string">
            <text:p>0000101R00</text:p>
          </table:table-cell>
          <table:table-cell table:formula="of:=SUBSTITUTE([.F681];&quot;R&quot;;&quot;1&quot;)" office:value-type="string" office:string-value="0000101100" calcext:value-type="string">
            <text:p>0000101100</text:p>
          </table:table-cell>
          <table:table-cell table:formula="of:=MID([.G681];1;7)" office:value-type="string" office:string-value="0000101" calcext:value-type="string">
            <text:p>0000101</text:p>
          </table:table-cell>
          <table:table-cell table:formula="of:=MID([.G681];8;3)" office:value-type="string" office:string-value="100" calcext:value-type="string">
            <text:p>100</text:p>
          </table:table-cell>
          <table:table-cell table:formula="of:=BIN2DEC([.H681]) * 8" office:value-type="float" office:value="40" calcext:value-type="float">
            <text:p>40</text:p>
          </table:table-cell>
          <table:table-cell table:formula="of:=BIN2DEC([.I681])" office:value-type="float" office:value="4" calcext:value-type="float">
            <text:p>4</text:p>
          </table:table-cell>
          <table:table-cell table:formula="of:=[.J681]+[.K681]"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BRLL</text:p>
          </table:table-cell>
          <table:table-cell table:formula="of:=BIN2DEC([.H682])" office:value-type="float" office:value="107" calcext:value-type="float">
            <text:p>107</text:p>
          </table:table-cell>
          <table:table-cell table:formula="of:=BIN2DEC([.I682])" office:value-type="float" office:value="4" calcext:value-type="float">
            <text:p>4</text:p>
          </table:table-cell>
          <table:table-cell table:formula="of:=SUBSTITUTE([.A682] ;&quot;F&quot;;&quot;0&quot;)" office:value-type="string" office:string-value="BB0B0BBRLL" calcext:value-type="string">
            <text:p>BB0B0BBRLL</text:p>
          </table:table-cell>
          <table:table-cell table:formula="of:=SUBSTITUTE([.D682];&quot;B&quot;;&quot;1&quot;)" office:value-type="string" office:string-value="1101011RLL" calcext:value-type="string">
            <text:p>1101011RLL</text:p>
          </table:table-cell>
          <table:table-cell table:formula="of:=SUBSTITUTE([.E682];&quot;L&quot;;&quot;0&quot;)" office:value-type="string" office:string-value="1101011R00" calcext:value-type="string">
            <text:p>1101011R00</text:p>
          </table:table-cell>
          <table:table-cell table:formula="of:=SUBSTITUTE([.F682];&quot;R&quot;;&quot;1&quot;)" office:value-type="string" office:string-value="1101011100" calcext:value-type="string">
            <text:p>1101011100</text:p>
          </table:table-cell>
          <table:table-cell table:formula="of:=MID([.G682];1;7)" office:value-type="string" office:string-value="1101011" calcext:value-type="string">
            <text:p>1101011</text:p>
          </table:table-cell>
          <table:table-cell table:formula="of:=MID([.G682];8;3)" office:value-type="string" office:string-value="100" calcext:value-type="string">
            <text:p>100</text:p>
          </table:table-cell>
          <table:table-cell table:formula="of:=BIN2DEC([.H682]) * 8" office:value-type="float" office:value="856" calcext:value-type="float">
            <text:p>856</text:p>
          </table:table-cell>
          <table:table-cell table:formula="of:=BIN2DEC([.I682])" office:value-type="float" office:value="4" calcext:value-type="float">
            <text:p>4</text:p>
          </table:table-cell>
          <table:table-cell table:formula="of:=[.J682]+[.K682]" office:value-type="float" office:value="860" calcext:value-type="float">
            <text:p>8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FLLR</text:p>
          </table:table-cell>
          <table:table-cell table:formula="of:=BIN2DEC([.H683])" office:value-type="float" office:value="30" calcext:value-type="float">
            <text:p>30</text:p>
          </table:table-cell>
          <table:table-cell table:formula="of:=BIN2DEC([.I683])" office:value-type="float" office:value="1" calcext:value-type="float">
            <text:p>1</text:p>
          </table:table-cell>
          <table:table-cell table:formula="of:=SUBSTITUTE([.A683] ;&quot;F&quot;;&quot;0&quot;)" office:value-type="string" office:string-value="00BBBB0LLR" calcext:value-type="string">
            <text:p>00BBBB0LLR</text:p>
          </table:table-cell>
          <table:table-cell table:formula="of:=SUBSTITUTE([.D683];&quot;B&quot;;&quot;1&quot;)" office:value-type="string" office:string-value="0011110LLR" calcext:value-type="string">
            <text:p>0011110LLR</text:p>
          </table:table-cell>
          <table:table-cell table:formula="of:=SUBSTITUTE([.E683];&quot;L&quot;;&quot;0&quot;)" office:value-type="string" office:string-value="001111000R" calcext:value-type="string">
            <text:p>001111000R</text:p>
          </table:table-cell>
          <table:table-cell table:formula="of:=SUBSTITUTE([.F683];&quot;R&quot;;&quot;1&quot;)" office:value-type="string" office:string-value="0011110001" calcext:value-type="string">
            <text:p>0011110001</text:p>
          </table:table-cell>
          <table:table-cell table:formula="of:=MID([.G683];1;7)" office:value-type="string" office:string-value="0011110" calcext:value-type="string">
            <text:p>0011110</text:p>
          </table:table-cell>
          <table:table-cell table:formula="of:=MID([.G683];8;3)" office:value-type="string" office:string-value="001" calcext:value-type="string">
            <text:p>001</text:p>
          </table:table-cell>
          <table:table-cell table:formula="of:=BIN2DEC([.H683]) * 8" office:value-type="float" office:value="240" calcext:value-type="float">
            <text:p>240</text:p>
          </table:table-cell>
          <table:table-cell table:formula="of:=BIN2DEC([.I683])" office:value-type="float" office:value="1" calcext:value-type="float">
            <text:p>1</text:p>
          </table:table-cell>
          <table:table-cell table:formula="of:=[.J683]+[.K683]" office:value-type="float" office:value="241" calcext:value-type="float">
            <text:p>2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BRRL</text:p>
          </table:table-cell>
          <table:table-cell table:formula="of:=BIN2DEC([.H684])" office:value-type="float" office:value="35" calcext:value-type="float">
            <text:p>35</text:p>
          </table:table-cell>
          <table:table-cell table:formula="of:=BIN2DEC([.I684])" office:value-type="float" office:value="6" calcext:value-type="float">
            <text:p>6</text:p>
          </table:table-cell>
          <table:table-cell table:formula="of:=SUBSTITUTE([.A684] ;&quot;F&quot;;&quot;0&quot;)" office:value-type="string" office:string-value="0B000BBRRL" calcext:value-type="string">
            <text:p>0B000BBRRL</text:p>
          </table:table-cell>
          <table:table-cell table:formula="of:=SUBSTITUTE([.D684];&quot;B&quot;;&quot;1&quot;)" office:value-type="string" office:string-value="0100011RRL" calcext:value-type="string">
            <text:p>0100011RRL</text:p>
          </table:table-cell>
          <table:table-cell table:formula="of:=SUBSTITUTE([.E684];&quot;L&quot;;&quot;0&quot;)" office:value-type="string" office:string-value="0100011RR0" calcext:value-type="string">
            <text:p>0100011RR0</text:p>
          </table:table-cell>
          <table:table-cell table:formula="of:=SUBSTITUTE([.F684];&quot;R&quot;;&quot;1&quot;)" office:value-type="string" office:string-value="0100011110" calcext:value-type="string">
            <text:p>0100011110</text:p>
          </table:table-cell>
          <table:table-cell table:formula="of:=MID([.G684];1;7)" office:value-type="string" office:string-value="0100011" calcext:value-type="string">
            <text:p>0100011</text:p>
          </table:table-cell>
          <table:table-cell table:formula="of:=MID([.G684];8;3)" office:value-type="string" office:string-value="110" calcext:value-type="string">
            <text:p>110</text:p>
          </table:table-cell>
          <table:table-cell table:formula="of:=BIN2DEC([.H684]) * 8" office:value-type="float" office:value="280" calcext:value-type="float">
            <text:p>280</text:p>
          </table:table-cell>
          <table:table-cell table:formula="of:=BIN2DEC([.I684])" office:value-type="float" office:value="6" calcext:value-type="float">
            <text:p>6</text:p>
          </table:table-cell>
          <table:table-cell table:formula="of:=[.J684]+[.K684]" office:value-type="float" office:value="286" calcext:value-type="float">
            <text:p>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BLLL</text:p>
          </table:table-cell>
          <table:table-cell table:formula="of:=BIN2DEC([.H685])" office:value-type="float" office:value="95" calcext:value-type="float">
            <text:p>95</text:p>
          </table:table-cell>
          <table:table-cell table:formula="of:=BIN2DEC([.I685])" office:value-type="float" office:value="0" calcext:value-type="float">
            <text:p>0</text:p>
          </table:table-cell>
          <table:table-cell table:formula="of:=SUBSTITUTE([.A685] ;&quot;F&quot;;&quot;0&quot;)" office:value-type="string" office:string-value="B0BBBBBLLL" calcext:value-type="string">
            <text:p>B0BBBBBLLL</text:p>
          </table:table-cell>
          <table:table-cell table:formula="of:=SUBSTITUTE([.D685];&quot;B&quot;;&quot;1&quot;)" office:value-type="string" office:string-value="1011111LLL" calcext:value-type="string">
            <text:p>1011111LLL</text:p>
          </table:table-cell>
          <table:table-cell table:formula="of:=SUBSTITUTE([.E685];&quot;L&quot;;&quot;0&quot;)" office:value-type="string" office:string-value="1011111000" calcext:value-type="string">
            <text:p>1011111000</text:p>
          </table:table-cell>
          <table:table-cell table:formula="of:=SUBSTITUTE([.F685];&quot;R&quot;;&quot;1&quot;)" office:value-type="string" office:string-value="1011111000" calcext:value-type="string">
            <text:p>1011111000</text:p>
          </table:table-cell>
          <table:table-cell table:formula="of:=MID([.G685];1;7)" office:value-type="string" office:string-value="1011111" calcext:value-type="string">
            <text:p>1011111</text:p>
          </table:table-cell>
          <table:table-cell table:formula="of:=MID([.G685];8;3)" office:value-type="string" office:string-value="000" calcext:value-type="string">
            <text:p>000</text:p>
          </table:table-cell>
          <table:table-cell table:formula="of:=BIN2DEC([.H685]) * 8" office:value-type="float" office:value="760" calcext:value-type="float">
            <text:p>760</text:p>
          </table:table-cell>
          <table:table-cell table:formula="of:=BIN2DEC([.I685])" office:value-type="float" office:value="0" calcext:value-type="float">
            <text:p>0</text:p>
          </table:table-cell>
          <table:table-cell table:formula="of:=[.J685]+[.K685]" office:value-type="float" office:value="760" calcext:value-type="float">
            <text:p>7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BLLL</text:p>
          </table:table-cell>
          <table:table-cell table:formula="of:=BIN2DEC([.H686])" office:value-type="float" office:value="83" calcext:value-type="float">
            <text:p>83</text:p>
          </table:table-cell>
          <table:table-cell table:formula="of:=BIN2DEC([.I686])" office:value-type="float" office:value="0" calcext:value-type="float">
            <text:p>0</text:p>
          </table:table-cell>
          <table:table-cell table:formula="of:=SUBSTITUTE([.A686] ;&quot;F&quot;;&quot;0&quot;)" office:value-type="string" office:string-value="B0B00BBLLL" calcext:value-type="string">
            <text:p>B0B00BBLLL</text:p>
          </table:table-cell>
          <table:table-cell table:formula="of:=SUBSTITUTE([.D686];&quot;B&quot;;&quot;1&quot;)" office:value-type="string" office:string-value="1010011LLL" calcext:value-type="string">
            <text:p>1010011LLL</text:p>
          </table:table-cell>
          <table:table-cell table:formula="of:=SUBSTITUTE([.E686];&quot;L&quot;;&quot;0&quot;)" office:value-type="string" office:string-value="1010011000" calcext:value-type="string">
            <text:p>1010011000</text:p>
          </table:table-cell>
          <table:table-cell table:formula="of:=SUBSTITUTE([.F686];&quot;R&quot;;&quot;1&quot;)" office:value-type="string" office:string-value="1010011000" calcext:value-type="string">
            <text:p>1010011000</text:p>
          </table:table-cell>
          <table:table-cell table:formula="of:=MID([.G686];1;7)" office:value-type="string" office:string-value="1010011" calcext:value-type="string">
            <text:p>1010011</text:p>
          </table:table-cell>
          <table:table-cell table:formula="of:=MID([.G686];8;3)" office:value-type="string" office:string-value="000" calcext:value-type="string">
            <text:p>000</text:p>
          </table:table-cell>
          <table:table-cell table:formula="of:=BIN2DEC([.H686]) * 8" office:value-type="float" office:value="664" calcext:value-type="float">
            <text:p>664</text:p>
          </table:table-cell>
          <table:table-cell table:formula="of:=BIN2DEC([.I686])" office:value-type="float" office:value="0" calcext:value-type="float">
            <text:p>0</text:p>
          </table:table-cell>
          <table:table-cell table:formula="of:=[.J686]+[.K686]" office:value-type="float" office:value="664" calcext:value-type="float">
            <text:p>6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BRRL</text:p>
          </table:table-cell>
          <table:table-cell table:formula="of:=BIN2DEC([.H687])" office:value-type="float" office:value="5" calcext:value-type="float">
            <text:p>5</text:p>
          </table:table-cell>
          <table:table-cell table:formula="of:=BIN2DEC([.I687])" office:value-type="float" office:value="6" calcext:value-type="float">
            <text:p>6</text:p>
          </table:table-cell>
          <table:table-cell table:formula="of:=SUBSTITUTE([.A687] ;&quot;F&quot;;&quot;0&quot;)" office:value-type="string" office:string-value="0000B0BRRL" calcext:value-type="string">
            <text:p>0000B0BRRL</text:p>
          </table:table-cell>
          <table:table-cell table:formula="of:=SUBSTITUTE([.D687];&quot;B&quot;;&quot;1&quot;)" office:value-type="string" office:string-value="0000101RRL" calcext:value-type="string">
            <text:p>0000101RRL</text:p>
          </table:table-cell>
          <table:table-cell table:formula="of:=SUBSTITUTE([.E687];&quot;L&quot;;&quot;0&quot;)" office:value-type="string" office:string-value="0000101RR0" calcext:value-type="string">
            <text:p>0000101RR0</text:p>
          </table:table-cell>
          <table:table-cell table:formula="of:=SUBSTITUTE([.F687];&quot;R&quot;;&quot;1&quot;)" office:value-type="string" office:string-value="0000101110" calcext:value-type="string">
            <text:p>0000101110</text:p>
          </table:table-cell>
          <table:table-cell table:formula="of:=MID([.G687];1;7)" office:value-type="string" office:string-value="0000101" calcext:value-type="string">
            <text:p>0000101</text:p>
          </table:table-cell>
          <table:table-cell table:formula="of:=MID([.G687];8;3)" office:value-type="string" office:string-value="110" calcext:value-type="string">
            <text:p>110</text:p>
          </table:table-cell>
          <table:table-cell table:formula="of:=BIN2DEC([.H687]) * 8" office:value-type="float" office:value="40" calcext:value-type="float">
            <text:p>40</text:p>
          </table:table-cell>
          <table:table-cell table:formula="of:=BIN2DEC([.I687])" office:value-type="float" office:value="6" calcext:value-type="float">
            <text:p>6</text:p>
          </table:table-cell>
          <table:table-cell table:formula="of:=[.J687]+[.K687]" office:value-type="float" office:value="46" calcext:value-type="float">
            <text:p>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BLRR</text:p>
          </table:table-cell>
          <table:table-cell table:formula="of:=BIN2DEC([.H688])" office:value-type="float" office:value="25" calcext:value-type="float">
            <text:p>25</text:p>
          </table:table-cell>
          <table:table-cell table:formula="of:=BIN2DEC([.I688])" office:value-type="float" office:value="3" calcext:value-type="float">
            <text:p>3</text:p>
          </table:table-cell>
          <table:table-cell table:formula="of:=SUBSTITUTE([.A688] ;&quot;F&quot;;&quot;0&quot;)" office:value-type="string" office:string-value="00BB00BLRR" calcext:value-type="string">
            <text:p>00BB00BLRR</text:p>
          </table:table-cell>
          <table:table-cell table:formula="of:=SUBSTITUTE([.D688];&quot;B&quot;;&quot;1&quot;)" office:value-type="string" office:string-value="0011001LRR" calcext:value-type="string">
            <text:p>0011001LRR</text:p>
          </table:table-cell>
          <table:table-cell table:formula="of:=SUBSTITUTE([.E688];&quot;L&quot;;&quot;0&quot;)" office:value-type="string" office:string-value="00110010RR" calcext:value-type="string">
            <text:p>00110010RR</text:p>
          </table:table-cell>
          <table:table-cell table:formula="of:=SUBSTITUTE([.F688];&quot;R&quot;;&quot;1&quot;)" office:value-type="string" office:string-value="0011001011" calcext:value-type="string">
            <text:p>0011001011</text:p>
          </table:table-cell>
          <table:table-cell table:formula="of:=MID([.G688];1;7)" office:value-type="string" office:string-value="0011001" calcext:value-type="string">
            <text:p>0011001</text:p>
          </table:table-cell>
          <table:table-cell table:formula="of:=MID([.G688];8;3)" office:value-type="string" office:string-value="011" calcext:value-type="string">
            <text:p>011</text:p>
          </table:table-cell>
          <table:table-cell table:formula="of:=BIN2DEC([.H688]) * 8" office:value-type="float" office:value="200" calcext:value-type="float">
            <text:p>200</text:p>
          </table:table-cell>
          <table:table-cell table:formula="of:=BIN2DEC([.I688])" office:value-type="float" office:value="3" calcext:value-type="float">
            <text:p>3</text:p>
          </table:table-cell>
          <table:table-cell table:formula="of:=[.J688]+[.K688]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FRRR</text:p>
          </table:table-cell>
          <table:table-cell table:formula="of:=BIN2DEC([.H689])" office:value-type="float" office:value="88" calcext:value-type="float">
            <text:p>88</text:p>
          </table:table-cell>
          <table:table-cell table:formula="of:=BIN2DEC([.I689])" office:value-type="float" office:value="7" calcext:value-type="float">
            <text:p>7</text:p>
          </table:table-cell>
          <table:table-cell table:formula="of:=SUBSTITUTE([.A689] ;&quot;F&quot;;&quot;0&quot;)" office:value-type="string" office:string-value="B0BB000RRR" calcext:value-type="string">
            <text:p>B0BB000RRR</text:p>
          </table:table-cell>
          <table:table-cell table:formula="of:=SUBSTITUTE([.D689];&quot;B&quot;;&quot;1&quot;)" office:value-type="string" office:string-value="1011000RRR" calcext:value-type="string">
            <text:p>1011000RRR</text:p>
          </table:table-cell>
          <table:table-cell table:formula="of:=SUBSTITUTE([.E689];&quot;L&quot;;&quot;0&quot;)" office:value-type="string" office:string-value="1011000RRR" calcext:value-type="string">
            <text:p>1011000RRR</text:p>
          </table:table-cell>
          <table:table-cell table:formula="of:=SUBSTITUTE([.F689];&quot;R&quot;;&quot;1&quot;)" office:value-type="string" office:string-value="1011000111" calcext:value-type="string">
            <text:p>1011000111</text:p>
          </table:table-cell>
          <table:table-cell table:formula="of:=MID([.G689];1;7)" office:value-type="string" office:string-value="1011000" calcext:value-type="string">
            <text:p>1011000</text:p>
          </table:table-cell>
          <table:table-cell table:formula="of:=MID([.G689];8;3)" office:value-type="string" office:string-value="111" calcext:value-type="string">
            <text:p>111</text:p>
          </table:table-cell>
          <table:table-cell table:formula="of:=BIN2DEC([.H689]) * 8" office:value-type="float" office:value="704" calcext:value-type="float">
            <text:p>704</text:p>
          </table:table-cell>
          <table:table-cell table:formula="of:=BIN2DEC([.I689])" office:value-type="float" office:value="7" calcext:value-type="float">
            <text:p>7</text:p>
          </table:table-cell>
          <table:table-cell table:formula="of:=[.J689]+[.K689]" office:value-type="float" office:value="711" calcext:value-type="float">
            <text:p>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FRLR</text:p>
          </table:table-cell>
          <table:table-cell table:formula="of:=BIN2DEC([.H690])" office:value-type="float" office:value="18" calcext:value-type="float">
            <text:p>18</text:p>
          </table:table-cell>
          <table:table-cell table:formula="of:=BIN2DEC([.I690])" office:value-type="float" office:value="5" calcext:value-type="float">
            <text:p>5</text:p>
          </table:table-cell>
          <table:table-cell table:formula="of:=SUBSTITUTE([.A690] ;&quot;F&quot;;&quot;0&quot;)" office:value-type="string" office:string-value="00B00B0RLR" calcext:value-type="string">
            <text:p>00B00B0RLR</text:p>
          </table:table-cell>
          <table:table-cell table:formula="of:=SUBSTITUTE([.D690];&quot;B&quot;;&quot;1&quot;)" office:value-type="string" office:string-value="0010010RLR" calcext:value-type="string">
            <text:p>0010010RLR</text:p>
          </table:table-cell>
          <table:table-cell table:formula="of:=SUBSTITUTE([.E690];&quot;L&quot;;&quot;0&quot;)" office:value-type="string" office:string-value="0010010R0R" calcext:value-type="string">
            <text:p>0010010R0R</text:p>
          </table:table-cell>
          <table:table-cell table:formula="of:=SUBSTITUTE([.F690];&quot;R&quot;;&quot;1&quot;)" office:value-type="string" office:string-value="0010010101" calcext:value-type="string">
            <text:p>0010010101</text:p>
          </table:table-cell>
          <table:table-cell table:formula="of:=MID([.G690];1;7)" office:value-type="string" office:string-value="0010010" calcext:value-type="string">
            <text:p>0010010</text:p>
          </table:table-cell>
          <table:table-cell table:formula="of:=MID([.G690];8;3)" office:value-type="string" office:string-value="101" calcext:value-type="string">
            <text:p>101</text:p>
          </table:table-cell>
          <table:table-cell table:formula="of:=BIN2DEC([.H690]) * 8" office:value-type="float" office:value="144" calcext:value-type="float">
            <text:p>144</text:p>
          </table:table-cell>
          <table:table-cell table:formula="of:=BIN2DEC([.I690])" office:value-type="float" office:value="5" calcext:value-type="float">
            <text:p>5</text:p>
          </table:table-cell>
          <table:table-cell table:formula="of:=[.J690]+[.K690]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BLRL</text:p>
          </table:table-cell>
          <table:table-cell table:formula="of:=BIN2DEC([.H691])" office:value-type="float" office:value="111" calcext:value-type="float">
            <text:p>111</text:p>
          </table:table-cell>
          <table:table-cell table:formula="of:=BIN2DEC([.I691])" office:value-type="float" office:value="2" calcext:value-type="float">
            <text:p>2</text:p>
          </table:table-cell>
          <table:table-cell table:formula="of:=SUBSTITUTE([.A691] ;&quot;F&quot;;&quot;0&quot;)" office:value-type="string" office:string-value="BB0BBBBLRL" calcext:value-type="string">
            <text:p>BB0BBBBLRL</text:p>
          </table:table-cell>
          <table:table-cell table:formula="of:=SUBSTITUTE([.D691];&quot;B&quot;;&quot;1&quot;)" office:value-type="string" office:string-value="1101111LRL" calcext:value-type="string">
            <text:p>1101111LRL</text:p>
          </table:table-cell>
          <table:table-cell table:formula="of:=SUBSTITUTE([.E691];&quot;L&quot;;&quot;0&quot;)" office:value-type="string" office:string-value="11011110R0" calcext:value-type="string">
            <text:p>11011110R0</text:p>
          </table:table-cell>
          <table:table-cell table:formula="of:=SUBSTITUTE([.F691];&quot;R&quot;;&quot;1&quot;)" office:value-type="string" office:string-value="1101111010" calcext:value-type="string">
            <text:p>1101111010</text:p>
          </table:table-cell>
          <table:table-cell table:formula="of:=MID([.G691];1;7)" office:value-type="string" office:string-value="1101111" calcext:value-type="string">
            <text:p>1101111</text:p>
          </table:table-cell>
          <table:table-cell table:formula="of:=MID([.G691];8;3)" office:value-type="string" office:string-value="010" calcext:value-type="string">
            <text:p>010</text:p>
          </table:table-cell>
          <table:table-cell table:formula="of:=BIN2DEC([.H691]) * 8" office:value-type="float" office:value="888" calcext:value-type="float">
            <text:p>888</text:p>
          </table:table-cell>
          <table:table-cell table:formula="of:=BIN2DEC([.I691])" office:value-type="float" office:value="2" calcext:value-type="float">
            <text:p>2</text:p>
          </table:table-cell>
          <table:table-cell table:formula="of:=[.J691]+[.K691]" office:value-type="float" office:value="890" calcext:value-type="float">
            <text:p>8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BLLR</text:p>
          </table:table-cell>
          <table:table-cell table:formula="of:=BIN2DEC([.H692])" office:value-type="float" office:value="55" calcext:value-type="float">
            <text:p>55</text:p>
          </table:table-cell>
          <table:table-cell table:formula="of:=BIN2DEC([.I692])" office:value-type="float" office:value="1" calcext:value-type="float">
            <text:p>1</text:p>
          </table:table-cell>
          <table:table-cell table:formula="of:=SUBSTITUTE([.A692] ;&quot;F&quot;;&quot;0&quot;)" office:value-type="string" office:string-value="0BB0BBBLLR" calcext:value-type="string">
            <text:p>0BB0BBBLLR</text:p>
          </table:table-cell>
          <table:table-cell table:formula="of:=SUBSTITUTE([.D692];&quot;B&quot;;&quot;1&quot;)" office:value-type="string" office:string-value="0110111LLR" calcext:value-type="string">
            <text:p>0110111LLR</text:p>
          </table:table-cell>
          <table:table-cell table:formula="of:=SUBSTITUTE([.E692];&quot;L&quot;;&quot;0&quot;)" office:value-type="string" office:string-value="011011100R" calcext:value-type="string">
            <text:p>011011100R</text:p>
          </table:table-cell>
          <table:table-cell table:formula="of:=SUBSTITUTE([.F692];&quot;R&quot;;&quot;1&quot;)" office:value-type="string" office:string-value="0110111001" calcext:value-type="string">
            <text:p>0110111001</text:p>
          </table:table-cell>
          <table:table-cell table:formula="of:=MID([.G692];1;7)" office:value-type="string" office:string-value="0110111" calcext:value-type="string">
            <text:p>0110111</text:p>
          </table:table-cell>
          <table:table-cell table:formula="of:=MID([.G692];8;3)" office:value-type="string" office:string-value="001" calcext:value-type="string">
            <text:p>001</text:p>
          </table:table-cell>
          <table:table-cell table:formula="of:=BIN2DEC([.H692]) * 8" office:value-type="float" office:value="440" calcext:value-type="float">
            <text:p>440</text:p>
          </table:table-cell>
          <table:table-cell table:formula="of:=BIN2DEC([.I692])" office:value-type="float" office:value="1" calcext:value-type="float">
            <text:p>1</text:p>
          </table:table-cell>
          <table:table-cell table:formula="of:=[.J692]+[.K692]" office:value-type="float" office:value="441" calcext:value-type="float">
            <text:p>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FLLL</text:p>
          </table:table-cell>
          <table:table-cell table:formula="of:=BIN2DEC([.H693])" office:value-type="float" office:value="70" calcext:value-type="float">
            <text:p>70</text:p>
          </table:table-cell>
          <table:table-cell table:formula="of:=BIN2DEC([.I693])" office:value-type="float" office:value="0" calcext:value-type="float">
            <text:p>0</text:p>
          </table:table-cell>
          <table:table-cell table:formula="of:=SUBSTITUTE([.A693] ;&quot;F&quot;;&quot;0&quot;)" office:value-type="string" office:string-value="B000BB0LLL" calcext:value-type="string">
            <text:p>B000BB0LLL</text:p>
          </table:table-cell>
          <table:table-cell table:formula="of:=SUBSTITUTE([.D693];&quot;B&quot;;&quot;1&quot;)" office:value-type="string" office:string-value="1000110LLL" calcext:value-type="string">
            <text:p>1000110LLL</text:p>
          </table:table-cell>
          <table:table-cell table:formula="of:=SUBSTITUTE([.E693];&quot;L&quot;;&quot;0&quot;)" office:value-type="string" office:string-value="1000110000" calcext:value-type="string">
            <text:p>1000110000</text:p>
          </table:table-cell>
          <table:table-cell table:formula="of:=SUBSTITUTE([.F693];&quot;R&quot;;&quot;1&quot;)" office:value-type="string" office:string-value="1000110000" calcext:value-type="string">
            <text:p>1000110000</text:p>
          </table:table-cell>
          <table:table-cell table:formula="of:=MID([.G693];1;7)" office:value-type="string" office:string-value="1000110" calcext:value-type="string">
            <text:p>1000110</text:p>
          </table:table-cell>
          <table:table-cell table:formula="of:=MID([.G693];8;3)" office:value-type="string" office:string-value="000" calcext:value-type="string">
            <text:p>000</text:p>
          </table:table-cell>
          <table:table-cell table:formula="of:=BIN2DEC([.H693]) * 8" office:value-type="float" office:value="560" calcext:value-type="float">
            <text:p>560</text:p>
          </table:table-cell>
          <table:table-cell table:formula="of:=BIN2DEC([.I693])" office:value-type="float" office:value="0" calcext:value-type="float">
            <text:p>0</text:p>
          </table:table-cell>
          <table:table-cell table:formula="of:=[.J693]+[.K693]" office:value-type="float" office:value="560" calcext:value-type="float">
            <text:p>5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FLLR</text:p>
          </table:table-cell>
          <table:table-cell table:formula="of:=BIN2DEC([.H694])" office:value-type="float" office:value="4" calcext:value-type="float">
            <text:p>4</text:p>
          </table:table-cell>
          <table:table-cell table:formula="of:=BIN2DEC([.I694])" office:value-type="float" office:value="1" calcext:value-type="float">
            <text:p>1</text:p>
          </table:table-cell>
          <table:table-cell table:formula="of:=SUBSTITUTE([.A694] ;&quot;F&quot;;&quot;0&quot;)" office:value-type="string" office:string-value="0000B00LLR" calcext:value-type="string">
            <text:p>0000B00LLR</text:p>
          </table:table-cell>
          <table:table-cell table:formula="of:=SUBSTITUTE([.D694];&quot;B&quot;;&quot;1&quot;)" office:value-type="string" office:string-value="0000100LLR" calcext:value-type="string">
            <text:p>0000100LLR</text:p>
          </table:table-cell>
          <table:table-cell table:formula="of:=SUBSTITUTE([.E694];&quot;L&quot;;&quot;0&quot;)" office:value-type="string" office:string-value="000010000R" calcext:value-type="string">
            <text:p>000010000R</text:p>
          </table:table-cell>
          <table:table-cell table:formula="of:=SUBSTITUTE([.F694];&quot;R&quot;;&quot;1&quot;)" office:value-type="string" office:string-value="0000100001" calcext:value-type="string">
            <text:p>0000100001</text:p>
          </table:table-cell>
          <table:table-cell table:formula="of:=MID([.G694];1;7)" office:value-type="string" office:string-value="0000100" calcext:value-type="string">
            <text:p>0000100</text:p>
          </table:table-cell>
          <table:table-cell table:formula="of:=MID([.G694];8;3)" office:value-type="string" office:string-value="001" calcext:value-type="string">
            <text:p>001</text:p>
          </table:table-cell>
          <table:table-cell table:formula="of:=BIN2DEC([.H694]) * 8" office:value-type="float" office:value="32" calcext:value-type="float">
            <text:p>32</text:p>
          </table:table-cell>
          <table:table-cell table:formula="of:=BIN2DEC([.I694])" office:value-type="float" office:value="1" calcext:value-type="float">
            <text:p>1</text:p>
          </table:table-cell>
          <table:table-cell table:formula="of:=[.J694]+[.K694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FRLR</text:p>
          </table:table-cell>
          <table:table-cell table:formula="of:=BIN2DEC([.H695])" office:value-type="float" office:value="66" calcext:value-type="float">
            <text:p>66</text:p>
          </table:table-cell>
          <table:table-cell table:formula="of:=BIN2DEC([.I695])" office:value-type="float" office:value="5" calcext:value-type="float">
            <text:p>5</text:p>
          </table:table-cell>
          <table:table-cell table:formula="of:=SUBSTITUTE([.A695] ;&quot;F&quot;;&quot;0&quot;)" office:value-type="string" office:string-value="B0000B0RLR" calcext:value-type="string">
            <text:p>B0000B0RLR</text:p>
          </table:table-cell>
          <table:table-cell table:formula="of:=SUBSTITUTE([.D695];&quot;B&quot;;&quot;1&quot;)" office:value-type="string" office:string-value="1000010RLR" calcext:value-type="string">
            <text:p>1000010RLR</text:p>
          </table:table-cell>
          <table:table-cell table:formula="of:=SUBSTITUTE([.E695];&quot;L&quot;;&quot;0&quot;)" office:value-type="string" office:string-value="1000010R0R" calcext:value-type="string">
            <text:p>1000010R0R</text:p>
          </table:table-cell>
          <table:table-cell table:formula="of:=SUBSTITUTE([.F695];&quot;R&quot;;&quot;1&quot;)" office:value-type="string" office:string-value="1000010101" calcext:value-type="string">
            <text:p>1000010101</text:p>
          </table:table-cell>
          <table:table-cell table:formula="of:=MID([.G695];1;7)" office:value-type="string" office:string-value="1000010" calcext:value-type="string">
            <text:p>1000010</text:p>
          </table:table-cell>
          <table:table-cell table:formula="of:=MID([.G695];8;3)" office:value-type="string" office:string-value="101" calcext:value-type="string">
            <text:p>101</text:p>
          </table:table-cell>
          <table:table-cell table:formula="of:=BIN2DEC([.H695]) * 8" office:value-type="float" office:value="528" calcext:value-type="float">
            <text:p>528</text:p>
          </table:table-cell>
          <table:table-cell table:formula="of:=BIN2DEC([.I695])" office:value-type="float" office:value="5" calcext:value-type="float">
            <text:p>5</text:p>
          </table:table-cell>
          <table:table-cell table:formula="of:=[.J695]+[.K695]" office:value-type="float" office:value="533" calcext:value-type="float">
            <text:p>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BLRR</text:p>
          </table:table-cell>
          <table:table-cell table:formula="of:=BIN2DEC([.H696])" office:value-type="float" office:value="53" calcext:value-type="float">
            <text:p>53</text:p>
          </table:table-cell>
          <table:table-cell table:formula="of:=BIN2DEC([.I696])" office:value-type="float" office:value="3" calcext:value-type="float">
            <text:p>3</text:p>
          </table:table-cell>
          <table:table-cell table:formula="of:=SUBSTITUTE([.A696] ;&quot;F&quot;;&quot;0&quot;)" office:value-type="string" office:string-value="0BB0B0BLRR" calcext:value-type="string">
            <text:p>0BB0B0BLRR</text:p>
          </table:table-cell>
          <table:table-cell table:formula="of:=SUBSTITUTE([.D696];&quot;B&quot;;&quot;1&quot;)" office:value-type="string" office:string-value="0110101LRR" calcext:value-type="string">
            <text:p>0110101LRR</text:p>
          </table:table-cell>
          <table:table-cell table:formula="of:=SUBSTITUTE([.E696];&quot;L&quot;;&quot;0&quot;)" office:value-type="string" office:string-value="01101010RR" calcext:value-type="string">
            <text:p>01101010RR</text:p>
          </table:table-cell>
          <table:table-cell table:formula="of:=SUBSTITUTE([.F696];&quot;R&quot;;&quot;1&quot;)" office:value-type="string" office:string-value="0110101011" calcext:value-type="string">
            <text:p>0110101011</text:p>
          </table:table-cell>
          <table:table-cell table:formula="of:=MID([.G696];1;7)" office:value-type="string" office:string-value="0110101" calcext:value-type="string">
            <text:p>0110101</text:p>
          </table:table-cell>
          <table:table-cell table:formula="of:=MID([.G696];8;3)" office:value-type="string" office:string-value="011" calcext:value-type="string">
            <text:p>011</text:p>
          </table:table-cell>
          <table:table-cell table:formula="of:=BIN2DEC([.H696]) * 8" office:value-type="float" office:value="424" calcext:value-type="float">
            <text:p>424</text:p>
          </table:table-cell>
          <table:table-cell table:formula="of:=BIN2DEC([.I696])" office:value-type="float" office:value="3" calcext:value-type="float">
            <text:p>3</text:p>
          </table:table-cell>
          <table:table-cell table:formula="of:=[.J696]+[.K696]" office:value-type="float" office:value="427" calcext:value-type="float">
            <text:p>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FLRL</text:p>
          </table:table-cell>
          <table:table-cell table:formula="of:=BIN2DEC([.H697])" office:value-type="float" office:value="112" calcext:value-type="float">
            <text:p>112</text:p>
          </table:table-cell>
          <table:table-cell table:formula="of:=BIN2DEC([.I697])" office:value-type="float" office:value="2" calcext:value-type="float">
            <text:p>2</text:p>
          </table:table-cell>
          <table:table-cell table:formula="of:=SUBSTITUTE([.A697] ;&quot;F&quot;;&quot;0&quot;)" office:value-type="string" office:string-value="BBB0000LRL" calcext:value-type="string">
            <text:p>BBB0000LRL</text:p>
          </table:table-cell>
          <table:table-cell table:formula="of:=SUBSTITUTE([.D697];&quot;B&quot;;&quot;1&quot;)" office:value-type="string" office:string-value="1110000LRL" calcext:value-type="string">
            <text:p>1110000LRL</text:p>
          </table:table-cell>
          <table:table-cell table:formula="of:=SUBSTITUTE([.E697];&quot;L&quot;;&quot;0&quot;)" office:value-type="string" office:string-value="11100000R0" calcext:value-type="string">
            <text:p>11100000R0</text:p>
          </table:table-cell>
          <table:table-cell table:formula="of:=SUBSTITUTE([.F697];&quot;R&quot;;&quot;1&quot;)" office:value-type="string" office:string-value="1110000010" calcext:value-type="string">
            <text:p>1110000010</text:p>
          </table:table-cell>
          <table:table-cell table:formula="of:=MID([.G697];1;7)" office:value-type="string" office:string-value="1110000" calcext:value-type="string">
            <text:p>1110000</text:p>
          </table:table-cell>
          <table:table-cell table:formula="of:=MID([.G697];8;3)" office:value-type="string" office:string-value="010" calcext:value-type="string">
            <text:p>010</text:p>
          </table:table-cell>
          <table:table-cell table:formula="of:=BIN2DEC([.H697]) * 8" office:value-type="float" office:value="896" calcext:value-type="float">
            <text:p>896</text:p>
          </table:table-cell>
          <table:table-cell table:formula="of:=BIN2DEC([.I697])" office:value-type="float" office:value="2" calcext:value-type="float">
            <text:p>2</text:p>
          </table:table-cell>
          <table:table-cell table:formula="of:=[.J697]+[.K697]" office:value-type="float" office:value="898" calcext:value-type="float">
            <text:p>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BLRL</text:p>
          </table:table-cell>
          <table:table-cell table:formula="of:=BIN2DEC([.H698])" office:value-type="float" office:value="99" calcext:value-type="float">
            <text:p>99</text:p>
          </table:table-cell>
          <table:table-cell table:formula="of:=BIN2DEC([.I698])" office:value-type="float" office:value="2" calcext:value-type="float">
            <text:p>2</text:p>
          </table:table-cell>
          <table:table-cell table:formula="of:=SUBSTITUTE([.A698] ;&quot;F&quot;;&quot;0&quot;)" office:value-type="string" office:string-value="BB000BBLRL" calcext:value-type="string">
            <text:p>BB000BBLRL</text:p>
          </table:table-cell>
          <table:table-cell table:formula="of:=SUBSTITUTE([.D698];&quot;B&quot;;&quot;1&quot;)" office:value-type="string" office:string-value="1100011LRL" calcext:value-type="string">
            <text:p>1100011LRL</text:p>
          </table:table-cell>
          <table:table-cell table:formula="of:=SUBSTITUTE([.E698];&quot;L&quot;;&quot;0&quot;)" office:value-type="string" office:string-value="11000110R0" calcext:value-type="string">
            <text:p>11000110R0</text:p>
          </table:table-cell>
          <table:table-cell table:formula="of:=SUBSTITUTE([.F698];&quot;R&quot;;&quot;1&quot;)" office:value-type="string" office:string-value="1100011010" calcext:value-type="string">
            <text:p>1100011010</text:p>
          </table:table-cell>
          <table:table-cell table:formula="of:=MID([.G698];1;7)" office:value-type="string" office:string-value="1100011" calcext:value-type="string">
            <text:p>1100011</text:p>
          </table:table-cell>
          <table:table-cell table:formula="of:=MID([.G698];8;3)" office:value-type="string" office:string-value="010" calcext:value-type="string">
            <text:p>010</text:p>
          </table:table-cell>
          <table:table-cell table:formula="of:=BIN2DEC([.H698]) * 8" office:value-type="float" office:value="792" calcext:value-type="float">
            <text:p>792</text:p>
          </table:table-cell>
          <table:table-cell table:formula="of:=BIN2DEC([.I698])" office:value-type="float" office:value="2" calcext:value-type="float">
            <text:p>2</text:p>
          </table:table-cell>
          <table:table-cell table:formula="of:=[.J698]+[.K698]" office:value-type="float" office:value="794" calcext:value-type="float">
            <text:p>7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BRLL</text:p>
          </table:table-cell>
          <table:table-cell table:formula="of:=BIN2DEC([.H699])" office:value-type="float" office:value="105" calcext:value-type="float">
            <text:p>105</text:p>
          </table:table-cell>
          <table:table-cell table:formula="of:=BIN2DEC([.I699])" office:value-type="float" office:value="4" calcext:value-type="float">
            <text:p>4</text:p>
          </table:table-cell>
          <table:table-cell table:formula="of:=SUBSTITUTE([.A699] ;&quot;F&quot;;&quot;0&quot;)" office:value-type="string" office:string-value="BB0B00BRLL" calcext:value-type="string">
            <text:p>BB0B00BRLL</text:p>
          </table:table-cell>
          <table:table-cell table:formula="of:=SUBSTITUTE([.D699];&quot;B&quot;;&quot;1&quot;)" office:value-type="string" office:string-value="1101001RLL" calcext:value-type="string">
            <text:p>1101001RLL</text:p>
          </table:table-cell>
          <table:table-cell table:formula="of:=SUBSTITUTE([.E699];&quot;L&quot;;&quot;0&quot;)" office:value-type="string" office:string-value="1101001R00" calcext:value-type="string">
            <text:p>1101001R00</text:p>
          </table:table-cell>
          <table:table-cell table:formula="of:=SUBSTITUTE([.F699];&quot;R&quot;;&quot;1&quot;)" office:value-type="string" office:string-value="1101001100" calcext:value-type="string">
            <text:p>1101001100</text:p>
          </table:table-cell>
          <table:table-cell table:formula="of:=MID([.G699];1;7)" office:value-type="string" office:string-value="1101001" calcext:value-type="string">
            <text:p>1101001</text:p>
          </table:table-cell>
          <table:table-cell table:formula="of:=MID([.G699];8;3)" office:value-type="string" office:string-value="100" calcext:value-type="string">
            <text:p>100</text:p>
          </table:table-cell>
          <table:table-cell table:formula="of:=BIN2DEC([.H699]) * 8" office:value-type="float" office:value="840" calcext:value-type="float">
            <text:p>840</text:p>
          </table:table-cell>
          <table:table-cell table:formula="of:=BIN2DEC([.I699])" office:value-type="float" office:value="4" calcext:value-type="float">
            <text:p>4</text:p>
          </table:table-cell>
          <table:table-cell table:formula="of:=[.J699]+[.K699]" office:value-type="float" office:value="844" calcext:value-type="float">
            <text:p>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BLLR</text:p>
          </table:table-cell>
          <table:table-cell table:formula="of:=BIN2DEC([.H700])" office:value-type="float" office:value="61" calcext:value-type="float">
            <text:p>61</text:p>
          </table:table-cell>
          <table:table-cell table:formula="of:=BIN2DEC([.I700])" office:value-type="float" office:value="1" calcext:value-type="float">
            <text:p>1</text:p>
          </table:table-cell>
          <table:table-cell table:formula="of:=SUBSTITUTE([.A700] ;&quot;F&quot;;&quot;0&quot;)" office:value-type="string" office:string-value="0BBBB0BLLR" calcext:value-type="string">
            <text:p>0BBBB0BLLR</text:p>
          </table:table-cell>
          <table:table-cell table:formula="of:=SUBSTITUTE([.D700];&quot;B&quot;;&quot;1&quot;)" office:value-type="string" office:string-value="0111101LLR" calcext:value-type="string">
            <text:p>0111101LLR</text:p>
          </table:table-cell>
          <table:table-cell table:formula="of:=SUBSTITUTE([.E700];&quot;L&quot;;&quot;0&quot;)" office:value-type="string" office:string-value="011110100R" calcext:value-type="string">
            <text:p>011110100R</text:p>
          </table:table-cell>
          <table:table-cell table:formula="of:=SUBSTITUTE([.F700];&quot;R&quot;;&quot;1&quot;)" office:value-type="string" office:string-value="0111101001" calcext:value-type="string">
            <text:p>0111101001</text:p>
          </table:table-cell>
          <table:table-cell table:formula="of:=MID([.G700];1;7)" office:value-type="string" office:string-value="0111101" calcext:value-type="string">
            <text:p>0111101</text:p>
          </table:table-cell>
          <table:table-cell table:formula="of:=MID([.G700];8;3)" office:value-type="string" office:string-value="001" calcext:value-type="string">
            <text:p>001</text:p>
          </table:table-cell>
          <table:table-cell table:formula="of:=BIN2DEC([.H700]) * 8" office:value-type="float" office:value="488" calcext:value-type="float">
            <text:p>488</text:p>
          </table:table-cell>
          <table:table-cell table:formula="of:=BIN2DEC([.I700])" office:value-type="float" office:value="1" calcext:value-type="float">
            <text:p>1</text:p>
          </table:table-cell>
          <table:table-cell table:formula="of:=[.J700]+[.K700]" office:value-type="float" office:value="489" calcext:value-type="float">
            <text:p>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FRLL</text:p>
          </table:table-cell>
          <table:table-cell table:formula="of:=BIN2DEC([.H701])" office:value-type="float" office:value="38" calcext:value-type="float">
            <text:p>38</text:p>
          </table:table-cell>
          <table:table-cell table:formula="of:=BIN2DEC([.I701])" office:value-type="float" office:value="4" calcext:value-type="float">
            <text:p>4</text:p>
          </table:table-cell>
          <table:table-cell table:formula="of:=SUBSTITUTE([.A701] ;&quot;F&quot;;&quot;0&quot;)" office:value-type="string" office:string-value="0B00BB0RLL" calcext:value-type="string">
            <text:p>0B00BB0RLL</text:p>
          </table:table-cell>
          <table:table-cell table:formula="of:=SUBSTITUTE([.D701];&quot;B&quot;;&quot;1&quot;)" office:value-type="string" office:string-value="0100110RLL" calcext:value-type="string">
            <text:p>0100110RLL</text:p>
          </table:table-cell>
          <table:table-cell table:formula="of:=SUBSTITUTE([.E701];&quot;L&quot;;&quot;0&quot;)" office:value-type="string" office:string-value="0100110R00" calcext:value-type="string">
            <text:p>0100110R00</text:p>
          </table:table-cell>
          <table:table-cell table:formula="of:=SUBSTITUTE([.F701];&quot;R&quot;;&quot;1&quot;)" office:value-type="string" office:string-value="0100110100" calcext:value-type="string">
            <text:p>0100110100</text:p>
          </table:table-cell>
          <table:table-cell table:formula="of:=MID([.G701];1;7)" office:value-type="string" office:string-value="0100110" calcext:value-type="string">
            <text:p>0100110</text:p>
          </table:table-cell>
          <table:table-cell table:formula="of:=MID([.G701];8;3)" office:value-type="string" office:string-value="100" calcext:value-type="string">
            <text:p>100</text:p>
          </table:table-cell>
          <table:table-cell table:formula="of:=BIN2DEC([.H701]) * 8" office:value-type="float" office:value="304" calcext:value-type="float">
            <text:p>304</text:p>
          </table:table-cell>
          <table:table-cell table:formula="of:=BIN2DEC([.I701])" office:value-type="float" office:value="4" calcext:value-type="float">
            <text:p>4</text:p>
          </table:table-cell>
          <table:table-cell table:formula="of:=[.J701]+[.K701]" office:value-type="float" office:value="308" calcext:value-type="float">
            <text:p>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BLLL</text:p>
          </table:table-cell>
          <table:table-cell table:formula="of:=BIN2DEC([.H702])" office:value-type="float" office:value="101" calcext:value-type="float">
            <text:p>101</text:p>
          </table:table-cell>
          <table:table-cell table:formula="of:=BIN2DEC([.I702])" office:value-type="float" office:value="0" calcext:value-type="float">
            <text:p>0</text:p>
          </table:table-cell>
          <table:table-cell table:formula="of:=SUBSTITUTE([.A702] ;&quot;F&quot;;&quot;0&quot;)" office:value-type="string" office:string-value="BB00B0BLLL" calcext:value-type="string">
            <text:p>BB00B0BLLL</text:p>
          </table:table-cell>
          <table:table-cell table:formula="of:=SUBSTITUTE([.D702];&quot;B&quot;;&quot;1&quot;)" office:value-type="string" office:string-value="1100101LLL" calcext:value-type="string">
            <text:p>1100101LLL</text:p>
          </table:table-cell>
          <table:table-cell table:formula="of:=SUBSTITUTE([.E702];&quot;L&quot;;&quot;0&quot;)" office:value-type="string" office:string-value="1100101000" calcext:value-type="string">
            <text:p>1100101000</text:p>
          </table:table-cell>
          <table:table-cell table:formula="of:=SUBSTITUTE([.F702];&quot;R&quot;;&quot;1&quot;)" office:value-type="string" office:string-value="1100101000" calcext:value-type="string">
            <text:p>1100101000</text:p>
          </table:table-cell>
          <table:table-cell table:formula="of:=MID([.G702];1;7)" office:value-type="string" office:string-value="1100101" calcext:value-type="string">
            <text:p>1100101</text:p>
          </table:table-cell>
          <table:table-cell table:formula="of:=MID([.G702];8;3)" office:value-type="string" office:string-value="000" calcext:value-type="string">
            <text:p>000</text:p>
          </table:table-cell>
          <table:table-cell table:formula="of:=BIN2DEC([.H702]) * 8" office:value-type="float" office:value="808" calcext:value-type="float">
            <text:p>808</text:p>
          </table:table-cell>
          <table:table-cell table:formula="of:=BIN2DEC([.I702])" office:value-type="float" office:value="0" calcext:value-type="float">
            <text:p>0</text:p>
          </table:table-cell>
          <table:table-cell table:formula="of:=[.J702]+[.K702]" office:value-type="float" office:value="808" calcext:value-type="float">
            <text:p>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BRLL</text:p>
          </table:table-cell>
          <table:table-cell table:formula="of:=BIN2DEC([.H703])" office:value-type="float" office:value="49" calcext:value-type="float">
            <text:p>49</text:p>
          </table:table-cell>
          <table:table-cell table:formula="of:=BIN2DEC([.I703])" office:value-type="float" office:value="4" calcext:value-type="float">
            <text:p>4</text:p>
          </table:table-cell>
          <table:table-cell table:formula="of:=SUBSTITUTE([.A703] ;&quot;F&quot;;&quot;0&quot;)" office:value-type="string" office:string-value="0BB000BRLL" calcext:value-type="string">
            <text:p>0BB000BRLL</text:p>
          </table:table-cell>
          <table:table-cell table:formula="of:=SUBSTITUTE([.D703];&quot;B&quot;;&quot;1&quot;)" office:value-type="string" office:string-value="0110001RLL" calcext:value-type="string">
            <text:p>0110001RLL</text:p>
          </table:table-cell>
          <table:table-cell table:formula="of:=SUBSTITUTE([.E703];&quot;L&quot;;&quot;0&quot;)" office:value-type="string" office:string-value="0110001R00" calcext:value-type="string">
            <text:p>0110001R00</text:p>
          </table:table-cell>
          <table:table-cell table:formula="of:=SUBSTITUTE([.F703];&quot;R&quot;;&quot;1&quot;)" office:value-type="string" office:string-value="0110001100" calcext:value-type="string">
            <text:p>0110001100</text:p>
          </table:table-cell>
          <table:table-cell table:formula="of:=MID([.G703];1;7)" office:value-type="string" office:string-value="0110001" calcext:value-type="string">
            <text:p>0110001</text:p>
          </table:table-cell>
          <table:table-cell table:formula="of:=MID([.G703];8;3)" office:value-type="string" office:string-value="100" calcext:value-type="string">
            <text:p>100</text:p>
          </table:table-cell>
          <table:table-cell table:formula="of:=BIN2DEC([.H703]) * 8" office:value-type="float" office:value="392" calcext:value-type="float">
            <text:p>392</text:p>
          </table:table-cell>
          <table:table-cell table:formula="of:=BIN2DEC([.I703])" office:value-type="float" office:value="4" calcext:value-type="float">
            <text:p>4</text:p>
          </table:table-cell>
          <table:table-cell table:formula="of:=[.J703]+[.K703]"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BRRL</text:p>
          </table:table-cell>
          <table:table-cell table:formula="of:=BIN2DEC([.H704])" office:value-type="float" office:value="117" calcext:value-type="float">
            <text:p>117</text:p>
          </table:table-cell>
          <table:table-cell table:formula="of:=BIN2DEC([.I704])" office:value-type="float" office:value="6" calcext:value-type="float">
            <text:p>6</text:p>
          </table:table-cell>
          <table:table-cell table:formula="of:=SUBSTITUTE([.A704] ;&quot;F&quot;;&quot;0&quot;)" office:value-type="string" office:string-value="BBB0B0BRRL" calcext:value-type="string">
            <text:p>BBB0B0BRRL</text:p>
          </table:table-cell>
          <table:table-cell table:formula="of:=SUBSTITUTE([.D704];&quot;B&quot;;&quot;1&quot;)" office:value-type="string" office:string-value="1110101RRL" calcext:value-type="string">
            <text:p>1110101RRL</text:p>
          </table:table-cell>
          <table:table-cell table:formula="of:=SUBSTITUTE([.E704];&quot;L&quot;;&quot;0&quot;)" office:value-type="string" office:string-value="1110101RR0" calcext:value-type="string">
            <text:p>1110101RR0</text:p>
          </table:table-cell>
          <table:table-cell table:formula="of:=SUBSTITUTE([.F704];&quot;R&quot;;&quot;1&quot;)" office:value-type="string" office:string-value="1110101110" calcext:value-type="string">
            <text:p>1110101110</text:p>
          </table:table-cell>
          <table:table-cell table:formula="of:=MID([.G704];1;7)" office:value-type="string" office:string-value="1110101" calcext:value-type="string">
            <text:p>1110101</text:p>
          </table:table-cell>
          <table:table-cell table:formula="of:=MID([.G704];8;3)" office:value-type="string" office:string-value="110" calcext:value-type="string">
            <text:p>110</text:p>
          </table:table-cell>
          <table:table-cell table:formula="of:=BIN2DEC([.H704]) * 8" office:value-type="float" office:value="936" calcext:value-type="float">
            <text:p>936</text:p>
          </table:table-cell>
          <table:table-cell table:formula="of:=BIN2DEC([.I704])" office:value-type="float" office:value="6" calcext:value-type="float">
            <text:p>6</text:p>
          </table:table-cell>
          <table:table-cell table:formula="of:=[.J704]+[.K704]" office:value-type="float" office:value="942" calcext:value-type="float">
            <text:p>9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BRLR</text:p>
          </table:table-cell>
          <table:table-cell table:formula="of:=BIN2DEC([.H705])" office:value-type="float" office:value="45" calcext:value-type="float">
            <text:p>45</text:p>
          </table:table-cell>
          <table:table-cell table:formula="of:=BIN2DEC([.I705])" office:value-type="float" office:value="5" calcext:value-type="float">
            <text:p>5</text:p>
          </table:table-cell>
          <table:table-cell table:formula="of:=SUBSTITUTE([.A705] ;&quot;F&quot;;&quot;0&quot;)" office:value-type="string" office:string-value="0B0BB0BRLR" calcext:value-type="string">
            <text:p>0B0BB0BRLR</text:p>
          </table:table-cell>
          <table:table-cell table:formula="of:=SUBSTITUTE([.D705];&quot;B&quot;;&quot;1&quot;)" office:value-type="string" office:string-value="0101101RLR" calcext:value-type="string">
            <text:p>0101101RLR</text:p>
          </table:table-cell>
          <table:table-cell table:formula="of:=SUBSTITUTE([.E705];&quot;L&quot;;&quot;0&quot;)" office:value-type="string" office:string-value="0101101R0R" calcext:value-type="string">
            <text:p>0101101R0R</text:p>
          </table:table-cell>
          <table:table-cell table:formula="of:=SUBSTITUTE([.F705];&quot;R&quot;;&quot;1&quot;)" office:value-type="string" office:string-value="0101101101" calcext:value-type="string">
            <text:p>0101101101</text:p>
          </table:table-cell>
          <table:table-cell table:formula="of:=MID([.G705];1;7)" office:value-type="string" office:string-value="0101101" calcext:value-type="string">
            <text:p>0101101</text:p>
          </table:table-cell>
          <table:table-cell table:formula="of:=MID([.G705];8;3)" office:value-type="string" office:string-value="101" calcext:value-type="string">
            <text:p>101</text:p>
          </table:table-cell>
          <table:table-cell table:formula="of:=BIN2DEC([.H705]) * 8" office:value-type="float" office:value="360" calcext:value-type="float">
            <text:p>360</text:p>
          </table:table-cell>
          <table:table-cell table:formula="of:=BIN2DEC([.I705])" office:value-type="float" office:value="5" calcext:value-type="float">
            <text:p>5</text:p>
          </table:table-cell>
          <table:table-cell table:formula="of:=[.J705]+[.K705]" office:value-type="float" office:value="365" calcext:value-type="float">
            <text:p>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FLLL</text:p>
          </table:table-cell>
          <table:table-cell table:formula="of:=BIN2DEC([.H706])" office:value-type="float" office:value="94" calcext:value-type="float">
            <text:p>94</text:p>
          </table:table-cell>
          <table:table-cell table:formula="of:=BIN2DEC([.I706])" office:value-type="float" office:value="0" calcext:value-type="float">
            <text:p>0</text:p>
          </table:table-cell>
          <table:table-cell table:formula="of:=SUBSTITUTE([.A706] ;&quot;F&quot;;&quot;0&quot;)" office:value-type="string" office:string-value="B0BBBB0LLL" calcext:value-type="string">
            <text:p>B0BBBB0LLL</text:p>
          </table:table-cell>
          <table:table-cell table:formula="of:=SUBSTITUTE([.D706];&quot;B&quot;;&quot;1&quot;)" office:value-type="string" office:string-value="1011110LLL" calcext:value-type="string">
            <text:p>1011110LLL</text:p>
          </table:table-cell>
          <table:table-cell table:formula="of:=SUBSTITUTE([.E706];&quot;L&quot;;&quot;0&quot;)" office:value-type="string" office:string-value="1011110000" calcext:value-type="string">
            <text:p>1011110000</text:p>
          </table:table-cell>
          <table:table-cell table:formula="of:=SUBSTITUTE([.F706];&quot;R&quot;;&quot;1&quot;)" office:value-type="string" office:string-value="1011110000" calcext:value-type="string">
            <text:p>1011110000</text:p>
          </table:table-cell>
          <table:table-cell table:formula="of:=MID([.G706];1;7)" office:value-type="string" office:string-value="1011110" calcext:value-type="string">
            <text:p>1011110</text:p>
          </table:table-cell>
          <table:table-cell table:formula="of:=MID([.G706];8;3)" office:value-type="string" office:string-value="000" calcext:value-type="string">
            <text:p>000</text:p>
          </table:table-cell>
          <table:table-cell table:formula="of:=BIN2DEC([.H706]) * 8" office:value-type="float" office:value="752" calcext:value-type="float">
            <text:p>752</text:p>
          </table:table-cell>
          <table:table-cell table:formula="of:=BIN2DEC([.I706])" office:value-type="float" office:value="0" calcext:value-type="float">
            <text:p>0</text:p>
          </table:table-cell>
          <table:table-cell table:formula="of:=[.J706]+[.K706]" office:value-type="float" office:value="752" calcext:value-type="float">
            <text:p>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FRLL</text:p>
          </table:table-cell>
          <table:table-cell table:formula="of:=BIN2DEC([.H707])" office:value-type="float" office:value="42" calcext:value-type="float">
            <text:p>42</text:p>
          </table:table-cell>
          <table:table-cell table:formula="of:=BIN2DEC([.I707])" office:value-type="float" office:value="4" calcext:value-type="float">
            <text:p>4</text:p>
          </table:table-cell>
          <table:table-cell table:formula="of:=SUBSTITUTE([.A707] ;&quot;F&quot;;&quot;0&quot;)" office:value-type="string" office:string-value="0B0B0B0RLL" calcext:value-type="string">
            <text:p>0B0B0B0RLL</text:p>
          </table:table-cell>
          <table:table-cell table:formula="of:=SUBSTITUTE([.D707];&quot;B&quot;;&quot;1&quot;)" office:value-type="string" office:string-value="0101010RLL" calcext:value-type="string">
            <text:p>0101010RLL</text:p>
          </table:table-cell>
          <table:table-cell table:formula="of:=SUBSTITUTE([.E707];&quot;L&quot;;&quot;0&quot;)" office:value-type="string" office:string-value="0101010R00" calcext:value-type="string">
            <text:p>0101010R00</text:p>
          </table:table-cell>
          <table:table-cell table:formula="of:=SUBSTITUTE([.F707];&quot;R&quot;;&quot;1&quot;)" office:value-type="string" office:string-value="0101010100" calcext:value-type="string">
            <text:p>0101010100</text:p>
          </table:table-cell>
          <table:table-cell table:formula="of:=MID([.G707];1;7)" office:value-type="string" office:string-value="0101010" calcext:value-type="string">
            <text:p>0101010</text:p>
          </table:table-cell>
          <table:table-cell table:formula="of:=MID([.G707];8;3)" office:value-type="string" office:string-value="100" calcext:value-type="string">
            <text:p>100</text:p>
          </table:table-cell>
          <table:table-cell table:formula="of:=BIN2DEC([.H707]) * 8" office:value-type="float" office:value="336" calcext:value-type="float">
            <text:p>336</text:p>
          </table:table-cell>
          <table:table-cell table:formula="of:=BIN2DEC([.I707])" office:value-type="float" office:value="4" calcext:value-type="float">
            <text:p>4</text:p>
          </table:table-cell>
          <table:table-cell table:formula="of:=[.J707]+[.K707]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FLLR</text:p>
          </table:table-cell>
          <table:table-cell table:formula="of:=BIN2DEC([.H708])" office:value-type="float" office:value="46" calcext:value-type="float">
            <text:p>46</text:p>
          </table:table-cell>
          <table:table-cell table:formula="of:=BIN2DEC([.I708])" office:value-type="float" office:value="1" calcext:value-type="float">
            <text:p>1</text:p>
          </table:table-cell>
          <table:table-cell table:formula="of:=SUBSTITUTE([.A708] ;&quot;F&quot;;&quot;0&quot;)" office:value-type="string" office:string-value="0B0BBB0LLR" calcext:value-type="string">
            <text:p>0B0BBB0LLR</text:p>
          </table:table-cell>
          <table:table-cell table:formula="of:=SUBSTITUTE([.D708];&quot;B&quot;;&quot;1&quot;)" office:value-type="string" office:string-value="0101110LLR" calcext:value-type="string">
            <text:p>0101110LLR</text:p>
          </table:table-cell>
          <table:table-cell table:formula="of:=SUBSTITUTE([.E708];&quot;L&quot;;&quot;0&quot;)" office:value-type="string" office:string-value="010111000R" calcext:value-type="string">
            <text:p>010111000R</text:p>
          </table:table-cell>
          <table:table-cell table:formula="of:=SUBSTITUTE([.F708];&quot;R&quot;;&quot;1&quot;)" office:value-type="string" office:string-value="0101110001" calcext:value-type="string">
            <text:p>0101110001</text:p>
          </table:table-cell>
          <table:table-cell table:formula="of:=MID([.G708];1;7)" office:value-type="string" office:string-value="0101110" calcext:value-type="string">
            <text:p>0101110</text:p>
          </table:table-cell>
          <table:table-cell table:formula="of:=MID([.G708];8;3)" office:value-type="string" office:string-value="001" calcext:value-type="string">
            <text:p>001</text:p>
          </table:table-cell>
          <table:table-cell table:formula="of:=BIN2DEC([.H708]) * 8" office:value-type="float" office:value="368" calcext:value-type="float">
            <text:p>368</text:p>
          </table:table-cell>
          <table:table-cell table:formula="of:=BIN2DEC([.I708])" office:value-type="float" office:value="1" calcext:value-type="float">
            <text:p>1</text:p>
          </table:table-cell>
          <table:table-cell table:formula="of:=[.J708]+[.K708]" office:value-type="float" office:value="369" calcext:value-type="float">
            <text:p>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FLLL</text:p>
          </table:table-cell>
          <table:table-cell table:formula="of:=BIN2DEC([.H709])" office:value-type="float" office:value="106" calcext:value-type="float">
            <text:p>106</text:p>
          </table:table-cell>
          <table:table-cell table:formula="of:=BIN2DEC([.I709])" office:value-type="float" office:value="0" calcext:value-type="float">
            <text:p>0</text:p>
          </table:table-cell>
          <table:table-cell table:formula="of:=SUBSTITUTE([.A709] ;&quot;F&quot;;&quot;0&quot;)" office:value-type="string" office:string-value="BB0B0B0LLL" calcext:value-type="string">
            <text:p>BB0B0B0LLL</text:p>
          </table:table-cell>
          <table:table-cell table:formula="of:=SUBSTITUTE([.D709];&quot;B&quot;;&quot;1&quot;)" office:value-type="string" office:string-value="1101010LLL" calcext:value-type="string">
            <text:p>1101010LLL</text:p>
          </table:table-cell>
          <table:table-cell table:formula="of:=SUBSTITUTE([.E709];&quot;L&quot;;&quot;0&quot;)" office:value-type="string" office:string-value="1101010000" calcext:value-type="string">
            <text:p>1101010000</text:p>
          </table:table-cell>
          <table:table-cell table:formula="of:=SUBSTITUTE([.F709];&quot;R&quot;;&quot;1&quot;)" office:value-type="string" office:string-value="1101010000" calcext:value-type="string">
            <text:p>1101010000</text:p>
          </table:table-cell>
          <table:table-cell table:formula="of:=MID([.G709];1;7)" office:value-type="string" office:string-value="1101010" calcext:value-type="string">
            <text:p>1101010</text:p>
          </table:table-cell>
          <table:table-cell table:formula="of:=MID([.G709];8;3)" office:value-type="string" office:string-value="000" calcext:value-type="string">
            <text:p>000</text:p>
          </table:table-cell>
          <table:table-cell table:formula="of:=BIN2DEC([.H709]) * 8" office:value-type="float" office:value="848" calcext:value-type="float">
            <text:p>848</text:p>
          </table:table-cell>
          <table:table-cell table:formula="of:=BIN2DEC([.I709])" office:value-type="float" office:value="0" calcext:value-type="float">
            <text:p>0</text:p>
          </table:table-cell>
          <table:table-cell table:formula="of:=[.J709]+[.K709]" office:value-type="float" office:value="848" calcext:value-type="float">
            <text:p>8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FLLL</text:p>
          </table:table-cell>
          <table:table-cell table:formula="of:=BIN2DEC([.H710])" office:value-type="float" office:value="98" calcext:value-type="float">
            <text:p>98</text:p>
          </table:table-cell>
          <table:table-cell table:formula="of:=BIN2DEC([.I710])" office:value-type="float" office:value="0" calcext:value-type="float">
            <text:p>0</text:p>
          </table:table-cell>
          <table:table-cell table:formula="of:=SUBSTITUTE([.A710] ;&quot;F&quot;;&quot;0&quot;)" office:value-type="string" office:string-value="BB000B0LLL" calcext:value-type="string">
            <text:p>BB000B0LLL</text:p>
          </table:table-cell>
          <table:table-cell table:formula="of:=SUBSTITUTE([.D710];&quot;B&quot;;&quot;1&quot;)" office:value-type="string" office:string-value="1100010LLL" calcext:value-type="string">
            <text:p>1100010LLL</text:p>
          </table:table-cell>
          <table:table-cell table:formula="of:=SUBSTITUTE([.E710];&quot;L&quot;;&quot;0&quot;)" office:value-type="string" office:string-value="1100010000" calcext:value-type="string">
            <text:p>1100010000</text:p>
          </table:table-cell>
          <table:table-cell table:formula="of:=SUBSTITUTE([.F710];&quot;R&quot;;&quot;1&quot;)" office:value-type="string" office:string-value="1100010000" calcext:value-type="string">
            <text:p>1100010000</text:p>
          </table:table-cell>
          <table:table-cell table:formula="of:=MID([.G710];1;7)" office:value-type="string" office:string-value="1100010" calcext:value-type="string">
            <text:p>1100010</text:p>
          </table:table-cell>
          <table:table-cell table:formula="of:=MID([.G710];8;3)" office:value-type="string" office:string-value="000" calcext:value-type="string">
            <text:p>000</text:p>
          </table:table-cell>
          <table:table-cell table:formula="of:=BIN2DEC([.H710]) * 8" office:value-type="float" office:value="784" calcext:value-type="float">
            <text:p>784</text:p>
          </table:table-cell>
          <table:table-cell table:formula="of:=BIN2DEC([.I710])" office:value-type="float" office:value="0" calcext:value-type="float">
            <text:p>0</text:p>
          </table:table-cell>
          <table:table-cell table:formula="of:=[.J710]+[.K710]" office:value-type="float" office:value="784" calcext:value-type="float">
            <text:p>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BLLL</text:p>
          </table:table-cell>
          <table:table-cell table:formula="of:=BIN2DEC([.H711])" office:value-type="float" office:value="113" calcext:value-type="float">
            <text:p>113</text:p>
          </table:table-cell>
          <table:table-cell table:formula="of:=BIN2DEC([.I711])" office:value-type="float" office:value="0" calcext:value-type="float">
            <text:p>0</text:p>
          </table:table-cell>
          <table:table-cell table:formula="of:=SUBSTITUTE([.A711] ;&quot;F&quot;;&quot;0&quot;)" office:value-type="string" office:string-value="BBB000BLLL" calcext:value-type="string">
            <text:p>BBB000BLLL</text:p>
          </table:table-cell>
          <table:table-cell table:formula="of:=SUBSTITUTE([.D711];&quot;B&quot;;&quot;1&quot;)" office:value-type="string" office:string-value="1110001LLL" calcext:value-type="string">
            <text:p>1110001LLL</text:p>
          </table:table-cell>
          <table:table-cell table:formula="of:=SUBSTITUTE([.E711];&quot;L&quot;;&quot;0&quot;)" office:value-type="string" office:string-value="1110001000" calcext:value-type="string">
            <text:p>1110001000</text:p>
          </table:table-cell>
          <table:table-cell table:formula="of:=SUBSTITUTE([.F711];&quot;R&quot;;&quot;1&quot;)" office:value-type="string" office:string-value="1110001000" calcext:value-type="string">
            <text:p>1110001000</text:p>
          </table:table-cell>
          <table:table-cell table:formula="of:=MID([.G711];1;7)" office:value-type="string" office:string-value="1110001" calcext:value-type="string">
            <text:p>1110001</text:p>
          </table:table-cell>
          <table:table-cell table:formula="of:=MID([.G711];8;3)" office:value-type="string" office:string-value="000" calcext:value-type="string">
            <text:p>000</text:p>
          </table:table-cell>
          <table:table-cell table:formula="of:=BIN2DEC([.H711]) * 8" office:value-type="float" office:value="904" calcext:value-type="float">
            <text:p>904</text:p>
          </table:table-cell>
          <table:table-cell table:formula="of:=BIN2DEC([.I711])" office:value-type="float" office:value="0" calcext:value-type="float">
            <text:p>0</text:p>
          </table:table-cell>
          <table:table-cell table:formula="of:=[.J711]+[.K711]" office:value-type="float" office:value="904" calcext:value-type="float">
            <text:p>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BLLL</text:p>
          </table:table-cell>
          <table:table-cell table:formula="of:=BIN2DEC([.H712])" office:value-type="float" office:value="93" calcext:value-type="float">
            <text:p>93</text:p>
          </table:table-cell>
          <table:table-cell table:formula="of:=BIN2DEC([.I712])" office:value-type="float" office:value="0" calcext:value-type="float">
            <text:p>0</text:p>
          </table:table-cell>
          <table:table-cell table:formula="of:=SUBSTITUTE([.A712] ;&quot;F&quot;;&quot;0&quot;)" office:value-type="string" office:string-value="B0BBB0BLLL" calcext:value-type="string">
            <text:p>B0BBB0BLLL</text:p>
          </table:table-cell>
          <table:table-cell table:formula="of:=SUBSTITUTE([.D712];&quot;B&quot;;&quot;1&quot;)" office:value-type="string" office:string-value="1011101LLL" calcext:value-type="string">
            <text:p>1011101LLL</text:p>
          </table:table-cell>
          <table:table-cell table:formula="of:=SUBSTITUTE([.E712];&quot;L&quot;;&quot;0&quot;)" office:value-type="string" office:string-value="1011101000" calcext:value-type="string">
            <text:p>1011101000</text:p>
          </table:table-cell>
          <table:table-cell table:formula="of:=SUBSTITUTE([.F712];&quot;R&quot;;&quot;1&quot;)" office:value-type="string" office:string-value="1011101000" calcext:value-type="string">
            <text:p>1011101000</text:p>
          </table:table-cell>
          <table:table-cell table:formula="of:=MID([.G712];1;7)" office:value-type="string" office:string-value="1011101" calcext:value-type="string">
            <text:p>1011101</text:p>
          </table:table-cell>
          <table:table-cell table:formula="of:=MID([.G712];8;3)" office:value-type="string" office:string-value="000" calcext:value-type="string">
            <text:p>000</text:p>
          </table:table-cell>
          <table:table-cell table:formula="of:=BIN2DEC([.H712]) * 8" office:value-type="float" office:value="744" calcext:value-type="float">
            <text:p>744</text:p>
          </table:table-cell>
          <table:table-cell table:formula="of:=BIN2DEC([.I712])" office:value-type="float" office:value="0" calcext:value-type="float">
            <text:p>0</text:p>
          </table:table-cell>
          <table:table-cell table:formula="of:=[.J712]+[.K712]" office:value-type="float" office:value="744" calcext:value-type="float">
            <text:p>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FLLL</text:p>
          </table:table-cell>
          <table:table-cell table:formula="of:=BIN2DEC([.H713])" office:value-type="float" office:value="28" calcext:value-type="float">
            <text:p>28</text:p>
          </table:table-cell>
          <table:table-cell table:formula="of:=BIN2DEC([.I713])" office:value-type="float" office:value="0" calcext:value-type="float">
            <text:p>0</text:p>
          </table:table-cell>
          <table:table-cell table:formula="of:=SUBSTITUTE([.A713] ;&quot;F&quot;;&quot;0&quot;)" office:value-type="string" office:string-value="00BBB00LLL" calcext:value-type="string">
            <text:p>00BBB00LLL</text:p>
          </table:table-cell>
          <table:table-cell table:formula="of:=SUBSTITUTE([.D713];&quot;B&quot;;&quot;1&quot;)" office:value-type="string" office:string-value="0011100LLL" calcext:value-type="string">
            <text:p>0011100LLL</text:p>
          </table:table-cell>
          <table:table-cell table:formula="of:=SUBSTITUTE([.E713];&quot;L&quot;;&quot;0&quot;)" office:value-type="string" office:string-value="0011100000" calcext:value-type="string">
            <text:p>0011100000</text:p>
          </table:table-cell>
          <table:table-cell table:formula="of:=SUBSTITUTE([.F713];&quot;R&quot;;&quot;1&quot;)" office:value-type="string" office:string-value="0011100000" calcext:value-type="string">
            <text:p>0011100000</text:p>
          </table:table-cell>
          <table:table-cell table:formula="of:=MID([.G713];1;7)" office:value-type="string" office:string-value="0011100" calcext:value-type="string">
            <text:p>0011100</text:p>
          </table:table-cell>
          <table:table-cell table:formula="of:=MID([.G713];8;3)" office:value-type="string" office:string-value="000" calcext:value-type="string">
            <text:p>000</text:p>
          </table:table-cell>
          <table:table-cell table:formula="of:=BIN2DEC([.H713]) * 8" office:value-type="float" office:value="224" calcext:value-type="float">
            <text:p>224</text:p>
          </table:table-cell>
          <table:table-cell table:formula="of:=BIN2DEC([.I713])" office:value-type="float" office:value="0" calcext:value-type="float">
            <text:p>0</text:p>
          </table:table-cell>
          <table:table-cell table:formula="of:=[.J713]+[.K713]" office:value-type="float" office:value="224" calcext:value-type="float">
            <text:p>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FRRL</text:p>
          </table:table-cell>
          <table:table-cell table:formula="of:=BIN2DEC([.H714])" office:value-type="float" office:value="16" calcext:value-type="float">
            <text:p>16</text:p>
          </table:table-cell>
          <table:table-cell table:formula="of:=BIN2DEC([.I714])" office:value-type="float" office:value="6" calcext:value-type="float">
            <text:p>6</text:p>
          </table:table-cell>
          <table:table-cell table:formula="of:=SUBSTITUTE([.A714] ;&quot;F&quot;;&quot;0&quot;)" office:value-type="string" office:string-value="00B0000RRL" calcext:value-type="string">
            <text:p>00B0000RRL</text:p>
          </table:table-cell>
          <table:table-cell table:formula="of:=SUBSTITUTE([.D714];&quot;B&quot;;&quot;1&quot;)" office:value-type="string" office:string-value="0010000RRL" calcext:value-type="string">
            <text:p>0010000RRL</text:p>
          </table:table-cell>
          <table:table-cell table:formula="of:=SUBSTITUTE([.E714];&quot;L&quot;;&quot;0&quot;)" office:value-type="string" office:string-value="0010000RR0" calcext:value-type="string">
            <text:p>0010000RR0</text:p>
          </table:table-cell>
          <table:table-cell table:formula="of:=SUBSTITUTE([.F714];&quot;R&quot;;&quot;1&quot;)" office:value-type="string" office:string-value="0010000110" calcext:value-type="string">
            <text:p>0010000110</text:p>
          </table:table-cell>
          <table:table-cell table:formula="of:=MID([.G714];1;7)" office:value-type="string" office:string-value="0010000" calcext:value-type="string">
            <text:p>0010000</text:p>
          </table:table-cell>
          <table:table-cell table:formula="of:=MID([.G714];8;3)" office:value-type="string" office:string-value="110" calcext:value-type="string">
            <text:p>110</text:p>
          </table:table-cell>
          <table:table-cell table:formula="of:=BIN2DEC([.H714]) * 8" office:value-type="float" office:value="128" calcext:value-type="float">
            <text:p>128</text:p>
          </table:table-cell>
          <table:table-cell table:formula="of:=BIN2DEC([.I714])" office:value-type="float" office:value="6" calcext:value-type="float">
            <text:p>6</text:p>
          </table:table-cell>
          <table:table-cell table:formula="of:=[.J714]+[.K714]" office:value-type="float" office:value="134" calcext:value-type="float">
            <text:p>1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FLLR</text:p>
          </table:table-cell>
          <table:table-cell table:formula="of:=BIN2DEC([.H715])" office:value-type="float" office:value="62" calcext:value-type="float">
            <text:p>62</text:p>
          </table:table-cell>
          <table:table-cell table:formula="of:=BIN2DEC([.I715])" office:value-type="float" office:value="1" calcext:value-type="float">
            <text:p>1</text:p>
          </table:table-cell>
          <table:table-cell table:formula="of:=SUBSTITUTE([.A715] ;&quot;F&quot;;&quot;0&quot;)" office:value-type="string" office:string-value="0BBBBB0LLR" calcext:value-type="string">
            <text:p>0BBBBB0LLR</text:p>
          </table:table-cell>
          <table:table-cell table:formula="of:=SUBSTITUTE([.D715];&quot;B&quot;;&quot;1&quot;)" office:value-type="string" office:string-value="0111110LLR" calcext:value-type="string">
            <text:p>0111110LLR</text:p>
          </table:table-cell>
          <table:table-cell table:formula="of:=SUBSTITUTE([.E715];&quot;L&quot;;&quot;0&quot;)" office:value-type="string" office:string-value="011111000R" calcext:value-type="string">
            <text:p>011111000R</text:p>
          </table:table-cell>
          <table:table-cell table:formula="of:=SUBSTITUTE([.F715];&quot;R&quot;;&quot;1&quot;)" office:value-type="string" office:string-value="0111110001" calcext:value-type="string">
            <text:p>0111110001</text:p>
          </table:table-cell>
          <table:table-cell table:formula="of:=MID([.G715];1;7)" office:value-type="string" office:string-value="0111110" calcext:value-type="string">
            <text:p>0111110</text:p>
          </table:table-cell>
          <table:table-cell table:formula="of:=MID([.G715];8;3)" office:value-type="string" office:string-value="001" calcext:value-type="string">
            <text:p>001</text:p>
          </table:table-cell>
          <table:table-cell table:formula="of:=BIN2DEC([.H715]) * 8" office:value-type="float" office:value="496" calcext:value-type="float">
            <text:p>496</text:p>
          </table:table-cell>
          <table:table-cell table:formula="of:=BIN2DEC([.I715])" office:value-type="float" office:value="1" calcext:value-type="float">
            <text:p>1</text:p>
          </table:table-cell>
          <table:table-cell table:formula="of:=[.J715]+[.K715]" office:value-type="float" office:value="497" calcext:value-type="float">
            <text:p>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BLRR</text:p>
          </table:table-cell>
          <table:table-cell table:formula="of:=BIN2DEC([.H716])" office:value-type="float" office:value="51" calcext:value-type="float">
            <text:p>51</text:p>
          </table:table-cell>
          <table:table-cell table:formula="of:=BIN2DEC([.I716])" office:value-type="float" office:value="3" calcext:value-type="float">
            <text:p>3</text:p>
          </table:table-cell>
          <table:table-cell table:formula="of:=SUBSTITUTE([.A716] ;&quot;F&quot;;&quot;0&quot;)" office:value-type="string" office:string-value="0BB00BBLRR" calcext:value-type="string">
            <text:p>0BB00BBLRR</text:p>
          </table:table-cell>
          <table:table-cell table:formula="of:=SUBSTITUTE([.D716];&quot;B&quot;;&quot;1&quot;)" office:value-type="string" office:string-value="0110011LRR" calcext:value-type="string">
            <text:p>0110011LRR</text:p>
          </table:table-cell>
          <table:table-cell table:formula="of:=SUBSTITUTE([.E716];&quot;L&quot;;&quot;0&quot;)" office:value-type="string" office:string-value="01100110RR" calcext:value-type="string">
            <text:p>01100110RR</text:p>
          </table:table-cell>
          <table:table-cell table:formula="of:=SUBSTITUTE([.F716];&quot;R&quot;;&quot;1&quot;)" office:value-type="string" office:string-value="0110011011" calcext:value-type="string">
            <text:p>0110011011</text:p>
          </table:table-cell>
          <table:table-cell table:formula="of:=MID([.G716];1;7)" office:value-type="string" office:string-value="0110011" calcext:value-type="string">
            <text:p>0110011</text:p>
          </table:table-cell>
          <table:table-cell table:formula="of:=MID([.G716];8;3)" office:value-type="string" office:string-value="011" calcext:value-type="string">
            <text:p>011</text:p>
          </table:table-cell>
          <table:table-cell table:formula="of:=BIN2DEC([.H716]) * 8" office:value-type="float" office:value="408" calcext:value-type="float">
            <text:p>408</text:p>
          </table:table-cell>
          <table:table-cell table:formula="of:=BIN2DEC([.I716])" office:value-type="float" office:value="3" calcext:value-type="float">
            <text:p>3</text:p>
          </table:table-cell>
          <table:table-cell table:formula="of:=[.J716]+[.K716]" office:value-type="float" office:value="411" calcext:value-type="float">
            <text:p>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FRLL</text:p>
          </table:table-cell>
          <table:table-cell table:formula="of:=BIN2DEC([.H717])" office:value-type="float" office:value="96" calcext:value-type="float">
            <text:p>96</text:p>
          </table:table-cell>
          <table:table-cell table:formula="of:=BIN2DEC([.I717])" office:value-type="float" office:value="4" calcext:value-type="float">
            <text:p>4</text:p>
          </table:table-cell>
          <table:table-cell table:formula="of:=SUBSTITUTE([.A717] ;&quot;F&quot;;&quot;0&quot;)" office:value-type="string" office:string-value="BB00000RLL" calcext:value-type="string">
            <text:p>BB00000RLL</text:p>
          </table:table-cell>
          <table:table-cell table:formula="of:=SUBSTITUTE([.D717];&quot;B&quot;;&quot;1&quot;)" office:value-type="string" office:string-value="1100000RLL" calcext:value-type="string">
            <text:p>1100000RLL</text:p>
          </table:table-cell>
          <table:table-cell table:formula="of:=SUBSTITUTE([.E717];&quot;L&quot;;&quot;0&quot;)" office:value-type="string" office:string-value="1100000R00" calcext:value-type="string">
            <text:p>1100000R00</text:p>
          </table:table-cell>
          <table:table-cell table:formula="of:=SUBSTITUTE([.F717];&quot;R&quot;;&quot;1&quot;)" office:value-type="string" office:string-value="1100000100" calcext:value-type="string">
            <text:p>1100000100</text:p>
          </table:table-cell>
          <table:table-cell table:formula="of:=MID([.G717];1;7)" office:value-type="string" office:string-value="1100000" calcext:value-type="string">
            <text:p>1100000</text:p>
          </table:table-cell>
          <table:table-cell table:formula="of:=MID([.G717];8;3)" office:value-type="string" office:string-value="100" calcext:value-type="string">
            <text:p>100</text:p>
          </table:table-cell>
          <table:table-cell table:formula="of:=BIN2DEC([.H717]) * 8" office:value-type="float" office:value="768" calcext:value-type="float">
            <text:p>768</text:p>
          </table:table-cell>
          <table:table-cell table:formula="of:=BIN2DEC([.I717])" office:value-type="float" office:value="4" calcext:value-type="float">
            <text:p>4</text:p>
          </table:table-cell>
          <table:table-cell table:formula="of:=[.J717]+[.K717]" office:value-type="float" office:value="772" calcext:value-type="float">
            <text:p>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BLRR</text:p>
          </table:table-cell>
          <table:table-cell table:formula="of:=BIN2DEC([.H718])" office:value-type="float" office:value="3" calcext:value-type="float">
            <text:p>3</text:p>
          </table:table-cell>
          <table:table-cell table:formula="of:=BIN2DEC([.I718])" office:value-type="float" office:value="3" calcext:value-type="float">
            <text:p>3</text:p>
          </table:table-cell>
          <table:table-cell table:formula="of:=SUBSTITUTE([.A718] ;&quot;F&quot;;&quot;0&quot;)" office:value-type="string" office:string-value="00000BBLRR" calcext:value-type="string">
            <text:p>00000BBLRR</text:p>
          </table:table-cell>
          <table:table-cell table:formula="of:=SUBSTITUTE([.D718];&quot;B&quot;;&quot;1&quot;)" office:value-type="string" office:string-value="0000011LRR" calcext:value-type="string">
            <text:p>0000011LRR</text:p>
          </table:table-cell>
          <table:table-cell table:formula="of:=SUBSTITUTE([.E718];&quot;L&quot;;&quot;0&quot;)" office:value-type="string" office:string-value="00000110RR" calcext:value-type="string">
            <text:p>00000110RR</text:p>
          </table:table-cell>
          <table:table-cell table:formula="of:=SUBSTITUTE([.F718];&quot;R&quot;;&quot;1&quot;)" office:value-type="string" office:string-value="0000011011" calcext:value-type="string">
            <text:p>0000011011</text:p>
          </table:table-cell>
          <table:table-cell table:formula="of:=MID([.G718];1;7)" office:value-type="string" office:string-value="0000011" calcext:value-type="string">
            <text:p>0000011</text:p>
          </table:table-cell>
          <table:table-cell table:formula="of:=MID([.G718];8;3)" office:value-type="string" office:string-value="011" calcext:value-type="string">
            <text:p>011</text:p>
          </table:table-cell>
          <table:table-cell table:formula="of:=BIN2DEC([.H718]) * 8" office:value-type="float" office:value="24" calcext:value-type="float">
            <text:p>24</text:p>
          </table:table-cell>
          <table:table-cell table:formula="of:=BIN2DEC([.I718])" office:value-type="float" office:value="3" calcext:value-type="float">
            <text:p>3</text:p>
          </table:table-cell>
          <table:table-cell table:formula="of:=[.J718]+[.K718]"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BLRL</text:p>
          </table:table-cell>
          <table:table-cell table:formula="of:=BIN2DEC([.H719])" office:value-type="float" office:value="89" calcext:value-type="float">
            <text:p>89</text:p>
          </table:table-cell>
          <table:table-cell table:formula="of:=BIN2DEC([.I719])" office:value-type="float" office:value="2" calcext:value-type="float">
            <text:p>2</text:p>
          </table:table-cell>
          <table:table-cell table:formula="of:=SUBSTITUTE([.A719] ;&quot;F&quot;;&quot;0&quot;)" office:value-type="string" office:string-value="B0BB00BLRL" calcext:value-type="string">
            <text:p>B0BB00BLRL</text:p>
          </table:table-cell>
          <table:table-cell table:formula="of:=SUBSTITUTE([.D719];&quot;B&quot;;&quot;1&quot;)" office:value-type="string" office:string-value="1011001LRL" calcext:value-type="string">
            <text:p>1011001LRL</text:p>
          </table:table-cell>
          <table:table-cell table:formula="of:=SUBSTITUTE([.E719];&quot;L&quot;;&quot;0&quot;)" office:value-type="string" office:string-value="10110010R0" calcext:value-type="string">
            <text:p>10110010R0</text:p>
          </table:table-cell>
          <table:table-cell table:formula="of:=SUBSTITUTE([.F719];&quot;R&quot;;&quot;1&quot;)" office:value-type="string" office:string-value="1011001010" calcext:value-type="string">
            <text:p>1011001010</text:p>
          </table:table-cell>
          <table:table-cell table:formula="of:=MID([.G719];1;7)" office:value-type="string" office:string-value="1011001" calcext:value-type="string">
            <text:p>1011001</text:p>
          </table:table-cell>
          <table:table-cell table:formula="of:=MID([.G719];8;3)" office:value-type="string" office:string-value="010" calcext:value-type="string">
            <text:p>010</text:p>
          </table:table-cell>
          <table:table-cell table:formula="of:=BIN2DEC([.H719]) * 8" office:value-type="float" office:value="712" calcext:value-type="float">
            <text:p>712</text:p>
          </table:table-cell>
          <table:table-cell table:formula="of:=BIN2DEC([.I719])" office:value-type="float" office:value="2" calcext:value-type="float">
            <text:p>2</text:p>
          </table:table-cell>
          <table:table-cell table:formula="of:=[.J719]+[.K719]" office:value-type="float" office:value="714" calcext:value-type="float">
            <text:p>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BRRL</text:p>
          </table:table-cell>
          <table:table-cell table:formula="of:=BIN2DEC([.H720])" office:value-type="float" office:value="65" calcext:value-type="float">
            <text:p>65</text:p>
          </table:table-cell>
          <table:table-cell table:formula="of:=BIN2DEC([.I720])" office:value-type="float" office:value="6" calcext:value-type="float">
            <text:p>6</text:p>
          </table:table-cell>
          <table:table-cell table:formula="of:=SUBSTITUTE([.A720] ;&quot;F&quot;;&quot;0&quot;)" office:value-type="string" office:string-value="B00000BRRL" calcext:value-type="string">
            <text:p>B00000BRRL</text:p>
          </table:table-cell>
          <table:table-cell table:formula="of:=SUBSTITUTE([.D720];&quot;B&quot;;&quot;1&quot;)" office:value-type="string" office:string-value="1000001RRL" calcext:value-type="string">
            <text:p>1000001RRL</text:p>
          </table:table-cell>
          <table:table-cell table:formula="of:=SUBSTITUTE([.E720];&quot;L&quot;;&quot;0&quot;)" office:value-type="string" office:string-value="1000001RR0" calcext:value-type="string">
            <text:p>1000001RR0</text:p>
          </table:table-cell>
          <table:table-cell table:formula="of:=SUBSTITUTE([.F720];&quot;R&quot;;&quot;1&quot;)" office:value-type="string" office:string-value="1000001110" calcext:value-type="string">
            <text:p>1000001110</text:p>
          </table:table-cell>
          <table:table-cell table:formula="of:=MID([.G720];1;7)" office:value-type="string" office:string-value="1000001" calcext:value-type="string">
            <text:p>1000001</text:p>
          </table:table-cell>
          <table:table-cell table:formula="of:=MID([.G720];8;3)" office:value-type="string" office:string-value="110" calcext:value-type="string">
            <text:p>110</text:p>
          </table:table-cell>
          <table:table-cell table:formula="of:=BIN2DEC([.H720]) * 8" office:value-type="float" office:value="520" calcext:value-type="float">
            <text:p>520</text:p>
          </table:table-cell>
          <table:table-cell table:formula="of:=BIN2DEC([.I720])" office:value-type="float" office:value="6" calcext:value-type="float">
            <text:p>6</text:p>
          </table:table-cell>
          <table:table-cell table:formula="of:=[.J720]+[.K720]" office:value-type="float" office:value="526" calcext:value-type="float">
            <text:p>5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FLLR</text:p>
          </table:table-cell>
          <table:table-cell table:formula="of:=BIN2DEC([.H721])" office:value-type="float" office:value="88" calcext:value-type="float">
            <text:p>88</text:p>
          </table:table-cell>
          <table:table-cell table:formula="of:=BIN2DEC([.I721])" office:value-type="float" office:value="1" calcext:value-type="float">
            <text:p>1</text:p>
          </table:table-cell>
          <table:table-cell table:formula="of:=SUBSTITUTE([.A721] ;&quot;F&quot;;&quot;0&quot;)" office:value-type="string" office:string-value="B0BB000LLR" calcext:value-type="string">
            <text:p>B0BB000LLR</text:p>
          </table:table-cell>
          <table:table-cell table:formula="of:=SUBSTITUTE([.D721];&quot;B&quot;;&quot;1&quot;)" office:value-type="string" office:string-value="1011000LLR" calcext:value-type="string">
            <text:p>1011000LLR</text:p>
          </table:table-cell>
          <table:table-cell table:formula="of:=SUBSTITUTE([.E721];&quot;L&quot;;&quot;0&quot;)" office:value-type="string" office:string-value="101100000R" calcext:value-type="string">
            <text:p>101100000R</text:p>
          </table:table-cell>
          <table:table-cell table:formula="of:=SUBSTITUTE([.F721];&quot;R&quot;;&quot;1&quot;)" office:value-type="string" office:string-value="1011000001" calcext:value-type="string">
            <text:p>1011000001</text:p>
          </table:table-cell>
          <table:table-cell table:formula="of:=MID([.G721];1;7)" office:value-type="string" office:string-value="1011000" calcext:value-type="string">
            <text:p>1011000</text:p>
          </table:table-cell>
          <table:table-cell table:formula="of:=MID([.G721];8;3)" office:value-type="string" office:string-value="001" calcext:value-type="string">
            <text:p>001</text:p>
          </table:table-cell>
          <table:table-cell table:formula="of:=BIN2DEC([.H721]) * 8" office:value-type="float" office:value="704" calcext:value-type="float">
            <text:p>704</text:p>
          </table:table-cell>
          <table:table-cell table:formula="of:=BIN2DEC([.I721])" office:value-type="float" office:value="1" calcext:value-type="float">
            <text:p>1</text:p>
          </table:table-cell>
          <table:table-cell table:formula="of:=[.J721]+[.K721]" office:value-type="float" office:value="705" calcext:value-type="float">
            <text:p>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BRRL</text:p>
          </table:table-cell>
          <table:table-cell table:formula="of:=BIN2DEC([.H722])" office:value-type="float" office:value="11" calcext:value-type="float">
            <text:p>11</text:p>
          </table:table-cell>
          <table:table-cell table:formula="of:=BIN2DEC([.I722])" office:value-type="float" office:value="6" calcext:value-type="float">
            <text:p>6</text:p>
          </table:table-cell>
          <table:table-cell table:formula="of:=SUBSTITUTE([.A722] ;&quot;F&quot;;&quot;0&quot;)" office:value-type="string" office:string-value="000B0BBRRL" calcext:value-type="string">
            <text:p>000B0BBRRL</text:p>
          </table:table-cell>
          <table:table-cell table:formula="of:=SUBSTITUTE([.D722];&quot;B&quot;;&quot;1&quot;)" office:value-type="string" office:string-value="0001011RRL" calcext:value-type="string">
            <text:p>0001011RRL</text:p>
          </table:table-cell>
          <table:table-cell table:formula="of:=SUBSTITUTE([.E722];&quot;L&quot;;&quot;0&quot;)" office:value-type="string" office:string-value="0001011RR0" calcext:value-type="string">
            <text:p>0001011RR0</text:p>
          </table:table-cell>
          <table:table-cell table:formula="of:=SUBSTITUTE([.F722];&quot;R&quot;;&quot;1&quot;)" office:value-type="string" office:string-value="0001011110" calcext:value-type="string">
            <text:p>0001011110</text:p>
          </table:table-cell>
          <table:table-cell table:formula="of:=MID([.G722];1;7)" office:value-type="string" office:string-value="0001011" calcext:value-type="string">
            <text:p>0001011</text:p>
          </table:table-cell>
          <table:table-cell table:formula="of:=MID([.G722];8;3)" office:value-type="string" office:string-value="110" calcext:value-type="string">
            <text:p>110</text:p>
          </table:table-cell>
          <table:table-cell table:formula="of:=BIN2DEC([.H722]) * 8" office:value-type="float" office:value="88" calcext:value-type="float">
            <text:p>88</text:p>
          </table:table-cell>
          <table:table-cell table:formula="of:=BIN2DEC([.I722])" office:value-type="float" office:value="6" calcext:value-type="float">
            <text:p>6</text:p>
          </table:table-cell>
          <table:table-cell table:formula="of:=[.J722]+[.K722]"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BLRL</text:p>
          </table:table-cell>
          <table:table-cell table:formula="of:=BIN2DEC([.H723])" office:value-type="float" office:value="19" calcext:value-type="float">
            <text:p>19</text:p>
          </table:table-cell>
          <table:table-cell table:formula="of:=BIN2DEC([.I723])" office:value-type="float" office:value="2" calcext:value-type="float">
            <text:p>2</text:p>
          </table:table-cell>
          <table:table-cell table:formula="of:=SUBSTITUTE([.A723] ;&quot;F&quot;;&quot;0&quot;)" office:value-type="string" office:string-value="00B00BBLRL" calcext:value-type="string">
            <text:p>00B00BBLRL</text:p>
          </table:table-cell>
          <table:table-cell table:formula="of:=SUBSTITUTE([.D723];&quot;B&quot;;&quot;1&quot;)" office:value-type="string" office:string-value="0010011LRL" calcext:value-type="string">
            <text:p>0010011LRL</text:p>
          </table:table-cell>
          <table:table-cell table:formula="of:=SUBSTITUTE([.E723];&quot;L&quot;;&quot;0&quot;)" office:value-type="string" office:string-value="00100110R0" calcext:value-type="string">
            <text:p>00100110R0</text:p>
          </table:table-cell>
          <table:table-cell table:formula="of:=SUBSTITUTE([.F723];&quot;R&quot;;&quot;1&quot;)" office:value-type="string" office:string-value="0010011010" calcext:value-type="string">
            <text:p>0010011010</text:p>
          </table:table-cell>
          <table:table-cell table:formula="of:=MID([.G723];1;7)" office:value-type="string" office:string-value="0010011" calcext:value-type="string">
            <text:p>0010011</text:p>
          </table:table-cell>
          <table:table-cell table:formula="of:=MID([.G723];8;3)" office:value-type="string" office:string-value="010" calcext:value-type="string">
            <text:p>010</text:p>
          </table:table-cell>
          <table:table-cell table:formula="of:=BIN2DEC([.H723]) * 8" office:value-type="float" office:value="152" calcext:value-type="float">
            <text:p>152</text:p>
          </table:table-cell>
          <table:table-cell table:formula="of:=BIN2DEC([.I723])" office:value-type="float" office:value="2" calcext:value-type="float">
            <text:p>2</text:p>
          </table:table-cell>
          <table:table-cell table:formula="of:=[.J723]+[.K723]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BLRL</text:p>
          </table:table-cell>
          <table:table-cell table:formula="of:=BIN2DEC([.H724])" office:value-type="float" office:value="67" calcext:value-type="float">
            <text:p>67</text:p>
          </table:table-cell>
          <table:table-cell table:formula="of:=BIN2DEC([.I724])" office:value-type="float" office:value="2" calcext:value-type="float">
            <text:p>2</text:p>
          </table:table-cell>
          <table:table-cell table:formula="of:=SUBSTITUTE([.A724] ;&quot;F&quot;;&quot;0&quot;)" office:value-type="string" office:string-value="B0000BBLRL" calcext:value-type="string">
            <text:p>B0000BBLRL</text:p>
          </table:table-cell>
          <table:table-cell table:formula="of:=SUBSTITUTE([.D724];&quot;B&quot;;&quot;1&quot;)" office:value-type="string" office:string-value="1000011LRL" calcext:value-type="string">
            <text:p>1000011LRL</text:p>
          </table:table-cell>
          <table:table-cell table:formula="of:=SUBSTITUTE([.E724];&quot;L&quot;;&quot;0&quot;)" office:value-type="string" office:string-value="10000110R0" calcext:value-type="string">
            <text:p>10000110R0</text:p>
          </table:table-cell>
          <table:table-cell table:formula="of:=SUBSTITUTE([.F724];&quot;R&quot;;&quot;1&quot;)" office:value-type="string" office:string-value="1000011010" calcext:value-type="string">
            <text:p>1000011010</text:p>
          </table:table-cell>
          <table:table-cell table:formula="of:=MID([.G724];1;7)" office:value-type="string" office:string-value="1000011" calcext:value-type="string">
            <text:p>1000011</text:p>
          </table:table-cell>
          <table:table-cell table:formula="of:=MID([.G724];8;3)" office:value-type="string" office:string-value="010" calcext:value-type="string">
            <text:p>010</text:p>
          </table:table-cell>
          <table:table-cell table:formula="of:=BIN2DEC([.H724]) * 8" office:value-type="float" office:value="536" calcext:value-type="float">
            <text:p>536</text:p>
          </table:table-cell>
          <table:table-cell table:formula="of:=BIN2DEC([.I724])" office:value-type="float" office:value="2" calcext:value-type="float">
            <text:p>2</text:p>
          </table:table-cell>
          <table:table-cell table:formula="of:=[.J724]+[.K724]" office:value-type="float" office:value="538" calcext:value-type="float">
            <text:p>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BLRL</text:p>
          </table:table-cell>
          <table:table-cell table:formula="of:=BIN2DEC([.H725])" office:value-type="float" office:value="47" calcext:value-type="float">
            <text:p>47</text:p>
          </table:table-cell>
          <table:table-cell table:formula="of:=BIN2DEC([.I725])" office:value-type="float" office:value="2" calcext:value-type="float">
            <text:p>2</text:p>
          </table:table-cell>
          <table:table-cell table:formula="of:=SUBSTITUTE([.A725] ;&quot;F&quot;;&quot;0&quot;)" office:value-type="string" office:string-value="0B0BBBBLRL" calcext:value-type="string">
            <text:p>0B0BBBBLRL</text:p>
          </table:table-cell>
          <table:table-cell table:formula="of:=SUBSTITUTE([.D725];&quot;B&quot;;&quot;1&quot;)" office:value-type="string" office:string-value="0101111LRL" calcext:value-type="string">
            <text:p>0101111LRL</text:p>
          </table:table-cell>
          <table:table-cell table:formula="of:=SUBSTITUTE([.E725];&quot;L&quot;;&quot;0&quot;)" office:value-type="string" office:string-value="01011110R0" calcext:value-type="string">
            <text:p>01011110R0</text:p>
          </table:table-cell>
          <table:table-cell table:formula="of:=SUBSTITUTE([.F725];&quot;R&quot;;&quot;1&quot;)" office:value-type="string" office:string-value="0101111010" calcext:value-type="string">
            <text:p>0101111010</text:p>
          </table:table-cell>
          <table:table-cell table:formula="of:=MID([.G725];1;7)" office:value-type="string" office:string-value="0101111" calcext:value-type="string">
            <text:p>0101111</text:p>
          </table:table-cell>
          <table:table-cell table:formula="of:=MID([.G725];8;3)" office:value-type="string" office:string-value="010" calcext:value-type="string">
            <text:p>010</text:p>
          </table:table-cell>
          <table:table-cell table:formula="of:=BIN2DEC([.H725]) * 8" office:value-type="float" office:value="376" calcext:value-type="float">
            <text:p>376</text:p>
          </table:table-cell>
          <table:table-cell table:formula="of:=BIN2DEC([.I725])" office:value-type="float" office:value="2" calcext:value-type="float">
            <text:p>2</text:p>
          </table:table-cell>
          <table:table-cell table:formula="of:=[.J725]+[.K725]" office:value-type="float" office:value="378" calcext:value-type="float">
            <text:p>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BRRR</text:p>
          </table:table-cell>
          <table:table-cell table:formula="of:=BIN2DEC([.H726])" office:value-type="float" office:value="57" calcext:value-type="float">
            <text:p>57</text:p>
          </table:table-cell>
          <table:table-cell table:formula="of:=BIN2DEC([.I726])" office:value-type="float" office:value="7" calcext:value-type="float">
            <text:p>7</text:p>
          </table:table-cell>
          <table:table-cell table:formula="of:=SUBSTITUTE([.A726] ;&quot;F&quot;;&quot;0&quot;)" office:value-type="string" office:string-value="0BBB00BRRR" calcext:value-type="string">
            <text:p>0BBB00BRRR</text:p>
          </table:table-cell>
          <table:table-cell table:formula="of:=SUBSTITUTE([.D726];&quot;B&quot;;&quot;1&quot;)" office:value-type="string" office:string-value="0111001RRR" calcext:value-type="string">
            <text:p>0111001RRR</text:p>
          </table:table-cell>
          <table:table-cell table:formula="of:=SUBSTITUTE([.E726];&quot;L&quot;;&quot;0&quot;)" office:value-type="string" office:string-value="0111001RRR" calcext:value-type="string">
            <text:p>0111001RRR</text:p>
          </table:table-cell>
          <table:table-cell table:formula="of:=SUBSTITUTE([.F726];&quot;R&quot;;&quot;1&quot;)" office:value-type="string" office:string-value="0111001111" calcext:value-type="string">
            <text:p>0111001111</text:p>
          </table:table-cell>
          <table:table-cell table:formula="of:=MID([.G726];1;7)" office:value-type="string" office:string-value="0111001" calcext:value-type="string">
            <text:p>0111001</text:p>
          </table:table-cell>
          <table:table-cell table:formula="of:=MID([.G726];8;3)" office:value-type="string" office:string-value="111" calcext:value-type="string">
            <text:p>111</text:p>
          </table:table-cell>
          <table:table-cell table:formula="of:=BIN2DEC([.H726]) * 8" office:value-type="float" office:value="456" calcext:value-type="float">
            <text:p>456</text:p>
          </table:table-cell>
          <table:table-cell table:formula="of:=BIN2DEC([.I726])" office:value-type="float" office:value="7" calcext:value-type="float">
            <text:p>7</text:p>
          </table:table-cell>
          <table:table-cell table:formula="of:=[.J726]+[.K726]" office:value-type="float" office:value="463" calcext:value-type="float">
            <text:p>4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BRLR</text:p>
          </table:table-cell>
          <table:table-cell table:formula="of:=BIN2DEC([.H727])" office:value-type="float" office:value="27" calcext:value-type="float">
            <text:p>27</text:p>
          </table:table-cell>
          <table:table-cell table:formula="of:=BIN2DEC([.I727])" office:value-type="float" office:value="5" calcext:value-type="float">
            <text:p>5</text:p>
          </table:table-cell>
          <table:table-cell table:formula="of:=SUBSTITUTE([.A727] ;&quot;F&quot;;&quot;0&quot;)" office:value-type="string" office:string-value="00BB0BBRLR" calcext:value-type="string">
            <text:p>00BB0BBRLR</text:p>
          </table:table-cell>
          <table:table-cell table:formula="of:=SUBSTITUTE([.D727];&quot;B&quot;;&quot;1&quot;)" office:value-type="string" office:string-value="0011011RLR" calcext:value-type="string">
            <text:p>0011011RLR</text:p>
          </table:table-cell>
          <table:table-cell table:formula="of:=SUBSTITUTE([.E727];&quot;L&quot;;&quot;0&quot;)" office:value-type="string" office:string-value="0011011R0R" calcext:value-type="string">
            <text:p>0011011R0R</text:p>
          </table:table-cell>
          <table:table-cell table:formula="of:=SUBSTITUTE([.F727];&quot;R&quot;;&quot;1&quot;)" office:value-type="string" office:string-value="0011011101" calcext:value-type="string">
            <text:p>0011011101</text:p>
          </table:table-cell>
          <table:table-cell table:formula="of:=MID([.G727];1;7)" office:value-type="string" office:string-value="0011011" calcext:value-type="string">
            <text:p>0011011</text:p>
          </table:table-cell>
          <table:table-cell table:formula="of:=MID([.G727];8;3)" office:value-type="string" office:string-value="101" calcext:value-type="string">
            <text:p>101</text:p>
          </table:table-cell>
          <table:table-cell table:formula="of:=BIN2DEC([.H727]) * 8" office:value-type="float" office:value="216" calcext:value-type="float">
            <text:p>216</text:p>
          </table:table-cell>
          <table:table-cell table:formula="of:=BIN2DEC([.I727])" office:value-type="float" office:value="5" calcext:value-type="float">
            <text:p>5</text:p>
          </table:table-cell>
          <table:table-cell table:formula="of:=[.J727]+[.K727]" office:value-type="float" office:value="221" calcext:value-type="float">
            <text:p>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BLRR</text:p>
          </table:table-cell>
          <table:table-cell table:formula="of:=BIN2DEC([.H728])" office:value-type="float" office:value="89" calcext:value-type="float">
            <text:p>89</text:p>
          </table:table-cell>
          <table:table-cell table:formula="of:=BIN2DEC([.I728])" office:value-type="float" office:value="3" calcext:value-type="float">
            <text:p>3</text:p>
          </table:table-cell>
          <table:table-cell table:formula="of:=SUBSTITUTE([.A728] ;&quot;F&quot;;&quot;0&quot;)" office:value-type="string" office:string-value="B0BB00BLRR" calcext:value-type="string">
            <text:p>B0BB00BLRR</text:p>
          </table:table-cell>
          <table:table-cell table:formula="of:=SUBSTITUTE([.D728];&quot;B&quot;;&quot;1&quot;)" office:value-type="string" office:string-value="1011001LRR" calcext:value-type="string">
            <text:p>1011001LRR</text:p>
          </table:table-cell>
          <table:table-cell table:formula="of:=SUBSTITUTE([.E728];&quot;L&quot;;&quot;0&quot;)" office:value-type="string" office:string-value="10110010RR" calcext:value-type="string">
            <text:p>10110010RR</text:p>
          </table:table-cell>
          <table:table-cell table:formula="of:=SUBSTITUTE([.F728];&quot;R&quot;;&quot;1&quot;)" office:value-type="string" office:string-value="1011001011" calcext:value-type="string">
            <text:p>1011001011</text:p>
          </table:table-cell>
          <table:table-cell table:formula="of:=MID([.G728];1;7)" office:value-type="string" office:string-value="1011001" calcext:value-type="string">
            <text:p>1011001</text:p>
          </table:table-cell>
          <table:table-cell table:formula="of:=MID([.G728];8;3)" office:value-type="string" office:string-value="011" calcext:value-type="string">
            <text:p>011</text:p>
          </table:table-cell>
          <table:table-cell table:formula="of:=BIN2DEC([.H728]) * 8" office:value-type="float" office:value="712" calcext:value-type="float">
            <text:p>712</text:p>
          </table:table-cell>
          <table:table-cell table:formula="of:=BIN2DEC([.I728])" office:value-type="float" office:value="3" calcext:value-type="float">
            <text:p>3</text:p>
          </table:table-cell>
          <table:table-cell table:formula="of:=[.J728]+[.K728]" office:value-type="float" office:value="715" calcext:value-type="float">
            <text:p>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BLRR</text:p>
          </table:table-cell>
          <table:table-cell table:formula="of:=BIN2DEC([.H729])" office:value-type="float" office:value="57" calcext:value-type="float">
            <text:p>57</text:p>
          </table:table-cell>
          <table:table-cell table:formula="of:=BIN2DEC([.I729])" office:value-type="float" office:value="3" calcext:value-type="float">
            <text:p>3</text:p>
          </table:table-cell>
          <table:table-cell table:formula="of:=SUBSTITUTE([.A729] ;&quot;F&quot;;&quot;0&quot;)" office:value-type="string" office:string-value="0BBB00BLRR" calcext:value-type="string">
            <text:p>0BBB00BLRR</text:p>
          </table:table-cell>
          <table:table-cell table:formula="of:=SUBSTITUTE([.D729];&quot;B&quot;;&quot;1&quot;)" office:value-type="string" office:string-value="0111001LRR" calcext:value-type="string">
            <text:p>0111001LRR</text:p>
          </table:table-cell>
          <table:table-cell table:formula="of:=SUBSTITUTE([.E729];&quot;L&quot;;&quot;0&quot;)" office:value-type="string" office:string-value="01110010RR" calcext:value-type="string">
            <text:p>01110010RR</text:p>
          </table:table-cell>
          <table:table-cell table:formula="of:=SUBSTITUTE([.F729];&quot;R&quot;;&quot;1&quot;)" office:value-type="string" office:string-value="0111001011" calcext:value-type="string">
            <text:p>0111001011</text:p>
          </table:table-cell>
          <table:table-cell table:formula="of:=MID([.G729];1;7)" office:value-type="string" office:string-value="0111001" calcext:value-type="string">
            <text:p>0111001</text:p>
          </table:table-cell>
          <table:table-cell table:formula="of:=MID([.G729];8;3)" office:value-type="string" office:string-value="011" calcext:value-type="string">
            <text:p>011</text:p>
          </table:table-cell>
          <table:table-cell table:formula="of:=BIN2DEC([.H729]) * 8" office:value-type="float" office:value="456" calcext:value-type="float">
            <text:p>456</text:p>
          </table:table-cell>
          <table:table-cell table:formula="of:=BIN2DEC([.I729])" office:value-type="float" office:value="3" calcext:value-type="float">
            <text:p>3</text:p>
          </table:table-cell>
          <table:table-cell table:formula="of:=[.J729]+[.K729]" office:value-type="float" office:value="459" calcext:value-type="float">
            <text:p>4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BRLL</text:p>
          </table:table-cell>
          <table:table-cell table:formula="of:=BIN2DEC([.H730])" office:value-type="float" office:value="41" calcext:value-type="float">
            <text:p>41</text:p>
          </table:table-cell>
          <table:table-cell table:formula="of:=BIN2DEC([.I730])" office:value-type="float" office:value="4" calcext:value-type="float">
            <text:p>4</text:p>
          </table:table-cell>
          <table:table-cell table:formula="of:=SUBSTITUTE([.A730] ;&quot;F&quot;;&quot;0&quot;)" office:value-type="string" office:string-value="0B0B00BRLL" calcext:value-type="string">
            <text:p>0B0B00BRLL</text:p>
          </table:table-cell>
          <table:table-cell table:formula="of:=SUBSTITUTE([.D730];&quot;B&quot;;&quot;1&quot;)" office:value-type="string" office:string-value="0101001RLL" calcext:value-type="string">
            <text:p>0101001RLL</text:p>
          </table:table-cell>
          <table:table-cell table:formula="of:=SUBSTITUTE([.E730];&quot;L&quot;;&quot;0&quot;)" office:value-type="string" office:string-value="0101001R00" calcext:value-type="string">
            <text:p>0101001R00</text:p>
          </table:table-cell>
          <table:table-cell table:formula="of:=SUBSTITUTE([.F730];&quot;R&quot;;&quot;1&quot;)" office:value-type="string" office:string-value="0101001100" calcext:value-type="string">
            <text:p>0101001100</text:p>
          </table:table-cell>
          <table:table-cell table:formula="of:=MID([.G730];1;7)" office:value-type="string" office:string-value="0101001" calcext:value-type="string">
            <text:p>0101001</text:p>
          </table:table-cell>
          <table:table-cell table:formula="of:=MID([.G730];8;3)" office:value-type="string" office:string-value="100" calcext:value-type="string">
            <text:p>100</text:p>
          </table:table-cell>
          <table:table-cell table:formula="of:=BIN2DEC([.H730]) * 8" office:value-type="float" office:value="328" calcext:value-type="float">
            <text:p>328</text:p>
          </table:table-cell>
          <table:table-cell table:formula="of:=BIN2DEC([.I730])" office:value-type="float" office:value="4" calcext:value-type="float">
            <text:p>4</text:p>
          </table:table-cell>
          <table:table-cell table:formula="of:=[.J730]+[.K730]" office:value-type="float" office:value="332" calcext:value-type="float">
            <text:p>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FLLR</text:p>
          </table:table-cell>
          <table:table-cell table:formula="of:=BIN2DEC([.H731])" office:value-type="float" office:value="42" calcext:value-type="float">
            <text:p>42</text:p>
          </table:table-cell>
          <table:table-cell table:formula="of:=BIN2DEC([.I731])" office:value-type="float" office:value="1" calcext:value-type="float">
            <text:p>1</text:p>
          </table:table-cell>
          <table:table-cell table:formula="of:=SUBSTITUTE([.A731] ;&quot;F&quot;;&quot;0&quot;)" office:value-type="string" office:string-value="0B0B0B0LLR" calcext:value-type="string">
            <text:p>0B0B0B0LLR</text:p>
          </table:table-cell>
          <table:table-cell table:formula="of:=SUBSTITUTE([.D731];&quot;B&quot;;&quot;1&quot;)" office:value-type="string" office:string-value="0101010LLR" calcext:value-type="string">
            <text:p>0101010LLR</text:p>
          </table:table-cell>
          <table:table-cell table:formula="of:=SUBSTITUTE([.E731];&quot;L&quot;;&quot;0&quot;)" office:value-type="string" office:string-value="010101000R" calcext:value-type="string">
            <text:p>010101000R</text:p>
          </table:table-cell>
          <table:table-cell table:formula="of:=SUBSTITUTE([.F731];&quot;R&quot;;&quot;1&quot;)" office:value-type="string" office:string-value="0101010001" calcext:value-type="string">
            <text:p>0101010001</text:p>
          </table:table-cell>
          <table:table-cell table:formula="of:=MID([.G731];1;7)" office:value-type="string" office:string-value="0101010" calcext:value-type="string">
            <text:p>0101010</text:p>
          </table:table-cell>
          <table:table-cell table:formula="of:=MID([.G731];8;3)" office:value-type="string" office:string-value="001" calcext:value-type="string">
            <text:p>001</text:p>
          </table:table-cell>
          <table:table-cell table:formula="of:=BIN2DEC([.H731]) * 8" office:value-type="float" office:value="336" calcext:value-type="float">
            <text:p>336</text:p>
          </table:table-cell>
          <table:table-cell table:formula="of:=BIN2DEC([.I731])" office:value-type="float" office:value="1" calcext:value-type="float">
            <text:p>1</text:p>
          </table:table-cell>
          <table:table-cell table:formula="of:=[.J731]+[.K731]" office:value-type="float" office:value="337" calcext:value-type="float">
            <text:p>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BRRL</text:p>
          </table:table-cell>
          <table:table-cell table:formula="of:=BIN2DEC([.H732])" office:value-type="float" office:value="99" calcext:value-type="float">
            <text:p>99</text:p>
          </table:table-cell>
          <table:table-cell table:formula="of:=BIN2DEC([.I732])" office:value-type="float" office:value="6" calcext:value-type="float">
            <text:p>6</text:p>
          </table:table-cell>
          <table:table-cell table:formula="of:=SUBSTITUTE([.A732] ;&quot;F&quot;;&quot;0&quot;)" office:value-type="string" office:string-value="BB000BBRRL" calcext:value-type="string">
            <text:p>BB000BBRRL</text:p>
          </table:table-cell>
          <table:table-cell table:formula="of:=SUBSTITUTE([.D732];&quot;B&quot;;&quot;1&quot;)" office:value-type="string" office:string-value="1100011RRL" calcext:value-type="string">
            <text:p>1100011RRL</text:p>
          </table:table-cell>
          <table:table-cell table:formula="of:=SUBSTITUTE([.E732];&quot;L&quot;;&quot;0&quot;)" office:value-type="string" office:string-value="1100011RR0" calcext:value-type="string">
            <text:p>1100011RR0</text:p>
          </table:table-cell>
          <table:table-cell table:formula="of:=SUBSTITUTE([.F732];&quot;R&quot;;&quot;1&quot;)" office:value-type="string" office:string-value="1100011110" calcext:value-type="string">
            <text:p>1100011110</text:p>
          </table:table-cell>
          <table:table-cell table:formula="of:=MID([.G732];1;7)" office:value-type="string" office:string-value="1100011" calcext:value-type="string">
            <text:p>1100011</text:p>
          </table:table-cell>
          <table:table-cell table:formula="of:=MID([.G732];8;3)" office:value-type="string" office:string-value="110" calcext:value-type="string">
            <text:p>110</text:p>
          </table:table-cell>
          <table:table-cell table:formula="of:=BIN2DEC([.H732]) * 8" office:value-type="float" office:value="792" calcext:value-type="float">
            <text:p>792</text:p>
          </table:table-cell>
          <table:table-cell table:formula="of:=BIN2DEC([.I732])" office:value-type="float" office:value="6" calcext:value-type="float">
            <text:p>6</text:p>
          </table:table-cell>
          <table:table-cell table:formula="of:=[.J732]+[.K732]" office:value-type="float" office:value="798" calcext:value-type="float">
            <text:p>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BRLL</text:p>
          </table:table-cell>
          <table:table-cell table:formula="of:=BIN2DEC([.H733])" office:value-type="float" office:value="117" calcext:value-type="float">
            <text:p>117</text:p>
          </table:table-cell>
          <table:table-cell table:formula="of:=BIN2DEC([.I733])" office:value-type="float" office:value="4" calcext:value-type="float">
            <text:p>4</text:p>
          </table:table-cell>
          <table:table-cell table:formula="of:=SUBSTITUTE([.A733] ;&quot;F&quot;;&quot;0&quot;)" office:value-type="string" office:string-value="BBB0B0BRLL" calcext:value-type="string">
            <text:p>BBB0B0BRLL</text:p>
          </table:table-cell>
          <table:table-cell table:formula="of:=SUBSTITUTE([.D733];&quot;B&quot;;&quot;1&quot;)" office:value-type="string" office:string-value="1110101RLL" calcext:value-type="string">
            <text:p>1110101RLL</text:p>
          </table:table-cell>
          <table:table-cell table:formula="of:=SUBSTITUTE([.E733];&quot;L&quot;;&quot;0&quot;)" office:value-type="string" office:string-value="1110101R00" calcext:value-type="string">
            <text:p>1110101R00</text:p>
          </table:table-cell>
          <table:table-cell table:formula="of:=SUBSTITUTE([.F733];&quot;R&quot;;&quot;1&quot;)" office:value-type="string" office:string-value="1110101100" calcext:value-type="string">
            <text:p>1110101100</text:p>
          </table:table-cell>
          <table:table-cell table:formula="of:=MID([.G733];1;7)" office:value-type="string" office:string-value="1110101" calcext:value-type="string">
            <text:p>1110101</text:p>
          </table:table-cell>
          <table:table-cell table:formula="of:=MID([.G733];8;3)" office:value-type="string" office:string-value="100" calcext:value-type="string">
            <text:p>100</text:p>
          </table:table-cell>
          <table:table-cell table:formula="of:=BIN2DEC([.H733]) * 8" office:value-type="float" office:value="936" calcext:value-type="float">
            <text:p>936</text:p>
          </table:table-cell>
          <table:table-cell table:formula="of:=BIN2DEC([.I733])" office:value-type="float" office:value="4" calcext:value-type="float">
            <text:p>4</text:p>
          </table:table-cell>
          <table:table-cell table:formula="of:=[.J733]+[.K733]" office:value-type="float" office:value="940" calcext:value-type="float">
            <text:p>9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FRRR</text:p>
          </table:table-cell>
          <table:table-cell table:formula="of:=BIN2DEC([.H734])" office:value-type="float" office:value="108" calcext:value-type="float">
            <text:p>108</text:p>
          </table:table-cell>
          <table:table-cell table:formula="of:=BIN2DEC([.I734])" office:value-type="float" office:value="7" calcext:value-type="float">
            <text:p>7</text:p>
          </table:table-cell>
          <table:table-cell table:formula="of:=SUBSTITUTE([.A734] ;&quot;F&quot;;&quot;0&quot;)" office:value-type="string" office:string-value="BB0BB00RRR" calcext:value-type="string">
            <text:p>BB0BB00RRR</text:p>
          </table:table-cell>
          <table:table-cell table:formula="of:=SUBSTITUTE([.D734];&quot;B&quot;;&quot;1&quot;)" office:value-type="string" office:string-value="1101100RRR" calcext:value-type="string">
            <text:p>1101100RRR</text:p>
          </table:table-cell>
          <table:table-cell table:formula="of:=SUBSTITUTE([.E734];&quot;L&quot;;&quot;0&quot;)" office:value-type="string" office:string-value="1101100RRR" calcext:value-type="string">
            <text:p>1101100RRR</text:p>
          </table:table-cell>
          <table:table-cell table:formula="of:=SUBSTITUTE([.F734];&quot;R&quot;;&quot;1&quot;)" office:value-type="string" office:string-value="1101100111" calcext:value-type="string">
            <text:p>1101100111</text:p>
          </table:table-cell>
          <table:table-cell table:formula="of:=MID([.G734];1;7)" office:value-type="string" office:string-value="1101100" calcext:value-type="string">
            <text:p>1101100</text:p>
          </table:table-cell>
          <table:table-cell table:formula="of:=MID([.G734];8;3)" office:value-type="string" office:string-value="111" calcext:value-type="string">
            <text:p>111</text:p>
          </table:table-cell>
          <table:table-cell table:formula="of:=BIN2DEC([.H734]) * 8" office:value-type="float" office:value="864" calcext:value-type="float">
            <text:p>864</text:p>
          </table:table-cell>
          <table:table-cell table:formula="of:=BIN2DEC([.I734])" office:value-type="float" office:value="7" calcext:value-type="float">
            <text:p>7</text:p>
          </table:table-cell>
          <table:table-cell table:formula="of:=[.J734]+[.K734]" office:value-type="float" office:value="871" calcext:value-type="float">
            <text:p>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FLRL</text:p>
          </table:table-cell>
          <table:table-cell table:formula="of:=BIN2DEC([.H735])" office:value-type="float" office:value="88" calcext:value-type="float">
            <text:p>88</text:p>
          </table:table-cell>
          <table:table-cell table:formula="of:=BIN2DEC([.I735])" office:value-type="float" office:value="2" calcext:value-type="float">
            <text:p>2</text:p>
          </table:table-cell>
          <table:table-cell table:formula="of:=SUBSTITUTE([.A735] ;&quot;F&quot;;&quot;0&quot;)" office:value-type="string" office:string-value="B0BB000LRL" calcext:value-type="string">
            <text:p>B0BB000LRL</text:p>
          </table:table-cell>
          <table:table-cell table:formula="of:=SUBSTITUTE([.D735];&quot;B&quot;;&quot;1&quot;)" office:value-type="string" office:string-value="1011000LRL" calcext:value-type="string">
            <text:p>1011000LRL</text:p>
          </table:table-cell>
          <table:table-cell table:formula="of:=SUBSTITUTE([.E735];&quot;L&quot;;&quot;0&quot;)" office:value-type="string" office:string-value="10110000R0" calcext:value-type="string">
            <text:p>10110000R0</text:p>
          </table:table-cell>
          <table:table-cell table:formula="of:=SUBSTITUTE([.F735];&quot;R&quot;;&quot;1&quot;)" office:value-type="string" office:string-value="1011000010" calcext:value-type="string">
            <text:p>1011000010</text:p>
          </table:table-cell>
          <table:table-cell table:formula="of:=MID([.G735];1;7)" office:value-type="string" office:string-value="1011000" calcext:value-type="string">
            <text:p>1011000</text:p>
          </table:table-cell>
          <table:table-cell table:formula="of:=MID([.G735];8;3)" office:value-type="string" office:string-value="010" calcext:value-type="string">
            <text:p>010</text:p>
          </table:table-cell>
          <table:table-cell table:formula="of:=BIN2DEC([.H735]) * 8" office:value-type="float" office:value="704" calcext:value-type="float">
            <text:p>704</text:p>
          </table:table-cell>
          <table:table-cell table:formula="of:=BIN2DEC([.I735])" office:value-type="float" office:value="2" calcext:value-type="float">
            <text:p>2</text:p>
          </table:table-cell>
          <table:table-cell table:formula="of:=[.J735]+[.K735]" office:value-type="float" office:value="706" calcext:value-type="float">
            <text:p>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FRRL</text:p>
          </table:table-cell>
          <table:table-cell table:formula="of:=BIN2DEC([.H736])" office:value-type="float" office:value="84" calcext:value-type="float">
            <text:p>84</text:p>
          </table:table-cell>
          <table:table-cell table:formula="of:=BIN2DEC([.I736])" office:value-type="float" office:value="6" calcext:value-type="float">
            <text:p>6</text:p>
          </table:table-cell>
          <table:table-cell table:formula="of:=SUBSTITUTE([.A736] ;&quot;F&quot;;&quot;0&quot;)" office:value-type="string" office:string-value="B0B0B00RRL" calcext:value-type="string">
            <text:p>B0B0B00RRL</text:p>
          </table:table-cell>
          <table:table-cell table:formula="of:=SUBSTITUTE([.D736];&quot;B&quot;;&quot;1&quot;)" office:value-type="string" office:string-value="1010100RRL" calcext:value-type="string">
            <text:p>1010100RRL</text:p>
          </table:table-cell>
          <table:table-cell table:formula="of:=SUBSTITUTE([.E736];&quot;L&quot;;&quot;0&quot;)" office:value-type="string" office:string-value="1010100RR0" calcext:value-type="string">
            <text:p>1010100RR0</text:p>
          </table:table-cell>
          <table:table-cell table:formula="of:=SUBSTITUTE([.F736];&quot;R&quot;;&quot;1&quot;)" office:value-type="string" office:string-value="1010100110" calcext:value-type="string">
            <text:p>1010100110</text:p>
          </table:table-cell>
          <table:table-cell table:formula="of:=MID([.G736];1;7)" office:value-type="string" office:string-value="1010100" calcext:value-type="string">
            <text:p>1010100</text:p>
          </table:table-cell>
          <table:table-cell table:formula="of:=MID([.G736];8;3)" office:value-type="string" office:string-value="110" calcext:value-type="string">
            <text:p>110</text:p>
          </table:table-cell>
          <table:table-cell table:formula="of:=BIN2DEC([.H736]) * 8" office:value-type="float" office:value="672" calcext:value-type="float">
            <text:p>672</text:p>
          </table:table-cell>
          <table:table-cell table:formula="of:=BIN2DEC([.I736])" office:value-type="float" office:value="6" calcext:value-type="float">
            <text:p>6</text:p>
          </table:table-cell>
          <table:table-cell table:formula="of:=[.J736]+[.K736]" office:value-type="float" office:value="678" calcext:value-type="float">
            <text:p>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FLRL</text:p>
          </table:table-cell>
          <table:table-cell table:formula="of:=BIN2DEC([.H737])" office:value-type="float" office:value="108" calcext:value-type="float">
            <text:p>108</text:p>
          </table:table-cell>
          <table:table-cell table:formula="of:=BIN2DEC([.I737])" office:value-type="float" office:value="2" calcext:value-type="float">
            <text:p>2</text:p>
          </table:table-cell>
          <table:table-cell table:formula="of:=SUBSTITUTE([.A737] ;&quot;F&quot;;&quot;0&quot;)" office:value-type="string" office:string-value="BB0BB00LRL" calcext:value-type="string">
            <text:p>BB0BB00LRL</text:p>
          </table:table-cell>
          <table:table-cell table:formula="of:=SUBSTITUTE([.D737];&quot;B&quot;;&quot;1&quot;)" office:value-type="string" office:string-value="1101100LRL" calcext:value-type="string">
            <text:p>1101100LRL</text:p>
          </table:table-cell>
          <table:table-cell table:formula="of:=SUBSTITUTE([.E737];&quot;L&quot;;&quot;0&quot;)" office:value-type="string" office:string-value="11011000R0" calcext:value-type="string">
            <text:p>11011000R0</text:p>
          </table:table-cell>
          <table:table-cell table:formula="of:=SUBSTITUTE([.F737];&quot;R&quot;;&quot;1&quot;)" office:value-type="string" office:string-value="1101100010" calcext:value-type="string">
            <text:p>1101100010</text:p>
          </table:table-cell>
          <table:table-cell table:formula="of:=MID([.G737];1;7)" office:value-type="string" office:string-value="1101100" calcext:value-type="string">
            <text:p>1101100</text:p>
          </table:table-cell>
          <table:table-cell table:formula="of:=MID([.G737];8;3)" office:value-type="string" office:string-value="010" calcext:value-type="string">
            <text:p>010</text:p>
          </table:table-cell>
          <table:table-cell table:formula="of:=BIN2DEC([.H737]) * 8" office:value-type="float" office:value="864" calcext:value-type="float">
            <text:p>864</text:p>
          </table:table-cell>
          <table:table-cell table:formula="of:=BIN2DEC([.I737])" office:value-type="float" office:value="2" calcext:value-type="float">
            <text:p>2</text:p>
          </table:table-cell>
          <table:table-cell table:formula="of:=[.J737]+[.K737]" office:value-type="float" office:value="866" calcext:value-type="float">
            <text:p>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FLRR</text:p>
          </table:table-cell>
          <table:table-cell table:formula="of:=BIN2DEC([.H738])" office:value-type="float" office:value="106" calcext:value-type="float">
            <text:p>106</text:p>
          </table:table-cell>
          <table:table-cell table:formula="of:=BIN2DEC([.I738])" office:value-type="float" office:value="3" calcext:value-type="float">
            <text:p>3</text:p>
          </table:table-cell>
          <table:table-cell table:formula="of:=SUBSTITUTE([.A738] ;&quot;F&quot;;&quot;0&quot;)" office:value-type="string" office:string-value="BB0B0B0LRR" calcext:value-type="string">
            <text:p>BB0B0B0LRR</text:p>
          </table:table-cell>
          <table:table-cell table:formula="of:=SUBSTITUTE([.D738];&quot;B&quot;;&quot;1&quot;)" office:value-type="string" office:string-value="1101010LRR" calcext:value-type="string">
            <text:p>1101010LRR</text:p>
          </table:table-cell>
          <table:table-cell table:formula="of:=SUBSTITUTE([.E738];&quot;L&quot;;&quot;0&quot;)" office:value-type="string" office:string-value="11010100RR" calcext:value-type="string">
            <text:p>11010100RR</text:p>
          </table:table-cell>
          <table:table-cell table:formula="of:=SUBSTITUTE([.F738];&quot;R&quot;;&quot;1&quot;)" office:value-type="string" office:string-value="1101010011" calcext:value-type="string">
            <text:p>1101010011</text:p>
          </table:table-cell>
          <table:table-cell table:formula="of:=MID([.G738];1;7)" office:value-type="string" office:string-value="1101010" calcext:value-type="string">
            <text:p>1101010</text:p>
          </table:table-cell>
          <table:table-cell table:formula="of:=MID([.G738];8;3)" office:value-type="string" office:string-value="011" calcext:value-type="string">
            <text:p>011</text:p>
          </table:table-cell>
          <table:table-cell table:formula="of:=BIN2DEC([.H738]) * 8" office:value-type="float" office:value="848" calcext:value-type="float">
            <text:p>848</text:p>
          </table:table-cell>
          <table:table-cell table:formula="of:=BIN2DEC([.I738])" office:value-type="float" office:value="3" calcext:value-type="float">
            <text:p>3</text:p>
          </table:table-cell>
          <table:table-cell table:formula="of:=[.J738]+[.K738]" office:value-type="float" office:value="851" calcext:value-type="float">
            <text:p>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FRRR</text:p>
          </table:table-cell>
          <table:table-cell table:formula="of:=BIN2DEC([.H739])" office:value-type="float" office:value="104" calcext:value-type="float">
            <text:p>104</text:p>
          </table:table-cell>
          <table:table-cell table:formula="of:=BIN2DEC([.I739])" office:value-type="float" office:value="7" calcext:value-type="float">
            <text:p>7</text:p>
          </table:table-cell>
          <table:table-cell table:formula="of:=SUBSTITUTE([.A739] ;&quot;F&quot;;&quot;0&quot;)" office:value-type="string" office:string-value="BB0B000RRR" calcext:value-type="string">
            <text:p>BB0B000RRR</text:p>
          </table:table-cell>
          <table:table-cell table:formula="of:=SUBSTITUTE([.D739];&quot;B&quot;;&quot;1&quot;)" office:value-type="string" office:string-value="1101000RRR" calcext:value-type="string">
            <text:p>1101000RRR</text:p>
          </table:table-cell>
          <table:table-cell table:formula="of:=SUBSTITUTE([.E739];&quot;L&quot;;&quot;0&quot;)" office:value-type="string" office:string-value="1101000RRR" calcext:value-type="string">
            <text:p>1101000RRR</text:p>
          </table:table-cell>
          <table:table-cell table:formula="of:=SUBSTITUTE([.F739];&quot;R&quot;;&quot;1&quot;)" office:value-type="string" office:string-value="1101000111" calcext:value-type="string">
            <text:p>1101000111</text:p>
          </table:table-cell>
          <table:table-cell table:formula="of:=MID([.G739];1;7)" office:value-type="string" office:string-value="1101000" calcext:value-type="string">
            <text:p>1101000</text:p>
          </table:table-cell>
          <table:table-cell table:formula="of:=MID([.G739];8;3)" office:value-type="string" office:string-value="111" calcext:value-type="string">
            <text:p>111</text:p>
          </table:table-cell>
          <table:table-cell table:formula="of:=BIN2DEC([.H739]) * 8" office:value-type="float" office:value="832" calcext:value-type="float">
            <text:p>832</text:p>
          </table:table-cell>
          <table:table-cell table:formula="of:=BIN2DEC([.I739])" office:value-type="float" office:value="7" calcext:value-type="float">
            <text:p>7</text:p>
          </table:table-cell>
          <table:table-cell table:formula="of:=[.J739]+[.K739]" office:value-type="float" office:value="839" calcext:value-type="float">
            <text:p>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FRLR</text:p>
          </table:table-cell>
          <table:table-cell table:formula="of:=BIN2DEC([.H740])" office:value-type="float" office:value="114" calcext:value-type="float">
            <text:p>114</text:p>
          </table:table-cell>
          <table:table-cell table:formula="of:=BIN2DEC([.I740])" office:value-type="float" office:value="5" calcext:value-type="float">
            <text:p>5</text:p>
          </table:table-cell>
          <table:table-cell table:formula="of:=SUBSTITUTE([.A740] ;&quot;F&quot;;&quot;0&quot;)" office:value-type="string" office:string-value="BBB00B0RLR" calcext:value-type="string">
            <text:p>BBB00B0RLR</text:p>
          </table:table-cell>
          <table:table-cell table:formula="of:=SUBSTITUTE([.D740];&quot;B&quot;;&quot;1&quot;)" office:value-type="string" office:string-value="1110010RLR" calcext:value-type="string">
            <text:p>1110010RLR</text:p>
          </table:table-cell>
          <table:table-cell table:formula="of:=SUBSTITUTE([.E740];&quot;L&quot;;&quot;0&quot;)" office:value-type="string" office:string-value="1110010R0R" calcext:value-type="string">
            <text:p>1110010R0R</text:p>
          </table:table-cell>
          <table:table-cell table:formula="of:=SUBSTITUTE([.F740];&quot;R&quot;;&quot;1&quot;)" office:value-type="string" office:string-value="1110010101" calcext:value-type="string">
            <text:p>1110010101</text:p>
          </table:table-cell>
          <table:table-cell table:formula="of:=MID([.G740];1;7)" office:value-type="string" office:string-value="1110010" calcext:value-type="string">
            <text:p>1110010</text:p>
          </table:table-cell>
          <table:table-cell table:formula="of:=MID([.G740];8;3)" office:value-type="string" office:string-value="101" calcext:value-type="string">
            <text:p>101</text:p>
          </table:table-cell>
          <table:table-cell table:formula="of:=BIN2DEC([.H740]) * 8" office:value-type="float" office:value="912" calcext:value-type="float">
            <text:p>912</text:p>
          </table:table-cell>
          <table:table-cell table:formula="of:=BIN2DEC([.I740])" office:value-type="float" office:value="5" calcext:value-type="float">
            <text:p>5</text:p>
          </table:table-cell>
          <table:table-cell table:formula="of:=[.J740]+[.K740]" office:value-type="float" office:value="917" calcext:value-type="float">
            <text:p>9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FLRL</text:p>
          </table:table-cell>
          <table:table-cell table:formula="of:=BIN2DEC([.H741])" office:value-type="float" office:value="76" calcext:value-type="float">
            <text:p>76</text:p>
          </table:table-cell>
          <table:table-cell table:formula="of:=BIN2DEC([.I741])" office:value-type="float" office:value="2" calcext:value-type="float">
            <text:p>2</text:p>
          </table:table-cell>
          <table:table-cell table:formula="of:=SUBSTITUTE([.A741] ;&quot;F&quot;;&quot;0&quot;)" office:value-type="string" office:string-value="B00BB00LRL" calcext:value-type="string">
            <text:p>B00BB00LRL</text:p>
          </table:table-cell>
          <table:table-cell table:formula="of:=SUBSTITUTE([.D741];&quot;B&quot;;&quot;1&quot;)" office:value-type="string" office:string-value="1001100LRL" calcext:value-type="string">
            <text:p>1001100LRL</text:p>
          </table:table-cell>
          <table:table-cell table:formula="of:=SUBSTITUTE([.E741];&quot;L&quot;;&quot;0&quot;)" office:value-type="string" office:string-value="10011000R0" calcext:value-type="string">
            <text:p>10011000R0</text:p>
          </table:table-cell>
          <table:table-cell table:formula="of:=SUBSTITUTE([.F741];&quot;R&quot;;&quot;1&quot;)" office:value-type="string" office:string-value="1001100010" calcext:value-type="string">
            <text:p>1001100010</text:p>
          </table:table-cell>
          <table:table-cell table:formula="of:=MID([.G741];1;7)" office:value-type="string" office:string-value="1001100" calcext:value-type="string">
            <text:p>1001100</text:p>
          </table:table-cell>
          <table:table-cell table:formula="of:=MID([.G741];8;3)" office:value-type="string" office:string-value="010" calcext:value-type="string">
            <text:p>010</text:p>
          </table:table-cell>
          <table:table-cell table:formula="of:=BIN2DEC([.H741]) * 8" office:value-type="float" office:value="608" calcext:value-type="float">
            <text:p>608</text:p>
          </table:table-cell>
          <table:table-cell table:formula="of:=BIN2DEC([.I741])" office:value-type="float" office:value="2" calcext:value-type="float">
            <text:p>2</text:p>
          </table:table-cell>
          <table:table-cell table:formula="of:=[.J741]+[.K741]" office:value-type="float" office:value="610" calcext:value-type="float">
            <text:p>6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BRLL</text:p>
          </table:table-cell>
          <table:table-cell table:formula="of:=BIN2DEC([.H742])" office:value-type="float" office:value="63" calcext:value-type="float">
            <text:p>63</text:p>
          </table:table-cell>
          <table:table-cell table:formula="of:=BIN2DEC([.I742])" office:value-type="float" office:value="4" calcext:value-type="float">
            <text:p>4</text:p>
          </table:table-cell>
          <table:table-cell table:formula="of:=SUBSTITUTE([.A742] ;&quot;F&quot;;&quot;0&quot;)" office:value-type="string" office:string-value="0BBBBBBRLL" calcext:value-type="string">
            <text:p>0BBBBBBRLL</text:p>
          </table:table-cell>
          <table:table-cell table:formula="of:=SUBSTITUTE([.D742];&quot;B&quot;;&quot;1&quot;)" office:value-type="string" office:string-value="0111111RLL" calcext:value-type="string">
            <text:p>0111111RLL</text:p>
          </table:table-cell>
          <table:table-cell table:formula="of:=SUBSTITUTE([.E742];&quot;L&quot;;&quot;0&quot;)" office:value-type="string" office:string-value="0111111R00" calcext:value-type="string">
            <text:p>0111111R00</text:p>
          </table:table-cell>
          <table:table-cell table:formula="of:=SUBSTITUTE([.F742];&quot;R&quot;;&quot;1&quot;)" office:value-type="string" office:string-value="0111111100" calcext:value-type="string">
            <text:p>0111111100</text:p>
          </table:table-cell>
          <table:table-cell table:formula="of:=MID([.G742];1;7)" office:value-type="string" office:string-value="0111111" calcext:value-type="string">
            <text:p>0111111</text:p>
          </table:table-cell>
          <table:table-cell table:formula="of:=MID([.G742];8;3)" office:value-type="string" office:string-value="100" calcext:value-type="string">
            <text:p>100</text:p>
          </table:table-cell>
          <table:table-cell table:formula="of:=BIN2DEC([.H742]) * 8" office:value-type="float" office:value="504" calcext:value-type="float">
            <text:p>504</text:p>
          </table:table-cell>
          <table:table-cell table:formula="of:=BIN2DEC([.I742])" office:value-type="float" office:value="4" calcext:value-type="float">
            <text:p>4</text:p>
          </table:table-cell>
          <table:table-cell table:formula="of:=[.J742]+[.K742]" office:value-type="float" office:value="508" calcext:value-type="float">
            <text:p>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BLLL</text:p>
          </table:table-cell>
          <table:table-cell table:formula="of:=BIN2DEC([.H743])" office:value-type="float" office:value="99" calcext:value-type="float">
            <text:p>99</text:p>
          </table:table-cell>
          <table:table-cell table:formula="of:=BIN2DEC([.I743])" office:value-type="float" office:value="0" calcext:value-type="float">
            <text:p>0</text:p>
          </table:table-cell>
          <table:table-cell table:formula="of:=SUBSTITUTE([.A743] ;&quot;F&quot;;&quot;0&quot;)" office:value-type="string" office:string-value="BB000BBLLL" calcext:value-type="string">
            <text:p>BB000BBLLL</text:p>
          </table:table-cell>
          <table:table-cell table:formula="of:=SUBSTITUTE([.D743];&quot;B&quot;;&quot;1&quot;)" office:value-type="string" office:string-value="1100011LLL" calcext:value-type="string">
            <text:p>1100011LLL</text:p>
          </table:table-cell>
          <table:table-cell table:formula="of:=SUBSTITUTE([.E743];&quot;L&quot;;&quot;0&quot;)" office:value-type="string" office:string-value="1100011000" calcext:value-type="string">
            <text:p>1100011000</text:p>
          </table:table-cell>
          <table:table-cell table:formula="of:=SUBSTITUTE([.F743];&quot;R&quot;;&quot;1&quot;)" office:value-type="string" office:string-value="1100011000" calcext:value-type="string">
            <text:p>1100011000</text:p>
          </table:table-cell>
          <table:table-cell table:formula="of:=MID([.G743];1;7)" office:value-type="string" office:string-value="1100011" calcext:value-type="string">
            <text:p>1100011</text:p>
          </table:table-cell>
          <table:table-cell table:formula="of:=MID([.G743];8;3)" office:value-type="string" office:string-value="000" calcext:value-type="string">
            <text:p>000</text:p>
          </table:table-cell>
          <table:table-cell table:formula="of:=BIN2DEC([.H743]) * 8" office:value-type="float" office:value="792" calcext:value-type="float">
            <text:p>792</text:p>
          </table:table-cell>
          <table:table-cell table:formula="of:=BIN2DEC([.I743])" office:value-type="float" office:value="0" calcext:value-type="float">
            <text:p>0</text:p>
          </table:table-cell>
          <table:table-cell table:formula="of:=[.J743]+[.K743]" office:value-type="float" office:value="792" calcext:value-type="float">
            <text:p>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BLLL</text:p>
          </table:table-cell>
          <table:table-cell table:formula="of:=BIN2DEC([.H744])" office:value-type="float" office:value="15" calcext:value-type="float">
            <text:p>15</text:p>
          </table:table-cell>
          <table:table-cell table:formula="of:=BIN2DEC([.I744])" office:value-type="float" office:value="0" calcext:value-type="float">
            <text:p>0</text:p>
          </table:table-cell>
          <table:table-cell table:formula="of:=SUBSTITUTE([.A744] ;&quot;F&quot;;&quot;0&quot;)" office:value-type="string" office:string-value="000BBBBLLL" calcext:value-type="string">
            <text:p>000BBBBLLL</text:p>
          </table:table-cell>
          <table:table-cell table:formula="of:=SUBSTITUTE([.D744];&quot;B&quot;;&quot;1&quot;)" office:value-type="string" office:string-value="0001111LLL" calcext:value-type="string">
            <text:p>0001111LLL</text:p>
          </table:table-cell>
          <table:table-cell table:formula="of:=SUBSTITUTE([.E744];&quot;L&quot;;&quot;0&quot;)" office:value-type="string" office:string-value="0001111000" calcext:value-type="string">
            <text:p>0001111000</text:p>
          </table:table-cell>
          <table:table-cell table:formula="of:=SUBSTITUTE([.F744];&quot;R&quot;;&quot;1&quot;)" office:value-type="string" office:string-value="0001111000" calcext:value-type="string">
            <text:p>0001111000</text:p>
          </table:table-cell>
          <table:table-cell table:formula="of:=MID([.G744];1;7)" office:value-type="string" office:string-value="0001111" calcext:value-type="string">
            <text:p>0001111</text:p>
          </table:table-cell>
          <table:table-cell table:formula="of:=MID([.G744];8;3)" office:value-type="string" office:string-value="000" calcext:value-type="string">
            <text:p>000</text:p>
          </table:table-cell>
          <table:table-cell table:formula="of:=BIN2DEC([.H744]) * 8" office:value-type="float" office:value="120" calcext:value-type="float">
            <text:p>120</text:p>
          </table:table-cell>
          <table:table-cell table:formula="of:=BIN2DEC([.I744])" office:value-type="float" office:value="0" calcext:value-type="float">
            <text:p>0</text:p>
          </table:table-cell>
          <table:table-cell table:formula="of:=[.J744]+[.K744]"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BLRL</text:p>
          </table:table-cell>
          <table:table-cell table:formula="of:=BIN2DEC([.H745])" office:value-type="float" office:value="97" calcext:value-type="float">
            <text:p>97</text:p>
          </table:table-cell>
          <table:table-cell table:formula="of:=BIN2DEC([.I745])" office:value-type="float" office:value="2" calcext:value-type="float">
            <text:p>2</text:p>
          </table:table-cell>
          <table:table-cell table:formula="of:=SUBSTITUTE([.A745] ;&quot;F&quot;;&quot;0&quot;)" office:value-type="string" office:string-value="BB0000BLRL" calcext:value-type="string">
            <text:p>BB0000BLRL</text:p>
          </table:table-cell>
          <table:table-cell table:formula="of:=SUBSTITUTE([.D745];&quot;B&quot;;&quot;1&quot;)" office:value-type="string" office:string-value="1100001LRL" calcext:value-type="string">
            <text:p>1100001LRL</text:p>
          </table:table-cell>
          <table:table-cell table:formula="of:=SUBSTITUTE([.E745];&quot;L&quot;;&quot;0&quot;)" office:value-type="string" office:string-value="11000010R0" calcext:value-type="string">
            <text:p>11000010R0</text:p>
          </table:table-cell>
          <table:table-cell table:formula="of:=SUBSTITUTE([.F745];&quot;R&quot;;&quot;1&quot;)" office:value-type="string" office:string-value="1100001010" calcext:value-type="string">
            <text:p>1100001010</text:p>
          </table:table-cell>
          <table:table-cell table:formula="of:=MID([.G745];1;7)" office:value-type="string" office:string-value="1100001" calcext:value-type="string">
            <text:p>1100001</text:p>
          </table:table-cell>
          <table:table-cell table:formula="of:=MID([.G745];8;3)" office:value-type="string" office:string-value="010" calcext:value-type="string">
            <text:p>010</text:p>
          </table:table-cell>
          <table:table-cell table:formula="of:=BIN2DEC([.H745]) * 8" office:value-type="float" office:value="776" calcext:value-type="float">
            <text:p>776</text:p>
          </table:table-cell>
          <table:table-cell table:formula="of:=BIN2DEC([.I745])" office:value-type="float" office:value="2" calcext:value-type="float">
            <text:p>2</text:p>
          </table:table-cell>
          <table:table-cell table:formula="of:=[.J745]+[.K745]" office:value-type="float" office:value="778" calcext:value-type="float">
            <text:p>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BRLR</text:p>
          </table:table-cell>
          <table:table-cell table:formula="of:=BIN2DEC([.H746])" office:value-type="float" office:value="25" calcext:value-type="float">
            <text:p>25</text:p>
          </table:table-cell>
          <table:table-cell table:formula="of:=BIN2DEC([.I746])" office:value-type="float" office:value="5" calcext:value-type="float">
            <text:p>5</text:p>
          </table:table-cell>
          <table:table-cell table:formula="of:=SUBSTITUTE([.A746] ;&quot;F&quot;;&quot;0&quot;)" office:value-type="string" office:string-value="00BB00BRLR" calcext:value-type="string">
            <text:p>00BB00BRLR</text:p>
          </table:table-cell>
          <table:table-cell table:formula="of:=SUBSTITUTE([.D746];&quot;B&quot;;&quot;1&quot;)" office:value-type="string" office:string-value="0011001RLR" calcext:value-type="string">
            <text:p>0011001RLR</text:p>
          </table:table-cell>
          <table:table-cell table:formula="of:=SUBSTITUTE([.E746];&quot;L&quot;;&quot;0&quot;)" office:value-type="string" office:string-value="0011001R0R" calcext:value-type="string">
            <text:p>0011001R0R</text:p>
          </table:table-cell>
          <table:table-cell table:formula="of:=SUBSTITUTE([.F746];&quot;R&quot;;&quot;1&quot;)" office:value-type="string" office:string-value="0011001101" calcext:value-type="string">
            <text:p>0011001101</text:p>
          </table:table-cell>
          <table:table-cell table:formula="of:=MID([.G746];1;7)" office:value-type="string" office:string-value="0011001" calcext:value-type="string">
            <text:p>0011001</text:p>
          </table:table-cell>
          <table:table-cell table:formula="of:=MID([.G746];8;3)" office:value-type="string" office:string-value="101" calcext:value-type="string">
            <text:p>101</text:p>
          </table:table-cell>
          <table:table-cell table:formula="of:=BIN2DEC([.H746]) * 8" office:value-type="float" office:value="200" calcext:value-type="float">
            <text:p>200</text:p>
          </table:table-cell>
          <table:table-cell table:formula="of:=BIN2DEC([.I746])" office:value-type="float" office:value="5" calcext:value-type="float">
            <text:p>5</text:p>
          </table:table-cell>
          <table:table-cell table:formula="of:=[.J746]+[.K746]" office:value-type="float" office:value="205" calcext:value-type="float">
            <text:p>2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BLRR</text:p>
          </table:table-cell>
          <table:table-cell table:formula="of:=BIN2DEC([.H747])" office:value-type="float" office:value="95" calcext:value-type="float">
            <text:p>95</text:p>
          </table:table-cell>
          <table:table-cell table:formula="of:=BIN2DEC([.I747])" office:value-type="float" office:value="3" calcext:value-type="float">
            <text:p>3</text:p>
          </table:table-cell>
          <table:table-cell table:formula="of:=SUBSTITUTE([.A747] ;&quot;F&quot;;&quot;0&quot;)" office:value-type="string" office:string-value="B0BBBBBLRR" calcext:value-type="string">
            <text:p>B0BBBBBLRR</text:p>
          </table:table-cell>
          <table:table-cell table:formula="of:=SUBSTITUTE([.D747];&quot;B&quot;;&quot;1&quot;)" office:value-type="string" office:string-value="1011111LRR" calcext:value-type="string">
            <text:p>1011111LRR</text:p>
          </table:table-cell>
          <table:table-cell table:formula="of:=SUBSTITUTE([.E747];&quot;L&quot;;&quot;0&quot;)" office:value-type="string" office:string-value="10111110RR" calcext:value-type="string">
            <text:p>10111110RR</text:p>
          </table:table-cell>
          <table:table-cell table:formula="of:=SUBSTITUTE([.F747];&quot;R&quot;;&quot;1&quot;)" office:value-type="string" office:string-value="1011111011" calcext:value-type="string">
            <text:p>1011111011</text:p>
          </table:table-cell>
          <table:table-cell table:formula="of:=MID([.G747];1;7)" office:value-type="string" office:string-value="1011111" calcext:value-type="string">
            <text:p>1011111</text:p>
          </table:table-cell>
          <table:table-cell table:formula="of:=MID([.G747];8;3)" office:value-type="string" office:string-value="011" calcext:value-type="string">
            <text:p>011</text:p>
          </table:table-cell>
          <table:table-cell table:formula="of:=BIN2DEC([.H747]) * 8" office:value-type="float" office:value="760" calcext:value-type="float">
            <text:p>760</text:p>
          </table:table-cell>
          <table:table-cell table:formula="of:=BIN2DEC([.I747])" office:value-type="float" office:value="3" calcext:value-type="float">
            <text:p>3</text:p>
          </table:table-cell>
          <table:table-cell table:formula="of:=[.J747]+[.K747]" office:value-type="float" office:value="763" calcext:value-type="float">
            <text:p>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BRRR</text:p>
          </table:table-cell>
          <table:table-cell table:formula="of:=BIN2DEC([.H748])" office:value-type="float" office:value="109" calcext:value-type="float">
            <text:p>109</text:p>
          </table:table-cell>
          <table:table-cell table:formula="of:=BIN2DEC([.I748])" office:value-type="float" office:value="7" calcext:value-type="float">
            <text:p>7</text:p>
          </table:table-cell>
          <table:table-cell table:formula="of:=SUBSTITUTE([.A748] ;&quot;F&quot;;&quot;0&quot;)" office:value-type="string" office:string-value="BB0BB0BRRR" calcext:value-type="string">
            <text:p>BB0BB0BRRR</text:p>
          </table:table-cell>
          <table:table-cell table:formula="of:=SUBSTITUTE([.D748];&quot;B&quot;;&quot;1&quot;)" office:value-type="string" office:string-value="1101101RRR" calcext:value-type="string">
            <text:p>1101101RRR</text:p>
          </table:table-cell>
          <table:table-cell table:formula="of:=SUBSTITUTE([.E748];&quot;L&quot;;&quot;0&quot;)" office:value-type="string" office:string-value="1101101RRR" calcext:value-type="string">
            <text:p>1101101RRR</text:p>
          </table:table-cell>
          <table:table-cell table:formula="of:=SUBSTITUTE([.F748];&quot;R&quot;;&quot;1&quot;)" office:value-type="string" office:string-value="1101101111" calcext:value-type="string">
            <text:p>1101101111</text:p>
          </table:table-cell>
          <table:table-cell table:formula="of:=MID([.G748];1;7)" office:value-type="string" office:string-value="1101101" calcext:value-type="string">
            <text:p>1101101</text:p>
          </table:table-cell>
          <table:table-cell table:formula="of:=MID([.G748];8;3)" office:value-type="string" office:string-value="111" calcext:value-type="string">
            <text:p>111</text:p>
          </table:table-cell>
          <table:table-cell table:formula="of:=BIN2DEC([.H748]) * 8" office:value-type="float" office:value="872" calcext:value-type="float">
            <text:p>872</text:p>
          </table:table-cell>
          <table:table-cell table:formula="of:=BIN2DEC([.I748])" office:value-type="float" office:value="7" calcext:value-type="float">
            <text:p>7</text:p>
          </table:table-cell>
          <table:table-cell table:formula="of:=[.J748]+[.K748]" office:value-type="float" office:value="879" calcext:value-type="float">
            <text:p>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FBRLR</text:p>
          </table:table-cell>
          <table:table-cell table:formula="of:=BIN2DEC([.H749])" office:value-type="float" office:value="1" calcext:value-type="float">
            <text:p>1</text:p>
          </table:table-cell>
          <table:table-cell table:formula="of:=BIN2DEC([.I749])" office:value-type="float" office:value="5" calcext:value-type="float">
            <text:p>5</text:p>
          </table:table-cell>
          <table:table-cell table:formula="of:=SUBSTITUTE([.A749] ;&quot;F&quot;;&quot;0&quot;)" office:value-type="string" office:string-value="000000BRLR" calcext:value-type="string">
            <text:p>000000BRLR</text:p>
          </table:table-cell>
          <table:table-cell table:formula="of:=SUBSTITUTE([.D749];&quot;B&quot;;&quot;1&quot;)" office:value-type="string" office:string-value="0000001RLR" calcext:value-type="string">
            <text:p>0000001RLR</text:p>
          </table:table-cell>
          <table:table-cell table:formula="of:=SUBSTITUTE([.E749];&quot;L&quot;;&quot;0&quot;)" office:value-type="string" office:string-value="0000001R0R" calcext:value-type="string">
            <text:p>0000001R0R</text:p>
          </table:table-cell>
          <table:table-cell table:formula="of:=SUBSTITUTE([.F749];&quot;R&quot;;&quot;1&quot;)" office:value-type="string" office:string-value="0000001101" calcext:value-type="string">
            <text:p>0000001101</text:p>
          </table:table-cell>
          <table:table-cell table:formula="of:=MID([.G749];1;7)" office:value-type="string" office:string-value="0000001" calcext:value-type="string">
            <text:p>0000001</text:p>
          </table:table-cell>
          <table:table-cell table:formula="of:=MID([.G749];8;3)" office:value-type="string" office:string-value="101" calcext:value-type="string">
            <text:p>101</text:p>
          </table:table-cell>
          <table:table-cell table:formula="of:=BIN2DEC([.H749]) * 8" office:value-type="float" office:value="8" calcext:value-type="float">
            <text:p>8</text:p>
          </table:table-cell>
          <table:table-cell table:formula="of:=BIN2DEC([.I749])" office:value-type="float" office:value="5" calcext:value-type="float">
            <text:p>5</text:p>
          </table:table-cell>
          <table:table-cell table:formula="of:=[.J749]+[.K749]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FRLL</text:p>
          </table:table-cell>
          <table:table-cell table:formula="of:=BIN2DEC([.H750])" office:value-type="float" office:value="6" calcext:value-type="float">
            <text:p>6</text:p>
          </table:table-cell>
          <table:table-cell table:formula="of:=BIN2DEC([.I750])" office:value-type="float" office:value="4" calcext:value-type="float">
            <text:p>4</text:p>
          </table:table-cell>
          <table:table-cell table:formula="of:=SUBSTITUTE([.A750] ;&quot;F&quot;;&quot;0&quot;)" office:value-type="string" office:string-value="0000BB0RLL" calcext:value-type="string">
            <text:p>0000BB0RLL</text:p>
          </table:table-cell>
          <table:table-cell table:formula="of:=SUBSTITUTE([.D750];&quot;B&quot;;&quot;1&quot;)" office:value-type="string" office:string-value="0000110RLL" calcext:value-type="string">
            <text:p>0000110RLL</text:p>
          </table:table-cell>
          <table:table-cell table:formula="of:=SUBSTITUTE([.E750];&quot;L&quot;;&quot;0&quot;)" office:value-type="string" office:string-value="0000110R00" calcext:value-type="string">
            <text:p>0000110R00</text:p>
          </table:table-cell>
          <table:table-cell table:formula="of:=SUBSTITUTE([.F750];&quot;R&quot;;&quot;1&quot;)" office:value-type="string" office:string-value="0000110100" calcext:value-type="string">
            <text:p>0000110100</text:p>
          </table:table-cell>
          <table:table-cell table:formula="of:=MID([.G750];1;7)" office:value-type="string" office:string-value="0000110" calcext:value-type="string">
            <text:p>0000110</text:p>
          </table:table-cell>
          <table:table-cell table:formula="of:=MID([.G750];8;3)" office:value-type="string" office:string-value="100" calcext:value-type="string">
            <text:p>100</text:p>
          </table:table-cell>
          <table:table-cell table:formula="of:=BIN2DEC([.H750]) * 8" office:value-type="float" office:value="48" calcext:value-type="float">
            <text:p>48</text:p>
          </table:table-cell>
          <table:table-cell table:formula="of:=BIN2DEC([.I750])" office:value-type="float" office:value="4" calcext:value-type="float">
            <text:p>4</text:p>
          </table:table-cell>
          <table:table-cell table:formula="of:=[.J750]+[.K750]"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FRLR</text:p>
          </table:table-cell>
          <table:table-cell table:formula="of:=BIN2DEC([.H751])" office:value-type="float" office:value="6" calcext:value-type="float">
            <text:p>6</text:p>
          </table:table-cell>
          <table:table-cell table:formula="of:=BIN2DEC([.I751])" office:value-type="float" office:value="5" calcext:value-type="float">
            <text:p>5</text:p>
          </table:table-cell>
          <table:table-cell table:formula="of:=SUBSTITUTE([.A751] ;&quot;F&quot;;&quot;0&quot;)" office:value-type="string" office:string-value="0000BB0RLR" calcext:value-type="string">
            <text:p>0000BB0RLR</text:p>
          </table:table-cell>
          <table:table-cell table:formula="of:=SUBSTITUTE([.D751];&quot;B&quot;;&quot;1&quot;)" office:value-type="string" office:string-value="0000110RLR" calcext:value-type="string">
            <text:p>0000110RLR</text:p>
          </table:table-cell>
          <table:table-cell table:formula="of:=SUBSTITUTE([.E751];&quot;L&quot;;&quot;0&quot;)" office:value-type="string" office:string-value="0000110R0R" calcext:value-type="string">
            <text:p>0000110R0R</text:p>
          </table:table-cell>
          <table:table-cell table:formula="of:=SUBSTITUTE([.F751];&quot;R&quot;;&quot;1&quot;)" office:value-type="string" office:string-value="0000110101" calcext:value-type="string">
            <text:p>0000110101</text:p>
          </table:table-cell>
          <table:table-cell table:formula="of:=MID([.G751];1;7)" office:value-type="string" office:string-value="0000110" calcext:value-type="string">
            <text:p>0000110</text:p>
          </table:table-cell>
          <table:table-cell table:formula="of:=MID([.G751];8;3)" office:value-type="string" office:string-value="101" calcext:value-type="string">
            <text:p>101</text:p>
          </table:table-cell>
          <table:table-cell table:formula="of:=BIN2DEC([.H751]) * 8" office:value-type="float" office:value="48" calcext:value-type="float">
            <text:p>48</text:p>
          </table:table-cell>
          <table:table-cell table:formula="of:=BIN2DEC([.I751])" office:value-type="float" office:value="5" calcext:value-type="float">
            <text:p>5</text:p>
          </table:table-cell>
          <table:table-cell table:formula="of:=[.J751]+[.K751]" office:value-type="float" office:value="53" calcext:value-type="float">
            <text:p>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FRRR</text:p>
          </table:table-cell>
          <table:table-cell table:formula="of:=BIN2DEC([.H752])" office:value-type="float" office:value="44" calcext:value-type="float">
            <text:p>44</text:p>
          </table:table-cell>
          <table:table-cell table:formula="of:=BIN2DEC([.I752])" office:value-type="float" office:value="7" calcext:value-type="float">
            <text:p>7</text:p>
          </table:table-cell>
          <table:table-cell table:formula="of:=SUBSTITUTE([.A752] ;&quot;F&quot;;&quot;0&quot;)" office:value-type="string" office:string-value="0B0BB00RRR" calcext:value-type="string">
            <text:p>0B0BB00RRR</text:p>
          </table:table-cell>
          <table:table-cell table:formula="of:=SUBSTITUTE([.D752];&quot;B&quot;;&quot;1&quot;)" office:value-type="string" office:string-value="0101100RRR" calcext:value-type="string">
            <text:p>0101100RRR</text:p>
          </table:table-cell>
          <table:table-cell table:formula="of:=SUBSTITUTE([.E752];&quot;L&quot;;&quot;0&quot;)" office:value-type="string" office:string-value="0101100RRR" calcext:value-type="string">
            <text:p>0101100RRR</text:p>
          </table:table-cell>
          <table:table-cell table:formula="of:=SUBSTITUTE([.F752];&quot;R&quot;;&quot;1&quot;)" office:value-type="string" office:string-value="0101100111" calcext:value-type="string">
            <text:p>0101100111</text:p>
          </table:table-cell>
          <table:table-cell table:formula="of:=MID([.G752];1;7)" office:value-type="string" office:string-value="0101100" calcext:value-type="string">
            <text:p>0101100</text:p>
          </table:table-cell>
          <table:table-cell table:formula="of:=MID([.G752];8;3)" office:value-type="string" office:string-value="111" calcext:value-type="string">
            <text:p>111</text:p>
          </table:table-cell>
          <table:table-cell table:formula="of:=BIN2DEC([.H752]) * 8" office:value-type="float" office:value="352" calcext:value-type="float">
            <text:p>352</text:p>
          </table:table-cell>
          <table:table-cell table:formula="of:=BIN2DEC([.I752])" office:value-type="float" office:value="7" calcext:value-type="float">
            <text:p>7</text:p>
          </table:table-cell>
          <table:table-cell table:formula="of:=[.J752]+[.K752]" office:value-type="float" office:value="359" calcext:value-type="float">
            <text:p>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FBRRR</text:p>
          </table:table-cell>
          <table:table-cell table:formula="of:=BIN2DEC([.H753])" office:value-type="float" office:value="5" calcext:value-type="float">
            <text:p>5</text:p>
          </table:table-cell>
          <table:table-cell table:formula="of:=BIN2DEC([.I753])" office:value-type="float" office:value="7" calcext:value-type="float">
            <text:p>7</text:p>
          </table:table-cell>
          <table:table-cell table:formula="of:=SUBSTITUTE([.A753] ;&quot;F&quot;;&quot;0&quot;)" office:value-type="string" office:string-value="0000B0BRRR" calcext:value-type="string">
            <text:p>0000B0BRRR</text:p>
          </table:table-cell>
          <table:table-cell table:formula="of:=SUBSTITUTE([.D753];&quot;B&quot;;&quot;1&quot;)" office:value-type="string" office:string-value="0000101RRR" calcext:value-type="string">
            <text:p>0000101RRR</text:p>
          </table:table-cell>
          <table:table-cell table:formula="of:=SUBSTITUTE([.E753];&quot;L&quot;;&quot;0&quot;)" office:value-type="string" office:string-value="0000101RRR" calcext:value-type="string">
            <text:p>0000101RRR</text:p>
          </table:table-cell>
          <table:table-cell table:formula="of:=SUBSTITUTE([.F753];&quot;R&quot;;&quot;1&quot;)" office:value-type="string" office:string-value="0000101111" calcext:value-type="string">
            <text:p>0000101111</text:p>
          </table:table-cell>
          <table:table-cell table:formula="of:=MID([.G753];1;7)" office:value-type="string" office:string-value="0000101" calcext:value-type="string">
            <text:p>0000101</text:p>
          </table:table-cell>
          <table:table-cell table:formula="of:=MID([.G753];8;3)" office:value-type="string" office:string-value="111" calcext:value-type="string">
            <text:p>111</text:p>
          </table:table-cell>
          <table:table-cell table:formula="of:=BIN2DEC([.H753]) * 8" office:value-type="float" office:value="40" calcext:value-type="float">
            <text:p>40</text:p>
          </table:table-cell>
          <table:table-cell table:formula="of:=BIN2DEC([.I753])" office:value-type="float" office:value="7" calcext:value-type="float">
            <text:p>7</text:p>
          </table:table-cell>
          <table:table-cell table:formula="of:=[.J753]+[.K753]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BRRR</text:p>
          </table:table-cell>
          <table:table-cell table:formula="of:=BIN2DEC([.H754])" office:value-type="float" office:value="43" calcext:value-type="float">
            <text:p>43</text:p>
          </table:table-cell>
          <table:table-cell table:formula="of:=BIN2DEC([.I754])" office:value-type="float" office:value="7" calcext:value-type="float">
            <text:p>7</text:p>
          </table:table-cell>
          <table:table-cell table:formula="of:=SUBSTITUTE([.A754] ;&quot;F&quot;;&quot;0&quot;)" office:value-type="string" office:string-value="0B0B0BBRRR" calcext:value-type="string">
            <text:p>0B0B0BBRRR</text:p>
          </table:table-cell>
          <table:table-cell table:formula="of:=SUBSTITUTE([.D754];&quot;B&quot;;&quot;1&quot;)" office:value-type="string" office:string-value="0101011RRR" calcext:value-type="string">
            <text:p>0101011RRR</text:p>
          </table:table-cell>
          <table:table-cell table:formula="of:=SUBSTITUTE([.E754];&quot;L&quot;;&quot;0&quot;)" office:value-type="string" office:string-value="0101011RRR" calcext:value-type="string">
            <text:p>0101011RRR</text:p>
          </table:table-cell>
          <table:table-cell table:formula="of:=SUBSTITUTE([.F754];&quot;R&quot;;&quot;1&quot;)" office:value-type="string" office:string-value="0101011111" calcext:value-type="string">
            <text:p>0101011111</text:p>
          </table:table-cell>
          <table:table-cell table:formula="of:=MID([.G754];1;7)" office:value-type="string" office:string-value="0101011" calcext:value-type="string">
            <text:p>0101011</text:p>
          </table:table-cell>
          <table:table-cell table:formula="of:=MID([.G754];8;3)" office:value-type="string" office:string-value="111" calcext:value-type="string">
            <text:p>111</text:p>
          </table:table-cell>
          <table:table-cell table:formula="of:=BIN2DEC([.H754]) * 8" office:value-type="float" office:value="344" calcext:value-type="float">
            <text:p>344</text:p>
          </table:table-cell>
          <table:table-cell table:formula="of:=BIN2DEC([.I754])" office:value-type="float" office:value="7" calcext:value-type="float">
            <text:p>7</text:p>
          </table:table-cell>
          <table:table-cell table:formula="of:=[.J754]+[.K754]" office:value-type="float" office:value="351" calcext:value-type="float">
            <text:p>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BRRR</text:p>
          </table:table-cell>
          <table:table-cell table:formula="of:=BIN2DEC([.H755])" office:value-type="float" office:value="3" calcext:value-type="float">
            <text:p>3</text:p>
          </table:table-cell>
          <table:table-cell table:formula="of:=BIN2DEC([.I755])" office:value-type="float" office:value="7" calcext:value-type="float">
            <text:p>7</text:p>
          </table:table-cell>
          <table:table-cell table:formula="of:=SUBSTITUTE([.A755] ;&quot;F&quot;;&quot;0&quot;)" office:value-type="string" office:string-value="00000BBRRR" calcext:value-type="string">
            <text:p>00000BBRRR</text:p>
          </table:table-cell>
          <table:table-cell table:formula="of:=SUBSTITUTE([.D755];&quot;B&quot;;&quot;1&quot;)" office:value-type="string" office:string-value="0000011RRR" calcext:value-type="string">
            <text:p>0000011RRR</text:p>
          </table:table-cell>
          <table:table-cell table:formula="of:=SUBSTITUTE([.E755];&quot;L&quot;;&quot;0&quot;)" office:value-type="string" office:string-value="0000011RRR" calcext:value-type="string">
            <text:p>0000011RRR</text:p>
          </table:table-cell>
          <table:table-cell table:formula="of:=SUBSTITUTE([.F755];&quot;R&quot;;&quot;1&quot;)" office:value-type="string" office:string-value="0000011111" calcext:value-type="string">
            <text:p>0000011111</text:p>
          </table:table-cell>
          <table:table-cell table:formula="of:=MID([.G755];1;7)" office:value-type="string" office:string-value="0000011" calcext:value-type="string">
            <text:p>0000011</text:p>
          </table:table-cell>
          <table:table-cell table:formula="of:=MID([.G755];8;3)" office:value-type="string" office:string-value="111" calcext:value-type="string">
            <text:p>111</text:p>
          </table:table-cell>
          <table:table-cell table:formula="of:=BIN2DEC([.H755]) * 8" office:value-type="float" office:value="24" calcext:value-type="float">
            <text:p>24</text:p>
          </table:table-cell>
          <table:table-cell table:formula="of:=BIN2DEC([.I755])" office:value-type="float" office:value="7" calcext:value-type="float">
            <text:p>7</text:p>
          </table:table-cell>
          <table:table-cell table:formula="of:=[.J755]+[.K755]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BLRL</text:p>
          </table:table-cell>
          <table:table-cell table:formula="of:=BIN2DEC([.H756])" office:value-type="float" office:value="95" calcext:value-type="float">
            <text:p>95</text:p>
          </table:table-cell>
          <table:table-cell table:formula="of:=BIN2DEC([.I756])" office:value-type="float" office:value="2" calcext:value-type="float">
            <text:p>2</text:p>
          </table:table-cell>
          <table:table-cell table:formula="of:=SUBSTITUTE([.A756] ;&quot;F&quot;;&quot;0&quot;)" office:value-type="string" office:string-value="B0BBBBBLRL" calcext:value-type="string">
            <text:p>B0BBBBBLRL</text:p>
          </table:table-cell>
          <table:table-cell table:formula="of:=SUBSTITUTE([.D756];&quot;B&quot;;&quot;1&quot;)" office:value-type="string" office:string-value="1011111LRL" calcext:value-type="string">
            <text:p>1011111LRL</text:p>
          </table:table-cell>
          <table:table-cell table:formula="of:=SUBSTITUTE([.E756];&quot;L&quot;;&quot;0&quot;)" office:value-type="string" office:string-value="10111110R0" calcext:value-type="string">
            <text:p>10111110R0</text:p>
          </table:table-cell>
          <table:table-cell table:formula="of:=SUBSTITUTE([.F756];&quot;R&quot;;&quot;1&quot;)" office:value-type="string" office:string-value="1011111010" calcext:value-type="string">
            <text:p>1011111010</text:p>
          </table:table-cell>
          <table:table-cell table:formula="of:=MID([.G756];1;7)" office:value-type="string" office:string-value="1011111" calcext:value-type="string">
            <text:p>1011111</text:p>
          </table:table-cell>
          <table:table-cell table:formula="of:=MID([.G756];8;3)" office:value-type="string" office:string-value="010" calcext:value-type="string">
            <text:p>010</text:p>
          </table:table-cell>
          <table:table-cell table:formula="of:=BIN2DEC([.H756]) * 8" office:value-type="float" office:value="760" calcext:value-type="float">
            <text:p>760</text:p>
          </table:table-cell>
          <table:table-cell table:formula="of:=BIN2DEC([.I756])" office:value-type="float" office:value="2" calcext:value-type="float">
            <text:p>2</text:p>
          </table:table-cell>
          <table:table-cell table:formula="of:=[.J756]+[.K756]" office:value-type="float" office:value="762" calcext:value-type="float">
            <text:p>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FLLR</text:p>
          </table:table-cell>
          <table:table-cell table:formula="of:=BIN2DEC([.H757])" office:value-type="float" office:value="118" calcext:value-type="float">
            <text:p>118</text:p>
          </table:table-cell>
          <table:table-cell table:formula="of:=BIN2DEC([.I757])" office:value-type="float" office:value="1" calcext:value-type="float">
            <text:p>1</text:p>
          </table:table-cell>
          <table:table-cell table:formula="of:=SUBSTITUTE([.A757] ;&quot;F&quot;;&quot;0&quot;)" office:value-type="string" office:string-value="BBB0BB0LLR" calcext:value-type="string">
            <text:p>BBB0BB0LLR</text:p>
          </table:table-cell>
          <table:table-cell table:formula="of:=SUBSTITUTE([.D757];&quot;B&quot;;&quot;1&quot;)" office:value-type="string" office:string-value="1110110LLR" calcext:value-type="string">
            <text:p>1110110LLR</text:p>
          </table:table-cell>
          <table:table-cell table:formula="of:=SUBSTITUTE([.E757];&quot;L&quot;;&quot;0&quot;)" office:value-type="string" office:string-value="111011000R" calcext:value-type="string">
            <text:p>111011000R</text:p>
          </table:table-cell>
          <table:table-cell table:formula="of:=SUBSTITUTE([.F757];&quot;R&quot;;&quot;1&quot;)" office:value-type="string" office:string-value="1110110001" calcext:value-type="string">
            <text:p>1110110001</text:p>
          </table:table-cell>
          <table:table-cell table:formula="of:=MID([.G757];1;7)" office:value-type="string" office:string-value="1110110" calcext:value-type="string">
            <text:p>1110110</text:p>
          </table:table-cell>
          <table:table-cell table:formula="of:=MID([.G757];8;3)" office:value-type="string" office:string-value="001" calcext:value-type="string">
            <text:p>001</text:p>
          </table:table-cell>
          <table:table-cell table:formula="of:=BIN2DEC([.H757]) * 8" office:value-type="float" office:value="944" calcext:value-type="float">
            <text:p>944</text:p>
          </table:table-cell>
          <table:table-cell table:formula="of:=BIN2DEC([.I757])" office:value-type="float" office:value="1" calcext:value-type="float">
            <text:p>1</text:p>
          </table:table-cell>
          <table:table-cell table:formula="of:=[.J757]+[.K757]" office:value-type="float" office:value="945" calcext:value-type="float">
            <text:p>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BRRL</text:p>
          </table:table-cell>
          <table:table-cell table:formula="of:=BIN2DEC([.H758])" office:value-type="float" office:value="83" calcext:value-type="float">
            <text:p>83</text:p>
          </table:table-cell>
          <table:table-cell table:formula="of:=BIN2DEC([.I758])" office:value-type="float" office:value="6" calcext:value-type="float">
            <text:p>6</text:p>
          </table:table-cell>
          <table:table-cell table:formula="of:=SUBSTITUTE([.A758] ;&quot;F&quot;;&quot;0&quot;)" office:value-type="string" office:string-value="B0B00BBRRL" calcext:value-type="string">
            <text:p>B0B00BBRRL</text:p>
          </table:table-cell>
          <table:table-cell table:formula="of:=SUBSTITUTE([.D758];&quot;B&quot;;&quot;1&quot;)" office:value-type="string" office:string-value="1010011RRL" calcext:value-type="string">
            <text:p>1010011RRL</text:p>
          </table:table-cell>
          <table:table-cell table:formula="of:=SUBSTITUTE([.E758];&quot;L&quot;;&quot;0&quot;)" office:value-type="string" office:string-value="1010011RR0" calcext:value-type="string">
            <text:p>1010011RR0</text:p>
          </table:table-cell>
          <table:table-cell table:formula="of:=SUBSTITUTE([.F758];&quot;R&quot;;&quot;1&quot;)" office:value-type="string" office:string-value="1010011110" calcext:value-type="string">
            <text:p>1010011110</text:p>
          </table:table-cell>
          <table:table-cell table:formula="of:=MID([.G758];1;7)" office:value-type="string" office:string-value="1010011" calcext:value-type="string">
            <text:p>1010011</text:p>
          </table:table-cell>
          <table:table-cell table:formula="of:=MID([.G758];8;3)" office:value-type="string" office:string-value="110" calcext:value-type="string">
            <text:p>110</text:p>
          </table:table-cell>
          <table:table-cell table:formula="of:=BIN2DEC([.H758]) * 8" office:value-type="float" office:value="664" calcext:value-type="float">
            <text:p>664</text:p>
          </table:table-cell>
          <table:table-cell table:formula="of:=BIN2DEC([.I758])" office:value-type="float" office:value="6" calcext:value-type="float">
            <text:p>6</text:p>
          </table:table-cell>
          <table:table-cell table:formula="of:=[.J758]+[.K758]" office:value-type="float" office:value="670" calcext:value-type="float">
            <text:p>6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BRLL</text:p>
          </table:table-cell>
          <table:table-cell table:formula="of:=BIN2DEC([.H759])" office:value-type="float" office:value="113" calcext:value-type="float">
            <text:p>113</text:p>
          </table:table-cell>
          <table:table-cell table:formula="of:=BIN2DEC([.I759])" office:value-type="float" office:value="4" calcext:value-type="float">
            <text:p>4</text:p>
          </table:table-cell>
          <table:table-cell table:formula="of:=SUBSTITUTE([.A759] ;&quot;F&quot;;&quot;0&quot;)" office:value-type="string" office:string-value="BBB000BRLL" calcext:value-type="string">
            <text:p>BBB000BRLL</text:p>
          </table:table-cell>
          <table:table-cell table:formula="of:=SUBSTITUTE([.D759];&quot;B&quot;;&quot;1&quot;)" office:value-type="string" office:string-value="1110001RLL" calcext:value-type="string">
            <text:p>1110001RLL</text:p>
          </table:table-cell>
          <table:table-cell table:formula="of:=SUBSTITUTE([.E759];&quot;L&quot;;&quot;0&quot;)" office:value-type="string" office:string-value="1110001R00" calcext:value-type="string">
            <text:p>1110001R00</text:p>
          </table:table-cell>
          <table:table-cell table:formula="of:=SUBSTITUTE([.F759];&quot;R&quot;;&quot;1&quot;)" office:value-type="string" office:string-value="1110001100" calcext:value-type="string">
            <text:p>1110001100</text:p>
          </table:table-cell>
          <table:table-cell table:formula="of:=MID([.G759];1;7)" office:value-type="string" office:string-value="1110001" calcext:value-type="string">
            <text:p>1110001</text:p>
          </table:table-cell>
          <table:table-cell table:formula="of:=MID([.G759];8;3)" office:value-type="string" office:string-value="100" calcext:value-type="string">
            <text:p>100</text:p>
          </table:table-cell>
          <table:table-cell table:formula="of:=BIN2DEC([.H759]) * 8" office:value-type="float" office:value="904" calcext:value-type="float">
            <text:p>904</text:p>
          </table:table-cell>
          <table:table-cell table:formula="of:=BIN2DEC([.I759])" office:value-type="float" office:value="4" calcext:value-type="float">
            <text:p>4</text:p>
          </table:table-cell>
          <table:table-cell table:formula="of:=[.J759]+[.K759]" office:value-type="float" office:value="908" calcext:value-type="float">
            <text:p>9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BRRR</text:p>
          </table:table-cell>
          <table:table-cell table:formula="of:=BIN2DEC([.H760])" office:value-type="float" office:value="111" calcext:value-type="float">
            <text:p>111</text:p>
          </table:table-cell>
          <table:table-cell table:formula="of:=BIN2DEC([.I760])" office:value-type="float" office:value="7" calcext:value-type="float">
            <text:p>7</text:p>
          </table:table-cell>
          <table:table-cell table:formula="of:=SUBSTITUTE([.A760] ;&quot;F&quot;;&quot;0&quot;)" office:value-type="string" office:string-value="BB0BBBBRRR" calcext:value-type="string">
            <text:p>BB0BBBBRRR</text:p>
          </table:table-cell>
          <table:table-cell table:formula="of:=SUBSTITUTE([.D760];&quot;B&quot;;&quot;1&quot;)" office:value-type="string" office:string-value="1101111RRR" calcext:value-type="string">
            <text:p>1101111RRR</text:p>
          </table:table-cell>
          <table:table-cell table:formula="of:=SUBSTITUTE([.E760];&quot;L&quot;;&quot;0&quot;)" office:value-type="string" office:string-value="1101111RRR" calcext:value-type="string">
            <text:p>1101111RRR</text:p>
          </table:table-cell>
          <table:table-cell table:formula="of:=SUBSTITUTE([.F760];&quot;R&quot;;&quot;1&quot;)" office:value-type="string" office:string-value="1101111111" calcext:value-type="string">
            <text:p>1101111111</text:p>
          </table:table-cell>
          <table:table-cell table:formula="of:=MID([.G760];1;7)" office:value-type="string" office:string-value="1101111" calcext:value-type="string">
            <text:p>1101111</text:p>
          </table:table-cell>
          <table:table-cell table:formula="of:=MID([.G760];8;3)" office:value-type="string" office:string-value="111" calcext:value-type="string">
            <text:p>111</text:p>
          </table:table-cell>
          <table:table-cell table:formula="of:=BIN2DEC([.H760]) * 8" office:value-type="float" office:value="888" calcext:value-type="float">
            <text:p>888</text:p>
          </table:table-cell>
          <table:table-cell table:formula="of:=BIN2DEC([.I760])" office:value-type="float" office:value="7" calcext:value-type="float">
            <text:p>7</text:p>
          </table:table-cell>
          <table:table-cell table:formula="of:=[.J760]+[.K760]" office:value-type="float" office:value="895" calcext:value-type="float">
            <text:p>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FRRL</text:p>
          </table:table-cell>
          <table:table-cell table:formula="of:=BIN2DEC([.H761])" office:value-type="float" office:value="46" calcext:value-type="float">
            <text:p>46</text:p>
          </table:table-cell>
          <table:table-cell table:formula="of:=BIN2DEC([.I761])" office:value-type="float" office:value="6" calcext:value-type="float">
            <text:p>6</text:p>
          </table:table-cell>
          <table:table-cell table:formula="of:=SUBSTITUTE([.A761] ;&quot;F&quot;;&quot;0&quot;)" office:value-type="string" office:string-value="0B0BBB0RRL" calcext:value-type="string">
            <text:p>0B0BBB0RRL</text:p>
          </table:table-cell>
          <table:table-cell table:formula="of:=SUBSTITUTE([.D761];&quot;B&quot;;&quot;1&quot;)" office:value-type="string" office:string-value="0101110RRL" calcext:value-type="string">
            <text:p>0101110RRL</text:p>
          </table:table-cell>
          <table:table-cell table:formula="of:=SUBSTITUTE([.E761];&quot;L&quot;;&quot;0&quot;)" office:value-type="string" office:string-value="0101110RR0" calcext:value-type="string">
            <text:p>0101110RR0</text:p>
          </table:table-cell>
          <table:table-cell table:formula="of:=SUBSTITUTE([.F761];&quot;R&quot;;&quot;1&quot;)" office:value-type="string" office:string-value="0101110110" calcext:value-type="string">
            <text:p>0101110110</text:p>
          </table:table-cell>
          <table:table-cell table:formula="of:=MID([.G761];1;7)" office:value-type="string" office:string-value="0101110" calcext:value-type="string">
            <text:p>0101110</text:p>
          </table:table-cell>
          <table:table-cell table:formula="of:=MID([.G761];8;3)" office:value-type="string" office:string-value="110" calcext:value-type="string">
            <text:p>110</text:p>
          </table:table-cell>
          <table:table-cell table:formula="of:=BIN2DEC([.H761]) * 8" office:value-type="float" office:value="368" calcext:value-type="float">
            <text:p>368</text:p>
          </table:table-cell>
          <table:table-cell table:formula="of:=BIN2DEC([.I761])" office:value-type="float" office:value="6" calcext:value-type="float">
            <text:p>6</text:p>
          </table:table-cell>
          <table:table-cell table:formula="of:=[.J761]+[.K761]" office:value-type="float" office:value="374" calcext:value-type="float">
            <text:p>3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FLLL</text:p>
          </table:table-cell>
          <table:table-cell table:formula="of:=BIN2DEC([.H762])" office:value-type="float" office:value="90" calcext:value-type="float">
            <text:p>90</text:p>
          </table:table-cell>
          <table:table-cell table:formula="of:=BIN2DEC([.I762])" office:value-type="float" office:value="0" calcext:value-type="float">
            <text:p>0</text:p>
          </table:table-cell>
          <table:table-cell table:formula="of:=SUBSTITUTE([.A762] ;&quot;F&quot;;&quot;0&quot;)" office:value-type="string" office:string-value="B0BB0B0LLL" calcext:value-type="string">
            <text:p>B0BB0B0LLL</text:p>
          </table:table-cell>
          <table:table-cell table:formula="of:=SUBSTITUTE([.D762];&quot;B&quot;;&quot;1&quot;)" office:value-type="string" office:string-value="1011010LLL" calcext:value-type="string">
            <text:p>1011010LLL</text:p>
          </table:table-cell>
          <table:table-cell table:formula="of:=SUBSTITUTE([.E762];&quot;L&quot;;&quot;0&quot;)" office:value-type="string" office:string-value="1011010000" calcext:value-type="string">
            <text:p>1011010000</text:p>
          </table:table-cell>
          <table:table-cell table:formula="of:=SUBSTITUTE([.F762];&quot;R&quot;;&quot;1&quot;)" office:value-type="string" office:string-value="1011010000" calcext:value-type="string">
            <text:p>1011010000</text:p>
          </table:table-cell>
          <table:table-cell table:formula="of:=MID([.G762];1;7)" office:value-type="string" office:string-value="1011010" calcext:value-type="string">
            <text:p>1011010</text:p>
          </table:table-cell>
          <table:table-cell table:formula="of:=MID([.G762];8;3)" office:value-type="string" office:string-value="000" calcext:value-type="string">
            <text:p>000</text:p>
          </table:table-cell>
          <table:table-cell table:formula="of:=BIN2DEC([.H762]) * 8" office:value-type="float" office:value="720" calcext:value-type="float">
            <text:p>720</text:p>
          </table:table-cell>
          <table:table-cell table:formula="of:=BIN2DEC([.I762])" office:value-type="float" office:value="0" calcext:value-type="float">
            <text:p>0</text:p>
          </table:table-cell>
          <table:table-cell table:formula="of:=[.J762]+[.K762]" office:value-type="float" office:value="720" calcext:value-type="float">
            <text:p>7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BLLL</text:p>
          </table:table-cell>
          <table:table-cell table:formula="of:=BIN2DEC([.H763])" office:value-type="float" office:value="13" calcext:value-type="float">
            <text:p>13</text:p>
          </table:table-cell>
          <table:table-cell table:formula="of:=BIN2DEC([.I763])" office:value-type="float" office:value="0" calcext:value-type="float">
            <text:p>0</text:p>
          </table:table-cell>
          <table:table-cell table:formula="of:=SUBSTITUTE([.A763] ;&quot;F&quot;;&quot;0&quot;)" office:value-type="string" office:string-value="000BB0BLLL" calcext:value-type="string">
            <text:p>000BB0BLLL</text:p>
          </table:table-cell>
          <table:table-cell table:formula="of:=SUBSTITUTE([.D763];&quot;B&quot;;&quot;1&quot;)" office:value-type="string" office:string-value="0001101LLL" calcext:value-type="string">
            <text:p>0001101LLL</text:p>
          </table:table-cell>
          <table:table-cell table:formula="of:=SUBSTITUTE([.E763];&quot;L&quot;;&quot;0&quot;)" office:value-type="string" office:string-value="0001101000" calcext:value-type="string">
            <text:p>0001101000</text:p>
          </table:table-cell>
          <table:table-cell table:formula="of:=SUBSTITUTE([.F763];&quot;R&quot;;&quot;1&quot;)" office:value-type="string" office:string-value="0001101000" calcext:value-type="string">
            <text:p>0001101000</text:p>
          </table:table-cell>
          <table:table-cell table:formula="of:=MID([.G763];1;7)" office:value-type="string" office:string-value="0001101" calcext:value-type="string">
            <text:p>0001101</text:p>
          </table:table-cell>
          <table:table-cell table:formula="of:=MID([.G763];8;3)" office:value-type="string" office:string-value="000" calcext:value-type="string">
            <text:p>000</text:p>
          </table:table-cell>
          <table:table-cell table:formula="of:=BIN2DEC([.H763]) * 8" office:value-type="float" office:value="104" calcext:value-type="float">
            <text:p>104</text:p>
          </table:table-cell>
          <table:table-cell table:formula="of:=BIN2DEC([.I763])" office:value-type="float" office:value="0" calcext:value-type="float">
            <text:p>0</text:p>
          </table:table-cell>
          <table:table-cell table:formula="of:=[.J763]+[.K763]" office:value-type="float" office:value="104" calcext:value-type="float">
            <text:p>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BRRL</text:p>
          </table:table-cell>
          <table:table-cell table:formula="of:=BIN2DEC([.H764])" office:value-type="float" office:value="101" calcext:value-type="float">
            <text:p>101</text:p>
          </table:table-cell>
          <table:table-cell table:formula="of:=BIN2DEC([.I764])" office:value-type="float" office:value="6" calcext:value-type="float">
            <text:p>6</text:p>
          </table:table-cell>
          <table:table-cell table:formula="of:=SUBSTITUTE([.A764] ;&quot;F&quot;;&quot;0&quot;)" office:value-type="string" office:string-value="BB00B0BRRL" calcext:value-type="string">
            <text:p>BB00B0BRRL</text:p>
          </table:table-cell>
          <table:table-cell table:formula="of:=SUBSTITUTE([.D764];&quot;B&quot;;&quot;1&quot;)" office:value-type="string" office:string-value="1100101RRL" calcext:value-type="string">
            <text:p>1100101RRL</text:p>
          </table:table-cell>
          <table:table-cell table:formula="of:=SUBSTITUTE([.E764];&quot;L&quot;;&quot;0&quot;)" office:value-type="string" office:string-value="1100101RR0" calcext:value-type="string">
            <text:p>1100101RR0</text:p>
          </table:table-cell>
          <table:table-cell table:formula="of:=SUBSTITUTE([.F764];&quot;R&quot;;&quot;1&quot;)" office:value-type="string" office:string-value="1100101110" calcext:value-type="string">
            <text:p>1100101110</text:p>
          </table:table-cell>
          <table:table-cell table:formula="of:=MID([.G764];1;7)" office:value-type="string" office:string-value="1100101" calcext:value-type="string">
            <text:p>1100101</text:p>
          </table:table-cell>
          <table:table-cell table:formula="of:=MID([.G764];8;3)" office:value-type="string" office:string-value="110" calcext:value-type="string">
            <text:p>110</text:p>
          </table:table-cell>
          <table:table-cell table:formula="of:=BIN2DEC([.H764]) * 8" office:value-type="float" office:value="808" calcext:value-type="float">
            <text:p>808</text:p>
          </table:table-cell>
          <table:table-cell table:formula="of:=BIN2DEC([.I764])" office:value-type="float" office:value="6" calcext:value-type="float">
            <text:p>6</text:p>
          </table:table-cell>
          <table:table-cell table:formula="of:=[.J764]+[.K764]" office:value-type="float" office:value="814" calcext:value-type="float">
            <text:p>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BLLR</text:p>
          </table:table-cell>
          <table:table-cell table:formula="of:=BIN2DEC([.H765])" office:value-type="float" office:value="19" calcext:value-type="float">
            <text:p>19</text:p>
          </table:table-cell>
          <table:table-cell table:formula="of:=BIN2DEC([.I765])" office:value-type="float" office:value="1" calcext:value-type="float">
            <text:p>1</text:p>
          </table:table-cell>
          <table:table-cell table:formula="of:=SUBSTITUTE([.A765] ;&quot;F&quot;;&quot;0&quot;)" office:value-type="string" office:string-value="00B00BBLLR" calcext:value-type="string">
            <text:p>00B00BBLLR</text:p>
          </table:table-cell>
          <table:table-cell table:formula="of:=SUBSTITUTE([.D765];&quot;B&quot;;&quot;1&quot;)" office:value-type="string" office:string-value="0010011LLR" calcext:value-type="string">
            <text:p>0010011LLR</text:p>
          </table:table-cell>
          <table:table-cell table:formula="of:=SUBSTITUTE([.E765];&quot;L&quot;;&quot;0&quot;)" office:value-type="string" office:string-value="001001100R" calcext:value-type="string">
            <text:p>001001100R</text:p>
          </table:table-cell>
          <table:table-cell table:formula="of:=SUBSTITUTE([.F765];&quot;R&quot;;&quot;1&quot;)" office:value-type="string" office:string-value="0010011001" calcext:value-type="string">
            <text:p>0010011001</text:p>
          </table:table-cell>
          <table:table-cell table:formula="of:=MID([.G765];1;7)" office:value-type="string" office:string-value="0010011" calcext:value-type="string">
            <text:p>0010011</text:p>
          </table:table-cell>
          <table:table-cell table:formula="of:=MID([.G765];8;3)" office:value-type="string" office:string-value="001" calcext:value-type="string">
            <text:p>001</text:p>
          </table:table-cell>
          <table:table-cell table:formula="of:=BIN2DEC([.H765]) * 8" office:value-type="float" office:value="152" calcext:value-type="float">
            <text:p>152</text:p>
          </table:table-cell>
          <table:table-cell table:formula="of:=BIN2DEC([.I765])" office:value-type="float" office:value="1" calcext:value-type="float">
            <text:p>1</text:p>
          </table:table-cell>
          <table:table-cell table:formula="of:=[.J765]+[.K765]" office:value-type="float" office:value="153" calcext:value-type="float">
            <text:p>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FLLR</text:p>
          </table:table-cell>
          <table:table-cell table:formula="of:=BIN2DEC([.H766])" office:value-type="float" office:value="22" calcext:value-type="float">
            <text:p>22</text:p>
          </table:table-cell>
          <table:table-cell table:formula="of:=BIN2DEC([.I766])" office:value-type="float" office:value="1" calcext:value-type="float">
            <text:p>1</text:p>
          </table:table-cell>
          <table:table-cell table:formula="of:=SUBSTITUTE([.A766] ;&quot;F&quot;;&quot;0&quot;)" office:value-type="string" office:string-value="00B0BB0LLR" calcext:value-type="string">
            <text:p>00B0BB0LLR</text:p>
          </table:table-cell>
          <table:table-cell table:formula="of:=SUBSTITUTE([.D766];&quot;B&quot;;&quot;1&quot;)" office:value-type="string" office:string-value="0010110LLR" calcext:value-type="string">
            <text:p>0010110LLR</text:p>
          </table:table-cell>
          <table:table-cell table:formula="of:=SUBSTITUTE([.E766];&quot;L&quot;;&quot;0&quot;)" office:value-type="string" office:string-value="001011000R" calcext:value-type="string">
            <text:p>001011000R</text:p>
          </table:table-cell>
          <table:table-cell table:formula="of:=SUBSTITUTE([.F766];&quot;R&quot;;&quot;1&quot;)" office:value-type="string" office:string-value="0010110001" calcext:value-type="string">
            <text:p>0010110001</text:p>
          </table:table-cell>
          <table:table-cell table:formula="of:=MID([.G766];1;7)" office:value-type="string" office:string-value="0010110" calcext:value-type="string">
            <text:p>0010110</text:p>
          </table:table-cell>
          <table:table-cell table:formula="of:=MID([.G766];8;3)" office:value-type="string" office:string-value="001" calcext:value-type="string">
            <text:p>001</text:p>
          </table:table-cell>
          <table:table-cell table:formula="of:=BIN2DEC([.H766]) * 8" office:value-type="float" office:value="176" calcext:value-type="float">
            <text:p>176</text:p>
          </table:table-cell>
          <table:table-cell table:formula="of:=BIN2DEC([.I766])" office:value-type="float" office:value="1" calcext:value-type="float">
            <text:p>1</text:p>
          </table:table-cell>
          <table:table-cell table:formula="of:=[.J766]+[.K766]" office:value-type="float" office:value="177" calcext:value-type="float">
            <text:p>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FRLL</text:p>
          </table:table-cell>
          <table:table-cell table:formula="of:=BIN2DEC([.H767])" office:value-type="float" office:value="118" calcext:value-type="float">
            <text:p>118</text:p>
          </table:table-cell>
          <table:table-cell table:formula="of:=BIN2DEC([.I767])" office:value-type="float" office:value="4" calcext:value-type="float">
            <text:p>4</text:p>
          </table:table-cell>
          <table:table-cell table:formula="of:=SUBSTITUTE([.A767] ;&quot;F&quot;;&quot;0&quot;)" office:value-type="string" office:string-value="BBB0BB0RLL" calcext:value-type="string">
            <text:p>BBB0BB0RLL</text:p>
          </table:table-cell>
          <table:table-cell table:formula="of:=SUBSTITUTE([.D767];&quot;B&quot;;&quot;1&quot;)" office:value-type="string" office:string-value="1110110RLL" calcext:value-type="string">
            <text:p>1110110RLL</text:p>
          </table:table-cell>
          <table:table-cell table:formula="of:=SUBSTITUTE([.E767];&quot;L&quot;;&quot;0&quot;)" office:value-type="string" office:string-value="1110110R00" calcext:value-type="string">
            <text:p>1110110R00</text:p>
          </table:table-cell>
          <table:table-cell table:formula="of:=SUBSTITUTE([.F767];&quot;R&quot;;&quot;1&quot;)" office:value-type="string" office:string-value="1110110100" calcext:value-type="string">
            <text:p>1110110100</text:p>
          </table:table-cell>
          <table:table-cell table:formula="of:=MID([.G767];1;7)" office:value-type="string" office:string-value="1110110" calcext:value-type="string">
            <text:p>1110110</text:p>
          </table:table-cell>
          <table:table-cell table:formula="of:=MID([.G767];8;3)" office:value-type="string" office:string-value="100" calcext:value-type="string">
            <text:p>100</text:p>
          </table:table-cell>
          <table:table-cell table:formula="of:=BIN2DEC([.H767]) * 8" office:value-type="float" office:value="944" calcext:value-type="float">
            <text:p>944</text:p>
          </table:table-cell>
          <table:table-cell table:formula="of:=BIN2DEC([.I767])" office:value-type="float" office:value="4" calcext:value-type="float">
            <text:p>4</text:p>
          </table:table-cell>
          <table:table-cell table:formula="of:=[.J767]+[.K767]" office:value-type="float" office:value="948" calcext:value-type="float">
            <text:p>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FRRL</text:p>
          </table:table-cell>
          <table:table-cell table:formula="of:=BIN2DEC([.H768])" office:value-type="float" office:value="48" calcext:value-type="float">
            <text:p>48</text:p>
          </table:table-cell>
          <table:table-cell table:formula="of:=BIN2DEC([.I768])" office:value-type="float" office:value="6" calcext:value-type="float">
            <text:p>6</text:p>
          </table:table-cell>
          <table:table-cell table:formula="of:=SUBSTITUTE([.A768] ;&quot;F&quot;;&quot;0&quot;)" office:value-type="string" office:string-value="0BB0000RRL" calcext:value-type="string">
            <text:p>0BB0000RRL</text:p>
          </table:table-cell>
          <table:table-cell table:formula="of:=SUBSTITUTE([.D768];&quot;B&quot;;&quot;1&quot;)" office:value-type="string" office:string-value="0110000RRL" calcext:value-type="string">
            <text:p>0110000RRL</text:p>
          </table:table-cell>
          <table:table-cell table:formula="of:=SUBSTITUTE([.E768];&quot;L&quot;;&quot;0&quot;)" office:value-type="string" office:string-value="0110000RR0" calcext:value-type="string">
            <text:p>0110000RR0</text:p>
          </table:table-cell>
          <table:table-cell table:formula="of:=SUBSTITUTE([.F768];&quot;R&quot;;&quot;1&quot;)" office:value-type="string" office:string-value="0110000110" calcext:value-type="string">
            <text:p>0110000110</text:p>
          </table:table-cell>
          <table:table-cell table:formula="of:=MID([.G768];1;7)" office:value-type="string" office:string-value="0110000" calcext:value-type="string">
            <text:p>0110000</text:p>
          </table:table-cell>
          <table:table-cell table:formula="of:=MID([.G768];8;3)" office:value-type="string" office:string-value="110" calcext:value-type="string">
            <text:p>110</text:p>
          </table:table-cell>
          <table:table-cell table:formula="of:=BIN2DEC([.H768]) * 8" office:value-type="float" office:value="384" calcext:value-type="float">
            <text:p>384</text:p>
          </table:table-cell>
          <table:table-cell table:formula="of:=BIN2DEC([.I768])" office:value-type="float" office:value="6" calcext:value-type="float">
            <text:p>6</text:p>
          </table:table-cell>
          <table:table-cell table:formula="of:=[.J768]+[.K768]" office:value-type="float" office:value="390" calcext:value-type="float">
            <text:p>3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FRRR</text:p>
          </table:table-cell>
          <table:table-cell table:formula="of:=BIN2DEC([.H769])" office:value-type="float" office:value="50" calcext:value-type="float">
            <text:p>50</text:p>
          </table:table-cell>
          <table:table-cell table:formula="of:=BIN2DEC([.I769])" office:value-type="float" office:value="7" calcext:value-type="float">
            <text:p>7</text:p>
          </table:table-cell>
          <table:table-cell table:formula="of:=SUBSTITUTE([.A769] ;&quot;F&quot;;&quot;0&quot;)" office:value-type="string" office:string-value="0BB00B0RRR" calcext:value-type="string">
            <text:p>0BB00B0RRR</text:p>
          </table:table-cell>
          <table:table-cell table:formula="of:=SUBSTITUTE([.D769];&quot;B&quot;;&quot;1&quot;)" office:value-type="string" office:string-value="0110010RRR" calcext:value-type="string">
            <text:p>0110010RRR</text:p>
          </table:table-cell>
          <table:table-cell table:formula="of:=SUBSTITUTE([.E769];&quot;L&quot;;&quot;0&quot;)" office:value-type="string" office:string-value="0110010RRR" calcext:value-type="string">
            <text:p>0110010RRR</text:p>
          </table:table-cell>
          <table:table-cell table:formula="of:=SUBSTITUTE([.F769];&quot;R&quot;;&quot;1&quot;)" office:value-type="string" office:string-value="0110010111" calcext:value-type="string">
            <text:p>0110010111</text:p>
          </table:table-cell>
          <table:table-cell table:formula="of:=MID([.G769];1;7)" office:value-type="string" office:string-value="0110010" calcext:value-type="string">
            <text:p>0110010</text:p>
          </table:table-cell>
          <table:table-cell table:formula="of:=MID([.G769];8;3)" office:value-type="string" office:string-value="111" calcext:value-type="string">
            <text:p>111</text:p>
          </table:table-cell>
          <table:table-cell table:formula="of:=BIN2DEC([.H769]) * 8" office:value-type="float" office:value="400" calcext:value-type="float">
            <text:p>400</text:p>
          </table:table-cell>
          <table:table-cell table:formula="of:=BIN2DEC([.I769])" office:value-type="float" office:value="7" calcext:value-type="float">
            <text:p>7</text:p>
          </table:table-cell>
          <table:table-cell table:formula="of:=[.J769]+[.K769]" office:value-type="float" office:value="407" calcext:value-type="float">
            <text:p>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BLLL</text:p>
          </table:table-cell>
          <table:table-cell table:formula="of:=BIN2DEC([.H770])" office:value-type="float" office:value="73" calcext:value-type="float">
            <text:p>73</text:p>
          </table:table-cell>
          <table:table-cell table:formula="of:=BIN2DEC([.I770])" office:value-type="float" office:value="0" calcext:value-type="float">
            <text:p>0</text:p>
          </table:table-cell>
          <table:table-cell table:formula="of:=SUBSTITUTE([.A770] ;&quot;F&quot;;&quot;0&quot;)" office:value-type="string" office:string-value="B00B00BLLL" calcext:value-type="string">
            <text:p>B00B00BLLL</text:p>
          </table:table-cell>
          <table:table-cell table:formula="of:=SUBSTITUTE([.D770];&quot;B&quot;;&quot;1&quot;)" office:value-type="string" office:string-value="1001001LLL" calcext:value-type="string">
            <text:p>1001001LLL</text:p>
          </table:table-cell>
          <table:table-cell table:formula="of:=SUBSTITUTE([.E770];&quot;L&quot;;&quot;0&quot;)" office:value-type="string" office:string-value="1001001000" calcext:value-type="string">
            <text:p>1001001000</text:p>
          </table:table-cell>
          <table:table-cell table:formula="of:=SUBSTITUTE([.F770];&quot;R&quot;;&quot;1&quot;)" office:value-type="string" office:string-value="1001001000" calcext:value-type="string">
            <text:p>1001001000</text:p>
          </table:table-cell>
          <table:table-cell table:formula="of:=MID([.G770];1;7)" office:value-type="string" office:string-value="1001001" calcext:value-type="string">
            <text:p>1001001</text:p>
          </table:table-cell>
          <table:table-cell table:formula="of:=MID([.G770];8;3)" office:value-type="string" office:string-value="000" calcext:value-type="string">
            <text:p>000</text:p>
          </table:table-cell>
          <table:table-cell table:formula="of:=BIN2DEC([.H770]) * 8" office:value-type="float" office:value="584" calcext:value-type="float">
            <text:p>584</text:p>
          </table:table-cell>
          <table:table-cell table:formula="of:=BIN2DEC([.I770])" office:value-type="float" office:value="0" calcext:value-type="float">
            <text:p>0</text:p>
          </table:table-cell>
          <table:table-cell table:formula="of:=[.J770]+[.K770]" office:value-type="float" office:value="584" calcext:value-type="float">
            <text:p>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BLRL</text:p>
          </table:table-cell>
          <table:table-cell table:formula="of:=BIN2DEC([.H771])" office:value-type="float" office:value="41" calcext:value-type="float">
            <text:p>41</text:p>
          </table:table-cell>
          <table:table-cell table:formula="of:=BIN2DEC([.I771])" office:value-type="float" office:value="2" calcext:value-type="float">
            <text:p>2</text:p>
          </table:table-cell>
          <table:table-cell table:formula="of:=SUBSTITUTE([.A771] ;&quot;F&quot;;&quot;0&quot;)" office:value-type="string" office:string-value="0B0B00BLRL" calcext:value-type="string">
            <text:p>0B0B00BLRL</text:p>
          </table:table-cell>
          <table:table-cell table:formula="of:=SUBSTITUTE([.D771];&quot;B&quot;;&quot;1&quot;)" office:value-type="string" office:string-value="0101001LRL" calcext:value-type="string">
            <text:p>0101001LRL</text:p>
          </table:table-cell>
          <table:table-cell table:formula="of:=SUBSTITUTE([.E771];&quot;L&quot;;&quot;0&quot;)" office:value-type="string" office:string-value="01010010R0" calcext:value-type="string">
            <text:p>01010010R0</text:p>
          </table:table-cell>
          <table:table-cell table:formula="of:=SUBSTITUTE([.F771];&quot;R&quot;;&quot;1&quot;)" office:value-type="string" office:string-value="0101001010" calcext:value-type="string">
            <text:p>0101001010</text:p>
          </table:table-cell>
          <table:table-cell table:formula="of:=MID([.G771];1;7)" office:value-type="string" office:string-value="0101001" calcext:value-type="string">
            <text:p>0101001</text:p>
          </table:table-cell>
          <table:table-cell table:formula="of:=MID([.G771];8;3)" office:value-type="string" office:string-value="010" calcext:value-type="string">
            <text:p>010</text:p>
          </table:table-cell>
          <table:table-cell table:formula="of:=BIN2DEC([.H771]) * 8" office:value-type="float" office:value="328" calcext:value-type="float">
            <text:p>328</text:p>
          </table:table-cell>
          <table:table-cell table:formula="of:=BIN2DEC([.I771])" office:value-type="float" office:value="2" calcext:value-type="float">
            <text:p>2</text:p>
          </table:table-cell>
          <table:table-cell table:formula="of:=[.J771]+[.K771]" office:value-type="float" office:value="330" calcext:value-type="float">
            <text:p>3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FRLR</text:p>
          </table:table-cell>
          <table:table-cell table:formula="of:=BIN2DEC([.H772])" office:value-type="float" office:value="118" calcext:value-type="float">
            <text:p>118</text:p>
          </table:table-cell>
          <table:table-cell table:formula="of:=BIN2DEC([.I772])" office:value-type="float" office:value="5" calcext:value-type="float">
            <text:p>5</text:p>
          </table:table-cell>
          <table:table-cell table:formula="of:=SUBSTITUTE([.A772] ;&quot;F&quot;;&quot;0&quot;)" office:value-type="string" office:string-value="BBB0BB0RLR" calcext:value-type="string">
            <text:p>BBB0BB0RLR</text:p>
          </table:table-cell>
          <table:table-cell table:formula="of:=SUBSTITUTE([.D772];&quot;B&quot;;&quot;1&quot;)" office:value-type="string" office:string-value="1110110RLR" calcext:value-type="string">
            <text:p>1110110RLR</text:p>
          </table:table-cell>
          <table:table-cell table:formula="of:=SUBSTITUTE([.E772];&quot;L&quot;;&quot;0&quot;)" office:value-type="string" office:string-value="1110110R0R" calcext:value-type="string">
            <text:p>1110110R0R</text:p>
          </table:table-cell>
          <table:table-cell table:formula="of:=SUBSTITUTE([.F772];&quot;R&quot;;&quot;1&quot;)" office:value-type="string" office:string-value="1110110101" calcext:value-type="string">
            <text:p>1110110101</text:p>
          </table:table-cell>
          <table:table-cell table:formula="of:=MID([.G772];1;7)" office:value-type="string" office:string-value="1110110" calcext:value-type="string">
            <text:p>1110110</text:p>
          </table:table-cell>
          <table:table-cell table:formula="of:=MID([.G772];8;3)" office:value-type="string" office:string-value="101" calcext:value-type="string">
            <text:p>101</text:p>
          </table:table-cell>
          <table:table-cell table:formula="of:=BIN2DEC([.H772]) * 8" office:value-type="float" office:value="944" calcext:value-type="float">
            <text:p>944</text:p>
          </table:table-cell>
          <table:table-cell table:formula="of:=BIN2DEC([.I772])" office:value-type="float" office:value="5" calcext:value-type="float">
            <text:p>5</text:p>
          </table:table-cell>
          <table:table-cell table:formula="of:=[.J772]+[.K772]" office:value-type="float" office:value="949" calcext:value-type="float">
            <text:p>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BRRL</text:p>
          </table:table-cell>
          <table:table-cell table:formula="of:=BIN2DEC([.H773])" office:value-type="float" office:value="23" calcext:value-type="float">
            <text:p>23</text:p>
          </table:table-cell>
          <table:table-cell table:formula="of:=BIN2DEC([.I773])" office:value-type="float" office:value="6" calcext:value-type="float">
            <text:p>6</text:p>
          </table:table-cell>
          <table:table-cell table:formula="of:=SUBSTITUTE([.A773] ;&quot;F&quot;;&quot;0&quot;)" office:value-type="string" office:string-value="00B0BBBRRL" calcext:value-type="string">
            <text:p>00B0BBBRRL</text:p>
          </table:table-cell>
          <table:table-cell table:formula="of:=SUBSTITUTE([.D773];&quot;B&quot;;&quot;1&quot;)" office:value-type="string" office:string-value="0010111RRL" calcext:value-type="string">
            <text:p>0010111RRL</text:p>
          </table:table-cell>
          <table:table-cell table:formula="of:=SUBSTITUTE([.E773];&quot;L&quot;;&quot;0&quot;)" office:value-type="string" office:string-value="0010111RR0" calcext:value-type="string">
            <text:p>0010111RR0</text:p>
          </table:table-cell>
          <table:table-cell table:formula="of:=SUBSTITUTE([.F773];&quot;R&quot;;&quot;1&quot;)" office:value-type="string" office:string-value="0010111110" calcext:value-type="string">
            <text:p>0010111110</text:p>
          </table:table-cell>
          <table:table-cell table:formula="of:=MID([.G773];1;7)" office:value-type="string" office:string-value="0010111" calcext:value-type="string">
            <text:p>0010111</text:p>
          </table:table-cell>
          <table:table-cell table:formula="of:=MID([.G773];8;3)" office:value-type="string" office:string-value="110" calcext:value-type="string">
            <text:p>110</text:p>
          </table:table-cell>
          <table:table-cell table:formula="of:=BIN2DEC([.H773]) * 8" office:value-type="float" office:value="184" calcext:value-type="float">
            <text:p>184</text:p>
          </table:table-cell>
          <table:table-cell table:formula="of:=BIN2DEC([.I773])" office:value-type="float" office:value="6" calcext:value-type="float">
            <text:p>6</text:p>
          </table:table-cell>
          <table:table-cell table:formula="of:=[.J773]+[.K773]" office:value-type="float" office:value="190" calcext:value-type="float">
            <text:p>1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FLLL</text:p>
          </table:table-cell>
          <table:table-cell table:formula="of:=BIN2DEC([.H774])" office:value-type="float" office:value="30" calcext:value-type="float">
            <text:p>30</text:p>
          </table:table-cell>
          <table:table-cell table:formula="of:=BIN2DEC([.I774])" office:value-type="float" office:value="0" calcext:value-type="float">
            <text:p>0</text:p>
          </table:table-cell>
          <table:table-cell table:formula="of:=SUBSTITUTE([.A774] ;&quot;F&quot;;&quot;0&quot;)" office:value-type="string" office:string-value="00BBBB0LLL" calcext:value-type="string">
            <text:p>00BBBB0LLL</text:p>
          </table:table-cell>
          <table:table-cell table:formula="of:=SUBSTITUTE([.D774];&quot;B&quot;;&quot;1&quot;)" office:value-type="string" office:string-value="0011110LLL" calcext:value-type="string">
            <text:p>0011110LLL</text:p>
          </table:table-cell>
          <table:table-cell table:formula="of:=SUBSTITUTE([.E774];&quot;L&quot;;&quot;0&quot;)" office:value-type="string" office:string-value="0011110000" calcext:value-type="string">
            <text:p>0011110000</text:p>
          </table:table-cell>
          <table:table-cell table:formula="of:=SUBSTITUTE([.F774];&quot;R&quot;;&quot;1&quot;)" office:value-type="string" office:string-value="0011110000" calcext:value-type="string">
            <text:p>0011110000</text:p>
          </table:table-cell>
          <table:table-cell table:formula="of:=MID([.G774];1;7)" office:value-type="string" office:string-value="0011110" calcext:value-type="string">
            <text:p>0011110</text:p>
          </table:table-cell>
          <table:table-cell table:formula="of:=MID([.G774];8;3)" office:value-type="string" office:string-value="000" calcext:value-type="string">
            <text:p>000</text:p>
          </table:table-cell>
          <table:table-cell table:formula="of:=BIN2DEC([.H774]) * 8" office:value-type="float" office:value="240" calcext:value-type="float">
            <text:p>240</text:p>
          </table:table-cell>
          <table:table-cell table:formula="of:=BIN2DEC([.I774])" office:value-type="float" office:value="0" calcext:value-type="float">
            <text:p>0</text:p>
          </table:table-cell>
          <table:table-cell table:formula="of:=[.J774]+[.K774]"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FLRR</text:p>
          </table:table-cell>
          <table:table-cell table:formula="of:=BIN2DEC([.H775])" office:value-type="float" office:value="46" calcext:value-type="float">
            <text:p>46</text:p>
          </table:table-cell>
          <table:table-cell table:formula="of:=BIN2DEC([.I775])" office:value-type="float" office:value="3" calcext:value-type="float">
            <text:p>3</text:p>
          </table:table-cell>
          <table:table-cell table:formula="of:=SUBSTITUTE([.A775] ;&quot;F&quot;;&quot;0&quot;)" office:value-type="string" office:string-value="0B0BBB0LRR" calcext:value-type="string">
            <text:p>0B0BBB0LRR</text:p>
          </table:table-cell>
          <table:table-cell table:formula="of:=SUBSTITUTE([.D775];&quot;B&quot;;&quot;1&quot;)" office:value-type="string" office:string-value="0101110LRR" calcext:value-type="string">
            <text:p>0101110LRR</text:p>
          </table:table-cell>
          <table:table-cell table:formula="of:=SUBSTITUTE([.E775];&quot;L&quot;;&quot;0&quot;)" office:value-type="string" office:string-value="01011100RR" calcext:value-type="string">
            <text:p>01011100RR</text:p>
          </table:table-cell>
          <table:table-cell table:formula="of:=SUBSTITUTE([.F775];&quot;R&quot;;&quot;1&quot;)" office:value-type="string" office:string-value="0101110011" calcext:value-type="string">
            <text:p>0101110011</text:p>
          </table:table-cell>
          <table:table-cell table:formula="of:=MID([.G775];1;7)" office:value-type="string" office:string-value="0101110" calcext:value-type="string">
            <text:p>0101110</text:p>
          </table:table-cell>
          <table:table-cell table:formula="of:=MID([.G775];8;3)" office:value-type="string" office:string-value="011" calcext:value-type="string">
            <text:p>011</text:p>
          </table:table-cell>
          <table:table-cell table:formula="of:=BIN2DEC([.H775]) * 8" office:value-type="float" office:value="368" calcext:value-type="float">
            <text:p>368</text:p>
          </table:table-cell>
          <table:table-cell table:formula="of:=BIN2DEC([.I775])" office:value-type="float" office:value="3" calcext:value-type="float">
            <text:p>3</text:p>
          </table:table-cell>
          <table:table-cell table:formula="of:=[.J775]+[.K775]" office:value-type="float" office:value="371" calcext:value-type="float">
            <text:p>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FLRR</text:p>
          </table:table-cell>
          <table:table-cell table:formula="of:=BIN2DEC([.H776])" office:value-type="float" office:value="26" calcext:value-type="float">
            <text:p>26</text:p>
          </table:table-cell>
          <table:table-cell table:formula="of:=BIN2DEC([.I776])" office:value-type="float" office:value="3" calcext:value-type="float">
            <text:p>3</text:p>
          </table:table-cell>
          <table:table-cell table:formula="of:=SUBSTITUTE([.A776] ;&quot;F&quot;;&quot;0&quot;)" office:value-type="string" office:string-value="00BB0B0LRR" calcext:value-type="string">
            <text:p>00BB0B0LRR</text:p>
          </table:table-cell>
          <table:table-cell table:formula="of:=SUBSTITUTE([.D776];&quot;B&quot;;&quot;1&quot;)" office:value-type="string" office:string-value="0011010LRR" calcext:value-type="string">
            <text:p>0011010LRR</text:p>
          </table:table-cell>
          <table:table-cell table:formula="of:=SUBSTITUTE([.E776];&quot;L&quot;;&quot;0&quot;)" office:value-type="string" office:string-value="00110100RR" calcext:value-type="string">
            <text:p>00110100RR</text:p>
          </table:table-cell>
          <table:table-cell table:formula="of:=SUBSTITUTE([.F776];&quot;R&quot;;&quot;1&quot;)" office:value-type="string" office:string-value="0011010011" calcext:value-type="string">
            <text:p>0011010011</text:p>
          </table:table-cell>
          <table:table-cell table:formula="of:=MID([.G776];1;7)" office:value-type="string" office:string-value="0011010" calcext:value-type="string">
            <text:p>0011010</text:p>
          </table:table-cell>
          <table:table-cell table:formula="of:=MID([.G776];8;3)" office:value-type="string" office:string-value="011" calcext:value-type="string">
            <text:p>011</text:p>
          </table:table-cell>
          <table:table-cell table:formula="of:=BIN2DEC([.H776]) * 8" office:value-type="float" office:value="208" calcext:value-type="float">
            <text:p>208</text:p>
          </table:table-cell>
          <table:table-cell table:formula="of:=BIN2DEC([.I776])" office:value-type="float" office:value="3" calcext:value-type="float">
            <text:p>3</text:p>
          </table:table-cell>
          <table:table-cell table:formula="of:=[.J776]+[.K776]" office:value-type="float" office:value="211" calcext:value-type="float">
            <text:p>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FRRL</text:p>
          </table:table-cell>
          <table:table-cell table:formula="of:=BIN2DEC([.H777])" office:value-type="float" office:value="38" calcext:value-type="float">
            <text:p>38</text:p>
          </table:table-cell>
          <table:table-cell table:formula="of:=BIN2DEC([.I777])" office:value-type="float" office:value="6" calcext:value-type="float">
            <text:p>6</text:p>
          </table:table-cell>
          <table:table-cell table:formula="of:=SUBSTITUTE([.A777] ;&quot;F&quot;;&quot;0&quot;)" office:value-type="string" office:string-value="0B00BB0RRL" calcext:value-type="string">
            <text:p>0B00BB0RRL</text:p>
          </table:table-cell>
          <table:table-cell table:formula="of:=SUBSTITUTE([.D777];&quot;B&quot;;&quot;1&quot;)" office:value-type="string" office:string-value="0100110RRL" calcext:value-type="string">
            <text:p>0100110RRL</text:p>
          </table:table-cell>
          <table:table-cell table:formula="of:=SUBSTITUTE([.E777];&quot;L&quot;;&quot;0&quot;)" office:value-type="string" office:string-value="0100110RR0" calcext:value-type="string">
            <text:p>0100110RR0</text:p>
          </table:table-cell>
          <table:table-cell table:formula="of:=SUBSTITUTE([.F777];&quot;R&quot;;&quot;1&quot;)" office:value-type="string" office:string-value="0100110110" calcext:value-type="string">
            <text:p>0100110110</text:p>
          </table:table-cell>
          <table:table-cell table:formula="of:=MID([.G777];1;7)" office:value-type="string" office:string-value="0100110" calcext:value-type="string">
            <text:p>0100110</text:p>
          </table:table-cell>
          <table:table-cell table:formula="of:=MID([.G777];8;3)" office:value-type="string" office:string-value="110" calcext:value-type="string">
            <text:p>110</text:p>
          </table:table-cell>
          <table:table-cell table:formula="of:=BIN2DEC([.H777]) * 8" office:value-type="float" office:value="304" calcext:value-type="float">
            <text:p>304</text:p>
          </table:table-cell>
          <table:table-cell table:formula="of:=BIN2DEC([.I777])" office:value-type="float" office:value="6" calcext:value-type="float">
            <text:p>6</text:p>
          </table:table-cell>
          <table:table-cell table:formula="of:=[.J777]+[.K777]" office:value-type="float" office:value="310" calcext:value-type="float">
            <text:p>3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FLLR</text:p>
          </table:table-cell>
          <table:table-cell table:formula="of:=BIN2DEC([.H778])" office:value-type="float" office:value="24" calcext:value-type="float">
            <text:p>24</text:p>
          </table:table-cell>
          <table:table-cell table:formula="of:=BIN2DEC([.I778])" office:value-type="float" office:value="1" calcext:value-type="float">
            <text:p>1</text:p>
          </table:table-cell>
          <table:table-cell table:formula="of:=SUBSTITUTE([.A778] ;&quot;F&quot;;&quot;0&quot;)" office:value-type="string" office:string-value="00BB000LLR" calcext:value-type="string">
            <text:p>00BB000LLR</text:p>
          </table:table-cell>
          <table:table-cell table:formula="of:=SUBSTITUTE([.D778];&quot;B&quot;;&quot;1&quot;)" office:value-type="string" office:string-value="0011000LLR" calcext:value-type="string">
            <text:p>0011000LLR</text:p>
          </table:table-cell>
          <table:table-cell table:formula="of:=SUBSTITUTE([.E778];&quot;L&quot;;&quot;0&quot;)" office:value-type="string" office:string-value="001100000R" calcext:value-type="string">
            <text:p>001100000R</text:p>
          </table:table-cell>
          <table:table-cell table:formula="of:=SUBSTITUTE([.F778];&quot;R&quot;;&quot;1&quot;)" office:value-type="string" office:string-value="0011000001" calcext:value-type="string">
            <text:p>0011000001</text:p>
          </table:table-cell>
          <table:table-cell table:formula="of:=MID([.G778];1;7)" office:value-type="string" office:string-value="0011000" calcext:value-type="string">
            <text:p>0011000</text:p>
          </table:table-cell>
          <table:table-cell table:formula="of:=MID([.G778];8;3)" office:value-type="string" office:string-value="001" calcext:value-type="string">
            <text:p>001</text:p>
          </table:table-cell>
          <table:table-cell table:formula="of:=BIN2DEC([.H778]) * 8" office:value-type="float" office:value="192" calcext:value-type="float">
            <text:p>192</text:p>
          </table:table-cell>
          <table:table-cell table:formula="of:=BIN2DEC([.I778])" office:value-type="float" office:value="1" calcext:value-type="float">
            <text:p>1</text:p>
          </table:table-cell>
          <table:table-cell table:formula="of:=[.J778]+[.K778]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BLRR</text:p>
          </table:table-cell>
          <table:table-cell table:formula="of:=BIN2DEC([.H779])" office:value-type="float" office:value="43" calcext:value-type="float">
            <text:p>43</text:p>
          </table:table-cell>
          <table:table-cell table:formula="of:=BIN2DEC([.I779])" office:value-type="float" office:value="3" calcext:value-type="float">
            <text:p>3</text:p>
          </table:table-cell>
          <table:table-cell table:formula="of:=SUBSTITUTE([.A779] ;&quot;F&quot;;&quot;0&quot;)" office:value-type="string" office:string-value="0B0B0BBLRR" calcext:value-type="string">
            <text:p>0B0B0BBLRR</text:p>
          </table:table-cell>
          <table:table-cell table:formula="of:=SUBSTITUTE([.D779];&quot;B&quot;;&quot;1&quot;)" office:value-type="string" office:string-value="0101011LRR" calcext:value-type="string">
            <text:p>0101011LRR</text:p>
          </table:table-cell>
          <table:table-cell table:formula="of:=SUBSTITUTE([.E779];&quot;L&quot;;&quot;0&quot;)" office:value-type="string" office:string-value="01010110RR" calcext:value-type="string">
            <text:p>01010110RR</text:p>
          </table:table-cell>
          <table:table-cell table:formula="of:=SUBSTITUTE([.F779];&quot;R&quot;;&quot;1&quot;)" office:value-type="string" office:string-value="0101011011" calcext:value-type="string">
            <text:p>0101011011</text:p>
          </table:table-cell>
          <table:table-cell table:formula="of:=MID([.G779];1;7)" office:value-type="string" office:string-value="0101011" calcext:value-type="string">
            <text:p>0101011</text:p>
          </table:table-cell>
          <table:table-cell table:formula="of:=MID([.G779];8;3)" office:value-type="string" office:string-value="011" calcext:value-type="string">
            <text:p>011</text:p>
          </table:table-cell>
          <table:table-cell table:formula="of:=BIN2DEC([.H779]) * 8" office:value-type="float" office:value="344" calcext:value-type="float">
            <text:p>344</text:p>
          </table:table-cell>
          <table:table-cell table:formula="of:=BIN2DEC([.I779])" office:value-type="float" office:value="3" calcext:value-type="float">
            <text:p>3</text:p>
          </table:table-cell>
          <table:table-cell table:formula="of:=[.J779]+[.K779]" office:value-type="float" office:value="347" calcext:value-type="float">
            <text:p>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BRLR</text:p>
          </table:table-cell>
          <table:table-cell table:formula="of:=BIN2DEC([.H780])" office:value-type="float" office:value="119" calcext:value-type="float">
            <text:p>119</text:p>
          </table:table-cell>
          <table:table-cell table:formula="of:=BIN2DEC([.I780])" office:value-type="float" office:value="5" calcext:value-type="float">
            <text:p>5</text:p>
          </table:table-cell>
          <table:table-cell table:formula="of:=SUBSTITUTE([.A780] ;&quot;F&quot;;&quot;0&quot;)" office:value-type="string" office:string-value="BBB0BBBRLR" calcext:value-type="string">
            <text:p>BBB0BBBRLR</text:p>
          </table:table-cell>
          <table:table-cell table:formula="of:=SUBSTITUTE([.D780];&quot;B&quot;;&quot;1&quot;)" office:value-type="string" office:string-value="1110111RLR" calcext:value-type="string">
            <text:p>1110111RLR</text:p>
          </table:table-cell>
          <table:table-cell table:formula="of:=SUBSTITUTE([.E780];&quot;L&quot;;&quot;0&quot;)" office:value-type="string" office:string-value="1110111R0R" calcext:value-type="string">
            <text:p>1110111R0R</text:p>
          </table:table-cell>
          <table:table-cell table:formula="of:=SUBSTITUTE([.F780];&quot;R&quot;;&quot;1&quot;)" office:value-type="string" office:string-value="1110111101" calcext:value-type="string">
            <text:p>1110111101</text:p>
          </table:table-cell>
          <table:table-cell table:formula="of:=MID([.G780];1;7)" office:value-type="string" office:string-value="1110111" calcext:value-type="string">
            <text:p>1110111</text:p>
          </table:table-cell>
          <table:table-cell table:formula="of:=MID([.G780];8;3)" office:value-type="string" office:string-value="101" calcext:value-type="string">
            <text:p>101</text:p>
          </table:table-cell>
          <table:table-cell table:formula="of:=BIN2DEC([.H780]) * 8" office:value-type="float" office:value="952" calcext:value-type="float">
            <text:p>952</text:p>
          </table:table-cell>
          <table:table-cell table:formula="of:=BIN2DEC([.I780])" office:value-type="float" office:value="5" calcext:value-type="float">
            <text:p>5</text:p>
          </table:table-cell>
          <table:table-cell table:formula="of:=[.J780]+[.K780]" office:value-type="float" office:value="957" calcext:value-type="float">
            <text:p>9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FLLR</text:p>
          </table:table-cell>
          <table:table-cell table:formula="of:=BIN2DEC([.H781])" office:value-type="float" office:value="72" calcext:value-type="float">
            <text:p>72</text:p>
          </table:table-cell>
          <table:table-cell table:formula="of:=BIN2DEC([.I781])" office:value-type="float" office:value="1" calcext:value-type="float">
            <text:p>1</text:p>
          </table:table-cell>
          <table:table-cell table:formula="of:=SUBSTITUTE([.A781] ;&quot;F&quot;;&quot;0&quot;)" office:value-type="string" office:string-value="B00B000LLR" calcext:value-type="string">
            <text:p>B00B000LLR</text:p>
          </table:table-cell>
          <table:table-cell table:formula="of:=SUBSTITUTE([.D781];&quot;B&quot;;&quot;1&quot;)" office:value-type="string" office:string-value="1001000LLR" calcext:value-type="string">
            <text:p>1001000LLR</text:p>
          </table:table-cell>
          <table:table-cell table:formula="of:=SUBSTITUTE([.E781];&quot;L&quot;;&quot;0&quot;)" office:value-type="string" office:string-value="100100000R" calcext:value-type="string">
            <text:p>100100000R</text:p>
          </table:table-cell>
          <table:table-cell table:formula="of:=SUBSTITUTE([.F781];&quot;R&quot;;&quot;1&quot;)" office:value-type="string" office:string-value="1001000001" calcext:value-type="string">
            <text:p>1001000001</text:p>
          </table:table-cell>
          <table:table-cell table:formula="of:=MID([.G781];1;7)" office:value-type="string" office:string-value="1001000" calcext:value-type="string">
            <text:p>1001000</text:p>
          </table:table-cell>
          <table:table-cell table:formula="of:=MID([.G781];8;3)" office:value-type="string" office:string-value="001" calcext:value-type="string">
            <text:p>001</text:p>
          </table:table-cell>
          <table:table-cell table:formula="of:=BIN2DEC([.H781]) * 8" office:value-type="float" office:value="576" calcext:value-type="float">
            <text:p>576</text:p>
          </table:table-cell>
          <table:table-cell table:formula="of:=BIN2DEC([.I781])" office:value-type="float" office:value="1" calcext:value-type="float">
            <text:p>1</text:p>
          </table:table-cell>
          <table:table-cell table:formula="of:=[.J781]+[.K781]" office:value-type="float" office:value="577" calcext:value-type="float">
            <text:p>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BRRL</text:p>
          </table:table-cell>
          <table:table-cell table:formula="of:=BIN2DEC([.H782])" office:value-type="float" office:value="69" calcext:value-type="float">
            <text:p>69</text:p>
          </table:table-cell>
          <table:table-cell table:formula="of:=BIN2DEC([.I782])" office:value-type="float" office:value="6" calcext:value-type="float">
            <text:p>6</text:p>
          </table:table-cell>
          <table:table-cell table:formula="of:=SUBSTITUTE([.A782] ;&quot;F&quot;;&quot;0&quot;)" office:value-type="string" office:string-value="B000B0BRRL" calcext:value-type="string">
            <text:p>B000B0BRRL</text:p>
          </table:table-cell>
          <table:table-cell table:formula="of:=SUBSTITUTE([.D782];&quot;B&quot;;&quot;1&quot;)" office:value-type="string" office:string-value="1000101RRL" calcext:value-type="string">
            <text:p>1000101RRL</text:p>
          </table:table-cell>
          <table:table-cell table:formula="of:=SUBSTITUTE([.E782];&quot;L&quot;;&quot;0&quot;)" office:value-type="string" office:string-value="1000101RR0" calcext:value-type="string">
            <text:p>1000101RR0</text:p>
          </table:table-cell>
          <table:table-cell table:formula="of:=SUBSTITUTE([.F782];&quot;R&quot;;&quot;1&quot;)" office:value-type="string" office:string-value="1000101110" calcext:value-type="string">
            <text:p>1000101110</text:p>
          </table:table-cell>
          <table:table-cell table:formula="of:=MID([.G782];1;7)" office:value-type="string" office:string-value="1000101" calcext:value-type="string">
            <text:p>1000101</text:p>
          </table:table-cell>
          <table:table-cell table:formula="of:=MID([.G782];8;3)" office:value-type="string" office:string-value="110" calcext:value-type="string">
            <text:p>110</text:p>
          </table:table-cell>
          <table:table-cell table:formula="of:=BIN2DEC([.H782]) * 8" office:value-type="float" office:value="552" calcext:value-type="float">
            <text:p>552</text:p>
          </table:table-cell>
          <table:table-cell table:formula="of:=BIN2DEC([.I782])" office:value-type="float" office:value="6" calcext:value-type="float">
            <text:p>6</text:p>
          </table:table-cell>
          <table:table-cell table:formula="of:=[.J782]+[.K782]" office:value-type="float" office:value="558" calcext:value-type="float">
            <text:p>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BRRR</text:p>
          </table:table-cell>
          <table:table-cell table:formula="of:=BIN2DEC([.H783])" office:value-type="float" office:value="29" calcext:value-type="float">
            <text:p>29</text:p>
          </table:table-cell>
          <table:table-cell table:formula="of:=BIN2DEC([.I783])" office:value-type="float" office:value="7" calcext:value-type="float">
            <text:p>7</text:p>
          </table:table-cell>
          <table:table-cell table:formula="of:=SUBSTITUTE([.A783] ;&quot;F&quot;;&quot;0&quot;)" office:value-type="string" office:string-value="00BBB0BRRR" calcext:value-type="string">
            <text:p>00BBB0BRRR</text:p>
          </table:table-cell>
          <table:table-cell table:formula="of:=SUBSTITUTE([.D783];&quot;B&quot;;&quot;1&quot;)" office:value-type="string" office:string-value="0011101RRR" calcext:value-type="string">
            <text:p>0011101RRR</text:p>
          </table:table-cell>
          <table:table-cell table:formula="of:=SUBSTITUTE([.E783];&quot;L&quot;;&quot;0&quot;)" office:value-type="string" office:string-value="0011101RRR" calcext:value-type="string">
            <text:p>0011101RRR</text:p>
          </table:table-cell>
          <table:table-cell table:formula="of:=SUBSTITUTE([.F783];&quot;R&quot;;&quot;1&quot;)" office:value-type="string" office:string-value="0011101111" calcext:value-type="string">
            <text:p>0011101111</text:p>
          </table:table-cell>
          <table:table-cell table:formula="of:=MID([.G783];1;7)" office:value-type="string" office:string-value="0011101" calcext:value-type="string">
            <text:p>0011101</text:p>
          </table:table-cell>
          <table:table-cell table:formula="of:=MID([.G783];8;3)" office:value-type="string" office:string-value="111" calcext:value-type="string">
            <text:p>111</text:p>
          </table:table-cell>
          <table:table-cell table:formula="of:=BIN2DEC([.H783]) * 8" office:value-type="float" office:value="232" calcext:value-type="float">
            <text:p>232</text:p>
          </table:table-cell>
          <table:table-cell table:formula="of:=BIN2DEC([.I783])" office:value-type="float" office:value="7" calcext:value-type="float">
            <text:p>7</text:p>
          </table:table-cell>
          <table:table-cell table:formula="of:=[.J783]+[.K783]" office:value-type="float" office:value="239" calcext:value-type="float">
            <text:p>2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FRRR</text:p>
          </table:table-cell>
          <table:table-cell table:formula="of:=BIN2DEC([.H784])" office:value-type="float" office:value="72" calcext:value-type="float">
            <text:p>72</text:p>
          </table:table-cell>
          <table:table-cell table:formula="of:=BIN2DEC([.I784])" office:value-type="float" office:value="7" calcext:value-type="float">
            <text:p>7</text:p>
          </table:table-cell>
          <table:table-cell table:formula="of:=SUBSTITUTE([.A784] ;&quot;F&quot;;&quot;0&quot;)" office:value-type="string" office:string-value="B00B000RRR" calcext:value-type="string">
            <text:p>B00B000RRR</text:p>
          </table:table-cell>
          <table:table-cell table:formula="of:=SUBSTITUTE([.D784];&quot;B&quot;;&quot;1&quot;)" office:value-type="string" office:string-value="1001000RRR" calcext:value-type="string">
            <text:p>1001000RRR</text:p>
          </table:table-cell>
          <table:table-cell table:formula="of:=SUBSTITUTE([.E784];&quot;L&quot;;&quot;0&quot;)" office:value-type="string" office:string-value="1001000RRR" calcext:value-type="string">
            <text:p>1001000RRR</text:p>
          </table:table-cell>
          <table:table-cell table:formula="of:=SUBSTITUTE([.F784];&quot;R&quot;;&quot;1&quot;)" office:value-type="string" office:string-value="1001000111" calcext:value-type="string">
            <text:p>1001000111</text:p>
          </table:table-cell>
          <table:table-cell table:formula="of:=MID([.G784];1;7)" office:value-type="string" office:string-value="1001000" calcext:value-type="string">
            <text:p>1001000</text:p>
          </table:table-cell>
          <table:table-cell table:formula="of:=MID([.G784];8;3)" office:value-type="string" office:string-value="111" calcext:value-type="string">
            <text:p>111</text:p>
          </table:table-cell>
          <table:table-cell table:formula="of:=BIN2DEC([.H784]) * 8" office:value-type="float" office:value="576" calcext:value-type="float">
            <text:p>576</text:p>
          </table:table-cell>
          <table:table-cell table:formula="of:=BIN2DEC([.I784])" office:value-type="float" office:value="7" calcext:value-type="float">
            <text:p>7</text:p>
          </table:table-cell>
          <table:table-cell table:formula="of:=[.J784]+[.K784]" office:value-type="float" office:value="583" calcext:value-type="float">
            <text:p>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FLRR</text:p>
          </table:table-cell>
          <table:table-cell table:formula="of:=BIN2DEC([.H785])" office:value-type="float" office:value="116" calcext:value-type="float">
            <text:p>116</text:p>
          </table:table-cell>
          <table:table-cell table:formula="of:=BIN2DEC([.I785])" office:value-type="float" office:value="3" calcext:value-type="float">
            <text:p>3</text:p>
          </table:table-cell>
          <table:table-cell table:formula="of:=SUBSTITUTE([.A785] ;&quot;F&quot;;&quot;0&quot;)" office:value-type="string" office:string-value="BBB0B00LRR" calcext:value-type="string">
            <text:p>BBB0B00LRR</text:p>
          </table:table-cell>
          <table:table-cell table:formula="of:=SUBSTITUTE([.D785];&quot;B&quot;;&quot;1&quot;)" office:value-type="string" office:string-value="1110100LRR" calcext:value-type="string">
            <text:p>1110100LRR</text:p>
          </table:table-cell>
          <table:table-cell table:formula="of:=SUBSTITUTE([.E785];&quot;L&quot;;&quot;0&quot;)" office:value-type="string" office:string-value="11101000RR" calcext:value-type="string">
            <text:p>11101000RR</text:p>
          </table:table-cell>
          <table:table-cell table:formula="of:=SUBSTITUTE([.F785];&quot;R&quot;;&quot;1&quot;)" office:value-type="string" office:string-value="1110100011" calcext:value-type="string">
            <text:p>1110100011</text:p>
          </table:table-cell>
          <table:table-cell table:formula="of:=MID([.G785];1;7)" office:value-type="string" office:string-value="1110100" calcext:value-type="string">
            <text:p>1110100</text:p>
          </table:table-cell>
          <table:table-cell table:formula="of:=MID([.G785];8;3)" office:value-type="string" office:string-value="011" calcext:value-type="string">
            <text:p>011</text:p>
          </table:table-cell>
          <table:table-cell table:formula="of:=BIN2DEC([.H785]) * 8" office:value-type="float" office:value="928" calcext:value-type="float">
            <text:p>928</text:p>
          </table:table-cell>
          <table:table-cell table:formula="of:=BIN2DEC([.I785])" office:value-type="float" office:value="3" calcext:value-type="float">
            <text:p>3</text:p>
          </table:table-cell>
          <table:table-cell table:formula="of:=[.J785]+[.K785]" office:value-type="float" office:value="931" calcext:value-type="float">
            <text:p>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FBLRR</text:p>
          </table:table-cell>
          <table:table-cell table:formula="of:=BIN2DEC([.H786])" office:value-type="float" office:value="1" calcext:value-type="float">
            <text:p>1</text:p>
          </table:table-cell>
          <table:table-cell table:formula="of:=BIN2DEC([.I786])" office:value-type="float" office:value="3" calcext:value-type="float">
            <text:p>3</text:p>
          </table:table-cell>
          <table:table-cell table:formula="of:=SUBSTITUTE([.A786] ;&quot;F&quot;;&quot;0&quot;)" office:value-type="string" office:string-value="000000BLRR" calcext:value-type="string">
            <text:p>000000BLRR</text:p>
          </table:table-cell>
          <table:table-cell table:formula="of:=SUBSTITUTE([.D786];&quot;B&quot;;&quot;1&quot;)" office:value-type="string" office:string-value="0000001LRR" calcext:value-type="string">
            <text:p>0000001LRR</text:p>
          </table:table-cell>
          <table:table-cell table:formula="of:=SUBSTITUTE([.E786];&quot;L&quot;;&quot;0&quot;)" office:value-type="string" office:string-value="00000010RR" calcext:value-type="string">
            <text:p>00000010RR</text:p>
          </table:table-cell>
          <table:table-cell table:formula="of:=SUBSTITUTE([.F786];&quot;R&quot;;&quot;1&quot;)" office:value-type="string" office:string-value="0000001011" calcext:value-type="string">
            <text:p>0000001011</text:p>
          </table:table-cell>
          <table:table-cell table:formula="of:=MID([.G786];1;7)" office:value-type="string" office:string-value="0000001" calcext:value-type="string">
            <text:p>0000001</text:p>
          </table:table-cell>
          <table:table-cell table:formula="of:=MID([.G786];8;3)" office:value-type="string" office:string-value="011" calcext:value-type="string">
            <text:p>011</text:p>
          </table:table-cell>
          <table:table-cell table:formula="of:=BIN2DEC([.H786]) * 8" office:value-type="float" office:value="8" calcext:value-type="float">
            <text:p>8</text:p>
          </table:table-cell>
          <table:table-cell table:formula="of:=BIN2DEC([.I786])" office:value-type="float" office:value="3" calcext:value-type="float">
            <text:p>3</text:p>
          </table:table-cell>
          <table:table-cell table:formula="of:=[.J786]+[.K786]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FRRL</text:p>
          </table:table-cell>
          <table:table-cell table:formula="of:=BIN2DEC([.H787])" office:value-type="float" office:value="86" calcext:value-type="float">
            <text:p>86</text:p>
          </table:table-cell>
          <table:table-cell table:formula="of:=BIN2DEC([.I787])" office:value-type="float" office:value="6" calcext:value-type="float">
            <text:p>6</text:p>
          </table:table-cell>
          <table:table-cell table:formula="of:=SUBSTITUTE([.A787] ;&quot;F&quot;;&quot;0&quot;)" office:value-type="string" office:string-value="B0B0BB0RRL" calcext:value-type="string">
            <text:p>B0B0BB0RRL</text:p>
          </table:table-cell>
          <table:table-cell table:formula="of:=SUBSTITUTE([.D787];&quot;B&quot;;&quot;1&quot;)" office:value-type="string" office:string-value="1010110RRL" calcext:value-type="string">
            <text:p>1010110RRL</text:p>
          </table:table-cell>
          <table:table-cell table:formula="of:=SUBSTITUTE([.E787];&quot;L&quot;;&quot;0&quot;)" office:value-type="string" office:string-value="1010110RR0" calcext:value-type="string">
            <text:p>1010110RR0</text:p>
          </table:table-cell>
          <table:table-cell table:formula="of:=SUBSTITUTE([.F787];&quot;R&quot;;&quot;1&quot;)" office:value-type="string" office:string-value="1010110110" calcext:value-type="string">
            <text:p>1010110110</text:p>
          </table:table-cell>
          <table:table-cell table:formula="of:=MID([.G787];1;7)" office:value-type="string" office:string-value="1010110" calcext:value-type="string">
            <text:p>1010110</text:p>
          </table:table-cell>
          <table:table-cell table:formula="of:=MID([.G787];8;3)" office:value-type="string" office:string-value="110" calcext:value-type="string">
            <text:p>110</text:p>
          </table:table-cell>
          <table:table-cell table:formula="of:=BIN2DEC([.H787]) * 8" office:value-type="float" office:value="688" calcext:value-type="float">
            <text:p>688</text:p>
          </table:table-cell>
          <table:table-cell table:formula="of:=BIN2DEC([.I787])" office:value-type="float" office:value="6" calcext:value-type="float">
            <text:p>6</text:p>
          </table:table-cell>
          <table:table-cell table:formula="of:=[.J787]+[.K787]" office:value-type="float" office:value="694" calcext:value-type="float">
            <text:p>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BRLL</text:p>
          </table:table-cell>
          <table:table-cell table:formula="of:=BIN2DEC([.H788])" office:value-type="float" office:value="45" calcext:value-type="float">
            <text:p>45</text:p>
          </table:table-cell>
          <table:table-cell table:formula="of:=BIN2DEC([.I788])" office:value-type="float" office:value="4" calcext:value-type="float">
            <text:p>4</text:p>
          </table:table-cell>
          <table:table-cell table:formula="of:=SUBSTITUTE([.A788] ;&quot;F&quot;;&quot;0&quot;)" office:value-type="string" office:string-value="0B0BB0BRLL" calcext:value-type="string">
            <text:p>0B0BB0BRLL</text:p>
          </table:table-cell>
          <table:table-cell table:formula="of:=SUBSTITUTE([.D788];&quot;B&quot;;&quot;1&quot;)" office:value-type="string" office:string-value="0101101RLL" calcext:value-type="string">
            <text:p>0101101RLL</text:p>
          </table:table-cell>
          <table:table-cell table:formula="of:=SUBSTITUTE([.E788];&quot;L&quot;;&quot;0&quot;)" office:value-type="string" office:string-value="0101101R00" calcext:value-type="string">
            <text:p>0101101R00</text:p>
          </table:table-cell>
          <table:table-cell table:formula="of:=SUBSTITUTE([.F788];&quot;R&quot;;&quot;1&quot;)" office:value-type="string" office:string-value="0101101100" calcext:value-type="string">
            <text:p>0101101100</text:p>
          </table:table-cell>
          <table:table-cell table:formula="of:=MID([.G788];1;7)" office:value-type="string" office:string-value="0101101" calcext:value-type="string">
            <text:p>0101101</text:p>
          </table:table-cell>
          <table:table-cell table:formula="of:=MID([.G788];8;3)" office:value-type="string" office:string-value="100" calcext:value-type="string">
            <text:p>100</text:p>
          </table:table-cell>
          <table:table-cell table:formula="of:=BIN2DEC([.H788]) * 8" office:value-type="float" office:value="360" calcext:value-type="float">
            <text:p>360</text:p>
          </table:table-cell>
          <table:table-cell table:formula="of:=BIN2DEC([.I788])" office:value-type="float" office:value="4" calcext:value-type="float">
            <text:p>4</text:p>
          </table:table-cell>
          <table:table-cell table:formula="of:=[.J788]+[.K788]" office:value-type="float" office:value="364" calcext:value-type="float">
            <text:p>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FLLR</text:p>
          </table:table-cell>
          <table:table-cell table:formula="of:=BIN2DEC([.H789])" office:value-type="float" office:value="60" calcext:value-type="float">
            <text:p>60</text:p>
          </table:table-cell>
          <table:table-cell table:formula="of:=BIN2DEC([.I789])" office:value-type="float" office:value="1" calcext:value-type="float">
            <text:p>1</text:p>
          </table:table-cell>
          <table:table-cell table:formula="of:=SUBSTITUTE([.A789] ;&quot;F&quot;;&quot;0&quot;)" office:value-type="string" office:string-value="0BBBB00LLR" calcext:value-type="string">
            <text:p>0BBBB00LLR</text:p>
          </table:table-cell>
          <table:table-cell table:formula="of:=SUBSTITUTE([.D789];&quot;B&quot;;&quot;1&quot;)" office:value-type="string" office:string-value="0111100LLR" calcext:value-type="string">
            <text:p>0111100LLR</text:p>
          </table:table-cell>
          <table:table-cell table:formula="of:=SUBSTITUTE([.E789];&quot;L&quot;;&quot;0&quot;)" office:value-type="string" office:string-value="011110000R" calcext:value-type="string">
            <text:p>011110000R</text:p>
          </table:table-cell>
          <table:table-cell table:formula="of:=SUBSTITUTE([.F789];&quot;R&quot;;&quot;1&quot;)" office:value-type="string" office:string-value="0111100001" calcext:value-type="string">
            <text:p>0111100001</text:p>
          </table:table-cell>
          <table:table-cell table:formula="of:=MID([.G789];1;7)" office:value-type="string" office:string-value="0111100" calcext:value-type="string">
            <text:p>0111100</text:p>
          </table:table-cell>
          <table:table-cell table:formula="of:=MID([.G789];8;3)" office:value-type="string" office:string-value="001" calcext:value-type="string">
            <text:p>001</text:p>
          </table:table-cell>
          <table:table-cell table:formula="of:=BIN2DEC([.H789]) * 8" office:value-type="float" office:value="480" calcext:value-type="float">
            <text:p>480</text:p>
          </table:table-cell>
          <table:table-cell table:formula="of:=BIN2DEC([.I789])" office:value-type="float" office:value="1" calcext:value-type="float">
            <text:p>1</text:p>
          </table:table-cell>
          <table:table-cell table:formula="of:=[.J789]+[.K789]" office:value-type="float" office:value="481" calcext:value-type="float">
            <text:p>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FLRL</text:p>
          </table:table-cell>
          <table:table-cell table:formula="of:=BIN2DEC([.H790])" office:value-type="float" office:value="94" calcext:value-type="float">
            <text:p>94</text:p>
          </table:table-cell>
          <table:table-cell table:formula="of:=BIN2DEC([.I790])" office:value-type="float" office:value="2" calcext:value-type="float">
            <text:p>2</text:p>
          </table:table-cell>
          <table:table-cell table:formula="of:=SUBSTITUTE([.A790] ;&quot;F&quot;;&quot;0&quot;)" office:value-type="string" office:string-value="B0BBBB0LRL" calcext:value-type="string">
            <text:p>B0BBBB0LRL</text:p>
          </table:table-cell>
          <table:table-cell table:formula="of:=SUBSTITUTE([.D790];&quot;B&quot;;&quot;1&quot;)" office:value-type="string" office:string-value="1011110LRL" calcext:value-type="string">
            <text:p>1011110LRL</text:p>
          </table:table-cell>
          <table:table-cell table:formula="of:=SUBSTITUTE([.E790];&quot;L&quot;;&quot;0&quot;)" office:value-type="string" office:string-value="10111100R0" calcext:value-type="string">
            <text:p>10111100R0</text:p>
          </table:table-cell>
          <table:table-cell table:formula="of:=SUBSTITUTE([.F790];&quot;R&quot;;&quot;1&quot;)" office:value-type="string" office:string-value="1011110010" calcext:value-type="string">
            <text:p>1011110010</text:p>
          </table:table-cell>
          <table:table-cell table:formula="of:=MID([.G790];1;7)" office:value-type="string" office:string-value="1011110" calcext:value-type="string">
            <text:p>1011110</text:p>
          </table:table-cell>
          <table:table-cell table:formula="of:=MID([.G790];8;3)" office:value-type="string" office:string-value="010" calcext:value-type="string">
            <text:p>010</text:p>
          </table:table-cell>
          <table:table-cell table:formula="of:=BIN2DEC([.H790]) * 8" office:value-type="float" office:value="752" calcext:value-type="float">
            <text:p>752</text:p>
          </table:table-cell>
          <table:table-cell table:formula="of:=BIN2DEC([.I790])" office:value-type="float" office:value="2" calcext:value-type="float">
            <text:p>2</text:p>
          </table:table-cell>
          <table:table-cell table:formula="of:=[.J790]+[.K790]" office:value-type="float" office:value="754" calcext:value-type="float">
            <text:p>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BLLL</text:p>
          </table:table-cell>
          <table:table-cell table:formula="of:=BIN2DEC([.H791])" office:value-type="float" office:value="61" calcext:value-type="float">
            <text:p>61</text:p>
          </table:table-cell>
          <table:table-cell table:formula="of:=BIN2DEC([.I791])" office:value-type="float" office:value="0" calcext:value-type="float">
            <text:p>0</text:p>
          </table:table-cell>
          <table:table-cell table:formula="of:=SUBSTITUTE([.A791] ;&quot;F&quot;;&quot;0&quot;)" office:value-type="string" office:string-value="0BBBB0BLLL" calcext:value-type="string">
            <text:p>0BBBB0BLLL</text:p>
          </table:table-cell>
          <table:table-cell table:formula="of:=SUBSTITUTE([.D791];&quot;B&quot;;&quot;1&quot;)" office:value-type="string" office:string-value="0111101LLL" calcext:value-type="string">
            <text:p>0111101LLL</text:p>
          </table:table-cell>
          <table:table-cell table:formula="of:=SUBSTITUTE([.E791];&quot;L&quot;;&quot;0&quot;)" office:value-type="string" office:string-value="0111101000" calcext:value-type="string">
            <text:p>0111101000</text:p>
          </table:table-cell>
          <table:table-cell table:formula="of:=SUBSTITUTE([.F791];&quot;R&quot;;&quot;1&quot;)" office:value-type="string" office:string-value="0111101000" calcext:value-type="string">
            <text:p>0111101000</text:p>
          </table:table-cell>
          <table:table-cell table:formula="of:=MID([.G791];1;7)" office:value-type="string" office:string-value="0111101" calcext:value-type="string">
            <text:p>0111101</text:p>
          </table:table-cell>
          <table:table-cell table:formula="of:=MID([.G791];8;3)" office:value-type="string" office:string-value="000" calcext:value-type="string">
            <text:p>000</text:p>
          </table:table-cell>
          <table:table-cell table:formula="of:=BIN2DEC([.H791]) * 8" office:value-type="float" office:value="488" calcext:value-type="float">
            <text:p>488</text:p>
          </table:table-cell>
          <table:table-cell table:formula="of:=BIN2DEC([.I791])" office:value-type="float" office:value="0" calcext:value-type="float">
            <text:p>0</text:p>
          </table:table-cell>
          <table:table-cell table:formula="of:=[.J791]+[.K791]" office:value-type="float" office:value="488" calcext:value-type="float">
            <text:p>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BLLR</text:p>
          </table:table-cell>
          <table:table-cell table:formula="of:=BIN2DEC([.H792])" office:value-type="float" office:value="25" calcext:value-type="float">
            <text:p>25</text:p>
          </table:table-cell>
          <table:table-cell table:formula="of:=BIN2DEC([.I792])" office:value-type="float" office:value="1" calcext:value-type="float">
            <text:p>1</text:p>
          </table:table-cell>
          <table:table-cell table:formula="of:=SUBSTITUTE([.A792] ;&quot;F&quot;;&quot;0&quot;)" office:value-type="string" office:string-value="00BB00BLLR" calcext:value-type="string">
            <text:p>00BB00BLLR</text:p>
          </table:table-cell>
          <table:table-cell table:formula="of:=SUBSTITUTE([.D792];&quot;B&quot;;&quot;1&quot;)" office:value-type="string" office:string-value="0011001LLR" calcext:value-type="string">
            <text:p>0011001LLR</text:p>
          </table:table-cell>
          <table:table-cell table:formula="of:=SUBSTITUTE([.E792];&quot;L&quot;;&quot;0&quot;)" office:value-type="string" office:string-value="001100100R" calcext:value-type="string">
            <text:p>001100100R</text:p>
          </table:table-cell>
          <table:table-cell table:formula="of:=SUBSTITUTE([.F792];&quot;R&quot;;&quot;1&quot;)" office:value-type="string" office:string-value="0011001001" calcext:value-type="string">
            <text:p>0011001001</text:p>
          </table:table-cell>
          <table:table-cell table:formula="of:=MID([.G792];1;7)" office:value-type="string" office:string-value="0011001" calcext:value-type="string">
            <text:p>0011001</text:p>
          </table:table-cell>
          <table:table-cell table:formula="of:=MID([.G792];8;3)" office:value-type="string" office:string-value="001" calcext:value-type="string">
            <text:p>001</text:p>
          </table:table-cell>
          <table:table-cell table:formula="of:=BIN2DEC([.H792]) * 8" office:value-type="float" office:value="200" calcext:value-type="float">
            <text:p>200</text:p>
          </table:table-cell>
          <table:table-cell table:formula="of:=BIN2DEC([.I792])" office:value-type="float" office:value="1" calcext:value-type="float">
            <text:p>1</text:p>
          </table:table-cell>
          <table:table-cell table:formula="of:=[.J792]+[.K792]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BRRR</text:p>
          </table:table-cell>
          <table:table-cell table:formula="of:=BIN2DEC([.H793])" office:value-type="float" office:value="115" calcext:value-type="float">
            <text:p>115</text:p>
          </table:table-cell>
          <table:table-cell table:formula="of:=BIN2DEC([.I793])" office:value-type="float" office:value="7" calcext:value-type="float">
            <text:p>7</text:p>
          </table:table-cell>
          <table:table-cell table:formula="of:=SUBSTITUTE([.A793] ;&quot;F&quot;;&quot;0&quot;)" office:value-type="string" office:string-value="BBB00BBRRR" calcext:value-type="string">
            <text:p>BBB00BBRRR</text:p>
          </table:table-cell>
          <table:table-cell table:formula="of:=SUBSTITUTE([.D793];&quot;B&quot;;&quot;1&quot;)" office:value-type="string" office:string-value="1110011RRR" calcext:value-type="string">
            <text:p>1110011RRR</text:p>
          </table:table-cell>
          <table:table-cell table:formula="of:=SUBSTITUTE([.E793];&quot;L&quot;;&quot;0&quot;)" office:value-type="string" office:string-value="1110011RRR" calcext:value-type="string">
            <text:p>1110011RRR</text:p>
          </table:table-cell>
          <table:table-cell table:formula="of:=SUBSTITUTE([.F793];&quot;R&quot;;&quot;1&quot;)" office:value-type="string" office:string-value="1110011111" calcext:value-type="string">
            <text:p>1110011111</text:p>
          </table:table-cell>
          <table:table-cell table:formula="of:=MID([.G793];1;7)" office:value-type="string" office:string-value="1110011" calcext:value-type="string">
            <text:p>1110011</text:p>
          </table:table-cell>
          <table:table-cell table:formula="of:=MID([.G793];8;3)" office:value-type="string" office:string-value="111" calcext:value-type="string">
            <text:p>111</text:p>
          </table:table-cell>
          <table:table-cell table:formula="of:=BIN2DEC([.H793]) * 8" office:value-type="float" office:value="920" calcext:value-type="float">
            <text:p>920</text:p>
          </table:table-cell>
          <table:table-cell table:formula="of:=BIN2DEC([.I793])" office:value-type="float" office:value="7" calcext:value-type="float">
            <text:p>7</text:p>
          </table:table-cell>
          <table:table-cell table:formula="of:=[.J793]+[.K793]" office:value-type="float" office:value="927" calcext:value-type="float">
            <text:p>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FRRL</text:p>
          </table:table-cell>
          <table:table-cell table:formula="of:=BIN2DEC([.H794])" office:value-type="float" office:value="80" calcext:value-type="float">
            <text:p>80</text:p>
          </table:table-cell>
          <table:table-cell table:formula="of:=BIN2DEC([.I794])" office:value-type="float" office:value="6" calcext:value-type="float">
            <text:p>6</text:p>
          </table:table-cell>
          <table:table-cell table:formula="of:=SUBSTITUTE([.A794] ;&quot;F&quot;;&quot;0&quot;)" office:value-type="string" office:string-value="B0B0000RRL" calcext:value-type="string">
            <text:p>B0B0000RRL</text:p>
          </table:table-cell>
          <table:table-cell table:formula="of:=SUBSTITUTE([.D794];&quot;B&quot;;&quot;1&quot;)" office:value-type="string" office:string-value="1010000RRL" calcext:value-type="string">
            <text:p>1010000RRL</text:p>
          </table:table-cell>
          <table:table-cell table:formula="of:=SUBSTITUTE([.E794];&quot;L&quot;;&quot;0&quot;)" office:value-type="string" office:string-value="1010000RR0" calcext:value-type="string">
            <text:p>1010000RR0</text:p>
          </table:table-cell>
          <table:table-cell table:formula="of:=SUBSTITUTE([.F794];&quot;R&quot;;&quot;1&quot;)" office:value-type="string" office:string-value="1010000110" calcext:value-type="string">
            <text:p>1010000110</text:p>
          </table:table-cell>
          <table:table-cell table:formula="of:=MID([.G794];1;7)" office:value-type="string" office:string-value="1010000" calcext:value-type="string">
            <text:p>1010000</text:p>
          </table:table-cell>
          <table:table-cell table:formula="of:=MID([.G794];8;3)" office:value-type="string" office:string-value="110" calcext:value-type="string">
            <text:p>110</text:p>
          </table:table-cell>
          <table:table-cell table:formula="of:=BIN2DEC([.H794]) * 8" office:value-type="float" office:value="640" calcext:value-type="float">
            <text:p>640</text:p>
          </table:table-cell>
          <table:table-cell table:formula="of:=BIN2DEC([.I794])" office:value-type="float" office:value="6" calcext:value-type="float">
            <text:p>6</text:p>
          </table:table-cell>
          <table:table-cell table:formula="of:=[.J794]+[.K794]" office:value-type="float" office:value="646" calcext:value-type="float">
            <text:p>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BRRR</text:p>
          </table:table-cell>
          <table:table-cell table:formula="of:=BIN2DEC([.H795])" office:value-type="float" office:value="19" calcext:value-type="float">
            <text:p>19</text:p>
          </table:table-cell>
          <table:table-cell table:formula="of:=BIN2DEC([.I795])" office:value-type="float" office:value="7" calcext:value-type="float">
            <text:p>7</text:p>
          </table:table-cell>
          <table:table-cell table:formula="of:=SUBSTITUTE([.A795] ;&quot;F&quot;;&quot;0&quot;)" office:value-type="string" office:string-value="00B00BBRRR" calcext:value-type="string">
            <text:p>00B00BBRRR</text:p>
          </table:table-cell>
          <table:table-cell table:formula="of:=SUBSTITUTE([.D795];&quot;B&quot;;&quot;1&quot;)" office:value-type="string" office:string-value="0010011RRR" calcext:value-type="string">
            <text:p>0010011RRR</text:p>
          </table:table-cell>
          <table:table-cell table:formula="of:=SUBSTITUTE([.E795];&quot;L&quot;;&quot;0&quot;)" office:value-type="string" office:string-value="0010011RRR" calcext:value-type="string">
            <text:p>0010011RRR</text:p>
          </table:table-cell>
          <table:table-cell table:formula="of:=SUBSTITUTE([.F795];&quot;R&quot;;&quot;1&quot;)" office:value-type="string" office:string-value="0010011111" calcext:value-type="string">
            <text:p>0010011111</text:p>
          </table:table-cell>
          <table:table-cell table:formula="of:=MID([.G795];1;7)" office:value-type="string" office:string-value="0010011" calcext:value-type="string">
            <text:p>0010011</text:p>
          </table:table-cell>
          <table:table-cell table:formula="of:=MID([.G795];8;3)" office:value-type="string" office:string-value="111" calcext:value-type="string">
            <text:p>111</text:p>
          </table:table-cell>
          <table:table-cell table:formula="of:=BIN2DEC([.H795]) * 8" office:value-type="float" office:value="152" calcext:value-type="float">
            <text:p>152</text:p>
          </table:table-cell>
          <table:table-cell table:formula="of:=BIN2DEC([.I795])" office:value-type="float" office:value="7" calcext:value-type="float">
            <text:p>7</text:p>
          </table:table-cell>
          <table:table-cell table:formula="of:=[.J795]+[.K795]" office:value-type="float" office:value="159" calcext:value-type="float">
            <text:p>1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FRRR</text:p>
          </table:table-cell>
          <table:table-cell table:formula="of:=BIN2DEC([.H796])" office:value-type="float" office:value="76" calcext:value-type="float">
            <text:p>76</text:p>
          </table:table-cell>
          <table:table-cell table:formula="of:=BIN2DEC([.I796])" office:value-type="float" office:value="7" calcext:value-type="float">
            <text:p>7</text:p>
          </table:table-cell>
          <table:table-cell table:formula="of:=SUBSTITUTE([.A796] ;&quot;F&quot;;&quot;0&quot;)" office:value-type="string" office:string-value="B00BB00RRR" calcext:value-type="string">
            <text:p>B00BB00RRR</text:p>
          </table:table-cell>
          <table:table-cell table:formula="of:=SUBSTITUTE([.D796];&quot;B&quot;;&quot;1&quot;)" office:value-type="string" office:string-value="1001100RRR" calcext:value-type="string">
            <text:p>1001100RRR</text:p>
          </table:table-cell>
          <table:table-cell table:formula="of:=SUBSTITUTE([.E796];&quot;L&quot;;&quot;0&quot;)" office:value-type="string" office:string-value="1001100RRR" calcext:value-type="string">
            <text:p>1001100RRR</text:p>
          </table:table-cell>
          <table:table-cell table:formula="of:=SUBSTITUTE([.F796];&quot;R&quot;;&quot;1&quot;)" office:value-type="string" office:string-value="1001100111" calcext:value-type="string">
            <text:p>1001100111</text:p>
          </table:table-cell>
          <table:table-cell table:formula="of:=MID([.G796];1;7)" office:value-type="string" office:string-value="1001100" calcext:value-type="string">
            <text:p>1001100</text:p>
          </table:table-cell>
          <table:table-cell table:formula="of:=MID([.G796];8;3)" office:value-type="string" office:string-value="111" calcext:value-type="string">
            <text:p>111</text:p>
          </table:table-cell>
          <table:table-cell table:formula="of:=BIN2DEC([.H796]) * 8" office:value-type="float" office:value="608" calcext:value-type="float">
            <text:p>608</text:p>
          </table:table-cell>
          <table:table-cell table:formula="of:=BIN2DEC([.I796])" office:value-type="float" office:value="7" calcext:value-type="float">
            <text:p>7</text:p>
          </table:table-cell>
          <table:table-cell table:formula="of:=[.J796]+[.K796]" office:value-type="float" office:value="615" calcext:value-type="float">
            <text:p>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FLLR</text:p>
          </table:table-cell>
          <table:table-cell table:formula="of:=BIN2DEC([.H797])" office:value-type="float" office:value="36" calcext:value-type="float">
            <text:p>36</text:p>
          </table:table-cell>
          <table:table-cell table:formula="of:=BIN2DEC([.I797])" office:value-type="float" office:value="1" calcext:value-type="float">
            <text:p>1</text:p>
          </table:table-cell>
          <table:table-cell table:formula="of:=SUBSTITUTE([.A797] ;&quot;F&quot;;&quot;0&quot;)" office:value-type="string" office:string-value="0B00B00LLR" calcext:value-type="string">
            <text:p>0B00B00LLR</text:p>
          </table:table-cell>
          <table:table-cell table:formula="of:=SUBSTITUTE([.D797];&quot;B&quot;;&quot;1&quot;)" office:value-type="string" office:string-value="0100100LLR" calcext:value-type="string">
            <text:p>0100100LLR</text:p>
          </table:table-cell>
          <table:table-cell table:formula="of:=SUBSTITUTE([.E797];&quot;L&quot;;&quot;0&quot;)" office:value-type="string" office:string-value="010010000R" calcext:value-type="string">
            <text:p>010010000R</text:p>
          </table:table-cell>
          <table:table-cell table:formula="of:=SUBSTITUTE([.F797];&quot;R&quot;;&quot;1&quot;)" office:value-type="string" office:string-value="0100100001" calcext:value-type="string">
            <text:p>0100100001</text:p>
          </table:table-cell>
          <table:table-cell table:formula="of:=MID([.G797];1;7)" office:value-type="string" office:string-value="0100100" calcext:value-type="string">
            <text:p>0100100</text:p>
          </table:table-cell>
          <table:table-cell table:formula="of:=MID([.G797];8;3)" office:value-type="string" office:string-value="001" calcext:value-type="string">
            <text:p>001</text:p>
          </table:table-cell>
          <table:table-cell table:formula="of:=BIN2DEC([.H797]) * 8" office:value-type="float" office:value="288" calcext:value-type="float">
            <text:p>288</text:p>
          </table:table-cell>
          <table:table-cell table:formula="of:=BIN2DEC([.I797])" office:value-type="float" office:value="1" calcext:value-type="float">
            <text:p>1</text:p>
          </table:table-cell>
          <table:table-cell table:formula="of:=[.J797]+[.K797]" office:value-type="float" office:value="289" calcext:value-type="float">
            <text:p>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FLLL</text:p>
          </table:table-cell>
          <table:table-cell table:formula="of:=BIN2DEC([.H798])" office:value-type="float" office:value="96" calcext:value-type="float">
            <text:p>96</text:p>
          </table:table-cell>
          <table:table-cell table:formula="of:=BIN2DEC([.I798])" office:value-type="float" office:value="0" calcext:value-type="float">
            <text:p>0</text:p>
          </table:table-cell>
          <table:table-cell table:formula="of:=SUBSTITUTE([.A798] ;&quot;F&quot;;&quot;0&quot;)" office:value-type="string" office:string-value="BB00000LLL" calcext:value-type="string">
            <text:p>BB00000LLL</text:p>
          </table:table-cell>
          <table:table-cell table:formula="of:=SUBSTITUTE([.D798];&quot;B&quot;;&quot;1&quot;)" office:value-type="string" office:string-value="1100000LLL" calcext:value-type="string">
            <text:p>1100000LLL</text:p>
          </table:table-cell>
          <table:table-cell table:formula="of:=SUBSTITUTE([.E798];&quot;L&quot;;&quot;0&quot;)" office:value-type="string" office:string-value="1100000000" calcext:value-type="string">
            <text:p>1100000000</text:p>
          </table:table-cell>
          <table:table-cell table:formula="of:=SUBSTITUTE([.F798];&quot;R&quot;;&quot;1&quot;)" office:value-type="string" office:string-value="1100000000" calcext:value-type="string">
            <text:p>1100000000</text:p>
          </table:table-cell>
          <table:table-cell table:formula="of:=MID([.G798];1;7)" office:value-type="string" office:string-value="1100000" calcext:value-type="string">
            <text:p>1100000</text:p>
          </table:table-cell>
          <table:table-cell table:formula="of:=MID([.G798];8;3)" office:value-type="string" office:string-value="000" calcext:value-type="string">
            <text:p>000</text:p>
          </table:table-cell>
          <table:table-cell table:formula="of:=BIN2DEC([.H798]) * 8" office:value-type="float" office:value="768" calcext:value-type="float">
            <text:p>768</text:p>
          </table:table-cell>
          <table:table-cell table:formula="of:=BIN2DEC([.I798])" office:value-type="float" office:value="0" calcext:value-type="float">
            <text:p>0</text:p>
          </table:table-cell>
          <table:table-cell table:formula="of:=[.J798]+[.K798]" office:value-type="float" office:value="768" calcext:value-type="float">
            <text:p>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BLRL</text:p>
          </table:table-cell>
          <table:table-cell table:formula="of:=BIN2DEC([.H799])" office:value-type="float" office:value="121" calcext:value-type="float">
            <text:p>121</text:p>
          </table:table-cell>
          <table:table-cell table:formula="of:=BIN2DEC([.I799])" office:value-type="float" office:value="2" calcext:value-type="float">
            <text:p>2</text:p>
          </table:table-cell>
          <table:table-cell table:formula="of:=SUBSTITUTE([.A799] ;&quot;F&quot;;&quot;0&quot;)" office:value-type="string" office:string-value="BBBB00BLRL" calcext:value-type="string">
            <text:p>BBBB00BLRL</text:p>
          </table:table-cell>
          <table:table-cell table:formula="of:=SUBSTITUTE([.D799];&quot;B&quot;;&quot;1&quot;)" office:value-type="string" office:string-value="1111001LRL" calcext:value-type="string">
            <text:p>1111001LRL</text:p>
          </table:table-cell>
          <table:table-cell table:formula="of:=SUBSTITUTE([.E799];&quot;L&quot;;&quot;0&quot;)" office:value-type="string" office:string-value="11110010R0" calcext:value-type="string">
            <text:p>11110010R0</text:p>
          </table:table-cell>
          <table:table-cell table:formula="of:=SUBSTITUTE([.F799];&quot;R&quot;;&quot;1&quot;)" office:value-type="string" office:string-value="1111001010" calcext:value-type="string">
            <text:p>1111001010</text:p>
          </table:table-cell>
          <table:table-cell table:formula="of:=MID([.G799];1;7)" office:value-type="string" office:string-value="1111001" calcext:value-type="string">
            <text:p>1111001</text:p>
          </table:table-cell>
          <table:table-cell table:formula="of:=MID([.G799];8;3)" office:value-type="string" office:string-value="010" calcext:value-type="string">
            <text:p>010</text:p>
          </table:table-cell>
          <table:table-cell table:formula="of:=BIN2DEC([.H799]) * 8" office:value-type="float" office:value="968" calcext:value-type="float">
            <text:p>968</text:p>
          </table:table-cell>
          <table:table-cell table:formula="of:=BIN2DEC([.I799])" office:value-type="float" office:value="2" calcext:value-type="float">
            <text:p>2</text:p>
          </table:table-cell>
          <table:table-cell table:formula="of:=[.J799]+[.K799]" office:value-type="float" office:value="970" calcext:value-type="float">
            <text:p>9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FRRL</text:p>
          </table:table-cell>
          <table:table-cell table:formula="of:=BIN2DEC([.H800])" office:value-type="float" office:value="94" calcext:value-type="float">
            <text:p>94</text:p>
          </table:table-cell>
          <table:table-cell table:formula="of:=BIN2DEC([.I800])" office:value-type="float" office:value="6" calcext:value-type="float">
            <text:p>6</text:p>
          </table:table-cell>
          <table:table-cell table:formula="of:=SUBSTITUTE([.A800] ;&quot;F&quot;;&quot;0&quot;)" office:value-type="string" office:string-value="B0BBBB0RRL" calcext:value-type="string">
            <text:p>B0BBBB0RRL</text:p>
          </table:table-cell>
          <table:table-cell table:formula="of:=SUBSTITUTE([.D800];&quot;B&quot;;&quot;1&quot;)" office:value-type="string" office:string-value="1011110RRL" calcext:value-type="string">
            <text:p>1011110RRL</text:p>
          </table:table-cell>
          <table:table-cell table:formula="of:=SUBSTITUTE([.E800];&quot;L&quot;;&quot;0&quot;)" office:value-type="string" office:string-value="1011110RR0" calcext:value-type="string">
            <text:p>1011110RR0</text:p>
          </table:table-cell>
          <table:table-cell table:formula="of:=SUBSTITUTE([.F800];&quot;R&quot;;&quot;1&quot;)" office:value-type="string" office:string-value="1011110110" calcext:value-type="string">
            <text:p>1011110110</text:p>
          </table:table-cell>
          <table:table-cell table:formula="of:=MID([.G800];1;7)" office:value-type="string" office:string-value="1011110" calcext:value-type="string">
            <text:p>1011110</text:p>
          </table:table-cell>
          <table:table-cell table:formula="of:=MID([.G800];8;3)" office:value-type="string" office:string-value="110" calcext:value-type="string">
            <text:p>110</text:p>
          </table:table-cell>
          <table:table-cell table:formula="of:=BIN2DEC([.H800]) * 8" office:value-type="float" office:value="752" calcext:value-type="float">
            <text:p>752</text:p>
          </table:table-cell>
          <table:table-cell table:formula="of:=BIN2DEC([.I800])" office:value-type="float" office:value="6" calcext:value-type="float">
            <text:p>6</text:p>
          </table:table-cell>
          <table:table-cell table:formula="of:=[.J800]+[.K800]" office:value-type="float" office:value="758" calcext:value-type="float">
            <text:p>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FLLL</text:p>
          </table:table-cell>
          <table:table-cell table:formula="of:=BIN2DEC([.H801])" office:value-type="float" office:value="52" calcext:value-type="float">
            <text:p>52</text:p>
          </table:table-cell>
          <table:table-cell table:formula="of:=BIN2DEC([.I801])" office:value-type="float" office:value="0" calcext:value-type="float">
            <text:p>0</text:p>
          </table:table-cell>
          <table:table-cell table:formula="of:=SUBSTITUTE([.A801] ;&quot;F&quot;;&quot;0&quot;)" office:value-type="string" office:string-value="0BB0B00LLL" calcext:value-type="string">
            <text:p>0BB0B00LLL</text:p>
          </table:table-cell>
          <table:table-cell table:formula="of:=SUBSTITUTE([.D801];&quot;B&quot;;&quot;1&quot;)" office:value-type="string" office:string-value="0110100LLL" calcext:value-type="string">
            <text:p>0110100LLL</text:p>
          </table:table-cell>
          <table:table-cell table:formula="of:=SUBSTITUTE([.E801];&quot;L&quot;;&quot;0&quot;)" office:value-type="string" office:string-value="0110100000" calcext:value-type="string">
            <text:p>0110100000</text:p>
          </table:table-cell>
          <table:table-cell table:formula="of:=SUBSTITUTE([.F801];&quot;R&quot;;&quot;1&quot;)" office:value-type="string" office:string-value="0110100000" calcext:value-type="string">
            <text:p>0110100000</text:p>
          </table:table-cell>
          <table:table-cell table:formula="of:=MID([.G801];1;7)" office:value-type="string" office:string-value="0110100" calcext:value-type="string">
            <text:p>0110100</text:p>
          </table:table-cell>
          <table:table-cell table:formula="of:=MID([.G801];8;3)" office:value-type="string" office:string-value="000" calcext:value-type="string">
            <text:p>000</text:p>
          </table:table-cell>
          <table:table-cell table:formula="of:=BIN2DEC([.H801]) * 8" office:value-type="float" office:value="416" calcext:value-type="float">
            <text:p>416</text:p>
          </table:table-cell>
          <table:table-cell table:formula="of:=BIN2DEC([.I801])" office:value-type="float" office:value="0" calcext:value-type="float">
            <text:p>0</text:p>
          </table:table-cell>
          <table:table-cell table:formula="of:=[.J801]+[.K801]" office:value-type="float" office:value="416" calcext:value-type="float">
            <text:p>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BFRLL</text:p>
          </table:table-cell>
          <table:table-cell table:formula="of:=BIN2DEC([.H802])" office:value-type="float" office:value="2" calcext:value-type="float">
            <text:p>2</text:p>
          </table:table-cell>
          <table:table-cell table:formula="of:=BIN2DEC([.I802])" office:value-type="float" office:value="4" calcext:value-type="float">
            <text:p>4</text:p>
          </table:table-cell>
          <table:table-cell table:formula="of:=SUBSTITUTE([.A802] ;&quot;F&quot;;&quot;0&quot;)" office:value-type="string" office:string-value="00000B0RLL" calcext:value-type="string">
            <text:p>00000B0RLL</text:p>
          </table:table-cell>
          <table:table-cell table:formula="of:=SUBSTITUTE([.D802];&quot;B&quot;;&quot;1&quot;)" office:value-type="string" office:string-value="0000010RLL" calcext:value-type="string">
            <text:p>0000010RLL</text:p>
          </table:table-cell>
          <table:table-cell table:formula="of:=SUBSTITUTE([.E802];&quot;L&quot;;&quot;0&quot;)" office:value-type="string" office:string-value="0000010R00" calcext:value-type="string">
            <text:p>0000010R00</text:p>
          </table:table-cell>
          <table:table-cell table:formula="of:=SUBSTITUTE([.F802];&quot;R&quot;;&quot;1&quot;)" office:value-type="string" office:string-value="0000010100" calcext:value-type="string">
            <text:p>0000010100</text:p>
          </table:table-cell>
          <table:table-cell table:formula="of:=MID([.G802];1;7)" office:value-type="string" office:string-value="0000010" calcext:value-type="string">
            <text:p>0000010</text:p>
          </table:table-cell>
          <table:table-cell table:formula="of:=MID([.G802];8;3)" office:value-type="string" office:string-value="100" calcext:value-type="string">
            <text:p>100</text:p>
          </table:table-cell>
          <table:table-cell table:formula="of:=BIN2DEC([.H802]) * 8" office:value-type="float" office:value="16" calcext:value-type="float">
            <text:p>16</text:p>
          </table:table-cell>
          <table:table-cell table:formula="of:=BIN2DEC([.I802])" office:value-type="float" office:value="4" calcext:value-type="float">
            <text:p>4</text:p>
          </table:table-cell>
          <table:table-cell table:formula="of:=[.J802]+[.K802]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FRRR</text:p>
          </table:table-cell>
          <table:table-cell table:formula="of:=BIN2DEC([.H803])" office:value-type="float" office:value="62" calcext:value-type="float">
            <text:p>62</text:p>
          </table:table-cell>
          <table:table-cell table:formula="of:=BIN2DEC([.I803])" office:value-type="float" office:value="7" calcext:value-type="float">
            <text:p>7</text:p>
          </table:table-cell>
          <table:table-cell table:formula="of:=SUBSTITUTE([.A803] ;&quot;F&quot;;&quot;0&quot;)" office:value-type="string" office:string-value="0BBBBB0RRR" calcext:value-type="string">
            <text:p>0BBBBB0RRR</text:p>
          </table:table-cell>
          <table:table-cell table:formula="of:=SUBSTITUTE([.D803];&quot;B&quot;;&quot;1&quot;)" office:value-type="string" office:string-value="0111110RRR" calcext:value-type="string">
            <text:p>0111110RRR</text:p>
          </table:table-cell>
          <table:table-cell table:formula="of:=SUBSTITUTE([.E803];&quot;L&quot;;&quot;0&quot;)" office:value-type="string" office:string-value="0111110RRR" calcext:value-type="string">
            <text:p>0111110RRR</text:p>
          </table:table-cell>
          <table:table-cell table:formula="of:=SUBSTITUTE([.F803];&quot;R&quot;;&quot;1&quot;)" office:value-type="string" office:string-value="0111110111" calcext:value-type="string">
            <text:p>0111110111</text:p>
          </table:table-cell>
          <table:table-cell table:formula="of:=MID([.G803];1;7)" office:value-type="string" office:string-value="0111110" calcext:value-type="string">
            <text:p>0111110</text:p>
          </table:table-cell>
          <table:table-cell table:formula="of:=MID([.G803];8;3)" office:value-type="string" office:string-value="111" calcext:value-type="string">
            <text:p>111</text:p>
          </table:table-cell>
          <table:table-cell table:formula="of:=BIN2DEC([.H803]) * 8" office:value-type="float" office:value="496" calcext:value-type="float">
            <text:p>496</text:p>
          </table:table-cell>
          <table:table-cell table:formula="of:=BIN2DEC([.I803])" office:value-type="float" office:value="7" calcext:value-type="float">
            <text:p>7</text:p>
          </table:table-cell>
          <table:table-cell table:formula="of:=[.J803]+[.K803]" office:value-type="float" office:value="503" calcext:value-type="float">
            <text:p>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FRLL</text:p>
          </table:table-cell>
          <table:table-cell table:formula="of:=BIN2DEC([.H804])" office:value-type="float" office:value="116" calcext:value-type="float">
            <text:p>116</text:p>
          </table:table-cell>
          <table:table-cell table:formula="of:=BIN2DEC([.I804])" office:value-type="float" office:value="4" calcext:value-type="float">
            <text:p>4</text:p>
          </table:table-cell>
          <table:table-cell table:formula="of:=SUBSTITUTE([.A804] ;&quot;F&quot;;&quot;0&quot;)" office:value-type="string" office:string-value="BBB0B00RLL" calcext:value-type="string">
            <text:p>BBB0B00RLL</text:p>
          </table:table-cell>
          <table:table-cell table:formula="of:=SUBSTITUTE([.D804];&quot;B&quot;;&quot;1&quot;)" office:value-type="string" office:string-value="1110100RLL" calcext:value-type="string">
            <text:p>1110100RLL</text:p>
          </table:table-cell>
          <table:table-cell table:formula="of:=SUBSTITUTE([.E804];&quot;L&quot;;&quot;0&quot;)" office:value-type="string" office:string-value="1110100R00" calcext:value-type="string">
            <text:p>1110100R00</text:p>
          </table:table-cell>
          <table:table-cell table:formula="of:=SUBSTITUTE([.F804];&quot;R&quot;;&quot;1&quot;)" office:value-type="string" office:string-value="1110100100" calcext:value-type="string">
            <text:p>1110100100</text:p>
          </table:table-cell>
          <table:table-cell table:formula="of:=MID([.G804];1;7)" office:value-type="string" office:string-value="1110100" calcext:value-type="string">
            <text:p>1110100</text:p>
          </table:table-cell>
          <table:table-cell table:formula="of:=MID([.G804];8;3)" office:value-type="string" office:string-value="100" calcext:value-type="string">
            <text:p>100</text:p>
          </table:table-cell>
          <table:table-cell table:formula="of:=BIN2DEC([.H804]) * 8" office:value-type="float" office:value="928" calcext:value-type="float">
            <text:p>928</text:p>
          </table:table-cell>
          <table:table-cell table:formula="of:=BIN2DEC([.I804])" office:value-type="float" office:value="4" calcext:value-type="float">
            <text:p>4</text:p>
          </table:table-cell>
          <table:table-cell table:formula="of:=[.J804]+[.K804]" office:value-type="float" office:value="932" calcext:value-type="float">
            <text:p>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FRLL</text:p>
          </table:table-cell>
          <table:table-cell table:formula="of:=BIN2DEC([.H805])" office:value-type="float" office:value="92" calcext:value-type="float">
            <text:p>92</text:p>
          </table:table-cell>
          <table:table-cell table:formula="of:=BIN2DEC([.I805])" office:value-type="float" office:value="4" calcext:value-type="float">
            <text:p>4</text:p>
          </table:table-cell>
          <table:table-cell table:formula="of:=SUBSTITUTE([.A805] ;&quot;F&quot;;&quot;0&quot;)" office:value-type="string" office:string-value="B0BBB00RLL" calcext:value-type="string">
            <text:p>B0BBB00RLL</text:p>
          </table:table-cell>
          <table:table-cell table:formula="of:=SUBSTITUTE([.D805];&quot;B&quot;;&quot;1&quot;)" office:value-type="string" office:string-value="1011100RLL" calcext:value-type="string">
            <text:p>1011100RLL</text:p>
          </table:table-cell>
          <table:table-cell table:formula="of:=SUBSTITUTE([.E805];&quot;L&quot;;&quot;0&quot;)" office:value-type="string" office:string-value="1011100R00" calcext:value-type="string">
            <text:p>1011100R00</text:p>
          </table:table-cell>
          <table:table-cell table:formula="of:=SUBSTITUTE([.F805];&quot;R&quot;;&quot;1&quot;)" office:value-type="string" office:string-value="1011100100" calcext:value-type="string">
            <text:p>1011100100</text:p>
          </table:table-cell>
          <table:table-cell table:formula="of:=MID([.G805];1;7)" office:value-type="string" office:string-value="1011100" calcext:value-type="string">
            <text:p>1011100</text:p>
          </table:table-cell>
          <table:table-cell table:formula="of:=MID([.G805];8;3)" office:value-type="string" office:string-value="100" calcext:value-type="string">
            <text:p>100</text:p>
          </table:table-cell>
          <table:table-cell table:formula="of:=BIN2DEC([.H805]) * 8" office:value-type="float" office:value="736" calcext:value-type="float">
            <text:p>736</text:p>
          </table:table-cell>
          <table:table-cell table:formula="of:=BIN2DEC([.I805])" office:value-type="float" office:value="4" calcext:value-type="float">
            <text:p>4</text:p>
          </table:table-cell>
          <table:table-cell table:formula="of:=[.J805]+[.K805]" office:value-type="float" office:value="740" calcext:value-type="float">
            <text:p>7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FLRR</text:p>
          </table:table-cell>
          <table:table-cell table:formula="of:=BIN2DEC([.H806])" office:value-type="float" office:value="28" calcext:value-type="float">
            <text:p>28</text:p>
          </table:table-cell>
          <table:table-cell table:formula="of:=BIN2DEC([.I806])" office:value-type="float" office:value="3" calcext:value-type="float">
            <text:p>3</text:p>
          </table:table-cell>
          <table:table-cell table:formula="of:=SUBSTITUTE([.A806] ;&quot;F&quot;;&quot;0&quot;)" office:value-type="string" office:string-value="00BBB00LRR" calcext:value-type="string">
            <text:p>00BBB00LRR</text:p>
          </table:table-cell>
          <table:table-cell table:formula="of:=SUBSTITUTE([.D806];&quot;B&quot;;&quot;1&quot;)" office:value-type="string" office:string-value="0011100LRR" calcext:value-type="string">
            <text:p>0011100LRR</text:p>
          </table:table-cell>
          <table:table-cell table:formula="of:=SUBSTITUTE([.E806];&quot;L&quot;;&quot;0&quot;)" office:value-type="string" office:string-value="00111000RR" calcext:value-type="string">
            <text:p>00111000RR</text:p>
          </table:table-cell>
          <table:table-cell table:formula="of:=SUBSTITUTE([.F806];&quot;R&quot;;&quot;1&quot;)" office:value-type="string" office:string-value="0011100011" calcext:value-type="string">
            <text:p>0011100011</text:p>
          </table:table-cell>
          <table:table-cell table:formula="of:=MID([.G806];1;7)" office:value-type="string" office:string-value="0011100" calcext:value-type="string">
            <text:p>0011100</text:p>
          </table:table-cell>
          <table:table-cell table:formula="of:=MID([.G806];8;3)" office:value-type="string" office:string-value="011" calcext:value-type="string">
            <text:p>011</text:p>
          </table:table-cell>
          <table:table-cell table:formula="of:=BIN2DEC([.H806]) * 8" office:value-type="float" office:value="224" calcext:value-type="float">
            <text:p>224</text:p>
          </table:table-cell>
          <table:table-cell table:formula="of:=BIN2DEC([.I806])" office:value-type="float" office:value="3" calcext:value-type="float">
            <text:p>3</text:p>
          </table:table-cell>
          <table:table-cell table:formula="of:=[.J806]+[.K806]" office:value-type="float" office:value="227" calcext:value-type="float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FLRR</text:p>
          </table:table-cell>
          <table:table-cell table:formula="of:=BIN2DEC([.H807])" office:value-type="float" office:value="98" calcext:value-type="float">
            <text:p>98</text:p>
          </table:table-cell>
          <table:table-cell table:formula="of:=BIN2DEC([.I807])" office:value-type="float" office:value="3" calcext:value-type="float">
            <text:p>3</text:p>
          </table:table-cell>
          <table:table-cell table:formula="of:=SUBSTITUTE([.A807] ;&quot;F&quot;;&quot;0&quot;)" office:value-type="string" office:string-value="BB000B0LRR" calcext:value-type="string">
            <text:p>BB000B0LRR</text:p>
          </table:table-cell>
          <table:table-cell table:formula="of:=SUBSTITUTE([.D807];&quot;B&quot;;&quot;1&quot;)" office:value-type="string" office:string-value="1100010LRR" calcext:value-type="string">
            <text:p>1100010LRR</text:p>
          </table:table-cell>
          <table:table-cell table:formula="of:=SUBSTITUTE([.E807];&quot;L&quot;;&quot;0&quot;)" office:value-type="string" office:string-value="11000100RR" calcext:value-type="string">
            <text:p>11000100RR</text:p>
          </table:table-cell>
          <table:table-cell table:formula="of:=SUBSTITUTE([.F807];&quot;R&quot;;&quot;1&quot;)" office:value-type="string" office:string-value="1100010011" calcext:value-type="string">
            <text:p>1100010011</text:p>
          </table:table-cell>
          <table:table-cell table:formula="of:=MID([.G807];1;7)" office:value-type="string" office:string-value="1100010" calcext:value-type="string">
            <text:p>1100010</text:p>
          </table:table-cell>
          <table:table-cell table:formula="of:=MID([.G807];8;3)" office:value-type="string" office:string-value="011" calcext:value-type="string">
            <text:p>011</text:p>
          </table:table-cell>
          <table:table-cell table:formula="of:=BIN2DEC([.H807]) * 8" office:value-type="float" office:value="784" calcext:value-type="float">
            <text:p>784</text:p>
          </table:table-cell>
          <table:table-cell table:formula="of:=BIN2DEC([.I807])" office:value-type="float" office:value="3" calcext:value-type="float">
            <text:p>3</text:p>
          </table:table-cell>
          <table:table-cell table:formula="of:=[.J807]+[.K807]" office:value-type="float" office:value="787" calcext:value-type="float">
            <text:p>7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FRRL</text:p>
          </table:table-cell>
          <table:table-cell table:formula="of:=BIN2DEC([.H808])" office:value-type="float" office:value="98" calcext:value-type="float">
            <text:p>98</text:p>
          </table:table-cell>
          <table:table-cell table:formula="of:=BIN2DEC([.I808])" office:value-type="float" office:value="6" calcext:value-type="float">
            <text:p>6</text:p>
          </table:table-cell>
          <table:table-cell table:formula="of:=SUBSTITUTE([.A808] ;&quot;F&quot;;&quot;0&quot;)" office:value-type="string" office:string-value="BB000B0RRL" calcext:value-type="string">
            <text:p>BB000B0RRL</text:p>
          </table:table-cell>
          <table:table-cell table:formula="of:=SUBSTITUTE([.D808];&quot;B&quot;;&quot;1&quot;)" office:value-type="string" office:string-value="1100010RRL" calcext:value-type="string">
            <text:p>1100010RRL</text:p>
          </table:table-cell>
          <table:table-cell table:formula="of:=SUBSTITUTE([.E808];&quot;L&quot;;&quot;0&quot;)" office:value-type="string" office:string-value="1100010RR0" calcext:value-type="string">
            <text:p>1100010RR0</text:p>
          </table:table-cell>
          <table:table-cell table:formula="of:=SUBSTITUTE([.F808];&quot;R&quot;;&quot;1&quot;)" office:value-type="string" office:string-value="1100010110" calcext:value-type="string">
            <text:p>1100010110</text:p>
          </table:table-cell>
          <table:table-cell table:formula="of:=MID([.G808];1;7)" office:value-type="string" office:string-value="1100010" calcext:value-type="string">
            <text:p>1100010</text:p>
          </table:table-cell>
          <table:table-cell table:formula="of:=MID([.G808];8;3)" office:value-type="string" office:string-value="110" calcext:value-type="string">
            <text:p>110</text:p>
          </table:table-cell>
          <table:table-cell table:formula="of:=BIN2DEC([.H808]) * 8" office:value-type="float" office:value="784" calcext:value-type="float">
            <text:p>784</text:p>
          </table:table-cell>
          <table:table-cell table:formula="of:=BIN2DEC([.I808])" office:value-type="float" office:value="6" calcext:value-type="float">
            <text:p>6</text:p>
          </table:table-cell>
          <table:table-cell table:formula="of:=[.J808]+[.K808]" office:value-type="float" office:value="790" calcext:value-type="float">
            <text:p>7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BRLR</text:p>
          </table:table-cell>
          <table:table-cell table:formula="of:=BIN2DEC([.H809])" office:value-type="float" office:value="105" calcext:value-type="float">
            <text:p>105</text:p>
          </table:table-cell>
          <table:table-cell table:formula="of:=BIN2DEC([.I809])" office:value-type="float" office:value="5" calcext:value-type="float">
            <text:p>5</text:p>
          </table:table-cell>
          <table:table-cell table:formula="of:=SUBSTITUTE([.A809] ;&quot;F&quot;;&quot;0&quot;)" office:value-type="string" office:string-value="BB0B00BRLR" calcext:value-type="string">
            <text:p>BB0B00BRLR</text:p>
          </table:table-cell>
          <table:table-cell table:formula="of:=SUBSTITUTE([.D809];&quot;B&quot;;&quot;1&quot;)" office:value-type="string" office:string-value="1101001RLR" calcext:value-type="string">
            <text:p>1101001RLR</text:p>
          </table:table-cell>
          <table:table-cell table:formula="of:=SUBSTITUTE([.E809];&quot;L&quot;;&quot;0&quot;)" office:value-type="string" office:string-value="1101001R0R" calcext:value-type="string">
            <text:p>1101001R0R</text:p>
          </table:table-cell>
          <table:table-cell table:formula="of:=SUBSTITUTE([.F809];&quot;R&quot;;&quot;1&quot;)" office:value-type="string" office:string-value="1101001101" calcext:value-type="string">
            <text:p>1101001101</text:p>
          </table:table-cell>
          <table:table-cell table:formula="of:=MID([.G809];1;7)" office:value-type="string" office:string-value="1101001" calcext:value-type="string">
            <text:p>1101001</text:p>
          </table:table-cell>
          <table:table-cell table:formula="of:=MID([.G809];8;3)" office:value-type="string" office:string-value="101" calcext:value-type="string">
            <text:p>101</text:p>
          </table:table-cell>
          <table:table-cell table:formula="of:=BIN2DEC([.H809]) * 8" office:value-type="float" office:value="840" calcext:value-type="float">
            <text:p>840</text:p>
          </table:table-cell>
          <table:table-cell table:formula="of:=BIN2DEC([.I809])" office:value-type="float" office:value="5" calcext:value-type="float">
            <text:p>5</text:p>
          </table:table-cell>
          <table:table-cell table:formula="of:=[.J809]+[.K809]" office:value-type="float" office:value="845" calcext:value-type="float">
            <text:p>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BLRR</text:p>
          </table:table-cell>
          <table:table-cell table:formula="of:=BIN2DEC([.H810])" office:value-type="float" office:value="17" calcext:value-type="float">
            <text:p>17</text:p>
          </table:table-cell>
          <table:table-cell table:formula="of:=BIN2DEC([.I810])" office:value-type="float" office:value="3" calcext:value-type="float">
            <text:p>3</text:p>
          </table:table-cell>
          <table:table-cell table:formula="of:=SUBSTITUTE([.A810] ;&quot;F&quot;;&quot;0&quot;)" office:value-type="string" office:string-value="00B000BLRR" calcext:value-type="string">
            <text:p>00B000BLRR</text:p>
          </table:table-cell>
          <table:table-cell table:formula="of:=SUBSTITUTE([.D810];&quot;B&quot;;&quot;1&quot;)" office:value-type="string" office:string-value="0010001LRR" calcext:value-type="string">
            <text:p>0010001LRR</text:p>
          </table:table-cell>
          <table:table-cell table:formula="of:=SUBSTITUTE([.E810];&quot;L&quot;;&quot;0&quot;)" office:value-type="string" office:string-value="00100010RR" calcext:value-type="string">
            <text:p>00100010RR</text:p>
          </table:table-cell>
          <table:table-cell table:formula="of:=SUBSTITUTE([.F810];&quot;R&quot;;&quot;1&quot;)" office:value-type="string" office:string-value="0010001011" calcext:value-type="string">
            <text:p>0010001011</text:p>
          </table:table-cell>
          <table:table-cell table:formula="of:=MID([.G810];1;7)" office:value-type="string" office:string-value="0010001" calcext:value-type="string">
            <text:p>0010001</text:p>
          </table:table-cell>
          <table:table-cell table:formula="of:=MID([.G810];8;3)" office:value-type="string" office:string-value="011" calcext:value-type="string">
            <text:p>011</text:p>
          </table:table-cell>
          <table:table-cell table:formula="of:=BIN2DEC([.H810]) * 8" office:value-type="float" office:value="136" calcext:value-type="float">
            <text:p>136</text:p>
          </table:table-cell>
          <table:table-cell table:formula="of:=BIN2DEC([.I810])" office:value-type="float" office:value="3" calcext:value-type="float">
            <text:p>3</text:p>
          </table:table-cell>
          <table:table-cell table:formula="of:=[.J810]+[.K810]" office:value-type="float" office:value="139" calcext:value-type="float">
            <text:p>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BRRL</text:p>
          </table:table-cell>
          <table:table-cell table:formula="of:=BIN2DEC([.H811])" office:value-type="float" office:value="43" calcext:value-type="float">
            <text:p>43</text:p>
          </table:table-cell>
          <table:table-cell table:formula="of:=BIN2DEC([.I811])" office:value-type="float" office:value="6" calcext:value-type="float">
            <text:p>6</text:p>
          </table:table-cell>
          <table:table-cell table:formula="of:=SUBSTITUTE([.A811] ;&quot;F&quot;;&quot;0&quot;)" office:value-type="string" office:string-value="0B0B0BBRRL" calcext:value-type="string">
            <text:p>0B0B0BBRRL</text:p>
          </table:table-cell>
          <table:table-cell table:formula="of:=SUBSTITUTE([.D811];&quot;B&quot;;&quot;1&quot;)" office:value-type="string" office:string-value="0101011RRL" calcext:value-type="string">
            <text:p>0101011RRL</text:p>
          </table:table-cell>
          <table:table-cell table:formula="of:=SUBSTITUTE([.E811];&quot;L&quot;;&quot;0&quot;)" office:value-type="string" office:string-value="0101011RR0" calcext:value-type="string">
            <text:p>0101011RR0</text:p>
          </table:table-cell>
          <table:table-cell table:formula="of:=SUBSTITUTE([.F811];&quot;R&quot;;&quot;1&quot;)" office:value-type="string" office:string-value="0101011110" calcext:value-type="string">
            <text:p>0101011110</text:p>
          </table:table-cell>
          <table:table-cell table:formula="of:=MID([.G811];1;7)" office:value-type="string" office:string-value="0101011" calcext:value-type="string">
            <text:p>0101011</text:p>
          </table:table-cell>
          <table:table-cell table:formula="of:=MID([.G811];8;3)" office:value-type="string" office:string-value="110" calcext:value-type="string">
            <text:p>110</text:p>
          </table:table-cell>
          <table:table-cell table:formula="of:=BIN2DEC([.H811]) * 8" office:value-type="float" office:value="344" calcext:value-type="float">
            <text:p>344</text:p>
          </table:table-cell>
          <table:table-cell table:formula="of:=BIN2DEC([.I811])" office:value-type="float" office:value="6" calcext:value-type="float">
            <text:p>6</text:p>
          </table:table-cell>
          <table:table-cell table:formula="of:=[.J811]+[.K811]" office:value-type="float" office:value="350" calcext:value-type="float">
            <text:p>3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FRRR</text:p>
          </table:table-cell>
          <table:table-cell table:formula="of:=BIN2DEC([.H812])" office:value-type="float" office:value="12" calcext:value-type="float">
            <text:p>12</text:p>
          </table:table-cell>
          <table:table-cell table:formula="of:=BIN2DEC([.I812])" office:value-type="float" office:value="7" calcext:value-type="float">
            <text:p>7</text:p>
          </table:table-cell>
          <table:table-cell table:formula="of:=SUBSTITUTE([.A812] ;&quot;F&quot;;&quot;0&quot;)" office:value-type="string" office:string-value="000BB00RRR" calcext:value-type="string">
            <text:p>000BB00RRR</text:p>
          </table:table-cell>
          <table:table-cell table:formula="of:=SUBSTITUTE([.D812];&quot;B&quot;;&quot;1&quot;)" office:value-type="string" office:string-value="0001100RRR" calcext:value-type="string">
            <text:p>0001100RRR</text:p>
          </table:table-cell>
          <table:table-cell table:formula="of:=SUBSTITUTE([.E812];&quot;L&quot;;&quot;0&quot;)" office:value-type="string" office:string-value="0001100RRR" calcext:value-type="string">
            <text:p>0001100RRR</text:p>
          </table:table-cell>
          <table:table-cell table:formula="of:=SUBSTITUTE([.F812];&quot;R&quot;;&quot;1&quot;)" office:value-type="string" office:string-value="0001100111" calcext:value-type="string">
            <text:p>0001100111</text:p>
          </table:table-cell>
          <table:table-cell table:formula="of:=MID([.G812];1;7)" office:value-type="string" office:string-value="0001100" calcext:value-type="string">
            <text:p>0001100</text:p>
          </table:table-cell>
          <table:table-cell table:formula="of:=MID([.G812];8;3)" office:value-type="string" office:string-value="111" calcext:value-type="string">
            <text:p>111</text:p>
          </table:table-cell>
          <table:table-cell table:formula="of:=BIN2DEC([.H812]) * 8" office:value-type="float" office:value="96" calcext:value-type="float">
            <text:p>96</text:p>
          </table:table-cell>
          <table:table-cell table:formula="of:=BIN2DEC([.I812])" office:value-type="float" office:value="7" calcext:value-type="float">
            <text:p>7</text:p>
          </table:table-cell>
          <table:table-cell table:formula="of:=[.J812]+[.K812]"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BLLR</text:p>
          </table:table-cell>
          <table:table-cell table:formula="of:=BIN2DEC([.H813])" office:value-type="float" office:value="63" calcext:value-type="float">
            <text:p>63</text:p>
          </table:table-cell>
          <table:table-cell table:formula="of:=BIN2DEC([.I813])" office:value-type="float" office:value="1" calcext:value-type="float">
            <text:p>1</text:p>
          </table:table-cell>
          <table:table-cell table:formula="of:=SUBSTITUTE([.A813] ;&quot;F&quot;;&quot;0&quot;)" office:value-type="string" office:string-value="0BBBBBBLLR" calcext:value-type="string">
            <text:p>0BBBBBBLLR</text:p>
          </table:table-cell>
          <table:table-cell table:formula="of:=SUBSTITUTE([.D813];&quot;B&quot;;&quot;1&quot;)" office:value-type="string" office:string-value="0111111LLR" calcext:value-type="string">
            <text:p>0111111LLR</text:p>
          </table:table-cell>
          <table:table-cell table:formula="of:=SUBSTITUTE([.E813];&quot;L&quot;;&quot;0&quot;)" office:value-type="string" office:string-value="011111100R" calcext:value-type="string">
            <text:p>011111100R</text:p>
          </table:table-cell>
          <table:table-cell table:formula="of:=SUBSTITUTE([.F813];&quot;R&quot;;&quot;1&quot;)" office:value-type="string" office:string-value="0111111001" calcext:value-type="string">
            <text:p>0111111001</text:p>
          </table:table-cell>
          <table:table-cell table:formula="of:=MID([.G813];1;7)" office:value-type="string" office:string-value="0111111" calcext:value-type="string">
            <text:p>0111111</text:p>
          </table:table-cell>
          <table:table-cell table:formula="of:=MID([.G813];8;3)" office:value-type="string" office:string-value="001" calcext:value-type="string">
            <text:p>001</text:p>
          </table:table-cell>
          <table:table-cell table:formula="of:=BIN2DEC([.H813]) * 8" office:value-type="float" office:value="504" calcext:value-type="float">
            <text:p>504</text:p>
          </table:table-cell>
          <table:table-cell table:formula="of:=BIN2DEC([.I813])" office:value-type="float" office:value="1" calcext:value-type="float">
            <text:p>1</text:p>
          </table:table-cell>
          <table:table-cell table:formula="of:=[.J813]+[.K813]" office:value-type="float" office:value="505" calcext:value-type="float">
            <text:p>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BLLL</text:p>
          </table:table-cell>
          <table:table-cell table:formula="of:=BIN2DEC([.H814])" office:value-type="float" office:value="51" calcext:value-type="float">
            <text:p>51</text:p>
          </table:table-cell>
          <table:table-cell table:formula="of:=BIN2DEC([.I814])" office:value-type="float" office:value="0" calcext:value-type="float">
            <text:p>0</text:p>
          </table:table-cell>
          <table:table-cell table:formula="of:=SUBSTITUTE([.A814] ;&quot;F&quot;;&quot;0&quot;)" office:value-type="string" office:string-value="0BB00BBLLL" calcext:value-type="string">
            <text:p>0BB00BBLLL</text:p>
          </table:table-cell>
          <table:table-cell table:formula="of:=SUBSTITUTE([.D814];&quot;B&quot;;&quot;1&quot;)" office:value-type="string" office:string-value="0110011LLL" calcext:value-type="string">
            <text:p>0110011LLL</text:p>
          </table:table-cell>
          <table:table-cell table:formula="of:=SUBSTITUTE([.E814];&quot;L&quot;;&quot;0&quot;)" office:value-type="string" office:string-value="0110011000" calcext:value-type="string">
            <text:p>0110011000</text:p>
          </table:table-cell>
          <table:table-cell table:formula="of:=SUBSTITUTE([.F814];&quot;R&quot;;&quot;1&quot;)" office:value-type="string" office:string-value="0110011000" calcext:value-type="string">
            <text:p>0110011000</text:p>
          </table:table-cell>
          <table:table-cell table:formula="of:=MID([.G814];1;7)" office:value-type="string" office:string-value="0110011" calcext:value-type="string">
            <text:p>0110011</text:p>
          </table:table-cell>
          <table:table-cell table:formula="of:=MID([.G814];8;3)" office:value-type="string" office:string-value="000" calcext:value-type="string">
            <text:p>000</text:p>
          </table:table-cell>
          <table:table-cell table:formula="of:=BIN2DEC([.H814]) * 8" office:value-type="float" office:value="408" calcext:value-type="float">
            <text:p>408</text:p>
          </table:table-cell>
          <table:table-cell table:formula="of:=BIN2DEC([.I814])" office:value-type="float" office:value="0" calcext:value-type="float">
            <text:p>0</text:p>
          </table:table-cell>
          <table:table-cell table:formula="of:=[.J814]+[.K814]" office:value-type="float" office:value="408" calcext:value-type="float">
            <text:p>4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FRRL</text:p>
          </table:table-cell>
          <table:table-cell table:formula="of:=BIN2DEC([.H815])" office:value-type="float" office:value="60" calcext:value-type="float">
            <text:p>60</text:p>
          </table:table-cell>
          <table:table-cell table:formula="of:=BIN2DEC([.I815])" office:value-type="float" office:value="6" calcext:value-type="float">
            <text:p>6</text:p>
          </table:table-cell>
          <table:table-cell table:formula="of:=SUBSTITUTE([.A815] ;&quot;F&quot;;&quot;0&quot;)" office:value-type="string" office:string-value="0BBBB00RRL" calcext:value-type="string">
            <text:p>0BBBB00RRL</text:p>
          </table:table-cell>
          <table:table-cell table:formula="of:=SUBSTITUTE([.D815];&quot;B&quot;;&quot;1&quot;)" office:value-type="string" office:string-value="0111100RRL" calcext:value-type="string">
            <text:p>0111100RRL</text:p>
          </table:table-cell>
          <table:table-cell table:formula="of:=SUBSTITUTE([.E815];&quot;L&quot;;&quot;0&quot;)" office:value-type="string" office:string-value="0111100RR0" calcext:value-type="string">
            <text:p>0111100RR0</text:p>
          </table:table-cell>
          <table:table-cell table:formula="of:=SUBSTITUTE([.F815];&quot;R&quot;;&quot;1&quot;)" office:value-type="string" office:string-value="0111100110" calcext:value-type="string">
            <text:p>0111100110</text:p>
          </table:table-cell>
          <table:table-cell table:formula="of:=MID([.G815];1;7)" office:value-type="string" office:string-value="0111100" calcext:value-type="string">
            <text:p>0111100</text:p>
          </table:table-cell>
          <table:table-cell table:formula="of:=MID([.G815];8;3)" office:value-type="string" office:string-value="110" calcext:value-type="string">
            <text:p>110</text:p>
          </table:table-cell>
          <table:table-cell table:formula="of:=BIN2DEC([.H815]) * 8" office:value-type="float" office:value="480" calcext:value-type="float">
            <text:p>480</text:p>
          </table:table-cell>
          <table:table-cell table:formula="of:=BIN2DEC([.I815])" office:value-type="float" office:value="6" calcext:value-type="float">
            <text:p>6</text:p>
          </table:table-cell>
          <table:table-cell table:formula="of:=[.J815]+[.K815]" office:value-type="float" office:value="486" calcext:value-type="float">
            <text:p>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FLRL</text:p>
          </table:table-cell>
          <table:table-cell table:formula="of:=BIN2DEC([.H816])" office:value-type="float" office:value="80" calcext:value-type="float">
            <text:p>80</text:p>
          </table:table-cell>
          <table:table-cell table:formula="of:=BIN2DEC([.I816])" office:value-type="float" office:value="2" calcext:value-type="float">
            <text:p>2</text:p>
          </table:table-cell>
          <table:table-cell table:formula="of:=SUBSTITUTE([.A816] ;&quot;F&quot;;&quot;0&quot;)" office:value-type="string" office:string-value="B0B0000LRL" calcext:value-type="string">
            <text:p>B0B0000LRL</text:p>
          </table:table-cell>
          <table:table-cell table:formula="of:=SUBSTITUTE([.D816];&quot;B&quot;;&quot;1&quot;)" office:value-type="string" office:string-value="1010000LRL" calcext:value-type="string">
            <text:p>1010000LRL</text:p>
          </table:table-cell>
          <table:table-cell table:formula="of:=SUBSTITUTE([.E816];&quot;L&quot;;&quot;0&quot;)" office:value-type="string" office:string-value="10100000R0" calcext:value-type="string">
            <text:p>10100000R0</text:p>
          </table:table-cell>
          <table:table-cell table:formula="of:=SUBSTITUTE([.F816];&quot;R&quot;;&quot;1&quot;)" office:value-type="string" office:string-value="1010000010" calcext:value-type="string">
            <text:p>1010000010</text:p>
          </table:table-cell>
          <table:table-cell table:formula="of:=MID([.G816];1;7)" office:value-type="string" office:string-value="1010000" calcext:value-type="string">
            <text:p>1010000</text:p>
          </table:table-cell>
          <table:table-cell table:formula="of:=MID([.G816];8;3)" office:value-type="string" office:string-value="010" calcext:value-type="string">
            <text:p>010</text:p>
          </table:table-cell>
          <table:table-cell table:formula="of:=BIN2DEC([.H816]) * 8" office:value-type="float" office:value="640" calcext:value-type="float">
            <text:p>640</text:p>
          </table:table-cell>
          <table:table-cell table:formula="of:=BIN2DEC([.I816])" office:value-type="float" office:value="2" calcext:value-type="float">
            <text:p>2</text:p>
          </table:table-cell>
          <table:table-cell table:formula="of:=[.J816]+[.K816]" office:value-type="float" office:value="642" calcext:value-type="float">
            <text:p>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BLLR</text:p>
          </table:table-cell>
          <table:table-cell table:formula="of:=BIN2DEC([.H817])" office:value-type="float" office:value="93" calcext:value-type="float">
            <text:p>93</text:p>
          </table:table-cell>
          <table:table-cell table:formula="of:=BIN2DEC([.I817])" office:value-type="float" office:value="1" calcext:value-type="float">
            <text:p>1</text:p>
          </table:table-cell>
          <table:table-cell table:formula="of:=SUBSTITUTE([.A817] ;&quot;F&quot;;&quot;0&quot;)" office:value-type="string" office:string-value="B0BBB0BLLR" calcext:value-type="string">
            <text:p>B0BBB0BLLR</text:p>
          </table:table-cell>
          <table:table-cell table:formula="of:=SUBSTITUTE([.D817];&quot;B&quot;;&quot;1&quot;)" office:value-type="string" office:string-value="1011101LLR" calcext:value-type="string">
            <text:p>1011101LLR</text:p>
          </table:table-cell>
          <table:table-cell table:formula="of:=SUBSTITUTE([.E817];&quot;L&quot;;&quot;0&quot;)" office:value-type="string" office:string-value="101110100R" calcext:value-type="string">
            <text:p>101110100R</text:p>
          </table:table-cell>
          <table:table-cell table:formula="of:=SUBSTITUTE([.F817];&quot;R&quot;;&quot;1&quot;)" office:value-type="string" office:string-value="1011101001" calcext:value-type="string">
            <text:p>1011101001</text:p>
          </table:table-cell>
          <table:table-cell table:formula="of:=MID([.G817];1;7)" office:value-type="string" office:string-value="1011101" calcext:value-type="string">
            <text:p>1011101</text:p>
          </table:table-cell>
          <table:table-cell table:formula="of:=MID([.G817];8;3)" office:value-type="string" office:string-value="001" calcext:value-type="string">
            <text:p>001</text:p>
          </table:table-cell>
          <table:table-cell table:formula="of:=BIN2DEC([.H817]) * 8" office:value-type="float" office:value="744" calcext:value-type="float">
            <text:p>744</text:p>
          </table:table-cell>
          <table:table-cell table:formula="of:=BIN2DEC([.I817])" office:value-type="float" office:value="1" calcext:value-type="float">
            <text:p>1</text:p>
          </table:table-cell>
          <table:table-cell table:formula="of:=[.J817]+[.K817]" office:value-type="float" office:value="745" calcext:value-type="float">
            <text:p>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BRLL</text:p>
          </table:table-cell>
          <table:table-cell table:formula="of:=BIN2DEC([.H818])" office:value-type="float" office:value="9" calcext:value-type="float">
            <text:p>9</text:p>
          </table:table-cell>
          <table:table-cell table:formula="of:=BIN2DEC([.I818])" office:value-type="float" office:value="4" calcext:value-type="float">
            <text:p>4</text:p>
          </table:table-cell>
          <table:table-cell table:formula="of:=SUBSTITUTE([.A818] ;&quot;F&quot;;&quot;0&quot;)" office:value-type="string" office:string-value="000B00BRLL" calcext:value-type="string">
            <text:p>000B00BRLL</text:p>
          </table:table-cell>
          <table:table-cell table:formula="of:=SUBSTITUTE([.D818];&quot;B&quot;;&quot;1&quot;)" office:value-type="string" office:string-value="0001001RLL" calcext:value-type="string">
            <text:p>0001001RLL</text:p>
          </table:table-cell>
          <table:table-cell table:formula="of:=SUBSTITUTE([.E818];&quot;L&quot;;&quot;0&quot;)" office:value-type="string" office:string-value="0001001R00" calcext:value-type="string">
            <text:p>0001001R00</text:p>
          </table:table-cell>
          <table:table-cell table:formula="of:=SUBSTITUTE([.F818];&quot;R&quot;;&quot;1&quot;)" office:value-type="string" office:string-value="0001001100" calcext:value-type="string">
            <text:p>0001001100</text:p>
          </table:table-cell>
          <table:table-cell table:formula="of:=MID([.G818];1;7)" office:value-type="string" office:string-value="0001001" calcext:value-type="string">
            <text:p>0001001</text:p>
          </table:table-cell>
          <table:table-cell table:formula="of:=MID([.G818];8;3)" office:value-type="string" office:string-value="100" calcext:value-type="string">
            <text:p>100</text:p>
          </table:table-cell>
          <table:table-cell table:formula="of:=BIN2DEC([.H818]) * 8" office:value-type="float" office:value="72" calcext:value-type="float">
            <text:p>72</text:p>
          </table:table-cell>
          <table:table-cell table:formula="of:=BIN2DEC([.I818])" office:value-type="float" office:value="4" calcext:value-type="float">
            <text:p>4</text:p>
          </table:table-cell>
          <table:table-cell table:formula="of:=[.J818]+[.K818]" office:value-type="float" office:value="76" calcext:value-type="float">
            <text:p>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FBLRR</text:p>
          </table:table-cell>
          <table:table-cell table:formula="of:=BIN2DEC([.H819])" office:value-type="float" office:value="45" calcext:value-type="float">
            <text:p>45</text:p>
          </table:table-cell>
          <table:table-cell table:formula="of:=BIN2DEC([.I819])" office:value-type="float" office:value="3" calcext:value-type="float">
            <text:p>3</text:p>
          </table:table-cell>
          <table:table-cell table:formula="of:=SUBSTITUTE([.A819] ;&quot;F&quot;;&quot;0&quot;)" office:value-type="string" office:string-value="0B0BB0BLRR" calcext:value-type="string">
            <text:p>0B0BB0BLRR</text:p>
          </table:table-cell>
          <table:table-cell table:formula="of:=SUBSTITUTE([.D819];&quot;B&quot;;&quot;1&quot;)" office:value-type="string" office:string-value="0101101LRR" calcext:value-type="string">
            <text:p>0101101LRR</text:p>
          </table:table-cell>
          <table:table-cell table:formula="of:=SUBSTITUTE([.E819];&quot;L&quot;;&quot;0&quot;)" office:value-type="string" office:string-value="01011010RR" calcext:value-type="string">
            <text:p>01011010RR</text:p>
          </table:table-cell>
          <table:table-cell table:formula="of:=SUBSTITUTE([.F819];&quot;R&quot;;&quot;1&quot;)" office:value-type="string" office:string-value="0101101011" calcext:value-type="string">
            <text:p>0101101011</text:p>
          </table:table-cell>
          <table:table-cell table:formula="of:=MID([.G819];1;7)" office:value-type="string" office:string-value="0101101" calcext:value-type="string">
            <text:p>0101101</text:p>
          </table:table-cell>
          <table:table-cell table:formula="of:=MID([.G819];8;3)" office:value-type="string" office:string-value="011" calcext:value-type="string">
            <text:p>011</text:p>
          </table:table-cell>
          <table:table-cell table:formula="of:=BIN2DEC([.H819]) * 8" office:value-type="float" office:value="360" calcext:value-type="float">
            <text:p>360</text:p>
          </table:table-cell>
          <table:table-cell table:formula="of:=BIN2DEC([.I819])" office:value-type="float" office:value="3" calcext:value-type="float">
            <text:p>3</text:p>
          </table:table-cell>
          <table:table-cell table:formula="of:=[.J819]+[.K819]" office:value-type="float" office:value="363" calcext:value-type="float">
            <text:p>3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BLRR</text:p>
          </table:table-cell>
          <table:table-cell table:formula="of:=BIN2DEC([.H820])" office:value-type="float" office:value="27" calcext:value-type="float">
            <text:p>27</text:p>
          </table:table-cell>
          <table:table-cell table:formula="of:=BIN2DEC([.I820])" office:value-type="float" office:value="3" calcext:value-type="float">
            <text:p>3</text:p>
          </table:table-cell>
          <table:table-cell table:formula="of:=SUBSTITUTE([.A820] ;&quot;F&quot;;&quot;0&quot;)" office:value-type="string" office:string-value="00BB0BBLRR" calcext:value-type="string">
            <text:p>00BB0BBLRR</text:p>
          </table:table-cell>
          <table:table-cell table:formula="of:=SUBSTITUTE([.D820];&quot;B&quot;;&quot;1&quot;)" office:value-type="string" office:string-value="0011011LRR" calcext:value-type="string">
            <text:p>0011011LRR</text:p>
          </table:table-cell>
          <table:table-cell table:formula="of:=SUBSTITUTE([.E820];&quot;L&quot;;&quot;0&quot;)" office:value-type="string" office:string-value="00110110RR" calcext:value-type="string">
            <text:p>00110110RR</text:p>
          </table:table-cell>
          <table:table-cell table:formula="of:=SUBSTITUTE([.F820];&quot;R&quot;;&quot;1&quot;)" office:value-type="string" office:string-value="0011011011" calcext:value-type="string">
            <text:p>0011011011</text:p>
          </table:table-cell>
          <table:table-cell table:formula="of:=MID([.G820];1;7)" office:value-type="string" office:string-value="0011011" calcext:value-type="string">
            <text:p>0011011</text:p>
          </table:table-cell>
          <table:table-cell table:formula="of:=MID([.G820];8;3)" office:value-type="string" office:string-value="011" calcext:value-type="string">
            <text:p>011</text:p>
          </table:table-cell>
          <table:table-cell table:formula="of:=BIN2DEC([.H820]) * 8" office:value-type="float" office:value="216" calcext:value-type="float">
            <text:p>216</text:p>
          </table:table-cell>
          <table:table-cell table:formula="of:=BIN2DEC([.I820])" office:value-type="float" office:value="3" calcext:value-type="float">
            <text:p>3</text:p>
          </table:table-cell>
          <table:table-cell table:formula="of:=[.J820]+[.K820]" office:value-type="float" office:value="219" calcext:value-type="float">
            <text:p>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BLRR</text:p>
          </table:table-cell>
          <table:table-cell table:formula="of:=BIN2DEC([.H821])" office:value-type="float" office:value="119" calcext:value-type="float">
            <text:p>119</text:p>
          </table:table-cell>
          <table:table-cell table:formula="of:=BIN2DEC([.I821])" office:value-type="float" office:value="3" calcext:value-type="float">
            <text:p>3</text:p>
          </table:table-cell>
          <table:table-cell table:formula="of:=SUBSTITUTE([.A821] ;&quot;F&quot;;&quot;0&quot;)" office:value-type="string" office:string-value="BBB0BBBLRR" calcext:value-type="string">
            <text:p>BBB0BBBLRR</text:p>
          </table:table-cell>
          <table:table-cell table:formula="of:=SUBSTITUTE([.D821];&quot;B&quot;;&quot;1&quot;)" office:value-type="string" office:string-value="1110111LRR" calcext:value-type="string">
            <text:p>1110111LRR</text:p>
          </table:table-cell>
          <table:table-cell table:formula="of:=SUBSTITUTE([.E821];&quot;L&quot;;&quot;0&quot;)" office:value-type="string" office:string-value="11101110RR" calcext:value-type="string">
            <text:p>11101110RR</text:p>
          </table:table-cell>
          <table:table-cell table:formula="of:=SUBSTITUTE([.F821];&quot;R&quot;;&quot;1&quot;)" office:value-type="string" office:string-value="1110111011" calcext:value-type="string">
            <text:p>1110111011</text:p>
          </table:table-cell>
          <table:table-cell table:formula="of:=MID([.G821];1;7)" office:value-type="string" office:string-value="1110111" calcext:value-type="string">
            <text:p>1110111</text:p>
          </table:table-cell>
          <table:table-cell table:formula="of:=MID([.G821];8;3)" office:value-type="string" office:string-value="011" calcext:value-type="string">
            <text:p>011</text:p>
          </table:table-cell>
          <table:table-cell table:formula="of:=BIN2DEC([.H821]) * 8" office:value-type="float" office:value="952" calcext:value-type="float">
            <text:p>952</text:p>
          </table:table-cell>
          <table:table-cell table:formula="of:=BIN2DEC([.I821])" office:value-type="float" office:value="3" calcext:value-type="float">
            <text:p>3</text:p>
          </table:table-cell>
          <table:table-cell table:formula="of:=[.J821]+[.K821]" office:value-type="float" office:value="955" calcext:value-type="float">
            <text:p>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BFLLR</text:p>
          </table:table-cell>
          <table:table-cell table:formula="of:=BIN2DEC([.H822])" office:value-type="float" office:value="110" calcext:value-type="float">
            <text:p>110</text:p>
          </table:table-cell>
          <table:table-cell table:formula="of:=BIN2DEC([.I822])" office:value-type="float" office:value="1" calcext:value-type="float">
            <text:p>1</text:p>
          </table:table-cell>
          <table:table-cell table:formula="of:=SUBSTITUTE([.A822] ;&quot;F&quot;;&quot;0&quot;)" office:value-type="string" office:string-value="BB0BBB0LLR" calcext:value-type="string">
            <text:p>BB0BBB0LLR</text:p>
          </table:table-cell>
          <table:table-cell table:formula="of:=SUBSTITUTE([.D822];&quot;B&quot;;&quot;1&quot;)" office:value-type="string" office:string-value="1101110LLR" calcext:value-type="string">
            <text:p>1101110LLR</text:p>
          </table:table-cell>
          <table:table-cell table:formula="of:=SUBSTITUTE([.E822];&quot;L&quot;;&quot;0&quot;)" office:value-type="string" office:string-value="110111000R" calcext:value-type="string">
            <text:p>110111000R</text:p>
          </table:table-cell>
          <table:table-cell table:formula="of:=SUBSTITUTE([.F822];&quot;R&quot;;&quot;1&quot;)" office:value-type="string" office:string-value="1101110001" calcext:value-type="string">
            <text:p>1101110001</text:p>
          </table:table-cell>
          <table:table-cell table:formula="of:=MID([.G822];1;7)" office:value-type="string" office:string-value="1101110" calcext:value-type="string">
            <text:p>1101110</text:p>
          </table:table-cell>
          <table:table-cell table:formula="of:=MID([.G822];8;3)" office:value-type="string" office:string-value="001" calcext:value-type="string">
            <text:p>001</text:p>
          </table:table-cell>
          <table:table-cell table:formula="of:=BIN2DEC([.H822]) * 8" office:value-type="float" office:value="880" calcext:value-type="float">
            <text:p>880</text:p>
          </table:table-cell>
          <table:table-cell table:formula="of:=BIN2DEC([.I822])" office:value-type="float" office:value="1" calcext:value-type="float">
            <text:p>1</text:p>
          </table:table-cell>
          <table:table-cell table:formula="of:=[.J822]+[.K822]" office:value-type="float" office:value="881" calcext:value-type="float">
            <text:p>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BLRR</text:p>
          </table:table-cell>
          <table:table-cell table:formula="of:=BIN2DEC([.H823])" office:value-type="float" office:value="87" calcext:value-type="float">
            <text:p>87</text:p>
          </table:table-cell>
          <table:table-cell table:formula="of:=BIN2DEC([.I823])" office:value-type="float" office:value="3" calcext:value-type="float">
            <text:p>3</text:p>
          </table:table-cell>
          <table:table-cell table:formula="of:=SUBSTITUTE([.A823] ;&quot;F&quot;;&quot;0&quot;)" office:value-type="string" office:string-value="B0B0BBBLRR" calcext:value-type="string">
            <text:p>B0B0BBBLRR</text:p>
          </table:table-cell>
          <table:table-cell table:formula="of:=SUBSTITUTE([.D823];&quot;B&quot;;&quot;1&quot;)" office:value-type="string" office:string-value="1010111LRR" calcext:value-type="string">
            <text:p>1010111LRR</text:p>
          </table:table-cell>
          <table:table-cell table:formula="of:=SUBSTITUTE([.E823];&quot;L&quot;;&quot;0&quot;)" office:value-type="string" office:string-value="10101110RR" calcext:value-type="string">
            <text:p>10101110RR</text:p>
          </table:table-cell>
          <table:table-cell table:formula="of:=SUBSTITUTE([.F823];&quot;R&quot;;&quot;1&quot;)" office:value-type="string" office:string-value="1010111011" calcext:value-type="string">
            <text:p>1010111011</text:p>
          </table:table-cell>
          <table:table-cell table:formula="of:=MID([.G823];1;7)" office:value-type="string" office:string-value="1010111" calcext:value-type="string">
            <text:p>1010111</text:p>
          </table:table-cell>
          <table:table-cell table:formula="of:=MID([.G823];8;3)" office:value-type="string" office:string-value="011" calcext:value-type="string">
            <text:p>011</text:p>
          </table:table-cell>
          <table:table-cell table:formula="of:=BIN2DEC([.H823]) * 8" office:value-type="float" office:value="696" calcext:value-type="float">
            <text:p>696</text:p>
          </table:table-cell>
          <table:table-cell table:formula="of:=BIN2DEC([.I823])" office:value-type="float" office:value="3" calcext:value-type="float">
            <text:p>3</text:p>
          </table:table-cell>
          <table:table-cell table:formula="of:=[.J823]+[.K823]" office:value-type="float" office:value="699" calcext:value-type="float">
            <text:p>6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FLRL</text:p>
          </table:table-cell>
          <table:table-cell table:formula="of:=BIN2DEC([.H824])" office:value-type="float" office:value="86" calcext:value-type="float">
            <text:p>86</text:p>
          </table:table-cell>
          <table:table-cell table:formula="of:=BIN2DEC([.I824])" office:value-type="float" office:value="2" calcext:value-type="float">
            <text:p>2</text:p>
          </table:table-cell>
          <table:table-cell table:formula="of:=SUBSTITUTE([.A824] ;&quot;F&quot;;&quot;0&quot;)" office:value-type="string" office:string-value="B0B0BB0LRL" calcext:value-type="string">
            <text:p>B0B0BB0LRL</text:p>
          </table:table-cell>
          <table:table-cell table:formula="of:=SUBSTITUTE([.D824];&quot;B&quot;;&quot;1&quot;)" office:value-type="string" office:string-value="1010110LRL" calcext:value-type="string">
            <text:p>1010110LRL</text:p>
          </table:table-cell>
          <table:table-cell table:formula="of:=SUBSTITUTE([.E824];&quot;L&quot;;&quot;0&quot;)" office:value-type="string" office:string-value="10101100R0" calcext:value-type="string">
            <text:p>10101100R0</text:p>
          </table:table-cell>
          <table:table-cell table:formula="of:=SUBSTITUTE([.F824];&quot;R&quot;;&quot;1&quot;)" office:value-type="string" office:string-value="1010110010" calcext:value-type="string">
            <text:p>1010110010</text:p>
          </table:table-cell>
          <table:table-cell table:formula="of:=MID([.G824];1;7)" office:value-type="string" office:string-value="1010110" calcext:value-type="string">
            <text:p>1010110</text:p>
          </table:table-cell>
          <table:table-cell table:formula="of:=MID([.G824];8;3)" office:value-type="string" office:string-value="010" calcext:value-type="string">
            <text:p>010</text:p>
          </table:table-cell>
          <table:table-cell table:formula="of:=BIN2DEC([.H824]) * 8" office:value-type="float" office:value="688" calcext:value-type="float">
            <text:p>688</text:p>
          </table:table-cell>
          <table:table-cell table:formula="of:=BIN2DEC([.I824])" office:value-type="float" office:value="2" calcext:value-type="float">
            <text:p>2</text:p>
          </table:table-cell>
          <table:table-cell table:formula="of:=[.J824]+[.K824]" office:value-type="float" office:value="690" calcext:value-type="float">
            <text:p>6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BRRR</text:p>
          </table:table-cell>
          <table:table-cell table:formula="of:=BIN2DEC([.H825])" office:value-type="float" office:value="15" calcext:value-type="float">
            <text:p>15</text:p>
          </table:table-cell>
          <table:table-cell table:formula="of:=BIN2DEC([.I825])" office:value-type="float" office:value="7" calcext:value-type="float">
            <text:p>7</text:p>
          </table:table-cell>
          <table:table-cell table:formula="of:=SUBSTITUTE([.A825] ;&quot;F&quot;;&quot;0&quot;)" office:value-type="string" office:string-value="000BBBBRRR" calcext:value-type="string">
            <text:p>000BBBBRRR</text:p>
          </table:table-cell>
          <table:table-cell table:formula="of:=SUBSTITUTE([.D825];&quot;B&quot;;&quot;1&quot;)" office:value-type="string" office:string-value="0001111RRR" calcext:value-type="string">
            <text:p>0001111RRR</text:p>
          </table:table-cell>
          <table:table-cell table:formula="of:=SUBSTITUTE([.E825];&quot;L&quot;;&quot;0&quot;)" office:value-type="string" office:string-value="0001111RRR" calcext:value-type="string">
            <text:p>0001111RRR</text:p>
          </table:table-cell>
          <table:table-cell table:formula="of:=SUBSTITUTE([.F825];&quot;R&quot;;&quot;1&quot;)" office:value-type="string" office:string-value="0001111111" calcext:value-type="string">
            <text:p>0001111111</text:p>
          </table:table-cell>
          <table:table-cell table:formula="of:=MID([.G825];1;7)" office:value-type="string" office:string-value="0001111" calcext:value-type="string">
            <text:p>0001111</text:p>
          </table:table-cell>
          <table:table-cell table:formula="of:=MID([.G825];8;3)" office:value-type="string" office:string-value="111" calcext:value-type="string">
            <text:p>111</text:p>
          </table:table-cell>
          <table:table-cell table:formula="of:=BIN2DEC([.H825]) * 8" office:value-type="float" office:value="120" calcext:value-type="float">
            <text:p>120</text:p>
          </table:table-cell>
          <table:table-cell table:formula="of:=BIN2DEC([.I825])" office:value-type="float" office:value="7" calcext:value-type="float">
            <text:p>7</text:p>
          </table:table-cell>
          <table:table-cell table:formula="of:=[.J825]+[.K825]" office:value-type="float" office:value="127" calcext:value-type="float">
            <text:p>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BRRR</text:p>
          </table:table-cell>
          <table:table-cell table:formula="of:=BIN2DEC([.H826])" office:value-type="float" office:value="83" calcext:value-type="float">
            <text:p>83</text:p>
          </table:table-cell>
          <table:table-cell table:formula="of:=BIN2DEC([.I826])" office:value-type="float" office:value="7" calcext:value-type="float">
            <text:p>7</text:p>
          </table:table-cell>
          <table:table-cell table:formula="of:=SUBSTITUTE([.A826] ;&quot;F&quot;;&quot;0&quot;)" office:value-type="string" office:string-value="B0B00BBRRR" calcext:value-type="string">
            <text:p>B0B00BBRRR</text:p>
          </table:table-cell>
          <table:table-cell table:formula="of:=SUBSTITUTE([.D826];&quot;B&quot;;&quot;1&quot;)" office:value-type="string" office:string-value="1010011RRR" calcext:value-type="string">
            <text:p>1010011RRR</text:p>
          </table:table-cell>
          <table:table-cell table:formula="of:=SUBSTITUTE([.E826];&quot;L&quot;;&quot;0&quot;)" office:value-type="string" office:string-value="1010011RRR" calcext:value-type="string">
            <text:p>1010011RRR</text:p>
          </table:table-cell>
          <table:table-cell table:formula="of:=SUBSTITUTE([.F826];&quot;R&quot;;&quot;1&quot;)" office:value-type="string" office:string-value="1010011111" calcext:value-type="string">
            <text:p>1010011111</text:p>
          </table:table-cell>
          <table:table-cell table:formula="of:=MID([.G826];1;7)" office:value-type="string" office:string-value="1010011" calcext:value-type="string">
            <text:p>1010011</text:p>
          </table:table-cell>
          <table:table-cell table:formula="of:=MID([.G826];8;3)" office:value-type="string" office:string-value="111" calcext:value-type="string">
            <text:p>111</text:p>
          </table:table-cell>
          <table:table-cell table:formula="of:=BIN2DEC([.H826]) * 8" office:value-type="float" office:value="664" calcext:value-type="float">
            <text:p>664</text:p>
          </table:table-cell>
          <table:table-cell table:formula="of:=BIN2DEC([.I826])" office:value-type="float" office:value="7" calcext:value-type="float">
            <text:p>7</text:p>
          </table:table-cell>
          <table:table-cell table:formula="of:=[.J826]+[.K826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FRRR</text:p>
          </table:table-cell>
          <table:table-cell table:formula="of:=BIN2DEC([.H827])" office:value-type="float" office:value="60" calcext:value-type="float">
            <text:p>60</text:p>
          </table:table-cell>
          <table:table-cell table:formula="of:=BIN2DEC([.I827])" office:value-type="float" office:value="7" calcext:value-type="float">
            <text:p>7</text:p>
          </table:table-cell>
          <table:table-cell table:formula="of:=SUBSTITUTE([.A827] ;&quot;F&quot;;&quot;0&quot;)" office:value-type="string" office:string-value="0BBBB00RRR" calcext:value-type="string">
            <text:p>0BBBB00RRR</text:p>
          </table:table-cell>
          <table:table-cell table:formula="of:=SUBSTITUTE([.D827];&quot;B&quot;;&quot;1&quot;)" office:value-type="string" office:string-value="0111100RRR" calcext:value-type="string">
            <text:p>0111100RRR</text:p>
          </table:table-cell>
          <table:table-cell table:formula="of:=SUBSTITUTE([.E827];&quot;L&quot;;&quot;0&quot;)" office:value-type="string" office:string-value="0111100RRR" calcext:value-type="string">
            <text:p>0111100RRR</text:p>
          </table:table-cell>
          <table:table-cell table:formula="of:=SUBSTITUTE([.F827];&quot;R&quot;;&quot;1&quot;)" office:value-type="string" office:string-value="0111100111" calcext:value-type="string">
            <text:p>0111100111</text:p>
          </table:table-cell>
          <table:table-cell table:formula="of:=MID([.G827];1;7)" office:value-type="string" office:string-value="0111100" calcext:value-type="string">
            <text:p>0111100</text:p>
          </table:table-cell>
          <table:table-cell table:formula="of:=MID([.G827];8;3)" office:value-type="string" office:string-value="111" calcext:value-type="string">
            <text:p>111</text:p>
          </table:table-cell>
          <table:table-cell table:formula="of:=BIN2DEC([.H827]) * 8" office:value-type="float" office:value="480" calcext:value-type="float">
            <text:p>480</text:p>
          </table:table-cell>
          <table:table-cell table:formula="of:=BIN2DEC([.I827])" office:value-type="float" office:value="7" calcext:value-type="float">
            <text:p>7</text:p>
          </table:table-cell>
          <table:table-cell table:formula="of:=[.J827]+[.K827]" office:value-type="float" office:value="487" calcext:value-type="float">
            <text:p>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BRLR</text:p>
          </table:table-cell>
          <table:table-cell table:formula="of:=BIN2DEC([.H828])" office:value-type="float" office:value="13" calcext:value-type="float">
            <text:p>13</text:p>
          </table:table-cell>
          <table:table-cell table:formula="of:=BIN2DEC([.I828])" office:value-type="float" office:value="5" calcext:value-type="float">
            <text:p>5</text:p>
          </table:table-cell>
          <table:table-cell table:formula="of:=SUBSTITUTE([.A828] ;&quot;F&quot;;&quot;0&quot;)" office:value-type="string" office:string-value="000BB0BRLR" calcext:value-type="string">
            <text:p>000BB0BRLR</text:p>
          </table:table-cell>
          <table:table-cell table:formula="of:=SUBSTITUTE([.D828];&quot;B&quot;;&quot;1&quot;)" office:value-type="string" office:string-value="0001101RLR" calcext:value-type="string">
            <text:p>0001101RLR</text:p>
          </table:table-cell>
          <table:table-cell table:formula="of:=SUBSTITUTE([.E828];&quot;L&quot;;&quot;0&quot;)" office:value-type="string" office:string-value="0001101R0R" calcext:value-type="string">
            <text:p>0001101R0R</text:p>
          </table:table-cell>
          <table:table-cell table:formula="of:=SUBSTITUTE([.F828];&quot;R&quot;;&quot;1&quot;)" office:value-type="string" office:string-value="0001101101" calcext:value-type="string">
            <text:p>0001101101</text:p>
          </table:table-cell>
          <table:table-cell table:formula="of:=MID([.G828];1;7)" office:value-type="string" office:string-value="0001101" calcext:value-type="string">
            <text:p>0001101</text:p>
          </table:table-cell>
          <table:table-cell table:formula="of:=MID([.G828];8;3)" office:value-type="string" office:string-value="101" calcext:value-type="string">
            <text:p>101</text:p>
          </table:table-cell>
          <table:table-cell table:formula="of:=BIN2DEC([.H828]) * 8" office:value-type="float" office:value="104" calcext:value-type="float">
            <text:p>104</text:p>
          </table:table-cell>
          <table:table-cell table:formula="of:=BIN2DEC([.I828])" office:value-type="float" office:value="5" calcext:value-type="float">
            <text:p>5</text:p>
          </table:table-cell>
          <table:table-cell table:formula="of:=[.J828]+[.K828]" office:value-type="float" office:value="109" calcext:value-type="float">
            <text:p>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FRLL</text:p>
          </table:table-cell>
          <table:table-cell table:formula="of:=BIN2DEC([.H829])" office:value-type="float" office:value="34" calcext:value-type="float">
            <text:p>34</text:p>
          </table:table-cell>
          <table:table-cell table:formula="of:=BIN2DEC([.I829])" office:value-type="float" office:value="4" calcext:value-type="float">
            <text:p>4</text:p>
          </table:table-cell>
          <table:table-cell table:formula="of:=SUBSTITUTE([.A829] ;&quot;F&quot;;&quot;0&quot;)" office:value-type="string" office:string-value="0B000B0RLL" calcext:value-type="string">
            <text:p>0B000B0RLL</text:p>
          </table:table-cell>
          <table:table-cell table:formula="of:=SUBSTITUTE([.D829];&quot;B&quot;;&quot;1&quot;)" office:value-type="string" office:string-value="0100010RLL" calcext:value-type="string">
            <text:p>0100010RLL</text:p>
          </table:table-cell>
          <table:table-cell table:formula="of:=SUBSTITUTE([.E829];&quot;L&quot;;&quot;0&quot;)" office:value-type="string" office:string-value="0100010R00" calcext:value-type="string">
            <text:p>0100010R00</text:p>
          </table:table-cell>
          <table:table-cell table:formula="of:=SUBSTITUTE([.F829];&quot;R&quot;;&quot;1&quot;)" office:value-type="string" office:string-value="0100010100" calcext:value-type="string">
            <text:p>0100010100</text:p>
          </table:table-cell>
          <table:table-cell table:formula="of:=MID([.G829];1;7)" office:value-type="string" office:string-value="0100010" calcext:value-type="string">
            <text:p>0100010</text:p>
          </table:table-cell>
          <table:table-cell table:formula="of:=MID([.G829];8;3)" office:value-type="string" office:string-value="100" calcext:value-type="string">
            <text:p>100</text:p>
          </table:table-cell>
          <table:table-cell table:formula="of:=BIN2DEC([.H829]) * 8" office:value-type="float" office:value="272" calcext:value-type="float">
            <text:p>272</text:p>
          </table:table-cell>
          <table:table-cell table:formula="of:=BIN2DEC([.I829])" office:value-type="float" office:value="4" calcext:value-type="float">
            <text:p>4</text:p>
          </table:table-cell>
          <table:table-cell table:formula="of:=[.J829]+[.K829]" office:value-type="float" office:value="276" calcext:value-type="float">
            <text:p>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BLRL</text:p>
          </table:table-cell>
          <table:table-cell table:formula="of:=BIN2DEC([.H830])" office:value-type="float" office:value="83" calcext:value-type="float">
            <text:p>83</text:p>
          </table:table-cell>
          <table:table-cell table:formula="of:=BIN2DEC([.I830])" office:value-type="float" office:value="2" calcext:value-type="float">
            <text:p>2</text:p>
          </table:table-cell>
          <table:table-cell table:formula="of:=SUBSTITUTE([.A830] ;&quot;F&quot;;&quot;0&quot;)" office:value-type="string" office:string-value="B0B00BBLRL" calcext:value-type="string">
            <text:p>B0B00BBLRL</text:p>
          </table:table-cell>
          <table:table-cell table:formula="of:=SUBSTITUTE([.D830];&quot;B&quot;;&quot;1&quot;)" office:value-type="string" office:string-value="1010011LRL" calcext:value-type="string">
            <text:p>1010011LRL</text:p>
          </table:table-cell>
          <table:table-cell table:formula="of:=SUBSTITUTE([.E830];&quot;L&quot;;&quot;0&quot;)" office:value-type="string" office:string-value="10100110R0" calcext:value-type="string">
            <text:p>10100110R0</text:p>
          </table:table-cell>
          <table:table-cell table:formula="of:=SUBSTITUTE([.F830];&quot;R&quot;;&quot;1&quot;)" office:value-type="string" office:string-value="1010011010" calcext:value-type="string">
            <text:p>1010011010</text:p>
          </table:table-cell>
          <table:table-cell table:formula="of:=MID([.G830];1;7)" office:value-type="string" office:string-value="1010011" calcext:value-type="string">
            <text:p>1010011</text:p>
          </table:table-cell>
          <table:table-cell table:formula="of:=MID([.G830];8;3)" office:value-type="string" office:string-value="010" calcext:value-type="string">
            <text:p>010</text:p>
          </table:table-cell>
          <table:table-cell table:formula="of:=BIN2DEC([.H830]) * 8" office:value-type="float" office:value="664" calcext:value-type="float">
            <text:p>664</text:p>
          </table:table-cell>
          <table:table-cell table:formula="of:=BIN2DEC([.I830])" office:value-type="float" office:value="2" calcext:value-type="float">
            <text:p>2</text:p>
          </table:table-cell>
          <table:table-cell table:formula="of:=[.J830]+[.K830]" office:value-type="float" office:value="666" calcext:value-type="float">
            <text:p>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FRRL</text:p>
          </table:table-cell>
          <table:table-cell table:formula="of:=BIN2DEC([.H831])" office:value-type="float" office:value="22" calcext:value-type="float">
            <text:p>22</text:p>
          </table:table-cell>
          <table:table-cell table:formula="of:=BIN2DEC([.I831])" office:value-type="float" office:value="6" calcext:value-type="float">
            <text:p>6</text:p>
          </table:table-cell>
          <table:table-cell table:formula="of:=SUBSTITUTE([.A831] ;&quot;F&quot;;&quot;0&quot;)" office:value-type="string" office:string-value="00B0BB0RRL" calcext:value-type="string">
            <text:p>00B0BB0RRL</text:p>
          </table:table-cell>
          <table:table-cell table:formula="of:=SUBSTITUTE([.D831];&quot;B&quot;;&quot;1&quot;)" office:value-type="string" office:string-value="0010110RRL" calcext:value-type="string">
            <text:p>0010110RRL</text:p>
          </table:table-cell>
          <table:table-cell table:formula="of:=SUBSTITUTE([.E831];&quot;L&quot;;&quot;0&quot;)" office:value-type="string" office:string-value="0010110RR0" calcext:value-type="string">
            <text:p>0010110RR0</text:p>
          </table:table-cell>
          <table:table-cell table:formula="of:=SUBSTITUTE([.F831];&quot;R&quot;;&quot;1&quot;)" office:value-type="string" office:string-value="0010110110" calcext:value-type="string">
            <text:p>0010110110</text:p>
          </table:table-cell>
          <table:table-cell table:formula="of:=MID([.G831];1;7)" office:value-type="string" office:string-value="0010110" calcext:value-type="string">
            <text:p>0010110</text:p>
          </table:table-cell>
          <table:table-cell table:formula="of:=MID([.G831];8;3)" office:value-type="string" office:string-value="110" calcext:value-type="string">
            <text:p>110</text:p>
          </table:table-cell>
          <table:table-cell table:formula="of:=BIN2DEC([.H831]) * 8" office:value-type="float" office:value="176" calcext:value-type="float">
            <text:p>176</text:p>
          </table:table-cell>
          <table:table-cell table:formula="of:=BIN2DEC([.I831])" office:value-type="float" office:value="6" calcext:value-type="float">
            <text:p>6</text:p>
          </table:table-cell>
          <table:table-cell table:formula="of:=[.J831]+[.K831]" office:value-type="float" office:value="182" calcext:value-type="float">
            <text:p>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FLLL</text:p>
          </table:table-cell>
          <table:table-cell table:formula="of:=BIN2DEC([.H832])" office:value-type="float" office:value="64" calcext:value-type="float">
            <text:p>64</text:p>
          </table:table-cell>
          <table:table-cell table:formula="of:=BIN2DEC([.I832])" office:value-type="float" office:value="0" calcext:value-type="float">
            <text:p>0</text:p>
          </table:table-cell>
          <table:table-cell table:formula="of:=SUBSTITUTE([.A832] ;&quot;F&quot;;&quot;0&quot;)" office:value-type="string" office:string-value="B000000LLL" calcext:value-type="string">
            <text:p>B000000LLL</text:p>
          </table:table-cell>
          <table:table-cell table:formula="of:=SUBSTITUTE([.D832];&quot;B&quot;;&quot;1&quot;)" office:value-type="string" office:string-value="1000000LLL" calcext:value-type="string">
            <text:p>1000000LLL</text:p>
          </table:table-cell>
          <table:table-cell table:formula="of:=SUBSTITUTE([.E832];&quot;L&quot;;&quot;0&quot;)" office:value-type="string" office:string-value="1000000000" calcext:value-type="string">
            <text:p>1000000000</text:p>
          </table:table-cell>
          <table:table-cell table:formula="of:=SUBSTITUTE([.F832];&quot;R&quot;;&quot;1&quot;)" office:value-type="string" office:string-value="1000000000" calcext:value-type="string">
            <text:p>1000000000</text:p>
          </table:table-cell>
          <table:table-cell table:formula="of:=MID([.G832];1;7)" office:value-type="string" office:string-value="1000000" calcext:value-type="string">
            <text:p>1000000</text:p>
          </table:table-cell>
          <table:table-cell table:formula="of:=MID([.G832];8;3)" office:value-type="string" office:string-value="000" calcext:value-type="string">
            <text:p>000</text:p>
          </table:table-cell>
          <table:table-cell table:formula="of:=BIN2DEC([.H832]) * 8" office:value-type="float" office:value="512" calcext:value-type="float">
            <text:p>512</text:p>
          </table:table-cell>
          <table:table-cell table:formula="of:=BIN2DEC([.I832])" office:value-type="float" office:value="0" calcext:value-type="float">
            <text:p>0</text:p>
          </table:table-cell>
          <table:table-cell table:formula="of:=[.J832]+[.K832]" office:value-type="float" office:value="512" calcext:value-type="float">
            <text:p>5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FLLL</text:p>
          </table:table-cell>
          <table:table-cell table:formula="of:=BIN2DEC([.H833])" office:value-type="float" office:value="80" calcext:value-type="float">
            <text:p>80</text:p>
          </table:table-cell>
          <table:table-cell table:formula="of:=BIN2DEC([.I833])" office:value-type="float" office:value="0" calcext:value-type="float">
            <text:p>0</text:p>
          </table:table-cell>
          <table:table-cell table:formula="of:=SUBSTITUTE([.A833] ;&quot;F&quot;;&quot;0&quot;)" office:value-type="string" office:string-value="B0B0000LLL" calcext:value-type="string">
            <text:p>B0B0000LLL</text:p>
          </table:table-cell>
          <table:table-cell table:formula="of:=SUBSTITUTE([.D833];&quot;B&quot;;&quot;1&quot;)" office:value-type="string" office:string-value="1010000LLL" calcext:value-type="string">
            <text:p>1010000LLL</text:p>
          </table:table-cell>
          <table:table-cell table:formula="of:=SUBSTITUTE([.E833];&quot;L&quot;;&quot;0&quot;)" office:value-type="string" office:string-value="1010000000" calcext:value-type="string">
            <text:p>1010000000</text:p>
          </table:table-cell>
          <table:table-cell table:formula="of:=SUBSTITUTE([.F833];&quot;R&quot;;&quot;1&quot;)" office:value-type="string" office:string-value="1010000000" calcext:value-type="string">
            <text:p>1010000000</text:p>
          </table:table-cell>
          <table:table-cell table:formula="of:=MID([.G833];1;7)" office:value-type="string" office:string-value="1010000" calcext:value-type="string">
            <text:p>1010000</text:p>
          </table:table-cell>
          <table:table-cell table:formula="of:=MID([.G833];8;3)" office:value-type="string" office:string-value="000" calcext:value-type="string">
            <text:p>000</text:p>
          </table:table-cell>
          <table:table-cell table:formula="of:=BIN2DEC([.H833]) * 8" office:value-type="float" office:value="640" calcext:value-type="float">
            <text:p>640</text:p>
          </table:table-cell>
          <table:table-cell table:formula="of:=BIN2DEC([.I833])" office:value-type="float" office:value="0" calcext:value-type="float">
            <text:p>0</text:p>
          </table:table-cell>
          <table:table-cell table:formula="of:=[.J833]+[.K833]" office:value-type="float" office:value="640" calcext:value-type="float">
            <text:p>6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FRRL</text:p>
          </table:table-cell>
          <table:table-cell table:formula="of:=BIN2DEC([.H834])" office:value-type="float" office:value="100" calcext:value-type="float">
            <text:p>100</text:p>
          </table:table-cell>
          <table:table-cell table:formula="of:=BIN2DEC([.I834])" office:value-type="float" office:value="6" calcext:value-type="float">
            <text:p>6</text:p>
          </table:table-cell>
          <table:table-cell table:formula="of:=SUBSTITUTE([.A834] ;&quot;F&quot;;&quot;0&quot;)" office:value-type="string" office:string-value="BB00B00RRL" calcext:value-type="string">
            <text:p>BB00B00RRL</text:p>
          </table:table-cell>
          <table:table-cell table:formula="of:=SUBSTITUTE([.D834];&quot;B&quot;;&quot;1&quot;)" office:value-type="string" office:string-value="1100100RRL" calcext:value-type="string">
            <text:p>1100100RRL</text:p>
          </table:table-cell>
          <table:table-cell table:formula="of:=SUBSTITUTE([.E834];&quot;L&quot;;&quot;0&quot;)" office:value-type="string" office:string-value="1100100RR0" calcext:value-type="string">
            <text:p>1100100RR0</text:p>
          </table:table-cell>
          <table:table-cell table:formula="of:=SUBSTITUTE([.F834];&quot;R&quot;;&quot;1&quot;)" office:value-type="string" office:string-value="1100100110" calcext:value-type="string">
            <text:p>1100100110</text:p>
          </table:table-cell>
          <table:table-cell table:formula="of:=MID([.G834];1;7)" office:value-type="string" office:string-value="1100100" calcext:value-type="string">
            <text:p>1100100</text:p>
          </table:table-cell>
          <table:table-cell table:formula="of:=MID([.G834];8;3)" office:value-type="string" office:string-value="110" calcext:value-type="string">
            <text:p>110</text:p>
          </table:table-cell>
          <table:table-cell table:formula="of:=BIN2DEC([.H834]) * 8" office:value-type="float" office:value="800" calcext:value-type="float">
            <text:p>800</text:p>
          </table:table-cell>
          <table:table-cell table:formula="of:=BIN2DEC([.I834])" office:value-type="float" office:value="6" calcext:value-type="float">
            <text:p>6</text:p>
          </table:table-cell>
          <table:table-cell table:formula="of:=[.J834]+[.K834]" office:value-type="float" office:value="806" calcext:value-type="float">
            <text:p>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FRLR</text:p>
          </table:table-cell>
          <table:table-cell table:formula="of:=BIN2DEC([.H835])" office:value-type="float" office:value="76" calcext:value-type="float">
            <text:p>76</text:p>
          </table:table-cell>
          <table:table-cell table:formula="of:=BIN2DEC([.I835])" office:value-type="float" office:value="5" calcext:value-type="float">
            <text:p>5</text:p>
          </table:table-cell>
          <table:table-cell table:formula="of:=SUBSTITUTE([.A835] ;&quot;F&quot;;&quot;0&quot;)" office:value-type="string" office:string-value="B00BB00RLR" calcext:value-type="string">
            <text:p>B00BB00RLR</text:p>
          </table:table-cell>
          <table:table-cell table:formula="of:=SUBSTITUTE([.D835];&quot;B&quot;;&quot;1&quot;)" office:value-type="string" office:string-value="1001100RLR" calcext:value-type="string">
            <text:p>1001100RLR</text:p>
          </table:table-cell>
          <table:table-cell table:formula="of:=SUBSTITUTE([.E835];&quot;L&quot;;&quot;0&quot;)" office:value-type="string" office:string-value="1001100R0R" calcext:value-type="string">
            <text:p>1001100R0R</text:p>
          </table:table-cell>
          <table:table-cell table:formula="of:=SUBSTITUTE([.F835];&quot;R&quot;;&quot;1&quot;)" office:value-type="string" office:string-value="1001100101" calcext:value-type="string">
            <text:p>1001100101</text:p>
          </table:table-cell>
          <table:table-cell table:formula="of:=MID([.G835];1;7)" office:value-type="string" office:string-value="1001100" calcext:value-type="string">
            <text:p>1001100</text:p>
          </table:table-cell>
          <table:table-cell table:formula="of:=MID([.G835];8;3)" office:value-type="string" office:string-value="101" calcext:value-type="string">
            <text:p>101</text:p>
          </table:table-cell>
          <table:table-cell table:formula="of:=BIN2DEC([.H835]) * 8" office:value-type="float" office:value="608" calcext:value-type="float">
            <text:p>608</text:p>
          </table:table-cell>
          <table:table-cell table:formula="of:=BIN2DEC([.I835])" office:value-type="float" office:value="5" calcext:value-type="float">
            <text:p>5</text:p>
          </table:table-cell>
          <table:table-cell table:formula="of:=[.J835]+[.K835]" office:value-type="float" office:value="613" calcext:value-type="float">
            <text:p>6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BLLL</text:p>
          </table:table-cell>
          <table:table-cell table:formula="of:=BIN2DEC([.H836])" office:value-type="float" office:value="9" calcext:value-type="float">
            <text:p>9</text:p>
          </table:table-cell>
          <table:table-cell table:formula="of:=BIN2DEC([.I836])" office:value-type="float" office:value="0" calcext:value-type="float">
            <text:p>0</text:p>
          </table:table-cell>
          <table:table-cell table:formula="of:=SUBSTITUTE([.A836] ;&quot;F&quot;;&quot;0&quot;)" office:value-type="string" office:string-value="000B00BLLL" calcext:value-type="string">
            <text:p>000B00BLLL</text:p>
          </table:table-cell>
          <table:table-cell table:formula="of:=SUBSTITUTE([.D836];&quot;B&quot;;&quot;1&quot;)" office:value-type="string" office:string-value="0001001LLL" calcext:value-type="string">
            <text:p>0001001LLL</text:p>
          </table:table-cell>
          <table:table-cell table:formula="of:=SUBSTITUTE([.E836];&quot;L&quot;;&quot;0&quot;)" office:value-type="string" office:string-value="0001001000" calcext:value-type="string">
            <text:p>0001001000</text:p>
          </table:table-cell>
          <table:table-cell table:formula="of:=SUBSTITUTE([.F836];&quot;R&quot;;&quot;1&quot;)" office:value-type="string" office:string-value="0001001000" calcext:value-type="string">
            <text:p>0001001000</text:p>
          </table:table-cell>
          <table:table-cell table:formula="of:=MID([.G836];1;7)" office:value-type="string" office:string-value="0001001" calcext:value-type="string">
            <text:p>0001001</text:p>
          </table:table-cell>
          <table:table-cell table:formula="of:=MID([.G836];8;3)" office:value-type="string" office:string-value="000" calcext:value-type="string">
            <text:p>000</text:p>
          </table:table-cell>
          <table:table-cell table:formula="of:=BIN2DEC([.H836]) * 8" office:value-type="float" office:value="72" calcext:value-type="float">
            <text:p>72</text:p>
          </table:table-cell>
          <table:table-cell table:formula="of:=BIN2DEC([.I836])" office:value-type="float" office:value="0" calcext:value-type="float">
            <text:p>0</text:p>
          </table:table-cell>
          <table:table-cell table:formula="of:=[.J836]+[.K836]" office:value-type="float" office:value="72" calcext:value-type="float">
            <text:p>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BLLL</text:p>
          </table:table-cell>
          <table:table-cell table:formula="of:=BIN2DEC([.H837])" office:value-type="float" office:value="105" calcext:value-type="float">
            <text:p>105</text:p>
          </table:table-cell>
          <table:table-cell table:formula="of:=BIN2DEC([.I837])" office:value-type="float" office:value="0" calcext:value-type="float">
            <text:p>0</text:p>
          </table:table-cell>
          <table:table-cell table:formula="of:=SUBSTITUTE([.A837] ;&quot;F&quot;;&quot;0&quot;)" office:value-type="string" office:string-value="BB0B00BLLL" calcext:value-type="string">
            <text:p>BB0B00BLLL</text:p>
          </table:table-cell>
          <table:table-cell table:formula="of:=SUBSTITUTE([.D837];&quot;B&quot;;&quot;1&quot;)" office:value-type="string" office:string-value="1101001LLL" calcext:value-type="string">
            <text:p>1101001LLL</text:p>
          </table:table-cell>
          <table:table-cell table:formula="of:=SUBSTITUTE([.E837];&quot;L&quot;;&quot;0&quot;)" office:value-type="string" office:string-value="1101001000" calcext:value-type="string">
            <text:p>1101001000</text:p>
          </table:table-cell>
          <table:table-cell table:formula="of:=SUBSTITUTE([.F837];&quot;R&quot;;&quot;1&quot;)" office:value-type="string" office:string-value="1101001000" calcext:value-type="string">
            <text:p>1101001000</text:p>
          </table:table-cell>
          <table:table-cell table:formula="of:=MID([.G837];1;7)" office:value-type="string" office:string-value="1101001" calcext:value-type="string">
            <text:p>1101001</text:p>
          </table:table-cell>
          <table:table-cell table:formula="of:=MID([.G837];8;3)" office:value-type="string" office:string-value="000" calcext:value-type="string">
            <text:p>000</text:p>
          </table:table-cell>
          <table:table-cell table:formula="of:=BIN2DEC([.H837]) * 8" office:value-type="float" office:value="840" calcext:value-type="float">
            <text:p>840</text:p>
          </table:table-cell>
          <table:table-cell table:formula="of:=BIN2DEC([.I837])" office:value-type="float" office:value="0" calcext:value-type="float">
            <text:p>0</text:p>
          </table:table-cell>
          <table:table-cell table:formula="of:=[.J837]+[.K837]" office:value-type="float" office:value="840" calcext:value-type="float">
            <text:p>8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BRLR</text:p>
          </table:table-cell>
          <table:table-cell table:formula="of:=BIN2DEC([.H838])" office:value-type="float" office:value="39" calcext:value-type="float">
            <text:p>39</text:p>
          </table:table-cell>
          <table:table-cell table:formula="of:=BIN2DEC([.I838])" office:value-type="float" office:value="5" calcext:value-type="float">
            <text:p>5</text:p>
          </table:table-cell>
          <table:table-cell table:formula="of:=SUBSTITUTE([.A838] ;&quot;F&quot;;&quot;0&quot;)" office:value-type="string" office:string-value="0B00BBBRLR" calcext:value-type="string">
            <text:p>0B00BBBRLR</text:p>
          </table:table-cell>
          <table:table-cell table:formula="of:=SUBSTITUTE([.D838];&quot;B&quot;;&quot;1&quot;)" office:value-type="string" office:string-value="0100111RLR" calcext:value-type="string">
            <text:p>0100111RLR</text:p>
          </table:table-cell>
          <table:table-cell table:formula="of:=SUBSTITUTE([.E838];&quot;L&quot;;&quot;0&quot;)" office:value-type="string" office:string-value="0100111R0R" calcext:value-type="string">
            <text:p>0100111R0R</text:p>
          </table:table-cell>
          <table:table-cell table:formula="of:=SUBSTITUTE([.F838];&quot;R&quot;;&quot;1&quot;)" office:value-type="string" office:string-value="0100111101" calcext:value-type="string">
            <text:p>0100111101</text:p>
          </table:table-cell>
          <table:table-cell table:formula="of:=MID([.G838];1;7)" office:value-type="string" office:string-value="0100111" calcext:value-type="string">
            <text:p>0100111</text:p>
          </table:table-cell>
          <table:table-cell table:formula="of:=MID([.G838];8;3)" office:value-type="string" office:string-value="101" calcext:value-type="string">
            <text:p>101</text:p>
          </table:table-cell>
          <table:table-cell table:formula="of:=BIN2DEC([.H838]) * 8" office:value-type="float" office:value="312" calcext:value-type="float">
            <text:p>312</text:p>
          </table:table-cell>
          <table:table-cell table:formula="of:=BIN2DEC([.I838])" office:value-type="float" office:value="5" calcext:value-type="float">
            <text:p>5</text:p>
          </table:table-cell>
          <table:table-cell table:formula="of:=[.J838]+[.K838]" office:value-type="float" office:value="317" calcext:value-type="float">
            <text:p>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FFLRL</text:p>
          </table:table-cell>
          <table:table-cell table:formula="of:=BIN2DEC([.H839])" office:value-type="float" office:value="60" calcext:value-type="float">
            <text:p>60</text:p>
          </table:table-cell>
          <table:table-cell table:formula="of:=BIN2DEC([.I839])" office:value-type="float" office:value="2" calcext:value-type="float">
            <text:p>2</text:p>
          </table:table-cell>
          <table:table-cell table:formula="of:=SUBSTITUTE([.A839] ;&quot;F&quot;;&quot;0&quot;)" office:value-type="string" office:string-value="0BBBB00LRL" calcext:value-type="string">
            <text:p>0BBBB00LRL</text:p>
          </table:table-cell>
          <table:table-cell table:formula="of:=SUBSTITUTE([.D839];&quot;B&quot;;&quot;1&quot;)" office:value-type="string" office:string-value="0111100LRL" calcext:value-type="string">
            <text:p>0111100LRL</text:p>
          </table:table-cell>
          <table:table-cell table:formula="of:=SUBSTITUTE([.E839];&quot;L&quot;;&quot;0&quot;)" office:value-type="string" office:string-value="01111000R0" calcext:value-type="string">
            <text:p>01111000R0</text:p>
          </table:table-cell>
          <table:table-cell table:formula="of:=SUBSTITUTE([.F839];&quot;R&quot;;&quot;1&quot;)" office:value-type="string" office:string-value="0111100010" calcext:value-type="string">
            <text:p>0111100010</text:p>
          </table:table-cell>
          <table:table-cell table:formula="of:=MID([.G839];1;7)" office:value-type="string" office:string-value="0111100" calcext:value-type="string">
            <text:p>0111100</text:p>
          </table:table-cell>
          <table:table-cell table:formula="of:=MID([.G839];8;3)" office:value-type="string" office:string-value="010" calcext:value-type="string">
            <text:p>010</text:p>
          </table:table-cell>
          <table:table-cell table:formula="of:=BIN2DEC([.H839]) * 8" office:value-type="float" office:value="480" calcext:value-type="float">
            <text:p>480</text:p>
          </table:table-cell>
          <table:table-cell table:formula="of:=BIN2DEC([.I839])" office:value-type="float" office:value="2" calcext:value-type="float">
            <text:p>2</text:p>
          </table:table-cell>
          <table:table-cell table:formula="of:=[.J839]+[.K839]" office:value-type="float" office:value="482" calcext:value-type="float">
            <text:p>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BRRR</text:p>
          </table:table-cell>
          <table:table-cell table:formula="of:=BIN2DEC([.H840])" office:value-type="float" office:value="39" calcext:value-type="float">
            <text:p>39</text:p>
          </table:table-cell>
          <table:table-cell table:formula="of:=BIN2DEC([.I840])" office:value-type="float" office:value="7" calcext:value-type="float">
            <text:p>7</text:p>
          </table:table-cell>
          <table:table-cell table:formula="of:=SUBSTITUTE([.A840] ;&quot;F&quot;;&quot;0&quot;)" office:value-type="string" office:string-value="0B00BBBRRR" calcext:value-type="string">
            <text:p>0B00BBBRRR</text:p>
          </table:table-cell>
          <table:table-cell table:formula="of:=SUBSTITUTE([.D840];&quot;B&quot;;&quot;1&quot;)" office:value-type="string" office:string-value="0100111RRR" calcext:value-type="string">
            <text:p>0100111RRR</text:p>
          </table:table-cell>
          <table:table-cell table:formula="of:=SUBSTITUTE([.E840];&quot;L&quot;;&quot;0&quot;)" office:value-type="string" office:string-value="0100111RRR" calcext:value-type="string">
            <text:p>0100111RRR</text:p>
          </table:table-cell>
          <table:table-cell table:formula="of:=SUBSTITUTE([.F840];&quot;R&quot;;&quot;1&quot;)" office:value-type="string" office:string-value="0100111111" calcext:value-type="string">
            <text:p>0100111111</text:p>
          </table:table-cell>
          <table:table-cell table:formula="of:=MID([.G840];1;7)" office:value-type="string" office:string-value="0100111" calcext:value-type="string">
            <text:p>0100111</text:p>
          </table:table-cell>
          <table:table-cell table:formula="of:=MID([.G840];8;3)" office:value-type="string" office:string-value="111" calcext:value-type="string">
            <text:p>111</text:p>
          </table:table-cell>
          <table:table-cell table:formula="of:=BIN2DEC([.H840]) * 8" office:value-type="float" office:value="312" calcext:value-type="float">
            <text:p>312</text:p>
          </table:table-cell>
          <table:table-cell table:formula="of:=BIN2DEC([.I840])" office:value-type="float" office:value="7" calcext:value-type="float">
            <text:p>7</text:p>
          </table:table-cell>
          <table:table-cell table:formula="of:=[.J840]+[.K840]" office:value-type="float" office:value="319" calcext:value-type="float">
            <text:p>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BLLL</text:p>
          </table:table-cell>
          <table:table-cell table:formula="of:=BIN2DEC([.H841])" office:value-type="float" office:value="77" calcext:value-type="float">
            <text:p>77</text:p>
          </table:table-cell>
          <table:table-cell table:formula="of:=BIN2DEC([.I841])" office:value-type="float" office:value="0" calcext:value-type="float">
            <text:p>0</text:p>
          </table:table-cell>
          <table:table-cell table:formula="of:=SUBSTITUTE([.A841] ;&quot;F&quot;;&quot;0&quot;)" office:value-type="string" office:string-value="B00BB0BLLL" calcext:value-type="string">
            <text:p>B00BB0BLLL</text:p>
          </table:table-cell>
          <table:table-cell table:formula="of:=SUBSTITUTE([.D841];&quot;B&quot;;&quot;1&quot;)" office:value-type="string" office:string-value="1001101LLL" calcext:value-type="string">
            <text:p>1001101LLL</text:p>
          </table:table-cell>
          <table:table-cell table:formula="of:=SUBSTITUTE([.E841];&quot;L&quot;;&quot;0&quot;)" office:value-type="string" office:string-value="1001101000" calcext:value-type="string">
            <text:p>1001101000</text:p>
          </table:table-cell>
          <table:table-cell table:formula="of:=SUBSTITUTE([.F841];&quot;R&quot;;&quot;1&quot;)" office:value-type="string" office:string-value="1001101000" calcext:value-type="string">
            <text:p>1001101000</text:p>
          </table:table-cell>
          <table:table-cell table:formula="of:=MID([.G841];1;7)" office:value-type="string" office:string-value="1001101" calcext:value-type="string">
            <text:p>1001101</text:p>
          </table:table-cell>
          <table:table-cell table:formula="of:=MID([.G841];8;3)" office:value-type="string" office:string-value="000" calcext:value-type="string">
            <text:p>000</text:p>
          </table:table-cell>
          <table:table-cell table:formula="of:=BIN2DEC([.H841]) * 8" office:value-type="float" office:value="616" calcext:value-type="float">
            <text:p>616</text:p>
          </table:table-cell>
          <table:table-cell table:formula="of:=BIN2DEC([.I841])" office:value-type="float" office:value="0" calcext:value-type="float">
            <text:p>0</text:p>
          </table:table-cell>
          <table:table-cell table:formula="of:=[.J841]+[.K841]" office:value-type="float" office:value="616" calcext:value-type="float">
            <text:p>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BLLR</text:p>
          </table:table-cell>
          <table:table-cell table:formula="of:=BIN2DEC([.H842])" office:value-type="float" office:value="85" calcext:value-type="float">
            <text:p>85</text:p>
          </table:table-cell>
          <table:table-cell table:formula="of:=BIN2DEC([.I842])" office:value-type="float" office:value="1" calcext:value-type="float">
            <text:p>1</text:p>
          </table:table-cell>
          <table:table-cell table:formula="of:=SUBSTITUTE([.A842] ;&quot;F&quot;;&quot;0&quot;)" office:value-type="string" office:string-value="B0B0B0BLLR" calcext:value-type="string">
            <text:p>B0B0B0BLLR</text:p>
          </table:table-cell>
          <table:table-cell table:formula="of:=SUBSTITUTE([.D842];&quot;B&quot;;&quot;1&quot;)" office:value-type="string" office:string-value="1010101LLR" calcext:value-type="string">
            <text:p>1010101LLR</text:p>
          </table:table-cell>
          <table:table-cell table:formula="of:=SUBSTITUTE([.E842];&quot;L&quot;;&quot;0&quot;)" office:value-type="string" office:string-value="101010100R" calcext:value-type="string">
            <text:p>101010100R</text:p>
          </table:table-cell>
          <table:table-cell table:formula="of:=SUBSTITUTE([.F842];&quot;R&quot;;&quot;1&quot;)" office:value-type="string" office:string-value="1010101001" calcext:value-type="string">
            <text:p>1010101001</text:p>
          </table:table-cell>
          <table:table-cell table:formula="of:=MID([.G842];1;7)" office:value-type="string" office:string-value="1010101" calcext:value-type="string">
            <text:p>1010101</text:p>
          </table:table-cell>
          <table:table-cell table:formula="of:=MID([.G842];8;3)" office:value-type="string" office:string-value="001" calcext:value-type="string">
            <text:p>001</text:p>
          </table:table-cell>
          <table:table-cell table:formula="of:=BIN2DEC([.H842]) * 8" office:value-type="float" office:value="680" calcext:value-type="float">
            <text:p>680</text:p>
          </table:table-cell>
          <table:table-cell table:formula="of:=BIN2DEC([.I842])" office:value-type="float" office:value="1" calcext:value-type="float">
            <text:p>1</text:p>
          </table:table-cell>
          <table:table-cell table:formula="of:=[.J842]+[.K842]" office:value-type="float" office:value="681" calcext:value-type="float">
            <text:p>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BRLR</text:p>
          </table:table-cell>
          <table:table-cell table:formula="of:=BIN2DEC([.H843])" office:value-type="float" office:value="33" calcext:value-type="float">
            <text:p>33</text:p>
          </table:table-cell>
          <table:table-cell table:formula="of:=BIN2DEC([.I843])" office:value-type="float" office:value="5" calcext:value-type="float">
            <text:p>5</text:p>
          </table:table-cell>
          <table:table-cell table:formula="of:=SUBSTITUTE([.A843] ;&quot;F&quot;;&quot;0&quot;)" office:value-type="string" office:string-value="0B0000BRLR" calcext:value-type="string">
            <text:p>0B0000BRLR</text:p>
          </table:table-cell>
          <table:table-cell table:formula="of:=SUBSTITUTE([.D843];&quot;B&quot;;&quot;1&quot;)" office:value-type="string" office:string-value="0100001RLR" calcext:value-type="string">
            <text:p>0100001RLR</text:p>
          </table:table-cell>
          <table:table-cell table:formula="of:=SUBSTITUTE([.E843];&quot;L&quot;;&quot;0&quot;)" office:value-type="string" office:string-value="0100001R0R" calcext:value-type="string">
            <text:p>0100001R0R</text:p>
          </table:table-cell>
          <table:table-cell table:formula="of:=SUBSTITUTE([.F843];&quot;R&quot;;&quot;1&quot;)" office:value-type="string" office:string-value="0100001101" calcext:value-type="string">
            <text:p>0100001101</text:p>
          </table:table-cell>
          <table:table-cell table:formula="of:=MID([.G843];1;7)" office:value-type="string" office:string-value="0100001" calcext:value-type="string">
            <text:p>0100001</text:p>
          </table:table-cell>
          <table:table-cell table:formula="of:=MID([.G843];8;3)" office:value-type="string" office:string-value="101" calcext:value-type="string">
            <text:p>101</text:p>
          </table:table-cell>
          <table:table-cell table:formula="of:=BIN2DEC([.H843]) * 8" office:value-type="float" office:value="264" calcext:value-type="float">
            <text:p>264</text:p>
          </table:table-cell>
          <table:table-cell table:formula="of:=BIN2DEC([.I843])" office:value-type="float" office:value="5" calcext:value-type="float">
            <text:p>5</text:p>
          </table:table-cell>
          <table:table-cell table:formula="of:=[.J843]+[.K843]" office:value-type="float" office:value="269" calcext:value-type="float">
            <text:p>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BBRRR</text:p>
          </table:table-cell>
          <table:table-cell table:formula="of:=BIN2DEC([.H844])" office:value-type="float" office:value="99" calcext:value-type="float">
            <text:p>99</text:p>
          </table:table-cell>
          <table:table-cell table:formula="of:=BIN2DEC([.I844])" office:value-type="float" office:value="7" calcext:value-type="float">
            <text:p>7</text:p>
          </table:table-cell>
          <table:table-cell table:formula="of:=SUBSTITUTE([.A844] ;&quot;F&quot;;&quot;0&quot;)" office:value-type="string" office:string-value="BB000BBRRR" calcext:value-type="string">
            <text:p>BB000BBRRR</text:p>
          </table:table-cell>
          <table:table-cell table:formula="of:=SUBSTITUTE([.D844];&quot;B&quot;;&quot;1&quot;)" office:value-type="string" office:string-value="1100011RRR" calcext:value-type="string">
            <text:p>1100011RRR</text:p>
          </table:table-cell>
          <table:table-cell table:formula="of:=SUBSTITUTE([.E844];&quot;L&quot;;&quot;0&quot;)" office:value-type="string" office:string-value="1100011RRR" calcext:value-type="string">
            <text:p>1100011RRR</text:p>
          </table:table-cell>
          <table:table-cell table:formula="of:=SUBSTITUTE([.F844];&quot;R&quot;;&quot;1&quot;)" office:value-type="string" office:string-value="1100011111" calcext:value-type="string">
            <text:p>1100011111</text:p>
          </table:table-cell>
          <table:table-cell table:formula="of:=MID([.G844];1;7)" office:value-type="string" office:string-value="1100011" calcext:value-type="string">
            <text:p>1100011</text:p>
          </table:table-cell>
          <table:table-cell table:formula="of:=MID([.G844];8;3)" office:value-type="string" office:string-value="111" calcext:value-type="string">
            <text:p>111</text:p>
          </table:table-cell>
          <table:table-cell table:formula="of:=BIN2DEC([.H844]) * 8" office:value-type="float" office:value="792" calcext:value-type="float">
            <text:p>792</text:p>
          </table:table-cell>
          <table:table-cell table:formula="of:=BIN2DEC([.I844])" office:value-type="float" office:value="7" calcext:value-type="float">
            <text:p>7</text:p>
          </table:table-cell>
          <table:table-cell table:formula="of:=[.J844]+[.K844]" office:value-type="float" office:value="799" calcext:value-type="float">
            <text:p>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BLLR</text:p>
          </table:table-cell>
          <table:table-cell table:formula="of:=BIN2DEC([.H845])" office:value-type="float" office:value="89" calcext:value-type="float">
            <text:p>89</text:p>
          </table:table-cell>
          <table:table-cell table:formula="of:=BIN2DEC([.I845])" office:value-type="float" office:value="1" calcext:value-type="float">
            <text:p>1</text:p>
          </table:table-cell>
          <table:table-cell table:formula="of:=SUBSTITUTE([.A845] ;&quot;F&quot;;&quot;0&quot;)" office:value-type="string" office:string-value="B0BB00BLLR" calcext:value-type="string">
            <text:p>B0BB00BLLR</text:p>
          </table:table-cell>
          <table:table-cell table:formula="of:=SUBSTITUTE([.D845];&quot;B&quot;;&quot;1&quot;)" office:value-type="string" office:string-value="1011001LLR" calcext:value-type="string">
            <text:p>1011001LLR</text:p>
          </table:table-cell>
          <table:table-cell table:formula="of:=SUBSTITUTE([.E845];&quot;L&quot;;&quot;0&quot;)" office:value-type="string" office:string-value="101100100R" calcext:value-type="string">
            <text:p>101100100R</text:p>
          </table:table-cell>
          <table:table-cell table:formula="of:=SUBSTITUTE([.F845];&quot;R&quot;;&quot;1&quot;)" office:value-type="string" office:string-value="1011001001" calcext:value-type="string">
            <text:p>1011001001</text:p>
          </table:table-cell>
          <table:table-cell table:formula="of:=MID([.G845];1;7)" office:value-type="string" office:string-value="1011001" calcext:value-type="string">
            <text:p>1011001</text:p>
          </table:table-cell>
          <table:table-cell table:formula="of:=MID([.G845];8;3)" office:value-type="string" office:string-value="001" calcext:value-type="string">
            <text:p>001</text:p>
          </table:table-cell>
          <table:table-cell table:formula="of:=BIN2DEC([.H845]) * 8" office:value-type="float" office:value="712" calcext:value-type="float">
            <text:p>712</text:p>
          </table:table-cell>
          <table:table-cell table:formula="of:=BIN2DEC([.I845])" office:value-type="float" office:value="1" calcext:value-type="float">
            <text:p>1</text:p>
          </table:table-cell>
          <table:table-cell table:formula="of:=[.J845]+[.K845]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BRLL</text:p>
          </table:table-cell>
          <table:table-cell table:formula="of:=BIN2DEC([.H846])" office:value-type="float" office:value="11" calcext:value-type="float">
            <text:p>11</text:p>
          </table:table-cell>
          <table:table-cell table:formula="of:=BIN2DEC([.I846])" office:value-type="float" office:value="4" calcext:value-type="float">
            <text:p>4</text:p>
          </table:table-cell>
          <table:table-cell table:formula="of:=SUBSTITUTE([.A846] ;&quot;F&quot;;&quot;0&quot;)" office:value-type="string" office:string-value="000B0BBRLL" calcext:value-type="string">
            <text:p>000B0BBRLL</text:p>
          </table:table-cell>
          <table:table-cell table:formula="of:=SUBSTITUTE([.D846];&quot;B&quot;;&quot;1&quot;)" office:value-type="string" office:string-value="0001011RLL" calcext:value-type="string">
            <text:p>0001011RLL</text:p>
          </table:table-cell>
          <table:table-cell table:formula="of:=SUBSTITUTE([.E846];&quot;L&quot;;&quot;0&quot;)" office:value-type="string" office:string-value="0001011R00" calcext:value-type="string">
            <text:p>0001011R00</text:p>
          </table:table-cell>
          <table:table-cell table:formula="of:=SUBSTITUTE([.F846];&quot;R&quot;;&quot;1&quot;)" office:value-type="string" office:string-value="0001011100" calcext:value-type="string">
            <text:p>0001011100</text:p>
          </table:table-cell>
          <table:table-cell table:formula="of:=MID([.G846];1;7)" office:value-type="string" office:string-value="0001011" calcext:value-type="string">
            <text:p>0001011</text:p>
          </table:table-cell>
          <table:table-cell table:formula="of:=MID([.G846];8;3)" office:value-type="string" office:string-value="100" calcext:value-type="string">
            <text:p>100</text:p>
          </table:table-cell>
          <table:table-cell table:formula="of:=BIN2DEC([.H846]) * 8" office:value-type="float" office:value="88" calcext:value-type="float">
            <text:p>88</text:p>
          </table:table-cell>
          <table:table-cell table:formula="of:=BIN2DEC([.I846])" office:value-type="float" office:value="4" calcext:value-type="float">
            <text:p>4</text:p>
          </table:table-cell>
          <table:table-cell table:formula="of:=[.J846]+[.K846]"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FFBRRR</text:p>
          </table:table-cell>
          <table:table-cell table:formula="of:=BIN2DEC([.H847])" office:value-type="float" office:value="97" calcext:value-type="float">
            <text:p>97</text:p>
          </table:table-cell>
          <table:table-cell table:formula="of:=BIN2DEC([.I847])" office:value-type="float" office:value="7" calcext:value-type="float">
            <text:p>7</text:p>
          </table:table-cell>
          <table:table-cell table:formula="of:=SUBSTITUTE([.A847] ;&quot;F&quot;;&quot;0&quot;)" office:value-type="string" office:string-value="BB0000BRRR" calcext:value-type="string">
            <text:p>BB0000BRRR</text:p>
          </table:table-cell>
          <table:table-cell table:formula="of:=SUBSTITUTE([.D847];&quot;B&quot;;&quot;1&quot;)" office:value-type="string" office:string-value="1100001RRR" calcext:value-type="string">
            <text:p>1100001RRR</text:p>
          </table:table-cell>
          <table:table-cell table:formula="of:=SUBSTITUTE([.E847];&quot;L&quot;;&quot;0&quot;)" office:value-type="string" office:string-value="1100001RRR" calcext:value-type="string">
            <text:p>1100001RRR</text:p>
          </table:table-cell>
          <table:table-cell table:formula="of:=SUBSTITUTE([.F847];&quot;R&quot;;&quot;1&quot;)" office:value-type="string" office:string-value="1100001111" calcext:value-type="string">
            <text:p>1100001111</text:p>
          </table:table-cell>
          <table:table-cell table:formula="of:=MID([.G847];1;7)" office:value-type="string" office:string-value="1100001" calcext:value-type="string">
            <text:p>1100001</text:p>
          </table:table-cell>
          <table:table-cell table:formula="of:=MID([.G847];8;3)" office:value-type="string" office:string-value="111" calcext:value-type="string">
            <text:p>111</text:p>
          </table:table-cell>
          <table:table-cell table:formula="of:=BIN2DEC([.H847]) * 8" office:value-type="float" office:value="776" calcext:value-type="float">
            <text:p>776</text:p>
          </table:table-cell>
          <table:table-cell table:formula="of:=BIN2DEC([.I847])" office:value-type="float" office:value="7" calcext:value-type="float">
            <text:p>7</text:p>
          </table:table-cell>
          <table:table-cell table:formula="of:=[.J847]+[.K847]" office:value-type="float" office:value="783" calcext:value-type="float">
            <text:p>7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BLRR</text:p>
          </table:table-cell>
          <table:table-cell table:formula="of:=BIN2DEC([.H848])" office:value-type="float" office:value="77" calcext:value-type="float">
            <text:p>77</text:p>
          </table:table-cell>
          <table:table-cell table:formula="of:=BIN2DEC([.I848])" office:value-type="float" office:value="3" calcext:value-type="float">
            <text:p>3</text:p>
          </table:table-cell>
          <table:table-cell table:formula="of:=SUBSTITUTE([.A848] ;&quot;F&quot;;&quot;0&quot;)" office:value-type="string" office:string-value="B00BB0BLRR" calcext:value-type="string">
            <text:p>B00BB0BLRR</text:p>
          </table:table-cell>
          <table:table-cell table:formula="of:=SUBSTITUTE([.D848];&quot;B&quot;;&quot;1&quot;)" office:value-type="string" office:string-value="1001101LRR" calcext:value-type="string">
            <text:p>1001101LRR</text:p>
          </table:table-cell>
          <table:table-cell table:formula="of:=SUBSTITUTE([.E848];&quot;L&quot;;&quot;0&quot;)" office:value-type="string" office:string-value="10011010RR" calcext:value-type="string">
            <text:p>10011010RR</text:p>
          </table:table-cell>
          <table:table-cell table:formula="of:=SUBSTITUTE([.F848];&quot;R&quot;;&quot;1&quot;)" office:value-type="string" office:string-value="1001101011" calcext:value-type="string">
            <text:p>1001101011</text:p>
          </table:table-cell>
          <table:table-cell table:formula="of:=MID([.G848];1;7)" office:value-type="string" office:string-value="1001101" calcext:value-type="string">
            <text:p>1001101</text:p>
          </table:table-cell>
          <table:table-cell table:formula="of:=MID([.G848];8;3)" office:value-type="string" office:string-value="011" calcext:value-type="string">
            <text:p>011</text:p>
          </table:table-cell>
          <table:table-cell table:formula="of:=BIN2DEC([.H848]) * 8" office:value-type="float" office:value="616" calcext:value-type="float">
            <text:p>616</text:p>
          </table:table-cell>
          <table:table-cell table:formula="of:=BIN2DEC([.I848])" office:value-type="float" office:value="3" calcext:value-type="float">
            <text:p>3</text:p>
          </table:table-cell>
          <table:table-cell table:formula="of:=[.J848]+[.K848]" office:value-type="float" office:value="619" calcext:value-type="float">
            <text:p>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BFRLR</text:p>
          </table:table-cell>
          <table:table-cell table:formula="of:=BIN2DEC([.H849])" office:value-type="float" office:value="42" calcext:value-type="float">
            <text:p>42</text:p>
          </table:table-cell>
          <table:table-cell table:formula="of:=BIN2DEC([.I849])" office:value-type="float" office:value="5" calcext:value-type="float">
            <text:p>5</text:p>
          </table:table-cell>
          <table:table-cell table:formula="of:=SUBSTITUTE([.A849] ;&quot;F&quot;;&quot;0&quot;)" office:value-type="string" office:string-value="0B0B0B0RLR" calcext:value-type="string">
            <text:p>0B0B0B0RLR</text:p>
          </table:table-cell>
          <table:table-cell table:formula="of:=SUBSTITUTE([.D849];&quot;B&quot;;&quot;1&quot;)" office:value-type="string" office:string-value="0101010RLR" calcext:value-type="string">
            <text:p>0101010RLR</text:p>
          </table:table-cell>
          <table:table-cell table:formula="of:=SUBSTITUTE([.E849];&quot;L&quot;;&quot;0&quot;)" office:value-type="string" office:string-value="0101010R0R" calcext:value-type="string">
            <text:p>0101010R0R</text:p>
          </table:table-cell>
          <table:table-cell table:formula="of:=SUBSTITUTE([.F849];&quot;R&quot;;&quot;1&quot;)" office:value-type="string" office:string-value="0101010101" calcext:value-type="string">
            <text:p>0101010101</text:p>
          </table:table-cell>
          <table:table-cell table:formula="of:=MID([.G849];1;7)" office:value-type="string" office:string-value="0101010" calcext:value-type="string">
            <text:p>0101010</text:p>
          </table:table-cell>
          <table:table-cell table:formula="of:=MID([.G849];8;3)" office:value-type="string" office:string-value="101" calcext:value-type="string">
            <text:p>101</text:p>
          </table:table-cell>
          <table:table-cell table:formula="of:=BIN2DEC([.H849]) * 8" office:value-type="float" office:value="336" calcext:value-type="float">
            <text:p>336</text:p>
          </table:table-cell>
          <table:table-cell table:formula="of:=BIN2DEC([.I849])" office:value-type="float" office:value="5" calcext:value-type="float">
            <text:p>5</text:p>
          </table:table-cell>
          <table:table-cell table:formula="of:=[.J849]+[.K849]" office:value-type="float" office:value="341" calcext:value-type="float">
            <text:p>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FLRR</text:p>
          </table:table-cell>
          <table:table-cell table:formula="of:=BIN2DEC([.H850])" office:value-type="float" office:value="34" calcext:value-type="float">
            <text:p>34</text:p>
          </table:table-cell>
          <table:table-cell table:formula="of:=BIN2DEC([.I850])" office:value-type="float" office:value="3" calcext:value-type="float">
            <text:p>3</text:p>
          </table:table-cell>
          <table:table-cell table:formula="of:=SUBSTITUTE([.A850] ;&quot;F&quot;;&quot;0&quot;)" office:value-type="string" office:string-value="0B000B0LRR" calcext:value-type="string">
            <text:p>0B000B0LRR</text:p>
          </table:table-cell>
          <table:table-cell table:formula="of:=SUBSTITUTE([.D850];&quot;B&quot;;&quot;1&quot;)" office:value-type="string" office:string-value="0100010LRR" calcext:value-type="string">
            <text:p>0100010LRR</text:p>
          </table:table-cell>
          <table:table-cell table:formula="of:=SUBSTITUTE([.E850];&quot;L&quot;;&quot;0&quot;)" office:value-type="string" office:string-value="01000100RR" calcext:value-type="string">
            <text:p>01000100RR</text:p>
          </table:table-cell>
          <table:table-cell table:formula="of:=SUBSTITUTE([.F850];&quot;R&quot;;&quot;1&quot;)" office:value-type="string" office:string-value="0100010011" calcext:value-type="string">
            <text:p>0100010011</text:p>
          </table:table-cell>
          <table:table-cell table:formula="of:=MID([.G850];1;7)" office:value-type="string" office:string-value="0100010" calcext:value-type="string">
            <text:p>0100010</text:p>
          </table:table-cell>
          <table:table-cell table:formula="of:=MID([.G850];8;3)" office:value-type="string" office:string-value="011" calcext:value-type="string">
            <text:p>011</text:p>
          </table:table-cell>
          <table:table-cell table:formula="of:=BIN2DEC([.H850]) * 8" office:value-type="float" office:value="272" calcext:value-type="float">
            <text:p>272</text:p>
          </table:table-cell>
          <table:table-cell table:formula="of:=BIN2DEC([.I850])" office:value-type="float" office:value="3" calcext:value-type="float">
            <text:p>3</text:p>
          </table:table-cell>
          <table:table-cell table:formula="of:=[.J850]+[.K850]" office:value-type="float" office:value="275" calcext:value-type="float">
            <text:p>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BRRL</text:p>
          </table:table-cell>
          <table:table-cell table:formula="of:=BIN2DEC([.H851])" office:value-type="float" office:value="31" calcext:value-type="float">
            <text:p>31</text:p>
          </table:table-cell>
          <table:table-cell table:formula="of:=BIN2DEC([.I851])" office:value-type="float" office:value="6" calcext:value-type="float">
            <text:p>6</text:p>
          </table:table-cell>
          <table:table-cell table:formula="of:=SUBSTITUTE([.A851] ;&quot;F&quot;;&quot;0&quot;)" office:value-type="string" office:string-value="00BBBBBRRL" calcext:value-type="string">
            <text:p>00BBBBBRRL</text:p>
          </table:table-cell>
          <table:table-cell table:formula="of:=SUBSTITUTE([.D851];&quot;B&quot;;&quot;1&quot;)" office:value-type="string" office:string-value="0011111RRL" calcext:value-type="string">
            <text:p>0011111RRL</text:p>
          </table:table-cell>
          <table:table-cell table:formula="of:=SUBSTITUTE([.E851];&quot;L&quot;;&quot;0&quot;)" office:value-type="string" office:string-value="0011111RR0" calcext:value-type="string">
            <text:p>0011111RR0</text:p>
          </table:table-cell>
          <table:table-cell table:formula="of:=SUBSTITUTE([.F851];&quot;R&quot;;&quot;1&quot;)" office:value-type="string" office:string-value="0011111110" calcext:value-type="string">
            <text:p>0011111110</text:p>
          </table:table-cell>
          <table:table-cell table:formula="of:=MID([.G851];1;7)" office:value-type="string" office:string-value="0011111" calcext:value-type="string">
            <text:p>0011111</text:p>
          </table:table-cell>
          <table:table-cell table:formula="of:=MID([.G851];8;3)" office:value-type="string" office:string-value="110" calcext:value-type="string">
            <text:p>110</text:p>
          </table:table-cell>
          <table:table-cell table:formula="of:=BIN2DEC([.H851]) * 8" office:value-type="float" office:value="248" calcext:value-type="float">
            <text:p>248</text:p>
          </table:table-cell>
          <table:table-cell table:formula="of:=BIN2DEC([.I851])" office:value-type="float" office:value="6" calcext:value-type="float">
            <text:p>6</text:p>
          </table:table-cell>
          <table:table-cell table:formula="of:=[.J851]+[.K851]" office:value-type="float" office:value="254" calcext:value-type="float">
            <text:p>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BRRL</text:p>
          </table:table-cell>
          <table:table-cell table:formula="of:=BIN2DEC([.H852])" office:value-type="float" office:value="39" calcext:value-type="float">
            <text:p>39</text:p>
          </table:table-cell>
          <table:table-cell table:formula="of:=BIN2DEC([.I852])" office:value-type="float" office:value="6" calcext:value-type="float">
            <text:p>6</text:p>
          </table:table-cell>
          <table:table-cell table:formula="of:=SUBSTITUTE([.A852] ;&quot;F&quot;;&quot;0&quot;)" office:value-type="string" office:string-value="0B00BBBRRL" calcext:value-type="string">
            <text:p>0B00BBBRRL</text:p>
          </table:table-cell>
          <table:table-cell table:formula="of:=SUBSTITUTE([.D852];&quot;B&quot;;&quot;1&quot;)" office:value-type="string" office:string-value="0100111RRL" calcext:value-type="string">
            <text:p>0100111RRL</text:p>
          </table:table-cell>
          <table:table-cell table:formula="of:=SUBSTITUTE([.E852];&quot;L&quot;;&quot;0&quot;)" office:value-type="string" office:string-value="0100111RR0" calcext:value-type="string">
            <text:p>0100111RR0</text:p>
          </table:table-cell>
          <table:table-cell table:formula="of:=SUBSTITUTE([.F852];&quot;R&quot;;&quot;1&quot;)" office:value-type="string" office:string-value="0100111110" calcext:value-type="string">
            <text:p>0100111110</text:p>
          </table:table-cell>
          <table:table-cell table:formula="of:=MID([.G852];1;7)" office:value-type="string" office:string-value="0100111" calcext:value-type="string">
            <text:p>0100111</text:p>
          </table:table-cell>
          <table:table-cell table:formula="of:=MID([.G852];8;3)" office:value-type="string" office:string-value="110" calcext:value-type="string">
            <text:p>110</text:p>
          </table:table-cell>
          <table:table-cell table:formula="of:=BIN2DEC([.H852]) * 8" office:value-type="float" office:value="312" calcext:value-type="float">
            <text:p>312</text:p>
          </table:table-cell>
          <table:table-cell table:formula="of:=BIN2DEC([.I852])" office:value-type="float" office:value="6" calcext:value-type="float">
            <text:p>6</text:p>
          </table:table-cell>
          <table:table-cell table:formula="of:=[.J852]+[.K852]" office:value-type="float" office:value="318" calcext:value-type="float">
            <text:p>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FBRRR</text:p>
          </table:table-cell>
          <table:table-cell table:formula="of:=BIN2DEC([.H853])" office:value-type="float" office:value="113" calcext:value-type="float">
            <text:p>113</text:p>
          </table:table-cell>
          <table:table-cell table:formula="of:=BIN2DEC([.I853])" office:value-type="float" office:value="7" calcext:value-type="float">
            <text:p>7</text:p>
          </table:table-cell>
          <table:table-cell table:formula="of:=SUBSTITUTE([.A853] ;&quot;F&quot;;&quot;0&quot;)" office:value-type="string" office:string-value="BBB000BRRR" calcext:value-type="string">
            <text:p>BBB000BRRR</text:p>
          </table:table-cell>
          <table:table-cell table:formula="of:=SUBSTITUTE([.D853];&quot;B&quot;;&quot;1&quot;)" office:value-type="string" office:string-value="1110001RRR" calcext:value-type="string">
            <text:p>1110001RRR</text:p>
          </table:table-cell>
          <table:table-cell table:formula="of:=SUBSTITUTE([.E853];&quot;L&quot;;&quot;0&quot;)" office:value-type="string" office:string-value="1110001RRR" calcext:value-type="string">
            <text:p>1110001RRR</text:p>
          </table:table-cell>
          <table:table-cell table:formula="of:=SUBSTITUTE([.F853];&quot;R&quot;;&quot;1&quot;)" office:value-type="string" office:string-value="1110001111" calcext:value-type="string">
            <text:p>1110001111</text:p>
          </table:table-cell>
          <table:table-cell table:formula="of:=MID([.G853];1;7)" office:value-type="string" office:string-value="1110001" calcext:value-type="string">
            <text:p>1110001</text:p>
          </table:table-cell>
          <table:table-cell table:formula="of:=MID([.G853];8;3)" office:value-type="string" office:string-value="111" calcext:value-type="string">
            <text:p>111</text:p>
          </table:table-cell>
          <table:table-cell table:formula="of:=BIN2DEC([.H853]) * 8" office:value-type="float" office:value="904" calcext:value-type="float">
            <text:p>904</text:p>
          </table:table-cell>
          <table:table-cell table:formula="of:=BIN2DEC([.I853])" office:value-type="float" office:value="7" calcext:value-type="float">
            <text:p>7</text:p>
          </table:table-cell>
          <table:table-cell table:formula="of:=[.J853]+[.K853]" office:value-type="float" office:value="911" calcext:value-type="float">
            <text:p>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BLLR</text:p>
          </table:table-cell>
          <table:table-cell table:formula="of:=BIN2DEC([.H854])" office:value-type="float" office:value="33" calcext:value-type="float">
            <text:p>33</text:p>
          </table:table-cell>
          <table:table-cell table:formula="of:=BIN2DEC([.I854])" office:value-type="float" office:value="1" calcext:value-type="float">
            <text:p>1</text:p>
          </table:table-cell>
          <table:table-cell table:formula="of:=SUBSTITUTE([.A854] ;&quot;F&quot;;&quot;0&quot;)" office:value-type="string" office:string-value="0B0000BLLR" calcext:value-type="string">
            <text:p>0B0000BLLR</text:p>
          </table:table-cell>
          <table:table-cell table:formula="of:=SUBSTITUTE([.D854];&quot;B&quot;;&quot;1&quot;)" office:value-type="string" office:string-value="0100001LLR" calcext:value-type="string">
            <text:p>0100001LLR</text:p>
          </table:table-cell>
          <table:table-cell table:formula="of:=SUBSTITUTE([.E854];&quot;L&quot;;&quot;0&quot;)" office:value-type="string" office:string-value="010000100R" calcext:value-type="string">
            <text:p>010000100R</text:p>
          </table:table-cell>
          <table:table-cell table:formula="of:=SUBSTITUTE([.F854];&quot;R&quot;;&quot;1&quot;)" office:value-type="string" office:string-value="0100001001" calcext:value-type="string">
            <text:p>0100001001</text:p>
          </table:table-cell>
          <table:table-cell table:formula="of:=MID([.G854];1;7)" office:value-type="string" office:string-value="0100001" calcext:value-type="string">
            <text:p>0100001</text:p>
          </table:table-cell>
          <table:table-cell table:formula="of:=MID([.G854];8;3)" office:value-type="string" office:string-value="001" calcext:value-type="string">
            <text:p>001</text:p>
          </table:table-cell>
          <table:table-cell table:formula="of:=BIN2DEC([.H854]) * 8" office:value-type="float" office:value="264" calcext:value-type="float">
            <text:p>264</text:p>
          </table:table-cell>
          <table:table-cell table:formula="of:=BIN2DEC([.I854])" office:value-type="float" office:value="1" calcext:value-type="float">
            <text:p>1</text:p>
          </table:table-cell>
          <table:table-cell table:formula="of:=[.J854]+[.K854]" office:value-type="float" office:value="265" calcext:value-type="float">
            <text:p>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FRRL</text:p>
          </table:table-cell>
          <table:table-cell table:formula="of:=BIN2DEC([.H855])" office:value-type="float" office:value="106" calcext:value-type="float">
            <text:p>106</text:p>
          </table:table-cell>
          <table:table-cell table:formula="of:=BIN2DEC([.I855])" office:value-type="float" office:value="6" calcext:value-type="float">
            <text:p>6</text:p>
          </table:table-cell>
          <table:table-cell table:formula="of:=SUBSTITUTE([.A855] ;&quot;F&quot;;&quot;0&quot;)" office:value-type="string" office:string-value="BB0B0B0RRL" calcext:value-type="string">
            <text:p>BB0B0B0RRL</text:p>
          </table:table-cell>
          <table:table-cell table:formula="of:=SUBSTITUTE([.D855];&quot;B&quot;;&quot;1&quot;)" office:value-type="string" office:string-value="1101010RRL" calcext:value-type="string">
            <text:p>1101010RRL</text:p>
          </table:table-cell>
          <table:table-cell table:formula="of:=SUBSTITUTE([.E855];&quot;L&quot;;&quot;0&quot;)" office:value-type="string" office:string-value="1101010RR0" calcext:value-type="string">
            <text:p>1101010RR0</text:p>
          </table:table-cell>
          <table:table-cell table:formula="of:=SUBSTITUTE([.F855];&quot;R&quot;;&quot;1&quot;)" office:value-type="string" office:string-value="1101010110" calcext:value-type="string">
            <text:p>1101010110</text:p>
          </table:table-cell>
          <table:table-cell table:formula="of:=MID([.G855];1;7)" office:value-type="string" office:string-value="1101010" calcext:value-type="string">
            <text:p>1101010</text:p>
          </table:table-cell>
          <table:table-cell table:formula="of:=MID([.G855];8;3)" office:value-type="string" office:string-value="110" calcext:value-type="string">
            <text:p>110</text:p>
          </table:table-cell>
          <table:table-cell table:formula="of:=BIN2DEC([.H855]) * 8" office:value-type="float" office:value="848" calcext:value-type="float">
            <text:p>848</text:p>
          </table:table-cell>
          <table:table-cell table:formula="of:=BIN2DEC([.I855])" office:value-type="float" office:value="6" calcext:value-type="float">
            <text:p>6</text:p>
          </table:table-cell>
          <table:table-cell table:formula="of:=[.J855]+[.K855]" office:value-type="float" office:value="854" calcext:value-type="float">
            <text:p>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FRLR</text:p>
          </table:table-cell>
          <table:table-cell table:formula="of:=BIN2DEC([.H856])" office:value-type="float" office:value="104" calcext:value-type="float">
            <text:p>104</text:p>
          </table:table-cell>
          <table:table-cell table:formula="of:=BIN2DEC([.I856])" office:value-type="float" office:value="5" calcext:value-type="float">
            <text:p>5</text:p>
          </table:table-cell>
          <table:table-cell table:formula="of:=SUBSTITUTE([.A856] ;&quot;F&quot;;&quot;0&quot;)" office:value-type="string" office:string-value="BB0B000RLR" calcext:value-type="string">
            <text:p>BB0B000RLR</text:p>
          </table:table-cell>
          <table:table-cell table:formula="of:=SUBSTITUTE([.D856];&quot;B&quot;;&quot;1&quot;)" office:value-type="string" office:string-value="1101000RLR" calcext:value-type="string">
            <text:p>1101000RLR</text:p>
          </table:table-cell>
          <table:table-cell table:formula="of:=SUBSTITUTE([.E856];&quot;L&quot;;&quot;0&quot;)" office:value-type="string" office:string-value="1101000R0R" calcext:value-type="string">
            <text:p>1101000R0R</text:p>
          </table:table-cell>
          <table:table-cell table:formula="of:=SUBSTITUTE([.F856];&quot;R&quot;;&quot;1&quot;)" office:value-type="string" office:string-value="1101000101" calcext:value-type="string">
            <text:p>1101000101</text:p>
          </table:table-cell>
          <table:table-cell table:formula="of:=MID([.G856];1;7)" office:value-type="string" office:string-value="1101000" calcext:value-type="string">
            <text:p>1101000</text:p>
          </table:table-cell>
          <table:table-cell table:formula="of:=MID([.G856];8;3)" office:value-type="string" office:string-value="101" calcext:value-type="string">
            <text:p>101</text:p>
          </table:table-cell>
          <table:table-cell table:formula="of:=BIN2DEC([.H856]) * 8" office:value-type="float" office:value="832" calcext:value-type="float">
            <text:p>832</text:p>
          </table:table-cell>
          <table:table-cell table:formula="of:=BIN2DEC([.I856])" office:value-type="float" office:value="5" calcext:value-type="float">
            <text:p>5</text:p>
          </table:table-cell>
          <table:table-cell table:formula="of:=[.J856]+[.K856]" office:value-type="float" office:value="837" calcext:value-type="float">
            <text:p>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FLRL</text:p>
          </table:table-cell>
          <table:table-cell table:formula="of:=BIN2DEC([.H857])" office:value-type="float" office:value="66" calcext:value-type="float">
            <text:p>66</text:p>
          </table:table-cell>
          <table:table-cell table:formula="of:=BIN2DEC([.I857])" office:value-type="float" office:value="2" calcext:value-type="float">
            <text:p>2</text:p>
          </table:table-cell>
          <table:table-cell table:formula="of:=SUBSTITUTE([.A857] ;&quot;F&quot;;&quot;0&quot;)" office:value-type="string" office:string-value="B0000B0LRL" calcext:value-type="string">
            <text:p>B0000B0LRL</text:p>
          </table:table-cell>
          <table:table-cell table:formula="of:=SUBSTITUTE([.D857];&quot;B&quot;;&quot;1&quot;)" office:value-type="string" office:string-value="1000010LRL" calcext:value-type="string">
            <text:p>1000010LRL</text:p>
          </table:table-cell>
          <table:table-cell table:formula="of:=SUBSTITUTE([.E857];&quot;L&quot;;&quot;0&quot;)" office:value-type="string" office:string-value="10000100R0" calcext:value-type="string">
            <text:p>10000100R0</text:p>
          </table:table-cell>
          <table:table-cell table:formula="of:=SUBSTITUTE([.F857];&quot;R&quot;;&quot;1&quot;)" office:value-type="string" office:string-value="1000010010" calcext:value-type="string">
            <text:p>1000010010</text:p>
          </table:table-cell>
          <table:table-cell table:formula="of:=MID([.G857];1;7)" office:value-type="string" office:string-value="1000010" calcext:value-type="string">
            <text:p>1000010</text:p>
          </table:table-cell>
          <table:table-cell table:formula="of:=MID([.G857];8;3)" office:value-type="string" office:string-value="010" calcext:value-type="string">
            <text:p>010</text:p>
          </table:table-cell>
          <table:table-cell table:formula="of:=BIN2DEC([.H857]) * 8" office:value-type="float" office:value="528" calcext:value-type="float">
            <text:p>528</text:p>
          </table:table-cell>
          <table:table-cell table:formula="of:=BIN2DEC([.I857])" office:value-type="float" office:value="2" calcext:value-type="float">
            <text:p>2</text:p>
          </table:table-cell>
          <table:table-cell table:formula="of:=[.J857]+[.K857]" office:value-type="float" office:value="530" calcext:value-type="float">
            <text:p>5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BFFFRRL</text:p>
          </table:table-cell>
          <table:table-cell table:formula="of:=BIN2DEC([.H858])" office:value-type="float" office:value="120" calcext:value-type="float">
            <text:p>120</text:p>
          </table:table-cell>
          <table:table-cell table:formula="of:=BIN2DEC([.I858])" office:value-type="float" office:value="6" calcext:value-type="float">
            <text:p>6</text:p>
          </table:table-cell>
          <table:table-cell table:formula="of:=SUBSTITUTE([.A858] ;&quot;F&quot;;&quot;0&quot;)" office:value-type="string" office:string-value="BBBB000RRL" calcext:value-type="string">
            <text:p>BBBB000RRL</text:p>
          </table:table-cell>
          <table:table-cell table:formula="of:=SUBSTITUTE([.D858];&quot;B&quot;;&quot;1&quot;)" office:value-type="string" office:string-value="1111000RRL" calcext:value-type="string">
            <text:p>1111000RRL</text:p>
          </table:table-cell>
          <table:table-cell table:formula="of:=SUBSTITUTE([.E858];&quot;L&quot;;&quot;0&quot;)" office:value-type="string" office:string-value="1111000RR0" calcext:value-type="string">
            <text:p>1111000RR0</text:p>
          </table:table-cell>
          <table:table-cell table:formula="of:=SUBSTITUTE([.F858];&quot;R&quot;;&quot;1&quot;)" office:value-type="string" office:string-value="1111000110" calcext:value-type="string">
            <text:p>1111000110</text:p>
          </table:table-cell>
          <table:table-cell table:formula="of:=MID([.G858];1;7)" office:value-type="string" office:string-value="1111000" calcext:value-type="string">
            <text:p>1111000</text:p>
          </table:table-cell>
          <table:table-cell table:formula="of:=MID([.G858];8;3)" office:value-type="string" office:string-value="110" calcext:value-type="string">
            <text:p>110</text:p>
          </table:table-cell>
          <table:table-cell table:formula="of:=BIN2DEC([.H858]) * 8" office:value-type="float" office:value="960" calcext:value-type="float">
            <text:p>960</text:p>
          </table:table-cell>
          <table:table-cell table:formula="of:=BIN2DEC([.I858])" office:value-type="float" office:value="6" calcext:value-type="float">
            <text:p>6</text:p>
          </table:table-cell>
          <table:table-cell table:formula="of:=[.J858]+[.K858]" office:value-type="float" office:value="966" calcext:value-type="float">
            <text:p>9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FRLL</text:p>
          </table:table-cell>
          <table:table-cell table:formula="of:=BIN2DEC([.H859])" office:value-type="float" office:value="54" calcext:value-type="float">
            <text:p>54</text:p>
          </table:table-cell>
          <table:table-cell table:formula="of:=BIN2DEC([.I859])" office:value-type="float" office:value="4" calcext:value-type="float">
            <text:p>4</text:p>
          </table:table-cell>
          <table:table-cell table:formula="of:=SUBSTITUTE([.A859] ;&quot;F&quot;;&quot;0&quot;)" office:value-type="string" office:string-value="0BB0BB0RLL" calcext:value-type="string">
            <text:p>0BB0BB0RLL</text:p>
          </table:table-cell>
          <table:table-cell table:formula="of:=SUBSTITUTE([.D859];&quot;B&quot;;&quot;1&quot;)" office:value-type="string" office:string-value="0110110RLL" calcext:value-type="string">
            <text:p>0110110RLL</text:p>
          </table:table-cell>
          <table:table-cell table:formula="of:=SUBSTITUTE([.E859];&quot;L&quot;;&quot;0&quot;)" office:value-type="string" office:string-value="0110110R00" calcext:value-type="string">
            <text:p>0110110R00</text:p>
          </table:table-cell>
          <table:table-cell table:formula="of:=SUBSTITUTE([.F859];&quot;R&quot;;&quot;1&quot;)" office:value-type="string" office:string-value="0110110100" calcext:value-type="string">
            <text:p>0110110100</text:p>
          </table:table-cell>
          <table:table-cell table:formula="of:=MID([.G859];1;7)" office:value-type="string" office:string-value="0110110" calcext:value-type="string">
            <text:p>0110110</text:p>
          </table:table-cell>
          <table:table-cell table:formula="of:=MID([.G859];8;3)" office:value-type="string" office:string-value="100" calcext:value-type="string">
            <text:p>100</text:p>
          </table:table-cell>
          <table:table-cell table:formula="of:=BIN2DEC([.H859]) * 8" office:value-type="float" office:value="432" calcext:value-type="float">
            <text:p>432</text:p>
          </table:table-cell>
          <table:table-cell table:formula="of:=BIN2DEC([.I859])" office:value-type="float" office:value="4" calcext:value-type="float">
            <text:p>4</text:p>
          </table:table-cell>
          <table:table-cell table:formula="of:=[.J859]+[.K859]" office:value-type="float" office:value="436" calcext:value-type="float">
            <text:p>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FBLLL</text:p>
          </table:table-cell>
          <table:table-cell table:formula="of:=BIN2DEC([.H860])" office:value-type="float" office:value="85" calcext:value-type="float">
            <text:p>85</text:p>
          </table:table-cell>
          <table:table-cell table:formula="of:=BIN2DEC([.I860])" office:value-type="float" office:value="0" calcext:value-type="float">
            <text:p>0</text:p>
          </table:table-cell>
          <table:table-cell table:formula="of:=SUBSTITUTE([.A860] ;&quot;F&quot;;&quot;0&quot;)" office:value-type="string" office:string-value="B0B0B0BLLL" calcext:value-type="string">
            <text:p>B0B0B0BLLL</text:p>
          </table:table-cell>
          <table:table-cell table:formula="of:=SUBSTITUTE([.D860];&quot;B&quot;;&quot;1&quot;)" office:value-type="string" office:string-value="1010101LLL" calcext:value-type="string">
            <text:p>1010101LLL</text:p>
          </table:table-cell>
          <table:table-cell table:formula="of:=SUBSTITUTE([.E860];&quot;L&quot;;&quot;0&quot;)" office:value-type="string" office:string-value="1010101000" calcext:value-type="string">
            <text:p>1010101000</text:p>
          </table:table-cell>
          <table:table-cell table:formula="of:=SUBSTITUTE([.F860];&quot;R&quot;;&quot;1&quot;)" office:value-type="string" office:string-value="1010101000" calcext:value-type="string">
            <text:p>1010101000</text:p>
          </table:table-cell>
          <table:table-cell table:formula="of:=MID([.G860];1;7)" office:value-type="string" office:string-value="1010101" calcext:value-type="string">
            <text:p>1010101</text:p>
          </table:table-cell>
          <table:table-cell table:formula="of:=MID([.G860];8;3)" office:value-type="string" office:string-value="000" calcext:value-type="string">
            <text:p>000</text:p>
          </table:table-cell>
          <table:table-cell table:formula="of:=BIN2DEC([.H860]) * 8" office:value-type="float" office:value="680" calcext:value-type="float">
            <text:p>680</text:p>
          </table:table-cell>
          <table:table-cell table:formula="of:=BIN2DEC([.I860])" office:value-type="float" office:value="0" calcext:value-type="float">
            <text:p>0</text:p>
          </table:table-cell>
          <table:table-cell table:formula="of:=[.J860]+[.K860]" office:value-type="float" office:value="680" calcext:value-type="float">
            <text:p>6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BBBLRR</text:p>
          </table:table-cell>
          <table:table-cell table:formula="of:=BIN2DEC([.H861])" office:value-type="float" office:value="63" calcext:value-type="float">
            <text:p>63</text:p>
          </table:table-cell>
          <table:table-cell table:formula="of:=BIN2DEC([.I861])" office:value-type="float" office:value="3" calcext:value-type="float">
            <text:p>3</text:p>
          </table:table-cell>
          <table:table-cell table:formula="of:=SUBSTITUTE([.A861] ;&quot;F&quot;;&quot;0&quot;)" office:value-type="string" office:string-value="0BBBBBBLRR" calcext:value-type="string">
            <text:p>0BBBBBBLRR</text:p>
          </table:table-cell>
          <table:table-cell table:formula="of:=SUBSTITUTE([.D861];&quot;B&quot;;&quot;1&quot;)" office:value-type="string" office:string-value="0111111LRR" calcext:value-type="string">
            <text:p>0111111LRR</text:p>
          </table:table-cell>
          <table:table-cell table:formula="of:=SUBSTITUTE([.E861];&quot;L&quot;;&quot;0&quot;)" office:value-type="string" office:string-value="01111110RR" calcext:value-type="string">
            <text:p>01111110RR</text:p>
          </table:table-cell>
          <table:table-cell table:formula="of:=SUBSTITUTE([.F861];&quot;R&quot;;&quot;1&quot;)" office:value-type="string" office:string-value="0111111011" calcext:value-type="string">
            <text:p>0111111011</text:p>
          </table:table-cell>
          <table:table-cell table:formula="of:=MID([.G861];1;7)" office:value-type="string" office:string-value="0111111" calcext:value-type="string">
            <text:p>0111111</text:p>
          </table:table-cell>
          <table:table-cell table:formula="of:=MID([.G861];8;3)" office:value-type="string" office:string-value="011" calcext:value-type="string">
            <text:p>011</text:p>
          </table:table-cell>
          <table:table-cell table:formula="of:=BIN2DEC([.H861]) * 8" office:value-type="float" office:value="504" calcext:value-type="float">
            <text:p>504</text:p>
          </table:table-cell>
          <table:table-cell table:formula="of:=BIN2DEC([.I861])" office:value-type="float" office:value="3" calcext:value-type="float">
            <text:p>3</text:p>
          </table:table-cell>
          <table:table-cell table:formula="of:=[.J861]+[.K861]" office:value-type="float" office:value="507" calcext:value-type="float">
            <text:p>5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BLRR</text:p>
          </table:table-cell>
          <table:table-cell table:formula="of:=BIN2DEC([.H862])" office:value-type="float" office:value="31" calcext:value-type="float">
            <text:p>31</text:p>
          </table:table-cell>
          <table:table-cell table:formula="of:=BIN2DEC([.I862])" office:value-type="float" office:value="3" calcext:value-type="float">
            <text:p>3</text:p>
          </table:table-cell>
          <table:table-cell table:formula="of:=SUBSTITUTE([.A862] ;&quot;F&quot;;&quot;0&quot;)" office:value-type="string" office:string-value="00BBBBBLRR" calcext:value-type="string">
            <text:p>00BBBBBLRR</text:p>
          </table:table-cell>
          <table:table-cell table:formula="of:=SUBSTITUTE([.D862];&quot;B&quot;;&quot;1&quot;)" office:value-type="string" office:string-value="0011111LRR" calcext:value-type="string">
            <text:p>0011111LRR</text:p>
          </table:table-cell>
          <table:table-cell table:formula="of:=SUBSTITUTE([.E862];&quot;L&quot;;&quot;0&quot;)" office:value-type="string" office:string-value="00111110RR" calcext:value-type="string">
            <text:p>00111110RR</text:p>
          </table:table-cell>
          <table:table-cell table:formula="of:=SUBSTITUTE([.F862];&quot;R&quot;;&quot;1&quot;)" office:value-type="string" office:string-value="0011111011" calcext:value-type="string">
            <text:p>0011111011</text:p>
          </table:table-cell>
          <table:table-cell table:formula="of:=MID([.G862];1;7)" office:value-type="string" office:string-value="0011111" calcext:value-type="string">
            <text:p>0011111</text:p>
          </table:table-cell>
          <table:table-cell table:formula="of:=MID([.G862];8;3)" office:value-type="string" office:string-value="011" calcext:value-type="string">
            <text:p>011</text:p>
          </table:table-cell>
          <table:table-cell table:formula="of:=BIN2DEC([.H862]) * 8" office:value-type="float" office:value="248" calcext:value-type="float">
            <text:p>248</text:p>
          </table:table-cell>
          <table:table-cell table:formula="of:=BIN2DEC([.I862])" office:value-type="float" office:value="3" calcext:value-type="float">
            <text:p>3</text:p>
          </table:table-cell>
          <table:table-cell table:formula="of:=[.J862]+[.K862]" office:value-type="float" office:value="251" calcext:value-type="float">
            <text:p>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FFRLL</text:p>
          </table:table-cell>
          <table:table-cell table:formula="of:=BIN2DEC([.H863])" office:value-type="float" office:value="76" calcext:value-type="float">
            <text:p>76</text:p>
          </table:table-cell>
          <table:table-cell table:formula="of:=BIN2DEC([.I863])" office:value-type="float" office:value="4" calcext:value-type="float">
            <text:p>4</text:p>
          </table:table-cell>
          <table:table-cell table:formula="of:=SUBSTITUTE([.A863] ;&quot;F&quot;;&quot;0&quot;)" office:value-type="string" office:string-value="B00BB00RLL" calcext:value-type="string">
            <text:p>B00BB00RLL</text:p>
          </table:table-cell>
          <table:table-cell table:formula="of:=SUBSTITUTE([.D863];&quot;B&quot;;&quot;1&quot;)" office:value-type="string" office:string-value="1001100RLL" calcext:value-type="string">
            <text:p>1001100RLL</text:p>
          </table:table-cell>
          <table:table-cell table:formula="of:=SUBSTITUTE([.E863];&quot;L&quot;;&quot;0&quot;)" office:value-type="string" office:string-value="1001100R00" calcext:value-type="string">
            <text:p>1001100R00</text:p>
          </table:table-cell>
          <table:table-cell table:formula="of:=SUBSTITUTE([.F863];&quot;R&quot;;&quot;1&quot;)" office:value-type="string" office:string-value="1001100100" calcext:value-type="string">
            <text:p>1001100100</text:p>
          </table:table-cell>
          <table:table-cell table:formula="of:=MID([.G863];1;7)" office:value-type="string" office:string-value="1001100" calcext:value-type="string">
            <text:p>1001100</text:p>
          </table:table-cell>
          <table:table-cell table:formula="of:=MID([.G863];8;3)" office:value-type="string" office:string-value="100" calcext:value-type="string">
            <text:p>100</text:p>
          </table:table-cell>
          <table:table-cell table:formula="of:=BIN2DEC([.H863]) * 8" office:value-type="float" office:value="608" calcext:value-type="float">
            <text:p>608</text:p>
          </table:table-cell>
          <table:table-cell table:formula="of:=BIN2DEC([.I863])" office:value-type="float" office:value="4" calcext:value-type="float">
            <text:p>4</text:p>
          </table:table-cell>
          <table:table-cell table:formula="of:=[.J863]+[.K863]" office:value-type="float" office:value="612" calcext:value-type="float">
            <text:p>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BBFLLR</text:p>
          </table:table-cell>
          <table:table-cell table:formula="of:=BIN2DEC([.H864])" office:value-type="float" office:value="6" calcext:value-type="float">
            <text:p>6</text:p>
          </table:table-cell>
          <table:table-cell table:formula="of:=BIN2DEC([.I864])" office:value-type="float" office:value="1" calcext:value-type="float">
            <text:p>1</text:p>
          </table:table-cell>
          <table:table-cell table:formula="of:=SUBSTITUTE([.A864] ;&quot;F&quot;;&quot;0&quot;)" office:value-type="string" office:string-value="0000BB0LLR" calcext:value-type="string">
            <text:p>0000BB0LLR</text:p>
          </table:table-cell>
          <table:table-cell table:formula="of:=SUBSTITUTE([.D864];&quot;B&quot;;&quot;1&quot;)" office:value-type="string" office:string-value="0000110LLR" calcext:value-type="string">
            <text:p>0000110LLR</text:p>
          </table:table-cell>
          <table:table-cell table:formula="of:=SUBSTITUTE([.E864];&quot;L&quot;;&quot;0&quot;)" office:value-type="string" office:string-value="000011000R" calcext:value-type="string">
            <text:p>000011000R</text:p>
          </table:table-cell>
          <table:table-cell table:formula="of:=SUBSTITUTE([.F864];&quot;R&quot;;&quot;1&quot;)" office:value-type="string" office:string-value="0000110001" calcext:value-type="string">
            <text:p>0000110001</text:p>
          </table:table-cell>
          <table:table-cell table:formula="of:=MID([.G864];1;7)" office:value-type="string" office:string-value="0000110" calcext:value-type="string">
            <text:p>0000110</text:p>
          </table:table-cell>
          <table:table-cell table:formula="of:=MID([.G864];8;3)" office:value-type="string" office:string-value="001" calcext:value-type="string">
            <text:p>001</text:p>
          </table:table-cell>
          <table:table-cell table:formula="of:=BIN2DEC([.H864]) * 8" office:value-type="float" office:value="48" calcext:value-type="float">
            <text:p>48</text:p>
          </table:table-cell>
          <table:table-cell table:formula="of:=BIN2DEC([.I864])" office:value-type="float" office:value="1" calcext:value-type="float">
            <text:p>1</text:p>
          </table:table-cell>
          <table:table-cell table:formula="of:=[.J864]+[.K864]" office:value-type="float" office:value="49" calcext:value-type="float">
            <text:p>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BLLL</text:p>
          </table:table-cell>
          <table:table-cell table:formula="of:=BIN2DEC([.H865])" office:value-type="float" office:value="25" calcext:value-type="float">
            <text:p>25</text:p>
          </table:table-cell>
          <table:table-cell table:formula="of:=BIN2DEC([.I865])" office:value-type="float" office:value="0" calcext:value-type="float">
            <text:p>0</text:p>
          </table:table-cell>
          <table:table-cell table:formula="of:=SUBSTITUTE([.A865] ;&quot;F&quot;;&quot;0&quot;)" office:value-type="string" office:string-value="00BB00BLLL" calcext:value-type="string">
            <text:p>00BB00BLLL</text:p>
          </table:table-cell>
          <table:table-cell table:formula="of:=SUBSTITUTE([.D865];&quot;B&quot;;&quot;1&quot;)" office:value-type="string" office:string-value="0011001LLL" calcext:value-type="string">
            <text:p>0011001LLL</text:p>
          </table:table-cell>
          <table:table-cell table:formula="of:=SUBSTITUTE([.E865];&quot;L&quot;;&quot;0&quot;)" office:value-type="string" office:string-value="0011001000" calcext:value-type="string">
            <text:p>0011001000</text:p>
          </table:table-cell>
          <table:table-cell table:formula="of:=SUBSTITUTE([.F865];&quot;R&quot;;&quot;1&quot;)" office:value-type="string" office:string-value="0011001000" calcext:value-type="string">
            <text:p>0011001000</text:p>
          </table:table-cell>
          <table:table-cell table:formula="of:=MID([.G865];1;7)" office:value-type="string" office:string-value="0011001" calcext:value-type="string">
            <text:p>0011001</text:p>
          </table:table-cell>
          <table:table-cell table:formula="of:=MID([.G865];8;3)" office:value-type="string" office:string-value="000" calcext:value-type="string">
            <text:p>000</text:p>
          </table:table-cell>
          <table:table-cell table:formula="of:=BIN2DEC([.H865]) * 8" office:value-type="float" office:value="200" calcext:value-type="float">
            <text:p>200</text:p>
          </table:table-cell>
          <table:table-cell table:formula="of:=BIN2DEC([.I865])" office:value-type="float" office:value="0" calcext:value-type="float">
            <text:p>0</text:p>
          </table:table-cell>
          <table:table-cell table:formula="of:=[.J865]+[.K865]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BFRLL</text:p>
          </table:table-cell>
          <table:table-cell table:formula="of:=BIN2DEC([.H866])" office:value-type="float" office:value="22" calcext:value-type="float">
            <text:p>22</text:p>
          </table:table-cell>
          <table:table-cell table:formula="of:=BIN2DEC([.I866])" office:value-type="float" office:value="4" calcext:value-type="float">
            <text:p>4</text:p>
          </table:table-cell>
          <table:table-cell table:formula="of:=SUBSTITUTE([.A866] ;&quot;F&quot;;&quot;0&quot;)" office:value-type="string" office:string-value="00B0BB0RLL" calcext:value-type="string">
            <text:p>00B0BB0RLL</text:p>
          </table:table-cell>
          <table:table-cell table:formula="of:=SUBSTITUTE([.D866];&quot;B&quot;;&quot;1&quot;)" office:value-type="string" office:string-value="0010110RLL" calcext:value-type="string">
            <text:p>0010110RLL</text:p>
          </table:table-cell>
          <table:table-cell table:formula="of:=SUBSTITUTE([.E866];&quot;L&quot;;&quot;0&quot;)" office:value-type="string" office:string-value="0010110R00" calcext:value-type="string">
            <text:p>0010110R00</text:p>
          </table:table-cell>
          <table:table-cell table:formula="of:=SUBSTITUTE([.F866];&quot;R&quot;;&quot;1&quot;)" office:value-type="string" office:string-value="0010110100" calcext:value-type="string">
            <text:p>0010110100</text:p>
          </table:table-cell>
          <table:table-cell table:formula="of:=MID([.G866];1;7)" office:value-type="string" office:string-value="0010110" calcext:value-type="string">
            <text:p>0010110</text:p>
          </table:table-cell>
          <table:table-cell table:formula="of:=MID([.G866];8;3)" office:value-type="string" office:string-value="100" calcext:value-type="string">
            <text:p>100</text:p>
          </table:table-cell>
          <table:table-cell table:formula="of:=BIN2DEC([.H866]) * 8" office:value-type="float" office:value="176" calcext:value-type="float">
            <text:p>176</text:p>
          </table:table-cell>
          <table:table-cell table:formula="of:=BIN2DEC([.I866])" office:value-type="float" office:value="4" calcext:value-type="float">
            <text:p>4</text:p>
          </table:table-cell>
          <table:table-cell table:formula="of:=[.J866]+[.K866]" office:value-type="float" office:value="180" calcext:value-type="float">
            <text:p>1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BRRR</text:p>
          </table:table-cell>
          <table:table-cell table:formula="of:=BIN2DEC([.H867])" office:value-type="float" office:value="117" calcext:value-type="float">
            <text:p>117</text:p>
          </table:table-cell>
          <table:table-cell table:formula="of:=BIN2DEC([.I867])" office:value-type="float" office:value="7" calcext:value-type="float">
            <text:p>7</text:p>
          </table:table-cell>
          <table:table-cell table:formula="of:=SUBSTITUTE([.A867] ;&quot;F&quot;;&quot;0&quot;)" office:value-type="string" office:string-value="BBB0B0BRRR" calcext:value-type="string">
            <text:p>BBB0B0BRRR</text:p>
          </table:table-cell>
          <table:table-cell table:formula="of:=SUBSTITUTE([.D867];&quot;B&quot;;&quot;1&quot;)" office:value-type="string" office:string-value="1110101RRR" calcext:value-type="string">
            <text:p>1110101RRR</text:p>
          </table:table-cell>
          <table:table-cell table:formula="of:=SUBSTITUTE([.E867];&quot;L&quot;;&quot;0&quot;)" office:value-type="string" office:string-value="1110101RRR" calcext:value-type="string">
            <text:p>1110101RRR</text:p>
          </table:table-cell>
          <table:table-cell table:formula="of:=SUBSTITUTE([.F867];&quot;R&quot;;&quot;1&quot;)" office:value-type="string" office:string-value="1110101111" calcext:value-type="string">
            <text:p>1110101111</text:p>
          </table:table-cell>
          <table:table-cell table:formula="of:=MID([.G867];1;7)" office:value-type="string" office:string-value="1110101" calcext:value-type="string">
            <text:p>1110101</text:p>
          </table:table-cell>
          <table:table-cell table:formula="of:=MID([.G867];8;3)" office:value-type="string" office:string-value="111" calcext:value-type="string">
            <text:p>111</text:p>
          </table:table-cell>
          <table:table-cell table:formula="of:=BIN2DEC([.H867]) * 8" office:value-type="float" office:value="936" calcext:value-type="float">
            <text:p>936</text:p>
          </table:table-cell>
          <table:table-cell table:formula="of:=BIN2DEC([.I867])" office:value-type="float" office:value="7" calcext:value-type="float">
            <text:p>7</text:p>
          </table:table-cell>
          <table:table-cell table:formula="of:=[.J867]+[.K867]" office:value-type="float" office:value="943" calcext:value-type="float">
            <text:p>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FRLR</text:p>
          </table:table-cell>
          <table:table-cell table:formula="of:=BIN2DEC([.H868])" office:value-type="float" office:value="90" calcext:value-type="float">
            <text:p>90</text:p>
          </table:table-cell>
          <table:table-cell table:formula="of:=BIN2DEC([.I868])" office:value-type="float" office:value="5" calcext:value-type="float">
            <text:p>5</text:p>
          </table:table-cell>
          <table:table-cell table:formula="of:=SUBSTITUTE([.A868] ;&quot;F&quot;;&quot;0&quot;)" office:value-type="string" office:string-value="B0BB0B0RLR" calcext:value-type="string">
            <text:p>B0BB0B0RLR</text:p>
          </table:table-cell>
          <table:table-cell table:formula="of:=SUBSTITUTE([.D868];&quot;B&quot;;&quot;1&quot;)" office:value-type="string" office:string-value="1011010RLR" calcext:value-type="string">
            <text:p>1011010RLR</text:p>
          </table:table-cell>
          <table:table-cell table:formula="of:=SUBSTITUTE([.E868];&quot;L&quot;;&quot;0&quot;)" office:value-type="string" office:string-value="1011010R0R" calcext:value-type="string">
            <text:p>1011010R0R</text:p>
          </table:table-cell>
          <table:table-cell table:formula="of:=SUBSTITUTE([.F868];&quot;R&quot;;&quot;1&quot;)" office:value-type="string" office:string-value="1011010101" calcext:value-type="string">
            <text:p>1011010101</text:p>
          </table:table-cell>
          <table:table-cell table:formula="of:=MID([.G868];1;7)" office:value-type="string" office:string-value="1011010" calcext:value-type="string">
            <text:p>1011010</text:p>
          </table:table-cell>
          <table:table-cell table:formula="of:=MID([.G868];8;3)" office:value-type="string" office:string-value="101" calcext:value-type="string">
            <text:p>101</text:p>
          </table:table-cell>
          <table:table-cell table:formula="of:=BIN2DEC([.H868]) * 8" office:value-type="float" office:value="720" calcext:value-type="float">
            <text:p>720</text:p>
          </table:table-cell>
          <table:table-cell table:formula="of:=BIN2DEC([.I868])" office:value-type="float" office:value="5" calcext:value-type="float">
            <text:p>5</text:p>
          </table:table-cell>
          <table:table-cell table:formula="of:=[.J868]+[.K868]" office:value-type="float" office:value="725" calcext:value-type="float">
            <text:p>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FRLL</text:p>
          </table:table-cell>
          <table:table-cell table:formula="of:=BIN2DEC([.H869])" office:value-type="float" office:value="24" calcext:value-type="float">
            <text:p>24</text:p>
          </table:table-cell>
          <table:table-cell table:formula="of:=BIN2DEC([.I869])" office:value-type="float" office:value="4" calcext:value-type="float">
            <text:p>4</text:p>
          </table:table-cell>
          <table:table-cell table:formula="of:=SUBSTITUTE([.A869] ;&quot;F&quot;;&quot;0&quot;)" office:value-type="string" office:string-value="00BB000RLL" calcext:value-type="string">
            <text:p>00BB000RLL</text:p>
          </table:table-cell>
          <table:table-cell table:formula="of:=SUBSTITUTE([.D869];&quot;B&quot;;&quot;1&quot;)" office:value-type="string" office:string-value="0011000RLL" calcext:value-type="string">
            <text:p>0011000RLL</text:p>
          </table:table-cell>
          <table:table-cell table:formula="of:=SUBSTITUTE([.E869];&quot;L&quot;;&quot;0&quot;)" office:value-type="string" office:string-value="0011000R00" calcext:value-type="string">
            <text:p>0011000R00</text:p>
          </table:table-cell>
          <table:table-cell table:formula="of:=SUBSTITUTE([.F869];&quot;R&quot;;&quot;1&quot;)" office:value-type="string" office:string-value="0011000100" calcext:value-type="string">
            <text:p>0011000100</text:p>
          </table:table-cell>
          <table:table-cell table:formula="of:=MID([.G869];1;7)" office:value-type="string" office:string-value="0011000" calcext:value-type="string">
            <text:p>0011000</text:p>
          </table:table-cell>
          <table:table-cell table:formula="of:=MID([.G869];8;3)" office:value-type="string" office:string-value="100" calcext:value-type="string">
            <text:p>100</text:p>
          </table:table-cell>
          <table:table-cell table:formula="of:=BIN2DEC([.H869]) * 8" office:value-type="float" office:value="192" calcext:value-type="float">
            <text:p>192</text:p>
          </table:table-cell>
          <table:table-cell table:formula="of:=BIN2DEC([.I869])" office:value-type="float" office:value="4" calcext:value-type="float">
            <text:p>4</text:p>
          </table:table-cell>
          <table:table-cell table:formula="of:=[.J869]+[.K869]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BFLLL</text:p>
          </table:table-cell>
          <table:table-cell table:formula="of:=BIN2DEC([.H870])" office:value-type="float" office:value="34" calcext:value-type="float">
            <text:p>34</text:p>
          </table:table-cell>
          <table:table-cell table:formula="of:=BIN2DEC([.I870])" office:value-type="float" office:value="0" calcext:value-type="float">
            <text:p>0</text:p>
          </table:table-cell>
          <table:table-cell table:formula="of:=SUBSTITUTE([.A870] ;&quot;F&quot;;&quot;0&quot;)" office:value-type="string" office:string-value="0B000B0LLL" calcext:value-type="string">
            <text:p>0B000B0LLL</text:p>
          </table:table-cell>
          <table:table-cell table:formula="of:=SUBSTITUTE([.D870];&quot;B&quot;;&quot;1&quot;)" office:value-type="string" office:string-value="0100010LLL" calcext:value-type="string">
            <text:p>0100010LLL</text:p>
          </table:table-cell>
          <table:table-cell table:formula="of:=SUBSTITUTE([.E870];&quot;L&quot;;&quot;0&quot;)" office:value-type="string" office:string-value="0100010000" calcext:value-type="string">
            <text:p>0100010000</text:p>
          </table:table-cell>
          <table:table-cell table:formula="of:=SUBSTITUTE([.F870];&quot;R&quot;;&quot;1&quot;)" office:value-type="string" office:string-value="0100010000" calcext:value-type="string">
            <text:p>0100010000</text:p>
          </table:table-cell>
          <table:table-cell table:formula="of:=MID([.G870];1;7)" office:value-type="string" office:string-value="0100010" calcext:value-type="string">
            <text:p>0100010</text:p>
          </table:table-cell>
          <table:table-cell table:formula="of:=MID([.G870];8;3)" office:value-type="string" office:string-value="000" calcext:value-type="string">
            <text:p>000</text:p>
          </table:table-cell>
          <table:table-cell table:formula="of:=BIN2DEC([.H870]) * 8" office:value-type="float" office:value="272" calcext:value-type="float">
            <text:p>272</text:p>
          </table:table-cell>
          <table:table-cell table:formula="of:=BIN2DEC([.I870])" office:value-type="float" office:value="0" calcext:value-type="float">
            <text:p>0</text:p>
          </table:table-cell>
          <table:table-cell table:formula="of:=[.J870]+[.K870]" office:value-type="float" office:value="272" calcext:value-type="float">
            <text:p>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BLRR</text:p>
          </table:table-cell>
          <table:table-cell table:formula="of:=BIN2DEC([.H871])" office:value-type="float" office:value="19" calcext:value-type="float">
            <text:p>19</text:p>
          </table:table-cell>
          <table:table-cell table:formula="of:=BIN2DEC([.I871])" office:value-type="float" office:value="3" calcext:value-type="float">
            <text:p>3</text:p>
          </table:table-cell>
          <table:table-cell table:formula="of:=SUBSTITUTE([.A871] ;&quot;F&quot;;&quot;0&quot;)" office:value-type="string" office:string-value="00B00BBLRR" calcext:value-type="string">
            <text:p>00B00BBLRR</text:p>
          </table:table-cell>
          <table:table-cell table:formula="of:=SUBSTITUTE([.D871];&quot;B&quot;;&quot;1&quot;)" office:value-type="string" office:string-value="0010011LRR" calcext:value-type="string">
            <text:p>0010011LRR</text:p>
          </table:table-cell>
          <table:table-cell table:formula="of:=SUBSTITUTE([.E871];&quot;L&quot;;&quot;0&quot;)" office:value-type="string" office:string-value="00100110RR" calcext:value-type="string">
            <text:p>00100110RR</text:p>
          </table:table-cell>
          <table:table-cell table:formula="of:=SUBSTITUTE([.F871];&quot;R&quot;;&quot;1&quot;)" office:value-type="string" office:string-value="0010011011" calcext:value-type="string">
            <text:p>0010011011</text:p>
          </table:table-cell>
          <table:table-cell table:formula="of:=MID([.G871];1;7)" office:value-type="string" office:string-value="0010011" calcext:value-type="string">
            <text:p>0010011</text:p>
          </table:table-cell>
          <table:table-cell table:formula="of:=MID([.G871];8;3)" office:value-type="string" office:string-value="011" calcext:value-type="string">
            <text:p>011</text:p>
          </table:table-cell>
          <table:table-cell table:formula="of:=BIN2DEC([.H871]) * 8" office:value-type="float" office:value="152" calcext:value-type="float">
            <text:p>152</text:p>
          </table:table-cell>
          <table:table-cell table:formula="of:=BIN2DEC([.I871])" office:value-type="float" office:value="3" calcext:value-type="float">
            <text:p>3</text:p>
          </table:table-cell>
          <table:table-cell table:formula="of:=[.J871]+[.K871]" office:value-type="float" office:value="155" calcext:value-type="float">
            <text:p>1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FLRR</text:p>
          </table:table-cell>
          <table:table-cell table:formula="of:=BIN2DEC([.H872])" office:value-type="float" office:value="86" calcext:value-type="float">
            <text:p>86</text:p>
          </table:table-cell>
          <table:table-cell table:formula="of:=BIN2DEC([.I872])" office:value-type="float" office:value="3" calcext:value-type="float">
            <text:p>3</text:p>
          </table:table-cell>
          <table:table-cell table:formula="of:=SUBSTITUTE([.A872] ;&quot;F&quot;;&quot;0&quot;)" office:value-type="string" office:string-value="B0B0BB0LRR" calcext:value-type="string">
            <text:p>B0B0BB0LRR</text:p>
          </table:table-cell>
          <table:table-cell table:formula="of:=SUBSTITUTE([.D872];&quot;B&quot;;&quot;1&quot;)" office:value-type="string" office:string-value="1010110LRR" calcext:value-type="string">
            <text:p>1010110LRR</text:p>
          </table:table-cell>
          <table:table-cell table:formula="of:=SUBSTITUTE([.E872];&quot;L&quot;;&quot;0&quot;)" office:value-type="string" office:string-value="10101100RR" calcext:value-type="string">
            <text:p>10101100RR</text:p>
          </table:table-cell>
          <table:table-cell table:formula="of:=SUBSTITUTE([.F872];&quot;R&quot;;&quot;1&quot;)" office:value-type="string" office:string-value="1010110011" calcext:value-type="string">
            <text:p>1010110011</text:p>
          </table:table-cell>
          <table:table-cell table:formula="of:=MID([.G872];1;7)" office:value-type="string" office:string-value="1010110" calcext:value-type="string">
            <text:p>1010110</text:p>
          </table:table-cell>
          <table:table-cell table:formula="of:=MID([.G872];8;3)" office:value-type="string" office:string-value="011" calcext:value-type="string">
            <text:p>011</text:p>
          </table:table-cell>
          <table:table-cell table:formula="of:=BIN2DEC([.H872]) * 8" office:value-type="float" office:value="688" calcext:value-type="float">
            <text:p>688</text:p>
          </table:table-cell>
          <table:table-cell table:formula="of:=BIN2DEC([.I872])" office:value-type="float" office:value="3" calcext:value-type="float">
            <text:p>3</text:p>
          </table:table-cell>
          <table:table-cell table:formula="of:=[.J872]+[.K872]" office:value-type="float" office:value="691" calcext:value-type="float">
            <text:p>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FRLR</text:p>
          </table:table-cell>
          <table:table-cell table:formula="of:=BIN2DEC([.H873])" office:value-type="float" office:value="50" calcext:value-type="float">
            <text:p>50</text:p>
          </table:table-cell>
          <table:table-cell table:formula="of:=BIN2DEC([.I873])" office:value-type="float" office:value="5" calcext:value-type="float">
            <text:p>5</text:p>
          </table:table-cell>
          <table:table-cell table:formula="of:=SUBSTITUTE([.A873] ;&quot;F&quot;;&quot;0&quot;)" office:value-type="string" office:string-value="0BB00B0RLR" calcext:value-type="string">
            <text:p>0BB00B0RLR</text:p>
          </table:table-cell>
          <table:table-cell table:formula="of:=SUBSTITUTE([.D873];&quot;B&quot;;&quot;1&quot;)" office:value-type="string" office:string-value="0110010RLR" calcext:value-type="string">
            <text:p>0110010RLR</text:p>
          </table:table-cell>
          <table:table-cell table:formula="of:=SUBSTITUTE([.E873];&quot;L&quot;;&quot;0&quot;)" office:value-type="string" office:string-value="0110010R0R" calcext:value-type="string">
            <text:p>0110010R0R</text:p>
          </table:table-cell>
          <table:table-cell table:formula="of:=SUBSTITUTE([.F873];&quot;R&quot;;&quot;1&quot;)" office:value-type="string" office:string-value="0110010101" calcext:value-type="string">
            <text:p>0110010101</text:p>
          </table:table-cell>
          <table:table-cell table:formula="of:=MID([.G873];1;7)" office:value-type="string" office:string-value="0110010" calcext:value-type="string">
            <text:p>0110010</text:p>
          </table:table-cell>
          <table:table-cell table:formula="of:=MID([.G873];8;3)" office:value-type="string" office:string-value="101" calcext:value-type="string">
            <text:p>101</text:p>
          </table:table-cell>
          <table:table-cell table:formula="of:=BIN2DEC([.H873]) * 8" office:value-type="float" office:value="400" calcext:value-type="float">
            <text:p>400</text:p>
          </table:table-cell>
          <table:table-cell table:formula="of:=BIN2DEC([.I873])" office:value-type="float" office:value="5" calcext:value-type="float">
            <text:p>5</text:p>
          </table:table-cell>
          <table:table-cell table:formula="of:=[.J873]+[.K873]" office:value-type="float" office:value="405" calcext:value-type="float">
            <text:p>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BLRR</text:p>
          </table:table-cell>
          <table:table-cell table:formula="of:=BIN2DEC([.H874])" office:value-type="float" office:value="117" calcext:value-type="float">
            <text:p>117</text:p>
          </table:table-cell>
          <table:table-cell table:formula="of:=BIN2DEC([.I874])" office:value-type="float" office:value="3" calcext:value-type="float">
            <text:p>3</text:p>
          </table:table-cell>
          <table:table-cell table:formula="of:=SUBSTITUTE([.A874] ;&quot;F&quot;;&quot;0&quot;)" office:value-type="string" office:string-value="BBB0B0BLRR" calcext:value-type="string">
            <text:p>BBB0B0BLRR</text:p>
          </table:table-cell>
          <table:table-cell table:formula="of:=SUBSTITUTE([.D874];&quot;B&quot;;&quot;1&quot;)" office:value-type="string" office:string-value="1110101LRR" calcext:value-type="string">
            <text:p>1110101LRR</text:p>
          </table:table-cell>
          <table:table-cell table:formula="of:=SUBSTITUTE([.E874];&quot;L&quot;;&quot;0&quot;)" office:value-type="string" office:string-value="11101010RR" calcext:value-type="string">
            <text:p>11101010RR</text:p>
          </table:table-cell>
          <table:table-cell table:formula="of:=SUBSTITUTE([.F874];&quot;R&quot;;&quot;1&quot;)" office:value-type="string" office:string-value="1110101011" calcext:value-type="string">
            <text:p>1110101011</text:p>
          </table:table-cell>
          <table:table-cell table:formula="of:=MID([.G874];1;7)" office:value-type="string" office:string-value="1110101" calcext:value-type="string">
            <text:p>1110101</text:p>
          </table:table-cell>
          <table:table-cell table:formula="of:=MID([.G874];8;3)" office:value-type="string" office:string-value="011" calcext:value-type="string">
            <text:p>011</text:p>
          </table:table-cell>
          <table:table-cell table:formula="of:=BIN2DEC([.H874]) * 8" office:value-type="float" office:value="936" calcext:value-type="float">
            <text:p>936</text:p>
          </table:table-cell>
          <table:table-cell table:formula="of:=BIN2DEC([.I874])" office:value-type="float" office:value="3" calcext:value-type="float">
            <text:p>3</text:p>
          </table:table-cell>
          <table:table-cell table:formula="of:=[.J874]+[.K874]" office:value-type="float" office:value="939" calcext:value-type="float">
            <text:p>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BLLL</text:p>
          </table:table-cell>
          <table:table-cell table:formula="of:=BIN2DEC([.H875])" office:value-type="float" office:value="103" calcext:value-type="float">
            <text:p>103</text:p>
          </table:table-cell>
          <table:table-cell table:formula="of:=BIN2DEC([.I875])" office:value-type="float" office:value="0" calcext:value-type="float">
            <text:p>0</text:p>
          </table:table-cell>
          <table:table-cell table:formula="of:=SUBSTITUTE([.A875] ;&quot;F&quot;;&quot;0&quot;)" office:value-type="string" office:string-value="BB00BBBLLL" calcext:value-type="string">
            <text:p>BB00BBBLLL</text:p>
          </table:table-cell>
          <table:table-cell table:formula="of:=SUBSTITUTE([.D875];&quot;B&quot;;&quot;1&quot;)" office:value-type="string" office:string-value="1100111LLL" calcext:value-type="string">
            <text:p>1100111LLL</text:p>
          </table:table-cell>
          <table:table-cell table:formula="of:=SUBSTITUTE([.E875];&quot;L&quot;;&quot;0&quot;)" office:value-type="string" office:string-value="1100111000" calcext:value-type="string">
            <text:p>1100111000</text:p>
          </table:table-cell>
          <table:table-cell table:formula="of:=SUBSTITUTE([.F875];&quot;R&quot;;&quot;1&quot;)" office:value-type="string" office:string-value="1100111000" calcext:value-type="string">
            <text:p>1100111000</text:p>
          </table:table-cell>
          <table:table-cell table:formula="of:=MID([.G875];1;7)" office:value-type="string" office:string-value="1100111" calcext:value-type="string">
            <text:p>1100111</text:p>
          </table:table-cell>
          <table:table-cell table:formula="of:=MID([.G875];8;3)" office:value-type="string" office:string-value="000" calcext:value-type="string">
            <text:p>000</text:p>
          </table:table-cell>
          <table:table-cell table:formula="of:=BIN2DEC([.H875]) * 8" office:value-type="float" office:value="824" calcext:value-type="float">
            <text:p>824</text:p>
          </table:table-cell>
          <table:table-cell table:formula="of:=BIN2DEC([.I875])" office:value-type="float" office:value="0" calcext:value-type="float">
            <text:p>0</text:p>
          </table:table-cell>
          <table:table-cell table:formula="of:=[.J875]+[.K875]" office:value-type="float" office:value="824" calcext:value-type="float">
            <text:p>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FRRR</text:p>
          </table:table-cell>
          <table:table-cell table:formula="of:=BIN2DEC([.H876])" office:value-type="float" office:value="14" calcext:value-type="float">
            <text:p>14</text:p>
          </table:table-cell>
          <table:table-cell table:formula="of:=BIN2DEC([.I876])" office:value-type="float" office:value="7" calcext:value-type="float">
            <text:p>7</text:p>
          </table:table-cell>
          <table:table-cell table:formula="of:=SUBSTITUTE([.A876] ;&quot;F&quot;;&quot;0&quot;)" office:value-type="string" office:string-value="000BBB0RRR" calcext:value-type="string">
            <text:p>000BBB0RRR</text:p>
          </table:table-cell>
          <table:table-cell table:formula="of:=SUBSTITUTE([.D876];&quot;B&quot;;&quot;1&quot;)" office:value-type="string" office:string-value="0001110RRR" calcext:value-type="string">
            <text:p>0001110RRR</text:p>
          </table:table-cell>
          <table:table-cell table:formula="of:=SUBSTITUTE([.E876];&quot;L&quot;;&quot;0&quot;)" office:value-type="string" office:string-value="0001110RRR" calcext:value-type="string">
            <text:p>0001110RRR</text:p>
          </table:table-cell>
          <table:table-cell table:formula="of:=SUBSTITUTE([.F876];&quot;R&quot;;&quot;1&quot;)" office:value-type="string" office:string-value="0001110111" calcext:value-type="string">
            <text:p>0001110111</text:p>
          </table:table-cell>
          <table:table-cell table:formula="of:=MID([.G876];1;7)" office:value-type="string" office:string-value="0001110" calcext:value-type="string">
            <text:p>0001110</text:p>
          </table:table-cell>
          <table:table-cell table:formula="of:=MID([.G876];8;3)" office:value-type="string" office:string-value="111" calcext:value-type="string">
            <text:p>111</text:p>
          </table:table-cell>
          <table:table-cell table:formula="of:=BIN2DEC([.H876]) * 8" office:value-type="float" office:value="112" calcext:value-type="float">
            <text:p>112</text:p>
          </table:table-cell>
          <table:table-cell table:formula="of:=BIN2DEC([.I876])" office:value-type="float" office:value="7" calcext:value-type="float">
            <text:p>7</text:p>
          </table:table-cell>
          <table:table-cell table:formula="of:=[.J876]+[.K876]" office:value-type="float" office:value="119" calcext:value-type="float">
            <text:p>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BLLL</text:p>
          </table:table-cell>
          <table:table-cell table:formula="of:=BIN2DEC([.H877])" office:value-type="float" office:value="79" calcext:value-type="float">
            <text:p>79</text:p>
          </table:table-cell>
          <table:table-cell table:formula="of:=BIN2DEC([.I877])" office:value-type="float" office:value="0" calcext:value-type="float">
            <text:p>0</text:p>
          </table:table-cell>
          <table:table-cell table:formula="of:=SUBSTITUTE([.A877] ;&quot;F&quot;;&quot;0&quot;)" office:value-type="string" office:string-value="B00BBBBLLL" calcext:value-type="string">
            <text:p>B00BBBBLLL</text:p>
          </table:table-cell>
          <table:table-cell table:formula="of:=SUBSTITUTE([.D877];&quot;B&quot;;&quot;1&quot;)" office:value-type="string" office:string-value="1001111LLL" calcext:value-type="string">
            <text:p>1001111LLL</text:p>
          </table:table-cell>
          <table:table-cell table:formula="of:=SUBSTITUTE([.E877];&quot;L&quot;;&quot;0&quot;)" office:value-type="string" office:string-value="1001111000" calcext:value-type="string">
            <text:p>1001111000</text:p>
          </table:table-cell>
          <table:table-cell table:formula="of:=SUBSTITUTE([.F877];&quot;R&quot;;&quot;1&quot;)" office:value-type="string" office:string-value="1001111000" calcext:value-type="string">
            <text:p>1001111000</text:p>
          </table:table-cell>
          <table:table-cell table:formula="of:=MID([.G877];1;7)" office:value-type="string" office:string-value="1001111" calcext:value-type="string">
            <text:p>1001111</text:p>
          </table:table-cell>
          <table:table-cell table:formula="of:=MID([.G877];8;3)" office:value-type="string" office:string-value="000" calcext:value-type="string">
            <text:p>000</text:p>
          </table:table-cell>
          <table:table-cell table:formula="of:=BIN2DEC([.H877]) * 8" office:value-type="float" office:value="632" calcext:value-type="float">
            <text:p>632</text:p>
          </table:table-cell>
          <table:table-cell table:formula="of:=BIN2DEC([.I877])" office:value-type="float" office:value="0" calcext:value-type="float">
            <text:p>0</text:p>
          </table:table-cell>
          <table:table-cell table:formula="of:=[.J877]+[.K877]" office:value-type="float" office:value="632" calcext:value-type="float">
            <text:p>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FBLLR</text:p>
          </table:table-cell>
          <table:table-cell table:formula="of:=BIN2DEC([.H878])" office:value-type="float" office:value="13" calcext:value-type="float">
            <text:p>13</text:p>
          </table:table-cell>
          <table:table-cell table:formula="of:=BIN2DEC([.I878])" office:value-type="float" office:value="1" calcext:value-type="float">
            <text:p>1</text:p>
          </table:table-cell>
          <table:table-cell table:formula="of:=SUBSTITUTE([.A878] ;&quot;F&quot;;&quot;0&quot;)" office:value-type="string" office:string-value="000BB0BLLR" calcext:value-type="string">
            <text:p>000BB0BLLR</text:p>
          </table:table-cell>
          <table:table-cell table:formula="of:=SUBSTITUTE([.D878];&quot;B&quot;;&quot;1&quot;)" office:value-type="string" office:string-value="0001101LLR" calcext:value-type="string">
            <text:p>0001101LLR</text:p>
          </table:table-cell>
          <table:table-cell table:formula="of:=SUBSTITUTE([.E878];&quot;L&quot;;&quot;0&quot;)" office:value-type="string" office:string-value="000110100R" calcext:value-type="string">
            <text:p>000110100R</text:p>
          </table:table-cell>
          <table:table-cell table:formula="of:=SUBSTITUTE([.F878];&quot;R&quot;;&quot;1&quot;)" office:value-type="string" office:string-value="0001101001" calcext:value-type="string">
            <text:p>0001101001</text:p>
          </table:table-cell>
          <table:table-cell table:formula="of:=MID([.G878];1;7)" office:value-type="string" office:string-value="0001101" calcext:value-type="string">
            <text:p>0001101</text:p>
          </table:table-cell>
          <table:table-cell table:formula="of:=MID([.G878];8;3)" office:value-type="string" office:string-value="001" calcext:value-type="string">
            <text:p>001</text:p>
          </table:table-cell>
          <table:table-cell table:formula="of:=BIN2DEC([.H878]) * 8" office:value-type="float" office:value="104" calcext:value-type="float">
            <text:p>104</text:p>
          </table:table-cell>
          <table:table-cell table:formula="of:=BIN2DEC([.I878])" office:value-type="float" office:value="1" calcext:value-type="float">
            <text:p>1</text:p>
          </table:table-cell>
          <table:table-cell table:formula="of:=[.J878]+[.K878]" office:value-type="float" office:value="105" calcext:value-type="float">
            <text:p>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BFRLR</text:p>
          </table:table-cell>
          <table:table-cell table:formula="of:=BIN2DEC([.H879])" office:value-type="float" office:value="94" calcext:value-type="float">
            <text:p>94</text:p>
          </table:table-cell>
          <table:table-cell table:formula="of:=BIN2DEC([.I879])" office:value-type="float" office:value="5" calcext:value-type="float">
            <text:p>5</text:p>
          </table:table-cell>
          <table:table-cell table:formula="of:=SUBSTITUTE([.A879] ;&quot;F&quot;;&quot;0&quot;)" office:value-type="string" office:string-value="B0BBBB0RLR" calcext:value-type="string">
            <text:p>B0BBBB0RLR</text:p>
          </table:table-cell>
          <table:table-cell table:formula="of:=SUBSTITUTE([.D879];&quot;B&quot;;&quot;1&quot;)" office:value-type="string" office:string-value="1011110RLR" calcext:value-type="string">
            <text:p>1011110RLR</text:p>
          </table:table-cell>
          <table:table-cell table:formula="of:=SUBSTITUTE([.E879];&quot;L&quot;;&quot;0&quot;)" office:value-type="string" office:string-value="1011110R0R" calcext:value-type="string">
            <text:p>1011110R0R</text:p>
          </table:table-cell>
          <table:table-cell table:formula="of:=SUBSTITUTE([.F879];&quot;R&quot;;&quot;1&quot;)" office:value-type="string" office:string-value="1011110101" calcext:value-type="string">
            <text:p>1011110101</text:p>
          </table:table-cell>
          <table:table-cell table:formula="of:=MID([.G879];1;7)" office:value-type="string" office:string-value="1011110" calcext:value-type="string">
            <text:p>1011110</text:p>
          </table:table-cell>
          <table:table-cell table:formula="of:=MID([.G879];8;3)" office:value-type="string" office:string-value="101" calcext:value-type="string">
            <text:p>101</text:p>
          </table:table-cell>
          <table:table-cell table:formula="of:=BIN2DEC([.H879]) * 8" office:value-type="float" office:value="752" calcext:value-type="float">
            <text:p>752</text:p>
          </table:table-cell>
          <table:table-cell table:formula="of:=BIN2DEC([.I879])" office:value-type="float" office:value="5" calcext:value-type="float">
            <text:p>5</text:p>
          </table:table-cell>
          <table:table-cell table:formula="of:=[.J879]+[.K879]" office:value-type="float" office:value="757" calcext:value-type="float">
            <text:p>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BRLL</text:p>
          </table:table-cell>
          <table:table-cell table:formula="of:=BIN2DEC([.H880])" office:value-type="float" office:value="37" calcext:value-type="float">
            <text:p>37</text:p>
          </table:table-cell>
          <table:table-cell table:formula="of:=BIN2DEC([.I880])" office:value-type="float" office:value="4" calcext:value-type="float">
            <text:p>4</text:p>
          </table:table-cell>
          <table:table-cell table:formula="of:=SUBSTITUTE([.A880] ;&quot;F&quot;;&quot;0&quot;)" office:value-type="string" office:string-value="0B00B0BRLL" calcext:value-type="string">
            <text:p>0B00B0BRLL</text:p>
          </table:table-cell>
          <table:table-cell table:formula="of:=SUBSTITUTE([.D880];&quot;B&quot;;&quot;1&quot;)" office:value-type="string" office:string-value="0100101RLL" calcext:value-type="string">
            <text:p>0100101RLL</text:p>
          </table:table-cell>
          <table:table-cell table:formula="of:=SUBSTITUTE([.E880];&quot;L&quot;;&quot;0&quot;)" office:value-type="string" office:string-value="0100101R00" calcext:value-type="string">
            <text:p>0100101R00</text:p>
          </table:table-cell>
          <table:table-cell table:formula="of:=SUBSTITUTE([.F880];&quot;R&quot;;&quot;1&quot;)" office:value-type="string" office:string-value="0100101100" calcext:value-type="string">
            <text:p>0100101100</text:p>
          </table:table-cell>
          <table:table-cell table:formula="of:=MID([.G880];1;7)" office:value-type="string" office:string-value="0100101" calcext:value-type="string">
            <text:p>0100101</text:p>
          </table:table-cell>
          <table:table-cell table:formula="of:=MID([.G880];8;3)" office:value-type="string" office:string-value="100" calcext:value-type="string">
            <text:p>100</text:p>
          </table:table-cell>
          <table:table-cell table:formula="of:=BIN2DEC([.H880]) * 8" office:value-type="float" office:value="296" calcext:value-type="float">
            <text:p>296</text:p>
          </table:table-cell>
          <table:table-cell table:formula="of:=BIN2DEC([.I880])" office:value-type="float" office:value="4" calcext:value-type="float">
            <text:p>4</text:p>
          </table:table-cell>
          <table:table-cell table:formula="of:=[.J880]+[.K880]"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FLRR</text:p>
          </table:table-cell>
          <table:table-cell table:formula="of:=BIN2DEC([.H881])" office:value-type="float" office:value="18" calcext:value-type="float">
            <text:p>18</text:p>
          </table:table-cell>
          <table:table-cell table:formula="of:=BIN2DEC([.I881])" office:value-type="float" office:value="3" calcext:value-type="float">
            <text:p>3</text:p>
          </table:table-cell>
          <table:table-cell table:formula="of:=SUBSTITUTE([.A881] ;&quot;F&quot;;&quot;0&quot;)" office:value-type="string" office:string-value="00B00B0LRR" calcext:value-type="string">
            <text:p>00B00B0LRR</text:p>
          </table:table-cell>
          <table:table-cell table:formula="of:=SUBSTITUTE([.D881];&quot;B&quot;;&quot;1&quot;)" office:value-type="string" office:string-value="0010010LRR" calcext:value-type="string">
            <text:p>0010010LRR</text:p>
          </table:table-cell>
          <table:table-cell table:formula="of:=SUBSTITUTE([.E881];&quot;L&quot;;&quot;0&quot;)" office:value-type="string" office:string-value="00100100RR" calcext:value-type="string">
            <text:p>00100100RR</text:p>
          </table:table-cell>
          <table:table-cell table:formula="of:=SUBSTITUTE([.F881];&quot;R&quot;;&quot;1&quot;)" office:value-type="string" office:string-value="0010010011" calcext:value-type="string">
            <text:p>0010010011</text:p>
          </table:table-cell>
          <table:table-cell table:formula="of:=MID([.G881];1;7)" office:value-type="string" office:string-value="0010010" calcext:value-type="string">
            <text:p>0010010</text:p>
          </table:table-cell>
          <table:table-cell table:formula="of:=MID([.G881];8;3)" office:value-type="string" office:string-value="011" calcext:value-type="string">
            <text:p>011</text:p>
          </table:table-cell>
          <table:table-cell table:formula="of:=BIN2DEC([.H881]) * 8" office:value-type="float" office:value="144" calcext:value-type="float">
            <text:p>144</text:p>
          </table:table-cell>
          <table:table-cell table:formula="of:=BIN2DEC([.I881])" office:value-type="float" office:value="3" calcext:value-type="float">
            <text:p>3</text:p>
          </table:table-cell>
          <table:table-cell table:formula="of:=[.J881]+[.K881]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BRLR</text:p>
          </table:table-cell>
          <table:table-cell table:formula="of:=BIN2DEC([.H882])" office:value-type="float" office:value="9" calcext:value-type="float">
            <text:p>9</text:p>
          </table:table-cell>
          <table:table-cell table:formula="of:=BIN2DEC([.I882])" office:value-type="float" office:value="5" calcext:value-type="float">
            <text:p>5</text:p>
          </table:table-cell>
          <table:table-cell table:formula="of:=SUBSTITUTE([.A882] ;&quot;F&quot;;&quot;0&quot;)" office:value-type="string" office:string-value="000B00BRLR" calcext:value-type="string">
            <text:p>000B00BRLR</text:p>
          </table:table-cell>
          <table:table-cell table:formula="of:=SUBSTITUTE([.D882];&quot;B&quot;;&quot;1&quot;)" office:value-type="string" office:string-value="0001001RLR" calcext:value-type="string">
            <text:p>0001001RLR</text:p>
          </table:table-cell>
          <table:table-cell table:formula="of:=SUBSTITUTE([.E882];&quot;L&quot;;&quot;0&quot;)" office:value-type="string" office:string-value="0001001R0R" calcext:value-type="string">
            <text:p>0001001R0R</text:p>
          </table:table-cell>
          <table:table-cell table:formula="of:=SUBSTITUTE([.F882];&quot;R&quot;;&quot;1&quot;)" office:value-type="string" office:string-value="0001001101" calcext:value-type="string">
            <text:p>0001001101</text:p>
          </table:table-cell>
          <table:table-cell table:formula="of:=MID([.G882];1;7)" office:value-type="string" office:string-value="0001001" calcext:value-type="string">
            <text:p>0001001</text:p>
          </table:table-cell>
          <table:table-cell table:formula="of:=MID([.G882];8;3)" office:value-type="string" office:string-value="101" calcext:value-type="string">
            <text:p>101</text:p>
          </table:table-cell>
          <table:table-cell table:formula="of:=BIN2DEC([.H882]) * 8" office:value-type="float" office:value="72" calcext:value-type="float">
            <text:p>72</text:p>
          </table:table-cell>
          <table:table-cell table:formula="of:=BIN2DEC([.I882])" office:value-type="float" office:value="5" calcext:value-type="float">
            <text:p>5</text:p>
          </table:table-cell>
          <table:table-cell table:formula="of:=[.J882]+[.K882]" office:value-type="float" office:value="77" calcext:value-type="float">
            <text:p>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FRLR</text:p>
          </table:table-cell>
          <table:table-cell table:formula="of:=BIN2DEC([.H883])" office:value-type="float" office:value="82" calcext:value-type="float">
            <text:p>82</text:p>
          </table:table-cell>
          <table:table-cell table:formula="of:=BIN2DEC([.I883])" office:value-type="float" office:value="5" calcext:value-type="float">
            <text:p>5</text:p>
          </table:table-cell>
          <table:table-cell table:formula="of:=SUBSTITUTE([.A883] ;&quot;F&quot;;&quot;0&quot;)" office:value-type="string" office:string-value="B0B00B0RLR" calcext:value-type="string">
            <text:p>B0B00B0RLR</text:p>
          </table:table-cell>
          <table:table-cell table:formula="of:=SUBSTITUTE([.D883];&quot;B&quot;;&quot;1&quot;)" office:value-type="string" office:string-value="1010010RLR" calcext:value-type="string">
            <text:p>1010010RLR</text:p>
          </table:table-cell>
          <table:table-cell table:formula="of:=SUBSTITUTE([.E883];&quot;L&quot;;&quot;0&quot;)" office:value-type="string" office:string-value="1010010R0R" calcext:value-type="string">
            <text:p>1010010R0R</text:p>
          </table:table-cell>
          <table:table-cell table:formula="of:=SUBSTITUTE([.F883];&quot;R&quot;;&quot;1&quot;)" office:value-type="string" office:string-value="1010010101" calcext:value-type="string">
            <text:p>1010010101</text:p>
          </table:table-cell>
          <table:table-cell table:formula="of:=MID([.G883];1;7)" office:value-type="string" office:string-value="1010010" calcext:value-type="string">
            <text:p>1010010</text:p>
          </table:table-cell>
          <table:table-cell table:formula="of:=MID([.G883];8;3)" office:value-type="string" office:string-value="101" calcext:value-type="string">
            <text:p>101</text:p>
          </table:table-cell>
          <table:table-cell table:formula="of:=BIN2DEC([.H883]) * 8" office:value-type="float" office:value="656" calcext:value-type="float">
            <text:p>656</text:p>
          </table:table-cell>
          <table:table-cell table:formula="of:=BIN2DEC([.I883])" office:value-type="float" office:value="5" calcext:value-type="float">
            <text:p>5</text:p>
          </table:table-cell>
          <table:table-cell table:formula="of:=[.J883]+[.K883]" office:value-type="float" office:value="661" calcext:value-type="float">
            <text:p>6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FLRR</text:p>
          </table:table-cell>
          <table:table-cell table:formula="of:=BIN2DEC([.H884])" office:value-type="float" office:value="92" calcext:value-type="float">
            <text:p>92</text:p>
          </table:table-cell>
          <table:table-cell table:formula="of:=BIN2DEC([.I884])" office:value-type="float" office:value="3" calcext:value-type="float">
            <text:p>3</text:p>
          </table:table-cell>
          <table:table-cell table:formula="of:=SUBSTITUTE([.A884] ;&quot;F&quot;;&quot;0&quot;)" office:value-type="string" office:string-value="B0BBB00LRR" calcext:value-type="string">
            <text:p>B0BBB00LRR</text:p>
          </table:table-cell>
          <table:table-cell table:formula="of:=SUBSTITUTE([.D884];&quot;B&quot;;&quot;1&quot;)" office:value-type="string" office:string-value="1011100LRR" calcext:value-type="string">
            <text:p>1011100LRR</text:p>
          </table:table-cell>
          <table:table-cell table:formula="of:=SUBSTITUTE([.E884];&quot;L&quot;;&quot;0&quot;)" office:value-type="string" office:string-value="10111000RR" calcext:value-type="string">
            <text:p>10111000RR</text:p>
          </table:table-cell>
          <table:table-cell table:formula="of:=SUBSTITUTE([.F884];&quot;R&quot;;&quot;1&quot;)" office:value-type="string" office:string-value="1011100011" calcext:value-type="string">
            <text:p>1011100011</text:p>
          </table:table-cell>
          <table:table-cell table:formula="of:=MID([.G884];1;7)" office:value-type="string" office:string-value="1011100" calcext:value-type="string">
            <text:p>1011100</text:p>
          </table:table-cell>
          <table:table-cell table:formula="of:=MID([.G884];8;3)" office:value-type="string" office:string-value="011" calcext:value-type="string">
            <text:p>011</text:p>
          </table:table-cell>
          <table:table-cell table:formula="of:=BIN2DEC([.H884]) * 8" office:value-type="float" office:value="736" calcext:value-type="float">
            <text:p>736</text:p>
          </table:table-cell>
          <table:table-cell table:formula="of:=BIN2DEC([.I884])" office:value-type="float" office:value="3" calcext:value-type="float">
            <text:p>3</text:p>
          </table:table-cell>
          <table:table-cell table:formula="of:=[.J884]+[.K884]" office:value-type="float" office:value="739" calcext:value-type="float">
            <text:p>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FLLR</text:p>
          </table:table-cell>
          <table:table-cell table:formula="of:=BIN2DEC([.H885])" office:value-type="float" office:value="90" calcext:value-type="float">
            <text:p>90</text:p>
          </table:table-cell>
          <table:table-cell table:formula="of:=BIN2DEC([.I885])" office:value-type="float" office:value="1" calcext:value-type="float">
            <text:p>1</text:p>
          </table:table-cell>
          <table:table-cell table:formula="of:=SUBSTITUTE([.A885] ;&quot;F&quot;;&quot;0&quot;)" office:value-type="string" office:string-value="B0BB0B0LLR" calcext:value-type="string">
            <text:p>B0BB0B0LLR</text:p>
          </table:table-cell>
          <table:table-cell table:formula="of:=SUBSTITUTE([.D885];&quot;B&quot;;&quot;1&quot;)" office:value-type="string" office:string-value="1011010LLR" calcext:value-type="string">
            <text:p>1011010LLR</text:p>
          </table:table-cell>
          <table:table-cell table:formula="of:=SUBSTITUTE([.E885];&quot;L&quot;;&quot;0&quot;)" office:value-type="string" office:string-value="101101000R" calcext:value-type="string">
            <text:p>101101000R</text:p>
          </table:table-cell>
          <table:table-cell table:formula="of:=SUBSTITUTE([.F885];&quot;R&quot;;&quot;1&quot;)" office:value-type="string" office:string-value="1011010001" calcext:value-type="string">
            <text:p>1011010001</text:p>
          </table:table-cell>
          <table:table-cell table:formula="of:=MID([.G885];1;7)" office:value-type="string" office:string-value="1011010" calcext:value-type="string">
            <text:p>1011010</text:p>
          </table:table-cell>
          <table:table-cell table:formula="of:=MID([.G885];8;3)" office:value-type="string" office:string-value="001" calcext:value-type="string">
            <text:p>001</text:p>
          </table:table-cell>
          <table:table-cell table:formula="of:=BIN2DEC([.H885]) * 8" office:value-type="float" office:value="720" calcext:value-type="float">
            <text:p>720</text:p>
          </table:table-cell>
          <table:table-cell table:formula="of:=BIN2DEC([.I885])" office:value-type="float" office:value="1" calcext:value-type="float">
            <text:p>1</text:p>
          </table:table-cell>
          <table:table-cell table:formula="of:=[.J885]+[.K885]" office:value-type="float" office:value="721" calcext:value-type="float">
            <text:p>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BRRL</text:p>
          </table:table-cell>
          <table:table-cell table:formula="of:=BIN2DEC([.H886])" office:value-type="float" office:value="109" calcext:value-type="float">
            <text:p>109</text:p>
          </table:table-cell>
          <table:table-cell table:formula="of:=BIN2DEC([.I886])" office:value-type="float" office:value="6" calcext:value-type="float">
            <text:p>6</text:p>
          </table:table-cell>
          <table:table-cell table:formula="of:=SUBSTITUTE([.A886] ;&quot;F&quot;;&quot;0&quot;)" office:value-type="string" office:string-value="BB0BB0BRRL" calcext:value-type="string">
            <text:p>BB0BB0BRRL</text:p>
          </table:table-cell>
          <table:table-cell table:formula="of:=SUBSTITUTE([.D886];&quot;B&quot;;&quot;1&quot;)" office:value-type="string" office:string-value="1101101RRL" calcext:value-type="string">
            <text:p>1101101RRL</text:p>
          </table:table-cell>
          <table:table-cell table:formula="of:=SUBSTITUTE([.E886];&quot;L&quot;;&quot;0&quot;)" office:value-type="string" office:string-value="1101101RR0" calcext:value-type="string">
            <text:p>1101101RR0</text:p>
          </table:table-cell>
          <table:table-cell table:formula="of:=SUBSTITUTE([.F886];&quot;R&quot;;&quot;1&quot;)" office:value-type="string" office:string-value="1101101110" calcext:value-type="string">
            <text:p>1101101110</text:p>
          </table:table-cell>
          <table:table-cell table:formula="of:=MID([.G886];1;7)" office:value-type="string" office:string-value="1101101" calcext:value-type="string">
            <text:p>1101101</text:p>
          </table:table-cell>
          <table:table-cell table:formula="of:=MID([.G886];8;3)" office:value-type="string" office:string-value="110" calcext:value-type="string">
            <text:p>110</text:p>
          </table:table-cell>
          <table:table-cell table:formula="of:=BIN2DEC([.H886]) * 8" office:value-type="float" office:value="872" calcext:value-type="float">
            <text:p>872</text:p>
          </table:table-cell>
          <table:table-cell table:formula="of:=BIN2DEC([.I886])" office:value-type="float" office:value="6" calcext:value-type="float">
            <text:p>6</text:p>
          </table:table-cell>
          <table:table-cell table:formula="of:=[.J886]+[.K886]" office:value-type="float" office:value="878" calcext:value-type="float">
            <text:p>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BRRR</text:p>
          </table:table-cell>
          <table:table-cell table:formula="of:=BIN2DEC([.H887])" office:value-type="float" office:value="41" calcext:value-type="float">
            <text:p>41</text:p>
          </table:table-cell>
          <table:table-cell table:formula="of:=BIN2DEC([.I887])" office:value-type="float" office:value="7" calcext:value-type="float">
            <text:p>7</text:p>
          </table:table-cell>
          <table:table-cell table:formula="of:=SUBSTITUTE([.A887] ;&quot;F&quot;;&quot;0&quot;)" office:value-type="string" office:string-value="0B0B00BRRR" calcext:value-type="string">
            <text:p>0B0B00BRRR</text:p>
          </table:table-cell>
          <table:table-cell table:formula="of:=SUBSTITUTE([.D887];&quot;B&quot;;&quot;1&quot;)" office:value-type="string" office:string-value="0101001RRR" calcext:value-type="string">
            <text:p>0101001RRR</text:p>
          </table:table-cell>
          <table:table-cell table:formula="of:=SUBSTITUTE([.E887];&quot;L&quot;;&quot;0&quot;)" office:value-type="string" office:string-value="0101001RRR" calcext:value-type="string">
            <text:p>0101001RRR</text:p>
          </table:table-cell>
          <table:table-cell table:formula="of:=SUBSTITUTE([.F887];&quot;R&quot;;&quot;1&quot;)" office:value-type="string" office:string-value="0101001111" calcext:value-type="string">
            <text:p>0101001111</text:p>
          </table:table-cell>
          <table:table-cell table:formula="of:=MID([.G887];1;7)" office:value-type="string" office:string-value="0101001" calcext:value-type="string">
            <text:p>0101001</text:p>
          </table:table-cell>
          <table:table-cell table:formula="of:=MID([.G887];8;3)" office:value-type="string" office:string-value="111" calcext:value-type="string">
            <text:p>111</text:p>
          </table:table-cell>
          <table:table-cell table:formula="of:=BIN2DEC([.H887]) * 8" office:value-type="float" office:value="328" calcext:value-type="float">
            <text:p>328</text:p>
          </table:table-cell>
          <table:table-cell table:formula="of:=BIN2DEC([.I887])" office:value-type="float" office:value="7" calcext:value-type="float">
            <text:p>7</text:p>
          </table:table-cell>
          <table:table-cell table:formula="of:=[.J887]+[.K887]" office:value-type="float" office:value="335" calcext:value-type="float">
            <text:p>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BRRR</text:p>
          </table:table-cell>
          <table:table-cell table:formula="of:=BIN2DEC([.H888])" office:value-type="float" office:value="89" calcext:value-type="float">
            <text:p>89</text:p>
          </table:table-cell>
          <table:table-cell table:formula="of:=BIN2DEC([.I888])" office:value-type="float" office:value="7" calcext:value-type="float">
            <text:p>7</text:p>
          </table:table-cell>
          <table:table-cell table:formula="of:=SUBSTITUTE([.A888] ;&quot;F&quot;;&quot;0&quot;)" office:value-type="string" office:string-value="B0BB00BRRR" calcext:value-type="string">
            <text:p>B0BB00BRRR</text:p>
          </table:table-cell>
          <table:table-cell table:formula="of:=SUBSTITUTE([.D888];&quot;B&quot;;&quot;1&quot;)" office:value-type="string" office:string-value="1011001RRR" calcext:value-type="string">
            <text:p>1011001RRR</text:p>
          </table:table-cell>
          <table:table-cell table:formula="of:=SUBSTITUTE([.E888];&quot;L&quot;;&quot;0&quot;)" office:value-type="string" office:string-value="1011001RRR" calcext:value-type="string">
            <text:p>1011001RRR</text:p>
          </table:table-cell>
          <table:table-cell table:formula="of:=SUBSTITUTE([.F888];&quot;R&quot;;&quot;1&quot;)" office:value-type="string" office:string-value="1011001111" calcext:value-type="string">
            <text:p>1011001111</text:p>
          </table:table-cell>
          <table:table-cell table:formula="of:=MID([.G888];1;7)" office:value-type="string" office:string-value="1011001" calcext:value-type="string">
            <text:p>1011001</text:p>
          </table:table-cell>
          <table:table-cell table:formula="of:=MID([.G888];8;3)" office:value-type="string" office:string-value="111" calcext:value-type="string">
            <text:p>111</text:p>
          </table:table-cell>
          <table:table-cell table:formula="of:=BIN2DEC([.H888]) * 8" office:value-type="float" office:value="712" calcext:value-type="float">
            <text:p>712</text:p>
          </table:table-cell>
          <table:table-cell table:formula="of:=BIN2DEC([.I888])" office:value-type="float" office:value="7" calcext:value-type="float">
            <text:p>7</text:p>
          </table:table-cell>
          <table:table-cell table:formula="of:=[.J888]+[.K888]" office:value-type="float" office:value="719" calcext:value-type="float">
            <text:p>7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BLRR</text:p>
          </table:table-cell>
          <table:table-cell table:formula="of:=BIN2DEC([.H889])" office:value-type="float" office:value="105" calcext:value-type="float">
            <text:p>105</text:p>
          </table:table-cell>
          <table:table-cell table:formula="of:=BIN2DEC([.I889])" office:value-type="float" office:value="3" calcext:value-type="float">
            <text:p>3</text:p>
          </table:table-cell>
          <table:table-cell table:formula="of:=SUBSTITUTE([.A889] ;&quot;F&quot;;&quot;0&quot;)" office:value-type="string" office:string-value="BB0B00BLRR" calcext:value-type="string">
            <text:p>BB0B00BLRR</text:p>
          </table:table-cell>
          <table:table-cell table:formula="of:=SUBSTITUTE([.D889];&quot;B&quot;;&quot;1&quot;)" office:value-type="string" office:string-value="1101001LRR" calcext:value-type="string">
            <text:p>1101001LRR</text:p>
          </table:table-cell>
          <table:table-cell table:formula="of:=SUBSTITUTE([.E889];&quot;L&quot;;&quot;0&quot;)" office:value-type="string" office:string-value="11010010RR" calcext:value-type="string">
            <text:p>11010010RR</text:p>
          </table:table-cell>
          <table:table-cell table:formula="of:=SUBSTITUTE([.F889];&quot;R&quot;;&quot;1&quot;)" office:value-type="string" office:string-value="1101001011" calcext:value-type="string">
            <text:p>1101001011</text:p>
          </table:table-cell>
          <table:table-cell table:formula="of:=MID([.G889];1;7)" office:value-type="string" office:string-value="1101001" calcext:value-type="string">
            <text:p>1101001</text:p>
          </table:table-cell>
          <table:table-cell table:formula="of:=MID([.G889];8;3)" office:value-type="string" office:string-value="011" calcext:value-type="string">
            <text:p>011</text:p>
          </table:table-cell>
          <table:table-cell table:formula="of:=BIN2DEC([.H889]) * 8" office:value-type="float" office:value="840" calcext:value-type="float">
            <text:p>840</text:p>
          </table:table-cell>
          <table:table-cell table:formula="of:=BIN2DEC([.I889])" office:value-type="float" office:value="3" calcext:value-type="float">
            <text:p>3</text:p>
          </table:table-cell>
          <table:table-cell table:formula="of:=[.J889]+[.K889]" office:value-type="float" office:value="843" calcext:value-type="float">
            <text:p>8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BRRL</text:p>
          </table:table-cell>
          <table:table-cell table:formula="of:=BIN2DEC([.H890])" office:value-type="float" office:value="33" calcext:value-type="float">
            <text:p>33</text:p>
          </table:table-cell>
          <table:table-cell table:formula="of:=BIN2DEC([.I890])" office:value-type="float" office:value="6" calcext:value-type="float">
            <text:p>6</text:p>
          </table:table-cell>
          <table:table-cell table:formula="of:=SUBSTITUTE([.A890] ;&quot;F&quot;;&quot;0&quot;)" office:value-type="string" office:string-value="0B0000BRRL" calcext:value-type="string">
            <text:p>0B0000BRRL</text:p>
          </table:table-cell>
          <table:table-cell table:formula="of:=SUBSTITUTE([.D890];&quot;B&quot;;&quot;1&quot;)" office:value-type="string" office:string-value="0100001RRL" calcext:value-type="string">
            <text:p>0100001RRL</text:p>
          </table:table-cell>
          <table:table-cell table:formula="of:=SUBSTITUTE([.E890];&quot;L&quot;;&quot;0&quot;)" office:value-type="string" office:string-value="0100001RR0" calcext:value-type="string">
            <text:p>0100001RR0</text:p>
          </table:table-cell>
          <table:table-cell table:formula="of:=SUBSTITUTE([.F890];&quot;R&quot;;&quot;1&quot;)" office:value-type="string" office:string-value="0100001110" calcext:value-type="string">
            <text:p>0100001110</text:p>
          </table:table-cell>
          <table:table-cell table:formula="of:=MID([.G890];1;7)" office:value-type="string" office:string-value="0100001" calcext:value-type="string">
            <text:p>0100001</text:p>
          </table:table-cell>
          <table:table-cell table:formula="of:=MID([.G890];8;3)" office:value-type="string" office:string-value="110" calcext:value-type="string">
            <text:p>110</text:p>
          </table:table-cell>
          <table:table-cell table:formula="of:=BIN2DEC([.H890]) * 8" office:value-type="float" office:value="264" calcext:value-type="float">
            <text:p>264</text:p>
          </table:table-cell>
          <table:table-cell table:formula="of:=BIN2DEC([.I890])" office:value-type="float" office:value="6" calcext:value-type="float">
            <text:p>6</text:p>
          </table:table-cell>
          <table:table-cell table:formula="of:=[.J890]+[.K890]" office:value-type="float" office:value="270" calcext:value-type="float">
            <text:p>2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BRLL</text:p>
          </table:table-cell>
          <table:table-cell table:formula="of:=BIN2DEC([.H891])" office:value-type="float" office:value="15" calcext:value-type="float">
            <text:p>15</text:p>
          </table:table-cell>
          <table:table-cell table:formula="of:=BIN2DEC([.I891])" office:value-type="float" office:value="4" calcext:value-type="float">
            <text:p>4</text:p>
          </table:table-cell>
          <table:table-cell table:formula="of:=SUBSTITUTE([.A891] ;&quot;F&quot;;&quot;0&quot;)" office:value-type="string" office:string-value="000BBBBRLL" calcext:value-type="string">
            <text:p>000BBBBRLL</text:p>
          </table:table-cell>
          <table:table-cell table:formula="of:=SUBSTITUTE([.D891];&quot;B&quot;;&quot;1&quot;)" office:value-type="string" office:string-value="0001111RLL" calcext:value-type="string">
            <text:p>0001111RLL</text:p>
          </table:table-cell>
          <table:table-cell table:formula="of:=SUBSTITUTE([.E891];&quot;L&quot;;&quot;0&quot;)" office:value-type="string" office:string-value="0001111R00" calcext:value-type="string">
            <text:p>0001111R00</text:p>
          </table:table-cell>
          <table:table-cell table:formula="of:=SUBSTITUTE([.F891];&quot;R&quot;;&quot;1&quot;)" office:value-type="string" office:string-value="0001111100" calcext:value-type="string">
            <text:p>0001111100</text:p>
          </table:table-cell>
          <table:table-cell table:formula="of:=MID([.G891];1;7)" office:value-type="string" office:string-value="0001111" calcext:value-type="string">
            <text:p>0001111</text:p>
          </table:table-cell>
          <table:table-cell table:formula="of:=MID([.G891];8;3)" office:value-type="string" office:string-value="100" calcext:value-type="string">
            <text:p>100</text:p>
          </table:table-cell>
          <table:table-cell table:formula="of:=BIN2DEC([.H891]) * 8" office:value-type="float" office:value="120" calcext:value-type="float">
            <text:p>120</text:p>
          </table:table-cell>
          <table:table-cell table:formula="of:=BIN2DEC([.I891])" office:value-type="float" office:value="4" calcext:value-type="float">
            <text:p>4</text:p>
          </table:table-cell>
          <table:table-cell table:formula="of:=[.J891]+[.K891]" office:value-type="float" office:value="124" calcext:value-type="float">
            <text:p>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FFLLL</text:p>
          </table:table-cell>
          <table:table-cell table:formula="of:=BIN2DEC([.H892])" office:value-type="float" office:value="24" calcext:value-type="float">
            <text:p>24</text:p>
          </table:table-cell>
          <table:table-cell table:formula="of:=BIN2DEC([.I892])" office:value-type="float" office:value="0" calcext:value-type="float">
            <text:p>0</text:p>
          </table:table-cell>
          <table:table-cell table:formula="of:=SUBSTITUTE([.A892] ;&quot;F&quot;;&quot;0&quot;)" office:value-type="string" office:string-value="00BB000LLL" calcext:value-type="string">
            <text:p>00BB000LLL</text:p>
          </table:table-cell>
          <table:table-cell table:formula="of:=SUBSTITUTE([.D892];&quot;B&quot;;&quot;1&quot;)" office:value-type="string" office:string-value="0011000LLL" calcext:value-type="string">
            <text:p>0011000LLL</text:p>
          </table:table-cell>
          <table:table-cell table:formula="of:=SUBSTITUTE([.E892];&quot;L&quot;;&quot;0&quot;)" office:value-type="string" office:string-value="0011000000" calcext:value-type="string">
            <text:p>0011000000</text:p>
          </table:table-cell>
          <table:table-cell table:formula="of:=SUBSTITUTE([.F892];&quot;R&quot;;&quot;1&quot;)" office:value-type="string" office:string-value="0011000000" calcext:value-type="string">
            <text:p>0011000000</text:p>
          </table:table-cell>
          <table:table-cell table:formula="of:=MID([.G892];1;7)" office:value-type="string" office:string-value="0011000" calcext:value-type="string">
            <text:p>0011000</text:p>
          </table:table-cell>
          <table:table-cell table:formula="of:=MID([.G892];8;3)" office:value-type="string" office:string-value="000" calcext:value-type="string">
            <text:p>000</text:p>
          </table:table-cell>
          <table:table-cell table:formula="of:=BIN2DEC([.H892]) * 8" office:value-type="float" office:value="192" calcext:value-type="float">
            <text:p>192</text:p>
          </table:table-cell>
          <table:table-cell table:formula="of:=BIN2DEC([.I892])" office:value-type="float" office:value="0" calcext:value-type="float">
            <text:p>0</text:p>
          </table:table-cell>
          <table:table-cell table:formula="of:=[.J892]+[.K892]" office:value-type="float" office:value="192" calcext:value-type="float">
            <text:p>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FLLR</text:p>
          </table:table-cell>
          <table:table-cell table:formula="of:=BIN2DEC([.H893])" office:value-type="float" office:value="86" calcext:value-type="float">
            <text:p>86</text:p>
          </table:table-cell>
          <table:table-cell table:formula="of:=BIN2DEC([.I893])" office:value-type="float" office:value="1" calcext:value-type="float">
            <text:p>1</text:p>
          </table:table-cell>
          <table:table-cell table:formula="of:=SUBSTITUTE([.A893] ;&quot;F&quot;;&quot;0&quot;)" office:value-type="string" office:string-value="B0B0BB0LLR" calcext:value-type="string">
            <text:p>B0B0BB0LLR</text:p>
          </table:table-cell>
          <table:table-cell table:formula="of:=SUBSTITUTE([.D893];&quot;B&quot;;&quot;1&quot;)" office:value-type="string" office:string-value="1010110LLR" calcext:value-type="string">
            <text:p>1010110LLR</text:p>
          </table:table-cell>
          <table:table-cell table:formula="of:=SUBSTITUTE([.E893];&quot;L&quot;;&quot;0&quot;)" office:value-type="string" office:string-value="101011000R" calcext:value-type="string">
            <text:p>101011000R</text:p>
          </table:table-cell>
          <table:table-cell table:formula="of:=SUBSTITUTE([.F893];&quot;R&quot;;&quot;1&quot;)" office:value-type="string" office:string-value="1010110001" calcext:value-type="string">
            <text:p>1010110001</text:p>
          </table:table-cell>
          <table:table-cell table:formula="of:=MID([.G893];1;7)" office:value-type="string" office:string-value="1010110" calcext:value-type="string">
            <text:p>1010110</text:p>
          </table:table-cell>
          <table:table-cell table:formula="of:=MID([.G893];8;3)" office:value-type="string" office:string-value="001" calcext:value-type="string">
            <text:p>001</text:p>
          </table:table-cell>
          <table:table-cell table:formula="of:=BIN2DEC([.H893]) * 8" office:value-type="float" office:value="688" calcext:value-type="float">
            <text:p>688</text:p>
          </table:table-cell>
          <table:table-cell table:formula="of:=BIN2DEC([.I893])" office:value-type="float" office:value="1" calcext:value-type="float">
            <text:p>1</text:p>
          </table:table-cell>
          <table:table-cell table:formula="of:=[.J893]+[.K893]" office:value-type="float" office:value="689" calcext:value-type="float">
            <text:p>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BLLL</text:p>
          </table:table-cell>
          <table:table-cell table:formula="of:=BIN2DEC([.H894])" office:value-type="float" office:value="59" calcext:value-type="float">
            <text:p>59</text:p>
          </table:table-cell>
          <table:table-cell table:formula="of:=BIN2DEC([.I894])" office:value-type="float" office:value="0" calcext:value-type="float">
            <text:p>0</text:p>
          </table:table-cell>
          <table:table-cell table:formula="of:=SUBSTITUTE([.A894] ;&quot;F&quot;;&quot;0&quot;)" office:value-type="string" office:string-value="0BBB0BBLLL" calcext:value-type="string">
            <text:p>0BBB0BBLLL</text:p>
          </table:table-cell>
          <table:table-cell table:formula="of:=SUBSTITUTE([.D894];&quot;B&quot;;&quot;1&quot;)" office:value-type="string" office:string-value="0111011LLL" calcext:value-type="string">
            <text:p>0111011LLL</text:p>
          </table:table-cell>
          <table:table-cell table:formula="of:=SUBSTITUTE([.E894];&quot;L&quot;;&quot;0&quot;)" office:value-type="string" office:string-value="0111011000" calcext:value-type="string">
            <text:p>0111011000</text:p>
          </table:table-cell>
          <table:table-cell table:formula="of:=SUBSTITUTE([.F894];&quot;R&quot;;&quot;1&quot;)" office:value-type="string" office:string-value="0111011000" calcext:value-type="string">
            <text:p>0111011000</text:p>
          </table:table-cell>
          <table:table-cell table:formula="of:=MID([.G894];1;7)" office:value-type="string" office:string-value="0111011" calcext:value-type="string">
            <text:p>0111011</text:p>
          </table:table-cell>
          <table:table-cell table:formula="of:=MID([.G894];8;3)" office:value-type="string" office:string-value="000" calcext:value-type="string">
            <text:p>000</text:p>
          </table:table-cell>
          <table:table-cell table:formula="of:=BIN2DEC([.H894]) * 8" office:value-type="float" office:value="472" calcext:value-type="float">
            <text:p>472</text:p>
          </table:table-cell>
          <table:table-cell table:formula="of:=BIN2DEC([.I894])" office:value-type="float" office:value="0" calcext:value-type="float">
            <text:p>0</text:p>
          </table:table-cell>
          <table:table-cell table:formula="of:=[.J894]+[.K894]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FLRR</text:p>
          </table:table-cell>
          <table:table-cell table:formula="of:=BIN2DEC([.H895])" office:value-type="float" office:value="102" calcext:value-type="float">
            <text:p>102</text:p>
          </table:table-cell>
          <table:table-cell table:formula="of:=BIN2DEC([.I895])" office:value-type="float" office:value="3" calcext:value-type="float">
            <text:p>3</text:p>
          </table:table-cell>
          <table:table-cell table:formula="of:=SUBSTITUTE([.A895] ;&quot;F&quot;;&quot;0&quot;)" office:value-type="string" office:string-value="BB00BB0LRR" calcext:value-type="string">
            <text:p>BB00BB0LRR</text:p>
          </table:table-cell>
          <table:table-cell table:formula="of:=SUBSTITUTE([.D895];&quot;B&quot;;&quot;1&quot;)" office:value-type="string" office:string-value="1100110LRR" calcext:value-type="string">
            <text:p>1100110LRR</text:p>
          </table:table-cell>
          <table:table-cell table:formula="of:=SUBSTITUTE([.E895];&quot;L&quot;;&quot;0&quot;)" office:value-type="string" office:string-value="11001100RR" calcext:value-type="string">
            <text:p>11001100RR</text:p>
          </table:table-cell>
          <table:table-cell table:formula="of:=SUBSTITUTE([.F895];&quot;R&quot;;&quot;1&quot;)" office:value-type="string" office:string-value="1100110011" calcext:value-type="string">
            <text:p>1100110011</text:p>
          </table:table-cell>
          <table:table-cell table:formula="of:=MID([.G895];1;7)" office:value-type="string" office:string-value="1100110" calcext:value-type="string">
            <text:p>1100110</text:p>
          </table:table-cell>
          <table:table-cell table:formula="of:=MID([.G895];8;3)" office:value-type="string" office:string-value="011" calcext:value-type="string">
            <text:p>011</text:p>
          </table:table-cell>
          <table:table-cell table:formula="of:=BIN2DEC([.H895]) * 8" office:value-type="float" office:value="816" calcext:value-type="float">
            <text:p>816</text:p>
          </table:table-cell>
          <table:table-cell table:formula="of:=BIN2DEC([.I895])" office:value-type="float" office:value="3" calcext:value-type="float">
            <text:p>3</text:p>
          </table:table-cell>
          <table:table-cell table:formula="of:=[.J895]+[.K895]" office:value-type="float" office:value="819" calcext:value-type="float">
            <text:p>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FRRL</text:p>
          </table:table-cell>
          <table:table-cell table:formula="of:=BIN2DEC([.H896])" office:value-type="float" office:value="32" calcext:value-type="float">
            <text:p>32</text:p>
          </table:table-cell>
          <table:table-cell table:formula="of:=BIN2DEC([.I896])" office:value-type="float" office:value="6" calcext:value-type="float">
            <text:p>6</text:p>
          </table:table-cell>
          <table:table-cell table:formula="of:=SUBSTITUTE([.A896] ;&quot;F&quot;;&quot;0&quot;)" office:value-type="string" office:string-value="0B00000RRL" calcext:value-type="string">
            <text:p>0B00000RRL</text:p>
          </table:table-cell>
          <table:table-cell table:formula="of:=SUBSTITUTE([.D896];&quot;B&quot;;&quot;1&quot;)" office:value-type="string" office:string-value="0100000RRL" calcext:value-type="string">
            <text:p>0100000RRL</text:p>
          </table:table-cell>
          <table:table-cell table:formula="of:=SUBSTITUTE([.E896];&quot;L&quot;;&quot;0&quot;)" office:value-type="string" office:string-value="0100000RR0" calcext:value-type="string">
            <text:p>0100000RR0</text:p>
          </table:table-cell>
          <table:table-cell table:formula="of:=SUBSTITUTE([.F896];&quot;R&quot;;&quot;1&quot;)" office:value-type="string" office:string-value="0100000110" calcext:value-type="string">
            <text:p>0100000110</text:p>
          </table:table-cell>
          <table:table-cell table:formula="of:=MID([.G896];1;7)" office:value-type="string" office:string-value="0100000" calcext:value-type="string">
            <text:p>0100000</text:p>
          </table:table-cell>
          <table:table-cell table:formula="of:=MID([.G896];8;3)" office:value-type="string" office:string-value="110" calcext:value-type="string">
            <text:p>110</text:p>
          </table:table-cell>
          <table:table-cell table:formula="of:=BIN2DEC([.H896]) * 8" office:value-type="float" office:value="256" calcext:value-type="float">
            <text:p>256</text:p>
          </table:table-cell>
          <table:table-cell table:formula="of:=BIN2DEC([.I896])" office:value-type="float" office:value="6" calcext:value-type="float">
            <text:p>6</text:p>
          </table:table-cell>
          <table:table-cell table:formula="of:=[.J896]+[.K896]" office:value-type="float" office:value="262" calcext:value-type="float">
            <text:p>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BLLR</text:p>
          </table:table-cell>
          <table:table-cell table:formula="of:=BIN2DEC([.H897])" office:value-type="float" office:value="83" calcext:value-type="float">
            <text:p>83</text:p>
          </table:table-cell>
          <table:table-cell table:formula="of:=BIN2DEC([.I897])" office:value-type="float" office:value="1" calcext:value-type="float">
            <text:p>1</text:p>
          </table:table-cell>
          <table:table-cell table:formula="of:=SUBSTITUTE([.A897] ;&quot;F&quot;;&quot;0&quot;)" office:value-type="string" office:string-value="B0B00BBLLR" calcext:value-type="string">
            <text:p>B0B00BBLLR</text:p>
          </table:table-cell>
          <table:table-cell table:formula="of:=SUBSTITUTE([.D897];&quot;B&quot;;&quot;1&quot;)" office:value-type="string" office:string-value="1010011LLR" calcext:value-type="string">
            <text:p>1010011LLR</text:p>
          </table:table-cell>
          <table:table-cell table:formula="of:=SUBSTITUTE([.E897];&quot;L&quot;;&quot;0&quot;)" office:value-type="string" office:string-value="101001100R" calcext:value-type="string">
            <text:p>101001100R</text:p>
          </table:table-cell>
          <table:table-cell table:formula="of:=SUBSTITUTE([.F897];&quot;R&quot;;&quot;1&quot;)" office:value-type="string" office:string-value="1010011001" calcext:value-type="string">
            <text:p>1010011001</text:p>
          </table:table-cell>
          <table:table-cell table:formula="of:=MID([.G897];1;7)" office:value-type="string" office:string-value="1010011" calcext:value-type="string">
            <text:p>1010011</text:p>
          </table:table-cell>
          <table:table-cell table:formula="of:=MID([.G897];8;3)" office:value-type="string" office:string-value="001" calcext:value-type="string">
            <text:p>001</text:p>
          </table:table-cell>
          <table:table-cell table:formula="of:=BIN2DEC([.H897]) * 8" office:value-type="float" office:value="664" calcext:value-type="float">
            <text:p>664</text:p>
          </table:table-cell>
          <table:table-cell table:formula="of:=BIN2DEC([.I897])" office:value-type="float" office:value="1" calcext:value-type="float">
            <text:p>1</text:p>
          </table:table-cell>
          <table:table-cell table:formula="of:=[.J897]+[.K897]" office:value-type="float" office:value="665" calcext:value-type="float">
            <text:p>6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BLLR</text:p>
          </table:table-cell>
          <table:table-cell table:formula="of:=BIN2DEC([.H898])" office:value-type="float" office:value="51" calcext:value-type="float">
            <text:p>51</text:p>
          </table:table-cell>
          <table:table-cell table:formula="of:=BIN2DEC([.I898])" office:value-type="float" office:value="1" calcext:value-type="float">
            <text:p>1</text:p>
          </table:table-cell>
          <table:table-cell table:formula="of:=SUBSTITUTE([.A898] ;&quot;F&quot;;&quot;0&quot;)" office:value-type="string" office:string-value="0BB00BBLLR" calcext:value-type="string">
            <text:p>0BB00BBLLR</text:p>
          </table:table-cell>
          <table:table-cell table:formula="of:=SUBSTITUTE([.D898];&quot;B&quot;;&quot;1&quot;)" office:value-type="string" office:string-value="0110011LLR" calcext:value-type="string">
            <text:p>0110011LLR</text:p>
          </table:table-cell>
          <table:table-cell table:formula="of:=SUBSTITUTE([.E898];&quot;L&quot;;&quot;0&quot;)" office:value-type="string" office:string-value="011001100R" calcext:value-type="string">
            <text:p>011001100R</text:p>
          </table:table-cell>
          <table:table-cell table:formula="of:=SUBSTITUTE([.F898];&quot;R&quot;;&quot;1&quot;)" office:value-type="string" office:string-value="0110011001" calcext:value-type="string">
            <text:p>0110011001</text:p>
          </table:table-cell>
          <table:table-cell table:formula="of:=MID([.G898];1;7)" office:value-type="string" office:string-value="0110011" calcext:value-type="string">
            <text:p>0110011</text:p>
          </table:table-cell>
          <table:table-cell table:formula="of:=MID([.G898];8;3)" office:value-type="string" office:string-value="001" calcext:value-type="string">
            <text:p>001</text:p>
          </table:table-cell>
          <table:table-cell table:formula="of:=BIN2DEC([.H898]) * 8" office:value-type="float" office:value="408" calcext:value-type="float">
            <text:p>408</text:p>
          </table:table-cell>
          <table:table-cell table:formula="of:=BIN2DEC([.I898])" office:value-type="float" office:value="1" calcext:value-type="float">
            <text:p>1</text:p>
          </table:table-cell>
          <table:table-cell table:formula="of:=[.J898]+[.K898]" office:value-type="float" office:value="409" calcext:value-type="float">
            <text:p>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FBRLR</text:p>
          </table:table-cell>
          <table:table-cell table:formula="of:=BIN2DEC([.H899])" office:value-type="float" office:value="117" calcext:value-type="float">
            <text:p>117</text:p>
          </table:table-cell>
          <table:table-cell table:formula="of:=BIN2DEC([.I899])" office:value-type="float" office:value="5" calcext:value-type="float">
            <text:p>5</text:p>
          </table:table-cell>
          <table:table-cell table:formula="of:=SUBSTITUTE([.A899] ;&quot;F&quot;;&quot;0&quot;)" office:value-type="string" office:string-value="BBB0B0BRLR" calcext:value-type="string">
            <text:p>BBB0B0BRLR</text:p>
          </table:table-cell>
          <table:table-cell table:formula="of:=SUBSTITUTE([.D899];&quot;B&quot;;&quot;1&quot;)" office:value-type="string" office:string-value="1110101RLR" calcext:value-type="string">
            <text:p>1110101RLR</text:p>
          </table:table-cell>
          <table:table-cell table:formula="of:=SUBSTITUTE([.E899];&quot;L&quot;;&quot;0&quot;)" office:value-type="string" office:string-value="1110101R0R" calcext:value-type="string">
            <text:p>1110101R0R</text:p>
          </table:table-cell>
          <table:table-cell table:formula="of:=SUBSTITUTE([.F899];&quot;R&quot;;&quot;1&quot;)" office:value-type="string" office:string-value="1110101101" calcext:value-type="string">
            <text:p>1110101101</text:p>
          </table:table-cell>
          <table:table-cell table:formula="of:=MID([.G899];1;7)" office:value-type="string" office:string-value="1110101" calcext:value-type="string">
            <text:p>1110101</text:p>
          </table:table-cell>
          <table:table-cell table:formula="of:=MID([.G899];8;3)" office:value-type="string" office:string-value="101" calcext:value-type="string">
            <text:p>101</text:p>
          </table:table-cell>
          <table:table-cell table:formula="of:=BIN2DEC([.H899]) * 8" office:value-type="float" office:value="936" calcext:value-type="float">
            <text:p>936</text:p>
          </table:table-cell>
          <table:table-cell table:formula="of:=BIN2DEC([.I899])" office:value-type="float" office:value="5" calcext:value-type="float">
            <text:p>5</text:p>
          </table:table-cell>
          <table:table-cell table:formula="of:=[.J899]+[.K899]" office:value-type="float" office:value="941" calcext:value-type="float">
            <text:p>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FFLRR</text:p>
          </table:table-cell>
          <table:table-cell table:formula="of:=BIN2DEC([.H900])" office:value-type="float" office:value="64" calcext:value-type="float">
            <text:p>64</text:p>
          </table:table-cell>
          <table:table-cell table:formula="of:=BIN2DEC([.I900])" office:value-type="float" office:value="3" calcext:value-type="float">
            <text:p>3</text:p>
          </table:table-cell>
          <table:table-cell table:formula="of:=SUBSTITUTE([.A900] ;&quot;F&quot;;&quot;0&quot;)" office:value-type="string" office:string-value="B000000LRR" calcext:value-type="string">
            <text:p>B000000LRR</text:p>
          </table:table-cell>
          <table:table-cell table:formula="of:=SUBSTITUTE([.D900];&quot;B&quot;;&quot;1&quot;)" office:value-type="string" office:string-value="1000000LRR" calcext:value-type="string">
            <text:p>1000000LRR</text:p>
          </table:table-cell>
          <table:table-cell table:formula="of:=SUBSTITUTE([.E900];&quot;L&quot;;&quot;0&quot;)" office:value-type="string" office:string-value="10000000RR" calcext:value-type="string">
            <text:p>10000000RR</text:p>
          </table:table-cell>
          <table:table-cell table:formula="of:=SUBSTITUTE([.F900];&quot;R&quot;;&quot;1&quot;)" office:value-type="string" office:string-value="1000000011" calcext:value-type="string">
            <text:p>1000000011</text:p>
          </table:table-cell>
          <table:table-cell table:formula="of:=MID([.G900];1;7)" office:value-type="string" office:string-value="1000000" calcext:value-type="string">
            <text:p>1000000</text:p>
          </table:table-cell>
          <table:table-cell table:formula="of:=MID([.G900];8;3)" office:value-type="string" office:string-value="011" calcext:value-type="string">
            <text:p>011</text:p>
          </table:table-cell>
          <table:table-cell table:formula="of:=BIN2DEC([.H900]) * 8" office:value-type="float" office:value="512" calcext:value-type="float">
            <text:p>512</text:p>
          </table:table-cell>
          <table:table-cell table:formula="of:=BIN2DEC([.I900])" office:value-type="float" office:value="3" calcext:value-type="float">
            <text:p>3</text:p>
          </table:table-cell>
          <table:table-cell table:formula="of:=[.J900]+[.K900]" office:value-type="float" office:value="515" calcext:value-type="float">
            <text:p>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BRLR</text:p>
          </table:table-cell>
          <table:table-cell table:formula="of:=BIN2DEC([.H901])" office:value-type="float" office:value="101" calcext:value-type="float">
            <text:p>101</text:p>
          </table:table-cell>
          <table:table-cell table:formula="of:=BIN2DEC([.I901])" office:value-type="float" office:value="5" calcext:value-type="float">
            <text:p>5</text:p>
          </table:table-cell>
          <table:table-cell table:formula="of:=SUBSTITUTE([.A901] ;&quot;F&quot;;&quot;0&quot;)" office:value-type="string" office:string-value="BB00B0BRLR" calcext:value-type="string">
            <text:p>BB00B0BRLR</text:p>
          </table:table-cell>
          <table:table-cell table:formula="of:=SUBSTITUTE([.D901];&quot;B&quot;;&quot;1&quot;)" office:value-type="string" office:string-value="1100101RLR" calcext:value-type="string">
            <text:p>1100101RLR</text:p>
          </table:table-cell>
          <table:table-cell table:formula="of:=SUBSTITUTE([.E901];&quot;L&quot;;&quot;0&quot;)" office:value-type="string" office:string-value="1100101R0R" calcext:value-type="string">
            <text:p>1100101R0R</text:p>
          </table:table-cell>
          <table:table-cell table:formula="of:=SUBSTITUTE([.F901];&quot;R&quot;;&quot;1&quot;)" office:value-type="string" office:string-value="1100101101" calcext:value-type="string">
            <text:p>1100101101</text:p>
          </table:table-cell>
          <table:table-cell table:formula="of:=MID([.G901];1;7)" office:value-type="string" office:string-value="1100101" calcext:value-type="string">
            <text:p>1100101</text:p>
          </table:table-cell>
          <table:table-cell table:formula="of:=MID([.G901];8;3)" office:value-type="string" office:string-value="101" calcext:value-type="string">
            <text:p>101</text:p>
          </table:table-cell>
          <table:table-cell table:formula="of:=BIN2DEC([.H901]) * 8" office:value-type="float" office:value="808" calcext:value-type="float">
            <text:p>808</text:p>
          </table:table-cell>
          <table:table-cell table:formula="of:=BIN2DEC([.I901])" office:value-type="float" office:value="5" calcext:value-type="float">
            <text:p>5</text:p>
          </table:table-cell>
          <table:table-cell table:formula="of:=[.J901]+[.K901]" office:value-type="float" office:value="813" calcext:value-type="float">
            <text:p>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BRRL</text:p>
          </table:table-cell>
          <table:table-cell table:formula="of:=BIN2DEC([.H902])" office:value-type="float" office:value="51" calcext:value-type="float">
            <text:p>51</text:p>
          </table:table-cell>
          <table:table-cell table:formula="of:=BIN2DEC([.I902])" office:value-type="float" office:value="6" calcext:value-type="float">
            <text:p>6</text:p>
          </table:table-cell>
          <table:table-cell table:formula="of:=SUBSTITUTE([.A902] ;&quot;F&quot;;&quot;0&quot;)" office:value-type="string" office:string-value="0BB00BBRRL" calcext:value-type="string">
            <text:p>0BB00BBRRL</text:p>
          </table:table-cell>
          <table:table-cell table:formula="of:=SUBSTITUTE([.D902];&quot;B&quot;;&quot;1&quot;)" office:value-type="string" office:string-value="0110011RRL" calcext:value-type="string">
            <text:p>0110011RRL</text:p>
          </table:table-cell>
          <table:table-cell table:formula="of:=SUBSTITUTE([.E902];&quot;L&quot;;&quot;0&quot;)" office:value-type="string" office:string-value="0110011RR0" calcext:value-type="string">
            <text:p>0110011RR0</text:p>
          </table:table-cell>
          <table:table-cell table:formula="of:=SUBSTITUTE([.F902];&quot;R&quot;;&quot;1&quot;)" office:value-type="string" office:string-value="0110011110" calcext:value-type="string">
            <text:p>0110011110</text:p>
          </table:table-cell>
          <table:table-cell table:formula="of:=MID([.G902];1;7)" office:value-type="string" office:string-value="0110011" calcext:value-type="string">
            <text:p>0110011</text:p>
          </table:table-cell>
          <table:table-cell table:formula="of:=MID([.G902];8;3)" office:value-type="string" office:string-value="110" calcext:value-type="string">
            <text:p>110</text:p>
          </table:table-cell>
          <table:table-cell table:formula="of:=BIN2DEC([.H902]) * 8" office:value-type="float" office:value="408" calcext:value-type="float">
            <text:p>408</text:p>
          </table:table-cell>
          <table:table-cell table:formula="of:=BIN2DEC([.I902])" office:value-type="float" office:value="6" calcext:value-type="float">
            <text:p>6</text:p>
          </table:table-cell>
          <table:table-cell table:formula="of:=[.J902]+[.K902]" office:value-type="float" office:value="414" calcext:value-type="float">
            <text:p>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FBBLLR</text:p>
          </table:table-cell>
          <table:table-cell table:formula="of:=BIN2DEC([.H903])" office:value-type="float" office:value="67" calcext:value-type="float">
            <text:p>67</text:p>
          </table:table-cell>
          <table:table-cell table:formula="of:=BIN2DEC([.I903])" office:value-type="float" office:value="1" calcext:value-type="float">
            <text:p>1</text:p>
          </table:table-cell>
          <table:table-cell table:formula="of:=SUBSTITUTE([.A903] ;&quot;F&quot;;&quot;0&quot;)" office:value-type="string" office:string-value="B0000BBLLR" calcext:value-type="string">
            <text:p>B0000BBLLR</text:p>
          </table:table-cell>
          <table:table-cell table:formula="of:=SUBSTITUTE([.D903];&quot;B&quot;;&quot;1&quot;)" office:value-type="string" office:string-value="1000011LLR" calcext:value-type="string">
            <text:p>1000011LLR</text:p>
          </table:table-cell>
          <table:table-cell table:formula="of:=SUBSTITUTE([.E903];&quot;L&quot;;&quot;0&quot;)" office:value-type="string" office:string-value="100001100R" calcext:value-type="string">
            <text:p>100001100R</text:p>
          </table:table-cell>
          <table:table-cell table:formula="of:=SUBSTITUTE([.F903];&quot;R&quot;;&quot;1&quot;)" office:value-type="string" office:string-value="1000011001" calcext:value-type="string">
            <text:p>1000011001</text:p>
          </table:table-cell>
          <table:table-cell table:formula="of:=MID([.G903];1;7)" office:value-type="string" office:string-value="1000011" calcext:value-type="string">
            <text:p>1000011</text:p>
          </table:table-cell>
          <table:table-cell table:formula="of:=MID([.G903];8;3)" office:value-type="string" office:string-value="001" calcext:value-type="string">
            <text:p>001</text:p>
          </table:table-cell>
          <table:table-cell table:formula="of:=BIN2DEC([.H903]) * 8" office:value-type="float" office:value="536" calcext:value-type="float">
            <text:p>536</text:p>
          </table:table-cell>
          <table:table-cell table:formula="of:=BIN2DEC([.I903])" office:value-type="float" office:value="1" calcext:value-type="float">
            <text:p>1</text:p>
          </table:table-cell>
          <table:table-cell table:formula="of:=[.J903]+[.K903]" office:value-type="float" office:value="537" calcext:value-type="float">
            <text:p>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BFBRLR</text:p>
          </table:table-cell>
          <table:table-cell table:formula="of:=BIN2DEC([.H904])" office:value-type="float" office:value="109" calcext:value-type="float">
            <text:p>109</text:p>
          </table:table-cell>
          <table:table-cell table:formula="of:=BIN2DEC([.I904])" office:value-type="float" office:value="5" calcext:value-type="float">
            <text:p>5</text:p>
          </table:table-cell>
          <table:table-cell table:formula="of:=SUBSTITUTE([.A904] ;&quot;F&quot;;&quot;0&quot;)" office:value-type="string" office:string-value="BB0BB0BRLR" calcext:value-type="string">
            <text:p>BB0BB0BRLR</text:p>
          </table:table-cell>
          <table:table-cell table:formula="of:=SUBSTITUTE([.D904];&quot;B&quot;;&quot;1&quot;)" office:value-type="string" office:string-value="1101101RLR" calcext:value-type="string">
            <text:p>1101101RLR</text:p>
          </table:table-cell>
          <table:table-cell table:formula="of:=SUBSTITUTE([.E904];&quot;L&quot;;&quot;0&quot;)" office:value-type="string" office:string-value="1101101R0R" calcext:value-type="string">
            <text:p>1101101R0R</text:p>
          </table:table-cell>
          <table:table-cell table:formula="of:=SUBSTITUTE([.F904];&quot;R&quot;;&quot;1&quot;)" office:value-type="string" office:string-value="1101101101" calcext:value-type="string">
            <text:p>1101101101</text:p>
          </table:table-cell>
          <table:table-cell table:formula="of:=MID([.G904];1;7)" office:value-type="string" office:string-value="1101101" calcext:value-type="string">
            <text:p>1101101</text:p>
          </table:table-cell>
          <table:table-cell table:formula="of:=MID([.G904];8;3)" office:value-type="string" office:string-value="101" calcext:value-type="string">
            <text:p>101</text:p>
          </table:table-cell>
          <table:table-cell table:formula="of:=BIN2DEC([.H904]) * 8" office:value-type="float" office:value="872" calcext:value-type="float">
            <text:p>872</text:p>
          </table:table-cell>
          <table:table-cell table:formula="of:=BIN2DEC([.I904])" office:value-type="float" office:value="5" calcext:value-type="float">
            <text:p>5</text:p>
          </table:table-cell>
          <table:table-cell table:formula="of:=[.J904]+[.K904]" office:value-type="float" office:value="877" calcext:value-type="float">
            <text:p>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FRRL</text:p>
          </table:table-cell>
          <table:table-cell table:formula="of:=BIN2DEC([.H905])" office:value-type="float" office:value="30" calcext:value-type="float">
            <text:p>30</text:p>
          </table:table-cell>
          <table:table-cell table:formula="of:=BIN2DEC([.I905])" office:value-type="float" office:value="6" calcext:value-type="float">
            <text:p>6</text:p>
          </table:table-cell>
          <table:table-cell table:formula="of:=SUBSTITUTE([.A905] ;&quot;F&quot;;&quot;0&quot;)" office:value-type="string" office:string-value="00BBBB0RRL" calcext:value-type="string">
            <text:p>00BBBB0RRL</text:p>
          </table:table-cell>
          <table:table-cell table:formula="of:=SUBSTITUTE([.D905];&quot;B&quot;;&quot;1&quot;)" office:value-type="string" office:string-value="0011110RRL" calcext:value-type="string">
            <text:p>0011110RRL</text:p>
          </table:table-cell>
          <table:table-cell table:formula="of:=SUBSTITUTE([.E905];&quot;L&quot;;&quot;0&quot;)" office:value-type="string" office:string-value="0011110RR0" calcext:value-type="string">
            <text:p>0011110RR0</text:p>
          </table:table-cell>
          <table:table-cell table:formula="of:=SUBSTITUTE([.F905];&quot;R&quot;;&quot;1&quot;)" office:value-type="string" office:string-value="0011110110" calcext:value-type="string">
            <text:p>0011110110</text:p>
          </table:table-cell>
          <table:table-cell table:formula="of:=MID([.G905];1;7)" office:value-type="string" office:string-value="0011110" calcext:value-type="string">
            <text:p>0011110</text:p>
          </table:table-cell>
          <table:table-cell table:formula="of:=MID([.G905];8;3)" office:value-type="string" office:string-value="110" calcext:value-type="string">
            <text:p>110</text:p>
          </table:table-cell>
          <table:table-cell table:formula="of:=BIN2DEC([.H905]) * 8" office:value-type="float" office:value="240" calcext:value-type="float">
            <text:p>240</text:p>
          </table:table-cell>
          <table:table-cell table:formula="of:=BIN2DEC([.I905])" office:value-type="float" office:value="6" calcext:value-type="float">
            <text:p>6</text:p>
          </table:table-cell>
          <table:table-cell table:formula="of:=[.J905]+[.K905]" office:value-type="float" office:value="246" calcext:value-type="float">
            <text:p>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BLLR</text:p>
          </table:table-cell>
          <table:table-cell table:formula="of:=BIN2DEC([.H906])" office:value-type="float" office:value="79" calcext:value-type="float">
            <text:p>79</text:p>
          </table:table-cell>
          <table:table-cell table:formula="of:=BIN2DEC([.I906])" office:value-type="float" office:value="1" calcext:value-type="float">
            <text:p>1</text:p>
          </table:table-cell>
          <table:table-cell table:formula="of:=SUBSTITUTE([.A906] ;&quot;F&quot;;&quot;0&quot;)" office:value-type="string" office:string-value="B00BBBBLLR" calcext:value-type="string">
            <text:p>B00BBBBLLR</text:p>
          </table:table-cell>
          <table:table-cell table:formula="of:=SUBSTITUTE([.D906];&quot;B&quot;;&quot;1&quot;)" office:value-type="string" office:string-value="1001111LLR" calcext:value-type="string">
            <text:p>1001111LLR</text:p>
          </table:table-cell>
          <table:table-cell table:formula="of:=SUBSTITUTE([.E906];&quot;L&quot;;&quot;0&quot;)" office:value-type="string" office:string-value="100111100R" calcext:value-type="string">
            <text:p>100111100R</text:p>
          </table:table-cell>
          <table:table-cell table:formula="of:=SUBSTITUTE([.F906];&quot;R&quot;;&quot;1&quot;)" office:value-type="string" office:string-value="1001111001" calcext:value-type="string">
            <text:p>1001111001</text:p>
          </table:table-cell>
          <table:table-cell table:formula="of:=MID([.G906];1;7)" office:value-type="string" office:string-value="1001111" calcext:value-type="string">
            <text:p>1001111</text:p>
          </table:table-cell>
          <table:table-cell table:formula="of:=MID([.G906];8;3)" office:value-type="string" office:string-value="001" calcext:value-type="string">
            <text:p>001</text:p>
          </table:table-cell>
          <table:table-cell table:formula="of:=BIN2DEC([.H906]) * 8" office:value-type="float" office:value="632" calcext:value-type="float">
            <text:p>632</text:p>
          </table:table-cell>
          <table:table-cell table:formula="of:=BIN2DEC([.I906])" office:value-type="float" office:value="1" calcext:value-type="float">
            <text:p>1</text:p>
          </table:table-cell>
          <table:table-cell table:formula="of:=[.J906]+[.K906]" office:value-type="float" office:value="633" calcext:value-type="float">
            <text:p>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BLRL</text:p>
          </table:table-cell>
          <table:table-cell table:formula="of:=BIN2DEC([.H907])" office:value-type="float" office:value="27" calcext:value-type="float">
            <text:p>27</text:p>
          </table:table-cell>
          <table:table-cell table:formula="of:=BIN2DEC([.I907])" office:value-type="float" office:value="2" calcext:value-type="float">
            <text:p>2</text:p>
          </table:table-cell>
          <table:table-cell table:formula="of:=SUBSTITUTE([.A907] ;&quot;F&quot;;&quot;0&quot;)" office:value-type="string" office:string-value="00BB0BBLRL" calcext:value-type="string">
            <text:p>00BB0BBLRL</text:p>
          </table:table-cell>
          <table:table-cell table:formula="of:=SUBSTITUTE([.D907];&quot;B&quot;;&quot;1&quot;)" office:value-type="string" office:string-value="0011011LRL" calcext:value-type="string">
            <text:p>0011011LRL</text:p>
          </table:table-cell>
          <table:table-cell table:formula="of:=SUBSTITUTE([.E907];&quot;L&quot;;&quot;0&quot;)" office:value-type="string" office:string-value="00110110R0" calcext:value-type="string">
            <text:p>00110110R0</text:p>
          </table:table-cell>
          <table:table-cell table:formula="of:=SUBSTITUTE([.F907];&quot;R&quot;;&quot;1&quot;)" office:value-type="string" office:string-value="0011011010" calcext:value-type="string">
            <text:p>0011011010</text:p>
          </table:table-cell>
          <table:table-cell table:formula="of:=MID([.G907];1;7)" office:value-type="string" office:string-value="0011011" calcext:value-type="string">
            <text:p>0011011</text:p>
          </table:table-cell>
          <table:table-cell table:formula="of:=MID([.G907];8;3)" office:value-type="string" office:string-value="010" calcext:value-type="string">
            <text:p>010</text:p>
          </table:table-cell>
          <table:table-cell table:formula="of:=BIN2DEC([.H907]) * 8" office:value-type="float" office:value="216" calcext:value-type="float">
            <text:p>216</text:p>
          </table:table-cell>
          <table:table-cell table:formula="of:=BIN2DEC([.I907])" office:value-type="float" office:value="2" calcext:value-type="float">
            <text:p>2</text:p>
          </table:table-cell>
          <table:table-cell table:formula="of:=[.J907]+[.K907]" office:value-type="float" office:value="218" calcext:value-type="float">
            <text:p>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FRLL</text:p>
          </table:table-cell>
          <table:table-cell table:formula="of:=BIN2DEC([.H908])" office:value-type="float" office:value="80" calcext:value-type="float">
            <text:p>80</text:p>
          </table:table-cell>
          <table:table-cell table:formula="of:=BIN2DEC([.I908])" office:value-type="float" office:value="4" calcext:value-type="float">
            <text:p>4</text:p>
          </table:table-cell>
          <table:table-cell table:formula="of:=SUBSTITUTE([.A908] ;&quot;F&quot;;&quot;0&quot;)" office:value-type="string" office:string-value="B0B0000RLL" calcext:value-type="string">
            <text:p>B0B0000RLL</text:p>
          </table:table-cell>
          <table:table-cell table:formula="of:=SUBSTITUTE([.D908];&quot;B&quot;;&quot;1&quot;)" office:value-type="string" office:string-value="1010000RLL" calcext:value-type="string">
            <text:p>1010000RLL</text:p>
          </table:table-cell>
          <table:table-cell table:formula="of:=SUBSTITUTE([.E908];&quot;L&quot;;&quot;0&quot;)" office:value-type="string" office:string-value="1010000R00" calcext:value-type="string">
            <text:p>1010000R00</text:p>
          </table:table-cell>
          <table:table-cell table:formula="of:=SUBSTITUTE([.F908];&quot;R&quot;;&quot;1&quot;)" office:value-type="string" office:string-value="1010000100" calcext:value-type="string">
            <text:p>1010000100</text:p>
          </table:table-cell>
          <table:table-cell table:formula="of:=MID([.G908];1;7)" office:value-type="string" office:string-value="1010000" calcext:value-type="string">
            <text:p>1010000</text:p>
          </table:table-cell>
          <table:table-cell table:formula="of:=MID([.G908];8;3)" office:value-type="string" office:string-value="100" calcext:value-type="string">
            <text:p>100</text:p>
          </table:table-cell>
          <table:table-cell table:formula="of:=BIN2DEC([.H908]) * 8" office:value-type="float" office:value="640" calcext:value-type="float">
            <text:p>640</text:p>
          </table:table-cell>
          <table:table-cell table:formula="of:=BIN2DEC([.I908])" office:value-type="float" office:value="4" calcext:value-type="float">
            <text:p>4</text:p>
          </table:table-cell>
          <table:table-cell table:formula="of:=[.J908]+[.K908]" office:value-type="float" office:value="644" calcext:value-type="float">
            <text:p>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FRLL</text:p>
          </table:table-cell>
          <table:table-cell table:formula="of:=BIN2DEC([.H909])" office:value-type="float" office:value="70" calcext:value-type="float">
            <text:p>70</text:p>
          </table:table-cell>
          <table:table-cell table:formula="of:=BIN2DEC([.I909])" office:value-type="float" office:value="4" calcext:value-type="float">
            <text:p>4</text:p>
          </table:table-cell>
          <table:table-cell table:formula="of:=SUBSTITUTE([.A909] ;&quot;F&quot;;&quot;0&quot;)" office:value-type="string" office:string-value="B000BB0RLL" calcext:value-type="string">
            <text:p>B000BB0RLL</text:p>
          </table:table-cell>
          <table:table-cell table:formula="of:=SUBSTITUTE([.D909];&quot;B&quot;;&quot;1&quot;)" office:value-type="string" office:string-value="1000110RLL" calcext:value-type="string">
            <text:p>1000110RLL</text:p>
          </table:table-cell>
          <table:table-cell table:formula="of:=SUBSTITUTE([.E909];&quot;L&quot;;&quot;0&quot;)" office:value-type="string" office:string-value="1000110R00" calcext:value-type="string">
            <text:p>1000110R00</text:p>
          </table:table-cell>
          <table:table-cell table:formula="of:=SUBSTITUTE([.F909];&quot;R&quot;;&quot;1&quot;)" office:value-type="string" office:string-value="1000110100" calcext:value-type="string">
            <text:p>1000110100</text:p>
          </table:table-cell>
          <table:table-cell table:formula="of:=MID([.G909];1;7)" office:value-type="string" office:string-value="1000110" calcext:value-type="string">
            <text:p>1000110</text:p>
          </table:table-cell>
          <table:table-cell table:formula="of:=MID([.G909];8;3)" office:value-type="string" office:string-value="100" calcext:value-type="string">
            <text:p>100</text:p>
          </table:table-cell>
          <table:table-cell table:formula="of:=BIN2DEC([.H909]) * 8" office:value-type="float" office:value="560" calcext:value-type="float">
            <text:p>560</text:p>
          </table:table-cell>
          <table:table-cell table:formula="of:=BIN2DEC([.I909])" office:value-type="float" office:value="4" calcext:value-type="float">
            <text:p>4</text:p>
          </table:table-cell>
          <table:table-cell table:formula="of:=[.J909]+[.K909]" office:value-type="float" office:value="564" calcext:value-type="float">
            <text:p>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FRLR</text:p>
          </table:table-cell>
          <table:table-cell table:formula="of:=BIN2DEC([.H910])" office:value-type="float" office:value="86" calcext:value-type="float">
            <text:p>86</text:p>
          </table:table-cell>
          <table:table-cell table:formula="of:=BIN2DEC([.I910])" office:value-type="float" office:value="5" calcext:value-type="float">
            <text:p>5</text:p>
          </table:table-cell>
          <table:table-cell table:formula="of:=SUBSTITUTE([.A910] ;&quot;F&quot;;&quot;0&quot;)" office:value-type="string" office:string-value="B0B0BB0RLR" calcext:value-type="string">
            <text:p>B0B0BB0RLR</text:p>
          </table:table-cell>
          <table:table-cell table:formula="of:=SUBSTITUTE([.D910];&quot;B&quot;;&quot;1&quot;)" office:value-type="string" office:string-value="1010110RLR" calcext:value-type="string">
            <text:p>1010110RLR</text:p>
          </table:table-cell>
          <table:table-cell table:formula="of:=SUBSTITUTE([.E910];&quot;L&quot;;&quot;0&quot;)" office:value-type="string" office:string-value="1010110R0R" calcext:value-type="string">
            <text:p>1010110R0R</text:p>
          </table:table-cell>
          <table:table-cell table:formula="of:=SUBSTITUTE([.F910];&quot;R&quot;;&quot;1&quot;)" office:value-type="string" office:string-value="1010110101" calcext:value-type="string">
            <text:p>1010110101</text:p>
          </table:table-cell>
          <table:table-cell table:formula="of:=MID([.G910];1;7)" office:value-type="string" office:string-value="1010110" calcext:value-type="string">
            <text:p>1010110</text:p>
          </table:table-cell>
          <table:table-cell table:formula="of:=MID([.G910];8;3)" office:value-type="string" office:string-value="101" calcext:value-type="string">
            <text:p>101</text:p>
          </table:table-cell>
          <table:table-cell table:formula="of:=BIN2DEC([.H910]) * 8" office:value-type="float" office:value="688" calcext:value-type="float">
            <text:p>688</text:p>
          </table:table-cell>
          <table:table-cell table:formula="of:=BIN2DEC([.I910])" office:value-type="float" office:value="5" calcext:value-type="float">
            <text:p>5</text:p>
          </table:table-cell>
          <table:table-cell table:formula="of:=[.J910]+[.K910]" office:value-type="float" office:value="693" calcext:value-type="float">
            <text:p>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FLLL</text:p>
          </table:table-cell>
          <table:table-cell table:formula="of:=BIN2DEC([.H911])" office:value-type="float" office:value="102" calcext:value-type="float">
            <text:p>102</text:p>
          </table:table-cell>
          <table:table-cell table:formula="of:=BIN2DEC([.I911])" office:value-type="float" office:value="0" calcext:value-type="float">
            <text:p>0</text:p>
          </table:table-cell>
          <table:table-cell table:formula="of:=SUBSTITUTE([.A911] ;&quot;F&quot;;&quot;0&quot;)" office:value-type="string" office:string-value="BB00BB0LLL" calcext:value-type="string">
            <text:p>BB00BB0LLL</text:p>
          </table:table-cell>
          <table:table-cell table:formula="of:=SUBSTITUTE([.D911];&quot;B&quot;;&quot;1&quot;)" office:value-type="string" office:string-value="1100110LLL" calcext:value-type="string">
            <text:p>1100110LLL</text:p>
          </table:table-cell>
          <table:table-cell table:formula="of:=SUBSTITUTE([.E911];&quot;L&quot;;&quot;0&quot;)" office:value-type="string" office:string-value="1100110000" calcext:value-type="string">
            <text:p>1100110000</text:p>
          </table:table-cell>
          <table:table-cell table:formula="of:=SUBSTITUTE([.F911];&quot;R&quot;;&quot;1&quot;)" office:value-type="string" office:string-value="1100110000" calcext:value-type="string">
            <text:p>1100110000</text:p>
          </table:table-cell>
          <table:table-cell table:formula="of:=MID([.G911];1;7)" office:value-type="string" office:string-value="1100110" calcext:value-type="string">
            <text:p>1100110</text:p>
          </table:table-cell>
          <table:table-cell table:formula="of:=MID([.G911];8;3)" office:value-type="string" office:string-value="000" calcext:value-type="string">
            <text:p>000</text:p>
          </table:table-cell>
          <table:table-cell table:formula="of:=BIN2DEC([.H911]) * 8" office:value-type="float" office:value="816" calcext:value-type="float">
            <text:p>816</text:p>
          </table:table-cell>
          <table:table-cell table:formula="of:=BIN2DEC([.I911])" office:value-type="float" office:value="0" calcext:value-type="float">
            <text:p>0</text:p>
          </table:table-cell>
          <table:table-cell table:formula="of:=[.J911]+[.K911]" office:value-type="float" office:value="816" calcext:value-type="float">
            <text:p>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FBLRR</text:p>
          </table:table-cell>
          <table:table-cell table:formula="of:=BIN2DEC([.H912])" office:value-type="float" office:value="29" calcext:value-type="float">
            <text:p>29</text:p>
          </table:table-cell>
          <table:table-cell table:formula="of:=BIN2DEC([.I912])" office:value-type="float" office:value="3" calcext:value-type="float">
            <text:p>3</text:p>
          </table:table-cell>
          <table:table-cell table:formula="of:=SUBSTITUTE([.A912] ;&quot;F&quot;;&quot;0&quot;)" office:value-type="string" office:string-value="00BBB0BLRR" calcext:value-type="string">
            <text:p>00BBB0BLRR</text:p>
          </table:table-cell>
          <table:table-cell table:formula="of:=SUBSTITUTE([.D912];&quot;B&quot;;&quot;1&quot;)" office:value-type="string" office:string-value="0011101LRR" calcext:value-type="string">
            <text:p>0011101LRR</text:p>
          </table:table-cell>
          <table:table-cell table:formula="of:=SUBSTITUTE([.E912];&quot;L&quot;;&quot;0&quot;)" office:value-type="string" office:string-value="00111010RR" calcext:value-type="string">
            <text:p>00111010RR</text:p>
          </table:table-cell>
          <table:table-cell table:formula="of:=SUBSTITUTE([.F912];&quot;R&quot;;&quot;1&quot;)" office:value-type="string" office:string-value="0011101011" calcext:value-type="string">
            <text:p>0011101011</text:p>
          </table:table-cell>
          <table:table-cell table:formula="of:=MID([.G912];1;7)" office:value-type="string" office:string-value="0011101" calcext:value-type="string">
            <text:p>0011101</text:p>
          </table:table-cell>
          <table:table-cell table:formula="of:=MID([.G912];8;3)" office:value-type="string" office:string-value="011" calcext:value-type="string">
            <text:p>011</text:p>
          </table:table-cell>
          <table:table-cell table:formula="of:=BIN2DEC([.H912]) * 8" office:value-type="float" office:value="232" calcext:value-type="float">
            <text:p>232</text:p>
          </table:table-cell>
          <table:table-cell table:formula="of:=BIN2DEC([.I912])" office:value-type="float" office:value="3" calcext:value-type="float">
            <text:p>3</text:p>
          </table:table-cell>
          <table:table-cell table:formula="of:=[.J912]+[.K912]" office:value-type="float" office:value="235" calcext:value-type="float">
            <text:p>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BBLLL</text:p>
          </table:table-cell>
          <table:table-cell table:formula="of:=BIN2DEC([.H913])" office:value-type="float" office:value="39" calcext:value-type="float">
            <text:p>39</text:p>
          </table:table-cell>
          <table:table-cell table:formula="of:=BIN2DEC([.I913])" office:value-type="float" office:value="0" calcext:value-type="float">
            <text:p>0</text:p>
          </table:table-cell>
          <table:table-cell table:formula="of:=SUBSTITUTE([.A913] ;&quot;F&quot;;&quot;0&quot;)" office:value-type="string" office:string-value="0B00BBBLLL" calcext:value-type="string">
            <text:p>0B00BBBLLL</text:p>
          </table:table-cell>
          <table:table-cell table:formula="of:=SUBSTITUTE([.D913];&quot;B&quot;;&quot;1&quot;)" office:value-type="string" office:string-value="0100111LLL" calcext:value-type="string">
            <text:p>0100111LLL</text:p>
          </table:table-cell>
          <table:table-cell table:formula="of:=SUBSTITUTE([.E913];&quot;L&quot;;&quot;0&quot;)" office:value-type="string" office:string-value="0100111000" calcext:value-type="string">
            <text:p>0100111000</text:p>
          </table:table-cell>
          <table:table-cell table:formula="of:=SUBSTITUTE([.F913];&quot;R&quot;;&quot;1&quot;)" office:value-type="string" office:string-value="0100111000" calcext:value-type="string">
            <text:p>0100111000</text:p>
          </table:table-cell>
          <table:table-cell table:formula="of:=MID([.G913];1;7)" office:value-type="string" office:string-value="0100111" calcext:value-type="string">
            <text:p>0100111</text:p>
          </table:table-cell>
          <table:table-cell table:formula="of:=MID([.G913];8;3)" office:value-type="string" office:string-value="000" calcext:value-type="string">
            <text:p>000</text:p>
          </table:table-cell>
          <table:table-cell table:formula="of:=BIN2DEC([.H913]) * 8" office:value-type="float" office:value="312" calcext:value-type="float">
            <text:p>312</text:p>
          </table:table-cell>
          <table:table-cell table:formula="of:=BIN2DEC([.I913])" office:value-type="float" office:value="0" calcext:value-type="float">
            <text:p>0</text:p>
          </table:table-cell>
          <table:table-cell table:formula="of:=[.J913]+[.K913]" office:value-type="float" office:value="312" calcext:value-type="float">
            <text:p>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BLLL</text:p>
          </table:table-cell>
          <table:table-cell table:formula="of:=BIN2DEC([.H914])" office:value-type="float" office:value="17" calcext:value-type="float">
            <text:p>17</text:p>
          </table:table-cell>
          <table:table-cell table:formula="of:=BIN2DEC([.I914])" office:value-type="float" office:value="0" calcext:value-type="float">
            <text:p>0</text:p>
          </table:table-cell>
          <table:table-cell table:formula="of:=SUBSTITUTE([.A914] ;&quot;F&quot;;&quot;0&quot;)" office:value-type="string" office:string-value="00B000BLLL" calcext:value-type="string">
            <text:p>00B000BLLL</text:p>
          </table:table-cell>
          <table:table-cell table:formula="of:=SUBSTITUTE([.D914];&quot;B&quot;;&quot;1&quot;)" office:value-type="string" office:string-value="0010001LLL" calcext:value-type="string">
            <text:p>0010001LLL</text:p>
          </table:table-cell>
          <table:table-cell table:formula="of:=SUBSTITUTE([.E914];&quot;L&quot;;&quot;0&quot;)" office:value-type="string" office:string-value="0010001000" calcext:value-type="string">
            <text:p>0010001000</text:p>
          </table:table-cell>
          <table:table-cell table:formula="of:=SUBSTITUTE([.F914];&quot;R&quot;;&quot;1&quot;)" office:value-type="string" office:string-value="0010001000" calcext:value-type="string">
            <text:p>0010001000</text:p>
          </table:table-cell>
          <table:table-cell table:formula="of:=MID([.G914];1;7)" office:value-type="string" office:string-value="0010001" calcext:value-type="string">
            <text:p>0010001</text:p>
          </table:table-cell>
          <table:table-cell table:formula="of:=MID([.G914];8;3)" office:value-type="string" office:string-value="000" calcext:value-type="string">
            <text:p>000</text:p>
          </table:table-cell>
          <table:table-cell table:formula="of:=BIN2DEC([.H914]) * 8" office:value-type="float" office:value="136" calcext:value-type="float">
            <text:p>136</text:p>
          </table:table-cell>
          <table:table-cell table:formula="of:=BIN2DEC([.I914])" office:value-type="float" office:value="0" calcext:value-type="float">
            <text:p>0</text:p>
          </table:table-cell>
          <table:table-cell table:formula="of:=[.J914]+[.K914]" office:value-type="float" office:value="136" calcext:value-type="float">
            <text:p>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FBLLL</text:p>
          </table:table-cell>
          <table:table-cell table:formula="of:=BIN2DEC([.H915])" office:value-type="float" office:value="49" calcext:value-type="float">
            <text:p>49</text:p>
          </table:table-cell>
          <table:table-cell table:formula="of:=BIN2DEC([.I915])" office:value-type="float" office:value="0" calcext:value-type="float">
            <text:p>0</text:p>
          </table:table-cell>
          <table:table-cell table:formula="of:=SUBSTITUTE([.A915] ;&quot;F&quot;;&quot;0&quot;)" office:value-type="string" office:string-value="0BB000BLLL" calcext:value-type="string">
            <text:p>0BB000BLLL</text:p>
          </table:table-cell>
          <table:table-cell table:formula="of:=SUBSTITUTE([.D915];&quot;B&quot;;&quot;1&quot;)" office:value-type="string" office:string-value="0110001LLL" calcext:value-type="string">
            <text:p>0110001LLL</text:p>
          </table:table-cell>
          <table:table-cell table:formula="of:=SUBSTITUTE([.E915];&quot;L&quot;;&quot;0&quot;)" office:value-type="string" office:string-value="0110001000" calcext:value-type="string">
            <text:p>0110001000</text:p>
          </table:table-cell>
          <table:table-cell table:formula="of:=SUBSTITUTE([.F915];&quot;R&quot;;&quot;1&quot;)" office:value-type="string" office:string-value="0110001000" calcext:value-type="string">
            <text:p>0110001000</text:p>
          </table:table-cell>
          <table:table-cell table:formula="of:=MID([.G915];1;7)" office:value-type="string" office:string-value="0110001" calcext:value-type="string">
            <text:p>0110001</text:p>
          </table:table-cell>
          <table:table-cell table:formula="of:=MID([.G915];8;3)" office:value-type="string" office:string-value="000" calcext:value-type="string">
            <text:p>000</text:p>
          </table:table-cell>
          <table:table-cell table:formula="of:=BIN2DEC([.H915]) * 8" office:value-type="float" office:value="392" calcext:value-type="float">
            <text:p>392</text:p>
          </table:table-cell>
          <table:table-cell table:formula="of:=BIN2DEC([.I915])" office:value-type="float" office:value="0" calcext:value-type="float">
            <text:p>0</text:p>
          </table:table-cell>
          <table:table-cell table:formula="of:=[.J915]+[.K915]" office:value-type="float" office:value="392" calcext:value-type="float">
            <text:p>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BLRL</text:p>
          </table:table-cell>
          <table:table-cell table:formula="of:=BIN2DEC([.H916])" office:value-type="float" office:value="31" calcext:value-type="float">
            <text:p>31</text:p>
          </table:table-cell>
          <table:table-cell table:formula="of:=BIN2DEC([.I916])" office:value-type="float" office:value="2" calcext:value-type="float">
            <text:p>2</text:p>
          </table:table-cell>
          <table:table-cell table:formula="of:=SUBSTITUTE([.A916] ;&quot;F&quot;;&quot;0&quot;)" office:value-type="string" office:string-value="00BBBBBLRL" calcext:value-type="string">
            <text:p>00BBBBBLRL</text:p>
          </table:table-cell>
          <table:table-cell table:formula="of:=SUBSTITUTE([.D916];&quot;B&quot;;&quot;1&quot;)" office:value-type="string" office:string-value="0011111LRL" calcext:value-type="string">
            <text:p>0011111LRL</text:p>
          </table:table-cell>
          <table:table-cell table:formula="of:=SUBSTITUTE([.E916];&quot;L&quot;;&quot;0&quot;)" office:value-type="string" office:string-value="00111110R0" calcext:value-type="string">
            <text:p>00111110R0</text:p>
          </table:table-cell>
          <table:table-cell table:formula="of:=SUBSTITUTE([.F916];&quot;R&quot;;&quot;1&quot;)" office:value-type="string" office:string-value="0011111010" calcext:value-type="string">
            <text:p>0011111010</text:p>
          </table:table-cell>
          <table:table-cell table:formula="of:=MID([.G916];1;7)" office:value-type="string" office:string-value="0011111" calcext:value-type="string">
            <text:p>0011111</text:p>
          </table:table-cell>
          <table:table-cell table:formula="of:=MID([.G916];8;3)" office:value-type="string" office:string-value="010" calcext:value-type="string">
            <text:p>010</text:p>
          </table:table-cell>
          <table:table-cell table:formula="of:=BIN2DEC([.H916]) * 8" office:value-type="float" office:value="248" calcext:value-type="float">
            <text:p>248</text:p>
          </table:table-cell>
          <table:table-cell table:formula="of:=BIN2DEC([.I916])" office:value-type="float" office:value="2" calcext:value-type="float">
            <text:p>2</text:p>
          </table:table-cell>
          <table:table-cell table:formula="of:=[.J916]+[.K916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FBFRLL</text:p>
          </table:table-cell>
          <table:table-cell table:formula="of:=BIN2DEC([.H917])" office:value-type="float" office:value="50" calcext:value-type="float">
            <text:p>50</text:p>
          </table:table-cell>
          <table:table-cell table:formula="of:=BIN2DEC([.I917])" office:value-type="float" office:value="4" calcext:value-type="float">
            <text:p>4</text:p>
          </table:table-cell>
          <table:table-cell table:formula="of:=SUBSTITUTE([.A917] ;&quot;F&quot;;&quot;0&quot;)" office:value-type="string" office:string-value="0BB00B0RLL" calcext:value-type="string">
            <text:p>0BB00B0RLL</text:p>
          </table:table-cell>
          <table:table-cell table:formula="of:=SUBSTITUTE([.D917];&quot;B&quot;;&quot;1&quot;)" office:value-type="string" office:string-value="0110010RLL" calcext:value-type="string">
            <text:p>0110010RLL</text:p>
          </table:table-cell>
          <table:table-cell table:formula="of:=SUBSTITUTE([.E917];&quot;L&quot;;&quot;0&quot;)" office:value-type="string" office:string-value="0110010R00" calcext:value-type="string">
            <text:p>0110010R00</text:p>
          </table:table-cell>
          <table:table-cell table:formula="of:=SUBSTITUTE([.F917];&quot;R&quot;;&quot;1&quot;)" office:value-type="string" office:string-value="0110010100" calcext:value-type="string">
            <text:p>0110010100</text:p>
          </table:table-cell>
          <table:table-cell table:formula="of:=MID([.G917];1;7)" office:value-type="string" office:string-value="0110010" calcext:value-type="string">
            <text:p>0110010</text:p>
          </table:table-cell>
          <table:table-cell table:formula="of:=MID([.G917];8;3)" office:value-type="string" office:string-value="100" calcext:value-type="string">
            <text:p>100</text:p>
          </table:table-cell>
          <table:table-cell table:formula="of:=BIN2DEC([.H917]) * 8" office:value-type="float" office:value="400" calcext:value-type="float">
            <text:p>400</text:p>
          </table:table-cell>
          <table:table-cell table:formula="of:=BIN2DEC([.I917])" office:value-type="float" office:value="4" calcext:value-type="float">
            <text:p>4</text:p>
          </table:table-cell>
          <table:table-cell table:formula="of:=[.J917]+[.K917]" office:value-type="float" office:value="404" calcext:value-type="float">
            <text:p>4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BBFLLR</text:p>
          </table:table-cell>
          <table:table-cell table:formula="of:=BIN2DEC([.H918])" office:value-type="float" office:value="14" calcext:value-type="float">
            <text:p>14</text:p>
          </table:table-cell>
          <table:table-cell table:formula="of:=BIN2DEC([.I918])" office:value-type="float" office:value="1" calcext:value-type="float">
            <text:p>1</text:p>
          </table:table-cell>
          <table:table-cell table:formula="of:=SUBSTITUTE([.A918] ;&quot;F&quot;;&quot;0&quot;)" office:value-type="string" office:string-value="000BBB0LLR" calcext:value-type="string">
            <text:p>000BBB0LLR</text:p>
          </table:table-cell>
          <table:table-cell table:formula="of:=SUBSTITUTE([.D918];&quot;B&quot;;&quot;1&quot;)" office:value-type="string" office:string-value="0001110LLR" calcext:value-type="string">
            <text:p>0001110LLR</text:p>
          </table:table-cell>
          <table:table-cell table:formula="of:=SUBSTITUTE([.E918];&quot;L&quot;;&quot;0&quot;)" office:value-type="string" office:string-value="000111000R" calcext:value-type="string">
            <text:p>000111000R</text:p>
          </table:table-cell>
          <table:table-cell table:formula="of:=SUBSTITUTE([.F918];&quot;R&quot;;&quot;1&quot;)" office:value-type="string" office:string-value="0001110001" calcext:value-type="string">
            <text:p>0001110001</text:p>
          </table:table-cell>
          <table:table-cell table:formula="of:=MID([.G918];1;7)" office:value-type="string" office:string-value="0001110" calcext:value-type="string">
            <text:p>0001110</text:p>
          </table:table-cell>
          <table:table-cell table:formula="of:=MID([.G918];8;3)" office:value-type="string" office:string-value="001" calcext:value-type="string">
            <text:p>001</text:p>
          </table:table-cell>
          <table:table-cell table:formula="of:=BIN2DEC([.H918]) * 8" office:value-type="float" office:value="112" calcext:value-type="float">
            <text:p>112</text:p>
          </table:table-cell>
          <table:table-cell table:formula="of:=BIN2DEC([.I918])" office:value-type="float" office:value="1" calcext:value-type="float">
            <text:p>1</text:p>
          </table:table-cell>
          <table:table-cell table:formula="of:=[.J918]+[.K918]" office:value-type="float" office:value="113" calcext:value-type="float">
            <text:p>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BBBLRL</text:p>
          </table:table-cell>
          <table:table-cell table:formula="of:=BIN2DEC([.H919])" office:value-type="float" office:value="119" calcext:value-type="float">
            <text:p>119</text:p>
          </table:table-cell>
          <table:table-cell table:formula="of:=BIN2DEC([.I919])" office:value-type="float" office:value="2" calcext:value-type="float">
            <text:p>2</text:p>
          </table:table-cell>
          <table:table-cell table:formula="of:=SUBSTITUTE([.A919] ;&quot;F&quot;;&quot;0&quot;)" office:value-type="string" office:string-value="BBB0BBBLRL" calcext:value-type="string">
            <text:p>BBB0BBBLRL</text:p>
          </table:table-cell>
          <table:table-cell table:formula="of:=SUBSTITUTE([.D919];&quot;B&quot;;&quot;1&quot;)" office:value-type="string" office:string-value="1110111LRL" calcext:value-type="string">
            <text:p>1110111LRL</text:p>
          </table:table-cell>
          <table:table-cell table:formula="of:=SUBSTITUTE([.E919];&quot;L&quot;;&quot;0&quot;)" office:value-type="string" office:string-value="11101110R0" calcext:value-type="string">
            <text:p>11101110R0</text:p>
          </table:table-cell>
          <table:table-cell table:formula="of:=SUBSTITUTE([.F919];&quot;R&quot;;&quot;1&quot;)" office:value-type="string" office:string-value="1110111010" calcext:value-type="string">
            <text:p>1110111010</text:p>
          </table:table-cell>
          <table:table-cell table:formula="of:=MID([.G919];1;7)" office:value-type="string" office:string-value="1110111" calcext:value-type="string">
            <text:p>1110111</text:p>
          </table:table-cell>
          <table:table-cell table:formula="of:=MID([.G919];8;3)" office:value-type="string" office:string-value="010" calcext:value-type="string">
            <text:p>010</text:p>
          </table:table-cell>
          <table:table-cell table:formula="of:=BIN2DEC([.H919]) * 8" office:value-type="float" office:value="952" calcext:value-type="float">
            <text:p>952</text:p>
          </table:table-cell>
          <table:table-cell table:formula="of:=BIN2DEC([.I919])" office:value-type="float" office:value="2" calcext:value-type="float">
            <text:p>2</text:p>
          </table:table-cell>
          <table:table-cell table:formula="of:=[.J919]+[.K919]" office:value-type="float" office:value="954" calcext:value-type="float">
            <text:p>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BLLR</text:p>
          </table:table-cell>
          <table:table-cell table:formula="of:=BIN2DEC([.H920])" office:value-type="float" office:value="73" calcext:value-type="float">
            <text:p>73</text:p>
          </table:table-cell>
          <table:table-cell table:formula="of:=BIN2DEC([.I920])" office:value-type="float" office:value="1" calcext:value-type="float">
            <text:p>1</text:p>
          </table:table-cell>
          <table:table-cell table:formula="of:=SUBSTITUTE([.A920] ;&quot;F&quot;;&quot;0&quot;)" office:value-type="string" office:string-value="B00B00BLLR" calcext:value-type="string">
            <text:p>B00B00BLLR</text:p>
          </table:table-cell>
          <table:table-cell table:formula="of:=SUBSTITUTE([.D920];&quot;B&quot;;&quot;1&quot;)" office:value-type="string" office:string-value="1001001LLR" calcext:value-type="string">
            <text:p>1001001LLR</text:p>
          </table:table-cell>
          <table:table-cell table:formula="of:=SUBSTITUTE([.E920];&quot;L&quot;;&quot;0&quot;)" office:value-type="string" office:string-value="100100100R" calcext:value-type="string">
            <text:p>100100100R</text:p>
          </table:table-cell>
          <table:table-cell table:formula="of:=SUBSTITUTE([.F920];&quot;R&quot;;&quot;1&quot;)" office:value-type="string" office:string-value="1001001001" calcext:value-type="string">
            <text:p>1001001001</text:p>
          </table:table-cell>
          <table:table-cell table:formula="of:=MID([.G920];1;7)" office:value-type="string" office:string-value="1001001" calcext:value-type="string">
            <text:p>1001001</text:p>
          </table:table-cell>
          <table:table-cell table:formula="of:=MID([.G920];8;3)" office:value-type="string" office:string-value="001" calcext:value-type="string">
            <text:p>001</text:p>
          </table:table-cell>
          <table:table-cell table:formula="of:=BIN2DEC([.H920]) * 8" office:value-type="float" office:value="584" calcext:value-type="float">
            <text:p>584</text:p>
          </table:table-cell>
          <table:table-cell table:formula="of:=BIN2DEC([.I920])" office:value-type="float" office:value="1" calcext:value-type="float">
            <text:p>1</text:p>
          </table:table-cell>
          <table:table-cell table:formula="of:=[.J920]+[.K920]" office:value-type="float" office:value="585" calcext:value-type="float">
            <text:p>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BBBLRL</text:p>
          </table:table-cell>
          <table:table-cell table:formula="of:=BIN2DEC([.H921])" office:value-type="float" office:value="87" calcext:value-type="float">
            <text:p>87</text:p>
          </table:table-cell>
          <table:table-cell table:formula="of:=BIN2DEC([.I921])" office:value-type="float" office:value="2" calcext:value-type="float">
            <text:p>2</text:p>
          </table:table-cell>
          <table:table-cell table:formula="of:=SUBSTITUTE([.A921] ;&quot;F&quot;;&quot;0&quot;)" office:value-type="string" office:string-value="B0B0BBBLRL" calcext:value-type="string">
            <text:p>B0B0BBBLRL</text:p>
          </table:table-cell>
          <table:table-cell table:formula="of:=SUBSTITUTE([.D921];&quot;B&quot;;&quot;1&quot;)" office:value-type="string" office:string-value="1010111LRL" calcext:value-type="string">
            <text:p>1010111LRL</text:p>
          </table:table-cell>
          <table:table-cell table:formula="of:=SUBSTITUTE([.E921];&quot;L&quot;;&quot;0&quot;)" office:value-type="string" office:string-value="10101110R0" calcext:value-type="string">
            <text:p>10101110R0</text:p>
          </table:table-cell>
          <table:table-cell table:formula="of:=SUBSTITUTE([.F921];&quot;R&quot;;&quot;1&quot;)" office:value-type="string" office:string-value="1010111010" calcext:value-type="string">
            <text:p>1010111010</text:p>
          </table:table-cell>
          <table:table-cell table:formula="of:=MID([.G921];1;7)" office:value-type="string" office:string-value="1010111" calcext:value-type="string">
            <text:p>1010111</text:p>
          </table:table-cell>
          <table:table-cell table:formula="of:=MID([.G921];8;3)" office:value-type="string" office:string-value="010" calcext:value-type="string">
            <text:p>010</text:p>
          </table:table-cell>
          <table:table-cell table:formula="of:=BIN2DEC([.H921]) * 8" office:value-type="float" office:value="696" calcext:value-type="float">
            <text:p>696</text:p>
          </table:table-cell>
          <table:table-cell table:formula="of:=BIN2DEC([.I921])" office:value-type="float" office:value="2" calcext:value-type="float">
            <text:p>2</text:p>
          </table:table-cell>
          <table:table-cell table:formula="of:=[.J921]+[.K921]" office:value-type="float" office:value="698" calcext:value-type="float">
            <text:p>6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BRLR</text:p>
          </table:table-cell>
          <table:table-cell table:formula="of:=BIN2DEC([.H922])" office:value-type="float" office:value="17" calcext:value-type="float">
            <text:p>17</text:p>
          </table:table-cell>
          <table:table-cell table:formula="of:=BIN2DEC([.I922])" office:value-type="float" office:value="5" calcext:value-type="float">
            <text:p>5</text:p>
          </table:table-cell>
          <table:table-cell table:formula="of:=SUBSTITUTE([.A922] ;&quot;F&quot;;&quot;0&quot;)" office:value-type="string" office:string-value="00B000BRLR" calcext:value-type="string">
            <text:p>00B000BRLR</text:p>
          </table:table-cell>
          <table:table-cell table:formula="of:=SUBSTITUTE([.D922];&quot;B&quot;;&quot;1&quot;)" office:value-type="string" office:string-value="0010001RLR" calcext:value-type="string">
            <text:p>0010001RLR</text:p>
          </table:table-cell>
          <table:table-cell table:formula="of:=SUBSTITUTE([.E922];&quot;L&quot;;&quot;0&quot;)" office:value-type="string" office:string-value="0010001R0R" calcext:value-type="string">
            <text:p>0010001R0R</text:p>
          </table:table-cell>
          <table:table-cell table:formula="of:=SUBSTITUTE([.F922];&quot;R&quot;;&quot;1&quot;)" office:value-type="string" office:string-value="0010001101" calcext:value-type="string">
            <text:p>0010001101</text:p>
          </table:table-cell>
          <table:table-cell table:formula="of:=MID([.G922];1;7)" office:value-type="string" office:string-value="0010001" calcext:value-type="string">
            <text:p>0010001</text:p>
          </table:table-cell>
          <table:table-cell table:formula="of:=MID([.G922];8;3)" office:value-type="string" office:string-value="101" calcext:value-type="string">
            <text:p>101</text:p>
          </table:table-cell>
          <table:table-cell table:formula="of:=BIN2DEC([.H922]) * 8" office:value-type="float" office:value="136" calcext:value-type="float">
            <text:p>136</text:p>
          </table:table-cell>
          <table:table-cell table:formula="of:=BIN2DEC([.I922])" office:value-type="float" office:value="5" calcext:value-type="float">
            <text:p>5</text:p>
          </table:table-cell>
          <table:table-cell table:formula="of:=[.J922]+[.K922]" office:value-type="float" office:value="141" calcext:value-type="float">
            <text:p>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FRRR</text:p>
          </table:table-cell>
          <table:table-cell table:formula="of:=BIN2DEC([.H923])" office:value-type="float" office:value="114" calcext:value-type="float">
            <text:p>114</text:p>
          </table:table-cell>
          <table:table-cell table:formula="of:=BIN2DEC([.I923])" office:value-type="float" office:value="7" calcext:value-type="float">
            <text:p>7</text:p>
          </table:table-cell>
          <table:table-cell table:formula="of:=SUBSTITUTE([.A923] ;&quot;F&quot;;&quot;0&quot;)" office:value-type="string" office:string-value="BBB00B0RRR" calcext:value-type="string">
            <text:p>BBB00B0RRR</text:p>
          </table:table-cell>
          <table:table-cell table:formula="of:=SUBSTITUTE([.D923];&quot;B&quot;;&quot;1&quot;)" office:value-type="string" office:string-value="1110010RRR" calcext:value-type="string">
            <text:p>1110010RRR</text:p>
          </table:table-cell>
          <table:table-cell table:formula="of:=SUBSTITUTE([.E923];&quot;L&quot;;&quot;0&quot;)" office:value-type="string" office:string-value="1110010RRR" calcext:value-type="string">
            <text:p>1110010RRR</text:p>
          </table:table-cell>
          <table:table-cell table:formula="of:=SUBSTITUTE([.F923];&quot;R&quot;;&quot;1&quot;)" office:value-type="string" office:string-value="1110010111" calcext:value-type="string">
            <text:p>1110010111</text:p>
          </table:table-cell>
          <table:table-cell table:formula="of:=MID([.G923];1;7)" office:value-type="string" office:string-value="1110010" calcext:value-type="string">
            <text:p>1110010</text:p>
          </table:table-cell>
          <table:table-cell table:formula="of:=MID([.G923];8;3)" office:value-type="string" office:string-value="111" calcext:value-type="string">
            <text:p>111</text:p>
          </table:table-cell>
          <table:table-cell table:formula="of:=BIN2DEC([.H923]) * 8" office:value-type="float" office:value="912" calcext:value-type="float">
            <text:p>912</text:p>
          </table:table-cell>
          <table:table-cell table:formula="of:=BIN2DEC([.I923])" office:value-type="float" office:value="7" calcext:value-type="float">
            <text:p>7</text:p>
          </table:table-cell>
          <table:table-cell table:formula="of:=[.J923]+[.K923]" office:value-type="float" office:value="919" calcext:value-type="float">
            <text:p>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BFRLR</text:p>
          </table:table-cell>
          <table:table-cell table:formula="of:=BIN2DEC([.H924])" office:value-type="float" office:value="74" calcext:value-type="float">
            <text:p>74</text:p>
          </table:table-cell>
          <table:table-cell table:formula="of:=BIN2DEC([.I924])" office:value-type="float" office:value="5" calcext:value-type="float">
            <text:p>5</text:p>
          </table:table-cell>
          <table:table-cell table:formula="of:=SUBSTITUTE([.A924] ;&quot;F&quot;;&quot;0&quot;)" office:value-type="string" office:string-value="B00B0B0RLR" calcext:value-type="string">
            <text:p>B00B0B0RLR</text:p>
          </table:table-cell>
          <table:table-cell table:formula="of:=SUBSTITUTE([.D924];&quot;B&quot;;&quot;1&quot;)" office:value-type="string" office:string-value="1001010RLR" calcext:value-type="string">
            <text:p>1001010RLR</text:p>
          </table:table-cell>
          <table:table-cell table:formula="of:=SUBSTITUTE([.E924];&quot;L&quot;;&quot;0&quot;)" office:value-type="string" office:string-value="1001010R0R" calcext:value-type="string">
            <text:p>1001010R0R</text:p>
          </table:table-cell>
          <table:table-cell table:formula="of:=SUBSTITUTE([.F924];&quot;R&quot;;&quot;1&quot;)" office:value-type="string" office:string-value="1001010101" calcext:value-type="string">
            <text:p>1001010101</text:p>
          </table:table-cell>
          <table:table-cell table:formula="of:=MID([.G924];1;7)" office:value-type="string" office:string-value="1001010" calcext:value-type="string">
            <text:p>1001010</text:p>
          </table:table-cell>
          <table:table-cell table:formula="of:=MID([.G924];8;3)" office:value-type="string" office:string-value="101" calcext:value-type="string">
            <text:p>101</text:p>
          </table:table-cell>
          <table:table-cell table:formula="of:=BIN2DEC([.H924]) * 8" office:value-type="float" office:value="592" calcext:value-type="float">
            <text:p>592</text:p>
          </table:table-cell>
          <table:table-cell table:formula="of:=BIN2DEC([.I924])" office:value-type="float" office:value="5" calcext:value-type="float">
            <text:p>5</text:p>
          </table:table-cell>
          <table:table-cell table:formula="of:=[.J924]+[.K924]" office:value-type="float" office:value="597" calcext:value-type="float">
            <text:p>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BBFLRL</text:p>
          </table:table-cell>
          <table:table-cell table:formula="of:=BIN2DEC([.H925])" office:value-type="float" office:value="30" calcext:value-type="float">
            <text:p>30</text:p>
          </table:table-cell>
          <table:table-cell table:formula="of:=BIN2DEC([.I925])" office:value-type="float" office:value="2" calcext:value-type="float">
            <text:p>2</text:p>
          </table:table-cell>
          <table:table-cell table:formula="of:=SUBSTITUTE([.A925] ;&quot;F&quot;;&quot;0&quot;)" office:value-type="string" office:string-value="00BBBB0LRL" calcext:value-type="string">
            <text:p>00BBBB0LRL</text:p>
          </table:table-cell>
          <table:table-cell table:formula="of:=SUBSTITUTE([.D925];&quot;B&quot;;&quot;1&quot;)" office:value-type="string" office:string-value="0011110LRL" calcext:value-type="string">
            <text:p>0011110LRL</text:p>
          </table:table-cell>
          <table:table-cell table:formula="of:=SUBSTITUTE([.E925];&quot;L&quot;;&quot;0&quot;)" office:value-type="string" office:string-value="00111100R0" calcext:value-type="string">
            <text:p>00111100R0</text:p>
          </table:table-cell>
          <table:table-cell table:formula="of:=SUBSTITUTE([.F925];&quot;R&quot;;&quot;1&quot;)" office:value-type="string" office:string-value="0011110010" calcext:value-type="string">
            <text:p>0011110010</text:p>
          </table:table-cell>
          <table:table-cell table:formula="of:=MID([.G925];1;7)" office:value-type="string" office:string-value="0011110" calcext:value-type="string">
            <text:p>0011110</text:p>
          </table:table-cell>
          <table:table-cell table:formula="of:=MID([.G925];8;3)" office:value-type="string" office:string-value="010" calcext:value-type="string">
            <text:p>010</text:p>
          </table:table-cell>
          <table:table-cell table:formula="of:=BIN2DEC([.H925]) * 8" office:value-type="float" office:value="240" calcext:value-type="float">
            <text:p>240</text:p>
          </table:table-cell>
          <table:table-cell table:formula="of:=BIN2DEC([.I925])" office:value-type="float" office:value="2" calcext:value-type="float">
            <text:p>2</text:p>
          </table:table-cell>
          <table:table-cell table:formula="of:=[.J925]+[.K925]" office:value-type="float" office:value="242" calcext:value-type="float">
            <text:p>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FLRR</text:p>
          </table:table-cell>
          <table:table-cell table:formula="of:=BIN2DEC([.H926])" office:value-type="float" office:value="54" calcext:value-type="float">
            <text:p>54</text:p>
          </table:table-cell>
          <table:table-cell table:formula="of:=BIN2DEC([.I926])" office:value-type="float" office:value="3" calcext:value-type="float">
            <text:p>3</text:p>
          </table:table-cell>
          <table:table-cell table:formula="of:=SUBSTITUTE([.A926] ;&quot;F&quot;;&quot;0&quot;)" office:value-type="string" office:string-value="0BB0BB0LRR" calcext:value-type="string">
            <text:p>0BB0BB0LRR</text:p>
          </table:table-cell>
          <table:table-cell table:formula="of:=SUBSTITUTE([.D926];&quot;B&quot;;&quot;1&quot;)" office:value-type="string" office:string-value="0110110LRR" calcext:value-type="string">
            <text:p>0110110LRR</text:p>
          </table:table-cell>
          <table:table-cell table:formula="of:=SUBSTITUTE([.E926];&quot;L&quot;;&quot;0&quot;)" office:value-type="string" office:string-value="01101100RR" calcext:value-type="string">
            <text:p>01101100RR</text:p>
          </table:table-cell>
          <table:table-cell table:formula="of:=SUBSTITUTE([.F926];&quot;R&quot;;&quot;1&quot;)" office:value-type="string" office:string-value="0110110011" calcext:value-type="string">
            <text:p>0110110011</text:p>
          </table:table-cell>
          <table:table-cell table:formula="of:=MID([.G926];1;7)" office:value-type="string" office:string-value="0110110" calcext:value-type="string">
            <text:p>0110110</text:p>
          </table:table-cell>
          <table:table-cell table:formula="of:=MID([.G926];8;3)" office:value-type="string" office:string-value="011" calcext:value-type="string">
            <text:p>011</text:p>
          </table:table-cell>
          <table:table-cell table:formula="of:=BIN2DEC([.H926]) * 8" office:value-type="float" office:value="432" calcext:value-type="float">
            <text:p>432</text:p>
          </table:table-cell>
          <table:table-cell table:formula="of:=BIN2DEC([.I926])" office:value-type="float" office:value="3" calcext:value-type="float">
            <text:p>3</text:p>
          </table:table-cell>
          <table:table-cell table:formula="of:=[.J926]+[.K926]" office:value-type="float" office:value="435" calcext:value-type="float">
            <text:p>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FRRR</text:p>
          </table:table-cell>
          <table:table-cell table:formula="of:=BIN2DEC([.H927])" office:value-type="float" office:value="56" calcext:value-type="float">
            <text:p>56</text:p>
          </table:table-cell>
          <table:table-cell table:formula="of:=BIN2DEC([.I927])" office:value-type="float" office:value="7" calcext:value-type="float">
            <text:p>7</text:p>
          </table:table-cell>
          <table:table-cell table:formula="of:=SUBSTITUTE([.A927] ;&quot;F&quot;;&quot;0&quot;)" office:value-type="string" office:string-value="0BBB000RRR" calcext:value-type="string">
            <text:p>0BBB000RRR</text:p>
          </table:table-cell>
          <table:table-cell table:formula="of:=SUBSTITUTE([.D927];&quot;B&quot;;&quot;1&quot;)" office:value-type="string" office:string-value="0111000RRR" calcext:value-type="string">
            <text:p>0111000RRR</text:p>
          </table:table-cell>
          <table:table-cell table:formula="of:=SUBSTITUTE([.E927];&quot;L&quot;;&quot;0&quot;)" office:value-type="string" office:string-value="0111000RRR" calcext:value-type="string">
            <text:p>0111000RRR</text:p>
          </table:table-cell>
          <table:table-cell table:formula="of:=SUBSTITUTE([.F927];&quot;R&quot;;&quot;1&quot;)" office:value-type="string" office:string-value="0111000111" calcext:value-type="string">
            <text:p>0111000111</text:p>
          </table:table-cell>
          <table:table-cell table:formula="of:=MID([.G927];1;7)" office:value-type="string" office:string-value="0111000" calcext:value-type="string">
            <text:p>0111000</text:p>
          </table:table-cell>
          <table:table-cell table:formula="of:=MID([.G927];8;3)" office:value-type="string" office:string-value="111" calcext:value-type="string">
            <text:p>111</text:p>
          </table:table-cell>
          <table:table-cell table:formula="of:=BIN2DEC([.H927]) * 8" office:value-type="float" office:value="448" calcext:value-type="float">
            <text:p>448</text:p>
          </table:table-cell>
          <table:table-cell table:formula="of:=BIN2DEC([.I927])" office:value-type="float" office:value="7" calcext:value-type="float">
            <text:p>7</text:p>
          </table:table-cell>
          <table:table-cell table:formula="of:=[.J927]+[.K927]" office:value-type="float" office:value="455" calcext:value-type="float">
            <text:p>4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FFFRRR</text:p>
          </table:table-cell>
          <table:table-cell table:formula="of:=BIN2DEC([.H928])" office:value-type="float" office:value="40" calcext:value-type="float">
            <text:p>40</text:p>
          </table:table-cell>
          <table:table-cell table:formula="of:=BIN2DEC([.I928])" office:value-type="float" office:value="7" calcext:value-type="float">
            <text:p>7</text:p>
          </table:table-cell>
          <table:table-cell table:formula="of:=SUBSTITUTE([.A928] ;&quot;F&quot;;&quot;0&quot;)" office:value-type="string" office:string-value="0B0B000RRR" calcext:value-type="string">
            <text:p>0B0B000RRR</text:p>
          </table:table-cell>
          <table:table-cell table:formula="of:=SUBSTITUTE([.D928];&quot;B&quot;;&quot;1&quot;)" office:value-type="string" office:string-value="0101000RRR" calcext:value-type="string">
            <text:p>0101000RRR</text:p>
          </table:table-cell>
          <table:table-cell table:formula="of:=SUBSTITUTE([.E928];&quot;L&quot;;&quot;0&quot;)" office:value-type="string" office:string-value="0101000RRR" calcext:value-type="string">
            <text:p>0101000RRR</text:p>
          </table:table-cell>
          <table:table-cell table:formula="of:=SUBSTITUTE([.F928];&quot;R&quot;;&quot;1&quot;)" office:value-type="string" office:string-value="0101000111" calcext:value-type="string">
            <text:p>0101000111</text:p>
          </table:table-cell>
          <table:table-cell table:formula="of:=MID([.G928];1;7)" office:value-type="string" office:string-value="0101000" calcext:value-type="string">
            <text:p>0101000</text:p>
          </table:table-cell>
          <table:table-cell table:formula="of:=MID([.G928];8;3)" office:value-type="string" office:string-value="111" calcext:value-type="string">
            <text:p>111</text:p>
          </table:table-cell>
          <table:table-cell table:formula="of:=BIN2DEC([.H928]) * 8" office:value-type="float" office:value="320" calcext:value-type="float">
            <text:p>320</text:p>
          </table:table-cell>
          <table:table-cell table:formula="of:=BIN2DEC([.I928])" office:value-type="float" office:value="7" calcext:value-type="float">
            <text:p>7</text:p>
          </table:table-cell>
          <table:table-cell table:formula="of:=[.J928]+[.K928]" office:value-type="float" office:value="327" calcext:value-type="float">
            <text:p>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FRLR</text:p>
          </table:table-cell>
          <table:table-cell table:formula="of:=BIN2DEC([.H929])" office:value-type="float" office:value="8" calcext:value-type="float">
            <text:p>8</text:p>
          </table:table-cell>
          <table:table-cell table:formula="of:=BIN2DEC([.I929])" office:value-type="float" office:value="5" calcext:value-type="float">
            <text:p>5</text:p>
          </table:table-cell>
          <table:table-cell table:formula="of:=SUBSTITUTE([.A929] ;&quot;F&quot;;&quot;0&quot;)" office:value-type="string" office:string-value="000B000RLR" calcext:value-type="string">
            <text:p>000B000RLR</text:p>
          </table:table-cell>
          <table:table-cell table:formula="of:=SUBSTITUTE([.D929];&quot;B&quot;;&quot;1&quot;)" office:value-type="string" office:string-value="0001000RLR" calcext:value-type="string">
            <text:p>0001000RLR</text:p>
          </table:table-cell>
          <table:table-cell table:formula="of:=SUBSTITUTE([.E929];&quot;L&quot;;&quot;0&quot;)" office:value-type="string" office:string-value="0001000R0R" calcext:value-type="string">
            <text:p>0001000R0R</text:p>
          </table:table-cell>
          <table:table-cell table:formula="of:=SUBSTITUTE([.F929];&quot;R&quot;;&quot;1&quot;)" office:value-type="string" office:string-value="0001000101" calcext:value-type="string">
            <text:p>0001000101</text:p>
          </table:table-cell>
          <table:table-cell table:formula="of:=MID([.G929];1;7)" office:value-type="string" office:string-value="0001000" calcext:value-type="string">
            <text:p>0001000</text:p>
          </table:table-cell>
          <table:table-cell table:formula="of:=MID([.G929];8;3)" office:value-type="string" office:string-value="101" calcext:value-type="string">
            <text:p>101</text:p>
          </table:table-cell>
          <table:table-cell table:formula="of:=BIN2DEC([.H929]) * 8" office:value-type="float" office:value="64" calcext:value-type="float">
            <text:p>64</text:p>
          </table:table-cell>
          <table:table-cell table:formula="of:=BIN2DEC([.I929])" office:value-type="float" office:value="5" calcext:value-type="float">
            <text:p>5</text:p>
          </table:table-cell>
          <table:table-cell table:formula="of:=[.J929]+[.K929]" office:value-type="float" office:value="69" calcext:value-type="float">
            <text:p>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BFLRR</text:p>
          </table:table-cell>
          <table:table-cell table:formula="of:=BIN2DEC([.H930])" office:value-type="float" office:value="90" calcext:value-type="float">
            <text:p>90</text:p>
          </table:table-cell>
          <table:table-cell table:formula="of:=BIN2DEC([.I930])" office:value-type="float" office:value="3" calcext:value-type="float">
            <text:p>3</text:p>
          </table:table-cell>
          <table:table-cell table:formula="of:=SUBSTITUTE([.A930] ;&quot;F&quot;;&quot;0&quot;)" office:value-type="string" office:string-value="B0BB0B0LRR" calcext:value-type="string">
            <text:p>B0BB0B0LRR</text:p>
          </table:table-cell>
          <table:table-cell table:formula="of:=SUBSTITUTE([.D930];&quot;B&quot;;&quot;1&quot;)" office:value-type="string" office:string-value="1011010LRR" calcext:value-type="string">
            <text:p>1011010LRR</text:p>
          </table:table-cell>
          <table:table-cell table:formula="of:=SUBSTITUTE([.E930];&quot;L&quot;;&quot;0&quot;)" office:value-type="string" office:string-value="10110100RR" calcext:value-type="string">
            <text:p>10110100RR</text:p>
          </table:table-cell>
          <table:table-cell table:formula="of:=SUBSTITUTE([.F930];&quot;R&quot;;&quot;1&quot;)" office:value-type="string" office:string-value="1011010011" calcext:value-type="string">
            <text:p>1011010011</text:p>
          </table:table-cell>
          <table:table-cell table:formula="of:=MID([.G930];1;7)" office:value-type="string" office:string-value="1011010" calcext:value-type="string">
            <text:p>1011010</text:p>
          </table:table-cell>
          <table:table-cell table:formula="of:=MID([.G930];8;3)" office:value-type="string" office:string-value="011" calcext:value-type="string">
            <text:p>011</text:p>
          </table:table-cell>
          <table:table-cell table:formula="of:=BIN2DEC([.H930]) * 8" office:value-type="float" office:value="720" calcext:value-type="float">
            <text:p>720</text:p>
          </table:table-cell>
          <table:table-cell table:formula="of:=BIN2DEC([.I930])" office:value-type="float" office:value="3" calcext:value-type="float">
            <text:p>3</text:p>
          </table:table-cell>
          <table:table-cell table:formula="of:=[.J930]+[.K930]" office:value-type="float" office:value="723" calcext:value-type="float">
            <text:p>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BBLLL</text:p>
          </table:table-cell>
          <table:table-cell table:formula="of:=BIN2DEC([.H931])" office:value-type="float" office:value="19" calcext:value-type="float">
            <text:p>19</text:p>
          </table:table-cell>
          <table:table-cell table:formula="of:=BIN2DEC([.I931])" office:value-type="float" office:value="0" calcext:value-type="float">
            <text:p>0</text:p>
          </table:table-cell>
          <table:table-cell table:formula="of:=SUBSTITUTE([.A931] ;&quot;F&quot;;&quot;0&quot;)" office:value-type="string" office:string-value="00B00BBLLL" calcext:value-type="string">
            <text:p>00B00BBLLL</text:p>
          </table:table-cell>
          <table:table-cell table:formula="of:=SUBSTITUTE([.D931];&quot;B&quot;;&quot;1&quot;)" office:value-type="string" office:string-value="0010011LLL" calcext:value-type="string">
            <text:p>0010011LLL</text:p>
          </table:table-cell>
          <table:table-cell table:formula="of:=SUBSTITUTE([.E931];&quot;L&quot;;&quot;0&quot;)" office:value-type="string" office:string-value="0010011000" calcext:value-type="string">
            <text:p>0010011000</text:p>
          </table:table-cell>
          <table:table-cell table:formula="of:=SUBSTITUTE([.F931];&quot;R&quot;;&quot;1&quot;)" office:value-type="string" office:string-value="0010011000" calcext:value-type="string">
            <text:p>0010011000</text:p>
          </table:table-cell>
          <table:table-cell table:formula="of:=MID([.G931];1;7)" office:value-type="string" office:string-value="0010011" calcext:value-type="string">
            <text:p>0010011</text:p>
          </table:table-cell>
          <table:table-cell table:formula="of:=MID([.G931];8;3)" office:value-type="string" office:string-value="000" calcext:value-type="string">
            <text:p>000</text:p>
          </table:table-cell>
          <table:table-cell table:formula="of:=BIN2DEC([.H931]) * 8" office:value-type="float" office:value="152" calcext:value-type="float">
            <text:p>152</text:p>
          </table:table-cell>
          <table:table-cell table:formula="of:=BIN2DEC([.I931])" office:value-type="float" office:value="0" calcext:value-type="float">
            <text:p>0</text:p>
          </table:table-cell>
          <table:table-cell table:formula="of:=[.J931]+[.K931]" office:value-type="float" office:value="152" calcext:value-type="float">
            <text:p>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FLLL</text:p>
          </table:table-cell>
          <table:table-cell table:formula="of:=BIN2DEC([.H932])" office:value-type="float" office:value="16" calcext:value-type="float">
            <text:p>16</text:p>
          </table:table-cell>
          <table:table-cell table:formula="of:=BIN2DEC([.I932])" office:value-type="float" office:value="0" calcext:value-type="float">
            <text:p>0</text:p>
          </table:table-cell>
          <table:table-cell table:formula="of:=SUBSTITUTE([.A932] ;&quot;F&quot;;&quot;0&quot;)" office:value-type="string" office:string-value="00B0000LLL" calcext:value-type="string">
            <text:p>00B0000LLL</text:p>
          </table:table-cell>
          <table:table-cell table:formula="of:=SUBSTITUTE([.D932];&quot;B&quot;;&quot;1&quot;)" office:value-type="string" office:string-value="0010000LLL" calcext:value-type="string">
            <text:p>0010000LLL</text:p>
          </table:table-cell>
          <table:table-cell table:formula="of:=SUBSTITUTE([.E932];&quot;L&quot;;&quot;0&quot;)" office:value-type="string" office:string-value="0010000000" calcext:value-type="string">
            <text:p>0010000000</text:p>
          </table:table-cell>
          <table:table-cell table:formula="of:=SUBSTITUTE([.F932];&quot;R&quot;;&quot;1&quot;)" office:value-type="string" office:string-value="0010000000" calcext:value-type="string">
            <text:p>0010000000</text:p>
          </table:table-cell>
          <table:table-cell table:formula="of:=MID([.G932];1;7)" office:value-type="string" office:string-value="0010000" calcext:value-type="string">
            <text:p>0010000</text:p>
          </table:table-cell>
          <table:table-cell table:formula="of:=MID([.G932];8;3)" office:value-type="string" office:string-value="000" calcext:value-type="string">
            <text:p>000</text:p>
          </table:table-cell>
          <table:table-cell table:formula="of:=BIN2DEC([.H932]) * 8" office:value-type="float" office:value="128" calcext:value-type="float">
            <text:p>128</text:p>
          </table:table-cell>
          <table:table-cell table:formula="of:=BIN2DEC([.I932])" office:value-type="float" office:value="0" calcext:value-type="float">
            <text:p>0</text:p>
          </table:table-cell>
          <table:table-cell table:formula="of:=[.J932]+[.K932]" office:value-type="float" office:value="128" calcext:value-type="float">
            <text:p>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BLLL</text:p>
          </table:table-cell>
          <table:table-cell table:formula="of:=BIN2DEC([.H933])" office:value-type="float" office:value="37" calcext:value-type="float">
            <text:p>37</text:p>
          </table:table-cell>
          <table:table-cell table:formula="of:=BIN2DEC([.I933])" office:value-type="float" office:value="0" calcext:value-type="float">
            <text:p>0</text:p>
          </table:table-cell>
          <table:table-cell table:formula="of:=SUBSTITUTE([.A933] ;&quot;F&quot;;&quot;0&quot;)" office:value-type="string" office:string-value="0B00B0BLLL" calcext:value-type="string">
            <text:p>0B00B0BLLL</text:p>
          </table:table-cell>
          <table:table-cell table:formula="of:=SUBSTITUTE([.D933];&quot;B&quot;;&quot;1&quot;)" office:value-type="string" office:string-value="0100101LLL" calcext:value-type="string">
            <text:p>0100101LLL</text:p>
          </table:table-cell>
          <table:table-cell table:formula="of:=SUBSTITUTE([.E933];&quot;L&quot;;&quot;0&quot;)" office:value-type="string" office:string-value="0100101000" calcext:value-type="string">
            <text:p>0100101000</text:p>
          </table:table-cell>
          <table:table-cell table:formula="of:=SUBSTITUTE([.F933];&quot;R&quot;;&quot;1&quot;)" office:value-type="string" office:string-value="0100101000" calcext:value-type="string">
            <text:p>0100101000</text:p>
          </table:table-cell>
          <table:table-cell table:formula="of:=MID([.G933];1;7)" office:value-type="string" office:string-value="0100101" calcext:value-type="string">
            <text:p>0100101</text:p>
          </table:table-cell>
          <table:table-cell table:formula="of:=MID([.G933];8;3)" office:value-type="string" office:string-value="000" calcext:value-type="string">
            <text:p>000</text:p>
          </table:table-cell>
          <table:table-cell table:formula="of:=BIN2DEC([.H933]) * 8" office:value-type="float" office:value="296" calcext:value-type="float">
            <text:p>296</text:p>
          </table:table-cell>
          <table:table-cell table:formula="of:=BIN2DEC([.I933])" office:value-type="float" office:value="0" calcext:value-type="float">
            <text:p>0</text:p>
          </table:table-cell>
          <table:table-cell table:formula="of:=[.J933]+[.K933]" office:value-type="float" office:value="296" calcext:value-type="float">
            <text:p>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FBLRR</text:p>
          </table:table-cell>
          <table:table-cell table:formula="of:=BIN2DEC([.H934])" office:value-type="float" office:value="81" calcext:value-type="float">
            <text:p>81</text:p>
          </table:table-cell>
          <table:table-cell table:formula="of:=BIN2DEC([.I934])" office:value-type="float" office:value="3" calcext:value-type="float">
            <text:p>3</text:p>
          </table:table-cell>
          <table:table-cell table:formula="of:=SUBSTITUTE([.A934] ;&quot;F&quot;;&quot;0&quot;)" office:value-type="string" office:string-value="B0B000BLRR" calcext:value-type="string">
            <text:p>B0B000BLRR</text:p>
          </table:table-cell>
          <table:table-cell table:formula="of:=SUBSTITUTE([.D934];&quot;B&quot;;&quot;1&quot;)" office:value-type="string" office:string-value="1010001LRR" calcext:value-type="string">
            <text:p>1010001LRR</text:p>
          </table:table-cell>
          <table:table-cell table:formula="of:=SUBSTITUTE([.E934];&quot;L&quot;;&quot;0&quot;)" office:value-type="string" office:string-value="10100010RR" calcext:value-type="string">
            <text:p>10100010RR</text:p>
          </table:table-cell>
          <table:table-cell table:formula="of:=SUBSTITUTE([.F934];&quot;R&quot;;&quot;1&quot;)" office:value-type="string" office:string-value="1010001011" calcext:value-type="string">
            <text:p>1010001011</text:p>
          </table:table-cell>
          <table:table-cell table:formula="of:=MID([.G934];1;7)" office:value-type="string" office:string-value="1010001" calcext:value-type="string">
            <text:p>1010001</text:p>
          </table:table-cell>
          <table:table-cell table:formula="of:=MID([.G934];8;3)" office:value-type="string" office:string-value="011" calcext:value-type="string">
            <text:p>011</text:p>
          </table:table-cell>
          <table:table-cell table:formula="of:=BIN2DEC([.H934]) * 8" office:value-type="float" office:value="648" calcext:value-type="float">
            <text:p>648</text:p>
          </table:table-cell>
          <table:table-cell table:formula="of:=BIN2DEC([.I934])" office:value-type="float" office:value="3" calcext:value-type="float">
            <text:p>3</text:p>
          </table:table-cell>
          <table:table-cell table:formula="of:=[.J934]+[.K934]" office:value-type="float" office:value="651" calcext:value-type="float">
            <text:p>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FFFRLR</text:p>
          </table:table-cell>
          <table:table-cell table:formula="of:=BIN2DEC([.H935])" office:value-type="float" office:value="32" calcext:value-type="float">
            <text:p>32</text:p>
          </table:table-cell>
          <table:table-cell table:formula="of:=BIN2DEC([.I935])" office:value-type="float" office:value="5" calcext:value-type="float">
            <text:p>5</text:p>
          </table:table-cell>
          <table:table-cell table:formula="of:=SUBSTITUTE([.A935] ;&quot;F&quot;;&quot;0&quot;)" office:value-type="string" office:string-value="0B00000RLR" calcext:value-type="string">
            <text:p>0B00000RLR</text:p>
          </table:table-cell>
          <table:table-cell table:formula="of:=SUBSTITUTE([.D935];&quot;B&quot;;&quot;1&quot;)" office:value-type="string" office:string-value="0100000RLR" calcext:value-type="string">
            <text:p>0100000RLR</text:p>
          </table:table-cell>
          <table:table-cell table:formula="of:=SUBSTITUTE([.E935];&quot;L&quot;;&quot;0&quot;)" office:value-type="string" office:string-value="0100000R0R" calcext:value-type="string">
            <text:p>0100000R0R</text:p>
          </table:table-cell>
          <table:table-cell table:formula="of:=SUBSTITUTE([.F935];&quot;R&quot;;&quot;1&quot;)" office:value-type="string" office:string-value="0100000101" calcext:value-type="string">
            <text:p>0100000101</text:p>
          </table:table-cell>
          <table:table-cell table:formula="of:=MID([.G935];1;7)" office:value-type="string" office:string-value="0100000" calcext:value-type="string">
            <text:p>0100000</text:p>
          </table:table-cell>
          <table:table-cell table:formula="of:=MID([.G935];8;3)" office:value-type="string" office:string-value="101" calcext:value-type="string">
            <text:p>101</text:p>
          </table:table-cell>
          <table:table-cell table:formula="of:=BIN2DEC([.H935]) * 8" office:value-type="float" office:value="256" calcext:value-type="float">
            <text:p>256</text:p>
          </table:table-cell>
          <table:table-cell table:formula="of:=BIN2DEC([.I935])" office:value-type="float" office:value="5" calcext:value-type="float">
            <text:p>5</text:p>
          </table:table-cell>
          <table:table-cell table:formula="of:=[.J935]+[.K935]" office:value-type="float" office:value="261" calcext:value-type="float">
            <text:p>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BBLRL</text:p>
          </table:table-cell>
          <table:table-cell table:formula="of:=BIN2DEC([.H936])" office:value-type="float" office:value="107" calcext:value-type="float">
            <text:p>107</text:p>
          </table:table-cell>
          <table:table-cell table:formula="of:=BIN2DEC([.I936])" office:value-type="float" office:value="2" calcext:value-type="float">
            <text:p>2</text:p>
          </table:table-cell>
          <table:table-cell table:formula="of:=SUBSTITUTE([.A936] ;&quot;F&quot;;&quot;0&quot;)" office:value-type="string" office:string-value="BB0B0BBLRL" calcext:value-type="string">
            <text:p>BB0B0BBLRL</text:p>
          </table:table-cell>
          <table:table-cell table:formula="of:=SUBSTITUTE([.D936];&quot;B&quot;;&quot;1&quot;)" office:value-type="string" office:string-value="1101011LRL" calcext:value-type="string">
            <text:p>1101011LRL</text:p>
          </table:table-cell>
          <table:table-cell table:formula="of:=SUBSTITUTE([.E936];&quot;L&quot;;&quot;0&quot;)" office:value-type="string" office:string-value="11010110R0" calcext:value-type="string">
            <text:p>11010110R0</text:p>
          </table:table-cell>
          <table:table-cell table:formula="of:=SUBSTITUTE([.F936];&quot;R&quot;;&quot;1&quot;)" office:value-type="string" office:string-value="1101011010" calcext:value-type="string">
            <text:p>1101011010</text:p>
          </table:table-cell>
          <table:table-cell table:formula="of:=MID([.G936];1;7)" office:value-type="string" office:string-value="1101011" calcext:value-type="string">
            <text:p>1101011</text:p>
          </table:table-cell>
          <table:table-cell table:formula="of:=MID([.G936];8;3)" office:value-type="string" office:string-value="010" calcext:value-type="string">
            <text:p>010</text:p>
          </table:table-cell>
          <table:table-cell table:formula="of:=BIN2DEC([.H936]) * 8" office:value-type="float" office:value="856" calcext:value-type="float">
            <text:p>856</text:p>
          </table:table-cell>
          <table:table-cell table:formula="of:=BIN2DEC([.I936])" office:value-type="float" office:value="2" calcext:value-type="float">
            <text:p>2</text:p>
          </table:table-cell>
          <table:table-cell table:formula="of:=[.J936]+[.K936]" office:value-type="float" office:value="858" calcext:value-type="float">
            <text:p>8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BRRR</text:p>
          </table:table-cell>
          <table:table-cell table:formula="of:=BIN2DEC([.H937])" office:value-type="float" office:value="21" calcext:value-type="float">
            <text:p>21</text:p>
          </table:table-cell>
          <table:table-cell table:formula="of:=BIN2DEC([.I937])" office:value-type="float" office:value="7" calcext:value-type="float">
            <text:p>7</text:p>
          </table:table-cell>
          <table:table-cell table:formula="of:=SUBSTITUTE([.A937] ;&quot;F&quot;;&quot;0&quot;)" office:value-type="string" office:string-value="00B0B0BRRR" calcext:value-type="string">
            <text:p>00B0B0BRRR</text:p>
          </table:table-cell>
          <table:table-cell table:formula="of:=SUBSTITUTE([.D937];&quot;B&quot;;&quot;1&quot;)" office:value-type="string" office:string-value="0010101RRR" calcext:value-type="string">
            <text:p>0010101RRR</text:p>
          </table:table-cell>
          <table:table-cell table:formula="of:=SUBSTITUTE([.E937];&quot;L&quot;;&quot;0&quot;)" office:value-type="string" office:string-value="0010101RRR" calcext:value-type="string">
            <text:p>0010101RRR</text:p>
          </table:table-cell>
          <table:table-cell table:formula="of:=SUBSTITUTE([.F937];&quot;R&quot;;&quot;1&quot;)" office:value-type="string" office:string-value="0010101111" calcext:value-type="string">
            <text:p>0010101111</text:p>
          </table:table-cell>
          <table:table-cell table:formula="of:=MID([.G937];1;7)" office:value-type="string" office:string-value="0010101" calcext:value-type="string">
            <text:p>0010101</text:p>
          </table:table-cell>
          <table:table-cell table:formula="of:=MID([.G937];8;3)" office:value-type="string" office:string-value="111" calcext:value-type="string">
            <text:p>111</text:p>
          </table:table-cell>
          <table:table-cell table:formula="of:=BIN2DEC([.H937]) * 8" office:value-type="float" office:value="168" calcext:value-type="float">
            <text:p>168</text:p>
          </table:table-cell>
          <table:table-cell table:formula="of:=BIN2DEC([.I937])" office:value-type="float" office:value="7" calcext:value-type="float">
            <text:p>7</text:p>
          </table:table-cell>
          <table:table-cell table:formula="of:=[.J937]+[.K937]" office:value-type="float" office:value="175" calcext:value-type="float">
            <text:p>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BLRL</text:p>
          </table:table-cell>
          <table:table-cell table:formula="of:=BIN2DEC([.H938])" office:value-type="float" office:value="17" calcext:value-type="float">
            <text:p>17</text:p>
          </table:table-cell>
          <table:table-cell table:formula="of:=BIN2DEC([.I938])" office:value-type="float" office:value="2" calcext:value-type="float">
            <text:p>2</text:p>
          </table:table-cell>
          <table:table-cell table:formula="of:=SUBSTITUTE([.A938] ;&quot;F&quot;;&quot;0&quot;)" office:value-type="string" office:string-value="00B000BLRL" calcext:value-type="string">
            <text:p>00B000BLRL</text:p>
          </table:table-cell>
          <table:table-cell table:formula="of:=SUBSTITUTE([.D938];&quot;B&quot;;&quot;1&quot;)" office:value-type="string" office:string-value="0010001LRL" calcext:value-type="string">
            <text:p>0010001LRL</text:p>
          </table:table-cell>
          <table:table-cell table:formula="of:=SUBSTITUTE([.E938];&quot;L&quot;;&quot;0&quot;)" office:value-type="string" office:string-value="00100010R0" calcext:value-type="string">
            <text:p>00100010R0</text:p>
          </table:table-cell>
          <table:table-cell table:formula="of:=SUBSTITUTE([.F938];&quot;R&quot;;&quot;1&quot;)" office:value-type="string" office:string-value="0010001010" calcext:value-type="string">
            <text:p>0010001010</text:p>
          </table:table-cell>
          <table:table-cell table:formula="of:=MID([.G938];1;7)" office:value-type="string" office:string-value="0010001" calcext:value-type="string">
            <text:p>0010001</text:p>
          </table:table-cell>
          <table:table-cell table:formula="of:=MID([.G938];8;3)" office:value-type="string" office:string-value="010" calcext:value-type="string">
            <text:p>010</text:p>
          </table:table-cell>
          <table:table-cell table:formula="of:=BIN2DEC([.H938]) * 8" office:value-type="float" office:value="136" calcext:value-type="float">
            <text:p>136</text:p>
          </table:table-cell>
          <table:table-cell table:formula="of:=BIN2DEC([.I938])" office:value-type="float" office:value="2" calcext:value-type="float">
            <text:p>2</text:p>
          </table:table-cell>
          <table:table-cell table:formula="of:=[.J938]+[.K938]" office:value-type="float" office:value="138" calcext:value-type="float">
            <text:p>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BRRR</text:p>
          </table:table-cell>
          <table:table-cell table:formula="of:=BIN2DEC([.H939])" office:value-type="float" office:value="27" calcext:value-type="float">
            <text:p>27</text:p>
          </table:table-cell>
          <table:table-cell table:formula="of:=BIN2DEC([.I939])" office:value-type="float" office:value="7" calcext:value-type="float">
            <text:p>7</text:p>
          </table:table-cell>
          <table:table-cell table:formula="of:=SUBSTITUTE([.A939] ;&quot;F&quot;;&quot;0&quot;)" office:value-type="string" office:string-value="00BB0BBRRR" calcext:value-type="string">
            <text:p>00BB0BBRRR</text:p>
          </table:table-cell>
          <table:table-cell table:formula="of:=SUBSTITUTE([.D939];&quot;B&quot;;&quot;1&quot;)" office:value-type="string" office:string-value="0011011RRR" calcext:value-type="string">
            <text:p>0011011RRR</text:p>
          </table:table-cell>
          <table:table-cell table:formula="of:=SUBSTITUTE([.E939];&quot;L&quot;;&quot;0&quot;)" office:value-type="string" office:string-value="0011011RRR" calcext:value-type="string">
            <text:p>0011011RRR</text:p>
          </table:table-cell>
          <table:table-cell table:formula="of:=SUBSTITUTE([.F939];&quot;R&quot;;&quot;1&quot;)" office:value-type="string" office:string-value="0011011111" calcext:value-type="string">
            <text:p>0011011111</text:p>
          </table:table-cell>
          <table:table-cell table:formula="of:=MID([.G939];1;7)" office:value-type="string" office:string-value="0011011" calcext:value-type="string">
            <text:p>0011011</text:p>
          </table:table-cell>
          <table:table-cell table:formula="of:=MID([.G939];8;3)" office:value-type="string" office:string-value="111" calcext:value-type="string">
            <text:p>111</text:p>
          </table:table-cell>
          <table:table-cell table:formula="of:=BIN2DEC([.H939]) * 8" office:value-type="float" office:value="216" calcext:value-type="float">
            <text:p>216</text:p>
          </table:table-cell>
          <table:table-cell table:formula="of:=BIN2DEC([.I939])" office:value-type="float" office:value="7" calcext:value-type="float">
            <text:p>7</text:p>
          </table:table-cell>
          <table:table-cell table:formula="of:=[.J939]+[.K939]" office:value-type="float" office:value="223" calcext:value-type="float">
            <text:p>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FBRLL</text:p>
          </table:table-cell>
          <table:table-cell table:formula="of:=BIN2DEC([.H940])" office:value-type="float" office:value="101" calcext:value-type="float">
            <text:p>101</text:p>
          </table:table-cell>
          <table:table-cell table:formula="of:=BIN2DEC([.I940])" office:value-type="float" office:value="4" calcext:value-type="float">
            <text:p>4</text:p>
          </table:table-cell>
          <table:table-cell table:formula="of:=SUBSTITUTE([.A940] ;&quot;F&quot;;&quot;0&quot;)" office:value-type="string" office:string-value="BB00B0BRLL" calcext:value-type="string">
            <text:p>BB00B0BRLL</text:p>
          </table:table-cell>
          <table:table-cell table:formula="of:=SUBSTITUTE([.D940];&quot;B&quot;;&quot;1&quot;)" office:value-type="string" office:string-value="1100101RLL" calcext:value-type="string">
            <text:p>1100101RLL</text:p>
          </table:table-cell>
          <table:table-cell table:formula="of:=SUBSTITUTE([.E940];&quot;L&quot;;&quot;0&quot;)" office:value-type="string" office:string-value="1100101R00" calcext:value-type="string">
            <text:p>1100101R00</text:p>
          </table:table-cell>
          <table:table-cell table:formula="of:=SUBSTITUTE([.F940];&quot;R&quot;;&quot;1&quot;)" office:value-type="string" office:string-value="1100101100" calcext:value-type="string">
            <text:p>1100101100</text:p>
          </table:table-cell>
          <table:table-cell table:formula="of:=MID([.G940];1;7)" office:value-type="string" office:string-value="1100101" calcext:value-type="string">
            <text:p>1100101</text:p>
          </table:table-cell>
          <table:table-cell table:formula="of:=MID([.G940];8;3)" office:value-type="string" office:string-value="100" calcext:value-type="string">
            <text:p>100</text:p>
          </table:table-cell>
          <table:table-cell table:formula="of:=BIN2DEC([.H940]) * 8" office:value-type="float" office:value="808" calcext:value-type="float">
            <text:p>808</text:p>
          </table:table-cell>
          <table:table-cell table:formula="of:=BIN2DEC([.I940])" office:value-type="float" office:value="4" calcext:value-type="float">
            <text:p>4</text:p>
          </table:table-cell>
          <table:table-cell table:formula="of:=[.J940]+[.K940]" office:value-type="float" office:value="812" calcext:value-type="float">
            <text:p>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BFRRL</text:p>
          </table:table-cell>
          <table:table-cell table:formula="of:=BIN2DEC([.H941])" office:value-type="float" office:value="10" calcext:value-type="float">
            <text:p>10</text:p>
          </table:table-cell>
          <table:table-cell table:formula="of:=BIN2DEC([.I941])" office:value-type="float" office:value="6" calcext:value-type="float">
            <text:p>6</text:p>
          </table:table-cell>
          <table:table-cell table:formula="of:=SUBSTITUTE([.A941] ;&quot;F&quot;;&quot;0&quot;)" office:value-type="string" office:string-value="000B0B0RRL" calcext:value-type="string">
            <text:p>000B0B0RRL</text:p>
          </table:table-cell>
          <table:table-cell table:formula="of:=SUBSTITUTE([.D941];&quot;B&quot;;&quot;1&quot;)" office:value-type="string" office:string-value="0001010RRL" calcext:value-type="string">
            <text:p>0001010RRL</text:p>
          </table:table-cell>
          <table:table-cell table:formula="of:=SUBSTITUTE([.E941];&quot;L&quot;;&quot;0&quot;)" office:value-type="string" office:string-value="0001010RR0" calcext:value-type="string">
            <text:p>0001010RR0</text:p>
          </table:table-cell>
          <table:table-cell table:formula="of:=SUBSTITUTE([.F941];&quot;R&quot;;&quot;1&quot;)" office:value-type="string" office:string-value="0001010110" calcext:value-type="string">
            <text:p>0001010110</text:p>
          </table:table-cell>
          <table:table-cell table:formula="of:=MID([.G941];1;7)" office:value-type="string" office:string-value="0001010" calcext:value-type="string">
            <text:p>0001010</text:p>
          </table:table-cell>
          <table:table-cell table:formula="of:=MID([.G941];8;3)" office:value-type="string" office:string-value="110" calcext:value-type="string">
            <text:p>110</text:p>
          </table:table-cell>
          <table:table-cell table:formula="of:=BIN2DEC([.H941]) * 8" office:value-type="float" office:value="80" calcext:value-type="float">
            <text:p>80</text:p>
          </table:table-cell>
          <table:table-cell table:formula="of:=BIN2DEC([.I941])" office:value-type="float" office:value="6" calcext:value-type="float">
            <text:p>6</text:p>
          </table:table-cell>
          <table:table-cell table:formula="of:=[.J941]+[.K941]" office:value-type="float" office:value="86" calcext:value-type="float">
            <text:p>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FFBLLR</text:p>
          </table:table-cell>
          <table:table-cell table:formula="of:=BIN2DEC([.H942])" office:value-type="float" office:value="17" calcext:value-type="float">
            <text:p>17</text:p>
          </table:table-cell>
          <table:table-cell table:formula="of:=BIN2DEC([.I942])" office:value-type="float" office:value="1" calcext:value-type="float">
            <text:p>1</text:p>
          </table:table-cell>
          <table:table-cell table:formula="of:=SUBSTITUTE([.A942] ;&quot;F&quot;;&quot;0&quot;)" office:value-type="string" office:string-value="00B000BLLR" calcext:value-type="string">
            <text:p>00B000BLLR</text:p>
          </table:table-cell>
          <table:table-cell table:formula="of:=SUBSTITUTE([.D942];&quot;B&quot;;&quot;1&quot;)" office:value-type="string" office:string-value="0010001LLR" calcext:value-type="string">
            <text:p>0010001LLR</text:p>
          </table:table-cell>
          <table:table-cell table:formula="of:=SUBSTITUTE([.E942];&quot;L&quot;;&quot;0&quot;)" office:value-type="string" office:string-value="001000100R" calcext:value-type="string">
            <text:p>001000100R</text:p>
          </table:table-cell>
          <table:table-cell table:formula="of:=SUBSTITUTE([.F942];&quot;R&quot;;&quot;1&quot;)" office:value-type="string" office:string-value="0010001001" calcext:value-type="string">
            <text:p>0010001001</text:p>
          </table:table-cell>
          <table:table-cell table:formula="of:=MID([.G942];1;7)" office:value-type="string" office:string-value="0010001" calcext:value-type="string">
            <text:p>0010001</text:p>
          </table:table-cell>
          <table:table-cell table:formula="of:=MID([.G942];8;3)" office:value-type="string" office:string-value="001" calcext:value-type="string">
            <text:p>001</text:p>
          </table:table-cell>
          <table:table-cell table:formula="of:=BIN2DEC([.H942]) * 8" office:value-type="float" office:value="136" calcext:value-type="float">
            <text:p>136</text:p>
          </table:table-cell>
          <table:table-cell table:formula="of:=BIN2DEC([.I942])" office:value-type="float" office:value="1" calcext:value-type="float">
            <text:p>1</text:p>
          </table:table-cell>
          <table:table-cell table:formula="of:=[.J942]+[.K942]" office:value-type="float" office:value="137" calcext:value-type="float">
            <text:p>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FRLL</text:p>
          </table:table-cell>
          <table:table-cell table:formula="of:=BIN2DEC([.H943])" office:value-type="float" office:value="8" calcext:value-type="float">
            <text:p>8</text:p>
          </table:table-cell>
          <table:table-cell table:formula="of:=BIN2DEC([.I943])" office:value-type="float" office:value="4" calcext:value-type="float">
            <text:p>4</text:p>
          </table:table-cell>
          <table:table-cell table:formula="of:=SUBSTITUTE([.A943] ;&quot;F&quot;;&quot;0&quot;)" office:value-type="string" office:string-value="000B000RLL" calcext:value-type="string">
            <text:p>000B000RLL</text:p>
          </table:table-cell>
          <table:table-cell table:formula="of:=SUBSTITUTE([.D943];&quot;B&quot;;&quot;1&quot;)" office:value-type="string" office:string-value="0001000RLL" calcext:value-type="string">
            <text:p>0001000RLL</text:p>
          </table:table-cell>
          <table:table-cell table:formula="of:=SUBSTITUTE([.E943];&quot;L&quot;;&quot;0&quot;)" office:value-type="string" office:string-value="0001000R00" calcext:value-type="string">
            <text:p>0001000R00</text:p>
          </table:table-cell>
          <table:table-cell table:formula="of:=SUBSTITUTE([.F943];&quot;R&quot;;&quot;1&quot;)" office:value-type="string" office:string-value="0001000100" calcext:value-type="string">
            <text:p>0001000100</text:p>
          </table:table-cell>
          <table:table-cell table:formula="of:=MID([.G943];1;7)" office:value-type="string" office:string-value="0001000" calcext:value-type="string">
            <text:p>0001000</text:p>
          </table:table-cell>
          <table:table-cell table:formula="of:=MID([.G943];8;3)" office:value-type="string" office:string-value="100" calcext:value-type="string">
            <text:p>100</text:p>
          </table:table-cell>
          <table:table-cell table:formula="of:=BIN2DEC([.H943]) * 8" office:value-type="float" office:value="64" calcext:value-type="float">
            <text:p>64</text:p>
          </table:table-cell>
          <table:table-cell table:formula="of:=BIN2DEC([.I943])" office:value-type="float" office:value="4" calcext:value-type="float">
            <text:p>4</text:p>
          </table:table-cell>
          <table:table-cell table:formula="of:=[.J943]+[.K943]" office:value-type="float" office:value="68" calcext:value-type="float">
            <text:p>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BLLL</text:p>
          </table:table-cell>
          <table:table-cell table:formula="of:=BIN2DEC([.H944])" office:value-type="float" office:value="21" calcext:value-type="float">
            <text:p>21</text:p>
          </table:table-cell>
          <table:table-cell table:formula="of:=BIN2DEC([.I944])" office:value-type="float" office:value="0" calcext:value-type="float">
            <text:p>0</text:p>
          </table:table-cell>
          <table:table-cell table:formula="of:=SUBSTITUTE([.A944] ;&quot;F&quot;;&quot;0&quot;)" office:value-type="string" office:string-value="00B0B0BLLL" calcext:value-type="string">
            <text:p>00B0B0BLLL</text:p>
          </table:table-cell>
          <table:table-cell table:formula="of:=SUBSTITUTE([.D944];&quot;B&quot;;&quot;1&quot;)" office:value-type="string" office:string-value="0010101LLL" calcext:value-type="string">
            <text:p>0010101LLL</text:p>
          </table:table-cell>
          <table:table-cell table:formula="of:=SUBSTITUTE([.E944];&quot;L&quot;;&quot;0&quot;)" office:value-type="string" office:string-value="0010101000" calcext:value-type="string">
            <text:p>0010101000</text:p>
          </table:table-cell>
          <table:table-cell table:formula="of:=SUBSTITUTE([.F944];&quot;R&quot;;&quot;1&quot;)" office:value-type="string" office:string-value="0010101000" calcext:value-type="string">
            <text:p>0010101000</text:p>
          </table:table-cell>
          <table:table-cell table:formula="of:=MID([.G944];1;7)" office:value-type="string" office:string-value="0010101" calcext:value-type="string">
            <text:p>0010101</text:p>
          </table:table-cell>
          <table:table-cell table:formula="of:=MID([.G944];8;3)" office:value-type="string" office:string-value="000" calcext:value-type="string">
            <text:p>000</text:p>
          </table:table-cell>
          <table:table-cell table:formula="of:=BIN2DEC([.H944]) * 8" office:value-type="float" office:value="168" calcext:value-type="float">
            <text:p>168</text:p>
          </table:table-cell>
          <table:table-cell table:formula="of:=BIN2DEC([.I944])" office:value-type="float" office:value="0" calcext:value-type="float">
            <text:p>0</text:p>
          </table:table-cell>
          <table:table-cell table:formula="of:=[.J944]+[.K944]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BFFBRRR</text:p>
          </table:table-cell>
          <table:table-cell table:formula="of:=BIN2DEC([.H945])" office:value-type="float" office:value="9" calcext:value-type="float">
            <text:p>9</text:p>
          </table:table-cell>
          <table:table-cell table:formula="of:=BIN2DEC([.I945])" office:value-type="float" office:value="7" calcext:value-type="float">
            <text:p>7</text:p>
          </table:table-cell>
          <table:table-cell table:formula="of:=SUBSTITUTE([.A945] ;&quot;F&quot;;&quot;0&quot;)" office:value-type="string" office:string-value="000B00BRRR" calcext:value-type="string">
            <text:p>000B00BRRR</text:p>
          </table:table-cell>
          <table:table-cell table:formula="of:=SUBSTITUTE([.D945];&quot;B&quot;;&quot;1&quot;)" office:value-type="string" office:string-value="0001001RRR" calcext:value-type="string">
            <text:p>0001001RRR</text:p>
          </table:table-cell>
          <table:table-cell table:formula="of:=SUBSTITUTE([.E945];&quot;L&quot;;&quot;0&quot;)" office:value-type="string" office:string-value="0001001RRR" calcext:value-type="string">
            <text:p>0001001RRR</text:p>
          </table:table-cell>
          <table:table-cell table:formula="of:=SUBSTITUTE([.F945];&quot;R&quot;;&quot;1&quot;)" office:value-type="string" office:string-value="0001001111" calcext:value-type="string">
            <text:p>0001001111</text:p>
          </table:table-cell>
          <table:table-cell table:formula="of:=MID([.G945];1;7)" office:value-type="string" office:string-value="0001001" calcext:value-type="string">
            <text:p>0001001</text:p>
          </table:table-cell>
          <table:table-cell table:formula="of:=MID([.G945];8;3)" office:value-type="string" office:string-value="111" calcext:value-type="string">
            <text:p>111</text:p>
          </table:table-cell>
          <table:table-cell table:formula="of:=BIN2DEC([.H945]) * 8" office:value-type="float" office:value="72" calcext:value-type="float">
            <text:p>72</text:p>
          </table:table-cell>
          <table:table-cell table:formula="of:=BIN2DEC([.I945])" office:value-type="float" office:value="7" calcext:value-type="float">
            <text:p>7</text:p>
          </table:table-cell>
          <table:table-cell table:formula="of:=[.J945]+[.K945]" office:value-type="float" office:value="79" calcext:value-type="float">
            <text:p>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FRLL</text:p>
          </table:table-cell>
          <table:table-cell table:formula="of:=BIN2DEC([.H946])" office:value-type="float" office:value="114" calcext:value-type="float">
            <text:p>114</text:p>
          </table:table-cell>
          <table:table-cell table:formula="of:=BIN2DEC([.I946])" office:value-type="float" office:value="4" calcext:value-type="float">
            <text:p>4</text:p>
          </table:table-cell>
          <table:table-cell table:formula="of:=SUBSTITUTE([.A946] ;&quot;F&quot;;&quot;0&quot;)" office:value-type="string" office:string-value="BBB00B0RLL" calcext:value-type="string">
            <text:p>BBB00B0RLL</text:p>
          </table:table-cell>
          <table:table-cell table:formula="of:=SUBSTITUTE([.D946];&quot;B&quot;;&quot;1&quot;)" office:value-type="string" office:string-value="1110010RLL" calcext:value-type="string">
            <text:p>1110010RLL</text:p>
          </table:table-cell>
          <table:table-cell table:formula="of:=SUBSTITUTE([.E946];&quot;L&quot;;&quot;0&quot;)" office:value-type="string" office:string-value="1110010R00" calcext:value-type="string">
            <text:p>1110010R00</text:p>
          </table:table-cell>
          <table:table-cell table:formula="of:=SUBSTITUTE([.F946];&quot;R&quot;;&quot;1&quot;)" office:value-type="string" office:string-value="1110010100" calcext:value-type="string">
            <text:p>1110010100</text:p>
          </table:table-cell>
          <table:table-cell table:formula="of:=MID([.G946];1;7)" office:value-type="string" office:string-value="1110010" calcext:value-type="string">
            <text:p>1110010</text:p>
          </table:table-cell>
          <table:table-cell table:formula="of:=MID([.G946];8;3)" office:value-type="string" office:string-value="100" calcext:value-type="string">
            <text:p>100</text:p>
          </table:table-cell>
          <table:table-cell table:formula="of:=BIN2DEC([.H946]) * 8" office:value-type="float" office:value="912" calcext:value-type="float">
            <text:p>912</text:p>
          </table:table-cell>
          <table:table-cell table:formula="of:=BIN2DEC([.I946])" office:value-type="float" office:value="4" calcext:value-type="float">
            <text:p>4</text:p>
          </table:table-cell>
          <table:table-cell table:formula="of:=[.J946]+[.K946]" office:value-type="float" office:value="916" calcext:value-type="float">
            <text:p>9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FBFFLLR</text:p>
          </table:table-cell>
          <table:table-cell table:formula="of:=BIN2DEC([.H947])" office:value-type="float" office:value="20" calcext:value-type="float">
            <text:p>20</text:p>
          </table:table-cell>
          <table:table-cell table:formula="of:=BIN2DEC([.I947])" office:value-type="float" office:value="1" calcext:value-type="float">
            <text:p>1</text:p>
          </table:table-cell>
          <table:table-cell table:formula="of:=SUBSTITUTE([.A947] ;&quot;F&quot;;&quot;0&quot;)" office:value-type="string" office:string-value="00B0B00LLR" calcext:value-type="string">
            <text:p>00B0B00LLR</text:p>
          </table:table-cell>
          <table:table-cell table:formula="of:=SUBSTITUTE([.D947];&quot;B&quot;;&quot;1&quot;)" office:value-type="string" office:string-value="0010100LLR" calcext:value-type="string">
            <text:p>0010100LLR</text:p>
          </table:table-cell>
          <table:table-cell table:formula="of:=SUBSTITUTE([.E947];&quot;L&quot;;&quot;0&quot;)" office:value-type="string" office:string-value="001010000R" calcext:value-type="string">
            <text:p>001010000R</text:p>
          </table:table-cell>
          <table:table-cell table:formula="of:=SUBSTITUTE([.F947];&quot;R&quot;;&quot;1&quot;)" office:value-type="string" office:string-value="0010100001" calcext:value-type="string">
            <text:p>0010100001</text:p>
          </table:table-cell>
          <table:table-cell table:formula="of:=MID([.G947];1;7)" office:value-type="string" office:string-value="0010100" calcext:value-type="string">
            <text:p>0010100</text:p>
          </table:table-cell>
          <table:table-cell table:formula="of:=MID([.G947];8;3)" office:value-type="string" office:string-value="001" calcext:value-type="string">
            <text:p>001</text:p>
          </table:table-cell>
          <table:table-cell table:formula="of:=BIN2DEC([.H947]) * 8" office:value-type="float" office:value="160" calcext:value-type="float">
            <text:p>160</text:p>
          </table:table-cell>
          <table:table-cell table:formula="of:=BIN2DEC([.I947])" office:value-type="float" office:value="1" calcext:value-type="float">
            <text:p>1</text:p>
          </table:table-cell>
          <table:table-cell table:formula="of:=[.J947]+[.K947]" office:value-type="float" office:value="161" calcext:value-type="float">
            <text:p>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FLRL</text:p>
          </table:table-cell>
          <table:table-cell table:formula="of:=BIN2DEC([.H948])" office:value-type="float" office:value="114" calcext:value-type="float">
            <text:p>114</text:p>
          </table:table-cell>
          <table:table-cell table:formula="of:=BIN2DEC([.I948])" office:value-type="float" office:value="2" calcext:value-type="float">
            <text:p>2</text:p>
          </table:table-cell>
          <table:table-cell table:formula="of:=SUBSTITUTE([.A948] ;&quot;F&quot;;&quot;0&quot;)" office:value-type="string" office:string-value="BBB00B0LRL" calcext:value-type="string">
            <text:p>BBB00B0LRL</text:p>
          </table:table-cell>
          <table:table-cell table:formula="of:=SUBSTITUTE([.D948];&quot;B&quot;;&quot;1&quot;)" office:value-type="string" office:string-value="1110010LRL" calcext:value-type="string">
            <text:p>1110010LRL</text:p>
          </table:table-cell>
          <table:table-cell table:formula="of:=SUBSTITUTE([.E948];&quot;L&quot;;&quot;0&quot;)" office:value-type="string" office:string-value="11100100R0" calcext:value-type="string">
            <text:p>11100100R0</text:p>
          </table:table-cell>
          <table:table-cell table:formula="of:=SUBSTITUTE([.F948];&quot;R&quot;;&quot;1&quot;)" office:value-type="string" office:string-value="1110010010" calcext:value-type="string">
            <text:p>1110010010</text:p>
          </table:table-cell>
          <table:table-cell table:formula="of:=MID([.G948];1;7)" office:value-type="string" office:string-value="1110010" calcext:value-type="string">
            <text:p>1110010</text:p>
          </table:table-cell>
          <table:table-cell table:formula="of:=MID([.G948];8;3)" office:value-type="string" office:string-value="010" calcext:value-type="string">
            <text:p>010</text:p>
          </table:table-cell>
          <table:table-cell table:formula="of:=BIN2DEC([.H948]) * 8" office:value-type="float" office:value="912" calcext:value-type="float">
            <text:p>912</text:p>
          </table:table-cell>
          <table:table-cell table:formula="of:=BIN2DEC([.I948])" office:value-type="float" office:value="2" calcext:value-type="float">
            <text:p>2</text:p>
          </table:table-cell>
          <table:table-cell table:formula="of:=[.J948]+[.K948]" office:value-type="float" office:value="914" calcext:value-type="float">
            <text:p>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BLLR</text:p>
          </table:table-cell>
          <table:table-cell table:formula="of:=BIN2DEC([.H949])" office:value-type="float" office:value="47" calcext:value-type="float">
            <text:p>47</text:p>
          </table:table-cell>
          <table:table-cell table:formula="of:=BIN2DEC([.I949])" office:value-type="float" office:value="1" calcext:value-type="float">
            <text:p>1</text:p>
          </table:table-cell>
          <table:table-cell table:formula="of:=SUBSTITUTE([.A949] ;&quot;F&quot;;&quot;0&quot;)" office:value-type="string" office:string-value="0B0BBBBLLR" calcext:value-type="string">
            <text:p>0B0BBBBLLR</text:p>
          </table:table-cell>
          <table:table-cell table:formula="of:=SUBSTITUTE([.D949];&quot;B&quot;;&quot;1&quot;)" office:value-type="string" office:string-value="0101111LLR" calcext:value-type="string">
            <text:p>0101111LLR</text:p>
          </table:table-cell>
          <table:table-cell table:formula="of:=SUBSTITUTE([.E949];&quot;L&quot;;&quot;0&quot;)" office:value-type="string" office:string-value="010111100R" calcext:value-type="string">
            <text:p>010111100R</text:p>
          </table:table-cell>
          <table:table-cell table:formula="of:=SUBSTITUTE([.F949];&quot;R&quot;;&quot;1&quot;)" office:value-type="string" office:string-value="0101111001" calcext:value-type="string">
            <text:p>0101111001</text:p>
          </table:table-cell>
          <table:table-cell table:formula="of:=MID([.G949];1;7)" office:value-type="string" office:string-value="0101111" calcext:value-type="string">
            <text:p>0101111</text:p>
          </table:table-cell>
          <table:table-cell table:formula="of:=MID([.G949];8;3)" office:value-type="string" office:string-value="001" calcext:value-type="string">
            <text:p>001</text:p>
          </table:table-cell>
          <table:table-cell table:formula="of:=BIN2DEC([.H949]) * 8" office:value-type="float" office:value="376" calcext:value-type="float">
            <text:p>376</text:p>
          </table:table-cell>
          <table:table-cell table:formula="of:=BIN2DEC([.I949])" office:value-type="float" office:value="1" calcext:value-type="float">
            <text:p>1</text:p>
          </table:table-cell>
          <table:table-cell table:formula="of:=[.J949]+[.K949]" office:value-type="float" office:value="377" calcext:value-type="float">
            <text:p>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FBLLR</text:p>
          </table:table-cell>
          <table:table-cell table:formula="of:=BIN2DEC([.H950])" office:value-type="float" office:value="53" calcext:value-type="float">
            <text:p>53</text:p>
          </table:table-cell>
          <table:table-cell table:formula="of:=BIN2DEC([.I950])" office:value-type="float" office:value="1" calcext:value-type="float">
            <text:p>1</text:p>
          </table:table-cell>
          <table:table-cell table:formula="of:=SUBSTITUTE([.A950] ;&quot;F&quot;;&quot;0&quot;)" office:value-type="string" office:string-value="0BB0B0BLLR" calcext:value-type="string">
            <text:p>0BB0B0BLLR</text:p>
          </table:table-cell>
          <table:table-cell table:formula="of:=SUBSTITUTE([.D950];&quot;B&quot;;&quot;1&quot;)" office:value-type="string" office:string-value="0110101LLR" calcext:value-type="string">
            <text:p>0110101LLR</text:p>
          </table:table-cell>
          <table:table-cell table:formula="of:=SUBSTITUTE([.E950];&quot;L&quot;;&quot;0&quot;)" office:value-type="string" office:string-value="011010100R" calcext:value-type="string">
            <text:p>011010100R</text:p>
          </table:table-cell>
          <table:table-cell table:formula="of:=SUBSTITUTE([.F950];&quot;R&quot;;&quot;1&quot;)" office:value-type="string" office:string-value="0110101001" calcext:value-type="string">
            <text:p>0110101001</text:p>
          </table:table-cell>
          <table:table-cell table:formula="of:=MID([.G950];1;7)" office:value-type="string" office:string-value="0110101" calcext:value-type="string">
            <text:p>0110101</text:p>
          </table:table-cell>
          <table:table-cell table:formula="of:=MID([.G950];8;3)" office:value-type="string" office:string-value="001" calcext:value-type="string">
            <text:p>001</text:p>
          </table:table-cell>
          <table:table-cell table:formula="of:=BIN2DEC([.H950]) * 8" office:value-type="float" office:value="424" calcext:value-type="float">
            <text:p>424</text:p>
          </table:table-cell>
          <table:table-cell table:formula="of:=BIN2DEC([.I950])" office:value-type="float" office:value="1" calcext:value-type="float">
            <text:p>1</text:p>
          </table:table-cell>
          <table:table-cell table:formula="of:=[.J950]+[.K950]" office:value-type="float" office:value="425" calcext:value-type="float">
            <text:p>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BLLL</text:p>
          </table:table-cell>
          <table:table-cell table:formula="of:=BIN2DEC([.H951])" office:value-type="float" office:value="27" calcext:value-type="float">
            <text:p>27</text:p>
          </table:table-cell>
          <table:table-cell table:formula="of:=BIN2DEC([.I951])" office:value-type="float" office:value="0" calcext:value-type="float">
            <text:p>0</text:p>
          </table:table-cell>
          <table:table-cell table:formula="of:=SUBSTITUTE([.A951] ;&quot;F&quot;;&quot;0&quot;)" office:value-type="string" office:string-value="00BB0BBLLL" calcext:value-type="string">
            <text:p>00BB0BBLLL</text:p>
          </table:table-cell>
          <table:table-cell table:formula="of:=SUBSTITUTE([.D951];&quot;B&quot;;&quot;1&quot;)" office:value-type="string" office:string-value="0011011LLL" calcext:value-type="string">
            <text:p>0011011LLL</text:p>
          </table:table-cell>
          <table:table-cell table:formula="of:=SUBSTITUTE([.E951];&quot;L&quot;;&quot;0&quot;)" office:value-type="string" office:string-value="0011011000" calcext:value-type="string">
            <text:p>0011011000</text:p>
          </table:table-cell>
          <table:table-cell table:formula="of:=SUBSTITUTE([.F951];&quot;R&quot;;&quot;1&quot;)" office:value-type="string" office:string-value="0011011000" calcext:value-type="string">
            <text:p>0011011000</text:p>
          </table:table-cell>
          <table:table-cell table:formula="of:=MID([.G951];1;7)" office:value-type="string" office:string-value="0011011" calcext:value-type="string">
            <text:p>0011011</text:p>
          </table:table-cell>
          <table:table-cell table:formula="of:=MID([.G951];8;3)" office:value-type="string" office:string-value="000" calcext:value-type="string">
            <text:p>000</text:p>
          </table:table-cell>
          <table:table-cell table:formula="of:=BIN2DEC([.H951]) * 8" office:value-type="float" office:value="216" calcext:value-type="float">
            <text:p>216</text:p>
          </table:table-cell>
          <table:table-cell table:formula="of:=BIN2DEC([.I951])" office:value-type="float" office:value="0" calcext:value-type="float">
            <text:p>0</text:p>
          </table:table-cell>
          <table:table-cell table:formula="of:=[.J951]+[.K951]" office:value-type="float" office:value="216" calcext:value-type="float">
            <text:p>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FFFLRR</text:p>
          </table:table-cell>
          <table:table-cell table:formula="of:=BIN2DEC([.H952])" office:value-type="float" office:value="72" calcext:value-type="float">
            <text:p>72</text:p>
          </table:table-cell>
          <table:table-cell table:formula="of:=BIN2DEC([.I952])" office:value-type="float" office:value="3" calcext:value-type="float">
            <text:p>3</text:p>
          </table:table-cell>
          <table:table-cell table:formula="of:=SUBSTITUTE([.A952] ;&quot;F&quot;;&quot;0&quot;)" office:value-type="string" office:string-value="B00B000LRR" calcext:value-type="string">
            <text:p>B00B000LRR</text:p>
          </table:table-cell>
          <table:table-cell table:formula="of:=SUBSTITUTE([.D952];&quot;B&quot;;&quot;1&quot;)" office:value-type="string" office:string-value="1001000LRR" calcext:value-type="string">
            <text:p>1001000LRR</text:p>
          </table:table-cell>
          <table:table-cell table:formula="of:=SUBSTITUTE([.E952];&quot;L&quot;;&quot;0&quot;)" office:value-type="string" office:string-value="10010000RR" calcext:value-type="string">
            <text:p>10010000RR</text:p>
          </table:table-cell>
          <table:table-cell table:formula="of:=SUBSTITUTE([.F952];&quot;R&quot;;&quot;1&quot;)" office:value-type="string" office:string-value="1001000011" calcext:value-type="string">
            <text:p>1001000011</text:p>
          </table:table-cell>
          <table:table-cell table:formula="of:=MID([.G952];1;7)" office:value-type="string" office:string-value="1001000" calcext:value-type="string">
            <text:p>1001000</text:p>
          </table:table-cell>
          <table:table-cell table:formula="of:=MID([.G952];8;3)" office:value-type="string" office:string-value="011" calcext:value-type="string">
            <text:p>011</text:p>
          </table:table-cell>
          <table:table-cell table:formula="of:=BIN2DEC([.H952]) * 8" office:value-type="float" office:value="576" calcext:value-type="float">
            <text:p>576</text:p>
          </table:table-cell>
          <table:table-cell table:formula="of:=BIN2DEC([.I952])" office:value-type="float" office:value="3" calcext:value-type="float">
            <text:p>3</text:p>
          </table:table-cell>
          <table:table-cell table:formula="of:=[.J952]+[.K952]" office:value-type="float" office:value="579" calcext:value-type="float">
            <text:p>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FBBBLRR</text:p>
          </table:table-cell>
          <table:table-cell table:formula="of:=BIN2DEC([.H953])" office:value-type="float" office:value="103" calcext:value-type="float">
            <text:p>103</text:p>
          </table:table-cell>
          <table:table-cell table:formula="of:=BIN2DEC([.I953])" office:value-type="float" office:value="3" calcext:value-type="float">
            <text:p>3</text:p>
          </table:table-cell>
          <table:table-cell table:formula="of:=SUBSTITUTE([.A953] ;&quot;F&quot;;&quot;0&quot;)" office:value-type="string" office:string-value="BB00BBBLRR" calcext:value-type="string">
            <text:p>BB00BBBLRR</text:p>
          </table:table-cell>
          <table:table-cell table:formula="of:=SUBSTITUTE([.D953];&quot;B&quot;;&quot;1&quot;)" office:value-type="string" office:string-value="1100111LRR" calcext:value-type="string">
            <text:p>1100111LRR</text:p>
          </table:table-cell>
          <table:table-cell table:formula="of:=SUBSTITUTE([.E953];&quot;L&quot;;&quot;0&quot;)" office:value-type="string" office:string-value="11001110RR" calcext:value-type="string">
            <text:p>11001110RR</text:p>
          </table:table-cell>
          <table:table-cell table:formula="of:=SUBSTITUTE([.F953];&quot;R&quot;;&quot;1&quot;)" office:value-type="string" office:string-value="1100111011" calcext:value-type="string">
            <text:p>1100111011</text:p>
          </table:table-cell>
          <table:table-cell table:formula="of:=MID([.G953];1;7)" office:value-type="string" office:string-value="1100111" calcext:value-type="string">
            <text:p>1100111</text:p>
          </table:table-cell>
          <table:table-cell table:formula="of:=MID([.G953];8;3)" office:value-type="string" office:string-value="011" calcext:value-type="string">
            <text:p>011</text:p>
          </table:table-cell>
          <table:table-cell table:formula="of:=BIN2DEC([.H953]) * 8" office:value-type="float" office:value="824" calcext:value-type="float">
            <text:p>824</text:p>
          </table:table-cell>
          <table:table-cell table:formula="of:=BIN2DEC([.I953])" office:value-type="float" office:value="3" calcext:value-type="float">
            <text:p>3</text:p>
          </table:table-cell>
          <table:table-cell table:formula="of:=[.J953]+[.K953]" office:value-type="float" office:value="827" calcext:value-type="float">
            <text:p>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FBBBRLL</text:p>
          </table:table-cell>
          <table:table-cell table:formula="of:=BIN2DEC([.H954])" office:value-type="float" office:value="55" calcext:value-type="float">
            <text:p>55</text:p>
          </table:table-cell>
          <table:table-cell table:formula="of:=BIN2DEC([.I954])" office:value-type="float" office:value="4" calcext:value-type="float">
            <text:p>4</text:p>
          </table:table-cell>
          <table:table-cell table:formula="of:=SUBSTITUTE([.A954] ;&quot;F&quot;;&quot;0&quot;)" office:value-type="string" office:string-value="0BB0BBBRLL" calcext:value-type="string">
            <text:p>0BB0BBBRLL</text:p>
          </table:table-cell>
          <table:table-cell table:formula="of:=SUBSTITUTE([.D954];&quot;B&quot;;&quot;1&quot;)" office:value-type="string" office:string-value="0110111RLL" calcext:value-type="string">
            <text:p>0110111RLL</text:p>
          </table:table-cell>
          <table:table-cell table:formula="of:=SUBSTITUTE([.E954];&quot;L&quot;;&quot;0&quot;)" office:value-type="string" office:string-value="0110111R00" calcext:value-type="string">
            <text:p>0110111R00</text:p>
          </table:table-cell>
          <table:table-cell table:formula="of:=SUBSTITUTE([.F954];&quot;R&quot;;&quot;1&quot;)" office:value-type="string" office:string-value="0110111100" calcext:value-type="string">
            <text:p>0110111100</text:p>
          </table:table-cell>
          <table:table-cell table:formula="of:=MID([.G954];1;7)" office:value-type="string" office:string-value="0110111" calcext:value-type="string">
            <text:p>0110111</text:p>
          </table:table-cell>
          <table:table-cell table:formula="of:=MID([.G954];8;3)" office:value-type="string" office:string-value="100" calcext:value-type="string">
            <text:p>100</text:p>
          </table:table-cell>
          <table:table-cell table:formula="of:=BIN2DEC([.H954]) * 8" office:value-type="float" office:value="440" calcext:value-type="float">
            <text:p>440</text:p>
          </table:table-cell>
          <table:table-cell table:formula="of:=BIN2DEC([.I954])" office:value-type="float" office:value="4" calcext:value-type="float">
            <text:p>4</text:p>
          </table:table-cell>
          <table:table-cell table:formula="of:=[.J954]+[.K954]" office:value-type="float" office:value="444" calcext:value-type="float">
            <text:p>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FRLR</text:p>
          </table:table-cell>
          <table:table-cell table:formula="of:=BIN2DEC([.H955])" office:value-type="float" office:value="46" calcext:value-type="float">
            <text:p>46</text:p>
          </table:table-cell>
          <table:table-cell table:formula="of:=BIN2DEC([.I955])" office:value-type="float" office:value="5" calcext:value-type="float">
            <text:p>5</text:p>
          </table:table-cell>
          <table:table-cell table:formula="of:=SUBSTITUTE([.A955] ;&quot;F&quot;;&quot;0&quot;)" office:value-type="string" office:string-value="0B0BBB0RLR" calcext:value-type="string">
            <text:p>0B0BBB0RLR</text:p>
          </table:table-cell>
          <table:table-cell table:formula="of:=SUBSTITUTE([.D955];&quot;B&quot;;&quot;1&quot;)" office:value-type="string" office:string-value="0101110RLR" calcext:value-type="string">
            <text:p>0101110RLR</text:p>
          </table:table-cell>
          <table:table-cell table:formula="of:=SUBSTITUTE([.E955];&quot;L&quot;;&quot;0&quot;)" office:value-type="string" office:string-value="0101110R0R" calcext:value-type="string">
            <text:p>0101110R0R</text:p>
          </table:table-cell>
          <table:table-cell table:formula="of:=SUBSTITUTE([.F955];&quot;R&quot;;&quot;1&quot;)" office:value-type="string" office:string-value="0101110101" calcext:value-type="string">
            <text:p>0101110101</text:p>
          </table:table-cell>
          <table:table-cell table:formula="of:=MID([.G955];1;7)" office:value-type="string" office:string-value="0101110" calcext:value-type="string">
            <text:p>0101110</text:p>
          </table:table-cell>
          <table:table-cell table:formula="of:=MID([.G955];8;3)" office:value-type="string" office:string-value="101" calcext:value-type="string">
            <text:p>101</text:p>
          </table:table-cell>
          <table:table-cell table:formula="of:=BIN2DEC([.H955]) * 8" office:value-type="float" office:value="368" calcext:value-type="float">
            <text:p>368</text:p>
          </table:table-cell>
          <table:table-cell table:formula="of:=BIN2DEC([.I955])" office:value-type="float" office:value="5" calcext:value-type="float">
            <text:p>5</text:p>
          </table:table-cell>
          <table:table-cell table:formula="of:=[.J955]+[.K955]" office:value-type="float" office:value="373" calcext:value-type="float">
            <text:p>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BBRRL</text:p>
          </table:table-cell>
          <table:table-cell table:formula="of:=BIN2DEC([.H956])" office:value-type="float" office:value="71" calcext:value-type="float">
            <text:p>71</text:p>
          </table:table-cell>
          <table:table-cell table:formula="of:=BIN2DEC([.I956])" office:value-type="float" office:value="6" calcext:value-type="float">
            <text:p>6</text:p>
          </table:table-cell>
          <table:table-cell table:formula="of:=SUBSTITUTE([.A956] ;&quot;F&quot;;&quot;0&quot;)" office:value-type="string" office:string-value="B000BBBRRL" calcext:value-type="string">
            <text:p>B000BBBRRL</text:p>
          </table:table-cell>
          <table:table-cell table:formula="of:=SUBSTITUTE([.D956];&quot;B&quot;;&quot;1&quot;)" office:value-type="string" office:string-value="1000111RRL" calcext:value-type="string">
            <text:p>1000111RRL</text:p>
          </table:table-cell>
          <table:table-cell table:formula="of:=SUBSTITUTE([.E956];&quot;L&quot;;&quot;0&quot;)" office:value-type="string" office:string-value="1000111RR0" calcext:value-type="string">
            <text:p>1000111RR0</text:p>
          </table:table-cell>
          <table:table-cell table:formula="of:=SUBSTITUTE([.F956];&quot;R&quot;;&quot;1&quot;)" office:value-type="string" office:string-value="1000111110" calcext:value-type="string">
            <text:p>1000111110</text:p>
          </table:table-cell>
          <table:table-cell table:formula="of:=MID([.G956];1;7)" office:value-type="string" office:string-value="1000111" calcext:value-type="string">
            <text:p>1000111</text:p>
          </table:table-cell>
          <table:table-cell table:formula="of:=MID([.G956];8;3)" office:value-type="string" office:string-value="110" calcext:value-type="string">
            <text:p>110</text:p>
          </table:table-cell>
          <table:table-cell table:formula="of:=BIN2DEC([.H956]) * 8" office:value-type="float" office:value="568" calcext:value-type="float">
            <text:p>568</text:p>
          </table:table-cell>
          <table:table-cell table:formula="of:=BIN2DEC([.I956])" office:value-type="float" office:value="6" calcext:value-type="float">
            <text:p>6</text:p>
          </table:table-cell>
          <table:table-cell table:formula="of:=[.J956]+[.K956]" office:value-type="float" office:value="574" calcext:value-type="float">
            <text:p>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FFBRLR</text:p>
          </table:table-cell>
          <table:table-cell table:formula="of:=BIN2DEC([.H957])" office:value-type="float" office:value="89" calcext:value-type="float">
            <text:p>89</text:p>
          </table:table-cell>
          <table:table-cell table:formula="of:=BIN2DEC([.I957])" office:value-type="float" office:value="5" calcext:value-type="float">
            <text:p>5</text:p>
          </table:table-cell>
          <table:table-cell table:formula="of:=SUBSTITUTE([.A957] ;&quot;F&quot;;&quot;0&quot;)" office:value-type="string" office:string-value="B0BB00BRLR" calcext:value-type="string">
            <text:p>B0BB00BRLR</text:p>
          </table:table-cell>
          <table:table-cell table:formula="of:=SUBSTITUTE([.D957];&quot;B&quot;;&quot;1&quot;)" office:value-type="string" office:string-value="1011001RLR" calcext:value-type="string">
            <text:p>1011001RLR</text:p>
          </table:table-cell>
          <table:table-cell table:formula="of:=SUBSTITUTE([.E957];&quot;L&quot;;&quot;0&quot;)" office:value-type="string" office:string-value="1011001R0R" calcext:value-type="string">
            <text:p>1011001R0R</text:p>
          </table:table-cell>
          <table:table-cell table:formula="of:=SUBSTITUTE([.F957];&quot;R&quot;;&quot;1&quot;)" office:value-type="string" office:string-value="1011001101" calcext:value-type="string">
            <text:p>1011001101</text:p>
          </table:table-cell>
          <table:table-cell table:formula="of:=MID([.G957];1;7)" office:value-type="string" office:string-value="1011001" calcext:value-type="string">
            <text:p>1011001</text:p>
          </table:table-cell>
          <table:table-cell table:formula="of:=MID([.G957];8;3)" office:value-type="string" office:string-value="101" calcext:value-type="string">
            <text:p>101</text:p>
          </table:table-cell>
          <table:table-cell table:formula="of:=BIN2DEC([.H957]) * 8" office:value-type="float" office:value="712" calcext:value-type="float">
            <text:p>712</text:p>
          </table:table-cell>
          <table:table-cell table:formula="of:=BIN2DEC([.I957])" office:value-type="float" office:value="5" calcext:value-type="float">
            <text:p>5</text:p>
          </table:table-cell>
          <table:table-cell table:formula="of:=[.J957]+[.K957]" office:value-type="float" office:value="717" calcext:value-type="float">
            <text:p>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FFRRL</text:p>
          </table:table-cell>
          <table:table-cell table:formula="of:=BIN2DEC([.H958])" office:value-type="float" office:value="56" calcext:value-type="float">
            <text:p>56</text:p>
          </table:table-cell>
          <table:table-cell table:formula="of:=BIN2DEC([.I958])" office:value-type="float" office:value="6" calcext:value-type="float">
            <text:p>6</text:p>
          </table:table-cell>
          <table:table-cell table:formula="of:=SUBSTITUTE([.A958] ;&quot;F&quot;;&quot;0&quot;)" office:value-type="string" office:string-value="0BBB000RRL" calcext:value-type="string">
            <text:p>0BBB000RRL</text:p>
          </table:table-cell>
          <table:table-cell table:formula="of:=SUBSTITUTE([.D958];&quot;B&quot;;&quot;1&quot;)" office:value-type="string" office:string-value="0111000RRL" calcext:value-type="string">
            <text:p>0111000RRL</text:p>
          </table:table-cell>
          <table:table-cell table:formula="of:=SUBSTITUTE([.E958];&quot;L&quot;;&quot;0&quot;)" office:value-type="string" office:string-value="0111000RR0" calcext:value-type="string">
            <text:p>0111000RR0</text:p>
          </table:table-cell>
          <table:table-cell table:formula="of:=SUBSTITUTE([.F958];&quot;R&quot;;&quot;1&quot;)" office:value-type="string" office:string-value="0111000110" calcext:value-type="string">
            <text:p>0111000110</text:p>
          </table:table-cell>
          <table:table-cell table:formula="of:=MID([.G958];1;7)" office:value-type="string" office:string-value="0111000" calcext:value-type="string">
            <text:p>0111000</text:p>
          </table:table-cell>
          <table:table-cell table:formula="of:=MID([.G958];8;3)" office:value-type="string" office:string-value="110" calcext:value-type="string">
            <text:p>110</text:p>
          </table:table-cell>
          <table:table-cell table:formula="of:=BIN2DEC([.H958]) * 8" office:value-type="float" office:value="448" calcext:value-type="float">
            <text:p>448</text:p>
          </table:table-cell>
          <table:table-cell table:formula="of:=BIN2DEC([.I958])" office:value-type="float" office:value="6" calcext:value-type="float">
            <text:p>6</text:p>
          </table:table-cell>
          <table:table-cell table:formula="of:=[.J958]+[.K958]" office:value-type="float" office:value="454" calcext:value-type="float">
            <text:p>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FFBFLLL</text:p>
          </table:table-cell>
          <table:table-cell table:formula="of:=BIN2DEC([.H959])" office:value-type="float" office:value="82" calcext:value-type="float">
            <text:p>82</text:p>
          </table:table-cell>
          <table:table-cell table:formula="of:=BIN2DEC([.I959])" office:value-type="float" office:value="0" calcext:value-type="float">
            <text:p>0</text:p>
          </table:table-cell>
          <table:table-cell table:formula="of:=SUBSTITUTE([.A959] ;&quot;F&quot;;&quot;0&quot;)" office:value-type="string" office:string-value="B0B00B0LLL" calcext:value-type="string">
            <text:p>B0B00B0LLL</text:p>
          </table:table-cell>
          <table:table-cell table:formula="of:=SUBSTITUTE([.D959];&quot;B&quot;;&quot;1&quot;)" office:value-type="string" office:string-value="1010010LLL" calcext:value-type="string">
            <text:p>1010010LLL</text:p>
          </table:table-cell>
          <table:table-cell table:formula="of:=SUBSTITUTE([.E959];&quot;L&quot;;&quot;0&quot;)" office:value-type="string" office:string-value="1010010000" calcext:value-type="string">
            <text:p>1010010000</text:p>
          </table:table-cell>
          <table:table-cell table:formula="of:=SUBSTITUTE([.F959];&quot;R&quot;;&quot;1&quot;)" office:value-type="string" office:string-value="1010010000" calcext:value-type="string">
            <text:p>1010010000</text:p>
          </table:table-cell>
          <table:table-cell table:formula="of:=MID([.G959];1;7)" office:value-type="string" office:string-value="1010010" calcext:value-type="string">
            <text:p>1010010</text:p>
          </table:table-cell>
          <table:table-cell table:formula="of:=MID([.G959];8;3)" office:value-type="string" office:string-value="000" calcext:value-type="string">
            <text:p>000</text:p>
          </table:table-cell>
          <table:table-cell table:formula="of:=BIN2DEC([.H959]) * 8" office:value-type="float" office:value="656" calcext:value-type="float">
            <text:p>656</text:p>
          </table:table-cell>
          <table:table-cell table:formula="of:=BIN2DEC([.I959])" office:value-type="float" office:value="0" calcext:value-type="float">
            <text:p>0</text:p>
          </table:table-cell>
          <table:table-cell table:formula="of:=[.J959]+[.K959]" office:value-type="float" office:value="656" calcext:value-type="float">
            <text:p>6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BBFBBLRL</text:p>
          </table:table-cell>
          <table:table-cell table:formula="of:=BIN2DEC([.H960])" office:value-type="float" office:value="59" calcext:value-type="float">
            <text:p>59</text:p>
          </table:table-cell>
          <table:table-cell table:formula="of:=BIN2DEC([.I960])" office:value-type="float" office:value="2" calcext:value-type="float">
            <text:p>2</text:p>
          </table:table-cell>
          <table:table-cell table:formula="of:=SUBSTITUTE([.A960] ;&quot;F&quot;;&quot;0&quot;)" office:value-type="string" office:string-value="0BBB0BBLRL" calcext:value-type="string">
            <text:p>0BBB0BBLRL</text:p>
          </table:table-cell>
          <table:table-cell table:formula="of:=SUBSTITUTE([.D960];&quot;B&quot;;&quot;1&quot;)" office:value-type="string" office:string-value="0111011LRL" calcext:value-type="string">
            <text:p>0111011LRL</text:p>
          </table:table-cell>
          <table:table-cell table:formula="of:=SUBSTITUTE([.E960];&quot;L&quot;;&quot;0&quot;)" office:value-type="string" office:string-value="01110110R0" calcext:value-type="string">
            <text:p>01110110R0</text:p>
          </table:table-cell>
          <table:table-cell table:formula="of:=SUBSTITUTE([.F960];&quot;R&quot;;&quot;1&quot;)" office:value-type="string" office:string-value="0111011010" calcext:value-type="string">
            <text:p>0111011010</text:p>
          </table:table-cell>
          <table:table-cell table:formula="of:=MID([.G960];1;7)" office:value-type="string" office:string-value="0111011" calcext:value-type="string">
            <text:p>0111011</text:p>
          </table:table-cell>
          <table:table-cell table:formula="of:=MID([.G960];8;3)" office:value-type="string" office:string-value="010" calcext:value-type="string">
            <text:p>010</text:p>
          </table:table-cell>
          <table:table-cell table:formula="of:=BIN2DEC([.H960]) * 8" office:value-type="float" office:value="472" calcext:value-type="float">
            <text:p>472</text:p>
          </table:table-cell>
          <table:table-cell table:formula="of:=BIN2DEC([.I960])" office:value-type="float" office:value="2" calcext:value-type="float">
            <text:p>2</text:p>
          </table:table-cell>
          <table:table-cell table:formula="of:=[.J960]+[.K960]" office:value-type="float" office:value="474" calcext:value-type="float">
            <text:p>4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BBBBLLL</text:p>
          </table:table-cell>
          <table:table-cell table:formula="of:=BIN2DEC([.H961])" office:value-type="float" office:value="47" calcext:value-type="float">
            <text:p>47</text:p>
          </table:table-cell>
          <table:table-cell table:formula="of:=BIN2DEC([.I961])" office:value-type="float" office:value="0" calcext:value-type="float">
            <text:p>0</text:p>
          </table:table-cell>
          <table:table-cell table:formula="of:=SUBSTITUTE([.A961] ;&quot;F&quot;;&quot;0&quot;)" office:value-type="string" office:string-value="0B0BBBBLLL" calcext:value-type="string">
            <text:p>0B0BBBBLLL</text:p>
          </table:table-cell>
          <table:table-cell table:formula="of:=SUBSTITUTE([.D961];&quot;B&quot;;&quot;1&quot;)" office:value-type="string" office:string-value="0101111LLL" calcext:value-type="string">
            <text:p>0101111LLL</text:p>
          </table:table-cell>
          <table:table-cell table:formula="of:=SUBSTITUTE([.E961];&quot;L&quot;;&quot;0&quot;)" office:value-type="string" office:string-value="0101111000" calcext:value-type="string">
            <text:p>0101111000</text:p>
          </table:table-cell>
          <table:table-cell table:formula="of:=SUBSTITUTE([.F961];&quot;R&quot;;&quot;1&quot;)" office:value-type="string" office:string-value="0101111000" calcext:value-type="string">
            <text:p>0101111000</text:p>
          </table:table-cell>
          <table:table-cell table:formula="of:=MID([.G961];1;7)" office:value-type="string" office:string-value="0101111" calcext:value-type="string">
            <text:p>0101111</text:p>
          </table:table-cell>
          <table:table-cell table:formula="of:=MID([.G961];8;3)" office:value-type="string" office:string-value="000" calcext:value-type="string">
            <text:p>000</text:p>
          </table:table-cell>
          <table:table-cell table:formula="of:=BIN2DEC([.H961]) * 8" office:value-type="float" office:value="376" calcext:value-type="float">
            <text:p>376</text:p>
          </table:table-cell>
          <table:table-cell table:formula="of:=BIN2DEC([.I961])" office:value-type="float" office:value="0" calcext:value-type="float">
            <text:p>0</text:p>
          </table:table-cell>
          <table:table-cell table:formula="of:=[.J961]+[.K961]" office:value-type="float" office:value="376" calcext:value-type="float">
            <text:p>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FFBFBLLR</text:p>
          </table:table-cell>
          <table:table-cell table:formula="of:=BIN2DEC([.H962])" office:value-type="float" office:value="37" calcext:value-type="float">
            <text:p>37</text:p>
          </table:table-cell>
          <table:table-cell table:formula="of:=BIN2DEC([.I962])" office:value-type="float" office:value="1" calcext:value-type="float">
            <text:p>1</text:p>
          </table:table-cell>
          <table:table-cell table:formula="of:=SUBSTITUTE([.A962] ;&quot;F&quot;;&quot;0&quot;)" office:value-type="string" office:string-value="0B00B0BLLR" calcext:value-type="string">
            <text:p>0B00B0BLLR</text:p>
          </table:table-cell>
          <table:table-cell table:formula="of:=SUBSTITUTE([.D962];&quot;B&quot;;&quot;1&quot;)" office:value-type="string" office:string-value="0100101LLR" calcext:value-type="string">
            <text:p>0100101LLR</text:p>
          </table:table-cell>
          <table:table-cell table:formula="of:=SUBSTITUTE([.E962];&quot;L&quot;;&quot;0&quot;)" office:value-type="string" office:string-value="010010100R" calcext:value-type="string">
            <text:p>010010100R</text:p>
          </table:table-cell>
          <table:table-cell table:formula="of:=SUBSTITUTE([.F962];&quot;R&quot;;&quot;1&quot;)" office:value-type="string" office:string-value="0100101001" calcext:value-type="string">
            <text:p>0100101001</text:p>
          </table:table-cell>
          <table:table-cell table:formula="of:=MID([.G962];1;7)" office:value-type="string" office:string-value="0100101" calcext:value-type="string">
            <text:p>0100101</text:p>
          </table:table-cell>
          <table:table-cell table:formula="of:=MID([.G962];8;3)" office:value-type="string" office:string-value="001" calcext:value-type="string">
            <text:p>001</text:p>
          </table:table-cell>
          <table:table-cell table:formula="of:=BIN2DEC([.H962]) * 8" office:value-type="float" office:value="296" calcext:value-type="float">
            <text:p>296</text:p>
          </table:table-cell>
          <table:table-cell table:formula="of:=BIN2DEC([.I962])" office:value-type="float" office:value="1" calcext:value-type="float">
            <text:p>1</text:p>
          </table:table-cell>
          <table:table-cell table:formula="of:=[.J962]+[.K962]" office:value-type="float" office:value="297" calcext:value-type="float">
            <text:p>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BBFBFRRL</text:p>
          </table:table-cell>
          <table:table-cell table:formula="of:=BIN2DEC([.H963])" office:value-type="float" office:value="26" calcext:value-type="float">
            <text:p>26</text:p>
          </table:table-cell>
          <table:table-cell table:formula="of:=BIN2DEC([.I963])" office:value-type="float" office:value="6" calcext:value-type="float">
            <text:p>6</text:p>
          </table:table-cell>
          <table:table-cell table:formula="of:=SUBSTITUTE([.A963] ;&quot;F&quot;;&quot;0&quot;)" office:value-type="string" office:string-value="00BB0B0RRL" calcext:value-type="string">
            <text:p>00BB0B0RRL</text:p>
          </table:table-cell>
          <table:table-cell table:formula="of:=SUBSTITUTE([.D963];&quot;B&quot;;&quot;1&quot;)" office:value-type="string" office:string-value="0011010RRL" calcext:value-type="string">
            <text:p>0011010RRL</text:p>
          </table:table-cell>
          <table:table-cell table:formula="of:=SUBSTITUTE([.E963];&quot;L&quot;;&quot;0&quot;)" office:value-type="string" office:string-value="0011010RR0" calcext:value-type="string">
            <text:p>0011010RR0</text:p>
          </table:table-cell>
          <table:table-cell table:formula="of:=SUBSTITUTE([.F963];&quot;R&quot;;&quot;1&quot;)" office:value-type="string" office:string-value="0011010110" calcext:value-type="string">
            <text:p>0011010110</text:p>
          </table:table-cell>
          <table:table-cell table:formula="of:=MID([.G963];1;7)" office:value-type="string" office:string-value="0011010" calcext:value-type="string">
            <text:p>0011010</text:p>
          </table:table-cell>
          <table:table-cell table:formula="of:=MID([.G963];8;3)" office:value-type="string" office:string-value="110" calcext:value-type="string">
            <text:p>110</text:p>
          </table:table-cell>
          <table:table-cell table:formula="of:=BIN2DEC([.H963]) * 8" office:value-type="float" office:value="208" calcext:value-type="float">
            <text:p>208</text:p>
          </table:table-cell>
          <table:table-cell table:formula="of:=BIN2DEC([.I963])" office:value-type="float" office:value="6" calcext:value-type="float">
            <text:p>6</text:p>
          </table:table-cell>
          <table:table-cell table:formula="of:=[.J963]+[.K963]" office:value-type="float" office:value="214" calcext:value-type="float">
            <text:p>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BBBBRLL</text:p>
          </table:table-cell>
          <table:table-cell table:formula="of:=BIN2DEC([.H964])" office:value-type="float" office:value="79" calcext:value-type="float">
            <text:p>79</text:p>
          </table:table-cell>
          <table:table-cell table:formula="of:=BIN2DEC([.I964])" office:value-type="float" office:value="4" calcext:value-type="float">
            <text:p>4</text:p>
          </table:table-cell>
          <table:table-cell table:formula="of:=SUBSTITUTE([.A964] ;&quot;F&quot;;&quot;0&quot;)" office:value-type="string" office:string-value="B00BBBBRLL" calcext:value-type="string">
            <text:p>B00BBBBRLL</text:p>
          </table:table-cell>
          <table:table-cell table:formula="of:=SUBSTITUTE([.D964];&quot;B&quot;;&quot;1&quot;)" office:value-type="string" office:string-value="1001111RLL" calcext:value-type="string">
            <text:p>1001111RLL</text:p>
          </table:table-cell>
          <table:table-cell table:formula="of:=SUBSTITUTE([.E964];&quot;L&quot;;&quot;0&quot;)" office:value-type="string" office:string-value="1001111R00" calcext:value-type="string">
            <text:p>1001111R00</text:p>
          </table:table-cell>
          <table:table-cell table:formula="of:=SUBSTITUTE([.F964];&quot;R&quot;;&quot;1&quot;)" office:value-type="string" office:string-value="1001111100" calcext:value-type="string">
            <text:p>1001111100</text:p>
          </table:table-cell>
          <table:table-cell table:formula="of:=MID([.G964];1;7)" office:value-type="string" office:string-value="1001111" calcext:value-type="string">
            <text:p>1001111</text:p>
          </table:table-cell>
          <table:table-cell table:formula="of:=MID([.G964];8;3)" office:value-type="string" office:string-value="100" calcext:value-type="string">
            <text:p>100</text:p>
          </table:table-cell>
          <table:table-cell table:formula="of:=BIN2DEC([.H964]) * 8" office:value-type="float" office:value="632" calcext:value-type="float">
            <text:p>632</text:p>
          </table:table-cell>
          <table:table-cell table:formula="of:=BIN2DEC([.I964])" office:value-type="float" office:value="4" calcext:value-type="float">
            <text:p>4</text:p>
          </table:table-cell>
          <table:table-cell table:formula="of:=[.J964]+[.K964]" office:value-type="float" office:value="636" calcext:value-type="float">
            <text:p>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BFFBBLLR</text:p>
          </table:table-cell>
          <table:table-cell table:formula="of:=BIN2DEC([.H965])" office:value-type="float" office:value="115" calcext:value-type="float">
            <text:p>115</text:p>
          </table:table-cell>
          <table:table-cell table:formula="of:=BIN2DEC([.I965])" office:value-type="float" office:value="1" calcext:value-type="float">
            <text:p>1</text:p>
          </table:table-cell>
          <table:table-cell table:formula="of:=SUBSTITUTE([.A965] ;&quot;F&quot;;&quot;0&quot;)" office:value-type="string" office:string-value="BBB00BBLLR" calcext:value-type="string">
            <text:p>BBB00BBLLR</text:p>
          </table:table-cell>
          <table:table-cell table:formula="of:=SUBSTITUTE([.D965];&quot;B&quot;;&quot;1&quot;)" office:value-type="string" office:string-value="1110011LLR" calcext:value-type="string">
            <text:p>1110011LLR</text:p>
          </table:table-cell>
          <table:table-cell table:formula="of:=SUBSTITUTE([.E965];&quot;L&quot;;&quot;0&quot;)" office:value-type="string" office:string-value="111001100R" calcext:value-type="string">
            <text:p>111001100R</text:p>
          </table:table-cell>
          <table:table-cell table:formula="of:=SUBSTITUTE([.F965];&quot;R&quot;;&quot;1&quot;)" office:value-type="string" office:string-value="1110011001" calcext:value-type="string">
            <text:p>1110011001</text:p>
          </table:table-cell>
          <table:table-cell table:formula="of:=MID([.G965];1;7)" office:value-type="string" office:string-value="1110011" calcext:value-type="string">
            <text:p>1110011</text:p>
          </table:table-cell>
          <table:table-cell table:formula="of:=MID([.G965];8;3)" office:value-type="string" office:string-value="001" calcext:value-type="string">
            <text:p>001</text:p>
          </table:table-cell>
          <table:table-cell table:formula="of:=BIN2DEC([.H965]) * 8" office:value-type="float" office:value="920" calcext:value-type="float">
            <text:p>920</text:p>
          </table:table-cell>
          <table:table-cell table:formula="of:=BIN2DEC([.I965])" office:value-type="float" office:value="1" calcext:value-type="float">
            <text:p>1</text:p>
          </table:table-cell>
          <table:table-cell table:formula="of:=[.J965]+[.K965]" office:value-type="float" office:value="921" calcext:value-type="float">
            <text:p>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FBFFBRRL</text:p>
          </table:table-cell>
          <table:table-cell table:formula="of:=BIN2DEC([.H966])" office:value-type="float" office:value="105" calcext:value-type="float">
            <text:p>105</text:p>
          </table:table-cell>
          <table:table-cell table:formula="of:=BIN2DEC([.I966])" office:value-type="float" office:value="6" calcext:value-type="float">
            <text:p>6</text:p>
          </table:table-cell>
          <table:table-cell table:formula="of:=SUBSTITUTE([.A966] ;&quot;F&quot;;&quot;0&quot;)" office:value-type="string" office:string-value="BB0B00BRRL" calcext:value-type="string">
            <text:p>BB0B00BRRL</text:p>
          </table:table-cell>
          <table:table-cell table:formula="of:=SUBSTITUTE([.D966];&quot;B&quot;;&quot;1&quot;)" office:value-type="string" office:string-value="1101001RRL" calcext:value-type="string">
            <text:p>1101001RRL</text:p>
          </table:table-cell>
          <table:table-cell table:formula="of:=SUBSTITUTE([.E966];&quot;L&quot;;&quot;0&quot;)" office:value-type="string" office:string-value="1101001RR0" calcext:value-type="string">
            <text:p>1101001RR0</text:p>
          </table:table-cell>
          <table:table-cell table:formula="of:=SUBSTITUTE([.F966];&quot;R&quot;;&quot;1&quot;)" office:value-type="string" office:string-value="1101001110" calcext:value-type="string">
            <text:p>1101001110</text:p>
          </table:table-cell>
          <table:table-cell table:formula="of:=MID([.G966];1;7)" office:value-type="string" office:string-value="1101001" calcext:value-type="string">
            <text:p>1101001</text:p>
          </table:table-cell>
          <table:table-cell table:formula="of:=MID([.G966];8;3)" office:value-type="string" office:string-value="110" calcext:value-type="string">
            <text:p>110</text:p>
          </table:table-cell>
          <table:table-cell table:formula="of:=BIN2DEC([.H966]) * 8" office:value-type="float" office:value="840" calcext:value-type="float">
            <text:p>840</text:p>
          </table:table-cell>
          <table:table-cell table:formula="of:=BIN2DEC([.I966])" office:value-type="float" office:value="6" calcext:value-type="float">
            <text:p>6</text:p>
          </table:table-cell>
          <table:table-cell table:formula="of:=[.J966]+[.K966]" office:value-type="float" office:value="846" calcext:value-type="float">
            <text:p>8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FFFFFBLLL</text:p>
          </table:table-cell>
          <table:table-cell table:formula="of:=BIN2DEC([.H967])" office:value-type="float" office:value="1" calcext:value-type="float">
            <text:p>1</text:p>
          </table:table-cell>
          <table:table-cell table:formula="of:=BIN2DEC([.I967])" office:value-type="float" office:value="0" calcext:value-type="float">
            <text:p>0</text:p>
          </table:table-cell>
          <table:table-cell table:formula="of:=SUBSTITUTE([.A967] ;&quot;F&quot;;&quot;0&quot;)" office:value-type="string" office:string-value="000000BLLL" calcext:value-type="string">
            <text:p>000000BLLL</text:p>
          </table:table-cell>
          <table:table-cell table:formula="of:=SUBSTITUTE([.D967];&quot;B&quot;;&quot;1&quot;)" office:value-type="string" office:string-value="0000001LLL" calcext:value-type="string">
            <text:p>0000001LLL</text:p>
          </table:table-cell>
          <table:table-cell table:formula="of:=SUBSTITUTE([.E967];&quot;L&quot;;&quot;0&quot;)" office:value-type="string" office:string-value="0000001000" calcext:value-type="string">
            <text:p>0000001000</text:p>
          </table:table-cell>
          <table:table-cell table:formula="of:=SUBSTITUTE([.F967];&quot;R&quot;;&quot;1&quot;)" office:value-type="string" office:string-value="0000001000" calcext:value-type="string">
            <text:p>0000001000</text:p>
          </table:table-cell>
          <table:table-cell table:formula="of:=MID([.G967];1;7)" office:value-type="string" office:string-value="0000001" calcext:value-type="string">
            <text:p>0000001</text:p>
          </table:table-cell>
          <table:table-cell table:formula="of:=MID([.G967];8;3)" office:value-type="string" office:string-value="000" calcext:value-type="string">
            <text:p>000</text:p>
          </table:table-cell>
          <table:table-cell table:formula="of:=BIN2DEC([.H967]) * 8" office:value-type="float" office:value="8" calcext:value-type="float">
            <text:p>8</text:p>
          </table:table-cell>
          <table:table-cell table:formula="of:=BIN2DEC([.I967])" office:value-type="float" office:value="0" calcext:value-type="float">
            <text:p>0</text:p>
          </table:table-cell>
          <table:table-cell table:formula="of:=[.J967]+[.K967]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BBBFBRLR</text:p>
          </table:table-cell>
          <table:table-cell table:formula="of:=BIN2DEC([.H968])" office:value-type="float" office:value="93" calcext:value-type="float">
            <text:p>93</text:p>
          </table:table-cell>
          <table:table-cell table:formula="of:=BIN2DEC([.I968])" office:value-type="float" office:value="5" calcext:value-type="float">
            <text:p>5</text:p>
          </table:table-cell>
          <table:table-cell table:formula="of:=SUBSTITUTE([.A968] ;&quot;F&quot;;&quot;0&quot;)" office:value-type="string" office:string-value="B0BBB0BRLR" calcext:value-type="string">
            <text:p>B0BBB0BRLR</text:p>
          </table:table-cell>
          <table:table-cell table:formula="of:=SUBSTITUTE([.D968];&quot;B&quot;;&quot;1&quot;)" office:value-type="string" office:string-value="1011101RLR" calcext:value-type="string">
            <text:p>1011101RLR</text:p>
          </table:table-cell>
          <table:table-cell table:formula="of:=SUBSTITUTE([.E968];&quot;L&quot;;&quot;0&quot;)" office:value-type="string" office:string-value="1011101R0R" calcext:value-type="string">
            <text:p>1011101R0R</text:p>
          </table:table-cell>
          <table:table-cell table:formula="of:=SUBSTITUTE([.F968];&quot;R&quot;;&quot;1&quot;)" office:value-type="string" office:string-value="1011101101" calcext:value-type="string">
            <text:p>1011101101</text:p>
          </table:table-cell>
          <table:table-cell table:formula="of:=MID([.G968];1;7)" office:value-type="string" office:string-value="1011101" calcext:value-type="string">
            <text:p>1011101</text:p>
          </table:table-cell>
          <table:table-cell table:formula="of:=MID([.G968];8;3)" office:value-type="string" office:string-value="101" calcext:value-type="string">
            <text:p>101</text:p>
          </table:table-cell>
          <table:table-cell table:formula="of:=BIN2DEC([.H968]) * 8" office:value-type="float" office:value="744" calcext:value-type="float">
            <text:p>744</text:p>
          </table:table-cell>
          <table:table-cell table:formula="of:=BIN2DEC([.I968])" office:value-type="float" office:value="5" calcext:value-type="float">
            <text:p>5</text:p>
          </table:table-cell>
          <table:table-cell table:formula="of:=[.J968]+[.K968]" office:value-type="float" office:value="749" calcext:value-type="float">
            <text:p>7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FFFBFFLLL</text:p>
          </table:table-cell>
          <table:table-cell table:formula="of:=BIN2DEC([.H969])" office:value-type="float" office:value="68" calcext:value-type="float">
            <text:p>68</text:p>
          </table:table-cell>
          <table:table-cell table:formula="of:=BIN2DEC([.I969])" office:value-type="float" office:value="0" calcext:value-type="float">
            <text:p>0</text:p>
          </table:table-cell>
          <table:table-cell table:formula="of:=SUBSTITUTE([.A969] ;&quot;F&quot;;&quot;0&quot;)" office:value-type="string" office:string-value="B000B00LLL" calcext:value-type="string">
            <text:p>B000B00LLL</text:p>
          </table:table-cell>
          <table:table-cell table:formula="of:=SUBSTITUTE([.D969];&quot;B&quot;;&quot;1&quot;)" office:value-type="string" office:string-value="1000100LLL" calcext:value-type="string">
            <text:p>1000100LLL</text:p>
          </table:table-cell>
          <table:table-cell table:formula="of:=SUBSTITUTE([.E969];&quot;L&quot;;&quot;0&quot;)" office:value-type="string" office:string-value="1000100000" calcext:value-type="string">
            <text:p>1000100000</text:p>
          </table:table-cell>
          <table:table-cell table:formula="of:=SUBSTITUTE([.F969];&quot;R&quot;;&quot;1&quot;)" office:value-type="string" office:string-value="1000100000" calcext:value-type="string">
            <text:p>1000100000</text:p>
          </table:table-cell>
          <table:table-cell table:formula="of:=MID([.G969];1;7)" office:value-type="string" office:string-value="1000100" calcext:value-type="string">
            <text:p>1000100</text:p>
          </table:table-cell>
          <table:table-cell table:formula="of:=MID([.G969];8;3)" office:value-type="string" office:string-value="000" calcext:value-type="string">
            <text:p>000</text:p>
          </table:table-cell>
          <table:table-cell table:formula="of:=BIN2DEC([.H969]) * 8" office:value-type="float" office:value="544" calcext:value-type="float">
            <text:p>544</text:p>
          </table:table-cell>
          <table:table-cell table:formula="of:=BIN2DEC([.I969])" office:value-type="float" office:value="0" calcext:value-type="float">
            <text:p>0</text:p>
          </table:table-cell>
          <table:table-cell table:formula="of:=[.J969]+[.K969]" office:value-type="float" office:value="544" calcext:value-type="float">
            <text:p>544</text:p>
          </table:table-cell>
          <table:table-cell table:number-columns-repeated="1010"/>
        </table:table-row>
      </table:table>
      <table:table table:name="Pivot Table_Sheet1_1" table:style-name="ta1">
        <table:table-column table:style-name="co4" table:default-cell-style-name="ce7"/>
        <table:table-column table:style-name="co5" table:default-cell-style-name="ce12"/>
        <table:table-column table:style-name="co5" table:number-columns-repeated="6" table:default-cell-style-name="ce17"/>
        <table:table-column table:style-name="co5" table:default-cell-style-name="ce22"/>
        <table:table-row table:style-name="ro1">
          <table:table-cell table:style-name="ce4" office:value-type="string" calcext:value-type="string">
            <text:p>Max - Seat ID</text:p>
          </table:table-cell>
          <table:table-cell table:style-name="ce9" office:value-type="string" calcext:value-type="string">
            <text:p>Seat</text:p>
          </table:table-cell>
          <table:table-cell table:style-name="ce14" table:number-columns-repeated="6"/>
          <table:table-cell table:style-name="ce19"/>
        </table:table-row>
        <table:table-row table:style-name="ro1">
          <table:table-cell table:style-name="ce5" office:value-type="string" calcext:value-type="string">
            <text:p>Row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table:style-name="Pivot_20_Table_20_Value"/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table:style-name="ce13" office:value-type="float" office:value="976" calcext:value-type="float">
            <text:p>976</text:p>
          </table:table-cell>
          <table:table-cell table:style-name="ce18" table:number-columns-repeated="6"/>
          <table:table-cell table:style-name="ce23"/>
        </table:table-row>
      </table:table>
      <table:named-expressions/>
      <table:database-ranges>
        <table:database-range table:name="__Anonymous_Sheet_DB__0" table:target-range-address="Sheet1.A1:Sheet1.L969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I124" table:buttons="'Pivot Table_Sheet1_1'.A2 'Pivot Table_Sheet1_1'.B1" table:grand-total="none" table:show-filter-button="false" table:drill-down-on-double-click="false">
          <table:source-cell-range table:cell-range-address="Sheet1.A1:Sheet1.L969"/>
          <table:data-pilot-field table:source-field-name="Seat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w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at ID" table:orientation="data" table:used-hierarchy="0" table:function="max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2:10:55.524056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02:07.929649426</meta:creation-date>
    <dc:date>2020-12-06T00:23:08.030767105</dc:date>
    <meta:editing-duration>PT49M6S</meta:editing-duration>
    <meta:editing-cycles>19</meta:editing-cycles>
    <meta:generator>LibreOffice/6.4.7.2$Linux_X86_64 LibreOffice_project/40$Build-2</meta:generator>
    <meta:document-statistic meta:table-count="2" meta:cell-count="12729" meta:object-count="0"/>
  </office:meta>
</office:document-meta>
</file>